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formula="of:=[.A1]/[.$A14]" office:value-type="float" office:value="0.14903129657228" calcext:value-type="float">
            <text:p>0.14903129657228</text:p>
          </table:table-cell>
          <table:table-cell table:formula="of:=1-[.B1]" office:value-type="float" office:value="0.85096870342772" calcext:value-type="float">
            <text:p>0.85096870342772</text:p>
          </table:table-cell>
          <table:table-cell/>
          <table:table-cell office:value-type="string" calcext:value-type="string">
            <text:p>Given the following sampled community, create a curve of individuals sampled (x-axis) and estimated species richness (y-axis). Then, calculate the expected number of species given the sample. This could use Excel or most any programming language. 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]/671" office:value-type="float" office:value="0.029806259314456" calcext:value-type="float">
            <text:p>0.029806259314456</text:p>
          </table:table-cell>
          <table:table-cell table:formula="of:=1-[.B2]" office:value-type="float" office:value="0.970193740685544" calcext:value-type="float">
            <text:p>0.970193740685544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3]/671" office:value-type="float" office:value="0.596125186289121" calcext:value-type="float">
            <text:p>0.596125186289121</text:p>
          </table:table-cell>
          <table:table-cell table:formula="of:=1-[.B3]" office:value-type="float" office:value="0.403874813710879" calcext:value-type="float">
            <text:p>0.403874813710879</text:p>
          </table:table-cell>
          <table:table-cell/>
          <table:table-cell office:value-type="string" calcext:value-type="string">
            <text:p>Panthera pardus orientalis (100 individuals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/671" office:value-type="float" office:value="0.0014903129657228" calcext:value-type="float">
            <text:p>0.001490312965723</text:p>
          </table:table-cell>
          <table:table-cell table:formula="of:=1-[.B4]" office:value-type="float" office:value="0.998509687034277" calcext:value-type="float">
            <text:p>0.998509687034277</text:p>
          </table:table-cell>
          <table:table-cell/>
          <table:table-cell office:value-type="string" calcext:value-type="string">
            <text:p>Diceros bicornis (20 individuals)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5]/671" office:value-type="float" office:value="0.0491803278688525" calcext:value-type="float">
            <text:p>0.049180327868853</text:p>
          </table:table-cell>
          <table:table-cell table:formula="of:=1-[.B5]" office:value-type="float" office:value="0.950819672131147" calcext:value-type="float">
            <text:p>0.950819672131147</text:p>
          </table:table-cell>
          <table:table-cell/>
          <table:table-cell office:value-type="string" calcext:value-type="string">
            <text:p>Bornean Orangutan (400 individuals) 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/671" office:value-type="float" office:value="0.0014903129657228" calcext:value-type="float">
            <text:p>0.001490312965723</text:p>
          </table:table-cell>
          <table:table-cell table:formula="of:=1-[.B6]" office:value-type="float" office:value="0.998509687034277" calcext:value-type="float">
            <text:p>0.998509687034277</text:p>
          </table:table-cell>
          <table:table-cell/>
          <table:table-cell office:value-type="string" calcext:value-type="string">
            <text:p>Pongo pygmaeus (1 individual)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]/671" office:value-type="float" office:value="0.0029806259314456" calcext:value-type="float">
            <text:p>0.002980625931446</text:p>
          </table:table-cell>
          <table:table-cell table:formula="of:=1-[.B7]" office:value-type="float" office:value="0.997019374068554" calcext:value-type="float">
            <text:p>0.997019374068554</text:p>
          </table:table-cell>
          <table:table-cell/>
          <table:table-cell office:value-type="string" calcext:value-type="string">
            <text:p>Gorilla beringei graueri (33 individuals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/671" office:value-type="float" office:value="0.0014903129657228" calcext:value-type="float">
            <text:p>0.001490312965723</text:p>
          </table:table-cell>
          <table:table-cell table:formula="of:=1-[.B8]" office:value-type="float" office:value="0.998509687034277" calcext:value-type="float">
            <text:p>0.998509687034277</text:p>
          </table:table-cell>
          <table:table-cell/>
          <table:table-cell office:value-type="string" calcext:value-type="string">
            <text:p>Eretmochelys imbricata (1 individual)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9]/671" office:value-type="float" office:value="0.0745156482861401" calcext:value-type="float">
            <text:p>0.07451564828614</text:p>
          </table:table-cell>
          <table:table-cell table:formula="of:=1-[.B9]" office:value-type="float" office:value="0.92548435171386" calcext:value-type="float">
            <text:p>0.92548435171386</text:p>
          </table:table-cell>
          <table:table-cell/>
          <table:table-cell office:value-type="string" calcext:value-type="string">
            <text:p>Rhinoceros sondaicus (2 individuals)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0]/671" office:value-type="float" office:value="0.0342771982116244" calcext:value-type="float">
            <text:p>0.034277198211625</text:p>
          </table:table-cell>
          <table:table-cell table:formula="of:=1-[.B10]" office:value-type="float" office:value="0.965722801788376" calcext:value-type="float">
            <text:p>0.965722801788376</text:p>
          </table:table-cell>
          <table:table-cell/>
          <table:table-cell office:value-type="string" calcext:value-type="string">
            <text:p>Pongo abelii (1 individual)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/671" office:value-type="float" office:value="0.014903129657228" calcext:value-type="float">
            <text:p>0.014903129657228</text:p>
          </table:table-cell>
          <table:table-cell table:formula="of:=1-[.B11]" office:value-type="float" office:value="0.985096870342772" calcext:value-type="float">
            <text:p>0.985096870342772</text:p>
          </table:table-cell>
          <table:table-cell/>
          <table:table-cell office:value-type="string" calcext:value-type="string">
            <text:p>Pongo pygmaeus (50 individuals)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2]/671" office:value-type="float" office:value="0.0432190760059613" calcext:value-type="float">
            <text:p>0.043219076005961</text:p>
          </table:table-cell>
          <table:table-cell table:formula="of:=1-[.B12]" office:value-type="float" office:value="0.956780923994039" calcext:value-type="float">
            <text:p>0.956780923994039</text:p>
          </table:table-cell>
          <table:table-cell/>
          <table:table-cell office:value-type="string" calcext:value-type="string">
            <text:p>Pseudoryx nghetinhensis (23 individuals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/671" office:value-type="float" office:value="0.0014903129657228" calcext:value-type="float">
            <text:p>0.001490312965723</text:p>
          </table:table-cell>
          <table:table-cell table:formula="of:=1-[.B13]" office:value-type="float" office:value="0.998509687034277" calcext:value-type="float">
            <text:p>0.998509687034277</text:p>
          </table:table-cell>
          <table:table-cell/>
          <table:table-cell office:value-type="string" calcext:value-type="string">
            <text:p>Pongo abelii (10 individuals)</text:p>
          </table:table-cell>
          <table:table-cell table:number-columns-repeated="11"/>
        </table:table-row>
        <table:table-row table:style-name="ro1">
          <table:table-cell table:formula="of:=SUM([.A1:.A13])" office:value-type="float" office:value="671" calcext:value-type="float">
            <text:p>671</text:p>
          </table:table-cell>
          <table:table-cell table:formula="of:=SUM([.B1:.B1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cerorhinus sumatrensis (29 individuals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an paniscus (1 individual)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sum raised</text:p>
          </table:table-cell>
          <table:table-cell office:value-type="string" calcext:value-type="string">
            <text:p>Richness given sam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096870342772" calcext:value-type="float">
            <text:p>0.85096870342772</text:p>
          </table:table-cell>
          <table:table-cell office:value-type="float" office:value="0.970193740685544" calcext:value-type="float">
            <text:p>0.970193740685544</text:p>
          </table:table-cell>
          <table:table-cell office:value-type="float" office:value="0.403874813710879" calcext:value-type="float">
            <text:p>0.403874813710879</text:p>
          </table:table-cell>
          <table:table-cell office:value-type="float" office:value="0.998509687034277" calcext:value-type="float">
            <text:p>0.998509687034277</text:p>
          </table:table-cell>
          <table:table-cell office:value-type="float" office:value="0.950819672131147" calcext:value-type="float">
            <text:p>0.950819672131147</text:p>
          </table:table-cell>
          <table:table-cell office:value-type="float" office:value="0.998509687034277" calcext:value-type="float">
            <text:p>0.998509687034277</text:p>
          </table:table-cell>
          <table:table-cell office:value-type="float" office:value="0.997019374068554" calcext:value-type="float">
            <text:p>0.997019374068554</text:p>
          </table:table-cell>
          <table:table-cell office:value-type="float" office:value="0.998509687034277" calcext:value-type="float">
            <text:p>0.998509687034277</text:p>
          </table:table-cell>
          <table:table-cell office:value-type="float" office:value="0.92548435171386" calcext:value-type="float">
            <text:p>0.92548435171386</text:p>
          </table:table-cell>
          <table:table-cell office:value-type="float" office:value="0.965722801788376" calcext:value-type="float">
            <text:p>0.965722801788376</text:p>
          </table:table-cell>
          <table:table-cell office:value-type="float" office:value="0.985096870342772" calcext:value-type="float">
            <text:p>0.985096870342772</text:p>
          </table:table-cell>
          <table:table-cell office:value-type="float" office:value="0.956780923994039" calcext:value-type="float">
            <text:p>0.956780923994039</text:p>
          </table:table-cell>
          <table:table-cell office:value-type="float" office:value="0.998509687034277" calcext:value-type="float">
            <text:p>0.998509687034277</text:p>
          </table:table-cell>
          <table:table-cell table:formula="of:=SUM([.B17:.N17])" office:value-type="float" office:value="12" calcext:value-type="float">
            <text:p>12</text:p>
          </table:table-cell>
          <table:table-cell table:formula="of:=13-[.O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7]^[.A18]" office:value-type="float" office:value="0.724147734213455" calcext:value-type="float">
            <text:p>0.724147734213455</text:p>
          </table:table-cell>
          <table:table-cell table:formula="of:=[.$C$17]^[.A18]" office:value-type="float" office:value="0.941275894465409" calcext:value-type="float">
            <text:p>0.941275894465409</text:p>
          </table:table-cell>
          <table:table-cell table:formula="of:=[.$D$17]^[.A18]" office:value-type="float" office:value="0.163114865149997" calcext:value-type="float">
            <text:p>0.163114865149997</text:p>
          </table:table-cell>
          <table:table-cell table:formula="of:=[.$E$17]^[.A18]" office:value-type="float" office:value="0.99702159510129" calcext:value-type="float">
            <text:p>0.99702159510129</text:p>
          </table:table-cell>
          <table:table-cell table:formula="of:=[.$F$17]^[.A18]" office:value-type="float" office:value="0.904058048911582" calcext:value-type="float">
            <text:p>0.904058048911582</text:p>
          </table:table-cell>
          <table:table-cell table:formula="of:=[.$G$17]^[.A18]" office:value-type="float" office:value="0.99702159510129" calcext:value-type="float">
            <text:p>0.99702159510129</text:p>
          </table:table-cell>
          <table:table-cell table:formula="of:=[.$H$17]^[.A18]" office:value-type="float" office:value="0.994047632268051" calcext:value-type="float">
            <text:p>0.994047632268051</text:p>
          </table:table-cell>
          <table:table-cell table:formula="of:=[.$I$17]^[.A18]" office:value-type="float" office:value="0.99702159510129" calcext:value-type="float">
            <text:p>0.99702159510129</text:p>
          </table:table-cell>
          <table:table-cell table:formula="of:=[.$J$17]^[.A18]" office:value-type="float" office:value="0.856521285267224" calcext:value-type="float">
            <text:p>0.856521285267224</text:p>
          </table:table-cell>
          <table:table-cell table:formula="of:=[.$K$17]^[.A18]" office:value-type="float" office:value="0.932620529893991" calcext:value-type="float">
            <text:p>0.932620529893991</text:p>
          </table:table-cell>
          <table:table-cell table:formula="of:=[.$L$17]^[.A18]" office:value-type="float" office:value="0.970415843959124" calcext:value-type="float">
            <text:p>0.970415843959124</text:p>
          </table:table-cell>
          <table:table-cell table:formula="of:=[.$M$17]^[.A18]" office:value-type="float" office:value="0.915429736518887" calcext:value-type="float">
            <text:p>0.915429736518887</text:p>
          </table:table-cell>
          <table:table-cell table:formula="of:=[.$N$17]^[.A18]" office:value-type="float" office:value="0.99702159510129" calcext:value-type="float">
            <text:p>0.99702159510129</text:p>
          </table:table-cell>
          <table:table-cell table:formula="of:=SUM([.B18:.N18])" office:value-type="float" office:value="11.3897179510529" calcext:value-type="float">
            <text:p>11.3897179510529</text:p>
          </table:table-cell>
          <table:table-cell table:formula="of:=13-[.O18]" office:value-type="float" office:value="1.61028204894712" calcext:value-type="float">
            <text:p>1.61028204894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7]^[.A19]" office:value-type="float" office:value="0.616227058473745" calcext:value-type="float">
            <text:p>0.616227058473745</text:p>
          </table:table-cell>
          <table:table-cell table:formula="of:=[.$C$17]^[.A19]" office:value-type="float" office:value="0.913219981068526" calcext:value-type="float">
            <text:p>0.913219981068526</text:p>
          </table:table-cell>
          <table:table-cell table:formula="of:=[.$D$17]^[.A19]" office:value-type="float" office:value="0.0658779857759303" calcext:value-type="float">
            <text:p>0.06587798577593</text:p>
          </table:table-cell>
          <table:table-cell table:formula="of:=[.$E$17]^[.A19]" office:value-type="float" office:value="0.995535720891005" calcext:value-type="float">
            <text:p>0.995535720891005</text:p>
          </table:table-cell>
          <table:table-cell table:formula="of:=[.$F$17]^[.A19]" office:value-type="float" office:value="0.859596177653635" calcext:value-type="float">
            <text:p>0.859596177653635</text:p>
          </table:table-cell>
          <table:table-cell table:formula="of:=[.$G$17]^[.A19]" office:value-type="float" office:value="0.995535720891005" calcext:value-type="float">
            <text:p>0.995535720891005</text:p>
          </table:table-cell>
          <table:table-cell table:formula="of:=[.$H$17]^[.A19]" office:value-type="float" office:value="0.991084748118221" calcext:value-type="float">
            <text:p>0.991084748118221</text:p>
          </table:table-cell>
          <table:table-cell table:formula="of:=[.$I$17]^[.A19]" office:value-type="float" office:value="0.995535720891005" calcext:value-type="float">
            <text:p>0.995535720891005</text:p>
          </table:table-cell>
          <table:table-cell table:formula="of:=[.$J$17]^[.A19]" office:value-type="float" office:value="0.792697046424659" calcext:value-type="float">
            <text:p>0.792697046424659</text:p>
          </table:table-cell>
          <table:table-cell table:formula="of:=[.$K$17]^[.A19]" office:value-type="float" office:value="0.900652911134585" calcext:value-type="float">
            <text:p>0.900652911134585</text:p>
          </table:table-cell>
          <table:table-cell table:formula="of:=[.$L$17]^[.A19]" office:value-type="float" office:value="0.955953610815173" calcext:value-type="float">
            <text:p>0.955953610815173</text:p>
          </table:table-cell>
          <table:table-cell table:formula="of:=[.$M$17]^[.A19]" office:value-type="float" office:value="0.87586570915816" calcext:value-type="float">
            <text:p>0.87586570915816</text:p>
          </table:table-cell>
          <table:table-cell table:formula="of:=[.$N$17]^[.A19]" office:value-type="float" office:value="0.995535720891005" calcext:value-type="float">
            <text:p>0.995535720891005</text:p>
          </table:table-cell>
          <table:table-cell table:formula="of:=SUM([.B19:.N19])" office:value-type="float" office:value="10.9533181121867" calcext:value-type="float">
            <text:p>10.9533181121867</text:p>
          </table:table-cell>
          <table:table-cell table:formula="of:=13-[.O19]" office:value-type="float" office:value="2.04668188781334" calcext:value-type="float">
            <text:p>2.04668188781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7]^[.A20]" office:value-type="float" office:value="0.524389940966481" calcext:value-type="float">
            <text:p>0.524389940966481</text:p>
          </table:table-cell>
          <table:table-cell table:formula="of:=[.$C$17]^[.A20]" office:value-type="float" office:value="0.886000309501655" calcext:value-type="float">
            <text:p>0.886000309501655</text:p>
          </table:table-cell>
          <table:table-cell table:formula="of:=[.$D$17]^[.A20]" office:value-type="float" office:value="0.0266064592329018" calcext:value-type="float">
            <text:p>0.026606459232902</text:p>
          </table:table-cell>
          <table:table-cell table:formula="of:=[.$E$17]^[.A20]" office:value-type="float" office:value="0.994052061098321" calcext:value-type="float">
            <text:p>0.994052061098321</text:p>
          </table:table-cell>
          <table:table-cell table:formula="of:=[.$F$17]^[.A20]" office:value-type="float" office:value="0.817320955801816" calcext:value-type="float">
            <text:p>0.817320955801816</text:p>
          </table:table-cell>
          <table:table-cell table:formula="of:=[.$G$17]^[.A20]" office:value-type="float" office:value="0.994052061098321" calcext:value-type="float">
            <text:p>0.994052061098321</text:p>
          </table:table-cell>
          <table:table-cell table:formula="of:=[.$H$17]^[.A20]" office:value-type="float" office:value="0.988130695217719" calcext:value-type="float">
            <text:p>0.988130695217719</text:p>
          </table:table-cell>
          <table:table-cell table:formula="of:=[.$I$17]^[.A20]" office:value-type="float" office:value="0.994052061098321" calcext:value-type="float">
            <text:p>0.994052061098321</text:p>
          </table:table-cell>
          <table:table-cell table:formula="of:=[.$J$17]^[.A20]" office:value-type="float" office:value="0.733628712115817" calcext:value-type="float">
            <text:p>0.733628712115817</text:p>
          </table:table-cell>
          <table:table-cell table:formula="of:=[.$K$17]^[.A20]" office:value-type="float" office:value="0.869781052779749" calcext:value-type="float">
            <text:p>0.869781052779749</text:p>
          </table:table-cell>
          <table:table-cell table:formula="of:=[.$L$17]^[.A20]" office:value-type="float" office:value="0.941706910206899" calcext:value-type="float">
            <text:p>0.941706910206899</text:p>
          </table:table-cell>
          <table:table-cell table:formula="of:=[.$M$17]^[.A20]" office:value-type="float" office:value="0.838011602503039" calcext:value-type="float">
            <text:p>0.838011602503039</text:p>
          </table:table-cell>
          <table:table-cell table:formula="of:=[.$N$17]^[.A20]" office:value-type="float" office:value="0.994052061098321" calcext:value-type="float">
            <text:p>0.994052061098321</text:p>
          </table:table-cell>
          <table:table-cell table:formula="of:=SUM([.B20:.N20])" office:value-type="float" office:value="10.6017848827194" calcext:value-type="float">
            <text:p>10.6017848827194</text:p>
          </table:table-cell>
          <table:table-cell table:formula="of:=13-[.O20]" office:value-type="float" office:value="2.39821511728064" calcext:value-type="float">
            <text:p>2.39821511728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7]^[.A21]" office:value-type="float" office:value="0.446239428154785" calcext:value-type="float">
            <text:p>0.446239428154785</text:p>
          </table:table-cell>
          <table:table-cell table:formula="of:=[.$C$17]^[.A21]" office:value-type="float" office:value="0.859591954523961" calcext:value-type="float">
            <text:p>0.859591954523961</text:p>
          </table:table-cell>
          <table:table-cell table:formula="of:=[.$D$17]^[.A21]" office:value-type="float" office:value="0.0107456787661943" calcext:value-type="float">
            <text:p>0.010745678766194</text:p>
          </table:table-cell>
          <table:table-cell table:formula="of:=[.$E$17]^[.A21]" office:value-type="float" office:value="0.992570612423062" calcext:value-type="float">
            <text:p>0.992570612423062</text:p>
          </table:table-cell>
          <table:table-cell table:formula="of:=[.$F$17]^[.A21]" office:value-type="float" office:value="0.777124843221399" calcext:value-type="float">
            <text:p>0.777124843221399</text:p>
          </table:table-cell>
          <table:table-cell table:formula="of:=[.$G$17]^[.A21]" office:value-type="float" office:value="0.992570612423062" calcext:value-type="float">
            <text:p>0.992570612423062</text:p>
          </table:table-cell>
          <table:table-cell table:formula="of:=[.$H$17]^[.A21]" office:value-type="float" office:value="0.985185447243896" calcext:value-type="float">
            <text:p>0.985185447243896</text:p>
          </table:table-cell>
          <table:table-cell table:formula="of:=[.$I$17]^[.A21]" office:value-type="float" office:value="0.992570612423062" calcext:value-type="float">
            <text:p>0.992570612423062</text:p>
          </table:table-cell>
          <table:table-cell table:formula="of:=[.$J$17]^[.A21]" office:value-type="float" office:value="0.678961893031181" calcext:value-type="float">
            <text:p>0.678961893031181</text:p>
          </table:table-cell>
          <table:table-cell table:formula="of:=[.$K$17]^[.A21]" office:value-type="float" office:value="0.839967395232902" calcext:value-type="float">
            <text:p>0.839967395232902</text:p>
          </table:table-cell>
          <table:table-cell table:formula="of:=[.$L$17]^[.A21]" office:value-type="float" office:value="0.927672530024978" calcext:value-type="float">
            <text:p>0.927672530024978</text:p>
          </table:table-cell>
          <table:table-cell table:formula="of:=[.$M$17]^[.A21]" office:value-type="float" office:value="0.801793515360583" calcext:value-type="float">
            <text:p>0.801793515360583</text:p>
          </table:table-cell>
          <table:table-cell table:formula="of:=[.$N$17]^[.A21]" office:value-type="float" office:value="0.992570612423062" calcext:value-type="float">
            <text:p>0.992570612423062</text:p>
          </table:table-cell>
          <table:table-cell table:formula="of:=SUM([.B21:.N21])" office:value-type="float" office:value="10.2975651352521" calcext:value-type="float">
            <text:p>10.2975651352521</text:p>
          </table:table-cell>
          <table:table-cell table:formula="of:=13-[.O21]" office:value-type="float" office:value="2.70243486474787" calcext:value-type="float">
            <text:p>2.70243486474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7]^[.A22]" office:value-type="float" office:value="0.379735787595204" calcext:value-type="float">
            <text:p>0.379735787595204</text:p>
          </table:table-cell>
          <table:table-cell table:formula="of:=[.$C$17]^[.A22]" office:value-type="float" office:value="0.8339707338228" calcext:value-type="float">
            <text:p>0.8339707338228</text:p>
          </table:table-cell>
          <table:table-cell table:formula="of:=[.$D$17]^[.A22]" office:value-type="float" office:value="0.00433990900989367" calcext:value-type="float">
            <text:p>0.004339909009894</text:p>
          </table:table-cell>
          <table:table-cell table:formula="of:=[.$E$17]^[.A22]" office:value-type="float" office:value="0.991091371569973" calcext:value-type="float">
            <text:p>0.991091371569973</text:p>
          </table:table-cell>
          <table:table-cell table:formula="of:=[.$F$17]^[.A22]" office:value-type="float" office:value="0.738905588636739" calcext:value-type="float">
            <text:p>0.738905588636739</text:p>
          </table:table-cell>
          <table:table-cell table:formula="of:=[.$G$17]^[.A22]" office:value-type="float" office:value="0.991091371569973" calcext:value-type="float">
            <text:p>0.991091371569973</text:p>
          </table:table-cell>
          <table:table-cell table:formula="of:=[.$H$17]^[.A22]" office:value-type="float" office:value="0.982248977952557" calcext:value-type="float">
            <text:p>0.982248977952557</text:p>
          </table:table-cell>
          <table:table-cell table:formula="of:=[.$I$17]^[.A22]" office:value-type="float" office:value="0.991091371569973" calcext:value-type="float">
            <text:p>0.991091371569973</text:p>
          </table:table-cell>
          <table:table-cell table:formula="of:=[.$J$17]^[.A22]" office:value-type="float" office:value="0.628368607410377" calcext:value-type="float">
            <text:p>0.628368607410377</text:p>
          </table:table-cell>
          <table:table-cell table:formula="of:=[.$K$17]^[.A22]" office:value-type="float" office:value="0.811175666335203" calcext:value-type="float">
            <text:p>0.811175666335203</text:p>
          </table:table-cell>
          <table:table-cell table:formula="of:=[.$L$17]^[.A22]" office:value-type="float" office:value="0.913847306030567" calcext:value-type="float">
            <text:p>0.913847306030567</text:p>
          </table:table-cell>
          <table:table-cell table:formula="of:=[.$M$17]^[.A22]" office:value-type="float" office:value="0.767140740479127" calcext:value-type="float">
            <text:p>0.767140740479127</text:p>
          </table:table-cell>
          <table:table-cell table:formula="of:=[.$N$17]^[.A22]" office:value-type="float" office:value="0.991091371569973" calcext:value-type="float">
            <text:p>0.991091371569973</text:p>
          </table:table-cell>
          <table:table-cell table:formula="of:=SUM([.B22:.N22])" office:value-type="float" office:value="10.0240988035524" calcext:value-type="float">
            <text:p>10.0240988035524</text:p>
          </table:table-cell>
          <table:table-cell table:formula="of:=13-[.O22]" office:value-type="float" office:value="2.97590119644764" calcext:value-type="float">
            <text:p>2.975901196447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7]^[.A23]" office:value-type="float" office:value="0.323143270814995" calcext:value-type="float">
            <text:p>0.323143270814995</text:p>
          </table:table-cell>
          <table:table-cell table:formula="of:=[.$C$17]^[.A23]" office:value-type="float" office:value="0.80911318586981" calcext:value-type="float">
            <text:p>0.80911318586981</text:p>
          </table:table-cell>
          <table:table-cell table:formula="of:=[.$D$17]^[.A23]" office:value-type="float" office:value="0.00175277994289297" calcext:value-type="float">
            <text:p>0.001752779942893</text:p>
          </table:table-cell>
          <table:table-cell table:formula="of:=[.$E$17]^[.A23]" office:value-type="float" office:value="0.989614335248706" calcext:value-type="float">
            <text:p>0.989614335248706</text:p>
          </table:table-cell>
          <table:table-cell table:formula="of:=[.$F$17]^[.A23]" office:value-type="float" office:value="0.702565969523457" calcext:value-type="float">
            <text:p>0.702565969523457</text:p>
          </table:table-cell>
          <table:table-cell table:formula="of:=[.$G$17]^[.A23]" office:value-type="float" office:value="0.989614335248706" calcext:value-type="float">
            <text:p>0.989614335248706</text:p>
          </table:table-cell>
          <table:table-cell table:formula="of:=[.$H$17]^[.A23]" office:value-type="float" office:value="0.979321261177736" calcext:value-type="float">
            <text:p>0.979321261177736</text:p>
          </table:table-cell>
          <table:table-cell table:formula="of:=[.$I$17]^[.A23]" office:value-type="float" office:value="0.989614335248706" calcext:value-type="float">
            <text:p>0.989614335248706</text:p>
          </table:table-cell>
          <table:table-cell table:formula="of:=[.$J$17]^[.A23]" office:value-type="float" office:value="0.581545313266534" calcext:value-type="float">
            <text:p>0.581545313266534</text:p>
          </table:table-cell>
          <table:table-cell table:formula="of:=[.$K$17]^[.A23]" office:value-type="float" office:value="0.783370837235785" calcext:value-type="float">
            <text:p>0.783370837235785</text:p>
          </table:table-cell>
          <table:table-cell table:formula="of:=[.$L$17]^[.A23]" office:value-type="float" office:value="0.900228121141885" calcext:value-type="float">
            <text:p>0.900228121141885</text:p>
          </table:table-cell>
          <table:table-cell table:formula="of:=[.$M$17]^[.A23]" office:value-type="float" office:value="0.733985626509091" calcext:value-type="float">
            <text:p>0.733985626509091</text:p>
          </table:table-cell>
          <table:table-cell table:formula="of:=[.$N$17]^[.A23]" office:value-type="float" office:value="0.989614335248706" calcext:value-type="float">
            <text:p>0.989614335248706</text:p>
          </table:table-cell>
          <table:table-cell table:formula="of:=SUM([.B23:.N23])" office:value-type="float" office:value="9.77348370647701" calcext:value-type="float">
            <text:p>9.77348370647701</text:p>
          </table:table-cell>
          <table:table-cell table:formula="of:=13-[.O23]" office:value-type="float" office:value="3.22651629352299" calcext:value-type="float">
            <text:p>3.22651629352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7]^[.A24]" office:value-type="float" office:value="0.274984810186829" calcext:value-type="float">
            <text:p>0.274984810186829</text:p>
          </table:table-cell>
          <table:table-cell table:formula="of:=[.$C$17]^[.A24]" office:value-type="float" office:value="0.784996548437029" calcext:value-type="float">
            <text:p>0.784996548437029</text:p>
          </table:table-cell>
          <table:table-cell table:formula="of:=[.$D$17]^[.A24]" office:value-type="float" office:value="0.000707903672912064" calcext:value-type="float">
            <text:p>0.000707903672912</text:p>
          </table:table-cell>
          <table:table-cell table:formula="of:=[.$E$17]^[.A24]" office:value-type="float" office:value="0.98813950017382" calcext:value-type="float">
            <text:p>0.98813950017382</text:p>
          </table:table-cell>
          <table:table-cell table:formula="of:=[.$F$17]^[.A24]" office:value-type="float" office:value="0.668013544792795" calcext:value-type="float">
            <text:p>0.668013544792795</text:p>
          </table:table-cell>
          <table:table-cell table:formula="of:=[.$G$17]^[.A24]" office:value-type="float" office:value="0.98813950017382" calcext:value-type="float">
            <text:p>0.98813950017382</text:p>
          </table:table-cell>
          <table:table-cell table:formula="of:=[.$H$17]^[.A24]" office:value-type="float" office:value="0.976402270831453" calcext:value-type="float">
            <text:p>0.976402270831453</text:p>
          </table:table-cell>
          <table:table-cell table:formula="of:=[.$I$17]^[.A24]" office:value-type="float" office:value="0.98813950017382" calcext:value-type="float">
            <text:p>0.98813950017382</text:p>
          </table:table-cell>
          <table:table-cell table:formula="of:=[.$J$17]^[.A24]" office:value-type="float" office:value="0.538211087240712" calcext:value-type="float">
            <text:p>0.538211087240712</text:p>
          </table:table-cell>
          <table:table-cell table:formula="of:=[.$K$17]^[.A24]" office:value-type="float" office:value="0.756519079774648" calcext:value-type="float">
            <text:p>0.756519079774648</text:p>
          </table:table-cell>
          <table:table-cell table:formula="of:=[.$L$17]^[.A24]" office:value-type="float" office:value="0.886811904731425" calcext:value-type="float">
            <text:p>0.886811904731425</text:p>
          </table:table-cell>
          <table:table-cell table:formula="of:=[.$M$17]^[.A24]" office:value-type="float" office:value="0.702263445929711" calcext:value-type="float">
            <text:p>0.702263445929711</text:p>
          </table:table-cell>
          <table:table-cell table:formula="of:=[.$N$17]^[.A24]" office:value-type="float" office:value="0.98813950017382" calcext:value-type="float">
            <text:p>0.98813950017382</text:p>
          </table:table-cell>
          <table:table-cell table:formula="of:=SUM([.B24:.N24])" office:value-type="float" office:value="9.5414685962928" calcext:value-type="float">
            <text:p>9.5414685962928</text:p>
          </table:table-cell>
          <table:table-cell table:formula="of:=13-[.O24]" office:value-type="float" office:value="3.45853140370721" calcext:value-type="float">
            <text:p>3.45853140370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7]^[.A25]" office:value-type="float" office:value="0.234003467387003" calcext:value-type="float">
            <text:p>0.234003467387003</text:p>
          </table:table-cell>
          <table:table-cell table:formula="of:=[.$C$17]^[.A25]" office:value-type="float" office:value="0.761598737753362" calcext:value-type="float">
            <text:p>0.761598737753362</text:p>
          </table:table-cell>
          <table:table-cell table:formula="of:=[.$D$17]^[.A25]" office:value-type="float" office:value="0.000285904464022607" calcext:value-type="float">
            <text:p>0.000285904464023</text:p>
          </table:table-cell>
          <table:table-cell table:formula="of:=[.$E$17]^[.A25]" office:value-type="float" office:value="0.986666863064768" calcext:value-type="float">
            <text:p>0.986666863064768</text:p>
          </table:table-cell>
          <table:table-cell table:formula="of:=[.$F$17]^[.A25]" office:value-type="float" office:value="0.63516041963905" calcext:value-type="float">
            <text:p>0.63516041963905</text:p>
          </table:table-cell>
          <table:table-cell table:formula="of:=[.$G$17]^[.A25]" office:value-type="float" office:value="0.986666863064768" calcext:value-type="float">
            <text:p>0.986666863064768</text:p>
          </table:table-cell>
          <table:table-cell table:formula="of:=[.$H$17]^[.A25]" office:value-type="float" office:value="0.97349198090349" calcext:value-type="float">
            <text:p>0.97349198090349</text:p>
          </table:table-cell>
          <table:table-cell table:formula="of:=[.$I$17]^[.A25]" office:value-type="float" office:value="0.986666863064768" calcext:value-type="float">
            <text:p>0.986666863064768</text:p>
          </table:table-cell>
          <table:table-cell table:formula="of:=[.$J$17]^[.A25]" office:value-type="float" office:value="0.498105939160182" calcext:value-type="float">
            <text:p>0.498105939160182</text:p>
          </table:table-cell>
          <table:table-cell table:formula="of:=[.$K$17]^[.A25]" office:value-type="float" office:value="0.730587725326337" calcext:value-type="float">
            <text:p>0.730587725326337</text:p>
          </table:table-cell>
          <table:table-cell table:formula="of:=[.$L$17]^[.A25]" office:value-type="float" office:value="0.87359563193364" calcext:value-type="float">
            <text:p>0.87359563193364</text:p>
          </table:table-cell>
          <table:table-cell table:formula="of:=[.$M$17]^[.A25]" office:value-type="float" office:value="0.671912268683867" calcext:value-type="float">
            <text:p>0.671912268683867</text:p>
          </table:table-cell>
          <table:table-cell table:formula="of:=[.$N$17]^[.A25]" office:value-type="float" office:value="0.986666863064768" calcext:value-type="float">
            <text:p>0.986666863064768</text:p>
          </table:table-cell>
          <table:table-cell table:formula="of:=SUM([.B25:.N25])" office:value-type="float" office:value="9.32540952751003" calcext:value-type="float">
            <text:p>9.32540952751003</text:p>
          </table:table-cell>
          <table:table-cell table:formula="of:=13-[.O25]" office:value-type="float" office:value="3.67459047248997" calcext:value-type="float">
            <text:p>3.67459047248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7]^[.A26]" office:value-type="float" office:value="0.199129627239909" calcext:value-type="float">
            <text:p>0.199129627239909</text:p>
          </table:table-cell>
          <table:table-cell table:formula="of:=[.$C$17]^[.A26]" office:value-type="float" office:value="0.738898328282323" calcext:value-type="float">
            <text:p>0.738898328282323</text:p>
          </table:table-cell>
          <table:table-cell table:formula="of:=[.$D$17]^[.A26]" office:value-type="float" office:value="0.000115469612146239" calcext:value-type="float">
            <text:p>0.000115469612146</text:p>
          </table:table-cell>
          <table:table-cell table:formula="of:=[.$E$17]^[.A26]" office:value-type="float" office:value="0.985196420645893" calcext:value-type="float">
            <text:p>0.985196420645893</text:p>
          </table:table-cell>
          <table:table-cell table:formula="of:=[.$F$17]^[.A26]" office:value-type="float" office:value="0.603923021951884" calcext:value-type="float">
            <text:p>0.603923021951884</text:p>
          </table:table-cell>
          <table:table-cell table:formula="of:=[.$G$17]^[.A26]" office:value-type="float" office:value="0.985196420645893" calcext:value-type="float">
            <text:p>0.985196420645893</text:p>
          </table:table-cell>
          <table:table-cell table:formula="of:=[.$H$17]^[.A26]" office:value-type="float" office:value="0.970590365461155" calcext:value-type="float">
            <text:p>0.970590365461155</text:p>
          </table:table-cell>
          <table:table-cell table:formula="of:=[.$I$17]^[.A26]" office:value-type="float" office:value="0.985196420645893" calcext:value-type="float">
            <text:p>0.985196420645893</text:p>
          </table:table-cell>
          <table:table-cell table:formula="of:=[.$J$17]^[.A26]" office:value-type="float" office:value="0.460989252188485" calcext:value-type="float">
            <text:p>0.460989252188485</text:p>
          </table:table-cell>
          <table:table-cell table:formula="of:=[.$K$17]^[.A26]" office:value-type="float" office:value="0.705545225054347" calcext:value-type="float">
            <text:p>0.705545225054347</text:p>
          </table:table-cell>
          <table:table-cell table:formula="of:=[.$L$17]^[.A26]" office:value-type="float" office:value="0.860576322962944" calcext:value-type="float">
            <text:p>0.860576322962944</text:p>
          </table:table-cell>
          <table:table-cell table:formula="of:=[.$M$17]^[.A26]" office:value-type="float" office:value="0.642872841274281" calcext:value-type="float">
            <text:p>0.642872841274281</text:p>
          </table:table-cell>
          <table:table-cell table:formula="of:=[.$N$17]^[.A26]" office:value-type="float" office:value="0.985196420645893" calcext:value-type="float">
            <text:p>0.985196420645893</text:p>
          </table:table-cell>
          <table:table-cell table:formula="of:=SUM([.B26:.N26])" office:value-type="float" office:value="9.12342613661105" calcext:value-type="float">
            <text:p>9.12342613661105</text:p>
          </table:table-cell>
          <table:table-cell table:formula="of:=13-[.O26]" office:value-type="float" office:value="3.87657386338895" calcext:value-type="float">
            <text:p>3.876573863388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7]^[.A27]" office:value-type="float" office:value="0.169453080706391" calcext:value-type="float">
            <text:p>0.169453080706391</text:p>
          </table:table-cell>
          <table:table-cell table:formula="of:=[.$C$17]^[.A27]" office:value-type="float" office:value="0.716874533102522" calcext:value-type="float">
            <text:p>0.716874533102522</text:p>
          </table:table-cell>
          <table:table-cell table:formula="of:=[.$D$17]^[.A27]" office:value-type="float" office:value="0.0000466352680948298" calcext:value-type="float">
            <text:p>4.66352680948298E-05</text:p>
          </table:table-cell>
          <table:table-cell table:formula="of:=[.$E$17]^[.A27]" office:value-type="float" office:value="0.983728169646421" calcext:value-type="float">
            <text:p>0.983728169646421</text:p>
          </table:table-cell>
          <table:table-cell table:formula="of:=[.$F$17]^[.A27]" office:value-type="float" office:value="0.574221889724741" calcext:value-type="float">
            <text:p>0.574221889724741</text:p>
          </table:table-cell>
          <table:table-cell table:formula="of:=[.$G$17]^[.A27]" office:value-type="float" office:value="0.983728169646421" calcext:value-type="float">
            <text:p>0.983728169646421</text:p>
          </table:table-cell>
          <table:table-cell table:formula="of:=[.$H$17]^[.A27]" office:value-type="float" office:value="0.96769739864905" calcext:value-type="float">
            <text:p>0.96769739864905</text:p>
          </table:table-cell>
          <table:table-cell table:formula="of:=[.$I$17]^[.A27]" office:value-type="float" office:value="0.983728169646421" calcext:value-type="float">
            <text:p>0.983728169646421</text:p>
          </table:table-cell>
          <table:table-cell table:formula="of:=[.$J$17]^[.A27]" office:value-type="float" office:value="0.426638339208717" calcext:value-type="float">
            <text:p>0.426638339208717</text:p>
          </table:table-cell>
          <table:table-cell table:formula="of:=[.$K$17]^[.A27]" office:value-type="float" office:value="0.681361111527894" calcext:value-type="float">
            <text:p>0.681361111527894</text:p>
          </table:table-cell>
          <table:table-cell table:formula="of:=[.$L$17]^[.A27]" office:value-type="float" office:value="0.847751042441887" calcext:value-type="float">
            <text:p>0.847751042441887</text:p>
          </table:table-cell>
          <table:table-cell table:formula="of:=[.$M$17]^[.A27]" office:value-type="float" office:value="0.61508847108508" calcext:value-type="float">
            <text:p>0.61508847108508</text:p>
          </table:table-cell>
          <table:table-cell table:formula="of:=[.$N$17]^[.A27]" office:value-type="float" office:value="0.983728169646421" calcext:value-type="float">
            <text:p>0.983728169646421</text:p>
          </table:table-cell>
          <table:table-cell table:formula="of:=SUM([.B27:.N27])" office:value-type="float" office:value="8.93404518030006" calcext:value-type="float">
            <text:p>8.93404518030006</text:p>
          </table:table-cell>
          <table:table-cell table:formula="of:=13-[.O27]" office:value-type="float" office:value="4.06595481969994" calcext:value-type="float">
            <text:p>4.065954819699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7]^[.A28]" office:value-type="float" office:value="0.14419926838055" calcext:value-type="float">
            <text:p>0.14419926838055</text:p>
          </table:table-cell>
          <table:table-cell table:formula="of:=[.$C$17]^[.A28]" office:value-type="float" office:value="0.695507184872939" calcext:value-type="float">
            <text:p>0.695507184872939</text:p>
          </table:table-cell>
          <table:table-cell table:formula="of:=[.$D$17]^[.A28]" office:value-type="float" office:value="0.0000188348102141563" calcext:value-type="float">
            <text:p>1.88348102141563E-05</text:p>
          </table:table-cell>
          <table:table-cell table:formula="of:=[.$E$17]^[.A28]" office:value-type="float" office:value="0.98226210680045" calcext:value-type="float">
            <text:p>0.98226210680045</text:p>
          </table:table-cell>
          <table:table-cell table:formula="of:=[.$F$17]^[.A28]" office:value-type="float" office:value="0.545981468918606" calcext:value-type="float">
            <text:p>0.545981468918606</text:p>
          </table:table-cell>
          <table:table-cell table:formula="of:=[.$G$17]^[.A28]" office:value-type="float" office:value="0.98226210680045" calcext:value-type="float">
            <text:p>0.98226210680045</text:p>
          </table:table-cell>
          <table:table-cell table:formula="of:=[.$H$17]^[.A28]" office:value-type="float" office:value="0.964813054688844" calcext:value-type="float">
            <text:p>0.964813054688844</text:p>
          </table:table-cell>
          <table:table-cell table:formula="of:=[.$I$17]^[.A28]" office:value-type="float" office:value="0.98226210680045" calcext:value-type="float">
            <text:p>0.98226210680045</text:p>
          </table:table-cell>
          <table:table-cell table:formula="of:=[.$J$17]^[.A28]" office:value-type="float" office:value="0.394847106778857" calcext:value-type="float">
            <text:p>0.394847106778857</text:p>
          </table:table-cell>
          <table:table-cell table:formula="of:=[.$K$17]^[.A28]" office:value-type="float" office:value="0.65800596165436" calcext:value-type="float">
            <text:p>0.65800596165436</text:p>
          </table:table-cell>
          <table:table-cell table:formula="of:=[.$L$17]^[.A28]" office:value-type="float" office:value="0.835116898739325" calcext:value-type="float">
            <text:p>0.835116898739325</text:p>
          </table:table-cell>
          <table:table-cell table:formula="of:=[.$M$17]^[.A28]" office:value-type="float" office:value="0.588504915702864" calcext:value-type="float">
            <text:p>0.588504915702864</text:p>
          </table:table-cell>
          <table:table-cell table:formula="of:=[.$N$17]^[.A28]" office:value-type="float" office:value="0.98226210680045" calcext:value-type="float">
            <text:p>0.98226210680045</text:p>
          </table:table-cell>
          <table:table-cell table:formula="of:=SUM([.B28:.N28])" office:value-type="float" office:value="8.75604312174836" calcext:value-type="float">
            <text:p>8.75604312174836</text:p>
          </table:table-cell>
          <table:table-cell table:formula="of:=13-[.O28]" office:value-type="float" office:value="4.24395687825164" calcext:value-type="float">
            <text:p>4.24395687825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7]^[.A29]" office:value-type="float" office:value="0.122709064449023" calcext:value-type="float">
            <text:p>0.122709064449023</text:p>
          </table:table-cell>
          <table:table-cell table:formula="of:=[.$C$17]^[.A29]" office:value-type="float" office:value="0.674776717365549" calcext:value-type="float">
            <text:p>0.674776717365549</text:p>
          </table:table-cell>
          <table:table-cell table:formula="of:=[.$D$17]^[.A29]" office:value-type="float" office:value="0.00000760690546652213" calcext:value-type="float">
            <text:p>7.60690546652213E-06</text:p>
          </table:table-cell>
          <table:table-cell table:formula="of:=[.$E$17]^[.A29]" office:value-type="float" office:value="0.980798228846947" calcext:value-type="float">
            <text:p>0.980798228846947</text:p>
          </table:table-cell>
          <table:table-cell table:formula="of:=[.$F$17]^[.A29]" office:value-type="float" office:value="0.519129921266871" calcext:value-type="float">
            <text:p>0.519129921266871</text:p>
          </table:table-cell>
          <table:table-cell table:formula="of:=[.$G$17]^[.A29]" office:value-type="float" office:value="0.980798228846947" calcext:value-type="float">
            <text:p>0.980798228846947</text:p>
          </table:table-cell>
          <table:table-cell table:formula="of:=[.$H$17]^[.A29]" office:value-type="float" office:value="0.961937307879041" calcext:value-type="float">
            <text:p>0.961937307879041</text:p>
          </table:table-cell>
          <table:table-cell table:formula="of:=[.$I$17]^[.A29]" office:value-type="float" office:value="0.980798228846947" calcext:value-type="float">
            <text:p>0.980798228846947</text:p>
          </table:table-cell>
          <table:table-cell table:formula="of:=[.$J$17]^[.A29]" office:value-type="float" office:value="0.365424818643324" calcext:value-type="float">
            <text:p>0.365424818643324</text:p>
          </table:table-cell>
          <table:table-cell table:formula="of:=[.$K$17]^[.A29]" office:value-type="float" office:value="0.635451360882304" calcext:value-type="float">
            <text:p>0.635451360882304</text:p>
          </table:table-cell>
          <table:table-cell table:formula="of:=[.$L$17]^[.A29]" office:value-type="float" office:value="0.822671043318471" calcext:value-type="float">
            <text:p>0.822671043318471</text:p>
          </table:table-cell>
          <table:table-cell table:formula="of:=[.$M$17]^[.A29]" office:value-type="float" office:value="0.56307027702122" calcext:value-type="float">
            <text:p>0.56307027702122</text:p>
          </table:table-cell>
          <table:table-cell table:formula="of:=[.$N$17]^[.A29]" office:value-type="float" office:value="0.980798228846947" calcext:value-type="float">
            <text:p>0.980798228846947</text:p>
          </table:table-cell>
          <table:table-cell table:formula="of:=SUM([.B29:.N29])" office:value-type="float" office:value="8.58837103311906" calcext:value-type="float">
            <text:p>8.58837103311906</text:p>
          </table:table-cell>
          <table:table-cell table:formula="of:=13-[.O29]" office:value-type="float" office:value="4.41162896688094" calcext:value-type="float">
            <text:p>4.41162896688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7]^[.A30]" office:value-type="float" office:value="0.104421573473013" calcext:value-type="float">
            <text:p>0.104421573473013</text:p>
          </table:table-cell>
          <table:table-cell table:formula="of:=[.$C$17]^[.A30]" office:value-type="float" office:value="0.654664147548394" calcext:value-type="float">
            <text:p>0.654664147548394</text:p>
          </table:table-cell>
          <table:table-cell table:formula="of:=[.$D$17]^[.A30]" office:value-type="float" office:value="0.00000307223752820789" calcext:value-type="float">
            <text:p>3.07223752820789E-06</text:p>
          </table:table-cell>
          <table:table-cell table:formula="of:=[.$E$17]^[.A30]" office:value-type="float" office:value="0.979336532529738" calcext:value-type="float">
            <text:p>0.979336532529738</text:p>
          </table:table-cell>
          <table:table-cell table:formula="of:=[.$F$17]^[.A30]" office:value-type="float" office:value="0.493598941532435" calcext:value-type="float">
            <text:p>0.493598941532435</text:p>
          </table:table-cell>
          <table:table-cell table:formula="of:=[.$G$17]^[.A30]" office:value-type="float" office:value="0.979336532529738" calcext:value-type="float">
            <text:p>0.979336532529738</text:p>
          </table:table-cell>
          <table:table-cell table:formula="of:=[.$H$17]^[.A30]" office:value-type="float" office:value="0.959070132594751" calcext:value-type="float">
            <text:p>0.959070132594751</text:p>
          </table:table-cell>
          <table:table-cell table:formula="of:=[.$I$17]^[.A30]" office:value-type="float" office:value="0.979336532529738" calcext:value-type="float">
            <text:p>0.979336532529738</text:p>
          </table:table-cell>
          <table:table-cell table:formula="of:=[.$J$17]^[.A30]" office:value-type="float" office:value="0.338194951382271" calcext:value-type="float">
            <text:p>0.338194951382271</text:p>
          </table:table-cell>
          <table:table-cell table:formula="of:=[.$K$17]^[.A30]" office:value-type="float" office:value="0.613669868631495" calcext:value-type="float">
            <text:p>0.613669868631495</text:p>
          </table:table-cell>
          <table:table-cell table:formula="of:=[.$L$17]^[.A30]" office:value-type="float" office:value="0.810410670094649" calcext:value-type="float">
            <text:p>0.810410670094649</text:p>
          </table:table-cell>
          <table:table-cell table:formula="of:=[.$M$17]^[.A30]" office:value-type="float" office:value="0.538734899921942" calcext:value-type="float">
            <text:p>0.538734899921942</text:p>
          </table:table-cell>
          <table:table-cell table:formula="of:=[.$N$17]^[.A30]" office:value-type="float" office:value="0.979336532529738" calcext:value-type="float">
            <text:p>0.979336532529738</text:p>
          </table:table-cell>
          <table:table-cell table:formula="of:=SUM([.B30:.N30])" office:value-type="float" office:value="8.43011438753543" calcext:value-type="float">
            <text:p>8.43011438753543</text:p>
          </table:table-cell>
          <table:table-cell table:formula="of:=13-[.O30]" office:value-type="float" office:value="4.56988561246457" calcext:value-type="float">
            <text:p>4.569885612464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7]^[.A31]" office:value-type="float" office:value="0.0888594909882125" calcext:value-type="float">
            <text:p>0.088859490988213</text:p>
          </table:table-cell>
          <table:table-cell table:formula="of:=[.$C$17]^[.A31]" office:value-type="float" office:value="0.635151058202689" calcext:value-type="float">
            <text:p>0.635151058202689</text:p>
          </table:table-cell>
          <table:table-cell table:formula="of:=[.$D$17]^[.A31]" office:value-type="float" office:value="0.00000124079935938053" calcext:value-type="float">
            <text:p>1.24079935938053E-06</text:p>
          </table:table-cell>
          <table:table-cell table:formula="of:=[.$E$17]^[.A31]" office:value-type="float" office:value="0.977877014597503" calcext:value-type="float">
            <text:p>0.977877014597503</text:p>
          </table:table-cell>
          <table:table-cell table:formula="of:=[.$F$17]^[.A31]" office:value-type="float" office:value="0.469323583752151" calcext:value-type="float">
            <text:p>0.469323583752151</text:p>
          </table:table-cell>
          <table:table-cell table:formula="of:=[.$G$17]^[.A31]" office:value-type="float" office:value="0.977877014597503" calcext:value-type="float">
            <text:p>0.977877014597503</text:p>
          </table:table-cell>
          <table:table-cell table:formula="of:=[.$H$17]^[.A31]" office:value-type="float" office:value="0.956211503287464" calcext:value-type="float">
            <text:p>0.956211503287464</text:p>
          </table:table-cell>
          <table:table-cell table:formula="of:=[.$I$17]^[.A31]" office:value-type="float" office:value="0.977877014597503" calcext:value-type="float">
            <text:p>0.977877014597503</text:p>
          </table:table-cell>
          <table:table-cell table:formula="of:=[.$J$17]^[.A31]" office:value-type="float" office:value="0.312994135332922" calcext:value-type="float">
            <text:p>0.312994135332922</text:p>
          </table:table-cell>
          <table:table-cell table:formula="of:=[.$K$17]^[.A31]" office:value-type="float" office:value="0.592634984907912" calcext:value-type="float">
            <text:p>0.592634984907912</text:p>
          </table:table-cell>
          <table:table-cell table:formula="of:=[.$L$17]^[.A31]" office:value-type="float" office:value="0.798333014802628" calcext:value-type="float">
            <text:p>0.798333014802628</text:p>
          </table:table-cell>
          <table:table-cell table:formula="of:=[.$M$17]^[.A31]" office:value-type="float" office:value="0.515451275335152" calcext:value-type="float">
            <text:p>0.515451275335152</text:p>
          </table:table-cell>
          <table:table-cell table:formula="of:=[.$N$17]^[.A31]" office:value-type="float" office:value="0.977877014597503" calcext:value-type="float">
            <text:p>0.977877014597503</text:p>
          </table:table-cell>
          <table:table-cell table:formula="of:=SUM([.B31:.N31])" office:value-type="float" office:value="8.2804683457985" calcext:value-type="float">
            <text:p>8.2804683457985</text:p>
          </table:table-cell>
          <table:table-cell table:formula="of:=13-[.O31]" office:value-type="float" office:value="4.7195316542015" calcext:value-type="float">
            <text:p>4.719531654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7]^[.A32]" office:value-type="float" office:value="0.0756166458334864" calcext:value-type="float">
            <text:p>0.075616645833486</text:p>
          </table:table-cell>
          <table:table-cell table:formula="of:=[.$C$17]^[.A32]" office:value-type="float" office:value="0.616219581058049" calcext:value-type="float">
            <text:p>0.616219581058049</text:p>
          </table:table-cell>
          <table:table-cell table:formula="of:=[.$D$17]^[.A32]" office:value-type="float" office:value="0.000000501127610122391" calcext:value-type="float">
            <text:p>5.01127610122391E-07</text:p>
          </table:table-cell>
          <table:table-cell table:formula="of:=[.$E$17]^[.A32]" office:value-type="float" office:value="0.976419671803766" calcext:value-type="float">
            <text:p>0.976419671803766</text:p>
          </table:table-cell>
          <table:table-cell table:formula="of:=[.$F$17]^[.A32]" office:value-type="float" office:value="0.446242096026635" calcext:value-type="float">
            <text:p>0.446242096026635</text:p>
          </table:table-cell>
          <table:table-cell table:formula="of:=[.$G$17]^[.A32]" office:value-type="float" office:value="0.976419671803766" calcext:value-type="float">
            <text:p>0.976419671803766</text:p>
          </table:table-cell>
          <table:table-cell table:formula="of:=[.$H$17]^[.A32]" office:value-type="float" office:value="0.953361394484818" calcext:value-type="float">
            <text:p>0.953361394484818</text:p>
          </table:table-cell>
          <table:table-cell table:formula="of:=[.$I$17]^[.A32]" office:value-type="float" office:value="0.976419671803766" calcext:value-type="float">
            <text:p>0.976419671803766</text:p>
          </table:table-cell>
          <table:table-cell table:formula="of:=[.$J$17]^[.A32]" office:value-type="float" office:value="0.289671174428829" calcext:value-type="float">
            <text:p>0.289671174428829</text:p>
          </table:table-cell>
          <table:table-cell table:formula="of:=[.$K$17]^[.A32]" office:value-type="float" office:value="0.572321118063081" calcext:value-type="float">
            <text:p>0.572321118063081</text:p>
          </table:table-cell>
          <table:table-cell table:formula="of:=[.$L$17]^[.A32]" office:value-type="float" office:value="0.786435354373378" calcext:value-type="float">
            <text:p>0.786435354373378</text:p>
          </table:table-cell>
          <table:table-cell table:formula="of:=[.$M$17]^[.A32]" office:value-type="float" office:value="0.493173947489073" calcext:value-type="float">
            <text:p>0.493173947489073</text:p>
          </table:table-cell>
          <table:table-cell table:formula="of:=[.$N$17]^[.A32]" office:value-type="float" office:value="0.976419671803766" calcext:value-type="float">
            <text:p>0.976419671803766</text:p>
          </table:table-cell>
          <table:table-cell table:formula="of:=SUM([.B32:.N32])" office:value-type="float" office:value="8.13872050010003" calcext:value-type="float">
            <text:p>8.13872050010003</text:p>
          </table:table-cell>
          <table:table-cell table:formula="of:=13-[.O32]" office:value-type="float" office:value="4.86127949989998" calcext:value-type="float">
            <text:p>4.861279499899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7]^[.A33]" office:value-type="float" office:value="0.064347399062475" calcext:value-type="float">
            <text:p>0.064347399062475</text:p>
          </table:table-cell>
          <table:table-cell table:formula="of:=[.$C$17]^[.A33]" office:value-type="float" office:value="0.597852380430387" calcext:value-type="float">
            <text:p>0.597852380430387</text:p>
          </table:table-cell>
          <table:table-cell table:formula="of:=[.$D$17]^[.A33]" office:value-type="float" office:value="0.000000202392820183559" calcext:value-type="float">
            <text:p>2.02392820183559E-07</text:p>
          </table:table-cell>
          <table:table-cell table:formula="of:=[.$E$17]^[.A33]" office:value-type="float" office:value="0.97496450090689" calcext:value-type="float">
            <text:p>0.97496450090689</text:p>
          </table:table-cell>
          <table:table-cell table:formula="of:=[.$F$17]^[.A33]" office:value-type="float" office:value="0.424295763435161" calcext:value-type="float">
            <text:p>0.424295763435161</text:p>
          </table:table-cell>
          <table:table-cell table:formula="of:=[.$G$17]^[.A33]" office:value-type="float" office:value="0.97496450090689" calcext:value-type="float">
            <text:p>0.97496450090689</text:p>
          </table:table-cell>
          <table:table-cell table:formula="of:=[.$H$17]^[.A33]" office:value-type="float" office:value="0.950519780790378" calcext:value-type="float">
            <text:p>0.950519780790378</text:p>
          </table:table-cell>
          <table:table-cell table:formula="of:=[.$I$17]^[.A33]" office:value-type="float" office:value="0.97496450090689" calcext:value-type="float">
            <text:p>0.97496450090689</text:p>
          </table:table-cell>
          <table:table-cell table:formula="of:=[.$J$17]^[.A33]" office:value-type="float" office:value="0.268086139076458" calcext:value-type="float">
            <text:p>0.268086139076458</text:p>
          </table:table-cell>
          <table:table-cell table:formula="of:=[.$K$17]^[.A33]" office:value-type="float" office:value="0.552703553658534" calcext:value-type="float">
            <text:p>0.552703553658534</text:p>
          </table:table-cell>
          <table:table-cell table:formula="of:=[.$L$17]^[.A33]" office:value-type="float" office:value="0.774715006320124" calcext:value-type="float">
            <text:p>0.774715006320124</text:p>
          </table:table-cell>
          <table:table-cell table:formula="of:=[.$M$17]^[.A33]" office:value-type="float" office:value="0.471859425168383" calcext:value-type="float">
            <text:p>0.471859425168383</text:p>
          </table:table-cell>
          <table:table-cell table:formula="of:=[.$N$17]^[.A33]" office:value-type="float" office:value="0.97496450090689" calcext:value-type="float">
            <text:p>0.97496450090689</text:p>
          </table:table-cell>
          <table:table-cell table:formula="of:=SUM([.B33:.N33])" office:value-type="float" office:value="8.00423765396228" calcext:value-type="float">
            <text:p>8.00423765396228</text:p>
          </table:table-cell>
          <table:table-cell table:formula="of:=13-[.O33]" office:value-type="float" office:value="4.99576234603772" calcext:value-type="float">
            <text:p>4.995762346037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7]^[.A34]" office:value-type="float" office:value="0.0547576227491404" calcext:value-type="float">
            <text:p>0.054757622749141</text:p>
          </table:table-cell>
          <table:table-cell table:formula="of:=[.$C$17]^[.A34]" office:value-type="float" office:value="0.580032637347515" calcext:value-type="float">
            <text:p>0.580032637347515</text:p>
          </table:table-cell>
          <table:table-cell table:formula="of:=[.$D$17]^[.A34]" office:value-type="float" office:value="0.0000000817413625480542" calcext:value-type="float">
            <text:p>8.17413625480542E-08</text:p>
          </table:table-cell>
          <table:table-cell table:formula="of:=[.$E$17]^[.A34]" office:value-type="float" office:value="0.973511498670069" calcext:value-type="float">
            <text:p>0.973511498670069</text:p>
          </table:table-cell>
          <table:table-cell table:formula="of:=[.$F$17]^[.A34]" office:value-type="float" office:value="0.403428758676054" calcext:value-type="float">
            <text:p>0.403428758676054</text:p>
          </table:table-cell>
          <table:table-cell table:formula="of:=[.$G$17]^[.A34]" office:value-type="float" office:value="0.973511498670069" calcext:value-type="float">
            <text:p>0.973511498670069</text:p>
          </table:table-cell>
          <table:table-cell table:formula="of:=[.$H$17]^[.A34]" office:value-type="float" office:value="0.947686636883402" calcext:value-type="float">
            <text:p>0.947686636883402</text:p>
          </table:table-cell>
          <table:table-cell table:formula="of:=[.$I$17]^[.A34]" office:value-type="float" office:value="0.973511498670069" calcext:value-type="float">
            <text:p>0.973511498670069</text:p>
          </table:table-cell>
          <table:table-cell table:formula="of:=[.$J$17]^[.A34]" office:value-type="float" office:value="0.248109526626647" calcext:value-type="float">
            <text:p>0.248109526626647</text:p>
          </table:table-cell>
          <table:table-cell table:formula="of:=[.$K$17]^[.A34]" office:value-type="float" office:value="0.533758424397512" calcext:value-type="float">
            <text:p>0.533758424397512</text:p>
          </table:table-cell>
          <table:table-cell table:formula="of:=[.$L$17]^[.A34]" office:value-type="float" office:value="0.763169328133535" calcext:value-type="float">
            <text:p>0.763169328133535</text:p>
          </table:table-cell>
          <table:table-cell table:formula="of:=[.$M$17]^[.A34]" office:value-type="float" office:value="0.451466096807901" calcext:value-type="float">
            <text:p>0.451466096807901</text:p>
          </table:table-cell>
          <table:table-cell table:formula="of:=[.$N$17]^[.A34]" office:value-type="float" office:value="0.973511498670069" calcext:value-type="float">
            <text:p>0.973511498670069</text:p>
          </table:table-cell>
          <table:table-cell table:formula="of:=SUM([.B34:.N34])" office:value-type="float" office:value="7.87645510804334" calcext:value-type="float">
            <text:p>7.87645510804334</text:p>
          </table:table-cell>
          <table:table-cell table:formula="of:=13-[.O34]" office:value-type="float" office:value="5.12354489195666" calcext:value-type="float">
            <text:p>5.123544891956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7]^[.A35]" office:value-type="float" office:value="0.0465970232336202" calcext:value-type="float">
            <text:p>0.04659702323362</text:p>
          </table:table-cell>
          <table:table-cell table:formula="of:=[.$C$17]^[.A35]" office:value-type="float" office:value="0.562744034147887" calcext:value-type="float">
            <text:p>0.562744034147887</text:p>
          </table:table-cell>
          <table:table-cell table:formula="of:=[.$D$17]^[.A35]" office:value-type="float" office:value="0.0000000330132775715688" calcext:value-type="float">
            <text:p>3.30132775715688E-08</text:p>
          </table:table-cell>
          <table:table-cell table:formula="of:=[.$E$17]^[.A35]" office:value-type="float" office:value="0.972060661861321" calcext:value-type="float">
            <text:p>0.972060661861321</text:p>
          </table:table-cell>
          <table:table-cell table:formula="of:=[.$F$17]^[.A35]" office:value-type="float" office:value="0.383588000052642" calcext:value-type="float">
            <text:p>0.383588000052642</text:p>
          </table:table-cell>
          <table:table-cell table:formula="of:=[.$G$17]^[.A35]" office:value-type="float" office:value="0.972060661861321" calcext:value-type="float">
            <text:p>0.972060661861321</text:p>
          </table:table-cell>
          <table:table-cell table:formula="of:=[.$H$17]^[.A35]" office:value-type="float" office:value="0.944861937518622" calcext:value-type="float">
            <text:p>0.944861937518622</text:p>
          </table:table-cell>
          <table:table-cell table:formula="of:=[.$I$17]^[.A35]" office:value-type="float" office:value="0.972060661861321" calcext:value-type="float">
            <text:p>0.972060661861321</text:p>
          </table:table-cell>
          <table:table-cell table:formula="of:=[.$J$17]^[.A35]" office:value-type="float" office:value="0.229621484404095" calcext:value-type="float">
            <text:p>0.229621484404095</text:p>
          </table:table-cell>
          <table:table-cell table:formula="of:=[.$K$17]^[.A35]" office:value-type="float" office:value="0.515462681087314" calcext:value-type="float">
            <text:p>0.515462681087314</text:p>
          </table:table-cell>
          <table:table-cell table:formula="of:=[.$L$17]^[.A35]" office:value-type="float" office:value="0.751795716685941" calcext:value-type="float">
            <text:p>0.751795716685941</text:p>
          </table:table-cell>
          <table:table-cell table:formula="of:=[.$M$17]^[.A35]" office:value-type="float" office:value="0.431954149255846" calcext:value-type="float">
            <text:p>0.431954149255846</text:p>
          </table:table-cell>
          <table:table-cell table:formula="of:=[.$N$17]^[.A35]" office:value-type="float" office:value="0.972060661861321" calcext:value-type="float">
            <text:p>0.972060661861321</text:p>
          </table:table-cell>
          <table:table-cell table:formula="of:=SUM([.B35:.N35])" office:value-type="float" office:value="7.75486770684453" calcext:value-type="float">
            <text:p>7.75486770684453</text:p>
          </table:table-cell>
          <table:table-cell table:formula="of:=13-[.O35]" office:value-type="float" office:value="5.24513229315547" calcext:value-type="float">
            <text:p>5.24513229315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7]^[.A36]" office:value-type="float" office:value="0.0396526084447052" calcext:value-type="float">
            <text:p>0.039652608444705</text:p>
          </table:table-cell>
          <table:table-cell table:formula="of:=[.$C$17]^[.A36]" office:value-type="float" office:value="0.545970739538412" calcext:value-type="float">
            <text:p>0.545970739538412</text:p>
          </table:table-cell>
          <table:table-cell table:formula="of:=[.$D$17]^[.A36]" office:value-type="float" office:value="0.0000000133332313292029" calcext:value-type="float">
            <text:p>1.33332313292029E-08</text:p>
          </table:table-cell>
          <table:table-cell table:formula="of:=[.$E$17]^[.A36]" office:value-type="float" office:value="0.970611987253479" calcext:value-type="float">
            <text:p>0.970611987253479</text:p>
          </table:table-cell>
          <table:table-cell table:formula="of:=[.$F$17]^[.A36]" office:value-type="float" office:value="0.364723016443495" calcext:value-type="float">
            <text:p>0.364723016443495</text:p>
          </table:table-cell>
          <table:table-cell table:formula="of:=[.$G$17]^[.A36]" office:value-type="float" office:value="0.970611987253479" calcext:value-type="float">
            <text:p>0.970611987253479</text:p>
          </table:table-cell>
          <table:table-cell table:formula="of:=[.$H$17]^[.A36]" office:value-type="float" office:value="0.942045657526018" calcext:value-type="float">
            <text:p>0.942045657526018</text:p>
          </table:table-cell>
          <table:table-cell table:formula="of:=[.$I$17]^[.A36]" office:value-type="float" office:value="0.970611987253479" calcext:value-type="float">
            <text:p>0.970611987253479</text:p>
          </table:table-cell>
          <table:table-cell table:formula="of:=[.$J$17]^[.A36]" office:value-type="float" office:value="0.212511090633298" calcext:value-type="float">
            <text:p>0.212511090633298</text:p>
          </table:table-cell>
          <table:table-cell table:formula="of:=[.$K$17]^[.A36]" office:value-type="float" office:value="0.497794064596989" calcext:value-type="float">
            <text:p>0.497794064596989</text:p>
          </table:table-cell>
          <table:table-cell table:formula="of:=[.$L$17]^[.A36]" office:value-type="float" office:value="0.740591607644422" calcext:value-type="float">
            <text:p>0.740591607644422</text:p>
          </table:table-cell>
          <table:table-cell table:formula="of:=[.$M$17]^[.A36]" office:value-type="float" office:value="0.413285490048068" calcext:value-type="float">
            <text:p>0.413285490048068</text:p>
          </table:table-cell>
          <table:table-cell table:formula="of:=[.$N$17]^[.A36]" office:value-type="float" office:value="0.970611987253479" calcext:value-type="float">
            <text:p>0.970611987253479</text:p>
          </table:table-cell>
          <table:table-cell table:formula="of:=SUM([.B36:.N36])" office:value-type="float" office:value="7.63902223722256" calcext:value-type="float">
            <text:p>7.63902223722256</text:p>
          </table:table-cell>
          <table:table-cell table:formula="of:=13-[.O36]" office:value-type="float" office:value="5.36097776277744" calcext:value-type="float">
            <text:p>5.360977762777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17]^[.A37]" office:value-type="float" office:value="0.0337431287957178" calcext:value-type="float">
            <text:p>0.033743128795718</text:p>
          </table:table-cell>
          <table:table-cell table:formula="of:=[.$C$17]^[.A37]" office:value-type="float" office:value="0.529697394097625" calcext:value-type="float">
            <text:p>0.529697394097625</text:p>
          </table:table-cell>
          <table:table-cell table:formula="of:=[.$D$17]^[.A37]" office:value-type="float" office:value="0.00000000538495631924588" calcext:value-type="float">
            <text:p>5.38495631924588E-09</text:p>
          </table:table-cell>
          <table:table-cell table:formula="of:=[.$E$17]^[.A37]" office:value-type="float" office:value="0.969165471624189" calcext:value-type="float">
            <text:p>0.969165471624189</text:p>
          </table:table-cell>
          <table:table-cell table:formula="of:=[.$F$17]^[.A37]" office:value-type="float" office:value="0.346785818913487" calcext:value-type="float">
            <text:p>0.346785818913487</text:p>
          </table:table-cell>
          <table:table-cell table:formula="of:=[.$G$17]^[.A37]" office:value-type="float" office:value="0.969165471624189" calcext:value-type="float">
            <text:p>0.969165471624189</text:p>
          </table:table-cell>
          <table:table-cell table:formula="of:=[.$H$17]^[.A37]" office:value-type="float" office:value="0.93923777181059" calcext:value-type="float">
            <text:p>0.93923777181059</text:p>
          </table:table-cell>
          <table:table-cell table:formula="of:=[.$I$17]^[.A37]" office:value-type="float" office:value="0.969165471624189" calcext:value-type="float">
            <text:p>0.969165471624189</text:p>
          </table:table-cell>
          <table:table-cell table:formula="of:=[.$J$17]^[.A37]" office:value-type="float" office:value="0.196675688946763" calcext:value-type="float">
            <text:p>0.196675688946763</text:p>
          </table:table-cell>
          <table:table-cell table:formula="of:=[.$K$17]^[.A37]" office:value-type="float" office:value="0.480731078776228" calcext:value-type="float">
            <text:p>0.480731078776228</text:p>
          </table:table-cell>
          <table:table-cell table:formula="of:=[.$L$17]^[.A37]" office:value-type="float" office:value="0.729554474892642" calcext:value-type="float">
            <text:p>0.729554474892642</text:p>
          </table:table-cell>
          <table:table-cell table:formula="of:=[.$M$17]^[.A37]" office:value-type="float" office:value="0.395423673041519" calcext:value-type="float">
            <text:p>0.395423673041519</text:p>
          </table:table-cell>
          <table:table-cell table:formula="of:=[.$N$17]^[.A37]" office:value-type="float" office:value="0.969165471624189" calcext:value-type="float">
            <text:p>0.969165471624189</text:p>
          </table:table-cell>
          <table:table-cell table:formula="of:=SUM([.B37:.N37])" office:value-type="float" office:value="7.52851092115629" calcext:value-type="float">
            <text:p>7.52851092115629</text:p>
          </table:table-cell>
          <table:table-cell table:formula="of:=13-[.O37]" office:value-type="float" office:value="5.47148907884371" calcext:value-type="float">
            <text:p>5.471489078843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7]^[.A38]" office:value-type="float" office:value="0.0287143465608866" calcext:value-type="float">
            <text:p>0.028714346560887</text:p>
          </table:table-cell>
          <table:table-cell table:formula="of:=[.$C$17]^[.A38]" office:value-type="float" office:value="0.513909096210959" calcext:value-type="float">
            <text:p>0.513909096210959</text:p>
          </table:table-cell>
          <table:table-cell table:formula="of:=[.$D$17]^[.A38]" office:value-type="float" office:value="0.00000000217484823027665" calcext:value-type="float">
            <text:p>2.17484823027665E-09</text:p>
          </table:table-cell>
          <table:table-cell table:formula="of:=[.$E$17]^[.A38]" office:value-type="float" office:value="0.967721111755897" calcext:value-type="float">
            <text:p>0.967721111755897</text:p>
          </table:table-cell>
          <table:table-cell table:formula="of:=[.$F$17]^[.A38]" office:value-type="float" office:value="0.329730778639053" calcext:value-type="float">
            <text:p>0.329730778639053</text:p>
          </table:table-cell>
          <table:table-cell table:formula="of:=[.$G$17]^[.A38]" office:value-type="float" office:value="0.967721111755897" calcext:value-type="float">
            <text:p>0.967721111755897</text:p>
          </table:table-cell>
          <table:table-cell table:formula="of:=[.$H$17]^[.A38]" office:value-type="float" office:value="0.936438255352138" calcext:value-type="float">
            <text:p>0.936438255352138</text:p>
          </table:table-cell>
          <table:table-cell table:formula="of:=[.$I$17]^[.A38]" office:value-type="float" office:value="0.967721111755897" calcext:value-type="float">
            <text:p>0.967721111755897</text:p>
          </table:table-cell>
          <table:table-cell table:formula="of:=[.$J$17]^[.A38]" office:value-type="float" office:value="0.182020272482772" calcext:value-type="float">
            <text:p>0.182020272482772</text:p>
          </table:table-cell>
          <table:table-cell table:formula="of:=[.$K$17]^[.A38]" office:value-type="float" office:value="0.464252964302528" calcext:value-type="float">
            <text:p>0.464252964302528</text:p>
          </table:table-cell>
          <table:table-cell table:formula="of:=[.$L$17]^[.A38]" office:value-type="float" office:value="0.718681829961307" calcext:value-type="float">
            <text:p>0.718681829961307</text:p>
          </table:table-cell>
          <table:table-cell table:formula="of:=[.$M$17]^[.A38]" office:value-type="float" office:value="0.378333827261782" calcext:value-type="float">
            <text:p>0.378333827261782</text:p>
          </table:table-cell>
          <table:table-cell table:formula="of:=[.$N$17]^[.A38]" office:value-type="float" office:value="0.967721111755897" calcext:value-type="float">
            <text:p>0.967721111755897</text:p>
          </table:table-cell>
          <table:table-cell table:formula="of:=SUM([.B38:.N38])" office:value-type="float" office:value="7.42296581996986" calcext:value-type="float">
            <text:p>7.42296581996986</text:p>
          </table:table-cell>
          <table:table-cell table:formula="of:=13-[.O38]" office:value-type="float" office:value="5.57703418003014" calcext:value-type="float">
            <text:p>5.577034180030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17]^[.A39]" office:value-type="float" office:value="0.0244350102626918" calcext:value-type="float">
            <text:p>0.024435010262692</text:p>
          </table:table-cell>
          <table:table-cell table:formula="of:=[.$C$17]^[.A39]" office:value-type="float" office:value="0.498591388425238" calcext:value-type="float">
            <text:p>0.498591388425238</text:p>
          </table:table-cell>
          <table:table-cell table:formula="of:=[.$D$17]^[.A39]" office:value-type="float" office:value="0.000000000878366423852417" calcext:value-type="float">
            <text:p>8.78366423852417E-10</text:p>
          </table:table-cell>
          <table:table-cell table:formula="of:=[.$E$17]^[.A39]" office:value-type="float" office:value="0.966278904435843" calcext:value-type="float">
            <text:p>0.966278904435843</text:p>
          </table:table-cell>
          <table:table-cell table:formula="of:=[.$F$17]^[.A39]" office:value-type="float" office:value="0.313514510837132" calcext:value-type="float">
            <text:p>0.313514510837132</text:p>
          </table:table-cell>
          <table:table-cell table:formula="of:=[.$G$17]^[.A39]" office:value-type="float" office:value="0.966278904435843" calcext:value-type="float">
            <text:p>0.966278904435843</text:p>
          </table:table-cell>
          <table:table-cell table:formula="of:=[.$H$17]^[.A39]" office:value-type="float" office:value="0.933647083205037" calcext:value-type="float">
            <text:p>0.933647083205037</text:p>
          </table:table-cell>
          <table:table-cell table:formula="of:=[.$I$17]^[.A39]" office:value-type="float" office:value="0.966278904435843" calcext:value-type="float">
            <text:p>0.966278904435843</text:p>
          </table:table-cell>
          <table:table-cell table:formula="of:=[.$J$17]^[.A39]" office:value-type="float" office:value="0.168456913877498" calcext:value-type="float">
            <text:p>0.168456913877498</text:p>
          </table:table-cell>
          <table:table-cell table:formula="of:=[.$K$17]^[.A39]" office:value-type="float" office:value="0.448339673424796" calcext:value-type="float">
            <text:p>0.448339673424796</text:p>
          </table:table-cell>
          <table:table-cell table:formula="of:=[.$L$17]^[.A39]" office:value-type="float" office:value="0.707971221467099" calcext:value-type="float">
            <text:p>0.707971221467099</text:p>
          </table:table-cell>
          <table:table-cell table:formula="of:=[.$M$17]^[.A39]" office:value-type="float" office:value="0.361982588825729" calcext:value-type="float">
            <text:p>0.361982588825729</text:p>
          </table:table-cell>
          <table:table-cell table:formula="of:=[.$N$17]^[.A39]" office:value-type="float" office:value="0.966278904435843" calcext:value-type="float">
            <text:p>0.966278904435843</text:p>
          </table:table-cell>
          <table:table-cell table:formula="of:=SUM([.B39:.N39])" office:value-type="float" office:value="7.32205400894696" calcext:value-type="float">
            <text:p>7.32205400894696</text:p>
          </table:table-cell>
          <table:table-cell table:formula="of:=13-[.O39]" office:value-type="float" office:value="5.67794599105304" calcext:value-type="float">
            <text:p>5.677945991053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17]^[.A40]" office:value-type="float" office:value="0.0207934290014859" calcext:value-type="float">
            <text:p>0.020793429001486</text:p>
          </table:table-cell>
          <table:table-cell table:formula="of:=[.$C$17]^[.A40]" office:value-type="float" office:value="0.483730244209881" calcext:value-type="float">
            <text:p>0.483730244209881</text:p>
          </table:table-cell>
          <table:table-cell table:formula="of:=[.$D$17]^[.A40]" office:value-type="float" office:value="0.000000000354750075803286" calcext:value-type="float">
            <text:p>3.54750075803286E-10</text:p>
          </table:table-cell>
          <table:table-cell table:formula="of:=[.$E$17]^[.A40]" office:value-type="float" office:value="0.964838846456058" calcext:value-type="float">
            <text:p>0.964838846456058</text:p>
          </table:table-cell>
          <table:table-cell table:formula="of:=[.$F$17]^[.A40]" office:value-type="float" office:value="0.298095764402519" calcext:value-type="float">
            <text:p>0.298095764402519</text:p>
          </table:table-cell>
          <table:table-cell table:formula="of:=[.$G$17]^[.A40]" office:value-type="float" office:value="0.964838846456058" calcext:value-type="float">
            <text:p>0.964838846456058</text:p>
          </table:table-cell>
          <table:table-cell table:formula="of:=[.$H$17]^[.A40]" office:value-type="float" office:value="0.930864230498017" calcext:value-type="float">
            <text:p>0.930864230498017</text:p>
          </table:table-cell>
          <table:table-cell table:formula="of:=[.$I$17]^[.A40]" office:value-type="float" office:value="0.964838846456058" calcext:value-type="float">
            <text:p>0.964838846456058</text:p>
          </table:table-cell>
          <table:table-cell table:formula="of:=[.$J$17]^[.A40]" office:value-type="float" office:value="0.155904237731634" calcext:value-type="float">
            <text:p>0.155904237731634</text:p>
          </table:table-cell>
          <table:table-cell table:formula="of:=[.$K$17]^[.A40]" office:value-type="float" office:value="0.43297184557268" calcext:value-type="float">
            <text:p>0.43297184557268</text:p>
          </table:table-cell>
          <table:table-cell table:formula="of:=[.$L$17]^[.A40]" office:value-type="float" office:value="0.697420234559989" calcext:value-type="float">
            <text:p>0.697420234559989</text:p>
          </table:table-cell>
          <table:table-cell table:formula="of:=[.$M$17]^[.A40]" office:value-type="float" office:value="0.346338035806435" calcext:value-type="float">
            <text:p>0.346338035806435</text:p>
          </table:table-cell>
          <table:table-cell table:formula="of:=[.$N$17]^[.A40]" office:value-type="float" office:value="0.964838846456058" calcext:value-type="float">
            <text:p>0.964838846456058</text:p>
          </table:table-cell>
          <table:table-cell table:formula="of:=SUM([.B40:.N40])" office:value-type="float" office:value="7.22547340796162" calcext:value-type="float">
            <text:p>7.22547340796162</text:p>
          </table:table-cell>
          <table:table-cell table:formula="of:=13-[.O40]" office:value-type="float" office:value="5.77452659203838" calcext:value-type="float">
            <text:p>5.774526592038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7]^[.A41]" office:value-type="float" office:value="0.0176945573172108" calcext:value-type="float">
            <text:p>0.017694557317211</text:p>
          </table:table-cell>
          <table:table-cell table:formula="of:=[.$C$17]^[.A41]" office:value-type="float" office:value="0.469312055112716" calcext:value-type="float">
            <text:p>0.469312055112716</text:p>
          </table:table-cell>
          <table:table-cell table:formula="of:=[.$D$17]^[.A41]" office:value-type="float" office:value="0.000000000143274620778972" calcext:value-type="float">
            <text:p>1.43274620778972E-10</text:p>
          </table:table-cell>
          <table:table-cell table:formula="of:=[.$E$17]^[.A41]" office:value-type="float" office:value="0.963400934613352" calcext:value-type="float">
            <text:p>0.963400934613352</text:p>
          </table:table-cell>
          <table:table-cell table:formula="of:=[.$F$17]^[.A41]" office:value-type="float" office:value="0.283435316972887" calcext:value-type="float">
            <text:p>0.283435316972887</text:p>
          </table:table-cell>
          <table:table-cell table:formula="of:=[.$G$17]^[.A41]" office:value-type="float" office:value="0.963400934613352" calcext:value-type="float">
            <text:p>0.963400934613352</text:p>
          </table:table-cell>
          <table:table-cell table:formula="of:=[.$H$17]^[.A41]" office:value-type="float" office:value="0.92808967243394" calcext:value-type="float">
            <text:p>0.92808967243394</text:p>
          </table:table-cell>
          <table:table-cell table:formula="of:=[.$I$17]^[.A41]" office:value-type="float" office:value="0.963400934613352" calcext:value-type="float">
            <text:p>0.963400934613352</text:p>
          </table:table-cell>
          <table:table-cell table:formula="of:=[.$J$17]^[.A41]" office:value-type="float" office:value="0.144286932386505" calcext:value-type="float">
            <text:p>0.144286932386505</text:p>
          </table:table-cell>
          <table:table-cell table:formula="of:=[.$K$17]^[.A41]" office:value-type="float" office:value="0.418130783801932" calcext:value-type="float">
            <text:p>0.418130783801932</text:p>
          </table:table-cell>
          <table:table-cell table:formula="of:=[.$L$17]^[.A41]" office:value-type="float" office:value="0.687026490378767" calcext:value-type="float">
            <text:p>0.687026490378767</text:p>
          </table:table-cell>
          <table:table-cell table:formula="of:=[.$M$17]^[.A41]" office:value-type="float" office:value="0.331369625913161" calcext:value-type="float">
            <text:p>0.331369625913161</text:p>
          </table:table-cell>
          <table:table-cell table:formula="of:=[.$N$17]^[.A41]" office:value-type="float" office:value="0.963400934613352" calcext:value-type="float">
            <text:p>0.963400934613352</text:p>
          </table:table-cell>
          <table:table-cell table:formula="of:=SUM([.B41:.N41])" office:value-type="float" office:value="7.1329491729138" calcext:value-type="float">
            <text:p>7.1329491729138</text:p>
          </table:table-cell>
          <table:table-cell table:formula="of:=13-[.O41]" office:value-type="float" office:value="5.8670508270862" calcext:value-type="float">
            <text:p>5.86705082708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17]^[.A42]" office:value-type="float" office:value="0.0150575144979544" calcext:value-type="float">
            <text:p>0.015057514497954</text:p>
          </table:table-cell>
          <table:table-cell table:formula="of:=[.$C$17]^[.A42]" office:value-type="float" office:value="0.455323618298626" calcext:value-type="float">
            <text:p>0.455323618298626</text:p>
          </table:table-cell>
          <table:table-cell table:formula="of:=[.$D$17]^[.A42]" office:value-type="float" office:value="0.0000000000578650107766043" calcext:value-type="float">
            <text:p>5.78650107766043E-11</text:p>
          </table:table-cell>
          <table:table-cell table:formula="of:=[.$E$17]^[.A42]" office:value-type="float" office:value="0.961965165709308" calcext:value-type="float">
            <text:p>0.961965165709308</text:p>
          </table:table-cell>
          <table:table-cell table:formula="of:=[.$F$17]^[.A42]" office:value-type="float" office:value="0.269495875154548" calcext:value-type="float">
            <text:p>0.269495875154548</text:p>
          </table:table-cell>
          <table:table-cell table:formula="of:=[.$G$17]^[.A42]" office:value-type="float" office:value="0.961965165709308" calcext:value-type="float">
            <text:p>0.961965165709308</text:p>
          </table:table-cell>
          <table:table-cell table:formula="of:=[.$H$17]^[.A42]" office:value-type="float" office:value="0.925323384289576" calcext:value-type="float">
            <text:p>0.925323384289576</text:p>
          </table:table-cell>
          <table:table-cell table:formula="of:=[.$I$17]^[.A42]" office:value-type="float" office:value="0.961965165709308" calcext:value-type="float">
            <text:p>0.961965165709308</text:p>
          </table:table-cell>
          <table:table-cell table:formula="of:=[.$J$17]^[.A42]" office:value-type="float" office:value="0.133535298080506" calcext:value-type="float">
            <text:p>0.133535298080506</text:p>
          </table:table-cell>
          <table:table-cell table:formula="of:=[.$K$17]^[.A42]" office:value-type="float" office:value="0.403798432047172" calcext:value-type="float">
            <text:p>0.403798432047172</text:p>
          </table:table-cell>
          <table:table-cell table:formula="of:=[.$L$17]^[.A42]" office:value-type="float" office:value="0.676787645514702" calcext:value-type="float">
            <text:p>0.676787645514702</text:p>
          </table:table-cell>
          <table:table-cell table:formula="of:=[.$M$17]^[.A42]" office:value-type="float" office:value="0.317048136864754" calcext:value-type="float">
            <text:p>0.317048136864754</text:p>
          </table:table-cell>
          <table:table-cell table:formula="of:=[.$N$17]^[.A42]" office:value-type="float" office:value="0.961965165709308" calcext:value-type="float">
            <text:p>0.961965165709308</text:p>
          </table:table-cell>
          <table:table-cell table:formula="of:=SUM([.B42:.N42])" office:value-type="float" office:value="7.04423056764293" calcext:value-type="float">
            <text:p>7.04423056764293</text:p>
          </table:table-cell>
          <table:table-cell table:formula="of:=13-[.O42]" office:value-type="float" office:value="5.95576943235707" calcext:value-type="float">
            <text:p>5.955769432357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17]^[.A43]" office:value-type="float" office:value="0.0128134735891683" calcext:value-type="float">
            <text:p>0.012813473589168</text:p>
          </table:table-cell>
          <table:table-cell table:formula="of:=[.$C$17]^[.A43]" office:value-type="float" office:value="0.441752124459621" calcext:value-type="float">
            <text:p>0.441752124459621</text:p>
          </table:table-cell>
          <table:table-cell table:formula="of:=[.$D$17]^[.A43]" office:value-type="float" office:value="0.000000000023370220447779" calcext:value-type="float">
            <text:p>2.3370220447779E-11</text:p>
          </table:table-cell>
          <table:table-cell table:formula="of:=[.$E$17]^[.A43]" office:value-type="float" office:value="0.960531536550277" calcext:value-type="float">
            <text:p>0.960531536550277</text:p>
          </table:table-cell>
          <table:table-cell table:formula="of:=[.$F$17]^[.A43]" office:value-type="float" office:value="0.256241979655144" calcext:value-type="float">
            <text:p>0.256241979655144</text:p>
          </table:table-cell>
          <table:table-cell table:formula="of:=[.$G$17]^[.A43]" office:value-type="float" office:value="0.960531536550277" calcext:value-type="float">
            <text:p>0.960531536550277</text:p>
          </table:table-cell>
          <table:table-cell table:formula="of:=[.$H$17]^[.A43]" office:value-type="float" office:value="0.922565341415389" calcext:value-type="float">
            <text:p>0.922565341415389</text:p>
          </table:table-cell>
          <table:table-cell table:formula="of:=[.$I$17]^[.A43]" office:value-type="float" office:value="0.960531536550277" calcext:value-type="float">
            <text:p>0.960531536550277</text:p>
          </table:table-cell>
          <table:table-cell table:formula="of:=[.$J$17]^[.A43]" office:value-type="float" office:value="0.123584828774954" calcext:value-type="float">
            <text:p>0.123584828774954</text:p>
          </table:table-cell>
          <table:table-cell table:formula="of:=[.$K$17]^[.A43]" office:value-type="float" office:value="0.389957353154348" calcext:value-type="float">
            <text:p>0.389957353154348</text:p>
          </table:table-cell>
          <table:table-cell table:formula="of:=[.$L$17]^[.A43]" office:value-type="float" office:value="0.666701391483187" calcext:value-type="float">
            <text:p>0.666701391483187</text:p>
          </table:table-cell>
          <table:table-cell table:formula="of:=[.$M$17]^[.A43]" office:value-type="float" office:value="0.303345609340047" calcext:value-type="float">
            <text:p>0.303345609340047</text:p>
          </table:table-cell>
          <table:table-cell table:formula="of:=[.$N$17]^[.A43]" office:value-type="float" office:value="0.960531536550277" calcext:value-type="float">
            <text:p>0.960531536550277</text:p>
          </table:table-cell>
          <table:table-cell table:formula="of:=SUM([.B43:.N43])" office:value-type="float" office:value="6.95908824809634" calcext:value-type="float">
            <text:p>6.95908824809634</text:p>
          </table:table-cell>
          <table:table-cell table:formula="of:=13-[.O43]" office:value-type="float" office:value="6.04091175190366" calcext:value-type="float">
            <text:p>6.040911751903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17]^[.A44]" office:value-type="float" office:value="0.0109038650065799" calcext:value-type="float">
            <text:p>0.01090386500658</text:p>
          </table:table-cell>
          <table:table-cell table:formula="of:=[.$C$17]^[.A44]" office:value-type="float" office:value="0.428585146085265" calcext:value-type="float">
            <text:p>0.428585146085265</text:p>
          </table:table-cell>
          <table:table-cell table:formula="of:=[.$D$17]^[.A44]" office:value-type="float" office:value="0.00000000000943864342972894" calcext:value-type="float">
            <text:p>9.43864342972894E-12</text:p>
          </table:table-cell>
          <table:table-cell table:formula="of:=[.$E$17]^[.A44]" office:value-type="float" office:value="0.959100043947371" calcext:value-type="float">
            <text:p>0.959100043947371</text:p>
          </table:table-cell>
          <table:table-cell table:formula="of:=[.$F$17]^[.A44]" office:value-type="float" office:value="0.24363991508194" calcext:value-type="float">
            <text:p>0.24363991508194</text:p>
          </table:table-cell>
          <table:table-cell table:formula="of:=[.$G$17]^[.A44]" office:value-type="float" office:value="0.959100043947371" calcext:value-type="float">
            <text:p>0.959100043947371</text:p>
          </table:table-cell>
          <table:table-cell table:formula="of:=[.$H$17]^[.A44]" office:value-type="float" office:value="0.919815519235313" calcext:value-type="float">
            <text:p>0.919815519235313</text:p>
          </table:table-cell>
          <table:table-cell table:formula="of:=[.$I$17]^[.A44]" office:value-type="float" office:value="0.959100043947371" calcext:value-type="float">
            <text:p>0.959100043947371</text:p>
          </table:table-cell>
          <table:table-cell table:formula="of:=[.$J$17]^[.A44]" office:value-type="float" office:value="0.114375825140457" calcext:value-type="float">
            <text:p>0.114375825140457</text:p>
          </table:table-cell>
          <table:table-cell table:formula="of:=[.$K$17]^[.A44]" office:value-type="float" office:value="0.376590707666196" calcext:value-type="float">
            <text:p>0.376590707666196</text:p>
          </table:table-cell>
          <table:table-cell table:formula="of:=[.$L$17]^[.A44]" office:value-type="float" office:value="0.656765454203258" calcext:value-type="float">
            <text:p>0.656765454203258</text:p>
          </table:table-cell>
          <table:table-cell table:formula="of:=[.$M$17]^[.A44]" office:value-type="float" office:value="0.290235292393905" calcext:value-type="float">
            <text:p>0.290235292393905</text:p>
          </table:table-cell>
          <table:table-cell table:formula="of:=[.$N$17]^[.A44]" office:value-type="float" office:value="0.959100043947371" calcext:value-type="float">
            <text:p>0.959100043947371</text:p>
          </table:table-cell>
          <table:table-cell table:formula="of:=SUM([.B44:.N44])" office:value-type="float" office:value="6.87731190061184" calcext:value-type="float">
            <text:p>6.87731190061184</text:p>
          </table:table-cell>
          <table:table-cell table:formula="of:=13-[.O44]" office:value-type="float" office:value="6.12268809938816" calcext:value-type="float">
            <text:p>6.122688099388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7]^[.A45]" office:value-type="float" office:value="0.00927884786700019" calcext:value-type="float">
            <text:p>0.009278847867</text:p>
          </table:table-cell>
          <table:table-cell table:formula="of:=[.$C$17]^[.A45]" office:value-type="float" office:value="0.415810626082724" calcext:value-type="float">
            <text:p>0.415810626082724</text:p>
          </table:table-cell>
          <table:table-cell table:formula="of:=[.$D$17]^[.A45]" office:value-type="float" office:value="0.00000000000381203035686519" calcext:value-type="float">
            <text:p>3.81203035686519E-12</text:p>
          </table:table-cell>
          <table:table-cell table:formula="of:=[.$E$17]^[.A45]" office:value-type="float" office:value="0.957670684716451" calcext:value-type="float">
            <text:p>0.957670684716451</text:p>
          </table:table-cell>
          <table:table-cell table:formula="of:=[.$F$17]^[.A45]" office:value-type="float" office:value="0.231657624176271" calcext:value-type="float">
            <text:p>0.231657624176271</text:p>
          </table:table-cell>
          <table:table-cell table:formula="of:=[.$G$17]^[.A45]" office:value-type="float" office:value="0.957670684716451" calcext:value-type="float">
            <text:p>0.957670684716451</text:p>
          </table:table-cell>
          <table:table-cell table:formula="of:=[.$H$17]^[.A45]" office:value-type="float" office:value="0.917073893246534" calcext:value-type="float">
            <text:p>0.917073893246534</text:p>
          </table:table-cell>
          <table:table-cell table:formula="of:=[.$I$17]^[.A45]" office:value-type="float" office:value="0.957670684716451" calcext:value-type="float">
            <text:p>0.957670684716451</text:p>
          </table:table-cell>
          <table:table-cell table:formula="of:=[.$J$17]^[.A45]" office:value-type="float" office:value="0.105853036381854" calcext:value-type="float">
            <text:p>0.105853036381854</text:p>
          </table:table-cell>
          <table:table-cell table:formula="of:=[.$K$17]^[.A45]" office:value-type="float" office:value="0.363682233334866" calcext:value-type="float">
            <text:p>0.363682233334866</text:p>
          </table:table-cell>
          <table:table-cell table:formula="of:=[.$L$17]^[.A45]" office:value-type="float" office:value="0.646977593484879" calcext:value-type="float">
            <text:p>0.646977593484879</text:p>
          </table:table-cell>
          <table:table-cell table:formula="of:=[.$M$17]^[.A45]" office:value-type="float" office:value="0.277691591232321" calcext:value-type="float">
            <text:p>0.277691591232321</text:p>
          </table:table-cell>
          <table:table-cell table:formula="of:=[.$N$17]^[.A45]" office:value-type="float" office:value="0.957670684716451" calcext:value-type="float">
            <text:p>0.957670684716451</text:p>
          </table:table-cell>
          <table:table-cell table:formula="of:=SUM([.B45:.N45])" office:value-type="float" office:value="6.79870818467606" calcext:value-type="float">
            <text:p>6.79870818467606</text:p>
          </table:table-cell>
          <table:table-cell table:formula="of:=13-[.O45]" office:value-type="float" office:value="6.20129181532394" calcext:value-type="float">
            <text:p>6.201291815323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7]^[.A46]" office:value-type="float" office:value="0.00789600913868421" calcext:value-type="float">
            <text:p>0.007896009138684</text:p>
          </table:table-cell>
          <table:table-cell table:formula="of:=[.$C$17]^[.A46]" office:value-type="float" office:value="0.403416866735996" calcext:value-type="float">
            <text:p>0.403416866735996</text:p>
          </table:table-cell>
          <table:table-cell table:formula="of:=[.$D$17]^[.A46]" office:value-type="float" office:value="0.00000000000153958305023914" calcext:value-type="float">
            <text:p>1.53958305023914E-12</text:p>
          </table:table-cell>
          <table:table-cell table:formula="of:=[.$E$17]^[.A46]" office:value-type="float" office:value="0.956243455678125" calcext:value-type="float">
            <text:p>0.956243455678125</text:p>
          </table:table-cell>
          <table:table-cell table:formula="of:=[.$F$17]^[.A46]" office:value-type="float" office:value="0.220264626265962" calcext:value-type="float">
            <text:p>0.220264626265962</text:p>
          </table:table-cell>
          <table:table-cell table:formula="of:=[.$G$17]^[.A46]" office:value-type="float" office:value="0.956243455678125" calcext:value-type="float">
            <text:p>0.956243455678125</text:p>
          </table:table-cell>
          <table:table-cell table:formula="of:=[.$H$17]^[.A46]" office:value-type="float" office:value="0.914340439019271" calcext:value-type="float">
            <text:p>0.914340439019271</text:p>
          </table:table-cell>
          <table:table-cell table:formula="of:=[.$I$17]^[.A46]" office:value-type="float" office:value="0.956243455678125" calcext:value-type="float">
            <text:p>0.956243455678125</text:p>
          </table:table-cell>
          <table:table-cell table:formula="of:=[.$J$17]^[.A46]" office:value-type="float" office:value="0.0979653287528034" calcext:value-type="float">
            <text:p>0.097965328752804</text:p>
          </table:table-cell>
          <table:table-cell table:formula="of:=[.$K$17]^[.A46]" office:value-type="float" office:value="0.351216225336801" calcext:value-type="float">
            <text:p>0.351216225336801</text:p>
          </table:table-cell>
          <table:table-cell table:formula="of:=[.$L$17]^[.A46]" office:value-type="float" office:value="0.637335602523852" calcext:value-type="float">
            <text:p>0.637335602523852</text:p>
          </table:table-cell>
          <table:table-cell table:formula="of:=[.$M$17]^[.A46]" office:value-type="float" office:value="0.265690017244635" calcext:value-type="float">
            <text:p>0.265690017244635</text:p>
          </table:table-cell>
          <table:table-cell table:formula="of:=[.$N$17]^[.A46]" office:value-type="float" office:value="0.956243455678125" calcext:value-type="float">
            <text:p>0.956243455678125</text:p>
          </table:table-cell>
          <table:table-cell table:formula="of:=SUM([.B46:.N46])" office:value-type="float" office:value="6.72309893773205" calcext:value-type="float">
            <text:p>6.72309893773205</text:p>
          </table:table-cell>
          <table:table-cell table:formula="of:=13-[.O46]" office:value-type="float" office:value="6.27690106226796" calcext:value-type="float">
            <text:p>6.276901062267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17]^[.A47]" office:value-type="float" office:value="0.00671925665899953" calcext:value-type="float">
            <text:p>0.006719256659</text:p>
          </table:table-cell>
          <table:table-cell table:formula="of:=[.$C$17]^[.A47]" office:value-type="float" office:value="0.391392518994238" calcext:value-type="float">
            <text:p>0.391392518994238</text:p>
          </table:table-cell>
          <table:table-cell table:formula="of:=[.$D$17]^[.A47]" office:value-type="float" office:value="0.000000000000621798817607761" calcext:value-type="float">
            <text:p>6.21798817607761E-13</text:p>
          </table:table-cell>
          <table:table-cell table:formula="of:=[.$E$17]^[.A47]" office:value-type="float" office:value="0.95481835365774" calcext:value-type="float">
            <text:p>0.95481835365774</text:p>
          </table:table-cell>
          <table:table-cell table:formula="of:=[.$F$17]^[.A47]" office:value-type="float" office:value="0.209431939728292" calcext:value-type="float">
            <text:p>0.209431939728292</text:p>
          </table:table-cell>
          <table:table-cell table:formula="of:=[.$G$17]^[.A47]" office:value-type="float" office:value="0.95481835365774" calcext:value-type="float">
            <text:p>0.95481835365774</text:p>
          </table:table-cell>
          <table:table-cell table:formula="of:=[.$H$17]^[.A47]" office:value-type="float" office:value="0.911615132196561" calcext:value-type="float">
            <text:p>0.911615132196561</text:p>
          </table:table-cell>
          <table:table-cell table:formula="of:=[.$I$17]^[.A47]" office:value-type="float" office:value="0.95481835365774" calcext:value-type="float">
            <text:p>0.95481835365774</text:p>
          </table:table-cell>
          <table:table-cell table:formula="of:=[.$J$17]^[.A47]" office:value-type="float" office:value="0.0906653787712235" calcext:value-type="float">
            <text:p>0.090665378771224</text:p>
          </table:table-cell>
          <table:table-cell table:formula="of:=[.$K$17]^[.A47]" office:value-type="float" office:value="0.339177517165793" calcext:value-type="float">
            <text:p>0.339177517165793</text:p>
          </table:table-cell>
          <table:table-cell table:formula="of:=[.$L$17]^[.A47]" office:value-type="float" office:value="0.627837307404272" calcext:value-type="float">
            <text:p>0.627837307404272</text:p>
          </table:table-cell>
          <table:table-cell table:formula="of:=[.$M$17]^[.A47]" office:value-type="float" office:value="0.254207140195314" calcext:value-type="float">
            <text:p>0.254207140195314</text:p>
          </table:table-cell>
          <table:table-cell table:formula="of:=[.$N$17]^[.A47]" office:value-type="float" office:value="0.95481835365774" calcext:value-type="float">
            <text:p>0.95481835365774</text:p>
          </table:table-cell>
          <table:table-cell table:formula="of:=SUM([.B47:.N47])" office:value-type="float" office:value="6.65031960574628" calcext:value-type="float">
            <text:p>6.65031960574628</text:p>
          </table:table-cell>
          <table:table-cell table:formula="of:=13-[.O47]" office:value-type="float" office:value="6.34968039425372" calcext:value-type="float">
            <text:p>6.349680394253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17]^[.A48]" office:value-type="float" office:value="0.00571787712710691" calcext:value-type="float">
            <text:p>0.005717877127107</text:p>
          </table:table-cell>
          <table:table-cell table:formula="of:=[.$C$17]^[.A48]" office:value-type="float" office:value="0.379726572079357" calcext:value-type="float">
            <text:p>0.379726572079357</text:p>
          </table:table-cell>
          <table:table-cell table:formula="of:=[.$D$17]^[.A48]" office:value-type="float" office:value="0.000000000000251128881626979" calcext:value-type="float">
            <text:p>2.51128881626979E-13</text:p>
          </table:table-cell>
          <table:table-cell table:formula="of:=[.$E$17]^[.A48]" office:value-type="float" office:value="0.953395375485374" calcext:value-type="float">
            <text:p>0.953395375485374</text:p>
          </table:table-cell>
          <table:table-cell table:formula="of:=[.$F$17]^[.A48]" office:value-type="float" office:value="0.199132008266245" calcext:value-type="float">
            <text:p>0.199132008266245</text:p>
          </table:table-cell>
          <table:table-cell table:formula="of:=[.$G$17]^[.A48]" office:value-type="float" office:value="0.953395375485374" calcext:value-type="float">
            <text:p>0.953395375485374</text:p>
          </table:table-cell>
          <table:table-cell table:formula="of:=[.$H$17]^[.A48]" office:value-type="float" office:value="0.908897948494037" calcext:value-type="float">
            <text:p>0.908897948494037</text:p>
          </table:table-cell>
          <table:table-cell table:formula="of:=[.$I$17]^[.A48]" office:value-type="float" office:value="0.953395375485374" calcext:value-type="float">
            <text:p>0.953395375485374</text:p>
          </table:table-cell>
          <table:table-cell table:formula="of:=[.$J$17]^[.A48]" office:value-type="float" office:value="0.0839093892949773" calcext:value-type="float">
            <text:p>0.083909389294977</text:p>
          </table:table-cell>
          <table:table-cell table:formula="of:=[.$K$17]^[.A48]" office:value-type="float" office:value="0.327551462180975" calcext:value-type="float">
            <text:p>0.327551462180975</text:p>
          </table:table-cell>
          <table:table-cell table:formula="of:=[.$L$17]^[.A48]" office:value-type="float" office:value="0.618480566608381" calcext:value-type="float">
            <text:p>0.618480566608381</text:p>
          </table:table-cell>
          <table:table-cell table:formula="of:=[.$M$17]^[.A48]" office:value-type="float" office:value="0.243220542481955" calcext:value-type="float">
            <text:p>0.243220542481955</text:p>
          </table:table-cell>
          <table:table-cell table:formula="of:=[.$N$17]^[.A48]" office:value-type="float" office:value="0.953395375485374" calcext:value-type="float">
            <text:p>0.953395375485374</text:p>
          </table:table-cell>
          <table:table-cell table:formula="of:=SUM([.B48:.N48])" office:value-type="float" office:value="6.58021786847478" calcext:value-type="float">
            <text:p>6.58021786847478</text:p>
          </table:table-cell>
          <table:table-cell table:formula="of:=13-[.O48]" office:value-type="float" office:value="6.41978213152522" calcext:value-type="float">
            <text:p>6.419782131525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17]^[.A49]" office:value-type="float" office:value="0.00486573448521318" calcext:value-type="float">
            <text:p>0.004865734485213</text:p>
          </table:table-cell>
          <table:table-cell table:formula="of:=[.$C$17]^[.A49]" office:value-type="float" office:value="0.368408343403371" calcext:value-type="float">
            <text:p>0.368408343403371</text:p>
          </table:table-cell>
          <table:table-cell table:formula="of:=[.$D$17]^[.A49]" office:value-type="float" office:value="0.000000000000101424630284518" calcext:value-type="float">
            <text:p>1.01424630284518E-13</text:p>
          </table:table-cell>
          <table:table-cell table:formula="of:=[.$E$17]^[.A49]" office:value-type="float" office:value="0.951974517995828" calcext:value-type="float">
            <text:p>0.951974517995828</text:p>
          </table:table-cell>
          <table:table-cell table:formula="of:=[.$F$17]^[.A49]" office:value-type="float" office:value="0.189338630810527" calcext:value-type="float">
            <text:p>0.189338630810527</text:p>
          </table:table-cell>
          <table:table-cell table:formula="of:=[.$G$17]^[.A49]" office:value-type="float" office:value="0.951974517995828" calcext:value-type="float">
            <text:p>0.951974517995828</text:p>
          </table:table-cell>
          <table:table-cell table:formula="of:=[.$H$17]^[.A49]" office:value-type="float" office:value="0.906188863699718" calcext:value-type="float">
            <text:p>0.906188863699718</text:p>
          </table:table-cell>
          <table:table-cell table:formula="of:=[.$I$17]^[.A49]" office:value-type="float" office:value="0.951974517995828" calcext:value-type="float">
            <text:p>0.951974517995828</text:p>
          </table:table-cell>
          <table:table-cell table:formula="of:=[.$J$17]^[.A49]" office:value-type="float" office:value="0.077656826754368" calcext:value-type="float">
            <text:p>0.077656826754368</text:p>
          </table:table-cell>
          <table:table-cell table:formula="of:=[.$K$17]^[.A49]" office:value-type="float" office:value="0.31632391578729" calcext:value-type="float">
            <text:p>0.31632391578729</text:p>
          </table:table-cell>
          <table:table-cell table:formula="of:=[.$L$17]^[.A49]" office:value-type="float" office:value="0.609263270533741" calcext:value-type="float">
            <text:p>0.609263270533741</text:p>
          </table:table-cell>
          <table:table-cell table:formula="of:=[.$M$17]^[.A49]" office:value-type="float" office:value="0.232708775370216" calcext:value-type="float">
            <text:p>0.232708775370216</text:p>
          </table:table-cell>
          <table:table-cell table:formula="of:=[.$N$17]^[.A49]" office:value-type="float" office:value="0.951974517995828" calcext:value-type="float">
            <text:p>0.951974517995828</text:p>
          </table:table-cell>
          <table:table-cell table:formula="of:=SUM([.B49:.N49])" office:value-type="float" office:value="6.51265243282786" calcext:value-type="float">
            <text:p>6.51265243282786</text:p>
          </table:table-cell>
          <table:table-cell table:formula="of:=13-[.O49]" office:value-type="float" office:value="6.48734756717214" calcext:value-type="float">
            <text:p>6.487347567172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17]^[.A50]" office:value-type="float" office:value="0.00414058776610541" calcext:value-type="float">
            <text:p>0.004140587766105</text:p>
          </table:table-cell>
          <table:table-cell table:formula="of:=[.$C$17]^[.A50]" office:value-type="float" office:value="0.357427468786281" calcext:value-type="float">
            <text:p>0.357427468786281</text:p>
          </table:table-cell>
          <table:table-cell table:formula="of:=[.$D$17]^[.A50]" office:value-type="float" office:value="0.0000000000000409628536618544" calcext:value-type="float">
            <text:p>4.09628536618544E-14</text:p>
          </table:table-cell>
          <table:table-cell table:formula="of:=[.$E$17]^[.A50]" office:value-type="float" office:value="0.950555778028621" calcext:value-type="float">
            <text:p>0.950555778028621</text:p>
          </table:table-cell>
          <table:table-cell table:formula="of:=[.$F$17]^[.A50]" office:value-type="float" office:value="0.180026894869026" calcext:value-type="float">
            <text:p>0.180026894869026</text:p>
          </table:table-cell>
          <table:table-cell table:formula="of:=[.$G$17]^[.A50]" office:value-type="float" office:value="0.950555778028621" calcext:value-type="float">
            <text:p>0.950555778028621</text:p>
          </table:table-cell>
          <table:table-cell table:formula="of:=[.$H$17]^[.A50]" office:value-type="float" office:value="0.903487853673787" calcext:value-type="float">
            <text:p>0.903487853673787</text:p>
          </table:table-cell>
          <table:table-cell table:formula="of:=[.$I$17]^[.A50]" office:value-type="float" office:value="0.950555778028621" calcext:value-type="float">
            <text:p>0.950555778028621</text:p>
          </table:table-cell>
          <table:table-cell table:formula="of:=[.$J$17]^[.A50]" office:value-type="float" office:value="0.0718701779649218" calcext:value-type="float">
            <text:p>0.071870177964922</text:p>
          </table:table-cell>
          <table:table-cell table:formula="of:=[.$K$17]^[.A50]" office:value-type="float" office:value="0.305481218226772" calcext:value-type="float">
            <text:p>0.305481218226772</text:p>
          </table:table-cell>
          <table:table-cell table:formula="of:=[.$L$17]^[.A50]" office:value-type="float" office:value="0.60018334101759" calcext:value-type="float">
            <text:p>0.60018334101759</text:p>
          </table:table-cell>
          <table:table-cell table:formula="of:=[.$M$17]^[.A50]" office:value-type="float" office:value="0.222651317120237" calcext:value-type="float">
            <text:p>0.222651317120237</text:p>
          </table:table-cell>
          <table:table-cell table:formula="of:=[.$N$17]^[.A50]" office:value-type="float" office:value="0.950555778028621" calcext:value-type="float">
            <text:p>0.950555778028621</text:p>
          </table:table-cell>
          <table:table-cell table:formula="of:=SUM([.B50:.N50])" office:value-type="float" office:value="6.44749197153924" calcext:value-type="float">
            <text:p>6.44749197153924</text:p>
          </table:table-cell>
          <table:table-cell table:formula="of:=13-[.O50]" office:value-type="float" office:value="6.55250802846076" calcext:value-type="float">
            <text:p>6.552508028460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17]^[.A51]" office:value-type="float" office:value="0.0035235106027514" calcext:value-type="float">
            <text:p>0.003523510602751</text:p>
          </table:table-cell>
          <table:table-cell table:formula="of:=[.$C$17]^[.A51]" office:value-type="float" office:value="0.346773892965527" calcext:value-type="float">
            <text:p>0.346773892965527</text:p>
          </table:table-cell>
          <table:table-cell table:formula="of:=[.$D$17]^[.A51]" office:value-type="float" office:value="0.0000000000000165438648917474" calcext:value-type="float">
            <text:p>1.65438648917474E-14</text:p>
          </table:table-cell>
          <table:table-cell table:formula="of:=[.$E$17]^[.A51]" office:value-type="float" office:value="0.949139152427982" calcext:value-type="float">
            <text:p>0.949139152427982</text:p>
          </table:table-cell>
          <table:table-cell table:formula="of:=[.$F$17]^[.A51]" office:value-type="float" office:value="0.171173113154156" calcext:value-type="float">
            <text:p>0.171173113154156</text:p>
          </table:table-cell>
          <table:table-cell table:formula="of:=[.$G$17]^[.A51]" office:value-type="float" office:value="0.949139152427982" calcext:value-type="float">
            <text:p>0.949139152427982</text:p>
          </table:table-cell>
          <table:table-cell table:formula="of:=[.$H$17]^[.A51]" office:value-type="float" office:value="0.900794894348381" calcext:value-type="float">
            <text:p>0.900794894348381</text:p>
          </table:table-cell>
          <table:table-cell table:formula="of:=[.$I$17]^[.A51]" office:value-type="float" office:value="0.949139152427982" calcext:value-type="float">
            <text:p>0.949139152427982</text:p>
          </table:table-cell>
          <table:table-cell table:formula="of:=[.$J$17]^[.A51]" office:value-type="float" office:value="0.0665147250614254" calcext:value-type="float">
            <text:p>0.066514725061425</text:p>
          </table:table-cell>
          <table:table-cell table:formula="of:=[.$K$17]^[.A51]" office:value-type="float" office:value="0.295010177959685" calcext:value-type="float">
            <text:p>0.295010177959685</text:p>
          </table:table-cell>
          <table:table-cell table:formula="of:=[.$L$17]^[.A51]" office:value-type="float" office:value="0.591238730868296" calcext:value-type="float">
            <text:p>0.591238730868296</text:p>
          </table:table-cell>
          <table:table-cell table:formula="of:=[.$M$17]^[.A51]" office:value-type="float" office:value="0.21302853292279" calcext:value-type="float">
            <text:p>0.21302853292279</text:p>
          </table:table-cell>
          <table:table-cell table:formula="of:=[.$N$17]^[.A51]" office:value-type="float" office:value="0.949139152427982" calcext:value-type="float">
            <text:p>0.949139152427982</text:p>
          </table:table-cell>
          <table:table-cell table:formula="of:=SUM([.B51:.N51])" office:value-type="float" office:value="6.38461418759496" calcext:value-type="float">
            <text:p>6.38461418759496</text:p>
          </table:table-cell>
          <table:table-cell table:formula="of:=13-[.O51]" office:value-type="float" office:value="6.61538581240504" calcext:value-type="float">
            <text:p>6.615385812405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7]^[.A52]" office:value-type="float" office:value="0.00299839724913718" calcext:value-type="float">
            <text:p>0.002998397249137</text:p>
          </table:table-cell>
          <table:table-cell table:formula="of:=[.$C$17]^[.A52]" office:value-type="float" office:value="0.336437860388313" calcext:value-type="float">
            <text:p>0.336437860388313</text:p>
          </table:table-cell>
          <table:table-cell table:formula="of:=[.$D$17]^[.A52]" office:value-type="float" office:value="6.68165035121244E-015" calcext:value-type="float">
            <text:p>6.68165035121244E-15</text:p>
          </table:table-cell>
          <table:table-cell table:formula="of:=[.$E$17]^[.A52]" office:value-type="float" office:value="0.947724638042843" calcext:value-type="float">
            <text:p>0.947724638042843</text:p>
          </table:table-cell>
          <table:table-cell table:formula="of:=[.$F$17]^[.A52]" office:value-type="float" office:value="0.162754763326902" calcext:value-type="float">
            <text:p>0.162754763326902</text:p>
          </table:table-cell>
          <table:table-cell table:formula="of:=[.$G$17]^[.A52]" office:value-type="float" office:value="0.947724638042843" calcext:value-type="float">
            <text:p>0.947724638042843</text:p>
          </table:table-cell>
          <table:table-cell table:formula="of:=[.$H$17]^[.A52]" office:value-type="float" office:value="0.898109961727372" calcext:value-type="float">
            <text:p>0.898109961727372</text:p>
          </table:table-cell>
          <table:table-cell table:formula="of:=[.$I$17]^[.A52]" office:value-type="float" office:value="0.947724638042843" calcext:value-type="float">
            <text:p>0.947724638042843</text:p>
          </table:table-cell>
          <table:table-cell table:formula="of:=[.$J$17]^[.A52]" office:value-type="float" office:value="0.0615583372028989" calcext:value-type="float">
            <text:p>0.061558337202899</text:p>
          </table:table-cell>
          <table:table-cell table:formula="of:=[.$K$17]^[.A52]" office:value-type="float" office:value="0.284898055615314" calcext:value-type="float">
            <text:p>0.284898055615314</text:p>
          </table:table-cell>
          <table:table-cell table:formula="of:=[.$L$17]^[.A52]" office:value-type="float" office:value="0.582427423403791" calcext:value-type="float">
            <text:p>0.582427423403791</text:p>
          </table:table-cell>
          <table:table-cell table:formula="of:=[.$M$17]^[.A52]" office:value-type="float" office:value="0.203821636566961" calcext:value-type="float">
            <text:p>0.203821636566961</text:p>
          </table:table-cell>
          <table:table-cell table:formula="of:=[.$N$17]^[.A52]" office:value-type="float" office:value="0.947724638042843" calcext:value-type="float">
            <text:p>0.947724638042843</text:p>
          </table:table-cell>
          <table:table-cell table:formula="of:=SUM([.B52:.N52])" office:value-type="float" office:value="6.32390498765207" calcext:value-type="float">
            <text:p>6.32390498765207</text:p>
          </table:table-cell>
          <table:table-cell table:formula="of:=13-[.O52]" office:value-type="float" office:value="6.67609501234793" calcext:value-type="float">
            <text:p>6.676095012347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17]^[.A53]" office:value-type="float" office:value="0.00255154221945951" calcext:value-type="float">
            <text:p>0.00255154221946</text:p>
          </table:table-cell>
          <table:table-cell table:formula="of:=[.$C$17]^[.A53]" office:value-type="float" office:value="0.326409906278378" calcext:value-type="float">
            <text:p>0.326409906278378</text:p>
          </table:table-cell>
          <table:table-cell table:formula="of:=[.$D$17]^[.A53]" office:value-type="float" office:value="2.69855029087715E-015" calcext:value-type="float">
            <text:p>2.69855029087715E-15</text:p>
          </table:table-cell>
          <table:table-cell table:formula="of:=[.$E$17]^[.A53]" office:value-type="float" office:value="0.946312231726833" calcext:value-type="float">
            <text:p>0.946312231726833</text:p>
          </table:table-cell>
          <table:table-cell table:formula="of:=[.$F$17]^[.A53]" office:value-type="float" office:value="0.154750430704268" calcext:value-type="float">
            <text:p>0.154750430704268</text:p>
          </table:table-cell>
          <table:table-cell table:formula="of:=[.$G$17]^[.A53]" office:value-type="float" office:value="0.946312231726833" calcext:value-type="float">
            <text:p>0.946312231726833</text:p>
          </table:table-cell>
          <table:table-cell table:formula="of:=[.$H$17]^[.A53]" office:value-type="float" office:value="0.895433031886158" calcext:value-type="float">
            <text:p>0.895433031886158</text:p>
          </table:table-cell>
          <table:table-cell table:formula="of:=[.$I$17]^[.A53]" office:value-type="float" office:value="0.946312231726833" calcext:value-type="float">
            <text:p>0.946312231726833</text:p>
          </table:table-cell>
          <table:table-cell table:formula="of:=[.$J$17]^[.A53]" office:value-type="float" office:value="0.0569712777988081" calcext:value-type="float">
            <text:p>0.056971277798808</text:p>
          </table:table-cell>
          <table:table-cell table:formula="of:=[.$K$17]^[.A53]" office:value-type="float" office:value="0.275132548492882" calcext:value-type="float">
            <text:p>0.275132548492882</text:p>
          </table:table-cell>
          <table:table-cell table:formula="of:=[.$L$17]^[.A53]" office:value-type="float" office:value="0.573747431996879" calcext:value-type="float">
            <text:p>0.573747431996879</text:p>
          </table:table-cell>
          <table:table-cell table:formula="of:=[.$M$17]^[.A53]" office:value-type="float" office:value="0.195012653764514" calcext:value-type="float">
            <text:p>0.195012653764514</text:p>
          </table:table-cell>
          <table:table-cell table:formula="of:=[.$N$17]^[.A53]" office:value-type="float" office:value="0.946312231726833" calcext:value-type="float">
            <text:p>0.946312231726833</text:p>
          </table:table-cell>
          <table:table-cell table:formula="of:=SUM([.B53:.N53])" office:value-type="float" office:value="6.26525775004868" calcext:value-type="float">
            <text:p>6.26525775004868</text:p>
          </table:table-cell>
          <table:table-cell table:formula="of:=13-[.O53]" office:value-type="float" office:value="6.73474224995132" calcext:value-type="float">
            <text:p>6.734742249951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17]^[.A54]" office:value-type="float" office:value="0.00217128257423455" calcext:value-type="float">
            <text:p>0.002171282574235</text:p>
          </table:table-cell>
          <table:table-cell table:formula="of:=[.$C$17]^[.A54]" office:value-type="float" office:value="0.316680847969038" calcext:value-type="float">
            <text:p>0.316680847969038</text:p>
          </table:table-cell>
          <table:table-cell table:formula="of:=[.$D$17]^[.A54]" office:value-type="float" office:value="1.08987649601745E-015" calcext:value-type="float">
            <text:p>1.08987649601745E-15</text:p>
          </table:table-cell>
          <table:table-cell table:formula="of:=[.$E$17]^[.A54]" office:value-type="float" office:value="0.944901930338268" calcext:value-type="float">
            <text:p>0.944901930338268</text:p>
          </table:table-cell>
          <table:table-cell table:formula="of:=[.$F$17]^[.A54]" office:value-type="float" office:value="0.147139753784385" calcext:value-type="float">
            <text:p>0.147139753784385</text:p>
          </table:table-cell>
          <table:table-cell table:formula="of:=[.$G$17]^[.A54]" office:value-type="float" office:value="0.944901930338268" calcext:value-type="float">
            <text:p>0.944901930338268</text:p>
          </table:table-cell>
          <table:table-cell table:formula="of:=[.$H$17]^[.A54]" office:value-type="float" office:value="0.892764080971445" calcext:value-type="float">
            <text:p>0.892764080971445</text:p>
          </table:table-cell>
          <table:table-cell table:formula="of:=[.$I$17]^[.A54]" office:value-type="float" office:value="0.944901930338268" calcext:value-type="float">
            <text:p>0.944901930338268</text:p>
          </table:table-cell>
          <table:table-cell table:formula="of:=[.$J$17]^[.A54]" office:value-type="float" office:value="0.0527260260999401" calcext:value-type="float">
            <text:p>0.05272602609994</text:p>
          </table:table-cell>
          <table:table-cell table:formula="of:=[.$K$17]^[.A54]" office:value-type="float" office:value="0.265701775593722" calcext:value-type="float">
            <text:p>0.265701775593722</text:p>
          </table:table-cell>
          <table:table-cell table:formula="of:=[.$L$17]^[.A54]" office:value-type="float" office:value="0.565196799627328" calcext:value-type="float">
            <text:p>0.565196799627328</text:p>
          </table:table-cell>
          <table:table-cell table:formula="of:=[.$M$17]^[.A54]" office:value-type="float" office:value="0.186584387059342" calcext:value-type="float">
            <text:p>0.186584387059342</text:p>
          </table:table-cell>
          <table:table-cell table:formula="of:=[.$N$17]^[.A54]" office:value-type="float" office:value="0.944901930338268" calcext:value-type="float">
            <text:p>0.944901930338268</text:p>
          </table:table-cell>
          <table:table-cell table:formula="of:=SUM([.B54:.N54])" office:value-type="float" office:value="6.20857267503251" calcext:value-type="float">
            <text:p>6.20857267503251</text:p>
          </table:table-cell>
          <table:table-cell table:formula="of:=13-[.O54]" office:value-type="float" office:value="6.79142732496749" calcext:value-type="float">
            <text:p>6.791427324967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17]^[.A55]" office:value-type="float" office:value="0.00184769351697157" calcext:value-type="float">
            <text:p>0.001847693516972</text:p>
          </table:table-cell>
          <table:table-cell table:formula="of:=[.$C$17]^[.A55]" office:value-type="float" office:value="0.307241776494551" calcext:value-type="float">
            <text:p>0.307241776494551</text:p>
          </table:table-cell>
          <table:table-cell table:formula="of:=[.$D$17]^[.A55]" office:value-type="float" office:value="4.40173666796913E-016" calcext:value-type="float">
            <text:p>4.40173666796913E-16</text:p>
          </table:table-cell>
          <table:table-cell table:formula="of:=[.$E$17]^[.A55]" office:value-type="float" office:value="0.943493730740149" calcext:value-type="float">
            <text:p>0.943493730740149</text:p>
          </table:table-cell>
          <table:table-cell table:formula="of:=[.$F$17]^[.A55]" office:value-type="float" office:value="0.139903372450727" calcext:value-type="float">
            <text:p>0.139903372450727</text:p>
          </table:table-cell>
          <table:table-cell table:formula="of:=[.$G$17]^[.A55]" office:value-type="float" office:value="0.943493730740149" calcext:value-type="float">
            <text:p>0.943493730740149</text:p>
          </table:table-cell>
          <table:table-cell table:formula="of:=[.$H$17]^[.A55]" office:value-type="float" office:value="0.890103085201038" calcext:value-type="float">
            <text:p>0.890103085201038</text:p>
          </table:table-cell>
          <table:table-cell table:formula="of:=[.$I$17]^[.A55]" office:value-type="float" office:value="0.943493730740149" calcext:value-type="float">
            <text:p>0.943493730740149</text:p>
          </table:table-cell>
          <table:table-cell table:formula="of:=[.$J$17]^[.A55]" office:value-type="float" office:value="0.0487971120835512" calcext:value-type="float">
            <text:p>0.048797112083551</text:p>
          </table:table-cell>
          <table:table-cell table:formula="of:=[.$K$17]^[.A55]" office:value-type="float" office:value="0.256594263166516" calcext:value-type="float">
            <text:p>0.256594263166516</text:p>
          </table:table-cell>
          <table:table-cell table:formula="of:=[.$L$17]^[.A55]" office:value-type="float" office:value="0.556773598440632" calcext:value-type="float">
            <text:p>0.556773598440632</text:p>
          </table:table-cell>
          <table:table-cell table:formula="of:=[.$M$17]^[.A55]" office:value-type="float" office:value="0.178520382253498" calcext:value-type="float">
            <text:p>0.178520382253498</text:p>
          </table:table-cell>
          <table:table-cell table:formula="of:=[.$N$17]^[.A55]" office:value-type="float" office:value="0.943493730740149" calcext:value-type="float">
            <text:p>0.943493730740149</text:p>
          </table:table-cell>
          <table:table-cell table:formula="of:=SUM([.B55:.N55])" office:value-type="float" office:value="6.15375620656808" calcext:value-type="float">
            <text:p>6.15375620656808</text:p>
          </table:table-cell>
          <table:table-cell table:formula="of:=13-[.O55]" office:value-type="float" office:value="6.84624379343192" calcext:value-type="float">
            <text:p>6.846243793431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7]^[.A56]" office:value-type="float" office:value="0.0015723293564691" calcext:value-type="float">
            <text:p>0.001572329356469</text:p>
          </table:table-cell>
          <table:table-cell table:formula="of:=[.$C$17]^[.A56]" office:value-type="float" office:value="0.29808404843212" calcext:value-type="float">
            <text:p>0.29808404843212</text:p>
          </table:table-cell>
          <table:table-cell table:formula="of:=[.$D$17]^[.A56]" office:value-type="float" office:value="1.77775057678038E-016" calcext:value-type="float">
            <text:p>1.77775057678038E-16</text:p>
          </table:table-cell>
          <table:table-cell table:formula="of:=[.$E$17]^[.A56]" office:value-type="float" office:value="0.942087629800148" calcext:value-type="float">
            <text:p>0.942087629800148</text:p>
          </table:table-cell>
          <table:table-cell table:formula="of:=[.$F$17]^[.A56]" office:value-type="float" office:value="0.133022878723642" calcext:value-type="float">
            <text:p>0.133022878723642</text:p>
          </table:table-cell>
          <table:table-cell table:formula="of:=[.$G$17]^[.A56]" office:value-type="float" office:value="0.942087629800148" calcext:value-type="float">
            <text:p>0.942087629800148</text:p>
          </table:table-cell>
          <table:table-cell table:formula="of:=[.$H$17]^[.A56]" office:value-type="float" office:value="0.887450020863627" calcext:value-type="float">
            <text:p>0.887450020863627</text:p>
          </table:table-cell>
          <table:table-cell table:formula="of:=[.$I$17]^[.A56]" office:value-type="float" office:value="0.942087629800148" calcext:value-type="float">
            <text:p>0.942087629800148</text:p>
          </table:table-cell>
          <table:table-cell table:formula="of:=[.$J$17]^[.A56]" office:value-type="float" office:value="0.0451609636421539" calcext:value-type="float">
            <text:p>0.045160963642154</text:p>
          </table:table-cell>
          <table:table-cell table:formula="of:=[.$K$17]^[.A56]" office:value-type="float" office:value="0.247798930747991" calcext:value-type="float">
            <text:p>0.247798930747991</text:p>
          </table:table-cell>
          <table:table-cell table:formula="of:=[.$L$17]^[.A56]" office:value-type="float" office:value="0.54847592931335" calcext:value-type="float">
            <text:p>0.54847592931335</text:p>
          </table:table-cell>
          <table:table-cell table:formula="of:=[.$M$17]^[.A56]" office:value-type="float" office:value="0.170804896284271" calcext:value-type="float">
            <text:p>0.170804896284271</text:p>
          </table:table-cell>
          <table:table-cell table:formula="of:=[.$N$17]^[.A56]" office:value-type="float" office:value="0.942087629800148" calcext:value-type="float">
            <text:p>0.942087629800148</text:p>
          </table:table-cell>
          <table:table-cell table:formula="of:=SUM([.B56:.N56])" office:value-type="float" office:value="6.10072051656422" calcext:value-type="float">
            <text:p>6.10072051656422</text:p>
          </table:table-cell>
          <table:table-cell table:formula="of:=13-[.O56]" office:value-type="float" office:value="6.89927948343578" calcext:value-type="float">
            <text:p>6.899279483435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17]^[.A57]" office:value-type="float" office:value="0.00133800307383585" calcext:value-type="float">
            <text:p>0.001338003073836</text:p>
          </table:table-cell>
          <table:table-cell table:formula="of:=[.$C$17]^[.A57]" office:value-type="float" office:value="0.28919927798705" calcext:value-type="float">
            <text:p>0.28919927798705</text:p>
          </table:table-cell>
          <table:table-cell table:formula="of:=[.$D$17]^[.A57]" office:value-type="float" office:value="7.17988683021583E-017" calcext:value-type="float">
            <text:p>7.17988683021583E-17</text:p>
          </table:table-cell>
          <table:table-cell table:formula="of:=[.$E$17]^[.A57]" office:value-type="float" office:value="0.94068362439061" calcext:value-type="float">
            <text:p>0.94068362439061</text:p>
          </table:table-cell>
          <table:table-cell table:formula="of:=[.$F$17]^[.A57]" office:value-type="float" office:value="0.126480769933955" calcext:value-type="float">
            <text:p>0.126480769933955</text:p>
          </table:table-cell>
          <table:table-cell table:formula="of:=[.$G$17]^[.A57]" office:value-type="float" office:value="0.94068362439061" calcext:value-type="float">
            <text:p>0.94068362439061</text:p>
          </table:table-cell>
          <table:table-cell table:formula="of:=[.$H$17]^[.A57]" office:value-type="float" office:value="0.884804864318579" calcext:value-type="float">
            <text:p>0.884804864318579</text:p>
          </table:table-cell>
          <table:table-cell table:formula="of:=[.$I$17]^[.A57]" office:value-type="float" office:value="0.94068362439061" calcext:value-type="float">
            <text:p>0.94068362439061</text:p>
          </table:table-cell>
          <table:table-cell table:formula="of:=[.$J$17]^[.A57]" office:value-type="float" office:value="0.041795765159132" calcext:value-type="float">
            <text:p>0.041795765159132</text:p>
          </table:table-cell>
          <table:table-cell table:formula="of:=[.$K$17]^[.A57]" office:value-type="float" office:value="0.239305077682114" calcext:value-type="float">
            <text:p>0.239305077682114</text:p>
          </table:table-cell>
          <table:table-cell table:formula="of:=[.$L$17]^[.A57]" office:value-type="float" office:value="0.540301921424924" calcext:value-type="float">
            <text:p>0.540301921424924</text:p>
          </table:table-cell>
          <table:table-cell table:formula="of:=[.$M$17]^[.A57]" office:value-type="float" office:value="0.163422866489571" calcext:value-type="float">
            <text:p>0.163422866489571</text:p>
          </table:table-cell>
          <table:table-cell table:formula="of:=[.$N$17]^[.A57]" office:value-type="float" office:value="0.94068362439061" calcext:value-type="float">
            <text:p>0.94068362439061</text:p>
          </table:table-cell>
          <table:table-cell table:formula="of:=SUM([.B57:.N57])" office:value-type="float" office:value="6.0493830436316" calcext:value-type="float">
            <text:p>6.0493830436316</text:p>
          </table:table-cell>
          <table:table-cell table:formula="of:=13-[.O57]" office:value-type="float" office:value="6.9506169563684" calcext:value-type="float">
            <text:p>6.95061695636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17]^[.A58]" office:value-type="float" office:value="0.0011385987409244" calcext:value-type="float">
            <text:p>0.001138598740924</text:p>
          </table:table-cell>
          <table:table-cell table:formula="of:=[.$C$17]^[.A58]" office:value-type="float" office:value="0.280579329313814" calcext:value-type="float">
            <text:p>0.280579329313814</text:p>
          </table:table-cell>
          <table:table-cell table:formula="of:=[.$D$17]^[.A58]" office:value-type="float" office:value="2.89977545601861E-017" calcext:value-type="float">
            <text:p>2.89977545601861E-17</text:p>
          </table:table-cell>
          <table:table-cell table:formula="of:=[.$E$17]^[.A58]" office:value-type="float" office:value="0.939281711388538" calcext:value-type="float">
            <text:p>0.939281711388538</text:p>
          </table:table-cell>
          <table:table-cell table:formula="of:=[.$F$17]^[.A58]" office:value-type="float" office:value="0.120260404199498" calcext:value-type="float">
            <text:p>0.120260404199498</text:p>
          </table:table-cell>
          <table:table-cell table:formula="of:=[.$G$17]^[.A58]" office:value-type="float" office:value="0.939281711388538" calcext:value-type="float">
            <text:p>0.939281711388538</text:p>
          </table:table-cell>
          <table:table-cell table:formula="of:=[.$H$17]^[.A58]" office:value-type="float" office:value="0.882167591995722" calcext:value-type="float">
            <text:p>0.882167591995722</text:p>
          </table:table-cell>
          <table:table-cell table:formula="of:=[.$I$17]^[.A58]" office:value-type="float" office:value="0.939281711388538" calcext:value-type="float">
            <text:p>0.939281711388538</text:p>
          </table:table-cell>
          <table:table-cell table:formula="of:=[.$J$17]^[.A58]" office:value-type="float" office:value="0.038681326622684" calcext:value-type="float">
            <text:p>0.038681326622684</text:p>
          </table:table-cell>
          <table:table-cell table:formula="of:=[.$K$17]^[.A58]" office:value-type="float" office:value="0.231102370101356" calcext:value-type="float">
            <text:p>0.231102370101356</text:p>
          </table:table-cell>
          <table:table-cell table:formula="of:=[.$L$17]^[.A58]" office:value-type="float" office:value="0.532249731835879" calcext:value-type="float">
            <text:p>0.532249731835879</text:p>
          </table:table-cell>
          <table:table-cell table:formula="of:=[.$M$17]^[.A58]" office:value-type="float" office:value="0.156359881201646" calcext:value-type="float">
            <text:p>0.156359881201646</text:p>
          </table:table-cell>
          <table:table-cell table:formula="of:=[.$N$17]^[.A58]" office:value-type="float" office:value="0.939281711388538" calcext:value-type="float">
            <text:p>0.939281711388538</text:p>
          </table:table-cell>
          <table:table-cell table:formula="of:=SUM([.B58:.N58])" office:value-type="float" office:value="5.99966607956567" calcext:value-type="float">
            <text:p>5.99966607956567</text:p>
          </table:table-cell>
          <table:table-cell table:formula="of:=13-[.O58]" office:value-type="float" office:value="7.00033392043433" calcext:value-type="float">
            <text:p>7.000333920434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7]^[.A59]" office:value-type="float" office:value="0.000968911894288872" calcext:value-type="float">
            <text:p>0.000968911894289</text:p>
          </table:table-cell>
          <table:table-cell table:formula="of:=[.$C$17]^[.A59]" office:value-type="float" office:value="0.272216309066011" calcext:value-type="float">
            <text:p>0.272216309066011</text:p>
          </table:table-cell>
          <table:table-cell table:formula="of:=[.$D$17]^[.A59]" office:value-type="float" office:value="1.1711462721029E-017" calcext:value-type="float">
            <text:p>1.1711462721029E-17</text:p>
          </table:table-cell>
          <table:table-cell table:formula="of:=[.$E$17]^[.A59]" office:value-type="float" office:value="0.937881887675589" calcext:value-type="float">
            <text:p>0.937881887675589</text:p>
          </table:table-cell>
          <table:table-cell table:formula="of:=[.$F$17]^[.A59]" office:value-type="float" office:value="0.114345958091326" calcext:value-type="float">
            <text:p>0.114345958091326</text:p>
          </table:table-cell>
          <table:table-cell table:formula="of:=[.$G$17]^[.A59]" office:value-type="float" office:value="0.937881887675589" calcext:value-type="float">
            <text:p>0.937881887675589</text:p>
          </table:table-cell>
          <table:table-cell table:formula="of:=[.$H$17]^[.A59]" office:value-type="float" office:value="0.879538180395138" calcext:value-type="float">
            <text:p>0.879538180395138</text:p>
          </table:table-cell>
          <table:table-cell table:formula="of:=[.$I$17]^[.A59]" office:value-type="float" office:value="0.937881887675589" calcext:value-type="float">
            <text:p>0.937881887675589</text:p>
          </table:table-cell>
          <table:table-cell table:formula="of:=[.$J$17]^[.A59]" office:value-type="float" office:value="0.0357989624928268" calcext:value-type="float">
            <text:p>0.035798962492827</text:p>
          </table:table-cell>
          <table:table-cell table:formula="of:=[.$K$17]^[.A59]" office:value-type="float" office:value="0.223180828354216" calcext:value-type="float">
            <text:p>0.223180828354216</text:p>
          </table:table-cell>
          <table:table-cell table:formula="of:=[.$L$17]^[.A59]" office:value-type="float" office:value="0.524317545072304" calcext:value-type="float">
            <text:p>0.524317545072304</text:p>
          </table:table-cell>
          <table:table-cell table:formula="of:=[.$M$17]^[.A59]" office:value-type="float" office:value="0.149602151611709" calcext:value-type="float">
            <text:p>0.149602151611709</text:p>
          </table:table-cell>
          <table:table-cell table:formula="of:=[.$N$17]^[.A59]" office:value-type="float" office:value="0.937881887675589" calcext:value-type="float">
            <text:p>0.937881887675589</text:p>
          </table:table-cell>
          <table:table-cell table:formula="of:=SUM([.B59:.N59])" office:value-type="float" office:value="5.95149639768018" calcext:value-type="float">
            <text:p>5.95149639768018</text:p>
          </table:table-cell>
          <table:table-cell table:formula="of:=13-[.O59]" office:value-type="float" office:value="7.04850360231982" calcext:value-type="float">
            <text:p>7.048503602319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17]^[.A60]" office:value-type="float" office:value="0.000824513698418698" calcext:value-type="float">
            <text:p>0.000824513698419</text:p>
          </table:table-cell>
          <table:table-cell table:formula="of:=[.$C$17]^[.A60]" office:value-type="float" office:value="0.264102559168365" calcext:value-type="float">
            <text:p>0.264102559168365</text:p>
          </table:table-cell>
          <table:table-cell table:formula="of:=[.$D$17]^[.A60]" office:value-type="float" office:value="4.72996482473747E-018" calcext:value-type="float">
            <text:p>4.72996482473747E-18</text:p>
          </table:table-cell>
          <table:table-cell table:formula="of:=[.$E$17]^[.A60]" office:value-type="float" office:value="0.936484150138069" calcext:value-type="float">
            <text:p>0.936484150138069</text:p>
          </table:table-cell>
          <table:table-cell table:formula="of:=[.$F$17]^[.A60]" office:value-type="float" office:value="0.108722386381916" calcext:value-type="float">
            <text:p>0.108722386381916</text:p>
          </table:table-cell>
          <table:table-cell table:formula="of:=[.$G$17]^[.A60]" office:value-type="float" office:value="0.936484150138069" calcext:value-type="float">
            <text:p>0.936484150138069</text:p>
          </table:table-cell>
          <table:table-cell table:formula="of:=[.$H$17]^[.A60]" office:value-type="float" office:value="0.876916606086956" calcext:value-type="float">
            <text:p>0.876916606086956</text:p>
          </table:table-cell>
          <table:table-cell table:formula="of:=[.$I$17]^[.A60]" office:value-type="float" office:value="0.936484150138069" calcext:value-type="float">
            <text:p>0.936484150138069</text:p>
          </table:table-cell>
          <table:table-cell table:formula="of:=[.$J$17]^[.A60]" office:value-type="float" office:value="0.0331313795947026" calcext:value-type="float">
            <text:p>0.033131379594703</text:p>
          </table:table-cell>
          <table:table-cell table:formula="of:=[.$K$17]^[.A60]" office:value-type="float" office:value="0.215530814863684" calcext:value-type="float">
            <text:p>0.215530814863684</text:p>
          </table:table-cell>
          <table:table-cell table:formula="of:=[.$L$17]^[.A60]" office:value-type="float" office:value="0.516503572716532" calcext:value-type="float">
            <text:p>0.516503572716532</text:p>
          </table:table-cell>
          <table:table-cell table:formula="of:=[.$M$17]^[.A60]" office:value-type="float" office:value="0.143136484850548" calcext:value-type="float">
            <text:p>0.143136484850548</text:p>
          </table:table-cell>
          <table:table-cell table:formula="of:=[.$N$17]^[.A60]" office:value-type="float" office:value="0.936484150138069" calcext:value-type="float">
            <text:p>0.936484150138069</text:p>
          </table:table-cell>
          <table:table-cell table:formula="of:=SUM([.B60:.N60])" office:value-type="float" office:value="5.9048049179134" calcext:value-type="float">
            <text:p>5.9048049179134</text:p>
          </table:table-cell>
          <table:table-cell table:formula="of:=13-[.O60]" office:value-type="float" office:value="7.0951950820866" calcext:value-type="float">
            <text:p>7.09519508208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17]^[.A61]" office:value-type="float" office:value="0.000701635352901753" calcext:value-type="float">
            <text:p>0.000701635352902</text:p>
          </table:table-cell>
          <table:table-cell table:formula="of:=[.$C$17]^[.A61]" office:value-type="float" office:value="0.256230649804181" calcext:value-type="float">
            <text:p>0.256230649804181</text:p>
          </table:table-cell>
          <table:table-cell table:formula="of:=[.$D$17]^[.A61]" office:value-type="float" office:value="1.91031366244986E-018" calcext:value-type="float">
            <text:p>1.91031366244986E-18</text:p>
          </table:table-cell>
          <table:table-cell table:formula="of:=[.$E$17]^[.A61]" office:value-type="float" office:value="0.935088495666925" calcext:value-type="float">
            <text:p>0.935088495666925</text:p>
          </table:table-cell>
          <table:table-cell table:formula="of:=[.$F$17]^[.A61]" office:value-type="float" office:value="0.103375383772969" calcext:value-type="float">
            <text:p>0.103375383772969</text:p>
          </table:table-cell>
          <table:table-cell table:formula="of:=[.$G$17]^[.A61]" office:value-type="float" office:value="0.935088495666925" calcext:value-type="float">
            <text:p>0.935088495666925</text:p>
          </table:table-cell>
          <table:table-cell table:formula="of:=[.$H$17]^[.A61]" office:value-type="float" office:value="0.874302845711137" calcext:value-type="float">
            <text:p>0.874302845711137</text:p>
          </table:table-cell>
          <table:table-cell table:formula="of:=[.$I$17]^[.A61]" office:value-type="float" office:value="0.935088495666925" calcext:value-type="float">
            <text:p>0.935088495666925</text:p>
          </table:table-cell>
          <table:table-cell table:formula="of:=[.$J$17]^[.A61]" office:value-type="float" office:value="0.0306625733655891" calcext:value-type="float">
            <text:p>0.030662573365589</text:p>
          </table:table-cell>
          <table:table-cell table:formula="of:=[.$K$17]^[.A61]" office:value-type="float" office:value="0.208143022401889" calcext:value-type="float">
            <text:p>0.208143022401889</text:p>
          </table:table-cell>
          <table:table-cell table:formula="of:=[.$L$17]^[.A61]" office:value-type="float" office:value="0.508806053003916" calcext:value-type="float">
            <text:p>0.508806053003916</text:p>
          </table:table-cell>
          <table:table-cell table:formula="of:=[.$M$17]^[.A61]" office:value-type="float" office:value="0.136950258232566" calcext:value-type="float">
            <text:p>0.136950258232566</text:p>
          </table:table-cell>
          <table:table-cell table:formula="of:=[.$N$17]^[.A61]" office:value-type="float" office:value="0.935088495666925" calcext:value-type="float">
            <text:p>0.935088495666925</text:p>
          </table:table-cell>
          <table:table-cell table:formula="of:=SUM([.B61:.N61])" office:value-type="float" office:value="5.85952640431285" calcext:value-type="float">
            <text:p>5.85952640431285</text:p>
          </table:table-cell>
          <table:table-cell table:formula="of:=13-[.O61]" office:value-type="float" office:value="7.14047359568715" calcext:value-type="float">
            <text:p>7.140473595687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17]^[.A62]" office:value-type="float" office:value="0.000597069726537856" calcext:value-type="float">
            <text:p>0.000597069726538</text:p>
          </table:table-cell>
          <table:table-cell table:formula="of:=[.$C$17]^[.A62]" office:value-type="float" office:value="0.248593372611806" calcext:value-type="float">
            <text:p>0.248593372611806</text:p>
          </table:table-cell>
          <table:table-cell table:formula="of:=[.$D$17]^[.A62]" office:value-type="float" office:value="7.71527574551283E-019" calcext:value-type="float">
            <text:p>7.71527574551283E-19</text:p>
          </table:table-cell>
          <table:table-cell table:formula="of:=[.$E$17]^[.A62]" office:value-type="float" office:value="0.933694921157734" calcext:value-type="float">
            <text:p>0.933694921157734</text:p>
          </table:table-cell>
          <table:table-cell table:formula="of:=[.$F$17]^[.A62]" office:value-type="float" office:value="0.0982913485054463" calcext:value-type="float">
            <text:p>0.098291348505446</text:p>
          </table:table-cell>
          <table:table-cell table:formula="of:=[.$G$17]^[.A62]" office:value-type="float" office:value="0.933694921157734" calcext:value-type="float">
            <text:p>0.933694921157734</text:p>
          </table:table-cell>
          <table:table-cell table:formula="of:=[.$H$17]^[.A62]" office:value-type="float" office:value="0.871696875977274" calcext:value-type="float">
            <text:p>0.871696875977274</text:p>
          </table:table-cell>
          <table:table-cell table:formula="of:=[.$I$17]^[.A62]" office:value-type="float" office:value="0.933694921157734" calcext:value-type="float">
            <text:p>0.933694921157734</text:p>
          </table:table-cell>
          <table:table-cell table:formula="of:=[.$J$17]^[.A62]" office:value-type="float" office:value="0.0283777318331309" calcext:value-type="float">
            <text:p>0.028377731833131</text:p>
          </table:table-cell>
          <table:table-cell table:formula="of:=[.$K$17]^[.A62]" office:value-type="float" office:value="0.201008462766653" calcext:value-type="float">
            <text:p>0.201008462766653</text:p>
          </table:table-cell>
          <table:table-cell table:formula="of:=[.$L$17]^[.A62]" office:value-type="float" office:value="0.501223250425617" calcext:value-type="float">
            <text:p>0.501223250425617</text:p>
          </table:table-cell>
          <table:table-cell table:formula="of:=[.$M$17]^[.A62]" office:value-type="float" office:value="0.131031394612976" calcext:value-type="float">
            <text:p>0.131031394612976</text:p>
          </table:table-cell>
          <table:table-cell table:formula="of:=[.$N$17]^[.A62]" office:value-type="float" office:value="0.933694921157734" calcext:value-type="float">
            <text:p>0.933694921157734</text:p>
          </table:table-cell>
          <table:table-cell table:formula="of:=SUM([.B62:.N62])" office:value-type="float" office:value="5.81559919109038" calcext:value-type="float">
            <text:p>5.81559919109038</text:p>
          </table:table-cell>
          <table:table-cell table:formula="of:=13-[.O62]" office:value-type="float" office:value="7.18440080890962" calcext:value-type="float">
            <text:p>7.184400808909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17]^[.A63]" office:value-type="float" office:value="0.000508087651047862" calcext:value-type="float">
            <text:p>0.000508087651048</text:p>
          </table:table-cell>
          <table:table-cell table:formula="of:=[.$C$17]^[.A63]" office:value-type="float" office:value="0.241183734083884" calcext:value-type="float">
            <text:p>0.241183734083884</text:p>
          </table:table-cell>
          <table:table-cell table:formula="of:=[.$D$17]^[.A63]" office:value-type="float" office:value="3.11600555444706E-019" calcext:value-type="float">
            <text:p>3.11600555444706E-19</text:p>
          </table:table-cell>
          <table:table-cell table:formula="of:=[.$E$17]^[.A63]" office:value-type="float" office:value="0.932303423510703" calcext:value-type="float">
            <text:p>0.932303423510703</text:p>
          </table:table-cell>
          <table:table-cell table:formula="of:=[.$F$17]^[.A63]" office:value-type="float" office:value="0.0934573477592768" calcext:value-type="float">
            <text:p>0.093457347759277</text:p>
          </table:table-cell>
          <table:table-cell table:formula="of:=[.$G$17]^[.A63]" office:value-type="float" office:value="0.932303423510703" calcext:value-type="float">
            <text:p>0.932303423510703</text:p>
          </table:table-cell>
          <table:table-cell table:formula="of:=[.$H$17]^[.A63]" office:value-type="float" office:value="0.869098673664375" calcext:value-type="float">
            <text:p>0.869098673664375</text:p>
          </table:table-cell>
          <table:table-cell table:formula="of:=[.$I$17]^[.A63]" office:value-type="float" office:value="0.932303423510703" calcext:value-type="float">
            <text:p>0.932303423510703</text:p>
          </table:table-cell>
          <table:table-cell table:formula="of:=[.$J$17]^[.A63]" office:value-type="float" office:value="0.026263146748695" calcext:value-type="float">
            <text:p>0.026263146748695</text:p>
          </table:table-cell>
          <table:table-cell table:formula="of:=[.$K$17]^[.A63]" office:value-type="float" office:value="0.194118455846186" calcext:value-type="float">
            <text:p>0.194118455846186</text:p>
          </table:table-cell>
          <table:table-cell table:formula="of:=[.$L$17]^[.A63]" office:value-type="float" office:value="0.493753455337306" calcext:value-type="float">
            <text:p>0.493753455337306</text:p>
          </table:table-cell>
          <table:table-cell table:formula="of:=[.$M$17]^[.A63]" office:value-type="float" office:value="0.125368338810031" calcext:value-type="float">
            <text:p>0.125368338810031</text:p>
          </table:table-cell>
          <table:table-cell table:formula="of:=[.$N$17]^[.A63]" office:value-type="float" office:value="0.932303423510703" calcext:value-type="float">
            <text:p>0.932303423510703</text:p>
          </table:table-cell>
          <table:table-cell table:formula="of:=SUM([.B63:.N63])" office:value-type="float" office:value="5.77296493394362" calcext:value-type="float">
            <text:p>5.77296493394362</text:p>
          </table:table-cell>
          <table:table-cell table:formula="of:=13-[.O63]" office:value-type="float" office:value="7.22703506605639" calcext:value-type="float">
            <text:p>7.227035066056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17]^[.A64]" office:value-type="float" office:value="0.000432366689639835" calcext:value-type="float">
            <text:p>0.00043236668964</text:p>
          </table:table-cell>
          <table:table-cell table:formula="of:=[.$C$17]^[.A64]" office:value-type="float" office:value="0.233994949163351" calcext:value-type="float">
            <text:p>0.233994949163351</text:p>
          </table:table-cell>
          <table:table-cell table:formula="of:=[.$D$17]^[.A64]" office:value-type="float" office:value="1.25847616282437E-019" calcext:value-type="float">
            <text:p>1.25847616282437E-19</text:p>
          </table:table-cell>
          <table:table-cell table:formula="of:=[.$E$17]^[.A64]" office:value-type="float" office:value="0.930913999630657" calcext:value-type="float">
            <text:p>0.930913999630657</text:p>
          </table:table-cell>
          <table:table-cell table:formula="of:=[.$F$17]^[.A64]" office:value-type="float" office:value="0.0888610847547221" calcext:value-type="float">
            <text:p>0.088861084754722</text:p>
          </table:table-cell>
          <table:table-cell table:formula="of:=[.$G$17]^[.A64]" office:value-type="float" office:value="0.930913999630657" calcext:value-type="float">
            <text:p>0.930913999630657</text:p>
          </table:table-cell>
          <table:table-cell table:formula="of:=[.$H$17]^[.A64]" office:value-type="float" office:value="0.866508215620666" calcext:value-type="float">
            <text:p>0.866508215620666</text:p>
          </table:table-cell>
          <table:table-cell table:formula="of:=[.$I$17]^[.A64]" office:value-type="float" office:value="0.930913999630657" calcext:value-type="float">
            <text:p>0.930913999630657</text:p>
          </table:table-cell>
          <table:table-cell table:formula="of:=[.$J$17]^[.A64]" office:value-type="float" office:value="0.0243061313426819" calcext:value-type="float">
            <text:p>0.024306131342682</text:p>
          </table:table-cell>
          <table:table-cell table:formula="of:=[.$K$17]^[.A64]" office:value-type="float" office:value="0.187464619058612" calcext:value-type="float">
            <text:p>0.187464619058612</text:p>
          </table:table-cell>
          <table:table-cell table:formula="of:=[.$L$17]^[.A64]" office:value-type="float" office:value="0.48639498357371" calcext:value-type="float">
            <text:p>0.48639498357371</text:p>
          </table:table-cell>
          <table:table-cell table:formula="of:=[.$M$17]^[.A64]" office:value-type="float" office:value="0.119950035046259" calcext:value-type="float">
            <text:p>0.119950035046259</text:p>
          </table:table-cell>
          <table:table-cell table:formula="of:=[.$N$17]^[.A64]" office:value-type="float" office:value="0.930913999630657" calcext:value-type="float">
            <text:p>0.930913999630657</text:p>
          </table:table-cell>
          <table:table-cell table:formula="of:=SUM([.B64:.N64])" office:value-type="float" office:value="5.73156838377227" calcext:value-type="float">
            <text:p>5.73156838377227</text:p>
          </table:table-cell>
          <table:table-cell table:formula="of:=13-[.O64]" office:value-type="float" office:value="7.26843161622773" calcext:value-type="float">
            <text:p>7.268431616227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17]^[.A65]" office:value-type="float" office:value="0.000367930521288146" calcext:value-type="float">
            <text:p>0.000367930521288</text:p>
          </table:table-cell>
          <table:table-cell table:formula="of:=[.$C$17]^[.A65]" office:value-type="float" office:value="0.227020435030315" calcext:value-type="float">
            <text:p>0.227020435030315</text:p>
          </table:table-cell>
          <table:table-cell table:formula="of:=[.$D$17]^[.A65]" office:value-type="float" office:value="5.08266825820274E-020" calcext:value-type="float">
            <text:p>5.08266825820274E-20</text:p>
          </table:table-cell>
          <table:table-cell table:formula="of:=[.$E$17]^[.A65]" office:value-type="float" office:value="0.929526646427034" calcext:value-type="float">
            <text:p>0.929526646427034</text:p>
          </table:table-cell>
          <table:table-cell table:formula="of:=[.$F$17]^[.A65]" office:value-type="float" office:value="0.084490867471703" calcext:value-type="float">
            <text:p>0.084490867471703</text:p>
          </table:table-cell>
          <table:table-cell table:formula="of:=[.$G$17]^[.A65]" office:value-type="float" office:value="0.929526646427034" calcext:value-type="float">
            <text:p>0.929526646427034</text:p>
          </table:table-cell>
          <table:table-cell table:formula="of:=[.$H$17]^[.A65]" office:value-type="float" office:value="0.863925478763376" calcext:value-type="float">
            <text:p>0.863925478763376</text:p>
          </table:table-cell>
          <table:table-cell table:formula="of:=[.$I$17]^[.A65]" office:value-type="float" office:value="0.929526646427034" calcext:value-type="float">
            <text:p>0.929526646427034</text:p>
          </table:table-cell>
          <table:table-cell table:formula="of:=[.$J$17]^[.A65]" office:value-type="float" office:value="0.0224949442083539" calcext:value-type="float">
            <text:p>0.022494944208354</text:p>
          </table:table-cell>
          <table:table-cell table:formula="of:=[.$K$17]^[.A65]" office:value-type="float" office:value="0.181038857153474" calcext:value-type="float">
            <text:p>0.181038857153474</text:p>
          </table:table-cell>
          <table:table-cell table:formula="of:=[.$L$17]^[.A65]" office:value-type="float" office:value="0.479146176068886" calcext:value-type="float">
            <text:p>0.479146176068886</text:p>
          </table:table-cell>
          <table:table-cell table:formula="of:=[.$M$17]^[.A65]" office:value-type="float" office:value="0.114765905364677" calcext:value-type="float">
            <text:p>0.114765905364677</text:p>
          </table:table-cell>
          <table:table-cell table:formula="of:=[.$N$17]^[.A65]" office:value-type="float" office:value="0.929526646427034" calcext:value-type="float">
            <text:p>0.929526646427034</text:p>
          </table:table-cell>
          <table:table-cell table:formula="of:=SUM([.B65:.N65])" office:value-type="float" office:value="5.69135718029021" calcext:value-type="float">
            <text:p>5.69135718029021</text:p>
          </table:table-cell>
          <table:table-cell table:formula="of:=13-[.O65]" office:value-type="float" office:value="7.30864281970979" calcext:value-type="float">
            <text:p>7.308642819709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7]^[.A66]" office:value-type="float" office:value="0.000313097358652059" calcext:value-type="float">
            <text:p>0.000313097358652</text:p>
          </table:table-cell>
          <table:table-cell table:formula="of:=[.$C$17]^[.A66]" office:value-type="float" office:value="0.220253805074121" calcext:value-type="float">
            <text:p>0.220253805074121</text:p>
          </table:table-cell>
          <table:table-cell table:formula="of:=[.$D$17]^[.A66]" office:value-type="float" office:value="2.05276169593583E-020" calcext:value-type="float">
            <text:p>2.05276169593583E-20</text:p>
          </table:table-cell>
          <table:table-cell table:formula="of:=[.$E$17]^[.A66]" office:value-type="float" office:value="0.928141360813879" calcext:value-type="float">
            <text:p>0.928141360813879</text:p>
          </table:table-cell>
          <table:table-cell table:formula="of:=[.$F$17]^[.A66]" office:value-type="float" office:value="0.0803355789075208" calcext:value-type="float">
            <text:p>0.080335578907521</text:p>
          </table:table-cell>
          <table:table-cell table:formula="of:=[.$G$17]^[.A66]" office:value-type="float" office:value="0.928141360813879" calcext:value-type="float">
            <text:p>0.928141360813879</text:p>
          </table:table-cell>
          <table:table-cell table:formula="of:=[.$H$17]^[.A66]" office:value-type="float" office:value="0.861350440078537" calcext:value-type="float">
            <text:p>0.861350440078537</text:p>
          </table:table-cell>
          <table:table-cell table:formula="of:=[.$I$17]^[.A66]" office:value-type="float" office:value="0.928141360813879" calcext:value-type="float">
            <text:p>0.928141360813879</text:p>
          </table:table-cell>
          <table:table-cell table:formula="of:=[.$J$17]^[.A66]" office:value-type="float" office:value="0.0208187188575079" calcext:value-type="float">
            <text:p>0.020818718857508</text:p>
          </table:table-cell>
          <table:table-cell table:formula="of:=[.$K$17]^[.A66]" office:value-type="float" office:value="0.174833352362818" calcext:value-type="float">
            <text:p>0.174833352362818</text:p>
          </table:table-cell>
          <table:table-cell table:formula="of:=[.$L$17]^[.A66]" office:value-type="float" office:value="0.472005398482166" calcext:value-type="float">
            <text:p>0.472005398482166</text:p>
          </table:table-cell>
          <table:table-cell table:formula="of:=[.$M$17]^[.A66]" office:value-type="float" office:value="0.109805828977828" calcext:value-type="float">
            <text:p>0.109805828977828</text:p>
          </table:table-cell>
          <table:table-cell table:formula="of:=[.$N$17]^[.A66]" office:value-type="float" office:value="0.928141360813879" calcext:value-type="float">
            <text:p>0.928141360813879</text:p>
          </table:table-cell>
          <table:table-cell table:formula="of:=SUM([.B66:.N66])" office:value-type="float" office:value="5.65228166335467" calcext:value-type="float">
            <text:p>5.65228166335467</text:p>
          </table:table-cell>
          <table:table-cell table:formula="of:=13-[.O66]" office:value-type="float" office:value="7.34771833664533" calcext:value-type="float">
            <text:p>7.347718336645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17]^[.A67]" office:value-type="float" office:value="0.000266436053338786" calcext:value-type="float">
            <text:p>0.000266436053339</text:p>
          </table:table-cell>
          <table:table-cell table:formula="of:=[.$C$17]^[.A67]" office:value-type="float" office:value="0.213688863045086" calcext:value-type="float">
            <text:p>0.213688863045086</text:p>
          </table:table-cell>
          <table:table-cell table:formula="of:=[.$D$17]^[.A67]" office:value-type="float" office:value="8.29058747538912E-021" calcext:value-type="float">
            <text:p>8.29058747538912E-21</text:p>
          </table:table-cell>
          <table:table-cell table:formula="of:=[.$E$17]^[.A67]" office:value-type="float" office:value="0.926758139709835" calcext:value-type="float">
            <text:p>0.926758139709835</text:p>
          </table:table-cell>
          <table:table-cell table:formula="of:=[.$F$17]^[.A67]" office:value-type="float" office:value="0.0763846487973149" calcext:value-type="float">
            <text:p>0.076384648797315</text:p>
          </table:table-cell>
          <table:table-cell table:formula="of:=[.$G$17]^[.A67]" office:value-type="float" office:value="0.926758139709835" calcext:value-type="float">
            <text:p>0.926758139709835</text:p>
          </table:table-cell>
          <table:table-cell table:formula="of:=[.$H$17]^[.A67]" office:value-type="float" office:value="0.858783076620777" calcext:value-type="float">
            <text:p>0.858783076620777</text:p>
          </table:table-cell>
          <table:table-cell table:formula="of:=[.$I$17]^[.A67]" office:value-type="float" office:value="0.926758139709835" calcext:value-type="float">
            <text:p>0.926758139709835</text:p>
          </table:table-cell>
          <table:table-cell table:formula="of:=[.$J$17]^[.A67]" office:value-type="float" office:value="0.0192673985253538" calcext:value-type="float">
            <text:p>0.019267398525354</text:p>
          </table:table-cell>
          <table:table-cell table:formula="of:=[.$K$17]^[.A67]" office:value-type="float" office:value="0.168840554889875" calcext:value-type="float">
            <text:p>0.168840554889875</text:p>
          </table:table-cell>
          <table:table-cell table:formula="of:=[.$L$17]^[.A67]" office:value-type="float" office:value="0.464971040829675" calcext:value-type="float">
            <text:p>0.464971040829675</text:p>
          </table:table-cell>
          <table:table-cell table:formula="of:=[.$M$17]^[.A67]" office:value-type="float" office:value="0.105060122509338" calcext:value-type="float">
            <text:p>0.105060122509338</text:p>
          </table:table-cell>
          <table:table-cell table:formula="of:=[.$N$17]^[.A67]" office:value-type="float" office:value="0.926758139709835" calcext:value-type="float">
            <text:p>0.926758139709835</text:p>
          </table:table-cell>
          <table:table-cell table:formula="of:=SUM([.B67:.N67])" office:value-type="float" office:value="5.6142947001101" calcext:value-type="float">
            <text:p>5.6142947001101</text:p>
          </table:table-cell>
          <table:table-cell table:formula="of:=13-[.O67]" office:value-type="float" office:value="7.3857052998899" calcext:value-type="float">
            <text:p>7.38570529988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17]^[.A68]" office:value-type="float" office:value="0.000226728742856106" calcext:value-type="float">
            <text:p>0.000226728742856</text:p>
          </table:table-cell>
          <table:table-cell table:formula="of:=[.$C$17]^[.A68]" office:value-type="float" office:value="0.207319597380553" calcext:value-type="float">
            <text:p>0.207319597380553</text:p>
          </table:table-cell>
          <table:table-cell table:formula="of:=[.$D$17]^[.A68]" office:value-type="float" office:value="3.34835947217653E-021" calcext:value-type="float">
            <text:p>3.34835947217653E-21</text:p>
          </table:table-cell>
          <table:table-cell table:formula="of:=[.$E$17]^[.A68]" office:value-type="float" office:value="0.925376980038136" calcext:value-type="float">
            <text:p>0.925376980038136</text:p>
          </table:table-cell>
          <table:table-cell table:formula="of:=[.$F$17]^[.A68]" office:value-type="float" office:value="0.0726280267253157" calcext:value-type="float">
            <text:p>0.072628026725316</text:p>
          </table:table-cell>
          <table:table-cell table:formula="of:=[.$G$17]^[.A68]" office:value-type="float" office:value="0.925376980038136" calcext:value-type="float">
            <text:p>0.925376980038136</text:p>
          </table:table-cell>
          <table:table-cell table:formula="of:=[.$H$17]^[.A68]" office:value-type="float" office:value="0.856223365513114" calcext:value-type="float">
            <text:p>0.856223365513114</text:p>
          </table:table-cell>
          <table:table-cell table:formula="of:=[.$I$17]^[.A68]" office:value-type="float" office:value="0.925376980038136" calcext:value-type="float">
            <text:p>0.925376980038136</text:p>
          </table:table-cell>
          <table:table-cell table:formula="of:=[.$J$17]^[.A68]" office:value-type="float" office:value="0.0178316758334496" calcext:value-type="float">
            <text:p>0.01783167583345</text:p>
          </table:table-cell>
          <table:table-cell table:formula="of:=[.$K$17]^[.A68]" office:value-type="float" office:value="0.163053173723754" calcext:value-type="float">
            <text:p>0.163053173723754</text:p>
          </table:table-cell>
          <table:table-cell table:formula="of:=[.$L$17]^[.A68]" office:value-type="float" office:value="0.458041517121334" calcext:value-type="float">
            <text:p>0.458041517121334</text:p>
          </table:table-cell>
          <table:table-cell table:formula="of:=[.$M$17]^[.A68]" office:value-type="float" office:value="0.100519521089411" calcext:value-type="float">
            <text:p>0.100519521089411</text:p>
          </table:table-cell>
          <table:table-cell table:formula="of:=[.$N$17]^[.A68]" office:value-type="float" office:value="0.925376980038136" calcext:value-type="float">
            <text:p>0.925376980038136</text:p>
          </table:table-cell>
          <table:table-cell table:formula="of:=SUM([.B68:.N68])" office:value-type="float" office:value="5.57735152628233" calcext:value-type="float">
            <text:p>5.57735152628233</text:p>
          </table:table-cell>
          <table:table-cell table:formula="of:=13-[.O68]" office:value-type="float" office:value="7.42264847371767" calcext:value-type="float">
            <text:p>7.422648473717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17]^[.A69]" office:value-type="float" office:value="0.000192939064338057" calcext:value-type="float">
            <text:p>0.000192939064338</text:p>
          </table:table-cell>
          <table:table-cell table:formula="of:=[.$C$17]^[.A69]" office:value-type="float" office:value="0.201140175700059" calcext:value-type="float">
            <text:p>0.201140175700059</text:p>
          </table:table-cell>
          <table:table-cell table:formula="of:=[.$D$17]^[.A69]" office:value-type="float" office:value="1.35231805806235E-021" calcext:value-type="float">
            <text:p>1.35231805806235E-21</text:p>
          </table:table-cell>
          <table:table-cell table:formula="of:=[.$E$17]^[.A69]" office:value-type="float" office:value="0.923997878726604" calcext:value-type="float">
            <text:p>0.923997878726604</text:p>
          </table:table-cell>
          <table:table-cell table:formula="of:=[.$F$17]^[.A69]" office:value-type="float" office:value="0.0690561565584969" calcext:value-type="float">
            <text:p>0.069056156558497</text:p>
          </table:table-cell>
          <table:table-cell table:formula="of:=[.$G$17]^[.A69]" office:value-type="float" office:value="0.923997878726604" calcext:value-type="float">
            <text:p>0.923997878726604</text:p>
          </table:table-cell>
          <table:table-cell table:formula="of:=[.$H$17]^[.A69]" office:value-type="float" office:value="0.853671283946756" calcext:value-type="float">
            <text:p>0.853671283946756</text:p>
          </table:table-cell>
          <table:table-cell table:formula="of:=[.$I$17]^[.A69]" office:value-type="float" office:value="0.923997878726604" calcext:value-type="float">
            <text:p>0.923997878726604</text:p>
          </table:table-cell>
          <table:table-cell table:formula="of:=[.$J$17]^[.A69]" office:value-type="float" office:value="0.0165029369486918" calcext:value-type="float">
            <text:p>0.016502936948692</text:p>
          </table:table-cell>
          <table:table-cell table:formula="of:=[.$K$17]^[.A69]" office:value-type="float" office:value="0.157464167768991" calcext:value-type="float">
            <text:p>0.157464167768991</text:p>
          </table:table-cell>
          <table:table-cell table:formula="of:=[.$L$17]^[.A69]" office:value-type="float" office:value="0.451215265003282" calcext:value-type="float">
            <text:p>0.451215265003282</text:p>
          </table:table-cell>
          <table:table-cell table:formula="of:=[.$M$17]^[.A69]" office:value-type="float" office:value="0.0961751602673654" calcext:value-type="float">
            <text:p>0.096175160267365</text:p>
          </table:table-cell>
          <table:table-cell table:formula="of:=[.$N$17]^[.A69]" office:value-type="float" office:value="0.923997878726604" calcext:value-type="float">
            <text:p>0.923997878726604</text:p>
          </table:table-cell>
          <table:table-cell table:formula="of:=SUM([.B69:.N69])" office:value-type="float" office:value="5.5414096001644" calcext:value-type="float">
            <text:p>5.5414096001644</text:p>
          </table:table-cell>
          <table:table-cell table:formula="of:=13-[.O69]" office:value-type="float" office:value="7.4585903998356" calcext:value-type="float">
            <text:p>7.45859039983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17]^[.A70]" office:value-type="float" office:value="0.000164185105420314" calcext:value-type="float">
            <text:p>0.00016418510542</text:p>
          </table:table-cell>
          <table:table-cell table:formula="of:=[.$C$17]^[.A70]" office:value-type="float" office:value="0.195144939464588" calcext:value-type="float">
            <text:p>0.195144939464588</text:p>
          </table:table-cell>
          <table:table-cell table:formula="of:=[.$D$17]^[.A70]" office:value-type="float" office:value="5.4616720377779E-022" calcext:value-type="float">
            <text:p>5.4616720377779E-22</text:p>
          </table:table-cell>
          <table:table-cell table:formula="of:=[.$E$17]^[.A70]" office:value-type="float" office:value="0.922620832707637" calcext:value-type="float">
            <text:p>0.922620832707637</text:p>
          </table:table-cell>
          <table:table-cell table:formula="of:=[.$F$17]^[.A70]" office:value-type="float" office:value="0.0656599521375872" calcext:value-type="float">
            <text:p>0.065659952137587</text:p>
          </table:table-cell>
          <table:table-cell table:formula="of:=[.$G$17]^[.A70]" office:value-type="float" office:value="0.922620832707637" calcext:value-type="float">
            <text:p>0.922620832707637</text:p>
          </table:table-cell>
          <table:table-cell table:formula="of:=[.$H$17]^[.A70]" office:value-type="float" office:value="0.851126809180894" calcext:value-type="float">
            <text:p>0.851126809180894</text:p>
          </table:table-cell>
          <table:table-cell table:formula="of:=[.$I$17]^[.A70]" office:value-type="float" office:value="0.922620832707637" calcext:value-type="float">
            <text:p>0.922620832707637</text:p>
          </table:table-cell>
          <table:table-cell table:formula="of:=[.$J$17]^[.A70]" office:value-type="float" office:value="0.0152732099033348" calcext:value-type="float">
            <text:p>0.015273209903335</text:p>
          </table:table-cell>
          <table:table-cell table:formula="of:=[.$K$17]^[.A70]" office:value-type="float" office:value="0.152066737279145" calcext:value-type="float">
            <text:p>0.152066737279145</text:p>
          </table:table-cell>
          <table:table-cell table:formula="of:=[.$L$17]^[.A70]" office:value-type="float" office:value="0.444490745405617" calcext:value-type="float">
            <text:p>0.444490745405617</text:p>
          </table:table-cell>
          <table:table-cell table:formula="of:=[.$M$17]^[.A70]" office:value-type="float" office:value="0.0920185587058847" calcext:value-type="float">
            <text:p>0.092018558705885</text:p>
          </table:table-cell>
          <table:table-cell table:formula="of:=[.$N$17]^[.A70]" office:value-type="float" office:value="0.922620832707637" calcext:value-type="float">
            <text:p>0.922620832707637</text:p>
          </table:table-cell>
          <table:table-cell table:formula="of:=SUM([.B70:.N70])" office:value-type="float" office:value="5.50642846801302" calcext:value-type="float">
            <text:p>5.50642846801302</text:p>
          </table:table-cell>
          <table:table-cell table:formula="of:=13-[.O70]" office:value-type="float" office:value="7.49357153198698" calcext:value-type="float">
            <text:p>7.493571531986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17]^[.A71]" office:value-type="float" office:value="0.000139716386281668" calcext:value-type="float">
            <text:p>0.000139716386282</text:p>
          </table:table-cell>
          <table:table-cell table:formula="of:=[.$C$17]^[.A71]" office:value-type="float" office:value="0.189328398795003" calcext:value-type="float">
            <text:p>0.189328398795003</text:p>
          </table:table-cell>
          <table:table-cell table:formula="of:=[.$D$17]^[.A71]" office:value-type="float" office:value="2.20583177680747E-022" calcext:value-type="float">
            <text:p>2.20583177680747E-22</text:p>
          </table:table-cell>
          <table:table-cell table:formula="of:=[.$E$17]^[.A71]" office:value-type="float" office:value="0.921245838918207" calcext:value-type="float">
            <text:p>0.921245838918207</text:p>
          </table:table-cell>
          <table:table-cell table:formula="of:=[.$F$17]^[.A71]" office:value-type="float" office:value="0.0624307741636074" calcext:value-type="float">
            <text:p>0.062430774163608</text:p>
          </table:table-cell>
          <table:table-cell table:formula="of:=[.$G$17]^[.A71]" office:value-type="float" office:value="0.921245838918207" calcext:value-type="float">
            <text:p>0.921245838918207</text:p>
          </table:table-cell>
          <table:table-cell table:formula="of:=[.$H$17]^[.A71]" office:value-type="float" office:value="0.8485899185425" calcext:value-type="float">
            <text:p>0.8485899185425</text:p>
          </table:table-cell>
          <table:table-cell table:formula="of:=[.$I$17]^[.A71]" office:value-type="float" office:value="0.921245838918207" calcext:value-type="float">
            <text:p>0.921245838918207</text:p>
          </table:table-cell>
          <table:table-cell table:formula="of:=[.$J$17]^[.A71]" office:value-type="float" office:value="0.0141351167659775" calcext:value-type="float">
            <text:p>0.014135116765978</text:p>
          </table:table-cell>
          <table:table-cell table:formula="of:=[.$K$17]^[.A71]" office:value-type="float" office:value="0.146854315584033" calcext:value-type="float">
            <text:p>0.146854315584033</text:p>
          </table:table-cell>
          <table:table-cell table:formula="of:=[.$L$17]^[.A71]" office:value-type="float" office:value="0.437866442195399" calcext:value-type="float">
            <text:p>0.437866442195399</text:p>
          </table:table-cell>
          <table:table-cell table:formula="of:=[.$M$17]^[.A71]" office:value-type="float" office:value="0.088041601623216" calcext:value-type="float">
            <text:p>0.088041601623216</text:p>
          </table:table-cell>
          <table:table-cell table:formula="of:=[.$N$17]^[.A71]" office:value-type="float" office:value="0.921245838918207" calcext:value-type="float">
            <text:p>0.921245838918207</text:p>
          </table:table-cell>
          <table:table-cell table:formula="of:=SUM([.B71:.N71])" office:value-type="float" office:value="5.47236963972884" calcext:value-type="float">
            <text:p>5.47236963972884</text:p>
          </table:table-cell>
          <table:table-cell table:formula="of:=13-[.O71]" office:value-type="float" office:value="7.52763036027116" calcext:value-type="float">
            <text:p>7.527630360271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17]^[.A72]" office:value-type="float" office:value="0.000118894272081718" calcext:value-type="float">
            <text:p>0.000118894272082</text:p>
          </table:table-cell>
          <table:table-cell table:formula="of:=[.$C$17]^[.A72]" office:value-type="float" office:value="0.183685227444928" calcext:value-type="float">
            <text:p>0.183685227444928</text:p>
          </table:table-cell>
          <table:table-cell table:formula="of:=[.$D$17]^[.A72]" office:value-type="float" office:value="8.90879897935653E-023" calcext:value-type="float">
            <text:p>8.90879897935653E-23</text:p>
          </table:table-cell>
          <table:table-cell table:formula="of:=[.$E$17]^[.A72]" office:value-type="float" office:value="0.919872894299849" calcext:value-type="float">
            <text:p>0.919872894299849</text:p>
          </table:table-cell>
          <table:table-cell table:formula="of:=[.$F$17]^[.A72]" office:value-type="float" office:value="0.0593604082211349" calcext:value-type="float">
            <text:p>0.059360408221135</text:p>
          </table:table-cell>
          <table:table-cell table:formula="of:=[.$G$17]^[.A72]" office:value-type="float" office:value="0.919872894299849" calcext:value-type="float">
            <text:p>0.919872894299849</text:p>
          </table:table-cell>
          <table:table-cell table:formula="of:=[.$H$17]^[.A72]" office:value-type="float" office:value="0.846060589426129" calcext:value-type="float">
            <text:p>0.846060589426129</text:p>
          </table:table-cell>
          <table:table-cell table:formula="of:=[.$I$17]^[.A72]" office:value-type="float" office:value="0.919872894299849" calcext:value-type="float">
            <text:p>0.919872894299849</text:p>
          </table:table-cell>
          <table:table-cell table:formula="of:=[.$J$17]^[.A72]" office:value-type="float" office:value="0.0130818293765604" calcext:value-type="float">
            <text:p>0.01308182937656</text:p>
          </table:table-cell>
          <table:table-cell table:formula="of:=[.$K$17]^[.A72]" office:value-type="float" office:value="0.141820561100526" calcext:value-type="float">
            <text:p>0.141820561100526</text:p>
          </table:table-cell>
          <table:table-cell table:formula="of:=[.$L$17]^[.A72]" office:value-type="float" office:value="0.431340861834812" calcext:value-type="float">
            <text:p>0.431340861834812</text:p>
          </table:table-cell>
          <table:table-cell table:formula="of:=[.$M$17]^[.A72]" office:value-type="float" office:value="0.0842365249509757" calcext:value-type="float">
            <text:p>0.084236524950976</text:p>
          </table:table-cell>
          <table:table-cell table:formula="of:=[.$N$17]^[.A72]" office:value-type="float" office:value="0.919872894299849" calcext:value-type="float">
            <text:p>0.919872894299849</text:p>
          </table:table-cell>
          <table:table-cell table:formula="of:=SUM([.B72:.N72])" office:value-type="float" office:value="5.43919647382654" calcext:value-type="float">
            <text:p>5.43919647382654</text:p>
          </table:table-cell>
          <table:table-cell table:formula="of:=13-[.O72]" office:value-type="float" office:value="7.56080352617346" calcext:value-type="float">
            <text:p>7.560803526173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17]^[.A73]" office:value-type="float" office:value="0.000101175304558362" calcext:value-type="float">
            <text:p>0.000101175304558</text:p>
          </table:table-cell>
          <table:table-cell table:formula="of:=[.$C$17]^[.A73]" office:value-type="float" office:value="0.17821025792347" calcext:value-type="float">
            <text:p>0.17821025792347</text:p>
          </table:table-cell>
          <table:table-cell table:formula="of:=[.$D$17]^[.A73]" office:value-type="float" office:value="3.59803952817529E-023" calcext:value-type="float">
            <text:p>3.59803952817529E-23</text:p>
          </table:table-cell>
          <table:table-cell table:formula="of:=[.$E$17]^[.A73]" office:value-type="float" office:value="0.918501995798657" calcext:value-type="float">
            <text:p>0.918501995798657</text:p>
          </table:table-cell>
          <table:table-cell table:formula="of:=[.$F$17]^[.A73]" office:value-type="float" office:value="0.0564410438823905" calcext:value-type="float">
            <text:p>0.056441043882391</text:p>
          </table:table-cell>
          <table:table-cell table:formula="of:=[.$G$17]^[.A73]" office:value-type="float" office:value="0.918501995798657" calcext:value-type="float">
            <text:p>0.918501995798657</text:p>
          </table:table-cell>
          <table:table-cell table:formula="of:=[.$H$17]^[.A73]" office:value-type="float" office:value="0.843538799293711" calcext:value-type="float">
            <text:p>0.843538799293711</text:p>
          </table:table-cell>
          <table:table-cell table:formula="of:=[.$I$17]^[.A73]" office:value-type="float" office:value="0.918501995798657" calcext:value-type="float">
            <text:p>0.918501995798657</text:p>
          </table:table-cell>
          <table:table-cell table:formula="of:=[.$J$17]^[.A73]" office:value-type="float" office:value="0.0121070283797973" calcext:value-type="float">
            <text:p>0.012107028379797</text:p>
          </table:table-cell>
          <table:table-cell table:formula="of:=[.$K$17]^[.A73]" office:value-type="float" office:value="0.1369593496172" calcext:value-type="float">
            <text:p>0.1369593496172</text:p>
          </table:table-cell>
          <table:table-cell table:formula="of:=[.$L$17]^[.A73]" office:value-type="float" office:value="0.424912533044428" calcext:value-type="float">
            <text:p>0.424912533044428</text:p>
          </table:table-cell>
          <table:table-cell table:formula="of:=[.$M$17]^[.A73]" office:value-type="float" office:value="0.0805959001766415" calcext:value-type="float">
            <text:p>0.080595900176642</text:p>
          </table:table-cell>
          <table:table-cell table:formula="of:=[.$N$17]^[.A73]" office:value-type="float" office:value="0.918501995798657" calcext:value-type="float">
            <text:p>0.918501995798657</text:p>
          </table:table-cell>
          <table:table-cell table:formula="of:=SUM([.B73:.N73])" office:value-type="float" office:value="5.40687407081682" calcext:value-type="float">
            <text:p>5.40687407081682</text:p>
          </table:table-cell>
          <table:table-cell table:formula="of:=13-[.O73]" office:value-type="float" office:value="7.59312592918318" calcext:value-type="float">
            <text:p>7.593125929183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17]^[.A74]" office:value-type="float" office:value="0.0000860970177389339" calcext:value-type="float">
            <text:p>8.60970177389339E-05</text:p>
          </table:table-cell>
          <table:table-cell table:formula="of:=[.$C$17]^[.A74]" office:value-type="float" office:value="0.172898476763307" calcext:value-type="float">
            <text:p>0.172898476763307</text:p>
          </table:table-cell>
          <table:table-cell table:formula="of:=[.$D$17]^[.A74]" office:value-type="float" office:value="1.45315754416617E-023" calcext:value-type="float">
            <text:p>1.45315754416617E-23</text:p>
          </table:table-cell>
          <table:table-cell table:formula="of:=[.$E$17]^[.A74]" office:value-type="float" office:value="0.917133140365276" calcext:value-type="float">
            <text:p>0.917133140365276</text:p>
          </table:table-cell>
          <table:table-cell table:formula="of:=[.$F$17]^[.A74]" office:value-type="float" office:value="0.0536652548389943" calcext:value-type="float">
            <text:p>0.053665254838994</text:p>
          </table:table-cell>
          <table:table-cell table:formula="of:=[.$G$17]^[.A74]" office:value-type="float" office:value="0.917133140365276" calcext:value-type="float">
            <text:p>0.917133140365276</text:p>
          </table:table-cell>
          <table:table-cell table:formula="of:=[.$H$17]^[.A74]" office:value-type="float" office:value="0.841024525674355" calcext:value-type="float">
            <text:p>0.841024525674355</text:p>
          </table:table-cell>
          <table:table-cell table:formula="of:=[.$I$17]^[.A74]" office:value-type="float" office:value="0.917133140365276" calcext:value-type="float">
            <text:p>0.917133140365276</text:p>
          </table:table-cell>
          <table:table-cell table:formula="of:=[.$J$17]^[.A74]" office:value-type="float" office:value="0.011204865311258" calcext:value-type="float">
            <text:p>0.011204865311258</text:p>
          </table:table-cell>
          <table:table-cell table:formula="of:=[.$K$17]^[.A74]" office:value-type="float" office:value="0.132264766843436" calcext:value-type="float">
            <text:p>0.132264766843436</text:p>
          </table:table-cell>
          <table:table-cell table:formula="of:=[.$L$17]^[.A74]" office:value-type="float" office:value="0.418580006471485" calcext:value-type="float">
            <text:p>0.418580006471485</text:p>
          </table:table-cell>
          <table:table-cell table:formula="of:=[.$M$17]^[.A74]" office:value-type="float" office:value="0.0771126198411384" calcext:value-type="float">
            <text:p>0.077112619841138</text:p>
          </table:table-cell>
          <table:table-cell table:formula="of:=[.$N$17]^[.A74]" office:value-type="float" office:value="0.917133140365276" calcext:value-type="float">
            <text:p>0.917133140365276</text:p>
          </table:table-cell>
          <table:table-cell table:formula="of:=SUM([.B74:.N74])" office:value-type="float" office:value="5.37536917422282" calcext:value-type="float">
            <text:p>5.37536917422282</text:p>
          </table:table-cell>
          <table:table-cell table:formula="of:=13-[.O74]" office:value-type="float" office:value="7.62463082577718" calcext:value-type="float">
            <text:p>7.624630825777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17]^[.A75]" office:value-type="float" office:value="0.000073265867554294" calcext:value-type="float">
            <text:p>7.3265867554294E-05</text:p>
          </table:table-cell>
          <table:table-cell table:formula="of:=[.$C$17]^[.A75]" office:value-type="float" office:value="0.167745019929825" calcext:value-type="float">
            <text:p>0.167745019929825</text:p>
          </table:table-cell>
          <table:table-cell table:formula="of:=[.$D$17]^[.A75]" office:value-type="float" office:value="5.86893732442672E-024" calcext:value-type="float">
            <text:p>5.86893732442672E-24</text:p>
          </table:table-cell>
          <table:table-cell table:formula="of:=[.$E$17]^[.A75]" office:value-type="float" office:value="0.915766324954895" calcext:value-type="float">
            <text:p>0.915766324954895</text:p>
          </table:table-cell>
          <table:table-cell table:formula="of:=[.$F$17]^[.A75]" office:value-type="float" office:value="0.051025980010847" calcext:value-type="float">
            <text:p>0.051025980010847</text:p>
          </table:table-cell>
          <table:table-cell table:formula="of:=[.$G$17]^[.A75]" office:value-type="float" office:value="0.915766324954895" calcext:value-type="float">
            <text:p>0.915766324954895</text:p>
          </table:table-cell>
          <table:table-cell table:formula="of:=[.$H$17]^[.A75]" office:value-type="float" office:value="0.838517746164149" calcext:value-type="float">
            <text:p>0.838517746164149</text:p>
          </table:table-cell>
          <table:table-cell table:formula="of:=[.$I$17]^[.A75]" office:value-type="float" office:value="0.915766324954895" calcext:value-type="float">
            <text:p>0.915766324954895</text:p>
          </table:table-cell>
          <table:table-cell table:formula="of:=[.$J$17]^[.A75]" office:value-type="float" office:value="0.0103699275086308" calcext:value-type="float">
            <text:p>0.010369927508631</text:p>
          </table:table-cell>
          <table:table-cell table:formula="of:=[.$K$17]^[.A75]" office:value-type="float" office:value="0.127731101213929" calcext:value-type="float">
            <text:p>0.127731101213929</text:p>
          </table:table-cell>
          <table:table-cell table:formula="of:=[.$L$17]^[.A75]" office:value-type="float" office:value="0.412341854363117" calcext:value-type="float">
            <text:p>0.412341854363117</text:p>
          </table:table-cell>
          <table:table-cell table:formula="of:=[.$M$17]^[.A75]" office:value-type="float" office:value="0.0737798836632054" calcext:value-type="float">
            <text:p>0.073779883663206</text:p>
          </table:table-cell>
          <table:table-cell table:formula="of:=[.$N$17]^[.A75]" office:value-type="float" office:value="0.915766324954895" calcext:value-type="float">
            <text:p>0.915766324954895</text:p>
          </table:table-cell>
          <table:table-cell table:formula="of:=SUM([.B75:.N75])" office:value-type="float" office:value="5.34465007854084" calcext:value-type="float">
            <text:p>5.34465007854084</text:p>
          </table:table-cell>
          <table:table-cell table:formula="of:=13-[.O75]" office:value-type="float" office:value="7.65534992145916" calcext:value-type="float">
            <text:p>7.655349921459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17]^[.A76]" office:value-type="float" office:value="0.0000623469603181846" calcext:value-type="float">
            <text:p>6.23469603181846E-05</text:p>
          </table:table-cell>
          <table:table-cell table:formula="of:=[.$C$17]^[.A76]" office:value-type="float" office:value="0.162745168367088" calcext:value-type="float">
            <text:p>0.162745168367088</text:p>
          </table:table-cell>
          <table:table-cell table:formula="of:=[.$D$17]^[.A76]" office:value-type="float" office:value="2.37031596858366E-024" calcext:value-type="float">
            <text:p>2.37031596858366E-24</text:p>
          </table:table-cell>
          <table:table-cell table:formula="of:=[.$E$17]^[.A76]" office:value-type="float" office:value="0.914401546527242" calcext:value-type="float">
            <text:p>0.914401546527242</text:p>
          </table:table-cell>
          <table:table-cell table:formula="of:=[.$F$17]^[.A76]" office:value-type="float" office:value="0.048516505584084" calcext:value-type="float">
            <text:p>0.048516505584084</text:p>
          </table:table-cell>
          <table:table-cell table:formula="of:=[.$G$17]^[.A76]" office:value-type="float" office:value="0.914401546527242" calcext:value-type="float">
            <text:p>0.914401546527242</text:p>
          </table:table-cell>
          <table:table-cell table:formula="of:=[.$H$17]^[.A76]" office:value-type="float" office:value="0.836018438425954" calcext:value-type="float">
            <text:p>0.836018438425954</text:p>
          </table:table-cell>
          <table:table-cell table:formula="of:=[.$I$17]^[.A76]" office:value-type="float" office:value="0.914401546527242" calcext:value-type="float">
            <text:p>0.914401546527242</text:p>
          </table:table-cell>
          <table:table-cell table:formula="of:=[.$J$17]^[.A76]" office:value-type="float" office:value="0.00959720563764486" calcext:value-type="float">
            <text:p>0.009597205637645</text:p>
          </table:table-cell>
          <table:table-cell table:formula="of:=[.$K$17]^[.A76]" office:value-type="float" office:value="0.123352836939831" calcext:value-type="float">
            <text:p>0.123352836939831</text:p>
          </table:table-cell>
          <table:table-cell table:formula="of:=[.$L$17]^[.A76]" office:value-type="float" office:value="0.406196670244442" calcext:value-type="float">
            <text:p>0.406196670244442</text:p>
          </table:table-cell>
          <table:table-cell table:formula="of:=[.$M$17]^[.A76]" office:value-type="float" office:value="0.0705911852634544" calcext:value-type="float">
            <text:p>0.070591185263454</text:p>
          </table:table-cell>
          <table:table-cell table:formula="of:=[.$N$17]^[.A76]" office:value-type="float" office:value="0.914401546527242" calcext:value-type="float">
            <text:p>0.914401546527242</text:p>
          </table:table-cell>
          <table:table-cell table:formula="of:=SUM([.B76:.N76])" office:value-type="float" office:value="5.31468654353179" calcext:value-type="float">
            <text:p>5.31468654353179</text:p>
          </table:table-cell>
          <table:table-cell table:formula="of:=13-[.O76]" office:value-type="float" office:value="7.68531345646821" calcext:value-type="float">
            <text:p>7.685313456468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17]^[.A77]" office:value-type="float" office:value="0.0000530553119846251" calcext:value-type="float">
            <text:p>5.30553119846251E-05</text:p>
          </table:table-cell>
          <table:table-cell table:formula="of:=[.$C$17]^[.A77]" office:value-type="float" office:value="0.157894343676564" calcext:value-type="float">
            <text:p>0.157894343676564</text:p>
          </table:table-cell>
          <table:table-cell table:formula="of:=[.$D$17]^[.A77]" office:value-type="float" office:value="9.57310920247649E-025" calcext:value-type="float">
            <text:p>9.57310920247649E-25</text:p>
          </table:table-cell>
          <table:table-cell table:formula="of:=[.$E$17]^[.A77]" office:value-type="float" office:value="0.913038802046576" calcext:value-type="float">
            <text:p>0.913038802046576</text:p>
          </table:table-cell>
          <table:table-cell table:formula="of:=[.$F$17]^[.A77]" office:value-type="float" office:value="0.0461304479324077" calcext:value-type="float">
            <text:p>0.046130447932408</text:p>
          </table:table-cell>
          <table:table-cell table:formula="of:=[.$G$17]^[.A77]" office:value-type="float" office:value="0.913038802046576" calcext:value-type="float">
            <text:p>0.913038802046576</text:p>
          </table:table-cell>
          <table:table-cell table:formula="of:=[.$H$17]^[.A77]" office:value-type="float" office:value="0.833526580189215" calcext:value-type="float">
            <text:p>0.833526580189215</text:p>
          </table:table-cell>
          <table:table-cell table:formula="of:=[.$I$17]^[.A77]" office:value-type="float" office:value="0.913038802046576" calcext:value-type="float">
            <text:p>0.913038802046576</text:p>
          </table:table-cell>
          <table:table-cell table:formula="of:=[.$J$17]^[.A77]" office:value-type="float" office:value="0.00888206363782035" calcext:value-type="float">
            <text:p>0.00888206363782</text:p>
          </table:table-cell>
          <table:table-cell table:formula="of:=[.$K$17]^[.A77]" office:value-type="float" office:value="0.119124647298078" calcext:value-type="float">
            <text:p>0.119124647298078</text:p>
          </table:table-cell>
          <table:table-cell table:formula="of:=[.$L$17]^[.A77]" office:value-type="float" office:value="0.400143068601455" calcext:value-type="float">
            <text:p>0.400143068601455</text:p>
          </table:table-cell>
          <table:table-cell table:formula="of:=[.$M$17]^[.A77]" office:value-type="float" office:value="0.0675402994622023" calcext:value-type="float">
            <text:p>0.067540299462202</text:p>
          </table:table-cell>
          <table:table-cell table:formula="of:=[.$N$17]^[.A77]" office:value-type="float" office:value="0.913038802046576" calcext:value-type="float">
            <text:p>0.913038802046576</text:p>
          </table:table-cell>
          <table:table-cell table:formula="of:=SUM([.B77:.N77])" office:value-type="float" office:value="5.28544971429603" calcext:value-type="float">
            <text:p>5.28544971429603</text:p>
          </table:table-cell>
          <table:table-cell table:formula="of:=13-[.O77]" office:value-type="float" office:value="7.71455028570397" calcext:value-type="float">
            <text:p>7.714550285703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17]^[.A78]" office:value-type="float" office:value="0.0000451484100495096" calcext:value-type="float">
            <text:p>4.51484100495096E-05</text:p>
          </table:table-cell>
          <table:table-cell table:formula="of:=[.$C$17]^[.A78]" office:value-type="float" office:value="0.153188103924655" calcext:value-type="float">
            <text:p>0.153188103924655</text:p>
          </table:table-cell>
          <table:table-cell table:formula="of:=[.$D$17]^[.A78]" office:value-type="float" office:value="3.8663376957841E-025" calcext:value-type="float">
            <text:p>3.8663376957841E-25</text:p>
          </table:table-cell>
          <table:table-cell table:formula="of:=[.$E$17]^[.A78]" office:value-type="float" office:value="0.911678088481678" calcext:value-type="float">
            <text:p>0.911678088481678</text:p>
          </table:table-cell>
          <table:table-cell table:formula="of:=[.$F$17]^[.A78]" office:value-type="float" office:value="0.0438617373783548" calcext:value-type="float">
            <text:p>0.043861737378355</text:p>
          </table:table-cell>
          <table:table-cell table:formula="of:=[.$G$17]^[.A78]" office:value-type="float" office:value="0.911678088481678" calcext:value-type="float">
            <text:p>0.911678088481678</text:p>
          </table:table-cell>
          <table:table-cell table:formula="of:=[.$H$17]^[.A78]" office:value-type="float" office:value="0.831042149249753" calcext:value-type="float">
            <text:p>0.831042149249753</text:p>
          </table:table-cell>
          <table:table-cell table:formula="of:=[.$I$17]^[.A78]" office:value-type="float" office:value="0.911678088481678" calcext:value-type="float">
            <text:p>0.911678088481678</text:p>
          </table:table-cell>
          <table:table-cell table:formula="of:=[.$J$17]^[.A78]" office:value-type="float" office:value="0.00822021090772942" calcext:value-type="float">
            <text:p>0.008220210907729</text:p>
          </table:table-cell>
          <table:table-cell table:formula="of:=[.$K$17]^[.A78]" office:value-type="float" office:value="0.115041388150752" calcext:value-type="float">
            <text:p>0.115041388150752</text:p>
          </table:table-cell>
          <table:table-cell table:formula="of:=[.$L$17]^[.A78]" office:value-type="float" office:value="0.394179684568646" calcext:value-type="float">
            <text:p>0.394179684568646</text:p>
          </table:table-cell>
          <table:table-cell table:formula="of:=[.$M$17]^[.A78]" office:value-type="float" office:value="0.06462127012628" calcext:value-type="float">
            <text:p>0.06462127012628</text:p>
          </table:table-cell>
          <table:table-cell table:formula="of:=[.$N$17]^[.A78]" office:value-type="float" office:value="0.911678088481678" calcext:value-type="float">
            <text:p>0.911678088481678</text:p>
          </table:table-cell>
          <table:table-cell table:formula="of:=SUM([.B78:.N78])" office:value-type="float" office:value="5.25691204664293" calcext:value-type="float">
            <text:p>5.25691204664293</text:p>
          </table:table-cell>
          <table:table-cell table:formula="of:=13-[.O78]" office:value-type="float" office:value="7.74308795335707" calcext:value-type="float">
            <text:p>7.743087953357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17]^[.A79]" office:value-type="float" office:value="0.0000384198839616542" calcext:value-type="float">
            <text:p>3.84198839616542E-05</text:p>
          </table:table-cell>
          <table:table-cell table:formula="of:=[.$C$17]^[.A79]" office:value-type="float" office:value="0.148622139575187" calcext:value-type="float">
            <text:p>0.148622139575187</text:p>
          </table:table-cell>
          <table:table-cell table:formula="of:=[.$D$17]^[.A79]" office:value-type="float" office:value="1.56151641662815E-025" calcext:value-type="float">
            <text:p>1.56151641662815E-25</text:p>
          </table:table-cell>
          <table:table-cell table:formula="of:=[.$E$17]^[.A79]" office:value-type="float" office:value="0.910319402805848" calcext:value-type="float">
            <text:p>0.910319402805848</text:p>
          </table:table-cell>
          <table:table-cell table:formula="of:=[.$F$17]^[.A79]" office:value-type="float" office:value="0.0417046027531898" calcext:value-type="float">
            <text:p>0.04170460275319</text:p>
          </table:table-cell>
          <table:table-cell table:formula="of:=[.$G$17]^[.A79]" office:value-type="float" office:value="0.910319402805848" calcext:value-type="float">
            <text:p>0.910319402805848</text:p>
          </table:table-cell>
          <table:table-cell table:formula="of:=[.$H$17]^[.A79]" office:value-type="float" office:value="0.828565123469575" calcext:value-type="float">
            <text:p>0.828565123469575</text:p>
          </table:table-cell>
          <table:table-cell table:formula="of:=[.$I$17]^[.A79]" office:value-type="float" office:value="0.910319402805848" calcext:value-type="float">
            <text:p>0.910319402805848</text:p>
          </table:table-cell>
          <table:table-cell table:formula="of:=[.$J$17]^[.A79]" office:value-type="float" office:value="0.00760767656289116" calcext:value-type="float">
            <text:p>0.007607676562891</text:p>
          </table:table-cell>
          <table:table-cell table:formula="of:=[.$K$17]^[.A79]" office:value-type="float" office:value="0.111098091686568" calcext:value-type="float">
            <text:p>0.111098091686568</text:p>
          </table:table-cell>
          <table:table-cell table:formula="of:=[.$L$17]^[.A79]" office:value-type="float" office:value="0.388305173621275" calcext:value-type="float">
            <text:p>0.388305173621275</text:p>
          </table:table-cell>
          <table:table-cell table:formula="of:=[.$M$17]^[.A79]" office:value-type="float" office:value="0.0618283985410906" calcext:value-type="float">
            <text:p>0.061828398541091</text:p>
          </table:table-cell>
          <table:table-cell table:formula="of:=[.$N$17]^[.A79]" office:value-type="float" office:value="0.910319402805848" calcext:value-type="float">
            <text:p>0.910319402805848</text:p>
          </table:table-cell>
          <table:table-cell table:formula="of:=SUM([.B79:.N79])" office:value-type="float" office:value="5.22904723731713" calcext:value-type="float">
            <text:p>5.22904723731713</text:p>
          </table:table-cell>
          <table:table-cell table:formula="of:=13-[.O79]" office:value-type="float" office:value="7.77095276268287" calcext:value-type="float">
            <text:p>7.770952762682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17]^[.A80]" office:value-type="float" office:value="0.0000326941188406923" calcext:value-type="float">
            <text:p>3.26941188406923E-05</text:p>
          </table:table-cell>
          <table:table-cell table:formula="of:=[.$C$17]^[.A80]" office:value-type="float" office:value="0.144192269543139" calcext:value-type="float">
            <text:p>0.144192269543139</text:p>
          </table:table-cell>
          <table:table-cell table:formula="of:=[.$D$17]^[.A80]" office:value-type="float" office:value="6.30657151872174E-026" calcext:value-type="float">
            <text:p>6.30657151872174E-26</text:p>
          </table:table-cell>
          <table:table-cell table:formula="of:=[.$E$17]^[.A80]" office:value-type="float" office:value="0.908962741996897" calcext:value-type="float">
            <text:p>0.908962741996897</text:p>
          </table:table-cell>
          <table:table-cell table:formula="of:=[.$F$17]^[.A80]" office:value-type="float" office:value="0.0396535567161477" calcext:value-type="float">
            <text:p>0.039653556716148</text:p>
          </table:table-cell>
          <table:table-cell table:formula="of:=[.$G$17]^[.A80]" office:value-type="float" office:value="0.908962741996897" calcext:value-type="float">
            <text:p>0.908962741996897</text:p>
          </table:table-cell>
          <table:table-cell table:formula="of:=[.$H$17]^[.A80]" office:value-type="float" office:value="0.82609548077667" calcext:value-type="float">
            <text:p>0.82609548077667</text:p>
          </table:table-cell>
          <table:table-cell table:formula="of:=[.$I$17]^[.A80]" office:value-type="float" office:value="0.908962741996897" calcext:value-type="float">
            <text:p>0.908962741996897</text:p>
          </table:table-cell>
          <table:table-cell table:formula="of:=[.$J$17]^[.A80]" office:value-type="float" office:value="0.00704078561185605" calcext:value-type="float">
            <text:p>0.007040785611856</text:p>
          </table:table-cell>
          <table:table-cell table:formula="of:=[.$K$17]^[.A80]" office:value-type="float" office:value="0.107289960376894" calcext:value-type="float">
            <text:p>0.107289960376894</text:p>
          </table:table-cell>
          <table:table-cell table:formula="of:=[.$L$17]^[.A80]" office:value-type="float" office:value="0.382518211272224" calcext:value-type="float">
            <text:p>0.382518211272224</text:p>
          </table:table-cell>
          <table:table-cell table:formula="of:=[.$M$17]^[.A80]" office:value-type="float" office:value="0.0591562322852163" calcext:value-type="float">
            <text:p>0.059156232285216</text:p>
          </table:table-cell>
          <table:table-cell table:formula="of:=[.$N$17]^[.A80]" office:value-type="float" office:value="0.908962741996897" calcext:value-type="float">
            <text:p>0.908962741996897</text:p>
          </table:table-cell>
          <table:table-cell table:formula="of:=SUM([.B80:.N80])" office:value-type="float" office:value="5.20183015868858" calcext:value-type="float">
            <text:p>5.20183015868858</text:p>
          </table:table-cell>
          <table:table-cell table:formula="of:=13-[.O80]" office:value-type="float" office:value="7.79816984131142" calcext:value-type="float">
            <text:p>7.798169841311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17]^[.A81]" office:value-type="float" office:value="0.0000278216719195757" calcext:value-type="float">
            <text:p>2.78216719195757E-05</text:p>
          </table:table-cell>
          <table:table-cell table:formula="of:=[.$C$17]^[.A81]" office:value-type="float" office:value="0.139894437365997" calcext:value-type="float">
            <text:p>0.139894437365997</text:p>
          </table:table-cell>
          <table:table-cell table:formula="of:=[.$D$17]^[.A81]" office:value-type="float" office:value="2.54706539727808E-026" calcext:value-type="float">
            <text:p>2.54706539727808E-26</text:p>
          </table:table-cell>
          <table:table-cell table:formula="of:=[.$E$17]^[.A81]" office:value-type="float" office:value="0.90760810303714" calcext:value-type="float">
            <text:p>0.90760810303714</text:p>
          </table:table-cell>
          <table:table-cell table:formula="of:=[.$F$17]^[.A81]" office:value-type="float" office:value="0.0377033817956814" calcext:value-type="float">
            <text:p>0.037703381795681</text:p>
          </table:table-cell>
          <table:table-cell table:formula="of:=[.$G$17]^[.A81]" office:value-type="float" office:value="0.90760810303714" calcext:value-type="float">
            <text:p>0.90760810303714</text:p>
          </table:table-cell>
          <table:table-cell table:formula="of:=[.$H$17]^[.A81]" office:value-type="float" office:value="0.823633199164817" calcext:value-type="float">
            <text:p>0.823633199164817</text:p>
          </table:table-cell>
          <table:table-cell table:formula="of:=[.$I$17]^[.A81]" office:value-type="float" office:value="0.90760810303714" calcext:value-type="float">
            <text:p>0.90760810303714</text:p>
          </table:table-cell>
          <table:table-cell table:formula="of:=[.$J$17]^[.A81]" office:value-type="float" office:value="0.00651613690754487" calcext:value-type="float">
            <text:p>0.006516136907545</text:p>
          </table:table-cell>
          <table:table-cell table:formula="of:=[.$K$17]^[.A81]" office:value-type="float" office:value="0.103612361138938" calcext:value-type="float">
            <text:p>0.103612361138938</text:p>
          </table:table-cell>
          <table:table-cell table:formula="of:=[.$L$17]^[.A81]" office:value-type="float" office:value="0.376817492773383" calcext:value-type="float">
            <text:p>0.376817492773383</text:p>
          </table:table-cell>
          <table:table-cell table:formula="of:=[.$M$17]^[.A81]" office:value-type="float" office:value="0.0565995545858553" calcext:value-type="float">
            <text:p>0.056599554585855</text:p>
          </table:table-cell>
          <table:table-cell table:formula="of:=[.$N$17]^[.A81]" office:value-type="float" office:value="0.90760810303714" calcext:value-type="float">
            <text:p>0.90760810303714</text:p>
          </table:table-cell>
          <table:table-cell table:formula="of:=SUM([.B81:.N81])" office:value-type="float" office:value="5.1752367975527" calcext:value-type="float">
            <text:p>5.1752367975527</text:p>
          </table:table-cell>
          <table:table-cell table:formula="of:=13-[.O81]" office:value-type="float" office:value="7.8247632024473" calcext:value-type="float">
            <text:p>7.82476320244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17]^[.A82]" office:value-type="float" office:value="0.0000236753720805928" calcext:value-type="float">
            <text:p>2.36753720805928E-05</text:p>
          </table:table-cell>
          <table:table-cell table:formula="of:=[.$C$17]^[.A82]" office:value-type="float" office:value="0.135724707489216" calcext:value-type="float">
            <text:p>0.135724707489216</text:p>
          </table:table-cell>
          <table:table-cell table:formula="of:=[.$D$17]^[.A82]" office:value-type="float" office:value="1.02869556283511E-026" calcext:value-type="float">
            <text:p>1.02869556283511E-26</text:p>
          </table:table-cell>
          <table:table-cell table:formula="of:=[.$E$17]^[.A82]" office:value-type="float" office:value="0.906255482913389" calcext:value-type="float">
            <text:p>0.906255482913389</text:p>
          </table:table-cell>
          <table:table-cell table:formula="of:=[.$F$17]^[.A82]" office:value-type="float" office:value="0.0358491171172052" calcext:value-type="float">
            <text:p>0.035849117117205</text:p>
          </table:table-cell>
          <table:table-cell table:formula="of:=[.$G$17]^[.A82]" office:value-type="float" office:value="0.906255482913389" calcext:value-type="float">
            <text:p>0.906255482913389</text:p>
          </table:table-cell>
          <table:table-cell table:formula="of:=[.$H$17]^[.A82]" office:value-type="float" office:value="0.821178256693386" calcext:value-type="float">
            <text:p>0.821178256693386</text:p>
          </table:table-cell>
          <table:table-cell table:formula="of:=[.$I$17]^[.A82]" office:value-type="float" office:value="0.906255482913389" calcext:value-type="float">
            <text:p>0.906255482913389</text:p>
          </table:table-cell>
          <table:table-cell table:formula="of:=[.$J$17]^[.A82]" office:value-type="float" office:value="0.00603058274155792" calcext:value-type="float">
            <text:p>0.006030582741558</text:p>
          </table:table-cell>
          <table:table-cell table:formula="of:=[.$K$17]^[.A82]" office:value-type="float" office:value="0.100060819699005" calcext:value-type="float">
            <text:p>0.100060819699005</text:p>
          </table:table-cell>
          <table:table-cell table:formula="of:=[.$L$17]^[.A82]" office:value-type="float" office:value="0.37120173282147" calcext:value-type="float">
            <text:p>0.37120173282147</text:p>
          </table:table-cell>
          <table:table-cell table:formula="of:=[.$M$17]^[.A82]" office:value-type="float" office:value="0.0541533741343057" calcext:value-type="float">
            <text:p>0.054153374134306</text:p>
          </table:table-cell>
          <table:table-cell table:formula="of:=[.$N$17]^[.A82]" office:value-type="float" office:value="0.906255482913389" calcext:value-type="float">
            <text:p>0.906255482913389</text:p>
          </table:table-cell>
          <table:table-cell table:formula="of:=SUM([.B82:.N82])" office:value-type="float" office:value="5.14924419772178" calcext:value-type="float">
            <text:p>5.14924419772178</text:p>
          </table:table-cell>
          <table:table-cell table:formula="of:=13-[.O82]" office:value-type="float" office:value="7.85075580227822" calcext:value-type="float">
            <text:p>7.850755802278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17]^[.A83]" office:value-type="float" office:value="0.0000201470006825909" calcext:value-type="float">
            <text:p>2.01470006825909E-05</text:p>
          </table:table-cell>
          <table:table-cell table:formula="of:=[.$C$17]^[.A83]" office:value-type="float" office:value="0.131679261662414" calcext:value-type="float">
            <text:p>0.131679261662414</text:p>
          </table:table-cell>
          <table:table-cell table:formula="of:=[.$D$17]^[.A83]" office:value-type="float" office:value="4.15464228805238E-027" calcext:value-type="float">
            <text:p>4.15464228805238E-27</text:p>
          </table:table-cell>
          <table:table-cell table:formula="of:=[.$E$17]^[.A83]" office:value-type="float" office:value="0.904904878616946" calcext:value-type="float">
            <text:p>0.904904878616946</text:p>
          </table:table-cell>
          <table:table-cell table:formula="of:=[.$F$17]^[.A83]" office:value-type="float" office:value="0.0340860457835722" calcext:value-type="float">
            <text:p>0.034086045783572</text:p>
          </table:table-cell>
          <table:table-cell table:formula="of:=[.$G$17]^[.A83]" office:value-type="float" office:value="0.904904878616946" calcext:value-type="float">
            <text:p>0.904904878616946</text:p>
          </table:table-cell>
          <table:table-cell table:formula="of:=[.$H$17]^[.A83]" office:value-type="float" office:value="0.818730631487147" calcext:value-type="float">
            <text:p>0.818730631487147</text:p>
          </table:table-cell>
          <table:table-cell table:formula="of:=[.$I$17]^[.A83]" office:value-type="float" office:value="0.904904878616946" calcext:value-type="float">
            <text:p>0.904904878616946</text:p>
          </table:table-cell>
          <table:table-cell table:formula="of:=[.$J$17]^[.A83]" office:value-type="float" office:value="0.00558120995902753" calcext:value-type="float">
            <text:p>0.005581209959028</text:p>
          </table:table-cell>
          <table:table-cell table:formula="of:=[.$K$17]^[.A83]" office:value-type="float" office:value="0.0966310151489643" calcext:value-type="float">
            <text:p>0.096631015148964</text:p>
          </table:table-cell>
          <table:table-cell table:formula="of:=[.$L$17]^[.A83]" office:value-type="float" office:value="0.365669665268244" calcext:value-type="float">
            <text:p>0.365669665268244</text:p>
          </table:table-cell>
          <table:table-cell table:formula="of:=[.$M$17]^[.A83]" office:value-type="float" office:value="0.0518129153416159" calcext:value-type="float">
            <text:p>0.051812915341616</text:p>
          </table:table-cell>
          <table:table-cell table:formula="of:=[.$N$17]^[.A83]" office:value-type="float" office:value="0.904904878616946" calcext:value-type="float">
            <text:p>0.904904878616946</text:p>
          </table:table-cell>
          <table:table-cell table:formula="of:=SUM([.B83:.N83])" office:value-type="float" office:value="5.12383040611945" calcext:value-type="float">
            <text:p>5.12383040611945</text:p>
          </table:table-cell>
          <table:table-cell table:formula="of:=13-[.O83]" office:value-type="float" office:value="7.87616959388055" calcext:value-type="float">
            <text:p>7.876169593880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17]^[.A84]" office:value-type="float" office:value="0.0000171444670488218" calcext:value-type="float">
            <text:p>1.71444670488218E-05</text:p>
          </table:table-cell>
          <table:table-cell table:formula="of:=[.$C$17]^[.A84]" office:value-type="float" office:value="0.127754395442968" calcext:value-type="float">
            <text:p>0.127754395442968</text:p>
          </table:table-cell>
          <table:table-cell table:formula="of:=[.$D$17]^[.A84]" office:value-type="float" office:value="1.67795538012249E-027" calcext:value-type="float">
            <text:p>1.67795538012249E-27</text:p>
          </table:table-cell>
          <table:table-cell table:formula="of:=[.$E$17]^[.A84]" office:value-type="float" office:value="0.903556287143597" calcext:value-type="float">
            <text:p>0.903556287143597</text:p>
          </table:table-cell>
          <table:table-cell table:formula="of:=[.$F$17]^[.A84]" office:value-type="float" office:value="0.0324096828761833" calcext:value-type="float">
            <text:p>0.032409682876183</text:p>
          </table:table-cell>
          <table:table-cell table:formula="of:=[.$G$17]^[.A84]" office:value-type="float" office:value="0.903556287143597" calcext:value-type="float">
            <text:p>0.903556287143597</text:p>
          </table:table-cell>
          <table:table-cell table:formula="of:=[.$H$17]^[.A84]" office:value-type="float" office:value="0.816290301736067" calcext:value-type="float">
            <text:p>0.816290301736067</text:p>
          </table:table-cell>
          <table:table-cell table:formula="of:=[.$I$17]^[.A84]" office:value-type="float" office:value="0.903556287143597" calcext:value-type="float">
            <text:p>0.903556287143597</text:p>
          </table:table-cell>
          <table:table-cell table:formula="of:=[.$J$17]^[.A84]" office:value-type="float" office:value="0.00516532248070953" calcext:value-type="float">
            <text:p>0.00516532248071</text:p>
          </table:table-cell>
          <table:table-cell table:formula="of:=[.$K$17]^[.A84]" office:value-type="float" office:value="0.0933187746893129" calcext:value-type="float">
            <text:p>0.093318774689313</text:p>
          </table:table-cell>
          <table:table-cell table:formula="of:=[.$L$17]^[.A84]" office:value-type="float" office:value="0.360220042835036" calcext:value-type="float">
            <text:p>0.360220042835036</text:p>
          </table:table-cell>
          <table:table-cell table:formula="of:=[.$M$17]^[.A84]" office:value-type="float" office:value="0.0495736090153762" calcext:value-type="float">
            <text:p>0.049573609015376</text:p>
          </table:table-cell>
          <table:table-cell table:formula="of:=[.$N$17]^[.A84]" office:value-type="float" office:value="0.903556287143597" calcext:value-type="float">
            <text:p>0.903556287143597</text:p>
          </table:table-cell>
          <table:table-cell table:formula="of:=SUM([.B84:.N84])" office:value-type="float" office:value="5.09897442211709" calcext:value-type="float">
            <text:p>5.09897442211709</text:p>
          </table:table-cell>
          <table:table-cell table:formula="of:=13-[.O84]" office:value-type="float" office:value="7.90102557788291" calcext:value-type="float">
            <text:p>7.901025577882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17]^[.A85]" office:value-type="float" office:value="0.0000145894048954951" calcext:value-type="float">
            <text:p>1.45894048954951E-05</text:p>
          </table:table-cell>
          <table:table-cell table:formula="of:=[.$C$17]^[.A85]" office:value-type="float" office:value="0.123946514803833" calcext:value-type="float">
            <text:p>0.123946514803833</text:p>
          </table:table-cell>
          <table:table-cell table:formula="of:=[.$D$17]^[.A85]" office:value-type="float" office:value="6.77683916562139E-028" calcext:value-type="float">
            <text:p>6.77683916562139E-28</text:p>
          </table:table-cell>
          <table:table-cell table:formula="of:=[.$E$17]^[.A85]" office:value-type="float" office:value="0.902209705493606" calcext:value-type="float">
            <text:p>0.902209705493606</text:p>
          </table:table-cell>
          <table:table-cell table:formula="of:=[.$F$17]^[.A85]" office:value-type="float" office:value="0.0308157640462071" calcext:value-type="float">
            <text:p>0.030815764046207</text:p>
          </table:table-cell>
          <table:table-cell table:formula="of:=[.$G$17]^[.A85]" office:value-type="float" office:value="0.902209705493606" calcext:value-type="float">
            <text:p>0.902209705493606</text:p>
          </table:table-cell>
          <table:table-cell table:formula="of:=[.$H$17]^[.A85]" office:value-type="float" office:value="0.813857245695125" calcext:value-type="float">
            <text:p>0.813857245695125</text:p>
          </table:table-cell>
          <table:table-cell table:formula="of:=[.$I$17]^[.A85]" office:value-type="float" office:value="0.902209705493606" calcext:value-type="float">
            <text:p>0.902209705493606</text:p>
          </table:table-cell>
          <table:table-cell table:formula="of:=[.$J$17]^[.A85]" office:value-type="float" office:value="0.00478042512745249" calcext:value-type="float">
            <text:p>0.004780425127452</text:p>
          </table:table-cell>
          <table:table-cell table:formula="of:=[.$K$17]^[.A85]" office:value-type="float" office:value="0.0901200685524214" calcext:value-type="float">
            <text:p>0.090120068552421</text:p>
          </table:table-cell>
          <table:table-cell table:formula="of:=[.$L$17]^[.A85]" office:value-type="float" office:value="0.354851636831534" calcext:value-type="float">
            <text:p>0.354851636831534</text:p>
          </table:table-cell>
          <table:table-cell table:formula="of:=[.$M$17]^[.A85]" office:value-type="float" office:value="0.0474310834394508" calcext:value-type="float">
            <text:p>0.047431083439451</text:p>
          </table:table-cell>
          <table:table-cell table:formula="of:=[.$N$17]^[.A85]" office:value-type="float" office:value="0.902209705493606" calcext:value-type="float">
            <text:p>0.902209705493606</text:p>
          </table:table-cell>
          <table:table-cell table:formula="of:=SUM([.B85:.N85])" office:value-type="float" office:value="5.07465614987534" calcext:value-type="float">
            <text:p>5.07465614987534</text:p>
          </table:table-cell>
          <table:table-cell table:formula="of:=13-[.O85]" office:value-type="float" office:value="7.92534385012466" calcext:value-type="float">
            <text:p>7.925343850124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17]^[.A86]" office:value-type="float" office:value="0.0000124151269677015" calcext:value-type="float">
            <text:p>1.24151269677015E-05</text:p>
          </table:table-cell>
          <table:table-cell table:formula="of:=[.$C$17]^[.A86]" office:value-type="float" office:value="0.120252132842467" calcext:value-type="float">
            <text:p>0.120252132842467</text:p>
          </table:table-cell>
          <table:table-cell table:formula="of:=[.$D$17]^[.A86]" office:value-type="float" office:value="2.73699465556393E-028" calcext:value-type="float">
            <text:p>2.73699465556393E-28</text:p>
          </table:table-cell>
          <table:table-cell table:formula="of:=[.$E$17]^[.A86]" office:value-type="float" office:value="0.900865130671708" calcext:value-type="float">
            <text:p>0.900865130671708</text:p>
          </table:table-cell>
          <table:table-cell table:formula="of:=[.$F$17]^[.A86]" office:value-type="float" office:value="0.0293002346668854" calcext:value-type="float">
            <text:p>0.029300234666886</text:p>
          </table:table-cell>
          <table:table-cell table:formula="of:=[.$G$17]^[.A86]" office:value-type="float" office:value="0.900865130671708" calcext:value-type="float">
            <text:p>0.900865130671708</text:p>
          </table:table-cell>
          <table:table-cell table:formula="of:=[.$H$17]^[.A86]" office:value-type="float" office:value="0.811431441684111" calcext:value-type="float">
            <text:p>0.811431441684111</text:p>
          </table:table-cell>
          <table:table-cell table:formula="of:=[.$I$17]^[.A86]" office:value-type="float" office:value="0.900865130671708" calcext:value-type="float">
            <text:p>0.900865130671708</text:p>
          </table:table-cell>
          <table:table-cell table:formula="of:=[.$J$17]^[.A86]" office:value-type="float" office:value="0.00442420864999701" calcext:value-type="float">
            <text:p>0.004424208649997</text:p>
          </table:table-cell>
          <table:table-cell table:formula="of:=[.$K$17]^[.A86]" office:value-type="float" office:value="0.0870310050998049" calcext:value-type="float">
            <text:p>0.087031005099805</text:p>
          </table:table-cell>
          <table:table-cell table:formula="of:=[.$L$17]^[.A86]" office:value-type="float" office:value="0.349563236878754" calcext:value-type="float">
            <text:p>0.349563236878754</text:p>
          </table:table-cell>
          <table:table-cell table:formula="of:=[.$M$17]^[.A86]" office:value-type="float" office:value="0.0453811558392361" calcext:value-type="float">
            <text:p>0.045381155839236</text:p>
          </table:table-cell>
          <table:table-cell table:formula="of:=[.$N$17]^[.A86]" office:value-type="float" office:value="0.900865130671708" calcext:value-type="float">
            <text:p>0.900865130671708</text:p>
          </table:table-cell>
          <table:table-cell table:formula="of:=SUM([.B86:.N86])" office:value-type="float" office:value="5.05085635347506" calcext:value-type="float">
            <text:p>5.05085635347506</text:p>
          </table:table-cell>
          <table:table-cell table:formula="of:=13-[.O86]" office:value-type="float" office:value="7.94914364652494" calcext:value-type="float">
            <text:p>7.949143646524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17]^[.A87]" office:value-type="float" office:value="0.0000105648844985955" calcext:value-type="float">
            <text:p>1.05648844985955E-05</text:p>
          </table:table-cell>
          <table:table-cell table:formula="of:=[.$C$17]^[.A87]" office:value-type="float" office:value="0.116667866587848" calcext:value-type="float">
            <text:p>0.116667866587848</text:p>
          </table:table-cell>
          <table:table-cell table:formula="of:=[.$D$17]^[.A87]" office:value-type="float" office:value="1.10540320664355E-028" calcext:value-type="float">
            <text:p>1.10540320664355E-28</text:p>
          </table:table-cell>
          <table:table-cell table:formula="of:=[.$E$17]^[.A87]" office:value-type="float" office:value="0.8995225596871" calcext:value-type="float">
            <text:p>0.8995225596871</text:p>
          </table:table-cell>
          <table:table-cell table:formula="of:=[.$F$17]^[.A87]" office:value-type="float" office:value="0.0278592395193337" calcext:value-type="float">
            <text:p>0.027859239519334</text:p>
          </table:table-cell>
          <table:table-cell table:formula="of:=[.$G$17]^[.A87]" office:value-type="float" office:value="0.8995225596871" calcext:value-type="float">
            <text:p>0.8995225596871</text:p>
          </table:table-cell>
          <table:table-cell table:formula="of:=[.$H$17]^[.A87]" office:value-type="float" office:value="0.809012868087437" calcext:value-type="float">
            <text:p>0.809012868087437</text:p>
          </table:table-cell>
          <table:table-cell table:formula="of:=[.$I$17]^[.A87]" office:value-type="float" office:value="0.8995225596871" calcext:value-type="float">
            <text:p>0.8995225596871</text:p>
          </table:table-cell>
          <table:table-cell table:formula="of:=[.$J$17]^[.A87]" office:value-type="float" office:value="0.00409453587428934" calcext:value-type="float">
            <text:p>0.004094535874289</text:p>
          </table:table-cell>
          <table:table-cell table:formula="of:=[.$K$17]^[.A87]" office:value-type="float" office:value="0.084047826087442" calcext:value-type="float">
            <text:p>0.084047826087442</text:p>
          </table:table-cell>
          <table:table-cell table:formula="of:=[.$L$17]^[.A87]" office:value-type="float" office:value="0.344353650636149" calcext:value-type="float">
            <text:p>0.344353650636149</text:p>
          </table:table-cell>
          <table:table-cell table:formula="of:=[.$M$17]^[.A87]" office:value-type="float" office:value="0.0434198242157818" calcext:value-type="float">
            <text:p>0.043419824215782</text:p>
          </table:table-cell>
          <table:table-cell table:formula="of:=[.$N$17]^[.A87]" office:value-type="float" office:value="0.8995225596871" calcext:value-type="float">
            <text:p>0.8995225596871</text:p>
          </table:table-cell>
          <table:table-cell table:formula="of:=SUM([.B87:.N87])" office:value-type="float" office:value="5.02755661464118" calcext:value-type="float">
            <text:p>5.02755661464118</text:p>
          </table:table-cell>
          <table:table-cell table:formula="of:=13-[.O87]" office:value-type="float" office:value="7.97244338535882" calcext:value-type="float">
            <text:p>7.972443385358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17]^[.A88]" office:value-type="float" office:value="0.00000899038606363341" calcext:value-type="float">
            <text:p>8.99038606363341E-06</text:p>
          </table:table-cell>
          <table:table-cell table:formula="of:=[.$C$17]^[.A88]" office:value-type="float" office:value="0.113190433902666" calcext:value-type="float">
            <text:p>0.113190433902666</text:p>
          </table:table-cell>
          <table:table-cell table:formula="of:=[.$D$17]^[.A88]" office:value-type="float" office:value="4.46444514158574E-029" calcext:value-type="float">
            <text:p>4.46444514158574E-29</text:p>
          </table:table-cell>
          <table:table-cell table:formula="of:=[.$E$17]^[.A88]" office:value-type="float" office:value="0.898181989553439" calcext:value-type="float">
            <text:p>0.898181989553439</text:p>
          </table:table-cell>
          <table:table-cell table:formula="of:=[.$F$17]^[.A88]" office:value-type="float" office:value="0.0264891129855959" calcext:value-type="float">
            <text:p>0.026489112985596</text:p>
          </table:table-cell>
          <table:table-cell table:formula="of:=[.$G$17]^[.A88]" office:value-type="float" office:value="0.898181989553439" calcext:value-type="float">
            <text:p>0.898181989553439</text:p>
          </table:table-cell>
          <table:table-cell table:formula="of:=[.$H$17]^[.A88]" office:value-type="float" office:value="0.806601503353942" calcext:value-type="float">
            <text:p>0.806601503353942</text:p>
          </table:table-cell>
          <table:table-cell table:formula="of:=[.$I$17]^[.A88]" office:value-type="float" office:value="0.898181989553439" calcext:value-type="float">
            <text:p>0.898181989553439</text:p>
          </table:table-cell>
          <table:table-cell table:formula="of:=[.$J$17]^[.A88]" office:value-type="float" office:value="0.00378942887918581" calcext:value-type="float">
            <text:p>0.003789428879186</text:p>
          </table:table-cell>
          <table:table-cell table:formula="of:=[.$K$17]^[.A88]" office:value-type="float" office:value="0.0811669020933867" calcext:value-type="float">
            <text:p>0.081166902093387</text:p>
          </table:table-cell>
          <table:table-cell table:formula="of:=[.$L$17]^[.A88]" office:value-type="float" office:value="0.339221703532779" calcext:value-type="float">
            <text:p>0.339221703532779</text:p>
          </table:table-cell>
          <table:table-cell table:formula="of:=[.$M$17]^[.A88]" office:value-type="float" office:value="0.0415432595328345" calcext:value-type="float">
            <text:p>0.041543259532835</text:p>
          </table:table-cell>
          <table:table-cell table:formula="of:=[.$N$17]^[.A88]" office:value-type="float" office:value="0.898181989553439" calcext:value-type="float">
            <text:p>0.898181989553439</text:p>
          </table:table-cell>
          <table:table-cell table:formula="of:=SUM([.B88:.N88])" office:value-type="float" office:value="5.00473929288021" calcext:value-type="float">
            <text:p>5.00473929288021</text:p>
          </table:table-cell>
          <table:table-cell table:formula="of:=13-[.O88]" office:value-type="float" office:value="7.99526070711979" calcext:value-type="float">
            <text:p>7.995260707119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17]^[.A89]" office:value-type="float" office:value="0.00000765053717188477" calcext:value-type="float">
            <text:p>7.65053717188477E-06</text:p>
          </table:table-cell>
          <table:table-cell table:formula="of:=[.$C$17]^[.A89]" office:value-type="float" office:value="0.109816650477848" calcext:value-type="float">
            <text:p>0.109816650477848</text:p>
          </table:table-cell>
          <table:table-cell table:formula="of:=[.$D$17]^[.A89]" office:value-type="float" office:value="1.80307694988038E-029" calcext:value-type="float">
            <text:p>1.80307694988038E-29</text:p>
          </table:table-cell>
          <table:table-cell table:formula="of:=[.$E$17]^[.A89]" office:value-type="float" office:value="0.896843417288828" calcext:value-type="float">
            <text:p>0.896843417288828</text:p>
          </table:table-cell>
          <table:table-cell table:formula="of:=[.$F$17]^[.A89]" office:value-type="float" office:value="0.0251863697240092" calcext:value-type="float">
            <text:p>0.025186369724009</text:p>
          </table:table-cell>
          <table:table-cell table:formula="of:=[.$G$17]^[.A89]" office:value-type="float" office:value="0.896843417288828" calcext:value-type="float">
            <text:p>0.896843417288828</text:p>
          </table:table-cell>
          <table:table-cell table:formula="of:=[.$H$17]^[.A89]" office:value-type="float" office:value="0.804197325996702" calcext:value-type="float">
            <text:p>0.804197325996702</text:p>
          </table:table-cell>
          <table:table-cell table:formula="of:=[.$I$17]^[.A89]" office:value-type="float" office:value="0.896843417288828" calcext:value-type="float">
            <text:p>0.896843417288828</text:p>
          </table:table-cell>
          <table:table-cell table:formula="of:=[.$J$17]^[.A89]" office:value-type="float" office:value="0.00350705712961906" calcext:value-type="float">
            <text:p>0.003507057129619</text:p>
          </table:table-cell>
          <table:table-cell table:formula="of:=[.$K$17]^[.A89]" office:value-type="float" office:value="0.0783847281021082" calcext:value-type="float">
            <text:p>0.078384728102108</text:p>
          </table:table-cell>
          <table:table-cell table:formula="of:=[.$L$17]^[.A89]" office:value-type="float" office:value="0.334166238502484" calcext:value-type="float">
            <text:p>0.334166238502484</text:p>
          </table:table-cell>
          <table:table-cell table:formula="of:=[.$M$17]^[.A89]" office:value-type="float" office:value="0.0397477982415495" calcext:value-type="float">
            <text:p>0.03974779824155</text:p>
          </table:table-cell>
          <table:table-cell table:formula="of:=[.$N$17]^[.A89]" office:value-type="float" office:value="0.896843417288828" calcext:value-type="float">
            <text:p>0.896843417288828</text:p>
          </table:table-cell>
          <table:table-cell table:formula="of:=SUM([.B89:.N89])" office:value-type="float" office:value="4.98238748786681" calcext:value-type="float">
            <text:p>4.98238748786681</text:p>
          </table:table-cell>
          <table:table-cell table:formula="of:=13-[.O89]" office:value-type="float" office:value="8.01761251213319" calcext:value-type="float">
            <text:p>8.017612512133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17]^[.A90]" office:value-type="float" office:value="0.00000651036769768436" calcext:value-type="float">
            <text:p>6.51036769768436E-06</text:p>
          </table:table-cell>
          <table:table-cell table:formula="of:=[.$C$17]^[.A90]" office:value-type="float" office:value="0.10654342691666" calcext:value-type="float">
            <text:p>0.10654342691666</text:p>
          </table:table-cell>
          <table:table-cell table:formula="of:=[.$D$17]^[.A90]" office:value-type="float" office:value="7.28217367239317E-030" calcext:value-type="float">
            <text:p>7.28217367239317E-30</text:p>
          </table:table-cell>
          <table:table-cell table:formula="of:=[.$E$17]^[.A90]" office:value-type="float" office:value="0.89550683991582" calcext:value-type="float">
            <text:p>0.89550683991582</text:p>
          </table:table-cell>
          <table:table-cell table:formula="of:=[.$F$17]^[.A90]" office:value-type="float" office:value="0.0239476958031563" calcext:value-type="float">
            <text:p>0.023947695803156</text:p>
          </table:table-cell>
          <table:table-cell table:formula="of:=[.$G$17]^[.A90]" office:value-type="float" office:value="0.89550683991582" calcext:value-type="float">
            <text:p>0.89550683991582</text:p>
          </table:table-cell>
          <table:table-cell table:formula="of:=[.$H$17]^[.A90]" office:value-type="float" office:value="0.801800314592837" calcext:value-type="float">
            <text:p>0.801800314592837</text:p>
          </table:table-cell>
          <table:table-cell table:formula="of:=[.$I$17]^[.A90]" office:value-type="float" office:value="0.89550683991582" calcext:value-type="float">
            <text:p>0.89550683991582</text:p>
          </table:table-cell>
          <table:table-cell table:formula="of:=[.$J$17]^[.A90]" office:value-type="float" office:value="0.00324572649402896" calcext:value-type="float">
            <text:p>0.003245726494029</text:p>
          </table:table-cell>
          <table:table-cell table:formula="of:=[.$K$17]^[.A90]" office:value-type="float" office:value="0.075697919240188" calcext:value-type="float">
            <text:p>0.075697919240188</text:p>
          </table:table-cell>
          <table:table-cell table:formula="of:=[.$L$17]^[.A90]" office:value-type="float" office:value="0.329186115723014" calcext:value-type="float">
            <text:p>0.329186115723014</text:p>
          </table:table-cell>
          <table:table-cell table:formula="of:=[.$M$17]^[.A90]" office:value-type="float" office:value="0.0380299351282784" calcext:value-type="float">
            <text:p>0.038029935128279</text:p>
          </table:table-cell>
          <table:table-cell table:formula="of:=[.$N$17]^[.A90]" office:value-type="float" office:value="0.89550683991582" calcext:value-type="float">
            <text:p>0.89550683991582</text:p>
          </table:table-cell>
          <table:table-cell table:formula="of:=SUM([.B90:.N90])" office:value-type="float" office:value="4.96048500392914" calcext:value-type="float">
            <text:p>4.96048500392914</text:p>
          </table:table-cell>
          <table:table-cell table:formula="of:=13-[.O90]" office:value-type="float" office:value="8.03951499607086" calcext:value-type="float">
            <text:p>8.039514996070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17]^[.A91]" office:value-type="float" office:value="0.00000554011915853617" calcext:value-type="float">
            <text:p>5.54011915853617E-06</text:p>
          </table:table-cell>
          <table:table-cell table:formula="of:=[.$C$17]^[.A91]" office:value-type="float" office:value="0.103367765905731" calcext:value-type="float">
            <text:p>0.103367765905731</text:p>
          </table:table-cell>
          <table:table-cell table:formula="of:=[.$D$17]^[.A91]" office:value-type="float" office:value="2.94108653534806E-030" calcext:value-type="float">
            <text:p>2.94108653534806E-30</text:p>
          </table:table-cell>
          <table:table-cell table:formula="of:=[.$E$17]^[.A91]" office:value-type="float" office:value="0.894172254461399" calcext:value-type="float">
            <text:p>0.894172254461399</text:p>
          </table:table-cell>
          <table:table-cell table:formula="of:=[.$F$17]^[.A91]" office:value-type="float" office:value="0.0227699402718535" calcext:value-type="float">
            <text:p>0.022769940271854</text:p>
          </table:table-cell>
          <table:table-cell table:formula="of:=[.$G$17]^[.A91]" office:value-type="float" office:value="0.894172254461399" calcext:value-type="float">
            <text:p>0.894172254461399</text:p>
          </table:table-cell>
          <table:table-cell table:formula="of:=[.$H$17]^[.A91]" office:value-type="float" office:value="0.79941044778332" calcext:value-type="float">
            <text:p>0.79941044778332</text:p>
          </table:table-cell>
          <table:table-cell table:formula="of:=[.$I$17]^[.A91]" office:value-type="float" office:value="0.894172254461399" calcext:value-type="float">
            <text:p>0.894172254461399</text:p>
          </table:table-cell>
          <table:table-cell table:formula="of:=[.$J$17]^[.A91]" office:value-type="float" office:value="0.0030038690801669" calcext:value-type="float">
            <text:p>0.003003869080167</text:p>
          </table:table-cell>
          <table:table-cell table:formula="of:=[.$K$17]^[.A91]" office:value-type="float" office:value="0.0731032066581846" calcext:value-type="float">
            <text:p>0.073103206658185</text:p>
          </table:table-cell>
          <table:table-cell table:formula="of:=[.$L$17]^[.A91]" office:value-type="float" office:value="0.324280212359034" calcext:value-type="float">
            <text:p>0.324280212359034</text:p>
          </table:table-cell>
          <table:table-cell table:formula="of:=[.$M$17]^[.A91]" office:value-type="float" office:value="0.0363863164714676" calcext:value-type="float">
            <text:p>0.036386316471468</text:p>
          </table:table-cell>
          <table:table-cell table:formula="of:=[.$N$17]^[.A91]" office:value-type="float" office:value="0.894172254461399" calcext:value-type="float">
            <text:p>0.894172254461399</text:p>
          </table:table-cell>
          <table:table-cell table:formula="of:=SUM([.B91:.N91])" office:value-type="float" office:value="4.93901631649451" calcext:value-type="float">
            <text:p>4.93901631649451</text:p>
          </table:table-cell>
          <table:table-cell table:formula="of:=13-[.O91]" office:value-type="float" office:value="8.06098368350549" calcext:value-type="float">
            <text:p>8.060983683505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17]^[.A92]" office:value-type="float" office:value="0.00000471446801717459" calcext:value-type="float">
            <text:p>4.71446801717459E-06</text:p>
          </table:table-cell>
          <table:table-cell table:formula="of:=[.$C$17]^[.A92]" office:value-type="float" office:value="0.100286759470389" calcext:value-type="float">
            <text:p>0.100286759470389</text:p>
          </table:table-cell>
          <table:table-cell table:formula="of:=[.$D$17]^[.A92]" office:value-type="float" office:value="1.18783077657127E-030" calcext:value-type="float">
            <text:p>1.18783077657127E-30</text:p>
          </table:table-cell>
          <table:table-cell table:formula="of:=[.$E$17]^[.A92]" office:value-type="float" office:value="0.892839657956986" calcext:value-type="float">
            <text:p>0.892839657956986</text:p>
          </table:table-cell>
          <table:table-cell table:formula="of:=[.$F$17]^[.A92]" office:value-type="float" office:value="0.0216501071437296" calcext:value-type="float">
            <text:p>0.02165010714373</text:p>
          </table:table-cell>
          <table:table-cell table:formula="of:=[.$G$17]^[.A92]" office:value-type="float" office:value="0.892839657956986" calcext:value-type="float">
            <text:p>0.892839657956986</text:p>
          </table:table-cell>
          <table:table-cell table:formula="of:=[.$H$17]^[.A92]" office:value-type="float" office:value="0.797027704272788" calcext:value-type="float">
            <text:p>0.797027704272788</text:p>
          </table:table-cell>
          <table:table-cell table:formula="of:=[.$I$17]^[.A92]" office:value-type="float" office:value="0.892839657956986" calcext:value-type="float">
            <text:p>0.892839657956986</text:p>
          </table:table-cell>
          <table:table-cell table:formula="of:=[.$J$17]^[.A92]" office:value-type="float" office:value="0.00278003382829157" calcext:value-type="float">
            <text:p>0.002780033828292</text:p>
          </table:table-cell>
          <table:table-cell table:formula="of:=[.$K$17]^[.A92]" office:value-type="float" office:value="0.0705974335536567" calcext:value-type="float">
            <text:p>0.070597433553657</text:p>
          </table:table-cell>
          <table:table-cell table:formula="of:=[.$L$17]^[.A92]" office:value-type="float" office:value="0.319447422308974" calcext:value-type="float">
            <text:p>0.319447422308974</text:p>
          </table:table-cell>
          <table:table-cell table:formula="of:=[.$M$17]^[.A92]" office:value-type="float" office:value="0.0348137334943103" calcext:value-type="float">
            <text:p>0.03481373349431</text:p>
          </table:table-cell>
          <table:table-cell table:formula="of:=[.$N$17]^[.A92]" office:value-type="float" office:value="0.892839657956986" calcext:value-type="float">
            <text:p>0.892839657956986</text:p>
          </table:table-cell>
          <table:table-cell table:formula="of:=SUM([.B92:.N92])" office:value-type="float" office:value="4.9179665403681" calcext:value-type="float">
            <text:p>4.9179665403681</text:p>
          </table:table-cell>
          <table:table-cell table:formula="of:=13-[.O92]" office:value-type="float" office:value="8.0820334596319" calcext:value-type="float">
            <text:p>8.08203345963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17]^[.A93]" office:value-type="float" office:value="0.00000401186473592652" calcext:value-type="float">
            <text:p>4.01186473592652E-06</text:p>
          </table:table-cell>
          <table:table-cell table:formula="of:=[.$C$17]^[.A93]" office:value-type="float" office:value="0.097297586311808" calcext:value-type="float">
            <text:p>0.097297586311808</text:p>
          </table:table-cell>
          <table:table-cell table:formula="of:=[.$D$17]^[.A93]" office:value-type="float" office:value="4.79734933607771E-031" calcext:value-type="float">
            <text:p>4.79734933607771E-31</text:p>
          </table:table-cell>
          <table:table-cell table:formula="of:=[.$E$17]^[.A93]" office:value-type="float" office:value="0.891509047438421" calcext:value-type="float">
            <text:p>0.891509047438421</text:p>
          </table:table-cell>
          <table:table-cell table:formula="of:=[.$F$17]^[.A93]" office:value-type="float" office:value="0.0205853477760052" calcext:value-type="float">
            <text:p>0.020585347776005</text:p>
          </table:table-cell>
          <table:table-cell table:formula="of:=[.$G$17]^[.A93]" office:value-type="float" office:value="0.891509047438421" calcext:value-type="float">
            <text:p>0.891509047438421</text:p>
          </table:table-cell>
          <table:table-cell table:formula="of:=[.$H$17]^[.A93]" office:value-type="float" office:value="0.794652062829352" calcext:value-type="float">
            <text:p>0.794652062829352</text:p>
          </table:table-cell>
          <table:table-cell table:formula="of:=[.$I$17]^[.A93]" office:value-type="float" office:value="0.891509047438421" calcext:value-type="float">
            <text:p>0.891509047438421</text:p>
          </table:table-cell>
          <table:table-cell table:formula="of:=[.$J$17]^[.A93]" office:value-type="float" office:value="0.00257287780531902" calcext:value-type="float">
            <text:p>0.002572877805319</text:p>
          </table:table-cell>
          <table:table-cell table:formula="of:=[.$K$17]^[.A93]" office:value-type="float" office:value="0.0681775513305061" calcext:value-type="float">
            <text:p>0.068177551330506</text:p>
          </table:table-cell>
          <table:table-cell table:formula="of:=[.$L$17]^[.A93]" office:value-type="float" office:value="0.314686655955636" calcext:value-type="float">
            <text:p>0.314686655955636</text:p>
          </table:table-cell>
          <table:table-cell table:formula="of:=[.$M$17]^[.A93]" office:value-type="float" office:value="0.0333091161003684" calcext:value-type="float">
            <text:p>0.033309116100368</text:p>
          </table:table-cell>
          <table:table-cell table:formula="of:=[.$N$17]^[.A93]" office:value-type="float" office:value="0.891509047438421" calcext:value-type="float">
            <text:p>0.891509047438421</text:p>
          </table:table-cell>
          <table:table-cell table:formula="of:=SUM([.B93:.N93])" office:value-type="float" office:value="4.89732139972742" calcext:value-type="float">
            <text:p>4.89732139972742</text:p>
          </table:table-cell>
          <table:table-cell table:formula="of:=13-[.O93]" office:value-type="float" office:value="8.10267860027258" calcext:value-type="float">
            <text:p>8.102678600272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17]^[.A94]" office:value-type="float" office:value="0.00000341397133265878" calcext:value-type="float">
            <text:p>3.41397133265878E-06</text:p>
          </table:table-cell>
          <table:table-cell table:formula="of:=[.$C$17]^[.A94]" office:value-type="float" office:value="0.0943975092235276" calcext:value-type="float">
            <text:p>0.094397509223528</text:p>
          </table:table-cell>
          <table:table-cell table:formula="of:=[.$D$17]^[.A94]" office:value-type="float" office:value="1.9375285694144E-031" calcext:value-type="float">
            <text:p>1.9375285694144E-31</text:p>
          </table:table-cell>
          <table:table-cell table:formula="of:=[.$E$17]^[.A94]" office:value-type="float" office:value="0.890180419945964" calcext:value-type="float">
            <text:p>0.890180419945964</text:p>
          </table:table-cell>
          <table:table-cell table:formula="of:=[.$F$17]^[.A94]" office:value-type="float" office:value="0.0195729536230869" calcext:value-type="float">
            <text:p>0.019572953623087</text:p>
          </table:table-cell>
          <table:table-cell table:formula="of:=[.$G$17]^[.A94]" office:value-type="float" office:value="0.890180419945964" calcext:value-type="float">
            <text:p>0.890180419945964</text:p>
          </table:table-cell>
          <table:table-cell table:formula="of:=[.$H$17]^[.A94]" office:value-type="float" office:value="0.792283502284406" calcext:value-type="float">
            <text:p>0.792283502284406</text:p>
          </table:table-cell>
          <table:table-cell table:formula="of:=[.$I$17]^[.A94]" office:value-type="float" office:value="0.890180419945964" calcext:value-type="float">
            <text:p>0.890180419945964</text:p>
          </table:table-cell>
          <table:table-cell table:formula="of:=[.$J$17]^[.A94]" office:value-type="float" office:value="0.00238115814769465" calcext:value-type="float">
            <text:p>0.002381158147695</text:p>
          </table:table-cell>
          <table:table-cell table:formula="of:=[.$K$17]^[.A94]" office:value-type="float" office:value="0.0658406158899671" calcext:value-type="float">
            <text:p>0.065840615889967</text:p>
          </table:table-cell>
          <table:table-cell table:formula="of:=[.$L$17]^[.A94]" office:value-type="float" office:value="0.30999683992053" calcext:value-type="float">
            <text:p>0.30999683992053</text:p>
          </table:table-cell>
          <table:table-cell table:formula="of:=[.$M$17]^[.A94]" office:value-type="float" office:value="0.0318695268799352" calcext:value-type="float">
            <text:p>0.031869526879935</text:p>
          </table:table-cell>
          <table:table-cell table:formula="of:=[.$N$17]^[.A94]" office:value-type="float" office:value="0.890180419945964" calcext:value-type="float">
            <text:p>0.890180419945964</text:p>
          </table:table-cell>
          <table:table-cell table:formula="of:=SUM([.B94:.N94])" office:value-type="float" office:value="4.87706719972434" calcext:value-type="float">
            <text:p>4.87706719972434</text:p>
          </table:table-cell>
          <table:table-cell table:formula="of:=13-[.O94]" office:value-type="float" office:value="8.12293280027566" calcext:value-type="float">
            <text:p>8.122932800275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17]^[.A95]" office:value-type="float" office:value="0.00000290518275849205" calcext:value-type="float">
            <text:p>2.90518275849205E-06</text:p>
          </table:table-cell>
          <table:table-cell table:formula="of:=[.$C$17]^[.A95]" office:value-type="float" office:value="0.0915838725849724" calcext:value-type="float">
            <text:p>0.091583872584972</text:p>
          </table:table-cell>
          <table:table-cell table:formula="of:=[.$D$17]^[.A95]" office:value-type="float" office:value="7.82518990031745E-032" calcext:value-type="float">
            <text:p>7.82518990031745E-32</text:p>
          </table:table-cell>
          <table:table-cell table:formula="of:=[.$E$17]^[.A95]" office:value-type="float" office:value="0.888853772524286" calcext:value-type="float">
            <text:p>0.888853772524286</text:p>
          </table:table-cell>
          <table:table-cell table:formula="of:=[.$F$17]^[.A95]" office:value-type="float" office:value="0.0186103493465416" calcext:value-type="float">
            <text:p>0.018610349346542</text:p>
          </table:table-cell>
          <table:table-cell table:formula="of:=[.$G$17]^[.A95]" office:value-type="float" office:value="0.888853772524286" calcext:value-type="float">
            <text:p>0.888853772524286</text:p>
          </table:table-cell>
          <table:table-cell table:formula="of:=[.$H$17]^[.A95]" office:value-type="float" office:value="0.78992200153244" calcext:value-type="float">
            <text:p>0.78992200153244</text:p>
          </table:table-cell>
          <table:table-cell table:formula="of:=[.$I$17]^[.A95]" office:value-type="float" office:value="0.888853772524286" calcext:value-type="float">
            <text:p>0.888853772524286</text:p>
          </table:table-cell>
          <table:table-cell table:formula="of:=[.$J$17]^[.A95]" office:value-type="float" office:value="0.00220372460464736" calcext:value-type="float">
            <text:p>0.002203724604647</text:p>
          </table:table-cell>
          <table:table-cell table:formula="of:=[.$K$17]^[.A95]" office:value-type="float" office:value="0.0635837840487313" calcext:value-type="float">
            <text:p>0.063583784048731</text:p>
          </table:table-cell>
          <table:table-cell table:formula="of:=[.$L$17]^[.A95]" office:value-type="float" office:value="0.305376916821863" calcext:value-type="float">
            <text:p>0.305376916821863</text:p>
          </table:table-cell>
          <table:table-cell table:formula="of:=[.$M$17]^[.A95]" office:value-type="float" office:value="0.0304921553754373" calcext:value-type="float">
            <text:p>0.030492155375437</text:p>
          </table:table-cell>
          <table:table-cell table:formula="of:=[.$N$17]^[.A95]" office:value-type="float" office:value="0.888853772524286" calcext:value-type="float">
            <text:p>0.888853772524286</text:p>
          </table:table-cell>
          <table:table-cell table:formula="of:=SUM([.B95:.N95])" office:value-type="float" office:value="4.85719079959454" calcext:value-type="float">
            <text:p>4.85719079959454</text:p>
          </table:table-cell>
          <table:table-cell table:formula="of:=13-[.O95]" office:value-type="float" office:value="8.14280920040546" calcext:value-type="float">
            <text:p>8.142809200405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17]^[.A96]" office:value-type="float" office:value="0.00000247221960521455" calcext:value-type="float">
            <text:p>2.47221960521455E-06</text:p>
          </table:table-cell>
          <table:table-cell table:formula="of:=[.$C$17]^[.A96]" office:value-type="float" office:value="0.0888540999296826" calcext:value-type="float">
            <text:p>0.088854099929683</text:p>
          </table:table-cell>
          <table:table-cell table:formula="of:=[.$D$17]^[.A96]" office:value-type="float" office:value="3.16039711324296E-032" calcext:value-type="float">
            <text:p>3.16039711324296E-32</text:p>
          </table:table-cell>
          <table:table-cell table:formula="of:=[.$E$17]^[.A96]" office:value-type="float" office:value="0.887529102222462" calcext:value-type="float">
            <text:p>0.887529102222462</text:p>
          </table:table-cell>
          <table:table-cell table:formula="of:=[.$F$17]^[.A96]" office:value-type="float" office:value="0.0176950862639248" calcext:value-type="float">
            <text:p>0.017695086263925</text:p>
          </table:table-cell>
          <table:table-cell table:formula="of:=[.$G$17]^[.A96]" office:value-type="float" office:value="0.887529102222462" calcext:value-type="float">
            <text:p>0.887529102222462</text:p>
          </table:table-cell>
          <table:table-cell table:formula="of:=[.$H$17]^[.A96]" office:value-type="float" office:value="0.787567539530853" calcext:value-type="float">
            <text:p>0.787567539530853</text:p>
          </table:table-cell>
          <table:table-cell table:formula="of:=[.$I$17]^[.A96]" office:value-type="float" office:value="0.887529102222462" calcext:value-type="float">
            <text:p>0.887529102222462</text:p>
          </table:table-cell>
          <table:table-cell table:formula="of:=[.$J$17]^[.A96]" office:value-type="float" office:value="0.00203951263708795" calcext:value-type="float">
            <text:p>0.002039512637088</text:p>
          </table:table-cell>
          <table:table-cell table:formula="of:=[.$K$17]^[.A96]" office:value-type="float" office:value="0.0614043100798479" calcext:value-type="float">
            <text:p>0.061404310079848</text:p>
          </table:table-cell>
          <table:table-cell table:formula="of:=[.$L$17]^[.A96]" office:value-type="float" office:value="0.300825845036143" calcext:value-type="float">
            <text:p>0.300825845036143</text:p>
          </table:table-cell>
          <table:table-cell table:formula="of:=[.$M$17]^[.A96]" office:value-type="float" office:value="0.0291743125946807" calcext:value-type="float">
            <text:p>0.029174312594681</text:p>
          </table:table-cell>
          <table:table-cell table:formula="of:=[.$N$17]^[.A96]" office:value-type="float" office:value="0.887529102222462" calcext:value-type="float">
            <text:p>0.887529102222462</text:p>
          </table:table-cell>
          <table:table-cell table:formula="of:=SUM([.B96:.N96])" office:value-type="float" office:value="4.83767958718167" calcext:value-type="float">
            <text:p>4.83767958718167</text:p>
          </table:table-cell>
          <table:table-cell table:formula="of:=13-[.O96]" office:value-type="float" office:value="8.16232041281833" calcext:value-type="float">
            <text:p>8.162320412818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17]^[.A97]" office:value-type="float" office:value="0.00000210378151203801" calcext:value-type="float">
            <text:p>2.10378151203801E-06</text:p>
          </table:table-cell>
          <table:table-cell table:formula="of:=[.$C$17]^[.A97]" office:value-type="float" office:value="0.0862056915860259" calcext:value-type="float">
            <text:p>0.086205691586026</text:p>
          </table:table-cell>
          <table:table-cell table:formula="of:=[.$D$17]^[.A97]" office:value-type="float" office:value="1.2764047953634E-032" calcext:value-type="float">
            <text:p>1.2764047953634E-32</text:p>
          </table:table-cell>
          <table:table-cell table:formula="of:=[.$E$17]^[.A97]" office:value-type="float" office:value="0.886206406093963" calcext:value-type="float">
            <text:p>0.886206406093963</text:p>
          </table:table-cell>
          <table:table-cell table:formula="of:=[.$F$17]^[.A97]" office:value-type="float" office:value="0.0168248361197973" calcext:value-type="float">
            <text:p>0.016824836119797</text:p>
          </table:table-cell>
          <table:table-cell table:formula="of:=[.$G$17]^[.A97]" office:value-type="float" office:value="0.886206406093963" calcext:value-type="float">
            <text:p>0.886206406093963</text:p>
          </table:table-cell>
          <table:table-cell table:formula="of:=[.$H$17]^[.A97]" office:value-type="float" office:value="0.785220095299762" calcext:value-type="float">
            <text:p>0.785220095299762</text:p>
          </table:table-cell>
          <table:table-cell table:formula="of:=[.$I$17]^[.A97]" office:value-type="float" office:value="0.886206406093963" calcext:value-type="float">
            <text:p>0.886206406093963</text:p>
          </table:table-cell>
          <table:table-cell table:formula="of:=[.$J$17]^[.A97]" office:value-type="float" office:value="0.00188753703074756" calcext:value-type="float">
            <text:p>0.001887537030748</text:p>
          </table:table-cell>
          <table:table-cell table:formula="of:=[.$K$17]^[.A97]" office:value-type="float" office:value="0.0592995423721929" calcext:value-type="float">
            <text:p>0.059299542372193</text:p>
          </table:table-cell>
          <table:table-cell table:formula="of:=[.$L$17]^[.A97]" office:value-type="float" office:value="0.296342598463324" calcext:value-type="float">
            <text:p>0.296342598463324</text:p>
          </table:table-cell>
          <table:table-cell table:formula="of:=[.$M$17]^[.A97]" office:value-type="float" office:value="0.0279134257612295" calcext:value-type="float">
            <text:p>0.02791342576123</text:p>
          </table:table-cell>
          <table:table-cell table:formula="of:=[.$N$17]^[.A97]" office:value-type="float" office:value="0.886206406093963" calcext:value-type="float">
            <text:p>0.886206406093963</text:p>
          </table:table-cell>
          <table:table-cell table:formula="of:=SUM([.B97:.N97])" office:value-type="float" office:value="4.81852145479044" calcext:value-type="float">
            <text:p>4.81852145479044</text:p>
          </table:table-cell>
          <table:table-cell table:formula="of:=13-[.O97]" office:value-type="float" office:value="8.18147854520956" calcext:value-type="float">
            <text:p>8.181478545209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17]^[.A98]" office:value-type="float" office:value="0.0000017902522255942" calcext:value-type="float">
            <text:p>1.7902522255942E-06</text:p>
          </table:table-cell>
          <table:table-cell table:formula="of:=[.$C$17]^[.A98]" office:value-type="float" office:value="0.0836362223882308" calcext:value-type="float">
            <text:p>0.083636222388231</text:p>
          </table:table-cell>
          <table:table-cell table:formula="of:=[.$D$17]^[.A98]" office:value-type="float" office:value="5.15507748947066E-033" calcext:value-type="float">
            <text:p>5.15507748947066E-33</text:p>
          </table:table-cell>
          <table:table-cell table:formula="of:=[.$E$17]^[.A98]" office:value-type="float" office:value="0.884885681196655" calcext:value-type="float">
            <text:p>0.884885681196655</text:p>
          </table:table-cell>
          <table:table-cell table:formula="of:=[.$F$17]^[.A98]" office:value-type="float" office:value="0.015997385163086" calcext:value-type="float">
            <text:p>0.015997385163086</text:p>
          </table:table-cell>
          <table:table-cell table:formula="of:=[.$G$17]^[.A98]" office:value-type="float" office:value="0.884885681196655" calcext:value-type="float">
            <text:p>0.884885681196655</text:p>
          </table:table-cell>
          <table:table-cell table:formula="of:=[.$H$17]^[.A98]" office:value-type="float" office:value="0.782879647921819" calcext:value-type="float">
            <text:p>0.782879647921819</text:p>
          </table:table-cell>
          <table:table-cell table:formula="of:=[.$I$17]^[.A98]" office:value-type="float" office:value="0.884885681196655" calcext:value-type="float">
            <text:p>0.884885681196655</text:p>
          </table:table-cell>
          <table:table-cell table:formula="of:=[.$J$17]^[.A98]" office:value-type="float" office:value="0.00174688598523731" calcext:value-type="float">
            <text:p>0.001746885985237</text:p>
          </table:table-cell>
          <table:table-cell table:formula="of:=[.$K$17]^[.A98]" office:value-type="float" office:value="0.0572669202044427" calcext:value-type="float">
            <text:p>0.057266920204443</text:p>
          </table:table-cell>
          <table:table-cell table:formula="of:=[.$L$17]^[.A98]" office:value-type="float" office:value="0.291926166295465" calcext:value-type="float">
            <text:p>0.291926166295465</text:p>
          </table:table-cell>
          <table:table-cell table:formula="of:=[.$M$17]^[.A98]" office:value-type="float" office:value="0.0267070332916682" calcext:value-type="float">
            <text:p>0.026707033291668</text:p>
          </table:table-cell>
          <table:table-cell table:formula="of:=[.$N$17]^[.A98]" office:value-type="float" office:value="0.884885681196655" calcext:value-type="float">
            <text:p>0.884885681196655</text:p>
          </table:table-cell>
          <table:table-cell table:formula="of:=SUM([.B98:.N98])" office:value-type="float" office:value="4.79970477628879" calcext:value-type="float">
            <text:p>4.79970477628879</text:p>
          </table:table-cell>
          <table:table-cell table:formula="of:=13-[.O98]" office:value-type="float" office:value="8.20029522371121" calcext:value-type="float">
            <text:p>8.200295223711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17]^[.A99]" office:value-type="float" office:value="0.00000152344861522248" calcext:value-type="float">
            <text:p>1.52344861522248E-06</text:p>
          </table:table-cell>
          <table:table-cell table:formula="of:=[.$C$17]^[.A99]" office:value-type="float" office:value="0.0811433394556457" calcext:value-type="float">
            <text:p>0.081143339455646</text:p>
          </table:table-cell>
          <table:table-cell table:formula="of:=[.$D$17]^[.A99]" office:value-type="float" office:value="2.08200596072511E-033" calcext:value-type="float">
            <text:p>2.08200596072511E-33</text:p>
          </table:table-cell>
          <table:table-cell table:formula="of:=[.$E$17]^[.A99]" office:value-type="float" office:value="0.883566924592785" calcext:value-type="float">
            <text:p>0.883566924592785</text:p>
          </table:table-cell>
          <table:table-cell table:formula="of:=[.$F$17]^[.A99]" office:value-type="float" office:value="0.0152106285157211" calcext:value-type="float">
            <text:p>0.015210628515721</text:p>
          </table:table-cell>
          <table:table-cell table:formula="of:=[.$G$17]^[.A99]" office:value-type="float" office:value="0.883566924592785" calcext:value-type="float">
            <text:p>0.883566924592785</text:p>
          </table:table-cell>
          <table:table-cell table:formula="of:=[.$H$17]^[.A99]" office:value-type="float" office:value="0.780546176542022" calcext:value-type="float">
            <text:p>0.780546176542022</text:p>
          </table:table-cell>
          <table:table-cell table:formula="of:=[.$I$17]^[.A99]" office:value-type="float" office:value="0.883566924592785" calcext:value-type="float">
            <text:p>0.883566924592785</text:p>
          </table:table-cell>
          <table:table-cell table:formula="of:=[.$J$17]^[.A99]" office:value-type="float" office:value="0.00161671564356538" calcext:value-type="float">
            <text:p>0.001616715643565</text:p>
          </table:table-cell>
          <table:table-cell table:formula="of:=[.$K$17]^[.A99]" office:value-type="float" office:value="0.0553039706296257" calcext:value-type="float">
            <text:p>0.055303970629626</text:p>
          </table:table-cell>
          <table:table-cell table:formula="of:=[.$L$17]^[.A99]" office:value-type="float" office:value="0.287575552788826" calcext:value-type="float">
            <text:p>0.287575552788826</text:p>
          </table:table-cell>
          <table:table-cell table:formula="of:=[.$M$17]^[.A99]" office:value-type="float" office:value="0.0255527799899418" calcext:value-type="float">
            <text:p>0.025552779989942</text:p>
          </table:table-cell>
          <table:table-cell table:formula="of:=[.$N$17]^[.A99]" office:value-type="float" office:value="0.883566924592785" calcext:value-type="float">
            <text:p>0.883566924592785</text:p>
          </table:table-cell>
          <table:table-cell table:formula="of:=SUM([.B99:.N99])" office:value-type="float" office:value="4.7812183853851" calcext:value-type="float">
            <text:p>4.7812183853851</text:p>
          </table:table-cell>
          <table:table-cell table:formula="of:=13-[.O99]" office:value-type="float" office:value="8.2187816146149" calcext:value-type="float">
            <text:p>8.21878161461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17]^[.A100]" office:value-type="float" office:value="0.00000129640709283463" calcext:value-type="float">
            <text:p>1.29640709283463E-06</text:p>
          </table:table-cell>
          <table:table-cell table:formula="of:=[.$C$17]^[.A100]" office:value-type="float" office:value="0.0787247600381898" calcext:value-type="float">
            <text:p>0.07872476003819</text:p>
          </table:table-cell>
          <table:table-cell table:formula="of:=[.$D$17]^[.A100]" office:value-type="float" office:value="8.40869769532794E-034" calcext:value-type="float">
            <text:p>8.40869769532794E-34</text:p>
          </table:table-cell>
          <table:table-cell table:formula="of:=[.$E$17]^[.A100]" office:value-type="float" office:value="0.88225013334898" calcext:value-type="float">
            <text:p>0.88225013334898</text:p>
          </table:table-cell>
          <table:table-cell table:formula="of:=[.$F$17]^[.A100]" office:value-type="float" office:value="0.0144625648182266" calcext:value-type="float">
            <text:p>0.014462564818227</text:p>
          </table:table-cell>
          <table:table-cell table:formula="of:=[.$G$17]^[.A100]" office:value-type="float" office:value="0.88225013334898" calcext:value-type="float">
            <text:p>0.88225013334898</text:p>
          </table:table-cell>
          <table:table-cell table:formula="of:=[.$H$17]^[.A100]" office:value-type="float" office:value="0.77821966036753" calcext:value-type="float">
            <text:p>0.77821966036753</text:p>
          </table:table-cell>
          <table:table-cell table:formula="of:=[.$I$17]^[.A100]" office:value-type="float" office:value="0.88225013334898" calcext:value-type="float">
            <text:p>0.88225013334898</text:p>
          </table:table-cell>
          <table:table-cell table:formula="of:=[.$J$17]^[.A100]" office:value-type="float" office:value="0.00149624502929076" calcext:value-type="float">
            <text:p>0.001496245029291</text:p>
          </table:table-cell>
          <table:table-cell table:formula="of:=[.$K$17]^[.A100]" office:value-type="float" office:value="0.0534083054664642" calcext:value-type="float">
            <text:p>0.053408305466464</text:p>
          </table:table-cell>
          <table:table-cell table:formula="of:=[.$L$17]^[.A100]" office:value-type="float" office:value="0.283289777039365" calcext:value-type="float">
            <text:p>0.283289777039365</text:p>
          </table:table-cell>
          <table:table-cell table:formula="of:=[.$M$17]^[.A100]" office:value-type="float" office:value="0.0244484124493929" calcext:value-type="float">
            <text:p>0.024448412449393</text:p>
          </table:table-cell>
          <table:table-cell table:formula="of:=[.$N$17]^[.A100]" office:value-type="float" office:value="0.88225013334898" calcext:value-type="float">
            <text:p>0.88225013334898</text:p>
          </table:table-cell>
          <table:table-cell table:formula="of:=SUM([.B100:.N100])" office:value-type="float" office:value="4.76305155501147" calcext:value-type="float">
            <text:p>4.76305155501147</text:p>
          </table:table-cell>
          <table:table-cell table:formula="of:=13-[.O100]" office:value-type="float" office:value="8.23694844498853" calcext:value-type="float">
            <text:p>8.236948444988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17]^[.A101]" office:value-type="float" office:value="0.00000110320186290399" calcext:value-type="float">
            <text:p>1.10320186290399E-06</text:p>
          </table:table-cell>
          <table:table-cell table:formula="of:=[.$C$17]^[.A101]" office:value-type="float" office:value="0.0763782694260232" calcext:value-type="float">
            <text:p>0.076378269426023</text:p>
          </table:table-cell>
          <table:table-cell table:formula="of:=[.$D$17]^[.A101]" office:value-type="float" office:value="3.39606121525167E-034" calcext:value-type="float">
            <text:p>3.39606121525167E-34</text:p>
          </table:table-cell>
          <table:table-cell table:formula="of:=[.$E$17]^[.A101]" office:value-type="float" office:value="0.880935304536239" calcext:value-type="float">
            <text:p>0.880935304536239</text:p>
          </table:table-cell>
          <table:table-cell table:formula="of:=[.$F$17]^[.A101]" office:value-type="float" office:value="0.0137512911386417" calcext:value-type="float">
            <text:p>0.013751291138642</text:p>
          </table:table-cell>
          <table:table-cell table:formula="of:=[.$G$17]^[.A101]" office:value-type="float" office:value="0.880935304536239" calcext:value-type="float">
            <text:p>0.880935304536239</text:p>
          </table:table-cell>
          <table:table-cell table:formula="of:=[.$H$17]^[.A101]" office:value-type="float" office:value="0.775900078667478" calcext:value-type="float">
            <text:p>0.775900078667478</text:p>
          </table:table-cell>
          <table:table-cell table:formula="of:=[.$I$17]^[.A101]" office:value-type="float" office:value="0.880935304536239" calcext:value-type="float">
            <text:p>0.880935304536239</text:p>
          </table:table-cell>
          <table:table-cell table:formula="of:=[.$J$17]^[.A101]" office:value-type="float" office:value="0.00138475136093825" calcext:value-type="float">
            <text:p>0.001384751360938</text:p>
          </table:table-cell>
          <table:table-cell table:formula="of:=[.$K$17]^[.A101]" office:value-type="float" office:value="0.0515776183938433" calcext:value-type="float">
            <text:p>0.051577618393843</text:p>
          </table:table-cell>
          <table:table-cell table:formula="of:=[.$L$17]^[.A101]" office:value-type="float" office:value="0.279067872761581" calcext:value-type="float">
            <text:p>0.279067872761581</text:p>
          </table:table-cell>
          <table:table-cell table:formula="of:=[.$M$17]^[.A101]" office:value-type="float" office:value="0.0233917746535176" calcext:value-type="float">
            <text:p>0.023391774653518</text:p>
          </table:table-cell>
          <table:table-cell table:formula="of:=[.$N$17]^[.A101]" office:value-type="float" office:value="0.880935304536239" calcext:value-type="float">
            <text:p>0.880935304536239</text:p>
          </table:table-cell>
          <table:table-cell table:formula="of:=SUM([.B101:.N101])" office:value-type="float" office:value="4.74519397774884" calcext:value-type="float">
            <text:p>4.74519397774884</text:p>
          </table:table-cell>
          <table:table-cell table:formula="of:=13-[.O101]" office:value-type="float" office:value="8.25480602225116" calcext:value-type="float">
            <text:p>8.254806022251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17]^[.A102]" office:value-type="float" office:value="0.00000093879025889445" calcext:value-type="float">
            <text:p>9.3879025889445E-07</text:p>
          </table:table-cell>
          <table:table-cell table:formula="of:=[.$C$17]^[.A102]" office:value-type="float" office:value="0.0741017189215218" calcext:value-type="float">
            <text:p>0.074101718921522</text:p>
          </table:table-cell>
          <table:table-cell table:formula="of:=[.$D$17]^[.A102]" office:value-type="float" office:value="1.37158359066051E-034" calcext:value-type="float">
            <text:p>1.37158359066051E-34</text:p>
          </table:table-cell>
          <table:table-cell table:formula="of:=[.$E$17]^[.A102]" office:value-type="float" office:value="0.879622435229926" calcext:value-type="float">
            <text:p>0.879622435229926</text:p>
          </table:table-cell>
          <table:table-cell table:formula="of:=[.$F$17]^[.A102]" office:value-type="float" office:value="0.0130749981318232" calcext:value-type="float">
            <text:p>0.013074998131823</text:p>
          </table:table-cell>
          <table:table-cell table:formula="of:=[.$G$17]^[.A102]" office:value-type="float" office:value="0.879622435229926" calcext:value-type="float">
            <text:p>0.879622435229926</text:p>
          </table:table-cell>
          <table:table-cell table:formula="of:=[.$H$17]^[.A102]" office:value-type="float" office:value="0.77358741077279" calcext:value-type="float">
            <text:p>0.77358741077279</text:p>
          </table:table-cell>
          <table:table-cell table:formula="of:=[.$I$17]^[.A102]" office:value-type="float" office:value="0.879622435229926" calcext:value-type="float">
            <text:p>0.879622435229926</text:p>
          </table:table-cell>
          <table:table-cell table:formula="of:=[.$J$17]^[.A102]" office:value-type="float" office:value="0.00128156571556282" calcext:value-type="float">
            <text:p>0.001281565715563</text:p>
          </table:table-cell>
          <table:table-cell table:formula="of:=[.$K$17]^[.A102]" office:value-type="float" office:value="0.049809682144874" calcext:value-type="float">
            <text:p>0.049809682144874</text:p>
          </table:table-cell>
          <table:table-cell table:formula="of:=[.$L$17]^[.A102]" office:value-type="float" office:value="0.274908888070648" calcext:value-type="float">
            <text:p>0.274908888070648</text:p>
          </table:table-cell>
          <table:table-cell table:formula="of:=[.$M$17]^[.A102]" office:value-type="float" office:value="0.0223808037668529" calcext:value-type="float">
            <text:p>0.022380803766853</text:p>
          </table:table-cell>
          <table:table-cell table:formula="of:=[.$N$17]^[.A102]" office:value-type="float" office:value="0.879622435229926" calcext:value-type="float">
            <text:p>0.879622435229926</text:p>
          </table:table-cell>
          <table:table-cell table:formula="of:=SUM([.B102:.N102])" office:value-type="float" office:value="4.72763574723404" calcext:value-type="float">
            <text:p>4.72763574723404</text:p>
          </table:table-cell>
          <table:table-cell table:formula="of:=13-[.O102]" office:value-type="float" office:value="8.27236425276596" calcext:value-type="float">
            <text:p>8.272364252765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17]^[.A103]" office:value-type="float" office:value="0.000000798881129401984" calcext:value-type="float">
            <text:p>7.98881129401984E-07</text:p>
          </table:table-cell>
          <table:table-cell table:formula="of:=[.$C$17]^[.A103]" office:value-type="float" office:value="0.0718930238717" calcext:value-type="float">
            <text:p>0.0718930238717</text:p>
          </table:table-cell>
          <table:table-cell table:formula="of:=[.$D$17]^[.A103]" office:value-type="float" office:value="5.53948067166912E-035" calcext:value-type="float">
            <text:p>5.53948067166912E-35</text:p>
          </table:table-cell>
          <table:table-cell table:formula="of:=[.$E$17]^[.A103]" office:value-type="float" office:value="0.878311522509762" calcext:value-type="float">
            <text:p>0.878311522509762</text:p>
          </table:table-cell>
          <table:table-cell table:formula="of:=[.$F$17]^[.A103]" office:value-type="float" office:value="0.0124319654368155" calcext:value-type="float">
            <text:p>0.012431965436816</text:p>
          </table:table-cell>
          <table:table-cell table:formula="of:=[.$G$17]^[.A103]" office:value-type="float" office:value="0.878311522509762" calcext:value-type="float">
            <text:p>0.878311522509762</text:p>
          </table:table-cell>
          <table:table-cell table:formula="of:=[.$H$17]^[.A103]" office:value-type="float" office:value="0.771281636076001" calcext:value-type="float">
            <text:p>0.771281636076001</text:p>
          </table:table-cell>
          <table:table-cell table:formula="of:=[.$I$17]^[.A103]" office:value-type="float" office:value="0.878311522509762" calcext:value-type="float">
            <text:p>0.878311522509762</text:p>
          </table:table-cell>
          <table:table-cell table:formula="of:=[.$J$17]^[.A103]" office:value-type="float" office:value="0.00118606901544637" calcext:value-type="float">
            <text:p>0.001186069015446</text:p>
          </table:table-cell>
          <table:table-cell table:formula="of:=[.$K$17]^[.A103]" office:value-type="float" office:value="0.0481023457971362" calcext:value-type="float">
            <text:p>0.048102345797136</text:p>
          </table:table-cell>
          <table:table-cell table:formula="of:=[.$L$17]^[.A103]" office:value-type="float" office:value="0.270811885267807" calcext:value-type="float">
            <text:p>0.270811885267807</text:p>
          </table:table-cell>
          <table:table-cell table:formula="of:=[.$M$17]^[.A103]" office:value-type="float" office:value="0.0214135261077788" calcext:value-type="float">
            <text:p>0.021413526107779</text:p>
          </table:table-cell>
          <table:table-cell table:formula="of:=[.$N$17]^[.A103]" office:value-type="float" office:value="0.878311522509762" calcext:value-type="float">
            <text:p>0.878311522509762</text:p>
          </table:table-cell>
          <table:table-cell table:formula="of:=SUM([.B103:.N103])" office:value-type="float" office:value="4.71036734049286" calcext:value-type="float">
            <text:p>4.71036734049286</text:p>
          </table:table-cell>
          <table:table-cell table:formula="of:=13-[.O103]" office:value-type="float" office:value="8.28963265950714" calcext:value-type="float">
            <text:p>8.289632659507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17]^[.A104]" office:value-type="float" office:value="0.000000679822838880079" calcext:value-type="float">
            <text:p>6.79822838880079E-07</text:p>
          </table:table-cell>
          <table:table-cell table:formula="of:=[.$C$17]^[.A104]" office:value-type="float" office:value="0.0697501617592797" calcext:value-type="float">
            <text:p>0.06975016175928</text:p>
          </table:table-cell>
          <table:table-cell table:formula="of:=[.$D$17]^[.A104]" office:value-type="float" office:value="2.23725672432538E-035" calcext:value-type="float">
            <text:p>2.23725672432538E-35</text:p>
          </table:table-cell>
          <table:table-cell table:formula="of:=[.$E$17]^[.A104]" office:value-type="float" office:value="0.877002563459822" calcext:value-type="float">
            <text:p>0.877002563459822</text:p>
          </table:table-cell>
          <table:table-cell table:formula="of:=[.$F$17]^[.A104]" office:value-type="float" office:value="0.0118205573005787" calcext:value-type="float">
            <text:p>0.011820557300579</text:p>
          </table:table-cell>
          <table:table-cell table:formula="of:=[.$G$17]^[.A104]" office:value-type="float" office:value="0.877002563459822" calcext:value-type="float">
            <text:p>0.877002563459822</text:p>
          </table:table-cell>
          <table:table-cell table:formula="of:=[.$H$17]^[.A104]" office:value-type="float" office:value="0.768982734031065" calcext:value-type="float">
            <text:p>0.768982734031065</text:p>
          </table:table-cell>
          <table:table-cell table:formula="of:=[.$I$17]^[.A104]" office:value-type="float" office:value="0.877002563459822" calcext:value-type="float">
            <text:p>0.877002563459822</text:p>
          </table:table-cell>
          <table:table-cell table:formula="of:=[.$J$17]^[.A104]" office:value-type="float" office:value="0.00109768831384828" calcext:value-type="float">
            <text:p>0.001097688313848</text:p>
          </table:table-cell>
          <table:table-cell table:formula="of:=[.$K$17]^[.A104]" office:value-type="float" office:value="0.0464535321558037" calcext:value-type="float">
            <text:p>0.046453532155804</text:p>
          </table:table-cell>
          <table:table-cell table:formula="of:=[.$L$17]^[.A104]" office:value-type="float" office:value="0.266775940628942" calcext:value-type="float">
            <text:p>0.266775940628942</text:p>
          </table:table-cell>
          <table:table-cell table:formula="of:=[.$M$17]^[.A104]" office:value-type="float" office:value="0.020488053295371" calcext:value-type="float">
            <text:p>0.020488053295371</text:p>
          </table:table-cell>
          <table:table-cell table:formula="of:=[.$N$17]^[.A104]" office:value-type="float" office:value="0.877002563459822" calcext:value-type="float">
            <text:p>0.877002563459822</text:p>
          </table:table-cell>
          <table:table-cell table:formula="of:=SUM([.B104:.N104])" office:value-type="float" office:value="4.69337960114702" calcext:value-type="float">
            <text:p>4.69337960114702</text:p>
          </table:table-cell>
          <table:table-cell table:formula="of:=13-[.O104]" office:value-type="float" office:value="8.30662039885299" calcext:value-type="float">
            <text:p>8.306620398852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17]^[.A105]" office:value-type="float" office:value="0.000000578507959762333" calcext:value-type="float">
            <text:p>5.78507959762333E-07</text:p>
          </table:table-cell>
          <table:table-cell table:formula="of:=[.$C$17]^[.A105]" office:value-type="float" office:value="0.0676711703506574" calcext:value-type="float">
            <text:p>0.067671170350657</text:p>
          </table:table-cell>
          <table:table-cell table:formula="of:=[.$D$17]^[.A105]" office:value-type="float" office:value="9.03571642760324E-036" calcext:value-type="float">
            <text:p>9.03571642760324E-36</text:p>
          </table:table-cell>
          <table:table-cell table:formula="of:=[.$E$17]^[.A105]" office:value-type="float" office:value="0.875695555168526" calcext:value-type="float">
            <text:p>0.875695555168526</text:p>
          </table:table-cell>
          <table:table-cell table:formula="of:=[.$F$17]^[.A105]" office:value-type="float" office:value="0.0112392184169437" calcext:value-type="float">
            <text:p>0.011239218416944</text:p>
          </table:table-cell>
          <table:table-cell table:formula="of:=[.$G$17]^[.A105]" office:value-type="float" office:value="0.875695555168526" calcext:value-type="float">
            <text:p>0.875695555168526</text:p>
          </table:table-cell>
          <table:table-cell table:formula="of:=[.$H$17]^[.A105]" office:value-type="float" office:value="0.766690684153178" calcext:value-type="float">
            <text:p>0.766690684153178</text:p>
          </table:table-cell>
          <table:table-cell table:formula="of:=[.$I$17]^[.A105]" office:value-type="float" office:value="0.875695555168526" calcext:value-type="float">
            <text:p>0.875695555168526</text:p>
          </table:table-cell>
          <table:table-cell table:formula="of:=[.$J$17]^[.A105]" office:value-type="float" office:value="0.00101589335752575" calcext:value-type="float">
            <text:p>0.001015893357526</text:p>
          </table:table-cell>
          <table:table-cell table:formula="of:=[.$K$17]^[.A105]" office:value-type="float" office:value="0.0448612352264692" calcext:value-type="float">
            <text:p>0.044861235226469</text:p>
          </table:table-cell>
          <table:table-cell table:formula="of:=[.$L$17]^[.A105]" office:value-type="float" office:value="0.26280014419632" calcext:value-type="float">
            <text:p>0.26280014419632</text:p>
          </table:table-cell>
          <table:table-cell table:formula="of:=[.$M$17]^[.A105]" office:value-type="float" office:value="0.0196025785627842" calcext:value-type="float">
            <text:p>0.019602578562784</text:p>
          </table:table-cell>
          <table:table-cell table:formula="of:=[.$N$17]^[.A105]" office:value-type="float" office:value="0.875695555168526" calcext:value-type="float">
            <text:p>0.875695555168526</text:p>
          </table:table-cell>
          <table:table-cell table:formula="of:=SUM([.B105:.N105])" office:value-type="float" office:value="4.67666372344594" calcext:value-type="float">
            <text:p>4.67666372344594</text:p>
          </table:table-cell>
          <table:table-cell table:formula="of:=13-[.O105]" office:value-type="float" office:value="8.32333627655406" calcext:value-type="float">
            <text:p>8.323336276554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17]^[.A106]" office:value-type="float" office:value="0.000000492292168441568" calcext:value-type="float">
            <text:p>4.92292168441568E-07</text:p>
          </table:table-cell>
          <table:table-cell table:formula="of:=[.$C$17]^[.A106]" office:value-type="float" office:value="0.065654145899073" calcext:value-type="float">
            <text:p>0.065654145899073</text:p>
          </table:table-cell>
          <table:table-cell table:formula="of:=[.$D$17]^[.A106]" office:value-type="float" office:value="3.64929828894259E-036" calcext:value-type="float">
            <text:p>3.64929828894259E-36</text:p>
          </table:table-cell>
          <table:table-cell table:formula="of:=[.$E$17]^[.A106]" office:value-type="float" office:value="0.874390494728632" calcext:value-type="float">
            <text:p>0.874390494728632</text:p>
          </table:table-cell>
          <table:table-cell table:formula="of:=[.$F$17]^[.A106]" office:value-type="float" office:value="0.0106864699702087" calcext:value-type="float">
            <text:p>0.010686469970209</text:p>
          </table:table-cell>
          <table:table-cell table:formula="of:=[.$G$17]^[.A106]" office:value-type="float" office:value="0.874390494728632" calcext:value-type="float">
            <text:p>0.874390494728632</text:p>
          </table:table-cell>
          <table:table-cell table:formula="of:=[.$H$17]^[.A106]" office:value-type="float" office:value="0.764405466018593" calcext:value-type="float">
            <text:p>0.764405466018593</text:p>
          </table:table-cell>
          <table:table-cell table:formula="of:=[.$I$17]^[.A106]" office:value-type="float" office:value="0.874390494728632" calcext:value-type="float">
            <text:p>0.874390494728632</text:p>
          </table:table-cell>
          <table:table-cell table:formula="of:=[.$J$17]^[.A106]" office:value-type="float" office:value="0.000940193405400137" calcext:value-type="float">
            <text:p>0.0009401934054</text:p>
          </table:table-cell>
          <table:table-cell table:formula="of:=[.$K$17]^[.A106]" office:value-type="float" office:value="0.0433235177745932" calcext:value-type="float">
            <text:p>0.043323517774593</text:p>
          </table:table-cell>
          <table:table-cell table:formula="of:=[.$L$17]^[.A106]" office:value-type="float" office:value="0.258883599573424" calcext:value-type="float">
            <text:p>0.258883599573424</text:p>
          </table:table-cell>
          <table:table-cell table:formula="of:=[.$M$17]^[.A106]" office:value-type="float" office:value="0.0187553732299664" calcext:value-type="float">
            <text:p>0.018755373229967</text:p>
          </table:table-cell>
          <table:table-cell table:formula="of:=[.$N$17]^[.A106]" office:value-type="float" office:value="0.874390494728632" calcext:value-type="float">
            <text:p>0.874390494728632</text:p>
          </table:table-cell>
          <table:table-cell table:formula="of:=SUM([.B106:.N106])" office:value-type="float" office:value="4.66021123707796" calcext:value-type="float">
            <text:p>4.66021123707796</text:p>
          </table:table-cell>
          <table:table-cell table:formula="of:=13-[.O106]" office:value-type="float" office:value="8.33978876292204" calcext:value-type="float">
            <text:p>8.339788762922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17]^[.A107]" office:value-type="float" office:value="0.000000418925228286342" calcext:value-type="float">
            <text:p>4.18925228286342E-07</text:p>
          </table:table-cell>
          <table:table-cell table:formula="of:=[.$C$17]^[.A107]" office:value-type="float" office:value="0.0636972414013361" calcext:value-type="float">
            <text:p>0.063697241401336</text:p>
          </table:table-cell>
          <table:table-cell table:formula="of:=[.$D$17]^[.A107]" office:value-type="float" office:value="1.47385966662212E-036" calcext:value-type="float">
            <text:p>1.47385966662212E-36</text:p>
          </table:table-cell>
          <table:table-cell table:formula="of:=[.$E$17]^[.A107]" office:value-type="float" office:value="0.873087379237233" calcext:value-type="float">
            <text:p>0.873087379237233</text:p>
          </table:table-cell>
          <table:table-cell table:formula="of:=[.$F$17]^[.A107]" office:value-type="float" office:value="0.0101609058733132" calcext:value-type="float">
            <text:p>0.010160905873313</text:p>
          </table:table-cell>
          <table:table-cell table:formula="of:=[.$G$17]^[.A107]" office:value-type="float" office:value="0.873087379237233" calcext:value-type="float">
            <text:p>0.873087379237233</text:p>
          </table:table-cell>
          <table:table-cell table:formula="of:=[.$H$17]^[.A107]" office:value-type="float" office:value="0.762127059264439" calcext:value-type="float">
            <text:p>0.762127059264439</text:p>
          </table:table-cell>
          <table:table-cell table:formula="of:=[.$I$17]^[.A107]" office:value-type="float" office:value="0.873087379237233" calcext:value-type="float">
            <text:p>0.873087379237233</text:p>
          </table:table-cell>
          <table:table-cell table:formula="of:=[.$J$17]^[.A107]" office:value-type="float" office:value="0.000870134284282392" calcext:value-type="float">
            <text:p>0.000870134284282</text:p>
          </table:table-cell>
          <table:table-cell table:formula="of:=[.$K$17]^[.A107]" office:value-type="float" office:value="0.0418385089686086" calcext:value-type="float">
            <text:p>0.041838508968609</text:p>
          </table:table-cell>
          <table:table-cell table:formula="of:=[.$L$17]^[.A107]" office:value-type="float" office:value="0.255025423722852" calcext:value-type="float">
            <text:p>0.255025423722852</text:p>
          </table:table-cell>
          <table:table-cell table:formula="of:=[.$M$17]^[.A107]" office:value-type="float" office:value="0.0179447833288203" calcext:value-type="float">
            <text:p>0.01794478332882</text:p>
          </table:table-cell>
          <table:table-cell table:formula="of:=[.$N$17]^[.A107]" office:value-type="float" office:value="0.873087379237233" calcext:value-type="float">
            <text:p>0.873087379237233</text:p>
          </table:table-cell>
          <table:table-cell table:formula="of:=SUM([.B107:.N107])" office:value-type="float" office:value="4.64401399271781" calcext:value-type="float">
            <text:p>4.64401399271781</text:p>
          </table:table-cell>
          <table:table-cell table:formula="of:=13-[.O107]" office:value-type="float" office:value="8.35598600728219" calcext:value-type="float">
            <text:p>8.355986007282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17]^[.A108]" office:value-type="float" office:value="0.00000035649225834799" calcext:value-type="float">
            <text:p>3.5649225834799E-07</text:p>
          </table:table-cell>
          <table:table-cell table:formula="of:=[.$C$17]^[.A108]" office:value-type="float" office:value="0.0617986649065124" calcext:value-type="float">
            <text:p>0.061798664906512</text:p>
          </table:table-cell>
          <table:table-cell table:formula="of:=[.$D$17]^[.A108]" office:value-type="float" office:value="5.95254798292986E-037" calcext:value-type="float">
            <text:p>5.95254798292986E-37</text:p>
          </table:table-cell>
          <table:table-cell table:formula="of:=[.$E$17]^[.A108]" office:value-type="float" office:value="0.871786205795747" calcext:value-type="float">
            <text:p>0.871786205795747</text:p>
          </table:table-cell>
          <table:table-cell table:formula="of:=[.$F$17]^[.A108]" office:value-type="float" office:value="0.00966118919101911" calcext:value-type="float">
            <text:p>0.009661189191019</text:p>
          </table:table-cell>
          <table:table-cell table:formula="of:=[.$G$17]^[.A108]" office:value-type="float" office:value="0.871786205795747" calcext:value-type="float">
            <text:p>0.871786205795747</text:p>
          </table:table-cell>
          <table:table-cell table:formula="of:=[.$H$17]^[.A108]" office:value-type="float" office:value="0.759855443588539" calcext:value-type="float">
            <text:p>0.759855443588539</text:p>
          </table:table-cell>
          <table:table-cell table:formula="of:=[.$I$17]^[.A108]" office:value-type="float" office:value="0.871786205795747" calcext:value-type="float">
            <text:p>0.871786205795747</text:p>
          </table:table-cell>
          <table:table-cell table:formula="of:=[.$J$17]^[.A108]" office:value-type="float" office:value="0.000805295663993093" calcext:value-type="float">
            <text:p>0.000805295663993</text:p>
          </table:table-cell>
          <table:table-cell table:formula="of:=[.$K$17]^[.A108]" office:value-type="float" office:value="0.0404044021038128" calcext:value-type="float">
            <text:p>0.040404402103813</text:p>
          </table:table-cell>
          <table:table-cell table:formula="of:=[.$L$17]^[.A108]" office:value-type="float" office:value="0.25122474676722" calcext:value-type="float">
            <text:p>0.25122474676722</text:p>
          </table:table-cell>
          <table:table-cell table:formula="of:=[.$M$17]^[.A108]" office:value-type="float" office:value="0.0171692263742215" calcext:value-type="float">
            <text:p>0.017169226374222</text:p>
          </table:table-cell>
          <table:table-cell table:formula="of:=[.$N$17]^[.A108]" office:value-type="float" office:value="0.871786205795747" calcext:value-type="float">
            <text:p>0.871786205795747</text:p>
          </table:table-cell>
          <table:table-cell table:formula="of:=SUM([.B108:.N108])" office:value-type="float" office:value="4.62806414827056" calcext:value-type="float">
            <text:p>4.62806414827056</text:p>
          </table:table-cell>
          <table:table-cell table:formula="of:=13-[.O108]" office:value-type="float" office:value="8.37193585172944" calcext:value-type="float">
            <text:p>8.371935851729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17]^[.A109]" office:value-type="float" office:value="0.000000303363754868409" calcext:value-type="float">
            <text:p>3.03363754868409E-07</text:p>
          </table:table-cell>
          <table:table-cell table:formula="of:=[.$C$17]^[.A109]" office:value-type="float" office:value="0.0599566778750217" calcext:value-type="float">
            <text:p>0.059956677875022</text:p>
          </table:table-cell>
          <table:table-cell table:formula="of:=[.$D$17]^[.A109]" office:value-type="float" office:value="2.40408420771087E-037" calcext:value-type="float">
            <text:p>2.40408420771087E-37</text:p>
          </table:table-cell>
          <table:table-cell table:formula="of:=[.$E$17]^[.A109]" office:value-type="float" office:value="0.870486971509911" calcext:value-type="float">
            <text:p>0.870486971509911</text:p>
          </table:table-cell>
          <table:table-cell table:formula="of:=[.$F$17]^[.A109]" office:value-type="float" office:value="0.00918604873900177" calcext:value-type="float">
            <text:p>0.009186048739002</text:p>
          </table:table-cell>
          <table:table-cell table:formula="of:=[.$G$17]^[.A109]" office:value-type="float" office:value="0.870486971509911" calcext:value-type="float">
            <text:p>0.870486971509911</text:p>
          </table:table-cell>
          <table:table-cell table:formula="of:=[.$H$17]^[.A109]" office:value-type="float" office:value="0.757590598749228" calcext:value-type="float">
            <text:p>0.757590598749228</text:p>
          </table:table-cell>
          <table:table-cell table:formula="of:=[.$I$17]^[.A109]" office:value-type="float" office:value="0.870486971509911" calcext:value-type="float">
            <text:p>0.870486971509911</text:p>
          </table:table-cell>
          <table:table-cell table:formula="of:=[.$J$17]^[.A109]" office:value-type="float" office:value="0.00074528853552863" calcext:value-type="float">
            <text:p>0.000745288535529</text:p>
          </table:table-cell>
          <table:table-cell table:formula="of:=[.$K$17]^[.A109]" office:value-type="float" office:value="0.0390194524042783" calcext:value-type="float">
            <text:p>0.039019452404278</text:p>
          </table:table-cell>
          <table:table-cell table:formula="of:=[.$L$17]^[.A109]" office:value-type="float" office:value="0.247480711793044" calcext:value-type="float">
            <text:p>0.247480711793044</text:p>
          </table:table-cell>
          <table:table-cell table:formula="of:=[.$M$17]^[.A109]" office:value-type="float" office:value="0.0164271882745905" calcext:value-type="float">
            <text:p>0.016427188274591</text:p>
          </table:table-cell>
          <table:table-cell table:formula="of:=[.$N$17]^[.A109]" office:value-type="float" office:value="0.870486971509911" calcext:value-type="float">
            <text:p>0.870486971509911</text:p>
          </table:table-cell>
          <table:table-cell table:formula="of:=SUM([.B109:.N109])" office:value-type="float" office:value="4.61235415577409" calcext:value-type="float">
            <text:p>4.61235415577409</text:p>
          </table:table-cell>
          <table:table-cell table:formula="of:=13-[.O109]" office:value-type="float" office:value="8.38764584422591" calcext:value-type="float">
            <text:p>8.387645844225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17]^[.A110]" office:value-type="float" office:value="0.000000258153061147334" calcext:value-type="float">
            <text:p>2.58153061147334E-07</text:p>
          </table:table-cell>
          <table:table-cell table:formula="of:=[.$C$17]^[.A110]" office:value-type="float" office:value="0.0581695935866455" calcext:value-type="float">
            <text:p>0.058169593586646</text:p>
          </table:table-cell>
          <table:table-cell table:formula="of:=[.$D$17]^[.A110]" office:value-type="float" office:value="9.70949061534492E-038" calcext:value-type="float">
            <text:p>9.70949061534492E-38</text:p>
          </table:table-cell>
          <table:table-cell table:formula="of:=[.$E$17]^[.A110]" office:value-type="float" office:value="0.869189673489777" calcext:value-type="float">
            <text:p>0.869189673489777</text:p>
          </table:table-cell>
          <table:table-cell table:formula="of:=[.$F$17]^[.A110]" office:value-type="float" office:value="0.0087342758501984" calcext:value-type="float">
            <text:p>0.008734275850198</text:p>
          </table:table-cell>
          <table:table-cell table:formula="of:=[.$G$17]^[.A110]" office:value-type="float" office:value="0.869189673489777" calcext:value-type="float">
            <text:p>0.869189673489777</text:p>
          </table:table-cell>
          <table:table-cell table:formula="of:=[.$H$17]^[.A110]" office:value-type="float" office:value="0.755332504565177" calcext:value-type="float">
            <text:p>0.755332504565177</text:p>
          </table:table-cell>
          <table:table-cell table:formula="of:=[.$I$17]^[.A110]" office:value-type="float" office:value="0.869189673489777" calcext:value-type="float">
            <text:p>0.869189673489777</text:p>
          </table:table-cell>
          <table:table-cell table:formula="of:=[.$J$17]^[.A110]" office:value-type="float" office:value="0.000689752877143487" calcext:value-type="float">
            <text:p>0.000689752877143</text:p>
          </table:table-cell>
          <table:table-cell table:formula="of:=[.$K$17]^[.A110]" office:value-type="float" office:value="0.0376819749001078" calcext:value-type="float">
            <text:p>0.037681974900108</text:p>
          </table:table-cell>
          <table:table-cell table:formula="of:=[.$L$17]^[.A110]" office:value-type="float" office:value="0.243792474657529" calcext:value-type="float">
            <text:p>0.243792474657529</text:p>
          </table:table-cell>
          <table:table-cell table:formula="of:=[.$M$17]^[.A110]" office:value-type="float" office:value="0.0157172203759868" calcext:value-type="float">
            <text:p>0.015717220375987</text:p>
          </table:table-cell>
          <table:table-cell table:formula="of:=[.$N$17]^[.A110]" office:value-type="float" office:value="0.869189673489777" calcext:value-type="float">
            <text:p>0.869189673489777</text:p>
          </table:table-cell>
          <table:table-cell table:formula="of:=SUM([.B110:.N110])" office:value-type="float" office:value="4.59687674892496" calcext:value-type="float">
            <text:p>4.59687674892496</text:p>
          </table:table-cell>
          <table:table-cell table:formula="of:=13-[.O110]" office:value-type="float" office:value="8.40312325107504" calcext:value-type="float">
            <text:p>8.403123251075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17]^[.A111]" office:value-type="float" office:value="0.000000219680175730444" calcext:value-type="float">
            <text:p>2.19680175730444E-07</text:p>
          </table:table-cell>
          <table:table-cell table:formula="of:=[.$C$17]^[.A111]" office:value-type="float" office:value="0.0564357755959854" calcext:value-type="float">
            <text:p>0.056435775595986</text:p>
          </table:table-cell>
          <table:table-cell table:formula="of:=[.$D$17]^[.A111]" office:value-type="float" office:value="3.92141871349996E-038" calcext:value-type="float">
            <text:p>3.92141871349996E-38</text:p>
          </table:table-cell>
          <table:table-cell table:formula="of:=[.$E$17]^[.A111]" office:value-type="float" office:value="0.867894308849703" calcext:value-type="float">
            <text:p>0.867894308849703</text:p>
          </table:table-cell>
          <table:table-cell table:formula="of:=[.$F$17]^[.A111]" office:value-type="float" office:value="0.00830472130018864" calcext:value-type="float">
            <text:p>0.008304721300189</text:p>
          </table:table-cell>
          <table:table-cell table:formula="of:=[.$G$17]^[.A111]" office:value-type="float" office:value="0.867894308849703" calcext:value-type="float">
            <text:p>0.867894308849703</text:p>
          </table:table-cell>
          <table:table-cell table:formula="of:=[.$H$17]^[.A111]" office:value-type="float" office:value="0.753081140915206" calcext:value-type="float">
            <text:p>0.753081140915206</text:p>
          </table:table-cell>
          <table:table-cell table:formula="of:=[.$I$17]^[.A111]" office:value-type="float" office:value="0.867894308849703" calcext:value-type="float">
            <text:p>0.867894308849703</text:p>
          </table:table-cell>
          <table:table-cell table:formula="of:=[.$J$17]^[.A111]" office:value-type="float" office:value="0.000638355494345909" calcext:value-type="float">
            <text:p>0.000638355494346</text:p>
          </table:table-cell>
          <table:table-cell table:formula="of:=[.$K$17]^[.A111]" office:value-type="float" office:value="0.0363903423774514" calcext:value-type="float">
            <text:p>0.036390342377451</text:p>
          </table:table-cell>
          <table:table-cell table:formula="of:=[.$L$17]^[.A111]" office:value-type="float" office:value="0.240159203798252" calcext:value-type="float">
            <text:p>0.240159203798252</text:p>
          </table:table-cell>
          <table:table-cell table:formula="of:=[.$M$17]^[.A111]" office:value-type="float" office:value="0.0150379366339545" calcext:value-type="float">
            <text:p>0.015037936633955</text:p>
          </table:table-cell>
          <table:table-cell table:formula="of:=[.$N$17]^[.A111]" office:value-type="float" office:value="0.867894308849703" calcext:value-type="float">
            <text:p>0.867894308849703</text:p>
          </table:table-cell>
          <table:table-cell table:formula="of:=SUM([.B111:.N111])" office:value-type="float" office:value="4.58162493119437" calcext:value-type="float">
            <text:p>4.58162493119437</text:p>
          </table:table-cell>
          <table:table-cell table:formula="of:=13-[.O111]" office:value-type="float" office:value="8.41837506880563" calcext:value-type="float">
            <text:p>8.418375068805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17]^[.A112]" office:value-type="float" office:value="0.00000018694095431011" calcext:value-type="float">
            <text:p>1.8694095431011E-07</text:p>
          </table:table-cell>
          <table:table-cell table:formula="of:=[.$C$17]^[.A112]" office:value-type="float" office:value="0.054753636233959" calcext:value-type="float">
            <text:p>0.054753636233959</text:p>
          </table:table-cell>
          <table:table-cell table:formula="of:=[.$D$17]^[.A112]" office:value-type="float" office:value="1.58376225239715E-038" calcext:value-type="float">
            <text:p>1.58376225239715E-38</text:p>
          </table:table-cell>
          <table:table-cell table:formula="of:=[.$E$17]^[.A112]" office:value-type="float" office:value="0.866600874708347" calcext:value-type="float">
            <text:p>0.866600874708347</text:p>
          </table:table-cell>
          <table:table-cell table:formula="of:=[.$F$17]^[.A112]" office:value-type="float" office:value="0.00789629238378591" calcext:value-type="float">
            <text:p>0.007896292383786</text:p>
          </table:table-cell>
          <table:table-cell table:formula="of:=[.$G$17]^[.A112]" office:value-type="float" office:value="0.866600874708347" calcext:value-type="float">
            <text:p>0.866600874708347</text:p>
          </table:table-cell>
          <table:table-cell table:formula="of:=[.$H$17]^[.A112]" office:value-type="float" office:value="0.750836487738111" calcext:value-type="float">
            <text:p>0.750836487738111</text:p>
          </table:table-cell>
          <table:table-cell table:formula="of:=[.$I$17]^[.A112]" office:value-type="float" office:value="0.866600874708347" calcext:value-type="float">
            <text:p>0.866600874708347</text:p>
          </table:table-cell>
          <table:table-cell table:formula="of:=[.$J$17]^[.A112]" office:value-type="float" office:value="0.000590788020847705" calcext:value-type="float">
            <text:p>0.000590788020848</text:p>
          </table:table-cell>
          <table:table-cell table:formula="of:=[.$K$17]^[.A112]" office:value-type="float" office:value="0.0351429833987906" calcext:value-type="float">
            <text:p>0.035142983398791</text:p>
          </table:table-cell>
          <table:table-cell table:formula="of:=[.$L$17]^[.A112]" office:value-type="float" office:value="0.23658008004567" calcext:value-type="float">
            <text:p>0.23658008004567</text:p>
          </table:table-cell>
          <table:table-cell table:formula="of:=[.$M$17]^[.A112]" office:value-type="float" office:value="0.0143880109075988" calcext:value-type="float">
            <text:p>0.014388010907599</text:p>
          </table:table-cell>
          <table:table-cell table:formula="of:=[.$N$17]^[.A112]" office:value-type="float" office:value="0.866600874708347" calcext:value-type="float">
            <text:p>0.866600874708347</text:p>
          </table:table-cell>
          <table:table-cell table:formula="of:=SUM([.B112:.N112])" office:value-type="float" office:value="4.56659196450311" calcext:value-type="float">
            <text:p>4.56659196450311</text:p>
          </table:table-cell>
          <table:table-cell table:formula="of:=13-[.O112]" office:value-type="float" office:value="8.4334080354969" calcext:value-type="float">
            <text:p>8.43340803549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17]^[.A113]" office:value-type="float" office:value="0.000000159080901506815" calcext:value-type="float">
            <text:p>1.59080901506815E-07</text:p>
          </table:table-cell>
          <table:table-cell table:formula="of:=[.$C$17]^[.A113]" office:value-type="float" office:value="0.0531216351539603" calcext:value-type="float">
            <text:p>0.05312163515396</text:p>
          </table:table-cell>
          <table:table-cell table:formula="of:=[.$D$17]^[.A113]" office:value-type="float" office:value="6.39641684649221E-039" calcext:value-type="float">
            <text:p>6.39641684649221E-39</text:p>
          </table:table-cell>
          <table:table-cell table:formula="of:=[.$E$17]^[.A113]" office:value-type="float" office:value="0.865309368188662" calcext:value-type="float">
            <text:p>0.865309368188662</text:p>
          </table:table-cell>
          <table:table-cell table:formula="of:=[.$F$17]^[.A113]" office:value-type="float" office:value="0.007507950135403" calcext:value-type="float">
            <text:p>0.007507950135403</text:p>
          </table:table-cell>
          <table:table-cell table:formula="of:=[.$G$17]^[.A113]" office:value-type="float" office:value="0.865309368188662" calcext:value-type="float">
            <text:p>0.865309368188662</text:p>
          </table:table-cell>
          <table:table-cell table:formula="of:=[.$H$17]^[.A113]" office:value-type="float" office:value="0.748598525032483" calcext:value-type="float">
            <text:p>0.748598525032483</text:p>
          </table:table-cell>
          <table:table-cell table:formula="of:=[.$I$17]^[.A113]" office:value-type="float" office:value="0.865309368188662" calcext:value-type="float">
            <text:p>0.865309368188662</text:p>
          </table:table-cell>
          <table:table-cell table:formula="of:=[.$J$17]^[.A113]" office:value-type="float" office:value="0.000546765068474552" calcext:value-type="float">
            <text:p>0.000546765068475</text:p>
          </table:table-cell>
          <table:table-cell table:formula="of:=[.$K$17]^[.A113]" office:value-type="float" office:value="0.0339383803910825" calcext:value-type="float">
            <text:p>0.033938380391083</text:p>
          </table:table-cell>
          <table:table-cell table:formula="of:=[.$L$17]^[.A113]" office:value-type="float" office:value="0.233054296438432" calcext:value-type="float">
            <text:p>0.233054296438432</text:p>
          </table:table-cell>
          <table:table-cell table:formula="of:=[.$M$17]^[.A113]" office:value-type="float" office:value="0.0137661743706087" calcext:value-type="float">
            <text:p>0.013766174370609</text:p>
          </table:table-cell>
          <table:table-cell table:formula="of:=[.$N$17]^[.A113]" office:value-type="float" office:value="0.865309368188662" calcext:value-type="float">
            <text:p>0.865309368188662</text:p>
          </table:table-cell>
          <table:table-cell table:formula="of:=SUM([.B113:.N113])" office:value-type="float" office:value="4.551771358426" calcext:value-type="float">
            <text:p>4.551771358426</text:p>
          </table:table-cell>
          <table:table-cell table:formula="of:=13-[.O113]" office:value-type="float" office:value="8.44822864157401" calcext:value-type="float">
            <text:p>8.448228641574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17]^[.A114]" office:value-type="float" office:value="0.000000135372868495367" calcext:value-type="float">
            <text:p>1.35372868495367E-07</text:p>
          </table:table-cell>
          <table:table-cell table:formula="of:=[.$C$17]^[.A114]" office:value-type="float" office:value="0.0515382779213534" calcext:value-type="float">
            <text:p>0.051538277921353</text:p>
          </table:table-cell>
          <table:table-cell table:formula="of:=[.$D$17]^[.A114]" office:value-type="float" office:value="2.58335166229417E-039" calcext:value-type="float">
            <text:p>2.58335166229417E-39</text:p>
          </table:table-cell>
          <table:table-cell table:formula="of:=[.$E$17]^[.A114]" office:value-type="float" office:value="0.864019786417889" calcext:value-type="float">
            <text:p>0.864019786417889</text:p>
          </table:table-cell>
          <table:table-cell table:formula="of:=[.$F$17]^[.A114]" office:value-type="float" office:value="0.00713870668612088" calcext:value-type="float">
            <text:p>0.007138706686121</text:p>
          </table:table-cell>
          <table:table-cell table:formula="of:=[.$G$17]^[.A114]" office:value-type="float" office:value="0.864019786417889" calcext:value-type="float">
            <text:p>0.864019786417889</text:p>
          </table:table-cell>
          <table:table-cell table:formula="of:=[.$H$17]^[.A114]" office:value-type="float" office:value="0.746367232856529" calcext:value-type="float">
            <text:p>0.746367232856529</text:p>
          </table:table-cell>
          <table:table-cell table:formula="of:=[.$I$17]^[.A114]" office:value-type="float" office:value="0.864019786417889" calcext:value-type="float">
            <text:p>0.864019786417889</text:p>
          </table:table-cell>
          <table:table-cell table:formula="of:=[.$J$17]^[.A114]" office:value-type="float" office:value="0.000506022514936955" calcext:value-type="float">
            <text:p>0.000506022514937</text:p>
          </table:table-cell>
          <table:table-cell table:formula="of:=[.$K$17]^[.A114]" office:value-type="float" office:value="0.0327750677994359" calcext:value-type="float">
            <text:p>0.032775067799436</text:p>
          </table:table-cell>
          <table:table-cell table:formula="of:=[.$L$17]^[.A114]" office:value-type="float" office:value="0.229581058041436" calcext:value-type="float">
            <text:p>0.229581058041436</text:p>
          </table:table-cell>
          <table:table-cell table:formula="of:=[.$M$17]^[.A114]" office:value-type="float" office:value="0.0131712130341741" calcext:value-type="float">
            <text:p>0.013171213034174</text:p>
          </table:table-cell>
          <table:table-cell table:formula="of:=[.$N$17]^[.A114]" office:value-type="float" office:value="0.864019786417889" calcext:value-type="float">
            <text:p>0.864019786417889</text:p>
          </table:table-cell>
          <table:table-cell table:formula="of:=SUM([.B114:.N114])" office:value-type="float" office:value="4.53715685989841" calcext:value-type="float">
            <text:p>4.53715685989841</text:p>
          </table:table-cell>
          <table:table-cell table:formula="of:=13-[.O114]" office:value-type="float" office:value="8.46284314010159" calcext:value-type="float">
            <text:p>8.462843140101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17]^[.A115]" office:value-type="float" office:value="0.000000115198074382794" calcext:value-type="float">
            <text:p>1.15198074382794E-07</text:p>
          </table:table-cell>
          <table:table-cell table:formula="of:=[.$C$17]^[.A115]" office:value-type="float" office:value="0.0500021146450091" calcext:value-type="float">
            <text:p>0.050002114645009</text:p>
          </table:table-cell>
          <table:table-cell table:formula="of:=[.$D$17]^[.A115]" office:value-type="float" office:value="1.04335067135875E-039" calcext:value-type="float">
            <text:p>1.04335067135875E-39</text:p>
          </table:table-cell>
          <table:table-cell table:formula="of:=[.$E$17]^[.A115]" office:value-type="float" office:value="0.86273212652755" calcext:value-type="float">
            <text:p>0.86273212652755</text:p>
          </table:table-cell>
          <table:table-cell table:formula="of:=[.$F$17]^[.A115]" office:value-type="float" office:value="0.00678762275073788" calcext:value-type="float">
            <text:p>0.006787622750738</text:p>
          </table:table-cell>
          <table:table-cell table:formula="of:=[.$G$17]^[.A115]" office:value-type="float" office:value="0.86273212652755" calcext:value-type="float">
            <text:p>0.86273212652755</text:p>
          </table:table-cell>
          <table:table-cell table:formula="of:=[.$H$17]^[.A115]" office:value-type="float" office:value="0.744142591327895" calcext:value-type="float">
            <text:p>0.744142591327895</text:p>
          </table:table-cell>
          <table:table-cell table:formula="of:=[.$I$17]^[.A115]" office:value-type="float" office:value="0.86273212652755" calcext:value-type="float">
            <text:p>0.86273212652755</text:p>
          </table:table-cell>
          <table:table-cell table:formula="of:=[.$J$17]^[.A115]" office:value-type="float" office:value="0.000468315919189045" calcext:value-type="float">
            <text:p>0.000468315919189</text:p>
          </table:table-cell>
          <table:table-cell table:formula="of:=[.$K$17]^[.A115]" office:value-type="float" office:value="0.0316516303040752" calcext:value-type="float">
            <text:p>0.031651630304075</text:p>
          </table:table-cell>
          <table:table-cell table:formula="of:=[.$L$17]^[.A115]" office:value-type="float" office:value="0.226159581766601" calcext:value-type="float">
            <text:p>0.226159581766601</text:p>
          </table:table-cell>
          <table:table-cell table:formula="of:=[.$M$17]^[.A115]" office:value-type="float" office:value="0.0126019653769594" calcext:value-type="float">
            <text:p>0.012601965376959</text:p>
          </table:table-cell>
          <table:table-cell table:formula="of:=[.$N$17]^[.A115]" office:value-type="float" office:value="0.86273212652755" calcext:value-type="float">
            <text:p>0.86273212652755</text:p>
          </table:table-cell>
          <table:table-cell table:formula="of:=SUM([.B115:.N115])" office:value-type="float" office:value="4.52274244339874" calcext:value-type="float">
            <text:p>4.52274244339874</text:p>
          </table:table-cell>
          <table:table-cell table:formula="of:=13-[.O115]" office:value-type="float" office:value="8.47725755660126" calcext:value-type="float">
            <text:p>8.47725755660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17]^[.A116]" office:value-type="float" office:value="0.000000098029955994896" calcext:value-type="float">
            <text:p>9.8029955994896E-08</text:p>
          </table:table-cell>
          <table:table-cell table:formula="of:=[.$C$17]^[.A116]" office:value-type="float" office:value="0.0485117386496288" calcext:value-type="float">
            <text:p>0.048511738649629</text:p>
          </table:table-cell>
          <table:table-cell table:formula="of:=[.$D$17]^[.A116]" office:value-type="float" office:value="4.21383058030135E-040" calcext:value-type="float">
            <text:p>4.21383058030135E-40</text:p>
          </table:table-cell>
          <table:table-cell table:formula="of:=[.$E$17]^[.A116]" office:value-type="float" office:value="0.86144638565344" calcext:value-type="float">
            <text:p>0.86144638565344</text:p>
          </table:table-cell>
          <table:table-cell table:formula="of:=[.$F$17]^[.A116]" office:value-type="float" office:value="0.00645380523840651" calcext:value-type="float">
            <text:p>0.006453805238407</text:p>
          </table:table-cell>
          <table:table-cell table:formula="of:=[.$G$17]^[.A116]" office:value-type="float" office:value="0.86144638565344" calcext:value-type="float">
            <text:p>0.86144638565344</text:p>
          </table:table-cell>
          <table:table-cell table:formula="of:=[.$H$17]^[.A116]" office:value-type="float" office:value="0.74192458062349" calcext:value-type="float">
            <text:p>0.74192458062349</text:p>
          </table:table-cell>
          <table:table-cell table:formula="of:=[.$I$17]^[.A116]" office:value-type="float" office:value="0.86144638565344" calcext:value-type="float">
            <text:p>0.86144638565344</text:p>
          </table:table-cell>
          <table:table-cell table:formula="of:=[.$J$17]^[.A116]" office:value-type="float" office:value="0.000433419054867954" calcext:value-type="float">
            <text:p>0.000433419054868</text:p>
          </table:table-cell>
          <table:table-cell table:formula="of:=[.$K$17]^[.A116]" office:value-type="float" office:value="0.0305667010984214" calcext:value-type="float">
            <text:p>0.030566701098421</text:p>
          </table:table-cell>
          <table:table-cell table:formula="of:=[.$L$17]^[.A116]" office:value-type="float" office:value="0.222789096196309" calcext:value-type="float">
            <text:p>0.222789096196309</text:p>
          </table:table-cell>
          <table:table-cell table:formula="of:=[.$M$17]^[.A116]" office:value-type="float" office:value="0.0120573200775081" calcext:value-type="float">
            <text:p>0.012057320077508</text:p>
          </table:table-cell>
          <table:table-cell table:formula="of:=[.$N$17]^[.A116]" office:value-type="float" office:value="0.86144638565344" calcext:value-type="float">
            <text:p>0.86144638565344</text:p>
          </table:table-cell>
          <table:table-cell table:formula="of:=SUM([.B116:.N116])" office:value-type="float" office:value="4.50852230158235" calcext:value-type="float">
            <text:p>4.50852230158235</text:p>
          </table:table-cell>
          <table:table-cell table:formula="of:=13-[.O116]" office:value-type="float" office:value="8.49147769841765" calcext:value-type="float">
            <text:p>8.491477698417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B$17]^[.A117]" office:value-type="float" office:value="0.0000000834204245500531" calcext:value-type="float">
            <text:p>8.34204245500531E-08</text:p>
          </table:table-cell>
          <table:table-cell table:formula="of:=[.$C$17]^[.A117]" office:value-type="float" office:value="0.0470657851876428" calcext:value-type="float">
            <text:p>0.047065785187643</text:p>
          </table:table-cell>
          <table:table-cell table:formula="of:=[.$D$17]^[.A117]" office:value-type="float" office:value="1.70186004062841E-040" calcext:value-type="float">
            <text:p>1.70186004062841E-40</text:p>
          </table:table-cell>
          <table:table-cell table:formula="of:=[.$E$17]^[.A117]" office:value-type="float" office:value="0.860162560935625" calcext:value-type="float">
            <text:p>0.860162560935625</text:p>
          </table:table-cell>
          <table:table-cell table:formula="of:=[.$F$17]^[.A117]" office:value-type="float" office:value="0.00613640498077995" calcext:value-type="float">
            <text:p>0.00613640498078</text:p>
          </table:table-cell>
          <table:table-cell table:formula="of:=[.$G$17]^[.A117]" office:value-type="float" office:value="0.860162560935625" calcext:value-type="float">
            <text:p>0.860162560935625</text:p>
          </table:table-cell>
          <table:table-cell table:formula="of:=[.$H$17]^[.A117]" office:value-type="float" office:value="0.739713180979307" calcext:value-type="float">
            <text:p>0.739713180979307</text:p>
          </table:table-cell>
          <table:table-cell table:formula="of:=[.$I$17]^[.A117]" office:value-type="float" office:value="0.860162560935625" calcext:value-type="float">
            <text:p>0.860162560935625</text:p>
          </table:table-cell>
          <table:table-cell table:formula="of:=[.$J$17]^[.A117]" office:value-type="float" office:value="0.000401122553014902" calcext:value-type="float">
            <text:p>0.000401122553015</text:p>
          </table:table-cell>
          <table:table-cell table:formula="of:=[.$K$17]^[.A117]" office:value-type="float" office:value="0.0295189602261953" calcext:value-type="float">
            <text:p>0.029518960226195</text:p>
          </table:table-cell>
          <table:table-cell table:formula="of:=[.$L$17]^[.A117]" office:value-type="float" office:value="0.219468841409478" calcext:value-type="float">
            <text:p>0.219468841409478</text:p>
          </table:table-cell>
          <table:table-cell table:formula="of:=[.$M$17]^[.A117]" office:value-type="float" office:value="0.0115362138446501" calcext:value-type="float">
            <text:p>0.01153621384465</text:p>
          </table:table-cell>
          <table:table-cell table:formula="of:=[.$N$17]^[.A117]" office:value-type="float" office:value="0.860162560935625" calcext:value-type="float">
            <text:p>0.860162560935625</text:p>
          </table:table-cell>
          <table:table-cell table:formula="of:=SUM([.B117:.N117])" office:value-type="float" office:value="4.494490836344" calcext:value-type="float">
            <text:p>4.494490836344</text:p>
          </table:table-cell>
          <table:table-cell table:formula="of:=13-[.O117]" office:value-type="float" office:value="8.505509163656" calcext:value-type="float">
            <text:p>8.5055091636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B$17]^[.A118]" office:value-type="float" office:value="0.0000000709881705187486" calcext:value-type="float">
            <text:p>7.09881705187486E-08</text:p>
          </table:table-cell>
          <table:table-cell table:formula="of:=[.$C$17]^[.A118]" office:value-type="float" office:value="0.0456629301895015" calcext:value-type="float">
            <text:p>0.045662930189502</text:p>
          </table:table-cell>
          <table:table-cell table:formula="of:=[.$D$17]^[.A118]" office:value-type="float" office:value="6.87338406870789E-041" calcext:value-type="float">
            <text:p>6.87338406870789E-41</text:p>
          </table:table-cell>
          <table:table-cell table:formula="of:=[.$E$17]^[.A118]" office:value-type="float" office:value="0.858880649518434" calcext:value-type="float">
            <text:p>0.858880649518434</text:p>
          </table:table-cell>
          <table:table-cell table:formula="of:=[.$F$17]^[.A118]" office:value-type="float" office:value="0.00583461457188913" calcext:value-type="float">
            <text:p>0.005834614571889</text:p>
          </table:table-cell>
          <table:table-cell table:formula="of:=[.$G$17]^[.A118]" office:value-type="float" office:value="0.858880649518434" calcext:value-type="float">
            <text:p>0.858880649518434</text:p>
          </table:table-cell>
          <table:table-cell table:formula="of:=[.$H$17]^[.A118]" office:value-type="float" office:value="0.737508372690247" calcext:value-type="float">
            <text:p>0.737508372690247</text:p>
          </table:table-cell>
          <table:table-cell table:formula="of:=[.$I$17]^[.A118]" office:value-type="float" office:value="0.858880649518434" calcext:value-type="float">
            <text:p>0.858880649518434</text:p>
          </table:table-cell>
          <table:table-cell table:formula="of:=[.$J$17]^[.A118]" office:value-type="float" office:value="0.000371232645934805" calcext:value-type="float">
            <text:p>0.000371232645935</text:p>
          </table:table-cell>
          <table:table-cell table:formula="of:=[.$K$17]^[.A118]" office:value-type="float" office:value="0.028507132975521" calcext:value-type="float">
            <text:p>0.028507132975521</text:p>
          </table:table-cell>
          <table:table-cell table:formula="of:=[.$L$17]^[.A118]" office:value-type="float" office:value="0.216198068810231" calcext:value-type="float">
            <text:p>0.216198068810231</text:p>
          </table:table-cell>
          <table:table-cell table:formula="of:=[.$M$17]^[.A118]" office:value-type="float" office:value="0.0110376293416771" calcext:value-type="float">
            <text:p>0.011037629341677</text:p>
          </table:table-cell>
          <table:table-cell table:formula="of:=[.$N$17]^[.A118]" office:value-type="float" office:value="0.858880649518434" calcext:value-type="float">
            <text:p>0.858880649518434</text:p>
          </table:table-cell>
          <table:table-cell table:formula="of:=SUM([.B118:.N118])" office:value-type="float" office:value="4.48064265028691" calcext:value-type="float">
            <text:p>4.48064265028691</text:p>
          </table:table-cell>
          <table:table-cell table:formula="of:=13-[.O118]" office:value-type="float" office:value="8.51935734971309" calcext:value-type="float">
            <text:p>8.519357349713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B$17]^[.A119]" office:value-type="float" office:value="0.0000000604087114250454" calcext:value-type="float">
            <text:p>6.04087114250454E-08</text:p>
          </table:table-cell>
          <table:table-cell table:formula="of:=[.$C$17]^[.A119]" office:value-type="float" office:value="0.0443018890512153" calcext:value-type="float">
            <text:p>0.044301889051215</text:p>
          </table:table-cell>
          <table:table-cell table:formula="of:=[.$D$17]^[.A119]" office:value-type="float" office:value="2.77598671031272E-041" calcext:value-type="float">
            <text:p>2.77598671031272E-41</text:p>
          </table:table-cell>
          <table:table-cell table:formula="of:=[.$E$17]^[.A119]" office:value-type="float" office:value="0.857600648550448" calcext:value-type="float">
            <text:p>0.857600648550448</text:p>
          </table:table-cell>
          <table:table-cell table:formula="of:=[.$F$17]^[.A119]" office:value-type="float" office:value="0.00554766631425524" calcext:value-type="float">
            <text:p>0.005547666314255</text:p>
          </table:table-cell>
          <table:table-cell table:formula="of:=[.$G$17]^[.A119]" office:value-type="float" office:value="0.857600648550448" calcext:value-type="float">
            <text:p>0.857600648550448</text:p>
          </table:table-cell>
          <table:table-cell table:formula="of:=[.$H$17]^[.A119]" office:value-type="float" office:value="0.735310136109948" calcext:value-type="float">
            <text:p>0.735310136109948</text:p>
          </table:table-cell>
          <table:table-cell table:formula="of:=[.$I$17]^[.A119]" office:value-type="float" office:value="0.857600648550448" calcext:value-type="float">
            <text:p>0.857600648550448</text:p>
          </table:table-cell>
          <table:table-cell table:formula="of:=[.$J$17]^[.A119]" office:value-type="float" office:value="0.000343570004657994" calcext:value-type="float">
            <text:p>0.000343570004658</text:p>
          </table:table-cell>
          <table:table-cell table:formula="of:=[.$K$17]^[.A119]" office:value-type="float" office:value="0.0275299883280739" calcext:value-type="float">
            <text:p>0.027529988328074</text:p>
          </table:table-cell>
          <table:table-cell table:formula="of:=[.$L$17]^[.A119]" office:value-type="float" office:value="0.21297604095911" calcext:value-type="float">
            <text:p>0.21297604095911</text:p>
          </table:table-cell>
          <table:table-cell table:formula="of:=[.$M$17]^[.A119]" office:value-type="float" office:value="0.0105605932002336" calcext:value-type="float">
            <text:p>0.010560593200234</text:p>
          </table:table-cell>
          <table:table-cell table:formula="of:=[.$N$17]^[.A119]" office:value-type="float" office:value="0.857600648550448" calcext:value-type="float">
            <text:p>0.857600648550448</text:p>
          </table:table-cell>
          <table:table-cell table:formula="of:=SUM([.B119:.N119])" office:value-type="float" office:value="4.466972538578" calcext:value-type="float">
            <text:p>4.466972538578</text:p>
          </table:table-cell>
          <table:table-cell table:formula="of:=13-[.O119]" office:value-type="float" office:value="8.533027461422" calcext:value-type="float">
            <text:p>8.5330274614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B$17]^[.A120]" office:value-type="float" office:value="0.0000000514059228371102" calcext:value-type="float">
            <text:p>5.14059228371102E-08</text:p>
          </table:table-cell>
          <table:table-cell table:formula="of:=[.$C$17]^[.A120]" office:value-type="float" office:value="0.0429814154580345" calcext:value-type="float">
            <text:p>0.042981415458035</text:p>
          </table:table-cell>
          <table:table-cell table:formula="of:=[.$D$17]^[.A120]" office:value-type="float" office:value="1.12115111549143E-041" calcext:value-type="float">
            <text:p>1.12115111549143E-41</text:p>
          </table:table-cell>
          <table:table-cell table:formula="of:=[.$E$17]^[.A120]" office:value-type="float" office:value="0.856322555184501" calcext:value-type="float">
            <text:p>0.856322555184501</text:p>
          </table:table-cell>
          <table:table-cell table:formula="of:=[.$F$17]^[.A120]" office:value-type="float" office:value="0.00527483026601318" calcext:value-type="float">
            <text:p>0.005274830266013</text:p>
          </table:table-cell>
          <table:table-cell table:formula="of:=[.$G$17]^[.A120]" office:value-type="float" office:value="0.856322555184501" calcext:value-type="float">
            <text:p>0.856322555184501</text:p>
          </table:table-cell>
          <table:table-cell table:formula="of:=[.$H$17]^[.A120]" office:value-type="float" office:value="0.733118451650604" calcext:value-type="float">
            <text:p>0.733118451650604</text:p>
          </table:table-cell>
          <table:table-cell table:formula="of:=[.$I$17]^[.A120]" office:value-type="float" office:value="0.856322555184501" calcext:value-type="float">
            <text:p>0.856322555184501</text:p>
          </table:table-cell>
          <table:table-cell table:formula="of:=[.$J$17]^[.A120]" office:value-type="float" office:value="0.000317968663029232" calcext:value-type="float">
            <text:p>0.000317968663029</text:p>
          </table:table-cell>
          <table:table-cell table:formula="of:=[.$K$17]^[.A120]" office:value-type="float" office:value="0.0265863374613888" calcext:value-type="float">
            <text:p>0.026586337461389</text:p>
          </table:table-cell>
          <table:table-cell table:formula="of:=[.$L$17]^[.A120]" office:value-type="float" office:value="0.209802031406813" calcext:value-type="float">
            <text:p>0.209802031406813</text:p>
          </table:table-cell>
          <table:table-cell table:formula="of:=[.$M$17]^[.A120]" office:value-type="float" office:value="0.0101041741200446" calcext:value-type="float">
            <text:p>0.010104174120045</text:p>
          </table:table-cell>
          <table:table-cell table:formula="of:=[.$N$17]^[.A120]" office:value-type="float" office:value="0.856322555184501" calcext:value-type="float">
            <text:p>0.856322555184501</text:p>
          </table:table-cell>
          <table:table-cell table:formula="of:=SUM([.B120:.N120])" office:value-type="float" office:value="4.45347548116986" calcext:value-type="float">
            <text:p>4.45347548116986</text:p>
          </table:table-cell>
          <table:table-cell table:formula="of:=13-[.O120]" office:value-type="float" office:value="8.54652451883015" calcext:value-type="float">
            <text:p>8.546524518830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17]^[.A121]" office:value-type="float" office:value="0.0000000437448315052011" calcext:value-type="float">
            <text:p>4.37448315052011E-08</text:p>
          </table:table-cell>
          <table:table-cell table:formula="of:=[.$C$17]^[.A121]" office:value-type="float" office:value="0.04170030024319" calcext:value-type="float">
            <text:p>0.04170030024319</text:p>
          </table:table-cell>
          <table:table-cell table:formula="of:=[.$D$17]^[.A121]" office:value-type="float" office:value="4.52804697910844E-042" calcext:value-type="float">
            <text:p>4.52804697910844E-42</text:p>
          </table:table-cell>
          <table:table-cell table:formula="of:=[.$E$17]^[.A121]" office:value-type="float" office:value="0.855046366577668" calcext:value-type="float">
            <text:p>0.855046366577668</text:p>
          </table:table-cell>
          <table:table-cell table:formula="of:=[.$F$17]^[.A121]" office:value-type="float" office:value="0.0050154123840781" calcext:value-type="float">
            <text:p>0.005015412384078</text:p>
          </table:table-cell>
          <table:table-cell table:formula="of:=[.$G$17]^[.A121]" office:value-type="float" office:value="0.855046366577668" calcext:value-type="float">
            <text:p>0.855046366577668</text:p>
          </table:table-cell>
          <table:table-cell table:formula="of:=[.$H$17]^[.A121]" office:value-type="float" office:value="0.730933299782793" calcext:value-type="float">
            <text:p>0.730933299782793</text:p>
          </table:table-cell>
          <table:table-cell table:formula="of:=[.$I$17]^[.A121]" office:value-type="float" office:value="0.855046366577668" calcext:value-type="float">
            <text:p>0.855046366577668</text:p>
          </table:table-cell>
          <table:table-cell table:formula="of:=[.$J$17]^[.A121]" office:value-type="float" office:value="0.000294275021968931" calcext:value-type="float">
            <text:p>0.000294275021969</text:p>
          </table:table-cell>
          <table:table-cell table:formula="of:=[.$K$17]^[.A121]" office:value-type="float" office:value="0.0256750323025037" calcext:value-type="float">
            <text:p>0.025675032302504</text:p>
          </table:table-cell>
          <table:table-cell table:formula="of:=[.$L$17]^[.A121]" office:value-type="float" office:value="0.206675324530408" calcext:value-type="float">
            <text:p>0.206675324530408</text:p>
          </table:table-cell>
          <table:table-cell table:formula="of:=[.$M$17]^[.A121]" office:value-type="float" office:value="0.00966748105077297" calcext:value-type="float">
            <text:p>0.009667481050773</text:p>
          </table:table-cell>
          <table:table-cell table:formula="of:=[.$N$17]^[.A121]" office:value-type="float" office:value="0.855046366577668" calcext:value-type="float">
            <text:p>0.855046366577668</text:p>
          </table:table-cell>
          <table:table-cell table:formula="of:=SUM([.B121:.N121])" office:value-type="float" office:value="4.44014663537122" calcext:value-type="float">
            <text:p>4.44014663537122</text:p>
          </table:table-cell>
          <table:table-cell table:formula="of:=13-[.O121]" office:value-type="float" office:value="8.55985336462878" calcext:value-type="float">
            <text:p>8.559853364628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B$17]^[.A122]" office:value-type="float" office:value="0.000000037225482547645" calcext:value-type="float">
            <text:p>3.7225482547645E-08</text:p>
          </table:table-cell>
          <table:table-cell table:formula="of:=[.$C$17]^[.A122]" office:value-type="float" office:value="0.0404573702806508" calcext:value-type="float">
            <text:p>0.040457370280651</text:p>
          </table:table-cell>
          <table:table-cell table:formula="of:=[.$D$17]^[.A122]" office:value-type="float" office:value="1.82876413016153E-042" calcext:value-type="float">
            <text:p>1.82876413016153E-42</text:p>
          </table:table-cell>
          <table:table-cell table:formula="of:=[.$E$17]^[.A122]" office:value-type="float" office:value="0.853772079891264" calcext:value-type="float">
            <text:p>0.853772079891264</text:p>
          </table:table-cell>
          <table:table-cell table:formula="of:=[.$F$17]^[.A122]" office:value-type="float" office:value="0.00476875275863163" calcext:value-type="float">
            <text:p>0.004768752758632</text:p>
          </table:table-cell>
          <table:table-cell table:formula="of:=[.$G$17]^[.A122]" office:value-type="float" office:value="0.853772079891264" calcext:value-type="float">
            <text:p>0.853772079891264</text:p>
          </table:table-cell>
          <table:table-cell table:formula="of:=[.$H$17]^[.A122]" office:value-type="float" office:value="0.728754661035303" calcext:value-type="float">
            <text:p>0.728754661035303</text:p>
          </table:table-cell>
          <table:table-cell table:formula="of:=[.$I$17]^[.A122]" office:value-type="float" office:value="0.853772079891264" calcext:value-type="float">
            <text:p>0.853772079891264</text:p>
          </table:table-cell>
          <table:table-cell table:formula="of:=[.$J$17]^[.A122]" office:value-type="float" office:value="0.000272346927932498" calcext:value-type="float">
            <text:p>0.000272346927932</text:p>
          </table:table-cell>
          <table:table-cell table:formula="of:=[.$K$17]^[.A122]" office:value-type="float" office:value="0.0247949641311809" calcext:value-type="float">
            <text:p>0.024794964131181</text:p>
          </table:table-cell>
          <table:table-cell table:formula="of:=[.$L$17]^[.A122]" office:value-type="float" office:value="0.203595215371982" calcext:value-type="float">
            <text:p>0.203595215371982</text:p>
          </table:table-cell>
          <table:table-cell table:formula="of:=[.$M$17]^[.A122]" office:value-type="float" office:value="0.00924966145245342" calcext:value-type="float">
            <text:p>0.009249661452453</text:p>
          </table:table-cell>
          <table:table-cell table:formula="of:=[.$N$17]^[.A122]" office:value-type="float" office:value="0.853772079891264" calcext:value-type="float">
            <text:p>0.853772079891264</text:p>
          </table:table-cell>
          <table:table-cell table:formula="of:=SUM([.B122:.N122])" office:value-type="float" office:value="4.42698132874867" calcext:value-type="float">
            <text:p>4.42698132874867</text:p>
          </table:table-cell>
          <table:table-cell table:formula="of:=13-[.O122]" office:value-type="float" office:value="8.57301867125133" calcext:value-type="float">
            <text:p>8.573018671251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B$17]^[.A123]" office:value-type="float" office:value="0.0000000316777206180407" calcext:value-type="float">
            <text:p>3.16777206180407E-08</text:p>
          </table:table-cell>
          <table:table-cell table:formula="of:=[.$C$17]^[.A123]" office:value-type="float" office:value="0.0392514874108847" calcext:value-type="float">
            <text:p>0.039251487410885</text:p>
          </table:table-cell>
          <table:table-cell table:formula="of:=[.$D$17]^[.A123]" office:value-type="float" office:value="7.38591772390126E-043" calcext:value-type="float">
            <text:p>7.38591772390126E-43</text:p>
          </table:table-cell>
          <table:table-cell table:formula="of:=[.$E$17]^[.A123]" office:value-type="float" office:value="0.852499692290829" calcext:value-type="float">
            <text:p>0.852499692290829</text:p>
          </table:table-cell>
          <table:table-cell table:formula="of:=[.$F$17]^[.A123]" office:value-type="float" office:value="0.00453422393443663" calcext:value-type="float">
            <text:p>0.004534223934437</text:p>
          </table:table-cell>
          <table:table-cell table:formula="of:=[.$G$17]^[.A123]" office:value-type="float" office:value="0.852499692290829" calcext:value-type="float">
            <text:p>0.852499692290829</text:p>
          </table:table-cell>
          <table:table-cell table:formula="of:=[.$H$17]^[.A123]" office:value-type="float" office:value="0.726582515994959" calcext:value-type="float">
            <text:p>0.726582515994959</text:p>
          </table:table-cell>
          <table:table-cell table:formula="of:=[.$I$17]^[.A123]" office:value-type="float" office:value="0.852499692290829" calcext:value-type="float">
            <text:p>0.852499692290829</text:p>
          </table:table-cell>
          <table:table-cell table:formula="of:=[.$J$17]^[.A123]" office:value-type="float" office:value="0.000252052820038869" calcext:value-type="float">
            <text:p>0.000252052820039</text:p>
          </table:table-cell>
          <table:table-cell table:formula="of:=[.$K$17]^[.A123]" office:value-type="float" office:value="0.0239450622310063" calcext:value-type="float">
            <text:p>0.023945062231006</text:p>
          </table:table-cell>
          <table:table-cell table:formula="of:=[.$L$17]^[.A123]" office:value-type="float" office:value="0.200561009479702" calcext:value-type="float">
            <text:p>0.200561009479702</text:p>
          </table:table-cell>
          <table:table-cell table:formula="of:=[.$M$17]^[.A123]" office:value-type="float" office:value="0.00884989963111043" calcext:value-type="float">
            <text:p>0.00884989963111</text:p>
          </table:table-cell>
          <table:table-cell table:formula="of:=[.$N$17]^[.A123]" office:value-type="float" office:value="0.852499692290829" calcext:value-type="float">
            <text:p>0.852499692290829</text:p>
          </table:table-cell>
          <table:table-cell table:formula="of:=SUM([.B123:.N123])" office:value-type="float" office:value="4.41397505234318" calcext:value-type="float">
            <text:p>4.41397505234318</text:p>
          </table:table-cell>
          <table:table-cell table:formula="of:=13-[.O123]" office:value-type="float" office:value="8.58602494765682" calcext:value-type="float">
            <text:p>8.586024947656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B$17]^[.A124]" office:value-type="float" office:value="0.0000000269567488418797" calcext:value-type="float">
            <text:p>2.69567488418797E-08</text:p>
          </table:table-cell>
          <table:table-cell table:formula="of:=[.$C$17]^[.A124]" office:value-type="float" office:value="0.0380815473986378" calcext:value-type="float">
            <text:p>0.038081547398638</text:p>
          </table:table-cell>
          <table:table-cell table:formula="of:=[.$D$17]^[.A124]" office:value-type="float" office:value="2.9829861448245E-043" calcext:value-type="float">
            <text:p>2.9829861448245E-43</text:p>
          </table:table-cell>
          <table:table-cell table:formula="of:=[.$E$17]^[.A124]" office:value-type="float" office:value="0.851229200946134" calcext:value-type="float">
            <text:p>0.851229200946134</text:p>
          </table:table-cell>
          <table:table-cell table:formula="of:=[.$F$17]^[.A124]" office:value-type="float" office:value="0.00431122931471024" calcext:value-type="float">
            <text:p>0.00431122931471</text:p>
          </table:table-cell>
          <table:table-cell table:formula="of:=[.$G$17]^[.A124]" office:value-type="float" office:value="0.851229200946134" calcext:value-type="float">
            <text:p>0.851229200946134</text:p>
          </table:table-cell>
          <table:table-cell table:formula="of:=[.$H$17]^[.A124]" office:value-type="float" office:value="0.724416845306449" calcext:value-type="float">
            <text:p>0.724416845306449</text:p>
          </table:table-cell>
          <table:table-cell table:formula="of:=[.$I$17]^[.A124]" office:value-type="float" office:value="0.851229200946134" calcext:value-type="float">
            <text:p>0.851229200946134</text:p>
          </table:table-cell>
          <table:table-cell table:formula="of:=[.$J$17]^[.A124]" office:value-type="float" office:value="0.000233270940751323" calcext:value-type="float">
            <text:p>0.000233270940751</text:p>
          </table:table-cell>
          <table:table-cell table:formula="of:=[.$K$17]^[.A124]" office:value-type="float" office:value="0.0231242925867245" calcext:value-type="float">
            <text:p>0.023124292586725</text:p>
          </table:table-cell>
          <table:table-cell table:formula="of:=[.$L$17]^[.A124]" office:value-type="float" office:value="0.197572022751241" calcext:value-type="float">
            <text:p>0.197572022751241</text:p>
          </table:table-cell>
          <table:table-cell table:formula="of:=[.$M$17]^[.A124]" office:value-type="float" office:value="0.00846741514630834" calcext:value-type="float">
            <text:p>0.008467415146308</text:p>
          </table:table-cell>
          <table:table-cell table:formula="of:=[.$N$17]^[.A124]" office:value-type="float" office:value="0.851229200946134" calcext:value-type="float">
            <text:p>0.851229200946134</text:p>
          </table:table-cell>
          <table:table-cell table:formula="of:=SUM([.B124:.N124])" office:value-type="float" office:value="4.40112345418611" calcext:value-type="float">
            <text:p>4.40112345418611</text:p>
          </table:table-cell>
          <table:table-cell table:formula="of:=13-[.O124]" office:value-type="float" office:value="8.59887654581389" calcext:value-type="float">
            <text:p>8.598876545813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B$17]^[.A125]" office:value-type="float" office:value="0.000000022939349610601" calcext:value-type="float">
            <text:p>2.2939349610601E-08</text:p>
          </table:table-cell>
          <table:table-cell table:formula="of:=[.$C$17]^[.A125]" office:value-type="float" office:value="0.0369464789217783" calcext:value-type="float">
            <text:p>0.036946478921778</text:p>
          </table:table-cell>
          <table:table-cell table:formula="of:=[.$D$17]^[.A125]" office:value-type="float" office:value="1.20475297354313E-043" calcext:value-type="float">
            <text:p>1.20475297354313E-43</text:p>
          </table:table-cell>
          <table:table-cell table:formula="of:=[.$E$17]^[.A125]" office:value-type="float" office:value="0.849960603031162" calcext:value-type="float">
            <text:p>0.849960603031162</text:p>
          </table:table-cell>
          <table:table-cell table:formula="of:=[.$F$17]^[.A125]" office:value-type="float" office:value="0.00409920164349498" calcext:value-type="float">
            <text:p>0.004099201643495</text:p>
          </table:table-cell>
          <table:table-cell table:formula="of:=[.$G$17]^[.A125]" office:value-type="float" office:value="0.849960603031162" calcext:value-type="float">
            <text:p>0.849960603031162</text:p>
          </table:table-cell>
          <table:table-cell table:formula="of:=[.$H$17]^[.A125]" office:value-type="float" office:value="0.722257629672153" calcext:value-type="float">
            <text:p>0.722257629672153</text:p>
          </table:table-cell>
          <table:table-cell table:formula="of:=[.$I$17]^[.A125]" office:value-type="float" office:value="0.849960603031162" calcext:value-type="float">
            <text:p>0.849960603031162</text:p>
          </table:table-cell>
          <table:table-cell table:formula="of:=[.$J$17]^[.A125]" office:value-type="float" office:value="0.000215888605374921" calcext:value-type="float">
            <text:p>0.000215888605375</text:p>
          </table:table-cell>
          <table:table-cell table:formula="of:=[.$K$17]^[.A125]" office:value-type="float" office:value="0.0223316566262257" calcext:value-type="float">
            <text:p>0.022331656626226</text:p>
          </table:table-cell>
          <table:table-cell table:formula="of:=[.$L$17]^[.A125]" office:value-type="float" office:value="0.194627581279539" calcext:value-type="float">
            <text:p>0.194627581279539</text:p>
          </table:table-cell>
          <table:table-cell table:formula="of:=[.$M$17]^[.A125]" office:value-type="float" office:value="0.00810146128752602" calcext:value-type="float">
            <text:p>0.008101461287526</text:p>
          </table:table-cell>
          <table:table-cell table:formula="of:=[.$N$17]^[.A125]" office:value-type="float" office:value="0.849960603031162" calcext:value-type="float">
            <text:p>0.849960603031162</text:p>
          </table:table-cell>
          <table:table-cell table:formula="of:=SUM([.B125:.N125])" office:value-type="float" office:value="4.38842233310009" calcext:value-type="float">
            <text:p>4.38842233310009</text:p>
          </table:table-cell>
          <table:table-cell table:formula="of:=13-[.O125]" office:value-type="float" office:value="8.61157766689991" calcext:value-type="float">
            <text:p>8.611577666899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17]^[.A126]" office:value-type="float" office:value="0.0000000195206685956083" calcext:value-type="float">
            <text:p>1.95206685956083E-08</text:p>
          </table:table-cell>
          <table:table-cell table:formula="of:=[.$C$17]^[.A126]" office:value-type="float" office:value="0.0358452425902797" calcext:value-type="float">
            <text:p>0.03584524259028</text:p>
          </table:table-cell>
          <table:table-cell table:formula="of:=[.$D$17]^[.A126]" office:value-type="float" office:value="4.86569382757359E-044" calcext:value-type="float">
            <text:p>4.86569382757359E-44</text:p>
          </table:table-cell>
          <table:table-cell table:formula="of:=[.$E$17]^[.A126]" office:value-type="float" office:value="0.848693895724111" calcext:value-type="float">
            <text:p>0.848693895724111</text:p>
          </table:table-cell>
          <table:table-cell table:formula="of:=[.$F$17]^[.A126]" office:value-type="float" office:value="0.00389760156266735" calcext:value-type="float">
            <text:p>0.003897601562667</text:p>
          </table:table-cell>
          <table:table-cell table:formula="of:=[.$G$17]^[.A126]" office:value-type="float" office:value="0.848693895724111" calcext:value-type="float">
            <text:p>0.848693895724111</text:p>
          </table:table-cell>
          <table:table-cell table:formula="of:=[.$H$17]^[.A126]" office:value-type="float" office:value="0.720104849851967" calcext:value-type="float">
            <text:p>0.720104849851967</text:p>
          </table:table-cell>
          <table:table-cell table:formula="of:=[.$I$17]^[.A126]" office:value-type="float" office:value="0.848693895724111" calcext:value-type="float">
            <text:p>0.848693895724111</text:p>
          </table:table-cell>
          <table:table-cell table:formula="of:=[.$J$17]^[.A126]" office:value-type="float" office:value="0.000199801525987818" calcext:value-type="float">
            <text:p>0.000199801525988</text:p>
          </table:table-cell>
          <table:table-cell table:formula="of:=[.$K$17]^[.A126]" office:value-type="float" office:value="0.0215661900056546" calcext:value-type="float">
            <text:p>0.021566190005655</text:p>
          </table:table-cell>
          <table:table-cell table:formula="of:=[.$L$17]^[.A126]" office:value-type="float" office:value="0.191727021200857" calcext:value-type="float">
            <text:p>0.191727021200857</text:p>
          </table:table-cell>
          <table:table-cell table:formula="of:=[.$M$17]^[.A126]" office:value-type="float" office:value="0.00775132361638108" calcext:value-type="float">
            <text:p>0.007751323616381</text:p>
          </table:table-cell>
          <table:table-cell table:formula="of:=[.$N$17]^[.A126]" office:value-type="float" office:value="0.848693895724111" calcext:value-type="float">
            <text:p>0.848693895724111</text:p>
          </table:table-cell>
          <table:table-cell table:formula="of:=SUM([.B126:.N126])" office:value-type="float" office:value="4.37586763277091" calcext:value-type="float">
            <text:p>4.37586763277091</text:p>
          </table:table-cell>
          <table:table-cell table:formula="of:=13-[.O126]" office:value-type="float" office:value="8.62413236722909" calcext:value-type="float">
            <text:p>8.624132367229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B$17]^[.A127]" office:value-type="float" office:value="0.000000016611478044847" calcext:value-type="float">
            <text:p>1.6611478044847E-08</text:p>
          </table:table-cell>
          <table:table-cell table:formula="of:=[.$C$17]^[.A127]" office:value-type="float" office:value="0.0347768299944442" calcext:value-type="float">
            <text:p>0.034776829994444</text:p>
          </table:table-cell>
          <table:table-cell table:formula="of:=[.$D$17]^[.A127]" office:value-type="float" office:value="1.96513118818546E-044" calcext:value-type="float">
            <text:p>1.96513118818546E-44</text:p>
          </table:table-cell>
          <table:table-cell table:formula="of:=[.$E$17]^[.A127]" office:value-type="float" office:value="0.847429076207383" calcext:value-type="float">
            <text:p>0.847429076207383</text:p>
          </table:table-cell>
          <table:table-cell table:formula="of:=[.$F$17]^[.A127]" office:value-type="float" office:value="0.00370591623991322" calcext:value-type="float">
            <text:p>0.003705916239913</text:p>
          </table:table-cell>
          <table:table-cell table:formula="of:=[.$G$17]^[.A127]" office:value-type="float" office:value="0.847429076207383" calcext:value-type="float">
            <text:p>0.847429076207383</text:p>
          </table:table-cell>
          <table:table-cell table:formula="of:=[.$H$17]^[.A127]" office:value-type="float" office:value="0.717958486663139" calcext:value-type="float">
            <text:p>0.717958486663139</text:p>
          </table:table-cell>
          <table:table-cell table:formula="of:=[.$I$17]^[.A127]" office:value-type="float" office:value="0.847429076207383" calcext:value-type="float">
            <text:p>0.847429076207383</text:p>
          </table:table-cell>
          <table:table-cell table:formula="of:=[.$J$17]^[.A127]" office:value-type="float" office:value="0.000184913185750276" calcext:value-type="float">
            <text:p>0.00018491318575</text:p>
          </table:table-cell>
          <table:table-cell table:formula="of:=[.$K$17]^[.A127]" office:value-type="float" office:value="0.0208269614361613" calcext:value-type="float">
            <text:p>0.020826961436161</text:p>
          </table:table-cell>
          <table:table-cell table:formula="of:=[.$L$17]^[.A127]" office:value-type="float" office:value="0.188869688545107" calcext:value-type="float">
            <text:p>0.188869688545107</text:p>
          </table:table-cell>
          <table:table-cell table:formula="of:=[.$M$17]^[.A127]" office:value-type="float" office:value="0.0074163185718579" calcext:value-type="float">
            <text:p>0.007416318571858</text:p>
          </table:table-cell>
          <table:table-cell table:formula="of:=[.$N$17]^[.A127]" office:value-type="float" office:value="0.847429076207383" calcext:value-type="float">
            <text:p>0.847429076207383</text:p>
          </table:table-cell>
          <table:table-cell table:formula="of:=SUM([.B127:.N127])" office:value-type="float" office:value="4.36345543607738" calcext:value-type="float">
            <text:p>4.36345543607738</text:p>
          </table:table-cell>
          <table:table-cell table:formula="of:=13-[.O127]" office:value-type="float" office:value="8.63654456392262" calcext:value-type="float">
            <text:p>8.636544563922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B$17]^[.A128]" office:value-type="float" office:value="0.0000000141358479338415" calcext:value-type="float">
            <text:p>1.41358479338415E-08</text:p>
          </table:table-cell>
          <table:table-cell table:formula="of:=[.$C$17]^[.A128]" office:value-type="float" office:value="0.033740262781495" calcext:value-type="float">
            <text:p>0.033740262781495</text:p>
          </table:table-cell>
          <table:table-cell table:formula="of:=[.$D$17]^[.A128]" office:value-type="float" office:value="7.93666992545839E-045" calcext:value-type="float">
            <text:p>7.93666992545839E-45</text:p>
          </table:table-cell>
          <table:table-cell table:formula="of:=[.$E$17]^[.A128]" office:value-type="float" office:value="0.846166141667581" calcext:value-type="float">
            <text:p>0.846166141667581</text:p>
          </table:table-cell>
          <table:table-cell table:formula="of:=[.$F$17]^[.A128]" office:value-type="float" office:value="0.00352365806417978" calcext:value-type="float">
            <text:p>0.00352365806418</text:p>
          </table:table-cell>
          <table:table-cell table:formula="of:=[.$G$17]^[.A128]" office:value-type="float" office:value="0.846166141667581" calcext:value-type="float">
            <text:p>0.846166141667581</text:p>
          </table:table-cell>
          <table:table-cell table:formula="of:=[.$H$17]^[.A128]" office:value-type="float" office:value="0.715818520980089" calcext:value-type="float">
            <text:p>0.715818520980089</text:p>
          </table:table-cell>
          <table:table-cell table:formula="of:=[.$I$17]^[.A128]" office:value-type="float" office:value="0.846166141667581" calcext:value-type="float">
            <text:p>0.846166141667581</text:p>
          </table:table-cell>
          <table:table-cell table:formula="of:=[.$J$17]^[.A128]" office:value-type="float" office:value="0.000171134259837438" calcext:value-type="float">
            <text:p>0.000171134259837</text:p>
          </table:table-cell>
          <table:table-cell table:formula="of:=[.$K$17]^[.A128]" office:value-type="float" office:value="0.0201130715508681" calcext:value-type="float">
            <text:p>0.020113071550868</text:p>
          </table:table-cell>
          <table:table-cell table:formula="of:=[.$L$17]^[.A128]" office:value-type="float" office:value="0.186054939088399" calcext:value-type="float">
            <text:p>0.186054939088399</text:p>
          </table:table-cell>
          <table:table-cell table:formula="of:=[.$M$17]^[.A128]" office:value-type="float" office:value="0.00709579213581636" calcext:value-type="float">
            <text:p>0.007095792135816</text:p>
          </table:table-cell>
          <table:table-cell table:formula="of:=[.$N$17]^[.A128]" office:value-type="float" office:value="0.846166141667581" calcext:value-type="float">
            <text:p>0.846166141667581</text:p>
          </table:table-cell>
          <table:table-cell table:formula="of:=SUM([.B128:.N128])" office:value-type="float" office:value="4.35118195966686" calcext:value-type="float">
            <text:p>4.35118195966686</text:p>
          </table:table-cell>
          <table:table-cell table:formula="of:=13-[.O128]" office:value-type="float" office:value="8.64881804033315" calcext:value-type="float">
            <text:p>8.648818040333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B$17]^[.A129]" office:value-type="float" office:value="0.0000000120291641881125" calcext:value-type="float">
            <text:p>1.20291641881125E-08</text:p>
          </table:table-cell>
          <table:table-cell table:formula="of:=[.$C$17]^[.A129]" office:value-type="float" office:value="0.0327345917596919" calcext:value-type="float">
            <text:p>0.032734591759692</text:p>
          </table:table-cell>
          <table:table-cell table:formula="of:=[.$D$17]^[.A129]" office:value-type="float" office:value="3.20542108762924E-045" calcext:value-type="float">
            <text:p>3.20542108762924E-45</text:p>
          </table:table-cell>
          <table:table-cell table:formula="of:=[.$E$17]^[.A129]" office:value-type="float" office:value="0.844905089295498" calcext:value-type="float">
            <text:p>0.844905089295498</text:p>
          </table:table-cell>
          <table:table-cell table:formula="of:=[.$F$17]^[.A129]" office:value-type="float" office:value="0.00335036340528569" calcext:value-type="float">
            <text:p>0.003350363405286</text:p>
          </table:table-cell>
          <table:table-cell table:formula="of:=[.$G$17]^[.A129]" office:value-type="float" office:value="0.844905089295498" calcext:value-type="float">
            <text:p>0.844905089295498</text:p>
          </table:table-cell>
          <table:table-cell table:formula="of:=[.$H$17]^[.A129]" office:value-type="float" office:value="0.713684933734246" calcext:value-type="float">
            <text:p>0.713684933734246</text:p>
          </table:table-cell>
          <table:table-cell table:formula="of:=[.$I$17]^[.A129]" office:value-type="float" office:value="0.844905089295498" calcext:value-type="float">
            <text:p>0.844905089295498</text:p>
          </table:table-cell>
          <table:table-cell table:formula="of:=[.$J$17]^[.A129]" office:value-type="float" office:value="0.000158382079521683" calcext:value-type="float">
            <text:p>0.000158382079522</text:p>
          </table:table-cell>
          <table:table-cell table:formula="of:=[.$K$17]^[.A129]" office:value-type="float" office:value="0.0194236518106745" calcext:value-type="float">
            <text:p>0.019423651810675</text:p>
          </table:table-cell>
          <table:table-cell table:formula="of:=[.$L$17]^[.A129]" office:value-type="float" office:value="0.183282138207797" calcext:value-type="float">
            <text:p>0.183282138207797</text:p>
          </table:table-cell>
          <table:table-cell table:formula="of:=[.$M$17]^[.A129]" office:value-type="float" office:value="0.00678911855617601" calcext:value-type="float">
            <text:p>0.006789118556176</text:p>
          </table:table-cell>
          <table:table-cell table:formula="of:=[.$N$17]^[.A129]" office:value-type="float" office:value="0.844905089295498" calcext:value-type="float">
            <text:p>0.844905089295498</text:p>
          </table:table-cell>
          <table:table-cell table:formula="of:=SUM([.B129:.N129])" office:value-type="float" office:value="4.33904354876455" calcext:value-type="float">
            <text:p>4.33904354876455</text:p>
          </table:table-cell>
          <table:table-cell table:formula="of:=13-[.O129]" office:value-type="float" office:value="8.66095645123545" calcext:value-type="float">
            <text:p>8.660956451235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B$17]^[.A130]" office:value-type="float" office:value="0.0000000102364422524773" calcext:value-type="float">
            <text:p>1.02364422524773E-08</text:p>
          </table:table-cell>
          <table:table-cell table:formula="of:=[.$C$17]^[.A130]" office:value-type="float" office:value="0.0317588960291497" calcext:value-type="float">
            <text:p>0.03175889602915</text:p>
          </table:table-cell>
          <table:table-cell table:formula="of:=[.$D$17]^[.A130]" office:value-type="float" office:value="1.29458884463118E-045" calcext:value-type="float">
            <text:p>1.29458884463118E-45</text:p>
          </table:table-cell>
          <table:table-cell table:formula="of:=[.$E$17]^[.A130]" office:value-type="float" office:value="0.843645916286116" calcext:value-type="float">
            <text:p>0.843645916286116</text:p>
          </table:table-cell>
          <table:table-cell table:formula="of:=[.$F$17]^[.A130]" office:value-type="float" office:value="0.00318559143453393" calcext:value-type="float">
            <text:p>0.003185591434534</text:p>
          </table:table-cell>
          <table:table-cell table:formula="of:=[.$G$17]^[.A130]" office:value-type="float" office:value="0.843645916286116" calcext:value-type="float">
            <text:p>0.843645916286116</text:p>
          </table:table-cell>
          <table:table-cell table:formula="of:=[.$H$17]^[.A130]" office:value-type="float" office:value="0.711557705913876" calcext:value-type="float">
            <text:p>0.711557705913876</text:p>
          </table:table-cell>
          <table:table-cell table:formula="of:=[.$I$17]^[.A130]" office:value-type="float" office:value="0.843645916286116" calcext:value-type="float">
            <text:p>0.843645916286116</text:p>
          </table:table-cell>
          <table:table-cell table:formula="of:=[.$J$17]^[.A130]" office:value-type="float" office:value="0.000146580136189218" calcext:value-type="float">
            <text:p>0.000146580136189</text:p>
          </table:table-cell>
          <table:table-cell table:formula="of:=[.$K$17]^[.A130]" office:value-type="float" office:value="0.0187578634475664" calcext:value-type="float">
            <text:p>0.018757863447566</text:p>
          </table:table-cell>
          <table:table-cell table:formula="of:=[.$L$17]^[.A130]" office:value-type="float" office:value="0.180550660738232" calcext:value-type="float">
            <text:p>0.180550660738232</text:p>
          </table:table-cell>
          <table:table-cell table:formula="of:=[.$M$17]^[.A130]" office:value-type="float" office:value="0.00649569912528316" calcext:value-type="float">
            <text:p>0.006495699125283</text:p>
          </table:table-cell>
          <table:table-cell table:formula="of:=[.$N$17]^[.A130]" office:value-type="float" office:value="0.843645916286116" calcext:value-type="float">
            <text:p>0.843645916286116</text:p>
          </table:table-cell>
          <table:table-cell table:formula="of:=SUM([.B130:.N130])" office:value-type="float" office:value="4.32703667220573" calcext:value-type="float">
            <text:p>4.32703667220573</text:p>
          </table:table-cell>
          <table:table-cell table:formula="of:=13-[.O130]" office:value-type="float" office:value="8.67296332779427" calcext:value-type="float">
            <text:p>8.672963327794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17]^[.A131]" office:value-type="float" office:value="0.00000000871089199130332" calcext:value-type="float">
            <text:p>8.71089199130332E-09</text:p>
          </table:table-cell>
          <table:table-cell table:formula="of:=[.$C$17]^[.A131]" office:value-type="float" office:value="0.030812282138564" calcext:value-type="float">
            <text:p>0.030812282138564</text:p>
          </table:table-cell>
          <table:table-cell table:formula="of:=[.$D$17]^[.A131]" office:value-type="float" office:value="5.22851828457602E-046" calcext:value-type="float">
            <text:p>5.22851828457602E-46</text:p>
          </table:table-cell>
          <table:table-cell table:formula="of:=[.$E$17]^[.A131]" office:value-type="float" office:value="0.842388619838595" calcext:value-type="float">
            <text:p>0.842388619838595</text:p>
          </table:table-cell>
          <table:table-cell table:formula="of:=[.$F$17]^[.A131]" office:value-type="float" office:value="0.00302892300332735" calcext:value-type="float">
            <text:p>0.003028923003327</text:p>
          </table:table-cell>
          <table:table-cell table:formula="of:=[.$G$17]^[.A131]" office:value-type="float" office:value="0.842388619838595" calcext:value-type="float">
            <text:p>0.842388619838595</text:p>
          </table:table-cell>
          <table:table-cell table:formula="of:=[.$H$17]^[.A131]" office:value-type="float" office:value="0.709436818563909" calcext:value-type="float">
            <text:p>0.709436818563909</text:p>
          </table:table-cell>
          <table:table-cell table:formula="of:=[.$I$17]^[.A131]" office:value-type="float" office:value="0.842388619838595" calcext:value-type="float">
            <text:p>0.842388619838595</text:p>
          </table:table-cell>
          <table:table-cell table:formula="of:=[.$J$17]^[.A131]" office:value-type="float" office:value="0.000135657622315207" calcext:value-type="float">
            <text:p>0.000135657622315</text:p>
          </table:table-cell>
          <table:table-cell table:formula="of:=[.$K$17]^[.A131]" office:value-type="float" office:value="0.0181148964441476" calcext:value-type="float">
            <text:p>0.018114896444148</text:p>
          </table:table-cell>
          <table:table-cell table:formula="of:=[.$L$17]^[.A131]" office:value-type="float" office:value="0.177859890831552" calcext:value-type="float">
            <text:p>0.177859890831552</text:p>
          </table:table-cell>
          <table:table-cell table:formula="of:=[.$M$17]^[.A131]" office:value-type="float" office:value="0.00621496101107569" calcext:value-type="float">
            <text:p>0.006214961011076</text:p>
          </table:table-cell>
          <table:table-cell table:formula="of:=[.$N$17]^[.A131]" office:value-type="float" office:value="0.842388619838595" calcext:value-type="float">
            <text:p>0.842388619838595</text:p>
          </table:table-cell>
          <table:table-cell table:formula="of:=SUM([.B131:.N131])" office:value-type="float" office:value="4.31515791768016" calcext:value-type="float">
            <text:p>4.31515791768016</text:p>
          </table:table-cell>
          <table:table-cell table:formula="of:=13-[.O131]" office:value-type="float" office:value="8.68484208231984" calcext:value-type="float">
            <text:p>8.684842082319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B$17]^[.A132]" office:value-type="float" office:value="0.0000000074126964635383" calcext:value-type="float">
            <text:p>7.4126964635383E-09</text:p>
          </table:table-cell>
          <table:table-cell table:formula="of:=[.$C$17]^[.A132]" office:value-type="float" office:value="0.0298938832670718" calcext:value-type="float">
            <text:p>0.029893883267072</text:p>
          </table:table-cell>
          <table:table-cell table:formula="of:=[.$D$17]^[.A132]" office:value-type="float" office:value="2.11166684816706E-046" calcext:value-type="float">
            <text:p>2.11166684816706E-46</text:p>
          </table:table-cell>
          <table:table-cell table:formula="of:=[.$E$17]^[.A132]" office:value-type="float" office:value="0.841133197156272" calcext:value-type="float">
            <text:p>0.841133197156272</text:p>
          </table:table-cell>
          <table:table-cell table:formula="of:=[.$F$17]^[.A132]" office:value-type="float" office:value="0.0028799595769342" calcext:value-type="float">
            <text:p>0.002879959576934</text:p>
          </table:table-cell>
          <table:table-cell table:formula="of:=[.$G$17]^[.A132]" office:value-type="float" office:value="0.841133197156272" calcext:value-type="float">
            <text:p>0.841133197156272</text:p>
          </table:table-cell>
          <table:table-cell table:formula="of:=[.$H$17]^[.A132]" office:value-type="float" office:value="0.707322252785775" calcext:value-type="float">
            <text:p>0.707322252785775</text:p>
          </table:table-cell>
          <table:table-cell table:formula="of:=[.$I$17]^[.A132]" office:value-type="float" office:value="0.841133197156272" calcext:value-type="float">
            <text:p>0.841133197156272</text:p>
          </table:table-cell>
          <table:table-cell table:formula="of:=[.$J$17]^[.A132]" office:value-type="float" office:value="0.000125549006643433" calcext:value-type="float">
            <text:p>0.000125549006643</text:p>
          </table:table-cell>
          <table:table-cell table:formula="of:=[.$K$17]^[.A132]" office:value-type="float" office:value="0.0174939685481485" calcext:value-type="float">
            <text:p>0.017493968548149</text:p>
          </table:table-cell>
          <table:table-cell table:formula="of:=[.$L$17]^[.A132]" office:value-type="float" office:value="0.175209221817669" calcext:value-type="float">
            <text:p>0.175209221817669</text:p>
          </table:table-cell>
          <table:table-cell table:formula="of:=[.$M$17]^[.A132]" office:value-type="float" office:value="0.00594635613876393" calcext:value-type="float">
            <text:p>0.005946356138764</text:p>
          </table:table-cell>
          <table:table-cell table:formula="of:=[.$N$17]^[.A132]" office:value-type="float" office:value="0.841133197156272" calcext:value-type="float">
            <text:p>0.841133197156272</text:p>
          </table:table-cell>
          <table:table-cell table:formula="of:=SUM([.B132:.N132])" office:value-type="float" office:value="4.30340398717879" calcext:value-type="float">
            <text:p>4.30340398717879</text:p>
          </table:table-cell>
          <table:table-cell table:formula="of:=13-[.O132]" office:value-type="float" office:value="8.69659601282121" calcext:value-type="float">
            <text:p>8.696596012821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B$17]^[.A133]" office:value-type="float" office:value="0.00000000630797269848043" calcext:value-type="float">
            <text:p>6.30797269848043E-09</text:p>
          </table:table-cell>
          <table:table-cell table:formula="of:=[.$C$17]^[.A133]" office:value-type="float" office:value="0.0290028584304974" calcext:value-type="float">
            <text:p>0.029002858430497</text:p>
          </table:table-cell>
          <table:table-cell table:formula="of:=[.$D$17]^[.A133]" office:value-type="float" office:value="8.52849054922912E-047" calcext:value-type="float">
            <text:p>8.52849054922912E-47</text:p>
          </table:table-cell>
          <table:table-cell table:formula="of:=[.$E$17]^[.A133]" office:value-type="float" office:value="0.83987964544665" calcext:value-type="float">
            <text:p>0.83987964544665</text:p>
          </table:table-cell>
          <table:table-cell table:formula="of:=[.$F$17]^[.A133]" office:value-type="float" office:value="0.00273832222069153" calcext:value-type="float">
            <text:p>0.002738322220692</text:p>
          </table:table-cell>
          <table:table-cell table:formula="of:=[.$G$17]^[.A133]" office:value-type="float" office:value="0.83987964544665" calcext:value-type="float">
            <text:p>0.83987964544665</text:p>
          </table:table-cell>
          <table:table-cell table:formula="of:=[.$H$17]^[.A133]" office:value-type="float" office:value="0.705213989737233" calcext:value-type="float">
            <text:p>0.705213989737233</text:p>
          </table:table-cell>
          <table:table-cell table:formula="of:=[.$I$17]^[.A133]" office:value-type="float" office:value="0.83987964544665" calcext:value-type="float">
            <text:p>0.83987964544665</text:p>
          </table:table-cell>
          <table:table-cell table:formula="of:=[.$J$17]^[.A133]" office:value-type="float" office:value="0.000116193641021717" calcext:value-type="float">
            <text:p>0.000116193641022</text:p>
          </table:table-cell>
          <table:table-cell table:formula="of:=[.$K$17]^[.A133]" office:value-type="float" office:value="0.0168943243207157" calcext:value-type="float">
            <text:p>0.016894324320716</text:p>
          </table:table-cell>
          <table:table-cell table:formula="of:=[.$L$17]^[.A133]" office:value-type="float" office:value="0.172598056067778" calcext:value-type="float">
            <text:p>0.172598056067778</text:p>
          </table:table-cell>
          <table:table-cell table:formula="of:=[.$M$17]^[.A133]" office:value-type="float" office:value="0.00568936012084418" calcext:value-type="float">
            <text:p>0.005689360120844</text:p>
          </table:table-cell>
          <table:table-cell table:formula="of:=[.$N$17]^[.A133]" office:value-type="float" office:value="0.83987964544665" calcext:value-type="float">
            <text:p>0.83987964544665</text:p>
          </table:table-cell>
          <table:table-cell table:formula="of:=SUM([.B133:.N133])" office:value-type="float" office:value="4.29177169263336" calcext:value-type="float">
            <text:p>4.29177169263336</text:p>
          </table:table-cell>
          <table:table-cell table:formula="of:=13-[.O133]" office:value-type="float" office:value="8.70822830736665" calcext:value-type="float">
            <text:p>8.708228307366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B$17]^[.A134]" office:value-type="float" office:value="0.00000000536788734848335" calcext:value-type="float">
            <text:p>5.36788734848335E-09</text:p>
          </table:table-cell>
          <table:table-cell table:formula="of:=[.$C$17]^[.A134]" office:value-type="float" office:value="0.0281383917112575" calcext:value-type="float">
            <text:p>0.028138391711258</text:p>
          </table:table-cell>
          <table:table-cell table:formula="of:=[.$D$17]^[.A134]" office:value-type="float" office:value="3.4444425318049E-047" calcext:value-type="float">
            <text:p>3.4444425318049E-47</text:p>
          </table:table-cell>
          <table:table-cell table:formula="of:=[.$E$17]^[.A134]" office:value-type="float" office:value="0.838627961921394" calcext:value-type="float">
            <text:p>0.838627961921394</text:p>
          </table:table-cell>
          <table:table-cell table:formula="of:=[.$F$17]^[.A134]" office:value-type="float" office:value="0.00260365063606735" calcext:value-type="float">
            <text:p>0.002603650636067</text:p>
          </table:table-cell>
          <table:table-cell table:formula="of:=[.$G$17]^[.A134]" office:value-type="float" office:value="0.838627961921394" calcext:value-type="float">
            <text:p>0.838627961921394</text:p>
          </table:table-cell>
          <table:table-cell table:formula="of:=[.$H$17]^[.A134]" office:value-type="float" office:value="0.703112010632204" calcext:value-type="float">
            <text:p>0.703112010632204</text:p>
          </table:table-cell>
          <table:table-cell table:formula="of:=[.$I$17]^[.A134]" office:value-type="float" office:value="0.838627961921394" calcext:value-type="float">
            <text:p>0.838627961921394</text:p>
          </table:table-cell>
          <table:table-cell table:formula="of:=[.$J$17]^[.A134]" office:value-type="float" office:value="0.000107535396534257" calcext:value-type="float">
            <text:p>0.000107535396534</text:p>
          </table:table-cell>
          <table:table-cell table:formula="of:=[.$K$17]^[.A134]" office:value-type="float" office:value="0.0163152342173231" calcext:value-type="float">
            <text:p>0.016315234217323</text:p>
          </table:table-cell>
          <table:table-cell table:formula="of:=[.$L$17]^[.A134]" office:value-type="float" office:value="0.170025804859614" calcext:value-type="float">
            <text:p>0.170025804859614</text:p>
          </table:table-cell>
          <table:table-cell table:formula="of:=[.$M$17]^[.A134]" office:value-type="float" office:value="0.00544347123335613" calcext:value-type="float">
            <text:p>0.005443471233356</text:p>
          </table:table-cell>
          <table:table-cell table:formula="of:=[.$N$17]^[.A134]" office:value-type="float" office:value="0.838627961921394" calcext:value-type="float">
            <text:p>0.838627961921394</text:p>
          </table:table-cell>
          <table:table-cell table:formula="of:=SUM([.B134:.N134])" office:value-type="float" office:value="4.28025795173982" calcext:value-type="float">
            <text:p>4.28025795173982</text:p>
          </table:table-cell>
          <table:table-cell table:formula="of:=13-[.O134]" office:value-type="float" office:value="8.71974204826018" calcext:value-type="float">
            <text:p>8.71974204826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B$17]^[.A135]" office:value-type="float" office:value="0.00000000456790413708494" calcext:value-type="float">
            <text:p>4.56790413708494E-09</text:p>
          </table:table-cell>
          <table:table-cell table:formula="of:=[.$C$17]^[.A135]" office:value-type="float" office:value="0.02729969151122" calcext:value-type="float">
            <text:p>0.02729969151122</text:p>
          </table:table-cell>
          <table:table-cell table:formula="of:=[.$D$17]^[.A135]" office:value-type="float" office:value="1.39112358587053E-047" calcext:value-type="float">
            <text:p>1.39112358587053E-47</text:p>
          </table:table-cell>
          <table:table-cell table:formula="of:=[.$E$17]^[.A135]" office:value-type="float" office:value="0.837378143796325" calcext:value-type="float">
            <text:p>0.837378143796325</text:p>
          </table:table-cell>
          <table:table-cell table:formula="of:=[.$F$17]^[.A135]" office:value-type="float" office:value="0.00247560224412961" calcext:value-type="float">
            <text:p>0.00247560224413</text:p>
          </table:table-cell>
          <table:table-cell table:formula="of:=[.$G$17]^[.A135]" office:value-type="float" office:value="0.837378143796325" calcext:value-type="float">
            <text:p>0.837378143796325</text:p>
          </table:table-cell>
          <table:table-cell table:formula="of:=[.$H$17]^[.A135]" office:value-type="float" office:value="0.701016296740602" calcext:value-type="float">
            <text:p>0.701016296740602</text:p>
          </table:table-cell>
          <table:table-cell table:formula="of:=[.$I$17]^[.A135]" office:value-type="float" office:value="0.837378143796325" calcext:value-type="float">
            <text:p>0.837378143796325</text:p>
          </table:table-cell>
          <table:table-cell table:formula="of:=[.$J$17]^[.A135]" office:value-type="float" office:value="0.0000995223267477995" calcext:value-type="float">
            <text:p>9.95223267477995E-05</text:p>
          </table:table-cell>
          <table:table-cell table:formula="of:=[.$K$17]^[.A135]" office:value-type="float" office:value="0.0157559937001868" calcext:value-type="float">
            <text:p>0.015755993700187</text:p>
          </table:table-cell>
          <table:table-cell table:formula="of:=[.$L$17]^[.A135]" office:value-type="float" office:value="0.167491888244717" calcext:value-type="float">
            <text:p>0.167491888244717</text:p>
          </table:table-cell>
          <table:table-cell table:formula="of:=[.$M$17]^[.A135]" office:value-type="float" office:value="0.00520820943638545" calcext:value-type="float">
            <text:p>0.005208209436385</text:p>
          </table:table-cell>
          <table:table-cell table:formula="of:=[.$N$17]^[.A135]" office:value-type="float" office:value="0.837378143796325" calcext:value-type="float">
            <text:p>0.837378143796325</text:p>
          </table:table-cell>
          <table:table-cell table:formula="of:=SUM([.B135:.N135])" office:value-type="float" office:value="4.26885978395719" calcext:value-type="float">
            <text:p>4.26885978395719</text:p>
          </table:table-cell>
          <table:table-cell table:formula="of:=13-[.O135]" office:value-type="float" office:value="8.73114021604281" calcext:value-type="float">
            <text:p>8.731140216042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17]^[.A136]" office:value-type="float" office:value="0.00000000388714346091729" calcext:value-type="float">
            <text:p>3.88714346091729E-09</text:p>
          </table:table-cell>
          <table:table-cell table:formula="of:=[.$C$17]^[.A136]" office:value-type="float" office:value="0.026485989826832" calcext:value-type="float">
            <text:p>0.026485989826832</text:p>
          </table:table-cell>
          <table:table-cell table:formula="of:=[.$D$17]^[.A136]" office:value-type="float" office:value="5.61839779092272E-048" calcext:value-type="float">
            <text:p>5.61839779092272E-48</text:p>
          </table:table-cell>
          <table:table-cell table:formula="of:=[.$E$17]^[.A136]" office:value-type="float" office:value="0.836130188291413" calcext:value-type="float">
            <text:p>0.836130188291413</text:p>
          </table:table-cell>
          <table:table-cell table:formula="of:=[.$F$17]^[.A136]" office:value-type="float" office:value="0.00235385131409045" calcext:value-type="float">
            <text:p>0.00235385131409</text:p>
          </table:table-cell>
          <table:table-cell table:formula="of:=[.$G$17]^[.A136]" office:value-type="float" office:value="0.836130188291413" calcext:value-type="float">
            <text:p>0.836130188291413</text:p>
          </table:table-cell>
          <table:table-cell table:formula="of:=[.$H$17]^[.A136]" office:value-type="float" office:value="0.698926829388171" calcext:value-type="float">
            <text:p>0.698926829388171</text:p>
          </table:table-cell>
          <table:table-cell table:formula="of:=[.$I$17]^[.A136]" office:value-type="float" office:value="0.836130188291413" calcext:value-type="float">
            <text:p>0.836130188291413</text:p>
          </table:table-cell>
          <table:table-cell table:formula="of:=[.$J$17]^[.A136]" office:value-type="float" office:value="0.0000921063560512422" calcext:value-type="float">
            <text:p>9.21063560512422E-05</text:p>
          </table:table-cell>
          <table:table-cell table:formula="of:=[.$K$17]^[.A136]" office:value-type="float" office:value="0.0152159223811044" calcext:value-type="float">
            <text:p>0.015215922381105</text:p>
          </table:table-cell>
          <table:table-cell table:formula="of:=[.$L$17]^[.A136]" office:value-type="float" office:value="0.164995734917672" calcext:value-type="float">
            <text:p>0.164995734917672</text:p>
          </table:table-cell>
          <table:table-cell table:formula="of:=[.$M$17]^[.A136]" office:value-type="float" office:value="0.00498311543689934" calcext:value-type="float">
            <text:p>0.004983115436899</text:p>
          </table:table-cell>
          <table:table-cell table:formula="of:=[.$N$17]^[.A136]" office:value-type="float" office:value="0.836130188291413" calcext:value-type="float">
            <text:p>0.836130188291413</text:p>
          </table:table-cell>
          <table:table-cell table:formula="of:=SUM([.B136:.N136])" office:value-type="float" office:value="4.25757430667361" calcext:value-type="float">
            <text:p>4.25757430667361</text:p>
          </table:table-cell>
          <table:table-cell table:formula="of:=13-[.O136]" office:value-type="float" office:value="8.74242569332639" calcext:value-type="float">
            <text:p>8.742425693326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B$17]^[.A137]" office:value-type="float" office:value="0.00000000330783743097432" calcext:value-type="float">
            <text:p>3.30783743097432E-09</text:p>
          </table:table-cell>
          <table:table-cell table:formula="of:=[.$C$17]^[.A137]" office:value-type="float" office:value="0.0256965415458534" calcext:value-type="float">
            <text:p>0.025696541545853</text:p>
          </table:table-cell>
          <table:table-cell table:formula="of:=[.$D$17]^[.A137]" office:value-type="float" office:value="2.26912936116253E-048" calcext:value-type="float">
            <text:p>2.26912936116253E-48</text:p>
          </table:table-cell>
          <table:table-cell table:formula="of:=[.$E$17]^[.A137]" office:value-type="float" office:value="0.834884092630769" calcext:value-type="float">
            <text:p>0.834884092630769</text:p>
          </table:table-cell>
          <table:table-cell table:formula="of:=[.$F$17]^[.A137]" office:value-type="float" office:value="0.00223808813470895" calcext:value-type="float">
            <text:p>0.002238088134709</text:p>
          </table:table-cell>
          <table:table-cell table:formula="of:=[.$G$17]^[.A137]" office:value-type="float" office:value="0.834884092630769" calcext:value-type="float">
            <text:p>0.834884092630769</text:p>
          </table:table-cell>
          <table:table-cell table:formula="of:=[.$H$17]^[.A137]" office:value-type="float" office:value="0.696843589956313" calcext:value-type="float">
            <text:p>0.696843589956313</text:p>
          </table:table-cell>
          <table:table-cell table:formula="of:=[.$I$17]^[.A137]" office:value-type="float" office:value="0.834884092630769" calcext:value-type="float">
            <text:p>0.834884092630769</text:p>
          </table:table-cell>
          <table:table-cell table:formula="of:=[.$J$17]^[.A137]" office:value-type="float" office:value="0.0000852429912188099" calcext:value-type="float">
            <text:p>8.52429912188099E-05</text:p>
          </table:table-cell>
          <table:table-cell table:formula="of:=[.$K$17]^[.A137]" office:value-type="float" office:value="0.0146943631936746" calcext:value-type="float">
            <text:p>0.014694363193675</text:p>
          </table:table-cell>
          <table:table-cell table:formula="of:=[.$L$17]^[.A137]" office:value-type="float" office:value="0.162536782087304" calcext:value-type="float">
            <text:p>0.162536782087304</text:p>
          </table:table-cell>
          <table:table-cell table:formula="of:=[.$M$17]^[.A137]" office:value-type="float" office:value="0.00476774979208551" calcext:value-type="float">
            <text:p>0.004767749792086</text:p>
          </table:table-cell>
          <table:table-cell table:formula="of:=[.$N$17]^[.A137]" office:value-type="float" office:value="0.834884092630769" calcext:value-type="float">
            <text:p>0.834884092630769</text:p>
          </table:table-cell>
          <table:table-cell table:formula="of:=SUM([.B137:.N137])" office:value-type="float" office:value="4.24639873153207" calcext:value-type="float">
            <text:p>4.24639873153207</text:p>
          </table:table-cell>
          <table:table-cell table:formula="of:=13-[.O137]" office:value-type="float" office:value="8.75360126846793" calcext:value-type="float">
            <text:p>8.753601268467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B$17]^[.A138]" office:value-type="float" office:value="0.0000000028148661297859" calcext:value-type="float">
            <text:p>2.8148661297859E-09</text:p>
          </table:table-cell>
          <table:table-cell table:formula="of:=[.$C$17]^[.A138]" office:value-type="float" office:value="0.024930623765053" calcext:value-type="float">
            <text:p>0.024930623765053</text:p>
          </table:table-cell>
          <table:table-cell table:formula="of:=[.$D$17]^[.A138]" office:value-type="float" office:value="9.16444198025401E-049" calcext:value-type="float">
            <text:p>9.16444198025401E-49</text:p>
          </table:table-cell>
          <table:table-cell table:formula="of:=[.$E$17]^[.A138]" office:value-type="float" office:value="0.833639854042646" calcext:value-type="float">
            <text:p>0.833639854042646</text:p>
          </table:table-cell>
          <table:table-cell table:formula="of:=[.$F$17]^[.A138]" office:value-type="float" office:value="0.00212801822644458" calcext:value-type="float">
            <text:p>0.002128018226445</text:p>
          </table:table-cell>
          <table:table-cell table:formula="of:=[.$G$17]^[.A138]" office:value-type="float" office:value="0.833639854042646" calcext:value-type="float">
            <text:p>0.833639854042646</text:p>
          </table:table-cell>
          <table:table-cell table:formula="of:=[.$H$17]^[.A138]" office:value-type="float" office:value="0.694766559881928" calcext:value-type="float">
            <text:p>0.694766559881928</text:p>
          </table:table-cell>
          <table:table-cell table:formula="of:=[.$I$17]^[.A138]" office:value-type="float" office:value="0.833639854042646" calcext:value-type="float">
            <text:p>0.833639854042646</text:p>
          </table:table-cell>
          <table:table-cell table:formula="of:=[.$J$17]^[.A138]" office:value-type="float" office:value="0.0000788910544662905" calcext:value-type="float">
            <text:p>7.88910544662905E-05</text:p>
          </table:table-cell>
          <table:table-cell table:formula="of:=[.$K$17]^[.A138]" office:value-type="float" office:value="0.0141906815938914" calcext:value-type="float">
            <text:p>0.014190681593892</text:p>
          </table:table-cell>
          <table:table-cell table:formula="of:=[.$L$17]^[.A138]" office:value-type="float" office:value="0.160114475349789" calcext:value-type="float">
            <text:p>0.160114475349789</text:p>
          </table:table-cell>
          <table:table-cell table:formula="of:=[.$M$17]^[.A138]" office:value-type="float" office:value="0.00456169205144396" calcext:value-type="float">
            <text:p>0.004561692051444</text:p>
          </table:table-cell>
          <table:table-cell table:formula="of:=[.$N$17]^[.A138]" office:value-type="float" office:value="0.833639854042646" calcext:value-type="float">
            <text:p>0.833639854042646</text:p>
          </table:table-cell>
          <table:table-cell table:formula="of:=SUM([.B138:.N138])" office:value-type="float" office:value="4.23533036090847" calcext:value-type="float">
            <text:p>4.23533036090847</text:p>
          </table:table-cell>
          <table:table-cell table:formula="of:=13-[.O138]" office:value-type="float" office:value="8.76466963909153" calcext:value-type="float">
            <text:p>8.764669639091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B$17]^[.A139]" office:value-type="float" office:value="0.00000000239536298078651" calcext:value-type="float">
            <text:p>2.39536298078651E-09</text:p>
          </table:table-cell>
          <table:table-cell table:formula="of:=[.$C$17]^[.A139]" office:value-type="float" office:value="0.0241875351282407" calcext:value-type="float">
            <text:p>0.024187535128241</text:p>
          </table:table-cell>
          <table:table-cell table:formula="of:=[.$D$17]^[.A139]" office:value-type="float" office:value="3.70128729753925E-049" calcext:value-type="float">
            <text:p>3.70128729753925E-49</text:p>
          </table:table-cell>
          <table:table-cell table:formula="of:=[.$E$17]^[.A139]" office:value-type="float" office:value="0.832397469759423" calcext:value-type="float">
            <text:p>0.832397469759423</text:p>
          </table:table-cell>
          <table:table-cell table:formula="of:=[.$F$17]^[.A139]" office:value-type="float" office:value="0.00202336159235714" calcext:value-type="float">
            <text:p>0.002023361592357</text:p>
          </table:table-cell>
          <table:table-cell table:formula="of:=[.$G$17]^[.A139]" office:value-type="float" office:value="0.832397469759423" calcext:value-type="float">
            <text:p>0.832397469759423</text:p>
          </table:table-cell>
          <table:table-cell table:formula="of:=[.$H$17]^[.A139]" office:value-type="float" office:value="0.692695720657242" calcext:value-type="float">
            <text:p>0.692695720657242</text:p>
          </table:table-cell>
          <table:table-cell table:formula="of:=[.$I$17]^[.A139]" office:value-type="float" office:value="0.832397469759423" calcext:value-type="float">
            <text:p>0.832397469759423</text:p>
          </table:table-cell>
          <table:table-cell table:formula="of:=[.$J$17]^[.A139]" office:value-type="float" office:value="0.0000730124363987577" calcext:value-type="float">
            <text:p>7.30124363987577E-05</text:p>
          </table:table-cell>
          <table:table-cell table:formula="of:=[.$K$17]^[.A139]" office:value-type="float" office:value="0.0137042647881396" calcext:value-type="float">
            <text:p>0.01370426478814</text:p>
          </table:table-cell>
          <table:table-cell table:formula="of:=[.$L$17]^[.A139]" office:value-type="float" office:value="0.157728268563652" calcext:value-type="float">
            <text:p>0.157728268563652</text:p>
          </table:table-cell>
          <table:table-cell table:formula="of:=[.$M$17]^[.A139]" office:value-type="float" office:value="0.00436453993595682" calcext:value-type="float">
            <text:p>0.004364539935957</text:p>
          </table:table-cell>
          <table:table-cell table:formula="of:=[.$N$17]^[.A139]" office:value-type="float" office:value="0.832397469759423" calcext:value-type="float">
            <text:p>0.832397469759423</text:p>
          </table:table-cell>
          <table:table-cell table:formula="of:=SUM([.B139:.N139])" office:value-type="float" office:value="4.22436658453504" calcext:value-type="float">
            <text:p>4.22436658453504</text:p>
          </table:table-cell>
          <table:table-cell table:formula="of:=13-[.O139]" office:value-type="float" office:value="8.77563341546496" calcext:value-type="float">
            <text:p>8.77563341546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B$17]^[.A140]" office:value-type="float" office:value="0.00000000203837892999866" calcext:value-type="float">
            <text:p>2.03837892999866E-09</text:p>
          </table:table-cell>
          <table:table-cell table:formula="of:=[.$C$17]^[.A140]" office:value-type="float" office:value="0.0234665951840308" calcext:value-type="float">
            <text:p>0.023466595184031</text:p>
          </table:table-cell>
          <table:table-cell table:formula="of:=[.$D$17]^[.A140]" office:value-type="float" office:value="1.49485671778411E-049" calcext:value-type="float">
            <text:p>1.49485671778411E-49</text:p>
          </table:table-cell>
          <table:table-cell table:formula="of:=[.$E$17]^[.A140]" office:value-type="float" office:value="0.831156937017606" calcext:value-type="float">
            <text:p>0.831156937017606</text:p>
          </table:table-cell>
          <table:table-cell table:formula="of:=[.$F$17]^[.A140]" office:value-type="float" office:value="0.00192385200584777" calcext:value-type="float">
            <text:p>0.001923852005848</text:p>
          </table:table-cell>
          <table:table-cell table:formula="of:=[.$G$17]^[.A140]" office:value-type="float" office:value="0.831156937017606" calcext:value-type="float">
            <text:p>0.831156937017606</text:p>
          </table:table-cell>
          <table:table-cell table:formula="of:=[.$H$17]^[.A140]" office:value-type="float" office:value="0.69063105382965" calcext:value-type="float">
            <text:p>0.69063105382965</text:p>
          </table:table-cell>
          <table:table-cell table:formula="of:=[.$I$17]^[.A140]" office:value-type="float" office:value="0.831156937017606" calcext:value-type="float">
            <text:p>0.831156937017606</text:p>
          </table:table-cell>
          <table:table-cell table:formula="of:=[.$J$17]^[.A140]" office:value-type="float" office:value="0.0000675718673675537" calcext:value-type="float">
            <text:p>6.75718673675537E-05</text:p>
          </table:table-cell>
          <table:table-cell table:formula="of:=[.$K$17]^[.A140]" office:value-type="float" office:value="0.0132345209876519" calcext:value-type="float">
            <text:p>0.013234520987652</text:p>
          </table:table-cell>
          <table:table-cell table:formula="of:=[.$L$17]^[.A140]" office:value-type="float" office:value="0.155377623726638" calcext:value-type="float">
            <text:p>0.155377623726638</text:p>
          </table:table-cell>
          <table:table-cell table:formula="of:=[.$M$17]^[.A140]" office:value-type="float" office:value="0.00417590855273365" calcext:value-type="float">
            <text:p>0.004175908552734</text:p>
          </table:table-cell>
          <table:table-cell table:formula="of:=[.$N$17]^[.A140]" office:value-type="float" office:value="0.831156937017606" calcext:value-type="float">
            <text:p>0.831156937017606</text:p>
          </table:table-cell>
          <table:table-cell table:formula="of:=SUM([.B140:.N140])" office:value-type="float" office:value="4.21350487626272" calcext:value-type="float">
            <text:p>4.21350487626272</text:p>
          </table:table-cell>
          <table:table-cell table:formula="of:=13-[.O140]" office:value-type="float" office:value="8.78649512373728" calcext:value-type="float">
            <text:p>8.786495123737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17]^[.A141]" office:value-type="float" office:value="0.00000000173459667515534" calcext:value-type="float">
            <text:p>1.73459667515534E-09</text:p>
          </table:table-cell>
          <table:table-cell table:formula="of:=[.$C$17]^[.A141]" office:value-type="float" office:value="0.0227671437627482" calcext:value-type="float">
            <text:p>0.022767143762748</text:p>
          </table:table-cell>
          <table:table-cell table:formula="of:=[.$D$17]^[.A141]" office:value-type="float" office:value="6.03734978419512E-050" calcext:value-type="float">
            <text:p>6.03734978419512E-50</text:p>
          </table:table-cell>
          <table:table-cell table:formula="of:=[.$E$17]^[.A141]" office:value-type="float" office:value="0.829918253057818" calcext:value-type="float">
            <text:p>0.829918253057818</text:p>
          </table:table-cell>
          <table:table-cell table:formula="of:=[.$F$17]^[.A141]" office:value-type="float" office:value="0.00182923633342903" calcext:value-type="float">
            <text:p>0.001829236333429</text:p>
          </table:table-cell>
          <table:table-cell table:formula="of:=[.$G$17]^[.A141]" office:value-type="float" office:value="0.829918253057818" calcext:value-type="float">
            <text:p>0.829918253057818</text:p>
          </table:table-cell>
          <table:table-cell table:formula="of:=[.$H$17]^[.A141]" office:value-type="float" office:value="0.688572541001543" calcext:value-type="float">
            <text:p>0.688572541001543</text:p>
          </table:table-cell>
          <table:table-cell table:formula="of:=[.$I$17]^[.A141]" office:value-type="float" office:value="0.829918253057818" calcext:value-type="float">
            <text:p>0.829918253057818</text:p>
          </table:table-cell>
          <table:table-cell table:formula="of:=[.$J$17]^[.A141]" office:value-type="float" office:value="0.0000625367058647554" calcext:value-type="float">
            <text:p>6.25367058647554E-05</text:p>
          </table:table-cell>
          <table:table-cell table:formula="of:=[.$K$17]^[.A141]" office:value-type="float" office:value="0.0127808786885223" calcext:value-type="float">
            <text:p>0.012780878688522</text:p>
          </table:table-cell>
          <table:table-cell table:formula="of:=[.$L$17]^[.A141]" office:value-type="float" office:value="0.153062010854407" calcext:value-type="float">
            <text:p>0.153062010854407</text:p>
          </table:table-cell>
          <table:table-cell table:formula="of:=[.$M$17]^[.A141]" office:value-type="float" office:value="0.00399542964359911" calcext:value-type="float">
            <text:p>0.003995429643599</text:p>
          </table:table-cell>
          <table:table-cell table:formula="of:=[.$N$17]^[.A141]" office:value-type="float" office:value="0.829918253057818" calcext:value-type="float">
            <text:p>0.829918253057818</text:p>
          </table:table-cell>
          <table:table-cell table:formula="of:=SUM([.B141:.N141])" office:value-type="float" office:value="4.20274279095598" calcext:value-type="float">
            <text:p>4.20274279095598</text:p>
          </table:table-cell>
          <table:table-cell table:formula="of:=13-[.O141]" office:value-type="float" office:value="8.79725720904402" calcext:value-type="float">
            <text:p>8.797257209044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B$17]^[.A142]" office:value-type="float" office:value="0.00000000147608748362697" calcext:value-type="float">
            <text:p>1.47608748362697E-09</text:p>
          </table:table-cell>
          <table:table-cell table:formula="of:=[.$C$17]^[.A142]" office:value-type="float" office:value="0.0220885403719063" calcext:value-type="float">
            <text:p>0.022088540371906</text:p>
          </table:table-cell>
          <table:table-cell table:formula="of:=[.$D$17]^[.A142]" office:value-type="float" office:value="2.43833351939922E-050" calcext:value-type="float">
            <text:p>2.43833351939922E-50</text:p>
          </table:table-cell>
          <table:table-cell table:formula="of:=[.$E$17]^[.A142]" office:value-type="float" office:value="0.828681415124796" calcext:value-type="float">
            <text:p>0.828681415124796</text:p>
          </table:table-cell>
          <table:table-cell table:formula="of:=[.$F$17]^[.A142]" office:value-type="float" office:value="0.00173927389080137" calcext:value-type="float">
            <text:p>0.001739273890801</text:p>
          </table:table-cell>
          <table:table-cell table:formula="of:=[.$G$17]^[.A142]" office:value-type="float" office:value="0.828681415124796" calcext:value-type="float">
            <text:p>0.828681415124796</text:p>
          </table:table-cell>
          <table:table-cell table:formula="of:=[.$H$17]^[.A142]" office:value-type="float" office:value="0.686520163830152" calcext:value-type="float">
            <text:p>0.686520163830152</text:p>
          </table:table-cell>
          <table:table-cell table:formula="of:=[.$I$17]^[.A142]" office:value-type="float" office:value="0.828681415124796" calcext:value-type="float">
            <text:p>0.828681415124796</text:p>
          </table:table-cell>
          <table:table-cell table:formula="of:=[.$J$17]^[.A142]" office:value-type="float" office:value="0.0000578767426855635" calcext:value-type="float">
            <text:p>5.78767426855635E-05</text:p>
          </table:table-cell>
          <table:table-cell table:formula="of:=[.$K$17]^[.A142]" office:value-type="float" office:value="0.0123427859763971" calcext:value-type="float">
            <text:p>0.012342785976397</text:p>
          </table:table-cell>
          <table:table-cell table:formula="of:=[.$L$17]^[.A142]" office:value-type="float" office:value="0.150780907861048" calcext:value-type="float">
            <text:p>0.150780907861048</text:p>
          </table:table-cell>
          <table:table-cell table:formula="of:=[.$M$17]^[.A142]" office:value-type="float" office:value="0.00382275086615593" calcext:value-type="float">
            <text:p>0.003822750866156</text:p>
          </table:table-cell>
          <table:table-cell table:formula="of:=[.$N$17]^[.A142]" office:value-type="float" office:value="0.828681415124796" calcext:value-type="float">
            <text:p>0.828681415124796</text:p>
          </table:table-cell>
          <table:table-cell table:formula="of:=SUM([.B142:.N142])" office:value-type="float" office:value="4.19207796151442" calcext:value-type="float">
            <text:p>4.19207796151442</text:p>
          </table:table-cell>
          <table:table-cell table:formula="of:=13-[.O142]" office:value-type="float" office:value="8.80792203848558" calcext:value-type="float">
            <text:p>8.807922038485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B$17]^[.A143]" office:value-type="float" office:value="0.00000000125610425208793" calcext:value-type="float">
            <text:p>1.25610425208793E-09</text:p>
          </table:table-cell>
          <table:table-cell table:formula="of:=[.$C$17]^[.A143]" office:value-type="float" office:value="0.0214301636097034" calcext:value-type="float">
            <text:p>0.021430163609703</text:p>
          </table:table-cell>
          <table:table-cell table:formula="of:=[.$D$17]^[.A143]" office:value-type="float" office:value="9.84781495912352E-051" calcext:value-type="float">
            <text:p>9.84781495912352E-51</text:p>
          </table:table-cell>
          <table:table-cell table:formula="of:=[.$E$17]^[.A143]" office:value-type="float" office:value="0.827446420467382" calcext:value-type="float">
            <text:p>0.827446420467382</text:p>
          </table:table-cell>
          <table:table-cell table:formula="of:=[.$F$17]^[.A143]" office:value-type="float" office:value="0.00165373583059802" calcext:value-type="float">
            <text:p>0.001653735830598</text:p>
          </table:table-cell>
          <table:table-cell table:formula="of:=[.$G$17]^[.A143]" office:value-type="float" office:value="0.827446420467382" calcext:value-type="float">
            <text:p>0.827446420467382</text:p>
          </table:table-cell>
          <table:table-cell table:formula="of:=[.$H$17]^[.A143]" office:value-type="float" office:value="0.68447390402738" calcext:value-type="float">
            <text:p>0.68447390402738</text:p>
          </table:table-cell>
          <table:table-cell table:formula="of:=[.$I$17]^[.A143]" office:value-type="float" office:value="0.827446420467382" calcext:value-type="float">
            <text:p>0.827446420467382</text:p>
          </table:table-cell>
          <table:table-cell table:formula="of:=[.$J$17]^[.A143]" office:value-type="float" office:value="0.0000535640196836586" calcext:value-type="float">
            <text:p>5.35640196836586E-05</text:p>
          </table:table-cell>
          <table:table-cell table:formula="of:=[.$K$17]^[.A143]" office:value-type="float" office:value="0.0119197098550005" calcext:value-type="float">
            <text:p>0.011919709855001</text:p>
          </table:table-cell>
          <table:table-cell table:formula="of:=[.$L$17]^[.A143]" office:value-type="float" office:value="0.14853380044136" calcext:value-type="float">
            <text:p>0.14853380044136</text:p>
          </table:table-cell>
          <table:table-cell table:formula="of:=[.$M$17]^[.A143]" office:value-type="float" office:value="0.00365753510591969" calcext:value-type="float">
            <text:p>0.00365753510592</text:p>
          </table:table-cell>
          <table:table-cell table:formula="of:=[.$N$17]^[.A143]" office:value-type="float" office:value="0.827446420467382" calcext:value-type="float">
            <text:p>0.827446420467382</text:p>
          </table:table-cell>
          <table:table-cell table:formula="of:=SUM([.B143:.N143])" office:value-type="float" office:value="4.18150809601528" calcext:value-type="float">
            <text:p>4.18150809601528</text:p>
          </table:table-cell>
          <table:table-cell table:formula="of:=13-[.O143]" office:value-type="float" office:value="8.81849190398473" calcext:value-type="float">
            <text:p>8.818491903984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$17]^[.A144]" office:value-type="float" office:value="0.00000000106890540676931" calcext:value-type="float">
            <text:p>1.06890540676931E-09</text:p>
          </table:table-cell>
          <table:table-cell table:formula="of:=[.$C$17]^[.A144]" office:value-type="float" office:value="0.0207914105960014" calcext:value-type="float">
            <text:p>0.020791410596001</text:p>
          </table:table-cell>
          <table:table-cell table:formula="of:=[.$D$17]^[.A144]" office:value-type="float" office:value="3.97728443207522E-051" calcext:value-type="float">
            <text:p>3.97728443207522E-51</text:p>
          </table:table-cell>
          <table:table-cell table:formula="of:=[.$E$17]^[.A144]" office:value-type="float" office:value="0.826213266338518" calcext:value-type="float">
            <text:p>0.826213266338518</text:p>
          </table:table-cell>
          <table:table-cell table:formula="of:=[.$F$17]^[.A144]" office:value-type="float" office:value="0.00157240456024074" calcext:value-type="float">
            <text:p>0.001572404560241</text:p>
          </table:table-cell>
          <table:table-cell table:formula="of:=[.$G$17]^[.A144]" office:value-type="float" office:value="0.826213266338518" calcext:value-type="float">
            <text:p>0.826213266338518</text:p>
          </table:table-cell>
          <table:table-cell table:formula="of:=[.$H$17]^[.A144]" office:value-type="float" office:value="0.682433743359638" calcext:value-type="float">
            <text:p>0.682433743359638</text:p>
          </table:table-cell>
          <table:table-cell table:formula="of:=[.$I$17]^[.A144]" office:value-type="float" office:value="0.826213266338518" calcext:value-type="float">
            <text:p>0.826213266338518</text:p>
          </table:table-cell>
          <table:table-cell table:formula="of:=[.$J$17]^[.A144]" office:value-type="float" office:value="0.0000495726620321192" calcext:value-type="float">
            <text:p>4.95726620321192E-05</text:p>
          </table:table-cell>
          <table:table-cell table:formula="of:=[.$K$17]^[.A144]" office:value-type="float" office:value="0.0115111355976756" calcext:value-type="float">
            <text:p>0.011511135597676</text:p>
          </table:table-cell>
          <table:table-cell table:formula="of:=[.$L$17]^[.A144]" office:value-type="float" office:value="0.146320181954902" calcext:value-type="float">
            <text:p>0.146320181954902</text:p>
          </table:table-cell>
          <table:table-cell table:formula="of:=[.$M$17]^[.A144]" office:value-type="float" office:value="0.00349945981818247" calcext:value-type="float">
            <text:p>0.003499459818182</text:p>
          </table:table-cell>
          <table:table-cell table:formula="of:=[.$N$17]^[.A144]" office:value-type="float" office:value="0.826213266338518" calcext:value-type="float">
            <text:p>0.826213266338518</text:p>
          </table:table-cell>
          <table:table-cell table:formula="of:=SUM([.B144:.N144])" office:value-type="float" office:value="4.17103097497165" calcext:value-type="float">
            <text:p>4.17103097497165</text:p>
          </table:table-cell>
          <table:table-cell table:formula="of:=13-[.O144]" office:value-type="float" office:value="8.82896902502835" calcext:value-type="float">
            <text:p>8.828969025028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B$17]^[.A145]" office:value-type="float" office:value="0.000000000909605048085363" calcext:value-type="float">
            <text:p>9.09605048085363E-10</text:p>
          </table:table-cell>
          <table:table-cell table:formula="of:=[.$C$17]^[.A145]" office:value-type="float" office:value="0.0201716964202636" calcext:value-type="float">
            <text:p>0.020171696420264</text:p>
          </table:table-cell>
          <table:table-cell table:formula="of:=[.$D$17]^[.A145]" office:value-type="float" office:value="1.60632500907956E-051" calcext:value-type="float">
            <text:p>1.60632500907956E-51</text:p>
          </table:table-cell>
          <table:table-cell table:formula="of:=[.$E$17]^[.A145]" office:value-type="float" office:value="0.824981949995241" calcext:value-type="float">
            <text:p>0.824981949995241</text:p>
          </table:table-cell>
          <table:table-cell table:formula="of:=[.$F$17]^[.A145]" office:value-type="float" office:value="0.00149507318842562" calcext:value-type="float">
            <text:p>0.001495073188426</text:p>
          </table:table-cell>
          <table:table-cell table:formula="of:=[.$G$17]^[.A145]" office:value-type="float" office:value="0.824981949995241" calcext:value-type="float">
            <text:p>0.824981949995241</text:p>
          </table:table-cell>
          <table:table-cell table:formula="of:=[.$H$17]^[.A145]" office:value-type="float" office:value="0.680399663647686" calcext:value-type="float">
            <text:p>0.680399663647686</text:p>
          </table:table-cell>
          <table:table-cell table:formula="of:=[.$I$17]^[.A145]" office:value-type="float" office:value="0.824981949995241" calcext:value-type="float">
            <text:p>0.824981949995241</text:p>
          </table:table-cell>
          <table:table-cell table:formula="of:=[.$J$17]^[.A145]" office:value-type="float" office:value="0.0000458787229835261" calcext:value-type="float">
            <text:p>4.58787229835261E-05</text:p>
          </table:table-cell>
          <table:table-cell table:formula="of:=[.$K$17]^[.A145]" office:value-type="float" office:value="0.0111165661211532" calcext:value-type="float">
            <text:p>0.011116566121153</text:p>
          </table:table-cell>
          <table:table-cell table:formula="of:=[.$L$17]^[.A145]" office:value-type="float" office:value="0.144139553311759" calcext:value-type="float">
            <text:p>0.144139553311759</text:p>
          </table:table-cell>
          <table:table-cell table:formula="of:=[.$M$17]^[.A145]" office:value-type="float" office:value="0.00334821639832064" calcext:value-type="float">
            <text:p>0.003348216398321</text:p>
          </table:table-cell>
          <table:table-cell table:formula="of:=[.$N$17]^[.A145]" office:value-type="float" office:value="0.824981949995241" calcext:value-type="float">
            <text:p>0.824981949995241</text:p>
          </table:table-cell>
          <table:table-cell table:formula="of:=SUM([.B145:.N145])" office:value-type="float" office:value="4.16064444870116" calcext:value-type="float">
            <text:p>4.16064444870116</text:p>
          </table:table-cell>
          <table:table-cell table:formula="of:=13-[.O145]" office:value-type="float" office:value="8.83935555129884" calcext:value-type="float">
            <text:p>8.839355551298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17]^[.A146]" office:value-type="float" office:value="0.00000000077404542840051" calcext:value-type="float">
            <text:p>7.7404542840051E-10</text:p>
          </table:table-cell>
          <table:table-cell table:formula="of:=[.$C$17]^[.A146]" office:value-type="float" office:value="0.0195704536059488" calcext:value-type="float">
            <text:p>0.019570453605949</text:p>
          </table:table-cell>
          <table:table-cell table:formula="of:=[.$D$17]^[.A146]" office:value-type="float" office:value="6.48754213801133E-052" calcext:value-type="float">
            <text:p>6.48754213801133E-52</text:p>
          </table:table-cell>
          <table:table-cell table:formula="of:=[.$E$17]^[.A146]" office:value-type="float" office:value="0.823752468698676" calcext:value-type="float">
            <text:p>0.823752468698676</text:p>
          </table:table-cell>
          <table:table-cell table:formula="of:=[.$F$17]^[.A146]" office:value-type="float" office:value="0.00142154499883092" calcext:value-type="float">
            <text:p>0.001421544998831</text:p>
          </table:table-cell>
          <table:table-cell table:formula="of:=[.$G$17]^[.A146]" office:value-type="float" office:value="0.823752468698676" calcext:value-type="float">
            <text:p>0.823752468698676</text:p>
          </table:table-cell>
          <table:table-cell table:formula="of:=[.$H$17]^[.A146]" office:value-type="float" office:value="0.678371646766471" calcext:value-type="float">
            <text:p>0.678371646766471</text:p>
          </table:table-cell>
          <table:table-cell table:formula="of:=[.$I$17]^[.A146]" office:value-type="float" office:value="0.823752468698676" calcext:value-type="float">
            <text:p>0.823752468698676</text:p>
          </table:table-cell>
          <table:table-cell table:formula="of:=[.$J$17]^[.A146]" office:value-type="float" office:value="0.0000424600401978685" calcext:value-type="float">
            <text:p>4.24600401978685E-05</text:p>
          </table:table-cell>
          <table:table-cell table:formula="of:=[.$K$17]^[.A146]" office:value-type="float" office:value="0.0107355213807858" calcext:value-type="float">
            <text:p>0.010735521380786</text:p>
          </table:table-cell>
          <table:table-cell table:formula="of:=[.$L$17]^[.A146]" office:value-type="float" office:value="0.141991422860019" calcext:value-type="float">
            <text:p>0.141991422860019</text:p>
          </table:table-cell>
          <table:table-cell table:formula="of:=[.$M$17]^[.A146]" office:value-type="float" office:value="0.00320350957931721" calcext:value-type="float">
            <text:p>0.003203509579317</text:p>
          </table:table-cell>
          <table:table-cell table:formula="of:=[.$N$17]^[.A146]" office:value-type="float" office:value="0.823752468698676" calcext:value-type="float">
            <text:p>0.823752468698676</text:p>
          </table:table-cell>
          <table:table-cell table:formula="of:=SUM([.B146:.N146])" office:value-type="float" office:value="4.15034643480032" calcext:value-type="float">
            <text:p>4.15034643480032</text:p>
          </table:table-cell>
          <table:table-cell table:formula="of:=13-[.O146]" office:value-type="float" office:value="8.84965356519968" calcext:value-type="float">
            <text:p>8.849653565199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B$17]^[.A147]" office:value-type="float" office:value="0.000000000658688434600136" calcext:value-type="float">
            <text:p>6.58688434600136E-10</text:p>
          </table:table-cell>
          <table:table-cell table:formula="of:=[.$C$17]^[.A147]" office:value-type="float" office:value="0.0189871315908683" calcext:value-type="float">
            <text:p>0.018987131590868</text:p>
          </table:table-cell>
          <table:table-cell table:formula="of:=[.$D$17]^[.A147]" office:value-type="float" office:value="2.6201548724308E-052" calcext:value-type="float">
            <text:p>2.6201548724308E-52</text:p>
          </table:table-cell>
          <table:table-cell table:formula="of:=[.$E$17]^[.A147]" office:value-type="float" office:value="0.822524819714028" calcext:value-type="float">
            <text:p>0.822524819714028</text:p>
          </table:table-cell>
          <table:table-cell table:formula="of:=[.$F$17]^[.A147]" office:value-type="float" office:value="0.00135163294970808" calcext:value-type="float">
            <text:p>0.001351632949708</text:p>
          </table:table-cell>
          <table:table-cell table:formula="of:=[.$G$17]^[.A147]" office:value-type="float" office:value="0.822524819714028" calcext:value-type="float">
            <text:p>0.822524819714028</text:p>
          </table:table-cell>
          <table:table-cell table:formula="of:=[.$H$17]^[.A147]" office:value-type="float" office:value="0.676349674644961" calcext:value-type="float">
            <text:p>0.676349674644961</text:p>
          </table:table-cell>
          <table:table-cell table:formula="of:=[.$I$17]^[.A147]" office:value-type="float" office:value="0.822524819714028" calcext:value-type="float">
            <text:p>0.822524819714028</text:p>
          </table:table-cell>
          <table:table-cell table:formula="of:=[.$J$17]^[.A147]" office:value-type="float" office:value="0.0000392961027762687" calcext:value-type="float">
            <text:p>3.92961027762687E-05</text:p>
          </table:table-cell>
          <table:table-cell table:formula="of:=[.$K$17]^[.A147]" office:value-type="float" office:value="0.0103675377865115" calcext:value-type="float">
            <text:p>0.010367537786512</text:p>
          </table:table-cell>
          <table:table-cell table:formula="of:=[.$L$17]^[.A147]" office:value-type="float" office:value="0.139875306274922" calcext:value-type="float">
            <text:p>0.139875306274922</text:p>
          </table:table-cell>
          <table:table-cell table:formula="of:=[.$M$17]^[.A147]" office:value-type="float" office:value="0.00306505685532288" calcext:value-type="float">
            <text:p>0.003065056855323</text:p>
          </table:table-cell>
          <table:table-cell table:formula="of:=[.$N$17]^[.A147]" office:value-type="float" office:value="0.822524819714028" calcext:value-type="float">
            <text:p>0.822524819714028</text:p>
          </table:table-cell>
          <table:table-cell table:formula="of:=SUM([.B147:.N147])" office:value-type="float" office:value="4.14013491571987" calcext:value-type="float">
            <text:p>4.14013491571987</text:p>
          </table:table-cell>
          <table:table-cell table:formula="of:=13-[.O147]" office:value-type="float" office:value="8.85986508428013" calcext:value-type="float">
            <text:p>8.859865084280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B$17]^[.A148]" office:value-type="float" office:value="0.000000000560523243154512" calcext:value-type="float">
            <text:p>5.60523243154512E-10</text:p>
          </table:table-cell>
          <table:table-cell table:formula="of:=[.$C$17]^[.A148]" office:value-type="float" office:value="0.0184211962230332" calcext:value-type="float">
            <text:p>0.018421196223033</text:p>
          </table:table-cell>
          <table:table-cell table:formula="of:=[.$D$17]^[.A148]" office:value-type="float" office:value="1.05821456099664E-052" calcext:value-type="float">
            <text:p>1.05821456099664E-52</text:p>
          </table:table-cell>
          <table:table-cell table:formula="of:=[.$E$17]^[.A148]" office:value-type="float" office:value="0.82129900031058" calcext:value-type="float">
            <text:p>0.82129900031058</text:p>
          </table:table-cell>
          <table:table-cell table:formula="of:=[.$F$17]^[.A148]" office:value-type="float" office:value="0.0012851591980831" calcext:value-type="float">
            <text:p>0.001285159198083</text:p>
          </table:table-cell>
          <table:table-cell table:formula="of:=[.$G$17]^[.A148]" office:value-type="float" office:value="0.82129900031058" calcext:value-type="float">
            <text:p>0.82129900031058</text:p>
          </table:table-cell>
          <table:table-cell table:formula="of:=[.$H$17]^[.A148]" office:value-type="float" office:value="0.674333729265989" calcext:value-type="float">
            <text:p>0.674333729265989</text:p>
          </table:table-cell>
          <table:table-cell table:formula="of:=[.$I$17]^[.A148]" office:value-type="float" office:value="0.82129900031058" calcext:value-type="float">
            <text:p>0.82129900031058</text:p>
          </table:table-cell>
          <table:table-cell table:formula="of:=[.$J$17]^[.A148]" office:value-type="float" office:value="0.0000363679282027763" calcext:value-type="float">
            <text:p>3.63679282027763E-05</text:p>
          </table:table-cell>
          <table:table-cell table:formula="of:=[.$K$17]^[.A148]" office:value-type="float" office:value="0.0100121676388367" calcext:value-type="float">
            <text:p>0.010012167638837</text:p>
          </table:table-cell>
          <table:table-cell table:formula="of:=[.$L$17]^[.A148]" office:value-type="float" office:value="0.137790726449662" calcext:value-type="float">
            <text:p>0.137790726449662</text:p>
          </table:table-cell>
          <table:table-cell table:formula="of:=[.$M$17]^[.A148]" office:value-type="float" office:value="0.00293258793013009" calcext:value-type="float">
            <text:p>0.00293258793013</text:p>
          </table:table-cell>
          <table:table-cell table:formula="of:=[.$N$17]^[.A148]" office:value-type="float" office:value="0.82129900031058" calcext:value-type="float">
            <text:p>0.82129900031058</text:p>
          </table:table-cell>
          <table:table-cell table:formula="of:=SUM([.B148:.N148])" office:value-type="float" office:value="4.13000793643678" calcext:value-type="float">
            <text:p>4.13000793643678</text:p>
          </table:table-cell>
          <table:table-cell table:formula="of:=13-[.O148]" office:value-type="float" office:value="8.86999206356322" calcext:value-type="float">
            <text:p>8.869992063563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B$17]^[.A149]" office:value-type="float" office:value="0.000000000476987737468296" calcext:value-type="float">
            <text:p>4.76987737468296E-10</text:p>
          </table:table-cell>
          <table:table-cell table:formula="of:=[.$C$17]^[.A149]" office:value-type="float" office:value="0.017872129271527" calcext:value-type="float">
            <text:p>0.017872129271527</text:p>
          </table:table-cell>
          <table:table-cell table:formula="of:=[.$D$17]^[.A149]" office:value-type="float" office:value="4.27386208688659E-053" calcext:value-type="float">
            <text:p>4.27386208688659E-53</text:p>
          </table:table-cell>
          <table:table-cell table:formula="of:=[.$E$17]^[.A149]" office:value-type="float" office:value="0.820075007761682" calcext:value-type="float">
            <text:p>0.820075007761682</text:p>
          </table:table-cell>
          <table:table-cell table:formula="of:=[.$F$17]^[.A149]" office:value-type="float" office:value="0.0012219546473577" calcext:value-type="float">
            <text:p>0.001221954647358</text:p>
          </table:table-cell>
          <table:table-cell table:formula="of:=[.$G$17]^[.A149]" office:value-type="float" office:value="0.820075007761682" calcext:value-type="float">
            <text:p>0.820075007761682</text:p>
          </table:table-cell>
          <table:table-cell table:formula="of:=[.$H$17]^[.A149]" office:value-type="float" office:value="0.672323792666091" calcext:value-type="float">
            <text:p>0.672323792666091</text:p>
          </table:table-cell>
          <table:table-cell table:formula="of:=[.$I$17]^[.A149]" office:value-type="float" office:value="0.820075007761682" calcext:value-type="float">
            <text:p>0.820075007761682</text:p>
          </table:table-cell>
          <table:table-cell table:formula="of:=[.$J$17]^[.A149]" office:value-type="float" office:value="0.0000336579484559226" calcext:value-type="float">
            <text:p>3.36579484559226E-05</text:p>
          </table:table-cell>
          <table:table-cell table:formula="of:=[.$K$17]^[.A149]" office:value-type="float" office:value="0.00966897858415231" calcext:value-type="float">
            <text:p>0.009668978584152</text:p>
          </table:table-cell>
          <table:table-cell table:formula="of:=[.$L$17]^[.A149]" office:value-type="float" office:value="0.135737213387819" calcext:value-type="float">
            <text:p>0.135737213387819</text:p>
          </table:table-cell>
          <table:table-cell table:formula="of:=[.$M$17]^[.A149]" office:value-type="float" office:value="0.00280584418948363" calcext:value-type="float">
            <text:p>0.002805844189484</text:p>
          </table:table-cell>
          <table:table-cell table:formula="of:=[.$N$17]^[.A149]" office:value-type="float" office:value="0.820075007761682" calcext:value-type="float">
            <text:p>0.820075007761682</text:p>
          </table:table-cell>
          <table:table-cell table:formula="of:=SUM([.B149:.N149])" office:value-type="float" office:value="4.1199636022186" calcext:value-type="float">
            <text:p>4.1199636022186</text:p>
          </table:table-cell>
          <table:table-cell table:formula="of:=13-[.O149]" office:value-type="float" office:value="8.8800363977814" calcext:value-type="float">
            <text:p>8.88003639778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B$17]^[.A150]" office:value-type="float" office:value="0.000000000405901636504318" calcext:value-type="float">
            <text:p>4.05901636504318E-10</text:p>
          </table:table-cell>
          <table:table-cell table:formula="of:=[.$C$17]^[.A150]" office:value-type="float" office:value="0.0173394279519584" calcext:value-type="float">
            <text:p>0.017339427951958</text:p>
          </table:table-cell>
          <table:table-cell table:formula="of:=[.$D$17]^[.A150]" office:value-type="float" office:value="1.72610525416731E-053" calcext:value-type="float">
            <text:p>1.72610525416731E-53</text:p>
          </table:table-cell>
          <table:table-cell table:formula="of:=[.$E$17]^[.A150]" office:value-type="float" office:value="0.818852839344749" calcext:value-type="float">
            <text:p>0.818852839344749</text:p>
          </table:table-cell>
          <table:table-cell table:formula="of:=[.$F$17]^[.A150]" office:value-type="float" office:value="0.00116185851715978" calcext:value-type="float">
            <text:p>0.00116185851716</text:p>
          </table:table-cell>
          <table:table-cell table:formula="of:=[.$G$17]^[.A150]" office:value-type="float" office:value="0.818852839344749" calcext:value-type="float">
            <text:p>0.818852839344749</text:p>
          </table:table-cell>
          <table:table-cell table:formula="of:=[.$H$17]^[.A150]" office:value-type="float" office:value="0.670319846935342" calcext:value-type="float">
            <text:p>0.670319846935342</text:p>
          </table:table-cell>
          <table:table-cell table:formula="of:=[.$I$17]^[.A150]" office:value-type="float" office:value="0.818852839344749" calcext:value-type="float">
            <text:p>0.818852839344749</text:p>
          </table:table-cell>
          <table:table-cell table:formula="of:=[.$J$17]^[.A150]" office:value-type="float" office:value="0.000031149904606748" calcext:value-type="float">
            <text:p>3.1149904606748E-05</text:p>
          </table:table-cell>
          <table:table-cell table:formula="of:=[.$K$17]^[.A150]" office:value-type="float" office:value="0.00933755308871937" calcext:value-type="float">
            <text:p>0.009337553088719</text:p>
          </table:table-cell>
          <table:table-cell table:formula="of:=[.$L$17]^[.A150]" office:value-type="float" office:value="0.13371430409739" calcext:value-type="float">
            <text:p>0.13371430409739</text:p>
          </table:table-cell>
          <table:table-cell table:formula="of:=[.$M$17]^[.A150]" office:value-type="float" office:value="0.00268457819619745" calcext:value-type="float">
            <text:p>0.002684578196197</text:p>
          </table:table-cell>
          <table:table-cell table:formula="of:=[.$N$17]^[.A150]" office:value-type="float" office:value="0.818852839344749" calcext:value-type="float">
            <text:p>0.818852839344749</text:p>
          </table:table-cell>
          <table:table-cell table:formula="of:=SUM([.B150:.N150])" office:value-type="float" office:value="4.11000007647627" calcext:value-type="float">
            <text:p>4.11000007647627</text:p>
          </table:table-cell>
          <table:table-cell table:formula="of:=13-[.O150]" office:value-type="float" office:value="8.88999992352373" calcext:value-type="float">
            <text:p>8.889999923523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17]^[.A151]" office:value-type="float" office:value="0.000000000345409589335269" calcext:value-type="float">
            <text:p>3.45409589335269E-10</text:p>
          </table:table-cell>
          <table:table-cell table:formula="of:=[.$C$17]^[.A151]" office:value-type="float" office:value="0.016822604466058" calcext:value-type="float">
            <text:p>0.016822604466058</text:p>
          </table:table-cell>
          <table:table-cell table:formula="of:=[.$D$17]^[.A151]" office:value-type="float" office:value="6.97130437972191E-054" calcext:value-type="float">
            <text:p>6.97130437972191E-54</text:p>
          </table:table-cell>
          <table:table-cell table:formula="of:=[.$E$17]^[.A151]" office:value-type="float" office:value="0.817632492341255" calcext:value-type="float">
            <text:p>0.817632492341255</text:p>
          </table:table-cell>
          <table:table-cell table:formula="of:=[.$F$17]^[.A151]" office:value-type="float" office:value="0.00110471793434864" calcext:value-type="float">
            <text:p>0.001104717934349</text:p>
          </table:table-cell>
          <table:table-cell table:formula="of:=[.$G$17]^[.A151]" office:value-type="float" office:value="0.817632492341255" calcext:value-type="float">
            <text:p>0.817632492341255</text:p>
          </table:table-cell>
          <table:table-cell table:formula="of:=[.$H$17]^[.A151]" office:value-type="float" office:value="0.668321874217204" calcext:value-type="float">
            <text:p>0.668321874217204</text:p>
          </table:table-cell>
          <table:table-cell table:formula="of:=[.$I$17]^[.A151]" office:value-type="float" office:value="0.817632492341255" calcext:value-type="float">
            <text:p>0.817632492341255</text:p>
          </table:table-cell>
          <table:table-cell table:formula="of:=[.$J$17]^[.A151]" office:value-type="float" office:value="0.0000288287492709248" calcext:value-type="float">
            <text:p>2.88287492709248E-05</text:p>
          </table:table-cell>
          <table:table-cell table:formula="of:=[.$K$17]^[.A151]" office:value-type="float" office:value="0.00901748793068578" calcext:value-type="float">
            <text:p>0.009017487930686</text:p>
          </table:table-cell>
          <table:table-cell table:formula="of:=[.$L$17]^[.A151]" office:value-type="float" office:value="0.1317215424864" calcext:value-type="float">
            <text:p>0.1317215424864</text:p>
          </table:table-cell>
          <table:table-cell table:formula="of:=[.$M$17]^[.A151]" office:value-type="float" office:value="0.00256855320709205" calcext:value-type="float">
            <text:p>0.002568553207092</text:p>
          </table:table-cell>
          <table:table-cell table:formula="of:=[.$N$17]^[.A151]" office:value-type="float" office:value="0.817632492341255" calcext:value-type="float">
            <text:p>0.817632492341255</text:p>
          </table:table-cell>
          <table:table-cell table:formula="of:=SUM([.B151:.N151])" office:value-type="float" office:value="4.10011557870149" calcext:value-type="float">
            <text:p>4.10011557870149</text:p>
          </table:table-cell>
          <table:table-cell table:formula="of:=13-[.O151]" office:value-type="float" office:value="8.89988442129851" calcext:value-type="float">
            <text:p>8.899884421298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B$17]^[.A152]" office:value-type="float" office:value="0.000000000293932750388135" calcext:value-type="float">
            <text:p>2.93932750388135E-10</text:p>
          </table:table-cell>
          <table:table-cell table:formula="of:=[.$C$17]^[.A152]" office:value-type="float" office:value="0.0163211855549981" calcext:value-type="float">
            <text:p>0.016321185554998</text:p>
          </table:table-cell>
          <table:table-cell table:formula="of:=[.$D$17]^[.A152]" office:value-type="float" office:value="2.81553425768202E-054" calcext:value-type="float">
            <text:p>2.81553425768202E-54</text:p>
          </table:table-cell>
          <table:table-cell table:formula="of:=[.$E$17]^[.A152]" office:value-type="float" office:value="0.816413964036722" calcext:value-type="float">
            <text:p>0.816413964036722</text:p>
          </table:table-cell>
          <table:table-cell table:formula="of:=[.$F$17]^[.A152]" office:value-type="float" office:value="0.00105038754413477" calcext:value-type="float">
            <text:p>0.001050387544135</text:p>
          </table:table-cell>
          <table:table-cell table:formula="of:=[.$G$17]^[.A152]" office:value-type="float" office:value="0.816413964036722" calcext:value-type="float">
            <text:p>0.816413964036722</text:p>
          </table:table-cell>
          <table:table-cell table:formula="of:=[.$H$17]^[.A152]" office:value-type="float" office:value="0.666329856708359" calcext:value-type="float">
            <text:p>0.666329856708359</text:p>
          </table:table-cell>
          <table:table-cell table:formula="of:=[.$I$17]^[.A152]" office:value-type="float" office:value="0.816413964036722" calcext:value-type="float">
            <text:p>0.816413964036722</text:p>
          </table:table-cell>
          <table:table-cell table:formula="of:=[.$J$17]^[.A152]" office:value-type="float" office:value="0.0000266805563297232" calcext:value-type="float">
            <text:p>2.66805563297232E-05</text:p>
          </table:table-cell>
          <table:table-cell table:formula="of:=[.$K$17]^[.A152]" office:value-type="float" office:value="0.00870839370951473" calcext:value-type="float">
            <text:p>0.008708393709515</text:p>
          </table:table-cell>
          <table:table-cell table:formula="of:=[.$L$17]^[.A152]" office:value-type="float" office:value="0.129758479260075" calcext:value-type="float">
            <text:p>0.129758479260075</text:p>
          </table:table-cell>
          <table:table-cell table:formula="of:=[.$M$17]^[.A152]" office:value-type="float" office:value="0.00245754271080938" calcext:value-type="float">
            <text:p>0.002457542710809</text:p>
          </table:table-cell>
          <table:table-cell table:formula="of:=[.$N$17]^[.A152]" office:value-type="float" office:value="0.816413964036722" calcext:value-type="float">
            <text:p>0.816413964036722</text:p>
          </table:table-cell>
          <table:table-cell table:formula="of:=SUM([.B152:.N152])" office:value-type="float" office:value="4.09030838248504" calcext:value-type="float">
            <text:p>4.09030838248504</text:p>
          </table:table-cell>
          <table:table-cell table:formula="of:=13-[.O152]" office:value-type="float" office:value="8.90969161751496" calcext:value-type="float">
            <text:p>8.909691617514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B$17]^[.A153]" office:value-type="float" office:value="0.000000000250127571492735" calcext:value-type="float">
            <text:p>2.50127571492735E-10</text:p>
          </table:table-cell>
          <table:table-cell table:formula="of:=[.$C$17]^[.A153]" office:value-type="float" office:value="0.0158347120660265" calcext:value-type="float">
            <text:p>0.015834712066027</text:p>
          </table:table-cell>
          <table:table-cell table:formula="of:=[.$D$17]^[.A153]" office:value-type="float" office:value="1.13712337381793E-054" calcext:value-type="float">
            <text:p>1.13712337381793E-54</text:p>
          </table:table-cell>
          <table:table-cell table:formula="of:=[.$E$17]^[.A153]" office:value-type="float" office:value="0.815197251720721" calcext:value-type="float">
            <text:p>0.815197251720721</text:p>
          </table:table-cell>
          <table:table-cell table:formula="of:=[.$F$17]^[.A153]" office:value-type="float" office:value="0.000998729140324865" calcext:value-type="float">
            <text:p>0.000998729140325</text:p>
          </table:table-cell>
          <table:table-cell table:formula="of:=[.$G$17]^[.A153]" office:value-type="float" office:value="0.815197251720721" calcext:value-type="float">
            <text:p>0.815197251720721</text:p>
          </table:table-cell>
          <table:table-cell table:formula="of:=[.$H$17]^[.A153]" office:value-type="float" office:value="0.664343776658558" calcext:value-type="float">
            <text:p>0.664343776658558</text:p>
          </table:table-cell>
          <table:table-cell table:formula="of:=[.$I$17]^[.A153]" office:value-type="float" office:value="0.815197251720721" calcext:value-type="float">
            <text:p>0.815197251720721</text:p>
          </table:table-cell>
          <table:table-cell table:formula="of:=[.$J$17]^[.A153]" office:value-type="float" office:value="0.000024692437378179" calcext:value-type="float">
            <text:p>2.4692437378179E-05</text:p>
          </table:table-cell>
          <table:table-cell table:formula="of:=[.$K$17]^[.A153]" office:value-type="float" office:value="0.00840989437222884" calcext:value-type="float">
            <text:p>0.008409894372229</text:p>
          </table:table-cell>
          <table:table-cell table:formula="of:=[.$L$17]^[.A153]" office:value-type="float" office:value="0.127824671819538" calcext:value-type="float">
            <text:p>0.127824671819538</text:p>
          </table:table-cell>
          <table:table-cell table:formula="of:=[.$M$17]^[.A153]" office:value-type="float" office:value="0.00235132998560302" calcext:value-type="float">
            <text:p>0.002351329985603</text:p>
          </table:table-cell>
          <table:table-cell table:formula="of:=[.$N$17]^[.A153]" office:value-type="float" office:value="0.815197251720721" calcext:value-type="float">
            <text:p>0.815197251720721</text:p>
          </table:table-cell>
          <table:table-cell table:formula="of:=SUM([.B153:.N153])" office:value-type="float" office:value="4.08057681361267" calcext:value-type="float">
            <text:p>4.08057681361267</text:p>
          </table:table-cell>
          <table:table-cell table:formula="of:=13-[.O153]" office:value-type="float" office:value="8.91942318638733" calcext:value-type="float">
            <text:p>8.919423186387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B$17]^[.A154]" office:value-type="float" office:value="0.000000000212850735204697" calcext:value-type="float">
            <text:p>2.12850735204697E-10</text:p>
          </table:table-cell>
          <table:table-cell table:formula="of:=[.$C$17]^[.A154]" office:value-type="float" office:value="0.0153627385320168" calcext:value-type="float">
            <text:p>0.015362738532017</text:p>
          </table:table-cell>
          <table:table-cell table:formula="of:=[.$D$17]^[.A154]" office:value-type="float" office:value="4.59255490767001E-055" calcext:value-type="float">
            <text:p>4.59255490767001E-55</text:p>
          </table:table-cell>
          <table:table-cell table:formula="of:=[.$E$17]^[.A154]" office:value-type="float" office:value="0.81398235268686" calcext:value-type="float">
            <text:p>0.81398235268686</text:p>
          </table:table-cell>
          <table:table-cell table:formula="of:=[.$F$17]^[.A154]" office:value-type="float" office:value="0.00094961131375151" calcext:value-type="float">
            <text:p>0.000949611313752</text:p>
          </table:table-cell>
          <table:table-cell table:formula="of:=[.$G$17]^[.A154]" office:value-type="float" office:value="0.81398235268686" calcext:value-type="float">
            <text:p>0.81398235268686</text:p>
          </table:table-cell>
          <table:table-cell table:formula="of:=[.$H$17]^[.A154]" office:value-type="float" office:value="0.662363616370455" calcext:value-type="float">
            <text:p>0.662363616370455</text:p>
          </table:table-cell>
          <table:table-cell table:formula="of:=[.$I$17]^[.A154]" office:value-type="float" office:value="0.81398235268686" calcext:value-type="float">
            <text:p>0.81398235268686</text:p>
          </table:table-cell>
          <table:table-cell table:formula="of:=[.$J$17]^[.A154]" office:value-type="float" office:value="0.0000228524643991791" calcext:value-type="float">
            <text:p>2.28524643991791E-05</text:p>
          </table:table-cell>
          <table:table-cell table:formula="of:=[.$K$17]^[.A154]" office:value-type="float" office:value="0.00812162675589313" calcext:value-type="float">
            <text:p>0.008121626755893</text:p>
          </table:table-cell>
          <table:table-cell table:formula="of:=[.$L$17]^[.A154]" office:value-type="float" office:value="0.125919684162019" calcext:value-type="float">
            <text:p>0.125919684162019</text:p>
          </table:table-cell>
          <table:table-cell table:formula="of:=[.$M$17]^[.A154]" office:value-type="float" office:value="0.00224970767624015" calcext:value-type="float">
            <text:p>0.00224970767624</text:p>
          </table:table-cell>
          <table:table-cell table:formula="of:=[.$N$17]^[.A154]" office:value-type="float" office:value="0.81398235268686" calcext:value-type="float">
            <text:p>0.81398235268686</text:p>
          </table:table-cell>
          <table:table-cell table:formula="of:=SUM([.B154:.N154])" office:value-type="float" office:value="4.07091924823506" calcext:value-type="float">
            <text:p>4.07091924823506</text:p>
          </table:table-cell>
          <table:table-cell table:formula="of:=13-[.O154]" office:value-type="float" office:value="8.92908075176494" calcext:value-type="float">
            <text:p>8.929080751764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B$17]^[.A155]" office:value-type="float" office:value="0.000000000181129314160778" calcext:value-type="float">
            <text:p>1.81129314160778E-10</text:p>
          </table:table-cell>
          <table:table-cell table:formula="of:=[.$C$17]^[.A155]" office:value-type="float" office:value="0.0149048327635513" calcext:value-type="float">
            <text:p>0.014904832763551</text:p>
          </table:table-cell>
          <table:table-cell table:formula="of:=[.$D$17]^[.A155]" office:value-type="float" office:value="1.85481725779221E-055" calcext:value-type="float">
            <text:p>1.85481725779221E-55</text:p>
          </table:table-cell>
          <table:table-cell table:formula="of:=[.$E$17]^[.A155]" office:value-type="float" office:value="0.812769264232781" calcext:value-type="float">
            <text:p>0.812769264232781</text:p>
          </table:table-cell>
          <table:table-cell table:formula="of:=[.$F$17]^[.A155]" office:value-type="float" office:value="0.000902909117993239" calcext:value-type="float">
            <text:p>0.000902909117993</text:p>
          </table:table-cell>
          <table:table-cell table:formula="of:=[.$G$17]^[.A155]" office:value-type="float" office:value="0.812769264232781" calcext:value-type="float">
            <text:p>0.812769264232781</text:p>
          </table:table-cell>
          <table:table-cell table:formula="of:=[.$H$17]^[.A155]" office:value-type="float" office:value="0.660389358199455" calcext:value-type="float">
            <text:p>0.660389358199455</text:p>
          </table:table-cell>
          <table:table-cell table:formula="of:=[.$I$17]^[.A155]" office:value-type="float" office:value="0.812769264232781" calcext:value-type="float">
            <text:p>0.812769264232781</text:p>
          </table:table-cell>
          <table:table-cell table:formula="of:=[.$J$17]^[.A155]" office:value-type="float" office:value="0.0000211495981995384" calcext:value-type="float">
            <text:p>2.11495981995384E-05</text:p>
          </table:table-cell>
          <table:table-cell table:formula="of:=[.$K$17]^[.A155]" office:value-type="float" office:value="0.00784324014578056" calcext:value-type="float">
            <text:p>0.007843240145781</text:p>
          </table:table-cell>
          <table:table-cell table:formula="of:=[.$L$17]^[.A155]" office:value-type="float" office:value="0.124043086782555" calcext:value-type="float">
            <text:p>0.124043086782555</text:p>
          </table:table-cell>
          <table:table-cell table:formula="of:=[.$M$17]^[.A155]" office:value-type="float" office:value="0.00215247738918953" calcext:value-type="float">
            <text:p>0.00215247738919</text:p>
          </table:table-cell>
          <table:table-cell table:formula="of:=[.$N$17]^[.A155]" office:value-type="float" office:value="0.812769264232781" calcext:value-type="float">
            <text:p>0.812769264232781</text:p>
          </table:table-cell>
          <table:table-cell table:formula="of:=SUM([.B155:.N155])" office:value-type="float" office:value="4.06133411110898" calcext:value-type="float">
            <text:p>4.06133411110898</text:p>
          </table:table-cell>
          <table:table-cell table:formula="of:=13-[.O155]" office:value-type="float" office:value="8.93866588889102" calcext:value-type="float">
            <text:p>8.938665888891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17]^[.A156]" office:value-type="float" office:value="0.000000000154135377624149" calcext:value-type="float">
            <text:p>1.54135377624149E-10</text:p>
          </table:table-cell>
          <table:table-cell table:formula="of:=[.$C$17]^[.A156]" office:value-type="float" office:value="0.0144605754531623" calcext:value-type="float">
            <text:p>0.014460575453162</text:p>
          </table:table-cell>
          <table:table-cell table:formula="of:=[.$D$17]^[.A156]" office:value-type="float" office:value="7.49113974458551E-056" calcext:value-type="float">
            <text:p>7.49113974458551E-56</text:p>
          </table:table-cell>
          <table:table-cell table:formula="of:=[.$E$17]^[.A156]" office:value-type="float" office:value="0.811557983660154" calcext:value-type="float">
            <text:p>0.811557983660154</text:p>
          </table:table-cell>
          <table:table-cell table:formula="of:=[.$F$17]^[.A156]" office:value-type="float" office:value="0.000858503751534554" calcext:value-type="float">
            <text:p>0.000858503751535</text:p>
          </table:table-cell>
          <table:table-cell table:formula="of:=[.$G$17]^[.A156]" office:value-type="float" office:value="0.811557983660154" calcext:value-type="float">
            <text:p>0.811557983660154</text:p>
          </table:table-cell>
          <table:table-cell table:formula="of:=[.$H$17]^[.A156]" office:value-type="float" office:value="0.658420984553554" calcext:value-type="float">
            <text:p>0.658420984553554</text:p>
          </table:table-cell>
          <table:table-cell table:formula="of:=[.$I$17]^[.A156]" office:value-type="float" office:value="0.811557983660154" calcext:value-type="float">
            <text:p>0.811557983660154</text:p>
          </table:table-cell>
          <table:table-cell table:formula="of:=[.$J$17]^[.A156]" office:value-type="float" office:value="0.0000195736221787084" calcext:value-type="float">
            <text:p>1.95736221787084E-05</text:p>
          </table:table-cell>
          <table:table-cell table:formula="of:=[.$K$17]^[.A156]" office:value-type="float" office:value="0.00757439584868227" calcext:value-type="float">
            <text:p>0.007574395848682</text:p>
          </table:table-cell>
          <table:table-cell table:formula="of:=[.$L$17]^[.A156]" office:value-type="float" office:value="0.122194456577152" calcext:value-type="float">
            <text:p>0.122194456577152</text:p>
          </table:table-cell>
          <table:table-cell table:formula="of:=[.$M$17]^[.A156]" office:value-type="float" office:value="0.00205944930530503" calcext:value-type="float">
            <text:p>0.002059449305305</text:p>
          </table:table-cell>
          <table:table-cell table:formula="of:=[.$N$17]^[.A156]" office:value-type="float" office:value="0.811557983660154" calcext:value-type="float">
            <text:p>0.811557983660154</text:p>
          </table:table-cell>
          <table:table-cell table:formula="of:=SUM([.B156:.N156])" office:value-type="float" office:value="4.05181987390632" calcext:value-type="float">
            <text:p>4.05181987390632</text:p>
          </table:table-cell>
          <table:table-cell table:formula="of:=13-[.O156]" office:value-type="float" office:value="8.94818012609368" calcext:value-type="float">
            <text:p>8.948180126093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B$17]^[.A157]" office:value-type="float" office:value="0.000000000131164382449164" calcext:value-type="float">
            <text:p>1.31164382449164E-10</text:p>
          </table:table-cell>
          <table:table-cell table:formula="of:=[.$C$17]^[.A157]" office:value-type="float" office:value="0.0140295597913691" calcext:value-type="float">
            <text:p>0.014029559791369</text:p>
          </table:table-cell>
          <table:table-cell table:formula="of:=[.$D$17]^[.A157]" office:value-type="float" office:value="3.02548266882664E-056" calcext:value-type="float">
            <text:p>3.02548266882664E-56</text:p>
          </table:table-cell>
          <table:table-cell table:formula="of:=[.$E$17]^[.A157]" office:value-type="float" office:value="0.810348508274669" calcext:value-type="float">
            <text:p>0.810348508274669</text:p>
          </table:table-cell>
          <table:table-cell table:formula="of:=[.$F$17]^[.A157]" office:value-type="float" office:value="0.000816282255557445" calcext:value-type="float">
            <text:p>0.000816282255557</text:p>
          </table:table-cell>
          <table:table-cell table:formula="of:=[.$G$17]^[.A157]" office:value-type="float" office:value="0.810348508274669" calcext:value-type="float">
            <text:p>0.810348508274669</text:p>
          </table:table-cell>
          <table:table-cell table:formula="of:=[.$H$17]^[.A157]" office:value-type="float" office:value="0.656458477893186" calcext:value-type="float">
            <text:p>0.656458477893186</text:p>
          </table:table-cell>
          <table:table-cell table:formula="of:=[.$I$17]^[.A157]" office:value-type="float" office:value="0.810348508274669" calcext:value-type="float">
            <text:p>0.810348508274669</text:p>
          </table:table-cell>
          <table:table-cell table:formula="of:=[.$J$17]^[.A157]" office:value-type="float" office:value="0.000018115081032754" calcext:value-type="float">
            <text:p>1.8115081032754E-05</text:p>
          </table:table-cell>
          <table:table-cell table:formula="of:=[.$K$17]^[.A157]" office:value-type="float" office:value="0.00731476678084369" calcext:value-type="float">
            <text:p>0.007314766780844</text:p>
          </table:table-cell>
          <table:table-cell table:formula="of:=[.$L$17]^[.A157]" office:value-type="float" office:value="0.120373376747388" calcext:value-type="float">
            <text:p>0.120373376747388</text:p>
          </table:table-cell>
          <table:table-cell table:formula="of:=[.$M$17]^[.A157]" office:value-type="float" office:value="0.00197044180924863" calcext:value-type="float">
            <text:p>0.001970441809249</text:p>
          </table:table-cell>
          <table:table-cell table:formula="of:=[.$N$17]^[.A157]" office:value-type="float" office:value="0.810348508274669" calcext:value-type="float">
            <text:p>0.810348508274669</text:p>
          </table:table-cell>
          <table:table-cell table:formula="of:=SUM([.B157:.N157])" office:value-type="float" office:value="4.04237505358847" calcext:value-type="float">
            <text:p>4.04237505358847</text:p>
          </table:table-cell>
          <table:table-cell table:formula="of:=13-[.O157]" office:value-type="float" office:value="8.95762494641153" calcext:value-type="float">
            <text:p>8.957624946411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B$17]^[.A158]" office:value-type="float" office:value="0.000000000111616784468663" calcext:value-type="float">
            <text:p>1.11616784468663E-10</text:p>
          </table:table-cell>
          <table:table-cell table:formula="of:=[.$C$17]^[.A158]" office:value-type="float" office:value="0.0136113910941599" calcext:value-type="float">
            <text:p>0.01361139109416</text:p>
          </table:table-cell>
          <table:table-cell table:formula="of:=[.$D$17]^[.A158]" office:value-type="float" office:value="1.22191624925785E-056" calcext:value-type="float">
            <text:p>1.22191624925785E-56</text:p>
          </table:table-cell>
          <table:table-cell table:formula="of:=[.$E$17]^[.A158]" office:value-type="float" office:value="0.809140835386033" calcext:value-type="float">
            <text:p>0.809140835386033</text:p>
          </table:table-cell>
          <table:table-cell table:formula="of:=[.$F$17]^[.A158]" office:value-type="float" office:value="0.000776137226595603" calcext:value-type="float">
            <text:p>0.000776137226596</text:p>
          </table:table-cell>
          <table:table-cell table:formula="of:=[.$G$17]^[.A158]" office:value-type="float" office:value="0.809140835386033" calcext:value-type="float">
            <text:p>0.809140835386033</text:p>
          </table:table-cell>
          <table:table-cell table:formula="of:=[.$H$17]^[.A158]" office:value-type="float" office:value="0.65450182073106" calcext:value-type="float">
            <text:p>0.65450182073106</text:p>
          </table:table-cell>
          <table:table-cell table:formula="of:=[.$I$17]^[.A158]" office:value-type="float" office:value="0.809140835386033" calcext:value-type="float">
            <text:p>0.809140835386033</text:p>
          </table:table-cell>
          <table:table-cell table:formula="of:=[.$J$17]^[.A158]" office:value-type="float" office:value="0.0000167652240258423" calcext:value-type="float">
            <text:p>1.67652240258423E-05</text:p>
          </table:table-cell>
          <table:table-cell table:formula="of:=[.$K$17]^[.A158]" office:value-type="float" office:value="0.00706403707002491" calcext:value-type="float">
            <text:p>0.007064037070025</text:p>
          </table:table-cell>
          <table:table-cell table:formula="of:=[.$L$17]^[.A158]" office:value-type="float" office:value="0.118579436706443" calcext:value-type="float">
            <text:p>0.118579436706443</text:p>
          </table:table-cell>
          <table:table-cell table:formula="of:=[.$M$17]^[.A158]" office:value-type="float" office:value="0.00188528113492939" calcext:value-type="float">
            <text:p>0.001885281134929</text:p>
          </table:table-cell>
          <table:table-cell table:formula="of:=[.$N$17]^[.A158]" office:value-type="float" office:value="0.809140835386033" calcext:value-type="float">
            <text:p>0.809140835386033</text:p>
          </table:table-cell>
          <table:table-cell table:formula="of:=SUM([.B158:.N158])" office:value-type="float" office:value="4.03299821084299" calcext:value-type="float">
            <text:p>4.03299821084299</text:p>
          </table:table-cell>
          <table:table-cell table:formula="of:=13-[.O158]" office:value-type="float" office:value="8.96700178915701" calcext:value-type="float">
            <text:p>8.967001789157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B$17]^[.A159]" office:value-type="float" office:value="0.0000000000949823903600694" calcext:value-type="float">
            <text:p>9.49823903600694E-11</text:p>
          </table:table-cell>
          <table:table-cell table:formula="of:=[.$C$17]^[.A159]" office:value-type="float" office:value="0.0132056864415769" calcext:value-type="float">
            <text:p>0.013205686441577</text:p>
          </table:table-cell>
          <table:table-cell table:formula="of:=[.$D$17]^[.A159]" office:value-type="float" office:value="4.9350119753931E-057" calcext:value-type="float">
            <text:p>4.9350119753931E-57</text:p>
          </table:table-cell>
          <table:table-cell table:formula="of:=[.$E$17]^[.A159]" office:value-type="float" office:value="0.807934962307962" calcext:value-type="float">
            <text:p>0.807934962307962</text:p>
          </table:table-cell>
          <table:table-cell table:formula="of:=[.$F$17]^[.A159]" office:value-type="float" office:value="0.000737966543320409" calcext:value-type="float">
            <text:p>0.00073796654332</text:p>
          </table:table-cell>
          <table:table-cell table:formula="of:=[.$G$17]^[.A159]" office:value-type="float" office:value="0.807934962307962" calcext:value-type="float">
            <text:p>0.807934962307962</text:p>
          </table:table-cell>
          <table:table-cell table:formula="of:=[.$H$17]^[.A159]" office:value-type="float" office:value="0.65255099563201" calcext:value-type="float">
            <text:p>0.65255099563201</text:p>
          </table:table-cell>
          <table:table-cell table:formula="of:=[.$I$17]^[.A159]" office:value-type="float" office:value="0.807934962307962" calcext:value-type="float">
            <text:p>0.807934962307962</text:p>
          </table:table-cell>
          <table:table-cell table:formula="of:=[.$J$17]^[.A159]" office:value-type="float" office:value="0.0000155159524888943" calcext:value-type="float">
            <text:p>1.55159524888943E-05</text:p>
          </table:table-cell>
          <table:table-cell table:formula="of:=[.$K$17]^[.A159]" office:value-type="float" office:value="0.0068219016712014" calcext:value-type="float">
            <text:p>0.006821901671201</text:p>
          </table:table-cell>
          <table:table-cell table:formula="of:=[.$L$17]^[.A159]" office:value-type="float" office:value="0.116812231986526" calcext:value-type="float">
            <text:p>0.116812231986526</text:p>
          </table:table-cell>
          <table:table-cell table:formula="of:=[.$M$17]^[.A159]" office:value-type="float" office:value="0.00180380102626628" calcext:value-type="float">
            <text:p>0.001803801026266</text:p>
          </table:table-cell>
          <table:table-cell table:formula="of:=[.$N$17]^[.A159]" office:value-type="float" office:value="0.807934962307962" calcext:value-type="float">
            <text:p>0.807934962307962</text:p>
          </table:table-cell>
          <table:table-cell table:formula="of:=SUM([.B159:.N159])" office:value-type="float" office:value="4.02368794858022" calcext:value-type="float">
            <text:p>4.02368794858022</text:p>
          </table:table-cell>
          <table:table-cell table:formula="of:=13-[.O159]" office:value-type="float" office:value="8.97631205141978" calcext:value-type="float">
            <text:p>8.976312051419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B$17]^[.A160]" office:value-type="float" office:value="0.0000000000808270415731738" calcext:value-type="float">
            <text:p>8.08270415731738E-11</text:p>
          </table:table-cell>
          <table:table-cell table:formula="of:=[.$C$17]^[.A160]" office:value-type="float" office:value="0.0128120743270738" calcext:value-type="float">
            <text:p>0.012812074327074</text:p>
          </table:table-cell>
          <table:table-cell table:formula="of:=[.$D$17]^[.A160]" office:value-type="float" office:value="1.99312704222285E-057" calcext:value-type="float">
            <text:p>1.99312704222285E-57</text:p>
          </table:table-cell>
          <table:table-cell table:formula="of:=[.$E$17]^[.A160]" office:value-type="float" office:value="0.806730886358173" calcext:value-type="float">
            <text:p>0.806730886358173</text:p>
          </table:table-cell>
          <table:table-cell table:formula="of:=[.$F$17]^[.A160]" office:value-type="float" office:value="0.000701673106763667" calcext:value-type="float">
            <text:p>0.000701673106764</text:p>
          </table:table-cell>
          <table:table-cell table:formula="of:=[.$G$17]^[.A160]" office:value-type="float" office:value="0.806730886358173" calcext:value-type="float">
            <text:p>0.806730886358173</text:p>
          </table:table-cell>
          <table:table-cell table:formula="of:=[.$H$17]^[.A160]" office:value-type="float" office:value="0.650605985212839" calcext:value-type="float">
            <text:p>0.650605985212839</text:p>
          </table:table-cell>
          <table:table-cell table:formula="of:=[.$I$17]^[.A160]" office:value-type="float" office:value="0.806730886358173" calcext:value-type="float">
            <text:p>0.806730886358173</text:p>
          </table:table-cell>
          <table:table-cell table:formula="of:=[.$J$17]^[.A160]" office:value-type="float" office:value="0.0000143597712304074" calcext:value-type="float">
            <text:p>1.43597712304074E-05</text:p>
          </table:table-cell>
          <table:table-cell table:formula="of:=[.$K$17]^[.A160]" office:value-type="float" office:value="0.00658806599543742" calcext:value-type="float">
            <text:p>0.006588065995437</text:p>
          </table:table-cell>
          <table:table-cell table:formula="of:=[.$L$17]^[.A160]" office:value-type="float" office:value="0.115071364147681" calcext:value-type="float">
            <text:p>0.115071364147681</text:p>
          </table:table-cell>
          <table:table-cell table:formula="of:=[.$M$17]^[.A160]" office:value-type="float" office:value="0.00172584241261244" calcext:value-type="float">
            <text:p>0.001725842412612</text:p>
          </table:table-cell>
          <table:table-cell table:formula="of:=[.$N$17]^[.A160]" office:value-type="float" office:value="0.806730886358173" calcext:value-type="float">
            <text:p>0.806730886358173</text:p>
          </table:table-cell>
          <table:table-cell table:formula="of:=SUM([.B160:.N160])" office:value-type="float" office:value="4.01444291048716" calcext:value-type="float">
            <text:p>4.01444291048716</text:p>
          </table:table-cell>
          <table:table-cell table:formula="of:=13-[.O160]" office:value-type="float" office:value="8.98555708951284" calcext:value-type="float">
            <text:p>8.985557089512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17]^[.A161]" office:value-type="float" office:value="0.0000000000687812827694222" calcext:value-type="float">
            <text:p>6.87812827694222E-11</text:p>
          </table:table-cell>
          <table:table-cell table:formula="of:=[.$C$17]^[.A161]" office:value-type="float" office:value="0.012430194317325" calcext:value-type="float">
            <text:p>0.012430194317325</text:p>
          </table:table-cell>
          <table:table-cell table:formula="of:=[.$D$17]^[.A161]" office:value-type="float" office:value="8.04973812879868E-058" calcext:value-type="float">
            <text:p>8.04973812879868E-58</text:p>
          </table:table-cell>
          <table:table-cell table:formula="of:=[.$E$17]^[.A161]" office:value-type="float" office:value="0.805528604858385" calcext:value-type="float">
            <text:p>0.805528604858385</text:p>
          </table:table-cell>
          <table:table-cell table:formula="of:=[.$F$17]^[.A161]" office:value-type="float" office:value="0.000667164593316273" calcext:value-type="float">
            <text:p>0.000667164593316</text:p>
          </table:table-cell>
          <table:table-cell table:formula="of:=[.$G$17]^[.A161]" office:value-type="float" office:value="0.805528604858385" calcext:value-type="float">
            <text:p>0.805528604858385</text:p>
          </table:table-cell>
          <table:table-cell table:formula="of:=[.$H$17]^[.A161]" office:value-type="float" office:value="0.64866677214216" calcext:value-type="float">
            <text:p>0.64866677214216</text:p>
          </table:table-cell>
          <table:table-cell table:formula="of:=[.$I$17]^[.A161]" office:value-type="float" office:value="0.805528604858385" calcext:value-type="float">
            <text:p>0.805528604858385</text:p>
          </table:table-cell>
          <table:table-cell table:formula="of:=[.$J$17]^[.A161]" office:value-type="float" office:value="0.0000132897435679329" calcext:value-type="float">
            <text:p>1.32897435679329E-05</text:p>
          </table:table-cell>
          <table:table-cell table:formula="of:=[.$K$17]^[.A161]" office:value-type="float" office:value="0.00636224555148056" calcext:value-type="float">
            <text:p>0.006362245551481</text:p>
          </table:table-cell>
          <table:table-cell table:formula="of:=[.$L$17]^[.A161]" office:value-type="float" office:value="0.113356440687954" calcext:value-type="float">
            <text:p>0.113356440687954</text:p>
          </table:table-cell>
          <table:table-cell table:formula="of:=[.$M$17]^[.A161]" office:value-type="float" office:value="0.00165125309820743" calcext:value-type="float">
            <text:p>0.001651253098207</text:p>
          </table:table-cell>
          <table:table-cell table:formula="of:=[.$N$17]^[.A161]" office:value-type="float" office:value="0.805528604858385" calcext:value-type="float">
            <text:p>0.805528604858385</text:p>
          </table:table-cell>
          <table:table-cell table:formula="of:=SUM([.B161:.N161])" office:value-type="float" office:value="4.00526177963633" calcext:value-type="float">
            <text:p>4.00526177963633</text:p>
          </table:table-cell>
          <table:table-cell table:formula="of:=13-[.O161]" office:value-type="float" office:value="8.99473822036367" calcext:value-type="float">
            <text:p>8.994738220363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B$17]^[.A162]" office:value-type="float" office:value="0.0000000000585307190183906" calcext:value-type="float">
            <text:p>5.85307190183906E-11</text:p>
          </table:table-cell>
          <table:table-cell table:formula="of:=[.$C$17]^[.A162]" office:value-type="float" office:value="0.0120596967221737" calcext:value-type="float">
            <text:p>0.012059696722174</text:p>
          </table:table-cell>
          <table:table-cell table:formula="of:=[.$D$17]^[.A162]" office:value-type="float" office:value="3.25108648718992E-058" calcext:value-type="float">
            <text:p>3.25108648718992E-58</text:p>
          </table:table-cell>
          <table:table-cell table:formula="of:=[.$E$17]^[.A162]" office:value-type="float" office:value="0.804328115134303" calcext:value-type="float">
            <text:p>0.804328115134303</text:p>
          </table:table-cell>
          <table:table-cell table:formula="of:=[.$F$17]^[.A162]" office:value-type="float" office:value="0.000634353219874489" calcext:value-type="float">
            <text:p>0.000634353219874</text:p>
          </table:table-cell>
          <table:table-cell table:formula="of:=[.$G$17]^[.A162]" office:value-type="float" office:value="0.804328115134303" calcext:value-type="float">
            <text:p>0.804328115134303</text:p>
          </table:table-cell>
          <table:table-cell table:formula="of:=[.$H$17]^[.A162]" office:value-type="float" office:value="0.646733339140245" calcext:value-type="float">
            <text:p>0.646733339140245</text:p>
          </table:table-cell>
          <table:table-cell table:formula="of:=[.$I$17]^[.A162]" office:value-type="float" office:value="0.804328115134303" calcext:value-type="float">
            <text:p>0.804328115134303</text:p>
          </table:table-cell>
          <table:table-cell table:formula="of:=[.$J$17]^[.A162]" office:value-type="float" office:value="0.0000122994497104119" calcext:value-type="float">
            <text:p>1.22994497104119E-05</text:p>
          </table:table-cell>
          <table:table-cell table:formula="of:=[.$K$17]^[.A162]" office:value-type="float" office:value="0.00614416559964143" calcext:value-type="float">
            <text:p>0.006144165599641</text:p>
          </table:table-cell>
          <table:table-cell table:formula="of:=[.$L$17]^[.A162]" office:value-type="float" office:value="0.111667074954899" calcext:value-type="float">
            <text:p>0.111667074954899</text:p>
          </table:table-cell>
          <table:table-cell table:formula="of:=[.$M$17]^[.A162]" office:value-type="float" office:value="0.00157988746505093" calcext:value-type="float">
            <text:p>0.001579887465051</text:p>
          </table:table-cell>
          <table:table-cell table:formula="of:=[.$N$17]^[.A162]" office:value-type="float" office:value="0.804328115134303" calcext:value-type="float">
            <text:p>0.804328115134303</text:p>
          </table:table-cell>
          <table:table-cell table:formula="of:=SUM([.B162:.N162])" office:value-type="float" office:value="3.99614327714734" calcext:value-type="float">
            <text:p>3.99614327714734</text:p>
          </table:table-cell>
          <table:table-cell table:formula="of:=13-[.O162]" office:value-type="float" office:value="9.00385672285266" calcext:value-type="float">
            <text:p>9.003856722852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B$17]^[.A163]" office:value-type="float" office:value="0.000000000049807810073772" calcext:value-type="float">
            <text:p>4.9807810073772E-11</text:p>
          </table:table-cell>
          <table:table-cell table:formula="of:=[.$C$17]^[.A163]" office:value-type="float" office:value="0.0117002422744189" calcext:value-type="float">
            <text:p>0.011700242274419</text:p>
          </table:table-cell>
          <table:table-cell table:formula="of:=[.$D$17]^[.A163]" office:value-type="float" office:value="1.31303194937179E-058" calcext:value-type="float">
            <text:p>1.31303194937179E-58</text:p>
          </table:table-cell>
          <table:table-cell table:formula="of:=[.$E$17]^[.A163]" office:value-type="float" office:value="0.803129414515623" calcext:value-type="float">
            <text:p>0.803129414515623</text:p>
          </table:table-cell>
          <table:table-cell table:formula="of:=[.$F$17]^[.A163]" office:value-type="float" office:value="0.000603155520536399" calcext:value-type="float">
            <text:p>0.000603155520536</text:p>
          </table:table-cell>
          <table:table-cell table:formula="of:=[.$G$17]^[.A163]" office:value-type="float" office:value="0.803129414515623" calcext:value-type="float">
            <text:p>0.803129414515623</text:p>
          </table:table-cell>
          <table:table-cell table:formula="of:=[.$H$17]^[.A163]" office:value-type="float" office:value="0.644805668978873" calcext:value-type="float">
            <text:p>0.644805668978873</text:p>
          </table:table-cell>
          <table:table-cell table:formula="of:=[.$I$17]^[.A163]" office:value-type="float" office:value="0.803129414515623" calcext:value-type="float">
            <text:p>0.803129414515623</text:p>
          </table:table-cell>
          <table:table-cell table:formula="of:=[.$J$17]^[.A163]" office:value-type="float" office:value="0.0000113829482416777" calcext:value-type="float">
            <text:p>1.13829482416777E-05</text:p>
          </table:table-cell>
          <table:table-cell table:formula="of:=[.$K$17]^[.A163]" office:value-type="float" office:value="0.00593356081753748" calcext:value-type="float">
            <text:p>0.005933560817537</text:p>
          </table:table-cell>
          <table:table-cell table:formula="of:=[.$L$17]^[.A163]" office:value-type="float" office:value="0.110002886058403" calcext:value-type="float">
            <text:p>0.110002886058403</text:p>
          </table:table-cell>
          <table:table-cell table:formula="of:=[.$M$17]^[.A163]" office:value-type="float" office:value="0.00151160618861803" calcext:value-type="float">
            <text:p>0.001511606188618</text:p>
          </table:table-cell>
          <table:table-cell table:formula="of:=[.$N$17]^[.A163]" office:value-type="float" office:value="0.803129414515623" calcext:value-type="float">
            <text:p>0.803129414515623</text:p>
          </table:table-cell>
          <table:table-cell table:formula="of:=SUM([.B163:.N163])" office:value-type="float" office:value="3.98708616089893" calcext:value-type="float">
            <text:p>3.98708616089893</text:p>
          </table:table-cell>
          <table:table-cell table:formula="of:=13-[.O163]" office:value-type="float" office:value="9.01291383910107" calcext:value-type="float">
            <text:p>9.012913839101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B$17]^[.A164]" office:value-type="float" office:value="0.0000000000423848875590519" calcext:value-type="float">
            <text:p>4.23848875590519E-11</text:p>
          </table:table-cell>
          <table:table-cell table:formula="of:=[.$C$17]^[.A164]" office:value-type="float" office:value="0.0113515018191456" calcext:value-type="float">
            <text:p>0.011351501819146</text:p>
          </table:table-cell>
          <table:table-cell table:formula="of:=[.$D$17]^[.A164]" office:value-type="float" office:value="5.30300533948963E-059" calcext:value-type="float">
            <text:p>5.30300533948963E-59</text:p>
          </table:table-cell>
          <table:table-cell table:formula="of:=[.$E$17]^[.A164]" office:value-type="float" office:value="0.801932500336017" calcext:value-type="float">
            <text:p>0.801932500336017</text:p>
          </table:table-cell>
          <table:table-cell table:formula="of:=[.$F$17]^[.A164]" office:value-type="float" office:value="0.00057349213428051" calcext:value-type="float">
            <text:p>0.000573492134281</text:p>
          </table:table-cell>
          <table:table-cell table:formula="of:=[.$G$17]^[.A164]" office:value-type="float" office:value="0.801932500336017" calcext:value-type="float">
            <text:p>0.801932500336017</text:p>
          </table:table-cell>
          <table:table-cell table:formula="of:=[.$H$17]^[.A164]" office:value-type="float" office:value="0.642883744481172" calcext:value-type="float">
            <text:p>0.642883744481172</text:p>
          </table:table-cell>
          <table:table-cell table:formula="of:=[.$I$17]^[.A164]" office:value-type="float" office:value="0.801932500336017" calcext:value-type="float">
            <text:p>0.801932500336017</text:p>
          </table:table-cell>
          <table:table-cell table:formula="of:=[.$J$17]^[.A164]" office:value-type="float" office:value="0.0000105347404740415" calcext:value-type="float">
            <text:p>1.05347404740415E-05</text:p>
          </table:table-cell>
          <table:table-cell table:formula="of:=[.$K$17]^[.A164]" office:value-type="float" office:value="0.00573017497729403" calcext:value-type="float">
            <text:p>0.005730174977294</text:p>
          </table:table-cell>
          <table:table-cell table:formula="of:=[.$L$17]^[.A164]" office:value-type="float" office:value="0.108363498784805" calcext:value-type="float">
            <text:p>0.108363498784805</text:p>
          </table:table-cell>
          <table:table-cell table:formula="of:=[.$M$17]^[.A164]" office:value-type="float" office:value="0.00144627596586106" calcext:value-type="float">
            <text:p>0.001446275965861</text:p>
          </table:table-cell>
          <table:table-cell table:formula="of:=[.$N$17]^[.A164]" office:value-type="float" office:value="0.801932500336017" calcext:value-type="float">
            <text:p>0.801932500336017</text:p>
          </table:table-cell>
          <table:table-cell table:formula="of:=SUM([.B164:.N164])" office:value-type="float" office:value="3.97808922428949" calcext:value-type="float">
            <text:p>3.97808922428949</text:p>
          </table:table-cell>
          <table:table-cell table:formula="of:=13-[.O164]" office:value-type="float" office:value="9.02191077571051" calcext:value-type="float">
            <text:p>9.021910775710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B$17]^[.A165]" office:value-type="float" office:value="0.0000000000360682128110561" calcext:value-type="float">
            <text:p>3.60682128110561E-11</text:p>
          </table:table-cell>
          <table:table-cell table:formula="of:=[.$C$17]^[.A165]" office:value-type="float" office:value="0.0110131560123157" calcext:value-type="float">
            <text:p>0.011013156012316</text:p>
          </table:table-cell>
          <table:table-cell table:formula="of:=[.$D$17]^[.A165]" office:value-type="float" office:value="2.14175029359417E-059" calcext:value-type="float">
            <text:p>2.14175029359417E-59</text:p>
          </table:table-cell>
          <table:table-cell table:formula="of:=[.$E$17]^[.A165]" office:value-type="float" office:value="0.800737369933132" calcext:value-type="float">
            <text:p>0.800737369933132</text:p>
          </table:table-cell>
          <table:table-cell table:formula="of:=[.$F$17]^[.A165]" office:value-type="float" office:value="0.000545287603086387" calcext:value-type="float">
            <text:p>0.000545287603086</text:p>
          </table:table-cell>
          <table:table-cell table:formula="of:=[.$G$17]^[.A165]" office:value-type="float" office:value="0.800737369933132" calcext:value-type="float">
            <text:p>0.800737369933132</text:p>
          </table:table-cell>
          <table:table-cell table:formula="of:=[.$H$17]^[.A165]" office:value-type="float" office:value="0.640967548521466" calcext:value-type="float">
            <text:p>0.640967548521466</text:p>
          </table:table-cell>
          <table:table-cell table:formula="of:=[.$I$17]^[.A165]" office:value-type="float" office:value="0.800737369933132" calcext:value-type="float">
            <text:p>0.800737369933132</text:p>
          </table:table-cell>
          <table:table-cell table:formula="of:=[.$J$17]^[.A165]" office:value-type="float" office:value="0.00000974973745809211" calcext:value-type="float">
            <text:p>9.74973745809211E-06</text:p>
          </table:table-cell>
          <table:table-cell table:formula="of:=[.$K$17]^[.A165]" office:value-type="float" office:value="0.00553376063381003" calcext:value-type="float">
            <text:p>0.00553376063381</text:p>
          </table:table-cell>
          <table:table-cell table:formula="of:=[.$L$17]^[.A165]" office:value-type="float" office:value="0.106748543512304" calcext:value-type="float">
            <text:p>0.106748543512304</text:p>
          </table:table-cell>
          <table:table-cell table:formula="of:=[.$M$17]^[.A165]" office:value-type="float" office:value="0.00138376925496692" calcext:value-type="float">
            <text:p>0.001383769254967</text:p>
          </table:table-cell>
          <table:table-cell table:formula="of:=[.$N$17]^[.A165]" office:value-type="float" office:value="0.800737369933132" calcext:value-type="float">
            <text:p>0.800737369933132</text:p>
          </table:table-cell>
          <table:table-cell table:formula="of:=SUM([.B165:.N165])" office:value-type="float" office:value="3.969151295044" calcext:value-type="float">
            <text:p>3.969151295044</text:p>
          </table:table-cell>
          <table:table-cell table:formula="of:=13-[.O165]" office:value-type="float" office:value="9.030848704956" calcext:value-type="float">
            <text:p>9.0308487049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17]^[.A166]" office:value-type="float" office:value="0.0000000000306929202907795" calcext:value-type="float">
            <text:p>3.06929202907795E-11</text:p>
          </table:table-cell>
          <table:table-cell table:formula="of:=[.$C$17]^[.A166]" office:value-type="float" office:value="0.010684895028342" calcext:value-type="float">
            <text:p>0.010684895028342</text:p>
          </table:table-cell>
          <table:table-cell table:formula="of:=[.$D$17]^[.A166]" office:value-type="float" office:value="8.64999000840566E-060" calcext:value-type="float">
            <text:p>8.64999000840566E-60</text:p>
          </table:table-cell>
          <table:table-cell table:formula="of:=[.$E$17]^[.A166]" office:value-type="float" office:value="0.799544020648582" calcext:value-type="float">
            <text:p>0.799544020648582</text:p>
          </table:table-cell>
          <table:table-cell table:formula="of:=[.$F$17]^[.A166]" office:value-type="float" office:value="0.000518470179983777" calcext:value-type="float">
            <text:p>0.000518470179984</text:p>
          </table:table-cell>
          <table:table-cell table:formula="of:=[.$G$17]^[.A166]" office:value-type="float" office:value="0.799544020648582" calcext:value-type="float">
            <text:p>0.799544020648582</text:p>
          </table:table-cell>
          <table:table-cell table:formula="of:=[.$H$17]^[.A166]" office:value-type="float" office:value="0.639057064025128" calcext:value-type="float">
            <text:p>0.639057064025128</text:p>
          </table:table-cell>
          <table:table-cell table:formula="of:=[.$I$17]^[.A166]" office:value-type="float" office:value="0.799544020648582" calcext:value-type="float">
            <text:p>0.799544020648582</text:p>
          </table:table-cell>
          <table:table-cell table:formula="of:=[.$J$17]^[.A166]" office:value-type="float" office:value="0.00000902322945078271" calcext:value-type="float">
            <text:p>9.02322945078271E-06</text:p>
          </table:table-cell>
          <table:table-cell table:formula="of:=[.$K$17]^[.A166]" office:value-type="float" office:value="0.00534407882370924" calcext:value-type="float">
            <text:p>0.005344078823709</text:p>
          </table:table-cell>
          <table:table-cell table:formula="of:=[.$L$17]^[.A166]" office:value-type="float" office:value="0.10515765612762" calcext:value-type="float">
            <text:p>0.10515765612762</text:p>
          </table:table-cell>
          <table:table-cell table:formula="of:=[.$M$17]^[.A166]" office:value-type="float" office:value="0.00132396402636179" calcext:value-type="float">
            <text:p>0.001323964026362</text:p>
          </table:table-cell>
          <table:table-cell table:formula="of:=[.$N$17]^[.A166]" office:value-type="float" office:value="0.799544020648582" calcext:value-type="float">
            <text:p>0.799544020648582</text:p>
          </table:table-cell>
          <table:table-cell table:formula="of:=SUM([.B166:.N166])" office:value-type="float" office:value="3.96027123406562" calcext:value-type="float">
            <text:p>3.96027123406562</text:p>
          </table:table-cell>
          <table:table-cell table:formula="of:=13-[.O166]" office:value-type="float" office:value="9.03972876593438" calcext:value-type="float">
            <text:p>9.039728765934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B$17]^[.A167]" office:value-type="float" office:value="0.000000000026118714584255" calcext:value-type="float">
            <text:p>2.6118714584255E-11</text:p>
          </table:table-cell>
          <table:table-cell table:formula="of:=[.$C$17]^[.A167]" office:value-type="float" office:value="0.0103664182763795" calcext:value-type="float">
            <text:p>0.01036641827638</text:p>
          </table:table-cell>
          <table:table-cell table:formula="of:=[.$D$17]^[.A167]" office:value-type="float" office:value="3.4935131032458E-060" calcext:value-type="float">
            <text:p>3.4935131032458E-60</text:p>
          </table:table-cell>
          <table:table-cell table:formula="of:=[.$E$17]^[.A167]" office:value-type="float" office:value="0.798352449827943" calcext:value-type="float">
            <text:p>0.798352449827943</text:p>
          </table:table-cell>
          <table:table-cell table:formula="of:=[.$F$17]^[.A167]" office:value-type="float" office:value="0.000492971646541952" calcext:value-type="float">
            <text:p>0.000492971646542</text:p>
          </table:table-cell>
          <table:table-cell table:formula="of:=[.$G$17]^[.A167]" office:value-type="float" office:value="0.798352449827943" calcext:value-type="float">
            <text:p>0.798352449827943</text:p>
          </table:table-cell>
          <table:table-cell table:formula="of:=[.$H$17]^[.A167]" office:value-type="float" office:value="0.637152273968421" calcext:value-type="float">
            <text:p>0.637152273968421</text:p>
          </table:table-cell>
          <table:table-cell table:formula="of:=[.$I$17]^[.A167]" office:value-type="float" office:value="0.798352449827943" calcext:value-type="float">
            <text:p>0.798352449827943</text:p>
          </table:table-cell>
          <table:table-cell table:formula="of:=[.$J$17]^[.A167]" office:value-type="float" office:value="0.00000835085765862305" calcext:value-type="float">
            <text:p>8.35085765862305E-06</text:p>
          </table:table-cell>
          <table:table-cell table:formula="of:=[.$K$17]^[.A167]" office:value-type="float" office:value="0.00516089877461042" calcext:value-type="float">
            <text:p>0.00516089877461</text:p>
          </table:table-cell>
          <table:table-cell table:formula="of:=[.$L$17]^[.A167]" office:value-type="float" office:value="0.1035904779439" calcext:value-type="float">
            <text:p>0.1035904779439</text:p>
          </table:table-cell>
          <table:table-cell table:formula="of:=[.$M$17]^[.A167]" office:value-type="float" office:value="0.0012667435244773" calcext:value-type="float">
            <text:p>0.001266743524477</text:p>
          </table:table-cell>
          <table:table-cell table:formula="of:=[.$N$17]^[.A167]" office:value-type="float" office:value="0.798352449827943" calcext:value-type="float">
            <text:p>0.798352449827943</text:p>
          </table:table-cell>
          <table:table-cell table:formula="of:=SUM([.B167:.N167])" office:value-type="float" office:value="3.95144793432988" calcext:value-type="float">
            <text:p>3.95144793432988</text:p>
          </table:table-cell>
          <table:table-cell table:formula="of:=13-[.O167]" office:value-type="float" office:value="9.04855206567012" calcext:value-type="float">
            <text:p>9.048552065670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B$17]^[.A168]" office:value-type="float" office:value="0.0000000000222262086849621" calcext:value-type="float">
            <text:p>2.22262086849621E-11</text:p>
          </table:table-cell>
          <table:table-cell table:formula="of:=[.$C$17]^[.A168]" office:value-type="float" office:value="0.0100574341250716" calcext:value-type="float">
            <text:p>0.010057434125072</text:p>
          </table:table-cell>
          <table:table-cell table:formula="of:=[.$D$17]^[.A168]" office:value-type="float" office:value="1.41094195376991E-060" calcext:value-type="float">
            <text:p>1.41094195376991E-60</text:p>
          </table:table-cell>
          <table:table-cell table:formula="of:=[.$E$17]^[.A168]" office:value-type="float" office:value="0.797162654820748" calcext:value-type="float">
            <text:p>0.797162654820748</text:p>
          </table:table-cell>
          <table:table-cell table:formula="of:=[.$F$17]^[.A168]" office:value-type="float" office:value="0.00046872713933497" calcext:value-type="float">
            <text:p>0.000468727139335</text:p>
          </table:table-cell>
          <table:table-cell table:formula="of:=[.$G$17]^[.A168]" office:value-type="float" office:value="0.797162654820748" calcext:value-type="float">
            <text:p>0.797162654820748</text:p>
          </table:table-cell>
          <table:table-cell table:formula="of:=[.$H$17]^[.A168]" office:value-type="float" office:value="0.635253161378351" calcext:value-type="float">
            <text:p>0.635253161378351</text:p>
          </table:table-cell>
          <table:table-cell table:formula="of:=[.$I$17]^[.A168]" office:value-type="float" office:value="0.797162654820748" calcext:value-type="float">
            <text:p>0.797162654820748</text:p>
          </table:table-cell>
          <table:table-cell table:formula="of:=[.$J$17]^[.A168]" office:value-type="float" office:value="0.00000772858808644547" calcext:value-type="float">
            <text:p>7.72858808644547E-06</text:p>
          </table:table-cell>
          <table:table-cell table:formula="of:=[.$K$17]^[.A168]" office:value-type="float" office:value="0.00498399762436297" calcext:value-type="float">
            <text:p>0.004983997624363</text:p>
          </table:table-cell>
          <table:table-cell table:formula="of:=[.$L$17]^[.A168]" office:value-type="float" office:value="0.102046655619848" calcext:value-type="float">
            <text:p>0.102046655619848</text:p>
          </table:table-cell>
          <table:table-cell table:formula="of:=[.$M$17]^[.A168]" office:value-type="float" office:value="0.00121199603981286" calcext:value-type="float">
            <text:p>0.001211996039813</text:p>
          </table:table-cell>
          <table:table-cell table:formula="of:=[.$N$17]^[.A168]" office:value-type="float" office:value="0.797162654820748" calcext:value-type="float">
            <text:p>0.797162654820748</text:p>
          </table:table-cell>
          <table:table-cell table:formula="of:=SUM([.B168:.N168])" office:value-type="float" office:value="3.94268031982009" calcext:value-type="float">
            <text:p>3.94268031982009</text:p>
          </table:table-cell>
          <table:table-cell table:formula="of:=13-[.O168]" office:value-type="float" office:value="9.05731968017991" calcext:value-type="float">
            <text:p>9.0573196801799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B$17]^[.A169]" office:value-type="float" office:value="0.0000000000189138079867562" calcext:value-type="float">
            <text:p>1.89138079867562E-11</text:p>
          </table:table-cell>
          <table:table-cell table:formula="of:=[.$C$17]^[.A169]" office:value-type="float" office:value="0.00975765963550169" calcext:value-type="float">
            <text:p>0.009757659635502</text:p>
          </table:table-cell>
          <table:table-cell table:formula="of:=[.$D$17]^[.A169]" office:value-type="float" office:value="5.69843918735687E-061" calcext:value-type="float">
            <text:p>5.69843918735687E-61</text:p>
          </table:table-cell>
          <table:table-cell table:formula="of:=[.$E$17]^[.A169]" office:value-type="float" office:value="0.795974632980478" calcext:value-type="float">
            <text:p>0.795974632980478</text:p>
          </table:table-cell>
          <table:table-cell table:formula="of:=[.$F$17]^[.A169]" office:value-type="float" office:value="0.000445674984941447" calcext:value-type="float">
            <text:p>0.000445674984941</text:p>
          </table:table-cell>
          <table:table-cell table:formula="of:=[.$G$17]^[.A169]" office:value-type="float" office:value="0.795974632980478" calcext:value-type="float">
            <text:p>0.795974632980478</text:p>
          </table:table-cell>
          <table:table-cell table:formula="of:=[.$H$17]^[.A169]" office:value-type="float" office:value="0.633359709332513" calcext:value-type="float">
            <text:p>0.633359709332513</text:p>
          </table:table-cell>
          <table:table-cell table:formula="of:=[.$I$17]^[.A169]" office:value-type="float" office:value="0.795974632980478" calcext:value-type="float">
            <text:p>0.795974632980478</text:p>
          </table:table-cell>
          <table:table-cell table:formula="of:=[.$J$17]^[.A169]" office:value-type="float" office:value="0.00000715268733484745" calcext:value-type="float">
            <text:p>7.15268733484745E-06</text:p>
          </table:table-cell>
          <table:table-cell table:formula="of:=[.$K$17]^[.A169]" office:value-type="float" office:value="0.00481316014990642" calcext:value-type="float">
            <text:p>0.004813160149906</text:p>
          </table:table-cell>
          <table:table-cell table:formula="of:=[.$L$17]^[.A169]" office:value-type="float" office:value="0.100525841080059" calcext:value-type="float">
            <text:p>0.100525841080059</text:p>
          </table:table-cell>
          <table:table-cell table:formula="of:=[.$M$17]^[.A169]" office:value-type="float" office:value="0.00115961469084927" calcext:value-type="float">
            <text:p>0.001159614690849</text:p>
          </table:table-cell>
          <table:table-cell table:formula="of:=[.$N$17]^[.A169]" office:value-type="float" office:value="0.795974632980478" calcext:value-type="float">
            <text:p>0.795974632980478</text:p>
          </table:table-cell>
          <table:table-cell table:formula="of:=SUM([.B169:.N169])" office:value-type="float" office:value="3.93396734450193" calcext:value-type="float">
            <text:p>3.93396734450193</text:p>
          </table:table-cell>
          <table:table-cell table:formula="of:=13-[.O169]" office:value-type="float" office:value="9.06603265549807" calcext:value-type="float">
            <text:p>9.066032655498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B$17]^[.A170]" office:value-type="float" office:value="0.0000000000160950586593707" calcext:value-type="float">
            <text:p>1.60950586593707E-11</text:p>
          </table:table-cell>
          <table:table-cell table:formula="of:=[.$C$17]^[.A170]" office:value-type="float" office:value="0.00946682030210373" calcext:value-type="float">
            <text:p>0.009466820302104</text:p>
          </table:table-cell>
          <table:table-cell table:formula="of:=[.$D$17]^[.A170]" office:value-type="float" office:value="2.30145606523653E-061" calcext:value-type="float">
            <text:p>2.30145606523653E-61</text:p>
          </table:table-cell>
          <table:table-cell table:formula="of:=[.$E$17]^[.A170]" office:value-type="float" office:value="0.794788381664561" calcext:value-type="float">
            <text:p>0.794788381664561</text:p>
          </table:table-cell>
          <table:table-cell table:formula="of:=[.$F$17]^[.A170]" office:value-type="float" office:value="0.000423756543059081" calcext:value-type="float">
            <text:p>0.000423756543059</text:p>
          </table:table-cell>
          <table:table-cell table:formula="of:=[.$G$17]^[.A170]" office:value-type="float" office:value="0.794788381664561" calcext:value-type="float">
            <text:p>0.794788381664561</text:p>
          </table:table-cell>
          <table:table-cell table:formula="of:=[.$H$17]^[.A170]" office:value-type="float" office:value="0.631471900958944" calcext:value-type="float">
            <text:p>0.631471900958944</text:p>
          </table:table-cell>
          <table:table-cell table:formula="of:=[.$I$17]^[.A170]" office:value-type="float" office:value="0.794788381664561" calcext:value-type="float">
            <text:p>0.794788381664561</text:p>
          </table:table-cell>
          <table:table-cell table:formula="of:=[.$J$17]^[.A170]" office:value-type="float" office:value="0.00000661970020110323" calcext:value-type="float">
            <text:p>6.61970020110323E-06</text:p>
          </table:table-cell>
          <table:table-cell table:formula="of:=[.$K$17]^[.A170]" office:value-type="float" office:value="0.00464817850542379" calcext:value-type="float">
            <text:p>0.004648178505424</text:p>
          </table:table-cell>
          <table:table-cell table:formula="of:=[.$L$17]^[.A170]" office:value-type="float" office:value="0.099027691436541" calcext:value-type="float">
            <text:p>0.099027691436541</text:p>
          </table:table-cell>
          <table:table-cell table:formula="of:=[.$M$17]^[.A170]" office:value-type="float" office:value="0.00110949721538782" calcext:value-type="float">
            <text:p>0.001109497215388</text:p>
          </table:table-cell>
          <table:table-cell table:formula="of:=[.$N$17]^[.A170]" office:value-type="float" office:value="0.794788381664561" calcext:value-type="float">
            <text:p>0.794788381664561</text:p>
          </table:table-cell>
          <table:table-cell table:formula="of:=SUM([.B170:.N170])" office:value-type="float" office:value="3.925307991336" calcext:value-type="float">
            <text:p>3.925307991336</text:p>
          </table:table-cell>
          <table:table-cell table:formula="of:=13-[.O170]" office:value-type="float" office:value="9.074692008664" calcext:value-type="float">
            <text:p>9.0746920086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17]^[.A171]" office:value-type="float" office:value="0.0000000000136963911989578" calcext:value-type="float">
            <text:p>1.36963911989578E-11</text:p>
          </table:table-cell>
          <table:table-cell table:formula="of:=[.$C$17]^[.A171]" office:value-type="float" office:value="0.00918464980129587" calcext:value-type="float">
            <text:p>0.009184649801296</text:p>
          </table:table-cell>
          <table:table-cell table:formula="of:=[.$D$17]^[.A171]" office:value-type="float" office:value="9.29500139611176E-062" calcext:value-type="float">
            <text:p>9.29500139611176E-62</text:p>
          </table:table-cell>
          <table:table-cell table:formula="of:=[.$E$17]^[.A171]" office:value-type="float" office:value="0.79360389823436" calcext:value-type="float">
            <text:p>0.79360389823436</text:p>
          </table:table-cell>
          <table:table-cell table:formula="of:=[.$F$17]^[.A171]" office:value-type="float" office:value="0.000402916057334863" calcext:value-type="float">
            <text:p>0.000402916057335</text:p>
          </table:table-cell>
          <table:table-cell table:formula="of:=[.$G$17]^[.A171]" office:value-type="float" office:value="0.79360389823436" calcext:value-type="float">
            <text:p>0.79360389823436</text:p>
          </table:table-cell>
          <table:table-cell table:formula="of:=[.$H$17]^[.A171]" office:value-type="float" office:value="0.629589719435966" calcext:value-type="float">
            <text:p>0.629589719435966</text:p>
          </table:table-cell>
          <table:table-cell table:formula="of:=[.$I$17]^[.A171]" office:value-type="float" office:value="0.79360389823436" calcext:value-type="float">
            <text:p>0.79360389823436</text:p>
          </table:table-cell>
          <table:table-cell table:formula="of:=[.$J$17]^[.A171]" office:value-type="float" office:value="0.00000612642894915813" calcext:value-type="float">
            <text:p>6.12642894915813E-06</text:p>
          </table:table-cell>
          <table:table-cell table:formula="of:=[.$K$17]^[.A171]" office:value-type="float" office:value="0.00448885196947037" calcext:value-type="float">
            <text:p>0.00448885196947</text:p>
          </table:table-cell>
          <table:table-cell table:formula="of:=[.$L$17]^[.A171]" office:value-type="float" office:value="0.0975518689114062" calcext:value-type="float">
            <text:p>0.097551868911406</text:p>
          </table:table-cell>
          <table:table-cell table:formula="of:=[.$M$17]^[.A171]" office:value-type="float" office:value="0.00106154577090757" calcext:value-type="float">
            <text:p>0.001061545770908</text:p>
          </table:table-cell>
          <table:table-cell table:formula="of:=[.$N$17]^[.A171]" office:value-type="float" office:value="0.79360389823436" calcext:value-type="float">
            <text:p>0.79360389823436</text:p>
          </table:table-cell>
          <table:table-cell table:formula="of:=SUM([.B171:.N171])" office:value-type="float" office:value="3.91670127132647" calcext:value-type="float">
            <text:p>3.91670127132647</text:p>
          </table:table-cell>
          <table:table-cell table:formula="of:=13-[.O171]" office:value-type="float" office:value="9.08329872867353" calcext:value-type="float">
            <text:p>9.083298728673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B$17]^[.A172]" office:value-type="float" office:value="0.000000000011655200260216" calcext:value-type="float">
            <text:p>1.1655200260216E-11</text:p>
          </table:table-cell>
          <table:table-cell table:formula="of:=[.$C$17]^[.A172]" office:value-type="float" office:value="0.00891088974760598" calcext:value-type="float">
            <text:p>0.008910889747606</text:p>
          </table:table-cell>
          <table:table-cell table:formula="of:=[.$D$17]^[.A172]" office:value-type="float" office:value="3.754016957297E-062" calcext:value-type="float">
            <text:p>3.754016957297E-62</text:p>
          </table:table-cell>
          <table:table-cell table:formula="of:=[.$E$17]^[.A172]" office:value-type="float" office:value="0.792421180055174" calcext:value-type="float">
            <text:p>0.792421180055174</text:p>
          </table:table-cell>
          <table:table-cell table:formula="of:=[.$F$17]^[.A172]" office:value-type="float" office:value="0.000383100513531509" calcext:value-type="float">
            <text:p>0.000383100513532</text:p>
          </table:table-cell>
          <table:table-cell table:formula="of:=[.$G$17]^[.A172]" office:value-type="float" office:value="0.792421180055174" calcext:value-type="float">
            <text:p>0.792421180055174</text:p>
          </table:table-cell>
          <table:table-cell table:formula="of:=[.$H$17]^[.A172]" office:value-type="float" office:value="0.627713147992044" calcext:value-type="float">
            <text:p>0.627713147992044</text:p>
          </table:table-cell>
          <table:table-cell table:formula="of:=[.$I$17]^[.A172]" office:value-type="float" office:value="0.792421180055174" calcext:value-type="float">
            <text:p>0.792421180055174</text:p>
          </table:table-cell>
          <table:table-cell table:formula="of:=[.$J$17]^[.A172]" office:value-type="float" office:value="0.00000566991412433264" calcext:value-type="float">
            <text:p>5.66991412433264E-06</text:p>
          </table:table-cell>
          <table:table-cell table:formula="of:=[.$K$17]^[.A172]" office:value-type="float" office:value="0.00433498670077019" calcext:value-type="float">
            <text:p>0.00433498670077</text:p>
          </table:table-cell>
          <table:table-cell table:formula="of:=[.$L$17]^[.A172]" office:value-type="float" office:value="0.0960980407607147" calcext:value-type="float">
            <text:p>0.096098040760715</text:p>
          </table:table-cell>
          <table:table-cell table:formula="of:=[.$M$17]^[.A172]" office:value-type="float" office:value="0.00101566674355091" calcext:value-type="float">
            <text:p>0.001015666743551</text:p>
          </table:table-cell>
          <table:table-cell table:formula="of:=[.$N$17]^[.A172]" office:value-type="float" office:value="0.792421180055174" calcext:value-type="float">
            <text:p>0.792421180055174</text:p>
          </table:table-cell>
          <table:table-cell table:formula="of:=SUM([.B172:.N172])" office:value-type="float" office:value="3.90814622260469" calcext:value-type="float">
            <text:p>3.90814622260469</text:p>
          </table:table-cell>
          <table:table-cell table:formula="of:=13-[.O172]" office:value-type="float" office:value="9.09185377739531" calcext:value-type="float">
            <text:p>9.091853777395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B$17]^[.A173]" office:value-type="float" office:value="0.00000000000991821065362641" calcext:value-type="float">
            <text:p>9.91821065362641E-12</text:p>
          </table:table-cell>
          <table:table-cell table:formula="of:=[.$C$17]^[.A173]" office:value-type="float" office:value="0.00864528945706631" calcext:value-type="float">
            <text:p>0.008645289457066</text:p>
          </table:table-cell>
          <table:table-cell table:formula="of:=[.$D$17]^[.A173]" office:value-type="float" office:value="1.51615289929581E-062" calcext:value-type="float">
            <text:p>1.51615289929581E-62</text:p>
          </table:table-cell>
          <table:table-cell table:formula="of:=[.$E$17]^[.A173]" office:value-type="float" office:value="0.791240224496224" calcext:value-type="float">
            <text:p>0.791240224496224</text:p>
          </table:table-cell>
          <table:table-cell table:formula="of:=[.$F$17]^[.A173]" office:value-type="float" office:value="0.000364259504669303" calcext:value-type="float">
            <text:p>0.000364259504669</text:p>
          </table:table-cell>
          <table:table-cell table:formula="of:=[.$G$17]^[.A173]" office:value-type="float" office:value="0.791240224496224" calcext:value-type="float">
            <text:p>0.791240224496224</text:p>
          </table:table-cell>
          <table:table-cell table:formula="of:=[.$H$17]^[.A173]" office:value-type="float" office:value="0.625842169905629" calcext:value-type="float">
            <text:p>0.625842169905629</text:p>
          </table:table-cell>
          <table:table-cell table:formula="of:=[.$I$17]^[.A173]" office:value-type="float" office:value="0.791240224496224" calcext:value-type="float">
            <text:p>0.791240224496224</text:p>
          </table:table-cell>
          <table:table-cell table:formula="of:=[.$J$17]^[.A173]" office:value-type="float" office:value="0.00000524741679763125" calcext:value-type="float">
            <text:p>5.24741679763125E-06</text:p>
          </table:table-cell>
          <table:table-cell table:formula="of:=[.$K$17]^[.A173]" office:value-type="float" office:value="0.00418639550238314" calcext:value-type="float">
            <text:p>0.004186395502383</text:p>
          </table:table-cell>
          <table:table-cell table:formula="of:=[.$L$17]^[.A173]" office:value-type="float" office:value="0.0946658791994522" calcext:value-type="float">
            <text:p>0.094665879199452</text:p>
          </table:table-cell>
          <table:table-cell table:formula="of:=[.$M$17]^[.A173]" office:value-type="float" office:value="0.000971770565364659" calcext:value-type="float">
            <text:p>0.000971770565365</text:p>
          </table:table-cell>
          <table:table-cell table:formula="of:=[.$N$17]^[.A173]" office:value-type="float" office:value="0.791240224496224" calcext:value-type="float">
            <text:p>0.791240224496224</text:p>
          </table:table-cell>
          <table:table-cell table:formula="of:=SUM([.B173:.N173])" office:value-type="float" office:value="3.89964190954618" calcext:value-type="float">
            <text:p>3.89964190954618</text:p>
          </table:table-cell>
          <table:table-cell table:formula="of:=13-[.O173]" office:value-type="float" office:value="9.10035809045382" calcext:value-type="float">
            <text:p>9.100358090453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B$17]^[.A174]" office:value-type="float" office:value="0.00000000000844008686023947" calcext:value-type="float">
            <text:p>8.44008686023947E-12</text:p>
          </table:table-cell>
          <table:table-cell table:formula="of:=[.$C$17]^[.A174]" office:value-type="float" office:value="0.00838760571766046" calcext:value-type="float">
            <text:p>0.00838760571766</text:p>
          </table:table-cell>
          <table:table-cell table:formula="of:=[.$D$17]^[.A174]" office:value-type="float" office:value="6.12335969760303E-063" calcext:value-type="float">
            <text:p>6.12335969760303E-63</text:p>
          </table:table-cell>
          <table:table-cell table:formula="of:=[.$E$17]^[.A174]" office:value-type="float" office:value="0.790061028930656" calcext:value-type="float">
            <text:p>0.790061028930656</text:p>
          </table:table-cell>
          <table:table-cell table:formula="of:=[.$F$17]^[.A174]" office:value-type="float" office:value="0.000346345102800321" calcext:value-type="float">
            <text:p>0.0003463451028</text:p>
          </table:table-cell>
          <table:table-cell table:formula="of:=[.$G$17]^[.A174]" office:value-type="float" office:value="0.790061028930656" calcext:value-type="float">
            <text:p>0.790061028930656</text:p>
          </table:table-cell>
          <table:table-cell table:formula="of:=[.$H$17]^[.A174]" office:value-type="float" office:value="0.623976768505016" calcext:value-type="float">
            <text:p>0.623976768505016</text:p>
          </table:table-cell>
          <table:table-cell table:formula="of:=[.$I$17]^[.A174]" office:value-type="float" office:value="0.790061028930656" calcext:value-type="float">
            <text:p>0.790061028930656</text:p>
          </table:table-cell>
          <table:table-cell table:formula="of:=[.$J$17]^[.A174]" office:value-type="float" office:value="0.00000485640213312818" calcext:value-type="float">
            <text:p>4.85640213312818E-06</text:p>
          </table:table-cell>
          <table:table-cell table:formula="of:=[.$K$17]^[.A174]" office:value-type="float" office:value="0.0040428975939557" calcext:value-type="float">
            <text:p>0.004042897593956</text:p>
          </table:table-cell>
          <table:table-cell table:formula="of:=[.$L$17]^[.A174]" office:value-type="float" office:value="0.0932550613276272" calcext:value-type="float">
            <text:p>0.093255061327627</text:p>
          </table:table-cell>
          <table:table-cell table:formula="of:=[.$M$17]^[.A174]" office:value-type="float" office:value="0.000929771539439808" calcext:value-type="float">
            <text:p>0.00092977153944</text:p>
          </table:table-cell>
          <table:table-cell table:formula="of:=[.$N$17]^[.A174]" office:value-type="float" office:value="0.790061028930656" calcext:value-type="float">
            <text:p>0.790061028930656</text:p>
          </table:table-cell>
          <table:table-cell table:formula="of:=SUM([.B174:.N174])" office:value-type="float" office:value="3.89118742191969" calcext:value-type="float">
            <text:p>3.89118742191969</text:p>
          </table:table-cell>
          <table:table-cell table:formula="of:=13-[.O174]" office:value-type="float" office:value="9.1088125780803" calcext:value-type="float">
            <text:p>9.10881257808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B$17]^[.A175]" office:value-type="float" office:value="0.00000000000718224977227532" calcext:value-type="float">
            <text:p>7.18224977227532E-12</text:p>
          </table:table-cell>
          <table:table-cell table:formula="of:=[.$C$17]^[.A175]" office:value-type="float" office:value="0.00813760256661246" calcext:value-type="float">
            <text:p>0.008137602566612</text:p>
          </table:table-cell>
          <table:table-cell table:formula="of:=[.$D$17]^[.A175]" office:value-type="float" office:value="2.47307075715413E-063" calcext:value-type="float">
            <text:p>2.47307075715413E-63</text:p>
          </table:table-cell>
          <table:table-cell table:formula="of:=[.$E$17]^[.A175]" office:value-type="float" office:value="0.788883590735528" calcext:value-type="float">
            <text:p>0.788883590735528</text:p>
          </table:table-cell>
          <table:table-cell table:formula="of:=[.$F$17]^[.A175]" office:value-type="float" office:value="0.00032931173708883" calcext:value-type="float">
            <text:p>0.000329311737089</text:p>
          </table:table-cell>
          <table:table-cell table:formula="of:=[.$G$17]^[.A175]" office:value-type="float" office:value="0.788883590735528" calcext:value-type="float">
            <text:p>0.788883590735528</text:p>
          </table:table-cell>
          <table:table-cell table:formula="of:=[.$H$17]^[.A175]" office:value-type="float" office:value="0.62211692716819" calcext:value-type="float">
            <text:p>0.62211692716819</text:p>
          </table:table-cell>
          <table:table-cell table:formula="of:=[.$I$17]^[.A175]" office:value-type="float" office:value="0.788883590735528" calcext:value-type="float">
            <text:p>0.788883590735528</text:p>
          </table:table-cell>
          <table:table-cell table:formula="of:=[.$J$17]^[.A175]" office:value-type="float" office:value="0.00000449452417983994" calcext:value-type="float">
            <text:p>4.49452417983994E-06</text:p>
          </table:table-cell>
          <table:table-cell table:formula="of:=[.$K$17]^[.A175]" office:value-type="float" office:value="0.00390431839177838" calcext:value-type="float">
            <text:p>0.003904318391778</text:p>
          </table:table-cell>
          <table:table-cell table:formula="of:=[.$L$17]^[.A175]" office:value-type="float" office:value="0.0918652690574689" calcext:value-type="float">
            <text:p>0.091865269057469</text:p>
          </table:table-cell>
          <table:table-cell table:formula="of:=[.$M$17]^[.A175]" office:value-type="float" office:value="0.00088958767260858" calcext:value-type="float">
            <text:p>0.000889587672609</text:p>
          </table:table-cell>
          <table:table-cell table:formula="of:=[.$N$17]^[.A175]" office:value-type="float" office:value="0.788883590735528" calcext:value-type="float">
            <text:p>0.788883590735528</text:p>
          </table:table-cell>
          <table:table-cell table:formula="of:=SUM([.B175:.N175])" office:value-type="float" office:value="3.88278187406722" calcext:value-type="float">
            <text:p>3.88278187406722</text:p>
          </table:table-cell>
          <table:table-cell table:formula="of:=13-[.O175]" office:value-type="float" office:value="9.11721812593278" calcext:value-type="float">
            <text:p>9.117218125932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17]^[.A176]" office:value-type="float" office:value="0.00000000000611186977640716" calcext:value-type="float">
            <text:p>6.11186977640716E-12</text:p>
          </table:table-cell>
          <table:table-cell table:formula="of:=[.$C$17]^[.A176]" office:value-type="float" office:value="0.00789505107431403" calcext:value-type="float">
            <text:p>0.007895051074314</text:p>
          </table:table-cell>
          <table:table-cell table:formula="of:=[.$D$17]^[.A176]" office:value-type="float" office:value="9.98810991339446E-064" calcext:value-type="float">
            <text:p>9.98810991339446E-64</text:p>
          </table:table-cell>
          <table:table-cell table:formula="of:=[.$E$17]^[.A176]" office:value-type="float" office:value="0.787707907291809" calcext:value-type="float">
            <text:p>0.787707907291809</text:p>
          </table:table-cell>
          <table:table-cell table:formula="of:=[.$F$17]^[.A176]" office:value-type="float" office:value="0.00031311607788774" calcext:value-type="float">
            <text:p>0.000313116077888</text:p>
          </table:table-cell>
          <table:table-cell table:formula="of:=[.$G$17]^[.A176]" office:value-type="float" office:value="0.787707907291809" calcext:value-type="float">
            <text:p>0.787707907291809</text:p>
          </table:table-cell>
          <table:table-cell table:formula="of:=[.$H$17]^[.A176]" office:value-type="float" office:value="0.620262629322681" calcext:value-type="float">
            <text:p>0.620262629322681</text:p>
          </table:table-cell>
          <table:table-cell table:formula="of:=[.$I$17]^[.A176]" office:value-type="float" office:value="0.787707907291809" calcext:value-type="float">
            <text:p>0.787707907291809</text:p>
          </table:table-cell>
          <table:table-cell table:formula="of:=[.$J$17]^[.A176]" office:value-type="float" office:value="0.00000415961179684143" calcext:value-type="float">
            <text:p>4.15961179684143E-06</text:p>
          </table:table-cell>
          <table:table-cell table:formula="of:=[.$K$17]^[.A176]" office:value-type="float" office:value="0.00377048929638211" calcext:value-type="float">
            <text:p>0.003770489296382</text:p>
          </table:table-cell>
          <table:table-cell table:formula="of:=[.$L$17]^[.A176]" office:value-type="float" office:value="0.0904961890417093" calcext:value-type="float">
            <text:p>0.090496189041709</text:p>
          </table:table-cell>
          <table:table-cell table:formula="of:=[.$M$17]^[.A176]" office:value-type="float" office:value="0.000851140515372144" calcext:value-type="float">
            <text:p>0.000851140515372</text:p>
          </table:table-cell>
          <table:table-cell table:formula="of:=[.$N$17]^[.A176]" office:value-type="float" office:value="0.787707907291809" calcext:value-type="float">
            <text:p>0.787707907291809</text:p>
          </table:table-cell>
          <table:table-cell table:formula="of:=SUM([.B176:.N176])" office:value-type="float" office:value="3.87442440411349" calcext:value-type="float">
            <text:p>3.87442440411349</text:p>
          </table:table-cell>
          <table:table-cell table:formula="of:=13-[.O176]" office:value-type="float" office:value="9.12557559588651" calcext:value-type="float">
            <text:p>9.125575595886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B$17]^[.A177]" office:value-type="float" office:value="0.00000000000520100989914827" calcext:value-type="float">
            <text:p>5.20100989914827E-12</text:p>
          </table:table-cell>
          <table:table-cell table:formula="of:=[.$C$17]^[.A177]" office:value-type="float" office:value="0.00765972913469215" calcext:value-type="float">
            <text:p>0.007659729134692</text:p>
          </table:table-cell>
          <table:table-cell table:formula="of:=[.$D$17]^[.A177]" office:value-type="float" office:value="4.03394603059597E-064" calcext:value-type="float">
            <text:p>4.03394603059597E-64</text:p>
          </table:table-cell>
          <table:table-cell table:formula="of:=[.$E$17]^[.A177]" office:value-type="float" office:value="0.786533975984369" calcext:value-type="float">
            <text:p>0.786533975984369</text:p>
          </table:table-cell>
          <table:table-cell table:formula="of:=[.$F$17]^[.A177]" office:value-type="float" office:value="0.000297716926516211" calcext:value-type="float">
            <text:p>0.000297716926516</text:p>
          </table:table-cell>
          <table:table-cell table:formula="of:=[.$G$17]^[.A177]" office:value-type="float" office:value="0.786533975984369" calcext:value-type="float">
            <text:p>0.786533975984369</text:p>
          </table:table-cell>
          <table:table-cell table:formula="of:=[.$H$17]^[.A177]" office:value-type="float" office:value="0.618413858445415" calcext:value-type="float">
            <text:p>0.618413858445415</text:p>
          </table:table-cell>
          <table:table-cell table:formula="of:=[.$I$17]^[.A177]" office:value-type="float" office:value="0.786533975984369" calcext:value-type="float">
            <text:p>0.786533975984369</text:p>
          </table:table-cell>
          <table:table-cell table:formula="of:=[.$J$17]^[.A177]" office:value-type="float" office:value="0.00000384965562718112" calcext:value-type="float">
            <text:p>3.84965562718112E-06</text:p>
          </table:table-cell>
          <table:table-cell table:formula="of:=[.$K$17]^[.A177]" office:value-type="float" office:value="0.00364124748741521" calcext:value-type="float">
            <text:p>0.003641247487415</text:p>
          </table:table-cell>
          <table:table-cell table:formula="of:=[.$L$17]^[.A177]" office:value-type="float" office:value="0.0891475126029357" calcext:value-type="float">
            <text:p>0.089147512602936</text:p>
          </table:table-cell>
          <table:table-cell table:formula="of:=[.$M$17]^[.A177]" office:value-type="float" office:value="0.000814355008746522" calcext:value-type="float">
            <text:p>0.000814355008747</text:p>
          </table:table-cell>
          <table:table-cell table:formula="of:=[.$N$17]^[.A177]" office:value-type="float" office:value="0.786533975984369" calcext:value-type="float">
            <text:p>0.786533975984369</text:p>
          </table:table-cell>
          <table:table-cell table:formula="of:=SUM([.B177:.N177])" office:value-type="float" office:value="3.86611417320403" calcext:value-type="float">
            <text:p>3.86611417320403</text:p>
          </table:table-cell>
          <table:table-cell table:formula="of:=13-[.O177]" office:value-type="float" office:value="9.13388582679597" calcext:value-type="float">
            <text:p>9.133885826795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B$17]^[.A178]" office:value-type="float" office:value="0.00000000000442589665039294" calcext:value-type="float">
            <text:p>4.42589665039294E-12</text:p>
          </table:table-cell>
          <table:table-cell table:formula="of:=[.$C$17]^[.A178]" office:value-type="float" office:value="0.00743142126182502" calcext:value-type="float">
            <text:p>0.007431421261825</text:p>
          </table:table-cell>
          <table:table-cell table:formula="of:=[.$D$17]^[.A178]" office:value-type="float" office:value="1.62920920162669E-064" calcext:value-type="float">
            <text:p>1.62920920162669E-64</text:p>
          </table:table-cell>
          <table:table-cell table:formula="of:=[.$E$17]^[.A178]" office:value-type="float" office:value="0.785361794201978" calcext:value-type="float">
            <text:p>0.785361794201978</text:p>
          </table:table-cell>
          <table:table-cell table:formula="of:=[.$F$17]^[.A178]" office:value-type="float" office:value="0.000283075110458037" calcext:value-type="float">
            <text:p>0.000283075110458</text:p>
          </table:table-cell>
          <table:table-cell table:formula="of:=[.$G$17]^[.A178]" office:value-type="float" office:value="0.785361794201978" calcext:value-type="float">
            <text:p>0.785361794201978</text:p>
          </table:table-cell>
          <table:table-cell table:formula="of:=[.$H$17]^[.A178]" office:value-type="float" office:value="0.616570598062567" calcext:value-type="float">
            <text:p>0.616570598062567</text:p>
          </table:table-cell>
          <table:table-cell table:formula="of:=[.$I$17]^[.A178]" office:value-type="float" office:value="0.785361794201978" calcext:value-type="float">
            <text:p>0.785361794201978</text:p>
          </table:table-cell>
          <table:table-cell table:formula="of:=[.$J$17]^[.A178]" office:value-type="float" office:value="0.00000356279604244333" calcext:value-type="float">
            <text:p>3.56279604244333E-06</text:p>
          </table:table-cell>
          <table:table-cell table:formula="of:=[.$K$17]^[.A178]" office:value-type="float" office:value="0.0035164357255515" calcext:value-type="float">
            <text:p>0.003516435725552</text:p>
          </table:table-cell>
          <table:table-cell table:formula="of:=[.$L$17]^[.A178]" office:value-type="float" office:value="0.0878189356639948" calcext:value-type="float">
            <text:p>0.087818935663995</text:p>
          </table:table-cell>
          <table:table-cell table:formula="of:=[.$M$17]^[.A178]" office:value-type="float" office:value="0.000779159337727671" calcext:value-type="float">
            <text:p>0.000779159337728</text:p>
          </table:table-cell>
          <table:table-cell table:formula="of:=[.$N$17]^[.A178]" office:value-type="float" office:value="0.785361794201978" calcext:value-type="float">
            <text:p>0.785361794201978</text:p>
          </table:table-cell>
          <table:table-cell table:formula="of:=SUM([.B178:.N178])" office:value-type="float" office:value="3.85785036477051" calcext:value-type="float">
            <text:p>3.85785036477051</text:p>
          </table:table-cell>
          <table:table-cell table:formula="of:=13-[.O178]" office:value-type="float" office:value="9.14214963522949" calcext:value-type="float">
            <text:p>9.142149635229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B$17]^[.A179]" office:value-type="float" office:value="0.00000000000376629953408997" calcext:value-type="float">
            <text:p>3.76629953408997E-12</text:p>
          </table:table-cell>
          <table:table-cell table:formula="of:=[.$C$17]^[.A179]" office:value-type="float" office:value="0.0072099183926201" calcext:value-type="float">
            <text:p>0.00720991839262</text:p>
          </table:table-cell>
          <table:table-cell table:formula="of:=[.$D$17]^[.A179]" office:value-type="float" office:value="6.57996562803028E-065" calcext:value-type="float">
            <text:p>6.57996562803028E-65</text:p>
          </table:table-cell>
          <table:table-cell table:formula="of:=[.$E$17]^[.A179]" office:value-type="float" office:value="0.784191359337296" calcext:value-type="float">
            <text:p>0.784191359337296</text:p>
          </table:table-cell>
          <table:table-cell table:formula="of:=[.$F$17]^[.A179]" office:value-type="float" office:value="0.000269153383714199" calcext:value-type="float">
            <text:p>0.000269153383714</text:p>
          </table:table-cell>
          <table:table-cell table:formula="of:=[.$G$17]^[.A179]" office:value-type="float" office:value="0.784191359337296" calcext:value-type="float">
            <text:p>0.784191359337296</text:p>
          </table:table-cell>
          <table:table-cell table:formula="of:=[.$H$17]^[.A179]" office:value-type="float" office:value="0.614732831749415" calcext:value-type="float">
            <text:p>0.614732831749415</text:p>
          </table:table-cell>
          <table:table-cell table:formula="of:=[.$I$17]^[.A179]" office:value-type="float" office:value="0.784191359337296" calcext:value-type="float">
            <text:p>0.784191359337296</text:p>
          </table:table-cell>
          <table:table-cell table:formula="of:=[.$J$17]^[.A179]" office:value-type="float" office:value="0.00000329731198562937" calcext:value-type="float">
            <text:p>3.29731198562937E-06</text:p>
          </table:table-cell>
          <table:table-cell table:formula="of:=[.$K$17]^[.A179]" office:value-type="float" office:value="0.00339590216118834" calcext:value-type="float">
            <text:p>0.003395902161188</text:p>
          </table:table-cell>
          <table:table-cell table:formula="of:=[.$L$17]^[.A179]" office:value-type="float" office:value="0.0865101586794345" calcext:value-type="float">
            <text:p>0.086510158679435</text:p>
          </table:table-cell>
          <table:table-cell table:formula="of:=[.$M$17]^[.A179]" office:value-type="float" office:value="0.000745484791089665" calcext:value-type="float">
            <text:p>0.00074548479109</text:p>
          </table:table-cell>
          <table:table-cell table:formula="of:=[.$N$17]^[.A179]" office:value-type="float" office:value="0.784191359337296" calcext:value-type="float">
            <text:p>0.784191359337296</text:p>
          </table:table-cell>
          <table:table-cell table:formula="of:=SUM([.B179:.N179])" office:value-type="float" office:value="3.8496321838224" calcext:value-type="float">
            <text:p>3.8496321838224</text:p>
          </table:table-cell>
          <table:table-cell table:formula="of:=13-[.O179]" office:value-type="float" office:value="9.1503678161776" calcext:value-type="float">
            <text:p>9.15036781617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B$17]^[.A180]" office:value-type="float" office:value="0.00000000000320500303124497" calcext:value-type="float">
            <text:p>3.20500303124497E-12</text:p>
          </table:table-cell>
          <table:table-cell table:formula="of:=[.$C$17]^[.A180]" office:value-type="float" office:value="0.0069950176953736" calcext:value-type="float">
            <text:p>0.006995017695374</text:p>
          </table:table-cell>
          <table:table-cell table:formula="of:=[.$D$17]^[.A180]" office:value-type="float" office:value="2.65748239224472E-065" calcext:value-type="float">
            <text:p>2.65748239224472E-65</text:p>
          </table:table-cell>
          <table:table-cell table:formula="of:=[.$E$17]^[.A180]" office:value-type="float" office:value="0.783022668786867" calcext:value-type="float">
            <text:p>0.783022668786867</text:p>
          </table:table-cell>
          <table:table-cell table:formula="of:=[.$F$17]^[.A180]" office:value-type="float" office:value="0.000255916332056123" calcext:value-type="float">
            <text:p>0.000255916332056</text:p>
          </table:table-cell>
          <table:table-cell table:formula="of:=[.$G$17]^[.A180]" office:value-type="float" office:value="0.783022668786867" calcext:value-type="float">
            <text:p>0.783022668786867</text:p>
          </table:table-cell>
          <table:table-cell table:formula="of:=[.$H$17]^[.A180]" office:value-type="float" office:value="0.612900543130191" calcext:value-type="float">
            <text:p>0.612900543130191</text:p>
          </table:table-cell>
          <table:table-cell table:formula="of:=[.$I$17]^[.A180]" office:value-type="float" office:value="0.783022668786867" calcext:value-type="float">
            <text:p>0.783022668786867</text:p>
          </table:table-cell>
          <table:table-cell table:formula="of:=[.$J$17]^[.A180]" office:value-type="float" office:value="0.00000305161064541854" calcext:value-type="float">
            <text:p>3.05161064541854E-06</text:p>
          </table:table-cell>
          <table:table-cell table:formula="of:=[.$K$17]^[.A180]" office:value-type="float" office:value="0.003279500149702" calcext:value-type="float">
            <text:p>0.003279500149702</text:p>
          </table:table-cell>
          <table:table-cell table:formula="of:=[.$L$17]^[.A180]" office:value-type="float" office:value="0.0852208865679675" calcext:value-type="float">
            <text:p>0.085220886567968</text:p>
          </table:table-cell>
          <table:table-cell table:formula="of:=[.$M$17]^[.A180]" office:value-type="float" office:value="0.000713265627242272" calcext:value-type="float">
            <text:p>0.000713265627242</text:p>
          </table:table-cell>
          <table:table-cell table:formula="of:=[.$N$17]^[.A180]" office:value-type="float" office:value="0.783022668786867" calcext:value-type="float">
            <text:p>0.783022668786867</text:p>
          </table:table-cell>
          <table:table-cell table:formula="of:=SUM([.B180:.N180])" office:value-type="float" office:value="3.84145885626385" calcext:value-type="float">
            <text:p>3.84145885626385</text:p>
          </table:table-cell>
          <table:table-cell table:formula="of:=13-[.O180]" office:value-type="float" office:value="9.15854114373615" calcext:value-type="float">
            <text:p>9.158541143736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17]^[.A181]" office:value-type="float" office:value="0.00000000000272735727398044" calcext:value-type="float">
            <text:p>2.72735727398044E-12</text:p>
          </table:table-cell>
          <table:table-cell table:formula="of:=[.$C$17]^[.A181]" office:value-type="float" office:value="0.00678652238403609" calcext:value-type="float">
            <text:p>0.006786522384036</text:p>
          </table:table-cell>
          <table:table-cell table:formula="of:=[.$D$17]^[.A181]" office:value-type="float" office:value="1.07329020610778E-065" calcext:value-type="float">
            <text:p>1.07329020610778E-65</text:p>
          </table:table-cell>
          <table:table-cell table:formula="of:=[.$E$17]^[.A181]" office:value-type="float" office:value="0.781855719951119" calcext:value-type="float">
            <text:p>0.781855719951119</text:p>
          </table:table-cell>
          <table:table-cell table:formula="of:=[.$F$17]^[.A181]" office:value-type="float" office:value="0.000243330282938609" calcext:value-type="float">
            <text:p>0.000243330282939</text:p>
          </table:table-cell>
          <table:table-cell table:formula="of:=[.$G$17]^[.A181]" office:value-type="float" office:value="0.781855719951119" calcext:value-type="float">
            <text:p>0.781855719951119</text:p>
          </table:table-cell>
          <table:table-cell table:formula="of:=[.$H$17]^[.A181]" office:value-type="float" office:value="0.61107371587794" calcext:value-type="float">
            <text:p>0.61107371587794</text:p>
          </table:table-cell>
          <table:table-cell table:formula="of:=[.$I$17]^[.A181]" office:value-type="float" office:value="0.781855719951119" calcext:value-type="float">
            <text:p>0.781855719951119</text:p>
          </table:table-cell>
          <table:table-cell table:formula="of:=[.$J$17]^[.A181]" office:value-type="float" office:value="0.00000282421789985829" calcext:value-type="float">
            <text:p>2.82421789985829E-06</text:p>
          </table:table-cell>
          <table:table-cell table:formula="of:=[.$K$17]^[.A181]" office:value-type="float" office:value="0.00316708807303562" calcext:value-type="float">
            <text:p>0.003167088073036</text:p>
          </table:table-cell>
          <table:table-cell table:formula="of:=[.$L$17]^[.A181]" office:value-type="float" office:value="0.0839508286459412" calcext:value-type="float">
            <text:p>0.083950828645941</text:p>
          </table:table-cell>
          <table:table-cell table:formula="of:=[.$M$17]^[.A181]" office:value-type="float" office:value="0.000682438945886049" calcext:value-type="float">
            <text:p>0.000682438945886</text:p>
          </table:table-cell>
          <table:table-cell table:formula="of:=[.$N$17]^[.A181]" office:value-type="float" office:value="0.781855719951119" calcext:value-type="float">
            <text:p>0.781855719951119</text:p>
          </table:table-cell>
          <table:table-cell table:formula="of:=SUM([.B181:.N181])" office:value-type="float" office:value="3.83332962823488" calcext:value-type="float">
            <text:p>3.83332962823488</text:p>
          </table:table-cell>
          <table:table-cell table:formula="of:=13-[.O181]" office:value-type="float" office:value="9.16667037176512" calcext:value-type="float">
            <text:p>9.166670371765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B$17]^[.A182]" office:value-type="float" office:value="0.0000000000023208956832233" calcext:value-type="float">
            <text:p>2.3208956832233E-12</text:p>
          </table:table-cell>
          <table:table-cell table:formula="of:=[.$C$17]^[.A182]" office:value-type="float" office:value="0.00658424153801415" calcext:value-type="float">
            <text:p>0.006584241538014</text:p>
          </table:table-cell>
          <table:table-cell table:formula="of:=[.$D$17]^[.A182]" office:value-type="float" office:value="4.33474882049489E-066" calcext:value-type="float">
            <text:p>4.33474882049489E-66</text:p>
          </table:table-cell>
          <table:table-cell table:formula="of:=[.$E$17]^[.A182]" office:value-type="float" office:value="0.780690510234352" calcext:value-type="float">
            <text:p>0.780690510234352</text:p>
          </table:table-cell>
          <table:table-cell table:formula="of:=[.$F$17]^[.A182]" office:value-type="float" office:value="0.000231363219843267" calcext:value-type="float">
            <text:p>0.000231363219843</text:p>
          </table:table-cell>
          <table:table-cell table:formula="of:=[.$G$17]^[.A182]" office:value-type="float" office:value="0.780690510234352" calcext:value-type="float">
            <text:p>0.780690510234352</text:p>
          </table:table-cell>
          <table:table-cell table:formula="of:=[.$H$17]^[.A182]" office:value-type="float" office:value="0.609252333714369" calcext:value-type="float">
            <text:p>0.609252333714369</text:p>
          </table:table-cell>
          <table:table-cell table:formula="of:=[.$I$17]^[.A182]" office:value-type="float" office:value="0.780690510234352" calcext:value-type="float">
            <text:p>0.780690510234352</text:p>
          </table:table-cell>
          <table:table-cell table:formula="of:=[.$J$17]^[.A182]" office:value-type="float" office:value="0.00000261376947214903" calcext:value-type="float">
            <text:p>2.61376947214903E-06</text:p>
          </table:table-cell>
          <table:table-cell table:formula="of:=[.$K$17]^[.A182]" office:value-type="float" office:value="0.00305852916740251" calcext:value-type="float">
            <text:p>0.003058529167403</text:p>
          </table:table-cell>
          <table:table-cell table:formula="of:=[.$L$17]^[.A182]" office:value-type="float" office:value="0.082699698561799" calcext:value-type="float">
            <text:p>0.082699698561799</text:p>
          </table:table-cell>
          <table:table-cell table:formula="of:=[.$M$17]^[.A182]" office:value-type="float" office:value="0.000652944565214372" calcext:value-type="float">
            <text:p>0.000652944565214</text:p>
          </table:table-cell>
          <table:table-cell table:formula="of:=[.$N$17]^[.A182]" office:value-type="float" office:value="0.780690510234352" calcext:value-type="float">
            <text:p>0.780690510234352</text:p>
          </table:table-cell>
          <table:table-cell table:formula="of:=SUM([.B182:.N182])" office:value-type="float" office:value="3.82524376547584" calcext:value-type="float">
            <text:p>3.82524376547584</text:p>
          </table:table-cell>
          <table:table-cell table:formula="of:=13-[.O182]" office:value-type="float" office:value="9.17475623452416" calcext:value-type="float">
            <text:p>9.174756234524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B$17]^[.A183]" office:value-type="float" office:value="0.00000000000197500959034352" calcext:value-type="float">
            <text:p>1.97500959034352E-12</text:p>
          </table:table-cell>
          <table:table-cell table:formula="of:=[.$C$17]^[.A183]" office:value-type="float" office:value="0.00638798992734309" calcext:value-type="float">
            <text:p>0.006387989927343</text:p>
          </table:table-cell>
          <table:table-cell table:formula="of:=[.$D$17]^[.A183]" office:value-type="float" office:value="1.75069587236083E-066" calcext:value-type="float">
            <text:p>1.75069587236083E-66</text:p>
          </table:table-cell>
          <table:table-cell table:formula="of:=[.$E$17]^[.A183]" office:value-type="float" office:value="0.779527037044733" calcext:value-type="float">
            <text:p>0.779527037044733</text:p>
          </table:table-cell>
          <table:table-cell table:formula="of:=[.$F$17]^[.A183]" office:value-type="float" office:value="0.000219984700834582" calcext:value-type="float">
            <text:p>0.000219984700835</text:p>
          </table:table-cell>
          <table:table-cell table:formula="of:=[.$G$17]^[.A183]" office:value-type="float" office:value="0.779527037044733" calcext:value-type="float">
            <text:p>0.779527037044733</text:p>
          </table:table-cell>
          <table:table-cell table:formula="of:=[.$H$17]^[.A183]" office:value-type="float" office:value="0.607436380409707" calcext:value-type="float">
            <text:p>0.607436380409707</text:p>
          </table:table-cell>
          <table:table-cell table:formula="of:=[.$I$17]^[.A183]" office:value-type="float" office:value="0.779527037044733" calcext:value-type="float">
            <text:p>0.779527037044733</text:p>
          </table:table-cell>
          <table:table-cell table:formula="of:=[.$J$17]^[.A183]" office:value-type="float" office:value="0.00000241900274546132" calcext:value-type="float">
            <text:p>2.41900274546132E-06</text:p>
          </table:table-cell>
          <table:table-cell table:formula="of:=[.$K$17]^[.A183]" office:value-type="float" office:value="0.00295369135689542" calcext:value-type="float">
            <text:p>0.002953691356895</text:p>
          </table:table-cell>
          <table:table-cell table:formula="of:=[.$L$17]^[.A183]" office:value-type="float" office:value="0.0814672142315188" calcext:value-type="float">
            <text:p>0.081467214231519</text:p>
          </table:table-cell>
          <table:table-cell table:formula="of:=[.$M$17]^[.A183]" office:value-type="float" office:value="0.000624724904422693" calcext:value-type="float">
            <text:p>0.000624724904423</text:p>
          </table:table-cell>
          <table:table-cell table:formula="of:=[.$N$17]^[.A183]" office:value-type="float" office:value="0.779527037044733" calcext:value-type="float">
            <text:p>0.779527037044733</text:p>
          </table:table-cell>
          <table:table-cell table:formula="of:=SUM([.B183:.N183])" office:value-type="float" office:value="3.81720055271437" calcext:value-type="float">
            <text:p>3.81720055271437</text:p>
          </table:table-cell>
          <table:table-cell table:formula="of:=13-[.O183]" office:value-type="float" office:value="9.18279944728563" calcext:value-type="float">
            <text:p>9.182799447285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B$17]^[.A184]" office:value-type="float" office:value="0.00000000000168067135035194" calcext:value-type="float">
            <text:p>1.68067135035194E-12</text:p>
          </table:table-cell>
          <table:table-cell table:formula="of:=[.$C$17]^[.A184]" office:value-type="float" office:value="0.00619758784307057" calcext:value-type="float">
            <text:p>0.006197587843071</text:p>
          </table:table-cell>
          <table:table-cell table:formula="of:=[.$D$17]^[.A184]" office:value-type="float" office:value="7.07061969314134E-067" calcext:value-type="float">
            <text:p>7.07061969314134E-67</text:p>
          </table:table-cell>
          <table:table-cell table:formula="of:=[.$E$17]^[.A184]" office:value-type="float" office:value="0.778365297794293" calcext:value-type="float">
            <text:p>0.778365297794293</text:p>
          </table:table-cell>
          <table:table-cell table:formula="of:=[.$F$17]^[.A184]" office:value-type="float" office:value="0.000209165781121406" calcext:value-type="float">
            <text:p>0.000209165781121</text:p>
          </table:table-cell>
          <table:table-cell table:formula="of:=[.$G$17]^[.A184]" office:value-type="float" office:value="0.778365297794293" calcext:value-type="float">
            <text:p>0.778365297794293</text:p>
          </table:table-cell>
          <table:table-cell table:formula="of:=[.$H$17]^[.A184]" office:value-type="float" office:value="0.605625839782554" calcext:value-type="float">
            <text:p>0.605625839782554</text:p>
          </table:table-cell>
          <table:table-cell table:formula="of:=[.$I$17]^[.A184]" office:value-type="float" office:value="0.778365297794293" calcext:value-type="float">
            <text:p>0.778365297794293</text:p>
          </table:table-cell>
          <table:table-cell table:formula="of:=[.$J$17]^[.A184]" office:value-type="float" office:value="0.00000223874918767732" calcext:value-type="float">
            <text:p>2.23874918767732E-06</text:p>
          </table:table-cell>
          <table:table-cell table:formula="of:=[.$K$17]^[.A184]" office:value-type="float" office:value="0.00285244709279915" calcext:value-type="float">
            <text:p>0.002852447092799</text:p>
          </table:table-cell>
          <table:table-cell table:formula="of:=[.$L$17]^[.A184]" office:value-type="float" office:value="0.0802530977750133" calcext:value-type="float">
            <text:p>0.080253097775013</text:p>
          </table:table-cell>
          <table:table-cell table:formula="of:=[.$M$17]^[.A184]" office:value-type="float" office:value="0.000597724871295632" calcext:value-type="float">
            <text:p>0.000597724871296</text:p>
          </table:table-cell>
          <table:table-cell table:formula="of:=[.$N$17]^[.A184]" office:value-type="float" office:value="0.778365297794293" calcext:value-type="float">
            <text:p>0.778365297794293</text:p>
          </table:table-cell>
          <table:table-cell table:formula="of:=SUM([.B184:.N184])" office:value-type="float" office:value="3.8091992930739" calcext:value-type="float">
            <text:p>3.8091992930739</text:p>
          </table:table-cell>
          <table:table-cell table:formula="of:=13-[.O184]" office:value-type="float" office:value="9.1908007069261" calcext:value-type="float">
            <text:p>9.19080070692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B$17]^[.A185]" office:value-type="float" office:value="0.00000000000143019871989711" calcext:value-type="float">
            <text:p>1.43019871989711E-12</text:p>
          </table:table-cell>
          <table:table-cell table:formula="of:=[.$C$17]^[.A185]" office:value-type="float" office:value="0.00601286093269589" calcext:value-type="float">
            <text:p>0.006012860932696</text:p>
          </table:table-cell>
          <table:table-cell table:formula="of:=[.$D$17]^[.A185]" office:value-type="float" office:value="2.85564521138793E-067" calcext:value-type="float">
            <text:p>2.85564521138793E-67</text:p>
          </table:table-cell>
          <table:table-cell table:formula="of:=[.$E$17]^[.A185]" office:value-type="float" office:value="0.777205289898922" calcext:value-type="float">
            <text:p>0.777205289898922</text:p>
          </table:table-cell>
          <table:table-cell table:formula="of:=[.$F$17]^[.A185]" office:value-type="float" office:value="0.00019887893942691" calcext:value-type="float">
            <text:p>0.000198878939427</text:p>
          </table:table-cell>
          <table:table-cell table:formula="of:=[.$G$17]^[.A185]" office:value-type="float" office:value="0.777205289898922" calcext:value-type="float">
            <text:p>0.777205289898922</text:p>
          </table:table-cell>
          <table:table-cell table:formula="of:=[.$H$17]^[.A185]" office:value-type="float" office:value="0.603820695699744" calcext:value-type="float">
            <text:p>0.603820695699744</text:p>
          </table:table-cell>
          <table:table-cell table:formula="of:=[.$I$17]^[.A185]" office:value-type="float" office:value="0.777205289898922" calcext:value-type="float">
            <text:p>0.777205289898922</text:p>
          </table:table-cell>
          <table:table-cell table:formula="of:=[.$J$17]^[.A185]" office:value-type="float" office:value="0.00000207192734060747" calcext:value-type="float">
            <text:p>2.07192734060747E-06</text:p>
          </table:table-cell>
          <table:table-cell table:formula="of:=[.$K$17]^[.A185]" office:value-type="float" office:value="0.00275467319841111" calcext:value-type="float">
            <text:p>0.002754673198411</text:p>
          </table:table-cell>
          <table:table-cell table:formula="of:=[.$L$17]^[.A185]" office:value-type="float" office:value="0.0790570754534781" calcext:value-type="float">
            <text:p>0.079057075453478</text:p>
          </table:table-cell>
          <table:table-cell table:formula="of:=[.$M$17]^[.A185]" office:value-type="float" office:value="0.000571891754652453" calcext:value-type="float">
            <text:p>0.000571891754652</text:p>
          </table:table-cell>
          <table:table-cell table:formula="of:=[.$N$17]^[.A185]" office:value-type="float" office:value="0.777205289898922" calcext:value-type="float">
            <text:p>0.777205289898922</text:p>
          </table:table-cell>
          <table:table-cell table:formula="of:=SUM([.B185:.N185])" office:value-type="float" office:value="3.80123930750287" calcext:value-type="float">
            <text:p>3.80123930750287</text:p>
          </table:table-cell>
          <table:table-cell table:formula="of:=13-[.O185]" office:value-type="float" office:value="9.19876069249713" calcext:value-type="float">
            <text:p>9.198760692497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17]^[.A186]" office:value-type="float" office:value="0.00000000000121705435031483" calcext:value-type="float">
            <text:p>1.21705435031483E-12</text:p>
          </table:table-cell>
          <table:table-cell table:formula="of:=[.$C$17]^[.A186]" office:value-type="float" office:value="0.00583364004051419" calcext:value-type="float">
            <text:p>0.005833640040514</text:p>
          </table:table-cell>
          <table:table-cell table:formula="of:=[.$D$17]^[.A186]" office:value-type="float" office:value="1.15332317777366E-067" calcext:value-type="float">
            <text:p>1.15332317777366E-67</text:p>
          </table:table-cell>
          <table:table-cell table:formula="of:=[.$E$17]^[.A186]" office:value-type="float" office:value="0.776047010778357" calcext:value-type="float">
            <text:p>0.776047010778357</text:p>
          </table:table-cell>
          <table:table-cell table:formula="of:=[.$F$17]^[.A186]" office:value-type="float" office:value="0.000189098007979685" calcext:value-type="float">
            <text:p>0.00018909800798</text:p>
          </table:table-cell>
          <table:table-cell table:formula="of:=[.$G$17]^[.A186]" office:value-type="float" office:value="0.776047010778357" calcext:value-type="float">
            <text:p>0.776047010778357</text:p>
          </table:table-cell>
          <table:table-cell table:formula="of:=[.$H$17]^[.A186]" office:value-type="float" office:value="0.602020932076198" calcext:value-type="float">
            <text:p>0.602020932076198</text:p>
          </table:table-cell>
          <table:table-cell table:formula="of:=[.$I$17]^[.A186]" office:value-type="float" office:value="0.776047010778357" calcext:value-type="float">
            <text:p>0.776047010778357</text:p>
          </table:table-cell>
          <table:table-cell table:formula="of:=[.$J$17]^[.A186]" office:value-type="float" office:value="0.00000191753633162033" calcext:value-type="float">
            <text:p>1.91753633162033E-06</text:p>
          </table:table-cell>
          <table:table-cell table:formula="of:=[.$K$17]^[.A186]" office:value-type="float" office:value="0.00266025071918092" calcext:value-type="float">
            <text:p>0.002660250719181</text:p>
          </table:table-cell>
          <table:table-cell table:formula="of:=[.$L$17]^[.A186]" office:value-type="float" office:value="0.0778788776076737" calcext:value-type="float">
            <text:p>0.077878877607674</text:p>
          </table:table-cell>
          <table:table-cell table:formula="of:=[.$M$17]^[.A186]" office:value-type="float" office:value="0.000547175121440946" calcext:value-type="float">
            <text:p>0.000547175121441</text:p>
          </table:table-cell>
          <table:table-cell table:formula="of:=[.$N$17]^[.A186]" office:value-type="float" office:value="0.776047010778357" calcext:value-type="float">
            <text:p>0.776047010778357</text:p>
          </table:table-cell>
          <table:table-cell table:formula="of:=SUM([.B186:.N186])" office:value-type="float" office:value="3.79331993422396" calcext:value-type="float">
            <text:p>3.79331993422396</text:p>
          </table:table-cell>
          <table:table-cell table:formula="of:=13-[.O186]" office:value-type="float" office:value="9.20668006577604" calcext:value-type="float">
            <text:p>9.206680065776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B$17]^[.A187]" office:value-type="float" office:value="0.00000000000103567516248847" calcext:value-type="float">
            <text:p>1.03567516248847E-12</text:p>
          </table:table-cell>
          <table:table-cell table:formula="of:=[.$C$17]^[.A187]" office:value-type="float" office:value="0.00565976105271943" calcext:value-type="float">
            <text:p>0.005659761052719</text:p>
          </table:table-cell>
          <table:table-cell table:formula="of:=[.$D$17]^[.A187]" office:value-type="float" office:value="4.65798183571778E-068" calcext:value-type="float">
            <text:p>4.65798183571778E-68</text:p>
          </table:table-cell>
          <table:table-cell table:formula="of:=[.$E$17]^[.A187]" office:value-type="float" office:value="0.774890457856183" calcext:value-type="float">
            <text:p>0.774890457856183</text:p>
          </table:table-cell>
          <table:table-cell table:formula="of:=[.$F$17]^[.A187]" office:value-type="float" office:value="0.000179798105947897" calcext:value-type="float">
            <text:p>0.000179798105948</text:p>
          </table:table-cell>
          <table:table-cell table:formula="of:=[.$G$17]^[.A187]" office:value-type="float" office:value="0.774890457856183" calcext:value-type="float">
            <text:p>0.774890457856183</text:p>
          </table:table-cell>
          <table:table-cell table:formula="of:=[.$H$17]^[.A187]" office:value-type="float" office:value="0.600226532874778" calcext:value-type="float">
            <text:p>0.600226532874778</text:p>
          </table:table-cell>
          <table:table-cell table:formula="of:=[.$I$17]^[.A187]" office:value-type="float" office:value="0.774890457856183" calcext:value-type="float">
            <text:p>0.774890457856183</text:p>
          </table:table-cell>
          <table:table-cell table:formula="of:=[.$J$17]^[.A187]" office:value-type="float" office:value="0.00000177464986875742" calcext:value-type="float">
            <text:p>1.77464986875742E-06</text:p>
          </table:table-cell>
          <table:table-cell table:formula="of:=[.$K$17]^[.A187]" office:value-type="float" office:value="0.00256906477798694" calcext:value-type="float">
            <text:p>0.002569064777987</text:p>
          </table:table-cell>
          <table:table-cell table:formula="of:=[.$L$17]^[.A187]" office:value-type="float" office:value="0.0767182385971271" calcext:value-type="float">
            <text:p>0.076718238597127</text:p>
          </table:table-cell>
          <table:table-cell table:formula="of:=[.$M$17]^[.A187]" office:value-type="float" office:value="0.000523526718278819" calcext:value-type="float">
            <text:p>0.000523526718279</text:p>
          </table:table-cell>
          <table:table-cell table:formula="of:=[.$N$17]^[.A187]" office:value-type="float" office:value="0.774890457856183" calcext:value-type="float">
            <text:p>0.774890457856183</text:p>
          </table:table-cell>
          <table:table-cell table:formula="of:=SUM([.B187:.N187])" office:value-type="float" office:value="3.78544052820248" calcext:value-type="float">
            <text:p>3.78544052820248</text:p>
          </table:table-cell>
          <table:table-cell table:formula="of:=13-[.O187]" office:value-type="float" office:value="9.21455947179753" calcext:value-type="float">
            <text:p>9.214559471797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B$17]^[.A188]" office:value-type="float" office:value="0.000000000000881327150195109" calcext:value-type="float">
            <text:p>8.81327150195109E-13</text:p>
          </table:table-cell>
          <table:table-cell table:formula="of:=[.$C$17]^[.A188]" office:value-type="float" office:value="0.00549106474712422" calcext:value-type="float">
            <text:p>0.005491064747124</text:p>
          </table:table-cell>
          <table:table-cell table:formula="of:=[.$D$17]^[.A188]" office:value-type="float" office:value="1.88124154616917E-068" calcext:value-type="float">
            <text:p>1.88124154616917E-68</text:p>
          </table:table-cell>
          <table:table-cell table:formula="of:=[.$E$17]^[.A188]" office:value-type="float" office:value="0.773735628559825" calcext:value-type="float">
            <text:p>0.773735628559825</text:p>
          </table:table-cell>
          <table:table-cell table:formula="of:=[.$F$17]^[.A188]" office:value-type="float" office:value="0.000170955576147181" calcext:value-type="float">
            <text:p>0.000170955576147</text:p>
          </table:table-cell>
          <table:table-cell table:formula="of:=[.$G$17]^[.A188]" office:value-type="float" office:value="0.773735628559825" calcext:value-type="float">
            <text:p>0.773735628559825</text:p>
          </table:table-cell>
          <table:table-cell table:formula="of:=[.$H$17]^[.A188]" office:value-type="float" office:value="0.59843748210615" calcext:value-type="float">
            <text:p>0.59843748210615</text:p>
          </table:table-cell>
          <table:table-cell table:formula="of:=[.$I$17]^[.A188]" office:value-type="float" office:value="0.773735628559825" calcext:value-type="float">
            <text:p>0.773735628559825</text:p>
          </table:table-cell>
          <table:table-cell table:formula="of:=[.$J$17]^[.A188]" office:value-type="float" office:value="0.00000164241068330604" calcext:value-type="float">
            <text:p>1.64241068330604E-06</text:p>
          </table:table-cell>
          <table:table-cell table:formula="of:=[.$K$17]^[.A188]" office:value-type="float" office:value="0.00248100443537338" calcext:value-type="float">
            <text:p>0.002481004435373</text:p>
          </table:table-cell>
          <table:table-cell table:formula="of:=[.$L$17]^[.A188]" office:value-type="float" office:value="0.07557489674024" calcext:value-type="float">
            <text:p>0.07557489674024</text:p>
          </table:table-cell>
          <table:table-cell table:formula="of:=[.$M$17]^[.A188]" office:value-type="float" office:value="0.000500900377250375" calcext:value-type="float">
            <text:p>0.00050090037725</text:p>
          </table:table-cell>
          <table:table-cell table:formula="of:=[.$N$17]^[.A188]" office:value-type="float" office:value="0.773735628559825" calcext:value-type="float">
            <text:p>0.773735628559825</text:p>
          </table:table-cell>
          <table:table-cell table:formula="of:=SUM([.B188:.N188])" office:value-type="float" office:value="3.77760046063315" calcext:value-type="float">
            <text:p>3.77760046063315</text:p>
          </table:table-cell>
          <table:table-cell table:formula="of:=13-[.O188]" office:value-type="float" office:value="9.22239953936685" calcext:value-type="float">
            <text:p>9.222399539366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B$17]^[.A189]" office:value-type="float" office:value="0.00000000000074998182229718" calcext:value-type="float">
            <text:p>7.4998182229718E-13</text:p>
          </table:table-cell>
          <table:table-cell table:formula="of:=[.$C$17]^[.A189]" office:value-type="float" office:value="0.00532739664735897" calcext:value-type="float">
            <text:p>0.005327396647359</text:p>
          </table:table-cell>
          <table:table-cell table:formula="of:=[.$D$17]^[.A189]" office:value-type="float" office:value="7.59786079004242E-069" calcext:value-type="float">
            <text:p>7.59786079004242E-69</text:p>
          </table:table-cell>
          <table:table-cell table:formula="of:=[.$E$17]^[.A189]" office:value-type="float" office:value="0.772582520320541" calcext:value-type="float">
            <text:p>0.772582520320541</text:p>
          </table:table-cell>
          <table:table-cell table:formula="of:=[.$F$17]^[.A189]" office:value-type="float" office:value="0.000162547924861254" calcext:value-type="float">
            <text:p>0.000162547924861</text:p>
          </table:table-cell>
          <table:table-cell table:formula="of:=[.$G$17]^[.A189]" office:value-type="float" office:value="0.772582520320541" calcext:value-type="float">
            <text:p>0.772582520320541</text:p>
          </table:table-cell>
          <table:table-cell table:formula="of:=[.$H$17]^[.A189]" office:value-type="float" office:value="0.596653763828635" calcext:value-type="float">
            <text:p>0.596653763828635</text:p>
          </table:table-cell>
          <table:table-cell table:formula="of:=[.$I$17]^[.A189]" office:value-type="float" office:value="0.772582520320541" calcext:value-type="float">
            <text:p>0.772582520320541</text:p>
          </table:table-cell>
          <table:table-cell table:formula="of:=[.$J$17]^[.A189]" office:value-type="float" office:value="0.00000152002538648741" calcext:value-type="float">
            <text:p>1.52002538648741E-06</text:p>
          </table:table-cell>
          <table:table-cell table:formula="of:=[.$K$17]^[.A189]" office:value-type="float" office:value="0.00239596255457817" calcext:value-type="float">
            <text:p>0.002395962554578</text:p>
          </table:table-cell>
          <table:table-cell table:formula="of:=[.$L$17]^[.A189]" office:value-type="float" office:value="0.0744485942552886" calcext:value-type="float">
            <text:p>0.074448594255289</text:p>
          </table:table-cell>
          <table:table-cell table:formula="of:=[.$M$17]^[.A189]" office:value-type="float" office:value="0.000479251925774577" calcext:value-type="float">
            <text:p>0.000479251925775</text:p>
          </table:table-cell>
          <table:table-cell table:formula="of:=[.$N$17]^[.A189]" office:value-type="float" office:value="0.772582520320541" calcext:value-type="float">
            <text:p>0.772582520320541</text:p>
          </table:table-cell>
          <table:table-cell table:formula="of:=SUM([.B189:.N189])" office:value-type="float" office:value="3.7697991184448" calcext:value-type="float">
            <text:p>3.7697991184448</text:p>
          </table:table-cell>
          <table:table-cell table:formula="of:=13-[.O189]" office:value-type="float" office:value="9.2302008815552" calcext:value-type="float">
            <text:p>9.23020088155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B$17]^[.A190]" office:value-type="float" office:value="0.00000000000063821105891459" calcext:value-type="float">
            <text:p>6.3821105891459E-13</text:p>
          </table:table-cell>
          <table:table-cell table:formula="of:=[.$C$17]^[.A190]" office:value-type="float" office:value="0.00516860688141682" calcext:value-type="float">
            <text:p>0.005168606881417</text:p>
          </table:table-cell>
          <table:table-cell table:formula="of:=[.$D$17]^[.A190]" office:value-type="float" office:value="3.06858461117957E-069" calcext:value-type="float">
            <text:p>3.06858461117957E-69</text:p>
          </table:table-cell>
          <table:table-cell table:formula="of:=[.$E$17]^[.A190]" office:value-type="float" office:value="0.771431130573416" calcext:value-type="float">
            <text:p>0.771431130573416</text:p>
          </table:table-cell>
          <table:table-cell table:formula="of:=[.$F$17]^[.A190]" office:value-type="float" office:value="0.000154553764622176" calcext:value-type="float">
            <text:p>0.000154553764622</text:p>
          </table:table-cell>
          <table:table-cell table:formula="of:=[.$G$17]^[.A190]" office:value-type="float" office:value="0.771431130573416" calcext:value-type="float">
            <text:p>0.771431130573416</text:p>
          </table:table-cell>
          <table:table-cell table:formula="of:=[.$H$17]^[.A190]" office:value-type="float" office:value="0.594875362148073" calcext:value-type="float">
            <text:p>0.594875362148073</text:p>
          </table:table-cell>
          <table:table-cell table:formula="of:=[.$I$17]^[.A190]" office:value-type="float" office:value="0.771431130573416" calcext:value-type="float">
            <text:p>0.771431130573416</text:p>
          </table:table-cell>
          <table:table-cell table:formula="of:=[.$J$17]^[.A190]" office:value-type="float" office:value="0.00000140675970940191" calcext:value-type="float">
            <text:p>1.40675970940191E-06</text:p>
          </table:table-cell>
          <table:table-cell table:formula="of:=[.$K$17]^[.A190]" office:value-type="float" office:value="0.00231383567118727" calcext:value-type="float">
            <text:p>0.002313835671187</text:p>
          </table:table-cell>
          <table:table-cell table:formula="of:=[.$L$17]^[.A190]" office:value-type="float" office:value="0.0733390772023037" calcext:value-type="float">
            <text:p>0.073339077202304</text:p>
          </table:table-cell>
          <table:table-cell table:formula="of:=[.$M$17]^[.A190]" office:value-type="float" office:value="0.000458539100368522" calcext:value-type="float">
            <text:p>0.000458539100369</text:p>
          </table:table-cell>
          <table:table-cell table:formula="of:=[.$N$17]^[.A190]" office:value-type="float" office:value="0.771431130573416" calcext:value-type="float">
            <text:p>0.771431130573416</text:p>
          </table:table-cell>
          <table:table-cell table:formula="of:=SUM([.B190:.N190])" office:value-type="float" office:value="3.76203590382198" calcext:value-type="float">
            <text:p>3.76203590382198</text:p>
          </table:table-cell>
          <table:table-cell table:formula="of:=13-[.O190]" office:value-type="float" office:value="9.23796409617802" calcext:value-type="float">
            <text:p>9.237964096178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17]^[.A191]" office:value-type="float" office:value="0.00000000000054309763731778" calcext:value-type="float">
            <text:p>5.4309763731778E-13</text:p>
          </table:table-cell>
          <table:table-cell table:formula="of:=[.$C$17]^[.A191]" office:value-type="float" office:value="0.00501455004441483" calcext:value-type="float">
            <text:p>0.005014550044415</text:p>
          </table:table-cell>
          <table:table-cell table:formula="of:=[.$D$17]^[.A191]" office:value-type="float" office:value="1.23932403819622E-069" calcext:value-type="float">
            <text:p>1.23932403819622E-69</text:p>
          </table:table-cell>
          <table:table-cell table:formula="of:=[.$E$17]^[.A191]" office:value-type="float" office:value="0.770281456757361" calcext:value-type="float">
            <text:p>0.770281456757361</text:p>
          </table:table-cell>
          <table:table-cell table:formula="of:=[.$F$17]^[.A191]" office:value-type="float" office:value="0.000146952759804692" calcext:value-type="float">
            <text:p>0.000146952759805</text:p>
          </table:table-cell>
          <table:table-cell table:formula="of:=[.$G$17]^[.A191]" office:value-type="float" office:value="0.770281456757361" calcext:value-type="float">
            <text:p>0.770281456757361</text:p>
          </table:table-cell>
          <table:table-cell table:formula="of:=[.$H$17]^[.A191]" office:value-type="float" office:value="0.593102261217676" calcext:value-type="float">
            <text:p>0.593102261217676</text:p>
          </table:table-cell>
          <table:table-cell table:formula="of:=[.$I$17]^[.A191]" office:value-type="float" office:value="0.770281456757361" calcext:value-type="float">
            <text:p>0.770281456757361</text:p>
          </table:table-cell>
          <table:table-cell table:formula="of:=[.$J$17]^[.A191]" office:value-type="float" office:value="0.00000130193409767301" calcext:value-type="float">
            <text:p>1.30193409767301E-06</text:p>
          </table:table-cell>
          <table:table-cell table:formula="of:=[.$K$17]^[.A191]" office:value-type="float" office:value="0.00223452386725685" calcext:value-type="float">
            <text:p>0.002234523867257</text:p>
          </table:table-cell>
          <table:table-cell table:formula="of:=[.$L$17]^[.A191]" office:value-type="float" office:value="0.0722460954258163" calcext:value-type="float">
            <text:p>0.072246095425816</text:p>
          </table:table-cell>
          <table:table-cell table:formula="of:=[.$M$17]^[.A191]" office:value-type="float" office:value="0.00043872146413799" calcext:value-type="float">
            <text:p>0.000438721464138</text:p>
          </table:table-cell>
          <table:table-cell table:formula="of:=[.$N$17]^[.A191]" office:value-type="float" office:value="0.770281456757361" calcext:value-type="float">
            <text:p>0.770281456757361</text:p>
          </table:table-cell>
          <table:table-cell table:formula="of:=SUM([.B191:.N191])" office:value-type="float" office:value="3.75431023374319" calcext:value-type="float">
            <text:p>3.75431023374319</text:p>
          </table:table-cell>
          <table:table-cell table:formula="of:=13-[.O191]" office:value-type="float" office:value="9.24568976625681" calcext:value-type="float">
            <text:p>9.245689766256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B$17]^[.A192]" office:value-type="float" office:value="0.00000000000046215909226297" calcext:value-type="float">
            <text:p>4.6215909226297E-13</text:p>
          </table:table-cell>
          <table:table-cell table:formula="of:=[.$C$17]^[.A192]" office:value-type="float" office:value="0.00486508506544569" calcext:value-type="float">
            <text:p>0.004865085065446</text:p>
          </table:table-cell>
          <table:table-cell table:formula="of:=[.$D$17]^[.A192]" office:value-type="float" office:value="5.00531765053913E-070" calcext:value-type="float">
            <text:p>5.00531765053913E-70</text:p>
          </table:table-cell>
          <table:table-cell table:formula="of:=[.$E$17]^[.A192]" office:value-type="float" office:value="0.769133496315099" calcext:value-type="float">
            <text:p>0.769133496315099</text:p>
          </table:table-cell>
          <table:table-cell table:formula="of:=[.$F$17]^[.A192]" office:value-type="float" office:value="0.000139725574896264" calcext:value-type="float">
            <text:p>0.000139725574896</text:p>
          </table:table-cell>
          <table:table-cell table:formula="of:=[.$G$17]^[.A192]" office:value-type="float" office:value="0.769133496315099" calcext:value-type="float">
            <text:p>0.769133496315099</text:p>
          </table:table-cell>
          <table:table-cell table:formula="of:=[.$H$17]^[.A192]" office:value-type="float" office:value="0.591334445237891" calcext:value-type="float">
            <text:p>0.591334445237891</text:p>
          </table:table-cell>
          <table:table-cell table:formula="of:=[.$I$17]^[.A192]" office:value-type="float" office:value="0.769133496315099" calcext:value-type="float">
            <text:p>0.769133496315099</text:p>
          </table:table-cell>
          <table:table-cell table:formula="of:=[.$J$17]^[.A192]" office:value-type="float" office:value="0.00000120491963435907" calcext:value-type="float">
            <text:p>1.20491963435907E-06</text:p>
          </table:table-cell>
          <table:table-cell table:formula="of:=[.$K$17]^[.A192]" office:value-type="float" office:value="0.00215793064975029" calcext:value-type="float">
            <text:p>0.00215793064975</text:p>
          </table:table-cell>
          <table:table-cell table:formula="of:=[.$L$17]^[.A192]" office:value-type="float" office:value="0.0711694024984569" calcext:value-type="float">
            <text:p>0.071169402498457</text:p>
          </table:table-cell>
          <table:table-cell table:formula="of:=[.$M$17]^[.A192]" office:value-type="float" office:value="0.000419760327833964" calcext:value-type="float">
            <text:p>0.000419760327834</text:p>
          </table:table-cell>
          <table:table-cell table:formula="of:=[.$N$17]^[.A192]" office:value-type="float" office:value="0.769133496315099" calcext:value-type="float">
            <text:p>0.769133496315099</text:p>
          </table:table-cell>
          <table:table-cell table:formula="of:=SUM([.B192:.N192])" office:value-type="float" office:value="3.74662153953477" calcext:value-type="float">
            <text:p>3.74662153953477</text:p>
          </table:table-cell>
          <table:table-cell table:formula="of:=13-[.O192]" office:value-type="float" office:value="9.25337846046523" calcext:value-type="float">
            <text:p>9.253378460465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B$17]^[.A193]" office:value-type="float" office:value="0.000000000000393282923520351" calcext:value-type="float">
            <text:p>3.93282923520351E-13</text:p>
          </table:table-cell>
          <table:table-cell table:formula="of:=[.$C$17]^[.A193]" office:value-type="float" office:value="0.00472007507839813" calcext:value-type="float">
            <text:p>0.004720075078398</text:p>
          </table:table-cell>
          <table:table-cell table:formula="of:=[.$D$17]^[.A193]" office:value-type="float" office:value="2.02152173367526E-070" calcext:value-type="float">
            <text:p>2.02152173367526E-70</text:p>
          </table:table-cell>
          <table:table-cell table:formula="of:=[.$E$17]^[.A193]" office:value-type="float" office:value="0.767987246693169" calcext:value-type="float">
            <text:p>0.767987246693169</text:p>
          </table:table-cell>
          <table:table-cell table:formula="of:=[.$F$17]^[.A193]" office:value-type="float" office:value="0.000132853825311202" calcext:value-type="float">
            <text:p>0.000132853825311</text:p>
          </table:table-cell>
          <table:table-cell table:formula="of:=[.$G$17]^[.A193]" office:value-type="float" office:value="0.767987246693169" calcext:value-type="float">
            <text:p>0.767987246693169</text:p>
          </table:table-cell>
          <table:table-cell table:formula="of:=[.$H$17]^[.A193]" office:value-type="float" office:value="0.589571898456258" calcext:value-type="float">
            <text:p>0.589571898456258</text:p>
          </table:table-cell>
          <table:table-cell table:formula="of:=[.$I$17]^[.A193]" office:value-type="float" office:value="0.767987246693169" calcext:value-type="float">
            <text:p>0.767987246693169</text:p>
          </table:table-cell>
          <table:table-cell table:formula="of:=[.$J$17]^[.A193]" office:value-type="float" office:value="0.00000111513426667211" calcext:value-type="float">
            <text:p>1.11513426667211E-06</text:p>
          </table:table-cell>
          <table:table-cell table:formula="of:=[.$K$17]^[.A193]" office:value-type="float" office:value="0.00208396283314186" calcext:value-type="float">
            <text:p>0.002083962833142</text:p>
          </table:table-cell>
          <table:table-cell table:formula="of:=[.$L$17]^[.A193]" office:value-type="float" office:value="0.0701087556653949" calcext:value-type="float">
            <text:p>0.070108755665395</text:p>
          </table:table-cell>
          <table:table-cell table:formula="of:=[.$M$17]^[.A193]" office:value-type="float" office:value="0.000401618674321021" calcext:value-type="float">
            <text:p>0.000401618674321</text:p>
          </table:table-cell>
          <table:table-cell table:formula="of:=[.$N$17]^[.A193]" office:value-type="float" office:value="0.767987246693169" calcext:value-type="float">
            <text:p>0.767987246693169</text:p>
          </table:table-cell>
          <table:table-cell table:formula="of:=SUM([.B193:.N193])" office:value-type="float" office:value="3.73896926644016" calcext:value-type="float">
            <text:p>3.73896926644016</text:p>
          </table:table-cell>
          <table:table-cell table:formula="of:=13-[.O193]" office:value-type="float" office:value="9.26103073355984" calcext:value-type="float">
            <text:p>9.2610307335598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B$17]^[.A194]" office:value-type="float" office:value="0.000000000000334671459508377" calcext:value-type="float">
            <text:p>3.34671459508377E-13</text:p>
          </table:table-cell>
          <table:table-cell table:formula="of:=[.$C$17]^[.A194]" office:value-type="float" office:value="0.00457938729662769" calcext:value-type="float">
            <text:p>0.004579387296628</text:p>
          </table:table-cell>
          <table:table-cell table:formula="of:=[.$D$17]^[.A194]" office:value-type="float" office:value="8.16441713600591E-071" calcext:value-type="float">
            <text:p>8.16441713600591E-71</text:p>
          </table:table-cell>
          <table:table-cell table:formula="of:=[.$E$17]^[.A194]" office:value-type="float" office:value="0.766842705341912" calcext:value-type="float">
            <text:p>0.766842705341912</text:p>
          </table:table-cell>
          <table:table-cell table:formula="of:=[.$F$17]^[.A194]" office:value-type="float" office:value="0.000126320030623766" calcext:value-type="float">
            <text:p>0.000126320030624</text:p>
          </table:table-cell>
          <table:table-cell table:formula="of:=[.$G$17]^[.A194]" office:value-type="float" office:value="0.766842705341912" calcext:value-type="float">
            <text:p>0.766842705341912</text:p>
          </table:table-cell>
          <table:table-cell table:formula="of:=[.$H$17]^[.A194]" office:value-type="float" office:value="0.587814605167268" calcext:value-type="float">
            <text:p>0.587814605167268</text:p>
          </table:table-cell>
          <table:table-cell table:formula="of:=[.$I$17]^[.A194]" office:value-type="float" office:value="0.766842705341912" calcext:value-type="float">
            <text:p>0.766842705341912</text:p>
          </table:table-cell>
          <table:table-cell table:formula="of:=[.$J$17]^[.A194]" office:value-type="float" office:value="0.00000103203931386494" calcext:value-type="float">
            <text:p>1.03203931386494E-06</text:p>
          </table:table-cell>
          <table:table-cell table:formula="of:=[.$K$17]^[.A194]" office:value-type="float" office:value="0.0020125304260446" calcext:value-type="float">
            <text:p>0.002012530426045</text:p>
          </table:table-cell>
          <table:table-cell table:formula="of:=[.$L$17]^[.A194]" office:value-type="float" office:value="0.0690639157896066" calcext:value-type="float">
            <text:p>0.069063915789607</text:p>
          </table:table-cell>
          <table:table-cell table:formula="of:=[.$M$17]^[.A194]" office:value-type="float" office:value="0.000384261086310127" calcext:value-type="float">
            <text:p>0.00038426108631</text:p>
          </table:table-cell>
          <table:table-cell table:formula="of:=[.$N$17]^[.A194]" office:value-type="float" office:value="0.766842705341912" calcext:value-type="float">
            <text:p>0.766842705341912</text:p>
          </table:table-cell>
          <table:table-cell table:formula="of:=SUM([.B194:.N194])" office:value-type="float" office:value="3.73135287320378" calcext:value-type="float">
            <text:p>3.73135287320378</text:p>
          </table:table-cell>
          <table:table-cell table:formula="of:=13-[.O194]" office:value-type="float" office:value="9.26864712679622" calcext:value-type="float">
            <text:p>9.268647126796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B$17]^[.A195]" office:value-type="float" office:value="0.000000000000284794937972106" calcext:value-type="float">
            <text:p>2.84794937972106E-13</text:p>
          </table:table-cell>
          <table:table-cell table:formula="of:=[.$C$17]^[.A195]" office:value-type="float" office:value="0.00444289289136308" calcext:value-type="float">
            <text:p>0.004442892891363</text:p>
          </table:table-cell>
          <table:table-cell table:formula="of:=[.$D$17]^[.A195]" office:value-type="float" office:value="3.29740244986229E-071" calcext:value-type="float">
            <text:p>3.29740244986229E-71</text:p>
          </table:table-cell>
          <table:table-cell table:formula="of:=[.$E$17]^[.A195]" office:value-type="float" office:value="0.765699869715471" calcext:value-type="float">
            <text:p>0.765699869715471</text:p>
          </table:table-cell>
          <table:table-cell table:formula="of:=[.$F$17]^[.A195]" office:value-type="float" office:value="0.000120107570101285" calcext:value-type="float">
            <text:p>0.000120107570101</text:p>
          </table:table-cell>
          <table:table-cell table:formula="of:=[.$G$17]^[.A195]" office:value-type="float" office:value="0.765699869715471" calcext:value-type="float">
            <text:p>0.765699869715471</text:p>
          </table:table-cell>
          <table:table-cell table:formula="of:=[.$H$17]^[.A195]" office:value-type="float" office:value="0.586062549712223" calcext:value-type="float">
            <text:p>0.586062549712223</text:p>
          </table:table-cell>
          <table:table-cell table:formula="of:=[.$I$17]^[.A195]" office:value-type="float" office:value="0.765699869715471" calcext:value-type="float">
            <text:p>0.765699869715471</text:p>
          </table:table-cell>
          <table:table-cell table:formula="of:=[.$J$17]^[.A195]" office:value-type="float" office:value="0.000000955136235335515" calcext:value-type="float">
            <text:p>9.55136235335515E-07</text:p>
          </table:table-cell>
          <table:table-cell table:formula="of:=[.$K$17]^[.A195]" office:value-type="float" office:value="0.00194354652172414" calcext:value-type="float">
            <text:p>0.001943546521724</text:p>
          </table:table-cell>
          <table:table-cell table:formula="of:=[.$L$17]^[.A195]" office:value-type="float" office:value="0.0680346472979583" calcext:value-type="float">
            <text:p>0.068034647297958</text:p>
          </table:table-cell>
          <table:table-cell table:formula="of:=[.$M$17]^[.A195]" office:value-type="float" office:value="0.000367653677214757" calcext:value-type="float">
            <text:p>0.000367653677215</text:p>
          </table:table-cell>
          <table:table-cell table:formula="of:=[.$N$17]^[.A195]" office:value-type="float" office:value="0.765699869715471" calcext:value-type="float">
            <text:p>0.765699869715471</text:p>
          </table:table-cell>
          <table:table-cell table:formula="of:=SUM([.B195:.N195])" office:value-type="float" office:value="3.72377183166899" calcext:value-type="float">
            <text:p>3.72377183166899</text:p>
          </table:table-cell>
          <table:table-cell table:formula="of:=13-[.O195]" office:value-type="float" office:value="9.27622816833101" calcext:value-type="float">
            <text:p>9.276228168331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17]^[.A196]" office:value-type="float" office:value="0.000000000000242351579108901" calcext:value-type="float">
            <text:p>2.42351579108901E-13</text:p>
          </table:table-cell>
          <table:table-cell table:formula="of:=[.$C$17]^[.A196]" office:value-type="float" office:value="0.00431046687373676" calcext:value-type="float">
            <text:p>0.004310466873737</text:p>
          </table:table-cell>
          <table:table-cell table:formula="of:=[.$D$17]^[.A196]" office:value-type="float" office:value="1.33173780016793E-071" calcext:value-type="float">
            <text:p>1.33173780016793E-71</text:p>
          </table:table-cell>
          <table:table-cell table:formula="of:=[.$E$17]^[.A196]" office:value-type="float" office:value="0.764558737271782" calcext:value-type="float">
            <text:p>0.764558737271782</text:p>
          </table:table-cell>
          <table:table-cell table:formula="of:=[.$F$17]^[.A196]" office:value-type="float" office:value="0.000114200640424173" calcext:value-type="float">
            <text:p>0.000114200640424</text:p>
          </table:table-cell>
          <table:table-cell table:formula="of:=[.$G$17]^[.A196]" office:value-type="float" office:value="0.764558737271782" calcext:value-type="float">
            <text:p>0.764558737271782</text:p>
          </table:table-cell>
          <table:table-cell table:formula="of:=[.$H$17]^[.A196]" office:value-type="float" office:value="0.584315716479102" calcext:value-type="float">
            <text:p>0.584315716479102</text:p>
          </table:table-cell>
          <table:table-cell table:formula="of:=[.$I$17]^[.A196]" office:value-type="float" office:value="0.764558737271782" calcext:value-type="float">
            <text:p>0.764558737271782</text:p>
          </table:table-cell>
          <table:table-cell table:formula="of:=[.$J$17]^[.A196]" office:value-type="float" office:value="0.000000883963639557906" calcext:value-type="float">
            <text:p>8.83963639557906E-07</text:p>
          </table:table-cell>
          <table:table-cell table:formula="of:=[.$K$17]^[.A196]" office:value-type="float" office:value="0.00187692719236549" calcext:value-type="float">
            <text:p>0.001876927192366</text:p>
          </table:table-cell>
          <table:table-cell table:formula="of:=[.$L$17]^[.A196]" office:value-type="float" office:value="0.067020718128093" calcext:value-type="float">
            <text:p>0.067020718128093</text:p>
          </table:table-cell>
          <table:table-cell table:formula="of:=[.$M$17]^[.A196]" office:value-type="float" office:value="0.000351764024995341" calcext:value-type="float">
            <text:p>0.000351764024995</text:p>
          </table:table-cell>
          <table:table-cell table:formula="of:=[.$N$17]^[.A196]" office:value-type="float" office:value="0.764558737271782" calcext:value-type="float">
            <text:p>0.764558737271782</text:p>
          </table:table-cell>
          <table:table-cell table:formula="of:=SUM([.B196:.N196])" office:value-type="float" office:value="3.71622562638973" calcext:value-type="float">
            <text:p>3.71622562638973</text:p>
          </table:table-cell>
          <table:table-cell table:formula="of:=13-[.O196]" office:value-type="float" office:value="9.28377437361027" calcext:value-type="float">
            <text:p>9.283774373610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B$17]^[.A197]" office:value-type="float" office:value="0.000000000000206233609047962" calcext:value-type="float">
            <text:p>2.06233609047962E-13</text:p>
          </table:table-cell>
          <table:table-cell table:formula="of:=[.$C$17]^[.A197]" office:value-type="float" office:value="0.00418198798033179" calcext:value-type="float">
            <text:p>0.004181987980332</text:p>
          </table:table-cell>
          <table:table-cell table:formula="of:=[.$D$17]^[.A197]" office:value-type="float" office:value="5.37855355954559E-072" calcext:value-type="float">
            <text:p>5.37855355954559E-72</text:p>
          </table:table-cell>
          <table:table-cell table:formula="of:=[.$E$17]^[.A197]" office:value-type="float" office:value="0.763419305472569" calcext:value-type="float">
            <text:p>0.763419305472569</text:p>
          </table:table-cell>
          <table:table-cell table:formula="of:=[.$F$17]^[.A197]" office:value-type="float" office:value="0.000108584215485279" calcext:value-type="float">
            <text:p>0.000108584215485</text:p>
          </table:table-cell>
          <table:table-cell table:formula="of:=[.$G$17]^[.A197]" office:value-type="float" office:value="0.763419305472569" calcext:value-type="float">
            <text:p>0.763419305472569</text:p>
          </table:table-cell>
          <table:table-cell table:formula="of:=[.$H$17]^[.A197]" office:value-type="float" office:value="0.582574089902413" calcext:value-type="float">
            <text:p>0.582574089902413</text:p>
          </table:table-cell>
          <table:table-cell table:formula="of:=[.$I$17]^[.A197]" office:value-type="float" office:value="0.763419305472569" calcext:value-type="float">
            <text:p>0.763419305472569</text:p>
          </table:table-cell>
          <table:table-cell table:formula="of:=[.$J$17]^[.A197]" office:value-type="float" office:value="0.000000818094515894873" calcext:value-type="float">
            <text:p>8.18094515894873E-07</text:p>
          </table:table-cell>
          <table:table-cell table:formula="of:=[.$K$17]^[.A197]" office:value-type="float" office:value="0.00181259138696399" calcext:value-type="float">
            <text:p>0.001812591386964</text:p>
          </table:table-cell>
          <table:table-cell table:formula="of:=[.$L$17]^[.A197]" office:value-type="float" office:value="0.0660218996761095" calcext:value-type="float">
            <text:p>0.06602189967611</text:p>
          </table:table-cell>
          <table:table-cell table:formula="of:=[.$M$17]^[.A197]" office:value-type="float" office:value="0.000336561108862905" calcext:value-type="float">
            <text:p>0.000336561108863</text:p>
          </table:table-cell>
          <table:table-cell table:formula="of:=[.$N$17]^[.A197]" office:value-type="float" office:value="0.763419305472569" calcext:value-type="float">
            <text:p>0.763419305472569</text:p>
          </table:table-cell>
          <table:table-cell table:formula="of:=SUM([.B197:.N197])" office:value-type="float" office:value="3.70871375425517" calcext:value-type="float">
            <text:p>3.70871375425517</text:p>
          </table:table-cell>
          <table:table-cell table:formula="of:=13-[.O197]" office:value-type="float" office:value="9.29128624574484" calcext:value-type="float">
            <text:p>9.291286245744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B$17]^[.A198]" office:value-type="float" office:value="0.000000000000175498346894764" calcext:value-type="float">
            <text:p>1.75498346894764E-13</text:p>
          </table:table-cell>
          <table:table-cell table:formula="of:=[.$C$17]^[.A198]" office:value-type="float" office:value="0.00405733856214008" calcext:value-type="float">
            <text:p>0.00405733856214</text:p>
          </table:table-cell>
          <table:table-cell table:formula="of:=[.$D$17]^[.A198]" office:value-type="float" office:value="2.17226231689546E-072" calcext:value-type="float">
            <text:p>2.17226231689546E-72</text:p>
          </table:table-cell>
          <table:table-cell table:formula="of:=[.$E$17]^[.A198]" office:value-type="float" office:value="0.76228157178334" calcext:value-type="float">
            <text:p>0.76228157178334</text:p>
          </table:table-cell>
          <table:table-cell table:formula="of:=[.$F$17]^[.A198]" office:value-type="float" office:value="0.000103244008166331" calcext:value-type="float">
            <text:p>0.000103244008166</text:p>
          </table:table-cell>
          <table:table-cell table:formula="of:=[.$G$17]^[.A198]" office:value-type="float" office:value="0.76228157178334" calcext:value-type="float">
            <text:p>0.76228157178334</text:p>
          </table:table-cell>
          <table:table-cell table:formula="of:=[.$H$17]^[.A198]" office:value-type="float" office:value="0.580837654463061" calcext:value-type="float">
            <text:p>0.580837654463061</text:p>
          </table:table-cell>
          <table:table-cell table:formula="of:=[.$I$17]^[.A198]" office:value-type="float" office:value="0.76228157178334" calcext:value-type="float">
            <text:p>0.76228157178334</text:p>
          </table:table-cell>
          <table:table-cell table:formula="of:=[.$J$17]^[.A198]" office:value-type="float" office:value="0.000000757133672683631" calcext:value-type="float">
            <text:p>7.57133672683631E-07</text:p>
          </table:table-cell>
          <table:table-cell table:formula="of:=[.$K$17]^[.A198]" office:value-type="float" office:value="0.00175046083271635" calcext:value-type="float">
            <text:p>0.001750460832716</text:p>
          </table:table-cell>
          <table:table-cell table:formula="of:=[.$L$17]^[.A198]" office:value-type="float" office:value="0.06503796674502" calcext:value-type="float">
            <text:p>0.06503796674502</text:p>
          </table:table-cell>
          <table:table-cell table:formula="of:=[.$M$17]^[.A198]" office:value-type="float" office:value="0.000322015248718308" calcext:value-type="float">
            <text:p>0.000322015248718</text:p>
          </table:table-cell>
          <table:table-cell table:formula="of:=[.$N$17]^[.A198]" office:value-type="float" office:value="0.76228157178334" calcext:value-type="float">
            <text:p>0.76228157178334</text:p>
          </table:table-cell>
          <table:table-cell table:formula="of:=SUM([.B198:.N198])" office:value-type="float" office:value="3.70123572412703" calcext:value-type="float">
            <text:p>3.70123572412703</text:p>
          </table:table-cell>
          <table:table-cell table:formula="of:=13-[.O198]" office:value-type="float" office:value="9.29876427587297" calcext:value-type="float">
            <text:p>9.298764275872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B$17]^[.A199]" office:value-type="float" office:value="0.000000000000149343600710745" calcext:value-type="float">
            <text:p>1.49343600710745E-13</text:p>
          </table:table-cell>
          <table:table-cell table:formula="of:=[.$C$17]^[.A199]" office:value-type="float" office:value="0.00393640447683039" calcext:value-type="float">
            <text:p>0.00393640447683</text:p>
          </table:table-cell>
          <table:table-cell table:formula="of:=[.$D$17]^[.A199]" office:value-type="float" office:value="8.77322038567316E-073" calcext:value-type="float">
            <text:p>8.77322038567316E-73</text:p>
          </table:table-cell>
          <table:table-cell table:formula="of:=[.$E$17]^[.A199]" office:value-type="float" office:value="0.76114553367338" calcext:value-type="float">
            <text:p>0.76114553367338</text:p>
          </table:table-cell>
          <table:table-cell table:formula="of:=[.$F$17]^[.A199]" office:value-type="float" office:value="0.0000981664339942161" calcext:value-type="float">
            <text:p>9.81664339942161E-05</text:p>
          </table:table-cell>
          <table:table-cell table:formula="of:=[.$G$17]^[.A199]" office:value-type="float" office:value="0.76114553367338" calcext:value-type="float">
            <text:p>0.76114553367338</text:p>
          </table:table-cell>
          <table:table-cell table:formula="of:=[.$H$17]^[.A199]" office:value-type="float" office:value="0.579106394688208" calcext:value-type="float">
            <text:p>0.579106394688208</text:p>
          </table:table-cell>
          <table:table-cell table:formula="of:=[.$I$17]^[.A199]" office:value-type="float" office:value="0.76114553367338" calcext:value-type="float">
            <text:p>0.76114553367338</text:p>
          </table:table-cell>
          <table:table-cell table:formula="of:=[.$J$17]^[.A199]" office:value-type="float" office:value="0.000000700715366224344" calcext:value-type="float">
            <text:p>7.00715366224344E-07</text:p>
          </table:table-cell>
          <table:table-cell table:formula="of:=[.$K$17]^[.A199]" office:value-type="float" office:value="0.00169045993979164" calcext:value-type="float">
            <text:p>0.001690459939792</text:p>
          </table:table-cell>
          <table:table-cell table:formula="of:=[.$L$17]^[.A199]" office:value-type="float" office:value="0.0640686974939764" calcext:value-type="float">
            <text:p>0.064068697493977</text:p>
          </table:table-cell>
          <table:table-cell table:formula="of:=[.$M$17]^[.A199]" office:value-type="float" office:value="0.000308098047208873" calcext:value-type="float">
            <text:p>0.000308098047209</text:p>
          </table:table-cell>
          <table:table-cell table:formula="of:=[.$N$17]^[.A199]" office:value-type="float" office:value="0.76114553367338" calcext:value-type="float">
            <text:p>0.76114553367338</text:p>
          </table:table-cell>
          <table:table-cell table:formula="of:=SUM([.B199:.N199])" office:value-type="float" office:value="3.69379105648905" calcext:value-type="float">
            <text:p>3.69379105648905</text:p>
          </table:table-cell>
          <table:table-cell table:formula="of:=13-[.O199]" office:value-type="float" office:value="9.30620894351095" calcext:value-type="float">
            <text:p>9.306208943510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B$17]^[.A200]" office:value-type="float" office:value="0.00000000000012708673026205" calcext:value-type="float">
            <text:p>1.2708673026205E-13</text:p>
          </table:table-cell>
          <table:table-cell table:formula="of:=[.$C$17]^[.A200]" office:value-type="float" office:value="0.0038190749842274" calcext:value-type="float">
            <text:p>0.003819074984227</text:p>
          </table:table-cell>
          <table:table-cell table:formula="of:=[.$D$17]^[.A200]" office:value-type="float" office:value="3.54328274890823E-073" calcext:value-type="float">
            <text:p>3.54328274890823E-73</text:p>
          </table:table-cell>
          <table:table-cell table:formula="of:=[.$E$17]^[.A200]" office:value-type="float" office:value="0.760011188615744" calcext:value-type="float">
            <text:p>0.760011188615744</text:p>
          </table:table-cell>
          <table:table-cell table:formula="of:=[.$F$17]^[.A200]" office:value-type="float" office:value="0.0000933385765846644" calcext:value-type="float">
            <text:p>9.33385765846644E-05</text:p>
          </table:table-cell>
          <table:table-cell table:formula="of:=[.$G$17]^[.A200]" office:value-type="float" office:value="0.760011188615744" calcext:value-type="float">
            <text:p>0.760011188615744</text:p>
          </table:table-cell>
          <table:table-cell table:formula="of:=[.$H$17]^[.A200]" office:value-type="float" office:value="0.577380295151135" calcext:value-type="float">
            <text:p>0.577380295151135</text:p>
          </table:table-cell>
          <table:table-cell table:formula="of:=[.$I$17]^[.A200]" office:value-type="float" office:value="0.760011188615744" calcext:value-type="float">
            <text:p>0.760011188615744</text:p>
          </table:table-cell>
          <table:table-cell table:formula="of:=[.$J$17]^[.A200]" office:value-type="float" office:value="0.000000648501106446077" calcext:value-type="float">
            <text:p>6.48501106446077E-07</text:p>
          </table:table-cell>
          <table:table-cell table:formula="of:=[.$K$17]^[.A200]" office:value-type="float" office:value="0.0016325157093666" calcext:value-type="float">
            <text:p>0.001632515709367</text:p>
          </table:table-cell>
          <table:table-cell table:formula="of:=[.$L$17]^[.A200]" office:value-type="float" office:value="0.063113873388254" calcext:value-type="float">
            <text:p>0.063113873388254</text:p>
          </table:table-cell>
          <table:table-cell table:formula="of:=[.$M$17]^[.A200]" office:value-type="float" office:value="0.000294782334289265" calcext:value-type="float">
            <text:p>0.000294782334289</text:p>
          </table:table-cell>
          <table:table-cell table:formula="of:=[.$N$17]^[.A200]" office:value-type="float" office:value="0.760011188615744" calcext:value-type="float">
            <text:p>0.760011188615744</text:p>
          </table:table-cell>
          <table:table-cell table:formula="of:=SUM([.B200:.N200])" office:value-type="float" office:value="3.68637928310807" calcext:value-type="float">
            <text:p>3.68637928310807</text:p>
          </table:table-cell>
          <table:table-cell table:formula="of:=13-[.O200]" office:value-type="float" office:value="9.31362071689193" calcext:value-type="float">
            <text:p>9.313620716891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B$17]^[.A201]" office:value-type="float" office:value="0.000000000000108146830073965" calcext:value-type="float">
            <text:p>1.08146830073965E-13</text:p>
          </table:table-cell>
          <table:table-cell table:formula="of:=[.$C$17]^[.A201]" office:value-type="float" office:value="0.00370524264490617" calcext:value-type="float">
            <text:p>0.003705242644906</text:p>
          </table:table-cell>
          <table:table-cell table:formula="of:=[.$D$17]^[.A201]" office:value-type="float" office:value="1.43104266014028E-073" calcext:value-type="float">
            <text:p>1.43104266014028E-73</text:p>
          </table:table-cell>
          <table:table-cell table:formula="of:=[.$E$17]^[.A201]" office:value-type="float" office:value="0.758878534087256" calcext:value-type="float">
            <text:p>0.758878534087256</text:p>
          </table:table-cell>
          <table:table-cell table:formula="of:=[.$F$17]^[.A201]" office:value-type="float" office:value="0.0000887481547854186" calcext:value-type="float">
            <text:p>8.87481547854186E-05</text:p>
          </table:table-cell>
          <table:table-cell table:formula="of:=[.$G$17]^[.A201]" office:value-type="float" office:value="0.758878534087256" calcext:value-type="float">
            <text:p>0.758878534087256</text:p>
          </table:table-cell>
          <table:table-cell table:formula="of:=[.$H$17]^[.A201]" office:value-type="float" office:value="0.575659340471101" calcext:value-type="float">
            <text:p>0.575659340471101</text:p>
          </table:table-cell>
          <table:table-cell table:formula="of:=[.$I$17]^[.A201]" office:value-type="float" office:value="0.758878534087256" calcext:value-type="float">
            <text:p>0.758878534087256</text:p>
          </table:table-cell>
          <table:table-cell table:formula="of:=[.$J$17]^[.A201]" office:value-type="float" office:value="0.000000600177626084968" calcext:value-type="float">
            <text:p>6.00177626084968E-07</text:p>
          </table:table-cell>
          <table:table-cell table:formula="of:=[.$K$17]^[.A201]" office:value-type="float" office:value="0.00157655764481305" calcext:value-type="float">
            <text:p>0.001576557644813</text:p>
          </table:table-cell>
          <table:table-cell table:formula="of:=[.$L$17]^[.A201]" office:value-type="float" office:value="0.062173279149979" calcext:value-type="float">
            <text:p>0.062173279149979</text:p>
          </table:table-cell>
          <table:table-cell table:formula="of:=[.$M$17]^[.A201]" office:value-type="float" office:value="0.000282042114178402" calcext:value-type="float">
            <text:p>0.000282042114178</text:p>
          </table:table-cell>
          <table:table-cell table:formula="of:=[.$N$17]^[.A201]" office:value-type="float" office:value="0.758878534087256" calcext:value-type="float">
            <text:p>0.758878534087256</text:p>
          </table:table-cell>
          <table:table-cell table:formula="of:=SUM([.B201:.N201])" office:value-type="float" office:value="3.67899994670652" calcext:value-type="float">
            <text:p>3.67899994670652</text:p>
          </table:table-cell>
          <table:table-cell table:formula="of:=13-[.O201]" office:value-type="float" office:value="9.32100005329348" calcext:value-type="float">
            <text:p>9.321000053293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B$17]^[.A202]" office:value-type="float" office:value="0.00000000000009202956776786" calcext:value-type="float">
            <text:p>9.202956776786E-14</text:p>
          </table:table-cell>
          <table:table-cell table:formula="of:=[.$C$17]^[.A202]" office:value-type="float" office:value="0.00359480322180912" calcext:value-type="float">
            <text:p>0.003594803221809</text:p>
          </table:table-cell>
          <table:table-cell table:formula="of:=[.$D$17]^[.A202]" office:value-type="float" office:value="5.77962087776478E-074" calcext:value-type="float">
            <text:p>5.77962087776478E-74</text:p>
          </table:table-cell>
          <table:table-cell table:formula="of:=[.$E$17]^[.A202]" office:value-type="float" office:value="0.757747567568497" calcext:value-type="float">
            <text:p>0.757747567568497</text:p>
          </table:table-cell>
          <table:table-cell table:formula="of:=[.$F$17]^[.A202]" office:value-type="float" office:value="0.000084383491435316" calcext:value-type="float">
            <text:p>8.4383491435316E-05</text:p>
          </table:table-cell>
          <table:table-cell table:formula="of:=[.$G$17]^[.A202]" office:value-type="float" office:value="0.757747567568497" calcext:value-type="float">
            <text:p>0.757747567568497</text:p>
          </table:table-cell>
          <table:table-cell table:formula="of:=[.$H$17]^[.A202]" office:value-type="float" office:value="0.573943515313214" calcext:value-type="float">
            <text:p>0.573943515313214</text:p>
          </table:table-cell>
          <table:table-cell table:formula="of:=[.$I$17]^[.A202]" office:value-type="float" office:value="0.757747567568497" calcext:value-type="float">
            <text:p>0.757747567568497</text:p>
          </table:table-cell>
          <table:table-cell table:formula="of:=[.$J$17]^[.A202]" office:value-type="float" office:value="0.00000055545500119041" calcext:value-type="float">
            <text:p>5.5545500119041E-07</text:p>
          </table:table-cell>
          <table:table-cell table:formula="of:=[.$K$17]^[.A202]" office:value-type="float" office:value="0.00152251766592974" calcext:value-type="float">
            <text:p>0.00152251766593</text:p>
          </table:table-cell>
          <table:table-cell table:formula="of:=[.$L$17]^[.A202]" office:value-type="float" office:value="0.0612467027095918" calcext:value-type="float">
            <text:p>0.061246702709592</text:p>
          </table:table-cell>
          <table:table-cell table:formula="of:=[.$M$17]^[.A202]" office:value-type="float" office:value="0.000269852514608844" calcext:value-type="float">
            <text:p>0.000269852514609</text:p>
          </table:table-cell>
          <table:table-cell table:formula="of:=[.$N$17]^[.A202]" office:value-type="float" office:value="0.757747567568497" calcext:value-type="float">
            <text:p>0.757747567568497</text:p>
          </table:table-cell>
          <table:table-cell table:formula="of:=SUM([.B202:.N202])" office:value-type="float" office:value="3.67165260064567" calcext:value-type="float">
            <text:p>3.67165260064567</text:p>
          </table:table-cell>
          <table:table-cell table:formula="of:=13-[.O202]" office:value-type="float" office:value="9.32834739935433" calcext:value-type="float">
            <text:p>9.3283473993543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B$17]^[.A203]" office:value-type="float" office:value="0.0000000000000783142819604293" calcext:value-type="float">
            <text:p>7.83142819604293E-14</text:p>
          </table:table-cell>
          <table:table-cell table:formula="of:=[.$C$17]^[.A203]" office:value-type="float" office:value="0.00348765558479543" calcext:value-type="float">
            <text:p>0.003487655584795</text:p>
          </table:table-cell>
          <table:table-cell table:formula="of:=[.$D$17]^[.A203]" office:value-type="float" office:value="2.33424330532676E-074" calcext:value-type="float">
            <text:p>2.33424330532676E-74</text:p>
          </table:table-cell>
          <table:table-cell table:formula="of:=[.$E$17]^[.A203]" office:value-type="float" office:value="0.756618286543805" calcext:value-type="float">
            <text:p>0.756618286543805</text:p>
          </table:table-cell>
          <table:table-cell table:formula="of:=[.$F$17]^[.A203]" office:value-type="float" office:value="0.0000802334836598086" calcext:value-type="float">
            <text:p>8.02334836598086E-05</text:p>
          </table:table-cell>
          <table:table-cell table:formula="of:=[.$G$17]^[.A203]" office:value-type="float" office:value="0.756618286543805" calcext:value-type="float">
            <text:p>0.756618286543805</text:p>
          </table:table-cell>
          <table:table-cell table:formula="of:=[.$H$17]^[.A203]" office:value-type="float" office:value="0.572232804388286" calcext:value-type="float">
            <text:p>0.572232804388286</text:p>
          </table:table-cell>
          <table:table-cell table:formula="of:=[.$I$17]^[.A203]" office:value-type="float" office:value="0.756618286543805" calcext:value-type="float">
            <text:p>0.756618286543805</text:p>
          </table:table-cell>
          <table:table-cell table:formula="of:=[.$J$17]^[.A203]" office:value-type="float" office:value="0.000000514064911682928" calcext:value-type="float">
            <text:p>5.14064911682928E-07</text:p>
          </table:table-cell>
          <table:table-cell table:formula="of:=[.$K$17]^[.A203]" office:value-type="float" office:value="0.00147033002611397" calcext:value-type="float">
            <text:p>0.001470330026114</text:p>
          </table:table-cell>
          <table:table-cell table:formula="of:=[.$L$17]^[.A203]" office:value-type="float" office:value="0.0603339351580331" calcext:value-type="float">
            <text:p>0.060333935158033</text:p>
          </table:table-cell>
          <table:table-cell table:formula="of:=[.$M$17]^[.A203]" office:value-type="float" office:value="0.000258189738269565" calcext:value-type="float">
            <text:p>0.00025818973827</text:p>
          </table:table-cell>
          <table:table-cell table:formula="of:=[.$N$17]^[.A203]" office:value-type="float" office:value="0.756618286543805" calcext:value-type="float">
            <text:p>0.756618286543805</text:p>
          </table:table-cell>
          <table:table-cell table:formula="of:=SUM([.B203:.N203])" office:value-type="float" office:value="3.66433680861937" calcext:value-type="float">
            <text:p>3.66433680861937</text:p>
          </table:table-cell>
          <table:table-cell table:formula="of:=13-[.O203]" office:value-type="float" office:value="9.33566319138063" calcext:value-type="float">
            <text:p>9.3356631913806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B$17]^[.A204]" office:value-type="float" office:value="0.0000000000000666430029797394" calcext:value-type="float">
            <text:p>6.66430029797394E-14</text:p>
          </table:table-cell>
          <table:table-cell table:formula="of:=[.$C$17]^[.A204]" office:value-type="float" office:value="0.00338370161803551" calcext:value-type="float">
            <text:p>0.003383701618036</text:p>
          </table:table-cell>
          <table:table-cell table:formula="of:=[.$D$17]^[.A204]" office:value-type="float" office:value="9.42742080094711E-075" calcext:value-type="float">
            <text:p>9.42742080094711E-75</text:p>
          </table:table-cell>
          <table:table-cell table:formula="of:=[.$E$17]^[.A204]" office:value-type="float" office:value="0.755490688501265" calcext:value-type="float">
            <text:p>0.755490688501265</text:p>
          </table:table-cell>
          <table:table-cell table:formula="of:=[.$F$17]^[.A204]" office:value-type="float" office:value="0.000076287574627359" calcext:value-type="float">
            <text:p>7.6287574627359E-05</text:p>
          </table:table-cell>
          <table:table-cell table:formula="of:=[.$G$17]^[.A204]" office:value-type="float" office:value="0.755490688501265" calcext:value-type="float">
            <text:p>0.755490688501265</text:p>
          </table:table-cell>
          <table:table-cell table:formula="of:=[.$H$17]^[.A204]" office:value-type="float" office:value="0.570527192452703" calcext:value-type="float">
            <text:p>0.570527192452703</text:p>
          </table:table-cell>
          <table:table-cell table:formula="of:=[.$I$17]^[.A204]" office:value-type="float" office:value="0.755490688501265" calcext:value-type="float">
            <text:p>0.755490688501265</text:p>
          </table:table-cell>
          <table:table-cell table:formula="of:=[.$J$17]^[.A204]" office:value-type="float" office:value="0.000000475759031527718" calcext:value-type="float">
            <text:p>4.75759031527718E-07</text:p>
          </table:table-cell>
          <table:table-cell table:formula="of:=[.$K$17]^[.A204]" office:value-type="float" office:value="0.00141993123237236" calcext:value-type="float">
            <text:p>0.001419931232372</text:p>
          </table:table-cell>
          <table:table-cell table:formula="of:=[.$L$17]^[.A204]" office:value-type="float" office:value="0.0594347706996421" calcext:value-type="float">
            <text:p>0.059434770699642</text:p>
          </table:table-cell>
          <table:table-cell table:formula="of:=[.$M$17]^[.A204]" office:value-type="float" office:value="0.000247031016347333" calcext:value-type="float">
            <text:p>0.000247031016347</text:p>
          </table:table-cell>
          <table:table-cell table:formula="of:=[.$N$17]^[.A204]" office:value-type="float" office:value="0.755490688501265" calcext:value-type="float">
            <text:p>0.755490688501265</text:p>
          </table:table-cell>
          <table:table-cell table:formula="of:=SUM([.B204:.N204])" office:value-type="float" office:value="3.65705214435789" calcext:value-type="float">
            <text:p>3.65705214435789</text:p>
          </table:table-cell>
          <table:table-cell table:formula="of:=13-[.O204]" office:value-type="float" office:value="9.34294785564211" calcext:value-type="float">
            <text:p>9.342947855642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B$17]^[.A205]" office:value-type="float" office:value="0.0000000000000567111098381985" calcext:value-type="float">
            <text:p>5.67111098381985E-14</text:p>
          </table:table-cell>
          <table:table-cell table:formula="of:=[.$C$17]^[.A205]" office:value-type="float" office:value="0.0032828461301656" calcext:value-type="float">
            <text:p>0.003282846130166</text:p>
          </table:table-cell>
          <table:table-cell table:formula="of:=[.$D$17]^[.A205]" office:value-type="float" office:value="3.80749781975658E-075" calcext:value-type="float">
            <text:p>3.80749781975658E-75</text:p>
          </table:table-cell>
          <table:table-cell table:formula="of:=[.$E$17]^[.A205]" office:value-type="float" office:value="0.754364770932709" calcext:value-type="float">
            <text:p>0.754364770932709</text:p>
          </table:table-cell>
          <table:table-cell table:formula="of:=[.$F$17]^[.A205]" office:value-type="float" office:value="0.0000725357266948659" calcext:value-type="float">
            <text:p>7.25357266948659E-05</text:p>
          </table:table-cell>
          <table:table-cell table:formula="of:=[.$G$17]^[.A205]" office:value-type="float" office:value="0.754364770932709" calcext:value-type="float">
            <text:p>0.754364770932709</text:p>
          </table:table-cell>
          <table:table-cell table:formula="of:=[.$H$17]^[.A205]" office:value-type="float" office:value="0.568826664308283" calcext:value-type="float">
            <text:p>0.568826664308283</text:p>
          </table:table-cell>
          <table:table-cell table:formula="of:=[.$I$17]^[.A205]" office:value-type="float" office:value="0.754364770932709" calcext:value-type="float">
            <text:p>0.754364770932709</text:p>
          </table:table-cell>
          <table:table-cell table:formula="of:=[.$J$17]^[.A205]" office:value-type="float" office:value="0.000000440307538865444" calcext:value-type="float">
            <text:p>4.40307538865444E-07</text:p>
          </table:table-cell>
          <table:table-cell table:formula="of:=[.$K$17]^[.A205]" office:value-type="float" office:value="0.00137125996807345" calcext:value-type="float">
            <text:p>0.001371259968073</text:p>
          </table:table-cell>
          <table:table-cell table:formula="of:=[.$L$17]^[.A205]" office:value-type="float" office:value="0.0585490066057577" calcext:value-type="float">
            <text:p>0.058549006605758</text:p>
          </table:table-cell>
          <table:table-cell table:formula="of:=[.$M$17]^[.A205]" office:value-type="float" office:value="0.000236354564075988" calcext:value-type="float">
            <text:p>0.000236354564076</text:p>
          </table:table-cell>
          <table:table-cell table:formula="of:=[.$N$17]^[.A205]" office:value-type="float" office:value="0.754364770932709" calcext:value-type="float">
            <text:p>0.754364770932709</text:p>
          </table:table-cell>
          <table:table-cell table:formula="of:=SUM([.B205:.N205])" office:value-type="float" office:value="3.64979819134148" calcext:value-type="float">
            <text:p>3.64979819134148</text:p>
          </table:table-cell>
          <table:table-cell table:formula="of:=13-[.O205]" office:value-type="float" office:value="9.35020180865852" calcext:value-type="float">
            <text:p>9.350201808658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B$17]^[.A206]" office:value-type="float" office:value="0.0000000000000482593796089588" calcext:value-type="float">
            <text:p>4.82593796089588E-14</text:p>
          </table:table-cell>
          <table:table-cell table:formula="of:=[.$C$17]^[.A206]" office:value-type="float" office:value="0.00318499676712042" calcext:value-type="float">
            <text:p>0.00318499676712</text:p>
          </table:table-cell>
          <table:table-cell table:formula="of:=[.$D$17]^[.A206]" office:value-type="float" office:value="1.53775247265877E-075" calcext:value-type="float">
            <text:p>1.53775247265877E-75</text:p>
          </table:table-cell>
          <table:table-cell table:formula="of:=[.$E$17]^[.A206]" office:value-type="float" office:value="0.753240531333703" calcext:value-type="float">
            <text:p>0.753240531333703</text:p>
          </table:table-cell>
          <table:table-cell table:formula="of:=[.$F$17]^[.A206]" office:value-type="float" office:value="0.0000689683958738069" calcext:value-type="float">
            <text:p>6.89683958738069E-05</text:p>
          </table:table-cell>
          <table:table-cell table:formula="of:=[.$G$17]^[.A206]" office:value-type="float" office:value="0.753240531333703" calcext:value-type="float">
            <text:p>0.753240531333703</text:p>
          </table:table-cell>
          <table:table-cell table:formula="of:=[.$H$17]^[.A206]" office:value-type="float" office:value="0.567131204802148" calcext:value-type="float">
            <text:p>0.567131204802148</text:p>
          </table:table-cell>
          <table:table-cell table:formula="of:=[.$I$17]^[.A206]" office:value-type="float" office:value="0.753240531333703" calcext:value-type="float">
            <text:p>0.753240531333703</text:p>
          </table:table-cell>
          <table:table-cell table:formula="of:=[.$J$17]^[.A206]" office:value-type="float" office:value="0.00000040749773716161" calcext:value-type="float">
            <text:p>4.0749773716161E-07</text:p>
          </table:table-cell>
          <table:table-cell table:formula="of:=[.$K$17]^[.A206]" office:value-type="float" office:value="0.00132425701834813" calcext:value-type="float">
            <text:p>0.001324257018348</text:p>
          </table:table-cell>
          <table:table-cell table:formula="of:=[.$L$17]^[.A206]" office:value-type="float" office:value="0.0576764431690102" calcext:value-type="float">
            <text:p>0.05767644316901</text:p>
          </table:table-cell>
          <table:table-cell table:formula="of:=[.$M$17]^[.A206]" office:value-type="float" office:value="0.000226139538206832" calcext:value-type="float">
            <text:p>0.000226139538207</text:p>
          </table:table-cell>
          <table:table-cell table:formula="of:=[.$N$17]^[.A206]" office:value-type="float" office:value="0.753240531333703" calcext:value-type="float">
            <text:p>0.753240531333703</text:p>
          </table:table-cell>
          <table:table-cell table:formula="of:=SUM([.B206:.N206])" office:value-type="float" office:value="3.64257454252331" calcext:value-type="float">
            <text:p>3.64257454252331</text:p>
          </table:table-cell>
          <table:table-cell table:formula="of:=13-[.O206]" office:value-type="float" office:value="9.35742545747669" calcext:value-type="float">
            <text:p>9.357425457476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B$17]^[.A207]" office:value-type="float" office:value="0.0000000000000410672216940618" calcext:value-type="float">
            <text:p>4.10672216940618E-14</text:p>
          </table:table-cell>
          <table:table-cell table:formula="of:=[.$C$17]^[.A207]" office:value-type="float" office:value="0.00309006392756393" calcext:value-type="float">
            <text:p>0.003090063927564</text:p>
          </table:table-cell>
          <table:table-cell table:formula="of:=[.$D$17]^[.A207]" office:value-type="float" office:value="6.21059493428503E-076" calcext:value-type="float">
            <text:p>6.21059493428503E-76</text:p>
          </table:table-cell>
          <table:table-cell table:formula="of:=[.$E$17]^[.A207]" office:value-type="float" office:value="0.752117967203549" calcext:value-type="float">
            <text:p>0.752117967203549</text:p>
          </table:table-cell>
          <table:table-cell table:formula="of:=[.$F$17]^[.A207]" office:value-type="float" office:value="0.0000655765075521442" calcext:value-type="float">
            <text:p>6.55765075521442E-05</text:p>
          </table:table-cell>
          <table:table-cell table:formula="of:=[.$G$17]^[.A207]" office:value-type="float" office:value="0.752117967203549" calcext:value-type="float">
            <text:p>0.752117967203549</text:p>
          </table:table-cell>
          <table:table-cell table:formula="of:=[.$H$17]^[.A207]" office:value-type="float" office:value="0.565440798826583" calcext:value-type="float">
            <text:p>0.565440798826583</text:p>
          </table:table-cell>
          <table:table-cell table:formula="of:=[.$I$17]^[.A207]" office:value-type="float" office:value="0.752117967203549" calcext:value-type="float">
            <text:p>0.752117967203549</text:p>
          </table:table-cell>
          <table:table-cell table:formula="of:=[.$J$17]^[.A207]" office:value-type="float" office:value="0.000000377132779101878" calcext:value-type="float">
            <text:p>3.77132779101878E-07</text:p>
          </table:table-cell>
          <table:table-cell table:formula="of:=[.$K$17]^[.A207]" office:value-type="float" office:value="0.00127886519804708" calcext:value-type="float">
            <text:p>0.001278865198047</text:p>
          </table:table-cell>
          <table:table-cell table:formula="of:=[.$L$17]^[.A207]" office:value-type="float" office:value="0.0568168836582947" calcext:value-type="float">
            <text:p>0.056816883658295</text:p>
          </table:table-cell>
          <table:table-cell table:formula="of:=[.$M$17]^[.A207]" office:value-type="float" office:value="0.000216365996317118" calcext:value-type="float">
            <text:p>0.000216365996317</text:p>
          </table:table-cell>
          <table:table-cell table:formula="of:=[.$N$17]^[.A207]" office:value-type="float" office:value="0.752117967203549" calcext:value-type="float">
            <text:p>0.752117967203549</text:p>
          </table:table-cell>
          <table:table-cell table:formula="of:=SUM([.B207:.N207])" office:value-type="float" office:value="3.63538080006137" calcext:value-type="float">
            <text:p>3.63538080006137</text:p>
          </table:table-cell>
          <table:table-cell table:formula="of:=13-[.O207]" office:value-type="float" office:value="9.36461919993863" calcext:value-type="float">
            <text:p>9.364619199938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B$17]^[.A208]" office:value-type="float" office:value="0.0000000000000349469203983745" calcext:value-type="float">
            <text:p>3.49469203983745E-14</text:p>
          </table:table-cell>
          <table:table-cell table:formula="of:=[.$C$17]^[.A208]" office:value-type="float" office:value="0.00299796068084071" calcext:value-type="float">
            <text:p>0.002997960680841</text:p>
          </table:table-cell>
          <table:table-cell table:formula="of:=[.$D$17]^[.A208]" office:value-type="float" office:value="2.50830287211809E-076" calcext:value-type="float">
            <text:p>2.50830287211809E-76</text:p>
          </table:table-cell>
          <table:table-cell table:formula="of:=[.$E$17]^[.A208]" office:value-type="float" office:value="0.750997076045272" calcext:value-type="float">
            <text:p>0.750997076045272</text:p>
          </table:table-cell>
          <table:table-cell table:formula="of:=[.$F$17]^[.A208]" office:value-type="float" office:value="0.0000623514334102354" calcext:value-type="float">
            <text:p>6.23514334102354E-05</text:p>
          </table:table-cell>
          <table:table-cell table:formula="of:=[.$G$17]^[.A208]" office:value-type="float" office:value="0.750997076045272" calcext:value-type="float">
            <text:p>0.750997076045272</text:p>
          </table:table-cell>
          <table:table-cell table:formula="of:=[.$H$17]^[.A208]" office:value-type="float" office:value="0.563755431318903" calcext:value-type="float">
            <text:p>0.563755431318903</text:p>
          </table:table-cell>
          <table:table-cell table:formula="of:=[.$I$17]^[.A208]" office:value-type="float" office:value="0.750997076045272" calcext:value-type="float">
            <text:p>0.750997076045272</text:p>
          </table:table-cell>
          <table:table-cell table:formula="of:=[.$J$17]^[.A208]" office:value-type="float" office:value="0.000000349030485577148" calcext:value-type="float">
            <text:p>3.49030485577148E-07</text:p>
          </table:table-cell>
          <table:table-cell table:formula="of:=[.$K$17]^[.A208]" office:value-type="float" office:value="0.00123502928216767" calcext:value-type="float">
            <text:p>0.001235029282168</text:p>
          </table:table-cell>
          <table:table-cell table:formula="of:=[.$L$17]^[.A208]" office:value-type="float" office:value="0.0559701342744155" calcext:value-type="float">
            <text:p>0.055970134274416</text:p>
          </table:table-cell>
          <table:table-cell table:formula="of:=[.$M$17]^[.A208]" office:value-type="float" office:value="0.000207014857877183" calcext:value-type="float">
            <text:p>0.000207014857877</text:p>
          </table:table-cell>
          <table:table-cell table:formula="of:=[.$N$17]^[.A208]" office:value-type="float" office:value="0.750997076045272" calcext:value-type="float">
            <text:p>0.750997076045272</text:p>
          </table:table-cell>
          <table:table-cell table:formula="of:=SUM([.B208:.N208])" office:value-type="float" office:value="3.62821657505922" calcext:value-type="float">
            <text:p>3.62821657505922</text:p>
          </table:table-cell>
          <table:table-cell table:formula="of:=13-[.O208]" office:value-type="float" office:value="9.37178342494078" calcext:value-type="float">
            <text:p>9.3717834249407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B$17]^[.A209]" office:value-type="float" office:value="0.0000000000000297387355401965" calcext:value-type="float">
            <text:p>2.97387355401965E-14</text:p>
          </table:table-cell>
          <table:table-cell table:formula="of:=[.$C$17]^[.A209]" office:value-type="float" office:value="0.00290860268737303" calcext:value-type="float">
            <text:p>0.002908602687373</text:p>
          </table:table-cell>
          <table:table-cell table:formula="of:=[.$D$17]^[.A209]" office:value-type="float" office:value="1.01304035520716E-076" calcext:value-type="float">
            <text:p>1.01304035520716E-76</text:p>
          </table:table-cell>
          <table:table-cell table:formula="of:=[.$E$17]^[.A209]" office:value-type="float" office:value="0.749877855365622" calcext:value-type="float">
            <text:p>0.749877855365622</text:p>
          </table:table-cell>
          <table:table-cell table:formula="of:=[.$F$17]^[.A209]" office:value-type="float" office:value="0.0000592849694720271" calcext:value-type="float">
            <text:p>5.92849694720271E-05</text:p>
          </table:table-cell>
          <table:table-cell table:formula="of:=[.$G$17]^[.A209]" office:value-type="float" office:value="0.749877855365622" calcext:value-type="float">
            <text:p>0.749877855365622</text:p>
          </table:table-cell>
          <table:table-cell table:formula="of:=[.$H$17]^[.A209]" office:value-type="float" office:value="0.56207508726132" calcext:value-type="float">
            <text:p>0.56207508726132</text:p>
          </table:table-cell>
          <table:table-cell table:formula="of:=[.$I$17]^[.A209]" office:value-type="float" office:value="0.749877855365622" calcext:value-type="float">
            <text:p>0.749877855365622</text:p>
          </table:table-cell>
          <table:table-cell table:formula="of:=[.$J$17]^[.A209]" office:value-type="float" office:value="0.00000032302225267274" calcext:value-type="float">
            <text:p>3.2302225267274E-07</text:p>
          </table:table-cell>
          <table:table-cell table:formula="of:=[.$K$17]^[.A209]" office:value-type="float" office:value="0.00119269593866565" calcext:value-type="float">
            <text:p>0.001192695938666</text:p>
          </table:table-cell>
          <table:table-cell table:formula="of:=[.$L$17]^[.A209]" office:value-type="float" office:value="0.0551360041063915" calcext:value-type="float">
            <text:p>0.055136004106392</text:p>
          </table:table-cell>
          <table:table-cell table:formula="of:=[.$M$17]^[.A209]" office:value-type="float" office:value="0.000198067867000226" calcext:value-type="float">
            <text:p>0.000198067867</text:p>
          </table:table-cell>
          <table:table-cell table:formula="of:=[.$N$17]^[.A209]" office:value-type="float" office:value="0.749877855365622" calcext:value-type="float">
            <text:p>0.749877855365622</text:p>
          </table:table-cell>
          <table:table-cell table:formula="of:=SUM([.B209:.N209])" office:value-type="float" office:value="3.62108148731499" calcext:value-type="float">
            <text:p>3.62108148731499</text:p>
          </table:table-cell>
          <table:table-cell table:formula="of:=13-[.O209]" office:value-type="float" office:value="9.37891851268501" calcext:value-type="float">
            <text:p>9.378918512685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B$17]^[.A210]" office:value-type="float" office:value="0.0000000000000253067332242209" calcext:value-type="float">
            <text:p>2.53067332242209E-14</text:p>
          </table:table-cell>
          <table:table-cell table:formula="of:=[.$C$17]^[.A210]" office:value-type="float" office:value="0.00282190812143047" calcext:value-type="float">
            <text:p>0.00282190812143</text:p>
          </table:table-cell>
          <table:table-cell table:formula="of:=[.$D$17]^[.A210]" office:value-type="float" office:value="4.09141484740894E-077" calcext:value-type="float">
            <text:p>4.09141484740894E-77</text:p>
          </table:table-cell>
          <table:table-cell table:formula="of:=[.$E$17]^[.A210]" office:value-type="float" office:value="0.748760302675062" calcext:value-type="float">
            <text:p>0.748760302675062</text:p>
          </table:table-cell>
          <table:table-cell table:formula="of:=[.$F$17]^[.A210]" office:value-type="float" office:value="0.0000563693152356979" calcext:value-type="float">
            <text:p>5.63693152356979E-05</text:p>
          </table:table-cell>
          <table:table-cell table:formula="of:=[.$G$17]^[.A210]" office:value-type="float" office:value="0.748760302675062" calcext:value-type="float">
            <text:p>0.748760302675062</text:p>
          </table:table-cell>
          <table:table-cell table:formula="of:=[.$H$17]^[.A210]" office:value-type="float" office:value="0.560399751680809" calcext:value-type="float">
            <text:p>0.560399751680809</text:p>
          </table:table-cell>
          <table:table-cell table:formula="of:=[.$I$17]^[.A210]" office:value-type="float" office:value="0.748760302675062" calcext:value-type="float">
            <text:p>0.748760302675062</text:p>
          </table:table-cell>
          <table:table-cell table:formula="of:=[.$J$17]^[.A210]" office:value-type="float" office:value="0.000000298952040103982" calcext:value-type="float">
            <text:p>2.98952040103982E-07</text:p>
          </table:table-cell>
          <table:table-cell table:formula="of:=[.$K$17]^[.A210]" office:value-type="float" office:value="0.00115181366356981" calcext:value-type="float">
            <text:p>0.00115181366357</text:p>
          </table:table-cell>
          <table:table-cell table:formula="of:=[.$L$17]^[.A210]" office:value-type="float" office:value="0.0543143050884125" calcext:value-type="float">
            <text:p>0.054314305088413</text:p>
          </table:table-cell>
          <table:table-cell table:formula="of:=[.$M$17]^[.A210]" office:value-type="float" office:value="0.000189507556802005" calcext:value-type="float">
            <text:p>0.000189507556802</text:p>
          </table:table-cell>
          <table:table-cell table:formula="of:=[.$N$17]^[.A210]" office:value-type="float" office:value="0.748760302675062" calcext:value-type="float">
            <text:p>0.748760302675062</text:p>
          </table:table-cell>
          <table:table-cell table:formula="of:=SUM([.B210:.N210])" office:value-type="float" office:value="3.61397516507857" calcext:value-type="float">
            <text:p>3.61397516507857</text:p>
          </table:table-cell>
          <table:table-cell table:formula="of:=13-[.O210]" office:value-type="float" office:value="9.38602483492143" calcext:value-type="float">
            <text:p>9.386024834921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B$17]^[.A211]" office:value-type="float" office:value="0.0000000000000215352379598064" calcext:value-type="float">
            <text:p>2.15352379598064E-14</text:p>
          </table:table-cell>
          <table:table-cell table:formula="of:=[.$C$17]^[.A211]" office:value-type="float" office:value="0.00273779759620154" calcext:value-type="float">
            <text:p>0.002737797596202</text:p>
          </table:table-cell>
          <table:table-cell table:formula="of:=[.$D$17]^[.A211]" office:value-type="float" office:value="1.65241940931121E-077" calcext:value-type="float">
            <text:p>1.65241940931121E-77</text:p>
          </table:table-cell>
          <table:table-cell table:formula="of:=[.$E$17]^[.A211]" office:value-type="float" office:value="0.747644415487767" calcext:value-type="float">
            <text:p>0.747644415487767</text:p>
          </table:table-cell>
          <table:table-cell table:formula="of:=[.$F$17]^[.A211]" office:value-type="float" office:value="0.0000535970538306635" calcext:value-type="float">
            <text:p>5.35970538306635E-05</text:p>
          </table:table-cell>
          <table:table-cell table:formula="of:=[.$G$17]^[.A211]" office:value-type="float" office:value="0.747644415487767" calcext:value-type="float">
            <text:p>0.747644415487767</text:p>
          </table:table-cell>
          <table:table-cell table:formula="of:=[.$H$17]^[.A211]" office:value-type="float" office:value="0.558729409648974" calcext:value-type="float">
            <text:p>0.558729409648974</text:p>
          </table:table-cell>
          <table:table-cell table:formula="of:=[.$I$17]^[.A211]" office:value-type="float" office:value="0.747644415487767" calcext:value-type="float">
            <text:p>0.747644415487767</text:p>
          </table:table-cell>
          <table:table-cell table:formula="of:=[.$J$17]^[.A211]" office:value-type="float" office:value="0.00000027667543502917" calcext:value-type="float">
            <text:p>2.7667543502917E-07</text:p>
          </table:table-cell>
          <table:table-cell table:formula="of:=[.$K$17]^[.A211]" office:value-type="float" office:value="0.00111233271832077" calcext:value-type="float">
            <text:p>0.001112332718321</text:p>
          </table:table-cell>
          <table:table-cell table:formula="of:=[.$L$17]^[.A211]" office:value-type="float" office:value="0.0535048519574376" calcext:value-type="float">
            <text:p>0.053504851957438</text:p>
          </table:table-cell>
          <table:table-cell table:formula="of:=[.$M$17]^[.A211]" office:value-type="float" office:value="0.000181317215300875" calcext:value-type="float">
            <text:p>0.000181317215301</text:p>
          </table:table-cell>
          <table:table-cell table:formula="of:=[.$N$17]^[.A211]" office:value-type="float" office:value="0.747644415487767" calcext:value-type="float">
            <text:p>0.747644415487767</text:p>
          </table:table-cell>
          <table:table-cell table:formula="of:=SUM([.B211:.N211])" office:value-type="float" office:value="3.60689724481659" calcext:value-type="float">
            <text:p>3.60689724481659</text:p>
          </table:table-cell>
          <table:table-cell table:formula="of:=13-[.O211]" office:value-type="float" office:value="9.39310275518341" calcext:value-type="float">
            <text:p>9.393102755183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B$17]^[.A212]" office:value-type="float" office:value="0.0000000000000183258135246639" calcext:value-type="float">
            <text:p>1.83258135246639E-14</text:p>
          </table:table-cell>
          <table:table-cell table:formula="of:=[.$C$17]^[.A212]" office:value-type="float" office:value="0.00265619409109866" calcext:value-type="float">
            <text:p>0.002656194091099</text:p>
          </table:table-cell>
          <table:table-cell table:formula="of:=[.$D$17]^[.A212]" office:value-type="float" office:value="6.67370581107805E-078" calcext:value-type="float">
            <text:p>6.67370581107805E-78</text:p>
          </table:table-cell>
          <table:table-cell table:formula="of:=[.$E$17]^[.A212]" office:value-type="float" office:value="0.746530191321615" calcext:value-type="float">
            <text:p>0.746530191321615</text:p>
          </table:table-cell>
          <table:table-cell table:formula="of:=[.$F$17]^[.A212]" office:value-type="float" office:value="0.0000509611331504669" calcext:value-type="float">
            <text:p>5.09611331504669E-05</text:p>
          </table:table-cell>
          <table:table-cell table:formula="of:=[.$G$17]^[.A212]" office:value-type="float" office:value="0.746530191321615" calcext:value-type="float">
            <text:p>0.746530191321615</text:p>
          </table:table-cell>
          <table:table-cell table:formula="of:=[.$H$17]^[.A212]" office:value-type="float" office:value="0.557064046281912" calcext:value-type="float">
            <text:p>0.557064046281912</text:p>
          </table:table-cell>
          <table:table-cell table:formula="of:=[.$I$17]^[.A212]" office:value-type="float" office:value="0.746530191321615" calcext:value-type="float">
            <text:p>0.746530191321615</text:p>
          </table:table-cell>
          <table:table-cell table:formula="of:=[.$J$17]^[.A212]" office:value-type="float" office:value="0.000000256058785623121" calcext:value-type="float">
            <text:p>2.56058785623121E-07</text:p>
          </table:table-cell>
          <table:table-cell table:formula="of:=[.$K$17]^[.A212]" office:value-type="float" office:value="0.00107420506925762" calcext:value-type="float">
            <text:p>0.001074205069258</text:p>
          </table:table-cell>
          <table:table-cell table:formula="of:=[.$L$17]^[.A212]" office:value-type="float" office:value="0.0527074622114251" calcext:value-type="float">
            <text:p>0.052707462211425</text:p>
          </table:table-cell>
          <table:table-cell table:formula="of:=[.$M$17]^[.A212]" office:value-type="float" office:value="0.000173480852791597" calcext:value-type="float">
            <text:p>0.000173480852792</text:p>
          </table:table-cell>
          <table:table-cell table:formula="of:=[.$N$17]^[.A212]" office:value-type="float" office:value="0.746530191321615" calcext:value-type="float">
            <text:p>0.746530191321615</text:p>
          </table:table-cell>
          <table:table-cell table:formula="of:=SUM([.B212:.N212])" office:value-type="float" office:value="3.5998473709849" calcext:value-type="float">
            <text:p>3.5998473709849</text:p>
          </table:table-cell>
          <table:table-cell table:formula="of:=13-[.O212]" office:value-type="float" office:value="9.4001526290151" calcext:value-type="float">
            <text:p>9.40015262901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B$17]^[.A213]" office:value-type="float" office:value="0.0000000000000155946937743414" calcext:value-type="float">
            <text:p>1.55946937743414E-14</text:p>
          </table:table-cell>
          <table:table-cell table:formula="of:=[.$C$17]^[.A213]" office:value-type="float" office:value="0.00257702288122985" calcext:value-type="float">
            <text:p>0.00257702288123</text:p>
          </table:table-cell>
          <table:table-cell table:formula="of:=[.$D$17]^[.A213]" office:value-type="float" office:value="2.69534169121036E-078" calcext:value-type="float">
            <text:p>2.69534169121036E-78</text:p>
          </table:table-cell>
          <table:table-cell table:formula="of:=[.$E$17]^[.A213]" office:value-type="float" office:value="0.745417627698185" calcext:value-type="float">
            <text:p>0.745417627698185</text:p>
          </table:table-cell>
          <table:table-cell table:formula="of:=[.$F$17]^[.A213]" office:value-type="float" office:value="0.0000484548479135587" calcext:value-type="float">
            <text:p>4.84548479135587E-05</text:p>
          </table:table-cell>
          <table:table-cell table:formula="of:=[.$G$17]^[.A213]" office:value-type="float" office:value="0.745417627698185" calcext:value-type="float">
            <text:p>0.745417627698185</text:p>
          </table:table-cell>
          <table:table-cell table:formula="of:=[.$H$17]^[.A213]" office:value-type="float" office:value="0.555403646740088" calcext:value-type="float">
            <text:p>0.555403646740088</text:p>
          </table:table-cell>
          <table:table-cell table:formula="of:=[.$I$17]^[.A213]" office:value-type="float" office:value="0.745417627698185" calcext:value-type="float">
            <text:p>0.745417627698185</text:p>
          </table:table-cell>
          <table:table-cell table:formula="of:=[.$J$17]^[.A213]" office:value-type="float" office:value="0.000000236978399213053" calcext:value-type="float">
            <text:p>2.36978399213053E-07</text:p>
          </table:table-cell>
          <table:table-cell table:formula="of:=[.$K$17]^[.A213]" office:value-type="float" office:value="0.00103738432917874" calcext:value-type="float">
            <text:p>0.001037384329179</text:p>
          </table:table-cell>
          <table:table-cell table:formula="of:=[.$L$17]^[.A213]" office:value-type="float" office:value="0.0519219560681848" calcext:value-type="float">
            <text:p>0.051921956068185</text:p>
          </table:table-cell>
          <table:table-cell table:formula="of:=[.$M$17]^[.A213]" office:value-type="float" office:value="0.000165983170629218" calcext:value-type="float">
            <text:p>0.000165983170629</text:p>
          </table:table-cell>
          <table:table-cell table:formula="of:=[.$N$17]^[.A213]" office:value-type="float" office:value="0.745417627698185" calcext:value-type="float">
            <text:p>0.745417627698185</text:p>
          </table:table-cell>
          <table:table-cell table:formula="of:=SUM([.B213:.N213])" office:value-type="float" office:value="3.59282519580838" calcext:value-type="float">
            <text:p>3.59282519580838</text:p>
          </table:table-cell>
          <table:table-cell table:formula="of:=13-[.O213]" office:value-type="float" office:value="9.40717480419162" calcext:value-type="float">
            <text:p>9.407174804191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B$17]^[.A214]" office:value-type="float" office:value="0.0000000000000132705963415037" calcext:value-type="float">
            <text:p>1.32705963415037E-14</text:p>
          </table:table-cell>
          <table:table-cell table:formula="of:=[.$C$17]^[.A214]" office:value-type="float" office:value="0.00250021146897263" calcext:value-type="float">
            <text:p>0.002500211468973</text:p>
          </table:table-cell>
          <table:table-cell table:formula="of:=[.$D$17]^[.A214]" office:value-type="float" office:value="1.08858062342475E-078" calcext:value-type="float">
            <text:p>1.08858062342475E-78</text:p>
          </table:table-cell>
          <table:table-cell table:formula="of:=[.$E$17]^[.A214]" office:value-type="float" office:value="0.744306722142748" calcext:value-type="float">
            <text:p>0.744306722142748</text:p>
          </table:table-cell>
          <table:table-cell table:formula="of:=[.$F$17]^[.A214]" office:value-type="float" office:value="0.0000460718226063345" calcext:value-type="float">
            <text:p>4.60718226063345E-05</text:p>
          </table:table-cell>
          <table:table-cell table:formula="of:=[.$G$17]^[.A214]" office:value-type="float" office:value="0.744306722142748" calcext:value-type="float">
            <text:p>0.744306722142748</text:p>
          </table:table-cell>
          <table:table-cell table:formula="of:=[.$H$17]^[.A214]" office:value-type="float" office:value="0.553748196228195" calcext:value-type="float">
            <text:p>0.553748196228195</text:p>
          </table:table-cell>
          <table:table-cell table:formula="of:=[.$I$17]^[.A214]" office:value-type="float" office:value="0.744306722142748" calcext:value-type="float">
            <text:p>0.744306722142748</text:p>
          </table:table-cell>
          <table:table-cell table:formula="of:=[.$J$17]^[.A214]" office:value-type="float" office:value="0.00000021931980016588" calcext:value-type="float">
            <text:p>2.1931980016588E-07</text:p>
          </table:table-cell>
          <table:table-cell table:formula="of:=[.$K$17]^[.A214]" office:value-type="float" office:value="0.00100182570090585" calcext:value-type="float">
            <text:p>0.001001825700906</text:p>
          </table:table-cell>
          <table:table-cell table:formula="of:=[.$L$17]^[.A214]" office:value-type="float" office:value="0.0511481564248438" calcext:value-type="float">
            <text:p>0.051148156424844</text:p>
          </table:table-cell>
          <table:table-cell table:formula="of:=[.$M$17]^[.A214]" office:value-type="float" office:value="0.000158809531362084" calcext:value-type="float">
            <text:p>0.000158809531362</text:p>
          </table:table-cell>
          <table:table-cell table:formula="of:=[.$N$17]^[.A214]" office:value-type="float" office:value="0.744306722142748" calcext:value-type="float">
            <text:p>0.744306722142748</text:p>
          </table:table-cell>
          <table:table-cell table:formula="of:=SUM([.B214:.N214])" office:value-type="float" office:value="3.58583037906769" calcext:value-type="float">
            <text:p>3.58583037906769</text:p>
          </table:table-cell>
          <table:table-cell table:formula="of:=13-[.O214]" office:value-type="float" office:value="9.41416962093231" calcext:value-type="float">
            <text:p>9.414169620932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B$17]^[.A215]" office:value-type="float" office:value="0.000000000000011292862162442" calcext:value-type="float">
            <text:p>1.1292862162442E-14</text:p>
          </table:table-cell>
          <table:table-cell table:formula="of:=[.$C$17]^[.A215]" office:value-type="float" office:value="0.00242568951758745" calcext:value-type="float">
            <text:p>0.002425689517587</text:p>
          </table:table-cell>
          <table:table-cell table:formula="of:=[.$D$17]^[.A215]" office:value-type="float" office:value="4.39650296494943E-079" calcext:value-type="float">
            <text:p>4.39650296494943E-79</text:p>
          </table:table-cell>
          <table:table-cell table:formula="of:=[.$E$17]^[.A215]" office:value-type="float" office:value="0.743197472184264" calcext:value-type="float">
            <text:p>0.743197472184264</text:p>
          </table:table-cell>
          <table:table-cell table:formula="of:=[.$F$17]^[.A215]" office:value-type="float" office:value="0.0000438059952650393" calcext:value-type="float">
            <text:p>4.38059952650393E-05</text:p>
          </table:table-cell>
          <table:table-cell table:formula="of:=[.$G$17]^[.A215]" office:value-type="float" office:value="0.743197472184264" calcext:value-type="float">
            <text:p>0.743197472184264</text:p>
          </table:table-cell>
          <table:table-cell table:formula="of:=[.$H$17]^[.A215]" office:value-type="float" office:value="0.552097679995026" calcext:value-type="float">
            <text:p>0.552097679995026</text:p>
          </table:table-cell>
          <table:table-cell table:formula="of:=[.$I$17]^[.A215]" office:value-type="float" office:value="0.743197472184264" calcext:value-type="float">
            <text:p>0.743197472184264</text:p>
          </table:table-cell>
          <table:table-cell table:formula="of:=[.$J$17]^[.A215]" office:value-type="float" office:value="0.000000202977043074533" calcext:value-type="float">
            <text:p>2.02977043074533E-07</text:p>
          </table:table-cell>
          <table:table-cell table:formula="of:=[.$K$17]^[.A215]" office:value-type="float" office:value="0.000967485922782402" calcext:value-type="float">
            <text:p>0.000967485922782</text:p>
          </table:table-cell>
          <table:table-cell table:formula="of:=[.$L$17]^[.A215]" office:value-type="float" office:value="0.0503858888179162" calcext:value-type="float">
            <text:p>0.050385888817916</text:p>
          </table:table-cell>
          <table:table-cell table:formula="of:=[.$M$17]^[.A215]" office:value-type="float" office:value="0.000151945930155675" calcext:value-type="float">
            <text:p>0.000151945930156</text:p>
          </table:table-cell>
          <table:table-cell table:formula="of:=[.$N$17]^[.A215]" office:value-type="float" office:value="0.743197472184264" calcext:value-type="float">
            <text:p>0.743197472184264</text:p>
          </table:table-cell>
          <table:table-cell table:formula="of:=SUM([.B215:.N215])" office:value-type="float" office:value="3.57886258789284" calcext:value-type="float">
            <text:p>3.57886258789284</text:p>
          </table:table-cell>
          <table:table-cell table:formula="of:=13-[.O215]" office:value-type="float" office:value="9.42113741210716" calcext:value-type="float">
            <text:p>9.421137412107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17]^[.A216]" office:value-type="float" office:value="9.60987227236124E-015" calcext:value-type="float">
            <text:p>9.60987227236124E-15</text:p>
          </table:table-cell>
          <table:table-cell table:formula="of:=[.$C$17]^[.A216]" office:value-type="float" office:value="0.00235338878680988" calcext:value-type="float">
            <text:p>0.00235338878681</text:p>
          </table:table-cell>
          <table:table-cell table:formula="of:=[.$D$17]^[.A216]" office:value-type="float" office:value="1.77563681594828E-079" calcext:value-type="float">
            <text:p>1.77563681594828E-79</text:p>
          </table:table-cell>
          <table:table-cell table:formula="of:=[.$E$17]^[.A216]" office:value-type="float" office:value="0.742089875355375" calcext:value-type="float">
            <text:p>0.742089875355375</text:p>
          </table:table-cell>
          <table:table-cell table:formula="of:=[.$F$17]^[.A216]" office:value-type="float" office:value="0.0000416516020552833" calcext:value-type="float">
            <text:p>4.16516020552833E-05</text:p>
          </table:table-cell>
          <table:table-cell table:formula="of:=[.$G$17]^[.A216]" office:value-type="float" office:value="0.742089875355375" calcext:value-type="float">
            <text:p>0.742089875355375</text:p>
          </table:table-cell>
          <table:table-cell table:formula="of:=[.$H$17]^[.A216]" office:value-type="float" office:value="0.550452083333342" calcext:value-type="float">
            <text:p>0.550452083333342</text:p>
          </table:table-cell>
          <table:table-cell table:formula="of:=[.$I$17]^[.A216]" office:value-type="float" office:value="0.742089875355375" calcext:value-type="float">
            <text:p>0.742089875355375</text:p>
          </table:table-cell>
          <table:table-cell table:formula="of:=[.$J$17]^[.A216]" office:value-type="float" office:value="0.00000018785207712263" calcext:value-type="float">
            <text:p>1.8785207712263E-07</text:p>
          </table:table-cell>
          <table:table-cell table:formula="of:=[.$K$17]^[.A216]" office:value-type="float" office:value="0.000934323216040233" calcext:value-type="float">
            <text:p>0.00093432321604</text:p>
          </table:table-cell>
          <table:table-cell table:formula="of:=[.$L$17]^[.A216]" office:value-type="float" office:value="0.0496349813839681" calcext:value-type="float">
            <text:p>0.049634981383968</text:p>
          </table:table-cell>
          <table:table-cell table:formula="of:=[.$M$17]^[.A216]" office:value-type="float" office:value="0.00014537896745148" calcext:value-type="float">
            <text:p>0.000145378967451</text:p>
          </table:table-cell>
          <table:table-cell table:formula="of:=[.$N$17]^[.A216]" office:value-type="float" office:value="0.742089875355375" calcext:value-type="float">
            <text:p>0.742089875355375</text:p>
          </table:table-cell>
          <table:table-cell table:formula="of:=SUM([.B216:.N216])" office:value-type="float" office:value="3.57192149656325" calcext:value-type="float">
            <text:p>3.57192149656325</text:p>
          </table:table-cell>
          <table:table-cell table:formula="of:=13-[.O216]" office:value-type="float" office:value="9.42807850343675" calcext:value-type="float">
            <text:p>9.428078503436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B$17]^[.A217]" office:value-type="float" office:value="8.17770054771724E-015" calcext:value-type="float">
            <text:p>8.17770054771724E-15</text:p>
          </table:table-cell>
          <table:table-cell table:formula="of:=[.$C$17]^[.A217]" office:value-type="float" office:value="0.0022832430703625" calcext:value-type="float">
            <text:p>0.002283243070363</text:p>
          </table:table-cell>
          <table:table-cell table:formula="of:=[.$D$17]^[.A217]" office:value-type="float" office:value="7.1713498825929E-080" calcext:value-type="float">
            <text:p>7.1713498825929E-80</text:p>
          </table:table-cell>
          <table:table-cell table:formula="of:=[.$E$17]^[.A217]" office:value-type="float" office:value="0.740983929192401" calcext:value-type="float">
            <text:p>0.740983929192401</text:p>
          </table:table-cell>
          <table:table-cell table:formula="of:=[.$F$17]^[.A217]" office:value-type="float" office:value="0.0000396031626099414" calcext:value-type="float">
            <text:p>3.96031626099414E-05</text:p>
          </table:table-cell>
          <table:table-cell table:formula="of:=[.$G$17]^[.A217]" office:value-type="float" office:value="0.740983929192401" calcext:value-type="float">
            <text:p>0.740983929192401</text:p>
          </table:table-cell>
          <table:table-cell table:formula="of:=[.$H$17]^[.A217]" office:value-type="float" office:value="0.54881139157974" calcext:value-type="float">
            <text:p>0.54881139157974</text:p>
          </table:table-cell>
          <table:table-cell table:formula="of:=[.$I$17]^[.A217]" office:value-type="float" office:value="0.740983929192401" calcext:value-type="float">
            <text:p>0.740983929192401</text:p>
          </table:table-cell>
          <table:table-cell table:formula="of:=[.$J$17]^[.A217]" office:value-type="float" office:value="0.00000017385415781394" calcext:value-type="float">
            <text:p>1.7385415781394E-07</text:p>
          </table:table-cell>
          <table:table-cell table:formula="of:=[.$K$17]^[.A217]" office:value-type="float" office:value="0.0009022972339703" calcext:value-type="float">
            <text:p>0.00090229723397</text:p>
          </table:table-cell>
          <table:table-cell table:formula="of:=[.$L$17]^[.A217]" office:value-type="float" office:value="0.0488952648208687" calcext:value-type="float">
            <text:p>0.048895264820869</text:p>
          </table:table-cell>
          <table:table-cell table:formula="of:=[.$M$17]^[.A217]" office:value-type="float" office:value="0.000139095822807527" calcext:value-type="float">
            <text:p>0.000139095822808</text:p>
          </table:table-cell>
          <table:table-cell table:formula="of:=[.$N$17]^[.A217]" office:value-type="float" office:value="0.740983929192401" calcext:value-type="float">
            <text:p>0.740983929192401</text:p>
          </table:table-cell>
          <table:table-cell table:formula="of:=SUM([.B217:.N217])" office:value-type="float" office:value="3.56500678631413" calcext:value-type="float">
            <text:p>3.56500678631413</text:p>
          </table:table-cell>
          <table:table-cell table:formula="of:=13-[.O217]" office:value-type="float" office:value="9.43499321368587" calcext:value-type="float">
            <text:p>9.4349932136858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B$17]^[.A218]" office:value-type="float" office:value="6.9589672321111E-015" calcext:value-type="float">
            <text:p>6.9589672321111E-15</text:p>
          </table:table-cell>
          <table:table-cell table:formula="of:=[.$C$17]^[.A218]" office:value-type="float" office:value="0.00221518813532934" calcext:value-type="float">
            <text:p>0.002215188135329</text:p>
          </table:table-cell>
          <table:table-cell table:formula="of:=[.$D$17]^[.A218]" office:value-type="float" office:value="2.89632759788774E-080" calcext:value-type="float">
            <text:p>2.89632759788774E-80</text:p>
          </table:table-cell>
          <table:table-cell table:formula="of:=[.$E$17]^[.A218]" office:value-type="float" office:value="0.739879631235334" calcext:value-type="float">
            <text:p>0.739879631235334</text:p>
          </table:table-cell>
          <table:table-cell table:formula="of:=[.$F$17]^[.A218]" office:value-type="float" office:value="0.000037655466088141" calcext:value-type="float">
            <text:p>3.7655466088141E-05</text:p>
          </table:table-cell>
          <table:table-cell table:formula="of:=[.$G$17]^[.A218]" office:value-type="float" office:value="0.739879631235334" calcext:value-type="float">
            <text:p>0.739879631235334</text:p>
          </table:table-cell>
          <table:table-cell table:formula="of:=[.$H$17]^[.A218]" office:value-type="float" office:value="0.547175590114525" calcext:value-type="float">
            <text:p>0.547175590114525</text:p>
          </table:table-cell>
          <table:table-cell table:formula="of:=[.$I$17]^[.A218]" office:value-type="float" office:value="0.739879631235334" calcext:value-type="float">
            <text:p>0.739879631235334</text:p>
          </table:table-cell>
          <table:table-cell table:formula="of:=[.$J$17]^[.A218]" office:value-type="float" office:value="0.000000160899302537193" calcext:value-type="float">
            <text:p>1.60899302537193E-07</text:p>
          </table:table-cell>
          <table:table-cell table:formula="of:=[.$K$17]^[.A218]" office:value-type="float" office:value="0.0008713690128357" calcext:value-type="float">
            <text:p>0.000871369012836</text:p>
          </table:table-cell>
          <table:table-cell table:formula="of:=[.$L$17]^[.A218]" office:value-type="float" office:value="0.0481665723496188" calcext:value-type="float">
            <text:p>0.048166572349619</text:p>
          </table:table-cell>
          <table:table-cell table:formula="of:=[.$M$17]^[.A218]" office:value-type="float" office:value="0.000133084229869496" calcext:value-type="float">
            <text:p>0.000133084229869</text:p>
          </table:table-cell>
          <table:table-cell table:formula="of:=[.$N$17]^[.A218]" office:value-type="float" office:value="0.739879631235334" calcext:value-type="float">
            <text:p>0.739879631235334</text:p>
          </table:table-cell>
          <table:table-cell table:formula="of:=SUM([.B218:.N218])" office:value-type="float" office:value="3.55811814514891" calcext:value-type="float">
            <text:p>3.55811814514891</text:p>
          </table:table-cell>
          <table:table-cell table:formula="of:=13-[.O218]" office:value-type="float" office:value="9.44188185485109" calcext:value-type="float">
            <text:p>9.4418818548510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B$17]^[.A219]" office:value-type="float" office:value="5.92186332270557E-015" calcext:value-type="float">
            <text:p>5.92186332270557E-15</text:p>
          </table:table-cell>
          <table:table-cell table:formula="of:=[.$C$17]^[.A219]" office:value-type="float" office:value="0.00214916166333741" calcext:value-type="float">
            <text:p>0.002149161663337</text:p>
          </table:table-cell>
          <table:table-cell table:formula="of:=[.$D$17]^[.A219]" office:value-type="float" office:value="1.16975376904259E-080" calcext:value-type="float">
            <text:p>1.16975376904259E-80</text:p>
          </table:table-cell>
          <table:table-cell table:formula="of:=[.$E$17]^[.A219]" office:value-type="float" office:value="0.738776979027829" calcext:value-type="float">
            <text:p>0.738776979027829</text:p>
          </table:table-cell>
          <table:table-cell table:formula="of:=[.$F$17]^[.A219]" office:value-type="float" office:value="0.0000358035579198718" calcext:value-type="float">
            <text:p>3.58035579198718E-05</text:p>
          </table:table-cell>
          <table:table-cell table:formula="of:=[.$G$17]^[.A219]" office:value-type="float" office:value="0.738776979027829" calcext:value-type="float">
            <text:p>0.738776979027829</text:p>
          </table:table-cell>
          <table:table-cell table:formula="of:=[.$H$17]^[.A219]" office:value-type="float" office:value="0.545544664361575" calcext:value-type="float">
            <text:p>0.545544664361575</text:p>
          </table:table-cell>
          <table:table-cell table:formula="of:=[.$I$17]^[.A219]" office:value-type="float" office:value="0.738776979027829" calcext:value-type="float">
            <text:p>0.738776979027829</text:p>
          </table:table-cell>
          <table:table-cell table:formula="of:=[.$J$17]^[.A219]" office:value-type="float" office:value="0.000000148909786699846" calcext:value-type="float">
            <text:p>1.48909786699846E-07</text:p>
          </table:table-cell>
          <table:table-cell table:formula="of:=[.$K$17]^[.A219]" office:value-type="float" office:value="0.000841500924467264" calcext:value-type="float">
            <text:p>0.000841500924467</text:p>
          </table:table-cell>
          <table:table-cell table:formula="of:=[.$L$17]^[.A219]" office:value-type="float" office:value="0.0474487396767482" calcext:value-type="float">
            <text:p>0.047448739676748</text:p>
          </table:table-cell>
          <table:table-cell table:formula="of:=[.$M$17]^[.A219]" office:value-type="float" office:value="0.000127332452423572" calcext:value-type="float">
            <text:p>0.000127332452424</text:p>
          </table:table-cell>
          <table:table-cell table:formula="of:=[.$N$17]^[.A219]" office:value-type="float" office:value="0.738776979027829" calcext:value-type="float">
            <text:p>0.738776979027829</text:p>
          </table:table-cell>
          <table:table-cell table:formula="of:=SUM([.B219:.N219])" office:value-type="float" office:value="3.55125526765758" calcext:value-type="float">
            <text:p>3.55125526765758</text:p>
          </table:table-cell>
          <table:table-cell table:formula="of:=13-[.O219]" office:value-type="float" office:value="9.44874473234242" calcext:value-type="float">
            <text:p>9.448744732342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B$17]^[.A220]" office:value-type="float" office:value="5.03932035359893E-015" calcext:value-type="float">
            <text:p>5.03932035359893E-15</text:p>
          </table:table-cell>
          <table:table-cell table:formula="of:=[.$C$17]^[.A220]" office:value-type="float" office:value="0.00208510319349128" calcext:value-type="float">
            <text:p>0.002085103193491</text:p>
          </table:table-cell>
          <table:table-cell table:formula="of:=[.$D$17]^[.A220]" office:value-type="float" office:value="4.72434085559674E-081" calcext:value-type="float">
            <text:p>4.72434085559674E-81</text:p>
          </table:table-cell>
          <table:table-cell table:formula="of:=[.$E$17]^[.A220]" office:value-type="float" office:value="0.737675970117207" calcext:value-type="float">
            <text:p>0.737675970117207</text:p>
          </table:table-cell>
          <table:table-cell table:formula="of:=[.$F$17]^[.A220]" office:value-type="float" office:value="0.000034042727202501" calcext:value-type="float">
            <text:p>3.4042727202501E-05</text:p>
          </table:table-cell>
          <table:table-cell table:formula="of:=[.$G$17]^[.A220]" office:value-type="float" office:value="0.737675970117207" calcext:value-type="float">
            <text:p>0.737675970117207</text:p>
          </table:table-cell>
          <table:table-cell table:formula="of:=[.$H$17]^[.A220]" office:value-type="float" office:value="0.543918599788217" calcext:value-type="float">
            <text:p>0.543918599788217</text:p>
          </table:table-cell>
          <table:table-cell table:formula="of:=[.$I$17]^[.A220]" office:value-type="float" office:value="0.737675970117207" calcext:value-type="float">
            <text:p>0.737675970117207</text:p>
          </table:table-cell>
          <table:table-cell table:formula="of:=[.$J$17]^[.A220]" office:value-type="float" office:value="0.000000137813677407756" calcext:value-type="float">
            <text:p>1.37813677407756E-07</text:p>
          </table:table-cell>
          <table:table-cell table:formula="of:=[.$K$17]^[.A220]" office:value-type="float" office:value="0.000812656630484035" calcext:value-type="float">
            <text:p>0.000812656630484</text:p>
          </table:table-cell>
          <table:table-cell table:formula="of:=[.$L$17]^[.A220]" office:value-type="float" office:value="0.0467416049572735" calcext:value-type="float">
            <text:p>0.046741604957274</text:p>
          </table:table-cell>
          <table:table-cell table:formula="of:=[.$M$17]^[.A220]" office:value-type="float" office:value="0.000121829261484252" calcext:value-type="float">
            <text:p>0.000121829261484</text:p>
          </table:table-cell>
          <table:table-cell table:formula="of:=[.$N$17]^[.A220]" office:value-type="float" office:value="0.737675970117207" calcext:value-type="float">
            <text:p>0.737675970117207</text:p>
          </table:table-cell>
          <table:table-cell table:formula="of:=SUM([.B220:.N220])" office:value-type="float" office:value="3.54441785484066" calcext:value-type="float">
            <text:p>3.54441785484066</text:p>
          </table:table-cell>
          <table:table-cell table:formula="of:=13-[.O220]" office:value-type="float" office:value="9.45558214515934" calcext:value-type="float">
            <text:p>9.4555821451593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B$17]^[.A221]" office:value-type="float" office:value="4.288303907459E-015" calcext:value-type="float">
            <text:p>4.288303907459E-15</text:p>
          </table:table-cell>
          <table:table-cell table:formula="of:=[.$C$17]^[.A221]" office:value-type="float" office:value="0.00202295406700868" calcext:value-type="float">
            <text:p>0.002022954067009</text:p>
          </table:table-cell>
          <table:table-cell table:formula="of:=[.$D$17]^[.A221]" office:value-type="float" office:value="1.90804228296083E-081" calcext:value-type="float">
            <text:p>1.90804228296083E-81</text:p>
          </table:table-cell>
          <table:table-cell table:formula="of:=[.$E$17]^[.A221]" office:value-type="float" office:value="0.736576602054439" calcext:value-type="float">
            <text:p>0.736576602054439</text:p>
          </table:table-cell>
          <table:table-cell table:formula="of:=[.$F$17]^[.A221]" office:value-type="float" office:value="0.0000323684947171321" calcext:value-type="float">
            <text:p>3.23684947171321E-05</text:p>
          </table:table-cell>
          <table:table-cell table:formula="of:=[.$G$17]^[.A221]" office:value-type="float" office:value="0.736576602054439" calcext:value-type="float">
            <text:p>0.736576602054439</text:p>
          </table:table-cell>
          <table:table-cell table:formula="of:=[.$H$17]^[.A221]" office:value-type="float" office:value="0.542297381905093" calcext:value-type="float">
            <text:p>0.542297381905093</text:p>
          </table:table-cell>
          <table:table-cell table:formula="of:=[.$I$17]^[.A221]" office:value-type="float" office:value="0.736576602054439" calcext:value-type="float">
            <text:p>0.736576602054439</text:p>
          </table:table-cell>
          <table:table-cell table:formula="of:=[.$J$17]^[.A221]" office:value-type="float" office:value="0.000000127544401893021" calcext:value-type="float">
            <text:p>1.27544401893021E-07</text:p>
          </table:table-cell>
          <table:table-cell table:formula="of:=[.$K$17]^[.A221]" office:value-type="float" office:value="0.000784801038082943" calcext:value-type="float">
            <text:p>0.000784801038083</text:p>
          </table:table-cell>
          <table:table-cell table:formula="of:=[.$L$17]^[.A221]" office:value-type="float" office:value="0.0460450087582084" calcext:value-type="float">
            <text:p>0.046045008758208</text:p>
          </table:table-cell>
          <table:table-cell table:formula="of:=[.$M$17]^[.A221]" office:value-type="float" office:value="0.000116563913372414" calcext:value-type="float">
            <text:p>0.000116563913372</text:p>
          </table:table-cell>
          <table:table-cell table:formula="of:=[.$N$17]^[.A221]" office:value-type="float" office:value="0.736576602054439" calcext:value-type="float">
            <text:p>0.736576602054439</text:p>
          </table:table-cell>
          <table:table-cell table:formula="of:=SUM([.B221:.N221])" office:value-type="float" office:value="3.53760561393864" calcext:value-type="float">
            <text:p>3.53760561393864</text:p>
          </table:table-cell>
          <table:table-cell table:formula="of:=13-[.O221]" office:value-type="float" office:value="9.46239438606136" calcext:value-type="float">
            <text:p>9.462394386061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B$17]^[.A222]" office:value-type="float" office:value="3.64921241603441E-015" calcext:value-type="float">
            <text:p>3.64921241603441E-15</text:p>
          </table:table-cell>
          <table:table-cell table:formula="of:=[.$C$17]^[.A222]" office:value-type="float" office:value="0.00196265737350619" calcext:value-type="float">
            <text:p>0.001962657373506</text:p>
          </table:table-cell>
          <table:table-cell table:formula="of:=[.$D$17]^[.A222]" office:value-type="float" office:value="7.70610221583285E-082" calcext:value-type="float">
            <text:p>7.70610221583285E-82</text:p>
          </table:table-cell>
          <table:table-cell table:formula="of:=[.$E$17]^[.A222]" office:value-type="float" office:value="0.735478872394149" calcext:value-type="float">
            <text:p>0.735478872394149</text:p>
          </table:table-cell>
          <table:table-cell table:formula="of:=[.$F$17]^[.A222]" office:value-type="float" office:value="0.0000307766015343223" calcext:value-type="float">
            <text:p>3.07766015343223E-05</text:p>
          </table:table-cell>
          <table:table-cell table:formula="of:=[.$G$17]^[.A222]" office:value-type="float" office:value="0.735478872394149" calcext:value-type="float">
            <text:p>0.735478872394149</text:p>
          </table:table-cell>
          <table:table-cell table:formula="of:=[.$H$17]^[.A222]" office:value-type="float" office:value="0.540680996266031" calcext:value-type="float">
            <text:p>0.540680996266031</text:p>
          </table:table-cell>
          <table:table-cell table:formula="of:=[.$I$17]^[.A222]" office:value-type="float" office:value="0.735478872394149" calcext:value-type="float">
            <text:p>0.735478872394149</text:p>
          </table:table-cell>
          <table:table-cell table:formula="of:=[.$J$17]^[.A222]" office:value-type="float" office:value="0.000000118040348100694" calcext:value-type="float">
            <text:p>1.18040348100694E-07</text:p>
          </table:table-cell>
          <table:table-cell table:formula="of:=[.$K$17]^[.A222]" office:value-type="float" office:value="0.000757900257343886" calcext:value-type="float">
            <text:p>0.000757900257344</text:p>
          </table:table-cell>
          <table:table-cell table:formula="of:=[.$L$17]^[.A222]" office:value-type="float" office:value="0.0453587940226166" calcext:value-type="float">
            <text:p>0.045358794022617</text:p>
          </table:table-cell>
          <table:table-cell table:formula="of:=[.$M$17]^[.A222]" office:value-type="float" office:value="0.000111526128740819" calcext:value-type="float">
            <text:p>0.000111526128741</text:p>
          </table:table-cell>
          <table:table-cell table:formula="of:=[.$N$17]^[.A222]" office:value-type="float" office:value="0.735478872394149" calcext:value-type="float">
            <text:p>0.735478872394149</text:p>
          </table:table-cell>
          <table:table-cell table:formula="of:=SUM([.B222:.N222])" office:value-type="float" office:value="3.53081825826672" calcext:value-type="float">
            <text:p>3.53081825826672</text:p>
          </table:table-cell>
          <table:table-cell table:formula="of:=13-[.O222]" office:value-type="float" office:value="9.46918174173328" calcext:value-type="float">
            <text:p>9.469181741733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B$17]^[.A223]" office:value-type="float" office:value="3.10536555820514E-015" calcext:value-type="float">
            <text:p>3.10536555820514E-15</text:p>
          </table:table-cell>
          <table:table-cell table:formula="of:=[.$C$17]^[.A223]" office:value-type="float" office:value="0.00190415789888603" calcext:value-type="float">
            <text:p>0.001904157898886</text:p>
          </table:table-cell>
          <table:table-cell table:formula="of:=[.$D$17]^[.A223]" office:value-type="float" office:value="3.11230059685648E-082" calcext:value-type="float">
            <text:p>3.11230059685648E-82</text:p>
          </table:table-cell>
          <table:table-cell table:formula="of:=[.$E$17]^[.A223]" office:value-type="float" office:value="0.734382778694605" calcext:value-type="float">
            <text:p>0.734382778694605</text:p>
          </table:table-cell>
          <table:table-cell table:formula="of:=[.$F$17]^[.A223]" office:value-type="float" office:value="0.0000292629981801753" calcext:value-type="float">
            <text:p>2.92629981801753E-05</text:p>
          </table:table-cell>
          <table:table-cell table:formula="of:=[.$G$17]^[.A223]" office:value-type="float" office:value="0.734382778694605" calcext:value-type="float">
            <text:p>0.734382778694605</text:p>
          </table:table-cell>
          <table:table-cell table:formula="of:=[.$H$17]^[.A223]" office:value-type="float" office:value="0.53906942846792" calcext:value-type="float">
            <text:p>0.53906942846792</text:p>
          </table:table-cell>
          <table:table-cell table:formula="of:=[.$I$17]^[.A223]" office:value-type="float" office:value="0.734382778694605" calcext:value-type="float">
            <text:p>0.734382778694605</text:p>
          </table:table-cell>
          <table:table-cell table:formula="of:=[.$J$17]^[.A223]" office:value-type="float" office:value="0.000000109244495038049" calcext:value-type="float">
            <text:p>1.09244495038049E-07</text:p>
          </table:table-cell>
          <table:table-cell table:formula="of:=[.$K$17]^[.A223]" office:value-type="float" office:value="0.000731921559998269" calcext:value-type="float">
            <text:p>0.000731921559998</text:p>
          </table:table-cell>
          <table:table-cell table:formula="of:=[.$L$17]^[.A223]" office:value-type="float" office:value="0.044682806034202" calcext:value-type="float">
            <text:p>0.044682806034202</text:p>
          </table:table-cell>
          <table:table-cell table:formula="of:=[.$M$17]^[.A223]" office:value-type="float" office:value="0.000106706072506119" calcext:value-type="float">
            <text:p>0.000106706072506</text:p>
          </table:table-cell>
          <table:table-cell table:formula="of:=[.$N$17]^[.A223]" office:value-type="float" office:value="0.734382778694605" calcext:value-type="float">
            <text:p>0.734382778694605</text:p>
          </table:table-cell>
          <table:table-cell table:formula="of:=SUM([.B223:.N223])" office:value-type="float" office:value="3.52405550705461" calcext:value-type="float">
            <text:p>3.52405550705461</text:p>
          </table:table-cell>
          <table:table-cell table:formula="of:=13-[.O223]" office:value-type="float" office:value="9.47594449294539" calcext:value-type="float">
            <text:p>9.475944492945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B$17]^[.A224]" office:value-type="float" office:value="2.64256890273493E-015" calcext:value-type="float">
            <text:p>2.64256890273493E-15</text:p>
          </table:table-cell>
          <table:table-cell table:formula="of:=[.$C$17]^[.A224]" office:value-type="float" office:value="0.00184740207477617" calcext:value-type="float">
            <text:p>0.001847402074776</text:p>
          </table:table-cell>
          <table:table-cell table:formula="of:=[.$D$17]^[.A224]" office:value-type="float" office:value="1.25697982376767E-082" calcext:value-type="float">
            <text:p>1.25697982376767E-82</text:p>
          </table:table-cell>
          <table:table-cell table:formula="of:=[.$E$17]^[.A224]" office:value-type="float" office:value="0.733288318517713" calcext:value-type="float">
            <text:p>0.733288318517713</text:p>
          </table:table-cell>
          <table:table-cell table:formula="of:=[.$F$17]^[.A224]" office:value-type="float" office:value="0.0000278238343352486" calcext:value-type="float">
            <text:p>2.78238343352486E-05</text:p>
          </table:table-cell>
          <table:table-cell table:formula="of:=[.$G$17]^[.A224]" office:value-type="float" office:value="0.733288318517713" calcext:value-type="float">
            <text:p>0.733288318517713</text:p>
          </table:table-cell>
          <table:table-cell table:formula="of:=[.$H$17]^[.A224]" office:value-type="float" office:value="0.537462664150579" calcext:value-type="float">
            <text:p>0.537462664150579</text:p>
          </table:table-cell>
          <table:table-cell table:formula="of:=[.$I$17]^[.A224]" office:value-type="float" office:value="0.733288318517713" calcext:value-type="float">
            <text:p>0.733288318517713</text:p>
          </table:table-cell>
          <table:table-cell table:formula="of:=[.$J$17]^[.A224]" office:value-type="float" office:value="0.000000101104070668597" calcext:value-type="float">
            <text:p>1.01104070668597E-07</text:p>
          </table:table-cell>
          <table:table-cell table:formula="of:=[.$K$17]^[.A224]" office:value-type="float" office:value="0.000706833339610847" calcext:value-type="float">
            <text:p>0.000706833339611</text:p>
          </table:table-cell>
          <table:table-cell table:formula="of:=[.$L$17]^[.A224]" office:value-type="float" office:value="0.0440168923824256" calcext:value-type="float">
            <text:p>0.044016892382426</text:p>
          </table:table-cell>
          <table:table-cell table:formula="of:=[.$M$17]^[.A224]" office:value-type="float" office:value="0.00010209433464818" calcext:value-type="float">
            <text:p>0.000102094334648</text:p>
          </table:table-cell>
          <table:table-cell table:formula="of:=[.$N$17]^[.A224]" office:value-type="float" office:value="0.733288318517713" calcext:value-type="float">
            <text:p>0.733288318517713</text:p>
          </table:table-cell>
          <table:table-cell table:formula="of:=SUM([.B224:.N224])" office:value-type="float" office:value="3.5173170852913" calcext:value-type="float">
            <text:p>3.5173170852913</text:p>
          </table:table-cell>
          <table:table-cell table:formula="of:=13-[.O224]" office:value-type="float" office:value="9.4826829147087" calcext:value-type="float">
            <text:p>9.48268291470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B$17]^[.A225]" office:value-type="float" office:value="2.24874343287875E-015" calcext:value-type="float">
            <text:p>2.24874343287875E-15</text:p>
          </table:table-cell>
          <table:table-cell table:formula="of:=[.$C$17]^[.A225]" office:value-type="float" office:value="0.00179233792947732" calcext:value-type="float">
            <text:p>0.001792337929477</text:p>
          </table:table-cell>
          <table:table-cell table:formula="of:=[.$D$17]^[.A225]" office:value-type="float" office:value="5.07662492162501E-083" calcext:value-type="float">
            <text:p>5.07662492162501E-83</text:p>
          </table:table-cell>
          <table:table-cell table:formula="of:=[.$E$17]^[.A225]" office:value-type="float" office:value="0.732195489429012" calcext:value-type="float">
            <text:p>0.732195489429012</text:p>
          </table:table-cell>
          <table:table-cell table:formula="of:=[.$F$17]^[.A225]" office:value-type="float" office:value="0.0000264554490400724" calcext:value-type="float">
            <text:p>2.64554490400724E-05</text:p>
          </table:table-cell>
          <table:table-cell table:formula="of:=[.$G$17]^[.A225]" office:value-type="float" office:value="0.732195489429012" calcext:value-type="float">
            <text:p>0.732195489429012</text:p>
          </table:table-cell>
          <table:table-cell table:formula="of:=[.$H$17]^[.A225]" office:value-type="float" office:value="0.535860688996628" calcext:value-type="float">
            <text:p>0.535860688996628</text:p>
          </table:table-cell>
          <table:table-cell table:formula="of:=[.$I$17]^[.A225]" office:value-type="float" office:value="0.732195489429012" calcext:value-type="float">
            <text:p>0.732195489429012</text:p>
          </table:table-cell>
          <table:table-cell table:formula="of:=[.$J$17]^[.A225]" office:value-type="float" office:value="0.0000000935702352983588" calcext:value-type="float">
            <text:p>9.35702352983588E-08</text:p>
          </table:table-cell>
          <table:table-cell table:formula="of:=[.$K$17]^[.A225]" office:value-type="float" office:value="0.000682605073126422" calcext:value-type="float">
            <text:p>0.000682605073126</text:p>
          </table:table-cell>
          <table:table-cell table:formula="of:=[.$L$17]^[.A225]" office:value-type="float" office:value="0.043360902928142" calcext:value-type="float">
            <text:p>0.043360902928142</text:p>
          </table:table-cell>
          <table:table-cell table:formula="of:=[.$M$17]^[.A225]" office:value-type="float" office:value="0.0000976819118392421" calcext:value-type="float">
            <text:p>9.76819118392421E-05</text:p>
          </table:table-cell>
          <table:table-cell table:formula="of:=[.$N$17]^[.A225]" office:value-type="float" office:value="0.732195489429012" calcext:value-type="float">
            <text:p>0.732195489429012</text:p>
          </table:table-cell>
          <table:table-cell table:formula="of:=SUM([.B225:.N225])" office:value-type="float" office:value="3.51060272357454" calcext:value-type="float">
            <text:p>3.51060272357454</text:p>
          </table:table-cell>
          <table:table-cell table:formula="of:=13-[.O225]" office:value-type="float" office:value="9.48939727642546" calcext:value-type="float">
            <text:p>9.4893972764254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B$17]^[.A226]" office:value-type="float" office:value="1.91361028341843E-015" calcext:value-type="float">
            <text:p>1.91361028341843E-15</text:p>
          </table:table-cell>
          <table:table-cell table:formula="of:=[.$C$17]^[.A226]" office:value-type="float" office:value="0.00173891504037219" calcext:value-type="float">
            <text:p>0.001738915040372</text:p>
          </table:table-cell>
          <table:table-cell table:formula="of:=[.$D$17]^[.A226]" office:value-type="float" office:value="2.05032094450131E-083" calcext:value-type="float">
            <text:p>2.05032094450131E-83</text:p>
          </table:table-cell>
          <table:table-cell table:formula="of:=[.$E$17]^[.A226]" office:value-type="float" office:value="0.731104288997673" calcext:value-type="float">
            <text:p>0.731104288997673</text:p>
          </table:table-cell>
          <table:table-cell table:formula="of:=[.$F$17]^[.A226]" office:value-type="float" office:value="0.0000251543613823639" calcext:value-type="float">
            <text:p>2.51543613823639E-05</text:p>
          </table:table-cell>
          <table:table-cell table:formula="of:=[.$G$17]^[.A226]" office:value-type="float" office:value="0.731104288997673" calcext:value-type="float">
            <text:p>0.731104288997673</text:p>
          </table:table-cell>
          <table:table-cell table:formula="of:=[.$H$17]^[.A226]" office:value-type="float" office:value="0.534263488731362" calcext:value-type="float">
            <text:p>0.534263488731362</text:p>
          </table:table-cell>
          <table:table-cell table:formula="of:=[.$I$17]^[.A226]" office:value-type="float" office:value="0.731104288997673" calcext:value-type="float">
            <text:p>0.731104288997673</text:p>
          </table:table-cell>
          <table:table-cell table:formula="of:=[.$J$17]^[.A226]" office:value-type="float" office:value="0.0000000865977885548149" calcext:value-type="float">
            <text:p>8.65977885548149E-08</text:p>
          </table:table-cell>
          <table:table-cell table:formula="of:=[.$K$17]^[.A226]" office:value-type="float" office:value="0.000659207283734608" calcext:value-type="float">
            <text:p>0.000659207283735</text:p>
          </table:table-cell>
          <table:table-cell table:formula="of:=[.$L$17]^[.A226]" office:value-type="float" office:value="0.0427146897697494" calcext:value-type="float">
            <text:p>0.04271468976975</text:p>
          </table:table-cell>
          <table:table-cell table:formula="of:=[.$M$17]^[.A226]" office:value-type="float" office:value="0.0000934601898670543" calcext:value-type="float">
            <text:p>9.34601898670543E-05</text:p>
          </table:table-cell>
          <table:table-cell table:formula="of:=[.$N$17]^[.A226]" office:value-type="float" office:value="0.731104288997673" calcext:value-type="float">
            <text:p>0.731104288997673</text:p>
          </table:table-cell>
          <table:table-cell table:formula="of:=SUM([.B226:.N226])" office:value-type="float" office:value="3.50391215796495" calcext:value-type="float">
            <text:p>3.50391215796495</text:p>
          </table:table-cell>
          <table:table-cell table:formula="of:=13-[.O226]" office:value-type="float" office:value="9.49608784203505" calcext:value-type="float">
            <text:p>9.496087842035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B$17]^[.A227]" office:value-type="float" office:value="1.62842246174654E-015" calcext:value-type="float">
            <text:p>1.62842246174654E-15</text:p>
          </table:table-cell>
          <table:table-cell table:formula="of:=[.$C$17]^[.A227]" office:value-type="float" office:value="0.00168708448775305" calcext:value-type="float">
            <text:p>0.001687084487753</text:p>
          </table:table-cell>
          <table:table-cell table:formula="of:=[.$D$17]^[.A227]" office:value-type="float" office:value="8.28072989507979E-084" calcext:value-type="float">
            <text:p>8.28072989507979E-84</text:p>
          </table:table-cell>
          <table:table-cell table:formula="of:=[.$E$17]^[.A227]" office:value-type="float" office:value="0.730014714796484" calcext:value-type="float">
            <text:p>0.730014714796484</text:p>
          </table:table-cell>
          <table:table-cell table:formula="of:=[.$F$17]^[.A227]" office:value-type="float" office:value="0.0000239172616422477" calcext:value-type="float">
            <text:p>2.39172616422477E-05</text:p>
          </table:table-cell>
          <table:table-cell table:formula="of:=[.$G$17]^[.A227]" office:value-type="float" office:value="0.730014714796484" calcext:value-type="float">
            <text:p>0.730014714796484</text:p>
          </table:table-cell>
          <table:table-cell table:formula="of:=[.$H$17]^[.A227]" office:value-type="float" office:value="0.532671049122625" calcext:value-type="float">
            <text:p>0.532671049122625</text:p>
          </table:table-cell>
          <table:table-cell table:formula="of:=[.$I$17]^[.A227]" office:value-type="float" office:value="0.730014714796484" calcext:value-type="float">
            <text:p>0.730014714796484</text:p>
          </table:table-cell>
          <table:table-cell table:formula="of:=[.$J$17]^[.A227]" office:value-type="float" office:value="0.0000000801448982005068" calcext:value-type="float">
            <text:p>8.01448982005068E-08</text:p>
          </table:table-cell>
          <table:table-cell table:formula="of:=[.$K$17]^[.A227]" office:value-type="float" office:value="0.00063661150500749" calcext:value-type="float">
            <text:p>0.000636611505007</text:p>
          </table:table-cell>
          <table:table-cell table:formula="of:=[.$L$17]^[.A227]" office:value-type="float" office:value="0.0420781072098426" calcext:value-type="float">
            <text:p>0.042078107209843</text:p>
          </table:table-cell>
          <table:table-cell table:formula="of:=[.$M$17]^[.A227]" office:value-type="float" office:value="0.0000894209268176586" calcext:value-type="float">
            <text:p>8.94209268176586E-05</text:p>
          </table:table-cell>
          <table:table-cell table:formula="of:=[.$N$17]^[.A227]" office:value-type="float" office:value="0.730014714796484" calcext:value-type="float">
            <text:p>0.730014714796484</text:p>
          </table:table-cell>
          <table:table-cell table:formula="of:=SUM([.B227:.N227])" office:value-type="float" office:value="3.49724512984452" calcext:value-type="float">
            <text:p>3.49724512984452</text:p>
          </table:table-cell>
          <table:table-cell table:formula="of:=13-[.O227]" office:value-type="float" office:value="9.50275487015548" calcext:value-type="float">
            <text:p>9.5027548701554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B$17]^[.A228]" office:value-type="float" office:value="1.38573655090502E-015" calcext:value-type="float">
            <text:p>1.38573655090502E-15</text:p>
          </table:table-cell>
          <table:table-cell table:formula="of:=[.$C$17]^[.A228]" office:value-type="float" office:value="0.00163679881002568" calcext:value-type="float">
            <text:p>0.001636798810026</text:p>
          </table:table-cell>
          <table:table-cell table:formula="of:=[.$D$17]^[.A228]" office:value-type="float" office:value="3.34437824376546E-084" calcext:value-type="float">
            <text:p>3.34437824376546E-84</text:p>
          </table:table-cell>
          <table:table-cell table:formula="of:=[.$E$17]^[.A228]" office:value-type="float" office:value="0.728926764401854" calcext:value-type="float">
            <text:p>0.728926764401854</text:p>
          </table:table-cell>
          <table:table-cell table:formula="of:=[.$F$17]^[.A228]" office:value-type="float" office:value="0.0000227410028729568" calcext:value-type="float">
            <text:p>2.27410028729568E-05</text:p>
          </table:table-cell>
          <table:table-cell table:formula="of:=[.$G$17]^[.A228]" office:value-type="float" office:value="0.728926764401854" calcext:value-type="float">
            <text:p>0.728926764401854</text:p>
          </table:table-cell>
          <table:table-cell table:formula="of:=[.$H$17]^[.A228]" office:value-type="float" office:value="0.531083355980679" calcext:value-type="float">
            <text:p>0.531083355980679</text:p>
          </table:table-cell>
          <table:table-cell table:formula="of:=[.$I$17]^[.A228]" office:value-type="float" office:value="0.728926764401854" calcext:value-type="float">
            <text:p>0.728926764401854</text:p>
          </table:table-cell>
          <table:table-cell table:formula="of:=[.$J$17]^[.A228]" office:value-type="float" office:value="0.0000000741728491542694" calcext:value-type="float">
            <text:p>7.41728491542694E-08</text:p>
          </table:table-cell>
          <table:table-cell table:formula="of:=[.$K$17]^[.A228]" office:value-type="float" office:value="0.000614790246266548" calcext:value-type="float">
            <text:p>0.000614790246267</text:p>
          </table:table-cell>
          <table:table-cell table:formula="of:=[.$L$17]^[.A228]" office:value-type="float" office:value="0.0414510117223636" calcext:value-type="float">
            <text:p>0.041451011722364</text:p>
          </table:table-cell>
          <table:table-cell table:formula="of:=[.$M$17]^[.A228]" office:value-type="float" office:value="0.0000855562369850027" calcext:value-type="float">
            <text:p>8.55562369850027E-05</text:p>
          </table:table-cell>
          <table:table-cell table:formula="of:=[.$N$17]^[.A228]" office:value-type="float" office:value="0.728926764401854" calcext:value-type="float">
            <text:p>0.728926764401854</text:p>
          </table:table-cell>
          <table:table-cell table:formula="of:=SUM([.B228:.N228])" office:value-type="float" office:value="3.49060138577946" calcext:value-type="float">
            <text:p>3.49060138577946</text:p>
          </table:table-cell>
          <table:table-cell table:formula="of:=13-[.O228]" office:value-type="float" office:value="9.50939861422054" calcext:value-type="float">
            <text:p>9.5093986142205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B$17]^[.A229]" office:value-type="float" office:value="1.17921843601605E-015" calcext:value-type="float">
            <text:p>1.17921843601605E-15</text:p>
          </table:table-cell>
          <table:table-cell table:formula="of:=[.$C$17]^[.A229]" office:value-type="float" office:value="0.00158801196024847" calcext:value-type="float">
            <text:p>0.001588011960248</text:p>
          </table:table-cell>
          <table:table-cell table:formula="of:=[.$D$17]^[.A229]" office:value-type="float" office:value="1.35071014017949E-084" calcext:value-type="float">
            <text:p>1.35071014017949E-84</text:p>
          </table:table-cell>
          <table:table-cell table:formula="of:=[.$E$17]^[.A229]" office:value-type="float" office:value="0.727840435393804" calcext:value-type="float">
            <text:p>0.727840435393804</text:p>
          </table:table-cell>
          <table:table-cell table:formula="of:=[.$F$17]^[.A229]" office:value-type="float" office:value="0.0000216225928955982" calcext:value-type="float">
            <text:p>2.16225928955982E-05</text:p>
          </table:table-cell>
          <table:table-cell table:formula="of:=[.$G$17]^[.A229]" office:value-type="float" office:value="0.727840435393804" calcext:value-type="float">
            <text:p>0.727840435393804</text:p>
          </table:table-cell>
          <table:table-cell table:formula="of:=[.$H$17]^[.A229]" office:value-type="float" office:value="0.529500395158084" calcext:value-type="float">
            <text:p>0.529500395158084</text:p>
          </table:table-cell>
          <table:table-cell table:formula="of:=[.$I$17]^[.A229]" office:value-type="float" office:value="0.727840435393804" calcext:value-type="float">
            <text:p>0.727840435393804</text:p>
          </table:table-cell>
          <table:table-cell table:formula="of:=[.$J$17]^[.A229]" office:value-type="float" office:value="0.0000000686458112143089" calcext:value-type="float">
            <text:p>6.86458112143089E-08</text:p>
          </table:table-cell>
          <table:table-cell table:formula="of:=[.$K$17]^[.A229]" office:value-type="float" office:value="0.000593716959136697" calcext:value-type="float">
            <text:p>0.000593716959137</text:p>
          </table:table-cell>
          <table:table-cell table:formula="of:=[.$L$17]^[.A229]" office:value-type="float" office:value="0.0408332619202419" calcext:value-type="float">
            <text:p>0.040833261920242</text:p>
          </table:table-cell>
          <table:table-cell table:formula="of:=[.$M$17]^[.A229]" office:value-type="float" office:value="0.0000818585754759639" calcext:value-type="float">
            <text:p>8.18585754759639E-05</text:p>
          </table:table-cell>
          <table:table-cell table:formula="of:=[.$N$17]^[.A229]" office:value-type="float" office:value="0.727840435393804" calcext:value-type="float">
            <text:p>0.727840435393804</text:p>
          </table:table-cell>
          <table:table-cell table:formula="of:=SUM([.B229:.N229])" office:value-type="float" office:value="3.48398067738711" calcext:value-type="float">
            <text:p>3.48398067738711</text:p>
          </table:table-cell>
          <table:table-cell table:formula="of:=13-[.O229]" office:value-type="float" office:value="9.51601932261289" calcext:value-type="float">
            <text:p>9.5160193226128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B$17]^[.A230]" office:value-type="float" office:value="1.00347798355464E-015" calcext:value-type="float">
            <text:p>1.00347798355464E-15</text:p>
          </table:table-cell>
          <table:table-cell table:formula="of:=[.$C$17]^[.A230]" office:value-type="float" office:value="0.00154067926396684" calcext:value-type="float">
            <text:p>0.001540679263967</text:p>
          </table:table-cell>
          <table:table-cell table:formula="of:=[.$D$17]^[.A230]" office:value-type="float" office:value="5.45517806242388E-085" calcext:value-type="float">
            <text:p>5.45517806242388E-85</text:p>
          </table:table-cell>
          <table:table-cell table:formula="of:=[.$E$17]^[.A230]" office:value-type="float" office:value="0.726755725355959" calcext:value-type="float">
            <text:p>0.726755725355959</text:p>
          </table:table-cell>
          <table:table-cell table:formula="of:=[.$F$17]^[.A230]" office:value-type="float" office:value="0.000020559186687618" calcext:value-type="float">
            <text:p>2.0559186687618E-05</text:p>
          </table:table-cell>
          <table:table-cell table:formula="of:=[.$G$17]^[.A230]" office:value-type="float" office:value="0.726755725355959" calcext:value-type="float">
            <text:p>0.726755725355959</text:p>
          </table:table-cell>
          <table:table-cell table:formula="of:=[.$H$17]^[.A230]" office:value-type="float" office:value="0.527922152549565" calcext:value-type="float">
            <text:p>0.527922152549565</text:p>
          </table:table-cell>
          <table:table-cell table:formula="of:=[.$I$17]^[.A230]" office:value-type="float" office:value="0.726755725355959" calcext:value-type="float">
            <text:p>0.726755725355959</text:p>
          </table:table-cell>
          <table:table-cell table:formula="of:=[.$J$17]^[.A230]" office:value-type="float" office:value="0.0000000635306240895467" calcext:value-type="float">
            <text:p>6.35306240895467E-08</text:p>
          </table:table-cell>
          <table:table-cell table:formula="of:=[.$K$17]^[.A230]" office:value-type="float" office:value="0.000573366005246766" calcext:value-type="float">
            <text:p>0.000573366005247</text:p>
          </table:table-cell>
          <table:table-cell table:formula="of:=[.$L$17]^[.A230]" office:value-type="float" office:value="0.040224718523517" calcext:value-type="float">
            <text:p>0.040224718523517</text:p>
          </table:table-cell>
          <table:table-cell table:formula="of:=[.$M$17]^[.A230]" office:value-type="float" office:value="0.0000783207234807285" calcext:value-type="float">
            <text:p>7.83207234807285E-05</text:p>
          </table:table-cell>
          <table:table-cell table:formula="of:=[.$N$17]^[.A230]" office:value-type="float" office:value="0.726755725355959" calcext:value-type="float">
            <text:p>0.726755725355959</text:p>
          </table:table-cell>
          <table:table-cell table:formula="of:=SUM([.B230:.N230])" office:value-type="float" office:value="3.47738276120692" calcext:value-type="float">
            <text:p>3.47738276120692</text:p>
          </table:table-cell>
          <table:table-cell table:formula="of:=13-[.O230]" office:value-type="float" office:value="9.52261723879308" calcext:value-type="float">
            <text:p>9.522617238793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B$17]^[.A231]" office:value-type="float" office:value="8.53928358583756E-016" calcext:value-type="float">
            <text:p>8.53928358583756E-16</text:p>
          </table:table-cell>
          <table:table-cell table:formula="of:=[.$C$17]^[.A231]" office:value-type="float" office:value="0.00149475737830464" calcext:value-type="float">
            <text:p>0.001494757378305</text:p>
          </table:table-cell>
          <table:table-cell table:formula="of:=[.$D$17]^[.A231]" office:value-type="float" office:value="2.20320902372112E-085" calcext:value-type="float">
            <text:p>2.20320902372112E-85</text:p>
          </table:table-cell>
          <table:table-cell table:formula="of:=[.$E$17]^[.A231]" office:value-type="float" office:value="0.725672631875547" calcext:value-type="float">
            <text:p>0.725672631875547</text:p>
          </table:table-cell>
          <table:table-cell table:formula="of:=[.$F$17]^[.A231]" office:value-type="float" office:value="0.000019548079145604" calcext:value-type="float">
            <text:p>1.9548079145604E-05</text:p>
          </table:table-cell>
          <table:table-cell table:formula="of:=[.$G$17]^[.A231]" office:value-type="float" office:value="0.725672631875547" calcext:value-type="float">
            <text:p>0.725672631875547</text:p>
          </table:table-cell>
          <table:table-cell table:formula="of:=[.$H$17]^[.A231]" office:value-type="float" office:value="0.526348614091891" calcext:value-type="float">
            <text:p>0.526348614091891</text:p>
          </table:table-cell>
          <table:table-cell table:formula="of:=[.$I$17]^[.A231]" office:value-type="float" office:value="0.725672631875547" calcext:value-type="float">
            <text:p>0.725672631875547</text:p>
          </table:table-cell>
          <table:table-cell table:formula="of:=[.$J$17]^[.A231]" office:value-type="float" office:value="0.0000000587965984494911" calcext:value-type="float">
            <text:p>5.87965984494911E-08</text:p>
          </table:table-cell>
          <table:table-cell table:formula="of:=[.$K$17]^[.A231]" office:value-type="float" office:value="0.000553712625037115" calcext:value-type="float">
            <text:p>0.000553712625037</text:p>
          </table:table-cell>
          <table:table-cell table:formula="of:=[.$L$17]^[.A231]" office:value-type="float" office:value="0.0396252443279355" calcext:value-type="float">
            <text:p>0.039625244327936</text:p>
          </table:table-cell>
          <table:table-cell table:formula="of:=[.$M$17]^[.A231]" office:value-type="float" office:value="0.0000749357741797731" calcext:value-type="float">
            <text:p>7.49357741797731E-05</text:p>
          </table:table-cell>
          <table:table-cell table:formula="of:=[.$N$17]^[.A231]" office:value-type="float" office:value="0.725672631875547" calcext:value-type="float">
            <text:p>0.725672631875547</text:p>
          </table:table-cell>
          <table:table-cell table:formula="of:=SUM([.B231:.N231])" office:value-type="float" office:value="3.47080739857528" calcext:value-type="float">
            <text:p>3.47080739857528</text:p>
          </table:table-cell>
          <table:table-cell table:formula="of:=13-[.O231]" office:value-type="float" office:value="9.52919260142472" calcext:value-type="float">
            <text:p>9.529192601424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B$17]^[.A232]" office:value-type="float" office:value="7.2666630812418E-016" calcext:value-type="float">
            <text:p>7.2666630812418E-16</text:p>
          </table:table-cell>
          <table:table-cell table:formula="of:=[.$C$17]^[.A232]" office:value-type="float" office:value="0.0014502042522747" calcext:value-type="float">
            <text:p>0.001450204252275</text:p>
          </table:table-cell>
          <table:table-cell table:formula="of:=[.$D$17]^[.A232]" office:value-type="float" office:value="8.89820634021494E-086" calcext:value-type="float">
            <text:p>8.89820634021494E-86</text:p>
          </table:table-cell>
          <table:table-cell table:formula="of:=[.$E$17]^[.A232]" office:value-type="float" office:value="0.724591152543393" calcext:value-type="float">
            <text:p>0.724591152543393</text:p>
          </table:table-cell>
          <table:table-cell table:formula="of:=[.$F$17]^[.A232]" office:value-type="float" office:value="0.0000185866982040169" calcext:value-type="float">
            <text:p>1.85866982040169E-05</text:p>
          </table:table-cell>
          <table:table-cell table:formula="of:=[.$G$17]^[.A232]" office:value-type="float" office:value="0.724591152543393" calcext:value-type="float">
            <text:p>0.724591152543393</text:p>
          </table:table-cell>
          <table:table-cell table:formula="of:=[.$H$17]^[.A232]" office:value-type="float" office:value="0.524779765763748" calcext:value-type="float">
            <text:p>0.524779765763748</text:p>
          </table:table-cell>
          <table:table-cell table:formula="of:=[.$I$17]^[.A232]" office:value-type="float" office:value="0.724591152543393" calcext:value-type="float">
            <text:p>0.724591152543393</text:p>
          </table:table-cell>
          <table:table-cell table:formula="of:=[.$J$17]^[.A232]" office:value-type="float" office:value="0.0000000544153317990074" calcext:value-type="float">
            <text:p>5.44153317990074E-08</text:p>
          </table:table-cell>
          <table:table-cell table:formula="of:=[.$K$17]^[.A232]" office:value-type="float" office:value="0.00053473290763644" calcext:value-type="float">
            <text:p>0.000534732907636</text:p>
          </table:table-cell>
          <table:table-cell table:formula="of:=[.$L$17]^[.A232]" office:value-type="float" office:value="0.039034704174017" calcext:value-type="float">
            <text:p>0.039034704174017</text:p>
          </table:table-cell>
          <table:table-cell table:formula="of:=[.$M$17]^[.A232]" office:value-type="float" office:value="0.0000716971192599319" calcext:value-type="float">
            <text:p>7.16971192599319E-05</text:p>
          </table:table-cell>
          <table:table-cell table:formula="of:=[.$N$17]^[.A232]" office:value-type="float" office:value="0.724591152543393" calcext:value-type="float">
            <text:p>0.724591152543393</text:p>
          </table:table-cell>
          <table:table-cell table:formula="of:=SUM([.B232:.N232])" office:value-type="float" office:value="3.46425435550405" calcext:value-type="float">
            <text:p>3.46425435550405</text:p>
          </table:table-cell>
          <table:table-cell table:formula="of:=13-[.O232]" office:value-type="float" office:value="9.53574564449595" calcext:value-type="float">
            <text:p>9.535745644495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B$17]^[.A233]" office:value-type="float" office:value="6.18370286049042E-016" calcext:value-type="float">
            <text:p>6.18370286049042E-16</text:p>
          </table:table-cell>
          <table:table-cell table:formula="of:=[.$C$17]^[.A233]" office:value-type="float" office:value="0.00140697908827247" calcext:value-type="float">
            <text:p>0.001406979088272</text:p>
          </table:table-cell>
          <table:table-cell table:formula="of:=[.$D$17]^[.A233]" office:value-type="float" office:value="3.59376142801527E-086" calcext:value-type="float">
            <text:p>3.59376142801527E-86</text:p>
          </table:table-cell>
          <table:table-cell table:formula="of:=[.$E$17]^[.A233]" office:value-type="float" office:value="0.72351128495391" calcext:value-type="float">
            <text:p>0.72351128495391</text:p>
          </table:table-cell>
          <table:table-cell table:formula="of:=[.$F$17]^[.A233]" office:value-type="float" office:value="0.0000176725982923439" calcext:value-type="float">
            <text:p>1.76725982923439E-05</text:p>
          </table:table-cell>
          <table:table-cell table:formula="of:=[.$G$17]^[.A233]" office:value-type="float" office:value="0.72351128495391" calcext:value-type="float">
            <text:p>0.72351128495391</text:p>
          </table:table-cell>
          <table:table-cell table:formula="of:=[.$H$17]^[.A233]" office:value-type="float" office:value="0.523215593585615" calcext:value-type="float">
            <text:p>0.523215593585615</text:p>
          </table:table-cell>
          <table:table-cell table:formula="of:=[.$I$17]^[.A233]" office:value-type="float" office:value="0.72351128495391" calcext:value-type="float">
            <text:p>0.72351128495391</text:p>
          </table:table-cell>
          <table:table-cell table:formula="of:=[.$J$17]^[.A233]" office:value-type="float" office:value="0.0000000503605380732989" calcext:value-type="float">
            <text:p>5.03605380732989E-08</text:p>
          </table:table-cell>
          <table:table-cell table:formula="of:=[.$K$17]^[.A233]" office:value-type="float" office:value="0.000516403761771107" calcext:value-type="float">
            <text:p>0.000516403761771</text:p>
          </table:table-cell>
          <table:table-cell table:formula="of:=[.$L$17]^[.A233]" office:value-type="float" office:value="0.0384529649165801" calcext:value-type="float">
            <text:p>0.03845296491658</text:p>
          </table:table-cell>
          <table:table-cell table:formula="of:=[.$M$17]^[.A233]" office:value-type="float" office:value="0.0000685984360132285" calcext:value-type="float">
            <text:p>6.85984360132285E-05</text:p>
          </table:table-cell>
          <table:table-cell table:formula="of:=[.$N$17]^[.A233]" office:value-type="float" office:value="0.72351128495391" calcext:value-type="float">
            <text:p>0.72351128495391</text:p>
          </table:table-cell>
          <table:table-cell table:formula="of:=SUM([.B233:.N233])" office:value-type="float" office:value="3.45772340256272" calcext:value-type="float">
            <text:p>3.45772340256272</text:p>
          </table:table-cell>
          <table:table-cell table:formula="of:=13-[.O233]" office:value-type="float" office:value="9.54227659743728" calcext:value-type="float">
            <text:p>9.542276597437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B$17]^[.A234]" office:value-type="float" office:value="5.26213760557382E-016" calcext:value-type="float">
            <text:p>5.26213760557382E-16</text:p>
          </table:table-cell>
          <table:table-cell table:formula="of:=[.$C$17]^[.A234]" office:value-type="float" office:value="0.00136504230471741" calcext:value-type="float">
            <text:p>0.001365042304717</text:p>
          </table:table-cell>
          <table:table-cell table:formula="of:=[.$D$17]^[.A234]" office:value-type="float" office:value="1.45142972726101E-086" calcext:value-type="float">
            <text:p>1.45142972726101E-86</text:p>
          </table:table-cell>
          <table:table-cell table:formula="of:=[.$E$17]^[.A234]" office:value-type="float" office:value="0.722433026705096" calcext:value-type="float">
            <text:p>0.722433026705096</text:p>
          </table:table-cell>
          <table:table-cell table:formula="of:=[.$F$17]^[.A234]" office:value-type="float" office:value="0.0000168034541140319" calcext:value-type="float">
            <text:p>1.68034541140319E-05</text:p>
          </table:table-cell>
          <table:table-cell table:formula="of:=[.$G$17]^[.A234]" office:value-type="float" office:value="0.722433026705096" calcext:value-type="float">
            <text:p>0.722433026705096</text:p>
          </table:table-cell>
          <table:table-cell table:formula="of:=[.$H$17]^[.A234]" office:value-type="float" office:value="0.521656083619637" calcext:value-type="float">
            <text:p>0.521656083619637</text:p>
          </table:table-cell>
          <table:table-cell table:formula="of:=[.$I$17]^[.A234]" office:value-type="float" office:value="0.722433026705096" calcext:value-type="float">
            <text:p>0.722433026705096</text:p>
          </table:table-cell>
          <table:table-cell table:formula="of:=[.$J$17]^[.A234]" office:value-type="float" office:value="0.0000000466078899307282" calcext:value-type="float">
            <text:p>4.66078899307282E-08</text:p>
          </table:table-cell>
          <table:table-cell table:formula="of:=[.$K$17]^[.A234]" office:value-type="float" office:value="0.000498702887671651" calcext:value-type="float">
            <text:p>0.000498702887672</text:p>
          </table:table-cell>
          <table:table-cell table:formula="of:=[.$L$17]^[.A234]" office:value-type="float" office:value="0.0378798953947234" calcext:value-type="float">
            <text:p>0.037879895394724</text:p>
          </table:table-cell>
          <table:table-cell table:formula="of:=[.$M$17]^[.A234]" office:value-type="float" office:value="0.0000656336749932827" calcext:value-type="float">
            <text:p>6.56336749932827E-05</text:p>
          </table:table-cell>
          <table:table-cell table:formula="of:=[.$N$17]^[.A234]" office:value-type="float" office:value="0.722433026705096" calcext:value-type="float">
            <text:p>0.722433026705096</text:p>
          </table:table-cell>
          <table:table-cell table:formula="of:=SUM([.B234:.N234])" office:value-type="float" office:value="3.45121431476413" calcext:value-type="float">
            <text:p>3.45121431476413</text:p>
          </table:table-cell>
          <table:table-cell table:formula="of:=13-[.O234]" office:value-type="float" office:value="9.54878568523587" calcext:value-type="float">
            <text:p>9.5487856852358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B$17]^[.A235]" office:value-type="float" office:value="4.4779144154734E-016" calcext:value-type="float">
            <text:p>4.4779144154734E-16</text:p>
          </table:table-cell>
          <table:table-cell table:formula="of:=[.$C$17]^[.A235]" office:value-type="float" office:value="0.0013243554998078" calcext:value-type="float">
            <text:p>0.001324355499808</text:p>
          </table:table-cell>
          <table:table-cell table:formula="of:=[.$D$17]^[.A235]" office:value-type="float" office:value="5.86195910711972E-087" calcext:value-type="float">
            <text:p>5.86195910711972E-87</text:p>
          </table:table-cell>
          <table:table-cell table:formula="of:=[.$E$17]^[.A235]" office:value-type="float" office:value="0.721356375398531" calcext:value-type="float">
            <text:p>0.721356375398531</text:p>
          </table:table-cell>
          <table:table-cell table:formula="of:=[.$F$17]^[.A235]" office:value-type="float" office:value="0.0000159770547313746" calcext:value-type="float">
            <text:p>1.59770547313746E-05</text:p>
          </table:table-cell>
          <table:table-cell table:formula="of:=[.$G$17]^[.A235]" office:value-type="float" office:value="0.721356375398531" calcext:value-type="float">
            <text:p>0.721356375398531</text:p>
          </table:table-cell>
          <table:table-cell table:formula="of:=[.$H$17]^[.A235]" office:value-type="float" office:value="0.520101221969503" calcext:value-type="float">
            <text:p>0.520101221969503</text:p>
          </table:table-cell>
          <table:table-cell table:formula="of:=[.$I$17]^[.A235]" office:value-type="float" office:value="0.721356375398531" calcext:value-type="float">
            <text:p>0.721356375398531</text:p>
          </table:table-cell>
          <table:table-cell table:formula="of:=[.$J$17]^[.A235]" office:value-type="float" office:value="0.000000043134872797291" calcext:value-type="float">
            <text:p>4.3134872797291E-08</text:p>
          </table:table-cell>
          <table:table-cell table:formula="of:=[.$K$17]^[.A235]" office:value-type="float" office:value="0.000481608749942221" calcext:value-type="float">
            <text:p>0.000481608749942</text:p>
          </table:table-cell>
          <table:table-cell table:formula="of:=[.$L$17]^[.A235]" office:value-type="float" office:value="0.0373153664022536" calcext:value-type="float">
            <text:p>0.037315366402254</text:p>
          </table:table-cell>
          <table:table-cell table:formula="of:=[.$M$17]^[.A235]" office:value-type="float" office:value="0.0000627970482051975" calcext:value-type="float">
            <text:p>6.27970482051975E-05</text:p>
          </table:table-cell>
          <table:table-cell table:formula="of:=[.$N$17]^[.A235]" office:value-type="float" office:value="0.721356375398531" calcext:value-type="float">
            <text:p>0.721356375398531</text:p>
          </table:table-cell>
          <table:table-cell table:formula="of:=SUM([.B235:.N235])" office:value-type="float" office:value="3.44472687145344" calcext:value-type="float">
            <text:p>3.44472687145344</text:p>
          </table:table-cell>
          <table:table-cell table:formula="of:=13-[.O235]" office:value-type="float" office:value="9.55527312854656" calcext:value-type="float">
            <text:p>9.555273128546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B$17]^[.A236]" office:value-type="float" office:value="3.81056502419569E-016" calcext:value-type="float">
            <text:p>3.81056502419569E-16</text:p>
          </table:table-cell>
          <table:table-cell table:formula="of:=[.$C$17]^[.A236]" office:value-type="float" office:value="0.001284881416356" calcext:value-type="float">
            <text:p>0.001284881416356</text:p>
          </table:table-cell>
          <table:table-cell table:formula="of:=[.$D$17]^[.A236]" office:value-type="float" office:value="2.36749764236877E-087" calcext:value-type="float">
            <text:p>2.36749764236877E-87</text:p>
          </table:table-cell>
          <table:table-cell table:formula="of:=[.$E$17]^[.A236]" office:value-type="float" office:value="0.720281328639368" calcext:value-type="float">
            <text:p>0.720281328639368</text:p>
          </table:table-cell>
          <table:table-cell table:formula="of:=[.$F$17]^[.A236]" office:value-type="float" office:value="0.000015191297941307" calcext:value-type="float">
            <text:p>1.5191297941307E-05</text:p>
          </table:table-cell>
          <table:table-cell table:formula="of:=[.$G$17]^[.A236]" office:value-type="float" office:value="0.720281328639368" calcext:value-type="float">
            <text:p>0.720281328639368</text:p>
          </table:table-cell>
          <table:table-cell table:formula="of:=[.$H$17]^[.A236]" office:value-type="float" office:value="0.518550994780324" calcext:value-type="float">
            <text:p>0.518550994780324</text:p>
          </table:table-cell>
          <table:table-cell table:formula="of:=[.$I$17]^[.A236]" office:value-type="float" office:value="0.720281328639368" calcext:value-type="float">
            <text:p>0.720281328639368</text:p>
          </table:table-cell>
          <table:table-cell table:formula="of:=[.$J$17]^[.A236]" office:value-type="float" office:value="0.0000000399206497870606" calcext:value-type="float">
            <text:p>3.99206497870606E-08</text:p>
          </table:table-cell>
          <table:table-cell table:formula="of:=[.$K$17]^[.A236]" office:value-type="float" office:value="0.000465100551359999" calcext:value-type="float">
            <text:p>0.00046510055136</text:p>
          </table:table-cell>
          <table:table-cell table:formula="of:=[.$L$17]^[.A236]" office:value-type="float" office:value="0.0367592506585539" calcext:value-type="float">
            <text:p>0.036759250658554</text:p>
          </table:table-cell>
          <table:table-cell table:formula="of:=[.$M$17]^[.A236]" office:value-type="float" office:value="0.0000600830178058671" calcext:value-type="float">
            <text:p>6.00830178058671E-05</text:p>
          </table:table-cell>
          <table:table-cell table:formula="of:=[.$N$17]^[.A236]" office:value-type="float" office:value="0.720281328639368" calcext:value-type="float">
            <text:p>0.720281328639368</text:p>
          </table:table-cell>
          <table:table-cell table:formula="of:=SUM([.B236:.N236])" office:value-type="float" office:value="3.43826085620046" calcext:value-type="float">
            <text:p>3.43826085620046</text:p>
          </table:table-cell>
          <table:table-cell table:formula="of:=13-[.O236]" office:value-type="float" office:value="9.56173914379954" calcext:value-type="float">
            <text:p>9.5617391437995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B$17]^[.A237]" office:value-type="float" office:value="3.24267157796683E-016" calcext:value-type="float">
            <text:p>3.24267157796683E-16</text:p>
          </table:table-cell>
          <table:table-cell table:formula="of:=[.$C$17]^[.A237]" office:value-type="float" office:value="0.00124658390767177" calcext:value-type="float">
            <text:p>0.001246583907672</text:p>
          </table:table-cell>
          <table:table-cell table:formula="of:=[.$D$17]^[.A237]" office:value-type="float" office:value="9.56172669272632E-088" calcext:value-type="float">
            <text:p>9.56172669272632E-88</text:p>
          </table:table-cell>
          <table:table-cell table:formula="of:=[.$E$17]^[.A237]" office:value-type="float" office:value="0.719207884036328" calcext:value-type="float">
            <text:p>0.719207884036328</text:p>
          </table:table-cell>
          <table:table-cell table:formula="of:=[.$F$17]^[.A237]" office:value-type="float" office:value="0.0000144441849278001" calcext:value-type="float">
            <text:p>1.44441849278001E-05</text:p>
          </table:table-cell>
          <table:table-cell table:formula="of:=[.$G$17]^[.A237]" office:value-type="float" office:value="0.719207884036328" calcext:value-type="float">
            <text:p>0.719207884036328</text:p>
          </table:table-cell>
          <table:table-cell table:formula="of:=[.$H$17]^[.A237]" office:value-type="float" office:value="0.517005388238505" calcext:value-type="float">
            <text:p>0.517005388238505</text:p>
          </table:table-cell>
          <table:table-cell table:formula="of:=[.$I$17]^[.A237]" office:value-type="float" office:value="0.719207884036328" calcext:value-type="float">
            <text:p>0.719207884036328</text:p>
          </table:table-cell>
          <table:table-cell table:formula="of:=[.$J$17]^[.A237]" office:value-type="float" office:value="0.0000000369459366881739" calcext:value-type="float">
            <text:p>3.69459366881739E-08</text:p>
          </table:table-cell>
          <table:table-cell table:formula="of:=[.$K$17]^[.A237]" office:value-type="float" office:value="0.000449158207572696" calcext:value-type="float">
            <text:p>0.000449158207573</text:p>
          </table:table-cell>
          <table:table-cell table:formula="of:=[.$L$17]^[.A237]" office:value-type="float" office:value="0.0362114227798869" calcext:value-type="float">
            <text:p>0.036211422779887</text:p>
          </table:table-cell>
          <table:table-cell table:formula="of:=[.$M$17]^[.A237]" office:value-type="float" office:value="0.0000574862852926478" calcext:value-type="float">
            <text:p>5.74862852926478E-05</text:p>
          </table:table-cell>
          <table:table-cell table:formula="of:=[.$N$17]^[.A237]" office:value-type="float" office:value="0.719207884036328" calcext:value-type="float">
            <text:p>0.719207884036328</text:p>
          </table:table-cell>
          <table:table-cell table:formula="of:=SUM([.B237:.N237])" office:value-type="float" office:value="3.43181605669511" calcext:value-type="float">
            <text:p>3.43181605669511</text:p>
          </table:table-cell>
          <table:table-cell table:formula="of:=13-[.O237]" office:value-type="float" office:value="9.56818394330489" calcext:value-type="float">
            <text:p>9.5681839433048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B$17]^[.A238]" office:value-type="float" office:value="2.75941202834435E-016" calcext:value-type="float">
            <text:p>2.75941202834435E-16</text:p>
          </table:table-cell>
          <table:table-cell table:formula="of:=[.$C$17]^[.A238]" office:value-type="float" office:value="0.00120942790446247" calcext:value-type="float">
            <text:p>0.001209427904462</text:p>
          </table:table-cell>
          <table:table-cell table:formula="of:=[.$D$17]^[.A238]" office:value-type="float" office:value="3.86174058677918E-088" calcext:value-type="float">
            <text:p>3.86174058677918E-88</text:p>
          </table:table-cell>
          <table:table-cell table:formula="of:=[.$E$17]^[.A238]" office:value-type="float" office:value="0.718136039201699" calcext:value-type="float">
            <text:p>0.718136039201699</text:p>
          </table:table-cell>
          <table:table-cell table:formula="of:=[.$F$17]^[.A238]" office:value-type="float" office:value="0.0000137338151772525" calcext:value-type="float">
            <text:p>1.37338151772525E-05</text:p>
          </table:table-cell>
          <table:table-cell table:formula="of:=[.$G$17]^[.A238]" office:value-type="float" office:value="0.718136039201699" calcext:value-type="float">
            <text:p>0.718136039201699</text:p>
          </table:table-cell>
          <table:table-cell table:formula="of:=[.$H$17]^[.A238]" office:value-type="float" office:value="0.515464388571624" calcext:value-type="float">
            <text:p>0.515464388571624</text:p>
          </table:table-cell>
          <table:table-cell table:formula="of:=[.$I$17]^[.A238]" office:value-type="float" office:value="0.718136039201699" calcext:value-type="float">
            <text:p>0.718136039201699</text:p>
          </table:table-cell>
          <table:table-cell table:formula="of:=[.$J$17]^[.A238]" office:value-type="float" office:value="0.0000000341928862643159" calcext:value-type="float">
            <text:p>3.41928862643159E-08</text:p>
          </table:table-cell>
          <table:table-cell table:formula="of:=[.$K$17]^[.A238]" office:value-type="float" office:value="0.000433762322663349" calcext:value-type="float">
            <text:p>0.000433762322663</text:p>
          </table:table-cell>
          <table:table-cell table:formula="of:=[.$L$17]^[.A238]" office:value-type="float" office:value="0.0356717592511256" calcext:value-type="float">
            <text:p>0.035671759251126</text:p>
          </table:table-cell>
          <table:table-cell table:formula="of:=[.$M$17]^[.A238]" office:value-type="float" office:value="0.0000550017811592845" calcext:value-type="float">
            <text:p>5.50017811592845E-05</text:p>
          </table:table-cell>
          <table:table-cell table:formula="of:=[.$N$17]^[.A238]" office:value-type="float" office:value="0.718136039201699" calcext:value-type="float">
            <text:p>0.718136039201699</text:p>
          </table:table-cell>
          <table:table-cell table:formula="of:=SUM([.B238:.N238])" office:value-type="float" office:value="3.42539226464589" calcext:value-type="float">
            <text:p>3.42539226464589</text:p>
          </table:table-cell>
          <table:table-cell table:formula="of:=13-[.O238]" office:value-type="float" office:value="9.57460773535411" calcext:value-type="float">
            <text:p>9.574607735354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B$17]^[.A239]" office:value-type="float" office:value="2.34817327598305E-016" calcext:value-type="float">
            <text:p>2.34817327598305E-16</text:p>
          </table:table-cell>
          <table:table-cell table:formula="of:=[.$C$17]^[.A239]" office:value-type="float" office:value="0.00117337938271993" calcext:value-type="float">
            <text:p>0.00117337938272</text:p>
          </table:table-cell>
          <table:table-cell table:formula="of:=[.$D$17]^[.A239]" office:value-type="float" office:value="1.55965976008518E-088" calcext:value-type="float">
            <text:p>1.55965976008518E-88</text:p>
          </table:table-cell>
          <table:table-cell table:formula="of:=[.$E$17]^[.A239]" office:value-type="float" office:value="0.717065791751324" calcext:value-type="float">
            <text:p>0.717065791751324</text:p>
          </table:table-cell>
          <table:table-cell table:formula="of:=[.$F$17]^[.A239]" office:value-type="float" office:value="0.000013058381643945" calcext:value-type="float">
            <text:p>1.3058381643945E-05</text:p>
          </table:table-cell>
          <table:table-cell table:formula="of:=[.$G$17]^[.A239]" office:value-type="float" office:value="0.717065791751324" calcext:value-type="float">
            <text:p>0.717065791751324</text:p>
          </table:table-cell>
          <table:table-cell table:formula="of:=[.$H$17]^[.A239]" office:value-type="float" office:value="0.513927982048311" calcext:value-type="float">
            <text:p>0.513927982048311</text:p>
          </table:table-cell>
          <table:table-cell table:formula="of:=[.$I$17]^[.A239]" office:value-type="float" office:value="0.717065791751324" calcext:value-type="float">
            <text:p>0.717065791751324</text:p>
          </table:table-cell>
          <table:table-cell table:formula="of:=[.$J$17]^[.A239]" office:value-type="float" office:value="0.0000000316449811775561" calcext:value-type="float">
            <text:p>3.16449811775561E-08</text:p>
          </table:table-cell>
          <table:table-cell table:formula="of:=[.$K$17]^[.A239]" office:value-type="float" office:value="0.000418894165552683" calcext:value-type="float">
            <text:p>0.000418894165553</text:p>
          </table:table-cell>
          <table:table-cell table:formula="of:=[.$L$17]^[.A239]" office:value-type="float" office:value="0.0351401383979046" calcext:value-type="float">
            <text:p>0.035140138397905</text:p>
          </table:table-cell>
          <table:table-cell table:formula="of:=[.$M$17]^[.A239]" office:value-type="float" office:value="0.0000526246549988981" calcext:value-type="float">
            <text:p>5.26246549988981E-05</text:p>
          </table:table-cell>
          <table:table-cell table:formula="of:=[.$N$17]^[.A239]" office:value-type="float" office:value="0.717065791751324" calcext:value-type="float">
            <text:p>0.717065791751324</text:p>
          </table:table-cell>
          <table:table-cell table:formula="of:=SUM([.B239:.N239])" office:value-type="float" office:value="3.41898927568141" calcext:value-type="float">
            <text:p>3.41898927568141</text:p>
          </table:table-cell>
          <table:table-cell table:formula="of:=13-[.O239]" office:value-type="float" office:value="9.58101072431859" calcext:value-type="float">
            <text:p>9.581010724318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B$17]^[.A240]" office:value-type="float" office:value="1.99822196808691E-016" calcext:value-type="float">
            <text:p>1.99822196808691E-16</text:p>
          </table:table-cell>
          <table:table-cell table:formula="of:=[.$C$17]^[.A240]" office:value-type="float" office:value="0.00113840533256434" calcext:value-type="float">
            <text:p>0.001138405332564</text:p>
          </table:table-cell>
          <table:table-cell table:formula="of:=[.$D$17]^[.A240]" office:value-type="float" office:value="6.29907295056757E-089" calcext:value-type="float">
            <text:p>6.29907295056757E-89</text:p>
          </table:table-cell>
          <table:table-cell table:formula="of:=[.$E$17]^[.A240]" office:value-type="float" office:value="0.7159971393046" calcext:value-type="float">
            <text:p>0.7159971393046</text:p>
          </table:table-cell>
          <table:table-cell table:formula="of:=[.$F$17]^[.A240]" office:value-type="float" office:value="0.0000124161661532592" calcext:value-type="float">
            <text:p>1.24161661532592E-05</text:p>
          </table:table-cell>
          <table:table-cell table:formula="of:=[.$G$17]^[.A240]" office:value-type="float" office:value="0.7159971393046" calcext:value-type="float">
            <text:p>0.7159971393046</text:p>
          </table:table-cell>
          <table:table-cell table:formula="of:=[.$H$17]^[.A240]" office:value-type="float" office:value="0.512396154978122" calcext:value-type="float">
            <text:p>0.512396154978122</text:p>
          </table:table-cell>
          <table:table-cell table:formula="of:=[.$I$17]^[.A240]" office:value-type="float" office:value="0.7159971393046" calcext:value-type="float">
            <text:p>0.7159971393046</text:p>
          </table:table-cell>
          <table:table-cell table:formula="of:=[.$J$17]^[.A240]" office:value-type="float" office:value="0.0000000292869348901079" calcext:value-type="float">
            <text:p>2.92869348901079E-08</text:p>
          </table:table-cell>
          <table:table-cell table:formula="of:=[.$K$17]^[.A240]" office:value-type="float" office:value="0.000404535647210341" calcext:value-type="float">
            <text:p>0.00040453564721</text:p>
          </table:table-cell>
          <table:table-cell table:formula="of:=[.$L$17]^[.A240]" office:value-type="float" office:value="0.0346164403591877" calcext:value-type="float">
            <text:p>0.034616440359188</text:p>
          </table:table-cell>
          <table:table-cell table:formula="of:=[.$M$17]^[.A240]" office:value-type="float" office:value="0.0000503502660347133" calcext:value-type="float">
            <text:p>5.03502660347133E-05</text:p>
          </table:table-cell>
          <table:table-cell table:formula="of:=[.$N$17]^[.A240]" office:value-type="float" office:value="0.7159971393046" calcext:value-type="float">
            <text:p>0.7159971393046</text:p>
          </table:table-cell>
          <table:table-cell table:formula="of:=SUM([.B240:.N240])" office:value-type="float" office:value="3.41260688925461" calcext:value-type="float">
            <text:p>3.41260688925461</text:p>
          </table:table-cell>
          <table:table-cell table:formula="of:=13-[.O240]" office:value-type="float" office:value="9.58739311074539" calcext:value-type="float">
            <text:p>9.587393110745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B$17]^[.A241]" office:value-type="float" office:value="1.70042435734371E-016" calcext:value-type="float">
            <text:p>1.70042435734371E-16</text:p>
          </table:table-cell>
          <table:table-cell table:formula="of:=[.$C$17]^[.A241]" office:value-type="float" office:value="0.00110447372801697" calcext:value-type="float">
            <text:p>0.001104473728017</text:p>
          </table:table-cell>
          <table:table-cell table:formula="of:=[.$D$17]^[.A241]" office:value-type="float" office:value="2.54403691446171E-089" calcext:value-type="float">
            <text:p>2.54403691446171E-89</text:p>
          </table:table-cell>
          <table:table-cell table:formula="of:=[.$E$17]^[.A241]" office:value-type="float" office:value="0.714930079484474" calcext:value-type="float">
            <text:p>0.714930079484474</text:p>
          </table:table-cell>
          <table:table-cell table:formula="of:=[.$F$17]^[.A241]" office:value-type="float" office:value="0.0000118055350309678" calcext:value-type="float">
            <text:p>1.18055350309678E-05</text:p>
          </table:table-cell>
          <table:table-cell table:formula="of:=[.$G$17]^[.A241]" office:value-type="float" office:value="0.714930079484474" calcext:value-type="float">
            <text:p>0.714930079484474</text:p>
          </table:table-cell>
          <table:table-cell table:formula="of:=[.$H$17]^[.A241]" office:value-type="float" office:value="0.510868893711421" calcext:value-type="float">
            <text:p>0.510868893711421</text:p>
          </table:table-cell>
          <table:table-cell table:formula="of:=[.$I$17]^[.A241]" office:value-type="float" office:value="0.714930079484474" calcext:value-type="float">
            <text:p>0.714930079484474</text:p>
          </table:table-cell>
          <table:table-cell table:formula="of:=[.$J$17]^[.A241]" office:value-type="float" office:value="0.0000000271045999504575" calcext:value-type="float">
            <text:p>2.71045999504575E-08</text:p>
          </table:table-cell>
          <table:table-cell table:formula="of:=[.$K$17]^[.A241]" office:value-type="float" office:value="0.000390669298647245" calcext:value-type="float">
            <text:p>0.000390669298647</text:p>
          </table:table-cell>
          <table:table-cell table:formula="of:=[.$L$17]^[.A241]" office:value-type="float" office:value="0.034100547060243" calcext:value-type="float">
            <text:p>0.034100547060243</text:p>
          </table:table-cell>
          <table:table-cell table:formula="of:=[.$M$17]^[.A241]" office:value-type="float" office:value="0.0000481741740600386" calcext:value-type="float">
            <text:p>4.81741740600386E-05</text:p>
          </table:table-cell>
          <table:table-cell table:formula="of:=[.$N$17]^[.A241]" office:value-type="float" office:value="0.714930079484474" calcext:value-type="float">
            <text:p>0.714930079484474</text:p>
          </table:table-cell>
          <table:table-cell table:formula="of:=SUM([.B241:.N241])" office:value-type="float" office:value="3.40624490854992" calcext:value-type="float">
            <text:p>3.40624490854992</text:p>
          </table:table-cell>
          <table:table-cell table:formula="of:=13-[.O241]" office:value-type="float" office:value="9.59375509145008" calcext:value-type="float">
            <text:p>9.593755091450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B$17]^[.A242]" office:value-type="float" office:value="1.44700791064569E-016" calcext:value-type="float">
            <text:p>1.44700791064569E-16</text:p>
          </table:table-cell>
          <table:table-cell table:formula="of:=[.$C$17]^[.A242]" office:value-type="float" office:value="0.00107155349767369" calcext:value-type="float">
            <text:p>0.001071553497674</text:p>
          </table:table-cell>
          <table:table-cell table:formula="of:=[.$D$17]^[.A242]" office:value-type="float" office:value="1.02747243490182E-089" calcext:value-type="float">
            <text:p>1.02747243490182E-89</text:p>
          </table:table-cell>
          <table:table-cell table:formula="of:=[.$E$17]^[.A242]" office:value-type="float" office:value="0.713864609917433" calcext:value-type="float">
            <text:p>0.713864609917433</text:p>
          </table:table-cell>
          <table:table-cell table:formula="of:=[.$F$17]^[.A242]" office:value-type="float" office:value="0.0000112249349474775" calcext:value-type="float">
            <text:p>1.12249349474775E-05</text:p>
          </table:table-cell>
          <table:table-cell table:formula="of:=[.$G$17]^[.A242]" office:value-type="float" office:value="0.713864609917433" calcext:value-type="float">
            <text:p>0.713864609917433</text:p>
          </table:table-cell>
          <table:table-cell table:formula="of:=[.$H$17]^[.A242]" office:value-type="float" office:value="0.509346184639256" calcext:value-type="float">
            <text:p>0.509346184639256</text:p>
          </table:table-cell>
          <table:table-cell table:formula="of:=[.$I$17]^[.A242]" office:value-type="float" office:value="0.713864609917433" calcext:value-type="float">
            <text:p>0.713864609917433</text:p>
          </table:table-cell>
          <table:table-cell table:formula="of:=[.$J$17]^[.A242]" office:value-type="float" office:value="0.0000000250848831136127" calcext:value-type="float">
            <text:p>2.50848831136127E-08</text:p>
          </table:table-cell>
          <table:table-cell table:formula="of:=[.$K$17]^[.A242]" office:value-type="float" office:value="0.000377278249662317" calcext:value-type="float">
            <text:p>0.000377278249662</text:p>
          </table:table-cell>
          <table:table-cell table:formula="of:=[.$L$17]^[.A242]" office:value-type="float" office:value="0.0335923421860218" calcext:value-type="float">
            <text:p>0.033592342186022</text:p>
          </table:table-cell>
          <table:table-cell table:formula="of:=[.$M$17]^[.A242]" office:value-type="float" office:value="0.0000460921307698134" calcext:value-type="float">
            <text:p>4.60921307698134E-05</text:p>
          </table:table-cell>
          <table:table-cell table:formula="of:=[.$N$17]^[.A242]" office:value-type="float" office:value="0.713864609917433" calcext:value-type="float">
            <text:p>0.713864609917433</text:p>
          </table:table-cell>
          <table:table-cell table:formula="of:=SUM([.B242:.N242])" office:value-type="float" office:value="3.39990314039295" calcext:value-type="float">
            <text:p>3.39990314039295</text:p>
          </table:table-cell>
          <table:table-cell table:formula="of:=13-[.O242]" office:value-type="float" office:value="9.60009685960705" calcext:value-type="float">
            <text:p>9.600096859607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B$17]^[.A243]" office:value-type="float" office:value="1.23135844557182E-016" calcext:value-type="float">
            <text:p>1.23135844557182E-16</text:p>
          </table:table-cell>
          <table:table-cell table:formula="of:=[.$C$17]^[.A243]" office:value-type="float" office:value="0.00103961449625272" calcext:value-type="float">
            <text:p>0.001039614496253</text:p>
          </table:table-cell>
          <table:table-cell table:formula="of:=[.$D$17]^[.A243]" office:value-type="float" office:value="4.14970238239038E-090" calcext:value-type="float">
            <text:p>4.14970238239038E-90</text:p>
          </table:table-cell>
          <table:table-cell table:formula="of:=[.$E$17]^[.A243]" office:value-type="float" office:value="0.712800728233503" calcext:value-type="float">
            <text:p>0.712800728233503</text:p>
          </table:table-cell>
          <table:table-cell table:formula="of:=[.$F$17]^[.A243]" office:value-type="float" office:value="0.000010672888966454" calcext:value-type="float">
            <text:p>1.0672888966454E-05</text:p>
          </table:table-cell>
          <table:table-cell table:formula="of:=[.$G$17]^[.A243]" office:value-type="float" office:value="0.712800728233503" calcext:value-type="float">
            <text:p>0.712800728233503</text:p>
          </table:table-cell>
          <table:table-cell table:formula="of:=[.$H$17]^[.A243]" office:value-type="float" office:value="0.507828014193237" calcext:value-type="float">
            <text:p>0.507828014193237</text:p>
          </table:table-cell>
          <table:table-cell table:formula="of:=[.$I$17]^[.A243]" office:value-type="float" office:value="0.712800728233503" calcext:value-type="float">
            <text:p>0.712800728233503</text:p>
          </table:table-cell>
          <table:table-cell table:formula="of:=[.$J$17]^[.A243]" office:value-type="float" office:value="0.0000000232156667862198" calcext:value-type="float">
            <text:p>2.32156667862198E-08</text:p>
          </table:table-cell>
          <table:table-cell table:formula="of:=[.$K$17]^[.A243]" office:value-type="float" office:value="0.000364346208317707" calcext:value-type="float">
            <text:p>0.000364346208318</text:p>
          </table:table-cell>
          <table:table-cell table:formula="of:=[.$L$17]^[.A243]" office:value-type="float" office:value="0.0330917111549336" calcext:value-type="float">
            <text:p>0.033091711154934</text:p>
          </table:table-cell>
          <table:table-cell table:formula="of:=[.$M$17]^[.A243]" office:value-type="float" office:value="0.0000441000714667962" calcext:value-type="float">
            <text:p>4.41000714667962E-05</text:p>
          </table:table-cell>
          <table:table-cell table:formula="of:=[.$N$17]^[.A243]" office:value-type="float" office:value="0.712800728233503" calcext:value-type="float">
            <text:p>0.712800728233503</text:p>
          </table:table-cell>
          <table:table-cell table:formula="of:=SUM([.B243:.N243])" office:value-type="float" office:value="3.39358139516285" calcext:value-type="float">
            <text:p>3.39358139516285</text:p>
          </table:table-cell>
          <table:table-cell table:formula="of:=13-[.O243]" office:value-type="float" office:value="9.60641860483715" calcext:value-type="float">
            <text:p>9.606418604837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B$17]^[.A244]" office:value-type="float" office:value="1.04784749988302E-016" calcext:value-type="float">
            <text:p>1.04784749988302E-16</text:p>
          </table:table-cell>
          <table:table-cell table:formula="of:=[.$C$17]^[.A244]" office:value-type="float" office:value="0.00100862747699034" calcext:value-type="float">
            <text:p>0.00100862747699</text:p>
          </table:table-cell>
          <table:table-cell table:formula="of:=[.$D$17]^[.A244]" office:value-type="float" office:value="1.6759602766435E-090" calcext:value-type="float">
            <text:p>1.6759602766435E-90</text:p>
          </table:table-cell>
          <table:table-cell table:formula="of:=[.$E$17]^[.A244]" office:value-type="float" office:value="0.711738432066239" calcext:value-type="float">
            <text:p>0.711738432066239</text:p>
          </table:table-cell>
          <table:table-cell table:formula="of:=[.$F$17]^[.A244]" office:value-type="float" office:value="0.000010147992787776" calcext:value-type="float">
            <text:p>1.0147992787776E-05</text:p>
          </table:table-cell>
          <table:table-cell table:formula="of:=[.$G$17]^[.A244]" office:value-type="float" office:value="0.711738432066239" calcext:value-type="float">
            <text:p>0.711738432066239</text:p>
          </table:table-cell>
          <table:table-cell table:formula="of:=[.$H$17]^[.A244]" office:value-type="float" office:value="0.506314368845418" calcext:value-type="float">
            <text:p>0.506314368845418</text:p>
          </table:table-cell>
          <table:table-cell table:formula="of:=[.$I$17]^[.A244]" office:value-type="float" office:value="0.711738432066239" calcext:value-type="float">
            <text:p>0.711738432066239</text:p>
          </table:table-cell>
          <table:table-cell table:formula="of:=[.$J$17]^[.A244]" office:value-type="float" office:value="0.0000000214857363252496" calcext:value-type="float">
            <text:p>2.14857363252496E-08</text:p>
          </table:table-cell>
          <table:table-cell table:formula="of:=[.$K$17]^[.A244]" office:value-type="float" office:value="0.000351857441117548" calcext:value-type="float">
            <text:p>0.000351857441118</text:p>
          </table:table-cell>
          <table:table-cell table:formula="of:=[.$L$17]^[.A244]" office:value-type="float" office:value="0.0325985410930121" calcext:value-type="float">
            <text:p>0.032598541093012</text:p>
          </table:table-cell>
          <table:table-cell table:formula="of:=[.$M$17]^[.A244]" office:value-type="float" office:value="0.0000421941071262044" calcext:value-type="float">
            <text:p>4.21941071262044E-05</text:p>
          </table:table-cell>
          <table:table-cell table:formula="of:=[.$N$17]^[.A244]" office:value-type="float" office:value="0.711738432066239" calcext:value-type="float">
            <text:p>0.711738432066239</text:p>
          </table:table-cell>
          <table:table-cell table:formula="of:=SUM([.B244:.N244])" office:value-type="float" office:value="3.38727948670714" calcext:value-type="float">
            <text:p>3.38727948670714</text:p>
          </table:table-cell>
          <table:table-cell table:formula="of:=13-[.O244]" office:value-type="float" office:value="9.61272051329286" calcext:value-type="float">
            <text:p>9.612720513292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B$17]^[.A245]" office:value-type="float" office:value="8.91685428365433E-017" calcext:value-type="float">
            <text:p>8.91685428365433E-17</text:p>
          </table:table-cell>
          <table:table-cell table:formula="of:=[.$C$17]^[.A245]" office:value-type="float" office:value="0.000978564064859481" calcext:value-type="float">
            <text:p>0.000978564064859</text:p>
          </table:table-cell>
          <table:table-cell table:formula="of:=[.$D$17]^[.A245]" office:value-type="float" office:value="6.76878144516229E-091" calcext:value-type="float">
            <text:p>6.76878144516229E-91</text:p>
          </table:table-cell>
          <table:table-cell table:formula="of:=[.$E$17]^[.A245]" office:value-type="float" office:value="0.710677719052728" calcext:value-type="float">
            <text:p>0.710677719052728</text:p>
          </table:table-cell>
          <table:table-cell table:formula="of:=[.$F$17]^[.A245]" office:value-type="float" office:value="0.00000964891117526239" calcext:value-type="float">
            <text:p>9.64891117526239E-06</text:p>
          </table:table-cell>
          <table:table-cell table:formula="of:=[.$G$17]^[.A245]" office:value-type="float" office:value="0.710677719052728" calcext:value-type="float">
            <text:p>0.710677719052728</text:p>
          </table:table-cell>
          <table:table-cell table:formula="of:=[.$H$17]^[.A245]" office:value-type="float" office:value="0.504805235108173" calcext:value-type="float">
            <text:p>0.504805235108173</text:p>
          </table:table-cell>
          <table:table-cell table:formula="of:=[.$I$17]^[.A245]" office:value-type="float" office:value="0.710677719052728" calcext:value-type="float">
            <text:p>0.710677719052728</text:p>
          </table:table-cell>
          <table:table-cell table:formula="of:=[.$J$17]^[.A245]" office:value-type="float" office:value="0.0000000198847127540686" calcext:value-type="float">
            <text:p>1.98847127540686E-08</text:p>
          </table:table-cell>
          <table:table-cell table:formula="of:=[.$K$17]^[.A245]" office:value-type="float" office:value="0.000339796753866127" calcext:value-type="float">
            <text:p>0.000339796753866</text:p>
          </table:table-cell>
          <table:table-cell table:formula="of:=[.$L$17]^[.A245]" office:value-type="float" office:value="0.0321127208084664" calcext:value-type="float">
            <text:p>0.032112720808467</text:p>
          </table:table-cell>
          <table:table-cell table:formula="of:=[.$M$17]^[.A245]" office:value-type="float" office:value="0.0000403705168033133" calcext:value-type="float">
            <text:p>4.03705168033133E-05</text:p>
          </table:table-cell>
          <table:table-cell table:formula="of:=[.$N$17]^[.A245]" office:value-type="float" office:value="0.710677719052728" calcext:value-type="float">
            <text:p>0.710677719052728</text:p>
          </table:table-cell>
          <table:table-cell table:formula="of:=SUM([.B245:.N245])" office:value-type="float" office:value="3.38099723225897" calcext:value-type="float">
            <text:p>3.38099723225897</text:p>
          </table:table-cell>
          <table:table-cell table:formula="of:=13-[.O245]" office:value-type="float" office:value="9.61900276774103" calcext:value-type="float">
            <text:p>9.6190027677410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B$17]^[.A246]" office:value-type="float" office:value="7.58796392841524E-017" calcext:value-type="float">
            <text:p>7.58796392841524E-17</text:p>
          </table:table-cell>
          <table:table-cell table:formula="of:=[.$C$17]^[.A246]" office:value-type="float" office:value="0.000949396730586471" calcext:value-type="float">
            <text:p>0.000949396730586</text:p>
          </table:table-cell>
          <table:table-cell table:formula="of:=[.$D$17]^[.A246]" office:value-type="float" office:value="2.73374034521457E-091" calcext:value-type="float">
            <text:p>2.73374034521457E-91</text:p>
          </table:table-cell>
          <table:table-cell table:formula="of:=[.$E$17]^[.A246]" office:value-type="float" office:value="0.709618586833573" calcext:value-type="float">
            <text:p>0.709618586833573</text:p>
          </table:table-cell>
          <table:table-cell table:formula="of:=[.$F$17]^[.A246]" office:value-type="float" office:value="0.00000917437456008555" calcext:value-type="float">
            <text:p>9.17437456008555E-06</text:p>
          </table:table-cell>
          <table:table-cell table:formula="of:=[.$G$17]^[.A246]" office:value-type="float" office:value="0.709618586833573" calcext:value-type="float">
            <text:p>0.709618586833573</text:p>
          </table:table-cell>
          <table:table-cell table:formula="of:=[.$H$17]^[.A246]" office:value-type="float" office:value="0.50330059953408" calcext:value-type="float">
            <text:p>0.50330059953408</text:p>
          </table:table-cell>
          <table:table-cell table:formula="of:=[.$I$17]^[.A246]" office:value-type="float" office:value="0.709618586833573" calcext:value-type="float">
            <text:p>0.709618586833573</text:p>
          </table:table-cell>
          <table:table-cell table:formula="of:=[.$J$17]^[.A246]" office:value-type="float" office:value="0.0000000184029904922155" calcext:value-type="float">
            <text:p>1.84029904922155E-08</text:p>
          </table:table-cell>
          <table:table-cell table:formula="of:=[.$K$17]^[.A246]" office:value-type="float" office:value="0.000328149473182191" calcext:value-type="float">
            <text:p>0.000328149473182</text:p>
          </table:table-cell>
          <table:table-cell table:formula="of:=[.$L$17]^[.A246]" office:value-type="float" office:value="0.0316341407666115" calcext:value-type="float">
            <text:p>0.031634140766612</text:p>
          </table:table-cell>
          <table:table-cell table:formula="of:=[.$M$17]^[.A246]" office:value-type="float" office:value="0.000038625740369191" calcext:value-type="float">
            <text:p>3.8625740369191E-05</text:p>
          </table:table-cell>
          <table:table-cell table:formula="of:=[.$N$17]^[.A246]" office:value-type="float" office:value="0.709618586833573" calcext:value-type="float">
            <text:p>0.709618586833573</text:p>
          </table:table-cell>
          <table:table-cell table:formula="of:=SUM([.B246:.N246])" office:value-type="float" office:value="3.37473445235667" calcext:value-type="float">
            <text:p>3.37473445235667</text:p>
          </table:table-cell>
          <table:table-cell table:formula="of:=13-[.O246]" office:value-type="float" office:value="9.62526554764333" calcext:value-type="float">
            <text:p>9.625265547643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B$17]^[.A247]" office:value-type="float" office:value="6.45711982581982E-017" calcext:value-type="float">
            <text:p>6.45711982581982E-17</text:p>
          </table:table-cell>
          <table:table-cell table:formula="of:=[.$C$17]^[.A247]" office:value-type="float" office:value="0.000921098765442314" calcext:value-type="float">
            <text:p>0.000921098765442</text:p>
          </table:table-cell>
          <table:table-cell table:formula="of:=[.$D$17]^[.A247]" office:value-type="float" office:value="1.10408887265745E-091" calcext:value-type="float">
            <text:p>1.10408887265745E-91</text:p>
          </table:table-cell>
          <table:table-cell table:formula="of:=[.$E$17]^[.A247]" office:value-type="float" office:value="0.708561033052897" calcext:value-type="float">
            <text:p>0.708561033052897</text:p>
          </table:table-cell>
          <table:table-cell table:formula="of:=[.$F$17]^[.A247]" office:value-type="float" office:value="0.00000872317581122888" calcext:value-type="float">
            <text:p>8.72317581122888E-06</text:p>
          </table:table-cell>
          <table:table-cell table:formula="of:=[.$G$17]^[.A247]" office:value-type="float" office:value="0.708561033052897" calcext:value-type="float">
            <text:p>0.708561033052897</text:p>
          </table:table-cell>
          <table:table-cell table:formula="of:=[.$H$17]^[.A247]" office:value-type="float" office:value="0.501800448715797" calcext:value-type="float">
            <text:p>0.501800448715797</text:p>
          </table:table-cell>
          <table:table-cell table:formula="of:=[.$I$17]^[.A247]" office:value-type="float" office:value="0.708561033052897" calcext:value-type="float">
            <text:p>0.708561033052897</text:p>
          </table:table-cell>
          <table:table-cell table:formula="of:=[.$J$17]^[.A247]" office:value-type="float" office:value="0.0000000170316797252844" calcext:value-type="float">
            <text:p>1.70316797252844E-08</text:p>
          </table:table-cell>
          <table:table-cell table:formula="of:=[.$K$17]^[.A247]" office:value-type="float" office:value="0.000316901428646885" calcext:value-type="float">
            <text:p>0.000316901428647</text:p>
          </table:table-cell>
          <table:table-cell table:formula="of:=[.$L$17]^[.A247]" office:value-type="float" office:value="0.0311626930651717" calcext:value-type="float">
            <text:p>0.031162693065172</text:p>
          </table:table-cell>
          <table:table-cell table:formula="of:=[.$M$17]^[.A247]" office:value-type="float" office:value="0.0000369563715603884" calcext:value-type="float">
            <text:p>3.69563715603884E-05</text:p>
          </table:table-cell>
          <table:table-cell table:formula="of:=[.$N$17]^[.A247]" office:value-type="float" office:value="0.708561033052897" calcext:value-type="float">
            <text:p>0.708561033052897</text:p>
          </table:table-cell>
          <table:table-cell table:formula="of:=SUM([.B247:.N247])" office:value-type="float" office:value="3.3684909707657" calcext:value-type="float">
            <text:p>3.3684909707657</text:p>
          </table:table-cell>
          <table:table-cell table:formula="of:=13-[.O247]" office:value-type="float" office:value="9.6315090292343" calcext:value-type="float">
            <text:p>9.63150902923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B$17]^[.A248]" office:value-type="float" office:value="5.49480688605532E-017" calcext:value-type="float">
            <text:p>5.49480688605532E-17</text:p>
          </table:table-cell>
          <table:table-cell table:formula="of:=[.$C$17]^[.A248]" office:value-type="float" office:value="0.000893644256785315" calcext:value-type="float">
            <text:p>0.000893644256785</text:p>
          </table:table-cell>
          <table:table-cell table:formula="of:=[.$D$17]^[.A248]" office:value-type="float" office:value="4.45913687764782E-092" calcext:value-type="float">
            <text:p>4.45913687764782E-92</text:p>
          </table:table-cell>
          <table:table-cell table:formula="of:=[.$E$17]^[.A248]" office:value-type="float" office:value="0.707505055358332" calcext:value-type="float">
            <text:p>0.707505055358332</text:p>
          </table:table-cell>
          <table:table-cell table:formula="of:=[.$F$17]^[.A248]" office:value-type="float" office:value="0.00000829416716477499" calcext:value-type="float">
            <text:p>8.29416716477499E-06</text:p>
          </table:table-cell>
          <table:table-cell table:formula="of:=[.$G$17]^[.A248]" office:value-type="float" office:value="0.707505055358332" calcext:value-type="float">
            <text:p>0.707505055358332</text:p>
          </table:table-cell>
          <table:table-cell table:formula="of:=[.$H$17]^[.A248]" office:value-type="float" office:value="0.500304769285943" calcext:value-type="float">
            <text:p>0.500304769285943</text:p>
          </table:table-cell>
          <table:table-cell table:formula="of:=[.$I$17]^[.A248]" office:value-type="float" office:value="0.707505055358332" calcext:value-type="float">
            <text:p>0.707505055358332</text:p>
          </table:table-cell>
          <table:table-cell table:formula="of:=[.$J$17]^[.A248]" office:value-type="float" office:value="0.0000000157625530691529" calcext:value-type="float">
            <text:p>1.57625530691529E-08</text:p>
          </table:table-cell>
          <table:table-cell table:formula="of:=[.$K$17]^[.A248]" office:value-type="float" office:value="0.000306038935563609" calcext:value-type="float">
            <text:p>0.000306038935564</text:p>
          </table:table-cell>
          <table:table-cell table:formula="of:=[.$L$17]^[.A248]" office:value-type="float" office:value="0.030698271409953" calcext:value-type="float">
            <text:p>0.030698271409953</text:p>
          </table:table-cell>
          <table:table-cell table:formula="of:=[.$M$17]^[.A248]" office:value-type="float" office:value="0.0000353591513290154" calcext:value-type="float">
            <text:p>3.53591513290154E-05</text:p>
          </table:table-cell>
          <table:table-cell table:formula="of:=[.$N$17]^[.A248]" office:value-type="float" office:value="0.707505055358332" calcext:value-type="float">
            <text:p>0.707505055358332</text:p>
          </table:table-cell>
          <table:table-cell table:formula="of:=SUM([.B248:.N248])" office:value-type="float" office:value="3.36226661440262" calcext:value-type="float">
            <text:p>3.36226661440262</text:p>
          </table:table-cell>
          <table:table-cell table:formula="of:=13-[.O248]" office:value-type="float" office:value="9.63773338559738" calcext:value-type="float">
            <text:p>9.637733385597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B$17]^[.A249]" office:value-type="float" office:value="4.6759086914122E-017" calcext:value-type="float">
            <text:p>4.6759086914122E-17</text:p>
          </table:table-cell>
          <table:table-cell table:formula="of:=[.$C$17]^[.A249]" office:value-type="float" office:value="0.000867008064332698" calcext:value-type="float">
            <text:p>0.000867008064333</text:p>
          </table:table-cell>
          <table:table-cell table:formula="of:=[.$D$17]^[.A249]" office:value-type="float" office:value="1.80093307577132E-092" calcext:value-type="float">
            <text:p>1.80093307577132E-92</text:p>
          </table:table-cell>
          <table:table-cell table:formula="of:=[.$E$17]^[.A249]" office:value-type="float" office:value="0.706450651401017" calcext:value-type="float">
            <text:p>0.706450651401017</text:p>
          </table:table-cell>
          <table:table-cell table:formula="of:=[.$F$17]^[.A249]" office:value-type="float" office:value="0.00000788625730421228" calcext:value-type="float">
            <text:p>7.88625730421228E-06</text:p>
          </table:table-cell>
          <table:table-cell table:formula="of:=[.$G$17]^[.A249]" office:value-type="float" office:value="0.706450651401017" calcext:value-type="float">
            <text:p>0.706450651401017</text:p>
          </table:table-cell>
          <table:table-cell table:formula="of:=[.$H$17]^[.A249]" office:value-type="float" office:value="0.498813547916984" calcext:value-type="float">
            <text:p>0.498813547916984</text:p>
          </table:table-cell>
          <table:table-cell table:formula="of:=[.$I$17]^[.A249]" office:value-type="float" office:value="0.706450651401017" calcext:value-type="float">
            <text:p>0.706450651401017</text:p>
          </table:table-cell>
          <table:table-cell table:formula="of:=[.$J$17]^[.A249]" office:value-type="float" office:value="0.0000000145879962085603" calcext:value-type="float">
            <text:p>1.45879962085603E-08</text:p>
          </table:table-cell>
          <table:table-cell table:formula="of:=[.$K$17]^[.A249]" office:value-type="float" office:value="0.000295548778308821" calcext:value-type="float">
            <text:p>0.000295548778309</text:p>
          </table:table-cell>
          <table:table-cell table:formula="of:=[.$L$17]^[.A249]" office:value-type="float" office:value="0.0302407710908777" calcext:value-type="float">
            <text:p>0.030240771090878</text:p>
          </table:table-cell>
          <table:table-cell table:formula="of:=[.$M$17]^[.A249]" office:value-type="float" office:value="0.0000338309614802205" calcext:value-type="float">
            <text:p>3.38309614802205E-05</text:p>
          </table:table-cell>
          <table:table-cell table:formula="of:=[.$N$17]^[.A249]" office:value-type="float" office:value="0.706450651401017" calcext:value-type="float">
            <text:p>0.706450651401017</text:p>
          </table:table-cell>
          <table:table-cell table:formula="of:=SUM([.B249:.N249])" office:value-type="float" office:value="3.35606121326135" calcext:value-type="float">
            <text:p>3.35606121326135</text:p>
          </table:table-cell>
          <table:table-cell table:formula="of:=13-[.O249]" office:value-type="float" office:value="9.64393878673865" calcext:value-type="float">
            <text:p>9.643938786738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B$17]^[.A250]" office:value-type="float" office:value="3.97905195647745E-017" calcext:value-type="float">
            <text:p>3.97905195647745E-17</text:p>
          </table:table-cell>
          <table:table-cell table:formula="of:=[.$C$17]^[.A250]" office:value-type="float" office:value="0.000841165797139473" calcext:value-type="float">
            <text:p>0.000841165797139</text:p>
          </table:table-cell>
          <table:table-cell table:formula="of:=[.$D$17]^[.A250]" office:value-type="float" office:value="7.27351510482904E-093" calcext:value-type="float">
            <text:p>7.27351510482904E-93</text:p>
          </table:table-cell>
          <table:table-cell table:formula="of:=[.$E$17]^[.A250]" office:value-type="float" office:value="0.705397818835591" calcext:value-type="float">
            <text:p>0.705397818835591</text:p>
          </table:table-cell>
          <table:table-cell table:formula="of:=[.$F$17]^[.A250]" office:value-type="float" office:value="0.00000749840858433299" calcext:value-type="float">
            <text:p>7.49840858433299E-06</text:p>
          </table:table-cell>
          <table:table-cell table:formula="of:=[.$G$17]^[.A250]" office:value-type="float" office:value="0.705397818835591" calcext:value-type="float">
            <text:p>0.705397818835591</text:p>
          </table:table-cell>
          <table:table-cell table:formula="of:=[.$H$17]^[.A250]" office:value-type="float" office:value="0.497326771321106" calcext:value-type="float">
            <text:p>0.497326771321106</text:p>
          </table:table-cell>
          <table:table-cell table:formula="of:=[.$I$17]^[.A250]" office:value-type="float" office:value="0.705397818835591" calcext:value-type="float">
            <text:p>0.705397818835591</text:p>
          </table:table-cell>
          <table:table-cell table:formula="of:=[.$J$17]^[.A250]" office:value-type="float" office:value="0.0000000135009622138837" calcext:value-type="float">
            <text:p>1.35009622138837E-08</text:p>
          </table:table-cell>
          <table:table-cell table:formula="of:=[.$K$17]^[.A250]" office:value-type="float" office:value="0.000285418194253526" calcext:value-type="float">
            <text:p>0.000285418194254</text:p>
          </table:table-cell>
          <table:table-cell table:formula="of:=[.$L$17]^[.A250]" office:value-type="float" office:value="0.0297900889583758" calcext:value-type="float">
            <text:p>0.029790088958376</text:p>
          </table:table-cell>
          <table:table-cell table:formula="of:=[.$M$17]^[.A250]" office:value-type="float" office:value="0.0000323688185846521" calcext:value-type="float">
            <text:p>3.23688185846521E-05</text:p>
          </table:table-cell>
          <table:table-cell table:formula="of:=[.$N$17]^[.A250]" office:value-type="float" office:value="0.705397818835591" calcext:value-type="float">
            <text:p>0.705397818835591</text:p>
          </table:table-cell>
          <table:table-cell table:formula="of:=SUM([.B250:.N250])" office:value-type="float" office:value="3.34987460034137" calcext:value-type="float">
            <text:p>3.34987460034137</text:p>
          </table:table-cell>
          <table:table-cell table:formula="of:=13-[.O250]" office:value-type="float" office:value="9.65012539965863" calcext:value-type="float">
            <text:p>9.6501253996586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B$17]^[.A251]" office:value-type="float" office:value="3.38604868427515E-017" calcext:value-type="float">
            <text:p>3.38604868427515E-17</text:p>
          </table:table-cell>
          <table:table-cell table:formula="of:=[.$C$17]^[.A251]" office:value-type="float" office:value="0.000816093791263483" calcext:value-type="float">
            <text:p>0.000816093791263</text:p>
          </table:table-cell>
          <table:table-cell table:formula="of:=[.$D$17]^[.A251]" office:value-type="float" office:value="2.93758955798609E-093" calcext:value-type="float">
            <text:p>2.93758955798609E-93</text:p>
          </table:table-cell>
          <table:table-cell table:formula="of:=[.$E$17]^[.A251]" office:value-type="float" office:value="0.704346555320188" calcext:value-type="float">
            <text:p>0.704346555320188</text:p>
          </table:table-cell>
          <table:table-cell table:formula="of:=[.$F$17]^[.A251]" office:value-type="float" office:value="0.00000712963439166087" calcext:value-type="float">
            <text:p>7.12963439166087E-06</text:p>
          </table:table-cell>
          <table:table-cell table:formula="of:=[.$G$17]^[.A251]" office:value-type="float" office:value="0.704346555320188" calcext:value-type="float">
            <text:p>0.704346555320188</text:p>
          </table:table-cell>
          <table:table-cell table:formula="of:=[.$H$17]^[.A251]" office:value-type="float" office:value="0.495844426250104" calcext:value-type="float">
            <text:p>0.495844426250104</text:p>
          </table:table-cell>
          <table:table-cell table:formula="of:=[.$I$17]^[.A251]" office:value-type="float" office:value="0.704346555320188" calcext:value-type="float">
            <text:p>0.704346555320188</text:p>
          </table:table-cell>
          <table:table-cell table:formula="of:=[.$J$17]^[.A251]" office:value-type="float" office:value="0.0000000124949292620294" calcext:value-type="float">
            <text:p>1.24949292620294E-08</text:p>
          </table:table-cell>
          <table:table-cell table:formula="of:=[.$K$17]^[.A251]" office:value-type="float" office:value="0.000275634858235894" calcext:value-type="float">
            <text:p>0.000275634858236</text:p>
          </table:table-cell>
          <table:table-cell table:formula="of:=[.$L$17]^[.A251]" office:value-type="float" office:value="0.0293461234001288" calcext:value-type="float">
            <text:p>0.029346123400129</text:p>
          </table:table-cell>
          <table:table-cell table:formula="of:=[.$M$17]^[.A251]" office:value-type="float" office:value="0.0000309698681540188" calcext:value-type="float">
            <text:p>3.09698681540188E-05</text:p>
          </table:table-cell>
          <table:table-cell table:formula="of:=[.$N$17]^[.A251]" office:value-type="float" office:value="0.704346555320188" calcext:value-type="float">
            <text:p>0.704346555320188</text:p>
          </table:table-cell>
          <table:table-cell table:formula="of:=SUM([.B251:.N251])" office:value-type="float" office:value="3.34370661157796" calcext:value-type="float">
            <text:p>3.34370661157796</text:p>
          </table:table-cell>
          <table:table-cell table:formula="of:=13-[.O251]" office:value-type="float" office:value="9.65629338842204" calcext:value-type="float">
            <text:p>9.6562933884220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B$17]^[.A252]" office:value-type="float" office:value="2.88142145860076E-017" calcext:value-type="float">
            <text:p>2.88142145860076E-17</text:p>
          </table:table-cell>
          <table:table-cell table:formula="of:=[.$C$17]^[.A252]" office:value-type="float" office:value="0.000791769088096166" calcext:value-type="float">
            <text:p>0.000791769088096</text:p>
          </table:table-cell>
          <table:table-cell table:formula="of:=[.$D$17]^[.A252]" office:value-type="float" office:value="1.18641843549066E-093" calcext:value-type="float">
            <text:p>1.18641843549066E-93</text:p>
          </table:table-cell>
          <table:table-cell table:formula="of:=[.$E$17]^[.A252]" office:value-type="float" office:value="0.703296858516432" calcext:value-type="float">
            <text:p>0.703296858516432</text:p>
          </table:table-cell>
          <table:table-cell table:formula="of:=[.$F$17]^[.A252]" office:value-type="float" office:value="0.00000677899663469394" calcext:value-type="float">
            <text:p>6.77899663469394E-06</text:p>
          </table:table-cell>
          <table:table-cell table:formula="of:=[.$G$17]^[.A252]" office:value-type="float" office:value="0.703296858516432" calcext:value-type="float">
            <text:p>0.703296858516432</text:p>
          </table:table-cell>
          <table:table-cell table:formula="of:=[.$H$17]^[.A252]" office:value-type="float" office:value="0.49436649949526" calcext:value-type="float">
            <text:p>0.49436649949526</text:p>
          </table:table-cell>
          <table:table-cell table:formula="of:=[.$I$17]^[.A252]" office:value-type="float" office:value="0.703296858516432" calcext:value-type="float">
            <text:p>0.703296858516432</text:p>
          </table:table-cell>
          <table:table-cell table:formula="of:=[.$J$17]^[.A252]" office:value-type="float" office:value="0.0000000115638615077799" calcext:value-type="float">
            <text:p>1.15638615077799E-08</text:p>
          </table:table-cell>
          <table:table-cell table:formula="of:=[.$K$17]^[.A252]" office:value-type="float" office:value="0.00026618686756611" calcext:value-type="float">
            <text:p>0.000266186867566</text:p>
          </table:table-cell>
          <table:table-cell table:formula="of:=[.$L$17]^[.A252]" office:value-type="float" office:value="0.0289087743181597" calcext:value-type="float">
            <text:p>0.02890877431816</text:p>
          </table:table-cell>
          <table:table-cell table:formula="of:=[.$M$17]^[.A252]" office:value-type="float" office:value="0.0000296313790683757" calcext:value-type="float">
            <text:p>2.96313790683757E-05</text:p>
          </table:table-cell>
          <table:table-cell table:formula="of:=[.$N$17]^[.A252]" office:value-type="float" office:value="0.703296858516432" calcext:value-type="float">
            <text:p>0.703296858516432</text:p>
          </table:table-cell>
          <table:table-cell table:formula="of:=SUM([.B252:.N252])" office:value-type="float" office:value="3.33755708577437" calcext:value-type="float">
            <text:p>3.33755708577437</text:p>
          </table:table-cell>
          <table:table-cell table:formula="of:=13-[.O252]" office:value-type="float" office:value="9.66244291422563" calcext:value-type="float">
            <text:p>9.6624429142256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B$17]^[.A253]" office:value-type="float" office:value="2.4519994826543E-017" calcext:value-type="float">
            <text:p>2.4519994826543E-17</text:p>
          </table:table-cell>
          <table:table-cell table:formula="of:=[.$C$17]^[.A253]" office:value-type="float" office:value="0.000768169413339201" calcext:value-type="float">
            <text:p>0.000768169413339</text:p>
          </table:table-cell>
          <table:table-cell table:formula="of:=[.$D$17]^[.A253]" office:value-type="float" office:value="4.79164524616941E-094" calcext:value-type="float">
            <text:p>4.79164524616941E-94</text:p>
          </table:table-cell>
          <table:table-cell table:formula="of:=[.$E$17]^[.A253]" office:value-type="float" office:value="0.702248726089433" calcext:value-type="float">
            <text:p>0.702248726089433</text:p>
          </table:table-cell>
          <table:table-cell table:formula="of:=[.$F$17]^[.A253]" office:value-type="float" office:value="0.00000644560335757784" calcext:value-type="float">
            <text:p>6.44560335757784E-06</text:p>
          </table:table-cell>
          <table:table-cell table:formula="of:=[.$G$17]^[.A253]" office:value-type="float" office:value="0.702248726089433" calcext:value-type="float">
            <text:p>0.702248726089433</text:p>
          </table:table-cell>
          <table:table-cell table:formula="of:=[.$H$17]^[.A253]" office:value-type="float" office:value="0.492892977887226" calcext:value-type="float">
            <text:p>0.492892977887226</text:p>
          </table:table-cell>
          <table:table-cell table:formula="of:=[.$I$17]^[.A253]" office:value-type="float" office:value="0.702248726089433" calcext:value-type="float">
            <text:p>0.702248726089433</text:p>
          </table:table-cell>
          <table:table-cell table:formula="of:=[.$J$17]^[.A253]" office:value-type="float" office:value="0.0000000107021728708365" calcext:value-type="float">
            <text:p>1.07021728708365E-08</text:p>
          </table:table-cell>
          <table:table-cell table:formula="of:=[.$K$17]^[.A253]" office:value-type="float" office:value="0.000257062727545215" calcext:value-type="float">
            <text:p>0.000257062727545</text:p>
          </table:table-cell>
          <table:table-cell table:formula="of:=[.$L$17]^[.A253]" office:value-type="float" office:value="0.0284779431062646" calcext:value-type="float">
            <text:p>0.028477943106265</text:p>
          </table:table-cell>
          <table:table-cell table:formula="of:=[.$M$17]^[.A253]" office:value-type="float" office:value="0.0000283507382442581" calcext:value-type="float">
            <text:p>2.83507382442581E-05</text:p>
          </table:table-cell>
          <table:table-cell table:formula="of:=[.$N$17]^[.A253]" office:value-type="float" office:value="0.702248726089433" calcext:value-type="float">
            <text:p>0.702248726089433</text:p>
          </table:table-cell>
          <table:table-cell table:formula="of:=SUM([.B253:.N253])" office:value-type="float" office:value="3.33142586453588" calcext:value-type="float">
            <text:p>3.33142586453588</text:p>
          </table:table-cell>
          <table:table-cell table:formula="of:=13-[.O253]" office:value-type="float" office:value="9.66857413546412" calcext:value-type="float">
            <text:p>9.668574135464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B$17]^[.A254]" office:value-type="float" office:value="2.08657482055977E-017" calcext:value-type="float">
            <text:p>2.08657482055977E-17</text:p>
          </table:table-cell>
          <table:table-cell table:formula="of:=[.$C$17]^[.A254]" office:value-type="float" office:value="0.00074527315660778" calcext:value-type="float">
            <text:p>0.000745273156608</text:p>
          </table:table-cell>
          <table:table-cell table:formula="of:=[.$D$17]^[.A254]" office:value-type="float" office:value="1.93522483116529E-094" calcext:value-type="float">
            <text:p>1.93522483116529E-94</text:p>
          </table:table-cell>
          <table:table-cell table:formula="of:=[.$E$17]^[.A254]" office:value-type="float" office:value="0.701202155707779" calcext:value-type="float">
            <text:p>0.701202155707779</text:p>
          </table:table-cell>
          <table:table-cell table:formula="of:=[.$F$17]^[.A254]" office:value-type="float" office:value="0.00000612860647113958" calcext:value-type="float">
            <text:p>6.12860647113958E-06</text:p>
          </table:table-cell>
          <table:table-cell table:formula="of:=[.$G$17]^[.A254]" office:value-type="float" office:value="0.701202155707779" calcext:value-type="float">
            <text:p>0.701202155707779</text:p>
          </table:table-cell>
          <table:table-cell table:formula="of:=[.$H$17]^[.A254]" office:value-type="float" office:value="0.491423848295908" calcext:value-type="float">
            <text:p>0.491423848295908</text:p>
          </table:table-cell>
          <table:table-cell table:formula="of:=[.$I$17]^[.A254]" office:value-type="float" office:value="0.701202155707779" calcext:value-type="float">
            <text:p>0.701202155707779</text:p>
          </table:table-cell>
          <table:table-cell table:formula="of:=[.$J$17]^[.A254]" office:value-type="float" office:value="0.00000000990469352129578" calcext:value-type="float">
            <text:p>9.90469352129578E-09</text:p>
          </table:table-cell>
          <table:table-cell table:formula="of:=[.$K$17]^[.A254]" office:value-type="float" office:value="0.000248251337480327" calcext:value-type="float">
            <text:p>0.00024825133748</text:p>
          </table:table-cell>
          <table:table-cell table:formula="of:=[.$L$17]^[.A254]" office:value-type="float" office:value="0.0280535326277808" calcext:value-type="float">
            <text:p>0.028053532627781</text:p>
          </table:table-cell>
          <table:table-cell table:formula="of:=[.$M$17]^[.A254]" office:value-type="float" office:value="0.0000271254455332544" calcext:value-type="float">
            <text:p>2.71254455332544E-05</text:p>
          </table:table-cell>
          <table:table-cell table:formula="of:=[.$N$17]^[.A254]" office:value-type="float" office:value="0.701202155707779" calcext:value-type="float">
            <text:p>0.701202155707779</text:p>
          </table:table-cell>
          <table:table-cell table:formula="of:=SUM([.B254:.N254])" office:value-type="float" office:value="3.32531279220559" calcext:value-type="float">
            <text:p>3.32531279220559</text:p>
          </table:table-cell>
          <table:table-cell table:formula="of:=13-[.O254]" office:value-type="float" office:value="9.67468720779441" calcext:value-type="float">
            <text:p>9.674687207794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B$17]^[.A255]" office:value-type="float" office:value="1.77560986965667E-017" calcext:value-type="float">
            <text:p>1.77560986965667E-17</text:p>
          </table:table-cell>
          <table:table-cell table:formula="of:=[.$C$17]^[.A255]" office:value-type="float" office:value="0.000723059351641825" calcext:value-type="float">
            <text:p>0.000723059351642</text:p>
          </table:table-cell>
          <table:table-cell table:formula="of:=[.$D$17]^[.A255]" office:value-type="float" office:value="7.81588568175549E-095" calcext:value-type="float">
            <text:p>7.81588568175549E-95</text:p>
          </table:table-cell>
          <table:table-cell table:formula="of:=[.$E$17]^[.A255]" office:value-type="float" office:value="0.700157145043535" calcext:value-type="float">
            <text:p>0.700157145043535</text:p>
          </table:table-cell>
          <table:table-cell table:formula="of:=[.$F$17]^[.A255]" office:value-type="float" office:value="0.00000582719959550976" calcext:value-type="float">
            <text:p>5.82719959550976E-06</text:p>
          </table:table-cell>
          <table:table-cell table:formula="of:=[.$G$17]^[.A255]" office:value-type="float" office:value="0.700157145043535" calcext:value-type="float">
            <text:p>0.700157145043535</text:p>
          </table:table-cell>
          <table:table-cell table:formula="of:=[.$H$17]^[.A255]" office:value-type="float" office:value="0.489959097630346" calcext:value-type="float">
            <text:p>0.489959097630346</text:p>
          </table:table-cell>
          <table:table-cell table:formula="of:=[.$I$17]^[.A255]" office:value-type="float" office:value="0.700157145043535" calcext:value-type="float">
            <text:p>0.700157145043535</text:p>
          </table:table-cell>
          <table:table-cell table:formula="of:=[.$J$17]^[.A255]" office:value-type="float" office:value="0.00000000916663886248089" calcext:value-type="float">
            <text:p>9.16663886248089E-09</text:p>
          </table:table-cell>
          <table:table-cell table:formula="of:=[.$K$17]^[.A255]" office:value-type="float" office:value="0.000239741977179213" calcext:value-type="float">
            <text:p>0.000239741977179</text:p>
          </table:table-cell>
          <table:table-cell table:formula="of:=[.$L$17]^[.A255]" office:value-type="float" office:value="0.0276354471936857" calcext:value-type="float">
            <text:p>0.027635447193686</text:p>
          </table:table-cell>
          <table:table-cell table:formula="of:=[.$M$17]^[.A255]" office:value-type="float" office:value="0.0000259531088410572" calcext:value-type="float">
            <text:p>2.59531088410572E-05</text:p>
          </table:table-cell>
          <table:table-cell table:formula="of:=[.$N$17]^[.A255]" office:value-type="float" office:value="0.700157145043535" calcext:value-type="float">
            <text:p>0.700157145043535</text:p>
          </table:table-cell>
          <table:table-cell table:formula="of:=SUM([.B255:.N255])" office:value-type="float" office:value="3.31921771580207" calcext:value-type="float">
            <text:p>3.31921771580207</text:p>
          </table:table-cell>
          <table:table-cell table:formula="of:=13-[.O255]" office:value-type="float" office:value="9.68078228419793" calcext:value-type="float">
            <text:p>9.680782284197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B$17]^[.A256]" office:value-type="float" office:value="1.5109884285752E-017" calcext:value-type="float">
            <text:p>1.5109884285752E-17</text:p>
          </table:table-cell>
          <table:table-cell table:formula="of:=[.$C$17]^[.A256]" office:value-type="float" office:value="0.000701507657107046" calcext:value-type="float">
            <text:p>0.000701507657107</text:p>
          </table:table-cell>
          <table:table-cell table:formula="of:=[.$D$17]^[.A256]" office:value-type="float" office:value="3.15663937370453E-095" calcext:value-type="float">
            <text:p>3.15663937370453E-95</text:p>
          </table:table-cell>
          <table:table-cell table:formula="of:=[.$E$17]^[.A256]" office:value-type="float" office:value="0.699113691772233" calcext:value-type="float">
            <text:p>0.699113691772233</text:p>
          </table:table-cell>
          <table:table-cell table:formula="of:=[.$F$17]^[.A256]" office:value-type="float" office:value="0.00000554061600884535" calcext:value-type="float">
            <text:p>5.54061600884535E-06</text:p>
          </table:table-cell>
          <table:table-cell table:formula="of:=[.$G$17]^[.A256]" office:value-type="float" office:value="0.699113691772233" calcext:value-type="float">
            <text:p>0.699113691772233</text:p>
          </table:table-cell>
          <table:table-cell table:formula="of:=[.$H$17]^[.A256]" office:value-type="float" office:value="0.488498712838601" calcext:value-type="float">
            <text:p>0.488498712838601</text:p>
          </table:table-cell>
          <table:table-cell table:formula="of:=[.$I$17]^[.A256]" office:value-type="float" office:value="0.699113691772233" calcext:value-type="float">
            <text:p>0.699113691772233</text:p>
          </table:table-cell>
          <table:table-cell table:formula="of:=[.$J$17]^[.A256]" office:value-type="float" office:value="0.0000000084835808250382" calcext:value-type="float">
            <text:p>8.4835808250382E-09</text:p>
          </table:table-cell>
          <table:table-cell table:formula="of:=[.$K$17]^[.A256]" office:value-type="float" office:value="0.000231524293907794" calcext:value-type="float">
            <text:p>0.000231524293908</text:p>
          </table:table-cell>
          <table:table-cell table:formula="of:=[.$L$17]^[.A256]" office:value-type="float" office:value="0.0272235925410227" calcext:value-type="float">
            <text:p>0.027223592541023</text:p>
          </table:table-cell>
          <table:table-cell table:formula="of:=[.$M$17]^[.A256]" office:value-type="float" office:value="0.0000248314394574645" calcext:value-type="float">
            <text:p>2.48314394574645E-05</text:p>
          </table:table-cell>
          <table:table-cell table:formula="of:=[.$N$17]^[.A256]" office:value-type="float" office:value="0.699113691772233" calcext:value-type="float">
            <text:p>0.699113691772233</text:p>
          </table:table-cell>
          <table:table-cell table:formula="of:=SUM([.B256:.N256])" office:value-type="float" office:value="3.31314048495862" calcext:value-type="float">
            <text:p>3.31314048495862</text:p>
          </table:table-cell>
          <table:table-cell table:formula="of:=13-[.O256]" office:value-type="float" office:value="9.68685951504138" calcext:value-type="float">
            <text:p>9.686859515041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B$17]^[.A257]" office:value-type="float" office:value="1.28580386395893E-017" calcext:value-type="float">
            <text:p>1.28580386395893E-17</text:p>
          </table:table-cell>
          <table:table-cell table:formula="of:=[.$C$17]^[.A257]" office:value-type="float" office:value="0.000680598337968237" calcext:value-type="float">
            <text:p>0.000680598337968</text:p>
          </table:table-cell>
          <table:table-cell table:formula="of:=[.$D$17]^[.A257]" office:value-type="float" office:value="1.27488713900734E-095" calcext:value-type="float">
            <text:p>1.27488713900734E-95</text:p>
          </table:table-cell>
          <table:table-cell table:formula="of:=[.$E$17]^[.A257]" office:value-type="float" office:value="0.69807179357287" calcext:value-type="float">
            <text:p>0.69807179357287</text:p>
          </table:table-cell>
          <table:table-cell table:formula="of:=[.$F$17]^[.A257]" office:value-type="float" office:value="0.00000526812669693492" calcext:value-type="float">
            <text:p>5.26812669693492E-06</text:p>
          </table:table-cell>
          <table:table-cell table:formula="of:=[.$G$17]^[.A257]" office:value-type="float" office:value="0.69807179357287" calcext:value-type="float">
            <text:p>0.69807179357287</text:p>
          </table:table-cell>
          <table:table-cell table:formula="of:=[.$H$17]^[.A257]" office:value-type="float" office:value="0.487042680907637" calcext:value-type="float">
            <text:p>0.487042680907637</text:p>
          </table:table-cell>
          <table:table-cell table:formula="of:=[.$I$17]^[.A257]" office:value-type="float" office:value="0.69807179357287" calcext:value-type="float">
            <text:p>0.69807179357287</text:p>
          </table:table-cell>
          <table:table-cell table:formula="of:=[.$J$17]^[.A257]" office:value-type="float" office:value="0.00000000785142130007262" calcext:value-type="float">
            <text:p>7.85142130007262E-09</text:p>
          </table:table-cell>
          <table:table-cell table:formula="of:=[.$K$17]^[.A257]" office:value-type="float" office:value="0.000223588289794711" calcext:value-type="float">
            <text:p>0.000223588289795</text:p>
          </table:table-cell>
          <table:table-cell table:formula="of:=[.$L$17]^[.A257]" office:value-type="float" office:value="0.0268178758116483" calcext:value-type="float">
            <text:p>0.026817875811648</text:p>
          </table:table-cell>
          <table:table-cell table:formula="of:=[.$M$17]^[.A257]" office:value-type="float" office:value="0.0000237582475882149" calcext:value-type="float">
            <text:p>2.37582475882149E-05</text:p>
          </table:table-cell>
          <table:table-cell table:formula="of:=[.$N$17]^[.A257]" office:value-type="float" office:value="0.69807179357287" calcext:value-type="float">
            <text:p>0.69807179357287</text:p>
          </table:table-cell>
          <table:table-cell table:formula="of:=SUM([.B257:.N257])" office:value-type="float" office:value="3.30708095186424" calcext:value-type="float">
            <text:p>3.30708095186424</text:p>
          </table:table-cell>
          <table:table-cell table:formula="of:=13-[.O257]" office:value-type="float" office:value="9.69291904813576" calcext:value-type="float">
            <text:p>9.6929190481357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B$17]^[.A258]" office:value-type="float" office:value="1.09417884697548E-017" calcext:value-type="float">
            <text:p>1.09417884697548E-17</text:p>
          </table:table-cell>
          <table:table-cell table:formula="of:=[.$C$17]^[.A258]" office:value-type="float" office:value="0.000660312247417768" calcext:value-type="float">
            <text:p>0.000660312247418</text:p>
          </table:table-cell>
          <table:table-cell table:formula="of:=[.$D$17]^[.A258]" office:value-type="float" office:value="5.14894805768986E-096" calcext:value-type="float">
            <text:p>5.14894805768986E-96</text:p>
          </table:table-cell>
          <table:table-cell table:formula="of:=[.$E$17]^[.A258]" office:value-type="float" office:value="0.697031448127903" calcext:value-type="float">
            <text:p>0.697031448127903</text:p>
          </table:table-cell>
          <table:table-cell table:formula="of:=[.$F$17]^[.A258]" office:value-type="float" office:value="0.000005009038498725" calcext:value-type="float">
            <text:p>5.009038498725E-06</text:p>
          </table:table-cell>
          <table:table-cell table:formula="of:=[.$G$17]^[.A258]" office:value-type="float" office:value="0.697031448127903" calcext:value-type="float">
            <text:p>0.697031448127903</text:p>
          </table:table-cell>
          <table:table-cell table:formula="of:=[.$H$17]^[.A258]" office:value-type="float" office:value="0.485590988863202" calcext:value-type="float">
            <text:p>0.485590988863202</text:p>
          </table:table-cell>
          <table:table-cell table:formula="of:=[.$I$17]^[.A258]" office:value-type="float" office:value="0.697031448127903" calcext:value-type="float">
            <text:p>0.697031448127903</text:p>
          </table:table-cell>
          <table:table-cell table:formula="of:=[.$J$17]^[.A258]" office:value-type="float" office:value="0.0000000072663675519301" calcext:value-type="float">
            <text:p>7.2663675519301E-09</text:p>
          </table:table-cell>
          <table:table-cell table:formula="of:=[.$K$17]^[.A258]" office:value-type="float" office:value="0.000215924309667619" calcext:value-type="float">
            <text:p>0.000215924309668</text:p>
          </table:table-cell>
          <table:table-cell table:formula="of:=[.$L$17]^[.A258]" office:value-type="float" office:value="0.0264182055312959" calcext:value-type="float">
            <text:p>0.026418205531296</text:p>
          </table:table-cell>
          <table:table-cell table:formula="of:=[.$M$17]^[.A258]" office:value-type="float" office:value="0.0000227314380799314" calcext:value-type="float">
            <text:p>2.27314380799314E-05</text:p>
          </table:table-cell>
          <table:table-cell table:formula="of:=[.$N$17]^[.A258]" office:value-type="float" office:value="0.697031448127903" calcext:value-type="float">
            <text:p>0.697031448127903</text:p>
          </table:table-cell>
          <table:table-cell table:formula="of:=SUM([.B258:.N258])" office:value-type="float" office:value="3.30103897120614" calcext:value-type="float">
            <text:p>3.30103897120614</text:p>
          </table:table-cell>
          <table:table-cell table:formula="of:=13-[.O258]" office:value-type="float" office:value="9.69896102879386" calcext:value-type="float">
            <text:p>9.6989610287938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B$17]^[.A259]" office:value-type="float" office:value="9.31111954728764E-018" calcext:value-type="float">
            <text:p>9.31111954728764E-18</text:p>
          </table:table-cell>
          <table:table-cell table:formula="of:=[.$C$17]^[.A259]" office:value-type="float" office:value="0.000640630809342723" calcext:value-type="float">
            <text:p>0.000640630809343</text:p>
          </table:table-cell>
          <table:table-cell table:formula="of:=[.$D$17]^[.A259]" office:value-type="float" office:value="2.07953043760648E-096" calcext:value-type="float">
            <text:p>2.07953043760648E-96</text:p>
          </table:table-cell>
          <table:table-cell table:formula="of:=[.$E$17]^[.A259]" office:value-type="float" office:value="0.695992653123242" calcext:value-type="float">
            <text:p>0.695992653123242</text:p>
          </table:table-cell>
          <table:table-cell table:formula="of:=[.$F$17]^[.A259]" office:value-type="float" office:value="0.00000476269234305" calcext:value-type="float">
            <text:p>4.76269234305E-06</text:p>
          </table:table-cell>
          <table:table-cell table:formula="of:=[.$G$17]^[.A259]" office:value-type="float" office:value="0.695992653123242" calcext:value-type="float">
            <text:p>0.695992653123242</text:p>
          </table:table-cell>
          <table:table-cell table:formula="of:=[.$H$17]^[.A259]" office:value-type="float" office:value="0.48414362376972" calcext:value-type="float">
            <text:p>0.48414362376972</text:p>
          </table:table-cell>
          <table:table-cell table:formula="of:=[.$I$17]^[.A259]" office:value-type="float" office:value="0.695992653123242" calcext:value-type="float">
            <text:p>0.695992653123242</text:p>
          </table:table-cell>
          <table:table-cell table:formula="of:=[.$J$17]^[.A259]" office:value-type="float" office:value="0.00000000672490946311265" calcext:value-type="float">
            <text:p>6.72490946311265E-09</text:p>
          </table:table-cell>
          <table:table-cell table:formula="of:=[.$K$17]^[.A259]" office:value-type="float" office:value="0.000208523029306434" calcext:value-type="float">
            <text:p>0.000208523029306</text:p>
          </table:table-cell>
          <table:table-cell table:formula="of:=[.$L$17]^[.A259]" office:value-type="float" office:value="0.0260244915889517" calcext:value-type="float">
            <text:p>0.026024491588952</text:p>
          </table:table-cell>
          <table:table-cell table:formula="of:=[.$M$17]^[.A259]" office:value-type="float" office:value="0.0000217490063298301" calcext:value-type="float">
            <text:p>2.17490063298301E-05</text:p>
          </table:table-cell>
          <table:table-cell table:formula="of:=[.$N$17]^[.A259]" office:value-type="float" office:value="0.695992653123242" calcext:value-type="float">
            <text:p>0.695992653123242</text:p>
          </table:table-cell>
          <table:table-cell table:formula="of:=SUM([.B259:.N259])" office:value-type="float" office:value="3.29501440011387" calcext:value-type="float">
            <text:p>3.29501440011387</text:p>
          </table:table-cell>
          <table:table-cell table:formula="of:=13-[.O259]" office:value-type="float" office:value="9.70498559988613" calcext:value-type="float">
            <text:p>9.704985599886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B$17]^[.A260]" office:value-type="float" office:value="7.92347132861586E-018" calcext:value-type="float">
            <text:p>7.92347132861586E-18</text:p>
          </table:table-cell>
          <table:table-cell table:formula="of:=[.$C$17]^[.A260]" office:value-type="float" office:value="0.000621536001314624" calcext:value-type="float">
            <text:p>0.000621536001315</text:p>
          </table:table-cell>
          <table:table-cell table:formula="of:=[.$D$17]^[.A260]" office:value-type="float" office:value="8.39869968094421E-097" calcext:value-type="float">
            <text:p>8.39869968094421E-97</text:p>
          </table:table-cell>
          <table:table-cell table:formula="of:=[.$E$17]^[.A260]" office:value-type="float" office:value="0.694955406248244" calcext:value-type="float">
            <text:p>0.694955406248244</text:p>
          </table:table-cell>
          <table:table-cell table:formula="of:=[.$F$17]^[.A260]" office:value-type="float" office:value="0.00000452846157208032" calcext:value-type="float">
            <text:p>4.52846157208032E-06</text:p>
          </table:table-cell>
          <table:table-cell table:formula="of:=[.$G$17]^[.A260]" office:value-type="float" office:value="0.694955406248244" calcext:value-type="float">
            <text:p>0.694955406248244</text:p>
          </table:table-cell>
          <table:table-cell table:formula="of:=[.$H$17]^[.A260]" office:value-type="float" office:value="0.482700572730168" calcext:value-type="float">
            <text:p>0.482700572730168</text:p>
          </table:table-cell>
          <table:table-cell table:formula="of:=[.$I$17]^[.A260]" office:value-type="float" office:value="0.694955406248244" calcext:value-type="float">
            <text:p>0.694955406248244</text:p>
          </table:table-cell>
          <table:table-cell table:formula="of:=[.$J$17]^[.A260]" office:value-type="float" office:value="0.00000000622379847480322" calcext:value-type="float">
            <text:p>6.22379847480322E-09</text:p>
          </table:table-cell>
          <table:table-cell table:formula="of:=[.$K$17]^[.A260]" office:value-type="float" office:value="0.000201375444099209" calcext:value-type="float">
            <text:p>0.000201375444099</text:p>
          </table:table-cell>
          <table:table-cell table:formula="of:=[.$L$17]^[.A260]" office:value-type="float" office:value="0.0256366452165381" calcext:value-type="float">
            <text:p>0.025636645216538</text:p>
          </table:table-cell>
          <table:table-cell table:formula="of:=[.$M$17]^[.A260]" office:value-type="float" office:value="0.000020809034372207" calcext:value-type="float">
            <text:p>2.0809034372207E-05</text:p>
          </table:table-cell>
          <table:table-cell table:formula="of:=[.$N$17]^[.A260]" office:value-type="float" office:value="0.694955406248244" calcext:value-type="float">
            <text:p>0.694955406248244</text:p>
          </table:table-cell>
          <table:table-cell table:formula="of:=SUM([.B260:.N260])" office:value-type="float" office:value="3.28900709810484" calcext:value-type="float">
            <text:p>3.28900709810484</text:p>
          </table:table-cell>
          <table:table-cell table:formula="of:=13-[.O260]" office:value-type="float" office:value="9.71099290189516" calcext:value-type="float">
            <text:p>9.710992901895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B$17]^[.A261]" office:value-type="float" office:value="6.74262612315895E-018" calcext:value-type="float">
            <text:p>6.74262612315895E-18</text:p>
          </table:table-cell>
          <table:table-cell table:formula="of:=[.$C$17]^[.A261]" office:value-type="float" office:value="0.000603010338086171" calcext:value-type="float">
            <text:p>0.000603010338086</text:p>
          </table:table-cell>
          <table:table-cell table:formula="of:=[.$D$17]^[.A261]" office:value-type="float" office:value="3.39202326905496E-097" calcext:value-type="float">
            <text:p>3.39202326905496E-97</text:p>
          </table:table-cell>
          <table:table-cell table:formula="of:=[.$E$17]^[.A261]" office:value-type="float" office:value="0.693919705195713" calcext:value-type="float">
            <text:p>0.693919705195713</text:p>
          </table:table-cell>
          <table:table-cell table:formula="of:=[.$F$17]^[.A261]" office:value-type="float" office:value="0.00000430575034722391" calcext:value-type="float">
            <text:p>4.30575034722391E-06</text:p>
          </table:table-cell>
          <table:table-cell table:formula="of:=[.$G$17]^[.A261]" office:value-type="float" office:value="0.693919705195713" calcext:value-type="float">
            <text:p>0.693919705195713</text:p>
          </table:table-cell>
          <table:table-cell table:formula="of:=[.$H$17]^[.A261]" office:value-type="float" office:value="0.481261822885965" calcext:value-type="float">
            <text:p>0.481261822885965</text:p>
          </table:table-cell>
          <table:table-cell table:formula="of:=[.$I$17]^[.A261]" office:value-type="float" office:value="0.693919705195713" calcext:value-type="float">
            <text:p>0.693919705195713</text:p>
          </table:table-cell>
          <table:table-cell table:formula="of:=[.$J$17]^[.A261]" office:value-type="float" office:value="0.00000000576002809665097" calcext:value-type="float">
            <text:p>5.76002809665097E-09</text:p>
          </table:table-cell>
          <table:table-cell table:formula="of:=[.$K$17]^[.A261]" office:value-type="float" office:value="0.000194472858086867" calcext:value-type="float">
            <text:p>0.000194472858087</text:p>
          </table:table-cell>
          <table:table-cell table:formula="of:=[.$L$17]^[.A261]" office:value-type="float" office:value="0.0252545789688997" calcext:value-type="float">
            <text:p>0.0252545789689</text:p>
          </table:table-cell>
          <table:table-cell table:formula="of:=[.$M$17]^[.A261]" office:value-type="float" office:value="0.000019909687134064" calcext:value-type="float">
            <text:p>1.9909687134064E-05</text:p>
          </table:table-cell>
          <table:table-cell table:formula="of:=[.$N$17]^[.A261]" office:value-type="float" office:value="0.693919705195713" calcext:value-type="float">
            <text:p>0.693919705195713</text:p>
          </table:table-cell>
          <table:table-cell table:formula="of:=SUM([.B261:.N261])" office:value-type="float" office:value="3.2830169270314" calcext:value-type="float">
            <text:p>3.2830169270314</text:p>
          </table:table-cell>
          <table:table-cell table:formula="of:=13-[.O261]" office:value-type="float" office:value="9.7169830729686" calcext:value-type="float">
            <text:p>9.716983072968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B$17]^[.A262]" office:value-type="float" office:value="5.73776380972245E-018" calcext:value-type="float">
            <text:p>5.73776380972245E-18</text:p>
          </table:table-cell>
          <table:table-cell table:formula="of:=[.$C$17]^[.A262]" office:value-type="float" office:value="0.000585036855579877" calcext:value-type="float">
            <text:p>0.00058503685558</text:p>
          </table:table-cell>
          <table:table-cell table:formula="of:=[.$D$17]^[.A262]" office:value-type="float" office:value="1.36995276589254E-097" calcext:value-type="float">
            <text:p>1.36995276589254E-97</text:p>
          </table:table-cell>
          <table:table-cell table:formula="of:=[.$E$17]^[.A262]" office:value-type="float" office:value="0.69288554766189" calcext:value-type="float">
            <text:p>0.69288554766189</text:p>
          </table:table-cell>
          <table:table-cell table:formula="of:=[.$F$17]^[.A262]" office:value-type="float" office:value="0.00000409399213342601" calcext:value-type="float">
            <text:p>4.09399213342601E-06</text:p>
          </table:table-cell>
          <table:table-cell table:formula="of:=[.$G$17]^[.A262]" office:value-type="float" office:value="0.69288554766189" calcext:value-type="float">
            <text:p>0.69288554766189</text:p>
          </table:table-cell>
          <table:table-cell table:formula="of:=[.$H$17]^[.A262]" office:value-type="float" office:value="0.479827361416856" calcext:value-type="float">
            <text:p>0.479827361416856</text:p>
          </table:table-cell>
          <table:table-cell table:formula="of:=[.$I$17]^[.A262]" office:value-type="float" office:value="0.69288554766189" calcext:value-type="float">
            <text:p>0.69288554766189</text:p>
          </table:table-cell>
          <table:table-cell table:formula="of:=[.$J$17]^[.A262]" office:value-type="float" office:value="0.00000000533081586888264" calcext:value-type="float">
            <text:p>5.33081586888264E-09</text:p>
          </table:table-cell>
          <table:table-cell table:formula="of:=[.$K$17]^[.A262]" office:value-type="float" office:value="0.000187806873383443" calcext:value-type="float">
            <text:p>0.000187806873383</text:p>
          </table:table-cell>
          <table:table-cell table:formula="of:=[.$L$17]^[.A262]" office:value-type="float" office:value="0.0248782067040874" calcext:value-type="float">
            <text:p>0.024878206704088</text:p>
          </table:table-cell>
          <table:table-cell table:formula="of:=[.$M$17]^[.A262]" office:value-type="float" office:value="0.000019049208852562" calcext:value-type="float">
            <text:p>1.9049208852562E-05</text:p>
          </table:table-cell>
          <table:table-cell table:formula="of:=[.$N$17]^[.A262]" office:value-type="float" office:value="0.69288554766189" calcext:value-type="float">
            <text:p>0.69288554766189</text:p>
          </table:table-cell>
          <table:table-cell table:formula="of:=SUM([.B262:.N262])" office:value-type="float" office:value="3.27704375102927" calcext:value-type="float">
            <text:p>3.27704375102927</text:p>
          </table:table-cell>
          <table:table-cell table:formula="of:=13-[.O262]" office:value-type="float" office:value="9.72295624897073" calcext:value-type="float">
            <text:p>9.7229562489707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B$17]^[.A263]" office:value-type="float" office:value="4.88265742973401E-018" calcext:value-type="float">
            <text:p>4.88265742973401E-18</text:p>
          </table:table-cell>
          <table:table-cell table:formula="of:=[.$C$17]^[.A263]" office:value-type="float" office:value="0.000567599095353949" calcext:value-type="float">
            <text:p>0.000567599095354</text:p>
          </table:table-cell>
          <table:table-cell table:formula="of:=[.$D$17]^[.A263]" office:value-type="float" office:value="5.53289418117553E-098" calcext:value-type="float">
            <text:p>5.53289418117553E-98</text:p>
          </table:table-cell>
          <table:table-cell table:formula="of:=[.$E$17]^[.A263]" office:value-type="float" office:value="0.691852931346447" calcext:value-type="float">
            <text:p>0.691852931346447</text:p>
          </table:table-cell>
          <table:table-cell table:formula="of:=[.$F$17]^[.A263]" office:value-type="float" office:value="0.00000389264825801162" calcext:value-type="float">
            <text:p>3.89264825801162E-06</text:p>
          </table:table-cell>
          <table:table-cell table:formula="of:=[.$G$17]^[.A263]" office:value-type="float" office:value="0.691852931346447" calcext:value-type="float">
            <text:p>0.691852931346447</text:p>
          </table:table-cell>
          <table:table-cell table:formula="of:=[.$H$17]^[.A263]" office:value-type="float" office:value="0.4783971755408" calcext:value-type="float">
            <text:p>0.4783971755408</text:p>
          </table:table-cell>
          <table:table-cell table:formula="of:=[.$I$17]^[.A263]" office:value-type="float" office:value="0.691852931346447" calcext:value-type="float">
            <text:p>0.691852931346447</text:p>
          </table:table-cell>
          <table:table-cell table:formula="of:=[.$J$17]^[.A263]" office:value-type="float" office:value="0.00000000493358666851881" calcext:value-type="float">
            <text:p>4.93358666851881E-09</text:p>
          </table:table-cell>
          <table:table-cell table:formula="of:=[.$K$17]^[.A263]" office:value-type="float" office:value="0.000181369379958973" calcext:value-type="float">
            <text:p>0.000181369379959</text:p>
          </table:table-cell>
          <table:table-cell table:formula="of:=[.$L$17]^[.A263]" office:value-type="float" office:value="0.0245074435639371" calcext:value-type="float">
            <text:p>0.024507443563937</text:p>
          </table:table-cell>
          <table:table-cell table:formula="of:=[.$M$17]^[.A263]" office:value-type="float" office:value="0.0000182259196473097" calcext:value-type="float">
            <text:p>1.82259196473097E-05</text:p>
          </table:table-cell>
          <table:table-cell table:formula="of:=[.$N$17]^[.A263]" office:value-type="float" office:value="0.691852931346447" calcext:value-type="float">
            <text:p>0.691852931346447</text:p>
          </table:table-cell>
          <table:table-cell table:formula="of:=SUM([.B263:.N263])" office:value-type="float" office:value="3.27108743646733" calcext:value-type="float">
            <text:p>3.27108743646733</text:p>
          </table:table-cell>
          <table:table-cell table:formula="of:=13-[.O263]" office:value-type="float" office:value="9.72891256353267" calcext:value-type="float">
            <text:p>9.728912563532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B$17]^[.A264]" office:value-type="float" office:value="4.15498866226247E-018" calcext:value-type="float">
            <text:p>4.15498866226247E-18</text:p>
          </table:table-cell>
          <table:table-cell table:formula="of:=[.$C$17]^[.A264]" office:value-type="float" office:value="0.000550681089531178" calcext:value-type="float">
            <text:p>0.000550681089531</text:p>
          </table:table-cell>
          <table:table-cell table:formula="of:=[.$D$17]^[.A264]" office:value-type="float" office:value="2.23459660670427E-098" calcext:value-type="float">
            <text:p>2.23459660670427E-98</text:p>
          </table:table-cell>
          <table:table-cell table:formula="of:=[.$E$17]^[.A264]" office:value-type="float" office:value="0.690821853952488" calcext:value-type="float">
            <text:p>0.690821853952488</text:p>
          </table:table-cell>
          <table:table-cell table:formula="of:=[.$F$17]^[.A264]" office:value-type="float" office:value="0.00000370120654040448" calcext:value-type="float">
            <text:p>3.70120654040448E-06</text:p>
          </table:table-cell>
          <table:table-cell table:formula="of:=[.$G$17]^[.A264]" office:value-type="float" office:value="0.690821853952488" calcext:value-type="float">
            <text:p>0.690821853952488</text:p>
          </table:table-cell>
          <table:table-cell table:formula="of:=[.$H$17]^[.A264]" office:value-type="float" office:value="0.476971252513852" calcext:value-type="float">
            <text:p>0.476971252513852</text:p>
          </table:table-cell>
          <table:table-cell table:formula="of:=[.$I$17]^[.A264]" office:value-type="float" office:value="0.690821853952488" calcext:value-type="float">
            <text:p>0.690821853952488</text:p>
          </table:table-cell>
          <table:table-cell table:formula="of:=[.$J$17]^[.A264]" office:value-type="float" office:value="0.00000000456595725953827" calcext:value-type="float">
            <text:p>4.56595725953827E-09</text:p>
          </table:table-cell>
          <table:table-cell table:formula="of:=[.$K$17]^[.A264]" office:value-type="float" office:value="0.0001751525457726" calcext:value-type="float">
            <text:p>0.000175152545773</text:p>
          </table:table-cell>
          <table:table-cell table:formula="of:=[.$L$17]^[.A264]" office:value-type="float" office:value="0.0241422059549366" calcext:value-type="float">
            <text:p>0.024142205954937</text:p>
          </table:table-cell>
          <table:table-cell table:formula="of:=[.$M$17]^[.A264]" office:value-type="float" office:value="0.000017438212240794" calcext:value-type="float">
            <text:p>1.7438212240794E-05</text:p>
          </table:table-cell>
          <table:table-cell table:formula="of:=[.$N$17]^[.A264]" office:value-type="float" office:value="0.690821853952488" calcext:value-type="float">
            <text:p>0.690821853952488</text:p>
          </table:table-cell>
          <table:table-cell table:formula="of:=SUM([.B264:.N264])" office:value-type="float" office:value="3.26514785189878" calcext:value-type="float">
            <text:p>3.26514785189878</text:p>
          </table:table-cell>
          <table:table-cell table:formula="of:=13-[.O264]" office:value-type="float" office:value="9.73485214810122" calcext:value-type="float">
            <text:p>9.734852148101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B$17]^[.A265]" office:value-type="float" office:value="3.53576531468237E-018" calcext:value-type="float">
            <text:p>3.53576531468237E-18</text:p>
          </table:table-cell>
          <table:table-cell table:formula="of:=[.$C$17]^[.A265]" office:value-type="float" office:value="0.000534267346177045" calcext:value-type="float">
            <text:p>0.000534267346177</text:p>
          </table:table-cell>
          <table:table-cell table:formula="of:=[.$D$17]^[.A265]" office:value-type="float" office:value="9.02497288251651E-099" calcext:value-type="float">
            <text:p>9.02497288251651E-99</text:p>
          </table:table-cell>
          <table:table-cell table:formula="of:=[.$E$17]^[.A265]" office:value-type="float" office:value="0.689792313186538" calcext:value-type="float">
            <text:p>0.689792313186538</text:p>
          </table:table-cell>
          <table:table-cell table:formula="of:=[.$F$17]^[.A265]" office:value-type="float" office:value="0.00000351917998923705" calcext:value-type="float">
            <text:p>3.51917998923705E-06</text:p>
          </table:table-cell>
          <table:table-cell table:formula="of:=[.$G$17]^[.A265]" office:value-type="float" office:value="0.689792313186538" calcext:value-type="float">
            <text:p>0.689792313186538</text:p>
          </table:table-cell>
          <table:table-cell table:formula="of:=[.$H$17]^[.A265]" office:value-type="float" office:value="0.475549579630055" calcext:value-type="float">
            <text:p>0.475549579630055</text:p>
          </table:table-cell>
          <table:table-cell table:formula="of:=[.$I$17]^[.A265]" office:value-type="float" office:value="0.689792313186538" calcext:value-type="float">
            <text:p>0.689792313186538</text:p>
          </table:table-cell>
          <table:table-cell table:formula="of:=[.$J$17]^[.A265]" office:value-type="float" office:value="0.00000000422572199429697" calcext:value-type="float">
            <text:p>4.22572199429697E-09</text:p>
          </table:table-cell>
          <table:table-cell table:formula="of:=[.$K$17]^[.A265]" office:value-type="float" office:value="0.000169148807243882" calcext:value-type="float">
            <text:p>0.000169148807244</text:p>
          </table:table-cell>
          <table:table-cell table:formula="of:=[.$L$17]^[.A265]" office:value-type="float" office:value="0.0237824115293786" calcext:value-type="float">
            <text:p>0.023782411529379</text:p>
          </table:table-cell>
          <table:table-cell table:formula="of:=[.$M$17]^[.A265]" office:value-type="float" office:value="0.0000166845488205511" calcext:value-type="float">
            <text:p>1.66845488205511E-05</text:p>
          </table:table-cell>
          <table:table-cell table:formula="of:=[.$N$17]^[.A265]" office:value-type="float" office:value="0.689792313186538" calcext:value-type="float">
            <text:p>0.689792313186538</text:p>
          </table:table-cell>
          <table:table-cell table:formula="of:=SUM([.B265:.N265])" office:value-type="float" office:value="3.25922486801354" calcext:value-type="float">
            <text:p>3.25922486801354</text:p>
          </table:table-cell>
          <table:table-cell table:formula="of:=13-[.O265]" office:value-type="float" office:value="9.74077513198646" calcext:value-type="float">
            <text:p>9.740775131986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B$17]^[.A266]" office:value-type="float" office:value="3.00882562545996E-018" calcext:value-type="float">
            <text:p>3.00882562545996E-18</text:p>
          </table:table-cell>
          <table:table-cell table:formula="of:=[.$C$17]^[.A266]" office:value-type="float" office:value="0.000518342835113646" calcext:value-type="float">
            <text:p>0.000518342835114</text:p>
          </table:table-cell>
          <table:table-cell table:formula="of:=[.$D$17]^[.A266]" office:value-type="float" office:value="3.64495924167209E-099" calcext:value-type="float">
            <text:p>3.64495924167209E-99</text:p>
          </table:table-cell>
          <table:table-cell table:formula="of:=[.$E$17]^[.A266]" office:value-type="float" office:value="0.68876430675854" calcext:value-type="float">
            <text:p>0.68876430675854</text:p>
          </table:table-cell>
          <table:table-cell table:formula="of:=[.$F$17]^[.A266]" office:value-type="float" office:value="0.00000334610556353686" calcext:value-type="float">
            <text:p>3.34610556353686E-06</text:p>
          </table:table-cell>
          <table:table-cell table:formula="of:=[.$G$17]^[.A266]" office:value-type="float" office:value="0.68876430675854" calcext:value-type="float">
            <text:p>0.68876430675854</text:p>
          </table:table-cell>
          <table:table-cell table:formula="of:=[.$H$17]^[.A266]" office:value-type="float" office:value="0.474132144221322" calcext:value-type="float">
            <text:p>0.474132144221322</text:p>
          </table:table-cell>
          <table:table-cell table:formula="of:=[.$I$17]^[.A266]" office:value-type="float" office:value="0.68876430675854" calcext:value-type="float">
            <text:p>0.68876430675854</text:p>
          </table:table-cell>
          <table:table-cell table:formula="of:=[.$J$17]^[.A266]" office:value-type="float" office:value="0.00000000391083958041493" calcext:value-type="float">
            <text:p>3.91083958041493E-09</text:p>
          </table:table-cell>
          <table:table-cell table:formula="of:=[.$K$17]^[.A266]" office:value-type="float" office:value="0.000163350860050724" calcext:value-type="float">
            <text:p>0.000163350860051</text:p>
          </table:table-cell>
          <table:table-cell table:formula="of:=[.$L$17]^[.A266]" office:value-type="float" office:value="0.0234279791667948" calcext:value-type="float">
            <text:p>0.023427979166795</text:p>
          </table:table-cell>
          <table:table-cell table:formula="of:=[.$M$17]^[.A266]" office:value-type="float" office:value="0.0000159634580369505" calcext:value-type="float">
            <text:p>1.59634580369505E-05</text:p>
          </table:table-cell>
          <table:table-cell table:formula="of:=[.$N$17]^[.A266]" office:value-type="float" office:value="0.68876430675854" calcext:value-type="float">
            <text:p>0.68876430675854</text:p>
          </table:table-cell>
          <table:table-cell table:formula="of:=SUM([.B266:.N266])" office:value-type="float" office:value="3.25331835759188" calcext:value-type="float">
            <text:p>3.25331835759188</text:p>
          </table:table-cell>
          <table:table-cell table:formula="of:=13-[.O266]" office:value-type="float" office:value="9.74668164240812" calcext:value-type="float">
            <text:p>9.746681642408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B$17]^[.A267]" office:value-type="float" office:value="2.56041644133776E-018" calcext:value-type="float">
            <text:p>2.56041644133776E-18</text:p>
          </table:table-cell>
          <table:table-cell table:formula="of:=[.$C$17]^[.A267]" office:value-type="float" office:value="0.000502892974156458" calcext:value-type="float">
            <text:p>0.000502892974156</text:p>
          </table:table-cell>
          <table:table-cell table:formula="of:=[.$D$17]^[.A267]" office:value-type="float" office:value="1.47210723471406E-099" calcext:value-type="float">
            <text:p>1.47210723471406E-99</text:p>
          </table:table-cell>
          <table:table-cell table:formula="of:=[.$E$17]^[.A267]" office:value-type="float" office:value="0.687737832381851" calcext:value-type="float">
            <text:p>0.687737832381851</text:p>
          </table:table-cell>
          <table:table-cell table:formula="of:=[.$F$17]^[.A267]" office:value-type="float" office:value="0.00000318154299483833" calcext:value-type="float">
            <text:p>3.18154299483833E-06</text:p>
          </table:table-cell>
          <table:table-cell table:formula="of:=[.$G$17]^[.A267]" office:value-type="float" office:value="0.687737832381851" calcext:value-type="float">
            <text:p>0.687737832381851</text:p>
          </table:table-cell>
          <table:table-cell table:formula="of:=[.$H$17]^[.A267]" office:value-type="float" office:value="0.472718933657324" calcext:value-type="float">
            <text:p>0.472718933657324</text:p>
          </table:table-cell>
          <table:table-cell table:formula="of:=[.$I$17]^[.A267]" office:value-type="float" office:value="0.687737832381851" calcext:value-type="float">
            <text:p>0.687737832381851</text:p>
          </table:table-cell>
          <table:table-cell table:formula="of:=[.$J$17]^[.A267]" office:value-type="float" office:value="0.00000000361942083373721" calcext:value-type="float">
            <text:p>3.61942083373721E-09</text:p>
          </table:table-cell>
          <table:table-cell table:formula="of:=[.$K$17]^[.A267]" office:value-type="float" office:value="0.000157751650242726" calcext:value-type="float">
            <text:p>0.000157751650243</text:p>
          </table:table-cell>
          <table:table-cell table:formula="of:=[.$L$17]^[.A267]" office:value-type="float" office:value="0.0230788289556652" calcext:value-type="float">
            <text:p>0.023078828955665</text:p>
          </table:table-cell>
          <table:table-cell table:formula="of:=[.$M$17]^[.A267]" office:value-type="float" office:value="0.0000152735321307336" calcext:value-type="float">
            <text:p>1.52735321307336E-05</text:p>
          </table:table-cell>
          <table:table-cell table:formula="of:=[.$N$17]^[.A267]" office:value-type="float" office:value="0.687737832381851" calcext:value-type="float">
            <text:p>0.687737832381851</text:p>
          </table:table-cell>
          <table:table-cell table:formula="of:=SUM([.B267:.N267])" office:value-type="float" office:value="3.24742819545934" calcext:value-type="float">
            <text:p>3.24742819545934</text:p>
          </table:table-cell>
          <table:table-cell table:formula="of:=13-[.O267]" office:value-type="float" office:value="9.75257180454066" calcext:value-type="float">
            <text:p>9.7525718045406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B$17]^[.A268]" office:value-type="float" office:value="2.17883425932021E-018" calcext:value-type="float">
            <text:p>2.17883425932021E-18</text:p>
          </table:table-cell>
          <table:table-cell table:formula="of:=[.$C$17]^[.A268]" office:value-type="float" office:value="0.000487903615761333" calcext:value-type="float">
            <text:p>0.000487903615761</text:p>
          </table:table-cell>
          <table:table-cell table:formula="of:=[.$D$17]^[.A268]" office:value-type="float" office:value="5.94547035182579E-100" calcext:value-type="float">
            <text:p>5.94547035182579E-100</text:p>
          </table:table-cell>
          <table:table-cell table:formula="of:=[.$E$17]^[.A268]" office:value-type="float" office:value="0.686712887773234" calcext:value-type="float">
            <text:p>0.686712887773234</text:p>
          </table:table-cell>
          <table:table-cell table:formula="of:=[.$F$17]^[.A268]" office:value-type="float" office:value="0.00000302507366722333" calcext:value-type="float">
            <text:p>3.02507366722333E-06</text:p>
          </table:table-cell>
          <table:table-cell table:formula="of:=[.$G$17]^[.A268]" office:value-type="float" office:value="0.686712887773234" calcext:value-type="float">
            <text:p>0.686712887773234</text:p>
          </table:table-cell>
          <table:table-cell table:formula="of:=[.$H$17]^[.A268]" office:value-type="float" office:value="0.471309935345379" calcext:value-type="float">
            <text:p>0.471309935345379</text:p>
          </table:table-cell>
          <table:table-cell table:formula="of:=[.$I$17]^[.A268]" office:value-type="float" office:value="0.686712887773234" calcext:value-type="float">
            <text:p>0.686712887773234</text:p>
          </table:table-cell>
          <table:table-cell table:formula="of:=[.$J$17]^[.A268]" office:value-type="float" office:value="0.00000000334971734389092" calcext:value-type="float">
            <text:p>3.34971734389092E-09</text:p>
          </table:table-cell>
          <table:table-cell table:formula="of:=[.$K$17]^[.A268]" office:value-type="float" office:value="0.000152344365659145" calcext:value-type="float">
            <text:p>0.000152344365659</text:p>
          </table:table-cell>
          <table:table-cell table:formula="of:=[.$L$17]^[.A268]" office:value-type="float" office:value="0.0227348821754019" calcext:value-type="float">
            <text:p>0.022734882175402</text:p>
          </table:table-cell>
          <table:table-cell table:formula="of:=[.$M$17]^[.A268]" office:value-type="float" office:value="0.0000146134241846959" calcext:value-type="float">
            <text:p>1.46134241846959E-05</text:p>
          </table:table-cell>
          <table:table-cell table:formula="of:=[.$N$17]^[.A268]" office:value-type="float" office:value="0.686712887773234" calcext:value-type="float">
            <text:p>0.686712887773234</text:p>
          </table:table-cell>
          <table:table-cell table:formula="of:=SUM([.B268:.N268])" office:value-type="float" office:value="3.24155425844271" calcext:value-type="float">
            <text:p>3.24155425844271</text:p>
          </table:table-cell>
          <table:table-cell table:formula="of:=13-[.O268]" office:value-type="float" office:value="9.75844574155729" calcext:value-type="float">
            <text:p>9.7584457415572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B$17]^[.A269]" office:value-type="float" office:value="1.85411976463762E-018" calcext:value-type="float">
            <text:p>1.85411976463762E-18</text:p>
          </table:table-cell>
          <table:table-cell table:formula="of:=[.$C$17]^[.A269]" office:value-type="float" office:value="0.00047336103406949" calcext:value-type="float">
            <text:p>0.000473361034069</text:p>
          </table:table-cell>
          <table:table-cell table:formula="of:=[.$D$17]^[.A269]" office:value-type="float" office:value="2.40122573076719E-100" calcext:value-type="float">
            <text:p>2.40122573076719E-100</text:p>
          </table:table-cell>
          <table:table-cell table:formula="of:=[.$E$17]^[.A269]" office:value-type="float" office:value="0.685689470652856" calcext:value-type="float">
            <text:p>0.685689470652856</text:p>
          </table:table-cell>
          <table:table-cell table:formula="of:=[.$F$17]^[.A269]" office:value-type="float" office:value="0.00000287629955244185" calcext:value-type="float">
            <text:p>2.87629955244185E-06</text:p>
          </table:table-cell>
          <table:table-cell table:formula="of:=[.$G$17]^[.A269]" office:value-type="float" office:value="0.685689470652856" calcext:value-type="float">
            <text:p>0.685689470652856</text:p>
          </table:table-cell>
          <table:table-cell table:formula="of:=[.$H$17]^[.A269]" office:value-type="float" office:value="0.469905136730341" calcext:value-type="float">
            <text:p>0.469905136730341</text:p>
          </table:table-cell>
          <table:table-cell table:formula="of:=[.$I$17]^[.A269]" office:value-type="float" office:value="0.685689470652856" calcext:value-type="float">
            <text:p>0.685689470652856</text:p>
          </table:table-cell>
          <table:table-cell table:formula="of:=[.$J$17]^[.A269]" office:value-type="float" office:value="0.00000000310011098443557" calcext:value-type="float">
            <text:p>3.10011098443557E-09</text:p>
          </table:table-cell>
          <table:table-cell table:formula="of:=[.$K$17]^[.A269]" office:value-type="float" office:value="0.000147122427641022" calcext:value-type="float">
            <text:p>0.000147122427641</text:p>
          </table:table-cell>
          <table:table-cell table:formula="of:=[.$L$17]^[.A269]" office:value-type="float" office:value="0.0223960612786001" calcext:value-type="float">
            <text:p>0.0223960612786</text:p>
          </table:table-cell>
          <table:table-cell table:formula="of:=[.$M$17]^[.A269]" office:value-type="float" office:value="0.0000139818454941502" calcext:value-type="float">
            <text:p>1.39818454941502E-05</text:p>
          </table:table-cell>
          <table:table-cell table:formula="of:=[.$N$17]^[.A269]" office:value-type="float" office:value="0.685689470652856" calcext:value-type="float">
            <text:p>0.685689470652856</text:p>
          </table:table-cell>
          <table:table-cell table:formula="of:=SUM([.B269:.N269])" office:value-type="float" office:value="3.23569642532723" calcext:value-type="float">
            <text:p>3.23569642532723</text:p>
          </table:table-cell>
          <table:table-cell table:formula="of:=13-[.O269]" office:value-type="float" office:value="9.76430357467277" calcext:value-type="float">
            <text:p>9.764303574672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B$17]^[.A270]" office:value-type="float" office:value="1.57779789211338E-018" calcext:value-type="float">
            <text:p>1.57779789211338E-18</text:p>
          </table:table-cell>
          <table:table-cell table:formula="of:=[.$C$17]^[.A270]" office:value-type="float" office:value="0.000459251912338656" calcext:value-type="float">
            <text:p>0.000459251912339</text:p>
          </table:table-cell>
          <table:table-cell table:formula="of:=[.$D$17]^[.A270]" office:value-type="float" office:value="9.6979459469137E-101" calcext:value-type="float">
            <text:p>9.6979459469137E-101</text:p>
          </table:table-cell>
          <table:table-cell table:formula="of:=[.$E$17]^[.A270]" office:value-type="float" office:value="0.684667578744283" calcext:value-type="float">
            <text:p>0.684667578744283</text:p>
          </table:table-cell>
          <table:table-cell table:formula="of:=[.$F$17]^[.A270]" office:value-type="float" office:value="0.00000273484219740373" calcext:value-type="float">
            <text:p>2.73484219740373E-06</text:p>
          </table:table-cell>
          <table:table-cell table:formula="of:=[.$G$17]^[.A270]" office:value-type="float" office:value="0.684667578744283" calcext:value-type="float">
            <text:p>0.684667578744283</text:p>
          </table:table-cell>
          <table:table-cell table:formula="of:=[.$H$17]^[.A270]" office:value-type="float" office:value="0.468504525294483" calcext:value-type="float">
            <text:p>0.468504525294483</text:p>
          </table:table-cell>
          <table:table-cell table:formula="of:=[.$I$17]^[.A270]" office:value-type="float" office:value="0.684667578744283" calcext:value-type="float">
            <text:p>0.684667578744283</text:p>
          </table:table-cell>
          <table:table-cell table:formula="of:=[.$J$17]^[.A270]" office:value-type="float" office:value="0.00000000286910420467137" calcext:value-type="float">
            <text:p>2.86910420467137E-09</text:p>
          </table:table-cell>
          <table:table-cell table:formula="of:=[.$K$17]^[.A270]" office:value-type="float" office:value="0.000142079483027396" calcext:value-type="float">
            <text:p>0.000142079483027</text:p>
          </table:table-cell>
          <table:table-cell table:formula="of:=[.$L$17]^[.A270]" office:value-type="float" office:value="0.0220622898735539" calcext:value-type="float">
            <text:p>0.022062289873554</text:p>
          </table:table-cell>
          <table:table-cell table:formula="of:=[.$M$17]^[.A270]" office:value-type="float" office:value="0.0000133775630510349" calcext:value-type="float">
            <text:p>1.33775630510349E-05</text:p>
          </table:table-cell>
          <table:table-cell table:formula="of:=[.$N$17]^[.A270]" office:value-type="float" office:value="0.684667578744283" calcext:value-type="float">
            <text:p>0.684667578744283</text:p>
          </table:table-cell>
          <table:table-cell table:formula="of:=SUM([.B270:.N270])" office:value-type="float" office:value="3.22985457681489" calcext:value-type="float">
            <text:p>3.22985457681489</text:p>
          </table:table-cell>
          <table:table-cell table:formula="of:=13-[.O270]" office:value-type="float" office:value="9.77014542318511" calcext:value-type="float">
            <text:p>9.770145423185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B$17]^[.A271]" office:value-type="float" office:value="1.34265662652272E-018" calcext:value-type="float">
            <text:p>1.34265662652272E-18</text:p>
          </table:table-cell>
          <table:table-cell table:formula="of:=[.$C$17]^[.A271]" office:value-type="float" office:value="0.00044556333074883" calcext:value-type="float">
            <text:p>0.000445563330749</text:p>
          </table:table-cell>
          <table:table-cell table:formula="of:=[.$D$17]^[.A271]" office:value-type="float" office:value="3.91675611268795E-101" calcext:value-type="float">
            <text:p>3.91675611268795E-101</text:p>
          </table:table-cell>
          <table:table-cell table:formula="of:=[.$E$17]^[.A271]" office:value-type="float" office:value="0.68364720977447" calcext:value-type="float">
            <text:p>0.68364720977447</text:p>
          </table:table-cell>
          <table:table-cell table:formula="of:=[.$F$17]^[.A271]" office:value-type="float" office:value="0.00000260034176146584" calcext:value-type="float">
            <text:p>2.60034176146584E-06</text:p>
          </table:table-cell>
          <table:table-cell table:formula="of:=[.$G$17]^[.A271]" office:value-type="float" office:value="0.68364720977447" calcext:value-type="float">
            <text:p>0.68364720977447</text:p>
          </table:table-cell>
          <table:table-cell table:formula="of:=[.$H$17]^[.A271]" office:value-type="float" office:value="0.46710808855739" calcext:value-type="float">
            <text:p>0.46710808855739</text:p>
          </table:table-cell>
          <table:table-cell table:formula="of:=[.$I$17]^[.A271]" office:value-type="float" office:value="0.68364720977447" calcext:value-type="float">
            <text:p>0.68364720977447</text:p>
          </table:table-cell>
          <table:table-cell table:formula="of:=[.$J$17]^[.A271]" office:value-type="float" office:value="0.00000000265531104485979" calcext:value-type="float">
            <text:p>2.65531104485979E-09</text:p>
          </table:table-cell>
          <table:table-cell table:formula="of:=[.$K$17]^[.A271]" office:value-type="float" office:value="0.000137209396425861" calcext:value-type="float">
            <text:p>0.000137209396426</text:p>
          </table:table-cell>
          <table:table-cell table:formula="of:=[.$L$17]^[.A271]" office:value-type="float" office:value="0.021733492707033" calcext:value-type="float">
            <text:p>0.021733492707033</text:p>
          </table:table-cell>
          <table:table-cell table:formula="of:=[.$M$17]^[.A271]" office:value-type="float" office:value="0.0000127993971367577" calcext:value-type="float">
            <text:p>1.27993971367577E-05</text:p>
          </table:table-cell>
          <table:table-cell table:formula="of:=[.$N$17]^[.A271]" office:value-type="float" office:value="0.68364720977447" calcext:value-type="float">
            <text:p>0.68364720977447</text:p>
          </table:table-cell>
          <table:table-cell table:formula="of:=SUM([.B271:.N271])" office:value-type="float" office:value="3.22402859548369" calcext:value-type="float">
            <text:p>3.22402859548369</text:p>
          </table:table-cell>
          <table:table-cell table:formula="of:=13-[.O271]" office:value-type="float" office:value="9.77597140451631" calcext:value-type="float">
            <text:p>9.775971404516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B$17]^[.A272]" office:value-type="float" office:value="1.14255876862067E-018" calcext:value-type="float">
            <text:p>1.14255876862067E-18</text:p>
          </table:table-cell>
          <table:table-cell table:formula="of:=[.$C$17]^[.A272]" office:value-type="float" office:value="0.000432282754571518" calcext:value-type="float">
            <text:p>0.000432282754572</text:p>
          </table:table-cell>
          <table:table-cell table:formula="of:=[.$D$17]^[.A272]" office:value-type="float" office:value="1.58187914536279E-101" calcext:value-type="float">
            <text:p>1.58187914536279E-101</text:p>
          </table:table-cell>
          <table:table-cell table:formula="of:=[.$E$17]^[.A272]" office:value-type="float" office:value="0.682628361473763" calcext:value-type="float">
            <text:p>0.682628361473763</text:p>
          </table:table-cell>
          <table:table-cell table:formula="of:=[.$F$17]^[.A272]" office:value-type="float" office:value="0.00000247245610106588" calcext:value-type="float">
            <text:p>2.47245610106588E-06</text:p>
          </table:table-cell>
          <table:table-cell table:formula="of:=[.$G$17]^[.A272]" office:value-type="float" office:value="0.682628361473763" calcext:value-type="float">
            <text:p>0.682628361473763</text:p>
          </table:table-cell>
          <table:table-cell table:formula="of:=[.$H$17]^[.A272]" office:value-type="float" office:value="0.465715814075848" calcext:value-type="float">
            <text:p>0.465715814075848</text:p>
          </table:table-cell>
          <table:table-cell table:formula="of:=[.$I$17]^[.A272]" office:value-type="float" office:value="0.682628361473763" calcext:value-type="float">
            <text:p>0.682628361473763</text:p>
          </table:table-cell>
          <table:table-cell table:formula="of:=[.$J$17]^[.A272]" office:value-type="float" office:value="0.00000000245744882095071" calcext:value-type="float">
            <text:p>2.45744882095071E-09</text:p>
          </table:table-cell>
          <table:table-cell table:formula="of:=[.$K$17]^[.A272]" office:value-type="float" office:value="0.000132506242748074" calcext:value-type="float">
            <text:p>0.000132506242748</text:p>
          </table:table-cell>
          <table:table-cell table:formula="of:=[.$L$17]^[.A272]" office:value-type="float" office:value="0.0214095956473156" calcext:value-type="float">
            <text:p>0.021409595647316</text:p>
          </table:table-cell>
          <table:table-cell table:formula="of:=[.$M$17]^[.A272]" office:value-type="float" office:value="0.0000122462190190737" calcext:value-type="float">
            <text:p>1.22462190190737E-05</text:p>
          </table:table-cell>
          <table:table-cell table:formula="of:=[.$N$17]^[.A272]" office:value-type="float" office:value="0.682628361473763" calcext:value-type="float">
            <text:p>0.682628361473763</text:p>
          </table:table-cell>
          <table:table-cell table:formula="of:=SUM([.B272:.N272])" office:value-type="float" office:value="3.2182183657481" calcext:value-type="float">
            <text:p>3.2182183657481</text:p>
          </table:table-cell>
          <table:table-cell table:formula="of:=13-[.O272]" office:value-type="float" office:value="9.7817816342519" calcext:value-type="float">
            <text:p>9.78178163425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B$17]^[.A273]" office:value-type="float" office:value="9.72281753923106E-019" calcext:value-type="float">
            <text:p>9.72281753923106E-19</text:p>
          </table:table-cell>
          <table:table-cell table:formula="of:=[.$C$17]^[.A273]" office:value-type="float" office:value="0.000419398022691592" calcext:value-type="float">
            <text:p>0.000419398022692</text:p>
          </table:table-cell>
          <table:table-cell table:formula="of:=[.$D$17]^[.A273]" office:value-type="float" office:value="6.38881145146522E-102" calcext:value-type="float">
            <text:p>6.38881145146522E-102</text:p>
          </table:table-cell>
          <table:table-cell table:formula="of:=[.$E$17]^[.A273]" office:value-type="float" office:value="0.681611031575889" calcext:value-type="float">
            <text:p>0.681611031575889</text:p>
          </table:table-cell>
          <table:table-cell table:formula="of:=[.$F$17]^[.A273]" office:value-type="float" office:value="0.00000235085989937411" calcext:value-type="float">
            <text:p>2.35085989937411E-06</text:p>
          </table:table-cell>
          <table:table-cell table:formula="of:=[.$G$17]^[.A273]" office:value-type="float" office:value="0.681611031575889" calcext:value-type="float">
            <text:p>0.681611031575889</text:p>
          </table:table-cell>
          <table:table-cell table:formula="of:=[.$H$17]^[.A273]" office:value-type="float" office:value="0.464327689443729" calcext:value-type="float">
            <text:p>0.464327689443729</text:p>
          </table:table-cell>
          <table:table-cell table:formula="of:=[.$I$17]^[.A273]" office:value-type="float" office:value="0.681611031575889" calcext:value-type="float">
            <text:p>0.681611031575889</text:p>
          </table:table-cell>
          <table:table-cell table:formula="of:=[.$J$17]^[.A273]" office:value-type="float" office:value="0.00000000227433042892756" calcext:value-type="float">
            <text:p>2.27433042892756E-09</text:p>
          </table:table-cell>
          <table:table-cell table:formula="of:=[.$K$17]^[.A273]" office:value-type="float" office:value="0.000127964300001121" calcext:value-type="float">
            <text:p>0.000127964300001</text:p>
          </table:table-cell>
          <table:table-cell table:formula="of:=[.$L$17]^[.A273]" office:value-type="float" office:value="0.0210905256674749" calcext:value-type="float">
            <text:p>0.021090525667475</text:p>
          </table:table-cell>
          <table:table-cell table:formula="of:=[.$M$17]^[.A273]" office:value-type="float" office:value="0.0000117169487485027" calcext:value-type="float">
            <text:p>1.17169487485027E-05</text:p>
          </table:table-cell>
          <table:table-cell table:formula="of:=[.$N$17]^[.A273]" office:value-type="float" office:value="0.681611031575889" calcext:value-type="float">
            <text:p>0.681611031575889</text:p>
          </table:table-cell>
          <table:table-cell table:formula="of:=SUM([.B273:.N273])" office:value-type="float" office:value="3.21242377382043" calcext:value-type="float">
            <text:p>3.21242377382043</text:p>
          </table:table-cell>
          <table:table-cell table:formula="of:=13-[.O273]" office:value-type="float" office:value="9.78757622617957" calcext:value-type="float">
            <text:p>9.787576226179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B$17]^[.A274]" office:value-type="float" office:value="8.27381343502375E-019" calcext:value-type="float">
            <text:p>8.27381343502375E-19</text:p>
          </table:table-cell>
          <table:table-cell table:formula="of:=[.$C$17]^[.A274]" office:value-type="float" office:value="0.000406897336471276" calcext:value-type="float">
            <text:p>0.000406897336471</text:p>
          </table:table-cell>
          <table:table-cell table:formula="of:=[.$D$17]^[.A274]" office:value-type="float" office:value="2.58028003479445E-102" calcext:value-type="float">
            <text:p>2.58028003479445E-102</text:p>
          </table:table-cell>
          <table:table-cell table:formula="of:=[.$E$17]^[.A274]" office:value-type="float" office:value="0.680595217817951" calcext:value-type="float">
            <text:p>0.680595217817951</text:p>
          </table:table-cell>
          <table:table-cell table:formula="of:=[.$F$17]^[.A274]" office:value-type="float" office:value="0.00000223524383874915" calcext:value-type="float">
            <text:p>2.23524383874915E-06</text:p>
          </table:table-cell>
          <table:table-cell table:formula="of:=[.$G$17]^[.A274]" office:value-type="float" office:value="0.680595217817951" calcext:value-type="float">
            <text:p>0.680595217817951</text:p>
          </table:table-cell>
          <table:table-cell table:formula="of:=[.$H$17]^[.A274]" office:value-type="float" office:value="0.462943702291885" calcext:value-type="float">
            <text:p>0.462943702291885</text:p>
          </table:table-cell>
          <table:table-cell table:formula="of:=[.$I$17]^[.A274]" office:value-type="float" office:value="0.680595217817951" calcext:value-type="float">
            <text:p>0.680595217817951</text:p>
          </table:table-cell>
          <table:table-cell table:formula="of:=[.$J$17]^[.A274]" office:value-type="float" office:value="0.00000000210485722259913" calcext:value-type="float">
            <text:p>2.10485722259913E-09</text:p>
          </table:table-cell>
          <table:table-cell table:formula="of:=[.$K$17]^[.A274]" office:value-type="float" office:value="0.000123578042325971" calcext:value-type="float">
            <text:p>0.000123578042326</text:p>
          </table:table-cell>
          <table:table-cell table:formula="of:=[.$L$17]^[.A274]" office:value-type="float" office:value="0.0207762108289134" calcext:value-type="float">
            <text:p>0.020776210828913</text:p>
          </table:table-cell>
          <table:table-cell table:formula="of:=[.$M$17]^[.A274]" office:value-type="float" office:value="0.0000112105530499832" calcext:value-type="float">
            <text:p>1.12105530499832E-05</text:p>
          </table:table-cell>
          <table:table-cell table:formula="of:=[.$N$17]^[.A274]" office:value-type="float" office:value="0.680595217817951" calcext:value-type="float">
            <text:p>0.680595217817951</text:p>
          </table:table-cell>
          <table:table-cell table:formula="of:=SUM([.B274:.N274])" office:value-type="float" office:value="3.20664470767315" calcext:value-type="float">
            <text:p>3.20664470767315</text:p>
          </table:table-cell>
          <table:table-cell table:formula="of:=13-[.O274]" office:value-type="float" office:value="9.79335529232685" calcext:value-type="float">
            <text:p>9.7933552923268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B$17]^[.A275]" office:value-type="float" office:value="7.04075629120501E-019" calcext:value-type="float">
            <text:p>7.04075629120501E-19</text:p>
          </table:table-cell>
          <table:table-cell table:formula="of:=[.$C$17]^[.A275]" office:value-type="float" office:value="0.000394769248946052" calcext:value-type="float">
            <text:p>0.000394769248946</text:p>
          </table:table-cell>
          <table:table-cell table:formula="of:=[.$D$17]^[.A275]" office:value-type="float" office:value="1.04211011837451E-102" calcext:value-type="float">
            <text:p>1.04211011837451E-102</text:p>
          </table:table-cell>
          <table:table-cell table:formula="of:=[.$E$17]^[.A275]" office:value-type="float" office:value="0.679580917940428" calcext:value-type="float">
            <text:p>0.679580917940428</text:p>
          </table:table-cell>
          <table:table-cell table:formula="of:=[.$F$17]^[.A275]" office:value-type="float" office:value="0.00000212531381389264" calcext:value-type="float">
            <text:p>2.12531381389264E-06</text:p>
          </table:table-cell>
          <table:table-cell table:formula="of:=[.$G$17]^[.A275]" office:value-type="float" office:value="0.679580917940428" calcext:value-type="float">
            <text:p>0.679580917940428</text:p>
          </table:table-cell>
          <table:table-cell table:formula="of:=[.$H$17]^[.A275]" office:value-type="float" office:value="0.461563840288034" calcext:value-type="float">
            <text:p>0.461563840288034</text:p>
          </table:table-cell>
          <table:table-cell table:formula="of:=[.$I$17]^[.A275]" office:value-type="float" office:value="0.679580917940428" calcext:value-type="float">
            <text:p>0.679580917940428</text:p>
          </table:table-cell>
          <table:table-cell table:formula="of:=[.$J$17]^[.A275]" office:value-type="float" office:value="0.00000000194801242210739" calcext:value-type="float">
            <text:p>1.94801242210739E-09</text:p>
          </table:table-cell>
          <table:table-cell table:formula="of:=[.$K$17]^[.A275]" office:value-type="float" office:value="0.000119342133274559" calcext:value-type="float">
            <text:p>0.000119342133275</text:p>
          </table:table-cell>
          <table:table-cell table:formula="of:=[.$L$17]^[.A275]" office:value-type="float" office:value="0.0204665802651442" calcext:value-type="float">
            <text:p>0.020466580265144</text:p>
          </table:table-cell>
          <table:table-cell table:formula="of:=[.$M$17]^[.A275]" office:value-type="float" office:value="0.0000107260433056471" calcext:value-type="float">
            <text:p>1.07260433056471E-05</text:p>
          </table:table-cell>
          <table:table-cell table:formula="of:=[.$N$17]^[.A275]" office:value-type="float" office:value="0.679580917940428" calcext:value-type="float">
            <text:p>0.679580917940428</text:p>
          </table:table-cell>
          <table:table-cell table:formula="of:=SUM([.B275:.N275])" office:value-type="float" office:value="3.20088105700224" calcext:value-type="float">
            <text:p>3.20088105700224</text:p>
          </table:table-cell>
          <table:table-cell table:formula="of:=13-[.O275]" office:value-type="float" office:value="9.79911894299776" calcext:value-type="float">
            <text:p>9.799118942997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B$17]^[.A276]" office:value-type="float" office:value="5.99146325227729E-019" calcext:value-type="float">
            <text:p>5.99146325227729E-19</text:p>
          </table:table-cell>
          <table:table-cell table:formula="of:=[.$C$17]^[.A276]" office:value-type="float" office:value="0.000383002654342593" calcext:value-type="float">
            <text:p>0.000383002654343</text:p>
          </table:table-cell>
          <table:table-cell table:formula="of:=[.$D$17]^[.A276]" office:value-type="float" office:value="4.20882029924726E-103" calcext:value-type="float">
            <text:p>4.20882029924726E-103</text:p>
          </table:table-cell>
          <table:table-cell table:formula="of:=[.$E$17]^[.A276]" office:value-type="float" office:value="0.678568129687164" calcext:value-type="float">
            <text:p>0.678568129687164</text:p>
          </table:table-cell>
          <table:table-cell table:formula="of:=[.$F$17]^[.A276]" office:value-type="float" office:value="0.00000202079018370119" calcext:value-type="float">
            <text:p>2.02079018370119E-06</text:p>
          </table:table-cell>
          <table:table-cell table:formula="of:=[.$G$17]^[.A276]" office:value-type="float" office:value="0.678568129687164" calcext:value-type="float">
            <text:p>0.678568129687164</text:p>
          </table:table-cell>
          <table:table-cell table:formula="of:=[.$H$17]^[.A276]" office:value-type="float" office:value="0.460188091136654" calcext:value-type="float">
            <text:p>0.460188091136654</text:p>
          </table:table-cell>
          <table:table-cell table:formula="of:=[.$I$17]^[.A276]" office:value-type="float" office:value="0.678568129687164" calcext:value-type="float">
            <text:p>0.678568129687164</text:p>
          </table:table-cell>
          <table:table-cell table:formula="of:=[.$J$17]^[.A276]" office:value-type="float" office:value="0.0000000018028550136046" calcext:value-type="float">
            <text:p>1.8028550136046E-09</text:p>
          </table:table-cell>
          <table:table-cell table:formula="of:=[.$K$17]^[.A276]" office:value-type="float" office:value="0.000115251419317309" calcext:value-type="float">
            <text:p>0.000115251419317</text:p>
          </table:table-cell>
          <table:table-cell table:formula="of:=[.$L$17]^[.A276]" office:value-type="float" office:value="0.0201615641658127" calcext:value-type="float">
            <text:p>0.020161564165813</text:p>
          </table:table-cell>
          <table:table-cell table:formula="of:=[.$M$17]^[.A276]" office:value-type="float" office:value="0.0000102624736247771" calcext:value-type="float">
            <text:p>1.02624736247771E-05</text:p>
          </table:table-cell>
          <table:table-cell table:formula="of:=[.$N$17]^[.A276]" office:value-type="float" office:value="0.678568129687164" calcext:value-type="float">
            <text:p>0.678568129687164</text:p>
          </table:table-cell>
          <table:table-cell table:formula="of:=SUM([.B276:.N276])" office:value-type="float" office:value="3.19513271319144" calcext:value-type="float">
            <text:p>3.19513271319144</text:p>
          </table:table-cell>
          <table:table-cell table:formula="of:=13-[.O276]" office:value-type="float" office:value="9.80486728680856" calcext:value-type="float">
            <text:p>9.8048672868085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B$17]^[.A277]" office:value-type="float" office:value="5.09854771542524E-019" calcext:value-type="float">
            <text:p>5.09854771542524E-19</text:p>
          </table:table-cell>
          <table:table-cell table:formula="of:=[.$C$17]^[.A277]" office:value-type="float" office:value="0.000371586777909132" calcext:value-type="float">
            <text:p>0.000371586777909</text:p>
          </table:table-cell>
          <table:table-cell table:formula="of:=[.$D$17]^[.A277]" office:value-type="float" office:value="1.69983651430105E-103" calcext:value-type="float">
            <text:p>1.69983651430105E-103</text:p>
          </table:table-cell>
          <table:table-cell table:formula="of:=[.$E$17]^[.A277]" office:value-type="float" office:value="0.677556850805365" calcext:value-type="float">
            <text:p>0.677556850805365</text:p>
          </table:table-cell>
          <table:table-cell table:formula="of:=[.$F$17]^[.A277]" office:value-type="float" office:value="0.00000192140705991261" calcext:value-type="float">
            <text:p>1.92140705991261E-06</text:p>
          </table:table-cell>
          <table:table-cell table:formula="of:=[.$G$17]^[.A277]" office:value-type="float" office:value="0.677556850805365" calcext:value-type="float">
            <text:p>0.677556850805365</text:p>
          </table:table-cell>
          <table:table-cell table:formula="of:=[.$H$17]^[.A277]" office:value-type="float" office:value="0.458816442578869" calcext:value-type="float">
            <text:p>0.458816442578869</text:p>
          </table:table-cell>
          <table:table-cell table:formula="of:=[.$I$17]^[.A277]" office:value-type="float" office:value="0.677556850805365" calcext:value-type="float">
            <text:p>0.677556850805365</text:p>
          </table:table-cell>
          <table:table-cell table:formula="of:=[.$J$17]^[.A277]" office:value-type="float" office:value="0.00000000166851410349994" calcext:value-type="float">
            <text:p>1.66851410349994E-09</text:p>
          </table:table-cell>
          <table:table-cell table:formula="of:=[.$K$17]^[.A277]" office:value-type="float" office:value="0.000111300923573199" calcext:value-type="float">
            <text:p>0.000111300923573</text:p>
          </table:table-cell>
          <table:table-cell table:formula="of:=[.$L$17]^[.A277]" office:value-type="float" office:value="0.0198610937609571" calcext:value-type="float">
            <text:p>0.019861093760957</text:p>
          </table:table-cell>
          <table:table-cell table:formula="of:=[.$M$17]^[.A277]" office:value-type="float" office:value="0.00000981893899717873" calcext:value-type="float">
            <text:p>9.81893899717873E-06</text:p>
          </table:table-cell>
          <table:table-cell table:formula="of:=[.$N$17]^[.A277]" office:value-type="float" office:value="0.677556850805365" calcext:value-type="float">
            <text:p>0.677556850805365</text:p>
          </table:table-cell>
          <table:table-cell table:formula="of:=SUM([.B277:.N277])" office:value-type="float" office:value="3.18939956927734" calcext:value-type="float">
            <text:p>3.18939956927734</text:p>
          </table:table-cell>
          <table:table-cell table:formula="of:=13-[.O277]" office:value-type="float" office:value="9.81060043072266" calcext:value-type="float">
            <text:p>9.810600430722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B$17]^[.A278]" office:value-type="float" office:value="4.33870453875978E-019" calcext:value-type="float">
            <text:p>4.33870453875978E-19</text:p>
          </table:table-cell>
          <table:table-cell table:formula="of:=[.$C$17]^[.A278]" office:value-type="float" office:value="0.00036051116604895" calcext:value-type="float">
            <text:p>0.000360511166049</text:p>
          </table:table-cell>
          <table:table-cell table:formula="of:=[.$D$17]^[.A278]" office:value-type="float" office:value="6.86521155552288E-104" calcext:value-type="float">
            <text:p>6.86521155552288E-104</text:p>
          </table:table-cell>
          <table:table-cell table:formula="of:=[.$E$17]^[.A278]" office:value-type="float" office:value="0.676547079045595" calcext:value-type="float">
            <text:p>0.676547079045595</text:p>
          </table:table-cell>
          <table:table-cell table:formula="of:=[.$F$17]^[.A278]" office:value-type="float" office:value="0.00000182691163073658" calcext:value-type="float">
            <text:p>1.82691163073658E-06</text:p>
          </table:table-cell>
          <table:table-cell table:formula="of:=[.$G$17]^[.A278]" office:value-type="float" office:value="0.676547079045595" calcext:value-type="float">
            <text:p>0.676547079045595</text:p>
          </table:table-cell>
          <table:table-cell table:formula="of:=[.$H$17]^[.A278]" office:value-type="float" office:value="0.457448882392345" calcext:value-type="float">
            <text:p>0.457448882392345</text:p>
          </table:table-cell>
          <table:table-cell table:formula="of:=[.$I$17]^[.A278]" office:value-type="float" office:value="0.676547079045595" calcext:value-type="float">
            <text:p>0.676547079045595</text:p>
          </table:table-cell>
          <table:table-cell table:formula="of:=[.$J$17]^[.A278]" office:value-type="float" office:value="0.00000000154418369340307" calcext:value-type="float">
            <text:p>1.54418369340307E-09</text:p>
          </table:table-cell>
          <table:table-cell table:formula="of:=[.$K$17]^[.A278]" office:value-type="float" office:value="0.000107485839754743" calcext:value-type="float">
            <text:p>0.000107485839755</text:p>
          </table:table-cell>
          <table:table-cell table:formula="of:=[.$L$17]^[.A278]" office:value-type="float" office:value="0.0195651013055032" calcext:value-type="float">
            <text:p>0.019565101305503</text:p>
          </table:table-cell>
          <table:table-cell table:formula="of:=[.$M$17]^[.A278]" office:value-type="float" office:value="0.00000939457352636177" calcext:value-type="float">
            <text:p>9.39457352636177E-06</text:p>
          </table:table-cell>
          <table:table-cell table:formula="of:=[.$N$17]^[.A278]" office:value-type="float" office:value="0.676547079045595" calcext:value-type="float">
            <text:p>0.676547079045595</text:p>
          </table:table-cell>
          <table:table-cell table:formula="of:=SUM([.B278:.N278])" office:value-type="float" office:value="3.18368151991537" calcext:value-type="float">
            <text:p>3.18368151991537</text:p>
          </table:table-cell>
          <table:table-cell table:formula="of:=13-[.O278]" office:value-type="float" office:value="9.81631848008463" calcext:value-type="float">
            <text:p>9.8163184800846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B$17]^[.A279]" office:value-type="float" office:value="3.69210177590437E-019" calcext:value-type="float">
            <text:p>3.69210177590437E-19</text:p>
          </table:table-cell>
          <table:table-cell table:formula="of:=[.$C$17]^[.A279]" office:value-type="float" office:value="0.000349765676747938" calcext:value-type="float">
            <text:p>0.000349765676748</text:p>
          </table:table-cell>
          <table:table-cell table:formula="of:=[.$D$17]^[.A279]" office:value-type="float" office:value="2.77268603807258E-104" calcext:value-type="float">
            <text:p>2.77268603807258E-104</text:p>
          </table:table-cell>
          <table:table-cell table:formula="of:=[.$E$17]^[.A279]" office:value-type="float" office:value="0.675538812161771" calcext:value-type="float">
            <text:p>0.675538812161771</text:p>
          </table:table-cell>
          <table:table-cell table:formula="of:=[.$F$17]^[.A279]" office:value-type="float" office:value="0.00000173706351774953" calcext:value-type="float">
            <text:p>1.73706351774953E-06</text:p>
          </table:table-cell>
          <table:table-cell table:formula="of:=[.$G$17]^[.A279]" office:value-type="float" office:value="0.675538812161771" calcext:value-type="float">
            <text:p>0.675538812161771</text:p>
          </table:table-cell>
          <table:table-cell table:formula="of:=[.$H$17]^[.A279]" office:value-type="float" office:value="0.456085398391175" calcext:value-type="float">
            <text:p>0.456085398391175</text:p>
          </table:table-cell>
          <table:table-cell table:formula="of:=[.$I$17]^[.A279]" office:value-type="float" office:value="0.675538812161771" calcext:value-type="float">
            <text:p>0.675538812161771</text:p>
          </table:table-cell>
          <table:table-cell table:formula="of:=[.$J$17]^[.A279]" office:value-type="float" office:value="0.00000000142911784441626" calcext:value-type="float">
            <text:p>1.42911784441626E-09</text:p>
          </table:table-cell>
          <table:table-cell table:formula="of:=[.$K$17]^[.A279]" office:value-type="float" office:value="0.000103801526320527" calcext:value-type="float">
            <text:p>0.000103801526321</text:p>
          </table:table-cell>
          <table:table-cell table:formula="of:=[.$L$17]^[.A279]" office:value-type="float" office:value="0.0192735200639905" calcext:value-type="float">
            <text:p>0.019273520063991</text:p>
          </table:table-cell>
          <table:table-cell table:formula="of:=[.$M$17]^[.A279]" office:value-type="float" office:value="0.00000898854873908235" calcext:value-type="float">
            <text:p>8.98854873908235E-06</text:p>
          </table:table-cell>
          <table:table-cell table:formula="of:=[.$N$17]^[.A279]" office:value-type="float" office:value="0.675538812161771" calcext:value-type="float">
            <text:p>0.675538812161771</text:p>
          </table:table-cell>
          <table:table-cell table:formula="of:=SUM([.B279:.N279])" office:value-type="float" office:value="3.17797846134669" calcext:value-type="float">
            <text:p>3.17797846134669</text:p>
          </table:table-cell>
          <table:table-cell table:formula="of:=13-[.O279]" office:value-type="float" office:value="9.82202153865331" calcext:value-type="float">
            <text:p>9.822021538653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B$17]^[.A280]" office:value-type="float" office:value="3.14186306116452E-019" calcext:value-type="float">
            <text:p>3.14186306116452E-19</text:p>
          </table:table-cell>
          <table:table-cell table:formula="of:=[.$C$17]^[.A280]" office:value-type="float" office:value="0.000339340470287493" calcext:value-type="float">
            <text:p>0.000339340470287</text:p>
          </table:table-cell>
          <table:table-cell table:formula="of:=[.$D$17]^[.A280]" office:value-type="float" office:value="1.11981805710532E-104" calcext:value-type="float">
            <text:p>1.11981805710532E-104</text:p>
          </table:table-cell>
          <table:table-cell table:formula="of:=[.$E$17]^[.A280]" office:value-type="float" office:value="0.674532047911158" calcext:value-type="float">
            <text:p>0.674532047911158</text:p>
          </table:table-cell>
          <table:table-cell table:formula="of:=[.$F$17]^[.A280]" office:value-type="float" office:value="0.00000165163416441759" calcext:value-type="float">
            <text:p>1.65163416441759E-06</text:p>
          </table:table-cell>
          <table:table-cell table:formula="of:=[.$G$17]^[.A280]" office:value-type="float" office:value="0.674532047911158" calcext:value-type="float">
            <text:p>0.674532047911158</text:p>
          </table:table-cell>
          <table:table-cell table:formula="of:=[.$H$17]^[.A280]" office:value-type="float" office:value="0.454725978425777" calcext:value-type="float">
            <text:p>0.454725978425777</text:p>
          </table:table-cell>
          <table:table-cell table:formula="of:=[.$I$17]^[.A280]" office:value-type="float" office:value="0.674532047911158" calcext:value-type="float">
            <text:p>0.674532047911158</text:p>
          </table:table-cell>
          <table:table-cell table:formula="of:=[.$J$17]^[.A280]" office:value-type="float" office:value="0.00000000132262620176229" calcext:value-type="float">
            <text:p>1.32262620176229E-09</text:p>
          </table:table-cell>
          <table:table-cell table:formula="of:=[.$K$17]^[.A280]" office:value-type="float" office:value="0.000100243500828169" calcext:value-type="float">
            <text:p>0.000100243500828</text:p>
          </table:table-cell>
          <table:table-cell table:formula="of:=[.$L$17]^[.A280]" office:value-type="float" office:value="0.0189862842955256" calcext:value-type="float">
            <text:p>0.018986284295526</text:p>
          </table:table-cell>
          <table:table-cell table:formula="of:=[.$M$17]^[.A280]" office:value-type="float" office:value="0.00000860007196794467" calcext:value-type="float">
            <text:p>8.60007196794467E-06</text:p>
          </table:table-cell>
          <table:table-cell table:formula="of:=[.$N$17]^[.A280]" office:value-type="float" office:value="0.674532047911158" calcext:value-type="float">
            <text:p>0.674532047911158</text:p>
          </table:table-cell>
          <table:table-cell table:formula="of:=SUM([.B280:.N280])" office:value-type="float" office:value="3.17229029136581" calcext:value-type="float">
            <text:p>3.17229029136581</text:p>
          </table:table-cell>
          <table:table-cell table:formula="of:=13-[.O280]" office:value-type="float" office:value="9.82770970863419" calcext:value-type="float">
            <text:p>9.827709708634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B$17]^[.A281]" office:value-type="float" office:value="2.67362713550662E-019" calcext:value-type="float">
            <text:p>2.67362713550662E-19</text:p>
          </table:table-cell>
          <table:table-cell table:formula="of:=[.$C$17]^[.A281]" office:value-type="float" office:value="0.000329226000234214" calcext:value-type="float">
            <text:p>0.000329226000234</text:p>
          </table:table-cell>
          <table:table-cell table:formula="of:=[.$D$17]^[.A281]" office:value-type="float" office:value="4.52266309203489E-105" calcext:value-type="float">
            <text:p>4.52266309203489E-105</text:p>
          </table:table-cell>
          <table:table-cell table:formula="of:=[.$E$17]^[.A281]" office:value-type="float" office:value="0.67352678405436" calcext:value-type="float">
            <text:p>0.67352678405436</text:p>
          </table:table-cell>
          <table:table-cell table:formula="of:=[.$F$17]^[.A281]" office:value-type="float" office:value="0.00000157040625469213" calcext:value-type="float">
            <text:p>1.57040625469213E-06</text:p>
          </table:table-cell>
          <table:table-cell table:formula="of:=[.$G$17]^[.A281]" office:value-type="float" office:value="0.67352678405436" calcext:value-type="float">
            <text:p>0.67352678405436</text:p>
          </table:table-cell>
          <table:table-cell table:formula="of:=[.$H$17]^[.A281]" office:value-type="float" office:value="0.453370610382779" calcext:value-type="float">
            <text:p>0.453370610382779</text:p>
          </table:table-cell>
          <table:table-cell table:formula="of:=[.$I$17]^[.A281]" office:value-type="float" office:value="0.67352678405436" calcext:value-type="float">
            <text:p>0.67352678405436</text:p>
          </table:table-cell>
          <table:table-cell table:formula="of:=[.$J$17]^[.A281]" office:value-type="float" office:value="0.00000000122406985289774" calcext:value-type="float">
            <text:p>1.22406985289774E-09</text:p>
          </table:table-cell>
          <table:table-cell table:formula="of:=[.$K$17]^[.A281]" office:value-type="float" office:value="0.000096807434480855" calcext:value-type="float">
            <text:p>9.6807434480855E-05</text:p>
          </table:table-cell>
          <table:table-cell table:formula="of:=[.$L$17]^[.A281]" office:value-type="float" office:value="0.0187033292389604" calcext:value-type="float">
            <text:p>0.018703329238961</text:p>
          </table:table-cell>
          <table:table-cell table:formula="of:=[.$M$17]^[.A281]" office:value-type="float" office:value="0.00000822838480390533" calcext:value-type="float">
            <text:p>8.22838480390533E-06</text:p>
          </table:table-cell>
          <table:table-cell table:formula="of:=[.$N$17]^[.A281]" office:value-type="float" office:value="0.67352678405436" calcext:value-type="float">
            <text:p>0.67352678405436</text:p>
          </table:table-cell>
          <table:table-cell table:formula="of:=SUM([.B281:.N281])" office:value-type="float" office:value="3.16661690928902" calcext:value-type="float">
            <text:p>3.16661690928902</text:p>
          </table:table-cell>
          <table:table-cell table:formula="of:=13-[.O281]" office:value-type="float" office:value="9.83338309071098" calcext:value-type="float">
            <text:p>9.833383090710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B$17]^[.A282]" office:value-type="float" office:value="2.27517301695124E-019" calcext:value-type="float">
            <text:p>2.27517301695124E-19</text:p>
          </table:table-cell>
          <table:table-cell table:formula="of:=[.$C$17]^[.A282]" office:value-type="float" office:value="0.000319413004698172" calcext:value-type="float">
            <text:p>0.000319413004698</text:p>
          </table:table-cell>
          <table:table-cell table:formula="of:=[.$D$17]^[.A282]" office:value-type="float" office:value="1.82658971377266E-105" calcext:value-type="float">
            <text:p>1.82658971377266E-105</text:p>
          </table:table-cell>
          <table:table-cell table:formula="of:=[.$E$17]^[.A282]" office:value-type="float" office:value="0.672523018355322" calcext:value-type="float">
            <text:p>0.672523018355322</text:p>
          </table:table-cell>
          <table:table-cell table:formula="of:=[.$F$17]^[.A282]" office:value-type="float" office:value="0.00000149317316019908" calcext:value-type="float">
            <text:p>1.49317316019908E-06</text:p>
          </table:table-cell>
          <table:table-cell table:formula="of:=[.$G$17]^[.A282]" office:value-type="float" office:value="0.672523018355322" calcext:value-type="float">
            <text:p>0.672523018355322</text:p>
          </table:table-cell>
          <table:table-cell table:formula="of:=[.$H$17]^[.A282]" office:value-type="float" office:value="0.452019282184916" calcext:value-type="float">
            <text:p>0.452019282184916</text:p>
          </table:table-cell>
          <table:table-cell table:formula="of:=[.$I$17]^[.A282]" office:value-type="float" office:value="0.672523018355322" calcext:value-type="float">
            <text:p>0.672523018355322</text:p>
          </table:table-cell>
          <table:table-cell table:formula="of:=[.$J$17]^[.A282]" office:value-type="float" office:value="0.00000000113285749426154" calcext:value-type="float">
            <text:p>1.13285749426154E-09</text:p>
          </table:table-cell>
          <table:table-cell table:formula="of:=[.$K$17]^[.A282]" office:value-type="float" office:value="0.000093489146860796" calcext:value-type="float">
            <text:p>9.3489146860796E-05</text:p>
          </table:table-cell>
          <table:table-cell table:formula="of:=[.$L$17]^[.A282]" office:value-type="float" office:value="0.0184245910982904" calcext:value-type="float">
            <text:p>0.01842459109829</text:p>
          </table:table-cell>
          <table:table-cell table:formula="of:=[.$M$17]^[.A282]" office:value-type="float" office:value="0.00000787276161565906" calcext:value-type="float">
            <text:p>7.87276161565906E-06</text:p>
          </table:table-cell>
          <table:table-cell table:formula="of:=[.$N$17]^[.A282]" office:value-type="float" office:value="0.672523018355322" calcext:value-type="float">
            <text:p>0.672523018355322</text:p>
          </table:table-cell>
          <table:table-cell table:formula="of:=SUM([.B282:.N282])" office:value-type="float" office:value="3.16095821592369" calcext:value-type="float">
            <text:p>3.16095821592369</text:p>
          </table:table-cell>
          <table:table-cell table:formula="of:=13-[.O282]" office:value-type="float" office:value="9.83904178407631" calcext:value-type="float">
            <text:p>9.839041784076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B$17]^[.A283]" office:value-type="float" office:value="1.93610103230873E-019" calcext:value-type="float">
            <text:p>1.93610103230873E-19</text:p>
          </table:table-cell>
          <table:table-cell table:formula="of:=[.$C$17]^[.A283]" office:value-type="float" office:value="0.000309892497851729" calcext:value-type="float">
            <text:p>0.000309892497852</text:p>
          </table:table-cell>
          <table:table-cell table:formula="of:=[.$D$17]^[.A283]" office:value-type="float" office:value="7.3771358037614E-106" calcext:value-type="float">
            <text:p>7.3771358037614E-106</text:p>
          </table:table-cell>
          <table:table-cell table:formula="of:=[.$E$17]^[.A283]" office:value-type="float" office:value="0.67152074858132" calcext:value-type="float">
            <text:p>0.67152074858132</text:p>
          </table:table-cell>
          <table:table-cell table:formula="of:=[.$F$17]^[.A283]" office:value-type="float" office:value="0.00000141973841461551" calcext:value-type="float">
            <text:p>1.41973841461551E-06</text:p>
          </table:table-cell>
          <table:table-cell table:formula="of:=[.$G$17]^[.A283]" office:value-type="float" office:value="0.67152074858132" calcext:value-type="float">
            <text:p>0.67152074858132</text:p>
          </table:table-cell>
          <table:table-cell table:formula="of:=[.$H$17]^[.A283]" office:value-type="float" office:value="0.450671981790922" calcext:value-type="float">
            <text:p>0.450671981790922</text:p>
          </table:table-cell>
          <table:table-cell table:formula="of:=[.$I$17]^[.A283]" office:value-type="float" office:value="0.67152074858132" calcext:value-type="float">
            <text:p>0.67152074858132</text:p>
          </table:table-cell>
          <table:table-cell table:formula="of:=[.$J$17]^[.A283]" office:value-type="float" office:value="0.00000000104844188366083" calcext:value-type="float">
            <text:p>1.04844188366083E-09</text:p>
          </table:table-cell>
          <table:table-cell table:formula="of:=[.$K$17]^[.A283]" office:value-type="float" office:value="0.0000902846008432129" calcext:value-type="float">
            <text:p>9.02846008432129E-05</text:p>
          </table:table-cell>
          <table:table-cell table:formula="of:=[.$L$17]^[.A283]" office:value-type="float" office:value="0.0181500070282711" calcext:value-type="float">
            <text:p>0.018150007028271</text:p>
          </table:table-cell>
          <table:table-cell table:formula="of:=[.$M$17]^[.A283]" office:value-type="float" office:value="0.00000753250813301507" calcext:value-type="float">
            <text:p>7.53250813301507E-06</text:p>
          </table:table-cell>
          <table:table-cell table:formula="of:=[.$N$17]^[.A283]" office:value-type="float" office:value="0.67152074858132" calcext:value-type="float">
            <text:p>0.67152074858132</text:p>
          </table:table-cell>
          <table:table-cell table:formula="of:=SUM([.B283:.N283])" office:value-type="float" office:value="3.15531411353816" calcext:value-type="float">
            <text:p>3.15531411353816</text:p>
          </table:table-cell>
          <table:table-cell table:formula="of:=13-[.O283]" office:value-type="float" office:value="9.84468588646184" calcext:value-type="float">
            <text:p>9.8446858864618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B$17]^[.A284]" office:value-type="float" office:value="1.64756138516883E-019" calcext:value-type="float">
            <text:p>1.64756138516883E-19</text:p>
          </table:table-cell>
          <table:table-cell table:formula="of:=[.$C$17]^[.A284]" office:value-type="float" office:value="0.000300655761701156" calcext:value-type="float">
            <text:p>0.000300655761701</text:p>
          </table:table-cell>
          <table:table-cell table:formula="of:=[.$D$17]^[.A284]" office:value-type="float" office:value="2.97943934846399E-106" calcext:value-type="float">
            <text:p>2.97943934846399E-106</text:p>
          </table:table-cell>
          <table:table-cell table:formula="of:=[.$E$17]^[.A284]" office:value-type="float" office:value="0.670519972502957" calcext:value-type="float">
            <text:p>0.670519972502957</text:p>
          </table:table-cell>
          <table:table-cell table:formula="of:=[.$F$17]^[.A284]" office:value-type="float" office:value="0.00000134991521389672" calcext:value-type="float">
            <text:p>1.34991521389672E-06</text:p>
          </table:table-cell>
          <table:table-cell table:formula="of:=[.$G$17]^[.A284]" office:value-type="float" office:value="0.670519972502957" calcext:value-type="float">
            <text:p>0.670519972502957</text:p>
          </table:table-cell>
          <table:table-cell table:formula="of:=[.$H$17]^[.A284]" office:value-type="float" office:value="0.44932869719542" calcext:value-type="float">
            <text:p>0.44932869719542</text:p>
          </table:table-cell>
          <table:table-cell table:formula="of:=[.$I$17]^[.A284]" office:value-type="float" office:value="0.670519972502957" calcext:value-type="float">
            <text:p>0.670519972502957</text:p>
          </table:table-cell>
          <table:table-cell table:formula="of:=[.$J$17]^[.A284]" office:value-type="float" office:value="0.000000000970316557009503" calcext:value-type="float">
            <text:p>9.70316557009503E-10</text:p>
          </table:table-cell>
          <table:table-cell table:formula="of:=[.$K$17]^[.A284]" office:value-type="float" office:value="0.0000871898976846527" calcext:value-type="float">
            <text:p>8.71898976846527E-05</text:p>
          </table:table-cell>
          <table:table-cell table:formula="of:=[.$L$17]^[.A284]" office:value-type="float" office:value="0.0178795151202492" calcext:value-type="float">
            <text:p>0.017879515120249</text:p>
          </table:table-cell>
          <table:table-cell table:formula="of:=[.$M$17]^[.A284]" office:value-type="float" office:value="0.00000720696009149878" calcext:value-type="float">
            <text:p>7.20696009149878E-06</text:p>
          </table:table-cell>
          <table:table-cell table:formula="of:=[.$N$17]^[.A284]" office:value-type="float" office:value="0.670519972502957" calcext:value-type="float">
            <text:p>0.670519972502957</text:p>
          </table:table-cell>
          <table:table-cell table:formula="of:=SUM([.B284:.N284])" office:value-type="float" office:value="3.14968450583251" calcext:value-type="float">
            <text:p>3.14968450583251</text:p>
          </table:table-cell>
          <table:table-cell table:formula="of:=13-[.O284]" office:value-type="float" office:value="9.85031549416749" calcext:value-type="float">
            <text:p>9.850315494167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B$17]^[.A285]" office:value-type="float" office:value="1.4020231757547E-019" calcext:value-type="float">
            <text:p>1.4020231757547E-19</text:p>
          </table:table-cell>
          <table:table-cell table:formula="of:=[.$C$17]^[.A285]" office:value-type="float" office:value="0.000291694338103506" calcext:value-type="float">
            <text:p>0.000291694338104</text:p>
          </table:table-cell>
          <table:table-cell table:formula="of:=[.$D$17]^[.A285]" office:value-type="float" office:value="1.20332051182376E-106" calcext:value-type="float">
            <text:p>1.20332051182376E-106</text:p>
          </table:table-cell>
          <table:table-cell table:formula="of:=[.$E$17]^[.A285]" office:value-type="float" office:value="0.66952068789416" calcext:value-type="float">
            <text:p>0.66952068789416</text:p>
          </table:table-cell>
          <table:table-cell table:formula="of:=[.$F$17]^[.A285]" office:value-type="float" office:value="0.00000128352594108212" calcext:value-type="float">
            <text:p>1.28352594108212E-06</text:p>
          </table:table-cell>
          <table:table-cell table:formula="of:=[.$G$17]^[.A285]" office:value-type="float" office:value="0.66952068789416" calcext:value-type="float">
            <text:p>0.66952068789416</text:p>
          </table:table-cell>
          <table:table-cell table:formula="of:=[.$H$17]^[.A285]" office:value-type="float" office:value="0.447989416428817" calcext:value-type="float">
            <text:p>0.447989416428817</text:p>
          </table:table-cell>
          <table:table-cell table:formula="of:=[.$I$17]^[.A285]" office:value-type="float" office:value="0.66952068789416" calcext:value-type="float">
            <text:p>0.66952068789416</text:p>
          </table:table-cell>
          <table:table-cell table:formula="of:=[.$J$17]^[.A285]" office:value-type="float" office:value="0.000000000898012789721165" calcext:value-type="float">
            <text:p>8.98012789721165E-10</text:p>
          </table:table-cell>
          <table:table-cell table:formula="of:=[.$K$17]^[.A285]" office:value-type="float" office:value="0.0000842012722796646" calcext:value-type="float">
            <text:p>8.42012722796646E-05</text:p>
          </table:table-cell>
          <table:table-cell table:formula="of:=[.$L$17]^[.A285]" office:value-type="float" office:value="0.0176130543882038" calcext:value-type="float">
            <text:p>0.017613054388204</text:p>
          </table:table-cell>
          <table:table-cell table:formula="of:=[.$M$17]^[.A285]" office:value-type="float" office:value="0.00000689548193553236" calcext:value-type="float">
            <text:p>6.89548193553236E-06</text:p>
          </table:table-cell>
          <table:table-cell table:formula="of:=[.$N$17]^[.A285]" office:value-type="float" office:value="0.66952068789416" calcext:value-type="float">
            <text:p>0.66952068789416</text:p>
          </table:table-cell>
          <table:table-cell table:formula="of:=SUM([.B285:.N285])" office:value-type="float" office:value="3.14406929790993" calcext:value-type="float">
            <text:p>3.14406929790993</text:p>
          </table:table-cell>
          <table:table-cell table:formula="of:=13-[.O285]" office:value-type="float" office:value="9.85593070209007" calcext:value-type="float">
            <text:p>9.855930702090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B$17]^[.A286]" office:value-type="float" office:value="1.19307784404759E-019" calcext:value-type="float">
            <text:p>1.19307784404759E-19</text:p>
          </table:table-cell>
          <table:table-cell table:formula="of:=[.$C$17]^[.A286]" office:value-type="float" office:value="0.000283000021021434" calcext:value-type="float">
            <text:p>0.000283000021021</text:p>
          </table:table-cell>
          <table:table-cell table:formula="of:=[.$D$17]^[.A286]" office:value-type="float" office:value="4.85990847547299E-107" calcext:value-type="float">
            <text:p>4.85990847547299E-107</text:p>
          </table:table-cell>
          <table:table-cell table:formula="of:=[.$E$17]^[.A286]" office:value-type="float" office:value="0.668522892532172" calcext:value-type="float">
            <text:p>0.668522892532172</text:p>
          </table:table-cell>
          <table:table-cell table:formula="of:=[.$F$17]^[.A286]" office:value-type="float" office:value="0.00000122040171447153" calcext:value-type="float">
            <text:p>1.22040171447153E-06</text:p>
          </table:table-cell>
          <table:table-cell table:formula="of:=[.$G$17]^[.A286]" office:value-type="float" office:value="0.668522892532172" calcext:value-type="float">
            <text:p>0.668522892532172</text:p>
          </table:table-cell>
          <table:table-cell table:formula="of:=[.$H$17]^[.A286]" office:value-type="float" office:value="0.446654127557196" calcext:value-type="float">
            <text:p>0.446654127557196</text:p>
          </table:table-cell>
          <table:table-cell table:formula="of:=[.$I$17]^[.A286]" office:value-type="float" office:value="0.668522892532172" calcext:value-type="float">
            <text:p>0.668522892532172</text:p>
          </table:table-cell>
          <table:table-cell table:formula="of:=[.$J$17]^[.A286]" office:value-type="float" office:value="0.000000000831096784525847" calcext:value-type="float">
            <text:p>8.31096784525847E-10</text:p>
          </table:table-cell>
          <table:table-cell table:formula="of:=[.$K$17]^[.A286]" office:value-type="float" office:value="0.0000813150885800637" calcext:value-type="float">
            <text:p>8.13150885800637E-05</text:p>
          </table:table-cell>
          <table:table-cell table:formula="of:=[.$L$17]^[.A286]" office:value-type="float" office:value="0.0173505647549966" calcext:value-type="float">
            <text:p>0.017350564754997</text:p>
          </table:table-cell>
          <table:table-cell table:formula="of:=[.$M$17]^[.A286]" office:value-type="float" office:value="0.00000659746557766286" calcext:value-type="float">
            <text:p>6.59746557766286E-06</text:p>
          </table:table-cell>
          <table:table-cell table:formula="of:=[.$N$17]^[.A286]" office:value-type="float" office:value="0.668522892532172" calcext:value-type="float">
            <text:p>0.668522892532172</text:p>
          </table:table-cell>
          <table:table-cell table:formula="of:=SUM([.B286:.N286])" office:value-type="float" office:value="3.13846839624887" calcext:value-type="float">
            <text:p>3.13846839624887</text:p>
          </table:table-cell>
          <table:table-cell table:formula="of:=13-[.O286]" office:value-type="float" office:value="9.86153160375113" calcext:value-type="float">
            <text:p>9.861531603751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B$17]^[.A287]" office:value-type="float" office:value="1.01527190603752E-019" calcext:value-type="float">
            <text:p>1.01527190603752E-19</text:p>
          </table:table-cell>
          <table:table-cell table:formula="of:=[.$C$17]^[.A287]" office:value-type="float" office:value="0.000274564849008873" calcext:value-type="float">
            <text:p>0.000274564849009</text:p>
          </table:table-cell>
          <table:table-cell table:formula="of:=[.$D$17]^[.A287]" office:value-type="float" office:value="1.96279463018358E-107" calcext:value-type="float">
            <text:p>1.96279463018358E-107</text:p>
          </table:table-cell>
          <table:table-cell table:formula="of:=[.$E$17]^[.A287]" office:value-type="float" office:value="0.667526584197548" calcext:value-type="float">
            <text:p>0.667526584197548</text:p>
          </table:table-cell>
          <table:table-cell table:formula="of:=[.$F$17]^[.A287]" office:value-type="float" office:value="0.00000116038195802211" calcext:value-type="float">
            <text:p>1.16038195802211E-06</text:p>
          </table:table-cell>
          <table:table-cell table:formula="of:=[.$G$17]^[.A287]" office:value-type="float" office:value="0.667526584197548" calcext:value-type="float">
            <text:p>0.667526584197548</text:p>
          </table:table-cell>
          <table:table-cell table:formula="of:=[.$H$17]^[.A287]" office:value-type="float" office:value="0.445322818682211" calcext:value-type="float">
            <text:p>0.445322818682211</text:p>
          </table:table-cell>
          <table:table-cell table:formula="of:=[.$I$17]^[.A287]" office:value-type="float" office:value="0.667526584197548" calcext:value-type="float">
            <text:p>0.667526584197548</text:p>
          </table:table-cell>
          <table:table-cell table:formula="of:=[.$J$17]^[.A287]" office:value-type="float" office:value="0.000000000769167068838377" calcext:value-type="float">
            <text:p>7.69167068838377E-10</text:p>
          </table:table-cell>
          <table:table-cell table:formula="of:=[.$K$17]^[.A287]" office:value-type="float" office:value="0.0000785278351712091" calcext:value-type="float">
            <text:p>7.85278351712091E-05</text:p>
          </table:table-cell>
          <table:table-cell table:formula="of:=[.$L$17]^[.A287]" office:value-type="float" office:value="0.0170919870388267" calcext:value-type="float">
            <text:p>0.017091987038827</text:p>
          </table:table-cell>
          <table:table-cell table:formula="of:=[.$M$17]^[.A287]" office:value-type="float" office:value="0.00000631232921141514" calcext:value-type="float">
            <text:p>6.31232921141514E-06</text:p>
          </table:table-cell>
          <table:table-cell table:formula="of:=[.$N$17]^[.A287]" office:value-type="float" office:value="0.667526584197548" calcext:value-type="float">
            <text:p>0.667526584197548</text:p>
          </table:table-cell>
          <table:table-cell table:formula="of:=SUM([.B287:.N287])" office:value-type="float" office:value="3.13288170867575" calcext:value-type="float">
            <text:p>3.13288170867575</text:p>
          </table:table-cell>
          <table:table-cell table:formula="of:=13-[.O287]" office:value-type="float" office:value="9.86711829132425" calcext:value-type="float">
            <text:p>9.867118291324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B$17]^[.A288]" office:value-type="float" office:value="8.63964617507336E-020" calcext:value-type="float">
            <text:p>8.63964617507336E-20</text:p>
          </table:table-cell>
          <table:table-cell table:formula="of:=[.$C$17]^[.A288]" office:value-type="float" office:value="0.00026638109792068" calcext:value-type="float">
            <text:p>0.000266381097921</text:p>
          </table:table-cell>
          <table:table-cell table:formula="of:=[.$D$17]^[.A288]" office:value-type="float" office:value="7.92723315618106E-108" calcext:value-type="float">
            <text:p>7.92723315618106E-108</text:p>
          </table:table-cell>
          <table:table-cell table:formula="of:=[.$E$17]^[.A288]" office:value-type="float" office:value="0.666531760674154" calcext:value-type="float">
            <text:p>0.666531760674154</text:p>
          </table:table-cell>
          <table:table-cell table:formula="of:=[.$F$17]^[.A288]" office:value-type="float" office:value="0.00000110331399287348" calcext:value-type="float">
            <text:p>1.10331399287348E-06</text:p>
          </table:table-cell>
          <table:table-cell table:formula="of:=[.$G$17]^[.A288]" office:value-type="float" office:value="0.666531760674154" calcext:value-type="float">
            <text:p>0.666531760674154</text:p>
          </table:table-cell>
          <table:table-cell table:formula="of:=[.$H$17]^[.A288]" office:value-type="float" office:value="0.443995477940983" calcext:value-type="float">
            <text:p>0.443995477940983</text:p>
          </table:table-cell>
          <table:table-cell table:formula="of:=[.$I$17]^[.A288]" office:value-type="float" office:value="0.666531760674154" calcext:value-type="float">
            <text:p>0.666531760674154</text:p>
          </table:table-cell>
          <table:table-cell table:formula="of:=[.$J$17]^[.A288]" office:value-type="float" office:value="0.000000000711852086063535" calcext:value-type="float">
            <text:p>7.11852086063535E-10</text:p>
          </table:table-cell>
          <table:table-cell table:formula="of:=[.$K$17]^[.A288]" office:value-type="float" office:value="0.0000758361209999158" calcext:value-type="float">
            <text:p>7.58361209999158E-05</text:p>
          </table:table-cell>
          <table:table-cell table:formula="of:=[.$L$17]^[.A288]" office:value-type="float" office:value="0.0168372629398874" calcext:value-type="float">
            <text:p>0.016837262939888</text:p>
          </table:table-cell>
          <table:table-cell table:formula="of:=[.$M$17]^[.A288]" office:value-type="float" office:value="0.00000603951617545234" calcext:value-type="float">
            <text:p>6.03951617545234E-06</text:p>
          </table:table-cell>
          <table:table-cell table:formula="of:=[.$N$17]^[.A288]" office:value-type="float" office:value="0.666531760674154" calcext:value-type="float">
            <text:p>0.666531760674154</text:p>
          </table:table-cell>
          <table:table-cell table:formula="of:=SUM([.B288:.N288])" office:value-type="float" office:value="3.12730914433843" calcext:value-type="float">
            <text:p>3.12730914433843</text:p>
          </table:table-cell>
          <table:table-cell table:formula="of:=13-[.O288]" office:value-type="float" office:value="9.87269085566157" calcext:value-type="float">
            <text:p>9.872690855661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B$17]^[.A289]" office:value-type="float" office:value="7.35206850367644E-020" calcext:value-type="float">
            <text:p>7.35206850367644E-20</text:p>
          </table:table-cell>
          <table:table-cell table:formula="of:=[.$C$17]^[.A289]" office:value-type="float" office:value="0.000258441273839587" calcext:value-type="float">
            <text:p>0.00025844127384</text:p>
          </table:table-cell>
          <table:table-cell table:formula="of:=[.$D$17]^[.A289]" office:value-type="float" office:value="3.20160981419533E-108" calcext:value-type="float">
            <text:p>3.20160981419533E-108</text:p>
          </table:table-cell>
          <table:table-cell table:formula="of:=[.$E$17]^[.A289]" office:value-type="float" office:value="0.665538419749155" calcext:value-type="float">
            <text:p>0.665538419749155</text:p>
          </table:table-cell>
          <table:table-cell table:formula="of:=[.$F$17]^[.A289]" office:value-type="float" office:value="0.00000104905264896167" calcext:value-type="float">
            <text:p>1.04905264896167E-06</text:p>
          </table:table-cell>
          <table:table-cell table:formula="of:=[.$G$17]^[.A289]" office:value-type="float" office:value="0.665538419749155" calcext:value-type="float">
            <text:p>0.665538419749155</text:p>
          </table:table-cell>
          <table:table-cell table:formula="of:=[.$H$17]^[.A289]" office:value-type="float" office:value="0.442672093505987" calcext:value-type="float">
            <text:p>0.442672093505987</text:p>
          </table:table-cell>
          <table:table-cell table:formula="of:=[.$I$17]^[.A289]" office:value-type="float" office:value="0.665538419749155" calcext:value-type="float">
            <text:p>0.665538419749155</text:p>
          </table:table-cell>
          <table:table-cell table:formula="of:=[.$J$17]^[.A289]" office:value-type="float" office:value="0.00000000065880796638667" calcext:value-type="float">
            <text:p>6.5880796638667E-10</text:p>
          </table:table-cell>
          <table:table-cell table:formula="of:=[.$K$17]^[.A289]" office:value-type="float" office:value="0.000073236671248801" calcext:value-type="float">
            <text:p>7.3236671248801E-05</text:p>
          </table:table-cell>
          <table:table-cell table:formula="of:=[.$L$17]^[.A289]" office:value-type="float" office:value="0.0165863350272214" calcext:value-type="float">
            <text:p>0.016586335027222</text:p>
          </table:table-cell>
          <table:table-cell table:formula="of:=[.$M$17]^[.A289]" office:value-type="float" office:value="0.00000577849386682623" calcext:value-type="float">
            <text:p>5.77849386682623E-06</text:p>
          </table:table-cell>
          <table:table-cell table:formula="of:=[.$N$17]^[.A289]" office:value-type="float" office:value="0.665538419749155" calcext:value-type="float">
            <text:p>0.665538419749155</text:p>
          </table:table-cell>
          <table:table-cell table:formula="of:=SUM([.B289:.N289])" office:value-type="float" office:value="3.12175061368024" calcext:value-type="float">
            <text:p>3.12175061368024</text:p>
          </table:table-cell>
          <table:table-cell table:formula="of:=13-[.O289]" office:value-type="float" office:value="9.87824938631976" calcext:value-type="float">
            <text:p>9.8782493863197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B$17]^[.A290]" office:value-type="float" office:value="6.25638020208532E-020" calcext:value-type="float">
            <text:p>6.25638020208532E-20</text:p>
          </table:table-cell>
          <table:table-cell table:formula="of:=[.$C$17]^[.A290]" office:value-type="float" office:value="0.000250738106213966" calcext:value-type="float">
            <text:p>0.000250738106214</text:p>
          </table:table-cell>
          <table:table-cell table:formula="of:=[.$D$17]^[.A290]" office:value-type="float" office:value="1.29304956728306E-108" calcext:value-type="float">
            <text:p>1.29304956728306E-108</text:p>
          </table:table-cell>
          <table:table-cell table:formula="of:=[.$E$17]^[.A290]" office:value-type="float" office:value="0.664546559213017" calcext:value-type="float">
            <text:p>0.664546559213017</text:p>
          </table:table-cell>
          <table:table-cell table:formula="of:=[.$F$17]^[.A290]" office:value-type="float" office:value="0.000000997459895734044" calcext:value-type="float">
            <text:p>9.97459895734044E-07</text:p>
          </table:table-cell>
          <table:table-cell table:formula="of:=[.$G$17]^[.A290]" office:value-type="float" office:value="0.664546559213017" calcext:value-type="float">
            <text:p>0.664546559213017</text:p>
          </table:table-cell>
          <table:table-cell table:formula="of:=[.$H$17]^[.A290]" office:value-type="float" office:value="0.441352653584956" calcext:value-type="float">
            <text:p>0.441352653584956</text:p>
          </table:table-cell>
          <table:table-cell table:formula="of:=[.$I$17]^[.A290]" office:value-type="float" office:value="0.664546559213017" calcext:value-type="float">
            <text:p>0.664546559213017</text:p>
          </table:table-cell>
          <table:table-cell table:formula="of:=[.$J$17]^[.A290]" office:value-type="float" office:value="0.000000000609716463675294" calcext:value-type="float">
            <text:p>6.09716463675294E-10</text:p>
          </table:table-cell>
          <table:table-cell table:formula="of:=[.$K$17]^[.A290]" office:value-type="float" office:value="0.0000707263233520463" calcext:value-type="float">
            <text:p>7.07263233520463E-05</text:p>
          </table:table-cell>
          <table:table-cell table:formula="of:=[.$L$17]^[.A290]" office:value-type="float" office:value="0.0163391467257725" calcext:value-type="float">
            <text:p>0.016339146725773</text:p>
          </table:table-cell>
          <table:table-cell table:formula="of:=[.$M$17]^[.A290]" office:value-type="float" office:value="0.00000552875270119589" calcext:value-type="float">
            <text:p>5.52875270119589E-06</text:p>
          </table:table-cell>
          <table:table-cell table:formula="of:=[.$N$17]^[.A290]" office:value-type="float" office:value="0.664546559213017" calcext:value-type="float">
            <text:p>0.664546559213017</text:p>
          </table:table-cell>
          <table:table-cell table:formula="of:=SUM([.B290:.N290])" office:value-type="float" office:value="3.11620602841467" calcext:value-type="float">
            <text:p>3.11620602841467</text:p>
          </table:table-cell>
          <table:table-cell table:formula="of:=13-[.O290]" office:value-type="float" office:value="9.88379397158533" calcext:value-type="float">
            <text:p>9.883793971585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B$17]^[.A291]" office:value-type="float" office:value="5.3239837487194E-020" calcext:value-type="float">
            <text:p>5.3239837487194E-20</text:p>
          </table:table-cell>
          <table:table-cell table:formula="of:=[.$C$17]^[.A291]" office:value-type="float" office:value="0.000243264541200137" calcext:value-type="float">
            <text:p>0.0002432645412</text:p>
          </table:table-cell>
          <table:table-cell table:formula="of:=[.$D$17]^[.A291]" office:value-type="float" office:value="5.22230153105379E-109" calcext:value-type="float">
            <text:p>5.22230153105379E-109</text:p>
          </table:table-cell>
          <table:table-cell table:formula="of:=[.$E$17]^[.A291]" office:value-type="float" office:value="0.663556176859495" calcext:value-type="float">
            <text:p>0.663556176859495</text:p>
          </table:table-cell>
          <table:table-cell table:formula="of:=[.$F$17]^[.A291]" office:value-type="float" office:value="0.000000948404491025811" calcext:value-type="float">
            <text:p>9.48404491025811E-07</text:p>
          </table:table-cell>
          <table:table-cell table:formula="of:=[.$G$17]^[.A291]" office:value-type="float" office:value="0.663556176859495" calcext:value-type="float">
            <text:p>0.663556176859495</text:p>
          </table:table-cell>
          <table:table-cell table:formula="of:=[.$H$17]^[.A291]" office:value-type="float" office:value="0.440037146420768" calcext:value-type="float">
            <text:p>0.440037146420768</text:p>
          </table:table-cell>
          <table:table-cell table:formula="of:=[.$I$17]^[.A291]" office:value-type="float" office:value="0.663556176859495" calcext:value-type="float">
            <text:p>0.663556176859495</text:p>
          </table:table-cell>
          <table:table-cell table:formula="of:=[.$J$17]^[.A291]" office:value-type="float" office:value="0.000000000564283046113796" calcext:value-type="float">
            <text:p>5.64283046113796E-10</text:p>
          </table:table-cell>
          <table:table-cell table:formula="of:=[.$K$17]^[.A291]" office:value-type="float" office:value="0.0000683020231477288" calcext:value-type="float">
            <text:p>6.83020231477288E-05</text:p>
          </table:table-cell>
          <table:table-cell table:formula="of:=[.$L$17]^[.A291]" office:value-type="float" office:value="0.0160956423036299" calcext:value-type="float">
            <text:p>0.01609564230363</text:p>
          </table:table-cell>
          <table:table-cell table:formula="of:=[.$M$17]^[.A291]" office:value-type="float" office:value="0.00000528980511798474" calcext:value-type="float">
            <text:p>5.28980511798474E-06</text:p>
          </table:table-cell>
          <table:table-cell table:formula="of:=[.$N$17]^[.A291]" office:value-type="float" office:value="0.663556176859495" calcext:value-type="float">
            <text:p>0.663556176859495</text:p>
          </table:table-cell>
          <table:table-cell table:formula="of:=SUM([.B291:.N291])" office:value-type="float" office:value="3.11067530150062" calcext:value-type="float">
            <text:p>3.11067530150062</text:p>
          </table:table-cell>
          <table:table-cell table:formula="of:=13-[.O291]" office:value-type="float" office:value="9.88932469849938" calcext:value-type="float">
            <text:p>9.889324698499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B$17]^[.A292]" office:value-type="float" office:value="4.530543547718E-020" calcext:value-type="float">
            <text:p>4.530543547718E-20</text:p>
          </table:table-cell>
          <table:table-cell table:formula="of:=[.$C$17]^[.A292]" office:value-type="float" office:value="0.000236013735203113" calcext:value-type="float">
            <text:p>0.000236013735203</text:p>
          </table:table-cell>
          <table:table-cell table:formula="of:=[.$D$17]^[.A292]" office:value-type="float" office:value="2.10915605799639E-109" calcext:value-type="float">
            <text:p>2.10915605799639E-109</text:p>
          </table:table-cell>
          <table:table-cell table:formula="of:=[.$E$17]^[.A292]" office:value-type="float" office:value="0.662567270485636" calcext:value-type="float">
            <text:p>0.662567270485636</text:p>
          </table:table-cell>
          <table:table-cell table:formula="of:=[.$F$17]^[.A292]" office:value-type="float" office:value="0.000000901761647204869" calcext:value-type="float">
            <text:p>9.01761647204869E-07</text:p>
          </table:table-cell>
          <table:table-cell table:formula="of:=[.$G$17]^[.A292]" office:value-type="float" office:value="0.662567270485636" calcext:value-type="float">
            <text:p>0.662567270485636</text:p>
          </table:table-cell>
          <table:table-cell table:formula="of:=[.$H$17]^[.A292]" office:value-type="float" office:value="0.438725560291347" calcext:value-type="float">
            <text:p>0.438725560291347</text:p>
          </table:table-cell>
          <table:table-cell table:formula="of:=[.$I$17]^[.A292]" office:value-type="float" office:value="0.662567270485636" calcext:value-type="float">
            <text:p>0.662567270485636</text:p>
          </table:table-cell>
          <table:table-cell table:formula="of:=[.$J$17]^[.A292]" office:value-type="float" office:value="0.000000000522235129115749" calcext:value-type="float">
            <text:p>5.22235129115749E-10</text:p>
          </table:table-cell>
          <table:table-cell table:formula="of:=[.$K$17]^[.A292]" office:value-type="float" office:value="0.0000659608211620392" calcext:value-type="float">
            <text:p>6.59608211620392E-05</text:p>
          </table:table-cell>
          <table:table-cell table:formula="of:=[.$L$17]^[.A292]" office:value-type="float" office:value="0.0158557668594625" calcext:value-type="float">
            <text:p>0.015855766859463</text:p>
          </table:table-cell>
          <table:table-cell table:formula="of:=[.$M$17]^[.A292]" office:value-type="float" office:value="0.00000506118462853384" calcext:value-type="float">
            <text:p>5.06118462853384E-06</text:p>
          </table:table-cell>
          <table:table-cell table:formula="of:=[.$N$17]^[.A292]" office:value-type="float" office:value="0.662567270485636" calcext:value-type="float">
            <text:p>0.662567270485636</text:p>
          </table:table-cell>
          <table:table-cell table:formula="of:=SUM([.B292:.N292])" office:value-type="float" office:value="3.10515834711823" calcext:value-type="float">
            <text:p>3.10515834711823</text:p>
          </table:table-cell>
          <table:table-cell table:formula="of:=13-[.O292]" office:value-type="float" office:value="9.89484165288177" calcext:value-type="float">
            <text:p>9.894841652881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B$17]^[.A293]" office:value-type="float" office:value="3.85535076862441E-020" calcext:value-type="float">
            <text:p>3.85535076862441E-20</text:p>
          </table:table-cell>
          <table:table-cell table:formula="of:=[.$C$17]^[.A293]" office:value-type="float" office:value="0.000228979048609876" calcext:value-type="float">
            <text:p>0.00022897904861</text:p>
          </table:table-cell>
          <table:table-cell table:formula="of:=[.$D$17]^[.A293]" office:value-type="float" office:value="8.51835010010463E-110" calcext:value-type="float">
            <text:p>8.51835010010463E-110</text:p>
          </table:table-cell>
          <table:table-cell table:formula="of:=[.$E$17]^[.A293]" office:value-type="float" office:value="0.661579837891767" calcext:value-type="float">
            <text:p>0.661579837891767</text:p>
          </table:table-cell>
          <table:table-cell table:formula="of:=[.$F$17]^[.A293]" office:value-type="float" office:value="0.000000857412713735777" calcext:value-type="float">
            <text:p>8.57412713735777E-07</text:p>
          </table:table-cell>
          <table:table-cell table:formula="of:=[.$G$17]^[.A293]" office:value-type="float" office:value="0.661579837891767" calcext:value-type="float">
            <text:p>0.661579837891767</text:p>
          </table:table-cell>
          <table:table-cell table:formula="of:=[.$H$17]^[.A293]" office:value-type="float" office:value="0.437417883509554" calcext:value-type="float">
            <text:p>0.437417883509554</text:p>
          </table:table-cell>
          <table:table-cell table:formula="of:=[.$I$17]^[.A293]" office:value-type="float" office:value="0.661579837891767" calcext:value-type="float">
            <text:p>0.661579837891767</text:p>
          </table:table-cell>
          <table:table-cell table:formula="of:=[.$J$17]^[.A293]" office:value-type="float" office:value="0.000000000483320439911893" calcext:value-type="float">
            <text:p>4.83320439911893E-10</text:p>
          </table:table-cell>
          <table:table-cell table:formula="of:=[.$K$17]^[.A293]" office:value-type="float" office:value="0.0000636998690208665" calcext:value-type="float">
            <text:p>6.36998690208665E-05</text:p>
          </table:table-cell>
          <table:table-cell table:formula="of:=[.$L$17]^[.A293]" office:value-type="float" office:value="0.0156194663101412" calcext:value-type="float">
            <text:p>0.015619466310141</text:p>
          </table:table-cell>
          <table:table-cell table:formula="of:=[.$M$17]^[.A293]" office:value-type="float" office:value="0.00000484244490539303" calcext:value-type="float">
            <text:p>4.84244490539303E-06</text:p>
          </table:table-cell>
          <table:table-cell table:formula="of:=[.$N$17]^[.A293]" office:value-type="float" office:value="0.661579837891767" calcext:value-type="float">
            <text:p>0.661579837891767</text:p>
          </table:table-cell>
          <table:table-cell table:formula="of:=SUM([.B293:.N293])" office:value-type="float" office:value="3.09965508064533" calcext:value-type="float">
            <text:p>3.09965508064533</text:p>
          </table:table-cell>
          <table:table-cell table:formula="of:=13-[.O293]" office:value-type="float" office:value="9.90034491935467" calcext:value-type="float">
            <text:p>9.900344919354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B$17]^[.A294]" office:value-type="float" office:value="3.28078284483538E-020" calcext:value-type="float">
            <text:p>3.28078284483538E-20</text:p>
          </table:table-cell>
          <table:table-cell table:formula="of:=[.$C$17]^[.A294]" office:value-type="float" office:value="0.000222154039709433" calcext:value-type="float">
            <text:p>0.000222154039709</text:p>
          </table:table-cell>
          <table:table-cell table:formula="of:=[.$D$17]^[.A294]" office:value-type="float" office:value="3.4403470598038E-110" calcext:value-type="float">
            <text:p>3.4403470598038E-110</text:p>
          </table:table-cell>
          <table:table-cell table:formula="of:=[.$E$17]^[.A294]" office:value-type="float" office:value="0.660593876881496" calcext:value-type="float">
            <text:p>0.660593876881496</text:p>
          </table:table-cell>
          <table:table-cell table:formula="of:=[.$F$17]^[.A294]" office:value-type="float" office:value="0.000000815244875355329" calcext:value-type="float">
            <text:p>8.15244875355329E-07</text:p>
          </table:table-cell>
          <table:table-cell table:formula="of:=[.$G$17]^[.A294]" office:value-type="float" office:value="0.660593876881496" calcext:value-type="float">
            <text:p>0.660593876881496</text:p>
          </table:table-cell>
          <table:table-cell table:formula="of:=[.$H$17]^[.A294]" office:value-type="float" office:value="0.436114104423087" calcext:value-type="float">
            <text:p>0.436114104423087</text:p>
          </table:table-cell>
          <table:table-cell table:formula="of:=[.$I$17]^[.A294]" office:value-type="float" office:value="0.660593876881496" calcext:value-type="float">
            <text:p>0.660593876881496</text:p>
          </table:table-cell>
          <table:table-cell table:formula="of:=[.$J$17]^[.A294]" office:value-type="float" office:value="0.000000000447305504001916" calcext:value-type="float">
            <text:p>4.47305504001916E-10</text:p>
          </table:table-cell>
          <table:table-cell table:formula="of:=[.$K$17]^[.A294]" office:value-type="float" office:value="0.0000615164159843838" calcext:value-type="float">
            <text:p>6.15164159843838E-05</text:p>
          </table:table-cell>
          <table:table-cell table:formula="of:=[.$L$17]^[.A294]" office:value-type="float" office:value="0.0153866873785444" calcext:value-type="float">
            <text:p>0.015386687378545</text:p>
          </table:table-cell>
          <table:table-cell table:formula="of:=[.$M$17]^[.A294]" office:value-type="float" office:value="0.00000463315891097217" calcext:value-type="float">
            <text:p>4.63315891097217E-06</text:p>
          </table:table-cell>
          <table:table-cell table:formula="of:=[.$N$17]^[.A294]" office:value-type="float" office:value="0.660593876881496" calcext:value-type="float">
            <text:p>0.660593876881496</text:p>
          </table:table-cell>
          <table:table-cell table:formula="of:=SUM([.B294:.N294])" office:value-type="float" office:value="3.0941654186344" calcext:value-type="float">
            <text:p>3.0941654186344</text:p>
          </table:table-cell>
          <table:table-cell table:formula="of:=13-[.O294]" office:value-type="float" office:value="9.9058345813656" calcext:value-type="float">
            <text:p>9.905834581365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B$17]^[.A295]" office:value-type="float" office:value="2.79184352369747E-020" calcext:value-type="float">
            <text:p>2.79184352369747E-20</text:p>
          </table:table-cell>
          <table:table-cell table:formula="of:=[.$C$17]^[.A295]" office:value-type="float" office:value="0.000215532458794099" calcext:value-type="float">
            <text:p>0.000215532458794</text:p>
          </table:table-cell>
          <table:table-cell table:formula="of:=[.$D$17]^[.A295]" office:value-type="float" office:value="1.38946952787903E-110" calcext:value-type="float">
            <text:p>1.38946952787903E-110</text:p>
          </table:table-cell>
          <table:table-cell table:formula="of:=[.$E$17]^[.A295]" office:value-type="float" office:value="0.659609385261703" calcext:value-type="float">
            <text:p>0.659609385261703</text:p>
          </table:table-cell>
          <table:table-cell table:formula="of:=[.$F$17]^[.A295]" office:value-type="float" office:value="0.000000775150865091951" calcext:value-type="float">
            <text:p>7.75150865091951E-07</text:p>
          </table:table-cell>
          <table:table-cell table:formula="of:=[.$G$17]^[.A295]" office:value-type="float" office:value="0.659609385261703" calcext:value-type="float">
            <text:p>0.659609385261703</text:p>
          </table:table-cell>
          <table:table-cell table:formula="of:=[.$H$17]^[.A295]" office:value-type="float" office:value="0.434814211414375" calcext:value-type="float">
            <text:p>0.434814211414375</text:p>
          </table:table-cell>
          <table:table-cell table:formula="of:=[.$I$17]^[.A295]" office:value-type="float" office:value="0.659609385261703" calcext:value-type="float">
            <text:p>0.659609385261703</text:p>
          </table:table-cell>
          <table:table-cell table:formula="of:=[.$J$17]^[.A295]" office:value-type="float" office:value="0.000000000413974244389255" calcext:value-type="float">
            <text:p>4.13974244389255E-10</text:p>
          </table:table-cell>
          <table:table-cell table:formula="of:=[.$K$17]^[.A295]" office:value-type="float" office:value="0.0000594078056004184" calcext:value-type="float">
            <text:p>5.94078056004184E-05</text:p>
          </table:table-cell>
          <table:table-cell table:formula="of:=[.$L$17]^[.A295]" office:value-type="float" office:value="0.0151573775815468" calcext:value-type="float">
            <text:p>0.015157377581547</text:p>
          </table:table-cell>
          <table:table-cell table:formula="of:=[.$M$17]^[.A295]" office:value-type="float" office:value="0.00000443291806385117" calcext:value-type="float">
            <text:p>4.43291806385117E-06</text:p>
          </table:table-cell>
          <table:table-cell table:formula="of:=[.$N$17]^[.A295]" office:value-type="float" office:value="0.659609385261703" calcext:value-type="float">
            <text:p>0.659609385261703</text:p>
          </table:table-cell>
          <table:table-cell table:formula="of:=SUM([.B295:.N295])" office:value-type="float" office:value="3.08868927879003" calcext:value-type="float">
            <text:p>3.08868927879003</text:p>
          </table:table-cell>
          <table:table-cell table:formula="of:=13-[.O295]" office:value-type="float" office:value="9.91131072120997" calcext:value-type="float">
            <text:p>9.911310721209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B$17]^[.A296]" office:value-type="float" office:value="2.37577146353391E-020" calcext:value-type="float">
            <text:p>2.37577146353391E-20</text:p>
          </table:table-cell>
          <table:table-cell table:formula="of:=[.$C$17]^[.A296]" office:value-type="float" office:value="0.0002091082424366" calcext:value-type="float">
            <text:p>0.000209108242437</text:p>
          </table:table-cell>
          <table:table-cell table:formula="of:=[.$D$17]^[.A296]" office:value-type="float" office:value="5.61171746729087E-111" calcext:value-type="float">
            <text:p>5.61171746729087E-111</text:p>
          </table:table-cell>
          <table:table-cell table:formula="of:=[.$E$17]^[.A296]" office:value-type="float" office:value="0.658626360842535" calcext:value-type="float">
            <text:p>0.658626360842535</text:p>
          </table:table-cell>
          <table:table-cell table:formula="of:=[.$F$17]^[.A296]" office:value-type="float" office:value="0.000000737028691398904" calcext:value-type="float">
            <text:p>7.37028691398904E-07</text:p>
          </table:table-cell>
          <table:table-cell table:formula="of:=[.$G$17]^[.A296]" office:value-type="float" office:value="0.658626360842535" calcext:value-type="float">
            <text:p>0.658626360842535</text:p>
          </table:table-cell>
          <table:table-cell table:formula="of:=[.$H$17]^[.A296]" office:value-type="float" office:value="0.433518192900472" calcext:value-type="float">
            <text:p>0.433518192900472</text:p>
          </table:table-cell>
          <table:table-cell table:formula="of:=[.$I$17]^[.A296]" office:value-type="float" office:value="0.658626360842535" calcext:value-type="float">
            <text:p>0.658626360842535</text:p>
          </table:table-cell>
          <table:table-cell table:formula="of:=[.$J$17]^[.A296]" office:value-type="float" office:value="0.000000000383126685194824" calcext:value-type="float">
            <text:p>3.83126685194824E-10</text:p>
          </table:table-cell>
          <table:table-cell table:formula="of:=[.$K$17]^[.A296]" office:value-type="float" office:value="0.0000573714724725352" calcext:value-type="float">
            <text:p>5.73714724725352E-05</text:p>
          </table:table-cell>
          <table:table-cell table:formula="of:=[.$L$17]^[.A296]" office:value-type="float" office:value="0.0149314852181854" calcext:value-type="float">
            <text:p>0.014931485218185</text:p>
          </table:table-cell>
          <table:table-cell table:formula="of:=[.$M$17]^[.A296]" office:value-type="float" office:value="0.00000424133144112139" calcext:value-type="float">
            <text:p>4.24133144112139E-06</text:p>
          </table:table-cell>
          <table:table-cell table:formula="of:=[.$N$17]^[.A296]" office:value-type="float" office:value="0.658626360842535" calcext:value-type="float">
            <text:p>0.658626360842535</text:p>
          </table:table-cell>
          <table:table-cell table:formula="of:=SUM([.B296:.N296])" office:value-type="float" office:value="3.08322657994696" calcext:value-type="float">
            <text:p>3.08322657994696</text:p>
          </table:table-cell>
          <table:table-cell table:formula="of:=13-[.O296]" office:value-type="float" office:value="9.91677342005304" calcext:value-type="float">
            <text:p>9.9167734200530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B$17]^[.A297]" office:value-type="float" office:value="2.02170716196403E-020" calcext:value-type="float">
            <text:p>2.02170716196403E-20</text:p>
          </table:table-cell>
          <table:table-cell table:formula="of:=[.$C$17]^[.A297]" office:value-type="float" office:value="0.000202875507937745" calcext:value-type="float">
            <text:p>0.000202875507938</text:p>
          </table:table-cell>
          <table:table-cell table:formula="of:=[.$D$17]^[.A297]" office:value-type="float" office:value="2.26643134670019E-111" calcext:value-type="float">
            <text:p>2.26643134670019E-111</text:p>
          </table:table-cell>
          <table:table-cell table:formula="of:=[.$E$17]^[.A297]" office:value-type="float" office:value="0.657644801437404" calcext:value-type="float">
            <text:p>0.657644801437404</text:p>
          </table:table-cell>
          <table:table-cell table:formula="of:=[.$F$17]^[.A297]" office:value-type="float" office:value="0.000000700781378707154" calcext:value-type="float">
            <text:p>7.00781378707154E-07</text:p>
          </table:table-cell>
          <table:table-cell table:formula="of:=[.$G$17]^[.A297]" office:value-type="float" office:value="0.657644801437404" calcext:value-type="float">
            <text:p>0.657644801437404</text:p>
          </table:table-cell>
          <table:table-cell table:formula="of:=[.$H$17]^[.A297]" office:value-type="float" office:value="0.432226037332959" calcext:value-type="float">
            <text:p>0.432226037332959</text:p>
          </table:table-cell>
          <table:table-cell table:formula="of:=[.$I$17]^[.A297]" office:value-type="float" office:value="0.657644801437404" calcext:value-type="float">
            <text:p>0.657644801437404</text:p>
          </table:table-cell>
          <table:table-cell table:formula="of:=[.$J$17]^[.A297]" office:value-type="float" office:value="0.000000000354577751871812" calcext:value-type="float">
            <text:p>3.54577751871812E-10</text:p>
          </table:table-cell>
          <table:table-cell table:formula="of:=[.$K$17]^[.A297]" office:value-type="float" office:value="0.0000554049391389014" calcext:value-type="float">
            <text:p>5.54049391389014E-05</text:p>
          </table:table-cell>
          <table:table-cell table:formula="of:=[.$L$17]^[.A297]" office:value-type="float" office:value="0.0147089593580038" calcext:value-type="float">
            <text:p>0.014708959358004</text:p>
          </table:table-cell>
          <table:table-cell table:formula="of:=[.$M$17]^[.A297]" office:value-type="float" office:value="0.00000405802501520109" calcext:value-type="float">
            <text:p>4.05802501520109E-06</text:p>
          </table:table-cell>
          <table:table-cell table:formula="of:=[.$N$17]^[.A297]" office:value-type="float" office:value="0.657644801437404" calcext:value-type="float">
            <text:p>0.657644801437404</text:p>
          </table:table-cell>
          <table:table-cell table:formula="of:=SUM([.B297:.N297])" office:value-type="float" office:value="3.07777724204863" calcext:value-type="float">
            <text:p>3.07777724204863</text:p>
          </table:table-cell>
          <table:table-cell table:formula="of:=13-[.O297]" office:value-type="float" office:value="9.92222275795137" calcext:value-type="float">
            <text:p>9.922222757951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B$17]^[.A298]" office:value-type="float" office:value="1.72040952232707E-020" calcext:value-type="float">
            <text:p>1.72040952232707E-20</text:p>
          </table:table-cell>
          <table:table-cell table:formula="of:=[.$C$17]^[.A298]" office:value-type="float" office:value="0.0001968285479396" calcext:value-type="float">
            <text:p>0.00019682854794</text:p>
          </table:table-cell>
          <table:table-cell table:formula="of:=[.$D$17]^[.A298]" office:value-type="float" office:value="9.15354537937034E-112" calcext:value-type="float">
            <text:p>9.15354537937034E-112</text:p>
          </table:table-cell>
          <table:table-cell table:formula="of:=[.$E$17]^[.A298]" office:value-type="float" office:value="0.656664704862982" calcext:value-type="float">
            <text:p>0.656664704862982</text:p>
          </table:table-cell>
          <table:table-cell table:formula="of:=[.$F$17]^[.A298]" office:value-type="float" office:value="0.00000066631672073795" calcext:value-type="float">
            <text:p>6.6631672073795E-07</text:p>
          </table:table-cell>
          <table:table-cell table:formula="of:=[.$G$17]^[.A298]" office:value-type="float" office:value="0.656664704862982" calcext:value-type="float">
            <text:p>0.656664704862982</text:p>
          </table:table-cell>
          <table:table-cell table:formula="of:=[.$H$17]^[.A298]" office:value-type="float" office:value="0.430937733197838" calcext:value-type="float">
            <text:p>0.430937733197838</text:p>
          </table:table-cell>
          <table:table-cell table:formula="of:=[.$I$17]^[.A298]" office:value-type="float" office:value="0.656664704862982" calcext:value-type="float">
            <text:p>0.656664704862982</text:p>
          </table:table-cell>
          <table:table-cell table:formula="of:=[.$J$17]^[.A298]" office:value-type="float" office:value="0.000000000328156160823242" calcext:value-type="float">
            <text:p>3.28156160823242E-10</text:p>
          </table:table-cell>
          <table:table-cell table:formula="of:=[.$K$17]^[.A298]" office:value-type="float" office:value="0.0000535058130581343" calcext:value-type="float">
            <text:p>5.35058130581343E-05</text:p>
          </table:table-cell>
          <table:table-cell table:formula="of:=[.$L$17]^[.A298]" office:value-type="float" office:value="0.0144897498295686" calcext:value-type="float">
            <text:p>0.014489749829569</text:p>
          </table:table-cell>
          <table:table-cell table:formula="of:=[.$M$17]^[.A298]" office:value-type="float" office:value="0.00000388264092363503" calcext:value-type="float">
            <text:p>3.88264092363503E-06</text:p>
          </table:table-cell>
          <table:table-cell table:formula="of:=[.$N$17]^[.A298]" office:value-type="float" office:value="0.656664704862982" calcext:value-type="float">
            <text:p>0.656664704862982</text:p>
          </table:table-cell>
          <table:table-cell table:formula="of:=SUM([.B298:.N298])" office:value-type="float" office:value="3.07234118612613" calcext:value-type="float">
            <text:p>3.07234118612613</text:p>
          </table:table-cell>
          <table:table-cell table:formula="of:=13-[.O298]" office:value-type="float" office:value="9.92765881387387" calcext:value-type="float">
            <text:p>9.927658813873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B$17]^[.A299]" office:value-type="float" office:value="1.46401466057937E-020" calcext:value-type="float">
            <text:p>1.46401466057937E-20</text:p>
          </table:table-cell>
          <table:table-cell table:formula="of:=[.$C$17]^[.A299]" office:value-type="float" office:value="0.000190961825199225" calcext:value-type="float">
            <text:p>0.000190961825199</text:p>
          </table:table-cell>
          <table:table-cell table:formula="of:=[.$D$17]^[.A299]" office:value-type="float" office:value="3.69688643488727E-112" calcext:value-type="float">
            <text:p>3.69688643488727E-112</text:p>
          </table:table-cell>
          <table:table-cell table:formula="of:=[.$E$17]^[.A299]" office:value-type="float" office:value="0.655686068939192" calcext:value-type="float">
            <text:p>0.655686068939192</text:p>
          </table:table-cell>
          <table:table-cell table:formula="of:=[.$F$17]^[.A299]" office:value-type="float" office:value="0.000000633547045947558" calcext:value-type="float">
            <text:p>6.33547045947558E-07</text:p>
          </table:table-cell>
          <table:table-cell table:formula="of:=[.$G$17]^[.A299]" office:value-type="float" office:value="0.655686068939192" calcext:value-type="float">
            <text:p>0.655686068939192</text:p>
          </table:table-cell>
          <table:table-cell table:formula="of:=[.$H$17]^[.A299]" office:value-type="float" office:value="0.42965326901543" calcext:value-type="float">
            <text:p>0.42965326901543</text:p>
          </table:table-cell>
          <table:table-cell table:formula="of:=[.$I$17]^[.A299]" office:value-type="float" office:value="0.655686068939192" calcext:value-type="float">
            <text:p>0.655686068939192</text:p>
          </table:table-cell>
          <table:table-cell table:formula="of:=[.$J$17]^[.A299]" office:value-type="float" office:value="0.000000000303703391760407" calcext:value-type="float">
            <text:p>3.03703391760407E-10</text:p>
          </table:table-cell>
          <table:table-cell table:formula="of:=[.$K$17]^[.A299]" office:value-type="float" office:value="0.0000516717836984665" calcext:value-type="float">
            <text:p>5.16717836984665E-05</text:p>
          </table:table-cell>
          <table:table-cell table:formula="of:=[.$L$17]^[.A299]" office:value-type="float" office:value="0.0142738072091577" calcext:value-type="float">
            <text:p>0.014273807209158</text:p>
          </table:table-cell>
          <table:table-cell table:formula="of:=[.$M$17]^[.A299]" office:value-type="float" office:value="0.00000371483677045259" calcext:value-type="float">
            <text:p>3.71483677045259E-06</text:p>
          </table:table-cell>
          <table:table-cell table:formula="of:=[.$N$17]^[.A299]" office:value-type="float" office:value="0.655686068939192" calcext:value-type="float">
            <text:p>0.655686068939192</text:p>
          </table:table-cell>
          <table:table-cell table:formula="of:=SUM([.B299:.N299])" office:value-type="float" office:value="3.06691833427777" calcext:value-type="float">
            <text:p>3.06691833427777</text:p>
          </table:table-cell>
          <table:table-cell table:formula="of:=13-[.O299]" office:value-type="float" office:value="9.93308166572223" calcext:value-type="float">
            <text:p>9.9330816657222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B$17]^[.A300]" office:value-type="float" office:value="1.2458306575124E-020" calcext:value-type="float">
            <text:p>1.2458306575124E-20</text:p>
          </table:table-cell>
          <table:table-cell table:formula="of:=[.$C$17]^[.A300]" office:value-type="float" office:value="0.000185269967518175" calcext:value-type="float">
            <text:p>0.000185269967518</text:p>
          </table:table-cell>
          <table:table-cell table:formula="of:=[.$D$17]^[.A300]" office:value-type="float" office:value="1.49307932020037E-112" calcext:value-type="float">
            <text:p>1.49307932020037E-112</text:p>
          </table:table-cell>
          <table:table-cell table:formula="of:=[.$E$17]^[.A300]" office:value-type="float" office:value="0.654708891489208" calcext:value-type="float">
            <text:p>0.654708891489208</text:p>
          </table:table-cell>
          <table:table-cell table:formula="of:=[.$F$17]^[.A300]" office:value-type="float" office:value="0.000000602388994507514" calcext:value-type="float">
            <text:p>6.02388994507514E-07</text:p>
          </table:table-cell>
          <table:table-cell table:formula="of:=[.$G$17]^[.A300]" office:value-type="float" office:value="0.654708891489208" calcext:value-type="float">
            <text:p>0.654708891489208</text:p>
          </table:table-cell>
          <table:table-cell table:formula="of:=[.$H$17]^[.A300]" office:value-type="float" office:value="0.428372633340273" calcext:value-type="float">
            <text:p>0.428372633340273</text:p>
          </table:table-cell>
          <table:table-cell table:formula="of:=[.$I$17]^[.A300]" office:value-type="float" office:value="0.654708891489208" calcext:value-type="float">
            <text:p>0.654708891489208</text:p>
          </table:table-cell>
          <table:table-cell table:formula="of:=[.$J$17]^[.A300]" office:value-type="float" office:value="0.000000000281072736636681" calcext:value-type="float">
            <text:p>2.81072736636681E-10</text:p>
          </table:table-cell>
          <table:table-cell table:formula="of:=[.$K$17]^[.A300]" office:value-type="float" office:value="0.000049900619726686" calcext:value-type="float">
            <text:p>4.9900619726686E-05</text:p>
          </table:table-cell>
          <table:table-cell table:formula="of:=[.$L$17]^[.A300]" office:value-type="float" office:value="0.0140610828096174" calcext:value-type="float">
            <text:p>0.014061082809617</text:p>
          </table:table-cell>
          <table:table-cell table:formula="of:=[.$M$17]^[.A300]" office:value-type="float" office:value="0.00000355428495772066" calcext:value-type="float">
            <text:p>3.55428495772066E-06</text:p>
          </table:table-cell>
          <table:table-cell table:formula="of:=[.$N$17]^[.A300]" office:value-type="float" office:value="0.654708891489208" calcext:value-type="float">
            <text:p>0.654708891489208</text:p>
          </table:table-cell>
          <table:table-cell table:formula="of:=SUM([.B300:.N300])" office:value-type="float" office:value="3.06150860964899" calcext:value-type="float">
            <text:p>3.06150860964899</text:p>
          </table:table-cell>
          <table:table-cell table:formula="of:=13-[.O300]" office:value-type="float" office:value="9.93849139035101" calcext:value-type="float">
            <text:p>9.938491390351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B$17]^[.A301]" office:value-type="float" office:value="1.06016289931383E-020" calcext:value-type="float">
            <text:p>1.06016289931383E-20</text:p>
          </table:table-cell>
          <table:table-cell table:formula="of:=[.$C$17]^[.A301]" office:value-type="float" office:value="0.000179747762823147" calcext:value-type="float">
            <text:p>0.000179747762823</text:p>
          </table:table-cell>
          <table:table-cell table:formula="of:=[.$D$17]^[.A301]" office:value-type="float" office:value="6.03017132301492E-113" calcext:value-type="float">
            <text:p>6.03017132301492E-113</text:p>
          </table:table-cell>
          <table:table-cell table:formula="of:=[.$E$17]^[.A301]" office:value-type="float" office:value="0.653733170339447" calcext:value-type="float">
            <text:p>0.653733170339447</text:p>
          </table:table-cell>
          <table:table-cell table:formula="of:=[.$F$17]^[.A301]" office:value-type="float" office:value="0.000000572763306253046" calcext:value-type="float">
            <text:p>5.72763306253046E-07</text:p>
          </table:table-cell>
          <table:table-cell table:formula="of:=[.$G$17]^[.A301]" office:value-type="float" office:value="0.653733170339447" calcext:value-type="float">
            <text:p>0.653733170339447</text:p>
          </table:table-cell>
          <table:table-cell table:formula="of:=[.$H$17]^[.A301]" office:value-type="float" office:value="0.427095814761017" calcext:value-type="float">
            <text:p>0.427095814761017</text:p>
          </table:table-cell>
          <table:table-cell table:formula="of:=[.$I$17]^[.A301]" office:value-type="float" office:value="0.653733170339447" calcext:value-type="float">
            <text:p>0.653733170339447</text:p>
          </table:table-cell>
          <table:table-cell table:formula="of:=[.$J$17]^[.A301]" office:value-type="float" office:value="0.000000000260128419450639" calcext:value-type="float">
            <text:p>2.60128419450639E-10</text:p>
          </table:table-cell>
          <table:table-cell table:formula="of:=[.$K$17]^[.A301]" office:value-type="float" office:value="0.0000481901662934316" calcext:value-type="float">
            <text:p>4.81901662934316E-05</text:p>
          </table:table-cell>
          <table:table-cell table:formula="of:=[.$L$17]^[.A301]" office:value-type="float" office:value="0.0138515286693846" calcext:value-type="float">
            <text:p>0.013851528669385</text:p>
          </table:table-cell>
          <table:table-cell table:formula="of:=[.$M$17]^[.A301]" office:value-type="float" office:value="0.00000340067204598609" calcext:value-type="float">
            <text:p>3.40067204598609E-06</text:p>
          </table:table-cell>
          <table:table-cell table:formula="of:=[.$N$17]^[.A301]" office:value-type="float" office:value="0.653733170339447" calcext:value-type="float">
            <text:p>0.653733170339447</text:p>
          </table:table-cell>
          <table:table-cell table:formula="of:=SUM([.B301:.N301])" office:value-type="float" office:value="3.05611193641279" calcext:value-type="float">
            <text:p>3.05611193641279</text:p>
          </table:table-cell>
          <table:table-cell table:formula="of:=13-[.O301]" office:value-type="float" office:value="9.94388806358721" calcext:value-type="float">
            <text:p>9.943888063587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B$17]^[.A302]" office:value-type="float" office:value="9.02165447851261E-021" calcext:value-type="float">
            <text:p>9.02165447851261E-21</text:p>
          </table:table-cell>
          <table:table-cell table:formula="of:=[.$C$17]^[.A302]" office:value-type="float" office:value="0.000174390154393247" calcext:value-type="float">
            <text:p>0.000174390154393</text:p>
          </table:table-cell>
          <table:table-cell table:formula="of:=[.$D$17]^[.A302]" office:value-type="float" office:value="2.43543431972733E-113" calcext:value-type="float">
            <text:p>2.43543431972733E-113</text:p>
          </table:table-cell>
          <table:table-cell table:formula="of:=[.$E$17]^[.A302]" office:value-type="float" office:value="0.652758903319567" calcext:value-type="float">
            <text:p>0.652758903319567</text:p>
          </table:table-cell>
          <table:table-cell table:formula="of:=[.$F$17]^[.A302]" office:value-type="float" office:value="0.000000544594619060273" calcext:value-type="float">
            <text:p>5.44594619060273E-07</text:p>
          </table:table-cell>
          <table:table-cell table:formula="of:=[.$G$17]^[.A302]" office:value-type="float" office:value="0.652758903319567" calcext:value-type="float">
            <text:p>0.652758903319567</text:p>
          </table:table-cell>
          <table:table-cell table:formula="of:=[.$H$17]^[.A302]" office:value-type="float" office:value="0.425822801900328" calcext:value-type="float">
            <text:p>0.425822801900328</text:p>
          </table:table-cell>
          <table:table-cell table:formula="of:=[.$I$17]^[.A302]" office:value-type="float" office:value="0.652758903319567" calcext:value-type="float">
            <text:p>0.652758903319567</text:p>
          </table:table-cell>
          <table:table-cell table:formula="of:=[.$J$17]^[.A302]" office:value-type="float" office:value="0.000000000240744781637626" calcext:value-type="float">
            <text:p>2.40744781637626E-10</text:p>
          </table:table-cell>
          <table:table-cell table:formula="of:=[.$K$17]^[.A302]" office:value-type="float" office:value="0.0000465383424115405" calcext:value-type="float">
            <text:p>4.65383424115405E-05</text:p>
          </table:table-cell>
          <table:table-cell table:formula="of:=[.$L$17]^[.A302]" office:value-type="float" office:value="0.013645097541674" calcext:value-type="float">
            <text:p>0.013645097541674</text:p>
          </table:table-cell>
          <table:table-cell table:formula="of:=[.$M$17]^[.A302]" office:value-type="float" office:value="0.00000325369814235927" calcext:value-type="float">
            <text:p>3.25369814235927E-06</text:p>
          </table:table-cell>
          <table:table-cell table:formula="of:=[.$N$17]^[.A302]" office:value-type="float" office:value="0.652758903319567" calcext:value-type="float">
            <text:p>0.652758903319567</text:p>
          </table:table-cell>
          <table:table-cell table:formula="of:=SUM([.B302:.N302])" office:value-type="float" office:value="3.05072823975058" calcext:value-type="float">
            <text:p>3.05072823975058</text:p>
          </table:table-cell>
          <table:table-cell table:formula="of:=13-[.O302]" office:value-type="float" office:value="9.94927176024942" calcext:value-type="float">
            <text:p>9.9492717602494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B$17]^[.A303]" office:value-type="float" office:value="7.67714561435276E-021" calcext:value-type="float">
            <text:p>7.67714561435276E-21</text:p>
          </table:table-cell>
          <table:table-cell table:formula="of:=[.$C$17]^[.A303]" office:value-type="float" office:value="0.000169192236229514" calcext:value-type="float">
            <text:p>0.00016919223623</text:p>
          </table:table-cell>
          <table:table-cell table:formula="of:=[.$D$17]^[.A303]" office:value-type="float" office:value="9.83610582184959E-114" calcext:value-type="float">
            <text:p>9.83610582184959E-114</text:p>
          </table:table-cell>
          <table:table-cell table:formula="of:=[.$E$17]^[.A303]" office:value-type="float" office:value="0.651786088262459" calcext:value-type="float">
            <text:p>0.651786088262459</text:p>
          </table:table-cell>
          <table:table-cell table:formula="of:=[.$F$17]^[.A303]" office:value-type="float" office:value="0.000000517811277139276" calcext:value-type="float">
            <text:p>5.17811277139276E-07</text:p>
          </table:table-cell>
          <table:table-cell table:formula="of:=[.$G$17]^[.A303]" office:value-type="float" office:value="0.651786088262459" calcext:value-type="float">
            <text:p>0.651786088262459</text:p>
          </table:table-cell>
          <table:table-cell table:formula="of:=[.$H$17]^[.A303]" office:value-type="float" office:value="0.424553583414783" calcext:value-type="float">
            <text:p>0.424553583414783</text:p>
          </table:table-cell>
          <table:table-cell table:formula="of:=[.$I$17]^[.A303]" office:value-type="float" office:value="0.651786088262459" calcext:value-type="float">
            <text:p>0.651786088262459</text:p>
          </table:table-cell>
          <table:table-cell table:formula="of:=[.$J$17]^[.A303]" office:value-type="float" office:value="0.000000000222805528162393" calcext:value-type="float">
            <text:p>2.22805528162393E-10</text:p>
          </table:table-cell>
          <table:table-cell table:formula="of:=[.$K$17]^[.A303]" office:value-type="float" office:value="0.0000449431384242597" calcext:value-type="float">
            <text:p>4.49431384242597E-05</text:p>
          </table:table-cell>
          <table:table-cell table:formula="of:=[.$L$17]^[.A303]" office:value-type="float" office:value="0.0134417428838249" calcext:value-type="float">
            <text:p>0.013441742883825</text:p>
          </table:table-cell>
          <table:table-cell table:formula="of:=[.$M$17]^[.A303]" office:value-type="float" office:value="0.00000311307631504419" calcext:value-type="float">
            <text:p>3.11307631504419E-06</text:p>
          </table:table-cell>
          <table:table-cell table:formula="of:=[.$N$17]^[.A303]" office:value-type="float" office:value="0.651786088262459" calcext:value-type="float">
            <text:p>0.651786088262459</text:p>
          </table:table-cell>
          <table:table-cell table:formula="of:=SUM([.B303:.N303])" office:value-type="float" office:value="3.0453574458335" calcext:value-type="float">
            <text:p>3.0453574458335</text:p>
          </table:table-cell>
          <table:table-cell table:formula="of:=13-[.O303]" office:value-type="float" office:value="9.9546425541665" calcext:value-type="float">
            <text:p>9.954642554166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B$17]^[.A304]" office:value-type="float" office:value="6.53301064947157E-021" calcext:value-type="float">
            <text:p>6.53301064947157E-21</text:p>
          </table:table-cell>
          <table:table-cell table:formula="of:=[.$C$17]^[.A304]" office:value-type="float" office:value="0.000164149248562465" calcext:value-type="float">
            <text:p>0.000164149248562</text:p>
          </table:table-cell>
          <table:table-cell table:formula="of:=[.$D$17]^[.A304]" office:value-type="float" office:value="3.97255540643999E-114" calcext:value-type="float">
            <text:p>3.97255540643999E-114</text:p>
          </table:table-cell>
          <table:table-cell table:formula="of:=[.$E$17]^[.A304]" office:value-type="float" office:value="0.650814723004244" calcext:value-type="float">
            <text:p>0.650814723004244</text:p>
          </table:table-cell>
          <table:table-cell table:formula="of:=[.$F$17]^[.A304]" office:value-type="float" office:value="0.000000492345148755377" calcext:value-type="float">
            <text:p>4.92345148755377E-07</text:p>
          </table:table-cell>
          <table:table-cell table:formula="of:=[.$G$17]^[.A304]" office:value-type="float" office:value="0.650814723004244" calcext:value-type="float">
            <text:p>0.650814723004244</text:p>
          </table:table-cell>
          <table:table-cell table:formula="of:=[.$H$17]^[.A304]" office:value-type="float" office:value="0.423288147994769" calcext:value-type="float">
            <text:p>0.423288147994769</text:p>
          </table:table-cell>
          <table:table-cell table:formula="of:=[.$I$17]^[.A304]" office:value-type="float" office:value="0.650814723004244" calcext:value-type="float">
            <text:p>0.650814723004244</text:p>
          </table:table-cell>
          <table:table-cell table:formula="of:=[.$J$17]^[.A304]" office:value-type="float" office:value="0.000000000206203029789636" calcext:value-type="float">
            <text:p>2.06203029789636E-10</text:p>
          </table:table-cell>
          <table:table-cell table:formula="of:=[.$K$17]^[.A304]" office:value-type="float" office:value="0.0000434026135602389" calcext:value-type="float">
            <text:p>4.34026135602389E-05</text:p>
          </table:table-cell>
          <table:table-cell table:formula="of:=[.$L$17]^[.A304]" office:value-type="float" office:value="0.0132414188468081" calcext:value-type="float">
            <text:p>0.013241418846808</text:p>
          </table:table-cell>
          <table:table-cell table:formula="of:=[.$M$17]^[.A304]" office:value-type="float" office:value="0.00000297853203317194" calcext:value-type="float">
            <text:p>2.97853203317194E-06</text:p>
          </table:table-cell>
          <table:table-cell table:formula="of:=[.$N$17]^[.A304]" office:value-type="float" office:value="0.650814723004244" calcext:value-type="float">
            <text:p>0.650814723004244</text:p>
          </table:table-cell>
          <table:table-cell table:formula="of:=SUM([.B304:.N304])" office:value-type="float" office:value="3.03999948180406" calcext:value-type="float">
            <text:p>3.03999948180406</text:p>
          </table:table-cell>
          <table:table-cell table:formula="of:=13-[.O304]" office:value-type="float" office:value="9.96000051819594" calcext:value-type="float">
            <text:p>9.960000518195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B$17]^[.A305]" office:value-type="float" office:value="5.55938760186031E-021" calcext:value-type="float">
            <text:p>5.55938760186031E-21</text:p>
          </table:table-cell>
          <table:table-cell table:formula="of:=[.$C$17]^[.A305]" office:value-type="float" office:value="0.000159256573493539" calcext:value-type="float">
            <text:p>0.000159256573494</text:p>
          </table:table-cell>
          <table:table-cell table:formula="of:=[.$D$17]^[.A305]" office:value-type="float" office:value="1.6044150747321E-114" calcext:value-type="float">
            <text:p>1.6044150747321E-114</text:p>
          </table:table-cell>
          <table:table-cell table:formula="of:=[.$E$17]^[.A305]" office:value-type="float" office:value="0.649844805384267" calcext:value-type="float">
            <text:p>0.649844805384267</text:p>
          </table:table-cell>
          <table:table-cell table:formula="of:=[.$F$17]^[.A305]" office:value-type="float" office:value="0.000000468131452914948" calcext:value-type="float">
            <text:p>4.68131452914948E-07</text:p>
          </table:table-cell>
          <table:table-cell table:formula="of:=[.$G$17]^[.A305]" office:value-type="float" office:value="0.649844805384267" calcext:value-type="float">
            <text:p>0.649844805384267</text:p>
          </table:table-cell>
          <table:table-cell table:formula="of:=[.$H$17]^[.A305]" office:value-type="float" office:value="0.422026484364382" calcext:value-type="float">
            <text:p>0.422026484364382</text:p>
          </table:table-cell>
          <table:table-cell table:formula="of:=[.$I$17]^[.A305]" office:value-type="float" office:value="0.649844805384267" calcext:value-type="float">
            <text:p>0.649844805384267</text:p>
          </table:table-cell>
          <table:table-cell table:formula="of:=[.$J$17]^[.A305]" office:value-type="float" office:value="0.000000000190837677346295" calcext:value-type="float">
            <text:p>1.90837677346295E-10</text:p>
          </table:table-cell>
          <table:table-cell table:formula="of:=[.$K$17]^[.A305]" office:value-type="float" office:value="0.0000419148935723321" calcext:value-type="float">
            <text:p>4.19148935723321E-05</text:p>
          </table:table-cell>
          <table:table-cell table:formula="of:=[.$L$17]^[.A305]" office:value-type="float" office:value="0.0130440802648885" calcext:value-type="float">
            <text:p>0.013044080264889</text:p>
          </table:table-cell>
          <table:table-cell table:formula="of:=[.$M$17]^[.A305]" office:value-type="float" office:value="0.00000284980263084409" calcext:value-type="float">
            <text:p>2.84980263084409E-06</text:p>
          </table:table-cell>
          <table:table-cell table:formula="of:=[.$N$17]^[.A305]" office:value-type="float" office:value="0.649844805384267" calcext:value-type="float">
            <text:p>0.649844805384267</text:p>
          </table:table-cell>
          <table:table-cell table:formula="of:=SUM([.B305:.N305])" office:value-type="float" office:value="3.03465427575833" calcext:value-type="float">
            <text:p>3.03465427575833</text:p>
          </table:table-cell>
          <table:table-cell table:formula="of:=13-[.O305]" office:value-type="float" office:value="9.96534572424167" calcext:value-type="float">
            <text:p>9.965345724241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B$17]^[.A306]" office:value-type="float" office:value="4.73086485940721E-021" calcext:value-type="float">
            <text:p>4.73086485940721E-21</text:p>
          </table:table-cell>
          <table:table-cell table:formula="of:=[.$C$17]^[.A306]" office:value-type="float" office:value="0.000154509730766459" calcext:value-type="float">
            <text:p>0.000154509730766</text:p>
          </table:table-cell>
          <table:table-cell table:formula="of:=[.$D$17]^[.A306]" office:value-type="float" office:value="6.47982839422352E-115" calcext:value-type="float">
            <text:p>6.47982839422352E-115</text:p>
          </table:table-cell>
          <table:table-cell table:formula="of:=[.$E$17]^[.A306]" office:value-type="float" office:value="0.648876333245096" calcext:value-type="float">
            <text:p>0.648876333245096</text:p>
          </table:table-cell>
          <table:table-cell table:formula="of:=[.$F$17]^[.A306]" office:value-type="float" office:value="0.000000445108594574868" calcext:value-type="float">
            <text:p>4.45108594574868E-07</text:p>
          </table:table-cell>
          <table:table-cell table:formula="of:=[.$G$17]^[.A306]" office:value-type="float" office:value="0.648876333245096" calcext:value-type="float">
            <text:p>0.648876333245096</text:p>
          </table:table-cell>
          <table:table-cell table:formula="of:=[.$H$17]^[.A306]" office:value-type="float" office:value="0.420768581281328" calcext:value-type="float">
            <text:p>0.420768581281328</text:p>
          </table:table-cell>
          <table:table-cell table:formula="of:=[.$I$17]^[.A306]" office:value-type="float" office:value="0.648876333245096" calcext:value-type="float">
            <text:p>0.648876333245096</text:p>
          </table:table-cell>
          <table:table-cell table:formula="of:=[.$J$17]^[.A306]" office:value-type="float" office:value="0.000000000176617284101415" calcext:value-type="float">
            <text:p>1.76617284101415E-10</text:p>
          </table:table-cell>
          <table:table-cell table:formula="of:=[.$K$17]^[.A306]" office:value-type="float" office:value="0.0000404781684573341" calcext:value-type="float">
            <text:p>4.04781684573341E-05</text:p>
          </table:table-cell>
          <table:table-cell table:formula="of:=[.$L$17]^[.A306]" office:value-type="float" office:value="0.0128496826454416" calcext:value-type="float">
            <text:p>0.012849682645442</text:p>
          </table:table-cell>
          <table:table-cell table:formula="of:=[.$M$17]^[.A306]" office:value-type="float" office:value="0.00000272663679433965" calcext:value-type="float">
            <text:p>2.72663679433965E-06</text:p>
          </table:table-cell>
          <table:table-cell table:formula="of:=[.$N$17]^[.A306]" office:value-type="float" office:value="0.648876333245096" calcext:value-type="float">
            <text:p>0.648876333245096</text:p>
          </table:table-cell>
          <table:table-cell table:formula="of:=SUM([.B306:.N306])" office:value-type="float" office:value="3.02932175672838" calcext:value-type="float">
            <text:p>3.02932175672838</text:p>
          </table:table-cell>
          <table:table-cell table:formula="of:=13-[.O306]" office:value-type="float" office:value="9.97067824327162" calcext:value-type="float">
            <text:p>9.970678243271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B$17]^[.A307]" office:value-type="float" office:value="4.02581793550152E-021" calcext:value-type="float">
            <text:p>4.02581793550152E-21</text:p>
          </table:table-cell>
          <table:table-cell table:formula="of:=[.$C$17]^[.A307]" office:value-type="float" office:value="0.000149904373664627" calcext:value-type="float">
            <text:p>0.000149904373665</text:p>
          </table:table-cell>
          <table:table-cell table:formula="of:=[.$D$17]^[.A307]" office:value-type="float" office:value="2.61703948559549E-115" calcext:value-type="float">
            <text:p>2.61703948559549E-115</text:p>
          </table:table-cell>
          <table:table-cell table:formula="of:=[.$E$17]^[.A307]" office:value-type="float" office:value="0.64790930443251" calcext:value-type="float">
            <text:p>0.64790930443251</text:p>
          </table:table-cell>
          <table:table-cell table:formula="of:=[.$F$17]^[.A307]" office:value-type="float" office:value="0.000000423218007956432" calcext:value-type="float">
            <text:p>4.23218007956432E-07</text:p>
          </table:table-cell>
          <table:table-cell table:formula="of:=[.$G$17]^[.A307]" office:value-type="float" office:value="0.64790930443251" calcext:value-type="float">
            <text:p>0.64790930443251</text:p>
          </table:table-cell>
          <table:table-cell table:formula="of:=[.$H$17]^[.A307]" office:value-type="float" office:value="0.419514427536824" calcext:value-type="float">
            <text:p>0.419514427536824</text:p>
          </table:table-cell>
          <table:table-cell table:formula="of:=[.$I$17]^[.A307]" office:value-type="float" office:value="0.64790930443251" calcext:value-type="float">
            <text:p>0.64790930443251</text:p>
          </table:table-cell>
          <table:table-cell table:formula="of:=[.$J$17]^[.A307]" office:value-type="float" office:value="0.000000000163456532678061" calcext:value-type="float">
            <text:p>1.63456532678061E-10</text:p>
          </table:table-cell>
          <table:table-cell table:formula="of:=[.$K$17]^[.A307]" office:value-type="float" office:value="0.0000390906902538786" calcext:value-type="float">
            <text:p>3.90906902538786E-05</text:p>
          </table:table-cell>
          <table:table-cell table:formula="of:=[.$L$17]^[.A307]" office:value-type="float" office:value="0.0126581821589223" calcext:value-type="float">
            <text:p>0.012658182158922</text:p>
          </table:table-cell>
          <table:table-cell table:formula="of:=[.$M$17]^[.A307]" office:value-type="float" office:value="0.00000260879407148444" calcext:value-type="float">
            <text:p>2.60879407148444E-06</text:p>
          </table:table-cell>
          <table:table-cell table:formula="of:=[.$N$17]^[.A307]" office:value-type="float" office:value="0.64790930443251" calcext:value-type="float">
            <text:p>0.64790930443251</text:p>
          </table:table-cell>
          <table:table-cell table:formula="of:=SUM([.B307:.N307])" office:value-type="float" office:value="3.02400185466524" calcext:value-type="float">
            <text:p>3.02400185466524</text:p>
          </table:table-cell>
          <table:table-cell table:formula="of:=13-[.O307]" office:value-type="float" office:value="9.97599814533476" calcext:value-type="float">
            <text:p>9.975998145334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B$17]^[.A308]" office:value-type="float" office:value="3.42584506880979E-021" calcext:value-type="float">
            <text:p>3.42584506880979E-21</text:p>
          </table:table-cell>
          <table:table-cell table:formula="of:=[.$C$17]^[.A308]" office:value-type="float" office:value="0.000145436285030808" calcext:value-type="float">
            <text:p>0.000145436285031</text:p>
          </table:table-cell>
          <table:table-cell table:formula="of:=[.$D$17]^[.A308]" office:value-type="float" office:value="1.05695633471889E-115" calcext:value-type="float">
            <text:p>1.05695633471889E-115</text:p>
          </table:table-cell>
          <table:table-cell table:formula="of:=[.$E$17]^[.A308]" office:value-type="float" office:value="0.646943716795501" calcext:value-type="float">
            <text:p>0.646943716795501</text:p>
          </table:table-cell>
          <table:table-cell table:formula="of:=[.$F$17]^[.A308]" office:value-type="float" office:value="0.000000402404007565132" calcext:value-type="float">
            <text:p>4.02404007565132E-07</text:p>
          </table:table-cell>
          <table:table-cell table:formula="of:=[.$G$17]^[.A308]" office:value-type="float" office:value="0.646943716795501" calcext:value-type="float">
            <text:p>0.646943716795501</text:p>
          </table:table-cell>
          <table:table-cell table:formula="of:=[.$H$17]^[.A308]" office:value-type="float" office:value="0.418264011955492" calcext:value-type="float">
            <text:p>0.418264011955492</text:p>
          </table:table-cell>
          <table:table-cell table:formula="of:=[.$I$17]^[.A308]" office:value-type="float" office:value="0.646943716795501" calcext:value-type="float">
            <text:p>0.646943716795501</text:p>
          </table:table-cell>
          <table:table-cell table:formula="of:=[.$J$17]^[.A308]" office:value-type="float" office:value="0.00000000015127646317895" calcext:value-type="float">
            <text:p>1.5127646317895E-10</text:p>
          </table:table-cell>
          <table:table-cell table:formula="of:=[.$K$17]^[.A308]" office:value-type="float" office:value="0.0000377507709158172" calcext:value-type="float">
            <text:p>3.77507709158172E-05</text:p>
          </table:table-cell>
          <table:table-cell table:formula="of:=[.$L$17]^[.A308]" office:value-type="float" office:value="0.0124695356289831" calcext:value-type="float">
            <text:p>0.012469535628983</text:p>
          </table:table-cell>
          <table:table-cell table:formula="of:=[.$M$17]^[.A308]" office:value-type="float" office:value="0.00000249604440222505" calcext:value-type="float">
            <text:p>2.49604440222505E-06</text:p>
          </table:table-cell>
          <table:table-cell table:formula="of:=[.$N$17]^[.A308]" office:value-type="float" office:value="0.646943716795501" calcext:value-type="float">
            <text:p>0.646943716795501</text:p>
          </table:table-cell>
          <table:table-cell table:formula="of:=SUM([.B308:.N308])" office:value-type="float" office:value="3.01869450042211" calcext:value-type="float">
            <text:p>3.01869450042211</text:p>
          </table:table-cell>
          <table:table-cell table:formula="of:=13-[.O308]" office:value-type="float" office:value="9.98130549957789" calcext:value-type="float">
            <text:p>9.981305499577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B$17]^[.A309]" office:value-type="float" office:value="2.91528693634931E-021" calcext:value-type="float">
            <text:p>2.91528693634931E-21</text:p>
          </table:table-cell>
          <table:table-cell table:formula="of:=[.$C$17]^[.A309]" office:value-type="float" office:value="0.000141101373405448" calcext:value-type="float">
            <text:p>0.000141101373405</text:p>
          </table:table-cell>
          <table:table-cell table:formula="of:=[.$D$17]^[.A309]" office:value-type="float" office:value="4.26878042785126E-116" calcext:value-type="float">
            <text:p>4.26878042785126E-116</text:p>
          </table:table-cell>
          <table:table-cell table:formula="of:=[.$E$17]^[.A309]" office:value-type="float" office:value="0.645979568186268" calcext:value-type="float">
            <text:p>0.645979568186268</text:p>
          </table:table-cell>
          <table:table-cell table:formula="of:=[.$F$17]^[.A309]" office:value-type="float" office:value="0.000000382613646537338" calcext:value-type="float">
            <text:p>3.82613646537338E-07</text:p>
          </table:table-cell>
          <table:table-cell table:formula="of:=[.$G$17]^[.A309]" office:value-type="float" office:value="0.645979568186268" calcext:value-type="float">
            <text:p>0.645979568186268</text:p>
          </table:table-cell>
          <table:table-cell table:formula="of:=[.$H$17]^[.A309]" office:value-type="float" office:value="0.417017323395266" calcext:value-type="float">
            <text:p>0.417017323395266</text:p>
          </table:table-cell>
          <table:table-cell table:formula="of:=[.$I$17]^[.A309]" office:value-type="float" office:value="0.645979568186268" calcext:value-type="float">
            <text:p>0.645979568186268</text:p>
          </table:table-cell>
          <table:table-cell table:formula="of:=[.$J$17]^[.A309]" office:value-type="float" office:value="0.000000000140003999454737" calcext:value-type="float">
            <text:p>1.40003999454737E-10</text:p>
          </table:table-cell>
          <table:table-cell table:formula="of:=[.$K$17]^[.A309]" office:value-type="float" office:value="0.0000364567802584941" calcext:value-type="float">
            <text:p>3.64567802584941E-05</text:p>
          </table:table-cell>
          <table:table-cell table:formula="of:=[.$L$17]^[.A309]" office:value-type="float" office:value="0.0122837005227389" calcext:value-type="float">
            <text:p>0.012283700522739</text:p>
          </table:table-cell>
          <table:table-cell table:formula="of:=[.$M$17]^[.A309]" office:value-type="float" office:value="0.00000238816766949103" calcext:value-type="float">
            <text:p>2.38816766949103E-06</text:p>
          </table:table-cell>
          <table:table-cell table:formula="of:=[.$N$17]^[.A309]" office:value-type="float" office:value="0.645979568186268" calcext:value-type="float">
            <text:p>0.645979568186268</text:p>
          </table:table-cell>
          <table:table-cell table:formula="of:=SUM([.B309:.N309])" office:value-type="float" office:value="3.01339962573806" calcext:value-type="float">
            <text:p>3.01339962573806</text:p>
          </table:table-cell>
          <table:table-cell table:formula="of:=13-[.O309]" office:value-type="float" office:value="9.98660037426194" calcext:value-type="float">
            <text:p>9.986600374261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B$17]^[.A310]" office:value-type="float" office:value="2.48081794434494E-021" calcext:value-type="float">
            <text:p>2.48081794434494E-21</text:p>
          </table:table-cell>
          <table:table-cell table:formula="of:=[.$C$17]^[.A310]" office:value-type="float" office:value="0.0001368956692801" calcext:value-type="float">
            <text:p>0.00013689566928</text:p>
          </table:table-cell>
          <table:table-cell table:formula="of:=[.$D$17]^[.A310]" office:value-type="float" office:value="1.72405290007108E-116" calcext:value-type="float">
            <text:p>1.72405290007108E-116</text:p>
          </table:table-cell>
          <table:table-cell table:formula="of:=[.$E$17]^[.A310]" office:value-type="float" office:value="0.645016856460208" calcext:value-type="float">
            <text:p>0.645016856460208</text:p>
          </table:table-cell>
          <table:table-cell table:formula="of:=[.$F$17]^[.A310]" office:value-type="float" office:value="0.000000363796581953535" calcext:value-type="float">
            <text:p>3.63796581953535E-07</text:p>
          </table:table-cell>
          <table:table-cell table:formula="of:=[.$G$17]^[.A310]" office:value-type="float" office:value="0.645016856460208" calcext:value-type="float">
            <text:p>0.645016856460208</text:p>
          </table:table-cell>
          <table:table-cell table:formula="of:=[.$H$17]^[.A310]" office:value-type="float" office:value="0.415774350747292" calcext:value-type="float">
            <text:p>0.415774350747292</text:p>
          </table:table-cell>
          <table:table-cell table:formula="of:=[.$I$17]^[.A310]" office:value-type="float" office:value="0.645016856460208" calcext:value-type="float">
            <text:p>0.645016856460208</text:p>
          </table:table-cell>
          <table:table-cell table:formula="of:=[.$J$17]^[.A310]" office:value-type="float" office:value="0.000000000129571510672714" calcext:value-type="float">
            <text:p>1.29571510672714E-10</text:p>
          </table:table-cell>
          <table:table-cell table:formula="of:=[.$K$17]^[.A310]" office:value-type="float" office:value="0.0000352071439754161" calcext:value-type="float">
            <text:p>3.52071439754161E-05</text:p>
          </table:table-cell>
          <table:table-cell table:formula="of:=[.$L$17]^[.A310]" office:value-type="float" office:value="0.012100634941178" calcext:value-type="float">
            <text:p>0.012100634941178</text:p>
          </table:table-cell>
          <table:table-cell table:formula="of:=[.$M$17]^[.A310]" office:value-type="float" office:value="0.00000228495326946832" calcext:value-type="float">
            <text:p>2.28495326946832E-06</text:p>
          </table:table-cell>
          <table:table-cell table:formula="of:=[.$N$17]^[.A310]" office:value-type="float" office:value="0.645016856460208" calcext:value-type="float">
            <text:p>0.645016856460208</text:p>
          </table:table-cell>
          <table:table-cell table:formula="of:=SUM([.B310:.N310])" office:value-type="float" office:value="3.00811716322198" calcext:value-type="float">
            <text:p>3.00811716322198</text:p>
          </table:table-cell>
          <table:table-cell table:formula="of:=13-[.O310]" office:value-type="float" office:value="9.99188283677802" calcext:value-type="float">
            <text:p>9.991882836778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B$17]^[.A311]" office:value-type="float" office:value="2.11109842953944E-021" calcext:value-type="float">
            <text:p>2.11109842953944E-21</text:p>
          </table:table-cell>
          <table:table-cell table:formula="of:=[.$C$17]^[.A311]" office:value-type="float" office:value="0.000132815321462511" calcext:value-type="float">
            <text:p>0.000132815321463</text:p>
          </table:table-cell>
          <table:table-cell table:formula="of:=[.$D$17]^[.A311]" office:value-type="float" office:value="6.96301543843906E-117" calcext:value-type="float">
            <text:p>6.96301543843906E-117</text:p>
          </table:table-cell>
          <table:table-cell table:formula="of:=[.$E$17]^[.A311]" office:value-type="float" office:value="0.644055579475916" calcext:value-type="float">
            <text:p>0.644055579475916</text:p>
          </table:table-cell>
          <table:table-cell table:formula="of:=[.$F$17]^[.A311]" office:value-type="float" office:value="0.000000345904946775492" calcext:value-type="float">
            <text:p>3.45904946775492E-07</text:p>
          </table:table-cell>
          <table:table-cell table:formula="of:=[.$G$17]^[.A311]" office:value-type="float" office:value="0.644055579475916" calcext:value-type="float">
            <text:p>0.644055579475916</text:p>
          </table:table-cell>
          <table:table-cell table:formula="of:=[.$H$17]^[.A311]" office:value-type="float" office:value="0.414535082935825" calcext:value-type="float">
            <text:p>0.414535082935825</text:p>
          </table:table-cell>
          <table:table-cell table:formula="of:=[.$I$17]^[.A311]" office:value-type="float" office:value="0.644055579475916" calcext:value-type="float">
            <text:p>0.644055579475916</text:p>
          </table:table-cell>
          <table:table-cell table:formula="of:=[.$J$17]^[.A311]" office:value-type="float" office:value="0.000000000119916405555523" calcext:value-type="float">
            <text:p>1.19916405555523E-10</text:p>
          </table:table-cell>
          <table:table-cell table:formula="of:=[.$K$17]^[.A311]" office:value-type="float" office:value="0.0000340003417229056" calcext:value-type="float">
            <text:p>3.40003417229056E-05</text:p>
          </table:table-cell>
          <table:table-cell table:formula="of:=[.$L$17]^[.A311]" office:value-type="float" office:value="0.0119202976097148" calcext:value-type="float">
            <text:p>0.011920297609715</text:p>
          </table:table-cell>
          <table:table-cell table:formula="of:=[.$M$17]^[.A311]" office:value-type="float" office:value="0.0000021861997004451" calcext:value-type="float">
            <text:p>2.1861997004451E-06</text:p>
          </table:table-cell>
          <table:table-cell table:formula="of:=[.$N$17]^[.A311]" office:value-type="float" office:value="0.644055579475916" calcext:value-type="float">
            <text:p>0.644055579475916</text:p>
          </table:table-cell>
          <table:table-cell table:formula="of:=SUM([.B311:.N311])" office:value-type="float" office:value="3.00284704633695" calcext:value-type="float">
            <text:p>3.00284704633695</text:p>
          </table:table-cell>
          <table:table-cell table:formula="of:=13-[.O311]" office:value-type="float" office:value="9.99715295366305" calcext:value-type="float">
            <text:p>9.9971529536630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B$17]^[.A312]" office:value-type="float" office:value="1.79647869339347E-021" calcext:value-type="float">
            <text:p>1.79647869339347E-21</text:p>
          </table:table-cell>
          <table:table-cell table:formula="of:=[.$C$17]^[.A312]" office:value-type="float" office:value="0.000128856593550067" calcext:value-type="float">
            <text:p>0.00012885659355</text:p>
          </table:table-cell>
          <table:table-cell table:formula="of:=[.$D$17]^[.A312]" office:value-type="float" office:value="2.81218656306555E-117" calcext:value-type="float">
            <text:p>2.81218656306555E-117</text:p>
          </table:table-cell>
          <table:table-cell table:formula="of:=[.$E$17]^[.A312]" office:value-type="float" office:value="0.643095735095176" calcext:value-type="float">
            <text:p>0.643095735095176</text:p>
          </table:table-cell>
          <table:table-cell table:formula="of:=[.$F$17]^[.A312]" office:value-type="float" office:value="0.000000328893228081615" calcext:value-type="float">
            <text:p>3.28893228081615E-07</text:p>
          </table:table-cell>
          <table:table-cell table:formula="of:=[.$G$17]^[.A312]" office:value-type="float" office:value="0.643095735095176" calcext:value-type="float">
            <text:p>0.643095735095176</text:p>
          </table:table-cell>
          <table:table-cell table:formula="of:=[.$H$17]^[.A312]" office:value-type="float" office:value="0.413299508918132" calcext:value-type="float">
            <text:p>0.413299508918132</text:p>
          </table:table-cell>
          <table:table-cell table:formula="of:=[.$I$17]^[.A312]" office:value-type="float" office:value="0.643095735095176" calcext:value-type="float">
            <text:p>0.643095735095176</text:p>
          </table:table-cell>
          <table:table-cell table:formula="of:=[.$J$17]^[.A312]" office:value-type="float" office:value="0.000000000110980756855409" calcext:value-type="float">
            <text:p>1.10980756855409E-10</text:p>
          </table:table-cell>
          <table:table-cell table:formula="of:=[.$K$17]^[.A312]" office:value-type="float" office:value="0.0000328349052704066" calcext:value-type="float">
            <text:p>3.28349052704066E-05</text:p>
          </table:table-cell>
          <table:table-cell table:formula="of:=[.$L$17]^[.A312]" office:value-type="float" office:value="0.0117426478688845" calcext:value-type="float">
            <text:p>0.011742647868885</text:p>
          </table:table-cell>
          <table:table-cell table:formula="of:=[.$M$17]^[.A312]" office:value-type="float" office:value="0.00000209171416942735" calcext:value-type="float">
            <text:p>2.09171416942735E-06</text:p>
          </table:table-cell>
          <table:table-cell table:formula="of:=[.$N$17]^[.A312]" office:value-type="float" office:value="0.643095735095176" calcext:value-type="float">
            <text:p>0.643095735095176</text:p>
          </table:table-cell>
          <table:table-cell table:formula="of:=SUM([.B312:.N312])" office:value-type="float" office:value="2.99758920938492" calcext:value-type="float">
            <text:p>2.99758920938492</text:p>
          </table:table-cell>
          <table:table-cell table:formula="of:=13-[.O312]" office:value-type="float" office:value="10.0024107906151" calcext:value-type="float">
            <text:p>10.00241079061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B$17]^[.A313]" office:value-type="float" office:value="1.52874714445257E-021" calcext:value-type="float">
            <text:p>1.52874714445257E-21</text:p>
          </table:table-cell>
          <table:table-cell table:formula="of:=[.$C$17]^[.A313]" office:value-type="float" office:value="0.000125015860508336" calcext:value-type="float">
            <text:p>0.000125015860508</text:p>
          </table:table-cell>
          <table:table-cell table:formula="of:=[.$D$17]^[.A313]" office:value-type="float" office:value="1.13577132427834E-117" calcext:value-type="float">
            <text:p>1.13577132427834E-117</text:p>
          </table:table-cell>
          <table:table-cell table:formula="of:=[.$E$17]^[.A313]" office:value-type="float" office:value="0.642137321182963" calcext:value-type="float">
            <text:p>0.642137321182963</text:p>
          </table:table-cell>
          <table:table-cell table:formula="of:=[.$F$17]^[.A313]" office:value-type="float" office:value="0.000000312718151290716" calcext:value-type="float">
            <text:p>3.12718151290716E-07</text:p>
          </table:table-cell>
          <table:table-cell table:formula="of:=[.$G$17]^[.A313]" office:value-type="float" office:value="0.642137321182963" calcext:value-type="float">
            <text:p>0.642137321182963</text:p>
          </table:table-cell>
          <table:table-cell table:formula="of:=[.$H$17]^[.A313]" office:value-type="float" office:value="0.412067617684397" calcext:value-type="float">
            <text:p>0.412067617684397</text:p>
          </table:table-cell>
          <table:table-cell table:formula="of:=[.$I$17]^[.A313]" office:value-type="float" office:value="0.642137321182963" calcext:value-type="float">
            <text:p>0.642137321182963</text:p>
          </table:table-cell>
          <table:table-cell table:formula="of:=[.$J$17]^[.A313]" office:value-type="float" office:value="0.000000000102710953811042" calcext:value-type="float">
            <text:p>1.02710953811042E-10</text:p>
          </table:table-cell>
          <table:table-cell table:formula="of:=[.$K$17]^[.A313]" office:value-type="float" office:value="0.000031709416714193" calcext:value-type="float">
            <text:p>3.1709416714193E-05</text:p>
          </table:table-cell>
          <table:table-cell table:formula="of:=[.$L$17]^[.A313]" office:value-type="float" office:value="0.0115676456651753" calcext:value-type="float">
            <text:p>0.011567645665175</text:p>
          </table:table-cell>
          <table:table-cell table:formula="of:=[.$M$17]^[.A313]" office:value-type="float" office:value="0.00000200131221575613" calcext:value-type="float">
            <text:p>2.00131221575613E-06</text:p>
          </table:table-cell>
          <table:table-cell table:formula="of:=[.$N$17]^[.A313]" office:value-type="float" office:value="0.642137321182963" calcext:value-type="float">
            <text:p>0.642137321182963</text:p>
          </table:table-cell>
          <table:table-cell table:formula="of:=SUM([.B313:.N313])" office:value-type="float" office:value="2.99234358749172" calcext:value-type="float">
            <text:p>2.99234358749172</text:p>
          </table:table-cell>
          <table:table-cell table:formula="of:=13-[.O313]" office:value-type="float" office:value="10.0076564125083" calcext:value-type="float">
            <text:p>10.007656412508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B$17]^[.A314]" office:value-type="float" office:value="1.30091597538363E-021" calcext:value-type="float">
            <text:p>1.30091597538363E-21</text:p>
          </table:table-cell>
          <table:table-cell table:formula="of:=[.$C$17]^[.A314]" office:value-type="float" office:value="0.000121289605351605" calcext:value-type="float">
            <text:p>0.000121289605352</text:p>
          </table:table-cell>
          <table:table-cell table:formula="of:=[.$D$17]^[.A314]" office:value-type="float" office:value="4.58709432011072E-118" calcext:value-type="float">
            <text:p>4.58709432011072E-118</text:p>
          </table:table-cell>
          <table:table-cell table:formula="of:=[.$E$17]^[.A314]" office:value-type="float" office:value="0.641180335607429" calcext:value-type="float">
            <text:p>0.641180335607429</text:p>
          </table:table-cell>
          <table:table-cell table:formula="of:=[.$F$17]^[.A314]" office:value-type="float" office:value="0.000000297338570079697" calcext:value-type="float">
            <text:p>2.97338570079697E-07</text:p>
          </table:table-cell>
          <table:table-cell table:formula="of:=[.$G$17]^[.A314]" office:value-type="float" office:value="0.641180335607429" calcext:value-type="float">
            <text:p>0.641180335607429</text:p>
          </table:table-cell>
          <table:table-cell table:formula="of:=[.$H$17]^[.A314]" office:value-type="float" office:value="0.410839398257618" calcext:value-type="float">
            <text:p>0.410839398257618</text:p>
          </table:table-cell>
          <table:table-cell table:formula="of:=[.$I$17]^[.A314]" office:value-type="float" office:value="0.641180335607429" calcext:value-type="float">
            <text:p>0.641180335607429</text:p>
          </table:table-cell>
          <table:table-cell table:formula="of:=[.$J$17]^[.A314]" office:value-type="float" office:value="0.0000000000950573805017243" calcext:value-type="float">
            <text:p>9.50573805017243E-11</text:p>
          </table:table-cell>
          <table:table-cell table:formula="of:=[.$K$17]^[.A314]" office:value-type="float" office:value="0.0000306225067523056" calcext:value-type="float">
            <text:p>3.06225067523056E-05</text:p>
          </table:table-cell>
          <table:table-cell table:formula="of:=[.$L$17]^[.A314]" office:value-type="float" office:value="0.0113952515419984" calcext:value-type="float">
            <text:p>0.011395251541998</text:p>
          </table:table-cell>
          <table:table-cell table:formula="of:=[.$M$17]^[.A314]" office:value-type="float" office:value="0.00000191481735099171" calcext:value-type="float">
            <text:p>1.91481735099171E-06</text:p>
          </table:table-cell>
          <table:table-cell table:formula="of:=[.$N$17]^[.A314]" office:value-type="float" office:value="0.641180335607429" calcext:value-type="float">
            <text:p>0.641180335607429</text:p>
          </table:table-cell>
          <table:table-cell table:formula="of:=SUM([.B314:.N314])" office:value-type="float" office:value="2.98711011659242" calcext:value-type="float">
            <text:p>2.98711011659242</text:p>
          </table:table-cell>
          <table:table-cell table:formula="of:=13-[.O314]" office:value-type="float" office:value="10.0128898834076" calcext:value-type="float">
            <text:p>10.012889883407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B$17]^[.A315]" office:value-type="float" office:value="1.10703878084062E-021" calcext:value-type="float">
            <text:p>1.10703878084062E-21</text:p>
          </table:table-cell>
          <table:table-cell table:formula="of:=[.$C$17]^[.A315]" office:value-type="float" office:value="0.000117674415922347" calcext:value-type="float">
            <text:p>0.000117674415922</text:p>
          </table:table-cell>
          <table:table-cell table:formula="of:=[.$D$17]^[.A315]" office:value-type="float" office:value="1.85261186400895E-118" calcext:value-type="float">
            <text:p>1.85261186400895E-118</text:p>
          </table:table-cell>
          <table:table-cell table:formula="of:=[.$E$17]^[.A315]" office:value-type="float" office:value="0.640224776239907" calcext:value-type="float">
            <text:p>0.640224776239907</text:p>
          </table:table-cell>
          <table:table-cell table:formula="of:=[.$F$17]^[.A315]" office:value-type="float" office:value="0.000000282715361715121" calcext:value-type="float">
            <text:p>2.82715361715121E-07</text:p>
          </table:table-cell>
          <table:table-cell table:formula="of:=[.$G$17]^[.A315]" office:value-type="float" office:value="0.640224776239907" calcext:value-type="float">
            <text:p>0.640224776239907</text:p>
          </table:table-cell>
          <table:table-cell table:formula="of:=[.$H$17]^[.A315]" office:value-type="float" office:value="0.409614839693512" calcext:value-type="float">
            <text:p>0.409614839693512</text:p>
          </table:table-cell>
          <table:table-cell table:formula="of:=[.$I$17]^[.A315]" office:value-type="float" office:value="0.640224776239907" calcext:value-type="float">
            <text:p>0.640224776239907</text:p>
          </table:table-cell>
          <table:table-cell table:formula="of:=[.$J$17]^[.A315]" office:value-type="float" office:value="0.0000000000879741181692561" calcext:value-type="float">
            <text:p>8.79741181692561E-11</text:p>
          </table:table-cell>
          <table:table-cell table:formula="of:=[.$K$17]^[.A315]" office:value-type="float" office:value="0.00002957285301862" calcext:value-type="float">
            <text:p>2.957285301862E-05</text:p>
          </table:table-cell>
          <table:table-cell table:formula="of:=[.$L$17]^[.A315]" office:value-type="float" office:value="0.0112254266307912" calcext:value-type="float">
            <text:p>0.011225426630791</text:p>
          </table:table-cell>
          <table:table-cell table:formula="of:=[.$M$17]^[.A315]" office:value-type="float" office:value="0.00000183206071436166" calcext:value-type="float">
            <text:p>1.83206071436166E-06</text:p>
          </table:table-cell>
          <table:table-cell table:formula="of:=[.$N$17]^[.A315]" office:value-type="float" office:value="0.640224776239907" calcext:value-type="float">
            <text:p>0.640224776239907</text:p>
          </table:table-cell>
          <table:table-cell table:formula="of:=SUM([.B315:.N315])" office:value-type="float" office:value="2.98188873341692" calcext:value-type="float">
            <text:p>2.98188873341692</text:p>
          </table:table-cell>
          <table:table-cell table:formula="of:=13-[.O315]" office:value-type="float" office:value="10.0181112665831" calcext:value-type="float">
            <text:p>10.01811126658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B$17]^[.A316]" office:value-type="float" office:value="9.42055355976143E-022" calcext:value-type="float">
            <text:p>9.42055355976143E-22</text:p>
          </table:table-cell>
          <table:table-cell table:formula="of:=[.$C$17]^[.A316]" office:value-type="float" office:value="0.000114166981766688" calcext:value-type="float">
            <text:p>0.000114166981767</text:p>
          </table:table-cell>
          <table:table-cell table:formula="of:=[.$D$17]^[.A316]" office:value-type="float" office:value="7.48223271455178E-119" calcext:value-type="float">
            <text:p>7.48223271455178E-119</text:p>
          </table:table-cell>
          <table:table-cell table:formula="of:=[.$E$17]^[.A316]" office:value-type="float" office:value="0.6392706409549" calcext:value-type="float">
            <text:p>0.6392706409549</text:p>
          </table:table-cell>
          <table:table-cell table:formula="of:=[.$F$17]^[.A316]" office:value-type="float" office:value="0.00000026881132753241" calcext:value-type="float">
            <text:p>2.6881132753241E-07</text:p>
          </table:table-cell>
          <table:table-cell table:formula="of:=[.$G$17]^[.A316]" office:value-type="float" office:value="0.6392706409549" calcext:value-type="float">
            <text:p>0.6392706409549</text:p>
          </table:table-cell>
          <table:table-cell table:formula="of:=[.$H$17]^[.A316]" office:value-type="float" office:value="0.408393931080416" calcext:value-type="float">
            <text:p>0.408393931080416</text:p>
          </table:table-cell>
          <table:table-cell table:formula="of:=[.$I$17]^[.A316]" office:value-type="float" office:value="0.6392706409549" calcext:value-type="float">
            <text:p>0.6392706409549</text:p>
          </table:table-cell>
          <table:table-cell table:formula="of:=[.$J$17]^[.A316]" office:value-type="float" office:value="0.0000000000814186697214725" calcext:value-type="float">
            <text:p>8.14186697214725E-11</text:p>
          </table:table-cell>
          <table:table-cell table:formula="of:=[.$K$17]^[.A316]" office:value-type="float" office:value="0.0000285591784740176" calcext:value-type="float">
            <text:p>2.85591784740176E-05</text:p>
          </table:table-cell>
          <table:table-cell table:formula="of:=[.$L$17]^[.A316]" office:value-type="float" office:value="0.0110581326422549" calcext:value-type="float">
            <text:p>0.011058132642255</text:p>
          </table:table-cell>
          <table:table-cell table:formula="of:=[.$M$17]^[.A316]" office:value-type="float" office:value="0.00000175288074310013" calcext:value-type="float">
            <text:p>1.75288074310013E-06</text:p>
          </table:table-cell>
          <table:table-cell table:formula="of:=[.$N$17]^[.A316]" office:value-type="float" office:value="0.6392706409549" calcext:value-type="float">
            <text:p>0.6392706409549</text:p>
          </table:table-cell>
          <table:table-cell table:formula="of:=SUM([.B316:.N316])" office:value-type="float" office:value="2.976679375476" calcext:value-type="float">
            <text:p>2.976679375476</text:p>
          </table:table-cell>
          <table:table-cell table:formula="of:=13-[.O316]" office:value-type="float" office:value="10.023320624524" calcext:value-type="float">
            <text:p>10.0233206245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B$17]^[.A317]" office:value-type="float" office:value="8.01659624832158E-022" calcext:value-type="float">
            <text:p>8.01659624832158E-22</text:p>
          </table:table-cell>
          <table:table-cell table:formula="of:=[.$C$17]^[.A317]" office:value-type="float" office:value="0.000110764091103001" calcext:value-type="float">
            <text:p>0.000110764091103</text:p>
          </table:table-cell>
          <table:table-cell table:formula="of:=[.$D$17]^[.A317]" office:value-type="float" office:value="3.02188534373104E-119" calcext:value-type="float">
            <text:p>3.02188534373104E-119</text:p>
          </table:table-cell>
          <table:table-cell table:formula="of:=[.$E$17]^[.A317]" office:value-type="float" office:value="0.638317927630079" calcext:value-type="float">
            <text:p>0.638317927630079</text:p>
          </table:table-cell>
          <table:table-cell table:formula="of:=[.$F$17]^[.A317]" office:value-type="float" office:value="0.000000255591098309505" calcext:value-type="float">
            <text:p>2.55591098309505E-07</text:p>
          </table:table-cell>
          <table:table-cell table:formula="of:=[.$G$17]^[.A317]" office:value-type="float" office:value="0.638317927630079" calcext:value-type="float">
            <text:p>0.638317927630079</text:p>
          </table:table-cell>
          <table:table-cell table:formula="of:=[.$H$17]^[.A317]" office:value-type="float" office:value="0.407176661539193" calcext:value-type="float">
            <text:p>0.407176661539193</text:p>
          </table:table-cell>
          <table:table-cell table:formula="of:=[.$I$17]^[.A317]" office:value-type="float" office:value="0.638317927630079" calcext:value-type="float">
            <text:p>0.638317927630079</text:p>
          </table:table-cell>
          <table:table-cell table:formula="of:=[.$J$17]^[.A317]" office:value-type="float" office:value="0.0000000000753517047645818" calcext:value-type="float">
            <text:p>7.53517047645818E-11</text:p>
          </table:table-cell>
          <table:table-cell table:formula="of:=[.$K$17]^[.A317]" office:value-type="float" office:value="0.0000275802498527025" calcext:value-type="float">
            <text:p>2.75802498527025E-05</text:p>
          </table:table-cell>
          <table:table-cell table:formula="of:=[.$L$17]^[.A317]" office:value-type="float" office:value="0.0108933318577205" calcext:value-type="float">
            <text:p>0.010893331857721</text:p>
          </table:table-cell>
          <table:table-cell table:formula="of:=[.$M$17]^[.A317]" office:value-type="float" office:value="0.0000016771228570347" calcext:value-type="float">
            <text:p>1.6771228570347E-06</text:p>
          </table:table-cell>
          <table:table-cell table:formula="of:=[.$N$17]^[.A317]" office:value-type="float" office:value="0.638317927630079" calcext:value-type="float">
            <text:p>0.638317927630079</text:p>
          </table:table-cell>
          <table:table-cell table:formula="of:=SUM([.B317:.N317])" office:value-type="float" office:value="2.97148198104749" calcext:value-type="float">
            <text:p>2.97148198104749</text:p>
          </table:table-cell>
          <table:table-cell table:formula="of:=13-[.O317]" office:value-type="float" office:value="10.0285180189525" calcext:value-type="float">
            <text:p>10.02851801895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B$17]^[.A318]" office:value-type="float" office:value="6.82187251533774E-022" calcext:value-type="float">
            <text:p>6.82187251533774E-22</text:p>
          </table:table-cell>
          <table:table-cell table:formula="of:=[.$C$17]^[.A318]" office:value-type="float" office:value="0.000107462627880855" calcext:value-type="float">
            <text:p>0.000107462627881</text:p>
          </table:table-cell>
          <table:table-cell table:formula="of:=[.$D$17]^[.A318]" office:value-type="float" office:value="1.22046338025501E-119" calcext:value-type="float">
            <text:p>1.22046338025501E-119</text:p>
          </table:table-cell>
          <table:table-cell table:formula="of:=[.$E$17]^[.A318]" office:value-type="float" office:value="0.637366634146278" calcext:value-type="float">
            <text:p>0.637366634146278</text:p>
          </table:table-cell>
          <table:table-cell table:formula="of:=[.$F$17]^[.A318]" office:value-type="float" office:value="0.000000243021044294283" calcext:value-type="float">
            <text:p>2.43021044294283E-07</text:p>
          </table:table-cell>
          <table:table-cell table:formula="of:=[.$G$17]^[.A318]" office:value-type="float" office:value="0.637366634146278" calcext:value-type="float">
            <text:p>0.637366634146278</text:p>
          </table:table-cell>
          <table:table-cell table:formula="of:=[.$H$17]^[.A318]" office:value-type="float" office:value="0.405963020223129" calcext:value-type="float">
            <text:p>0.405963020223129</text:p>
          </table:table-cell>
          <table:table-cell table:formula="of:=[.$I$17]^[.A318]" office:value-type="float" office:value="0.637366634146278" calcext:value-type="float">
            <text:p>0.637366634146278</text:p>
          </table:table-cell>
          <table:table-cell table:formula="of:=[.$J$17]^[.A318]" office:value-type="float" office:value="0.0000000000697368236345832" calcext:value-type="float">
            <text:p>6.97368236345832E-11</text:p>
          </table:table-cell>
          <table:table-cell table:formula="of:=[.$K$17]^[.A318]" office:value-type="float" office:value="0.0000266348761617753" calcext:value-type="float">
            <text:p>2.66348761617753E-05</text:p>
          </table:table-cell>
          <table:table-cell table:formula="of:=[.$L$17]^[.A318]" office:value-type="float" office:value="0.0107309871206457" calcext:value-type="float">
            <text:p>0.010730987120646</text:p>
          </table:table-cell>
          <table:table-cell table:formula="of:=[.$M$17]^[.A318]" office:value-type="float" office:value="0.00000160463915680518" calcext:value-type="float">
            <text:p>1.60463915680518E-06</text:p>
          </table:table-cell>
          <table:table-cell table:formula="of:=[.$N$17]^[.A318]" office:value-type="float" office:value="0.637366634146278" calcext:value-type="float">
            <text:p>0.637366634146278</text:p>
          </table:table-cell>
          <table:table-cell table:formula="of:=SUM([.B318:.N318])" office:value-type="float" office:value="2.96629648916287" calcext:value-type="float">
            <text:p>2.96629648916287</text:p>
          </table:table-cell>
          <table:table-cell table:formula="of:=13-[.O318]" office:value-type="float" office:value="10.0337035108371" calcext:value-type="float">
            <text:p>10.03370351083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B$17]^[.A319]" office:value-type="float" office:value="5.80520000932615E-022" calcext:value-type="float">
            <text:p>5.80520000932615E-22</text:p>
          </table:table-cell>
          <table:table-cell table:formula="of:=[.$C$17]^[.A319]" office:value-type="float" office:value="0.000104259568927626" calcext:value-type="float">
            <text:p>0.000104259568928</text:p>
          </table:table-cell>
          <table:table-cell table:formula="of:=[.$D$17]^[.A319]" office:value-type="float" office:value="4.92914420341442E-120" calcext:value-type="float">
            <text:p>4.92914420341442E-120</text:p>
          </table:table-cell>
          <table:table-cell table:formula="of:=[.$E$17]^[.A319]" office:value-type="float" office:value="0.636416758387491" calcext:value-type="float">
            <text:p>0.636416758387491</text:p>
          </table:table-cell>
          <table:table-cell table:formula="of:=[.$F$17]^[.A319]" office:value-type="float" office:value="0.000000231069189656859" calcext:value-type="float">
            <text:p>2.31069189656859E-07</text:p>
          </table:table-cell>
          <table:table-cell table:formula="of:=[.$G$17]^[.A319]" office:value-type="float" office:value="0.636416758387491" calcext:value-type="float">
            <text:p>0.636416758387491</text:p>
          </table:table-cell>
          <table:table-cell table:formula="of:=[.$H$17]^[.A319]" office:value-type="float" office:value="0.404752996317844" calcext:value-type="float">
            <text:p>0.404752996317844</text:p>
          </table:table-cell>
          <table:table-cell table:formula="of:=[.$I$17]^[.A319]" office:value-type="float" office:value="0.636416758387491" calcext:value-type="float">
            <text:p>0.636416758387491</text:p>
          </table:table-cell>
          <table:table-cell table:formula="of:=[.$J$17]^[.A319]" office:value-type="float" office:value="0.000000000064540339012036" calcext:value-type="float">
            <text:p>6.4540339012036E-11</text:p>
          </table:table-cell>
          <table:table-cell table:formula="of:=[.$K$17]^[.A319]" office:value-type="float" office:value="0.0000257219072322361" calcext:value-type="float">
            <text:p>2.57219072322361E-05</text:p>
          </table:table-cell>
          <table:table-cell table:formula="of:=[.$L$17]^[.A319]" office:value-type="float" office:value="0.0105710618282367" calcext:value-type="float">
            <text:p>0.010571061828237</text:p>
          </table:table-cell>
          <table:table-cell table:formula="of:=[.$M$17]^[.A319]" office:value-type="float" office:value="0.00000153528813512508" calcext:value-type="float">
            <text:p>1.53528813512508E-06</text:p>
          </table:table-cell>
          <table:table-cell table:formula="of:=[.$N$17]^[.A319]" office:value-type="float" office:value="0.636416758387491" calcext:value-type="float">
            <text:p>0.636416758387491</text:p>
          </table:table-cell>
          <table:table-cell table:formula="of:=SUM([.B319:.N319])" office:value-type="float" office:value="2.96112283959407" calcext:value-type="float">
            <text:p>2.96112283959407</text:p>
          </table:table-cell>
          <table:table-cell table:formula="of:=13-[.O319]" office:value-type="float" office:value="10.0388771604059" calcext:value-type="float">
            <text:p>10.03887716040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B$17]^[.A320]" office:value-type="float" office:value="4.94004352507486E-022" calcext:value-type="float">
            <text:p>4.94004352507486E-22</text:p>
          </table:table-cell>
          <table:table-cell table:formula="of:=[.$C$17]^[.A320]" office:value-type="float" office:value="0.000101151981180155" calcext:value-type="float">
            <text:p>0.00010115198118</text:p>
          </table:table-cell>
          <table:table-cell table:formula="of:=[.$D$17]^[.A320]" office:value-type="float" office:value="1.99075719690806E-120" calcext:value-type="float">
            <text:p>1.99075719690806E-120</text:p>
          </table:table-cell>
          <table:table-cell table:formula="of:=[.$E$17]^[.A320]" office:value-type="float" office:value="0.635468298240863" calcext:value-type="float">
            <text:p>0.635468298240863</text:p>
          </table:table-cell>
          <table:table-cell table:formula="of:=[.$F$17]^[.A320]" office:value-type="float" office:value="0.000000219705131149145" calcext:value-type="float">
            <text:p>2.19705131149145E-07</text:p>
          </table:table-cell>
          <table:table-cell table:formula="of:=[.$G$17]^[.A320]" office:value-type="float" office:value="0.635468298240863" calcext:value-type="float">
            <text:p>0.635468298240863</text:p>
          </table:table-cell>
          <table:table-cell table:formula="of:=[.$H$17]^[.A320]" office:value-type="float" office:value="0.403546579041189" calcext:value-type="float">
            <text:p>0.403546579041189</text:p>
          </table:table-cell>
          <table:table-cell table:formula="of:=[.$I$17]^[.A320]" office:value-type="float" office:value="0.635468298240863" calcext:value-type="float">
            <text:p>0.635468298240863</text:p>
          </table:table-cell>
          <table:table-cell table:formula="of:=[.$J$17]^[.A320]" office:value-type="float" office:value="0.0000000000597310738099469" calcext:value-type="float">
            <text:p>5.97310738099469E-11</text:p>
          </table:table-cell>
          <table:table-cell table:formula="of:=[.$K$17]^[.A320]" office:value-type="float" office:value="0.0000248402323196557" calcext:value-type="float">
            <text:p>2.48402323196557E-05</text:p>
          </table:table-cell>
          <table:table-cell table:formula="of:=[.$L$17]^[.A320]" office:value-type="float" office:value="0.0104135199231959" calcext:value-type="float">
            <text:p>0.010413519923196</text:p>
          </table:table-cell>
          <table:table-cell table:formula="of:=[.$M$17]^[.A320]" office:value-type="float" office:value="0.00000146893440052206" calcext:value-type="float">
            <text:p>1.46893440052206E-06</text:p>
          </table:table-cell>
          <table:table-cell table:formula="of:=[.$N$17]^[.A320]" office:value-type="float" office:value="0.635468298240863" calcext:value-type="float">
            <text:p>0.635468298240863</text:p>
          </table:table-cell>
          <table:table-cell table:formula="of:=SUM([.B320:.N320])" office:value-type="float" office:value="2.9559609728406" calcext:value-type="float">
            <text:p>2.9559609728406</text:p>
          </table:table-cell>
          <table:table-cell table:formula="of:=13-[.O320]" office:value-type="float" office:value="10.0440390271594" calcext:value-type="float">
            <text:p>10.04403902715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B$17]^[.A321]" office:value-type="float" office:value="4.20382243340946E-022" calcext:value-type="float">
            <text:p>4.20382243340946E-22</text:p>
          </table:table-cell>
          <table:table-cell table:formula="of:=[.$C$17]^[.A321]" office:value-type="float" office:value="0.0000981370189989288" calcext:value-type="float">
            <text:p>9.81370189989288E-05</text:p>
          </table:table-cell>
          <table:table-cell table:formula="of:=[.$D$17]^[.A321]" office:value-type="float" office:value="8.04016692044834E-121" calcext:value-type="float">
            <text:p>8.04016692044834E-121</text:p>
          </table:table-cell>
          <table:table-cell table:formula="of:=[.$E$17]^[.A321]" office:value-type="float" office:value="0.634521251596688" calcext:value-type="float">
            <text:p>0.634521251596688</text:p>
          </table:table-cell>
          <table:table-cell table:formula="of:=[.$F$17]^[.A321]" office:value-type="float" office:value="0.00000020889996076476" calcext:value-type="float">
            <text:p>2.0889996076476E-07</text:p>
          </table:table-cell>
          <table:table-cell table:formula="of:=[.$G$17]^[.A321]" office:value-type="float" office:value="0.634521251596688" calcext:value-type="float">
            <text:p>0.634521251596688</text:p>
          </table:table-cell>
          <table:table-cell table:formula="of:=[.$H$17]^[.A321]" office:value-type="float" office:value="0.402343757643152" calcext:value-type="float">
            <text:p>0.402343757643152</text:p>
          </table:table-cell>
          <table:table-cell table:formula="of:=[.$I$17]^[.A321]" office:value-type="float" office:value="0.634521251596688" calcext:value-type="float">
            <text:p>0.634521251596688</text:p>
          </table:table-cell>
          <table:table-cell table:formula="of:=[.$J$17]^[.A321]" office:value-type="float" office:value="0.0000000000552801741221714" calcext:value-type="float">
            <text:p>5.52801741221714E-11</text:p>
          </table:table-cell>
          <table:table-cell table:formula="of:=[.$K$17]^[.A321]" office:value-type="float" office:value="0.0000239887787528121" calcext:value-type="float">
            <text:p>2.39887787528121E-05</text:p>
          </table:table-cell>
          <table:table-cell table:formula="of:=[.$L$17]^[.A321]" office:value-type="float" office:value="0.0102583258855924" calcext:value-type="float">
            <text:p>0.010258325885592</text:p>
          </table:table-cell>
          <table:table-cell table:formula="of:=[.$M$17]^[.A321]" office:value-type="float" office:value="0.00000140544841301812" calcext:value-type="float">
            <text:p>1.40544841301812E-06</text:p>
          </table:table-cell>
          <table:table-cell table:formula="of:=[.$N$17]^[.A321]" office:value-type="float" office:value="0.634521251596688" calcext:value-type="float">
            <text:p>0.634521251596688</text:p>
          </table:table-cell>
          <table:table-cell table:formula="of:=SUM([.B321:.N321])" office:value-type="float" office:value="2.9508108301169" calcext:value-type="float">
            <text:p>2.9508108301169</text:p>
          </table:table-cell>
          <table:table-cell table:formula="of:=13-[.O321]" office:value-type="float" office:value="10.0491891698831" calcext:value-type="float">
            <text:p>10.049189169883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B$17]^[.A322]" office:value-type="float" office:value="3.57732132559881E-022" calcext:value-type="float">
            <text:p>3.57732132559881E-22</text:p>
          </table:table-cell>
          <table:table-cell table:formula="of:=[.$C$17]^[.A322]" office:value-type="float" office:value="0.000095211921562299" calcext:value-type="float">
            <text:p>9.5211921562299E-05</text:p>
          </table:table-cell>
          <table:table-cell table:formula="of:=[.$D$17]^[.A322]" office:value-type="float" office:value="3.24722091720045E-121" calcext:value-type="float">
            <text:p>3.24722091720045E-121</text:p>
          </table:table-cell>
          <table:table-cell table:formula="of:=[.$E$17]^[.A322]" office:value-type="float" office:value="0.633575616348407" calcext:value-type="float">
            <text:p>0.633575616348407</text:p>
          </table:table-cell>
          <table:table-cell table:formula="of:=[.$F$17]^[.A322]" office:value-type="float" office:value="0.000000198626192202559" calcext:value-type="float">
            <text:p>1.98626192202559E-07</text:p>
          </table:table-cell>
          <table:table-cell table:formula="of:=[.$G$17]^[.A322]" office:value-type="float" office:value="0.633575616348407" calcext:value-type="float">
            <text:p>0.633575616348407</text:p>
          </table:table-cell>
          <table:table-cell table:formula="of:=[.$H$17]^[.A322]" office:value-type="float" office:value="0.401144521405766" calcext:value-type="float">
            <text:p>0.401144521405766</text:p>
          </table:table-cell>
          <table:table-cell table:formula="of:=[.$I$17]^[.A322]" office:value-type="float" office:value="0.633575616348407" calcext:value-type="float">
            <text:p>0.633575616348407</text:p>
          </table:table-cell>
          <table:table-cell table:formula="of:=[.$J$17]^[.A322]" office:value-type="float" office:value="0.0000000000511609361100871" calcext:value-type="float">
            <text:p>5.11609361100871E-11</text:p>
          </table:table-cell>
          <table:table-cell table:formula="of:=[.$K$17]^[.A322]" office:value-type="float" office:value="0.0000231665106286472" calcext:value-type="float">
            <text:p>2.31665106286472E-05</text:p>
          </table:table-cell>
          <table:table-cell table:formula="of:=[.$L$17]^[.A322]" office:value-type="float" office:value="0.0101054447248533" calcext:value-type="float">
            <text:p>0.010105444724853</text:p>
          </table:table-cell>
          <table:table-cell table:formula="of:=[.$M$17]^[.A322]" office:value-type="float" office:value="0.00000134470623123344" calcext:value-type="float">
            <text:p>1.34470623123344E-06</text:p>
          </table:table-cell>
          <table:table-cell table:formula="of:=[.$N$17]^[.A322]" office:value-type="float" office:value="0.633575616348407" calcext:value-type="float">
            <text:p>0.633575616348407</text:p>
          </table:table-cell>
          <table:table-cell table:formula="of:=SUM([.B322:.N322])" office:value-type="float" office:value="2.94567235334002" calcext:value-type="float">
            <text:p>2.94567235334002</text:p>
          </table:table-cell>
          <table:table-cell table:formula="of:=13-[.O322]" office:value-type="float" office:value="10.05432764666" calcext:value-type="float">
            <text:p>10.0543276466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B$17]^[.A323]" office:value-type="float" office:value="3.04418849018915E-022" calcext:value-type="float">
            <text:p>3.04418849018915E-22</text:p>
          </table:table-cell>
          <table:table-cell table:formula="of:=[.$C$17]^[.A323]" office:value-type="float" office:value="0.0000923740103383855" calcext:value-type="float">
            <text:p>9.23740103383855E-05</text:p>
          </table:table-cell>
          <table:table-cell table:formula="of:=[.$D$17]^[.A323]" office:value-type="float" office:value="1.3114707430124E-121" calcext:value-type="float">
            <text:p>1.3114707430124E-121</text:p>
          </table:table-cell>
          <table:table-cell table:formula="of:=[.$E$17]^[.A323]" office:value-type="float" office:value="0.632631390392597" calcext:value-type="float">
            <text:p>0.632631390392597</text:p>
          </table:table-cell>
          <table:table-cell table:formula="of:=[.$F$17]^[.A323]" office:value-type="float" office:value="0.000000188857690946695" calcext:value-type="float">
            <text:p>1.88857690946695E-07</text:p>
          </table:table-cell>
          <table:table-cell table:formula="of:=[.$G$17]^[.A323]" office:value-type="float" office:value="0.632631390392597" calcext:value-type="float">
            <text:p>0.632631390392597</text:p>
          </table:table-cell>
          <table:table-cell table:formula="of:=[.$H$17]^[.A323]" office:value-type="float" office:value="0.399948859643006" calcext:value-type="float">
            <text:p>0.399948859643006</text:p>
          </table:table-cell>
          <table:table-cell table:formula="of:=[.$I$17]^[.A323]" office:value-type="float" office:value="0.632631390392597" calcext:value-type="float">
            <text:p>0.632631390392597</text:p>
          </table:table-cell>
          <table:table-cell table:formula="of:=[.$J$17]^[.A323]" office:value-type="float" office:value="0.0000000000473486457889182" calcext:value-type="float">
            <text:p>4.73486457889182E-11</text:p>
          </table:table-cell>
          <table:table-cell table:formula="of:=[.$K$17]^[.A323]" office:value-type="float" office:value="0.0000223724275519574" calcext:value-type="float">
            <text:p>2.23724275519574E-05</text:p>
          </table:table-cell>
          <table:table-cell table:formula="of:=[.$L$17]^[.A323]" office:value-type="float" office:value="0.00995484197187484" calcext:value-type="float">
            <text:p>0.009954841971875</text:p>
          </table:table-cell>
          <table:table-cell table:formula="of:=[.$M$17]^[.A323]" office:value-type="float" office:value="0.00000128658927042007" calcext:value-type="float">
            <text:p>1.28658927042007E-06</text:p>
          </table:table-cell>
          <table:table-cell table:formula="of:=[.$N$17]^[.A323]" office:value-type="float" office:value="0.632631390392597" calcext:value-type="float">
            <text:p>0.632631390392597</text:p>
          </table:table-cell>
          <table:table-cell table:formula="of:=SUM([.B323:.N323])" office:value-type="float" office:value="2.94054548511747" calcext:value-type="float">
            <text:p>2.94054548511747</text:p>
          </table:table-cell>
          <table:table-cell table:formula="of:=13-[.O323]" office:value-type="float" office:value="10.0594545148825" calcext:value-type="float">
            <text:p>10.05945451488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B$17]^[.A324]" office:value-type="float" office:value="2.59050913248585E-022" calcext:value-type="float">
            <text:p>2.59050913248585E-22</text:p>
          </table:table-cell>
          <table:table-cell table:formula="of:=[.$C$17]^[.A324]" office:value-type="float" office:value="0.0000896206866323233" calcext:value-type="float">
            <text:p>8.96206866323233E-05</text:p>
          </table:table-cell>
          <table:table-cell table:formula="of:=[.$D$17]^[.A324]" office:value-type="float" office:value="5.29670002021401E-122" calcext:value-type="float">
            <text:p>5.29670002021401E-122</text:p>
          </table:table-cell>
          <table:table-cell table:formula="of:=[.$E$17]^[.A324]" office:value-type="float" office:value="0.631688571628972" calcext:value-type="float">
            <text:p>0.631688571628972</text:p>
          </table:table-cell>
          <table:table-cell table:formula="of:=[.$F$17]^[.A324]" office:value-type="float" office:value="0.000000179569607785382" calcext:value-type="float">
            <text:p>1.79569607785382E-07</text:p>
          </table:table-cell>
          <table:table-cell table:formula="of:=[.$G$17]^[.A324]" office:value-type="float" office:value="0.631688571628972" calcext:value-type="float">
            <text:p>0.631688571628972</text:p>
          </table:table-cell>
          <table:table-cell table:formula="of:=[.$H$17]^[.A324]" office:value-type="float" office:value="0.398756761700702" calcext:value-type="float">
            <text:p>0.398756761700702</text:p>
          </table:table-cell>
          <table:table-cell table:formula="of:=[.$I$17]^[.A324]" office:value-type="float" office:value="0.631688571628972" calcext:value-type="float">
            <text:p>0.631688571628972</text:p>
          </table:table-cell>
          <table:table-cell table:formula="of:=[.$J$17]^[.A324]" office:value-type="float" office:value="0.0000000000438204307524861" calcext:value-type="float">
            <text:p>4.38204307524861E-11</text:p>
          </table:table-cell>
          <table:table-cell table:formula="of:=[.$K$17]^[.A324]" office:value-type="float" office:value="0.0000216055634182837" calcext:value-type="float">
            <text:p>2.16055634182837E-05</text:p>
          </table:table-cell>
          <table:table-cell table:formula="of:=[.$L$17]^[.A324]" office:value-type="float" office:value="0.00980648367125077" calcext:value-type="float">
            <text:p>0.009806483671251</text:p>
          </table:table-cell>
          <table:table-cell table:formula="of:=[.$M$17]^[.A324]" office:value-type="float" office:value="0.00000123098407095333" calcext:value-type="float">
            <text:p>1.23098407095333E-06</text:p>
          </table:table-cell>
          <table:table-cell table:formula="of:=[.$N$17]^[.A324]" office:value-type="float" office:value="0.631688571628972" calcext:value-type="float">
            <text:p>0.631688571628972</text:p>
          </table:table-cell>
          <table:table-cell table:formula="of:=SUM([.B324:.N324])" office:value-type="float" office:value="2.93543016873539" calcext:value-type="float">
            <text:p>2.93543016873539</text:p>
          </table:table-cell>
          <table:table-cell table:formula="of:=13-[.O324]" office:value-type="float" office:value="10.0645698312646" calcext:value-type="float">
            <text:p>10.064569831264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B$17]^[.A325]" office:value-type="float" office:value="2.20444219768915E-022" calcext:value-type="float">
            <text:p>2.20444219768915E-22</text:p>
          </table:table-cell>
          <table:table-cell table:formula="of:=[.$C$17]^[.A325]" office:value-type="float" office:value="0.0000869494292066207" calcext:value-type="float">
            <text:p>8.69494292066207E-05</text:p>
          </table:table-cell>
          <table:table-cell table:formula="of:=[.$D$17]^[.A325]" office:value-type="float" office:value="2.13920373394634E-122" calcext:value-type="float">
            <text:p>2.13920373394634E-122</text:p>
          </table:table-cell>
          <table:table-cell table:formula="of:=[.$E$17]^[.A325]" office:value-type="float" office:value="0.630747157960374" calcext:value-type="float">
            <text:p>0.630747157960374</text:p>
          </table:table-cell>
          <table:table-cell table:formula="of:=[.$F$17]^[.A325]" office:value-type="float" office:value="0.000000170738315599216" calcext:value-type="float">
            <text:p>1.70738315599216E-07</text:p>
          </table:table-cell>
          <table:table-cell table:formula="of:=[.$G$17]^[.A325]" office:value-type="float" office:value="0.630747157960374" calcext:value-type="float">
            <text:p>0.630747157960374</text:p>
          </table:table-cell>
          <table:table-cell table:formula="of:=[.$H$17]^[.A325]" office:value-type="float" office:value="0.397568216956438" calcext:value-type="float">
            <text:p>0.397568216956438</text:p>
          </table:table-cell>
          <table:table-cell table:formula="of:=[.$I$17]^[.A325]" office:value-type="float" office:value="0.630747157960374" calcext:value-type="float">
            <text:p>0.630747157960374</text:p>
          </table:table-cell>
          <table:table-cell table:formula="of:=[.$J$17]^[.A325]" office:value-type="float" office:value="0.0000000000405551229467867" calcext:value-type="float">
            <text:p>4.05551229467867E-11</text:p>
          </table:table-cell>
          <table:table-cell table:formula="of:=[.$K$17]^[.A325]" office:value-type="float" office:value="0.0000208649852385214" calcext:value-type="float">
            <text:p>2.08649852385214E-05</text:p>
          </table:table-cell>
          <table:table-cell table:formula="of:=[.$L$17]^[.A325]" office:value-type="float" office:value="0.00966033637361663" calcext:value-type="float">
            <text:p>0.009660336373617</text:p>
          </table:table-cell>
          <table:table-cell table:formula="of:=[.$M$17]^[.A325]" office:value-type="float" office:value="0.00000117778207682867" calcext:value-type="float">
            <text:p>1.17778207682867E-06</text:p>
          </table:table-cell>
          <table:table-cell table:formula="of:=[.$N$17]^[.A325]" office:value-type="float" office:value="0.630747157960374" calcext:value-type="float">
            <text:p>0.630747157960374</text:p>
          </table:table-cell>
          <table:table-cell table:formula="of:=SUM([.B325:.N325])" office:value-type="float" office:value="2.93032634814695" calcext:value-type="float">
            <text:p>2.93032634814695</text:p>
          </table:table-cell>
          <table:table-cell table:formula="of:=13-[.O325]" office:value-type="float" office:value="10.0696736518531" calcext:value-type="float">
            <text:p>10.06967365185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B$17]^[.A326]" office:value-type="float" office:value="1.87591131874889E-022" calcext:value-type="float">
            <text:p>1.87591131874889E-22</text:p>
          </table:table-cell>
          <table:table-cell table:formula="of:=[.$C$17]^[.A326]" office:value-type="float" office:value="0.0000843577919724443" calcext:value-type="float">
            <text:p>8.43577919724443E-05</text:p>
          </table:table-cell>
          <table:table-cell table:formula="of:=[.$D$17]^[.A326]" office:value-type="float" office:value="8.63970509537196E-123" calcext:value-type="float">
            <text:p>8.63970509537196E-123</text:p>
          </table:table-cell>
          <table:table-cell table:formula="of:=[.$E$17]^[.A326]" office:value-type="float" office:value="0.629807147292773" calcext:value-type="float">
            <text:p>0.629807147292773</text:p>
          </table:table-cell>
          <table:table-cell table:formula="of:=[.$F$17]^[.A326]" office:value-type="float" office:value="0.000000162341349258271" calcext:value-type="float">
            <text:p>1.62341349258271E-07</text:p>
          </table:table-cell>
          <table:table-cell table:formula="of:=[.$G$17]^[.A326]" office:value-type="float" office:value="0.629807147292773" calcext:value-type="float">
            <text:p>0.629807147292773</text:p>
          </table:table-cell>
          <table:table-cell table:formula="of:=[.$H$17]^[.A326]" office:value-type="float" office:value="0.396383214819459" calcext:value-type="float">
            <text:p>0.396383214819459</text:p>
          </table:table-cell>
          <table:table-cell table:formula="of:=[.$I$17]^[.A326]" office:value-type="float" office:value="0.629807147292773" calcext:value-type="float">
            <text:p>0.629807147292773</text:p>
          </table:table-cell>
          <table:table-cell table:formula="of:=[.$J$17]^[.A326]" office:value-type="float" office:value="0.0000000000375331316690828" calcext:value-type="float">
            <text:p>3.75331316690828E-11</text:p>
          </table:table-cell>
          <table:table-cell table:formula="of:=[.$K$17]^[.A326]" office:value-type="float" office:value="0.000020149792003818" calcext:value-type="float">
            <text:p>2.0149792003818E-05</text:p>
          </table:table-cell>
          <table:table-cell table:formula="of:=[.$L$17]^[.A326]" office:value-type="float" office:value="0.00951636712810819" calcext:value-type="float">
            <text:p>0.009516367128108</text:p>
          </table:table-cell>
          <table:table-cell table:formula="of:=[.$M$17]^[.A326]" office:value-type="float" office:value="0.00000112687942373175" calcext:value-type="float">
            <text:p>1.12687942373175E-06</text:p>
          </table:table-cell>
          <table:table-cell table:formula="of:=[.$N$17]^[.A326]" office:value-type="float" office:value="0.629807147292773" calcext:value-type="float">
            <text:p>0.629807147292773</text:p>
          </table:table-cell>
          <table:table-cell table:formula="of:=SUM([.B326:.N326])" office:value-type="float" office:value="2.92523396796094" calcext:value-type="float">
            <text:p>2.92523396796094</text:p>
          </table:table-cell>
          <table:table-cell table:formula="of:=13-[.O326]" office:value-type="float" office:value="10.0747660320391" calcext:value-type="float">
            <text:p>10.074766032039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B$17]^[.A327]" office:value-type="float" office:value="1.59634182266113E-022" calcext:value-type="float">
            <text:p>1.59634182266113E-22</text:p>
          </table:table-cell>
          <table:table-cell table:formula="of:=[.$C$17]^[.A327]" office:value-type="float" office:value="0.0000818434017497187" calcext:value-type="float">
            <text:p>8.18434017497187E-05</text:p>
          </table:table-cell>
          <table:table-cell table:formula="of:=[.$D$17]^[.A327]" office:value-type="float" office:value="3.48935928591028E-123" calcext:value-type="float">
            <text:p>3.48935928591028E-123</text:p>
          </table:table-cell>
          <table:table-cell table:formula="of:=[.$E$17]^[.A327]" office:value-type="float" office:value="0.628868537535258" calcext:value-type="float">
            <text:p>0.628868537535258</text:p>
          </table:table-cell>
          <table:table-cell table:formula="of:=[.$F$17]^[.A327]" office:value-type="float" office:value="0.000000154357348475077" calcext:value-type="float">
            <text:p>1.54357348475077E-07</text:p>
          </table:table-cell>
          <table:table-cell table:formula="of:=[.$G$17]^[.A327]" office:value-type="float" office:value="0.628868537535258" calcext:value-type="float">
            <text:p>0.628868537535258</text:p>
          </table:table-cell>
          <table:table-cell table:formula="of:=[.$H$17]^[.A327]" office:value-type="float" office:value="0.395201744730578" calcext:value-type="float">
            <text:p>0.395201744730578</text:p>
          </table:table-cell>
          <table:table-cell table:formula="of:=[.$I$17]^[.A327]" office:value-type="float" office:value="0.628868537535258" calcext:value-type="float">
            <text:p>0.628868537535258</text:p>
          </table:table-cell>
          <table:table-cell table:formula="of:=[.$J$17]^[.A327]" office:value-type="float" office:value="0.000000000034736326030552" calcext:value-type="float">
            <text:p>3.4736326030552E-11</text:p>
          </table:table-cell>
          <table:table-cell table:formula="of:=[.$K$17]^[.A327]" office:value-type="float" office:value="0.0000194591135893801" calcext:value-type="float">
            <text:p>1.94591135893801E-05</text:p>
          </table:table-cell>
          <table:table-cell table:formula="of:=[.$L$17]^[.A327]" office:value-type="float" office:value="0.00937454347493221" calcext:value-type="float">
            <text:p>0.009374543474932</text:p>
          </table:table-cell>
          <table:table-cell table:formula="of:=[.$M$17]^[.A327]" office:value-type="float" office:value="0.00000107817673626794" calcext:value-type="float">
            <text:p>1.07817673626794E-06</text:p>
          </table:table-cell>
          <table:table-cell table:formula="of:=[.$N$17]^[.A327]" office:value-type="float" office:value="0.628868537535258" calcext:value-type="float">
            <text:p>0.628868537535258</text:p>
          </table:table-cell>
          <table:table-cell table:formula="of:=SUM([.B327:.N327])" office:value-type="float" office:value="2.9201529734307" calcext:value-type="float">
            <text:p>2.9201529734307</text:p>
          </table:table-cell>
          <table:table-cell table:formula="of:=13-[.O327]" office:value-type="float" office:value="10.0798470265693" calcext:value-type="float">
            <text:p>10.079847026569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B$17]^[.A328]" office:value-type="float" office:value="1.35843693105739E-022" calcext:value-type="float">
            <text:p>1.35843693105739E-22</text:p>
          </table:table-cell>
          <table:table-cell table:formula="of:=[.$C$17]^[.A328]" office:value-type="float" office:value="0.0000794039560939893" calcext:value-type="float">
            <text:p>7.94039560939893E-05</text:p>
          </table:table-cell>
          <table:table-cell table:formula="of:=[.$D$17]^[.A328]" office:value-type="float" office:value="1.40926433156734E-123" calcext:value-type="float">
            <text:p>1.40926433156734E-123</text:p>
          </table:table-cell>
          <table:table-cell table:formula="of:=[.$E$17]^[.A328]" office:value-type="float" office:value="0.627931326600034" calcext:value-type="float">
            <text:p>0.627931326600034</text:p>
          </table:table-cell>
          <table:table-cell table:formula="of:=[.$F$17]^[.A328]" office:value-type="float" office:value="0.000000146766003468106" calcext:value-type="float">
            <text:p>1.46766003468106E-07</text:p>
          </table:table-cell>
          <table:table-cell table:formula="of:=[.$G$17]^[.A328]" office:value-type="float" office:value="0.627931326600034" calcext:value-type="float">
            <text:p>0.627931326600034</text:p>
          </table:table-cell>
          <table:table-cell table:formula="of:=[.$H$17]^[.A328]" office:value-type="float" office:value="0.394023796162081" calcext:value-type="float">
            <text:p>0.394023796162081</text:p>
          </table:table-cell>
          <table:table-cell table:formula="of:=[.$I$17]^[.A328]" office:value-type="float" office:value="0.627931326600034" calcext:value-type="float">
            <text:p>0.627931326600034</text:p>
          </table:table-cell>
          <table:table-cell table:formula="of:=[.$J$17]^[.A328]" office:value-type="float" office:value="0.0000000000321479261773067" calcext:value-type="float">
            <text:p>3.21479261773067E-11</text:p>
          </table:table-cell>
          <table:table-cell table:formula="of:=[.$K$17]^[.A328]" office:value-type="float" office:value="0.0000187921096958544" calcext:value-type="float">
            <text:p>1.87921096958544E-05</text:p>
          </table:table-cell>
          <table:table-cell table:formula="of:=[.$L$17]^[.A328]" office:value-type="float" office:value="0.00923483343804798" calcext:value-type="float">
            <text:p>0.009234833438048</text:p>
          </table:table-cell>
          <table:table-cell table:formula="of:=[.$M$17]^[.A328]" office:value-type="float" office:value="0.00000103157893395532" calcext:value-type="float">
            <text:p>1.03157893395532E-06</text:p>
          </table:table-cell>
          <table:table-cell table:formula="of:=[.$N$17]^[.A328]" office:value-type="float" office:value="0.627931326600034" calcext:value-type="float">
            <text:p>0.627931326600034</text:p>
          </table:table-cell>
          <table:table-cell table:formula="of:=SUM([.B328:.N328])" office:value-type="float" office:value="2.91508331044314" calcext:value-type="float">
            <text:p>2.91508331044314</text:p>
          </table:table-cell>
          <table:table-cell table:formula="of:=13-[.O328]" office:value-type="float" office:value="10.0849166895569" calcext:value-type="float">
            <text:p>10.084916689556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B$17]^[.A329]" office:value-type="float" office:value="1.15598731391023E-022" calcext:value-type="float">
            <text:p>1.15598731391023E-22</text:p>
          </table:table-cell>
          <table:table-cell table:formula="of:=[.$C$17]^[.A329]" office:value-type="float" office:value="0.0000770372211880582" calcext:value-type="float">
            <text:p>7.70372211880582E-05</text:p>
          </table:table-cell>
          <table:table-cell table:formula="of:=[.$D$17]^[.A329]" office:value-type="float" office:value="5.69166369381146E-124" calcext:value-type="float">
            <text:p>5.69166369381146E-124</text:p>
          </table:table-cell>
          <table:table-cell table:formula="of:=[.$E$17]^[.A329]" office:value-type="float" office:value="0.626995512402418" calcext:value-type="float">
            <text:p>0.626995512402418</text:p>
          </table:table-cell>
          <table:table-cell table:formula="of:=[.$F$17]^[.A329]" office:value-type="float" office:value="0.000000139548003297543" calcext:value-type="float">
            <text:p>1.39548003297543E-07</text:p>
          </table:table-cell>
          <table:table-cell table:formula="of:=[.$G$17]^[.A329]" office:value-type="float" office:value="0.626995512402418" calcext:value-type="float">
            <text:p>0.626995512402418</text:p>
          </table:table-cell>
          <table:table-cell table:formula="of:=[.$H$17]^[.A329]" office:value-type="float" office:value="0.392849358617634" calcext:value-type="float">
            <text:p>0.392849358617634</text:p>
          </table:table-cell>
          <table:table-cell table:formula="of:=[.$I$17]^[.A329]" office:value-type="float" office:value="0.626995512402418" calcext:value-type="float">
            <text:p>0.626995512402418</text:p>
          </table:table-cell>
          <table:table-cell table:formula="of:=[.$J$17]^[.A329]" office:value-type="float" office:value="0.0000000000297524026171498" calcext:value-type="float">
            <text:p>2.97524026171498E-11</text:p>
          </table:table-cell>
          <table:table-cell table:formula="of:=[.$K$17]^[.A329]" office:value-type="float" office:value="0.0000181479688269951" calcext:value-type="float">
            <text:p>1.81479688269951E-05</text:p>
          </table:table-cell>
          <table:table-cell table:formula="of:=[.$L$17]^[.A329]" office:value-type="float" office:value="0.00909720551795784" calcext:value-type="float">
            <text:p>0.009097205517958</text:p>
          </table:table-cell>
          <table:table-cell table:formula="of:=[.$M$17]^[.A329]" office:value-type="float" office:value="0.000000986995045602553" calcext:value-type="float">
            <text:p>9.86995045602553E-07</text:p>
          </table:table-cell>
          <table:table-cell table:formula="of:=[.$N$17]^[.A329]" office:value-type="float" office:value="0.626995512402418" calcext:value-type="float">
            <text:p>0.626995512402418</text:p>
          </table:table-cell>
          <table:table-cell table:formula="of:=SUM([.B329:.N329])" office:value-type="float" office:value="2.91002492550808" calcext:value-type="float">
            <text:p>2.91002492550808</text:p>
          </table:table-cell>
          <table:table-cell table:formula="of:=13-[.O329]" office:value-type="float" office:value="10.0899750744919" calcext:value-type="float">
            <text:p>10.08997507449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B$17]^[.A330]" office:value-type="float" office:value="9.83709025697085E-023" calcext:value-type="float">
            <text:p>9.83709025697085E-23</text:p>
          </table:table-cell>
          <table:table-cell table:formula="of:=[.$C$17]^[.A330]" office:value-type="float" office:value="0.0000747410297964619" calcext:value-type="float">
            <text:p>7.47410297964619E-05</text:p>
          </table:table-cell>
          <table:table-cell table:formula="of:=[.$D$17]^[.A330]" office:value-type="float" office:value="2.29871961404308E-124" calcext:value-type="float">
            <text:p>2.29871961404308E-124</text:p>
          </table:table-cell>
          <table:table-cell table:formula="of:=[.$E$17]^[.A330]" office:value-type="float" office:value="0.626061092860835" calcext:value-type="float">
            <text:p>0.626061092860835</text:p>
          </table:table-cell>
          <table:table-cell table:formula="of:=[.$F$17]^[.A330]" office:value-type="float" office:value="0.000000132684986741926" calcext:value-type="float">
            <text:p>1.32684986741926E-07</text:p>
          </table:table-cell>
          <table:table-cell table:formula="of:=[.$G$17]^[.A330]" office:value-type="float" office:value="0.626061092860835" calcext:value-type="float">
            <text:p>0.626061092860835</text:p>
          </table:table-cell>
          <table:table-cell table:formula="of:=[.$H$17]^[.A330]" office:value-type="float" office:value="0.391678421632186" calcext:value-type="float">
            <text:p>0.391678421632186</text:p>
          </table:table-cell>
          <table:table-cell table:formula="of:=[.$I$17]^[.A330]" office:value-type="float" office:value="0.626061092860835" calcext:value-type="float">
            <text:p>0.626061092860835</text:p>
          </table:table-cell>
          <table:table-cell table:formula="of:=[.$J$17]^[.A330]" office:value-type="float" office:value="0.0000000000275353830480626" calcext:value-type="float">
            <text:p>2.75353830480626E-11</text:p>
          </table:table-cell>
          <table:table-cell table:formula="of:=[.$K$17]^[.A330]" office:value-type="float" office:value="0.0000175259073023738" calcext:value-type="float">
            <text:p>1.75259073023738E-05</text:p>
          </table:table-cell>
          <table:table-cell table:formula="of:=[.$L$17]^[.A330]" office:value-type="float" office:value="0.00896162868460527" calcext:value-type="float">
            <text:p>0.008961628684605</text:p>
          </table:table-cell>
          <table:table-cell table:formula="of:=[.$M$17]^[.A330]" office:value-type="float" office:value="0.000000944338031709149" calcext:value-type="float">
            <text:p>9.44338031709149E-07</text:p>
          </table:table-cell>
          <table:table-cell table:formula="of:=[.$N$17]^[.A330]" office:value-type="float" office:value="0.626061092860835" calcext:value-type="float">
            <text:p>0.626061092860835</text:p>
          </table:table-cell>
          <table:table-cell table:formula="of:=SUM([.B330:.N330])" office:value-type="float" office:value="2.90497776574778" calcext:value-type="float">
            <text:p>2.90497776574778</text:p>
          </table:table-cell>
          <table:table-cell table:formula="of:=13-[.O330]" office:value-type="float" office:value="10.0950222342522" calcext:value-type="float">
            <text:p>10.09502223425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B$17]^[.A331]" office:value-type="float" office:value="8.37105594147594E-023" calcext:value-type="float">
            <text:p>8.37105594147594E-23</text:p>
          </table:table-cell>
          <table:table-cell table:formula="of:=[.$C$17]^[.A331]" office:value-type="float" office:value="0.0000725132792809191" calcext:value-type="float">
            <text:p>7.25132792809191E-05</text:p>
          </table:table-cell>
          <table:table-cell table:formula="of:=[.$D$17]^[.A331]" office:value-type="float" office:value="9.28394955895192E-125" calcext:value-type="float">
            <text:p>9.28394955895192E-125</text:p>
          </table:table-cell>
          <table:table-cell table:formula="of:=[.$E$17]^[.A331]" office:value-type="float" office:value="0.62512806589681" calcext:value-type="float">
            <text:p>0.62512806589681</text:p>
          </table:table-cell>
          <table:table-cell table:formula="of:=[.$F$17]^[.A331]" office:value-type="float" office:value="0.000000126159495590684" calcext:value-type="float">
            <text:p>1.26159495590684E-07</text:p>
          </table:table-cell>
          <table:table-cell table:formula="of:=[.$G$17]^[.A331]" office:value-type="float" office:value="0.62512806589681" calcext:value-type="float">
            <text:p>0.62512806589681</text:p>
          </table:table-cell>
          <table:table-cell table:formula="of:=[.$H$17]^[.A331]" office:value-type="float" office:value="0.390510974771882" calcext:value-type="float">
            <text:p>0.390510974771882</text:p>
          </table:table-cell>
          <table:table-cell table:formula="of:=[.$I$17]^[.A331]" office:value-type="float" office:value="0.62512806589681" calcext:value-type="float">
            <text:p>0.62512806589681</text:p>
          </table:table-cell>
          <table:table-cell table:formula="of:=[.$J$17]^[.A331]" office:value-type="float" office:value="0.000000000025483566129429" calcext:value-type="float">
            <text:p>2.5483566129429E-11</text:p>
          </table:table-cell>
          <table:table-cell table:formula="of:=[.$K$17]^[.A331]" office:value-type="float" office:value="0.0000169251683039318" calcext:value-type="float">
            <text:p>1.69251683039318E-05</text:p>
          </table:table-cell>
          <table:table-cell table:formula="of:=[.$L$17]^[.A331]" office:value-type="float" office:value="0.00882807237037866" calcext:value-type="float">
            <text:p>0.008828072370379</text:p>
          </table:table-cell>
          <table:table-cell table:formula="of:=[.$M$17]^[.A331]" office:value-type="float" office:value="0.000000903524614541392" calcext:value-type="float">
            <text:p>9.03524614541392E-07</text:p>
          </table:table-cell>
          <table:table-cell table:formula="of:=[.$N$17]^[.A331]" office:value-type="float" office:value="0.62512806589681" calcext:value-type="float">
            <text:p>0.62512806589681</text:p>
          </table:table-cell>
          <table:table-cell table:formula="of:=SUM([.B331:.N331])" office:value-type="float" office:value="2.89994177888668" calcext:value-type="float">
            <text:p>2.89994177888668</text:p>
          </table:table-cell>
          <table:table-cell table:formula="of:=13-[.O331]" office:value-type="float" office:value="10.1000582211133" calcext:value-type="float">
            <text:p>10.10005822111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B$17]^[.A332]" office:value-type="float" office:value="7.12350662083869E-023" calcext:value-type="float">
            <text:p>7.12350662083869E-23</text:p>
          </table:table-cell>
          <table:table-cell table:formula="of:=[.$C$17]^[.A332]" office:value-type="float" office:value="0.0000703519296749304" calcext:value-type="float">
            <text:p>7.03519296749304E-05</text:p>
          </table:table-cell>
          <table:table-cell table:formula="of:=[.$D$17]^[.A332]" office:value-type="float" office:value="3.7495533986229E-125" calcext:value-type="float">
            <text:p>3.7495533986229E-125</text:p>
          </table:table-cell>
          <table:table-cell table:formula="of:=[.$E$17]^[.A332]" office:value-type="float" office:value="0.624196429434966" calcext:value-type="float">
            <text:p>0.624196429434966</text:p>
          </table:table-cell>
          <table:table-cell table:formula="of:=[.$F$17]^[.A332]" office:value-type="float" office:value="0.000000119954930233765" calcext:value-type="float">
            <text:p>1.19954930233765E-07</text:p>
          </table:table-cell>
          <table:table-cell table:formula="of:=[.$G$17]^[.A332]" office:value-type="float" office:value="0.624196429434966" calcext:value-type="float">
            <text:p>0.624196429434966</text:p>
          </table:table-cell>
          <table:table-cell table:formula="of:=[.$H$17]^[.A332]" office:value-type="float" office:value="0.389347007633962" calcext:value-type="float">
            <text:p>0.389347007633962</text:p>
          </table:table-cell>
          <table:table-cell table:formula="of:=[.$I$17]^[.A332]" office:value-type="float" office:value="0.624196429434966" calcext:value-type="float">
            <text:p>0.624196429434966</text:p>
          </table:table-cell>
          <table:table-cell table:formula="of:=[.$J$17]^[.A332]" office:value-type="float" office:value="0.0000000000235846416786519" calcext:value-type="float">
            <text:p>2.35846416786519E-11</text:p>
          </table:table-cell>
          <table:table-cell table:formula="of:=[.$K$17]^[.A332]" office:value-type="float" office:value="0.0000163450209552128" calcext:value-type="float">
            <text:p>1.63450209552128E-05</text:p>
          </table:table-cell>
          <table:table-cell table:formula="of:=[.$L$17]^[.A332]" office:value-type="float" office:value="0.00869650646321952" calcext:value-type="float">
            <text:p>0.00869650646322</text:p>
          </table:table-cell>
          <table:table-cell table:formula="of:=[.$M$17]^[.A332]" office:value-type="float" office:value="0.000000864475115552271" calcext:value-type="float">
            <text:p>8.64475115552271E-07</text:p>
          </table:table-cell>
          <table:table-cell table:formula="of:=[.$N$17]^[.A332]" office:value-type="float" office:value="0.624196429434966" calcext:value-type="float">
            <text:p>0.624196429434966</text:p>
          </table:table-cell>
          <table:table-cell table:formula="of:=SUM([.B332:.N332])" office:value-type="float" office:value="2.89491691324131" calcext:value-type="float">
            <text:p>2.89491691324131</text:p>
          </table:table-cell>
          <table:table-cell table:formula="of:=13-[.O332]" office:value-type="float" office:value="10.1050830867587" calcext:value-type="float">
            <text:p>10.105083086758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B$17]^[.A333]" office:value-type="float" office:value="6.06188119299388E-023" calcext:value-type="float">
            <text:p>6.06188119299388E-23</text:p>
          </table:table-cell>
          <table:table-cell table:formula="of:=[.$C$17]^[.A333]" office:value-type="float" office:value="0.0000682550018157671" calcext:value-type="float">
            <text:p>6.82550018157671E-05</text:p>
          </table:table-cell>
          <table:table-cell table:formula="of:=[.$D$17]^[.A333]" office:value-type="float" office:value="1.51435018036782E-125" calcext:value-type="float">
            <text:p>1.51435018036782E-125</text:p>
          </table:table-cell>
          <table:table-cell table:formula="of:=[.$E$17]^[.A333]" office:value-type="float" office:value="0.623266181403021" calcext:value-type="float">
            <text:p>0.623266181403021</text:p>
          </table:table-cell>
          <table:table-cell table:formula="of:=[.$F$17]^[.A333]" office:value-type="float" office:value="0.000000114055507435383" calcext:value-type="float">
            <text:p>1.14055507435383E-07</text:p>
          </table:table-cell>
          <table:table-cell table:formula="of:=[.$G$17]^[.A333]" office:value-type="float" office:value="0.623266181403021" calcext:value-type="float">
            <text:p>0.623266181403021</text:p>
          </table:table-cell>
          <table:table-cell table:formula="of:=[.$H$17]^[.A333]" office:value-type="float" office:value="0.388186509846678" calcext:value-type="float">
            <text:p>0.388186509846678</text:p>
          </table:table-cell>
          <table:table-cell table:formula="of:=[.$I$17]^[.A333]" office:value-type="float" office:value="0.623266181403021" calcext:value-type="float">
            <text:p>0.623266181403021</text:p>
          </table:table-cell>
          <table:table-cell table:formula="of:=[.$J$17]^[.A333]" office:value-type="float" office:value="0.0000000000218272168143708" calcext:value-type="float">
            <text:p>2.18272168143708E-11</text:p>
          </table:table-cell>
          <table:table-cell table:formula="of:=[.$K$17]^[.A333]" office:value-type="float" office:value="0.0000157847594321578" calcext:value-type="float">
            <text:p>1.57847594321578E-05</text:p>
          </table:table-cell>
          <table:table-cell table:formula="of:=[.$L$17]^[.A333]" office:value-type="float" office:value="0.00856690129983324" calcext:value-type="float">
            <text:p>0.008566901299833</text:p>
          </table:table-cell>
          <table:table-cell table:formula="of:=[.$M$17]^[.A333]" office:value-type="float" office:value="0.000000827113299827955" calcext:value-type="float">
            <text:p>8.27113299827955E-07</text:p>
          </table:table-cell>
          <table:table-cell table:formula="of:=[.$N$17]^[.A333]" office:value-type="float" office:value="0.623266181403021" calcext:value-type="float">
            <text:p>0.623266181403021</text:p>
          </table:table-cell>
          <table:table-cell table:formula="of:=SUM([.B333:.N333])" office:value-type="float" office:value="2.88990311771048" calcext:value-type="float">
            <text:p>2.88990311771048</text:p>
          </table:table-cell>
          <table:table-cell table:formula="of:=13-[.O333]" office:value-type="float" office:value="10.1100968822895" calcext:value-type="float">
            <text:p>10.110096882289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B$17]^[.A334]" office:value-type="float" office:value="5.15847117913488E-023" calcext:value-type="float">
            <text:p>5.15847117913488E-23</text:p>
          </table:table-cell>
          <table:table-cell table:formula="of:=[.$C$17]^[.A334]" office:value-type="float" office:value="0.0000662205755321377" calcext:value-type="float">
            <text:p>6.62205755321377E-05</text:p>
          </table:table-cell>
          <table:table-cell table:formula="of:=[.$D$17]^[.A334]" office:value-type="float" office:value="6.11607896989089E-126" calcext:value-type="float">
            <text:p>6.11607896989089E-126</text:p>
          </table:table-cell>
          <table:table-cell table:formula="of:=[.$E$17]^[.A334]" office:value-type="float" office:value="0.62233731973178" calcext:value-type="float">
            <text:p>0.62233731973178</text:p>
          </table:table-cell>
          <table:table-cell table:formula="of:=[.$F$17]^[.A334]" office:value-type="float" office:value="0.000000108446220184463" calcext:value-type="float">
            <text:p>1.08446220184463E-07</text:p>
          </table:table-cell>
          <table:table-cell table:formula="of:=[.$G$17]^[.A334]" office:value-type="float" office:value="0.62233731973178" calcext:value-type="float">
            <text:p>0.62233731973178</text:p>
          </table:table-cell>
          <table:table-cell table:formula="of:=[.$H$17]^[.A334]" office:value-type="float" office:value="0.387029471069191" calcext:value-type="float">
            <text:p>0.387029471069191</text:p>
          </table:table-cell>
          <table:table-cell table:formula="of:=[.$I$17]^[.A334]" office:value-type="float" office:value="0.62233731973178" calcext:value-type="float">
            <text:p>0.62233731973178</text:p>
          </table:table-cell>
          <table:table-cell table:formula="of:=[.$J$17]^[.A334]" office:value-type="float" office:value="0.0000000000202007476031659" calcext:value-type="float">
            <text:p>2.02007476031659E-11</text:p>
          </table:table-cell>
          <table:table-cell table:formula="of:=[.$K$17]^[.A334]" office:value-type="float" office:value="0.000015243702104379" calcext:value-type="float">
            <text:p>1.5243702104379E-05</text:p>
          </table:table-cell>
          <table:table-cell table:formula="of:=[.$L$17]^[.A334]" office:value-type="float" office:value="0.00843922765900115" calcext:value-type="float">
            <text:p>0.008439227659001</text:p>
          </table:table-cell>
          <table:table-cell table:formula="of:=[.$M$17]^[.A334]" office:value-type="float" office:value="0.00000079136622725715" calcext:value-type="float">
            <text:p>7.9136622725715E-07</text:p>
          </table:table-cell>
          <table:table-cell table:formula="of:=[.$N$17]^[.A334]" office:value-type="float" office:value="0.62233731973178" calcext:value-type="float">
            <text:p>0.62233731973178</text:p>
          </table:table-cell>
          <table:table-cell table:formula="of:=SUM([.B334:.N334])" office:value-type="float" office:value="2.8849003417656" calcext:value-type="float">
            <text:p>2.8849003417656</text:p>
          </table:table-cell>
          <table:table-cell table:formula="of:=13-[.O334]" office:value-type="float" office:value="10.1150996582344" calcext:value-type="float">
            <text:p>10.11509965823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B$17]^[.A335]" office:value-type="float" office:value="4.38969753097767E-023" calcext:value-type="float">
            <text:p>4.38969753097767E-23</text:p>
          </table:table-cell>
          <table:table-cell table:formula="of:=[.$C$17]^[.A335]" office:value-type="float" office:value="0.0000642467878858743" calcext:value-type="float">
            <text:p>6.42467878858743E-05</text:p>
          </table:table-cell>
          <table:table-cell table:formula="of:=[.$D$17]^[.A335]" office:value-type="float" office:value="2.47013025460571E-126" calcext:value-type="float">
            <text:p>2.47013025460571E-126</text:p>
          </table:table-cell>
          <table:table-cell table:formula="of:=[.$E$17]^[.A335]" office:value-type="float" office:value="0.621409842355131" calcext:value-type="float">
            <text:p>0.621409842355131</text:p>
          </table:table-cell>
          <table:table-cell table:formula="of:=[.$F$17]^[.A335]" office:value-type="float" office:value="0.000000103112799519653" calcext:value-type="float">
            <text:p>1.03112799519653E-07</text:p>
          </table:table-cell>
          <table:table-cell table:formula="of:=[.$G$17]^[.A335]" office:value-type="float" office:value="0.621409842355131" calcext:value-type="float">
            <text:p>0.621409842355131</text:p>
          </table:table-cell>
          <table:table-cell table:formula="of:=[.$H$17]^[.A335]" office:value-type="float" office:value="0.385875880991489" calcext:value-type="float">
            <text:p>0.385875880991489</text:p>
          </table:table-cell>
          <table:table-cell table:formula="of:=[.$I$17]^[.A335]" office:value-type="float" office:value="0.621409842355131" calcext:value-type="float">
            <text:p>0.621409842355131</text:p>
          </table:table-cell>
          <table:table-cell table:formula="of:=[.$J$17]^[.A335]" office:value-type="float" office:value="0.0000000000186954757996513" calcext:value-type="float">
            <text:p>1.86954757996513E-11</text:p>
          </table:table-cell>
          <table:table-cell table:formula="of:=[.$K$17]^[.A335]" office:value-type="float" office:value="0.0000147211907058682" calcext:value-type="float">
            <text:p>1.47211907058682E-05</text:p>
          </table:table-cell>
          <table:table-cell table:formula="of:=[.$L$17]^[.A335]" office:value-type="float" office:value="0.00831345675499219" calcext:value-type="float">
            <text:p>0.008313456754992</text:p>
          </table:table-cell>
          <table:table-cell table:formula="of:=[.$M$17]^[.A335]" office:value-type="float" office:value="0.000000757164110132772" calcext:value-type="float">
            <text:p>7.57164110132772E-07</text:p>
          </table:table-cell>
          <table:table-cell table:formula="of:=[.$N$17]^[.A335]" office:value-type="float" office:value="0.621409842355131" calcext:value-type="float">
            <text:p>0.621409842355131</text:p>
          </table:table-cell>
          <table:table-cell table:formula="of:=SUM([.B335:.N335])" office:value-type="float" office:value="2.8799085354412" calcext:value-type="float">
            <text:p>2.8799085354412</text:p>
          </table:table-cell>
          <table:table-cell table:formula="of:=13-[.O335]" office:value-type="float" office:value="10.1200914645588" calcext:value-type="float">
            <text:p>10.120091464558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B$17]^[.A336]" office:value-type="float" office:value="3.73549521637593E-023" calcext:value-type="float">
            <text:p>3.73549521637593E-23</text:p>
          </table:table-cell>
          <table:table-cell table:formula="of:=[.$C$17]^[.A336]" office:value-type="float" office:value="0.000062331831466027" calcext:value-type="float">
            <text:p>6.2331831466027E-05</text:p>
          </table:table-cell>
          <table:table-cell table:formula="of:=[.$D$17]^[.A336]" office:value-type="float" office:value="9.97623396420486E-127" calcext:value-type="float">
            <text:p>9.97623396420486E-127</text:p>
          </table:table-cell>
          <table:table-cell table:formula="of:=[.$E$17]^[.A336]" office:value-type="float" office:value="0.620483747210041" calcext:value-type="float">
            <text:p>0.620483747210041</text:p>
          </table:table-cell>
          <table:table-cell table:formula="of:=[.$F$17]^[.A336]" office:value-type="float" office:value="0.000000098041678231801" calcext:value-type="float">
            <text:p>9.8041678231801E-08</text:p>
          </table:table-cell>
          <table:table-cell table:formula="of:=[.$G$17]^[.A336]" office:value-type="float" office:value="0.620483747210041" calcext:value-type="float">
            <text:p>0.620483747210041</text:p>
          </table:table-cell>
          <table:table-cell table:formula="of:=[.$H$17]^[.A336]" office:value-type="float" office:value="0.384725729334286" calcext:value-type="float">
            <text:p>0.384725729334286</text:p>
          </table:table-cell>
          <table:table-cell table:formula="of:=[.$I$17]^[.A336]" office:value-type="float" office:value="0.620483747210041" calcext:value-type="float">
            <text:p>0.620483747210041</text:p>
          </table:table-cell>
          <table:table-cell table:formula="of:=[.$J$17]^[.A336]" office:value-type="float" office:value="0.0000000000173023703004224" calcext:value-type="float">
            <text:p>1.73023703004224E-11</text:p>
          </table:table-cell>
          <table:table-cell table:formula="of:=[.$K$17]^[.A336]" office:value-type="float" office:value="0.000014216589534132" calcext:value-type="float">
            <text:p>1.4216589534132E-05</text:p>
          </table:table-cell>
          <table:table-cell table:formula="of:=[.$L$17]^[.A336]" office:value-type="float" office:value="0.00818956023107278" calcext:value-type="float">
            <text:p>0.008189560231073</text:p>
          </table:table-cell>
          <table:table-cell table:formula="of:=[.$M$17]^[.A336]" office:value-type="float" office:value="0.000000724440176907958" calcext:value-type="float">
            <text:p>7.24440176907958E-07</text:p>
          </table:table-cell>
          <table:table-cell table:formula="of:=[.$N$17]^[.A336]" office:value-type="float" office:value="0.620483747210041" calcext:value-type="float">
            <text:p>0.620483747210041</text:p>
          </table:table-cell>
          <table:table-cell table:formula="of:=SUM([.B336:.N336])" office:value-type="float" office:value="2.87492764932568" calcext:value-type="float">
            <text:p>2.87492764932568</text:p>
          </table:table-cell>
          <table:table-cell table:formula="of:=13-[.O336]" office:value-type="float" office:value="10.1250723506743" calcext:value-type="float">
            <text:p>10.12507235067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B$17]^[.A337]" office:value-type="float" office:value="3.17878952093988E-023" calcext:value-type="float">
            <text:p>3.17878952093988E-23</text:p>
          </table:table-cell>
          <table:table-cell table:formula="of:=[.$C$17]^[.A337]" office:value-type="float" office:value="0.0000604739527338057" calcext:value-type="float">
            <text:p>6.04739527338057E-05</text:p>
          </table:table-cell>
          <table:table-cell table:formula="of:=[.$D$17]^[.A337]" office:value-type="float" office:value="4.02914963382938E-127" calcext:value-type="float">
            <text:p>4.02914963382938E-127</text:p>
          </table:table-cell>
          <table:table-cell table:formula="of:=[.$E$17]^[.A337]" office:value-type="float" office:value="0.619559032236553" calcext:value-type="float">
            <text:p>0.619559032236553</text:p>
          </table:table-cell>
          <table:table-cell table:formula="of:=[.$F$17]^[.A337]" office:value-type="float" office:value="0.0000000932199563515485" calcext:value-type="float">
            <text:p>9.32199563515485E-08</text:p>
          </table:table-cell>
          <table:table-cell table:formula="of:=[.$G$17]^[.A337]" office:value-type="float" office:value="0.619559032236553" calcext:value-type="float">
            <text:p>0.619559032236553</text:p>
          </table:table-cell>
          <table:table-cell table:formula="of:=[.$H$17]^[.A337]" office:value-type="float" office:value="0.383579005848938" calcext:value-type="float">
            <text:p>0.383579005848938</text:p>
          </table:table-cell>
          <table:table-cell table:formula="of:=[.$I$17]^[.A337]" office:value-type="float" office:value="0.619559032236553" calcext:value-type="float">
            <text:p>0.619559032236553</text:p>
          </table:table-cell>
          <table:table-cell table:formula="of:=[.$J$17]^[.A337]" office:value-type="float" office:value="0.0000000000160130729605996" calcext:value-type="float">
            <text:p>1.60130729605996E-11</text:p>
          </table:table-cell>
          <table:table-cell table:formula="of:=[.$K$17]^[.A337]" office:value-type="float" office:value="0.0000137292846767773" calcext:value-type="float">
            <text:p>1.37292846767773E-05</text:p>
          </table:table-cell>
          <table:table-cell table:formula="of:=[.$L$17]^[.A337]" office:value-type="float" office:value="0.00806751015311343" calcext:value-type="float">
            <text:p>0.008067510153113</text:p>
          </table:table-cell>
          <table:table-cell table:formula="of:=[.$M$17]^[.A337]" office:value-type="float" office:value="0.000000693130541840401" calcext:value-type="float">
            <text:p>6.93130541840401E-07</text:p>
          </table:table-cell>
          <table:table-cell table:formula="of:=[.$N$17]^[.A337]" office:value-type="float" office:value="0.619559032236553" calcext:value-type="float">
            <text:p>0.619559032236553</text:p>
          </table:table-cell>
          <table:table-cell table:formula="of:=SUM([.B337:.N337])" office:value-type="float" office:value="2.86995763455219" calcext:value-type="float">
            <text:p>2.86995763455219</text:p>
          </table:table-cell>
          <table:table-cell table:formula="of:=13-[.O337]" office:value-type="float" office:value="10.1300423654478" calcext:value-type="float">
            <text:p>10.130042365447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B$17]^[.A338]" office:value-type="float" office:value="2.70505039710383E-023" calcext:value-type="float">
            <text:p>2.70505039710383E-23</text:p>
          </table:table-cell>
          <table:table-cell table:formula="of:=[.$C$17]^[.A338]" office:value-type="float" office:value="0.0000586714504168517" calcext:value-type="float">
            <text:p>5.86714504168517E-05</text:p>
          </table:table-cell>
          <table:table-cell table:formula="of:=[.$D$17]^[.A338]" office:value-type="float" office:value="1.6272720577761E-127" calcext:value-type="float">
            <text:p>1.6272720577761E-127</text:p>
          </table:table-cell>
          <table:table-cell table:formula="of:=[.$E$17]^[.A338]" office:value-type="float" office:value="0.618635695377781" calcext:value-type="float">
            <text:p>0.618635695377781</text:p>
          </table:table-cell>
          <table:table-cell table:formula="of:=[.$F$17]^[.A338]" office:value-type="float" office:value="0.0000000886353683342592" calcext:value-type="float">
            <text:p>8.86353683342592E-08</text:p>
          </table:table-cell>
          <table:table-cell table:formula="of:=[.$G$17]^[.A338]" office:value-type="float" office:value="0.618635695377781" calcext:value-type="float">
            <text:p>0.618635695377781</text:p>
          </table:table-cell>
          <table:table-cell table:formula="of:=[.$H$17]^[.A338]" office:value-type="float" office:value="0.382435700317346" calcext:value-type="float">
            <text:p>0.382435700317346</text:p>
          </table:table-cell>
          <table:table-cell table:formula="of:=[.$I$17]^[.A338]" office:value-type="float" office:value="0.618635695377781" calcext:value-type="float">
            <text:p>0.618635695377781</text:p>
          </table:table-cell>
          <table:table-cell table:formula="of:=[.$J$17]^[.A338]" office:value-type="float" office:value="0.0000000000148198484478872" calcext:value-type="float">
            <text:p>1.48198484478872E-11</text:p>
          </table:table-cell>
          <table:table-cell table:formula="of:=[.$K$17]^[.A338]" office:value-type="float" office:value="0.0000132586832646076" calcext:value-type="float">
            <text:p>1.32586832646076E-05</text:p>
          </table:table-cell>
          <table:table-cell table:formula="of:=[.$L$17]^[.A338]" office:value-type="float" office:value="0.00794727900329057" calcext:value-type="float">
            <text:p>0.007947279003291</text:p>
          </table:table-cell>
          <table:table-cell table:formula="of:=[.$M$17]^[.A338]" office:value-type="float" office:value="0.000000663174080270548" calcext:value-type="float">
            <text:p>6.63174080270548E-07</text:p>
          </table:table-cell>
          <table:table-cell table:formula="of:=[.$N$17]^[.A338]" office:value-type="float" office:value="0.618635695377781" calcext:value-type="float">
            <text:p>0.618635695377781</text:p>
          </table:table-cell>
          <table:table-cell table:formula="of:=SUM([.B338:.N338])" office:value-type="float" office:value="2.86499844278971" calcext:value-type="float">
            <text:p>2.86499844278971</text:p>
          </table:table-cell>
          <table:table-cell table:formula="of:=13-[.O338]" office:value-type="float" office:value="10.1350015572103" calcext:value-type="float">
            <text:p>10.13500155721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B$17]^[.A339]" office:value-type="float" office:value="2.30191322913009E-023" calcext:value-type="float">
            <text:p>2.30191322913009E-23</text:p>
          </table:table-cell>
          <table:table-cell table:formula="of:=[.$C$17]^[.A339]" office:value-type="float" office:value="0.0000569226739513718" calcext:value-type="float">
            <text:p>5.69226739513718E-05</text:p>
          </table:table-cell>
          <table:table-cell table:formula="of:=[.$D$17]^[.A339]" office:value-type="float" office:value="6.5721419919124E-128" calcext:value-type="float">
            <text:p>6.5721419919124E-128</text:p>
          </table:table-cell>
          <table:table-cell table:formula="of:=[.$E$17]^[.A339]" office:value-type="float" office:value="0.6177137345799" calcext:value-type="float">
            <text:p>0.6177137345799</text:p>
          </table:table-cell>
          <table:table-cell table:formula="of:=[.$F$17]^[.A339]" office:value-type="float" office:value="0.0000000842762518588038" calcext:value-type="float">
            <text:p>8.42762518588038E-08</text:p>
          </table:table-cell>
          <table:table-cell table:formula="of:=[.$G$17]^[.A339]" office:value-type="float" office:value="0.6177137345799" calcext:value-type="float">
            <text:p>0.6177137345799</text:p>
          </table:table-cell>
          <table:table-cell table:formula="of:=[.$H$17]^[.A339]" office:value-type="float" office:value="0.381295802551869" calcext:value-type="float">
            <text:p>0.381295802551869</text:p>
          </table:table-cell>
          <table:table-cell table:formula="of:=[.$I$17]^[.A339]" office:value-type="float" office:value="0.6177137345799" calcext:value-type="float">
            <text:p>0.6177137345799</text:p>
          </table:table-cell>
          <table:table-cell table:formula="of:=[.$J$17]^[.A339]" office:value-type="float" office:value="0.0000000000137155378332906" calcext:value-type="float">
            <text:p>1.37155378332906E-11</text:p>
          </table:table-cell>
          <table:table-cell table:formula="of:=[.$K$17]^[.A339]" office:value-type="float" office:value="0.0000128042127503215" calcext:value-type="float">
            <text:p>1.28042127503215E-05</text:p>
          </table:table-cell>
          <table:table-cell table:formula="of:=[.$L$17]^[.A339]" office:value-type="float" office:value="0.00782883967388237" calcext:value-type="float">
            <text:p>0.007828839673882</text:p>
          </table:table-cell>
          <table:table-cell table:formula="of:=[.$M$17]^[.A339]" office:value-type="float" office:value="0.000000634512309290152" calcext:value-type="float">
            <text:p>6.34512309290152E-07</text:p>
          </table:table-cell>
          <table:table-cell table:formula="of:=[.$N$17]^[.A339]" office:value-type="float" office:value="0.6177137345799" calcext:value-type="float">
            <text:p>0.6177137345799</text:p>
          </table:table-cell>
          <table:table-cell table:formula="of:=SUM([.B339:.N339])" office:value-type="float" office:value="2.86005002623433" calcext:value-type="float">
            <text:p>2.86005002623433</text:p>
          </table:table-cell>
          <table:table-cell table:formula="of:=13-[.O339]" office:value-type="float" office:value="10.1399499737657" calcext:value-type="float">
            <text:p>10.139949973765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B$17]^[.A340]" office:value-type="float" office:value="1.95885611599595E-023" calcext:value-type="float">
            <text:p>1.95885611599595E-23</text:p>
          </table:table-cell>
          <table:table-cell table:formula="of:=[.$C$17]^[.A340]" office:value-type="float" office:value="0.000055226021970705" calcext:value-type="float">
            <text:p>5.5226021970705E-05</text:p>
          </table:table-cell>
          <table:table-cell table:formula="of:=[.$D$17]^[.A340]" office:value-type="float" office:value="2.65432262266507E-128" calcext:value-type="float">
            <text:p>2.65432262266507E-128</text:p>
          </table:table-cell>
          <table:table-cell table:formula="of:=[.$E$17]^[.A340]" office:value-type="float" office:value="0.61679314779215" calcext:value-type="float">
            <text:p>0.61679314779215</text:p>
          </table:table-cell>
          <table:table-cell table:formula="of:=[.$F$17]^[.A340]" office:value-type="float" office:value="0.0000000801315181608297" calcext:value-type="float">
            <text:p>8.01315181608297E-08</text:p>
          </table:table-cell>
          <table:table-cell table:formula="of:=[.$G$17]^[.A340]" office:value-type="float" office:value="0.61679314779215" calcext:value-type="float">
            <text:p>0.61679314779215</text:p>
          </table:table-cell>
          <table:table-cell table:formula="of:=[.$H$17]^[.A340]" office:value-type="float" office:value="0.380159302395232" calcext:value-type="float">
            <text:p>0.380159302395232</text:p>
          </table:table-cell>
          <table:table-cell table:formula="of:=[.$I$17]^[.A340]" office:value-type="float" office:value="0.61679314779215" calcext:value-type="float">
            <text:p>0.61679314779215</text:p>
          </table:table-cell>
          <table:table-cell table:formula="of:=[.$J$17]^[.A340]" office:value-type="float" office:value="0.0000000000126935156400499" calcext:value-type="float">
            <text:p>1.26935156400499E-11</text:p>
          </table:table-cell>
          <table:table-cell table:formula="of:=[.$K$17]^[.A340]" office:value-type="float" office:value="0.0000123653202119349" calcext:value-type="float">
            <text:p>1.23653202119349E-05</text:p>
          </table:table-cell>
          <table:table-cell table:formula="of:=[.$L$17]^[.A340]" office:value-type="float" office:value="0.00771216546115685" calcext:value-type="float">
            <text:p>0.007712165461157</text:p>
          </table:table-cell>
          <table:table-cell table:formula="of:=[.$M$17]^[.A340]" office:value-type="float" office:value="0.000000607089273568223" calcext:value-type="float">
            <text:p>6.07089273568223E-07</text:p>
          </table:table-cell>
          <table:table-cell table:formula="of:=[.$N$17]^[.A340]" office:value-type="float" office:value="0.61679314779215" calcext:value-type="float">
            <text:p>0.61679314779215</text:p>
          </table:table-cell>
          <table:table-cell table:formula="of:=SUM([.B340:.N340])" office:value-type="float" office:value="2.85511233760066" calcext:value-type="float">
            <text:p>2.85511233760066</text:p>
          </table:table-cell>
          <table:table-cell table:formula="of:=13-[.O340]" office:value-type="float" office:value="10.1448876623993" calcext:value-type="float">
            <text:p>10.144887662399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B$17]^[.A341]" office:value-type="float" office:value="1.66692524923053E-023" calcext:value-type="float">
            <text:p>1.66692524923053E-23</text:p>
          </table:table-cell>
          <table:table-cell table:formula="of:=[.$C$17]^[.A341]" office:value-type="float" office:value="0.0000535799408389403" calcext:value-type="float">
            <text:p>5.35799408389403E-05</text:p>
          </table:table-cell>
          <table:table-cell table:formula="of:=[.$D$17]^[.A341]" office:value-type="float" office:value="1.07201405475743E-128" calcext:value-type="float">
            <text:p>1.07201405475743E-128</text:p>
          </table:table-cell>
          <table:table-cell table:formula="of:=[.$E$17]^[.A341]" office:value-type="float" office:value="0.615873932966827" calcext:value-type="float">
            <text:p>0.615873932966827</text:p>
          </table:table-cell>
          <table:table-cell table:formula="of:=[.$F$17]^[.A341]" office:value-type="float" office:value="0.0000000761906238250512" calcext:value-type="float">
            <text:p>7.61906238250512E-08</text:p>
          </table:table-cell>
          <table:table-cell table:formula="of:=[.$G$17]^[.A341]" office:value-type="float" office:value="0.615873932966827" calcext:value-type="float">
            <text:p>0.615873932966827</text:p>
          </table:table-cell>
          <table:table-cell table:formula="of:=[.$H$17]^[.A341]" office:value-type="float" office:value="0.379026189720432" calcext:value-type="float">
            <text:p>0.379026189720432</text:p>
          </table:table-cell>
          <table:table-cell table:formula="of:=[.$I$17]^[.A341]" office:value-type="float" office:value="0.615873932966827" calcext:value-type="float">
            <text:p>0.615873932966827</text:p>
          </table:table-cell>
          <table:table-cell table:formula="of:=[.$J$17]^[.A341]" office:value-type="float" office:value="0.0000000000117476500931013" calcext:value-type="float">
            <text:p>1.17476500931013E-11</text:p>
          </table:table-cell>
          <table:table-cell table:formula="of:=[.$K$17]^[.A341]" office:value-type="float" office:value="0.0000119414716800802" calcext:value-type="float">
            <text:p>1.19414716800802E-05</text:p>
          </table:table-cell>
          <table:table-cell table:formula="of:=[.$L$17]^[.A341]" office:value-type="float" office:value="0.00759723005935124" calcext:value-type="float">
            <text:p>0.007597230059351</text:p>
          </table:table-cell>
          <table:table-cell table:formula="of:=[.$M$17]^[.A341]" office:value-type="float" office:value="0.000000580851436111475" calcext:value-type="float">
            <text:p>5.80851436111475E-07</text:p>
          </table:table-cell>
          <table:table-cell table:formula="of:=[.$N$17]^[.A341]" office:value-type="float" office:value="0.615873932966827" calcext:value-type="float">
            <text:p>0.615873932966827</text:p>
          </table:table-cell>
          <table:table-cell table:formula="of:=SUM([.B341:.N341])" office:value-type="float" office:value="2.85018533011342" calcext:value-type="float">
            <text:p>2.85018533011342</text:p>
          </table:table-cell>
          <table:table-cell table:formula="of:=13-[.O341]" office:value-type="float" office:value="10.1498146698866" calcext:value-type="float">
            <text:p>10.149814669886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B$17]^[.A342]" office:value-type="float" office:value="1.41850121804863E-023" calcext:value-type="float">
            <text:p>1.41850121804863E-23</text:p>
          </table:table-cell>
          <table:table-cell table:formula="of:=[.$C$17]^[.A342]" office:value-type="float" office:value="0.0000519829232282416" calcext:value-type="float">
            <text:p>5.19829232282416E-05</text:p>
          </table:table-cell>
          <table:table-cell table:formula="of:=[.$D$17]^[.A342]" office:value-type="float" office:value="4.329594766606E-129" calcext:value-type="float">
            <text:p>4.329594766606E-129</text:p>
          </table:table-cell>
          <table:table-cell table:formula="of:=[.$E$17]^[.A342]" office:value-type="float" office:value="0.614956088059276" calcext:value-type="float">
            <text:p>0.614956088059276</text:p>
          </table:table-cell>
          <table:table-cell table:formula="of:=[.$F$17]^[.A342]" office:value-type="float" office:value="0.0000000724435439648028" calcext:value-type="float">
            <text:p>7.24435439648028E-08</text:p>
          </table:table-cell>
          <table:table-cell table:formula="of:=[.$G$17]^[.A342]" office:value-type="float" office:value="0.614956088059276" calcext:value-type="float">
            <text:p>0.614956088059276</text:p>
          </table:table-cell>
          <table:table-cell table:formula="of:=[.$H$17]^[.A342]" office:value-type="float" office:value="0.377896454430654" calcext:value-type="float">
            <text:p>0.377896454430654</text:p>
          </table:table-cell>
          <table:table-cell table:formula="of:=[.$I$17]^[.A342]" office:value-type="float" office:value="0.614956088059276" calcext:value-type="float">
            <text:p>0.614956088059276</text:p>
          </table:table-cell>
          <table:table-cell table:formula="of:=[.$J$17]^[.A342]" office:value-type="float" office:value="0.0000000000108722663305751" calcext:value-type="float">
            <text:p>1.08722663305751E-11</text:p>
          </table:table-cell>
          <table:table-cell table:formula="of:=[.$K$17]^[.A342]" office:value-type="float" office:value="0.0000115321514883636" calcext:value-type="float">
            <text:p>1.15321514883636E-05</text:p>
          </table:table-cell>
          <table:table-cell table:formula="of:=[.$L$17]^[.A342]" office:value-type="float" office:value="0.00748400755474093" calcext:value-type="float">
            <text:p>0.007484007554741</text:p>
          </table:table-cell>
          <table:table-cell table:formula="of:=[.$M$17]^[.A342]" office:value-type="float" office:value="0.000000555747573746001" calcext:value-type="float">
            <text:p>5.55747573746001E-07</text:p>
          </table:table-cell>
          <table:table-cell table:formula="of:=[.$N$17]^[.A342]" office:value-type="float" office:value="0.614956088059276" calcext:value-type="float">
            <text:p>0.614956088059276</text:p>
          </table:table-cell>
          <table:table-cell table:formula="of:=SUM([.B342:.N342])" office:value-type="float" office:value="2.8452689574992" calcext:value-type="float">
            <text:p>2.8452689574992</text:p>
          </table:table-cell>
          <table:table-cell table:formula="of:=13-[.O342]" office:value-type="float" office:value="10.1547310425008" calcext:value-type="float">
            <text:p>10.15473104250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B$17]^[.A343]" office:value-type="float" office:value="1.20710014233349E-023" calcext:value-type="float">
            <text:p>1.20710014233349E-23</text:p>
          </table:table-cell>
          <table:table-cell table:formula="of:=[.$C$17]^[.A343]" office:value-type="float" office:value="0.0000504335067385772" calcext:value-type="float">
            <text:p>5.04335067385772E-05</text:p>
          </table:table-cell>
          <table:table-cell table:formula="of:=[.$D$17]^[.A343]" office:value-type="float" office:value="1.74861427980659E-129" calcext:value-type="float">
            <text:p>1.74861427980659E-129</text:p>
          </table:table-cell>
          <table:table-cell table:formula="of:=[.$E$17]^[.A343]" office:value-type="float" office:value="0.614039611027891" calcext:value-type="float">
            <text:p>0.614039611027891</text:p>
          </table:table-cell>
          <table:table-cell table:formula="of:=[.$F$17]^[.A343]" office:value-type="float" office:value="0.0000000688807467206321" calcext:value-type="float">
            <text:p>6.88807467206321E-08</text:p>
          </table:table-cell>
          <table:table-cell table:formula="of:=[.$G$17]^[.A343]" office:value-type="float" office:value="0.614039611027891" calcext:value-type="float">
            <text:p>0.614039611027891</text:p>
          </table:table-cell>
          <table:table-cell table:formula="of:=[.$H$17]^[.A343]" office:value-type="float" office:value="0.376770086459177" calcext:value-type="float">
            <text:p>0.376770086459177</text:p>
          </table:table-cell>
          <table:table-cell table:formula="of:=[.$I$17]^[.A343]" office:value-type="float" office:value="0.614039611027891" calcext:value-type="float">
            <text:p>0.614039611027891</text:p>
          </table:table-cell>
          <table:table-cell table:formula="of:=[.$J$17]^[.A343]" office:value-type="float" office:value="0.0000000000100621123566127" calcext:value-type="float">
            <text:p>1.00621123566127E-11</text:p>
          </table:table-cell>
          <table:table-cell table:formula="of:=[.$K$17]^[.A343]" office:value-type="float" office:value="0.0000111368616459905" calcext:value-type="float">
            <text:p>1.11368616459905E-05</text:p>
          </table:table-cell>
          <table:table-cell table:formula="of:=[.$L$17]^[.A343]" office:value-type="float" office:value="0.00737247241979696" calcext:value-type="float">
            <text:p>0.007372472419797</text:p>
          </table:table-cell>
          <table:table-cell table:formula="of:=[.$M$17]^[.A343]" office:value-type="float" office:value="0.000000531728677116144" calcext:value-type="float">
            <text:p>5.31728677116144E-07</text:p>
          </table:table-cell>
          <table:table-cell table:formula="of:=[.$N$17]^[.A343]" office:value-type="float" office:value="0.614039611027891" calcext:value-type="float">
            <text:p>0.614039611027891</text:p>
          </table:table-cell>
          <table:table-cell table:formula="of:=SUM([.B343:.N343])" office:value-type="float" office:value="2.84036317397841" calcext:value-type="float">
            <text:p>2.84036317397841</text:p>
          </table:table-cell>
          <table:table-cell table:formula="of:=13-[.O343]" office:value-type="float" office:value="10.1596368260216" calcext:value-type="float">
            <text:p>10.15963682602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B$17]^[.A344]" office:value-type="float" office:value="1.02720444302894E-023" calcext:value-type="float">
            <text:p>1.02720444302894E-23</text:p>
          </table:table-cell>
          <table:table-cell table:formula="of:=[.$C$17]^[.A344]" office:value-type="float" office:value="0.0000489302725585898" calcext:value-type="float">
            <text:p>4.89302725585898E-05</text:p>
          </table:table-cell>
          <table:table-cell table:formula="of:=[.$D$17]^[.A344]" office:value-type="float" office:value="7.06221266509071E-130" calcext:value-type="float">
            <text:p>7.06221266509071E-130</text:p>
          </table:table-cell>
          <table:table-cell table:formula="of:=[.$E$17]^[.A344]" office:value-type="float" office:value="0.613124499834108" calcext:value-type="float">
            <text:p>0.613124499834108</text:p>
          </table:table-cell>
          <table:table-cell table:formula="of:=[.$F$17]^[.A344]" office:value-type="float" office:value="0.00000006549316901306" calcext:value-type="float">
            <text:p>6.549316901306E-08</text:p>
          </table:table-cell>
          <table:table-cell table:formula="of:=[.$G$17]^[.A344]" office:value-type="float" office:value="0.613124499834108" calcext:value-type="float">
            <text:p>0.613124499834108</text:p>
          </table:table-cell>
          <table:table-cell table:formula="of:=[.$H$17]^[.A344]" office:value-type="float" office:value="0.375647075769284" calcext:value-type="float">
            <text:p>0.375647075769284</text:p>
          </table:table-cell>
          <table:table-cell table:formula="of:=[.$I$17]^[.A344]" office:value-type="float" office:value="0.613124499834108" calcext:value-type="float">
            <text:p>0.613124499834108</text:p>
          </table:table-cell>
          <table:table-cell table:formula="of:=[.$J$17]^[.A344]" office:value-type="float" office:value="0.00000000000931232753123175" calcext:value-type="float">
            <text:p>9.31232753123175E-12</text:p>
          </table:table-cell>
          <table:table-cell table:formula="of:=[.$K$17]^[.A344]" office:value-type="float" office:value="0.0000107551212318955" calcext:value-type="float">
            <text:p>1.07551212318955E-05</text:p>
          </table:table-cell>
          <table:table-cell table:formula="of:=[.$L$17]^[.A344]" office:value-type="float" office:value="0.00726259950743038" calcext:value-type="float">
            <text:p>0.00726259950743</text:p>
          </table:table-cell>
          <table:table-cell table:formula="of:=[.$M$17]^[.A344]" office:value-type="float" office:value="0.000000508747855005313" calcext:value-type="float">
            <text:p>5.08747855005313E-07</text:p>
          </table:table-cell>
          <table:table-cell table:formula="of:=[.$N$17]^[.A344]" office:value-type="float" office:value="0.613124499834108" calcext:value-type="float">
            <text:p>0.613124499834108</text:p>
          </table:table-cell>
          <table:table-cell table:formula="of:=SUM([.B344:.N344])" office:value-type="float" office:value="2.83546793425727" calcext:value-type="float">
            <text:p>2.83546793425727</text:p>
          </table:table-cell>
          <table:table-cell table:formula="of:=13-[.O344]" office:value-type="float" office:value="10.1645320657427" calcext:value-type="float">
            <text:p>10.16453206574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B$17]^[.A345]" office:value-type="float" office:value="8.74118833039534E-024" calcext:value-type="float">
            <text:p>8.74118833039534E-24</text:p>
          </table:table-cell>
          <table:table-cell table:formula="of:=[.$C$17]^[.A345]" office:value-type="float" office:value="0.0000474718441663815" calcext:value-type="float">
            <text:p>4.74718441663815E-05</text:p>
          </table:table-cell>
          <table:table-cell table:formula="of:=[.$D$17]^[.A345]" office:value-type="float" office:value="2.85224982450012E-130" calcext:value-type="float">
            <text:p>2.85224982450012E-130</text:p>
          </table:table-cell>
          <table:table-cell table:formula="of:=[.$E$17]^[.A345]" office:value-type="float" office:value="0.612210752442403" calcext:value-type="float">
            <text:p>0.612210752442403</text:p>
          </table:table-cell>
          <table:table-cell table:formula="of:=[.$F$17]^[.A345]" office:value-type="float" office:value="0.0000000622721934878275" calcext:value-type="float">
            <text:p>6.22721934878275E-08</text:p>
          </table:table-cell>
          <table:table-cell table:formula="of:=[.$G$17]^[.A345]" office:value-type="float" office:value="0.612210752442403" calcext:value-type="float">
            <text:p>0.612210752442403</text:p>
          </table:table-cell>
          <table:table-cell table:formula="of:=[.$H$17]^[.A345]" office:value-type="float" office:value="0.374527412354174" calcext:value-type="float">
            <text:p>0.374527412354174</text:p>
          </table:table-cell>
          <table:table-cell table:formula="of:=[.$I$17]^[.A345]" office:value-type="float" office:value="0.612210752442403" calcext:value-type="float">
            <text:p>0.612210752442403</text:p>
          </table:table-cell>
          <table:table-cell table:formula="of:=[.$J$17]^[.A345]" office:value-type="float" office:value="0.00000000000861841340818915" calcext:value-type="float">
            <text:p>8.61841340818915E-12</text:p>
          </table:table-cell>
          <table:table-cell table:formula="of:=[.$K$17]^[.A345]" office:value-type="float" office:value="0.0000103864658096397" calcext:value-type="float">
            <text:p>1.03864658096397E-05</text:p>
          </table:table-cell>
          <table:table-cell table:formula="of:=[.$L$17]^[.A345]" office:value-type="float" office:value="0.00715436404532263" calcext:value-type="float">
            <text:p>0.007154364045323</text:p>
          </table:table-cell>
          <table:table-cell table:formula="of:=[.$M$17]^[.A345]" office:value-type="float" office:value="0.000000486760242791968" calcext:value-type="float">
            <text:p>4.86760242791968E-07</text:p>
          </table:table-cell>
          <table:table-cell table:formula="of:=[.$N$17]^[.A345]" office:value-type="float" office:value="0.612210752442403" calcext:value-type="float">
            <text:p>0.612210752442403</text:p>
          </table:table-cell>
          <table:table-cell table:formula="of:=SUM([.B345:.N345])" office:value-type="float" office:value="2.83058319352014" calcext:value-type="float">
            <text:p>2.83058319352014</text:p>
          </table:table-cell>
          <table:table-cell table:formula="of:=13-[.O345]" office:value-type="float" office:value="10.1694168064799" calcext:value-type="float">
            <text:p>10.16941680647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B$17]^[.A346]" office:value-type="float" office:value="7.43847769993404E-024" calcext:value-type="float">
            <text:p>7.43847769993404E-24</text:p>
          </table:table-cell>
          <table:table-cell table:formula="of:=[.$C$17]^[.A346]" office:value-type="float" office:value="0.0000460568860690229" calcext:value-type="float">
            <text:p>4.60568860690229E-05</text:p>
          </table:table-cell>
          <table:table-cell table:formula="of:=[.$D$17]^[.A346]" office:value-type="float" office:value="1.15195186652687E-130" calcext:value-type="float">
            <text:p>1.15195186652687E-130</text:p>
          </table:table-cell>
          <table:table-cell table:formula="of:=[.$E$17]^[.A346]" office:value-type="float" office:value="0.611298366820283" calcext:value-type="float">
            <text:p>0.611298366820283</text:p>
          </table:table-cell>
          <table:table-cell table:formula="of:=[.$F$17]^[.A346]" office:value-type="float" office:value="0.0000000592096265949835" calcext:value-type="float">
            <text:p>5.92096265949835E-08</text:p>
          </table:table-cell>
          <table:table-cell table:formula="of:=[.$G$17]^[.A346]" office:value-type="float" office:value="0.611298366820283" calcext:value-type="float">
            <text:p>0.611298366820283</text:p>
          </table:table-cell>
          <table:table-cell table:formula="of:=[.$H$17]^[.A346]" office:value-type="float" office:value="0.373411086236874" calcext:value-type="float">
            <text:p>0.373411086236874</text:p>
          </table:table-cell>
          <table:table-cell table:formula="of:=[.$I$17]^[.A346]" office:value-type="float" office:value="0.611298366820283" calcext:value-type="float">
            <text:p>0.611298366820283</text:p>
          </table:table-cell>
          <table:table-cell table:formula="of:=[.$J$17]^[.A346]" office:value-type="float" office:value="0.00000000000797620674587997" calcext:value-type="float">
            <text:p>7.97620674587997E-12</text:p>
          </table:table-cell>
          <table:table-cell table:formula="of:=[.$K$17]^[.A346]" office:value-type="float" office:value="0.0000100304468623645" calcext:value-type="float">
            <text:p>1.00304468623645E-05</text:p>
          </table:table-cell>
          <table:table-cell table:formula="of:=[.$L$17]^[.A346]" office:value-type="float" office:value="0.00704774163034018" calcext:value-type="float">
            <text:p>0.00704774163034</text:p>
          </table:table-cell>
          <table:table-cell table:formula="of:=[.$M$17]^[.A346]" office:value-type="float" office:value="0.000000465722914862062" calcext:value-type="float">
            <text:p>4.65722914862062E-07</text:p>
          </table:table-cell>
          <table:table-cell table:formula="of:=[.$N$17]^[.A346]" office:value-type="float" office:value="0.611298366820283" calcext:value-type="float">
            <text:p>0.611298366820283</text:p>
          </table:table-cell>
          <table:table-cell table:formula="of:=SUM([.B346:.N346])" office:value-type="float" office:value="2.8257089074218" calcext:value-type="float">
            <text:p>2.8257089074218</text:p>
          </table:table-cell>
          <table:table-cell table:formula="of:=13-[.O346]" office:value-type="float" office:value="10.1742910925782" calcext:value-type="float">
            <text:p>10.174291092578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B$17]^[.A347]" office:value-type="float" office:value="6.32991172378888E-024" calcext:value-type="float">
            <text:p>6.32991172378888E-24</text:p>
          </table:table-cell>
          <table:table-cell table:formula="of:=[.$C$17]^[.A347]" office:value-type="float" office:value="0.0000446841025796332" calcext:value-type="float">
            <text:p>4.46841025796332E-05</text:p>
          </table:table-cell>
          <table:table-cell table:formula="of:=[.$D$17]^[.A347]" office:value-type="float" office:value="4.6524434549744E-131" calcext:value-type="float">
            <text:p>4.6524434549744E-131</text:p>
          </table:table-cell>
          <table:table-cell table:formula="of:=[.$E$17]^[.A347]" office:value-type="float" office:value="0.610387340938286" calcext:value-type="float">
            <text:p>0.610387340938286</text:p>
          </table:table-cell>
          <table:table-cell table:formula="of:=[.$F$17]^[.A347]" office:value-type="float" office:value="0.0000000562976777460498" calcext:value-type="float">
            <text:p>5.62976777460498E-08</text:p>
          </table:table-cell>
          <table:table-cell table:formula="of:=[.$G$17]^[.A347]" office:value-type="float" office:value="0.610387340938286" calcext:value-type="float">
            <text:p>0.610387340938286</text:p>
          </table:table-cell>
          <table:table-cell table:formula="of:=[.$H$17]^[.A347]" office:value-type="float" office:value="0.372298087470147" calcext:value-type="float">
            <text:p>0.372298087470147</text:p>
          </table:table-cell>
          <table:table-cell table:formula="of:=[.$I$17]^[.A347]" office:value-type="float" office:value="0.610387340938286" calcext:value-type="float">
            <text:p>0.610387340938286</text:p>
          </table:table-cell>
          <table:table-cell table:formula="of:=[.$J$17]^[.A347]" office:value-type="float" office:value="0.00000000000738185452934644" calcext:value-type="float">
            <text:p>7.38185452934644E-12</text:p>
          </table:table-cell>
          <table:table-cell table:formula="of:=[.$K$17]^[.A347]" office:value-type="float" office:value="0.00000968663124711204" calcext:value-type="float">
            <text:p>9.68663124711204E-06</text:p>
          </table:table-cell>
          <table:table-cell table:formula="of:=[.$L$17]^[.A347]" office:value-type="float" office:value="0.00694270822303257" calcext:value-type="float">
            <text:p>0.006942708223033</text:p>
          </table:table-cell>
          <table:table-cell table:formula="of:=[.$M$17]^[.A347]" office:value-type="float" office:value="0.000000445594800806921" calcext:value-type="float">
            <text:p>4.45594800806921E-07</text:p>
          </table:table-cell>
          <table:table-cell table:formula="of:=[.$N$17]^[.A347]" office:value-type="float" office:value="0.610387340938286" calcext:value-type="float">
            <text:p>0.610387340938286</text:p>
          </table:table-cell>
          <table:table-cell table:formula="of:=SUM([.B347:.N347])" office:value-type="float" office:value="2.82084503208001" calcext:value-type="float">
            <text:p>2.82084503208001</text:p>
          </table:table-cell>
          <table:table-cell table:formula="of:=13-[.O347]" office:value-type="float" office:value="10.17915496792" calcext:value-type="float">
            <text:p>10.1791549679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B$17]^[.A348]" office:value-type="float" office:value="5.38655677240455E-024" calcext:value-type="float">
            <text:p>5.38655677240455E-24</text:p>
          </table:table-cell>
          <table:table-cell table:formula="of:=[.$C$17]^[.A348]" office:value-type="float" office:value="0.0000433522366309109" calcext:value-type="float">
            <text:p>4.33522366309109E-05</text:p>
          </table:table-cell>
          <table:table-cell table:formula="of:=[.$D$17]^[.A348]" office:value-type="float" office:value="1.87900473367819E-131" calcext:value-type="float">
            <text:p>1.87900473367819E-131</text:p>
          </table:table-cell>
          <table:table-cell table:formula="of:=[.$E$17]^[.A348]" office:value-type="float" office:value="0.609477672769972" calcext:value-type="float">
            <text:p>0.609477672769972</text:p>
          </table:table-cell>
          <table:table-cell table:formula="of:=[.$F$17]^[.A348]" office:value-type="float" office:value="0.0000000535289394962441" calcext:value-type="float">
            <text:p>5.35289394962441E-08</text:p>
          </table:table-cell>
          <table:table-cell table:formula="of:=[.$G$17]^[.A348]" office:value-type="float" office:value="0.609477672769972" calcext:value-type="float">
            <text:p>0.609477672769972</text:p>
          </table:table-cell>
          <table:table-cell table:formula="of:=[.$H$17]^[.A348]" office:value-type="float" office:value="0.371188406136406" calcext:value-type="float">
            <text:p>0.371188406136406</text:p>
          </table:table-cell>
          <table:table-cell table:formula="of:=[.$I$17]^[.A348]" office:value-type="float" office:value="0.609477672769972" calcext:value-type="float">
            <text:p>0.609477672769972</text:p>
          </table:table-cell>
          <table:table-cell table:formula="of:=[.$J$17]^[.A348]" office:value-type="float" office:value="0.00000000000683179085353821" calcext:value-type="float">
            <text:p>6.83179085353821E-12</text:p>
          </table:table-cell>
          <table:table-cell table:formula="of:=[.$K$17]^[.A348]" office:value-type="float" office:value="0.00000935460066785188" calcext:value-type="float">
            <text:p>9.35460066785188E-06</text:p>
          </table:table-cell>
          <table:table-cell table:formula="of:=[.$L$17]^[.A348]" office:value-type="float" office:value="0.00683924014221242" calcext:value-type="float">
            <text:p>0.006839240142212</text:p>
          </table:table-cell>
          <table:table-cell table:formula="of:=[.$M$17]^[.A348]" office:value-type="float" office:value="0.000000426336605242986" calcext:value-type="float">
            <text:p>4.26336605242986E-07</text:p>
          </table:table-cell>
          <table:table-cell table:formula="of:=[.$N$17]^[.A348]" office:value-type="float" office:value="0.609477672769972" calcext:value-type="float">
            <text:p>0.609477672769972</text:p>
          </table:table-cell>
          <table:table-cell table:formula="of:=SUM([.B348:.N348])" office:value-type="float" office:value="2.81599152406818" calcext:value-type="float">
            <text:p>2.81599152406818</text:p>
          </table:table-cell>
          <table:table-cell table:formula="of:=13-[.O348]" office:value-type="float" office:value="10.1840084759318" calcext:value-type="float">
            <text:p>10.18400847593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B$17]^[.A349]" office:value-type="float" office:value="4.5837912325529E-024" calcext:value-type="float">
            <text:p>4.5837912325529E-24</text:p>
          </table:table-cell>
          <table:table-cell table:formula="of:=[.$C$17]^[.A349]" office:value-type="float" office:value="0.0000420600686240284" calcext:value-type="float">
            <text:p>4.20600686240284E-05</text:p>
          </table:table-cell>
          <table:table-cell table:formula="of:=[.$D$17]^[.A349]" office:value-type="float" office:value="7.58882686776137E-132" calcext:value-type="float">
            <text:p>7.58882686776137E-132</text:p>
          </table:table-cell>
          <table:table-cell table:formula="of:=[.$E$17]^[.A349]" office:value-type="float" office:value="0.608569360291925" calcext:value-type="float">
            <text:p>0.608569360291925</text:p>
          </table:table-cell>
          <table:table-cell table:formula="of:=[.$F$17]^[.A349]" office:value-type="float" office:value="0.0000000508963687013468" calcext:value-type="float">
            <text:p>5.08963687013468E-08</text:p>
          </table:table-cell>
          <table:table-cell table:formula="of:=[.$G$17]^[.A349]" office:value-type="float" office:value="0.608569360291925" calcext:value-type="float">
            <text:p>0.608569360291925</text:p>
          </table:table-cell>
          <table:table-cell table:formula="of:=[.$H$17]^[.A349]" office:value-type="float" office:value="0.370082032347623" calcext:value-type="float">
            <text:p>0.370082032347623</text:p>
          </table:table-cell>
          <table:table-cell table:formula="of:=[.$I$17]^[.A349]" office:value-type="float" office:value="0.608569360291925" calcext:value-type="float">
            <text:p>0.608569360291925</text:p>
          </table:table-cell>
          <table:table-cell table:formula="of:=[.$J$17]^[.A349]" office:value-type="float" office:value="0.00000000000632271552913149" calcext:value-type="float">
            <text:p>6.32271552913149E-12</text:p>
          </table:table-cell>
          <table:table-cell table:formula="of:=[.$K$17]^[.A349]" office:value-type="float" office:value="0.00000903395116656933" calcext:value-type="float">
            <text:p>9.03395116656933E-06</text:p>
          </table:table-cell>
          <table:table-cell table:formula="of:=[.$L$17]^[.A349]" office:value-type="float" office:value="0.00673731405961611" calcext:value-type="float">
            <text:p>0.006737314059616</text:p>
          </table:table-cell>
          <table:table-cell table:formula="of:=[.$M$17]^[.A349]" office:value-type="float" office:value="0.000000407910731096866" calcext:value-type="float">
            <text:p>4.07910731096866E-07</text:p>
          </table:table-cell>
          <table:table-cell table:formula="of:=[.$N$17]^[.A349]" office:value-type="float" office:value="0.608569360291925" calcext:value-type="float">
            <text:p>0.608569360291925</text:p>
          </table:table-cell>
          <table:table-cell table:formula="of:=SUM([.B349:.N349])" office:value-type="float" office:value="2.81114834040815" calcext:value-type="float">
            <text:p>2.81114834040815</text:p>
          </table:table-cell>
          <table:table-cell table:formula="of:=13-[.O349]" office:value-type="float" office:value="10.1888516595918" calcext:value-type="float">
            <text:p>10.18885165959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B$17]^[.A350]" office:value-type="float" office:value="3.90066288194889E-024" calcext:value-type="float">
            <text:p>3.90066288194889E-24</text:p>
          </table:table-cell>
          <table:table-cell table:formula="of:=[.$C$17]^[.A350]" office:value-type="float" office:value="0.0000408064153118368" calcext:value-type="float">
            <text:p>4.08064153118368E-05</text:p>
          </table:table-cell>
          <table:table-cell table:formula="of:=[.$D$17]^[.A350]" office:value-type="float" office:value="3.06493603750124E-132" calcext:value-type="float">
            <text:p>3.06493603750124E-132</text:p>
          </table:table-cell>
          <table:table-cell table:formula="of:=[.$E$17]^[.A350]" office:value-type="float" office:value="0.60766240148374" calcext:value-type="float">
            <text:p>0.60766240148374</text:p>
          </table:table-cell>
          <table:table-cell table:formula="of:=[.$F$17]^[.A350]" office:value-type="float" office:value="0.0000000483932686012805" calcext:value-type="float">
            <text:p>4.83932686012805E-08</text:p>
          </table:table-cell>
          <table:table-cell table:formula="of:=[.$G$17]^[.A350]" office:value-type="float" office:value="0.60766240148374" calcext:value-type="float">
            <text:p>0.60766240148374</text:p>
          </table:table-cell>
          <table:table-cell table:formula="of:=[.$H$17]^[.A350]" office:value-type="float" office:value="0.368978956245246" calcext:value-type="float">
            <text:p>0.368978956245246</text:p>
          </table:table-cell>
          <table:table-cell table:formula="of:=[.$I$17]^[.A350]" office:value-type="float" office:value="0.60766240148374" calcext:value-type="float">
            <text:p>0.60766240148374</text:p>
          </table:table-cell>
          <table:table-cell table:formula="of:=[.$J$17]^[.A350]" office:value-type="float" office:value="0.00000000000585157428254941" calcext:value-type="float">
            <text:p>5.85157428254941E-12</text:p>
          </table:table-cell>
          <table:table-cell table:formula="of:=[.$K$17]^[.A350]" office:value-type="float" office:value="0.0000087242926317987" calcext:value-type="float">
            <text:p>8.7242926317987E-06</text:p>
          </table:table-cell>
          <table:table-cell table:formula="of:=[.$L$17]^[.A350]" office:value-type="float" office:value="0.00663690699464418" calcext:value-type="float">
            <text:p>0.006636906994644</text:p>
          </table:table-cell>
          <table:table-cell table:formula="of:=[.$M$17]^[.A350]" office:value-type="float" office:value="0.000000390281206205943" calcext:value-type="float">
            <text:p>3.90281206205943E-07</text:p>
          </table:table-cell>
          <table:table-cell table:formula="of:=[.$N$17]^[.A350]" office:value-type="float" office:value="0.60766240148374" calcext:value-type="float">
            <text:p>0.60766240148374</text:p>
          </table:table-cell>
          <table:table-cell table:formula="of:=SUM([.B350:.N350])" office:value-type="float" office:value="2.80631543856312" calcext:value-type="float">
            <text:p>2.80631543856312</text:p>
          </table:table-cell>
          <table:table-cell table:formula="of:=13-[.O350]" office:value-type="float" office:value="10.1936845614369" calcext:value-type="float">
            <text:p>10.193684561436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B$17]^[.A351]" office:value-type="float" office:value="3.31934203516068E-024" calcext:value-type="float">
            <text:p>3.31934203516068E-24</text:p>
          </table:table-cell>
          <table:table-cell table:formula="of:=[.$C$17]^[.A351]" office:value-type="float" office:value="0.0000395901287153588" calcext:value-type="float">
            <text:p>3.95901287153588E-05</text:p>
          </table:table-cell>
          <table:table-cell table:formula="of:=[.$D$17]^[.A351]" office:value-type="float" office:value="1.23785047118157E-132" calcext:value-type="float">
            <text:p>1.23785047118157E-132</text:p>
          </table:table-cell>
          <table:table-cell table:formula="of:=[.$E$17]^[.A351]" office:value-type="float" office:value="0.606756794328026" calcext:value-type="float">
            <text:p>0.606756794328026</text:p>
          </table:table-cell>
          <table:table-cell table:formula="of:=[.$F$17]^[.A351]" office:value-type="float" office:value="0.0000000460132717848241" calcext:value-type="float">
            <text:p>4.60132717848241E-08</text:p>
          </table:table-cell>
          <table:table-cell table:formula="of:=[.$G$17]^[.A351]" office:value-type="float" office:value="0.606756794328026" calcext:value-type="float">
            <text:p>0.606756794328026</text:p>
          </table:table-cell>
          <table:table-cell table:formula="of:=[.$H$17]^[.A351]" office:value-type="float" office:value="0.367879168000103" calcext:value-type="float">
            <text:p>0.367879168000103</text:p>
          </table:table-cell>
          <table:table-cell table:formula="of:=[.$I$17]^[.A351]" office:value-type="float" office:value="0.606756794328026" calcext:value-type="float">
            <text:p>0.606756794328026</text:p>
          </table:table-cell>
          <table:table-cell table:formula="of:=[.$J$17]^[.A351]" office:value-type="float" office:value="0.00000000000541554043139074" calcext:value-type="float">
            <text:p>5.41554043139074E-12</text:p>
          </table:table-cell>
          <table:table-cell table:formula="of:=[.$K$17]^[.A351]" office:value-type="float" office:value="0.00000842524832400233" calcext:value-type="float">
            <text:p>8.42524832400233E-06</text:p>
          </table:table-cell>
          <table:table-cell table:formula="of:=[.$L$17]^[.A351]" office:value-type="float" office:value="0.00653799630918004" calcext:value-type="float">
            <text:p>0.00653799630918</text:p>
          </table:table-cell>
          <table:table-cell table:formula="of:=[.$M$17]^[.A351]" office:value-type="float" office:value="0.00000037341361309123" calcext:value-type="float">
            <text:p>3.7341361309123E-07</text:p>
          </table:table-cell>
          <table:table-cell table:formula="of:=[.$N$17]^[.A351]" office:value-type="float" office:value="0.606756794328026" calcext:value-type="float">
            <text:p>0.606756794328026</text:p>
          </table:table-cell>
          <table:table-cell table:formula="of:=SUM([.B351:.N351])" office:value-type="float" office:value="2.80149277643073" calcext:value-type="float">
            <text:p>2.80149277643073</text:p>
          </table:table-cell>
          <table:table-cell table:formula="of:=13-[.O351]" office:value-type="float" office:value="10.1985072235693" calcext:value-type="float">
            <text:p>10.198507223569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B$17]^[.A352]" office:value-type="float" office:value="2.82465618789381E-024" calcext:value-type="float">
            <text:p>2.82465618789381E-24</text:p>
          </table:table-cell>
          <table:table-cell table:formula="of:=[.$C$17]^[.A352]" office:value-type="float" office:value="0.0000384100950725761" calcext:value-type="float">
            <text:p>3.84100950725761E-05</text:p>
          </table:table-cell>
          <table:table-cell table:formula="of:=[.$D$17]^[.A352]" office:value-type="float" office:value="4.99936628450381E-133" calcext:value-type="float">
            <text:p>4.99936628450381E-133</text:p>
          </table:table-cell>
          <table:table-cell table:formula="of:=[.$E$17]^[.A352]" office:value-type="float" office:value="0.605852536810399" calcext:value-type="float">
            <text:p>0.605852536810399</text:p>
          </table:table-cell>
          <table:table-cell table:formula="of:=[.$F$17]^[.A352]" office:value-type="float" office:value="0.0000000437503239921278" calcext:value-type="float">
            <text:p>4.37503239921278E-08</text:p>
          </table:table-cell>
          <table:table-cell table:formula="of:=[.$G$17]^[.A352]" office:value-type="float" office:value="0.605852536810399" calcext:value-type="float">
            <text:p>0.605852536810399</text:p>
          </table:table-cell>
          <table:table-cell table:formula="of:=[.$H$17]^[.A352]" office:value-type="float" office:value="0.366782657812323" calcext:value-type="float">
            <text:p>0.366782657812323</text:p>
          </table:table-cell>
          <table:table-cell table:formula="of:=[.$I$17]^[.A352]" office:value-type="float" office:value="0.605852536810399" calcext:value-type="float">
            <text:p>0.605852536810399</text:p>
          </table:table-cell>
          <table:table-cell table:formula="of:=[.$J$17]^[.A352]" office:value-type="float" office:value="0.00000000000501199792532586" calcext:value-type="float">
            <text:p>5.01199792532586E-12</text:p>
          </table:table-cell>
          <table:table-cell table:formula="of:=[.$K$17]^[.A352]" office:value-type="float" office:value="0.00000813645441721835" calcext:value-type="float">
            <text:p>8.13645441721835E-06</text:p>
          </table:table-cell>
          <table:table-cell table:formula="of:=[.$L$17]^[.A352]" office:value-type="float" office:value="0.00644055970248585" calcext:value-type="float">
            <text:p>0.006440559702486</text:p>
          </table:table-cell>
          <table:table-cell table:formula="of:=[.$M$17]^[.A352]" office:value-type="float" office:value="0.00000035727502176538" calcext:value-type="float">
            <text:p>3.5727502176538E-07</text:p>
          </table:table-cell>
          <table:table-cell table:formula="of:=[.$N$17]^[.A352]" office:value-type="float" office:value="0.605852536810399" calcext:value-type="float">
            <text:p>0.605852536810399</text:p>
          </table:table-cell>
          <table:table-cell table:formula="of:=SUM([.B352:.N352])" office:value-type="float" office:value="2.79668031233625" calcext:value-type="float">
            <text:p>2.79668031233625</text:p>
          </table:table-cell>
          <table:table-cell table:formula="of:=13-[.O352]" office:value-type="float" office:value="10.2033196876637" calcext:value-type="float">
            <text:p>10.203319687663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B$17]^[.A353]" office:value-type="float" office:value="2.40369401384109E-024" calcext:value-type="float">
            <text:p>2.40369401384109E-24</text:p>
          </table:table-cell>
          <table:table-cell table:formula="of:=[.$C$17]^[.A353]" office:value-type="float" office:value="0.00003726523381855" calcext:value-type="float">
            <text:p>3.726523381855E-05</text:p>
          </table:table-cell>
          <table:table-cell table:formula="of:=[.$D$17]^[.A353]" office:value-type="float" office:value="2.01911812682643E-133" calcext:value-type="float">
            <text:p>2.01911812682643E-133</text:p>
          </table:table-cell>
          <table:table-cell table:formula="of:=[.$E$17]^[.A353]" office:value-type="float" office:value="0.604949626919474" calcext:value-type="float">
            <text:p>0.604949626919474</text:p>
          </table:table-cell>
          <table:table-cell table:formula="of:=[.$F$17]^[.A353]" office:value-type="float" office:value="0.0000000415986687138264" calcext:value-type="float">
            <text:p>4.15986687138264E-08</text:p>
          </table:table-cell>
          <table:table-cell table:formula="of:=[.$G$17]^[.A353]" office:value-type="float" office:value="0.604949626919474" calcext:value-type="float">
            <text:p>0.604949626919474</text:p>
          </table:table-cell>
          <table:table-cell table:formula="of:=[.$H$17]^[.A353]" office:value-type="float" office:value="0.365689415911243" calcext:value-type="float">
            <text:p>0.365689415911243</text:p>
          </table:table-cell>
          <table:table-cell table:formula="of:=[.$I$17]^[.A353]" office:value-type="float" office:value="0.604949626919474" calcext:value-type="float">
            <text:p>0.604949626919474</text:p>
          </table:table-cell>
          <table:table-cell table:formula="of:=[.$J$17]^[.A353]" office:value-type="float" office:value="0.00000000000463852565071141" calcext:value-type="float">
            <text:p>4.63852565071141E-12</text:p>
          </table:table-cell>
          <table:table-cell table:formula="of:=[.$K$17]^[.A353]" office:value-type="float" office:value="0.00000785755955641951" calcext:value-type="float">
            <text:p>7.85755955641951E-06</text:p>
          </table:table-cell>
          <table:table-cell table:formula="of:=[.$L$17]^[.A353]" office:value-type="float" office:value="0.00634457520617459" calcext:value-type="float">
            <text:p>0.006344575206175</text:p>
          </table:table-cell>
          <table:table-cell table:formula="of:=[.$M$17]^[.A353]" office:value-type="float" office:value="0.000000341833925444671" calcext:value-type="float">
            <text:p>3.41833925444671E-07</text:p>
          </table:table-cell>
          <table:table-cell table:formula="of:=[.$N$17]^[.A353]" office:value-type="float" office:value="0.604949626919474" calcext:value-type="float">
            <text:p>0.604949626919474</text:p>
          </table:table-cell>
          <table:table-cell table:formula="of:=SUM([.B353:.N353])" office:value-type="float" office:value="2.79187800502592" calcext:value-type="float">
            <text:p>2.79187800502592</text:p>
          </table:table-cell>
          <table:table-cell table:formula="of:=13-[.O353]" office:value-type="float" office:value="10.2081219949741" calcext:value-type="float">
            <text:p>10.208121994974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B$17]^[.A354]" office:value-type="float" office:value="2.04546837839532E-024" calcext:value-type="float">
            <text:p>2.04546837839532E-24</text:p>
          </table:table-cell>
          <table:table-cell table:formula="of:=[.$C$17]^[.A354]" office:value-type="float" office:value="0.0000361544965959404" calcext:value-type="float">
            <text:p>3.61544965959404E-05</text:p>
          </table:table-cell>
          <table:table-cell table:formula="of:=[.$D$17]^[.A354]" office:value-type="float" office:value="8.15470957332282E-134" calcext:value-type="float">
            <text:p>8.15470957332282E-134</text:p>
          </table:table-cell>
          <table:table-cell table:formula="of:=[.$E$17]^[.A354]" office:value-type="float" office:value="0.604048062646867" calcext:value-type="float">
            <text:p>0.604048062646867</text:p>
          </table:table-cell>
          <table:table-cell table:formula="of:=[.$F$17]^[.A354]" office:value-type="float" office:value="0.0000000395528325475726" calcext:value-type="float">
            <text:p>3.95528325475726E-08</text:p>
          </table:table-cell>
          <table:table-cell table:formula="of:=[.$G$17]^[.A354]" office:value-type="float" office:value="0.604048062646867" calcext:value-type="float">
            <text:p>0.604048062646867</text:p>
          </table:table-cell>
          <table:table-cell table:formula="of:=[.$H$17]^[.A354]" office:value-type="float" office:value="0.364599432555323" calcext:value-type="float">
            <text:p>0.364599432555323</text:p>
          </table:table-cell>
          <table:table-cell table:formula="of:=[.$I$17]^[.A354]" office:value-type="float" office:value="0.604048062646867" calcext:value-type="float">
            <text:p>0.604048062646867</text:p>
          </table:table-cell>
          <table:table-cell table:formula="of:=[.$J$17]^[.A354]" office:value-type="float" office:value="0.00000000000429288290475676" calcext:value-type="float">
            <text:p>4.29288290475676E-12</text:p>
          </table:table-cell>
          <table:table-cell table:formula="of:=[.$K$17]^[.A354]" office:value-type="float" office:value="0.00000758822443004448" calcext:value-type="float">
            <text:p>7.58822443004448E-06</text:p>
          </table:table-cell>
          <table:table-cell table:formula="of:=[.$L$17]^[.A354]" office:value-type="float" office:value="0.00625002117925693" calcext:value-type="float">
            <text:p>0.006250021179257</text:p>
          </table:table-cell>
          <table:table-cell table:formula="of:=[.$M$17]^[.A354]" office:value-type="float" office:value="0.000000327060179039461" calcext:value-type="float">
            <text:p>3.27060179039461E-07</text:p>
          </table:table-cell>
          <table:table-cell table:formula="of:=[.$N$17]^[.A354]" office:value-type="float" office:value="0.604048062646867" calcext:value-type="float">
            <text:p>0.604048062646867</text:p>
          </table:table-cell>
          <table:table-cell table:formula="of:=SUM([.B354:.N354])" office:value-type="float" office:value="2.78708581366038" calcext:value-type="float">
            <text:p>2.78708581366038</text:p>
          </table:table-cell>
          <table:table-cell table:formula="of:=13-[.O354]" office:value-type="float" office:value="10.2129141863396" calcext:value-type="float">
            <text:p>10.212914186339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B$17]^[.A355]" office:value-type="float" office:value="1.74062957386547E-024" calcext:value-type="float">
            <text:p>1.74062957386547E-24</text:p>
          </table:table-cell>
          <table:table-cell table:formula="of:=[.$C$17]^[.A355]" office:value-type="float" office:value="0.0000350768662950182" calcext:value-type="float">
            <text:p>3.50768662950182E-05</text:p>
          </table:table-cell>
          <table:table-cell table:formula="of:=[.$D$17]^[.A355]" office:value-type="float" office:value="3.29348180979207E-134" calcext:value-type="float">
            <text:p>3.29348180979207E-134</text:p>
          </table:table-cell>
          <table:table-cell table:formula="of:=[.$E$17]^[.A355]" office:value-type="float" office:value="0.603147841987185" calcext:value-type="float">
            <text:p>0.603147841987185</text:p>
          </table:table-cell>
          <table:table-cell table:formula="of:=[.$F$17]^[.A355]" office:value-type="float" office:value="0.0000000376076112747412" calcext:value-type="float">
            <text:p>3.76076112747412E-08</text:p>
          </table:table-cell>
          <table:table-cell table:formula="of:=[.$G$17]^[.A355]" office:value-type="float" office:value="0.603147841987185" calcext:value-type="float">
            <text:p>0.603147841987185</text:p>
          </table:table-cell>
          <table:table-cell table:formula="of:=[.$H$17]^[.A355]" office:value-type="float" office:value="0.363512698032058" calcext:value-type="float">
            <text:p>0.363512698032058</text:p>
          </table:table-cell>
          <table:table-cell table:formula="of:=[.$I$17]^[.A355]" office:value-type="float" office:value="0.603147841987185" calcext:value-type="float">
            <text:p>0.603147841987185</text:p>
          </table:table-cell>
          <table:table-cell table:formula="of:=[.$J$17]^[.A355]" office:value-type="float" office:value="0.00000000000397299595209232" calcext:value-type="float">
            <text:p>3.97299595209232E-12</text:p>
          </table:table-cell>
          <table:table-cell table:formula="of:=[.$K$17]^[.A355]" office:value-type="float" office:value="0.00000732812135718156" calcext:value-type="float">
            <text:p>7.32812135718156E-06</text:p>
          </table:table-cell>
          <table:table-cell table:formula="of:=[.$L$17]^[.A355]" office:value-type="float" office:value="0.00615687630326205" calcext:value-type="float">
            <text:p>0.006156876303262</text:p>
          </table:table-cell>
          <table:table-cell table:formula="of:=[.$M$17]^[.A355]" office:value-type="float" office:value="0.000000312924940303032" calcext:value-type="float">
            <text:p>3.12924940303032E-07</text:p>
          </table:table-cell>
          <table:table-cell table:formula="of:=[.$N$17]^[.A355]" office:value-type="float" office:value="0.603147841987185" calcext:value-type="float">
            <text:p>0.603147841987185</text:p>
          </table:table-cell>
          <table:table-cell table:formula="of:=SUM([.B355:.N355])" office:value-type="float" office:value="2.78230369780823" calcext:value-type="float">
            <text:p>2.78230369780823</text:p>
          </table:table-cell>
          <table:table-cell table:formula="of:=13-[.O355]" office:value-type="float" office:value="10.2176963021918" calcext:value-type="float">
            <text:p>10.21769630219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B$17]^[.A356]" office:value-type="float" office:value="1.48122129162024E-024" calcext:value-type="float">
            <text:p>1.48122129162024E-24</text:p>
          </table:table-cell>
          <table:table-cell table:formula="of:=[.$C$17]^[.A356]" office:value-type="float" office:value="0.0000340313561222904" calcext:value-type="float">
            <text:p>3.40313561222904E-05</text:p>
          </table:table-cell>
          <table:table-cell table:formula="of:=[.$D$17]^[.A356]" office:value-type="float" office:value="1.33015435238994E-134" calcext:value-type="float">
            <text:p>1.33015435238994E-134</text:p>
          </table:table-cell>
          <table:table-cell table:formula="of:=[.$E$17]^[.A356]" office:value-type="float" office:value="0.602248962938023" calcext:value-type="float">
            <text:p>0.602248962938023</text:p>
          </table:table-cell>
          <table:table-cell table:formula="of:=[.$F$17]^[.A356]" office:value-type="float" office:value="0.000000035758056621885" calcext:value-type="float">
            <text:p>3.5758056621885E-08</text:p>
          </table:table-cell>
          <table:table-cell table:formula="of:=[.$G$17]^[.A356]" office:value-type="float" office:value="0.602248962938023" calcext:value-type="float">
            <text:p>0.602248962938023</text:p>
          </table:table-cell>
          <table:table-cell table:formula="of:=[.$H$17]^[.A356]" office:value-type="float" office:value="0.362429202657894" calcext:value-type="float">
            <text:p>0.362429202657894</text:p>
          </table:table-cell>
          <table:table-cell table:formula="of:=[.$I$17]^[.A356]" office:value-type="float" office:value="0.602248962938023" calcext:value-type="float">
            <text:p>0.602248962938023</text:p>
          </table:table-cell>
          <table:table-cell table:formula="of:=[.$J$17]^[.A356]" office:value-type="float" office:value="0.00000000000367694558308395" calcext:value-type="float">
            <text:p>3.67694558308395E-12</text:p>
          </table:table-cell>
          <table:table-cell table:formula="of:=[.$K$17]^[.A356]" office:value-type="float" office:value="0.00000707693388890261" calcext:value-type="float">
            <text:p>7.07693388890261E-06</text:p>
          </table:table-cell>
          <table:table-cell table:formula="of:=[.$L$17]^[.A356]" office:value-type="float" office:value="0.00606511957743102" calcext:value-type="float">
            <text:p>0.006065119577431</text:p>
          </table:table-cell>
          <table:table-cell table:formula="of:=[.$M$17]^[.A356]" office:value-type="float" office:value="0.000000299400613523914" calcext:value-type="float">
            <text:p>2.99400613523914E-07</text:p>
          </table:table-cell>
          <table:table-cell table:formula="of:=[.$N$17]^[.A356]" office:value-type="float" office:value="0.602248962938023" calcext:value-type="float">
            <text:p>0.602248962938023</text:p>
          </table:table-cell>
          <table:table-cell table:formula="of:=SUM([.B356:.N356])" office:value-type="float" office:value="2.77753161743978" calcext:value-type="float">
            <text:p>2.77753161743978</text:p>
          </table:table-cell>
          <table:table-cell table:formula="of:=13-[.O356]" office:value-type="float" office:value="10.2224683825602" calcext:value-type="float">
            <text:p>10.222468382560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B$17]^[.A357]" office:value-type="float" office:value="1.26047296201961E-024" calcext:value-type="float">
            <text:p>1.26047296201961E-24</text:p>
          </table:table-cell>
          <table:table-cell table:formula="of:=[.$C$17]^[.A357]" office:value-type="float" office:value="0.0000330170086968868" calcext:value-type="float">
            <text:p>3.30170086968868E-05</text:p>
          </table:table-cell>
          <table:table-cell table:formula="of:=[.$D$17]^[.A357]" office:value-type="float" office:value="5.37215841278203E-135" calcext:value-type="float">
            <text:p>5.37215841278203E-135</text:p>
          </table:table-cell>
          <table:table-cell table:formula="of:=[.$E$17]^[.A357]" office:value-type="float" office:value="0.601351423499964" calcext:value-type="float">
            <text:p>0.601351423499964</text:p>
          </table:table-cell>
          <table:table-cell table:formula="of:=[.$F$17]^[.A357]" office:value-type="float" office:value="0.0000000339994636732677" calcext:value-type="float">
            <text:p>3.39994636732677E-08</text:p>
          </table:table-cell>
          <table:table-cell table:formula="of:=[.$G$17]^[.A357]" office:value-type="float" office:value="0.601351423499964" calcext:value-type="float">
            <text:p>0.601351423499964</text:p>
          </table:table-cell>
          <table:table-cell table:formula="of:=[.$H$17]^[.A357]" office:value-type="float" office:value="0.361348936778139" calcext:value-type="float">
            <text:p>0.361348936778139</text:p>
          </table:table-cell>
          <table:table-cell table:formula="of:=[.$I$17]^[.A357]" office:value-type="float" office:value="0.601351423499964" calcext:value-type="float">
            <text:p>0.601351423499964</text:p>
          </table:table-cell>
          <table:table-cell table:formula="of:=[.$J$17]^[.A357]" office:value-type="float" office:value="0.00000000000340295559924759" calcext:value-type="float">
            <text:p>3.40295559924759E-12</text:p>
          </table:table-cell>
          <table:table-cell table:formula="of:=[.$K$17]^[.A357]" office:value-type="float" office:value="0.00000683435642326214" calcext:value-type="float">
            <text:p>6.83435642326214E-06</text:p>
          </table:table-cell>
          <table:table-cell table:formula="of:=[.$L$17]^[.A357]" office:value-type="float" office:value="0.00597473031398197" calcext:value-type="float">
            <text:p>0.005974730313982</text:p>
          </table:table-cell>
          <table:table-cell table:formula="of:=[.$M$17]^[.A357]" office:value-type="float" office:value="0.000000286460795651793" calcext:value-type="float">
            <text:p>2.86460795651793E-07</text:p>
          </table:table-cell>
          <table:table-cell table:formula="of:=[.$N$17]^[.A357]" office:value-type="float" office:value="0.601351423499964" calcext:value-type="float">
            <text:p>0.601351423499964</text:p>
          </table:table-cell>
          <table:table-cell table:formula="of:=SUM([.B357:.N357])" office:value-type="float" office:value="2.77276953292076" calcext:value-type="float">
            <text:p>2.77276953292076</text:p>
          </table:table-cell>
          <table:table-cell table:formula="of:=13-[.O357]" office:value-type="float" office:value="10.2272304670792" calcext:value-type="float">
            <text:p>10.227230467079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B$17]^[.A358]" office:value-type="float" office:value="1.07262304219553E-024" calcext:value-type="float">
            <text:p>1.07262304219553E-24</text:p>
          </table:table-cell>
          <table:table-cell table:formula="of:=[.$C$17]^[.A358]" office:value-type="float" office:value="0.0000320328951738798" calcext:value-type="float">
            <text:p>3.20328951738798E-05</text:p>
          </table:table-cell>
          <table:table-cell table:formula="of:=[.$D$17]^[.A358]" office:value-type="float" office:value="2.16967947818767E-135" calcext:value-type="float">
            <text:p>2.16967947818767E-135</text:p>
          </table:table-cell>
          <table:table-cell table:formula="of:=[.$E$17]^[.A358]" office:value-type="float" office:value="0.600455221676566" calcext:value-type="float">
            <text:p>0.600455221676566</text:p>
          </table:table-cell>
          <table:table-cell table:formula="of:=[.$F$17]^[.A358]" office:value-type="float" office:value="0.0000000323273589024513" calcext:value-type="float">
            <text:p>3.23273589024513E-08</text:p>
          </table:table-cell>
          <table:table-cell table:formula="of:=[.$G$17]^[.A358]" office:value-type="float" office:value="0.600455221676566" calcext:value-type="float">
            <text:p>0.600455221676566</text:p>
          </table:table-cell>
          <table:table-cell table:formula="of:=[.$H$17]^[.A358]" office:value-type="float" office:value="0.360271890766877" calcext:value-type="float">
            <text:p>0.360271890766877</text:p>
          </table:table-cell>
          <table:table-cell table:formula="of:=[.$I$17]^[.A358]" office:value-type="float" office:value="0.600455221676566" calcext:value-type="float">
            <text:p>0.600455221676566</text:p>
          </table:table-cell>
          <table:table-cell table:formula="of:=[.$J$17]^[.A358]" office:value-type="float" office:value="0.00000000000314938215668071" calcext:value-type="float">
            <text:p>3.14938215668071E-12</text:p>
          </table:table-cell>
          <table:table-cell table:formula="of:=[.$K$17]^[.A358]" office:value-type="float" office:value="0.0000066000938334931" calcext:value-type="float">
            <text:p>6.6000938334931E-06</text:p>
          </table:table-cell>
          <table:table-cell table:formula="of:=[.$L$17]^[.A358]" office:value-type="float" office:value="0.00588568813344573" calcext:value-type="float">
            <text:p>0.005885688133446</text:p>
          </table:table-cell>
          <table:table-cell table:formula="of:=[.$M$17]^[.A358]" office:value-type="float" office:value="0.00000027408022475179" calcext:value-type="float">
            <text:p>2.7408022475179E-07</text:p>
          </table:table-cell>
          <table:table-cell table:formula="of:=[.$N$17]^[.A358]" office:value-type="float" office:value="0.600455221676566" calcext:value-type="float">
            <text:p>0.600455221676566</text:p>
          </table:table-cell>
          <table:table-cell table:formula="of:=SUM([.B358:.N358])" office:value-type="float" office:value="2.76801740500633" calcext:value-type="float">
            <text:p>2.76801740500633</text:p>
          </table:table-cell>
          <table:table-cell table:formula="of:=13-[.O358]" office:value-type="float" office:value="10.2319825949937" calcext:value-type="float">
            <text:p>10.231982594993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B$17]^[.A359]" office:value-type="float" office:value="9.12768639483823E-025" calcext:value-type="float">
            <text:p>9.12768639483823E-25</text:p>
          </table:table-cell>
          <table:table-cell table:formula="of:=[.$C$17]^[.A359]" office:value-type="float" office:value="0.0000310781143937343" calcext:value-type="float">
            <text:p>3.10781143937343E-05</text:p>
          </table:table-cell>
          <table:table-cell table:formula="of:=[.$D$17]^[.A359]" office:value-type="float" office:value="8.76278895065364E-136" calcext:value-type="float">
            <text:p>8.76278895065364E-136</text:p>
          </table:table-cell>
          <table:table-cell table:formula="of:=[.$E$17]^[.A359]" office:value-type="float" office:value="0.599560355474365" calcext:value-type="float">
            <text:p>0.599560355474365</text:p>
          </table:table-cell>
          <table:table-cell table:formula="of:=[.$F$17]^[.A359]" office:value-type="float" office:value="0.0000000307374887924946" calcext:value-type="float">
            <text:p>3.07374887924946E-08</text:p>
          </table:table-cell>
          <table:table-cell table:formula="of:=[.$G$17]^[.A359]" office:value-type="float" office:value="0.599560355474365" calcext:value-type="float">
            <text:p>0.599560355474365</text:p>
          </table:table-cell>
          <table:table-cell table:formula="of:=[.$H$17]^[.A359]" office:value-type="float" office:value="0.359198055026887" calcext:value-type="float">
            <text:p>0.359198055026887</text:p>
          </table:table-cell>
          <table:table-cell table:formula="of:=[.$I$17]^[.A359]" office:value-type="float" office:value="0.599560355474365" calcext:value-type="float">
            <text:p>0.599560355474365</text:p>
          </table:table-cell>
          <table:table-cell table:formula="of:=[.$J$17]^[.A359]" office:value-type="float" office:value="0.00000000000291470390357484" calcext:value-type="float">
            <text:p>2.91470390357484E-12</text:p>
          </table:table-cell>
          <table:table-cell table:formula="of:=[.$K$17]^[.A359]" office:value-type="float" office:value="0.00000637386110894714" calcext:value-type="float">
            <text:p>6.37386110894714E-06</text:p>
          </table:table-cell>
          <table:table-cell table:formula="of:=[.$L$17]^[.A359]" office:value-type="float" office:value="0.00579797296007098" calcext:value-type="float">
            <text:p>0.005797972960071</text:p>
          </table:table-cell>
          <table:table-cell table:formula="of:=[.$M$17]^[.A359]" office:value-type="float" office:value="0.000000262234730686511" calcext:value-type="float">
            <text:p>2.62234730686511E-07</text:p>
          </table:table-cell>
          <table:table-cell table:formula="of:=[.$N$17]^[.A359]" office:value-type="float" office:value="0.599560355474365" calcext:value-type="float">
            <text:p>0.599560355474365</text:p>
          </table:table-cell>
          <table:table-cell table:formula="of:=SUM([.B359:.N359])" office:value-type="float" office:value="2.76327519483505" calcext:value-type="float">
            <text:p>2.76327519483505</text:p>
          </table:table-cell>
          <table:table-cell table:formula="of:=13-[.O359]" office:value-type="float" office:value="10.2367248051649" calcext:value-type="float">
            <text:p>10.236724805164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B$17]^[.A360]" office:value-type="float" office:value="7.76737545671032E-025" calcext:value-type="float">
            <text:p>7.76737545671032E-25</text:p>
          </table:table-cell>
          <table:table-cell table:formula="of:=[.$C$17]^[.A360]" office:value-type="float" office:value="0.0000301517920571104" calcext:value-type="float">
            <text:p>3.01517920571104E-05</text:p>
          </table:table-cell>
          <table:table-cell table:formula="of:=[.$D$17]^[.A360]" office:value-type="float" office:value="3.53906975503299E-136" calcext:value-type="float">
            <text:p>3.53906975503299E-136</text:p>
          </table:table-cell>
          <table:table-cell table:formula="of:=[.$E$17]^[.A360]" office:value-type="float" office:value="0.598666822902868" calcext:value-type="float">
            <text:p>0.598666822902868</text:p>
          </table:table-cell>
          <table:table-cell table:formula="of:=[.$F$17]^[.A360]" office:value-type="float" office:value="0.0000000292258090158145" calcext:value-type="float">
            <text:p>2.92258090158145E-08</text:p>
          </table:table-cell>
          <table:table-cell table:formula="of:=[.$G$17]^[.A360]" office:value-type="float" office:value="0.598666822902868" calcext:value-type="float">
            <text:p>0.598666822902868</text:p>
          </table:table-cell>
          <table:table-cell table:formula="of:=[.$H$17]^[.A360]" office:value-type="float" office:value="0.358127419989548" calcext:value-type="float">
            <text:p>0.358127419989548</text:p>
          </table:table-cell>
          <table:table-cell table:formula="of:=[.$I$17]^[.A360]" office:value-type="float" office:value="0.598666822902868" calcext:value-type="float">
            <text:p>0.598666822902868</text:p>
          </table:table-cell>
          <table:table-cell table:formula="of:=[.$J$17]^[.A360]" office:value-type="float" office:value="0.00000000000269751285263782" calcext:value-type="float">
            <text:p>2.69751285263782E-12</text:p>
          </table:table-cell>
          <table:table-cell table:formula="of:=[.$K$17]^[.A360]" office:value-type="float" office:value="0.0000061553830083424" calcext:value-type="float">
            <text:p>6.1553830083424E-06</text:p>
          </table:table-cell>
          <table:table-cell table:formula="of:=[.$L$17]^[.A360]" office:value-type="float" office:value="0.00571156501729794" calcext:value-type="float">
            <text:p>0.005711565017298</text:p>
          </table:table-cell>
          <table:table-cell table:formula="of:=[.$M$17]^[.A360]" office:value-type="float" office:value="0.000000250901187929568" calcext:value-type="float">
            <text:p>2.50901187929568E-07</text:p>
          </table:table-cell>
          <table:table-cell table:formula="of:=[.$N$17]^[.A360]" office:value-type="float" office:value="0.598666822902868" calcext:value-type="float">
            <text:p>0.598666822902868</text:p>
          </table:table-cell>
          <table:table-cell table:formula="of:=SUM([.B360:.N360])" office:value-type="float" office:value="2.75854286392308" calcext:value-type="float">
            <text:p>2.75854286392308</text:p>
          </table:table-cell>
          <table:table-cell table:formula="of:=13-[.O360]" office:value-type="float" office:value="10.2414571360769" calcext:value-type="float">
            <text:p>10.241457136076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B$17]^[.A361]" office:value-type="float" office:value="6.60979342143308E-025" calcext:value-type="float">
            <text:p>6.60979342143308E-25</text:p>
          </table:table-cell>
          <table:table-cell table:formula="of:=[.$C$17]^[.A361]" office:value-type="float" office:value="0.0000292530799242606" calcext:value-type="float">
            <text:p>2.92530799242606E-05</text:p>
          </table:table-cell>
          <table:table-cell table:formula="of:=[.$D$17]^[.A361]" office:value-type="float" office:value="1.42934113802375E-136" calcext:value-type="float">
            <text:p>1.42934113802375E-136</text:p>
          </table:table-cell>
          <table:table-cell table:formula="of:=[.$E$17]^[.A361]" office:value-type="float" office:value="0.597774621974548" calcext:value-type="float">
            <text:p>0.597774621974548</text:p>
          </table:table-cell>
          <table:table-cell table:formula="of:=[.$F$17]^[.A361]" office:value-type="float" office:value="0.0000000277884741461843" calcext:value-type="float">
            <text:p>2.77884741461843E-08</text:p>
          </table:table-cell>
          <table:table-cell table:formula="of:=[.$G$17]^[.A361]" office:value-type="float" office:value="0.597774621974548" calcext:value-type="float">
            <text:p>0.597774621974548</text:p>
          </table:table-cell>
          <table:table-cell table:formula="of:=[.$H$17]^[.A361]" office:value-type="float" office:value="0.357059976114766" calcext:value-type="float">
            <text:p>0.357059976114766</text:p>
          </table:table-cell>
          <table:table-cell table:formula="of:=[.$I$17]^[.A361]" office:value-type="float" office:value="0.597774621974548" calcext:value-type="float">
            <text:p>0.597774621974548</text:p>
          </table:table-cell>
          <table:table-cell table:formula="of:=[.$J$17]^[.A361]" office:value-type="float" office:value="0.00000000000249650593366332" calcext:value-type="float">
            <text:p>2.49650593366332E-12</text:p>
          </table:table-cell>
          <table:table-cell table:formula="of:=[.$K$17]^[.A361]" office:value-type="float" office:value="0.00000594439372489698" calcext:value-type="float">
            <text:p>5.94439372489698E-06</text:p>
          </table:table-cell>
          <table:table-cell table:formula="of:=[.$L$17]^[.A361]" office:value-type="float" office:value="0.00562644482329946" calcext:value-type="float">
            <text:p>0.005626444823299</text:p>
          </table:table-cell>
          <table:table-cell table:formula="of:=[.$M$17]^[.A361]" office:value-type="float" office:value="0.000000240057470418454" calcext:value-type="float">
            <text:p>2.40057470418454E-07</text:p>
          </table:table-cell>
          <table:table-cell table:formula="of:=[.$N$17]^[.A361]" office:value-type="float" office:value="0.597774621974548" calcext:value-type="float">
            <text:p>0.597774621974548</text:p>
          </table:table-cell>
          <table:table-cell table:formula="of:=SUM([.B361:.N361])" office:value-type="float" office:value="2.75382037415835" calcext:value-type="float">
            <text:p>2.75382037415835</text:p>
          </table:table-cell>
          <table:table-cell table:formula="of:=13-[.O361]" office:value-type="float" office:value="10.2461796258417" calcext:value-type="float">
            <text:p>10.24617962584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B$17]^[.A362]" office:value-type="float" office:value="5.62472733776198E-025" calcext:value-type="float">
            <text:p>5.62472733776198E-25</text:p>
          </table:table-cell>
          <table:table-cell table:formula="of:=[.$C$17]^[.A362]" office:value-type="float" office:value="0.0000283811550382916" calcext:value-type="float">
            <text:p>2.83811550382916E-05</text:p>
          </table:table-cell>
          <table:table-cell table:formula="of:=[.$D$17]^[.A362]" office:value-type="float" office:value="5.7727488584864E-137" calcext:value-type="float">
            <text:p>5.7727488584864E-137</text:p>
          </table:table-cell>
          <table:table-cell table:formula="of:=[.$E$17]^[.A362]" office:value-type="float" office:value="0.596883750704839" calcext:value-type="float">
            <text:p>0.596883750704839</text:p>
          </table:table-cell>
          <table:table-cell table:formula="of:=[.$F$17]^[.A362]" office:value-type="float" office:value="0.0000000264218278766998" calcext:value-type="float">
            <text:p>2.64218278766998E-08</text:p>
          </table:table-cell>
          <table:table-cell table:formula="of:=[.$G$17]^[.A362]" office:value-type="float" office:value="0.596883750704839" calcext:value-type="float">
            <text:p>0.596883750704839</text:p>
          </table:table-cell>
          <table:table-cell table:formula="of:=[.$H$17]^[.A362]" office:value-type="float" office:value="0.355995713890877" calcext:value-type="float">
            <text:p>0.355995713890877</text:p>
          </table:table-cell>
          <table:table-cell table:formula="of:=[.$I$17]^[.A362]" office:value-type="float" office:value="0.596883750704839" calcext:value-type="float">
            <text:p>0.596883750704839</text:p>
          </table:table-cell>
          <table:table-cell table:formula="of:=[.$J$17]^[.A362]" office:value-type="float" office:value="0.0000000000023104771755662" calcext:value-type="float">
            <text:p>2.3104771755662E-12</text:p>
          </table:table-cell>
          <table:table-cell table:formula="of:=[.$K$17]^[.A362]" office:value-type="float" office:value="0.00000574063656294075" calcext:value-type="float">
            <text:p>5.74063656294075E-06</text:p>
          </table:table-cell>
          <table:table-cell table:formula="of:=[.$L$17]^[.A362]" office:value-type="float" office:value="0.00554259318658859" calcext:value-type="float">
            <text:p>0.005542593186589</text:p>
          </table:table-cell>
          <table:table-cell table:formula="of:=[.$M$17]^[.A362]" office:value-type="float" office:value="0.000000229682408358641" calcext:value-type="float">
            <text:p>2.29682408358641E-07</text:p>
          </table:table-cell>
          <table:table-cell table:formula="of:=[.$N$17]^[.A362]" office:value-type="float" office:value="0.596883750704839" calcext:value-type="float">
            <text:p>0.596883750704839</text:p>
          </table:table-cell>
          <table:table-cell table:formula="of:=SUM([.B362:.N362])" office:value-type="float" office:value="2.74910768779497" calcext:value-type="float">
            <text:p>2.74910768779497</text:p>
          </table:table-cell>
          <table:table-cell table:formula="of:=13-[.O362]" office:value-type="float" office:value="10.250892312205" calcext:value-type="float">
            <text:p>10.25089231220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B$17]^[.A363]" office:value-type="float" office:value="4.78646692974976E-025" calcext:value-type="float">
            <text:p>4.78646692974976E-25</text:p>
          </table:table-cell>
          <table:table-cell table:formula="of:=[.$C$17]^[.A363]" office:value-type="float" office:value="0.0000275352189715765" calcext:value-type="float">
            <text:p>2.75352189715765E-05</text:p>
          </table:table-cell>
          <table:table-cell table:formula="of:=[.$D$17]^[.A363]" office:value-type="float" office:value="2.33146786982088E-137" calcext:value-type="float">
            <text:p>2.33146786982088E-137</text:p>
          </table:table-cell>
          <table:table-cell table:formula="of:=[.$E$17]^[.A363]" office:value-type="float" office:value="0.595994207112134" calcext:value-type="float">
            <text:p>0.595994207112134</text:p>
          </table:table-cell>
          <table:table-cell table:formula="of:=[.$F$17]^[.A363]" office:value-type="float" office:value="0.0000000251223937188293" calcext:value-type="float">
            <text:p>2.51223937188293E-08</text:p>
          </table:table-cell>
          <table:table-cell table:formula="of:=[.$G$17]^[.A363]" office:value-type="float" office:value="0.595994207112134" calcext:value-type="float">
            <text:p>0.595994207112134</text:p>
          </table:table-cell>
          <table:table-cell table:formula="of:=[.$H$17]^[.A363]" office:value-type="float" office:value="0.35493462383457" calcext:value-type="float">
            <text:p>0.35493462383457</text:p>
          </table:table-cell>
          <table:table-cell table:formula="of:=[.$I$17]^[.A363]" office:value-type="float" office:value="0.595994207112134" calcext:value-type="float">
            <text:p>0.595994207112134</text:p>
          </table:table-cell>
          <table:table-cell table:formula="of:=[.$J$17]^[.A363]" office:value-type="float" office:value="0.00000000000213831047097856" calcext:value-type="float">
            <text:p>2.13831047097856E-12</text:p>
          </table:table-cell>
          <table:table-cell table:formula="of:=[.$K$17]^[.A363]" office:value-type="float" office:value="0.00000554386362561194" calcext:value-type="float">
            <text:p>5.54386362561194E-06</text:p>
          </table:table-cell>
          <table:table-cell table:formula="of:=[.$L$17]^[.A363]" office:value-type="float" office:value="0.00545999120169159" calcext:value-type="float">
            <text:p>0.005459991201692</text:p>
          </table:table-cell>
          <table:table-cell table:formula="of:=[.$M$17]^[.A363]" office:value-type="float" office:value="0.000000219755746894556" calcext:value-type="float">
            <text:p>2.19755746894556E-07</text:p>
          </table:table-cell>
          <table:table-cell table:formula="of:=[.$N$17]^[.A363]" office:value-type="float" office:value="0.595994207112134" calcext:value-type="float">
            <text:p>0.595994207112134</text:p>
          </table:table-cell>
          <table:table-cell table:formula="of:=SUM([.B363:.N363])" office:value-type="float" office:value="2.74440476744768" calcext:value-type="float">
            <text:p>2.74440476744768</text:p>
          </table:table-cell>
          <table:table-cell table:formula="of:=13-[.O363]" office:value-type="float" office:value="10.2555952325523" calcext:value-type="float">
            <text:p>10.255595232552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B$17]^[.A364]" office:value-type="float" office:value="4.07313355720882E-025" calcext:value-type="float">
            <text:p>4.07313355720882E-25</text:p>
          </table:table-cell>
          <table:table-cell table:formula="of:=[.$C$17]^[.A364]" office:value-type="float" office:value="0.0000267144970946293" calcext:value-type="float">
            <text:p>2.67144970946293E-05</text:p>
          </table:table-cell>
          <table:table-cell table:formula="of:=[.$D$17]^[.A364]" office:value-type="float" office:value="9.41621151596809E-138" calcext:value-type="float">
            <text:p>9.41621151596809E-138</text:p>
          </table:table-cell>
          <table:table-cell table:formula="of:=[.$E$17]^[.A364]" office:value-type="float" office:value="0.595105989217779" calcext:value-type="float">
            <text:p>0.595105989217779</text:p>
          </table:table-cell>
          <table:table-cell table:formula="of:=[.$F$17]^[.A364]" office:value-type="float" office:value="0.0000000238868661588869" calcext:value-type="float">
            <text:p>2.38868661588869E-08</text:p>
          </table:table-cell>
          <table:table-cell table:formula="of:=[.$G$17]^[.A364]" office:value-type="float" office:value="0.595105989217779" calcext:value-type="float">
            <text:p>0.595105989217779</text:p>
          </table:table-cell>
          <table:table-cell table:formula="of:=[.$H$17]^[.A364]" office:value-type="float" office:value="0.353876696490801" calcext:value-type="float">
            <text:p>0.353876696490801</text:p>
          </table:table-cell>
          <table:table-cell table:formula="of:=[.$I$17]^[.A364]" office:value-type="float" office:value="0.595105989217779" calcext:value-type="float">
            <text:p>0.595105989217779</text:p>
          </table:table-cell>
          <table:table-cell table:formula="of:=[.$J$17]^[.A364]" office:value-type="float" office:value="0.00000000000197897287999655" calcext:value-type="float">
            <text:p>1.97897287999655E-12</text:p>
          </table:table-cell>
          <table:table-cell table:formula="of:=[.$K$17]^[.A364]" office:value-type="float" office:value="0.00000535383551325863" calcext:value-type="float">
            <text:p>5.35383551325863E-06</text:p>
          </table:table-cell>
          <table:table-cell table:formula="of:=[.$L$17]^[.A364]" office:value-type="float" office:value="0.00537862024488546" calcext:value-type="float">
            <text:p>0.005378620244885</text:p>
          </table:table-cell>
          <table:table-cell table:formula="of:=[.$M$17]^[.A364]" office:value-type="float" office:value="0.000000210258106566774" calcext:value-type="float">
            <text:p>2.10258106566774E-07</text:p>
          </table:table-cell>
          <table:table-cell table:formula="of:=[.$N$17]^[.A364]" office:value-type="float" office:value="0.595105989217779" calcext:value-type="float">
            <text:p>0.595105989217779</text:p>
          </table:table-cell>
          <table:table-cell table:formula="of:=SUM([.B364:.N364])" office:value-type="float" office:value="2.73971157608636" calcext:value-type="float">
            <text:p>2.73971157608636</text:p>
          </table:table-cell>
          <table:table-cell table:formula="of:=13-[.O364]" office:value-type="float" office:value="10.2602884239136" calcext:value-type="float">
            <text:p>10.260288423913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B$17]^[.A365]" office:value-type="float" office:value="3.46610918206592E-025" calcext:value-type="float">
            <text:p>3.46610918206592E-25</text:p>
          </table:table-cell>
          <table:table-cell table:formula="of:=[.$C$17]^[.A365]" office:value-type="float" office:value="0.0000259182378667715" calcext:value-type="float">
            <text:p>2.59182378667715E-05</text:p>
          </table:table-cell>
          <table:table-cell table:formula="of:=[.$D$17]^[.A365]" office:value-type="float" office:value="3.80297067187385E-138" calcext:value-type="float">
            <text:p>3.80297067187385E-138</text:p>
          </table:table-cell>
          <table:table-cell table:formula="of:=[.$E$17]^[.A365]" office:value-type="float" office:value="0.594219095046069" calcext:value-type="float">
            <text:p>0.594219095046069</text:p>
          </table:table-cell>
          <table:table-cell table:formula="of:=[.$F$17]^[.A365]" office:value-type="float" office:value="0.0000000227121022494334" calcext:value-type="float">
            <text:p>2.27121022494334E-08</text:p>
          </table:table-cell>
          <table:table-cell table:formula="of:=[.$G$17]^[.A365]" office:value-type="float" office:value="0.594219095046069" calcext:value-type="float">
            <text:p>0.594219095046069</text:p>
          </table:table-cell>
          <table:table-cell table:formula="of:=[.$H$17]^[.A365]" office:value-type="float" office:value="0.352821922432706" calcext:value-type="float">
            <text:p>0.352821922432706</text:p>
          </table:table-cell>
          <table:table-cell table:formula="of:=[.$I$17]^[.A365]" office:value-type="float" office:value="0.594219095046069" calcext:value-type="float">
            <text:p>0.594219095046069</text:p>
          </table:table-cell>
          <table:table-cell table:formula="of:=[.$J$17]^[.A365]" office:value-type="float" office:value="0.00000000000183150843290292" calcext:value-type="float">
            <text:p>1.83150843290292E-12</text:p>
          </table:table-cell>
          <table:table-cell table:formula="of:=[.$K$17]^[.A365]" office:value-type="float" office:value="0.00000517032103217823" calcext:value-type="float">
            <text:p>5.17032103217823E-06</text:p>
          </table:table-cell>
          <table:table-cell table:formula="of:=[.$L$17]^[.A365]" office:value-type="float" office:value="0.00529846196999894" calcext:value-type="float">
            <text:p>0.005298461969999</text:p>
          </table:table-cell>
          <table:table-cell table:formula="of:=[.$M$17]^[.A365]" office:value-type="float" office:value="0.000000201170945478195" calcext:value-type="float">
            <text:p>2.01170945478195E-07</text:p>
          </table:table-cell>
          <table:table-cell table:formula="of:=[.$N$17]^[.A365]" office:value-type="float" office:value="0.594219095046069" calcext:value-type="float">
            <text:p>0.594219095046069</text:p>
          </table:table-cell>
          <table:table-cell table:formula="of:=SUM([.B365:.N365])" office:value-type="float" office:value="2.73502807703076" calcext:value-type="float">
            <text:p>2.73502807703076</text:p>
          </table:table-cell>
          <table:table-cell table:formula="of:=13-[.O365]" office:value-type="float" office:value="10.2649719229692" calcext:value-type="float">
            <text:p>10.264971922969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B$17]^[.A366]" office:value-type="float" office:value="2.94955043660155E-025" calcext:value-type="float">
            <text:p>2.94955043660155E-25</text:p>
          </table:table-cell>
          <table:table-cell table:formula="of:=[.$C$17]^[.A366]" office:value-type="float" office:value="0.0000251457121479408" calcext:value-type="float">
            <text:p>2.51457121479408E-05</text:p>
          </table:table-cell>
          <table:table-cell table:formula="of:=[.$D$17]^[.A366]" office:value-type="float" office:value="1.53592407165099E-138" calcext:value-type="float">
            <text:p>1.53592407165099E-138</text:p>
          </table:table-cell>
          <table:table-cell table:formula="of:=[.$E$17]^[.A366]" office:value-type="float" office:value="0.593333522624242" calcext:value-type="float">
            <text:p>0.593333522624242</text:p>
          </table:table-cell>
          <table:table-cell table:formula="of:=[.$F$17]^[.A366]" office:value-type="float" office:value="0.0000000215951136142154" calcext:value-type="float">
            <text:p>2.15951136142154E-08</text:p>
          </table:table-cell>
          <table:table-cell table:formula="of:=[.$G$17]^[.A366]" office:value-type="float" office:value="0.593333522624242" calcext:value-type="float">
            <text:p>0.593333522624242</text:p>
          </table:table-cell>
          <table:table-cell table:formula="of:=[.$H$17]^[.A366]" office:value-type="float" office:value="0.35177029226152" calcext:value-type="float">
            <text:p>0.35177029226152</text:p>
          </table:table-cell>
          <table:table-cell table:formula="of:=[.$I$17]^[.A366]" office:value-type="float" office:value="0.593333522624242" calcext:value-type="float">
            <text:p>0.593333522624242</text:p>
          </table:table-cell>
          <table:table-cell table:formula="of:=[.$J$17]^[.A366]" office:value-type="float" office:value="0.00000000000169503239468362" calcext:value-type="float">
            <text:p>1.69503239468362E-12</text:p>
          </table:table-cell>
          <table:table-cell table:formula="of:=[.$K$17]^[.A366]" office:value-type="float" office:value="0.00000499309691334053" calcext:value-type="float">
            <text:p>4.99309691334053E-06</text:p>
          </table:table-cell>
          <table:table-cell table:formula="of:=[.$L$17]^[.A366]" office:value-type="float" office:value="0.00521949830427615" calcext:value-type="float">
            <text:p>0.005219498304276</text:p>
          </table:table-cell>
          <table:table-cell table:formula="of:=[.$M$17]^[.A366]" office:value-type="float" office:value="0.000000192476523095382" calcext:value-type="float">
            <text:p>1.92476523095382E-07</text:p>
          </table:table-cell>
          <table:table-cell table:formula="of:=[.$N$17]^[.A366]" office:value-type="float" office:value="0.593333522624242" calcext:value-type="float">
            <text:p>0.593333522624242</text:p>
          </table:table-cell>
          <table:table-cell table:formula="of:=SUM([.B366:.N366])" office:value-type="float" office:value="2.73035423394516" calcext:value-type="float">
            <text:p>2.73035423394516</text:p>
          </table:table-cell>
          <table:table-cell table:formula="of:=13-[.O366]" office:value-type="float" office:value="10.2696457660548" calcext:value-type="float">
            <text:p>10.269645766054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B$17]^[.A367]" office:value-type="float" office:value="2.50997511072949E-025" calcext:value-type="float">
            <text:p>2.50997511072949E-25</text:p>
          </table:table-cell>
          <table:table-cell table:formula="of:=[.$C$17]^[.A367]" office:value-type="float" office:value="0.0000243962125310126" calcext:value-type="float">
            <text:p>2.43962125310126E-05</text:p>
          </table:table-cell>
          <table:table-cell table:formula="of:=[.$D$17]^[.A367]" office:value-type="float" office:value="6.20321048312097E-139" calcext:value-type="float">
            <text:p>6.20321048312097E-139</text:p>
          </table:table-cell>
          <table:table-cell table:formula="of:=[.$E$17]^[.A367]" office:value-type="float" office:value="0.592449269982477" calcext:value-type="float">
            <text:p>0.592449269982477</text:p>
          </table:table-cell>
          <table:table-cell table:formula="of:=[.$F$17]^[.A367]" office:value-type="float" office:value="0.0000000205330588463031" calcext:value-type="float">
            <text:p>2.05330588463031E-08</text:p>
          </table:table-cell>
          <table:table-cell table:formula="of:=[.$G$17]^[.A367]" office:value-type="float" office:value="0.592449269982477" calcext:value-type="float">
            <text:p>0.592449269982477</text:p>
          </table:table-cell>
          <table:table-cell table:formula="of:=[.$H$17]^[.A367]" office:value-type="float" office:value="0.350721796606493" calcext:value-type="float">
            <text:p>0.350721796606493</text:p>
          </table:table-cell>
          <table:table-cell table:formula="of:=[.$I$17]^[.A367]" office:value-type="float" office:value="0.592449269982477" calcext:value-type="float">
            <text:p>0.592449269982477</text:p>
          </table:table-cell>
          <table:table-cell table:formula="of:=[.$J$17]^[.A367]" office:value-type="float" office:value="0.00000000000156872595692777" calcext:value-type="float">
            <text:p>1.56872595692777E-12</text:p>
          </table:table-cell>
          <table:table-cell table:formula="of:=[.$K$17]^[.A367]" office:value-type="float" office:value="0.00000482194754075211" calcext:value-type="float">
            <text:p>4.82194754075211E-06</text:p>
          </table:table-cell>
          <table:table-cell table:formula="of:=[.$L$17]^[.A367]" office:value-type="float" office:value="0.00514171144430184" calcext:value-type="float">
            <text:p>0.005141711444302</text:p>
          </table:table-cell>
          <table:table-cell table:formula="of:=[.$M$17]^[.A367]" office:value-type="float" office:value="0.000000184157865614359" calcext:value-type="float">
            <text:p>1.84157865614359E-07</text:p>
          </table:table-cell>
          <table:table-cell table:formula="of:=[.$N$17]^[.A367]" office:value-type="float" office:value="0.592449269982477" calcext:value-type="float">
            <text:p>0.592449269982477</text:p>
          </table:table-cell>
          <table:table-cell table:formula="of:=SUM([.B367:.N367])" office:value-type="float" office:value="2.72569001083327" calcext:value-type="float">
            <text:p>2.72569001083327</text:p>
          </table:table-cell>
          <table:table-cell table:formula="of:=13-[.O367]" office:value-type="float" office:value="10.2743099891667" calcext:value-type="float">
            <text:p>10.27430998916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B$17]^[.A368]" office:value-type="float" office:value="2.13591026561332E-025" calcext:value-type="float">
            <text:p>2.13591026561332E-25</text:p>
          </table:table-cell>
          <table:table-cell table:formula="of:=[.$C$17]^[.A368]" office:value-type="float" office:value="0.0000236690526940227" calcext:value-type="float">
            <text:p>2.36690526940227E-05</text:p>
          </table:table-cell>
          <table:table-cell table:formula="of:=[.$D$17]^[.A368]" office:value-type="float" office:value="2.50532047827985E-139" calcext:value-type="float">
            <text:p>2.50532047827985E-139</text:p>
          </table:table-cell>
          <table:table-cell table:formula="of:=[.$E$17]^[.A368]" office:value-type="float" office:value="0.591566335153889" calcext:value-type="float">
            <text:p>0.591566335153889</text:p>
          </table:table-cell>
          <table:table-cell table:formula="of:=[.$F$17]^[.A368]" office:value-type="float" office:value="0.0000000195232362800915" calcext:value-type="float">
            <text:p>1.95232362800915E-08</text:p>
          </table:table-cell>
          <table:table-cell table:formula="of:=[.$G$17]^[.A368]" office:value-type="float" office:value="0.591566335153889" calcext:value-type="float">
            <text:p>0.591566335153889</text:p>
          </table:table-cell>
          <table:table-cell table:formula="of:=[.$H$17]^[.A368]" office:value-type="float" office:value="0.349676426124805" calcext:value-type="float">
            <text:p>0.349676426124805</text:p>
          </table:table-cell>
          <table:table-cell table:formula="of:=[.$I$17]^[.A368]" office:value-type="float" office:value="0.591566335153889" calcext:value-type="float">
            <text:p>0.591566335153889</text:p>
          </table:table-cell>
          <table:table-cell table:formula="of:=[.$J$17]^[.A368]" office:value-type="float" office:value="0.000000000001451831325264" calcext:value-type="float">
            <text:p>1.451831325264E-12</text:p>
          </table:table-cell>
          <table:table-cell table:formula="of:=[.$K$17]^[.A368]" office:value-type="float" office:value="0.00000465666468913169" calcext:value-type="float">
            <text:p>4.65666468913169E-06</text:p>
          </table:table-cell>
          <table:table-cell table:formula="of:=[.$L$17]^[.A368]" office:value-type="float" office:value="0.00506508385198736" calcext:value-type="float">
            <text:p>0.005065083851987</text:p>
          </table:table-cell>
          <table:table-cell table:formula="of:=[.$M$17]^[.A368]" office:value-type="float" office:value="0.000000176198732823277" calcext:value-type="float">
            <text:p>1.76198732823277E-07</text:p>
          </table:table-cell>
          <table:table-cell table:formula="of:=[.$N$17]^[.A368]" office:value-type="float" office:value="0.591566335153889" calcext:value-type="float">
            <text:p>0.591566335153889</text:p>
          </table:table-cell>
          <table:table-cell table:formula="of:=SUM([.B368:.N368])" office:value-type="float" office:value="2.72103537203315" calcext:value-type="float">
            <text:p>2.72103537203315</text:p>
          </table:table-cell>
          <table:table-cell table:formula="of:=13-[.O368]" office:value-type="float" office:value="10.2789646279669" calcext:value-type="float">
            <text:p>10.278964627966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B$17]^[.A369]" office:value-type="float" office:value="1.81759278936693E-025" calcext:value-type="float">
            <text:p>1.81759278936693E-25</text:p>
          </table:table-cell>
          <table:table-cell table:formula="of:=[.$C$17]^[.A369]" office:value-type="float" office:value="0.0000229635667716971" calcext:value-type="float">
            <text:p>2.29635667716971E-05</text:p>
          </table:table-cell>
          <table:table-cell table:formula="of:=[.$D$17]^[.A369]" office:value-type="float" office:value="1.01183584145133E-139" calcext:value-type="float">
            <text:p>1.01183584145133E-139</text:p>
          </table:table-cell>
          <table:table-cell table:formula="of:=[.$E$17]^[.A369]" office:value-type="float" office:value="0.590684716174524" calcext:value-type="float">
            <text:p>0.590684716174524</text:p>
          </table:table-cell>
          <table:table-cell table:formula="of:=[.$F$17]^[.A369]" office:value-type="float" office:value="0.0000000185630771187755" calcext:value-type="float">
            <text:p>1.85630771187755E-08</text:p>
          </table:table-cell>
          <table:table-cell table:formula="of:=[.$G$17]^[.A369]" office:value-type="float" office:value="0.590684716174524" calcext:value-type="float">
            <text:p>0.590684716174524</text:p>
          </table:table-cell>
          <table:table-cell table:formula="of:=[.$H$17]^[.A369]" office:value-type="float" office:value="0.348634171501482" calcext:value-type="float">
            <text:p>0.348634171501482</text:p>
          </table:table-cell>
          <table:table-cell table:formula="of:=[.$I$17]^[.A369]" office:value-type="float" office:value="0.590684716174524" calcext:value-type="float">
            <text:p>0.590684716174524</text:p>
          </table:table-cell>
          <table:table-cell table:formula="of:=[.$J$17]^[.A369]" office:value-type="float" office:value="0.00000000000134364717285982" calcext:value-type="float">
            <text:p>1.34364717285982E-12</text:p>
          </table:table-cell>
          <table:table-cell table:formula="of:=[.$K$17]^[.A369]" office:value-type="float" office:value="0.00000449704727057726" calcext:value-type="float">
            <text:p>4.49704727057726E-06</text:p>
          </table:table-cell>
          <table:table-cell table:formula="of:=[.$L$17]^[.A369]" office:value-type="float" office:value="0.00498959825061646" calcext:value-type="float">
            <text:p>0.004989598250616</text:p>
          </table:table-cell>
          <table:table-cell table:formula="of:=[.$M$17]^[.A369]" office:value-type="float" office:value="0.000000168583586397234" calcext:value-type="float">
            <text:p>1.68583586397234E-07</text:p>
          </table:table-cell>
          <table:table-cell table:formula="of:=[.$N$17]^[.A369]" office:value-type="float" office:value="0.590684716174524" calcext:value-type="float">
            <text:p>0.590684716174524</text:p>
          </table:table-cell>
          <table:table-cell table:formula="of:=SUM([.B369:.N369])" office:value-type="float" office:value="2.71639028221224" calcext:value-type="float">
            <text:p>2.71639028221224</text:p>
          </table:table-cell>
          <table:table-cell table:formula="of:=13-[.O369]" office:value-type="float" office:value="10.2836097177878" calcext:value-type="float">
            <text:p>10.28360971778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B$17]^[.A370]" office:value-type="float" office:value="1.54671457932715E-025" calcext:value-type="float">
            <text:p>1.54671457932715E-25</text:p>
          </table:table-cell>
          <table:table-cell table:formula="of:=[.$C$17]^[.A370]" office:value-type="float" office:value="0.0000222791087457151" calcext:value-type="float">
            <text:p>2.22791087457151E-05</text:p>
          </table:table-cell>
          <table:table-cell table:formula="of:=[.$D$17]^[.A370]" office:value-type="float" office:value="4.08655011972145E-140" calcext:value-type="float">
            <text:p>4.08655011972145E-140</text:p>
          </table:table-cell>
          <table:table-cell table:formula="of:=[.$E$17]^[.A370]" office:value-type="float" office:value="0.589804411083354" calcext:value-type="float">
            <text:p>0.589804411083354</text:p>
          </table:table-cell>
          <table:table-cell table:formula="of:=[.$F$17]^[.A370]" office:value-type="float" office:value="0.0000000176501388998193" calcext:value-type="float">
            <text:p>1.76501388998193E-08</text:p>
          </table:table-cell>
          <table:table-cell table:formula="of:=[.$G$17]^[.A370]" office:value-type="float" office:value="0.589804411083354" calcext:value-type="float">
            <text:p>0.589804411083354</text:p>
          </table:table-cell>
          <table:table-cell table:formula="of:=[.$H$17]^[.A370]" office:value-type="float" office:value="0.347595023449316" calcext:value-type="float">
            <text:p>0.347595023449316</text:p>
          </table:table-cell>
          <table:table-cell table:formula="of:=[.$I$17]^[.A370]" office:value-type="float" office:value="0.589804411083354" calcext:value-type="float">
            <text:p>0.589804411083354</text:p>
          </table:table-cell>
          <table:table-cell table:formula="of:=[.$J$17]^[.A370]" office:value-type="float" office:value="0.00000000000124352443270634" calcext:value-type="float">
            <text:p>1.24352443270634E-12</text:p>
          </table:table-cell>
          <table:table-cell table:formula="of:=[.$K$17]^[.A370]" office:value-type="float" office:value="0.00000434290108991664" calcext:value-type="float">
            <text:p>4.34290108991664E-06</text:p>
          </table:table-cell>
          <table:table-cell table:formula="of:=[.$L$17]^[.A370]" office:value-type="float" office:value="0.00491523762095005" calcext:value-type="float">
            <text:p>0.00491523762095</text:p>
          </table:table-cell>
          <table:table-cell table:formula="of:=[.$M$17]^[.A370]" office:value-type="float" office:value="0.000000161297559563374" calcext:value-type="float">
            <text:p>1.61297559563374E-07</text:p>
          </table:table-cell>
          <table:table-cell table:formula="of:=[.$N$17]^[.A370]" office:value-type="float" office:value="0.589804411083354" calcext:value-type="float">
            <text:p>0.589804411083354</text:p>
          </table:table-cell>
          <table:table-cell table:formula="of:=SUM([.B370:.N370])" office:value-type="float" office:value="2.71175470636246" calcext:value-type="float">
            <text:p>2.71175470636246</text:p>
          </table:table-cell>
          <table:table-cell table:formula="of:=13-[.O370]" office:value-type="float" office:value="10.2882452936375" calcext:value-type="float">
            <text:p>10.28824529363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B$17]^[.A371]" office:value-type="float" office:value="1.31620570014277E-025" calcext:value-type="float">
            <text:p>1.31620570014277E-25</text:p>
          </table:table-cell>
          <table:table-cell table:formula="of:=[.$C$17]^[.A371]" office:value-type="float" office:value="0.0000216150518531453" calcext:value-type="float">
            <text:p>2.16150518531453E-05</text:p>
          </table:table-cell>
          <table:table-cell table:formula="of:=[.$D$17]^[.A371]" office:value-type="float" office:value="1.65045466832267E-140" calcext:value-type="float">
            <text:p>1.65045466832267E-140</text:p>
          </table:table-cell>
          <table:table-cell table:formula="of:=[.$E$17]^[.A371]" office:value-type="float" office:value="0.588925417922277" calcext:value-type="float">
            <text:p>0.588925417922277</text:p>
          </table:table-cell>
          <table:table-cell table:formula="of:=[.$F$17]^[.A371]" office:value-type="float" office:value="0.0000000167820992817954" calcext:value-type="float">
            <text:p>1.67820992817954E-08</text:p>
          </table:table-cell>
          <table:table-cell table:formula="of:=[.$G$17]^[.A371]" office:value-type="float" office:value="0.588925417922277" calcext:value-type="float">
            <text:p>0.588925417922277</text:p>
          </table:table-cell>
          <table:table-cell table:formula="of:=[.$H$17]^[.A371]" office:value-type="float" office:value="0.346558972708782" calcext:value-type="float">
            <text:p>0.346558972708782</text:p>
          </table:table-cell>
          <table:table-cell table:formula="of:=[.$I$17]^[.A371]" office:value-type="float" office:value="0.588925417922277" calcext:value-type="float">
            <text:p>0.588925417922277</text:p>
          </table:table-cell>
          <table:table-cell table:formula="of:=[.$J$17]^[.A371]" office:value-type="float" office:value="0.00000000000115086240344357" calcext:value-type="float">
            <text:p>1.15086240344357E-12</text:p>
          </table:table-cell>
          <table:table-cell table:formula="of:=[.$K$17]^[.A371]" office:value-type="float" office:value="0.00000419403860844409" calcext:value-type="float">
            <text:p>4.19403860844409E-06</text:p>
          </table:table-cell>
          <table:table-cell table:formula="of:=[.$L$17]^[.A371]" office:value-type="float" office:value="0.00484198519738894" calcext:value-type="float">
            <text:p>0.004841985197389</text:p>
          </table:table-cell>
          <table:table-cell table:formula="of:=[.$M$17]^[.A371]" office:value-type="float" office:value="0.000000154326428077029" calcext:value-type="float">
            <text:p>1.54326428077029E-07</text:p>
          </table:table-cell>
          <table:table-cell table:formula="of:=[.$N$17]^[.A371]" office:value-type="float" office:value="0.588925417922277" calcext:value-type="float">
            <text:p>0.588925417922277</text:p>
          </table:table-cell>
          <table:table-cell table:formula="of:=SUM([.B371:.N371])" office:value-type="float" office:value="2.70712860979542" calcext:value-type="float">
            <text:p>2.70712860979542</text:p>
          </table:table-cell>
          <table:table-cell table:formula="of:=13-[.O371]" office:value-type="float" office:value="10.2928713902046" calcext:value-type="float">
            <text:p>10.292871390204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B$17]^[.A372]" office:value-type="float" office:value="1.12004985809467E-025" calcext:value-type="float">
            <text:p>1.12004985809467E-25</text:p>
          </table:table-cell>
          <table:table-cell table:formula="of:=[.$C$17]^[.A372]" office:value-type="float" office:value="0.0000209707880125151" calcext:value-type="float">
            <text:p>2.09707880125151E-05</text:p>
          </table:table-cell>
          <table:table-cell table:formula="of:=[.$D$17]^[.A372]" office:value-type="float" office:value="6.66577071707069E-141" calcext:value-type="float">
            <text:p>6.66577071707069E-141</text:p>
          </table:table-cell>
          <table:table-cell table:formula="of:=[.$E$17]^[.A372]" office:value-type="float" office:value="0.588047734736103" calcext:value-type="float">
            <text:p>0.588047734736103</text:p>
          </table:table-cell>
          <table:table-cell table:formula="of:=[.$F$17]^[.A372]" office:value-type="float" office:value="0.0000000159567501367891" calcext:value-type="float">
            <text:p>1.59567501367891E-08</text:p>
          </table:table-cell>
          <table:table-cell table:formula="of:=[.$G$17]^[.A372]" office:value-type="float" office:value="0.588047734736103" calcext:value-type="float">
            <text:p>0.588047734736103</text:p>
          </table:table-cell>
          <table:table-cell table:formula="of:=[.$H$17]^[.A372]" office:value-type="float" office:value="0.345526010047951" calcext:value-type="float">
            <text:p>0.345526010047951</text:p>
          </table:table-cell>
          <table:table-cell table:formula="of:=[.$I$17]^[.A372]" office:value-type="float" office:value="0.588047734736103" calcext:value-type="float">
            <text:p>0.588047734736103</text:p>
          </table:table-cell>
          <table:table-cell table:formula="of:=[.$J$17]^[.A372]" office:value-type="float" office:value="0.00000000000106510514536283" calcext:value-type="float">
            <text:p>1.06510514536283E-12</text:p>
          </table:table-cell>
          <table:table-cell table:formula="of:=[.$K$17]^[.A372]" office:value-type="float" office:value="0.00000405027871575525" calcext:value-type="float">
            <text:p>4.05027871575525E-06</text:p>
          </table:table-cell>
          <table:table-cell table:formula="of:=[.$L$17]^[.A372]" office:value-type="float" office:value="0.00476982446419388" calcext:value-type="float">
            <text:p>0.004769824464194</text:p>
          </table:table-cell>
          <table:table-cell table:formula="of:=[.$M$17]^[.A372]" office:value-type="float" office:value="0.000000147656582452239" calcext:value-type="float">
            <text:p>1.47656582452239E-07</text:p>
          </table:table-cell>
          <table:table-cell table:formula="of:=[.$N$17]^[.A372]" office:value-type="float" office:value="0.588047734736103" calcext:value-type="float">
            <text:p>0.588047734736103</text:p>
          </table:table-cell>
          <table:table-cell table:formula="of:=SUM([.B372:.N372])" office:value-type="float" office:value="2.70251195813768" calcext:value-type="float">
            <text:p>2.70251195813768</text:p>
          </table:table-cell>
          <table:table-cell table:formula="of:=13-[.O372]" office:value-type="float" office:value="10.2974880418623" calcext:value-type="float">
            <text:p>10.29748804186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B$17]^[.A373]" office:value-type="float" office:value="9.53127375517223E-026" calcext:value-type="float">
            <text:p>9.53127375517223E-26</text:p>
          </table:table-cell>
          <table:table-cell table:formula="of:=[.$C$17]^[.A373]" office:value-type="float" office:value="0.0000203457272669856" calcext:value-type="float">
            <text:p>2.03457272669856E-05</text:p>
          </table:table-cell>
          <table:table-cell table:formula="of:=[.$D$17]^[.A373]" office:value-type="float" office:value="2.69213690659636E-141" calcext:value-type="float">
            <text:p>2.69213690659636E-141</text:p>
          </table:table-cell>
          <table:table-cell table:formula="of:=[.$E$17]^[.A373]" office:value-type="float" office:value="0.587171359572562" calcext:value-type="float">
            <text:p>0.587171359572562</text:p>
          </table:table-cell>
          <table:table-cell table:formula="of:=[.$F$17]^[.A373]" office:value-type="float" office:value="0.0000000151719919333404" calcext:value-type="float">
            <text:p>1.51719919333404E-08</text:p>
          </table:table-cell>
          <table:table-cell table:formula="of:=[.$G$17]^[.A373]" office:value-type="float" office:value="0.587171359572562" calcext:value-type="float">
            <text:p>0.587171359572562</text:p>
          </table:table-cell>
          <table:table-cell table:formula="of:=[.$H$17]^[.A373]" office:value-type="float" office:value="0.344496126262413" calcext:value-type="float">
            <text:p>0.344496126262413</text:p>
          </table:table-cell>
          <table:table-cell table:formula="of:=[.$I$17]^[.A373]" office:value-type="float" office:value="0.587171359572562" calcext:value-type="float">
            <text:p>0.587171359572562</text:p>
          </table:table-cell>
          <table:table-cell table:formula="of:=[.$J$17]^[.A373]" office:value-type="float" office:value="0.000000000000985738144963212" calcext:value-type="float">
            <text:p>9.85738144963212E-13</text:p>
          </table:table-cell>
          <table:table-cell table:formula="of:=[.$K$17]^[.A373]" office:value-type="float" office:value="0.00000391144650940298" calcext:value-type="float">
            <text:p>3.91144650940298E-06</text:p>
          </table:table-cell>
          <table:table-cell table:formula="of:=[.$L$17]^[.A373]" office:value-type="float" office:value="0.00469873915176178" calcext:value-type="float">
            <text:p>0.004698739151762</text:p>
          </table:table-cell>
          <table:table-cell table:formula="of:=[.$M$17]^[.A373]" office:value-type="float" office:value="0.000000141275001392455" calcext:value-type="float">
            <text:p>1.41275001392455E-07</text:p>
          </table:table-cell>
          <table:table-cell table:formula="of:=[.$N$17]^[.A373]" office:value-type="float" office:value="0.587171359572562" calcext:value-type="float">
            <text:p>0.587171359572562</text:p>
          </table:table-cell>
          <table:table-cell table:formula="of:=SUM([.B373:.N373])" office:value-type="float" office:value="2.69790471732618" calcext:value-type="float">
            <text:p>2.69790471732618</text:p>
          </table:table-cell>
          <table:table-cell table:formula="of:=13-[.O373]" office:value-type="float" office:value="10.3020952826738" calcext:value-type="float">
            <text:p>10.302095282673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B$17]^[.A374]" office:value-type="float" office:value="8.11081566945357E-026" calcext:value-type="float">
            <text:p>8.11081566945357E-26</text:p>
          </table:table-cell>
          <table:table-cell table:formula="of:=[.$C$17]^[.A374]" office:value-type="float" office:value="0.0000197392972441246" calcext:value-type="float">
            <text:p>1.97392972441246E-05</text:p>
          </table:table-cell>
          <table:table-cell table:formula="of:=[.$D$17]^[.A374]" office:value-type="float" office:value="1.08728629163579E-141" calcext:value-type="float">
            <text:p>1.08728629163579E-141</text:p>
          </table:table-cell>
          <table:table-cell table:formula="of:=[.$E$17]^[.A374]" office:value-type="float" office:value="0.58629629048229" calcext:value-type="float">
            <text:p>0.58629629048229</text:p>
          </table:table-cell>
          <table:table-cell table:formula="of:=[.$F$17]^[.A374]" office:value-type="float" office:value="0.0000000144258283956351" calcext:value-type="float">
            <text:p>1.44258283956351E-08</text:p>
          </table:table-cell>
          <table:table-cell table:formula="of:=[.$G$17]^[.A374]" office:value-type="float" office:value="0.58629629048229" calcext:value-type="float">
            <text:p>0.58629629048229</text:p>
          </table:table-cell>
          <table:table-cell table:formula="of:=[.$H$17]^[.A374]" office:value-type="float" office:value="0.343469312175192" calcext:value-type="float">
            <text:p>0.343469312175192</text:p>
          </table:table-cell>
          <table:table-cell table:formula="of:=[.$I$17]^[.A374]" office:value-type="float" office:value="0.58629629048229" calcext:value-type="float">
            <text:p>0.58629629048229</text:p>
          </table:table-cell>
          <table:table-cell table:formula="of:=[.$J$17]^[.A374]" office:value-type="float" office:value="0.000000000000912285228050901" calcext:value-type="float">
            <text:p>9.12285228050901E-13</text:p>
          </table:table-cell>
          <table:table-cell table:formula="of:=[.$K$17]^[.A374]" office:value-type="float" office:value="0.00000377737308210601" calcext:value-type="float">
            <text:p>3.77737308210601E-06</text:p>
          </table:table-cell>
          <table:table-cell table:formula="of:=[.$L$17]^[.A374]" office:value-type="float" office:value="0.00462871323295758" calcext:value-type="float">
            <text:p>0.004628713232958</text:p>
          </table:table-cell>
          <table:table-cell table:formula="of:=[.$M$17]^[.A374]" office:value-type="float" office:value="0.000000135169226369533" calcext:value-type="float">
            <text:p>1.35169226369533E-07</text:p>
          </table:table-cell>
          <table:table-cell table:formula="of:=[.$N$17]^[.A374]" office:value-type="float" office:value="0.58629629048229" calcext:value-type="float">
            <text:p>0.58629629048229</text:p>
          </table:table-cell>
          <table:table-cell table:formula="of:=SUM([.B374:.N374])" office:value-type="float" office:value="2.6933068536036" calcext:value-type="float">
            <text:p>2.6933068536036</text:p>
          </table:table-cell>
          <table:table-cell table:formula="of:=13-[.O374]" office:value-type="float" office:value="10.3066931463964" calcext:value-type="float">
            <text:p>10.306693146396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B$17]^[.A375]" office:value-type="float" office:value="6.90205029397614E-026" calcext:value-type="float">
            <text:p>6.90205029397614E-26</text:p>
          </table:table-cell>
          <table:table-cell table:formula="of:=[.$C$17]^[.A375]" office:value-type="float" office:value="0.0000191509426317811" calcext:value-type="float">
            <text:p>1.91509426317811E-05</text:p>
          </table:table-cell>
          <table:table-cell table:formula="of:=[.$D$17]^[.A375]" office:value-type="float" office:value="4.39127548484796E-142" calcext:value-type="float">
            <text:p>4.39127548484796E-142</text:p>
          </table:table-cell>
          <table:table-cell table:formula="of:=[.$E$17]^[.A375]" office:value-type="float" office:value="0.585422525518829" calcext:value-type="float">
            <text:p>0.585422525518829</text:p>
          </table:table-cell>
          <table:table-cell table:formula="of:=[.$F$17]^[.A375]" office:value-type="float" office:value="0.000000013716361425358" calcext:value-type="float">
            <text:p>1.3716361425358E-08</text:p>
          </table:table-cell>
          <table:table-cell table:formula="of:=[.$G$17]^[.A375]" office:value-type="float" office:value="0.585422525518829" calcext:value-type="float">
            <text:p>0.585422525518829</text:p>
          </table:table-cell>
          <table:table-cell table:formula="of:=[.$H$17]^[.A375]" office:value-type="float" office:value="0.342445558636667" calcext:value-type="float">
            <text:p>0.342445558636667</text:p>
          </table:table-cell>
          <table:table-cell table:formula="of:=[.$I$17]^[.A375]" office:value-type="float" office:value="0.585422525518829" calcext:value-type="float">
            <text:p>0.585422525518829</text:p>
          </table:table-cell>
          <table:table-cell table:formula="of:=[.$J$17]^[.A375]" office:value-type="float" office:value="0.000000000000844305702860819" calcext:value-type="float">
            <text:p>8.44305702860819E-13</text:p>
          </table:table-cell>
          <table:table-cell table:formula="of:=[.$K$17]^[.A375]" office:value-type="float" office:value="0.00000364789531625141" calcext:value-type="float">
            <text:p>3.64789531625141E-06</text:p>
          </table:table-cell>
          <table:table-cell table:formula="of:=[.$L$17]^[.A375]" office:value-type="float" office:value="0.00455973091950069" calcext:value-type="float">
            <text:p>0.004559730919501</text:p>
          </table:table-cell>
          <table:table-cell table:formula="of:=[.$M$17]^[.A375]" office:value-type="float" office:value="0.000000129327337301401" calcext:value-type="float">
            <text:p>1.29327337301401E-07</text:p>
          </table:table-cell>
          <table:table-cell table:formula="of:=[.$N$17]^[.A375]" office:value-type="float" office:value="0.585422525518829" calcext:value-type="float">
            <text:p>0.585422525518829</text:p>
          </table:table-cell>
          <table:table-cell table:formula="of:=SUM([.B375:.N375])" office:value-type="float" office:value="2.68871833351397" calcext:value-type="float">
            <text:p>2.68871833351397</text:p>
          </table:table-cell>
          <table:table-cell table:formula="of:=13-[.O375]" office:value-type="float" office:value="10.311281666486" calcext:value-type="float">
            <text:p>10.31128166648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B$17]^[.A376]" office:value-type="float" office:value="5.87342878965779E-026" calcext:value-type="float">
            <text:p>5.87342878965779E-26</text:p>
          </table:table-cell>
          <table:table-cell table:formula="of:=[.$C$17]^[.A376]" office:value-type="float" office:value="0.000018580124669582" calcext:value-type="float">
            <text:p>1.8580124669582E-05</text:p>
          </table:table-cell>
          <table:table-cell table:formula="of:=[.$D$17]^[.A376]" office:value-type="float" office:value="1.77352556839612E-142" calcext:value-type="float">
            <text:p>1.77352556839612E-142</text:p>
          </table:table-cell>
          <table:table-cell table:formula="of:=[.$E$17]^[.A376]" office:value-type="float" office:value="0.584550062738622" calcext:value-type="float">
            <text:p>0.584550062738622</text:p>
          </table:table-cell>
          <table:table-cell table:formula="of:=[.$F$17]^[.A376]" office:value-type="float" office:value="0.0000000130417862732912" calcext:value-type="float">
            <text:p>1.30417862732912E-08</text:p>
          </table:table-cell>
          <table:table-cell table:formula="of:=[.$G$17]^[.A376]" office:value-type="float" office:value="0.584550062738622" calcext:value-type="float">
            <text:p>0.584550062738622</text:p>
          </table:table-cell>
          <table:table-cell table:formula="of:=[.$H$17]^[.A376]" office:value-type="float" office:value="0.341424856524486" calcext:value-type="float">
            <text:p>0.341424856524486</text:p>
          </table:table-cell>
          <table:table-cell table:formula="of:=[.$I$17]^[.A376]" office:value-type="float" office:value="0.584550062738622" calcext:value-type="float">
            <text:p>0.584550062738622</text:p>
          </table:table-cell>
          <table:table-cell table:formula="of:=[.$J$17]^[.A376]" office:value-type="float" office:value="0.00000000000078139171606046" calcext:value-type="float">
            <text:p>7.8139171606046E-13</text:p>
          </table:table-cell>
          <table:table-cell table:formula="of:=[.$K$17]^[.A376]" office:value-type="float" office:value="0.00000352285568544101" calcext:value-type="float">
            <text:p>3.52285568544101E-06</text:p>
          </table:table-cell>
          <table:table-cell table:formula="of:=[.$L$17]^[.A376]" office:value-type="float" office:value="0.00449177665840529" calcext:value-type="float">
            <text:p>0.004491776658405</text:p>
          </table:table-cell>
          <table:table-cell table:formula="of:=[.$M$17]^[.A376]" office:value-type="float" office:value="0.000000123737929280923" calcext:value-type="float">
            <text:p>1.23737929280923E-07</text:p>
          </table:table-cell>
          <table:table-cell table:formula="of:=[.$N$17]^[.A376]" office:value-type="float" office:value="0.584550062738622" calcext:value-type="float">
            <text:p>0.584550062738622</text:p>
          </table:table-cell>
          <table:table-cell table:formula="of:=SUM([.B376:.N376])" office:value-type="float" office:value="2.68413912389823" calcext:value-type="float">
            <text:p>2.68413912389823</text:p>
          </table:table-cell>
          <table:table-cell table:formula="of:=13-[.O376]" office:value-type="float" office:value="10.3158608761018" calcext:value-type="float">
            <text:p>10.3158608761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B$17]^[.A377]" office:value-type="float" office:value="4.99810408181013E-026" calcext:value-type="float">
            <text:p>4.99810408181013E-26</text:p>
          </table:table-cell>
          <table:table-cell table:formula="of:=[.$C$17]^[.A377]" office:value-type="float" office:value="0.0000180263206555855" calcext:value-type="float">
            <text:p>1.80263206555855E-05</text:p>
          </table:table-cell>
          <table:table-cell table:formula="of:=[.$D$17]^[.A377]" office:value-type="float" office:value="7.16282308547463E-143" calcext:value-type="float">
            <text:p>7.16282308547463E-143</text:p>
          </table:table-cell>
          <table:table-cell table:formula="of:=[.$E$17]^[.A377]" office:value-type="float" office:value="0.583678900201008" calcext:value-type="float">
            <text:p>0.583678900201008</text:p>
          </table:table-cell>
          <table:table-cell table:formula="of:=[.$F$17]^[.A377]" office:value-type="float" office:value="0.0000000124003869483752" calcext:value-type="float">
            <text:p>1.24003869483752E-08</text:p>
          </table:table-cell>
          <table:table-cell table:formula="of:=[.$G$17]^[.A377]" office:value-type="float" office:value="0.583678900201008" calcext:value-type="float">
            <text:p>0.583678900201008</text:p>
          </table:table-cell>
          <table:table-cell table:formula="of:=[.$H$17]^[.A377]" office:value-type="float" office:value="0.340407196743489" calcext:value-type="float">
            <text:p>0.340407196743489</text:p>
          </table:table-cell>
          <table:table-cell table:formula="of:=[.$I$17]^[.A377]" office:value-type="float" office:value="0.583678900201008" calcext:value-type="float">
            <text:p>0.583678900201008</text:p>
          </table:table-cell>
          <table:table-cell table:formula="of:=[.$J$17]^[.A377]" office:value-type="float" office:value="0.000000000000723165805772795" calcext:value-type="float">
            <text:p>7.23165805772795E-13</text:p>
          </table:table-cell>
          <table:table-cell table:formula="of:=[.$K$17]^[.A377]" office:value-type="float" office:value="0.0000034021020628402" calcext:value-type="float">
            <text:p>3.4021020628402E-06</text:p>
          </table:table-cell>
          <table:table-cell table:formula="of:=[.$L$17]^[.A377]" office:value-type="float" office:value="0.00442483512847377" calcext:value-type="float">
            <text:p>0.004424835128474</text:p>
          </table:table-cell>
          <table:table-cell table:formula="of:=[.$M$17]^[.A377]" office:value-type="float" office:value="0.000000118390090310511" calcext:value-type="float">
            <text:p>1.18390090310511E-07</text:p>
          </table:table-cell>
          <table:table-cell table:formula="of:=[.$N$17]^[.A377]" office:value-type="float" office:value="0.583678900201008" calcext:value-type="float">
            <text:p>0.583678900201008</text:p>
          </table:table-cell>
          <table:table-cell table:formula="of:=SUM([.B377:.N377])" office:value-type="float" office:value="2.67956919188991" calcext:value-type="float">
            <text:p>2.67956919188991</text:p>
          </table:table-cell>
          <table:table-cell table:formula="of:=13-[.O377]" office:value-type="float" office:value="10.3204308081101" calcext:value-type="float">
            <text:p>10.32043080811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B$17]^[.A378]" office:value-type="float" office:value="4.25323015009476E-026" calcext:value-type="float">
            <text:p>4.25323015009476E-26</text:p>
          </table:table-cell>
          <table:table-cell table:formula="of:=[.$C$17]^[.A378]" office:value-type="float" office:value="0.0000174890234676396" calcext:value-type="float">
            <text:p>1.74890234676396E-05</text:p>
          </table:table-cell>
          <table:table-cell table:formula="of:=[.$D$17]^[.A378]" office:value-type="float" office:value="2.89288383929005E-143" calcext:value-type="float">
            <text:p>2.89288383929005E-143</text:p>
          </table:table-cell>
          <table:table-cell table:formula="of:=[.$E$17]^[.A378]" office:value-type="float" office:value="0.58280903596822" calcext:value-type="float">
            <text:p>0.58280903596822</text:p>
          </table:table-cell>
          <table:table-cell table:formula="of:=[.$F$17]^[.A378]" office:value-type="float" office:value="0.0000000117905318525535" calcext:value-type="float">
            <text:p>1.17905318525535E-08</text:p>
          </table:table-cell>
          <table:table-cell table:formula="of:=[.$G$17]^[.A378]" office:value-type="float" office:value="0.58280903596822" calcext:value-type="float">
            <text:p>0.58280903596822</text:p>
          </table:table-cell>
          <table:table-cell table:formula="of:=[.$H$17]^[.A378]" office:value-type="float" office:value="0.339392570225625" calcext:value-type="float">
            <text:p>0.339392570225625</text:p>
          </table:table-cell>
          <table:table-cell table:formula="of:=[.$I$17]^[.A378]" office:value-type="float" office:value="0.58280903596822" calcext:value-type="float">
            <text:p>0.58280903596822</text:p>
          </table:table-cell>
          <table:table-cell table:formula="of:=[.$J$17]^[.A378]" office:value-type="float" office:value="0.000000000000669278636937267" calcext:value-type="float">
            <text:p>6.69278636937267E-13</text:p>
          </table:table-cell>
          <table:table-cell table:formula="of:=[.$K$17]^[.A378]" office:value-type="float" office:value="0.00000328548753609605" calcext:value-type="float">
            <text:p>3.28548753609605E-06</text:p>
          </table:table-cell>
          <table:table-cell table:formula="of:=[.$L$17]^[.A378]" office:value-type="float" office:value="0.00435889123684227" calcext:value-type="float">
            <text:p>0.004358891236842</text:p>
          </table:table-cell>
          <table:table-cell table:formula="of:=[.$M$17]^[.A378]" office:value-type="float" office:value="0.000000113273379999028" calcext:value-type="float">
            <text:p>1.13273379999028E-07</text:p>
          </table:table-cell>
          <table:table-cell table:formula="of:=[.$N$17]^[.A378]" office:value-type="float" office:value="0.58280903596822" calcext:value-type="float">
            <text:p>0.58280903596822</text:p>
          </table:table-cell>
          <table:table-cell table:formula="of:=SUM([.B378:.N378])" office:value-type="float" office:value="2.67500850491093" calcext:value-type="float">
            <text:p>2.67500850491093</text:p>
          </table:table-cell>
          <table:table-cell table:formula="of:=13-[.O378]" office:value-type="float" office:value="10.3249914950891" calcext:value-type="float">
            <text:p>10.32499149508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B$17]^[.A379]" office:value-type="float" office:value="3.61936574620583E-026" calcext:value-type="float">
            <text:p>3.61936574620583E-26</text:p>
          </table:table-cell>
          <table:table-cell table:formula="of:=[.$C$17]^[.A379]" office:value-type="float" office:value="0.0000169677410990065" calcext:value-type="float">
            <text:p>1.69677410990065E-05</text:p>
          </table:table-cell>
          <table:table-cell table:formula="of:=[.$D$17]^[.A379]" office:value-type="float" office:value="1.16836292168048E-143" calcext:value-type="float">
            <text:p>1.16836292168048E-143</text:p>
          </table:table-cell>
          <table:table-cell table:formula="of:=[.$E$17]^[.A379]" office:value-type="float" office:value="0.581940468105376" calcext:value-type="float">
            <text:p>0.581940468105376</text:p>
          </table:table-cell>
          <table:table-cell table:formula="of:=[.$F$17]^[.A379]" office:value-type="float" office:value="0.0000000112106696302968" calcext:value-type="float">
            <text:p>1.12106696302968E-08</text:p>
          </table:table-cell>
          <table:table-cell table:formula="of:=[.$G$17]^[.A379]" office:value-type="float" office:value="0.581940468105376" calcext:value-type="float">
            <text:p>0.581940468105376</text:p>
          </table:table-cell>
          <table:table-cell table:formula="of:=[.$H$17]^[.A379]" office:value-type="float" office:value="0.33838096792987" calcext:value-type="float">
            <text:p>0.33838096792987</text:p>
          </table:table-cell>
          <table:table-cell table:formula="of:=[.$I$17]^[.A379]" office:value-type="float" office:value="0.581940468105376" calcext:value-type="float">
            <text:p>0.581940468105376</text:p>
          </table:table-cell>
          <table:table-cell table:formula="of:=[.$J$17]^[.A379]" office:value-type="float" office:value="0.000000000000619406905421822" calcext:value-type="float">
            <text:p>6.19406905421822E-13</text:p>
          </table:table-cell>
          <table:table-cell table:formula="of:=[.$K$17]^[.A379]" office:value-type="float" office:value="0.00000317287022859947" calcext:value-type="float">
            <text:p>3.17287022859947E-06</text:p>
          </table:table-cell>
          <table:table-cell table:formula="of:=[.$L$17]^[.A379]" office:value-type="float" office:value="0.00429393011557785" calcext:value-type="float">
            <text:p>0.004293930115578</text:p>
          </table:table-cell>
          <table:table-cell table:formula="of:=[.$M$17]^[.A379]" office:value-type="float" office:value="0.000000108377809179398" calcext:value-type="float">
            <text:p>1.08377809179398E-07</text:p>
          </table:table-cell>
          <table:table-cell table:formula="of:=[.$N$17]^[.A379]" office:value-type="float" office:value="0.581940468105376" calcext:value-type="float">
            <text:p>0.581940468105376</text:p>
          </table:table-cell>
          <table:table-cell table:formula="of:=SUM([.B379:.N379])" office:value-type="float" office:value="2.67045703066738" calcext:value-type="float">
            <text:p>2.67045703066738</text:p>
          </table:table-cell>
          <table:table-cell table:formula="of:=13-[.O379]" office:value-type="float" office:value="10.3295429693326" calcext:value-type="float">
            <text:p>10.329542969332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B$17]^[.A380]" office:value-type="float" office:value="3.07996697627947E-026" calcext:value-type="float">
            <text:p>3.07996697627947E-26</text:p>
          </table:table-cell>
          <table:table-cell table:formula="of:=[.$C$17]^[.A380]" office:value-type="float" office:value="0.000016461996207829" calcext:value-type="float">
            <text:p>1.6461996207829E-05</text:p>
          </table:table-cell>
          <table:table-cell table:formula="of:=[.$D$17]^[.A380]" office:value-type="float" office:value="4.71872357340403E-144" calcext:value-type="float">
            <text:p>4.71872357340403E-144</text:p>
          </table:table-cell>
          <table:table-cell table:formula="of:=[.$E$17]^[.A380]" office:value-type="float" office:value="0.58107319468048" calcext:value-type="float">
            <text:p>0.58107319468048</text:p>
          </table:table-cell>
          <table:table-cell table:formula="of:=[.$F$17]^[.A380]" office:value-type="float" office:value="0.0000000106593252222494" calcext:value-type="float">
            <text:p>1.06593252222494E-08</text:p>
          </table:table-cell>
          <table:table-cell table:formula="of:=[.$G$17]^[.A380]" office:value-type="float" office:value="0.58107319468048" calcext:value-type="float">
            <text:p>0.58107319468048</text:p>
          </table:table-cell>
          <table:table-cell table:formula="of:=[.$H$17]^[.A380]" office:value-type="float" office:value="0.337372380842151" calcext:value-type="float">
            <text:p>0.337372380842151</text:p>
          </table:table-cell>
          <table:table-cell table:formula="of:=[.$I$17]^[.A380]" office:value-type="float" office:value="0.58107319468048" calcext:value-type="float">
            <text:p>0.58107319468048</text:p>
          </table:table-cell>
          <table:table-cell table:formula="of:=[.$J$17]^[.A380]" office:value-type="float" office:value="0.000000000000573251398311403" calcext:value-type="float">
            <text:p>5.73251398311403E-13</text:p>
          </table:table-cell>
          <table:table-cell table:formula="of:=[.$K$17]^[.A380]" office:value-type="float" office:value="0.000003064113126874" calcext:value-type="float">
            <text:p>3.064113126874E-06</text:p>
          </table:table-cell>
          <table:table-cell table:formula="of:=[.$L$17]^[.A380]" office:value-type="float" office:value="0.00422993711832632" calcext:value-type="float">
            <text:p>0.004229937118326</text:p>
          </table:table-cell>
          <table:table-cell table:formula="of:=[.$M$17]^[.A380]" office:value-type="float" office:value="0.000000103693820407114" calcext:value-type="float">
            <text:p>1.03693820407114E-07</text:p>
          </table:table-cell>
          <table:table-cell table:formula="of:=[.$N$17]^[.A380]" office:value-type="float" office:value="0.58107319468048" calcext:value-type="float">
            <text:p>0.58107319468048</text:p>
          </table:table-cell>
          <table:table-cell table:formula="of:=SUM([.B380:.N380])" office:value-type="float" office:value="2.66591473714545" calcext:value-type="float">
            <text:p>2.66591473714545</text:p>
          </table:table-cell>
          <table:table-cell table:formula="of:=13-[.O380]" office:value-type="float" office:value="10.3340852628546" calcext:value-type="float">
            <text:p>10.334085262854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B$17]^[.A381]" office:value-type="float" office:value="2.62095550440474E-026" calcext:value-type="float">
            <text:p>2.62095550440474E-26</text:p>
          </table:table-cell>
          <table:table-cell table:formula="of:=[.$C$17]^[.A381]" office:value-type="float" office:value="0.0000159713256800248" calcext:value-type="float">
            <text:p>1.59713256800248E-05</text:p>
          </table:table-cell>
          <table:table-cell table:formula="of:=[.$D$17]^[.A381]" office:value-type="float" office:value="1.90577360416168E-144" calcext:value-type="float">
            <text:p>1.90577360416168E-144</text:p>
          </table:table-cell>
          <table:table-cell table:formula="of:=[.$E$17]^[.A381]" office:value-type="float" office:value="0.580207213764413" calcext:value-type="float">
            <text:p>0.580207213764413</text:p>
          </table:table-cell>
          <table:table-cell table:formula="of:=[.$F$17]^[.A381]" office:value-type="float" office:value="0.0000000101350961129584" calcext:value-type="float">
            <text:p>1.01350961129584E-08</text:p>
          </table:table-cell>
          <table:table-cell table:formula="of:=[.$G$17]^[.A381]" office:value-type="float" office:value="0.580207213764413" calcext:value-type="float">
            <text:p>0.580207213764413</text:p>
          </table:table-cell>
          <table:table-cell table:formula="of:=[.$H$17]^[.A381]" office:value-type="float" office:value="0.336366799975259" calcext:value-type="float">
            <text:p>0.336366799975259</text:p>
          </table:table-cell>
          <table:table-cell table:formula="of:=[.$I$17]^[.A381]" office:value-type="float" office:value="0.580207213764413" calcext:value-type="float">
            <text:p>0.580207213764413</text:p>
          </table:table-cell>
          <table:table-cell table:formula="of:=[.$J$17]^[.A381]" office:value-type="float" office:value="0.000000000000530535198735293" calcext:value-type="float">
            <text:p>5.30535198735293E-13</text:p>
          </table:table-cell>
          <table:table-cell table:formula="of:=[.$K$17]^[.A381]" office:value-type="float" office:value="0.0000029590839138813" calcext:value-type="float">
            <text:p>2.9590839138813E-06</text:p>
          </table:table-cell>
          <table:table-cell table:formula="of:=[.$L$17]^[.A381]" office:value-type="float" office:value="0.00416689781700998" calcext:value-type="float">
            <text:p>0.00416689781701</text:p>
          </table:table-cell>
          <table:table-cell table:formula="of:=[.$M$17]^[.A381]" office:value-type="float" office:value="0.0000000992122693015904" calcext:value-type="float">
            <text:p>9.92122693015904E-08</text:p>
          </table:table-cell>
          <table:table-cell table:formula="of:=[.$N$17]^[.A381]" office:value-type="float" office:value="0.580207213764413" calcext:value-type="float">
            <text:p>0.580207213764413</text:p>
          </table:table-cell>
          <table:table-cell table:formula="of:=SUM([.B381:.N381])" office:value-type="float" office:value="2.66138159260741" calcext:value-type="float">
            <text:p>2.66138159260741</text:p>
          </table:table-cell>
          <table:table-cell table:formula="of:=13-[.O381]" office:value-type="float" office:value="10.3386184073926" calcext:value-type="float">
            <text:p>10.338618407392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B$17]^[.A382]" office:value-type="float" office:value="2.23035110732505E-026" calcext:value-type="float">
            <text:p>2.23035110732505E-26</text:p>
          </table:table-cell>
          <table:table-cell table:formula="of:=[.$C$17]^[.A382]" office:value-type="float" office:value="0.0000154952802052104" calcext:value-type="float">
            <text:p>1.54952802052104E-05</text:p>
          </table:table-cell>
          <table:table-cell table:formula="of:=[.$D$17]^[.A382]" office:value-type="float" office:value="7.69693959355911E-145" calcext:value-type="float">
            <text:p>7.69693959355911E-145</text:p>
          </table:table-cell>
          <table:table-cell table:formula="of:=[.$E$17]^[.A382]" office:value-type="float" office:value="0.579342523430934" calcext:value-type="float">
            <text:p>0.579342523430934</text:p>
          </table:table-cell>
          <table:table-cell table:formula="of:=[.$F$17]^[.A382]" office:value-type="float" office:value="0.00000000963664876314079" calcext:value-type="float">
            <text:p>9.63664876314079E-09</text:p>
          </table:table-cell>
          <table:table-cell table:formula="of:=[.$G$17]^[.A382]" office:value-type="float" office:value="0.579342523430934" calcext:value-type="float">
            <text:p>0.579342523430934</text:p>
          </table:table-cell>
          <table:table-cell table:formula="of:=[.$H$17]^[.A382]" office:value-type="float" office:value="0.335364216368775" calcext:value-type="float">
            <text:p>0.335364216368775</text:p>
          </table:table-cell>
          <table:table-cell table:formula="of:=[.$I$17]^[.A382]" office:value-type="float" office:value="0.579342523430934" calcext:value-type="float">
            <text:p>0.579342523430934</text:p>
          </table:table-cell>
          <table:table-cell table:formula="of:=[.$J$17]^[.A382]" office:value-type="float" office:value="0.000000000000491002024462916" calcext:value-type="float">
            <text:p>4.91002024462916E-13</text:p>
          </table:table-cell>
          <table:table-cell table:formula="of:=[.$K$17]^[.A382]" office:value-type="float" office:value="0.00000285765480804037" calcext:value-type="float">
            <text:p>2.85765480804037E-06</text:p>
          </table:table-cell>
          <table:table-cell table:formula="of:=[.$L$17]^[.A382]" office:value-type="float" office:value="0.00410479799857466" calcext:value-type="float">
            <text:p>0.004104797998575</text:p>
          </table:table-cell>
          <table:table-cell table:formula="of:=[.$M$17]^[.A382]" office:value-type="float" office:value="0.0000000949244066939211" calcext:value-type="float">
            <text:p>9.49244066939211E-08</text:p>
          </table:table-cell>
          <table:table-cell table:formula="of:=[.$N$17]^[.A382]" office:value-type="float" office:value="0.579342523430934" calcext:value-type="float">
            <text:p>0.579342523430934</text:p>
          </table:table-cell>
          <table:table-cell table:formula="of:=SUM([.B382:.N382])" office:value-type="float" office:value="2.65685756558765" calcext:value-type="float">
            <text:p>2.65685756558765</text:p>
          </table:table-cell>
          <table:table-cell table:formula="of:=13-[.O382]" office:value-type="float" office:value="10.3431424344124" calcext:value-type="float">
            <text:p>10.34314243441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B$17]^[.A383]" office:value-type="float" office:value="1.89795898998898E-026" calcext:value-type="float">
            <text:p>1.89795898998898E-26</text:p>
          </table:table-cell>
          <table:table-cell table:formula="of:=[.$C$17]^[.A383]" office:value-type="float" office:value="0.0000150334238652637" calcext:value-type="float">
            <text:p>1.50334238652637E-05</text:p>
          </table:table-cell>
          <table:table-cell table:formula="of:=[.$D$17]^[.A383]" office:value-type="float" office:value="3.10860004449257E-145" calcext:value-type="float">
            <text:p>3.10860004449257E-145</text:p>
          </table:table-cell>
          <table:table-cell table:formula="of:=[.$E$17]^[.A383]" office:value-type="float" office:value="0.578479121756671" calcext:value-type="float">
            <text:p>0.578479121756671</text:p>
          </table:table-cell>
          <table:table-cell table:formula="of:=[.$F$17]^[.A383]" office:value-type="float" office:value="0.00000000916271521741255" calcext:value-type="float">
            <text:p>9.16271521741255E-09</text:p>
          </table:table-cell>
          <table:table-cell table:formula="of:=[.$G$17]^[.A383]" office:value-type="float" office:value="0.578479121756671" calcext:value-type="float">
            <text:p>0.578479121756671</text:p>
          </table:table-cell>
          <table:table-cell table:formula="of:=[.$H$17]^[.A383]" office:value-type="float" office:value="0.334364621088987" calcext:value-type="float">
            <text:p>0.334364621088987</text:p>
          </table:table-cell>
          <table:table-cell table:formula="of:=[.$I$17]^[.A383]" office:value-type="float" office:value="0.578479121756671" calcext:value-type="float">
            <text:p>0.578479121756671</text:p>
          </table:table-cell>
          <table:table-cell table:formula="of:=[.$J$17]^[.A383]" office:value-type="float" office:value="0.000000000000454414690300255" calcext:value-type="float">
            <text:p>4.54414690300255E-13</text:p>
          </table:table-cell>
          <table:table-cell table:formula="of:=[.$K$17]^[.A383]" office:value-type="float" office:value="0.00000275970240776477" calcext:value-type="float">
            <text:p>2.75970240776477E-06</text:p>
          </table:table-cell>
          <table:table-cell table:formula="of:=[.$L$17]^[.A383]" office:value-type="float" office:value="0.00404362366178518" calcext:value-type="float">
            <text:p>0.004043623661785</text:p>
          </table:table-cell>
          <table:table-cell table:formula="of:=[.$M$17]^[.A383]" office:value-type="float" office:value="0.0000000908218615461958" calcext:value-type="float">
            <text:p>9.08218615461958E-08</text:p>
          </table:table-cell>
          <table:table-cell table:formula="of:=[.$N$17]^[.A383]" office:value-type="float" office:value="0.578479121756671" calcext:value-type="float">
            <text:p>0.578479121756671</text:p>
          </table:table-cell>
          <table:table-cell table:formula="of:=SUM([.B383:.N383])" office:value-type="float" office:value="2.65234262488876" calcext:value-type="float">
            <text:p>2.65234262488876</text:p>
          </table:table-cell>
          <table:table-cell table:formula="of:=13-[.O383]" office:value-type="float" office:value="10.3476573751112" calcext:value-type="float">
            <text:p>10.347657375111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B$17]^[.A384]" office:value-type="float" office:value="1.6151037008699E-026" calcext:value-type="float">
            <text:p>1.6151037008699E-26</text:p>
          </table:table-cell>
          <table:table-cell table:formula="of:=[.$C$17]^[.A384]" office:value-type="float" office:value="0.0000145853337351515" calcext:value-type="float">
            <text:p>1.45853337351515E-05</text:p>
          </table:table-cell>
          <table:table-cell table:formula="of:=[.$D$17]^[.A384]" office:value-type="float" office:value="1.25548526387107E-145" calcext:value-type="float">
            <text:p>1.25548526387107E-145</text:p>
          </table:table-cell>
          <table:table-cell table:formula="of:=[.$E$17]^[.A384]" office:value-type="float" office:value="0.577617006821117" calcext:value-type="float">
            <text:p>0.577617006821117</text:p>
          </table:table-cell>
          <table:table-cell table:formula="of:=[.$F$17]^[.A384]" office:value-type="float" office:value="0.00000000871208987885127" calcext:value-type="float">
            <text:p>8.71208987885127E-09</text:p>
          </table:table-cell>
          <table:table-cell table:formula="of:=[.$G$17]^[.A384]" office:value-type="float" office:value="0.577617006821117" calcext:value-type="float">
            <text:p>0.577617006821117</text:p>
          </table:table-cell>
          <table:table-cell table:formula="of:=[.$H$17]^[.A384]" office:value-type="float" office:value="0.333368005228811" calcext:value-type="float">
            <text:p>0.333368005228811</text:p>
          </table:table-cell>
          <table:table-cell table:formula="of:=[.$I$17]^[.A384]" office:value-type="float" office:value="0.577617006821117" calcext:value-type="float">
            <text:p>0.577617006821117</text:p>
          </table:table-cell>
          <table:table-cell table:formula="of:=[.$J$17]^[.A384]" office:value-type="float" office:value="0.000000000000420553685061786" calcext:value-type="float">
            <text:p>4.20553685061786E-13</text:p>
          </table:table-cell>
          <table:table-cell table:formula="of:=[.$K$17]^[.A384]" office:value-type="float" office:value="0.00000266510754132872" calcext:value-type="float">
            <text:p>2.66510754132872E-06</text:p>
          </table:table-cell>
          <table:table-cell table:formula="of:=[.$L$17]^[.A384]" office:value-type="float" office:value="0.00398336101406856" calcext:value-type="float">
            <text:p>0.003983361014069</text:p>
          </table:table-cell>
          <table:table-cell table:formula="of:=[.$M$17]^[.A384]" office:value-type="float" office:value="0.0000000868966246090279" calcext:value-type="float">
            <text:p>8.68966246090279E-08</text:p>
          </table:table-cell>
          <table:table-cell table:formula="of:=[.$N$17]^[.A384]" office:value-type="float" office:value="0.577617006821117" calcext:value-type="float">
            <text:p>0.577617006821117</text:p>
          </table:table-cell>
          <table:table-cell table:formula="of:=SUM([.B384:.N384])" office:value-type="float" office:value="2.64783673957776" calcext:value-type="float">
            <text:p>2.64783673957776</text:p>
          </table:table-cell>
          <table:table-cell table:formula="of:=13-[.O384]" office:value-type="float" office:value="10.3521632604222" calcext:value-type="float">
            <text:p>10.35216326042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B$17]^[.A385]" office:value-type="float" office:value="1.37440270223057E-026" calcext:value-type="float">
            <text:p>1.37440270223057E-26</text:p>
          </table:table-cell>
          <table:table-cell table:formula="of:=[.$C$17]^[.A385]" office:value-type="float" office:value="0.0000141505994956537" calcext:value-type="float">
            <text:p>1.41505994956537E-05</text:p>
          </table:table-cell>
          <table:table-cell table:formula="of:=[.$D$17]^[.A385]" office:value-type="float" office:value="5.07058877062682E-146" calcext:value-type="float">
            <text:p>5.07058877062682E-146</text:p>
          </table:table-cell>
          <table:table-cell table:formula="of:=[.$E$17]^[.A385]" office:value-type="float" office:value="0.576756176706629" calcext:value-type="float">
            <text:p>0.576756176706629</text:p>
          </table:table-cell>
          <table:table-cell table:formula="of:=[.$F$17]^[.A385]" office:value-type="float" office:value="0.00000000828362644218645" calcext:value-type="float">
            <text:p>8.28362644218645E-09</text:p>
          </table:table-cell>
          <table:table-cell table:formula="of:=[.$G$17]^[.A385]" office:value-type="float" office:value="0.576756176706629" calcext:value-type="float">
            <text:p>0.576756176706629</text:p>
          </table:table-cell>
          <table:table-cell table:formula="of:=[.$H$17]^[.A385]" office:value-type="float" office:value="0.332374359907712" calcext:value-type="float">
            <text:p>0.332374359907712</text:p>
          </table:table-cell>
          <table:table-cell table:formula="of:=[.$I$17]^[.A385]" office:value-type="float" office:value="0.576756176706629" calcext:value-type="float">
            <text:p>0.576756176706629</text:p>
          </table:table-cell>
          <table:table-cell table:formula="of:=[.$J$17]^[.A385]" office:value-type="float" office:value="0.000000000000389215854580282" calcext:value-type="float">
            <text:p>3.89215854580282E-13</text:p>
          </table:table-cell>
          <table:table-cell table:formula="of:=[.$K$17]^[.A385]" office:value-type="float" office:value="0.0000025737551218793" calcext:value-type="float">
            <text:p>2.5737551218793E-06</text:p>
          </table:table-cell>
          <table:table-cell table:formula="of:=[.$L$17]^[.A385]" office:value-type="float" office:value="0.00392399646840435" calcext:value-type="float">
            <text:p>0.003923996468404</text:p>
          </table:table-cell>
          <table:table-cell table:formula="of:=[.$M$17]^[.A385]" office:value-type="float" office:value="0.0000000831410327853889" calcext:value-type="float">
            <text:p>8.31410327853889E-08</text:p>
          </table:table-cell>
          <table:table-cell table:formula="of:=[.$N$17]^[.A385]" office:value-type="float" office:value="0.576756176706629" calcext:value-type="float">
            <text:p>0.576756176706629</text:p>
          </table:table-cell>
          <table:table-cell table:formula="of:=SUM([.B385:.N385])" office:value-type="float" office:value="2.6433398789823" calcext:value-type="float">
            <text:p>2.6433398789823</text:p>
          </table:table-cell>
          <table:table-cell table:formula="of:=13-[.O385]" office:value-type="float" office:value="10.3566601210177" calcext:value-type="float">
            <text:p>10.35666012101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B$17]^[.A386]" office:value-type="float" office:value="1.16957368550471E-026" calcext:value-type="float">
            <text:p>1.16957368550471E-26</text:p>
          </table:table-cell>
          <table:table-cell table:formula="of:=[.$C$17]^[.A386]" office:value-type="float" office:value="0.0000137288230576313" calcext:value-type="float">
            <text:p>1.37288230576313E-05</text:p>
          </table:table-cell>
          <table:table-cell table:formula="of:=[.$D$17]^[.A386]" office:value-type="float" office:value="2.04788309514138E-146" calcext:value-type="float">
            <text:p>2.04788309514138E-146</text:p>
          </table:table-cell>
          <table:table-cell table:formula="of:=[.$E$17]^[.A386]" office:value-type="float" office:value="0.575896629498422" calcext:value-type="float">
            <text:p>0.575896629498422</text:p>
          </table:table-cell>
          <table:table-cell table:formula="of:=[.$F$17]^[.A386]" office:value-type="float" office:value="0.00000000787623497781662" calcext:value-type="float">
            <text:p>7.87623497781662E-09</text:p>
          </table:table-cell>
          <table:table-cell table:formula="of:=[.$G$17]^[.A386]" office:value-type="float" office:value="0.575896629498422" calcext:value-type="float">
            <text:p>0.575896629498422</text:p>
          </table:table-cell>
          <table:table-cell table:formula="of:=[.$H$17]^[.A386]" office:value-type="float" office:value="0.331383676271623" calcext:value-type="float">
            <text:p>0.331383676271623</text:p>
          </table:table-cell>
          <table:table-cell table:formula="of:=[.$I$17]^[.A386]" office:value-type="float" office:value="0.575896629498422" calcext:value-type="float">
            <text:p>0.575896629498422</text:p>
          </table:table-cell>
          <table:table-cell table:formula="of:=[.$J$17]^[.A386]" office:value-type="float" office:value="0.000000000000360213182852988" calcext:value-type="float">
            <text:p>3.60213182852988E-13</text:p>
          </table:table-cell>
          <table:table-cell table:formula="of:=[.$K$17]^[.A386]" office:value-type="float" office:value="0.00000248553400741846" calcext:value-type="float">
            <text:p>2.48553400741846E-06</text:p>
          </table:table-cell>
          <table:table-cell table:formula="of:=[.$L$17]^[.A386]" office:value-type="float" office:value="0.00386551664026121" calcext:value-type="float">
            <text:p>0.003865516640261</text:p>
          </table:table-cell>
          <table:table-cell table:formula="of:=[.$M$17]^[.A386]" office:value-type="float" office:value="0.000000079547754170223" calcext:value-type="float">
            <text:p>7.9547754170223E-08</text:p>
          </table:table-cell>
          <table:table-cell table:formula="of:=[.$N$17]^[.A386]" office:value-type="float" office:value="0.575896629498422" calcext:value-type="float">
            <text:p>0.575896629498422</text:p>
          </table:table-cell>
          <table:table-cell table:formula="of:=SUM([.B386:.N386])" office:value-type="float" office:value="2.63885201268699" calcext:value-type="float">
            <text:p>2.63885201268699</text:p>
          </table:table-cell>
          <table:table-cell table:formula="of:=13-[.O386]" office:value-type="float" office:value="10.361147987313" calcext:value-type="float">
            <text:p>10.3611479873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B$17]^[.A387]" office:value-type="float" office:value="9.9527060271712E-027" calcext:value-type="float">
            <text:p>9.9527060271712E-27</text:p>
          </table:table-cell>
          <table:table-cell table:formula="of:=[.$C$17]^[.A387]" office:value-type="float" office:value="0.0000133196181974932" calcext:value-type="float">
            <text:p>1.33196181974932E-05</text:p>
          </table:table-cell>
          <table:table-cell table:formula="of:=[.$D$17]^[.A387]" office:value-type="float" office:value="8.27088403551883E-147" calcext:value-type="float">
            <text:p>8.27088403551883E-147</text:p>
          </table:table-cell>
          <table:table-cell table:formula="of:=[.$E$17]^[.A387]" office:value-type="float" office:value="0.575038363284565" calcext:value-type="float">
            <text:p>0.575038363284565</text:p>
          </table:table-cell>
          <table:table-cell table:formula="of:=[.$F$17]^[.A387]" office:value-type="float" office:value="0.00000000748887915923547" calcext:value-type="float">
            <text:p>7.48887915923547E-09</text:p>
          </table:table-cell>
          <table:table-cell table:formula="of:=[.$G$17]^[.A387]" office:value-type="float" office:value="0.575038363284565" calcext:value-type="float">
            <text:p>0.575038363284565</text:p>
          </table:table-cell>
          <table:table-cell table:formula="of:=[.$H$17]^[.A387]" office:value-type="float" office:value="0.33039594549287" calcext:value-type="float">
            <text:p>0.33039594549287</text:p>
          </table:table-cell>
          <table:table-cell table:formula="of:=[.$I$17]^[.A387]" office:value-type="float" office:value="0.575038363284565" calcext:value-type="float">
            <text:p>0.575038363284565</text:p>
          </table:table-cell>
          <table:table-cell table:formula="of:=[.$J$17]^[.A387]" office:value-type="float" office:value="0.000000000000333371664011484" calcext:value-type="float">
            <text:p>3.33371664011484E-13</text:p>
          </table:table-cell>
          <table:table-cell table:formula="of:=[.$K$17]^[.A387]" office:value-type="float" office:value="0.00000240033686558445" calcext:value-type="float">
            <text:p>2.40033686558445E-06</text:p>
          </table:table-cell>
          <table:table-cell table:formula="of:=[.$L$17]^[.A387]" office:value-type="float" office:value="0.00380790834457923" calcext:value-type="float">
            <text:p>0.003807908344579</text:p>
          </table:table-cell>
          <table:table-cell table:formula="of:=[.$M$17]^[.A387]" office:value-type="float" office:value="0.0000000761097737366367" calcext:value-type="float">
            <text:p>7.61097737366367E-08</text:p>
          </table:table-cell>
          <table:table-cell table:formula="of:=[.$N$17]^[.A387]" office:value-type="float" office:value="0.575038363284565" calcext:value-type="float">
            <text:p>0.575038363284565</text:p>
          </table:table-cell>
          <table:table-cell table:formula="of:=SUM([.B387:.N387])" office:value-type="float" office:value="2.63437311052976" calcext:value-type="float">
            <text:p>2.63437311052976</text:p>
          </table:table-cell>
          <table:table-cell table:formula="of:=13-[.O387]" office:value-type="float" office:value="10.3656268894702" calcext:value-type="float">
            <text:p>10.365626889470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B$17]^[.A388]" office:value-type="float" office:value="8.46944134353913E-027" calcext:value-type="float">
            <text:p>8.46944134353913E-27</text:p>
          </table:table-cell>
          <table:table-cell table:formula="of:=[.$C$17]^[.A388]" office:value-type="float" office:value="0.0000129226102035292" calcext:value-type="float">
            <text:p>1.29226102035292E-05</text:p>
          </table:table-cell>
          <table:table-cell table:formula="of:=[.$D$17]^[.A388]" office:value-type="float" office:value="3.34040174906945E-147" calcext:value-type="float">
            <text:p>3.34040174906945E-147</text:p>
          </table:table-cell>
          <table:table-cell table:formula="of:=[.$E$17]^[.A388]" office:value-type="float" office:value="0.574181376155974" calcext:value-type="float">
            <text:p>0.574181376155974</text:p>
          </table:table-cell>
          <table:table-cell table:formula="of:=[.$F$17]^[.A388]" office:value-type="float" office:value="0.00000000712057362681405" calcext:value-type="float">
            <text:p>7.12057362681405E-09</text:p>
          </table:table-cell>
          <table:table-cell table:formula="of:=[.$G$17]^[.A388]" office:value-type="float" office:value="0.574181376155974" calcext:value-type="float">
            <text:p>0.574181376155974</text:p>
          </table:table-cell>
          <table:table-cell table:formula="of:=[.$H$17]^[.A388]" office:value-type="float" office:value="0.32941115877009" calcext:value-type="float">
            <text:p>0.32941115877009</text:p>
          </table:table-cell>
          <table:table-cell table:formula="of:=[.$I$17]^[.A388]" office:value-type="float" office:value="0.574181376155974" calcext:value-type="float">
            <text:p>0.574181376155974</text:p>
          </table:table-cell>
          <table:table-cell table:formula="of:=[.$J$17]^[.A388]" office:value-type="float" office:value="0.000000000000308530258347439" calcext:value-type="float">
            <text:p>3.08530258347439E-13</text:p>
          </table:table-cell>
          <table:table-cell table:formula="of:=[.$K$17]^[.A388]" office:value-type="float" office:value="0.00000231806004306814" calcext:value-type="float">
            <text:p>2.31806004306814E-06</text:p>
          </table:table-cell>
          <table:table-cell table:formula="of:=[.$L$17]^[.A388]" office:value-type="float" office:value="0.00375115859279712" calcext:value-type="float">
            <text:p>0.003751158592797</text:p>
          </table:table-cell>
          <table:table-cell table:formula="of:=[.$M$17]^[.A388]" office:value-type="float" office:value="0.0000000728203796407165" calcext:value-type="float">
            <text:p>7.28203796407165E-08</text:p>
          </table:table-cell>
          <table:table-cell table:formula="of:=[.$N$17]^[.A388]" office:value-type="float" office:value="0.574181376155974" calcext:value-type="float">
            <text:p>0.574181376155974</text:p>
          </table:table-cell>
          <table:table-cell table:formula="of:=SUM([.B388:.N388])" office:value-type="float" office:value="2.62990314259829" calcext:value-type="float">
            <text:p>2.62990314259829</text:p>
          </table:table-cell>
          <table:table-cell table:formula="of:=13-[.O388]" office:value-type="float" office:value="10.3700968574017" calcext:value-type="float">
            <text:p>10.37009685740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B$17]^[.A389]" office:value-type="float" office:value="7.20722951886862E-027" calcext:value-type="float">
            <text:p>7.20722951886862E-27</text:p>
          </table:table-cell>
          <table:table-cell table:formula="of:=[.$C$17]^[.A389]" office:value-type="float" office:value="0.0000125374355327832" calcext:value-type="float">
            <text:p>1.25374355327832E-05</text:p>
          </table:table-cell>
          <table:table-cell table:formula="of:=[.$D$17]^[.A389]" office:value-type="float" office:value="1.34910413412492E-147" calcext:value-type="float">
            <text:p>1.34910413412492E-147</text:p>
          </table:table-cell>
          <table:table-cell table:formula="of:=[.$E$17]^[.A389]" office:value-type="float" office:value="0.573325666206412" calcext:value-type="float">
            <text:p>0.573325666206412</text:p>
          </table:table-cell>
          <table:table-cell table:formula="of:=[.$F$17]^[.A389]" office:value-type="float" office:value="0.00000000677038148123303" calcext:value-type="float">
            <text:p>6.77038148123303E-09</text:p>
          </table:table-cell>
          <table:table-cell table:formula="of:=[.$G$17]^[.A389]" office:value-type="float" office:value="0.573325666206412" calcext:value-type="float">
            <text:p>0.573325666206412</text:p>
          </table:table-cell>
          <table:table-cell table:formula="of:=[.$H$17]^[.A389]" office:value-type="float" office:value="0.328429307328152" calcext:value-type="float">
            <text:p>0.328429307328152</text:p>
          </table:table-cell>
          <table:table-cell table:formula="of:=[.$I$17]^[.A389]" office:value-type="float" office:value="0.573325666206412" calcext:value-type="float">
            <text:p>0.573325666206412</text:p>
          </table:table-cell>
          <table:table-cell table:formula="of:=[.$J$17]^[.A389]" office:value-type="float" office:value="0.000000000000285539926130789" calcext:value-type="float">
            <text:p>2.85539926130789E-13</text:p>
          </table:table-cell>
          <table:table-cell table:formula="of:=[.$K$17]^[.A389]" office:value-type="float" office:value="0.00000223860343950545" calcext:value-type="float">
            <text:p>2.23860343950545E-06</text:p>
          </table:table-cell>
          <table:table-cell table:formula="of:=[.$L$17]^[.A389]" office:value-type="float" office:value="0.00369525458992384" calcext:value-type="float">
            <text:p>0.003695254589924</text:p>
          </table:table-cell>
          <table:table-cell table:formula="of:=[.$M$17]^[.A389]" office:value-type="float" office:value="0.0000000696731501182414" calcext:value-type="float">
            <text:p>6.96731501182414E-08</text:p>
          </table:table-cell>
          <table:table-cell table:formula="of:=[.$N$17]^[.A389]" office:value-type="float" office:value="0.573325666206412" calcext:value-type="float">
            <text:p>0.573325666206412</text:p>
          </table:table-cell>
          <table:table-cell table:formula="of:=SUM([.B389:.N389])" office:value-type="float" office:value="2.62544207922651" calcext:value-type="float">
            <text:p>2.62544207922651</text:p>
          </table:table-cell>
          <table:table-cell table:formula="of:=13-[.O389]" office:value-type="float" office:value="10.3745579207735" calcext:value-type="float">
            <text:p>10.37455792077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B$17]^[.A390]" office:value-type="float" office:value="6.13312675897762E-027" calcext:value-type="float">
            <text:p>6.13312675897762E-27</text:p>
          </table:table-cell>
          <table:table-cell table:formula="of:=[.$C$17]^[.A390]" office:value-type="float" office:value="0.0000121637414781548" calcext:value-type="float">
            <text:p>1.21637414781548E-05</text:p>
          </table:table-cell>
          <table:table-cell table:formula="of:=[.$D$17]^[.A390]" office:value-type="float" office:value="5.44869180846279E-148" calcext:value-type="float">
            <text:p>5.44869180846279E-148</text:p>
          </table:table-cell>
          <table:table-cell table:formula="of:=[.$E$17]^[.A390]" office:value-type="float" office:value="0.572471231532483" calcext:value-type="float">
            <text:p>0.572471231532483</text:p>
          </table:table-cell>
          <table:table-cell table:formula="of:=[.$F$17]^[.A390]" office:value-type="float" office:value="0.00000000643741190018878" calcext:value-type="float">
            <text:p>6.43741190018878E-09</text:p>
          </table:table-cell>
          <table:table-cell table:formula="of:=[.$G$17]^[.A390]" office:value-type="float" office:value="0.572471231532483" calcext:value-type="float">
            <text:p>0.572471231532483</text:p>
          </table:table-cell>
          <table:table-cell table:formula="of:=[.$H$17]^[.A390]" office:value-type="float" office:value="0.327450382418083" calcext:value-type="float">
            <text:p>0.327450382418083</text:p>
          </table:table-cell>
          <table:table-cell table:formula="of:=[.$I$17]^[.A390]" office:value-type="float" office:value="0.572471231532483" calcext:value-type="float">
            <text:p>0.572471231532483</text:p>
          </table:table-cell>
          <table:table-cell table:formula="of:=[.$J$17]^[.A390]" office:value-type="float" office:value="0.000000000000264262733423577" calcext:value-type="float">
            <text:p>2.64262733423577E-13</text:p>
          </table:table-cell>
          <table:table-cell table:formula="of:=[.$K$17]^[.A390]" office:value-type="float" office:value="0.0000021618703856923" calcext:value-type="float">
            <text:p>2.1618703856923E-06</text:p>
          </table:table-cell>
          <table:table-cell table:formula="of:=[.$L$17]^[.A390]" office:value-type="float" office:value="0.00364018373165374" calcext:value-type="float">
            <text:p>0.003640183731654</text:p>
          </table:table-cell>
          <table:table-cell table:formula="of:=[.$M$17]^[.A390]" office:value-type="float" office:value="0.0000000666619409477064" calcext:value-type="float">
            <text:p>6.66619409477064E-08</text:p>
          </table:table-cell>
          <table:table-cell table:formula="of:=[.$N$17]^[.A390]" office:value-type="float" office:value="0.572471231532483" calcext:value-type="float">
            <text:p>0.572471231532483</text:p>
          </table:table-cell>
          <table:table-cell table:formula="of:=SUM([.B390:.N390])" office:value-type="float" office:value="2.62098989099115" calcext:value-type="float">
            <text:p>2.62098989099115</text:p>
          </table:table-cell>
          <table:table-cell table:formula="of:=13-[.O390]" office:value-type="float" office:value="10.3790101090089" calcext:value-type="float">
            <text:p>10.379010109008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B$17]^[.A391]" office:value-type="float" office:value="5.21909892604504E-027" calcext:value-type="float">
            <text:p>5.21909892604504E-27</text:p>
          </table:table-cell>
          <table:table-cell table:formula="of:=[.$C$17]^[.A391]" office:value-type="float" office:value="0.0000118011858454229" calcext:value-type="float">
            <text:p>1.18011858454229E-05</text:p>
          </table:table-cell>
          <table:table-cell table:formula="of:=[.$D$17]^[.A391]" office:value-type="float" office:value="2.2005893891109E-148" calcext:value-type="float">
            <text:p>2.2005893891109E-148</text:p>
          </table:table-cell>
          <table:table-cell table:formula="of:=[.$E$17]^[.A391]" office:value-type="float" office:value="0.571618070233627" calcext:value-type="float">
            <text:p>0.571618070233627</text:p>
          </table:table-cell>
          <table:table-cell table:formula="of:=[.$F$17]^[.A391]" office:value-type="float" office:value="0.00000000612081787231064" calcext:value-type="float">
            <text:p>6.12081787231064E-09</text:p>
          </table:table-cell>
          <table:table-cell table:formula="of:=[.$G$17]^[.A391]" office:value-type="float" office:value="0.571618070233627" calcext:value-type="float">
            <text:p>0.571618070233627</text:p>
          </table:table-cell>
          <table:table-cell table:formula="of:=[.$H$17]^[.A391]" office:value-type="float" office:value="0.326474375316986" calcext:value-type="float">
            <text:p>0.326474375316986</text:p>
          </table:table-cell>
          <table:table-cell table:formula="of:=[.$I$17]^[.A391]" office:value-type="float" office:value="0.571618070233627" calcext:value-type="float">
            <text:p>0.571618070233627</text:p>
          </table:table-cell>
          <table:table-cell table:formula="of:=[.$J$17]^[.A391]" office:value-type="float" office:value="0.000000000000244571024524652" calcext:value-type="float">
            <text:p>2.44571024524652E-13</text:p>
          </table:table-cell>
          <table:table-cell table:formula="of:=[.$K$17]^[.A391]" office:value-type="float" office:value="0.00000208776752597408" calcext:value-type="float">
            <text:p>2.08776752597408E-06</text:p>
          </table:table-cell>
          <table:table-cell table:formula="of:=[.$L$17]^[.A391]" office:value-type="float" office:value="0.00358593360152477" calcext:value-type="float">
            <text:p>0.003585933601525</text:p>
          </table:table-cell>
          <table:table-cell table:formula="of:=[.$M$17]^[.A391]" office:value-type="float" office:value="0.0000000637808734551826" calcext:value-type="float">
            <text:p>6.37808734551826E-08</text:p>
          </table:table-cell>
          <table:table-cell table:formula="of:=[.$N$17]^[.A391]" office:value-type="float" office:value="0.571618070233627" calcext:value-type="float">
            <text:p>0.571618070233627</text:p>
          </table:table-cell>
          <table:table-cell table:formula="of:=SUM([.B391:.N391])" office:value-type="float" office:value="2.61654654870832" calcext:value-type="float">
            <text:p>2.61654654870832</text:p>
          </table:table-cell>
          <table:table-cell table:formula="of:=13-[.O391]" office:value-type="float" office:value="10.3834534512917" calcext:value-type="float">
            <text:p>10.38345345129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B$17]^[.A392]" office:value-type="float" office:value="4.44128984615755E-027" calcext:value-type="float">
            <text:p>4.44128984615755E-27</text:p>
          </table:table-cell>
          <table:table-cell table:formula="of:=[.$C$17]^[.A392]" office:value-type="float" office:value="0.0000114494366398961" calcext:value-type="float">
            <text:p>1.14494366398961E-05</text:p>
          </table:table-cell>
          <table:table-cell table:formula="of:=[.$D$17]^[.A392]" office:value-type="float" office:value="8.88762629581302E-149" calcext:value-type="float">
            <text:p>8.88762629581302E-149</text:p>
          </table:table-cell>
          <table:table-cell table:formula="of:=[.$E$17]^[.A392]" office:value-type="float" office:value="0.570766180412116" calcext:value-type="float">
            <text:p>0.570766180412116</text:p>
          </table:table-cell>
          <table:table-cell table:formula="of:=[.$F$17]^[.A392]" office:value-type="float" office:value="0.00000000581979404252487" calcext:value-type="float">
            <text:p>5.81979404252487E-09</text:p>
          </table:table-cell>
          <table:table-cell table:formula="of:=[.$G$17]^[.A392]" office:value-type="float" office:value="0.570766180412116" calcext:value-type="float">
            <text:p>0.570766180412116</text:p>
          </table:table-cell>
          <table:table-cell table:formula="of:=[.$H$17]^[.A392]" office:value-type="float" office:value="0.325501277327963" calcext:value-type="float">
            <text:p>0.325501277327963</text:p>
          </table:table-cell>
          <table:table-cell table:formula="of:=[.$I$17]^[.A392]" office:value-type="float" office:value="0.570766180412116" calcext:value-type="float">
            <text:p>0.570766180412116</text:p>
          </table:table-cell>
          <table:table-cell table:formula="of:=[.$J$17]^[.A392]" office:value-type="float" office:value="0.000000000000226346656080192" calcext:value-type="float">
            <text:p>2.26346656080192E-13</text:p>
          </table:table-cell>
          <table:table-cell table:formula="of:=[.$K$17]^[.A392]" office:value-type="float" office:value="0.00000201620470466648" calcext:value-type="float">
            <text:p>2.01620470466648E-06</text:p>
          </table:table-cell>
          <table:table-cell table:formula="of:=[.$L$17]^[.A392]" office:value-type="float" office:value="0.00353249196811904" calcext:value-type="float">
            <text:p>0.003532491968119</text:p>
          </table:table-cell>
          <table:table-cell table:formula="of:=[.$M$17]^[.A392]" office:value-type="float" office:value="0.0000000610243230375965" calcext:value-type="float">
            <text:p>6.10243230375965E-08</text:p>
          </table:table-cell>
          <table:table-cell table:formula="of:=[.$N$17]^[.A392]" office:value-type="float" office:value="0.570766180412116" calcext:value-type="float">
            <text:p>0.570766180412116</text:p>
          </table:table-cell>
          <table:table-cell table:formula="of:=SUM([.B392:.N392])" office:value-type="float" office:value="2.61211202343023" calcext:value-type="float">
            <text:p>2.61211202343023</text:p>
          </table:table-cell>
          <table:table-cell table:formula="of:=13-[.O392]" office:value-type="float" office:value="10.3878879765698" calcext:value-type="float">
            <text:p>10.38788797656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B$17]^[.A393]" office:value-type="float" office:value="3.77939866193139E-027" calcext:value-type="float">
            <text:p>3.77939866193139E-27</text:p>
          </table:table-cell>
          <table:table-cell table:formula="of:=[.$C$17]^[.A393]" office:value-type="float" office:value="0.0000111081717624029" calcext:value-type="float">
            <text:p>1.11081717624029E-05</text:p>
          </table:table-cell>
          <table:table-cell table:formula="of:=[.$D$17]^[.A393]" office:value-type="float" office:value="3.58948841455339E-149" calcext:value-type="float">
            <text:p>3.58948841455339E-149</text:p>
          </table:table-cell>
          <table:table-cell table:formula="of:=[.$E$17]^[.A393]" office:value-type="float" office:value="0.569915560173052" calcext:value-type="float">
            <text:p>0.569915560173052</text:p>
          </table:table-cell>
          <table:table-cell table:formula="of:=[.$F$17]^[.A393]" office:value-type="float" office:value="0.0000000055335746633843" calcext:value-type="float">
            <text:p>5.5335746633843E-09</text:p>
          </table:table-cell>
          <table:table-cell table:formula="of:=[.$G$17]^[.A393]" office:value-type="float" office:value="0.569915560173052" calcext:value-type="float">
            <text:p>0.569915560173052</text:p>
          </table:table-cell>
          <table:table-cell table:formula="of:=[.$H$17]^[.A393]" office:value-type="float" office:value="0.324531079780041" calcext:value-type="float">
            <text:p>0.324531079780041</text:p>
          </table:table-cell>
          <table:table-cell table:formula="of:=[.$I$17]^[.A393]" office:value-type="float" office:value="0.569915560173052" calcext:value-type="float">
            <text:p>0.569915560173052</text:p>
          </table:table-cell>
          <table:table-cell table:formula="of:=[.$J$17]^[.A393]" office:value-type="float" office:value="0.000000000000209480288264976" calcext:value-type="float">
            <text:p>2.09480288264976E-13</text:p>
          </table:table-cell>
          <table:table-cell table:formula="of:=[.$K$17]^[.A393]" office:value-type="float" office:value="0.00000194709485636942" calcext:value-type="float">
            <text:p>1.94709485636942E-06</text:p>
          </table:table-cell>
          <table:table-cell table:formula="of:=[.$L$17]^[.A393]" office:value-type="float" office:value="0.00347984678230504" calcext:value-type="float">
            <text:p>0.003479846782305</text:p>
          </table:table-cell>
          <table:table-cell table:formula="of:=[.$M$17]^[.A393]" office:value-type="float" office:value="0.0000000583869081820223" calcext:value-type="float">
            <text:p>5.83869081820223E-08</text:p>
          </table:table-cell>
          <table:table-cell table:formula="of:=[.$N$17]^[.A393]" office:value-type="float" office:value="0.569915560173052" calcext:value-type="float">
            <text:p>0.569915560173052</text:p>
          </table:table-cell>
          <table:table-cell table:formula="of:=SUM([.B393:.N393])" office:value-type="float" office:value="2.60768628644186" calcext:value-type="float">
            <text:p>2.60768628644186</text:p>
          </table:table-cell>
          <table:table-cell table:formula="of:=13-[.O393]" office:value-type="float" office:value="10.3923137135581" calcext:value-type="float">
            <text:p>10.392313713558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B$17]^[.A394]" office:value-type="float" office:value="3.21614997908022E-027" calcext:value-type="float">
            <text:p>3.21614997908022E-27</text:p>
          </table:table-cell>
          <table:table-cell table:formula="of:=[.$C$17]^[.A394]" office:value-type="float" office:value="0.0000107770787143432" calcext:value-type="float">
            <text:p>1.07770787143432E-05</text:p>
          </table:table-cell>
          <table:table-cell table:formula="of:=[.$D$17]^[.A394]" office:value-type="float" office:value="1.44970396474511E-149" calcext:value-type="float">
            <text:p>1.44970396474511E-149</text:p>
          </table:table-cell>
          <table:table-cell table:formula="of:=[.$E$17]^[.A394]" office:value-type="float" office:value="0.569066207624359" calcext:value-type="float">
            <text:p>0.569066207624359</text:p>
          </table:table-cell>
          <table:table-cell table:formula="of:=[.$F$17]^[.A394]" office:value-type="float" office:value="0.00000000526143164715228" calcext:value-type="float">
            <text:p>5.26143164715228E-09</text:p>
          </table:table-cell>
          <table:table-cell table:formula="of:=[.$G$17]^[.A394]" office:value-type="float" office:value="0.569066207624359" calcext:value-type="float">
            <text:p>0.569066207624359</text:p>
          </table:table-cell>
          <table:table-cell table:formula="of:=[.$H$17]^[.A394]" office:value-type="float" office:value="0.323563774028088" calcext:value-type="float">
            <text:p>0.323563774028088</text:p>
          </table:table-cell>
          <table:table-cell table:formula="of:=[.$I$17]^[.A394]" office:value-type="float" office:value="0.569066207624359" calcext:value-type="float">
            <text:p>0.569066207624359</text:p>
          </table:table-cell>
          <table:table-cell table:formula="of:=[.$J$17]^[.A394]" office:value-type="float" office:value="0.000000000000193870728781744" calcext:value-type="float">
            <text:p>1.93870728781744E-13</text:p>
          </table:table-cell>
          <table:table-cell table:formula="of:=[.$K$17]^[.A394]" office:value-type="float" office:value="0.00000188035390004081" calcext:value-type="float">
            <text:p>1.88035390004081E-06</text:p>
          </table:table-cell>
          <table:table-cell table:formula="of:=[.$L$17]^[.A394]" office:value-type="float" office:value="0.00342798617452106" calcext:value-type="float">
            <text:p>0.003427986174521</text:p>
          </table:table-cell>
          <table:table-cell table:formula="of:=[.$M$17]^[.A394]" office:value-type="float" office:value="0.0000000558634799595504" calcext:value-type="float">
            <text:p>5.58634799595504E-08</text:p>
          </table:table-cell>
          <table:table-cell table:formula="of:=[.$N$17]^[.A394]" office:value-type="float" office:value="0.569066207624359" calcext:value-type="float">
            <text:p>0.569066207624359</text:p>
          </table:table-cell>
          <table:table-cell table:formula="of:=SUM([.B394:.N394])" office:value-type="float" office:value="2.60326930925776" calcext:value-type="float">
            <text:p>2.60326930925776</text:p>
          </table:table-cell>
          <table:table-cell table:formula="of:=13-[.O394]" office:value-type="float" office:value="10.3967306907422" calcext:value-type="float">
            <text:p>10.396730690742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B$17]^[.A395]" office:value-type="float" office:value="2.73684297772698E-027" calcext:value-type="float">
            <text:p>2.73684297772698E-27</text:p>
          </table:table-cell>
          <table:table-cell table:formula="of:=[.$C$17]^[.A395]" office:value-type="float" office:value="0.0000104558543115312" calcext:value-type="float">
            <text:p>1.04558543115312E-05</text:p>
          </table:table-cell>
          <table:table-cell table:formula="of:=[.$D$17]^[.A395]" office:value-type="float" office:value="5.85498918697354E-150" calcext:value-type="float">
            <text:p>5.85498918697354E-150</text:p>
          </table:table-cell>
          <table:table-cell table:formula="of:=[.$E$17]^[.A395]" office:value-type="float" office:value="0.568218120876781" calcext:value-type="float">
            <text:p>0.568218120876781</text:p>
          </table:table-cell>
          <table:table-cell table:formula="of:=[.$F$17]^[.A395]" office:value-type="float" office:value="0.00000000500267271368577" calcext:value-type="float">
            <text:p>5.00267271368577E-09</text:p>
          </table:table-cell>
          <table:table-cell table:formula="of:=[.$G$17]^[.A395]" office:value-type="float" office:value="0.568218120876781" calcext:value-type="float">
            <text:p>0.568218120876781</text:p>
          </table:table-cell>
          <table:table-cell table:formula="of:=[.$H$17]^[.A395]" office:value-type="float" office:value="0.322599351452744" calcext:value-type="float">
            <text:p>0.322599351452744</text:p>
          </table:table-cell>
          <table:table-cell table:formula="of:=[.$I$17]^[.A395]" office:value-type="float" office:value="0.568218120876781" calcext:value-type="float">
            <text:p>0.568218120876781</text:p>
          </table:table-cell>
          <table:table-cell table:formula="of:=[.$J$17]^[.A395]" office:value-type="float" office:value="0.000000000000179424325742866" calcext:value-type="float">
            <text:p>1.79424325742866E-13</text:p>
          </table:table-cell>
          <table:table-cell table:formula="of:=[.$K$17]^[.A395]" office:value-type="float" office:value="0.00000181590063670111" calcext:value-type="float">
            <text:p>1.81590063670111E-06</text:p>
          </table:table-cell>
          <table:table-cell table:formula="of:=[.$L$17]^[.A395]" office:value-type="float" office:value="0.00337689845209899" calcext:value-type="float">
            <text:p>0.003376898452099</text:p>
          </table:table-cell>
          <table:table-cell table:formula="of:=[.$M$17]^[.A395]" office:value-type="float" office:value="0.0000000534491119732211" calcext:value-type="float">
            <text:p>5.34491119732211E-08</text:p>
          </table:table-cell>
          <table:table-cell table:formula="of:=[.$N$17]^[.A395]" office:value-type="float" office:value="0.568218120876781" calcext:value-type="float">
            <text:p>0.568218120876781</text:p>
          </table:table-cell>
          <table:table-cell table:formula="of:=SUM([.B395:.N395])" office:value-type="float" office:value="2.59886106361888" calcext:value-type="float">
            <text:p>2.59886106361888</text:p>
          </table:table-cell>
          <table:table-cell table:formula="of:=13-[.O395]" office:value-type="float" office:value="10.4011389363811" calcext:value-type="float">
            <text:p>10.40113893638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B$17]^[.A396]" office:value-type="float" office:value="2.32896772024159E-027" calcext:value-type="float">
            <text:p>2.32896772024159E-27</text:p>
          </table:table-cell>
          <table:table-cell table:formula="of:=[.$C$17]^[.A396]" office:value-type="float" office:value="0.0000101442044065676" calcext:value-type="float">
            <text:p>1.01442044065676E-05</text:p>
          </table:table-cell>
          <table:table-cell table:formula="of:=[.$D$17]^[.A396]" office:value-type="float" office:value="2.36468266716815E-150" calcext:value-type="float">
            <text:p>2.36468266716815E-150</text:p>
          </table:table-cell>
          <table:table-cell table:formula="of:=[.$E$17]^[.A396]" office:value-type="float" office:value="0.56737129804388" calcext:value-type="float">
            <text:p>0.56737129804388</text:p>
          </table:table-cell>
          <table:table-cell table:formula="of:=[.$F$17]^[.A396]" office:value-type="float" office:value="0.00000000475663962940614" calcext:value-type="float">
            <text:p>4.75663962940614E-09</text:p>
          </table:table-cell>
          <table:table-cell table:formula="of:=[.$G$17]^[.A396]" office:value-type="float" office:value="0.56737129804388" calcext:value-type="float">
            <text:p>0.56737129804388</text:p>
          </table:table-cell>
          <table:table-cell table:formula="of:=[.$H$17]^[.A396]" office:value-type="float" office:value="0.321637803460336" calcext:value-type="float">
            <text:p>0.321637803460336</text:p>
          </table:table-cell>
          <table:table-cell table:formula="of:=[.$I$17]^[.A396]" office:value-type="float" office:value="0.56737129804388" calcext:value-type="float">
            <text:p>0.56737129804388</text:p>
          </table:table-cell>
          <table:table-cell table:formula="of:=[.$J$17]^[.A396]" office:value-type="float" office:value="0.000000000000166054405791833" calcext:value-type="float">
            <text:p>1.66054405791833E-13</text:p>
          </table:table-cell>
          <table:table-cell table:formula="of:=[.$K$17]^[.A396]" office:value-type="float" office:value="0.00000175365665064429" calcext:value-type="float">
            <text:p>1.75365665064429E-06</text:p>
          </table:table-cell>
          <table:table-cell table:formula="of:=[.$L$17]^[.A396]" office:value-type="float" office:value="0.00332657209662807" calcext:value-type="float">
            <text:p>0.003326572096628</text:p>
          </table:table-cell>
          <table:table-cell table:formula="of:=[.$M$17]^[.A396]" office:value-type="float" office:value="0.0000000511390907403994" calcext:value-type="float">
            <text:p>5.11390907403994E-08</text:p>
          </table:table-cell>
          <table:table-cell table:formula="of:=[.$N$17]^[.A396]" office:value-type="float" office:value="0.56737129804388" calcext:value-type="float">
            <text:p>0.56737129804388</text:p>
          </table:table-cell>
          <table:table-cell table:formula="of:=SUM([.B396:.N396])" office:value-type="float" office:value="2.59446152148944" calcext:value-type="float">
            <text:p>2.59446152148944</text:p>
          </table:table-cell>
          <table:table-cell table:formula="of:=13-[.O396]" office:value-type="float" office:value="10.4055384785106" calcext:value-type="float">
            <text:p>10.40553847851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B$17]^[.A397]" office:value-type="float" office:value="1.981878641219E-027" calcext:value-type="float">
            <text:p>1.981878641219E-27</text:p>
          </table:table-cell>
          <table:table-cell table:formula="of:=[.$C$17]^[.A397]" office:value-type="float" office:value="0.00000984184361948655" calcext:value-type="float">
            <text:p>9.84184361948655E-06</text:p>
          </table:table-cell>
          <table:table-cell table:formula="of:=[.$D$17]^[.A397]" office:value-type="float" office:value="9.55035771687881E-151" calcext:value-type="float">
            <text:p>9.55035771687881E-151</text:p>
          </table:table-cell>
          <table:table-cell table:formula="of:=[.$E$17]^[.A397]" office:value-type="float" office:value="0.566525737242026" calcext:value-type="float">
            <text:p>0.566525737242026</text:p>
          </table:table-cell>
          <table:table-cell table:formula="of:=[.$F$17]^[.A397]" office:value-type="float" office:value="0.00000000452270653287797" calcext:value-type="float">
            <text:p>4.52270653287797E-09</text:p>
          </table:table-cell>
          <table:table-cell table:formula="of:=[.$G$17]^[.A397]" office:value-type="float" office:value="0.566525737242026" calcext:value-type="float">
            <text:p>0.566525737242026</text:p>
          </table:table-cell>
          <table:table-cell table:formula="of:=[.$H$17]^[.A397]" office:value-type="float" office:value="0.320679121482809" calcext:value-type="float">
            <text:p>0.320679121482809</text:p>
          </table:table-cell>
          <table:table-cell table:formula="of:=[.$I$17]^[.A397]" office:value-type="float" office:value="0.566525737242026" calcext:value-type="float">
            <text:p>0.566525737242026</text:p>
          </table:table-cell>
          <table:table-cell table:formula="of:=[.$J$17]^[.A397]" office:value-type="float" office:value="0.000000000000153680754093485" calcext:value-type="float">
            <text:p>1.53680754093485E-13</text:p>
          </table:table-cell>
          <table:table-cell table:formula="of:=[.$K$17]^[.A397]" office:value-type="float" office:value="0.00000169354621403503" calcext:value-type="float">
            <text:p>1.69354621403503E-06</text:p>
          </table:table-cell>
          <table:table-cell table:formula="of:=[.$L$17]^[.A397]" office:value-type="float" office:value="0.0032769957613579" calcext:value-type="float">
            <text:p>0.003276995761358</text:p>
          </table:table-cell>
          <table:table-cell table:formula="of:=[.$M$17]^[.A397]" office:value-type="float" office:value="0.0000000489289064908143" calcext:value-type="float">
            <text:p>4.89289064908143E-08</text:p>
          </table:table-cell>
          <table:table-cell table:formula="of:=[.$N$17]^[.A397]" office:value-type="float" office:value="0.566525737242026" calcext:value-type="float">
            <text:p>0.566525737242026</text:p>
          </table:table-cell>
          <table:table-cell table:formula="of:=SUM([.B397:.N397])" office:value-type="float" office:value="2.59007065505387" calcext:value-type="float">
            <text:p>2.59007065505387</text:p>
          </table:table-cell>
          <table:table-cell table:formula="of:=13-[.O397]" office:value-type="float" office:value="10.4099293449461" calcext:value-type="float">
            <text:p>10.40992934494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B$17]^[.A398]" office:value-type="float" office:value="1.68651669766922E-027" calcext:value-type="float">
            <text:p>1.68651669766922E-27</text:p>
          </table:table-cell>
          <table:table-cell table:formula="of:=[.$C$17]^[.A398]" office:value-type="float" office:value="0.00000954849507643181" calcext:value-type="float">
            <text:p>9.54849507643181E-06</text:p>
          </table:table-cell>
          <table:table-cell table:formula="of:=[.$D$17]^[.A398]" office:value-type="float" office:value="3.85714894377669E-151" calcext:value-type="float">
            <text:p>3.85714894377669E-151</text:p>
          </table:table-cell>
          <table:table-cell table:formula="of:=[.$E$17]^[.A398]" office:value-type="float" office:value="0.565681436590398" calcext:value-type="float">
            <text:p>0.565681436590398</text:p>
          </table:table-cell>
          <table:table-cell table:formula="of:=[.$F$17]^[.A398]" office:value-type="float" office:value="0.00000000430027834273642" calcext:value-type="float">
            <text:p>4.30027834273642E-09</text:p>
          </table:table-cell>
          <table:table-cell table:formula="of:=[.$G$17]^[.A398]" office:value-type="float" office:value="0.565681436590398" calcext:value-type="float">
            <text:p>0.565681436590398</text:p>
          </table:table-cell>
          <table:table-cell table:formula="of:=[.$H$17]^[.A398]" office:value-type="float" office:value="0.319723296977644" calcext:value-type="float">
            <text:p>0.319723296977644</text:p>
          </table:table-cell>
          <table:table-cell table:formula="of:=[.$I$17]^[.A398]" office:value-type="float" office:value="0.565681436590398" calcext:value-type="float">
            <text:p>0.565681436590398</text:p>
          </table:table-cell>
          <table:table-cell table:formula="of:=[.$J$17]^[.A398]" office:value-type="float" office:value="0.000000000000142229133073106" calcext:value-type="float">
            <text:p>1.42229133073106E-13</text:p>
          </table:table-cell>
          <table:table-cell table:formula="of:=[.$K$17]^[.A398]" office:value-type="float" office:value="0.000001635496194776" calcext:value-type="float">
            <text:p>1.635496194776E-06</text:p>
          </table:table-cell>
          <table:table-cell table:formula="of:=[.$L$17]^[.A398]" office:value-type="float" office:value="0.0032281582686402" calcext:value-type="float">
            <text:p>0.00322815826864</text:p>
          </table:table-cell>
          <table:table-cell table:formula="of:=[.$M$17]^[.A398]" office:value-type="float" office:value="0.0000000468142443622992" calcext:value-type="float">
            <text:p>4.68142443622992E-08</text:p>
          </table:table-cell>
          <table:table-cell table:formula="of:=[.$N$17]^[.A398]" office:value-type="float" office:value="0.565681436590398" calcext:value-type="float">
            <text:p>0.565681436590398</text:p>
          </table:table-cell>
          <table:table-cell table:formula="of:=SUM([.B398:.N398])" office:value-type="float" office:value="2.58568843671381" calcext:value-type="float">
            <text:p>2.58568843671381</text:p>
          </table:table-cell>
          <table:table-cell table:formula="of:=13-[.O398]" office:value-type="float" office:value="10.4143115632862" calcext:value-type="float">
            <text:p>10.414311563286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B$17]^[.A399]" office:value-type="float" office:value="1.43517292752478E-027" calcext:value-type="float">
            <text:p>1.43517292752478E-27</text:p>
          </table:table-cell>
          <table:table-cell table:formula="of:=[.$C$17]^[.A399]" office:value-type="float" office:value="0.00000926389015612088" calcext:value-type="float">
            <text:p>9.26389015612088E-06</text:p>
          </table:table-cell>
          <table:table-cell table:formula="of:=[.$D$17]^[.A399]" office:value-type="float" office:value="1.55780531112292E-151" calcext:value-type="float">
            <text:p>1.55780531112292E-151</text:p>
          </table:table-cell>
          <table:table-cell table:formula="of:=[.$E$17]^[.A399]" office:value-type="float" office:value="0.564838394210979" calcext:value-type="float">
            <text:p>0.564838394210979</text:p>
          </table:table-cell>
          <table:table-cell table:formula="of:=[.$F$17]^[.A399]" office:value-type="float" office:value="0.00000000408878924391332" calcext:value-type="float">
            <text:p>4.08878924391332E-09</text:p>
          </table:table-cell>
          <table:table-cell table:formula="of:=[.$G$17]^[.A399]" office:value-type="float" office:value="0.564838394210979" calcext:value-type="float">
            <text:p>0.564838394210979</text:p>
          </table:table-cell>
          <table:table-cell table:formula="of:=[.$H$17]^[.A399]" office:value-type="float" office:value="0.318770321427785" calcext:value-type="float">
            <text:p>0.318770321427785</text:p>
          </table:table-cell>
          <table:table-cell table:formula="of:=[.$I$17]^[.A399]" office:value-type="float" office:value="0.564838394210979" calcext:value-type="float">
            <text:p>0.564838394210979</text:p>
          </table:table-cell>
          <table:table-cell table:formula="of:=[.$J$17]^[.A399]" office:value-type="float" office:value="0.000000000000131630837016988" calcext:value-type="float">
            <text:p>1.31630837016988E-13</text:p>
          </table:table-cell>
          <table:table-cell table:formula="of:=[.$K$17]^[.A399]" office:value-type="float" office:value="0.00000157943596753331" calcext:value-type="float">
            <text:p>1.57943596753331E-06</text:p>
          </table:table-cell>
          <table:table-cell table:formula="of:=[.$L$17]^[.A399]" office:value-type="float" office:value="0.0031800486074086" calcext:value-type="float">
            <text:p>0.003180048607409</text:p>
          </table:table-cell>
          <table:table-cell table:formula="of:=[.$M$17]^[.A399]" office:value-type="float" office:value="0.0000000447909759770434" calcext:value-type="float">
            <text:p>4.47909759770434E-08</text:p>
          </table:table-cell>
          <table:table-cell table:formula="of:=[.$N$17]^[.A399]" office:value-type="float" office:value="0.564838394210979" calcext:value-type="float">
            <text:p>0.564838394210979</text:p>
          </table:table-cell>
          <table:table-cell table:formula="of:=SUM([.B399:.N399])" office:value-type="float" office:value="2.58131483908513" calcext:value-type="float">
            <text:p>2.58131483908513</text:p>
          </table:table-cell>
          <table:table-cell table:formula="of:=13-[.O399]" office:value-type="float" office:value="10.4186851609149" calcext:value-type="float">
            <text:p>10.41868516091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B$17]^[.A400]" office:value-type="float" office:value="1.22128724533033E-027" calcext:value-type="float">
            <text:p>1.22128724533033E-27</text:p>
          </table:table-cell>
          <table:table-cell table:formula="of:=[.$C$17]^[.A400]" office:value-type="float" office:value="0.00000898776824386691" calcext:value-type="float">
            <text:p>8.98776824386691E-06</text:p>
          </table:table-cell>
          <table:table-cell table:formula="of:=[.$D$17]^[.A400]" office:value-type="float" office:value="6.29158329827588E-152" calcext:value-type="float">
            <text:p>6.29158329827588E-152</text:p>
          </table:table-cell>
          <table:table-cell table:formula="of:=[.$E$17]^[.A400]" office:value-type="float" office:value="0.563996608228548" calcext:value-type="float">
            <text:p>0.563996608228548</text:p>
          </table:table-cell>
          <table:table-cell table:formula="of:=[.$F$17]^[.A400]" office:value-type="float" office:value="0.00000000388770124831102" calcext:value-type="float">
            <text:p>3.88770124831102E-09</text:p>
          </table:table-cell>
          <table:table-cell table:formula="of:=[.$G$17]^[.A400]" office:value-type="float" office:value="0.563996608228548" calcext:value-type="float">
            <text:p>0.563996608228548</text:p>
          </table:table-cell>
          <table:table-cell table:formula="of:=[.$H$17]^[.A400]" office:value-type="float" office:value="0.317820186341562" calcext:value-type="float">
            <text:p>0.317820186341562</text:p>
          </table:table-cell>
          <table:table-cell table:formula="of:=[.$I$17]^[.A400]" office:value-type="float" office:value="0.563996608228548" calcext:value-type="float">
            <text:p>0.563996608228548</text:p>
          </table:table-cell>
          <table:table-cell table:formula="of:=[.$J$17]^[.A400]" office:value-type="float" office:value="0.00000000000012182227986222" calcext:value-type="float">
            <text:p>1.2182227986222E-13</text:p>
          </table:table-cell>
          <table:table-cell table:formula="of:=[.$K$17]^[.A400]" office:value-type="float" office:value="0.0000015252973278116" calcext:value-type="float">
            <text:p>1.5252973278116E-06</text:p>
          </table:table-cell>
          <table:table-cell table:formula="of:=[.$L$17]^[.A400]" office:value-type="float" office:value="0.0031326559306961" calcext:value-type="float">
            <text:p>0.003132655930696</text:p>
          </table:table-cell>
          <table:table-cell table:formula="of:=[.$M$17]^[.A400]" office:value-type="float" office:value="0.0000000428551513819104" calcext:value-type="float">
            <text:p>4.28551513819104E-08</text:p>
          </table:table-cell>
          <table:table-cell table:formula="of:=[.$N$17]^[.A400]" office:value-type="float" office:value="0.563996608228548" calcext:value-type="float">
            <text:p>0.563996608228548</text:p>
          </table:table-cell>
          <table:table-cell table:formula="of:=SUM([.B400:.N400])" office:value-type="float" office:value="2.576949834995" calcext:value-type="float">
            <text:p>2.576949834995</text:p>
          </table:table-cell>
          <table:table-cell table:formula="of:=13-[.O400]" office:value-type="float" office:value="10.423050165005" calcext:value-type="float">
            <text:p>10.42305016500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B$17]^[.A401]" office:value-type="float" office:value="1.03927722367156E-027" calcext:value-type="float">
            <text:p>1.03927722367156E-27</text:p>
          </table:table-cell>
          <table:table-cell table:formula="of:=[.$C$17]^[.A401]" office:value-type="float" office:value="0.00000871987649293198" calcext:value-type="float">
            <text:p>8.71987649293198E-06</text:p>
          </table:table-cell>
          <table:table-cell table:formula="of:=[.$D$17]^[.A401]" office:value-type="float" office:value="2.54101203253765E-152" calcext:value-type="float">
            <text:p>2.54101203253765E-152</text:p>
          </table:table-cell>
          <table:table-cell table:formula="of:=[.$E$17]^[.A401]" office:value-type="float" office:value="0.563156076770682" calcext:value-type="float">
            <text:p>0.563156076770682</text:p>
          </table:table-cell>
          <table:table-cell table:formula="of:=[.$F$17]^[.A401]" office:value-type="float" office:value="0.00000000369650282626294" calcext:value-type="float">
            <text:p>3.69650282626294E-09</text:p>
          </table:table-cell>
          <table:table-cell table:formula="of:=[.$G$17]^[.A401]" office:value-type="float" office:value="0.563156076770682" calcext:value-type="float">
            <text:p>0.563156076770682</text:p>
          </table:table-cell>
          <table:table-cell table:formula="of:=[.$H$17]^[.A401]" office:value-type="float" office:value="0.316872883252615" calcext:value-type="float">
            <text:p>0.316872883252615</text:p>
          </table:table-cell>
          <table:table-cell table:formula="of:=[.$I$17]^[.A401]" office:value-type="float" office:value="0.563156076770682" calcext:value-type="float">
            <text:p>0.563156076770682</text:p>
          </table:table-cell>
          <table:table-cell table:formula="of:=[.$J$17]^[.A401]" office:value-type="float" office:value="0.000000000000112744613702591" calcext:value-type="float">
            <text:p>1.12744613702591E-13</text:p>
          </table:table-cell>
          <table:table-cell table:formula="of:=[.$K$17]^[.A401]" office:value-type="float" office:value="0.00000147301440897454" calcext:value-type="float">
            <text:p>1.47301440897454E-06</text:p>
          </table:table-cell>
          <table:table-cell table:formula="of:=[.$L$17]^[.A401]" office:value-type="float" office:value="0.00308596955318946" calcext:value-type="float">
            <text:p>0.003085969553189</text:p>
          </table:table-cell>
          <table:table-cell table:formula="of:=[.$M$17]^[.A401]" office:value-type="float" office:value="0.0000000410029913370886" calcext:value-type="float">
            <text:p>4.10029913370886E-08</text:p>
          </table:table-cell>
          <table:table-cell table:formula="of:=[.$N$17]^[.A401]" office:value-type="float" office:value="0.563156076770682" calcext:value-type="float">
            <text:p>0.563156076770682</text:p>
          </table:table-cell>
          <table:table-cell table:formula="of:=SUM([.B401:.N401])" office:value-type="float" office:value="2.57259339747904" calcext:value-type="float">
            <text:p>2.57259339747904</text:p>
          </table:table-cell>
          <table:table-cell table:formula="of:=13-[.O401]" office:value-type="float" office:value="10.427406602521" calcext:value-type="float">
            <text:p>10.42740660252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B$17]^[.A402]" office:value-type="float" office:value="8.84392391529747E-028" calcext:value-type="float">
            <text:p>8.84392391529747E-28</text:p>
          </table:table-cell>
          <table:table-cell table:formula="of:=[.$C$17]^[.A402]" office:value-type="float" office:value="0.00000845996959299362" calcext:value-type="float">
            <text:p>8.45996959299362E-06</text:p>
          </table:table-cell>
          <table:table-cell table:formula="of:=[.$D$17]^[.A402]" office:value-type="float" office:value="1.02625076127825E-152" calcext:value-type="float">
            <text:p>1.02625076127825E-152</text:p>
          </table:table-cell>
          <table:table-cell table:formula="of:=[.$E$17]^[.A402]" office:value-type="float" office:value="0.562316797967745" calcext:value-type="float">
            <text:p>0.562316797967745</text:p>
          </table:table-cell>
          <table:table-cell table:formula="of:=[.$F$17]^[.A402]" office:value-type="float" office:value="0.00000000351470760529918" calcext:value-type="float">
            <text:p>3.51470760529918E-09</text:p>
          </table:table-cell>
          <table:table-cell table:formula="of:=[.$G$17]^[.A402]" office:value-type="float" office:value="0.562316797967745" calcext:value-type="float">
            <text:p>0.562316797967745</text:p>
          </table:table-cell>
          <table:table-cell table:formula="of:=[.$H$17]^[.A402]" office:value-type="float" office:value="0.31592840371982" calcext:value-type="float">
            <text:p>0.31592840371982</text:p>
          </table:table-cell>
          <table:table-cell table:formula="of:=[.$I$17]^[.A402]" office:value-type="float" office:value="0.562316797967745" calcext:value-type="float">
            <text:p>0.562316797967745</text:p>
          </table:table-cell>
          <table:table-cell table:formula="of:=[.$J$17]^[.A402]" office:value-type="float" office:value="0.000000000000104343375721772" calcext:value-type="float">
            <text:p>1.04343375721772E-13</text:p>
          </table:table-cell>
          <table:table-cell table:formula="of:=[.$K$17]^[.A402]" office:value-type="float" office:value="0.00000142252360210954" calcext:value-type="float">
            <text:p>1.42252360210954E-06</text:p>
          </table:table-cell>
          <table:table-cell table:formula="of:=[.$L$17]^[.A402]" office:value-type="float" office:value="0.00303997894882002" calcext:value-type="float">
            <text:p>0.00303997894882</text:p>
          </table:table-cell>
          <table:table-cell table:formula="of:=[.$M$17]^[.A402]" office:value-type="float" office:value="0.0000000392308799380192" calcext:value-type="float">
            <text:p>3.92308799380192E-08</text:p>
          </table:table-cell>
          <table:table-cell table:formula="of:=[.$N$17]^[.A402]" office:value-type="float" office:value="0.562316797967745" calcext:value-type="float">
            <text:p>0.562316797967745</text:p>
          </table:table-cell>
          <table:table-cell table:formula="of:=SUM([.B402:.N402])" office:value-type="float" office:value="2.56824549977851" calcext:value-type="float">
            <text:p>2.56824549977851</text:p>
          </table:table-cell>
          <table:table-cell table:formula="of:=13-[.O402]" office:value-type="float" office:value="10.4317545002215" calcext:value-type="float">
            <text:p>10.43175450022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B$17]^[.A403]" office:value-type="float" office:value="7.52590246741409E-028" calcext:value-type="float">
            <text:p>7.52590246741409E-28</text:p>
          </table:table-cell>
          <table:table-cell table:formula="of:=[.$C$17]^[.A403]" office:value-type="float" office:value="0.00000820780954551244" calcext:value-type="float">
            <text:p>8.20780954551244E-06</text:p>
          </table:table-cell>
          <table:table-cell table:formula="of:=[.$D$17]^[.A403]" office:value-type="float" office:value="4.14476835031899E-153" calcext:value-type="float">
            <text:p>4.14476835031899E-153</text:p>
          </table:table-cell>
          <table:table-cell table:formula="of:=[.$E$17]^[.A403]" office:value-type="float" office:value="0.56147876995289" calcext:value-type="float">
            <text:p>0.56147876995289</text:p>
          </table:table-cell>
          <table:table-cell table:formula="of:=[.$F$17]^[.A403]" office:value-type="float" office:value="0.00000000334185313290742" calcext:value-type="float">
            <text:p>3.34185313290742E-09</text:p>
          </table:table-cell>
          <table:table-cell table:formula="of:=[.$G$17]^[.A403]" office:value-type="float" office:value="0.56147876995289" calcext:value-type="float">
            <text:p>0.56147876995289</text:p>
          </table:table-cell>
          <table:table-cell table:formula="of:=[.$H$17]^[.A403]" office:value-type="float" office:value="0.314986739327213" calcext:value-type="float">
            <text:p>0.314986739327213</text:p>
          </table:table-cell>
          <table:table-cell table:formula="of:=[.$I$17]^[.A403]" office:value-type="float" office:value="0.56147876995289" calcext:value-type="float">
            <text:p>0.56147876995289</text:p>
          </table:table-cell>
          <table:table-cell table:formula="of:=[.$J$17]^[.A403]" office:value-type="float" office:value="0.0000000000000965681614354996" calcext:value-type="float">
            <text:p>9.65681614354996E-14</text:p>
          </table:table-cell>
          <table:table-cell table:formula="of:=[.$K$17]^[.A403]" office:value-type="float" office:value="0.00000137376347863932" calcext:value-type="float">
            <text:p>1.37376347863932E-06</text:p>
          </table:table-cell>
          <table:table-cell table:formula="of:=[.$L$17]^[.A403]" office:value-type="float" office:value="0.00299467374839051" calcext:value-type="float">
            <text:p>0.002994673748391</text:p>
          </table:table-cell>
          <table:table-cell table:formula="of:=[.$M$17]^[.A403]" office:value-type="float" office:value="0.0000000375353575561973" calcext:value-type="float">
            <text:p>3.75353575561973E-08</text:p>
          </table:table-cell>
          <table:table-cell table:formula="of:=[.$N$17]^[.A403]" office:value-type="float" office:value="0.56147876995289" calcext:value-type="float">
            <text:p>0.56147876995289</text:p>
          </table:table-cell>
          <table:table-cell table:formula="of:=SUM([.B403:.N403])" office:value-type="float" office:value="2.56390611533749" calcext:value-type="float">
            <text:p>2.56390611533749</text:p>
          </table:table-cell>
          <table:table-cell table:formula="of:=13-[.O403]" office:value-type="float" office:value="10.4360938846625" calcext:value-type="float">
            <text:p>10.43609388466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B$17]^[.A404]" office:value-type="float" office:value="6.40430746481885E-028" calcext:value-type="float">
            <text:p>6.40430746481885E-28</text:p>
          </table:table-cell>
          <table:table-cell table:formula="of:=[.$C$17]^[.A404]" office:value-type="float" office:value="0.00000796316544579523" calcext:value-type="float">
            <text:p>7.96316544579523E-06</text:p>
          </table:table-cell>
          <table:table-cell table:formula="of:=[.$D$17]^[.A404]" office:value-type="float" office:value="1.67396754535983E-153" calcext:value-type="float">
            <text:p>1.67396754535983E-153</text:p>
          </table:table-cell>
          <table:table-cell table:formula="of:=[.$E$17]^[.A404]" office:value-type="float" office:value="0.560641990862051" calcext:value-type="float">
            <text:p>0.560641990862051</text:p>
          </table:table-cell>
          <table:table-cell table:formula="of:=[.$F$17]^[.A404]" office:value-type="float" office:value="0.00000000317749970014148" calcext:value-type="float">
            <text:p>3.17749970014148E-09</text:p>
          </table:table-cell>
          <table:table-cell table:formula="of:=[.$G$17]^[.A404]" office:value-type="float" office:value="0.560641990862051" calcext:value-type="float">
            <text:p>0.560641990862051</text:p>
          </table:table-cell>
          <table:table-cell table:formula="of:=[.$H$17]^[.A404]" office:value-type="float" office:value="0.314047881683913" calcext:value-type="float">
            <text:p>0.314047881683913</text:p>
          </table:table-cell>
          <table:table-cell table:formula="of:=[.$I$17]^[.A404]" office:value-type="float" office:value="0.560641990862051" calcext:value-type="float">
            <text:p>0.560641990862051</text:p>
          </table:table-cell>
          <table:table-cell table:formula="of:=[.$J$17]^[.A404]" office:value-type="float" office:value="0.0000000000000893723222823328" calcext:value-type="float">
            <text:p>8.93723222823328E-14</text:p>
          </table:table-cell>
          <table:table-cell table:formula="of:=[.$K$17]^[.A404]" office:value-type="float" office:value="0.00000132667471558611" calcext:value-type="float">
            <text:p>1.32667471558611E-06</text:p>
          </table:table-cell>
          <table:table-cell table:formula="of:=[.$L$17]^[.A404]" office:value-type="float" office:value="0.00295004373723715" calcext:value-type="float">
            <text:p>0.002950043737237</text:p>
          </table:table-cell>
          <table:table-cell table:formula="of:=[.$M$17]^[.A404]" office:value-type="float" office:value="0.0000000359131140850651" calcext:value-type="float">
            <text:p>3.59131140850651E-08</text:p>
          </table:table-cell>
          <table:table-cell table:formula="of:=[.$N$17]^[.A404]" office:value-type="float" office:value="0.560641990862051" calcext:value-type="float">
            <text:p>0.560641990862051</text:p>
          </table:table-cell>
          <table:table-cell table:formula="of:=SUM([.B404:.N404])" office:value-type="float" office:value="2.55957521780022" calcext:value-type="float">
            <text:p>2.55957521780022</text:p>
          </table:table-cell>
          <table:table-cell table:formula="of:=13-[.O404]" office:value-type="float" office:value="10.4404247821998" calcext:value-type="float">
            <text:p>10.44042478219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B$17]^[.A405]" office:value-type="float" office:value="5.44986521968937E-028" calcext:value-type="float">
            <text:p>5.44986521968937E-28</text:p>
          </table:table-cell>
          <table:table-cell table:formula="of:=[.$C$17]^[.A405]" office:value-type="float" office:value="0.00000772581327155394" calcext:value-type="float">
            <text:p>7.72581327155394E-06</text:p>
          </table:table-cell>
          <table:table-cell table:formula="of:=[.$D$17]^[.A405]" office:value-type="float" office:value="6.76073330540259E-154" calcext:value-type="float">
            <text:p>6.76073330540259E-154</text:p>
          </table:table-cell>
          <table:table-cell table:formula="of:=[.$E$17]^[.A405]" office:value-type="float" office:value="0.55980645883394" calcext:value-type="float">
            <text:p>0.55980645883394</text:p>
          </table:table-cell>
          <table:table-cell table:formula="of:=[.$F$17]^[.A405]" office:value-type="float" office:value="0.00000000302122922308534" calcext:value-type="float">
            <text:p>3.02122922308534E-09</text:p>
          </table:table-cell>
          <table:table-cell table:formula="of:=[.$G$17]^[.A405]" office:value-type="float" office:value="0.55980645883394" calcext:value-type="float">
            <text:p>0.55980645883394</text:p>
          </table:table-cell>
          <table:table-cell table:formula="of:=[.$H$17]^[.A405]" office:value-type="float" office:value="0.31311182242405" calcext:value-type="float">
            <text:p>0.31311182242405</text:p>
          </table:table-cell>
          <table:table-cell table:formula="of:=[.$I$17]^[.A405]" office:value-type="float" office:value="0.55980645883394" calcext:value-type="float">
            <text:p>0.55980645883394</text:p>
          </table:table-cell>
          <table:table-cell table:formula="of:=[.$J$17]^[.A405]" office:value-type="float" office:value="0.0000000000000827126857486269" calcext:value-type="float">
            <text:p>8.27126857486269E-14</text:p>
          </table:table-cell>
          <table:table-cell table:formula="of:=[.$K$17]^[.A405]" office:value-type="float" office:value="0.00000128120002339762" calcext:value-type="float">
            <text:p>1.28120002339762E-06</text:p>
          </table:table-cell>
          <table:table-cell table:formula="of:=[.$L$17]^[.A405]" office:value-type="float" office:value="0.00290607885292661" calcext:value-type="float">
            <text:p>0.002906078852927</text:p>
          </table:table-cell>
          <table:table-cell table:formula="of:=[.$M$17]^[.A405]" office:value-type="float" office:value="0.0000000343609824778119" calcext:value-type="float">
            <text:p>3.43609824778119E-08</text:p>
          </table:table-cell>
          <table:table-cell table:formula="of:=[.$N$17]^[.A405]" office:value-type="float" office:value="0.55980645883394" calcext:value-type="float">
            <text:p>0.55980645883394</text:p>
          </table:table-cell>
          <table:table-cell table:formula="of:=SUM([.B405:.N405])" office:value-type="float" office:value="2.55525278100833" calcext:value-type="float">
            <text:p>2.55525278100833</text:p>
          </table:table-cell>
          <table:table-cell table:formula="of:=13-[.O405]" office:value-type="float" office:value="10.4447472189917" calcext:value-type="float">
            <text:p>10.44474721899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B$17]^[.A406]" office:value-type="float" office:value="4.63766473985489E-028" calcext:value-type="float">
            <text:p>4.63766473985489E-28</text:p>
          </table:table-cell>
          <table:table-cell table:formula="of:=[.$C$17]^[.A406]" office:value-type="float" office:value="0.00000749553567776694" calcext:value-type="float">
            <text:p>7.49553567776694E-06</text:p>
          </table:table-cell>
          <table:table-cell table:formula="of:=[.$D$17]^[.A406]" office:value-type="float" office:value="2.73048990426841E-154" calcext:value-type="float">
            <text:p>2.73048990426841E-154</text:p>
          </table:table-cell>
          <table:table-cell table:formula="of:=[.$E$17]^[.A406]" office:value-type="float" office:value="0.558972172010045" calcext:value-type="float">
            <text:p>0.558972172010045</text:p>
          </table:table-cell>
          <table:table-cell table:formula="of:=[.$F$17]^[.A406]" office:value-type="float" office:value="0.00000000287264417932704" calcext:value-type="float">
            <text:p>2.87264417932704E-09</text:p>
          </table:table-cell>
          <table:table-cell table:formula="of:=[.$G$17]^[.A406]" office:value-type="float" office:value="0.558972172010045" calcext:value-type="float">
            <text:p>0.558972172010045</text:p>
          </table:table-cell>
          <table:table-cell table:formula="of:=[.$H$17]^[.A406]" office:value-type="float" office:value="0.31217855320669" calcext:value-type="float">
            <text:p>0.31217855320669</text:p>
          </table:table-cell>
          <table:table-cell table:formula="of:=[.$I$17]^[.A406]" office:value-type="float" office:value="0.558972172010045" calcext:value-type="float">
            <text:p>0.558972172010045</text:p>
          </table:table-cell>
          <table:table-cell table:formula="of:=[.$J$17]^[.A406]" office:value-type="float" office:value="0.0000000000000765492963485802" calcext:value-type="float">
            <text:p>7.65492963485802E-14</text:p>
          </table:table-cell>
          <table:table-cell table:formula="of:=[.$K$17]^[.A406]" office:value-type="float" office:value="0.00000123728407624688" calcext:value-type="float">
            <text:p>1.23728407624688E-06</text:p>
          </table:table-cell>
          <table:table-cell table:formula="of:=[.$L$17]^[.A406]" office:value-type="float" office:value="0.00286276918298732" calcext:value-type="float">
            <text:p>0.002862769182987</text:p>
          </table:table-cell>
          <table:table-cell table:formula="of:=[.$M$17]^[.A406]" office:value-type="float" office:value="0.0000000328759325644638" calcext:value-type="float">
            <text:p>3.28759325644638E-08</text:p>
          </table:table-cell>
          <table:table-cell table:formula="of:=[.$N$17]^[.A406]" office:value-type="float" office:value="0.558972172010045" calcext:value-type="float">
            <text:p>0.558972172010045</text:p>
          </table:table-cell>
          <table:table-cell table:formula="of:=SUM([.B406:.N406])" office:value-type="float" office:value="2.55093877899826" calcext:value-type="float">
            <text:p>2.55093877899826</text:p>
          </table:table-cell>
          <table:table-cell table:formula="of:=13-[.O406]" office:value-type="float" office:value="10.4490612210017" calcext:value-type="float">
            <text:p>10.44906122100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B$17]^[.A407]" office:value-type="float" office:value="3.94650755060677E-028" calcext:value-type="float">
            <text:p>3.94650755060677E-28</text:p>
          </table:table-cell>
          <table:table-cell table:formula="of:=[.$C$17]^[.A407]" office:value-type="float" office:value="0.00000727212179765466" calcext:value-type="float">
            <text:p>7.27212179765466E-06</text:p>
          </table:table-cell>
          <table:table-cell table:formula="of:=[.$D$17]^[.A407]" office:value-type="float" office:value="1.10277610142584E-154" calcext:value-type="float">
            <text:p>1.10277610142584E-154</text:p>
          </table:table-cell>
          <table:table-cell table:formula="of:=[.$E$17]^[.A407]" office:value-type="float" office:value="0.55813912853462" calcext:value-type="float">
            <text:p>0.55813912853462</text:p>
          </table:table-cell>
          <table:table-cell table:formula="of:=[.$F$17]^[.A407]" office:value-type="float" office:value="0.00000000273136659673719" calcext:value-type="float">
            <text:p>2.73136659673719E-09</text:p>
          </table:table-cell>
          <table:table-cell table:formula="of:=[.$G$17]^[.A407]" office:value-type="float" office:value="0.55813912853462" calcext:value-type="float">
            <text:p>0.55813912853462</text:p>
          </table:table-cell>
          <table:table-cell table:formula="of:=[.$H$17]^[.A407]" office:value-type="float" office:value="0.311248065715761" calcext:value-type="float">
            <text:p>0.311248065715761</text:p>
          </table:table-cell>
          <table:table-cell table:formula="of:=[.$I$17]^[.A407]" office:value-type="float" office:value="0.55813912853462" calcext:value-type="float">
            <text:p>0.55813912853462</text:p>
          </table:table-cell>
          <table:table-cell table:formula="of:=[.$J$17]^[.A407]" office:value-type="float" office:value="0.0000000000000708451759053179" calcext:value-type="float">
            <text:p>7.08451759053179E-14</text:p>
          </table:table-cell>
          <table:table-cell table:formula="of:=[.$K$17]^[.A407]" office:value-type="float" office:value="0.00000119487344472128" calcext:value-type="float">
            <text:p>1.19487344472128E-06</text:p>
          </table:table-cell>
          <table:table-cell table:formula="of:=[.$L$17]^[.A407]" office:value-type="float" office:value="0.00282010496267454" calcext:value-type="float">
            <text:p>0.002820104962675</text:p>
          </table:table-cell>
          <table:table-cell table:formula="of:=[.$M$17]^[.A407]" office:value-type="float" office:value="0.0000000314550651361934" calcext:value-type="float">
            <text:p>3.14550651361934E-08</text:p>
          </table:table-cell>
          <table:table-cell table:formula="of:=[.$N$17]^[.A407]" office:value-type="float" office:value="0.55813912853462" calcext:value-type="float">
            <text:p>0.55813912853462</text:p>
          </table:table-cell>
          <table:table-cell table:formula="of:=SUM([.B407:.N407])" office:value-type="float" office:value="2.54663318599866" calcext:value-type="float">
            <text:p>2.54663318599866</text:p>
          </table:table-cell>
          <table:table-cell table:formula="of:=13-[.O407]" office:value-type="float" office:value="10.4533668140013" calcext:value-type="float">
            <text:p>10.45336681400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B$17]^[.A408]" office:value-type="float" office:value="3.35835441340755E-028" calcext:value-type="float">
            <text:p>3.35835441340755E-28</text:p>
          </table:table-cell>
          <table:table-cell table:formula="of:=[.$C$17]^[.A408]" office:value-type="float" office:value="0.00000705536704958746" calcext:value-type="float">
            <text:p>7.05536704958746E-06</text:p>
          </table:table-cell>
          <table:table-cell table:formula="of:=[.$D$17]^[.A408]" office:value-type="float" office:value="4.4538349252817E-155" calcext:value-type="float">
            <text:p>4.4538349252817E-155</text:p>
          </table:table-cell>
          <table:table-cell table:formula="of:=[.$E$17]^[.A408]" office:value-type="float" office:value="0.557307326554687" calcext:value-type="float">
            <text:p>0.557307326554687</text:p>
          </table:table-cell>
          <table:table-cell table:formula="of:=[.$F$17]^[.A408]" office:value-type="float" office:value="0.00000000259703709197962" calcext:value-type="float">
            <text:p>2.59703709197962E-09</text:p>
          </table:table-cell>
          <table:table-cell table:formula="of:=[.$G$17]^[.A408]" office:value-type="float" office:value="0.557307326554687" calcext:value-type="float">
            <text:p>0.557307326554687</text:p>
          </table:table-cell>
          <table:table-cell table:formula="of:=[.$H$17]^[.A408]" office:value-type="float" office:value="0.310320351659977" calcext:value-type="float">
            <text:p>0.310320351659977</text:p>
          </table:table-cell>
          <table:table-cell table:formula="of:=[.$I$17]^[.A408]" office:value-type="float" office:value="0.557307326554687" calcext:value-type="float">
            <text:p>0.557307326554687</text:p>
          </table:table-cell>
          <table:table-cell table:formula="of:=[.$J$17]^[.A408]" office:value-type="float" office:value="0.0000000000000655661016947875" calcext:value-type="float">
            <text:p>6.55661016947875E-14</text:p>
          </table:table-cell>
          <table:table-cell table:formula="of:=[.$K$17]^[.A408]" office:value-type="float" office:value="0.00000115391653081876" calcext:value-type="float">
            <text:p>1.15391653081876E-06</text:p>
          </table:table-cell>
          <table:table-cell table:formula="of:=[.$L$17]^[.A408]" office:value-type="float" office:value="0.00277807657276881" calcext:value-type="float">
            <text:p>0.002778076572769</text:p>
          </table:table-cell>
          <table:table-cell table:formula="of:=[.$M$17]^[.A408]" office:value-type="float" office:value="0.0000000300956062852998" calcext:value-type="float">
            <text:p>3.00956062852998E-08</text:p>
          </table:table-cell>
          <table:table-cell table:formula="of:=[.$N$17]^[.A408]" office:value-type="float" office:value="0.557307326554687" calcext:value-type="float">
            <text:p>0.557307326554687</text:p>
          </table:table-cell>
          <table:table-cell table:formula="of:=SUM([.B408:.N408])" office:value-type="float" office:value="2.54233597642778" calcext:value-type="float">
            <text:p>2.54233597642778</text:p>
          </table:table-cell>
          <table:table-cell table:formula="of:=13-[.O408]" office:value-type="float" office:value="10.4576640235722" calcext:value-type="float">
            <text:p>10.457664023572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B$17]^[.A409]" office:value-type="float" office:value="2.85785450082818E-028" calcext:value-type="float">
            <text:p>2.85785450082818E-28</text:p>
          </table:table-cell>
          <table:table-cell table:formula="of:=[.$C$17]^[.A409]" office:value-type="float" office:value="0.00000684507294974879" calcext:value-type="float">
            <text:p>6.84507294974879E-06</text:p>
          </table:table-cell>
          <table:table-cell table:formula="of:=[.$D$17]^[.A409]" office:value-type="float" office:value="1.79879175074715E-155" calcext:value-type="float">
            <text:p>1.79879175074715E-155</text:p>
          </table:table-cell>
          <table:table-cell table:formula="of:=[.$E$17]^[.A409]" office:value-type="float" office:value="0.556476764220031" calcext:value-type="float">
            <text:p>0.556476764220031</text:p>
          </table:table-cell>
          <table:table-cell table:formula="of:=[.$F$17]^[.A409]" office:value-type="float" office:value="0.00000000246931395630849" calcext:value-type="float">
            <text:p>2.46931395630849E-09</text:p>
          </table:table-cell>
          <table:table-cell table:formula="of:=[.$G$17]^[.A409]" office:value-type="float" office:value="0.556476764220031" calcext:value-type="float">
            <text:p>0.556476764220031</text:p>
          </table:table-cell>
          <table:table-cell table:formula="of:=[.$H$17]^[.A409]" office:value-type="float" office:value="0.309395402772763" calcext:value-type="float">
            <text:p>0.309395402772763</text:p>
          </table:table-cell>
          <table:table-cell table:formula="of:=[.$I$17]^[.A409]" office:value-type="float" office:value="0.556476764220031" calcext:value-type="float">
            <text:p>0.556476764220031</text:p>
          </table:table-cell>
          <table:table-cell table:formula="of:=[.$J$17]^[.A409]" office:value-type="float" office:value="0.0000000000000606804011214054" calcext:value-type="float">
            <text:p>6.06804011214054E-14</text:p>
          </table:table-cell>
          <table:table-cell table:formula="of:=[.$K$17]^[.A409]" office:value-type="float" office:value="0.00000111436350517222" calcext:value-type="float">
            <text:p>1.11436350517222E-06</text:p>
          </table:table-cell>
          <table:table-cell table:formula="of:=[.$L$17]^[.A409]" office:value-type="float" office:value="0.00273667453740713" calcext:value-type="float">
            <text:p>0.002736674537407</text:p>
          </table:table-cell>
          <table:table-cell table:formula="of:=[.$M$17]^[.A409]" office:value-type="float" office:value="0.00000002879490198981" calcext:value-type="float">
            <text:p>2.879490198981E-08</text:p>
          </table:table-cell>
          <table:table-cell table:formula="of:=[.$N$17]^[.A409]" office:value-type="float" office:value="0.556476764220031" calcext:value-type="float">
            <text:p>0.556476764220031</text:p>
          </table:table-cell>
          <table:table-cell table:formula="of:=SUM([.B409:.N409])" office:value-type="float" office:value="2.53804712489102" calcext:value-type="float">
            <text:p>2.53804712489102</text:p>
          </table:table-cell>
          <table:table-cell table:formula="of:=13-[.O409]" office:value-type="float" office:value="10.461952875109" calcext:value-type="float">
            <text:p>10.46195287510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B$17]^[.A410]" office:value-type="float" office:value="2.43194473915483E-028" calcext:value-type="float">
            <text:p>2.43194473915483E-28</text:p>
          </table:table-cell>
          <table:table-cell table:formula="of:=[.$C$17]^[.A410]" office:value-type="float" office:value="0.00000664104693038221" calcext:value-type="float">
            <text:p>6.64104693038221E-06</text:p>
          </table:table-cell>
          <table:table-cell table:formula="of:=[.$D$17]^[.A410]" office:value-type="float" office:value="7.26486683237672E-156" calcext:value-type="float">
            <text:p>7.26486683237672E-156</text:p>
          </table:table-cell>
          <table:table-cell table:formula="of:=[.$E$17]^[.A410]" office:value-type="float" office:value="0.55564743968319" calcext:value-type="float">
            <text:p>0.55564743968319</text:p>
          </table:table-cell>
          <table:table-cell table:formula="of:=[.$F$17]^[.A410]" office:value-type="float" office:value="0.0000000023478722863261" calcext:value-type="float">
            <text:p>2.3478722863261E-09</text:p>
          </table:table-cell>
          <table:table-cell table:formula="of:=[.$G$17]^[.A410]" office:value-type="float" office:value="0.55564743968319" calcext:value-type="float">
            <text:p>0.55564743968319</text:p>
          </table:table-cell>
          <table:table-cell table:formula="of:=[.$H$17]^[.A410]" office:value-type="float" office:value="0.308473210812189" calcext:value-type="float">
            <text:p>0.308473210812189</text:p>
          </table:table-cell>
          <table:table-cell table:formula="of:=[.$I$17]^[.A410]" office:value-type="float" office:value="0.55564743968319" calcext:value-type="float">
            <text:p>0.55564743968319</text:p>
          </table:table-cell>
          <table:table-cell table:formula="of:=[.$J$17]^[.A410]" office:value-type="float" office:value="0.0000000000000561587616935809" calcext:value-type="float">
            <text:p>5.61587616935809E-14</text:p>
          </table:table-cell>
          <table:table-cell table:formula="of:=[.$K$17]^[.A410]" office:value-type="float" office:value="0.00000107616624642563" calcext:value-type="float">
            <text:p>1.07616624642563E-06</text:p>
          </table:table-cell>
          <table:table-cell table:formula="of:=[.$L$17]^[.A410]" office:value-type="float" office:value="0.00269588952194651" calcext:value-type="float">
            <text:p>0.002695889521947</text:p>
          </table:table-cell>
          <table:table-cell table:formula="of:=[.$M$17]^[.A410]" office:value-type="float" office:value="0.0000000275504129321282" calcext:value-type="float">
            <text:p>2.75504129321282E-08</text:p>
          </table:table-cell>
          <table:table-cell table:formula="of:=[.$N$17]^[.A410]" office:value-type="float" office:value="0.55564743968319" calcext:value-type="float">
            <text:p>0.55564743968319</text:p>
          </table:table-cell>
          <table:table-cell table:formula="of:=SUM([.B410:.N410])" office:value-type="float" office:value="2.53376660617841" calcext:value-type="float">
            <text:p>2.53376660617841</text:p>
          </table:table-cell>
          <table:table-cell table:formula="of:=13-[.O410]" office:value-type="float" office:value="10.4662333938216" calcext:value-type="float">
            <text:p>10.46623339382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B$17]^[.A411]" office:value-type="float" office:value="2.06950886148645E-028" calcext:value-type="float">
            <text:p>2.06950886148645E-28</text:p>
          </table:table-cell>
          <table:table-cell table:formula="of:=[.$C$17]^[.A411]" office:value-type="float" office:value="0.00000644310216345577" calcext:value-type="float">
            <text:p>6.44310216345577E-06</text:p>
          </table:table-cell>
          <table:table-cell table:formula="of:=[.$D$17]^[.A411]" office:value-type="float" office:value="2.93409673856049E-156" calcext:value-type="float">
            <text:p>2.93409673856049E-156</text:p>
          </table:table-cell>
          <table:table-cell table:formula="of:=[.$E$17]^[.A411]" office:value-type="float" office:value="0.554819351099459" calcext:value-type="float">
            <text:p>0.554819351099459</text:p>
          </table:table-cell>
          <table:table-cell table:formula="of:=[.$F$17]^[.A411]" office:value-type="float" office:value="0.00000000223240315749039" calcext:value-type="float">
            <text:p>2.23240315749039E-09</text:p>
          </table:table-cell>
          <table:table-cell table:formula="of:=[.$G$17]^[.A411]" office:value-type="float" office:value="0.554819351099459" calcext:value-type="float">
            <text:p>0.554819351099459</text:p>
          </table:table-cell>
          <table:table-cell table:formula="of:=[.$H$17]^[.A411]" office:value-type="float" office:value="0.307553767560886" calcext:value-type="float">
            <text:p>0.307553767560886</text:p>
          </table:table-cell>
          <table:table-cell table:formula="of:=[.$I$17]^[.A411]" office:value-type="float" office:value="0.554819351099459" calcext:value-type="float">
            <text:p>0.554819351099459</text:p>
          </table:table-cell>
          <table:table-cell table:formula="of:=[.$J$17]^[.A411]" office:value-type="float" office:value="0.0000000000000519740551590369" calcext:value-type="float">
            <text:p>5.19740551590369E-14</text:p>
          </table:table-cell>
          <table:table-cell table:formula="of:=[.$K$17]^[.A411]" office:value-type="float" office:value="0.00000103927828268824" calcext:value-type="float">
            <text:p>1.03927828268824E-06</text:p>
          </table:table-cell>
          <table:table-cell table:formula="of:=[.$L$17]^[.A411]" office:value-type="float" office:value="0.00265571233085938" calcext:value-type="float">
            <text:p>0.002655712330859</text:p>
          </table:table-cell>
          <table:table-cell table:formula="of:=[.$M$17]^[.A411]" office:value-type="float" office:value="0.0000000263597095416189" calcext:value-type="float">
            <text:p>2.63597095416189E-08</text:p>
          </table:table-cell>
          <table:table-cell table:formula="of:=[.$N$17]^[.A411]" office:value-type="float" office:value="0.554819351099459" calcext:value-type="float">
            <text:p>0.554819351099459</text:p>
          </table:table-cell>
          <table:table-cell table:formula="of:=SUM([.B411:.N411])" office:value-type="float" office:value="2.52949439526219" calcext:value-type="float">
            <text:p>2.52949439526219</text:p>
          </table:table-cell>
          <table:table-cell table:formula="of:=13-[.O411]" office:value-type="float" office:value="10.4705056047378" calcext:value-type="float">
            <text:p>10.470505604737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B$17]^[.A412]" office:value-type="float" office:value="1.7610872725913E-028" calcext:value-type="float">
            <text:p>1.7610872725913E-28</text:p>
          </table:table-cell>
          <table:table-cell table:formula="of:=[.$C$17]^[.A412]" office:value-type="float" office:value="0.00000625105738958227" calcext:value-type="float">
            <text:p>6.25105738958227E-06</text:p>
          </table:table-cell>
          <table:table-cell table:formula="of:=[.$D$17]^[.A412]" office:value-type="float" office:value="1.18500777369582E-156" calcext:value-type="float">
            <text:p>1.18500777369582E-156</text:p>
          </table:table-cell>
          <table:table-cell table:formula="of:=[.$E$17]^[.A412]" office:value-type="float" office:value="0.553992496626882" calcext:value-type="float">
            <text:p>0.553992496626882</text:p>
          </table:table-cell>
          <table:table-cell table:formula="of:=[.$F$17]^[.A412]" office:value-type="float" office:value="0.00000000212261283826955" calcext:value-type="float">
            <text:p>2.12261283826955E-09</text:p>
          </table:table-cell>
          <table:table-cell table:formula="of:=[.$G$17]^[.A412]" office:value-type="float" office:value="0.553992496626882" calcext:value-type="float">
            <text:p>0.553992496626882</text:p>
          </table:table-cell>
          <table:table-cell table:formula="of:=[.$H$17]^[.A412]" office:value-type="float" office:value="0.30663706482598" calcext:value-type="float">
            <text:p>0.30663706482598</text:p>
          </table:table-cell>
          <table:table-cell table:formula="of:=[.$I$17]^[.A412]" office:value-type="float" office:value="0.553992496626882" calcext:value-type="float">
            <text:p>0.553992496626882</text:p>
          </table:table-cell>
          <table:table-cell table:formula="of:=[.$J$17]^[.A412]" office:value-type="float" office:value="0.0000000000000481011747448016" calcext:value-type="float">
            <text:p>4.81011747448016E-14</text:p>
          </table:table-cell>
          <table:table-cell table:formula="of:=[.$K$17]^[.A412]" office:value-type="float" office:value="0.0000010036547349955" calcext:value-type="float">
            <text:p>1.0036547349955E-06</text:p>
          </table:table-cell>
          <table:table-cell table:formula="of:=[.$L$17]^[.A412]" office:value-type="float" office:value="0.00261613390566029" calcext:value-type="float">
            <text:p>0.00261613390566</text:p>
          </table:table-cell>
          <table:table-cell table:formula="of:=[.$M$17]^[.A412]" office:value-type="float" office:value="0.0000000252204672514446" calcext:value-type="float">
            <text:p>2.52204672514446E-08</text:p>
          </table:table-cell>
          <table:table-cell table:formula="of:=[.$N$17]^[.A412]" office:value-type="float" office:value="0.553992496626882" calcext:value-type="float">
            <text:p>0.553992496626882</text:p>
          </table:table-cell>
          <table:table-cell table:formula="of:=SUM([.B412:.N412])" office:value-type="float" office:value="2.52523046729442" calcext:value-type="float">
            <text:p>2.52523046729442</text:p>
          </table:table-cell>
          <table:table-cell table:formula="of:=13-[.O412]" office:value-type="float" office:value="10.4747695327056" calcext:value-type="float">
            <text:p>10.47476953270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B$17]^[.A413]" office:value-type="float" office:value="1.49863015298008E-028" calcext:value-type="float">
            <text:p>1.49863015298008E-28</text:p>
          </table:table-cell>
          <table:table-cell table:formula="of:=[.$C$17]^[.A413]" office:value-type="float" office:value="0.00000606473675203884" calcext:value-type="float">
            <text:p>6.06473675203884E-06</text:p>
          </table:table-cell>
          <table:table-cell table:formula="of:=[.$D$17]^[.A413]" office:value-type="float" office:value="4.78594793847342E-157" calcext:value-type="float">
            <text:p>4.78594793847342E-157</text:p>
          </table:table-cell>
          <table:table-cell table:formula="of:=[.$E$17]^[.A413]" office:value-type="float" office:value="0.553166874426246" calcext:value-type="float">
            <text:p>0.553166874426246</text:p>
          </table:table-cell>
          <table:table-cell table:formula="of:=[.$F$17]^[.A413]" office:value-type="float" office:value="0.00000000201822204294482" calcext:value-type="float">
            <text:p>2.01822204294482E-09</text:p>
          </table:table-cell>
          <table:table-cell table:formula="of:=[.$G$17]^[.A413]" office:value-type="float" office:value="0.553166874426246" calcext:value-type="float">
            <text:p>0.553166874426246</text:p>
          </table:table-cell>
          <table:table-cell table:formula="of:=[.$H$17]^[.A413]" office:value-type="float" office:value="0.305723094439017" calcext:value-type="float">
            <text:p>0.305723094439017</text:p>
          </table:table-cell>
          <table:table-cell table:formula="of:=[.$I$17]^[.A413]" office:value-type="float" office:value="0.553166874426246" calcext:value-type="float">
            <text:p>0.553166874426246</text:p>
          </table:table-cell>
          <table:table-cell table:formula="of:=[.$J$17]^[.A413]" office:value-type="float" office:value="0.0000000000000445168845253678" calcext:value-type="float">
            <text:p>4.45168845253678E-14</text:p>
          </table:table-cell>
          <table:table-cell table:formula="of:=[.$K$17]^[.A413]" office:value-type="float" office:value="0.000000969252262708023" calcext:value-type="float">
            <text:p>9.69252262708023E-07</text:p>
          </table:table-cell>
          <table:table-cell table:formula="of:=[.$L$17]^[.A413]" office:value-type="float" office:value="0.00257714532286356" calcext:value-type="float">
            <text:p>0.002577145322864</text:p>
          </table:table-cell>
          <table:table-cell table:formula="of:=[.$M$17]^[.A413]" office:value-type="float" office:value="0.0000000241304619603986" calcext:value-type="float">
            <text:p>2.41304619603986E-08</text:p>
          </table:table-cell>
          <table:table-cell table:formula="of:=[.$N$17]^[.A413]" office:value-type="float" office:value="0.553166874426246" calcext:value-type="float">
            <text:p>0.553166874426246</text:p>
          </table:table-cell>
          <table:table-cell table:formula="of:=SUM([.B413:.N413])" office:value-type="float" office:value="2.52097479760461" calcext:value-type="float">
            <text:p>2.52097479760461</text:p>
          </table:table-cell>
          <table:table-cell table:formula="of:=13-[.O413]" office:value-type="float" office:value="10.4790252023954" calcext:value-type="float">
            <text:p>10.479025202395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B$17]^[.A414]" office:value-type="float" office:value="1.27528735819915E-028" calcext:value-type="float">
            <text:p>1.27528735819915E-28</text:p>
          </table:table-cell>
          <table:table-cell table:formula="of:=[.$C$17]^[.A414]" office:value-type="float" office:value="0.00000588396963573366" calcext:value-type="float">
            <text:p>5.88396963573366E-06</text:p>
          </table:table-cell>
          <table:table-cell table:formula="of:=[.$D$17]^[.A414]" office:value-type="float" office:value="1.93292383208092E-157" calcext:value-type="float">
            <text:p>1.93292383208092E-157</text:p>
          </table:table-cell>
          <table:table-cell table:formula="of:=[.$E$17]^[.A414]" office:value-type="float" office:value="0.55234248266108" calcext:value-type="float">
            <text:p>0.55234248266108</text:p>
          </table:table-cell>
          <table:table-cell table:formula="of:=[.$F$17]^[.A414]" office:value-type="float" office:value="0.00000000191896522116065" calcext:value-type="float">
            <text:p>1.91896522116065E-09</text:p>
          </table:table-cell>
          <table:table-cell table:formula="of:=[.$G$17]^[.A414]" office:value-type="float" office:value="0.55234248266108" calcext:value-type="float">
            <text:p>0.55234248266108</text:p>
          </table:table-cell>
          <table:table-cell table:formula="of:=[.$H$17]^[.A414]" office:value-type="float" office:value="0.30481184825589" calcext:value-type="float">
            <text:p>0.30481184825589</text:p>
          </table:table-cell>
          <table:table-cell table:formula="of:=[.$I$17]^[.A414]" office:value-type="float" office:value="0.55234248266108" calcext:value-type="float">
            <text:p>0.55234248266108</text:p>
          </table:table-cell>
          <table:table-cell table:formula="of:=[.$J$17]^[.A414]" office:value-type="float" office:value="0.0000000000000411996800152808" calcext:value-type="float">
            <text:p>4.11996800152808E-14</text:p>
          </table:table-cell>
          <table:table-cell table:formula="of:=[.$K$17]^[.A414]" office:value-type="float" office:value="0.000000936029010782115" calcext:value-type="float">
            <text:p>9.36029010782115E-07</text:p>
          </table:table-cell>
          <table:table-cell table:formula="of:=[.$L$17]^[.A414]" office:value-type="float" office:value="0.00253873779197141" calcext:value-type="float">
            <text:p>0.002538737791971</text:p>
          </table:table-cell>
          <table:table-cell table:formula="of:=[.$M$17]^[.A414]" office:value-type="float" office:value="0.0000000230875656908732" calcext:value-type="float">
            <text:p>2.30875656908732E-08</text:p>
          </table:table-cell>
          <table:table-cell table:formula="of:=[.$N$17]^[.A414]" office:value-type="float" office:value="0.55234248266108" calcext:value-type="float">
            <text:p>0.55234248266108</text:p>
          </table:table-cell>
          <table:table-cell table:formula="of:=SUM([.B414:.N414])" office:value-type="float" office:value="2.5167273616974" calcext:value-type="float">
            <text:p>2.5167273616974</text:p>
          </table:table-cell>
          <table:table-cell table:formula="of:=13-[.O414]" office:value-type="float" office:value="10.4832726383026" calcext:value-type="float">
            <text:p>10.483272638302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B$17]^[.A415]" office:value-type="float" office:value="1.08522962970449E-028" calcext:value-type="float">
            <text:p>1.08522962970449E-28</text:p>
          </table:table-cell>
          <table:table-cell table:formula="of:=[.$C$17]^[.A415]" office:value-type="float" office:value="0.00000570859051097259" calcext:value-type="float">
            <text:p>5.70859051097259E-06</text:p>
          </table:table-cell>
          <table:table-cell table:formula="of:=[.$D$17]^[.A415]" office:value-type="float" office:value="7.80659252598998E-158" calcext:value-type="float">
            <text:p>7.80659252598998E-158</text:p>
          </table:table-cell>
          <table:table-cell table:formula="of:=[.$E$17]^[.A415]" office:value-type="float" office:value="0.55151931949765" calcext:value-type="float">
            <text:p>0.55151931949765</text:p>
          </table:table-cell>
          <table:table-cell table:formula="of:=[.$F$17]^[.A415]" office:value-type="float" office:value="0.00000000182458988241504" calcext:value-type="float">
            <text:p>1.82458988241504E-09</text:p>
          </table:table-cell>
          <table:table-cell table:formula="of:=[.$G$17]^[.A415]" office:value-type="float" office:value="0.55151931949765" calcext:value-type="float">
            <text:p>0.55151931949765</text:p>
          </table:table-cell>
          <table:table-cell table:formula="of:=[.$H$17]^[.A415]" office:value-type="float" office:value="0.303903318156767" calcext:value-type="float">
            <text:p>0.303903318156767</text:p>
          </table:table-cell>
          <table:table-cell table:formula="of:=[.$I$17]^[.A415]" office:value-type="float" office:value="0.55151931949765" calcext:value-type="float">
            <text:p>0.55151931949765</text:p>
          </table:table-cell>
          <table:table-cell table:formula="of:=[.$J$17]^[.A415]" office:value-type="float" office:value="0.0000000000000381296591497606" calcext:value-type="float">
            <text:p>3.81296591497606E-14</text:p>
          </table:table-cell>
          <table:table-cell table:formula="of:=[.$K$17]^[.A415]" office:value-type="float" office:value="0.000000903944558847706" calcext:value-type="float">
            <text:p>9.03944558847706E-07</text:p>
          </table:table-cell>
          <table:table-cell table:formula="of:=[.$L$17]^[.A415]" office:value-type="float" office:value="0.00250090265349195" calcext:value-type="float">
            <text:p>0.002500902653492</text:p>
          </table:table-cell>
          <table:table-cell table:formula="of:=[.$M$17]^[.A415]" office:value-type="float" office:value="0.0000000220897424344867" calcext:value-type="float">
            <text:p>2.20897424344867E-08</text:p>
          </table:table-cell>
          <table:table-cell table:formula="of:=[.$N$17]^[.A415]" office:value-type="float" office:value="0.55151931949765" calcext:value-type="float">
            <text:p>0.55151931949765</text:p>
          </table:table-cell>
          <table:table-cell table:formula="of:=SUM([.B415:.N415])" office:value-type="float" office:value="2.5124881352503" calcext:value-type="float">
            <text:p>2.5124881352503</text:p>
          </table:table-cell>
          <table:table-cell table:formula="of:=13-[.O415]" office:value-type="float" office:value="10.4875118647497" calcext:value-type="float">
            <text:p>10.48751186474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B$17]^[.A416]" office:value-type="float" office:value="9.23496450910974E-029" calcext:value-type="float">
            <text:p>9.23496450910974E-29</text:p>
          </table:table-cell>
          <table:table-cell table:formula="of:=[.$C$17]^[.A416]" office:value-type="float" office:value="0.0000055384387818825" calcext:value-type="float">
            <text:p>5.5384387818825E-06</text:p>
          </table:table-cell>
          <table:table-cell table:formula="of:=[.$D$17]^[.A416]" office:value-type="float" office:value="3.15288610215094E-158" calcext:value-type="float">
            <text:p>3.15288610215094E-158</text:p>
          </table:table-cell>
          <table:table-cell table:formula="of:=[.$E$17]^[.A416]" office:value-type="float" office:value="0.550697383104956" calcext:value-type="float">
            <text:p>0.550697383104956</text:p>
          </table:table-cell>
          <table:table-cell table:formula="of:=[.$F$17]^[.A416]" office:value-type="float" office:value="0.00000000173485595377168" calcext:value-type="float">
            <text:p>1.73485595377168E-09</text:p>
          </table:table-cell>
          <table:table-cell table:formula="of:=[.$G$17]^[.A416]" office:value-type="float" office:value="0.550697383104956" calcext:value-type="float">
            <text:p>0.550697383104956</text:p>
          </table:table-cell>
          <table:table-cell table:formula="of:=[.$H$17]^[.A416]" office:value-type="float" office:value="0.302997496046016" calcext:value-type="float">
            <text:p>0.302997496046016</text:p>
          </table:table-cell>
          <table:table-cell table:formula="of:=[.$I$17]^[.A416]" office:value-type="float" office:value="0.550697383104956" calcext:value-type="float">
            <text:p>0.550697383104956</text:p>
          </table:table-cell>
          <table:table-cell table:formula="of:=[.$J$17]^[.A416]" office:value-type="float" office:value="0.0000000000000352884028792867" calcext:value-type="float">
            <text:p>3.52884028792867E-14</text:p>
          </table:table-cell>
          <table:table-cell table:formula="of:=[.$K$17]^[.A416]" office:value-type="float" office:value="0.000000872959872031765" calcext:value-type="float">
            <text:p>8.72959872031765E-07</text:p>
          </table:table-cell>
          <table:table-cell table:formula="of:=[.$L$17]^[.A416]" office:value-type="float" office:value="0.00246363137698686" calcext:value-type="float">
            <text:p>0.002463631376987</text:p>
          </table:table-cell>
          <table:table-cell table:formula="of:=[.$M$17]^[.A416]" office:value-type="float" office:value="0.0000000211350441772585" calcext:value-type="float">
            <text:p>2.11350441772585E-08</text:p>
          </table:table-cell>
          <table:table-cell table:formula="of:=[.$N$17]^[.A416]" office:value-type="float" office:value="0.550697383104956" calcext:value-type="float">
            <text:p>0.550697383104956</text:p>
          </table:table-cell>
          <table:table-cell table:formula="of:=SUM([.B416:.N416])" office:value-type="float" office:value="2.50825709411142" calcext:value-type="float">
            <text:p>2.50825709411142</text:p>
          </table:table-cell>
          <table:table-cell table:formula="of:=13-[.O416]" office:value-type="float" office:value="10.4917429058886" calcext:value-type="float">
            <text:p>10.491742905888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B$17]^[.A417]" office:value-type="float" office:value="7.85866577451812E-029" calcext:value-type="float">
            <text:p>7.85866577451812E-29</text:p>
          </table:table-cell>
          <table:table-cell table:formula="of:=[.$C$17]^[.A417]" office:value-type="float" office:value="0.00000537335863935247" calcext:value-type="float">
            <text:p>5.37335863935247E-06</text:p>
          </table:table-cell>
          <table:table-cell table:formula="of:=[.$D$17]^[.A417]" office:value-type="float" office:value="1.27337128715783E-158" calcext:value-type="float">
            <text:p>1.27337128715783E-158</text:p>
          </table:table-cell>
          <table:table-cell table:formula="of:=[.$E$17]^[.A417]" office:value-type="float" office:value="0.549876671654725" calcext:value-type="float">
            <text:p>0.549876671654725</text:p>
          </table:table-cell>
          <table:table-cell table:formula="of:=[.$F$17]^[.A417]" office:value-type="float" office:value="0.00000000164953516915995" calcext:value-type="float">
            <text:p>1.64953516915995E-09</text:p>
          </table:table-cell>
          <table:table-cell table:formula="of:=[.$G$17]^[.A417]" office:value-type="float" office:value="0.549876671654725" calcext:value-type="float">
            <text:p>0.549876671654725</text:p>
          </table:table-cell>
          <table:table-cell table:formula="of:=[.$H$17]^[.A417]" office:value-type="float" office:value="0.302094373852138" calcext:value-type="float">
            <text:p>0.302094373852138</text:p>
          </table:table-cell>
          <table:table-cell table:formula="of:=[.$I$17]^[.A417]" office:value-type="float" office:value="0.549876671654725" calcext:value-type="float">
            <text:p>0.549876671654725</text:p>
          </table:table-cell>
          <table:table-cell table:formula="of:=[.$J$17]^[.A417]" office:value-type="float" office:value="0.0000000000000326588646617541" calcext:value-type="float">
            <text:p>3.26588646617541E-14</text:p>
          </table:table-cell>
          <table:table-cell table:formula="of:=[.$K$17]^[.A417]" office:value-type="float" office:value="0.000000843037253467338" calcext:value-type="float">
            <text:p>8.43037253467338E-07</text:p>
          </table:table-cell>
          <table:table-cell table:formula="of:=[.$L$17]^[.A417]" office:value-type="float" office:value="0.00242691555914801" calcext:value-type="float">
            <text:p>0.002426915559148</text:p>
          </table:table-cell>
          <table:table-cell table:formula="of:=[.$M$17]^[.A417]" office:value-type="float" office:value="0.0000000202216070965723" calcext:value-type="float">
            <text:p>2.02216070965723E-08</text:p>
          </table:table-cell>
          <table:table-cell table:formula="of:=[.$N$17]^[.A417]" office:value-type="float" office:value="0.549876671654725" calcext:value-type="float">
            <text:p>0.549876671654725</text:p>
          </table:table-cell>
          <table:table-cell table:formula="of:=SUM([.B417:.N417])" office:value-type="float" office:value="2.50403421429726" calcext:value-type="float">
            <text:p>2.50403421429726</text:p>
          </table:table-cell>
          <table:table-cell table:formula="of:=13-[.O417]" office:value-type="float" office:value="10.4959657857027" calcext:value-type="float">
            <text:p>10.495965785702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B$17]^[.A418]" office:value-type="float" office:value="6.68747862481349E-029" calcext:value-type="float">
            <text:p>6.68747862481349E-29</text:p>
          </table:table-cell>
          <table:table-cell table:formula="of:=[.$C$17]^[.A418]" office:value-type="float" office:value="0.00000521319891835836" calcext:value-type="float">
            <text:p>5.21319891835836E-06</text:p>
          </table:table-cell>
          <table:table-cell table:formula="of:=[.$D$17]^[.A418]" office:value-type="float" office:value="5.14282591385652E-159" calcext:value-type="float">
            <text:p>5.14282591385652E-159</text:p>
          </table:table-cell>
          <table:table-cell table:formula="of:=[.$E$17]^[.A418]" office:value-type="float" office:value="0.54905718332141" calcext:value-type="float">
            <text:p>0.54905718332141</text:p>
          </table:table-cell>
          <table:table-cell table:formula="of:=[.$F$17]^[.A418]" office:value-type="float" office:value="0.00000000156841048870946" calcext:value-type="float">
            <text:p>1.56841048870946E-09</text:p>
          </table:table-cell>
          <table:table-cell table:formula="of:=[.$G$17]^[.A418]" office:value-type="float" office:value="0.54905718332141" calcext:value-type="float">
            <text:p>0.54905718332141</text:p>
          </table:table-cell>
          <table:table-cell table:formula="of:=[.$H$17]^[.A418]" office:value-type="float" office:value="0.301193943527691" calcext:value-type="float">
            <text:p>0.301193943527691</text:p>
          </table:table-cell>
          <table:table-cell table:formula="of:=[.$I$17]^[.A418]" office:value-type="float" office:value="0.54905718332141" calcext:value-type="float">
            <text:p>0.54905718332141</text:p>
          </table:table-cell>
          <table:table-cell table:formula="of:=[.$J$17]^[.A418]" office:value-type="float" office:value="0.0000000000000302252681891942" calcext:value-type="float">
            <text:p>3.02252681891942E-14</text:p>
          </table:table-cell>
          <table:table-cell table:formula="of:=[.$K$17]^[.A418]" office:value-type="float" office:value="0.000000814140298430455" calcext:value-type="float">
            <text:p>8.14140298430455E-07</text:p>
          </table:table-cell>
          <table:table-cell table:formula="of:=[.$L$17]^[.A418]" office:value-type="float" office:value="0.00239074692190288" calcext:value-type="float">
            <text:p>0.002390746921903</text:p>
          </table:table-cell>
          <table:table-cell table:formula="of:=[.$M$17]^[.A418]" office:value-type="float" office:value="0.0000000193476479225028" calcext:value-type="float">
            <text:p>1.93476479225028E-08</text:p>
          </table:table-cell>
          <table:table-cell table:formula="of:=[.$N$17]^[.A418]" office:value-type="float" office:value="0.54905718332141" calcext:value-type="float">
            <text:p>0.54905718332141</text:p>
          </table:table-cell>
          <table:table-cell table:formula="of:=SUM([.B418:.N418])" office:value-type="float" office:value="2.49981947199054" calcext:value-type="float">
            <text:p>2.49981947199054</text:p>
          </table:table-cell>
          <table:table-cell table:formula="of:=13-[.O418]" office:value-type="float" office:value="10.5001805280095" calcext:value-type="float">
            <text:p>10.500180528009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B$17]^[.A419]" office:value-type="float" office:value="5.69083501455813E-029" calcext:value-type="float">
            <text:p>5.69083501455813E-29</text:p>
          </table:table-cell>
          <table:table-cell table:formula="of:=[.$C$17]^[.A419]" office:value-type="float" office:value="0.00000505781295953993" calcext:value-type="float">
            <text:p>5.05781295953993E-06</text:p>
          </table:table-cell>
          <table:table-cell table:formula="of:=[.$D$17]^[.A419]" office:value-type="float" office:value="2.07705785790628E-159" calcext:value-type="float">
            <text:p>2.07705785790628E-159</text:p>
          </table:table-cell>
          <table:table-cell table:formula="of:=[.$E$17]^[.A419]" office:value-type="float" office:value="0.548238916282183" calcext:value-type="float">
            <text:p>0.548238916282183</text:p>
          </table:table-cell>
          <table:table-cell table:formula="of:=[.$F$17]^[.A419]" office:value-type="float" office:value="0.00000000149127554664178" calcext:value-type="float">
            <text:p>1.49127554664178E-09</text:p>
          </table:table-cell>
          <table:table-cell table:formula="of:=[.$G$17]^[.A419]" office:value-type="float" office:value="0.548238916282183" calcext:value-type="float">
            <text:p>0.548238916282183</text:p>
          </table:table-cell>
          <table:table-cell table:formula="of:=[.$H$17]^[.A419]" office:value-type="float" office:value="0.300296197049218" calcext:value-type="float">
            <text:p>0.300296197049218</text:p>
          </table:table-cell>
          <table:table-cell table:formula="of:=[.$I$17]^[.A419]" office:value-type="float" office:value="0.548238916282183" calcext:value-type="float">
            <text:p>0.548238916282183</text:p>
          </table:table-cell>
          <table:table-cell table:formula="of:=[.$J$17]^[.A419]" office:value-type="float" office:value="0.000000000000027973012735454" calcext:value-type="float">
            <text:p>2.7973012735454E-14</text:p>
          </table:table-cell>
          <table:table-cell table:formula="of:=[.$K$17]^[.A419]" office:value-type="float" office:value="0.000000786233850049084" calcext:value-type="float">
            <text:p>7.86233850049084E-07</text:p>
          </table:table-cell>
          <table:table-cell table:formula="of:=[.$L$17]^[.A419]" office:value-type="float" office:value="0.00235511731054814" calcext:value-type="float">
            <text:p>0.002355117310548</text:p>
          </table:table-cell>
          <table:table-cell table:formula="of:=[.$M$17]^[.A419]" office:value-type="float" office:value="0.0000000185114604564036" calcext:value-type="float">
            <text:p>1.85114604564036E-08</text:p>
          </table:table-cell>
          <table:table-cell table:formula="of:=[.$N$17]^[.A419]" office:value-type="float" office:value="0.548238916282183" calcext:value-type="float">
            <text:p>0.548238916282183</text:p>
          </table:table-cell>
          <table:table-cell table:formula="of:=SUM([.B419:.N419])" office:value-type="float" office:value="2.49561284353807" calcext:value-type="float">
            <text:p>2.49561284353807</text:p>
          </table:table-cell>
          <table:table-cell table:formula="of:=13-[.O419]" office:value-type="float" office:value="10.5043871564619" calcext:value-type="float">
            <text:p>10.504387156461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B$17]^[.A420]" office:value-type="float" office:value="4.8427224937596E-029" calcext:value-type="float">
            <text:p>4.8427224937596E-29</text:p>
          </table:table-cell>
          <table:table-cell table:formula="of:=[.$C$17]^[.A420]" office:value-type="float" office:value="0.00000490705847490387" calcext:value-type="float">
            <text:p>4.90705847490387E-06</text:p>
          </table:table-cell>
          <table:table-cell table:formula="of:=[.$D$17]^[.A420]" office:value-type="float" office:value="8.38871355428617E-160" calcext:value-type="float">
            <text:p>8.38871355428617E-160</text:p>
          </table:table-cell>
          <table:table-cell table:formula="of:=[.$E$17]^[.A420]" office:value-type="float" office:value="0.547421868716933" calcext:value-type="float">
            <text:p>0.547421868716933</text:p>
          </table:table-cell>
          <table:table-cell table:formula="of:=[.$F$17]^[.A420]" office:value-type="float" office:value="0.00000000141793412631514" calcext:value-type="float">
            <text:p>1.41793412631514E-09</text:p>
          </table:table-cell>
          <table:table-cell table:formula="of:=[.$G$17]^[.A420]" office:value-type="float" office:value="0.547421868716933" calcext:value-type="float">
            <text:p>0.547421868716933</text:p>
          </table:table-cell>
          <table:table-cell table:formula="of:=[.$H$17]^[.A420]" office:value-type="float" office:value="0.299401126417178" calcext:value-type="float">
            <text:p>0.299401126417178</text:p>
          </table:table-cell>
          <table:table-cell table:formula="of:=[.$I$17]^[.A420]" office:value-type="float" office:value="0.547421868716933" calcext:value-type="float">
            <text:p>0.547421868716933</text:p>
          </table:table-cell>
          <table:table-cell table:formula="of:=[.$J$17]^[.A420]" office:value-type="float" office:value="0.0000000000000258885855569552" calcext:value-type="float">
            <text:p>2.58885855569552E-14</text:p>
          </table:table-cell>
          <table:table-cell table:formula="of:=[.$K$17]^[.A420]" office:value-type="float" office:value="0.000000759283956530263" calcext:value-type="float">
            <text:p>7.59283956530263E-07</text:p>
          </table:table-cell>
          <table:table-cell table:formula="of:=[.$L$17]^[.A420]" office:value-type="float" office:value="0.00232001869191106" calcext:value-type="float">
            <text:p>0.002320018691911</text:p>
          </table:table-cell>
          <table:table-cell table:formula="of:=[.$M$17]^[.A420]" office:value-type="float" office:value="0.000000017711412239957" calcext:value-type="float">
            <text:p>1.7711412239957E-08</text:p>
          </table:table-cell>
          <table:table-cell table:formula="of:=[.$N$17]^[.A420]" office:value-type="float" office:value="0.547421868716933" calcext:value-type="float">
            <text:p>0.547421868716933</text:p>
          </table:table-cell>
          <table:table-cell table:formula="of:=SUM([.B420:.N420])" office:value-type="float" office:value="2.49141430544863" calcext:value-type="float">
            <text:p>2.49141430544863</text:p>
          </table:table-cell>
          <table:table-cell table:formula="of:=13-[.O420]" office:value-type="float" office:value="10.5085856945514" calcext:value-type="float">
            <text:p>10.50858569455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B$17]^[.A421]" office:value-type="float" office:value="4.12100528157486E-029" calcext:value-type="float">
            <text:p>4.12100528157486E-29</text:p>
          </table:table-cell>
          <table:table-cell table:formula="of:=[.$C$17]^[.A421]" office:value-type="float" office:value="0.00000476079741752969" calcext:value-type="float">
            <text:p>4.76079741752969E-06</text:p>
          </table:table-cell>
          <table:table-cell table:formula="of:=[.$D$17]^[.A421]" office:value-type="float" office:value="3.38799012401125E-160" calcext:value-type="float">
            <text:p>3.38799012401125E-160</text:p>
          </table:table-cell>
          <table:table-cell table:formula="of:=[.$E$17]^[.A421]" office:value-type="float" office:value="0.546606038808264" calcext:value-type="float">
            <text:p>0.546606038808264</text:p>
          </table:table-cell>
          <table:table-cell table:formula="of:=[.$F$17]^[.A421]" office:value-type="float" office:value="0.00000000134819966108652" calcext:value-type="float">
            <text:p>1.34819966108652E-09</text:p>
          </table:table-cell>
          <table:table-cell table:formula="of:=[.$G$17]^[.A421]" office:value-type="float" office:value="0.546606038808264" calcext:value-type="float">
            <text:p>0.546606038808264</text:p>
          </table:table-cell>
          <table:table-cell table:formula="of:=[.$H$17]^[.A421]" office:value-type="float" office:value="0.298508723655875" calcext:value-type="float">
            <text:p>0.298508723655875</text:p>
          </table:table-cell>
          <table:table-cell table:formula="of:=[.$I$17]^[.A421]" office:value-type="float" office:value="0.546606038808264" calcext:value-type="float">
            <text:p>0.546606038808264</text:p>
          </table:table-cell>
          <table:table-cell table:formula="of:=[.$J$17]^[.A421]" office:value-type="float" office:value="0.0000000000000239594808209675" calcext:value-type="float">
            <text:p>2.39594808209675E-14</text:p>
          </table:table-cell>
          <table:table-cell table:formula="of:=[.$K$17]^[.A421]" office:value-type="float" office:value="0.000000733257829853369" calcext:value-type="float">
            <text:p>7.33257829853369E-07</text:p>
          </table:table-cell>
          <table:table-cell table:formula="of:=[.$L$17]^[.A421]" office:value-type="float" office:value="0.00228544315253832" calcext:value-type="float">
            <text:p>0.002285443152538</text:p>
          </table:table-cell>
          <table:table-cell table:formula="of:=[.$M$17]^[.A421]" office:value-type="float" office:value="0.0000000169459413681853" calcext:value-type="float">
            <text:p>1.69459413681853E-08</text:p>
          </table:table-cell>
          <table:table-cell table:formula="of:=[.$N$17]^[.A421]" office:value-type="float" office:value="0.546606038808264" calcext:value-type="float">
            <text:p>0.546606038808264</text:p>
          </table:table-cell>
          <table:table-cell table:formula="of:=SUM([.B421:.N421])" office:value-type="float" office:value="2.48722383439088" calcext:value-type="float">
            <text:p>2.48722383439088</text:p>
          </table:table-cell>
          <table:table-cell table:formula="of:=13-[.O421]" office:value-type="float" office:value="10.5127761656091" calcext:value-type="float">
            <text:p>10.512776165609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B$17]^[.A422]" office:value-type="float" office:value="3.50684652128054E-029" calcext:value-type="float">
            <text:p>3.50684652128054E-29</text:p>
          </table:table-cell>
          <table:table-cell table:formula="of:=[.$C$17]^[.A422]" office:value-type="float" office:value="0.0000046188958551592" calcext:value-type="float">
            <text:p>4.6188958551592E-06</text:p>
          </table:table-cell>
          <table:table-cell table:formula="of:=[.$D$17]^[.A422]" office:value-type="float" office:value="1.36832388018934E-160" calcext:value-type="float">
            <text:p>1.36832388018934E-160</text:p>
          </table:table-cell>
          <table:table-cell table:formula="of:=[.$E$17]^[.A422]" office:value-type="float" office:value="0.545791424741486" calcext:value-type="float">
            <text:p>0.545791424741486</text:p>
          </table:table-cell>
          <table:table-cell table:formula="of:=[.$F$17]^[.A422]" office:value-type="float" office:value="0.00000000128189475972161" calcext:value-type="float">
            <text:p>1.28189475972161E-09</text:p>
          </table:table-cell>
          <table:table-cell table:formula="of:=[.$G$17]^[.A422]" office:value-type="float" office:value="0.545791424741486" calcext:value-type="float">
            <text:p>0.545791424741486</text:p>
          </table:table-cell>
          <table:table-cell table:formula="of:=[.$H$17]^[.A422]" office:value-type="float" office:value="0.297618980813383" calcext:value-type="float">
            <text:p>0.297618980813383</text:p>
          </table:table-cell>
          <table:table-cell table:formula="of:=[.$I$17]^[.A422]" office:value-type="float" office:value="0.545791424741486" calcext:value-type="float">
            <text:p>0.545791424741486</text:p>
          </table:table-cell>
          <table:table-cell table:formula="of:=[.$J$17]^[.A422]" office:value-type="float" office:value="0.0000000000000221741245749937" calcext:value-type="float">
            <text:p>2.21741245749937E-14</text:p>
          </table:table-cell>
          <table:table-cell table:formula="of:=[.$K$17]^[.A422]" office:value-type="float" office:value="0.00000070812380587926" calcext:value-type="float">
            <text:p>7.0812380587926E-07</text:p>
          </table:table-cell>
          <table:table-cell table:formula="of:=[.$L$17]^[.A422]" office:value-type="float" office:value="0.00225138289691182" calcext:value-type="float">
            <text:p>0.002251382896912</text:p>
          </table:table-cell>
          <table:table-cell table:formula="of:=[.$M$17]^[.A422]" office:value-type="float" office:value="0.0000000162135534402012" calcext:value-type="float">
            <text:p>1.62135534402012E-08</text:p>
          </table:table-cell>
          <table:table-cell table:formula="of:=[.$N$17]^[.A422]" office:value-type="float" office:value="0.545791424741486" calcext:value-type="float">
            <text:p>0.545791424741486</text:p>
          </table:table-cell>
          <table:table-cell table:formula="of:=SUM([.B422:.N422])" office:value-type="float" office:value="2.48304140719137" calcext:value-type="float">
            <text:p>2.48304140719137</text:p>
          </table:table-cell>
          <table:table-cell table:formula="of:=13-[.O422]" office:value-type="float" office:value="10.5169585928086" calcext:value-type="float">
            <text:p>10.516958592808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B$17]^[.A423]" office:value-type="float" office:value="2.98421663733412E-029" calcext:value-type="float">
            <text:p>2.98421663733412E-29</text:p>
          </table:table-cell>
          <table:table-cell table:formula="of:=[.$C$17]^[.A423]" office:value-type="float" office:value="0.00000448122384755386" calcext:value-type="float">
            <text:p>4.48122384755386E-06</text:p>
          </table:table-cell>
          <table:table-cell table:formula="of:=[.$D$17]^[.A423]" office:value-type="float" office:value="5.52631552207618E-161" calcext:value-type="float">
            <text:p>5.52631552207618E-161</text:p>
          </table:table-cell>
          <table:table-cell table:formula="of:=[.$E$17]^[.A423]" office:value-type="float" office:value="0.544978024704613" calcext:value-type="float">
            <text:p>0.544978024704613</text:p>
          </table:table-cell>
          <table:table-cell table:formula="of:=[.$F$17]^[.A423]" office:value-type="float" office:value="0.00000000121885075514514" calcext:value-type="float">
            <text:p>1.21885075514514E-09</text:p>
          </table:table-cell>
          <table:table-cell table:formula="of:=[.$G$17]^[.A423]" office:value-type="float" office:value="0.544978024704613" calcext:value-type="float">
            <text:p>0.544978024704613</text:p>
          </table:table-cell>
          <table:table-cell table:formula="of:=[.$H$17]^[.A423]" office:value-type="float" office:value="0.296731889961481" calcext:value-type="float">
            <text:p>0.296731889961481</text:p>
          </table:table-cell>
          <table:table-cell table:formula="of:=[.$I$17]^[.A423]" office:value-type="float" office:value="0.544978024704613" calcext:value-type="float">
            <text:p>0.544978024704613</text:p>
          </table:table-cell>
          <table:table-cell table:formula="of:=[.$J$17]^[.A423]" office:value-type="float" office:value="0.0000000000000205218053071104" calcext:value-type="float">
            <text:p>2.05218053071104E-14</text:p>
          </table:table-cell>
          <table:table-cell table:formula="of:=[.$K$17]^[.A423]" office:value-type="float" office:value="0.000000683851305826767" calcext:value-type="float">
            <text:p>6.83851305826767E-07</text:p>
          </table:table-cell>
          <table:table-cell table:formula="of:=[.$L$17]^[.A423]" office:value-type="float" office:value="0.00221783024569107" calcext:value-type="float">
            <text:p>0.002217830245691</text:p>
          </table:table-cell>
          <table:table-cell table:formula="of:=[.$M$17]^[.A423]" office:value-type="float" office:value="0.0000000155128186417424" calcext:value-type="float">
            <text:p>1.55128186417424E-08</text:p>
          </table:table-cell>
          <table:table-cell table:formula="of:=[.$N$17]^[.A423]" office:value-type="float" office:value="0.544978024704613" calcext:value-type="float">
            <text:p>0.544978024704613</text:p>
          </table:table-cell>
          <table:table-cell table:formula="of:=SUM([.B423:.N423])" office:value-type="float" office:value="2.47886700083247" calcext:value-type="float">
            <text:p>2.47886700083247</text:p>
          </table:table-cell>
          <table:table-cell table:formula="of:=13-[.O423]" office:value-type="float" office:value="10.5211329991675" calcext:value-type="float">
            <text:p>10.521132999167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B$17]^[.A424]" office:value-type="float" office:value="2.53947496261964E-029" calcext:value-type="float">
            <text:p>2.53947496261964E-29</text:p>
          </table:table-cell>
          <table:table-cell table:formula="of:=[.$C$17]^[.A424]" office:value-type="float" office:value="0.00000434765532750755" calcext:value-type="float">
            <text:p>4.34765532750755E-06</text:p>
          </table:table-cell>
          <table:table-cell table:formula="of:=[.$D$17]^[.A424]" office:value-type="float" office:value="2.23193965198606E-161" calcext:value-type="float">
            <text:p>2.23193965198606E-161</text:p>
          </table:table-cell>
          <table:table-cell table:formula="of:=[.$E$17]^[.A424]" office:value-type="float" office:value="0.544165836888362" calcext:value-type="float">
            <text:p>0.544165836888362</text:p>
          </table:table-cell>
          <table:table-cell table:formula="of:=[.$F$17]^[.A424]" office:value-type="float" office:value="0.0000000011589072753839" calcext:value-type="float">
            <text:p>1.1589072753839E-09</text:p>
          </table:table-cell>
          <table:table-cell table:formula="of:=[.$G$17]^[.A424]" office:value-type="float" office:value="0.544165836888362" calcext:value-type="float">
            <text:p>0.544165836888362</text:p>
          </table:table-cell>
          <table:table-cell table:formula="of:=[.$H$17]^[.A424]" office:value-type="float" office:value="0.295847443195574" calcext:value-type="float">
            <text:p>0.295847443195574</text:p>
          </table:table-cell>
          <table:table-cell table:formula="of:=[.$I$17]^[.A424]" office:value-type="float" office:value="0.544165836888362" calcext:value-type="float">
            <text:p>0.544165836888362</text:p>
          </table:table-cell>
          <table:table-cell table:formula="of:=[.$J$17]^[.A424]" office:value-type="float" office:value="0.0000000000000189926096806492" calcext:value-type="float">
            <text:p>1.89926096806492E-14</text:p>
          </table:table-cell>
          <table:table-cell table:formula="of:=[.$K$17]^[.A424]" office:value-type="float" office:value="0.000000660410799069665" calcext:value-type="float">
            <text:p>6.60410799069665E-07</text:p>
          </table:table-cell>
          <table:table-cell table:formula="of:=[.$L$17]^[.A424]" office:value-type="float" office:value="0.00218477763398182" calcext:value-type="float">
            <text:p>0.002184777633982</text:p>
          </table:table-cell>
          <table:table-cell table:formula="of:=[.$M$17]^[.A424]" office:value-type="float" office:value="0.0000000148423689537983" calcext:value-type="float">
            <text:p>1.48423689537983E-08</text:p>
          </table:table-cell>
          <table:table-cell table:formula="of:=[.$N$17]^[.A424]" office:value-type="float" office:value="0.544165836888362" calcext:value-type="float">
            <text:p>0.544165836888362</text:p>
          </table:table-cell>
          <table:table-cell table:formula="of:=SUM([.B424:.N424])" office:value-type="float" office:value="2.47470059245043" calcext:value-type="float">
            <text:p>2.47470059245043</text:p>
          </table:table-cell>
          <table:table-cell table:formula="of:=13-[.O424]" office:value-type="float" office:value="10.5252994075496" calcext:value-type="float">
            <text:p>10.52529940754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B$17]^[.A425]" office:value-type="float" office:value="2.1610137163276E-029" calcext:value-type="float">
            <text:p>2.1610137163276E-29</text:p>
          </table:table-cell>
          <table:table-cell table:formula="of:=[.$C$17]^[.A425]" office:value-type="float" office:value="0.00000421806798540598" calcext:value-type="float">
            <text:p>4.21806798540598E-06</text:p>
          </table:table-cell>
          <table:table-cell table:formula="of:=[.$D$17]^[.A425]" office:value-type="float" office:value="9.01424211159793E-162" calcext:value-type="float">
            <text:p>9.01424211159793E-162</text:p>
          </table:table-cell>
          <table:table-cell table:formula="of:=[.$E$17]^[.A425]" office:value-type="float" office:value="0.543354859486144" calcext:value-type="float">
            <text:p>0.543354859486144</text:p>
          </table:table-cell>
          <table:table-cell table:formula="of:=[.$F$17]^[.A425]" office:value-type="float" office:value="0.00000000110191183561092" calcext:value-type="float">
            <text:p>1.10191183561092E-09</text:p>
          </table:table-cell>
          <table:table-cell table:formula="of:=[.$G$17]^[.A425]" office:value-type="float" office:value="0.543354859486144" calcext:value-type="float">
            <text:p>0.543354859486144</text:p>
          </table:table-cell>
          <table:table-cell table:formula="of:=[.$H$17]^[.A425]" office:value-type="float" office:value="0.294965632634634" calcext:value-type="float">
            <text:p>0.294965632634634</text:p>
          </table:table-cell>
          <table:table-cell table:formula="of:=[.$I$17]^[.A425]" office:value-type="float" office:value="0.543354859486144" calcext:value-type="float">
            <text:p>0.543354859486144</text:p>
          </table:table-cell>
          <table:table-cell table:formula="of:=[.$J$17]^[.A425]" office:value-type="float" office:value="0.00000000000001757736305765" calcext:value-type="float">
            <text:p>1.757736305765E-14</text:p>
          </table:table-cell>
          <table:table-cell table:formula="of:=[.$K$17]^[.A425]" office:value-type="float" office:value="0.000000637773767208857" calcext:value-type="float">
            <text:p>6.37773767208857E-07</text:p>
          </table:table-cell>
          <table:table-cell table:formula="of:=[.$L$17]^[.A425]" office:value-type="float" office:value="0.00215221760963038" calcext:value-type="float">
            <text:p>0.00215221760963</text:p>
          </table:table-cell>
          <table:table-cell table:formula="of:=[.$M$17]^[.A425]" office:value-type="float" office:value="0.0000000142008954818755" calcext:value-type="float">
            <text:p>1.42008954818755E-08</text:p>
          </table:table-cell>
          <table:table-cell table:formula="of:=[.$N$17]^[.A425]" office:value-type="float" office:value="0.543354859486144" calcext:value-type="float">
            <text:p>0.543354859486144</text:p>
          </table:table-cell>
          <table:table-cell table:formula="of:=SUM([.B425:.N425])" office:value-type="float" office:value="2.47054215933342" calcext:value-type="float">
            <text:p>2.47054215933342</text:p>
          </table:table-cell>
          <table:table-cell table:formula="of:=13-[.O425]" office:value-type="float" office:value="10.5294578406666" calcext:value-type="float">
            <text:p>10.52945784066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B$17]^[.A426]" office:value-type="float" office:value="1.83895504027281E-029" calcext:value-type="float">
            <text:p>1.83895504027281E-29</text:p>
          </table:table-cell>
          <table:table-cell table:formula="of:=[.$C$17]^[.A426]" office:value-type="float" office:value="0.00000409234315722697" calcext:value-type="float">
            <text:p>4.09234315722697E-06</text:p>
          </table:table-cell>
          <table:table-cell table:formula="of:=[.$D$17]^[.A426]" office:value-type="float" office:value="3.64062535356637E-162" calcext:value-type="float">
            <text:p>3.64062535356637E-162</text:p>
          </table:table-cell>
          <table:table-cell table:formula="of:=[.$E$17]^[.A426]" office:value-type="float" office:value="0.542545090694063" calcext:value-type="float">
            <text:p>0.542545090694063</text:p>
          </table:table-cell>
          <table:table-cell table:formula="of:=[.$F$17]^[.A426]" office:value-type="float" office:value="0.00000000104771945025301" calcext:value-type="float">
            <text:p>1.04771945025301E-09</text:p>
          </table:table-cell>
          <table:table-cell table:formula="of:=[.$G$17]^[.A426]" office:value-type="float" office:value="0.542545090694063" calcext:value-type="float">
            <text:p>0.542545090694063</text:p>
          </table:table-cell>
          <table:table-cell table:formula="of:=[.$H$17]^[.A426]" office:value-type="float" office:value="0.294086450421118" calcext:value-type="float">
            <text:p>0.294086450421118</text:p>
          </table:table-cell>
          <table:table-cell table:formula="of:=[.$I$17]^[.A426]" office:value-type="float" office:value="0.542545090694063" calcext:value-type="float">
            <text:p>0.542545090694063</text:p>
          </table:table-cell>
          <table:table-cell table:formula="of:=[.$J$17]^[.A426]" office:value-type="float" office:value="0.0000000000000162675744542483" calcext:value-type="float">
            <text:p>1.62675744542483E-14</text:p>
          </table:table-cell>
          <table:table-cell table:formula="of:=[.$K$17]^[.A426]" office:value-type="float" office:value="0.000000615912669376065" calcext:value-type="float">
            <text:p>6.15912669376065E-07</text:p>
          </table:table-cell>
          <table:table-cell table:formula="of:=[.$L$17]^[.A426]" office:value-type="float" office:value="0.00212014283154348" calcext:value-type="float">
            <text:p>0.002120142831543</text:p>
          </table:table-cell>
          <table:table-cell table:formula="of:=[.$M$17]^[.A426]" office:value-type="float" office:value="0.0000000135871459006917" calcext:value-type="float">
            <text:p>1.35871459006917E-08</text:p>
          </table:table-cell>
          <table:table-cell table:formula="of:=[.$N$17]^[.A426]" office:value-type="float" office:value="0.542545090694063" calcext:value-type="float">
            <text:p>0.542545090694063</text:p>
          </table:table-cell>
          <table:table-cell table:formula="of:=SUM([.B426:.N426])" office:value-type="float" office:value="2.46639167891962" calcext:value-type="float">
            <text:p>2.46639167891962</text:p>
          </table:table-cell>
          <table:table-cell table:formula="of:=13-[.O426]" office:value-type="float" office:value="10.5336083210804" calcext:value-type="float">
            <text:p>10.53360832108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B$17]^[.A427]" office:value-type="float" office:value="1.56489318628283E-029" calcext:value-type="float">
            <text:p>1.56489318628283E-29</text:p>
          </table:table-cell>
          <table:table-cell table:formula="of:=[.$C$17]^[.A427]" office:value-type="float" office:value="0.00000397036571587892" calcext:value-type="float">
            <text:p>3.97036571587892E-06</text:p>
          </table:table-cell>
          <table:table-cell table:formula="of:=[.$D$17]^[.A427]" office:value-type="float" office:value="1.47035688646272E-162" calcext:value-type="float">
            <text:p>1.47035688646272E-162</text:p>
          </table:table-cell>
          <table:table-cell table:formula="of:=[.$E$17]^[.A427]" office:value-type="float" office:value="0.541736528710912" calcext:value-type="float">
            <text:p>0.541736528710912</text:p>
          </table:table-cell>
          <table:table-cell table:formula="of:=[.$F$17]^[.A427]" office:value-type="float" office:value="0.000000000996192264174991" calcext:value-type="float">
            <text:p>9.96192264174991E-10</text:p>
          </table:table-cell>
          <table:table-cell table:formula="of:=[.$G$17]^[.A427]" office:value-type="float" office:value="0.541736528710912" calcext:value-type="float">
            <text:p>0.541736528710912</text:p>
          </table:table-cell>
          <table:table-cell table:formula="of:=[.$H$17]^[.A427]" office:value-type="float" office:value="0.293209888720906" calcext:value-type="float">
            <text:p>0.293209888720906</text:p>
          </table:table-cell>
          <table:table-cell table:formula="of:=[.$I$17]^[.A427]" office:value-type="float" office:value="0.541736528710912" calcext:value-type="float">
            <text:p>0.541736528710912</text:p>
          </table:table-cell>
          <table:table-cell table:formula="of:=[.$J$17]^[.A427]" office:value-type="float" office:value="0.000000000000015055385597747" calcext:value-type="float">
            <text:p>1.5055385597747E-14</text:p>
          </table:table-cell>
          <table:table-cell table:formula="of:=[.$K$17]^[.A427]" office:value-type="float" office:value="0.000000594800908726812" calcext:value-type="float">
            <text:p>5.94800908726812E-07</text:p>
          </table:table-cell>
          <table:table-cell table:formula="of:=[.$L$17]^[.A427]" office:value-type="float" office:value="0.00208854606803315" calcext:value-type="float">
            <text:p>0.002088546068033</text:p>
          </table:table-cell>
          <table:table-cell table:formula="of:=[.$M$17]^[.A427]" office:value-type="float" office:value="0.0000000129999220093056" calcext:value-type="float">
            <text:p>1.29999220093056E-08</text:p>
          </table:table-cell>
          <table:table-cell table:formula="of:=[.$N$17]^[.A427]" office:value-type="float" office:value="0.541736528710912" calcext:value-type="float">
            <text:p>0.541736528710912</text:p>
          </table:table-cell>
          <table:table-cell table:formula="of:=SUM([.B427:.N427])" office:value-type="float" office:value="2.46224912879534" calcext:value-type="float">
            <text:p>2.46224912879534</text:p>
          </table:table-cell>
          <table:table-cell table:formula="of:=13-[.O427]" office:value-type="float" office:value="10.5377508712047" calcext:value-type="float">
            <text:p>10.537750871204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B$17]^[.A428]" office:value-type="float" office:value="1.33167512573397E-029" calcext:value-type="float">
            <text:p>1.33167512573397E-29</text:p>
          </table:table-cell>
          <table:table-cell table:formula="of:=[.$C$17]^[.A428]" office:value-type="float" office:value="0.00000385202396577821" calcext:value-type="float">
            <text:p>3.85202396577821E-06</text:p>
          </table:table-cell>
          <table:table-cell table:formula="of:=[.$D$17]^[.A428]" office:value-type="float" office:value="5.9384011360864E-163" calcext:value-type="float">
            <text:p>5.9384011360864E-163</text:p>
          </table:table-cell>
          <table:table-cell table:formula="of:=[.$E$17]^[.A428]" office:value-type="float" office:value="0.540929171738169" calcext:value-type="float">
            <text:p>0.540929171738169</text:p>
          </table:table-cell>
          <table:table-cell table:formula="of:=[.$F$17]^[.A428]" office:value-type="float" office:value="0.000000000947199202002449" calcext:value-type="float">
            <text:p>9.47199202002449E-10</text:p>
          </table:table-cell>
          <table:table-cell table:formula="of:=[.$G$17]^[.A428]" office:value-type="float" office:value="0.540929171738169" calcext:value-type="float">
            <text:p>0.540929171738169</text:p>
          </table:table-cell>
          <table:table-cell table:formula="of:=[.$H$17]^[.A428]" office:value-type="float" office:value="0.292335939723228" calcext:value-type="float">
            <text:p>0.292335939723228</text:p>
          </table:table-cell>
          <table:table-cell table:formula="of:=[.$I$17]^[.A428]" office:value-type="float" office:value="0.540929171738169" calcext:value-type="float">
            <text:p>0.540929171738169</text:p>
          </table:table-cell>
          <table:table-cell table:formula="of:=[.$J$17]^[.A428]" office:value-type="float" office:value="0.000000000000013933523779733" calcext:value-type="float">
            <text:p>1.3933523779733E-14</text:p>
          </table:table-cell>
          <table:table-cell table:formula="of:=[.$K$17]^[.A428]" office:value-type="float" office:value="0.000000574412800081929" calcext:value-type="float">
            <text:p>5.74412800081929E-07</text:p>
          </table:table-cell>
          <table:table-cell table:formula="of:=[.$L$17]^[.A428]" office:value-type="float" office:value="0.00205742019518616" calcext:value-type="float">
            <text:p>0.002057420195186</text:p>
          </table:table-cell>
          <table:table-cell table:formula="of:=[.$M$17]^[.A428]" office:value-type="float" office:value="0.0000000124380773919138" calcext:value-type="float">
            <text:p>1.24380773919138E-08</text:p>
          </table:table-cell>
          <table:table-cell table:formula="of:=[.$N$17]^[.A428]" office:value-type="float" office:value="0.540929171738169" calcext:value-type="float">
            <text:p>0.540929171738169</text:p>
          </table:table-cell>
          <table:table-cell table:formula="of:=SUM([.B428:.N428])" office:value-type="float" office:value="2.45811448669315" calcext:value-type="float">
            <text:p>2.45811448669315</text:p>
          </table:table-cell>
          <table:table-cell table:formula="of:=13-[.O428]" office:value-type="float" office:value="10.5418855133069" calcext:value-type="float">
            <text:p>10.541885513306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B$17]^[.A429]" office:value-type="float" office:value="1.13321385513278E-029" calcext:value-type="float">
            <text:p>1.13321385513278E-29</text:p>
          </table:table-cell>
          <table:table-cell table:formula="of:=[.$C$17]^[.A429]" office:value-type="float" office:value="0.00000373720954056872" calcext:value-type="float">
            <text:p>3.73720954056872E-06</text:p>
          </table:table-cell>
          <table:table-cell table:formula="of:=[.$D$17]^[.A429]" office:value-type="float" office:value="2.39837065257737E-163" calcext:value-type="float">
            <text:p>2.39837065257737E-163</text:p>
          </table:table-cell>
          <table:table-cell table:formula="of:=[.$E$17]^[.A429]" office:value-type="float" office:value="0.54012301797999" calcext:value-type="float">
            <text:p>0.54012301797999</text:p>
          </table:table-cell>
          <table:table-cell table:formula="of:=[.$F$17]^[.A429]" office:value-type="float" office:value="0.000000000900615634690853" calcext:value-type="float">
            <text:p>9.00615634690853E-10</text:p>
          </table:table-cell>
          <table:table-cell table:formula="of:=[.$G$17]^[.A429]" office:value-type="float" office:value="0.54012301797999" calcext:value-type="float">
            <text:p>0.54012301797999</text:p>
          </table:table-cell>
          <table:table-cell table:formula="of:=[.$H$17]^[.A429]" office:value-type="float" office:value="0.291464595640595" calcext:value-type="float">
            <text:p>0.291464595640595</text:p>
          </table:table-cell>
          <table:table-cell table:formula="of:=[.$I$17]^[.A429]" office:value-type="float" office:value="0.54012301797999" calcext:value-type="float">
            <text:p>0.54012301797999</text:p>
          </table:table-cell>
          <table:table-cell table:formula="of:=[.$J$17]^[.A429]" office:value-type="float" office:value="0.0000000000000128952582223759" calcext:value-type="float">
            <text:p>1.28952582223759E-14</text:p>
          </table:table-cell>
          <table:table-cell table:formula="of:=[.$K$17]^[.A429]" office:value-type="float" office:value="0.000000554723538678226" calcext:value-type="float">
            <text:p>5.54723538678226E-07</text:p>
          </table:table-cell>
          <table:table-cell table:formula="of:=[.$L$17]^[.A429]" office:value-type="float" office:value="0.0020267581952579" calcext:value-type="float">
            <text:p>0.002026758195258</text:p>
          </table:table-cell>
          <table:table-cell table:formula="of:=[.$M$17]^[.A429]" office:value-type="float" office:value="0.0000000119005151797447" calcext:value-type="float">
            <text:p>1.19005151797447E-08</text:p>
          </table:table-cell>
          <table:table-cell table:formula="of:=[.$N$17]^[.A429]" office:value-type="float" office:value="0.54012301797999" calcext:value-type="float">
            <text:p>0.54012301797999</text:p>
          </table:table-cell>
          <table:table-cell table:formula="of:=SUM([.B429:.N429])" office:value-type="float" office:value="2.45398773049004" calcext:value-type="float">
            <text:p>2.45398773049004</text:p>
          </table:table-cell>
          <table:table-cell table:formula="of:=13-[.O429]" office:value-type="float" office:value="10.54601226951" calcext:value-type="float">
            <text:p>10.5460122695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B$17]^[.A430]" office:value-type="float" office:value="9.64329525008672E-030" calcext:value-type="float">
            <text:p>9.64329525008672E-30</text:p>
          </table:table-cell>
          <table:table-cell table:formula="of:=[.$C$17]^[.A430]" office:value-type="float" office:value="0.00000362581730389007" calcext:value-type="float">
            <text:p>3.62581730389007E-06</text:p>
          </table:table-cell>
          <table:table-cell table:formula="of:=[.$D$17]^[.A430]" office:value-type="float" office:value="9.68641500519323E-164" calcext:value-type="float">
            <text:p>9.68641500519323E-164</text:p>
          </table:table-cell>
          <table:table-cell table:formula="of:=[.$E$17]^[.A430]" office:value-type="float" office:value="0.539318065643209" calcext:value-type="float">
            <text:p>0.539318065643209</text:p>
          </table:table-cell>
          <table:table-cell table:formula="of:=[.$F$17]^[.A430]" office:value-type="float" office:value="0.000000000856323062492942" calcext:value-type="float">
            <text:p>8.56323062492942E-10</text:p>
          </table:table-cell>
          <table:table-cell table:formula="of:=[.$G$17]^[.A430]" office:value-type="float" office:value="0.539318065643209" calcext:value-type="float">
            <text:p>0.539318065643209</text:p>
          </table:table-cell>
          <table:table-cell table:formula="of:=[.$H$17]^[.A430]" office:value-type="float" office:value="0.29059584870873" calcext:value-type="float">
            <text:p>0.29059584870873</text:p>
          </table:table-cell>
          <table:table-cell table:formula="of:=[.$I$17]^[.A430]" office:value-type="float" office:value="0.539318065643209" calcext:value-type="float">
            <text:p>0.539318065643209</text:p>
          </table:table-cell>
          <table:table-cell table:formula="of:=[.$J$17]^[.A430]" office:value-type="float" office:value="0.0000000000000119343596961184" calcext:value-type="float">
            <text:p>1.19343596961184E-14</text:p>
          </table:table-cell>
          <table:table-cell table:formula="of:=[.$K$17]^[.A430]" office:value-type="float" office:value="0.0000005357091699903" calcext:value-type="float">
            <text:p>5.357091699903E-07</text:p>
          </table:table-cell>
          <table:table-cell table:formula="of:=[.$L$17]^[.A430]" office:value-type="float" office:value="0.00199655315509012" calcext:value-type="float">
            <text:p>0.00199655315509</text:p>
          </table:table-cell>
          <table:table-cell table:formula="of:=[.$M$17]^[.A430]" office:value-type="float" office:value="0.0000000113861859096812" calcext:value-type="float">
            <text:p>1.13861859096812E-08</text:p>
          </table:table-cell>
          <table:table-cell table:formula="of:=[.$N$17]^[.A430]" office:value-type="float" office:value="0.539318065643209" calcext:value-type="float">
            <text:p>0.539318065643209</text:p>
          </table:table-cell>
          <table:table-cell table:formula="of:=SUM([.B430:.N430])" office:value-type="float" office:value="2.44986883820565" calcext:value-type="float">
            <text:p>2.44986883820565</text:p>
          </table:table-cell>
          <table:table-cell table:formula="of:=13-[.O430]" office:value-type="float" office:value="10.5501311617944" calcext:value-type="float">
            <text:p>10.550131161794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B$17]^[.A431]" office:value-type="float" office:value="8.20614245573699E-030" calcext:value-type="float">
            <text:p>8.20614245573699E-30</text:p>
          </table:table-cell>
          <table:table-cell table:formula="of:=[.$C$17]^[.A431]" office:value-type="float" office:value="0.00000351774525310349" calcext:value-type="float">
            <text:p>3.51774525310349E-06</text:p>
          </table:table-cell>
          <table:table-cell table:formula="of:=[.$D$17]^[.A431]" office:value-type="float" office:value="3.91209905574868E-164" calcext:value-type="float">
            <text:p>3.91209905574868E-164</text:p>
          </table:table-cell>
          <table:table-cell table:formula="of:=[.$E$17]^[.A431]" office:value-type="float" office:value="0.538514312937332" calcext:value-type="float">
            <text:p>0.538514312937332</text:p>
          </table:table-cell>
          <table:table-cell table:formula="of:=[.$F$17]^[.A431]" office:value-type="float" office:value="0.000000000814208813517879" calcext:value-type="float">
            <text:p>8.14208813517879E-10</text:p>
          </table:table-cell>
          <table:table-cell table:formula="of:=[.$G$17]^[.A431]" office:value-type="float" office:value="0.538514312937332" calcext:value-type="float">
            <text:p>0.538514312937332</text:p>
          </table:table-cell>
          <table:table-cell table:formula="of:=[.$H$17]^[.A431]" office:value-type="float" office:value="0.289729691186498" calcext:value-type="float">
            <text:p>0.289729691186498</text:p>
          </table:table-cell>
          <table:table-cell table:formula="of:=[.$I$17]^[.A431]" office:value-type="float" office:value="0.538514312937332" calcext:value-type="float">
            <text:p>0.538514312937332</text:p>
          </table:table-cell>
          <table:table-cell table:formula="of:=[.$J$17]^[.A431]" office:value-type="float" office:value="0.0000000000000110450631464821" calcext:value-type="float">
            <text:p>1.10450631464821E-14</text:p>
          </table:table-cell>
          <table:table-cell table:formula="of:=[.$K$17]^[.A431]" office:value-type="float" office:value="0.000000517346560586757" calcext:value-type="float">
            <text:p>5.17346560586757E-07</text:p>
          </table:table-cell>
          <table:table-cell table:formula="of:=[.$L$17]^[.A431]" office:value-type="float" office:value="0.00196679826455227" calcext:value-type="float">
            <text:p>0.001966798264552</text:p>
          </table:table-cell>
          <table:table-cell table:formula="of:=[.$M$17]^[.A431]" office:value-type="float" office:value="0.0000000108940854754327" calcext:value-type="float">
            <text:p>1.08940854754327E-08</text:p>
          </table:table-cell>
          <table:table-cell table:formula="of:=[.$N$17]^[.A431]" office:value-type="float" office:value="0.538514312937332" calcext:value-type="float">
            <text:p>0.538514312937332</text:p>
          </table:table-cell>
          <table:table-cell table:formula="of:=SUM([.B431:.N431])" office:value-type="float" office:value="2.4457577880005" calcext:value-type="float">
            <text:p>2.4457577880005</text:p>
          </table:table-cell>
          <table:table-cell table:formula="of:=13-[.O431]" office:value-type="float" office:value="10.5542422119995" calcext:value-type="float">
            <text:p>10.554242211999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B$17]^[.A432]" office:value-type="float" office:value="6.98317040570167E-030" calcext:value-type="float">
            <text:p>6.98317040570167E-30</text:p>
          </table:table-cell>
          <table:table-cell table:formula="of:=[.$C$17]^[.A432]" office:value-type="float" office:value="0.00000341289442588729" calcext:value-type="float">
            <text:p>3.41289442588729E-06</text:p>
          </table:table-cell>
          <table:table-cell table:formula="of:=[.$D$17]^[.A432]" office:value-type="float" office:value="1.579998277359E-164" calcext:value-type="float">
            <text:p>1.579998277359E-164</text:p>
          </table:table-cell>
          <table:table-cell table:formula="of:=[.$E$17]^[.A432]" office:value-type="float" office:value="0.537711758074534" calcext:value-type="float">
            <text:p>0.537711758074534</text:p>
          </table:table-cell>
          <table:table-cell table:formula="of:=[.$F$17]^[.A432]" office:value-type="float" office:value="0.00000000077416575711536" calcext:value-type="float">
            <text:p>7.7416575711536E-10</text:p>
          </table:table-cell>
          <table:table-cell table:formula="of:=[.$G$17]^[.A432]" office:value-type="float" office:value="0.537711758074534" calcext:value-type="float">
            <text:p>0.537711758074534</text:p>
          </table:table-cell>
          <table:table-cell table:formula="of:=[.$H$17]^[.A432]" office:value-type="float" office:value="0.288866115355838" calcext:value-type="float">
            <text:p>0.288866115355838</text:p>
          </table:table-cell>
          <table:table-cell table:formula="of:=[.$I$17]^[.A432]" office:value-type="float" office:value="0.537711758074534" calcext:value-type="float">
            <text:p>0.537711758074534</text:p>
          </table:table-cell>
          <table:table-cell table:formula="of:=[.$J$17]^[.A432]" office:value-type="float" office:value="0.0000000000000102220331057607" calcext:value-type="float">
            <text:p>1.02220331057607E-14</text:p>
          </table:table-cell>
          <table:table-cell table:formula="of:=[.$K$17]^[.A432]" office:value-type="float" office:value="0.000000499613369985423" calcext:value-type="float">
            <text:p>4.99613369985423E-07</text:p>
          </table:table-cell>
          <table:table-cell table:formula="of:=[.$L$17]^[.A432]" office:value-type="float" office:value="0.00193748681500603" calcext:value-type="float">
            <text:p>0.001937486815006</text:p>
          </table:table-cell>
          <table:table-cell table:formula="of:=[.$M$17]^[.A432]" office:value-type="float" office:value="0.0000000104232531672545" calcext:value-type="float">
            <text:p>1.04232531672545E-08</text:p>
          </table:table-cell>
          <table:table-cell table:formula="of:=[.$N$17]^[.A432]" office:value-type="float" office:value="0.537711758074534" calcext:value-type="float">
            <text:p>0.537711758074534</text:p>
          </table:table-cell>
          <table:table-cell table:formula="of:=SUM([.B432:.N432])" office:value-type="float" office:value="2.44165455817421" calcext:value-type="float">
            <text:p>2.44165455817421</text:p>
          </table:table-cell>
          <table:table-cell table:formula="of:=13-[.O432]" office:value-type="float" office:value="10.5583454418258" calcext:value-type="float">
            <text:p>10.558345441825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B$17]^[.A433]" office:value-type="float" office:value="5.94245946595478E-030" calcext:value-type="float">
            <text:p>5.94245946595478E-30</text:p>
          </table:table-cell>
          <table:table-cell table:formula="of:=[.$C$17]^[.A433]" office:value-type="float" office:value="0.00000331116880961643" calcext:value-type="float">
            <text:p>3.31116880961643E-06</text:p>
          </table:table-cell>
          <table:table-cell table:formula="of:=[.$D$17]^[.A433]" office:value-type="float" office:value="6.38121509931878E-165" calcext:value-type="float">
            <text:p>6.38121509931878E-165</text:p>
          </table:table-cell>
          <table:table-cell table:formula="of:=[.$E$17]^[.A433]" office:value-type="float" office:value="0.536910399269654" calcext:value-type="float">
            <text:p>0.536910399269654</text:p>
          </table:table-cell>
          <table:table-cell table:formula="of:=[.$F$17]^[.A433]" office:value-type="float" office:value="0.000000000736092031355588" calcext:value-type="float">
            <text:p>7.36092031355588E-10</text:p>
          </table:table-cell>
          <table:table-cell table:formula="of:=[.$G$17]^[.A433]" office:value-type="float" office:value="0.536910399269654" calcext:value-type="float">
            <text:p>0.536910399269654</text:p>
          </table:table-cell>
          <table:table-cell table:formula="of:=[.$H$17]^[.A433]" office:value-type="float" office:value="0.288005113521693" calcext:value-type="float">
            <text:p>0.288005113521693</text:p>
          </table:table-cell>
          <table:table-cell table:formula="of:=[.$I$17]^[.A433]" office:value-type="float" office:value="0.536910399269654" calcext:value-type="float">
            <text:p>0.536910399269654</text:p>
          </table:table-cell>
          <table:table-cell table:formula="of:=[.$J$17]^[.A433]" office:value-type="float" office:value="9.46033168208252E-015" calcext:value-type="float">
            <text:p>9.46033168208252E-15</text:p>
          </table:table-cell>
          <table:table-cell table:formula="of:=[.$K$17]^[.A433]" office:value-type="float" office:value="0.000000482488023473256" calcext:value-type="float">
            <text:p>4.82488023473256E-07</text:p>
          </table:table-cell>
          <table:table-cell table:formula="of:=[.$L$17]^[.A433]" office:value-type="float" office:value="0.00190861219779283" calcext:value-type="float">
            <text:p>0.001908612197793</text:p>
          </table:table-cell>
          <table:table-cell table:formula="of:=[.$M$17]^[.A433]" office:value-type="float" office:value="0.00000000997276979638959" calcext:value-type="float">
            <text:p>9.97276979638959E-09</text:p>
          </table:table-cell>
          <table:table-cell table:formula="of:=[.$N$17]^[.A433]" office:value-type="float" office:value="0.536910399269654" calcext:value-type="float">
            <text:p>0.536910399269654</text:p>
          </table:table-cell>
          <table:table-cell table:formula="of:=SUM([.B433:.N433])" office:value-type="float" office:value="2.43755912716381" calcext:value-type="float">
            <text:p>2.43755912716381</text:p>
          </table:table-cell>
          <table:table-cell table:formula="of:=13-[.O433]" office:value-type="float" office:value="10.5624408728362" calcext:value-type="float">
            <text:p>10.562440872836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B$17]^[.A434]" office:value-type="float" office:value="5.05684702691532E-030" calcext:value-type="float">
            <text:p>5.05684702691532E-30</text:p>
          </table:table-cell>
          <table:table-cell table:formula="of:=[.$C$17]^[.A434]" office:value-type="float" office:value="0.00000321247525344306" calcext:value-type="float">
            <text:p>3.21247525344306E-06</text:p>
          </table:table-cell>
          <table:table-cell table:formula="of:=[.$D$17]^[.A434]" office:value-type="float" office:value="2.57721205948642E-165" calcext:value-type="float">
            <text:p>2.57721205948642E-165</text:p>
          </table:table-cell>
          <table:table-cell table:formula="of:=[.$E$17]^[.A434]" office:value-type="float" office:value="0.536110234740191" calcext:value-type="float">
            <text:p>0.536110234740191</text:p>
          </table:table-cell>
          <table:table-cell table:formula="of:=[.$F$17]^[.A434]" office:value-type="float" office:value="0.00000000069989078391187" calcext:value-type="float">
            <text:p>6.9989078391187E-10</text:p>
          </table:table-cell>
          <table:table-cell table:formula="of:=[.$G$17]^[.A434]" office:value-type="float" office:value="0.536110234740191" calcext:value-type="float">
            <text:p>0.536110234740191</text:p>
          </table:table-cell>
          <table:table-cell table:formula="of:=[.$H$17]^[.A434]" office:value-type="float" office:value="0.287146678011941" calcext:value-type="float">
            <text:p>0.287146678011941</text:p>
          </table:table-cell>
          <table:table-cell table:formula="of:=[.$I$17]^[.A434]" office:value-type="float" office:value="0.536110234740191" calcext:value-type="float">
            <text:p>0.536110234740191</text:p>
          </table:table-cell>
          <table:table-cell table:formula="of:=[.$J$17]^[.A434]" office:value-type="float" office:value="8.75538893379023E-015" calcext:value-type="float">
            <text:p>8.75538893379023E-15</text:p>
          </table:table-cell>
          <table:table-cell table:formula="of:=[.$K$17]^[.A434]" office:value-type="float" office:value="0.000000465949685857928" calcext:value-type="float">
            <text:p>4.65949685857928E-07</text:p>
          </table:table-cell>
          <table:table-cell table:formula="of:=[.$L$17]^[.A434]" office:value-type="float" office:value="0.00188016790274376" calcext:value-type="float">
            <text:p>0.001880167902744</text:p>
          </table:table-cell>
          <table:table-cell table:formula="of:=[.$M$17]^[.A434]" office:value-type="float" office:value="0.00000000954175590056948" calcext:value-type="float">
            <text:p>9.54175590056948E-09</text:p>
          </table:table-cell>
          <table:table-cell table:formula="of:=[.$N$17]^[.A434]" office:value-type="float" office:value="0.536110234740191" calcext:value-type="float">
            <text:p>0.536110234740191</text:p>
          </table:table-cell>
          <table:table-cell table:formula="of:=SUM([.B434:.N434])" office:value-type="float" office:value="2.43347147354204" calcext:value-type="float">
            <text:p>2.43347147354204</text:p>
          </table:table-cell>
          <table:table-cell table:formula="of:=13-[.O434]" office:value-type="float" office:value="10.566528526458" calcext:value-type="float">
            <text:p>10.56652852645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B$17]^[.A435]" office:value-type="float" office:value="4.30321855792645E-030" calcext:value-type="float">
            <text:p>4.30321855792645E-30</text:p>
          </table:table-cell>
          <table:table-cell table:formula="of:=[.$C$17]^[.A435]" office:value-type="float" office:value="0.00000311672338299767" calcext:value-type="float">
            <text:p>3.11672338299767E-06</text:p>
          </table:table-cell>
          <table:table-cell table:formula="of:=[.$D$17]^[.A435]" office:value-type="float" office:value="1.04087104041851E-165" calcext:value-type="float">
            <text:p>1.04087104041851E-165</text:p>
          </table:table-cell>
          <table:table-cell table:formula="of:=[.$E$17]^[.A435]" office:value-type="float" office:value="0.535311262706301" calcext:value-type="float">
            <text:p>0.535311262706301</text:p>
          </table:table-cell>
          <table:table-cell table:formula="of:=[.$F$17]^[.A435]" office:value-type="float" office:value="0.000000000665469925686696" calcext:value-type="float">
            <text:p>6.65469925686696E-10</text:p>
          </table:table-cell>
          <table:table-cell table:formula="of:=[.$G$17]^[.A435]" office:value-type="float" office:value="0.535311262706301" calcext:value-type="float">
            <text:p>0.535311262706301</text:p>
          </table:table-cell>
          <table:table-cell table:formula="of:=[.$H$17]^[.A435]" office:value-type="float" office:value="0.28629080117733" calcext:value-type="float">
            <text:p>0.28629080117733</text:p>
          </table:table-cell>
          <table:table-cell table:formula="of:=[.$I$17]^[.A435]" office:value-type="float" office:value="0.535311262706301" calcext:value-type="float">
            <text:p>0.535311262706301</text:p>
          </table:table-cell>
          <table:table-cell table:formula="of:=[.$J$17]^[.A435]" office:value-type="float" office:value="8.10297545139155E-015" calcext:value-type="float">
            <text:p>8.10297545139155E-15</text:p>
          </table:table-cell>
          <table:table-cell table:formula="of:=[.$K$17]^[.A435]" office:value-type="float" office:value="0.000000449978236119132" calcext:value-type="float">
            <text:p>4.49978236119132E-07</text:p>
          </table:table-cell>
          <table:table-cell table:formula="of:=[.$L$17]^[.A435]" office:value-type="float" office:value="0.00185214751671181" calcext:value-type="float">
            <text:p>0.001852147516712</text:p>
          </table:table-cell>
          <table:table-cell table:formula="of:=[.$M$17]^[.A435]" office:value-type="float" office:value="0.00000000912937002707244" calcext:value-type="float">
            <text:p>9.12937002707244E-09</text:p>
          </table:table-cell>
          <table:table-cell table:formula="of:=[.$N$17]^[.A435]" office:value-type="float" office:value="0.535311262706301" calcext:value-type="float">
            <text:p>0.535311262706301</text:p>
          </table:table-cell>
          <table:table-cell table:formula="of:=SUM([.B435:.N435])" office:value-type="float" office:value="2.42939157601571" calcext:value-type="float">
            <text:p>2.42939157601571</text:p>
          </table:table-cell>
          <table:table-cell table:formula="of:=13-[.O435]" office:value-type="float" office:value="10.5706084239843" calcext:value-type="float">
            <text:p>10.570608423984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B$17]^[.A436]" office:value-type="float" office:value="3.66190431680477E-030" calcext:value-type="float">
            <text:p>3.66190431680477E-30</text:p>
          </table:table-cell>
          <table:table-cell table:formula="of:=[.$C$17]^[.A436]" office:value-type="float" office:value="0.00000302382551763261" calcext:value-type="float">
            <text:p>3.02382551763261E-06</text:p>
          </table:table-cell>
          <table:table-cell table:formula="of:=[.$D$17]^[.A436]" office:value-type="float" office:value="4.20381597546074E-166" calcext:value-type="float">
            <text:p>4.20381597546074E-166</text:p>
          </table:table-cell>
          <table:table-cell table:formula="of:=[.$E$17]^[.A436]" office:value-type="float" office:value="0.534513481390792" calcext:value-type="float">
            <text:p>0.534513481390792</text:p>
          </table:table-cell>
          <table:table-cell table:formula="of:=[.$F$17]^[.A436]" office:value-type="float" office:value="0.000000000632741896554563" calcext:value-type="float">
            <text:p>6.32741896554563E-10</text:p>
          </table:table-cell>
          <table:table-cell table:formula="of:=[.$G$17]^[.A436]" office:value-type="float" office:value="0.534513481390792" calcext:value-type="float">
            <text:p>0.534513481390792</text:p>
          </table:table-cell>
          <table:table-cell table:formula="of:=[.$H$17]^[.A436]" office:value-type="float" office:value="0.285437475391406" calcext:value-type="float">
            <text:p>0.285437475391406</text:p>
          </table:table-cell>
          <table:table-cell table:formula="of:=[.$I$17]^[.A436]" office:value-type="float" office:value="0.534513481390792" calcext:value-type="float">
            <text:p>0.534513481390792</text:p>
          </table:table-cell>
          <table:table-cell table:formula="of:=[.$J$17]^[.A436]" office:value-type="float" office:value="7.49917698258443E-015" calcext:value-type="float">
            <text:p>7.49917698258443E-15</text:p>
          </table:table-cell>
          <table:table-cell table:formula="of:=[.$K$17]^[.A436]" office:value-type="float" office:value="0.00000043455424292876" calcext:value-type="float">
            <text:p>4.3455424292876E-07</text:p>
          </table:table-cell>
          <table:table-cell table:formula="of:=[.$L$17]^[.A436]" office:value-type="float" office:value="0.00182454472212594" calcext:value-type="float">
            <text:p>0.001824544722126</text:p>
          </table:table-cell>
          <table:table-cell table:formula="of:=[.$M$17]^[.A436]" office:value-type="float" office:value="0.00000000873480708998585" calcext:value-type="float">
            <text:p>8.73480708998585E-09</text:p>
          </table:table-cell>
          <table:table-cell table:formula="of:=[.$N$17]^[.A436]" office:value-type="float" office:value="0.534513481390792" calcext:value-type="float">
            <text:p>0.534513481390792</text:p>
          </table:table-cell>
          <table:table-cell table:formula="of:=SUM([.B436:.N436])" office:value-type="float" office:value="2.42531941342402" calcext:value-type="float">
            <text:p>2.42531941342402</text:p>
          </table:table-cell>
          <table:table-cell table:formula="of:=13-[.O436]" office:value-type="float" office:value="10.574680586576" calcext:value-type="float">
            <text:p>10.57468058657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B$17]^[.A437]" office:value-type="float" office:value="3.11616596854773E-030" calcext:value-type="float">
            <text:p>3.11616596854773E-30</text:p>
          </table:table-cell>
          <table:table-cell table:formula="of:=[.$C$17]^[.A437]" office:value-type="float" office:value="0.00000293369659013238" calcext:value-type="float">
            <text:p>2.93369659013238E-06</text:p>
          </table:table-cell>
          <table:table-cell table:formula="of:=[.$D$17]^[.A437]" office:value-type="float" office:value="1.69781539396402E-166" calcext:value-type="float">
            <text:p>1.69781539396402E-166</text:p>
          </table:table-cell>
          <table:table-cell table:formula="of:=[.$E$17]^[.A437]" office:value-type="float" office:value="0.533716889019122" calcext:value-type="float">
            <text:p>0.533716889019122</text:p>
          </table:table-cell>
          <table:table-cell table:formula="of:=[.$F$17]^[.A437]" office:value-type="float" office:value="0.000000000601623442625649" calcext:value-type="float">
            <text:p>6.01623442625649E-10</text:p>
          </table:table-cell>
          <table:table-cell table:formula="of:=[.$G$17]^[.A437]" office:value-type="float" office:value="0.533716889019122" calcext:value-type="float">
            <text:p>0.533716889019122</text:p>
          </table:table-cell>
          <table:table-cell table:formula="of:=[.$H$17]^[.A437]" office:value-type="float" office:value="0.284586693050448" calcext:value-type="float">
            <text:p>0.284586693050448</text:p>
          </table:table-cell>
          <table:table-cell table:formula="of:=[.$I$17]^[.A437]" office:value-type="float" office:value="0.533716889019122" calcext:value-type="float">
            <text:p>0.533716889019122</text:p>
          </table:table-cell>
          <table:table-cell table:formula="of:=[.$J$17]^[.A437]" office:value-type="float" office:value="6.94037094811466E-015" calcext:value-type="float">
            <text:p>6.94037094811466E-15</text:p>
          </table:table-cell>
          <table:table-cell table:formula="of:=[.$K$17]^[.A437]" office:value-type="float" office:value="0.000000419658941010188" calcext:value-type="float">
            <text:p>4.19658941010188E-07</text:p>
          </table:table-cell>
          <table:table-cell table:formula="of:=[.$L$17]^[.A437]" office:value-type="float" office:value="0.00179735329556668" calcext:value-type="float">
            <text:p>0.001797353295567</text:p>
          </table:table-cell>
          <table:table-cell table:formula="of:=[.$M$17]^[.A437]" office:value-type="float" office:value="0.00000000835729679846635" calcext:value-type="float">
            <text:p>8.35729679846635E-09</text:p>
          </table:table-cell>
          <table:table-cell table:formula="of:=[.$N$17]^[.A437]" office:value-type="float" office:value="0.533716889019122" calcext:value-type="float">
            <text:p>0.533716889019122</text:p>
          </table:table-cell>
          <table:table-cell table:formula="of:=SUM([.B437:.N437])" office:value-type="float" office:value="2.42125496473696" calcext:value-type="float">
            <text:p>2.42125496473696</text:p>
          </table:table-cell>
          <table:table-cell table:formula="of:=13-[.O437]" office:value-type="float" office:value="10.578745035263" calcext:value-type="float">
            <text:p>10.57874503526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B$17]^[.A438]" office:value-type="float" office:value="2.65175971392065E-030" calcext:value-type="float">
            <text:p>2.65175971392065E-30</text:p>
          </table:table-cell>
          <table:table-cell table:formula="of:=[.$C$17]^[.A438]" office:value-type="float" office:value="0.00000284625406881696" calcext:value-type="float">
            <text:p>2.84625406881696E-06</text:p>
          </table:table-cell>
          <table:table-cell table:formula="of:=[.$D$17]^[.A438]" office:value-type="float" office:value="6.85704875952682E-167" calcext:value-type="float">
            <text:p>6.85704875952682E-167</text:p>
          </table:table-cell>
          <table:table-cell table:formula="of:=[.$E$17]^[.A438]" office:value-type="float" office:value="0.532921483819391" calcext:value-type="float">
            <text:p>0.532921483819391</text:p>
          </table:table-cell>
          <table:table-cell table:formula="of:=[.$F$17]^[.A438]" office:value-type="float" office:value="0.000000000572035404463732" calcext:value-type="float">
            <text:p>5.72035404463732E-10</text:p>
          </table:table-cell>
          <table:table-cell table:formula="of:=[.$G$17]^[.A438]" office:value-type="float" office:value="0.532921483819391" calcext:value-type="float">
            <text:p>0.532921483819391</text:p>
          </table:table-cell>
          <table:table-cell table:formula="of:=[.$H$17]^[.A438]" office:value-type="float" office:value="0.283738446573398" calcext:value-type="float">
            <text:p>0.283738446573398</text:p>
          </table:table-cell>
          <table:table-cell table:formula="of:=[.$I$17]^[.A438]" office:value-type="float" office:value="0.532921483819391" calcext:value-type="float">
            <text:p>0.532921483819391</text:p>
          </table:table-cell>
          <table:table-cell table:formula="of:=[.$J$17]^[.A438]" office:value-type="float" office:value="6.4232047075696E-015" calcext:value-type="float">
            <text:p>6.4232047075696E-15</text:p>
          </table:table-cell>
          <table:table-cell table:formula="of:=[.$K$17]^[.A438]" office:value-type="float" office:value="0.000000405274208307902" calcext:value-type="float">
            <text:p>4.05274208307902E-07</text:p>
          </table:table-cell>
          <table:table-cell table:formula="of:=[.$L$17]^[.A438]" office:value-type="float" office:value="0.00177056710636301" calcext:value-type="float">
            <text:p>0.001770567106363</text:p>
          </table:table-cell>
          <table:table-cell table:formula="of:=[.$M$17]^[.A438]" office:value-type="float" office:value="0.00000000799610215292905" calcext:value-type="float">
            <text:p>7.99610215292905E-09</text:p>
          </table:table-cell>
          <table:table-cell table:formula="of:=[.$N$17]^[.A438]" office:value-type="float" office:value="0.532921483819391" calcext:value-type="float">
            <text:p>0.532921483819391</text:p>
          </table:table-cell>
          <table:table-cell table:formula="of:=SUM([.B438:.N438])" office:value-type="float" office:value="2.41719820905375" calcext:value-type="float">
            <text:p>2.41719820905375</text:p>
          </table:table-cell>
          <table:table-cell table:formula="of:=13-[.O438]" office:value-type="float" office:value="10.5828017909463" calcext:value-type="float">
            <text:p>10.582801790946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B$17]^[.A439]" office:value-type="float" office:value="2.25656452555691E-030" calcext:value-type="float">
            <text:p>2.25656452555691E-30</text:p>
          </table:table-cell>
          <table:table-cell table:formula="of:=[.$C$17]^[.A439]" office:value-type="float" office:value="0.00000276141788196698" calcext:value-type="float">
            <text:p>2.76141788196698E-06</text:p>
          </table:table-cell>
          <table:table-cell table:formula="of:=[.$D$17]^[.A439]" office:value-type="float" office:value="2.76938929036031E-167" calcext:value-type="float">
            <text:p>2.76938929036031E-167</text:p>
          </table:table-cell>
          <table:table-cell table:formula="of:=[.$E$17]^[.A439]" office:value-type="float" office:value="0.532127264022343" calcext:value-type="float">
            <text:p>0.532127264022343</text:p>
          </table:table-cell>
          <table:table-cell table:formula="of:=[.$F$17]^[.A439]" office:value-type="float" office:value="0.000000000543902515719614" calcext:value-type="float">
            <text:p>5.43902515719614E-10</text:p>
          </table:table-cell>
          <table:table-cell table:formula="of:=[.$G$17]^[.A439]" office:value-type="float" office:value="0.532127264022343" calcext:value-type="float">
            <text:p>0.532127264022343</text:p>
          </table:table-cell>
          <table:table-cell table:formula="of:=[.$H$17]^[.A439]" office:value-type="float" office:value="0.282892728401793" calcext:value-type="float">
            <text:p>0.282892728401793</text:p>
          </table:table-cell>
          <table:table-cell table:formula="of:=[.$I$17]^[.A439]" office:value-type="float" office:value="0.532127264022343" calcext:value-type="float">
            <text:p>0.532127264022343</text:p>
          </table:table-cell>
          <table:table-cell table:formula="of:=[.$J$17]^[.A439]" office:value-type="float" office:value="5.94457544471046E-015" calcext:value-type="float">
            <text:p>5.94457544471046E-15</text:p>
          </table:table-cell>
          <table:table-cell table:formula="of:=[.$K$17]^[.A439]" office:value-type="float" office:value="0.000000391382543939673" calcext:value-type="float">
            <text:p>3.91382543939673E-07</text:p>
          </table:table-cell>
          <table:table-cell table:formula="of:=[.$L$17]^[.A439]" office:value-type="float" office:value="0.00174418011521006" calcext:value-type="float">
            <text:p>0.00174418011521</text:p>
          </table:table-cell>
          <table:table-cell table:formula="of:=[.$M$17]^[.A439]" office:value-type="float" office:value="0.00000000765051800623019" calcext:value-type="float">
            <text:p>7.65051800623019E-09</text:p>
          </table:table-cell>
          <table:table-cell table:formula="of:=[.$N$17]^[.A439]" office:value-type="float" office:value="0.532127264022343" calcext:value-type="float">
            <text:p>0.532127264022343</text:p>
          </table:table-cell>
          <table:table-cell table:formula="of:=SUM([.B439:.N439])" office:value-type="float" office:value="2.41314912560123" calcext:value-type="float">
            <text:p>2.41314912560123</text:p>
          </table:table-cell>
          <table:table-cell table:formula="of:=13-[.O439]" office:value-type="float" office:value="10.5868508743988" calcext:value-type="float">
            <text:p>10.586850874398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B$17]^[.A440]" office:value-type="float" office:value="1.92026578851416E-030" calcext:value-type="float">
            <text:p>1.92026578851416E-30</text:p>
          </table:table-cell>
          <table:table-cell table:formula="of:=[.$C$17]^[.A440]" office:value-type="float" office:value="0.0000026791103445015" calcext:value-type="float">
            <text:p>2.6791103445015E-06</text:p>
          </table:table-cell>
          <table:table-cell table:formula="of:=[.$D$17]^[.A440]" office:value-type="float" office:value="1.11848658373717E-167" calcext:value-type="float">
            <text:p>1.11848658373717E-167</text:p>
          </table:table-cell>
          <table:table-cell table:formula="of:=[.$E$17]^[.A440]" office:value-type="float" office:value="0.531334227861356" calcext:value-type="float">
            <text:p>0.531334227861356</text:p>
          </table:table-cell>
          <table:table-cell table:formula="of:=[.$F$17]^[.A440]" office:value-type="float" office:value="0.000000000517153211667829" calcext:value-type="float">
            <text:p>5.17153211667829E-10</text:p>
          </table:table-cell>
          <table:table-cell table:formula="of:=[.$G$17]^[.A440]" office:value-type="float" office:value="0.531334227861356" calcext:value-type="float">
            <text:p>0.531334227861356</text:p>
          </table:table-cell>
          <table:table-cell table:formula="of:=[.$H$17]^[.A440]" office:value-type="float" office:value="0.282049530999701" calcext:value-type="float">
            <text:p>0.282049530999701</text:p>
          </table:table-cell>
          <table:table-cell table:formula="of:=[.$I$17]^[.A440]" office:value-type="float" office:value="0.531334227861356" calcext:value-type="float">
            <text:p>0.531334227861356</text:p>
          </table:table-cell>
          <table:table-cell table:formula="of:=[.$J$17]^[.A440]" office:value-type="float" office:value="5.501611551662E-015" calcext:value-type="float">
            <text:p>5.501611551662E-15</text:p>
          </table:table-cell>
          <table:table-cell table:formula="of:=[.$K$17]^[.A440]" office:value-type="float" office:value="0.000000377967046904483" calcext:value-type="float">
            <text:p>3.77967046904483E-07</text:p>
          </table:table-cell>
          <table:table-cell table:formula="of:=[.$L$17]^[.A440]" office:value-type="float" office:value="0.00171818637280752" calcext:value-type="float">
            <text:p>0.001718186372808</text:p>
          </table:table-cell>
          <table:table-cell table:formula="of:=[.$M$17]^[.A440]" office:value-type="float" office:value="0.00000000731986968703395" calcext:value-type="float">
            <text:p>7.31986968703395E-09</text:p>
          </table:table-cell>
          <table:table-cell table:formula="of:=[.$N$17]^[.A440]" office:value-type="float" office:value="0.531334227861356" calcext:value-type="float">
            <text:p>0.531334227861356</text:p>
          </table:table-cell>
          <table:table-cell table:formula="of:=SUM([.B440:.N440])" office:value-type="float" office:value="2.40910769373235" calcext:value-type="float">
            <text:p>2.40910769373235</text:p>
          </table:table-cell>
          <table:table-cell table:formula="of:=13-[.O440]" office:value-type="float" office:value="10.5908923062676" calcext:value-type="float">
            <text:p>10.590892306267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B$17]^[.A441]" office:value-type="float" office:value="1.6340860882885E-030" calcext:value-type="float">
            <text:p>1.6340860882885E-30</text:p>
          </table:table-cell>
          <table:table-cell table:formula="of:=[.$C$17]^[.A441]" office:value-type="float" office:value="0.00000259925608684124" calcext:value-type="float">
            <text:p>2.59925608684124E-06</text:p>
          </table:table-cell>
          <table:table-cell table:formula="of:=[.$D$17]^[.A441]" office:value-type="float" office:value="4.51728560644969E-168" calcext:value-type="float">
            <text:p>4.51728560644969E-168</text:p>
          </table:table-cell>
          <table:table-cell table:formula="of:=[.$E$17]^[.A441]" office:value-type="float" office:value="0.530542373572442" calcext:value-type="float">
            <text:p>0.530542373572442</text:p>
          </table:table-cell>
          <table:table-cell table:formula="of:=[.$F$17]^[.A441]" office:value-type="float" office:value="0.000000000491719447159575" calcext:value-type="float">
            <text:p>4.91719447159575E-10</text:p>
          </table:table-cell>
          <table:table-cell table:formula="of:=[.$G$17]^[.A441]" office:value-type="float" office:value="0.530542373572442" calcext:value-type="float">
            <text:p>0.530542373572442</text:p>
          </table:table-cell>
          <table:table-cell table:formula="of:=[.$H$17]^[.A441]" office:value-type="float" office:value="0.281208846853651" calcext:value-type="float">
            <text:p>0.281208846853651</text:p>
          </table:table-cell>
          <table:table-cell table:formula="of:=[.$I$17]^[.A441]" office:value-type="float" office:value="0.530542373572442" calcext:value-type="float">
            <text:p>0.530542373572442</text:p>
          </table:table-cell>
          <table:table-cell table:formula="of:=[.$J$17]^[.A441]" office:value-type="float" office:value="5.09165540027139E-015" calcext:value-type="float">
            <text:p>5.09165540027139E-15</text:p>
          </table:table-cell>
          <table:table-cell table:formula="of:=[.$K$17]^[.A441]" office:value-type="float" office:value="0.000000365011395520276" calcext:value-type="float">
            <text:p>3.65011395520276E-07</text:p>
          </table:table-cell>
          <table:table-cell table:formula="of:=[.$L$17]^[.A441]" office:value-type="float" office:value="0.00169258001851829" calcext:value-type="float">
            <text:p>0.001692580018518</text:p>
          </table:table-cell>
          <table:table-cell table:formula="of:=[.$M$17]^[.A441]" office:value-type="float" office:value="0.0000000070035116826763" calcext:value-type="float">
            <text:p>7.0035116826763E-09</text:p>
          </table:table-cell>
          <table:table-cell table:formula="of:=[.$N$17]^[.A441]" office:value-type="float" office:value="0.530542373572442" calcext:value-type="float">
            <text:p>0.530542373572442</text:p>
          </table:table-cell>
          <table:table-cell table:formula="of:=SUM([.B441:.N441])" office:value-type="float" office:value="2.40507389292466" calcext:value-type="float">
            <text:p>2.40507389292466</text:p>
          </table:table-cell>
          <table:table-cell table:formula="of:=13-[.O441]" office:value-type="float" office:value="10.5949261070753" calcext:value-type="float">
            <text:p>10.594926107075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B$17]^[.A442]" office:value-type="float" office:value="1.39055611984014E-030" calcext:value-type="float">
            <text:p>1.39055611984014E-30</text:p>
          </table:table-cell>
          <table:table-cell table:formula="of:=[.$C$17]^[.A442]" office:value-type="float" office:value="0.00000252178198589218" calcext:value-type="float">
            <text:p>2.52178198589218E-06</text:p>
          </table:table-cell>
          <table:table-cell table:formula="of:=[.$D$17]^[.A442]" office:value-type="float" office:value="1.8244178827837E-168" calcext:value-type="float">
            <text:p>1.8244178827837E-168</text:p>
          </table:table-cell>
          <table:table-cell table:formula="of:=[.$E$17]^[.A442]" office:value-type="float" office:value="0.529751699394241" calcext:value-type="float">
            <text:p>0.529751699394241</text:p>
          </table:table-cell>
          <table:table-cell table:formula="of:=[.$F$17]^[.A442]" office:value-type="float" office:value="0.000000000467536523528776" calcext:value-type="float">
            <text:p>4.67536523528776E-10</text:p>
          </table:table-cell>
          <table:table-cell table:formula="of:=[.$G$17]^[.A442]" office:value-type="float" office:value="0.529751699394241" calcext:value-type="float">
            <text:p>0.529751699394241</text:p>
          </table:table-cell>
          <table:table-cell table:formula="of:=[.$H$17]^[.A442]" office:value-type="float" office:value="0.280370668472567" calcext:value-type="float">
            <text:p>0.280370668472567</text:p>
          </table:table-cell>
          <table:table-cell table:formula="of:=[.$I$17]^[.A442]" office:value-type="float" office:value="0.529751699394241" calcext:value-type="float">
            <text:p>0.529751699394241</text:p>
          </table:table-cell>
          <table:table-cell table:formula="of:=[.$J$17]^[.A442]" office:value-type="float" office:value="4.71224739727054E-015" calcext:value-type="float">
            <text:p>4.71224739727054E-15</text:p>
          </table:table-cell>
          <table:table-cell table:formula="of:=[.$K$17]^[.A442]" office:value-type="float" office:value="0.000000352499827566526" calcext:value-type="float">
            <text:p>3.52499827566526E-07</text:p>
          </table:table-cell>
          <table:table-cell table:formula="of:=[.$L$17]^[.A442]" office:value-type="float" office:value="0.00166735527904708" calcext:value-type="float">
            <text:p>0.001667355279047</text:p>
          </table:table-cell>
          <table:table-cell table:formula="of:=[.$M$17]^[.A442]" office:value-type="float" office:value="0.00000000670082637895408" calcext:value-type="float">
            <text:p>6.70082637895408E-09</text:p>
          </table:table-cell>
          <table:table-cell table:formula="of:=[.$N$17]^[.A442]" office:value-type="float" office:value="0.529751699394241" calcext:value-type="float">
            <text:p>0.529751699394241</text:p>
          </table:table-cell>
          <table:table-cell table:formula="of:=SUM([.B442:.N442])" office:value-type="float" office:value="2.40104770277876" calcext:value-type="float">
            <text:p>2.40104770277876</text:p>
          </table:table-cell>
          <table:table-cell table:formula="of:=13-[.O442]" office:value-type="float" office:value="10.5989522972212" calcext:value-type="float">
            <text:p>10.59895229722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B$17]^[.A443]" office:value-type="float" office:value="1.18331973834384E-030" calcext:value-type="float">
            <text:p>1.18331973834384E-30</text:p>
          </table:table-cell>
          <table:table-cell table:formula="of:=[.$C$17]^[.A443]" office:value-type="float" office:value="0.00000244661709808615" calcext:value-type="float">
            <text:p>2.44661709808615E-06</text:p>
          </table:table-cell>
          <table:table-cell table:formula="of:=[.$D$17]^[.A443]" office:value-type="float" office:value="7.36836432540064E-169" calcext:value-type="float">
            <text:p>7.36836432540064E-169</text:p>
          </table:table-cell>
          <table:table-cell table:formula="of:=[.$E$17]^[.A443]" office:value-type="float" office:value="0.528962203568021" calcext:value-type="float">
            <text:p>0.528962203568021</text:p>
          </table:table-cell>
          <table:table-cell table:formula="of:=[.$F$17]^[.A443]" office:value-type="float" office:value="0.000000000444542924010967" calcext:value-type="float">
            <text:p>4.44542924010967E-10</text:p>
          </table:table-cell>
          <table:table-cell table:formula="of:=[.$G$17]^[.A443]" office:value-type="float" office:value="0.528962203568021" calcext:value-type="float">
            <text:p>0.528962203568021</text:p>
          </table:table-cell>
          <table:table-cell table:formula="of:=[.$H$17]^[.A443]" office:value-type="float" office:value="0.279534988387701" calcext:value-type="float">
            <text:p>0.279534988387701</text:p>
          </table:table-cell>
          <table:table-cell table:formula="of:=[.$I$17]^[.A443]" office:value-type="float" office:value="0.528962203568021" calcext:value-type="float">
            <text:p>0.528962203568021</text:p>
          </table:table-cell>
          <table:table-cell table:formula="of:=[.$J$17]^[.A443]" office:value-type="float" office:value="4.36111122757825E-015" calcext:value-type="float">
            <text:p>4.36111122757825E-15</text:p>
          </table:table-cell>
          <table:table-cell table:formula="of:=[.$K$17]^[.A443]" office:value-type="float" office:value="0.000000340417121107465" calcext:value-type="float">
            <text:p>3.40417121107465E-07</text:p>
          </table:table-cell>
          <table:table-cell table:formula="of:=[.$L$17]^[.A443]" office:value-type="float" office:value="0.00164250646713878" calcext:value-type="float">
            <text:p>0.001642506467139</text:p>
          </table:table-cell>
          <table:table-cell table:formula="of:=[.$M$17]^[.A443]" office:value-type="float" office:value="0.00000000641122285437931" calcext:value-type="float">
            <text:p>6.41122285437931E-09</text:p>
          </table:table-cell>
          <table:table-cell table:formula="of:=[.$N$17]^[.A443]" office:value-type="float" office:value="0.528962203568021" calcext:value-type="float">
            <text:p>0.528962203568021</text:p>
          </table:table-cell>
          <table:table-cell table:formula="of:=SUM([.B443:.N443])" office:value-type="float" office:value="2.39702910301691" calcext:value-type="float">
            <text:p>2.39702910301691</text:p>
          </table:table-cell>
          <table:table-cell table:formula="of:=13-[.O443]" office:value-type="float" office:value="10.6029708969831" calcext:value-type="float">
            <text:p>10.602970896983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B$17]^[.A444]" office:value-type="float" office:value="1.00696806347889E-030" calcext:value-type="float">
            <text:p>1.00696806347889E-30</text:p>
          </table:table-cell>
          <table:table-cell table:formula="of:=[.$C$17]^[.A444]" office:value-type="float" office:value="0.00000237369259441741" calcext:value-type="float">
            <text:p>2.37369259441741E-06</text:p>
          </table:table-cell>
          <table:table-cell table:formula="of:=[.$D$17]^[.A444]" office:value-type="float" office:value="2.97589676927507E-169" calcext:value-type="float">
            <text:p>2.97589676927507E-169</text:p>
          </table:table-cell>
          <table:table-cell table:formula="of:=[.$E$17]^[.A444]" office:value-type="float" office:value="0.528173884337666" calcext:value-type="float">
            <text:p>0.528173884337666</text:p>
          </table:table-cell>
          <table:table-cell table:formula="of:=[.$F$17]^[.A444]" office:value-type="float" office:value="0.000000000422680157256329" calcext:value-type="float">
            <text:p>4.22680157256329E-10</text:p>
          </table:table-cell>
          <table:table-cell table:formula="of:=[.$G$17]^[.A444]" office:value-type="float" office:value="0.528173884337666" calcext:value-type="float">
            <text:p>0.528173884337666</text:p>
          </table:table-cell>
          <table:table-cell table:formula="of:=[.$H$17]^[.A444]" office:value-type="float" office:value="0.278701799152566" calcext:value-type="float">
            <text:p>0.278701799152566</text:p>
          </table:table-cell>
          <table:table-cell table:formula="of:=[.$I$17]^[.A444]" office:value-type="float" office:value="0.528173884337666" calcext:value-type="float">
            <text:p>0.528173884337666</text:p>
          </table:table-cell>
          <table:table-cell table:formula="of:=[.$J$17]^[.A444]" office:value-type="float" office:value="4.03614019720729E-015" calcext:value-type="float">
            <text:p>4.03614019720729E-15</text:p>
          </table:table-cell>
          <table:table-cell table:formula="of:=[.$K$17]^[.A444]" office:value-type="float" office:value="0.000000328748575972634" calcext:value-type="float">
            <text:p>3.28748575972634E-07</text:p>
          </table:table-cell>
          <table:table-cell table:formula="of:=[.$L$17]^[.A444]" office:value-type="float" office:value="0.00161802798029617" calcext:value-type="float">
            <text:p>0.001618027980296</text:p>
          </table:table-cell>
          <table:table-cell table:formula="of:=[.$M$17]^[.A444]" office:value-type="float" office:value="0.00000000613413572654474" calcext:value-type="float">
            <text:p>6.13413572654474E-09</text:p>
          </table:table-cell>
          <table:table-cell table:formula="of:=[.$N$17]^[.A444]" office:value-type="float" office:value="0.528173884337666" calcext:value-type="float">
            <text:p>0.528173884337666</text:p>
          </table:table-cell>
          <table:table-cell table:formula="of:=SUM([.B444:.N444])" office:value-type="float" office:value="2.39301807348152" calcext:value-type="float">
            <text:p>2.39301807348152</text:p>
          </table:table-cell>
          <table:table-cell table:formula="of:=13-[.O444]" office:value-type="float" office:value="10.6069819265185" calcext:value-type="float">
            <text:p>10.606981926518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B$17]^[.A445]" office:value-type="float" office:value="8.56898307371753E-031" calcext:value-type="float">
            <text:p>8.56898307371753E-31</text:p>
          </table:table-cell>
          <table:table-cell table:formula="of:=[.$C$17]^[.A445]" office:value-type="float" office:value="0.0000023029416974154" calcext:value-type="float">
            <text:p>2.3029416974154E-06</text:p>
          </table:table-cell>
          <table:table-cell table:formula="of:=[.$D$17]^[.A445]" office:value-type="float" office:value="1.20188975331378E-169" calcext:value-type="float">
            <text:p>1.20188975331378E-169</text:p>
          </table:table-cell>
          <table:table-cell table:formula="of:=[.$E$17]^[.A445]" office:value-type="float" office:value="0.527386739949681" calcext:value-type="float">
            <text:p>0.527386739949681</text:p>
          </table:table-cell>
          <table:table-cell table:formula="of:=[.$F$17]^[.A445]" office:value-type="float" office:value="0.000000000401892608538804" calcext:value-type="float">
            <text:p>4.01892608538804E-10</text:p>
          </table:table-cell>
          <table:table-cell table:formula="of:=[.$G$17]^[.A445]" office:value-type="float" office:value="0.527386739949681" calcext:value-type="float">
            <text:p>0.527386739949681</text:p>
          </table:table-cell>
          <table:table-cell table:formula="of:=[.$H$17]^[.A445]" office:value-type="float" office:value="0.277871093342871" calcext:value-type="float">
            <text:p>0.277871093342871</text:p>
          </table:table-cell>
          <table:table-cell table:formula="of:=[.$I$17]^[.A445]" office:value-type="float" office:value="0.527386739949681" calcext:value-type="float">
            <text:p>0.527386739949681</text:p>
          </table:table-cell>
          <table:table-cell table:formula="of:=[.$J$17]^[.A445]" office:value-type="float" office:value="3.73538459383864E-015" calcext:value-type="float">
            <text:p>3.73538459383864E-15</text:p>
          </table:table-cell>
          <table:table-cell table:formula="of:=[.$K$17]^[.A445]" office:value-type="float" office:value="0.000000317479995872231" calcext:value-type="float">
            <text:p>3.17479995872231E-07</text:p>
          </table:table-cell>
          <table:table-cell table:formula="of:=[.$L$17]^[.A445]" office:value-type="float" office:value="0.0015939142995168" calcext:value-type="float">
            <text:p>0.001593914299517</text:p>
          </table:table-cell>
          <table:table-cell table:formula="of:=[.$M$17]^[.A445]" office:value-type="float" office:value="0.00000000586902404834832" calcext:value-type="float">
            <text:p>5.86902404834832E-09</text:p>
          </table:table-cell>
          <table:table-cell table:formula="of:=[.$N$17]^[.A445]" office:value-type="float" office:value="0.527386739949681" calcext:value-type="float">
            <text:p>0.527386739949681</text:p>
          </table:table-cell>
          <table:table-cell table:formula="of:=SUM([.B445:.N445])" office:value-type="float" office:value="2.38901459413373" calcext:value-type="float">
            <text:p>2.38901459413373</text:p>
          </table:table-cell>
          <table:table-cell table:formula="of:=13-[.O445]" office:value-type="float" office:value="10.6109854058663" calcext:value-type="float">
            <text:p>10.61098540586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B$17]^[.A446]" office:value-type="float" office:value="7.29193641593549E-031" calcext:value-type="float">
            <text:p>7.29193641593549E-31</text:p>
          </table:table-cell>
          <table:table-cell table:formula="of:=[.$C$17]^[.A446]" office:value-type="float" office:value="0.00000223429961999617" calcext:value-type="float">
            <text:p>2.23429961999617E-06</text:p>
          </table:table-cell>
          <table:table-cell table:formula="of:=[.$D$17]^[.A446]" office:value-type="float" office:value="4.85413000220616E-170" calcext:value-type="float">
            <text:p>4.85413000220616E-170</text:p>
          </table:table-cell>
          <table:table-cell table:formula="of:=[.$E$17]^[.A446]" office:value-type="float" office:value="0.526600768653184" calcext:value-type="float">
            <text:p>0.526600768653184</text:p>
          </table:table-cell>
          <table:table-cell table:formula="of:=[.$F$17]^[.A446]" office:value-type="float" office:value="0.000000000382127398282798" calcext:value-type="float">
            <text:p>3.82127398282798E-10</text:p>
          </table:table-cell>
          <table:table-cell table:formula="of:=[.$G$17]^[.A446]" office:value-type="float" office:value="0.526600768653184" calcext:value-type="float">
            <text:p>0.526600768653184</text:p>
          </table:table-cell>
          <table:table-cell table:formula="of:=[.$H$17]^[.A446]" office:value-type="float" office:value="0.277042863556454" calcext:value-type="float">
            <text:p>0.277042863556454</text:p>
          </table:table-cell>
          <table:table-cell table:formula="of:=[.$I$17]^[.A446]" office:value-type="float" office:value="0.526600768653184" calcext:value-type="float">
            <text:p>0.526600768653184</text:p>
          </table:table-cell>
          <table:table-cell table:formula="of:=[.$J$17]^[.A446]" office:value-type="float" office:value="3.45703998923069E-015" calcext:value-type="float">
            <text:p>3.45703998923069E-15</text:p>
          </table:table-cell>
          <table:table-cell table:formula="of:=[.$K$17]^[.A446]" office:value-type="float" office:value="0.000000306597671125493" calcext:value-type="float">
            <text:p>3.06597671125493E-07</text:p>
          </table:table-cell>
          <table:table-cell table:formula="of:=[.$L$17]^[.A446]" office:value-type="float" office:value="0.00157015998804859" calcext:value-type="float">
            <text:p>0.001570159988049</text:p>
          </table:table-cell>
          <table:table-cell table:formula="of:=[.$M$17]^[.A446]" office:value-type="float" office:value="0.00000000561537025192194" calcext:value-type="float">
            <text:p>5.61537025192194E-09</text:p>
          </table:table-cell>
          <table:table-cell table:formula="of:=[.$N$17]^[.A446]" office:value-type="float" office:value="0.526600768653184" calcext:value-type="float">
            <text:p>0.526600768653184</text:p>
          </table:table-cell>
          <table:table-cell table:formula="of:=SUM([.B446:.N446])" office:value-type="float" office:value="2.38501864505203" calcext:value-type="float">
            <text:p>2.38501864505203</text:p>
          </table:table-cell>
          <table:table-cell table:formula="of:=13-[.O446]" office:value-type="float" office:value="10.614981354948" calcext:value-type="float">
            <text:p>10.61498135494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B$17]^[.A447]" office:value-type="float" office:value="6.205209677346E-031" calcext:value-type="float">
            <text:p>6.205209677346E-31</text:p>
          </table:table-cell>
          <table:table-cell table:formula="of:=[.$C$17]^[.A447]" office:value-type="float" office:value="0.00000216770350613637" calcext:value-type="float">
            <text:p>2.16770350613637E-06</text:p>
          </table:table-cell>
          <table:table-cell table:formula="of:=[.$D$17]^[.A447]" office:value-type="float" office:value="1.9604608503694E-170" calcext:value-type="float">
            <text:p>1.9604608503694E-170</text:p>
          </table:table-cell>
          <table:table-cell table:formula="of:=[.$E$17]^[.A447]" office:value-type="float" office:value="0.5258159686999" calcext:value-type="float">
            <text:p>0.5258159686999</text:p>
          </table:table-cell>
          <table:table-cell table:formula="of:=[.$F$17]^[.A447]" office:value-type="float" office:value="0.000000000363334247547578" calcext:value-type="float">
            <text:p>3.63334247547578E-10</text:p>
          </table:table-cell>
          <table:table-cell table:formula="of:=[.$G$17]^[.A447]" office:value-type="float" office:value="0.5258159686999" calcext:value-type="float">
            <text:p>0.5258159686999</text:p>
          </table:table-cell>
          <table:table-cell table:formula="of:=[.$H$17]^[.A447]" office:value-type="float" office:value="0.276217102413216" calcext:value-type="float">
            <text:p>0.276217102413216</text:p>
          </table:table-cell>
          <table:table-cell table:formula="of:=[.$I$17]^[.A447]" office:value-type="float" office:value="0.5258159686999" calcext:value-type="float">
            <text:p>0.5258159686999</text:p>
          </table:table-cell>
          <table:table-cell table:formula="of:=[.$J$17]^[.A447]" office:value-type="float" office:value="3.19943641328206E-015" calcext:value-type="float">
            <text:p>3.19943641328206E-15</text:p>
          </table:table-cell>
          <table:table-cell table:formula="of:=[.$K$17]^[.A447]" office:value-type="float" office:value="0.000000296088361981102" calcext:value-type="float">
            <text:p>2.96088361981102E-07</text:p>
          </table:table-cell>
          <table:table-cell table:formula="of:=[.$L$17]^[.A447]" office:value-type="float" office:value="0.00154675969016411" calcext:value-type="float">
            <text:p>0.001546759690164</text:p>
          </table:table-cell>
          <table:table-cell table:formula="of:=[.$M$17]^[.A447]" office:value-type="float" office:value="0.00000000537267913820252" calcext:value-type="float">
            <text:p>5.37267913820252E-09</text:p>
          </table:table-cell>
          <table:table-cell table:formula="of:=[.$N$17]^[.A447]" office:value-type="float" office:value="0.5258159686999" calcext:value-type="float">
            <text:p>0.5258159686999</text:p>
          </table:table-cell>
          <table:table-cell table:formula="of:=SUM([.B447:.N447])" office:value-type="float" office:value="2.38103020643087" calcext:value-type="float">
            <text:p>2.38103020643087</text:p>
          </table:table-cell>
          <table:table-cell table:formula="of:=13-[.O447]" office:value-type="float" office:value="10.6189697935691" calcext:value-type="float">
            <text:p>10.618969793569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B$17]^[.A448]" office:value-type="float" office:value="5.28043923362826E-031" calcext:value-type="float">
            <text:p>5.28043923362826E-31</text:p>
          </table:table-cell>
          <table:table-cell table:formula="of:=[.$C$17]^[.A448]" office:value-type="float" office:value="0.00000210309237331561" calcext:value-type="float">
            <text:p>2.10309237331561E-06</text:p>
          </table:table-cell>
          <table:table-cell table:formula="of:=[.$D$17]^[.A448]" office:value-type="float" office:value="7.91780760730413E-171" calcext:value-type="float">
            <text:p>7.91780760730413E-171</text:p>
          </table:table-cell>
          <table:table-cell table:formula="of:=[.$E$17]^[.A448]" office:value-type="float" office:value="0.525032338344163" calcext:value-type="float">
            <text:p>0.525032338344163</text:p>
          </table:table-cell>
          <table:table-cell table:formula="of:=[.$F$17]^[.A448]" office:value-type="float" office:value="0.000000000345465350127205" calcext:value-type="float">
            <text:p>3.45465350127205E-10</text:p>
          </table:table-cell>
          <table:table-cell table:formula="of:=[.$G$17]^[.A448]" office:value-type="float" office:value="0.525032338344163" calcext:value-type="float">
            <text:p>0.525032338344163</text:p>
          </table:table-cell>
          <table:table-cell table:formula="of:=[.$H$17]^[.A448]" office:value-type="float" office:value="0.275393802555054" calcext:value-type="float">
            <text:p>0.275393802555054</text:p>
          </table:table-cell>
          <table:table-cell table:formula="of:=[.$I$17]^[.A448]" office:value-type="float" office:value="0.525032338344163" calcext:value-type="float">
            <text:p>0.525032338344163</text:p>
          </table:table-cell>
          <table:table-cell table:formula="of:=[.$J$17]^[.A448]" office:value-type="float" office:value="2.96102833479606E-015" calcext:value-type="float">
            <text:p>2.96102833479606E-15</text:p>
          </table:table-cell>
          <table:table-cell table:formula="of:=[.$K$17]^[.A448]" office:value-type="float" office:value="0.000000285939282509321" calcext:value-type="float">
            <text:p>2.85939282509321E-07</text:p>
          </table:table-cell>
          <table:table-cell table:formula="of:=[.$L$17]^[.A448]" office:value-type="float" office:value="0.00152370812995302" calcext:value-type="float">
            <text:p>0.001523708129953</text:p>
          </table:table-cell>
          <table:table-cell table:formula="of:=[.$M$17]^[.A448]" office:value-type="float" office:value="0.0000000051404769101729" calcext:value-type="float">
            <text:p>5.1404769101729E-09</text:p>
          </table:table-cell>
          <table:table-cell table:formula="of:=[.$N$17]^[.A448]" office:value-type="float" office:value="0.525032338344163" calcext:value-type="float">
            <text:p>0.525032338344163</text:p>
          </table:table-cell>
          <table:table-cell table:formula="of:=SUM([.B448:.N448])" office:value-type="float" office:value="2.37704925857926" calcext:value-type="float">
            <text:p>2.37704925857926</text:p>
          </table:table-cell>
          <table:table-cell table:formula="of:=13-[.O448]" office:value-type="float" office:value="10.6229507414207" calcext:value-type="float">
            <text:p>10.622950741420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B$17]^[.A449]" office:value-type="float" office:value="4.49348852816951E-031" calcext:value-type="float">
            <text:p>4.49348852816951E-31</text:p>
          </table:table-cell>
          <table:table-cell table:formula="of:=[.$C$17]^[.A449]" office:value-type="float" office:value="0.00000204040705667431" calcext:value-type="float">
            <text:p>2.04040705667431E-06</text:p>
          </table:table-cell>
          <table:table-cell table:formula="of:=[.$D$17]^[.A449]" office:value-type="float" office:value="3.19780307239854E-171" calcext:value-type="float">
            <text:p>3.19780307239854E-171</text:p>
          </table:table-cell>
          <table:table-cell table:formula="of:=[.$E$17]^[.A449]" office:value-type="float" office:value="0.524249875842905" calcext:value-type="float">
            <text:p>0.524249875842905</text:p>
          </table:table-cell>
          <table:table-cell table:formula="of:=[.$F$17]^[.A449]" office:value-type="float" office:value="0.000000000328475250940621" calcext:value-type="float">
            <text:p>3.28475250940621E-10</text:p>
          </table:table-cell>
          <table:table-cell table:formula="of:=[.$G$17]^[.A449]" office:value-type="float" office:value="0.524249875842905" calcext:value-type="float">
            <text:p>0.524249875842905</text:p>
          </table:table-cell>
          <table:table-cell table:formula="of:=[.$H$17]^[.A449]" office:value-type="float" office:value="0.274572956645799" calcext:value-type="float">
            <text:p>0.274572956645799</text:p>
          </table:table-cell>
          <table:table-cell table:formula="of:=[.$I$17]^[.A449]" office:value-type="float" office:value="0.524249875842905" calcext:value-type="float">
            <text:p>0.524249875842905</text:p>
          </table:table-cell>
          <table:table-cell table:formula="of:=[.$J$17]^[.A449]" office:value-type="float" office:value="2.74038538883511E-015" calcext:value-type="float">
            <text:p>2.74038538883511E-15</text:p>
          </table:table-cell>
          <table:table-cell table:formula="of:=[.$K$17]^[.A449]" office:value-type="float" office:value="0.00000027613808504626" calcext:value-type="float">
            <text:p>2.7613808504626E-07</text:p>
          </table:table-cell>
          <table:table-cell table:formula="of:=[.$L$17]^[.A449]" office:value-type="float" office:value="0.00150100011013256" calcext:value-type="float">
            <text:p>0.001501000110133</text:p>
          </table:table-cell>
          <table:table-cell table:formula="of:=[.$M$17]^[.A449]" office:value-type="float" office:value="0.00000000491831024788525" calcext:value-type="float">
            <text:p>4.91831024788525E-09</text:p>
          </table:table-cell>
          <table:table-cell table:formula="of:=[.$N$17]^[.A449]" office:value-type="float" office:value="0.524249875842905" calcext:value-type="float">
            <text:p>0.524249875842905</text:p>
          </table:table-cell>
          <table:table-cell table:formula="of:=SUM([.B449:.N449])" office:value-type="float" office:value="2.37307578191948" calcext:value-type="float">
            <text:p>2.37307578191948</text:p>
          </table:table-cell>
          <table:table-cell table:formula="of:=13-[.O449]" office:value-type="float" office:value="10.6269242180805" calcext:value-type="float">
            <text:p>10.626924218080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B$17]^[.A450]" office:value-type="float" office:value="3.82381810668374E-031" calcext:value-type="float">
            <text:p>3.82381810668374E-31</text:p>
          </table:table-cell>
          <table:table-cell table:formula="of:=[.$C$17]^[.A450]" office:value-type="float" office:value="0.00000197959015483603" calcext:value-type="float">
            <text:p>1.97959015483603E-06</text:p>
          </table:table-cell>
          <table:table-cell table:formula="of:=[.$D$17]^[.A450]" office:value-type="float" office:value="1.29151212014904E-171" calcext:value-type="float">
            <text:p>1.29151212014904E-171</text:p>
          </table:table-cell>
          <table:table-cell table:formula="of:=[.$E$17]^[.A450]" office:value-type="float" office:value="0.523468579455657" calcext:value-type="float">
            <text:p>0.523468579455657</text:p>
          </table:table-cell>
          <table:table-cell table:formula="of:=[.$F$17]^[.A450]" office:value-type="float" office:value="0.000000000312320730402557" calcext:value-type="float">
            <text:p>3.12320730402557E-10</text:p>
          </table:table-cell>
          <table:table-cell table:formula="of:=[.$G$17]^[.A450]" office:value-type="float" office:value="0.523468579455657" calcext:value-type="float">
            <text:p>0.523468579455657</text:p>
          </table:table-cell>
          <table:table-cell table:formula="of:=[.$H$17]^[.A450]" office:value-type="float" office:value="0.273754557371147" calcext:value-type="float">
            <text:p>0.273754557371147</text:p>
          </table:table-cell>
          <table:table-cell table:formula="of:=[.$I$17]^[.A450]" office:value-type="float" office:value="0.523468579455657" calcext:value-type="float">
            <text:p>0.523468579455657</text:p>
          </table:table-cell>
          <table:table-cell table:formula="of:=[.$J$17]^[.A450]" office:value-type="float" office:value="2.53618379503219E-015" calcext:value-type="float">
            <text:p>2.53618379503219E-15</text:p>
          </table:table-cell>
          <table:table-cell table:formula="of:=[.$K$17]^[.A450]" office:value-type="float" office:value="0.000000266672845171351" calcext:value-type="float">
            <text:p>2.66672845171351E-07</text:p>
          </table:table-cell>
          <table:table-cell table:formula="of:=[.$L$17]^[.A450]" office:value-type="float" office:value="0.00147863051087574" calcext:value-type="float">
            <text:p>0.001478630510876</text:p>
          </table:table-cell>
          <table:table-cell table:formula="of:=[.$M$17]^[.A450]" office:value-type="float" office:value="0.000000004705745423461" calcext:value-type="float">
            <text:p>4.705745423461E-09</text:p>
          </table:table-cell>
          <table:table-cell table:formula="of:=[.$N$17]^[.A450]" office:value-type="float" office:value="0.523468579455657" calcext:value-type="float">
            <text:p>0.523468579455657</text:p>
          </table:table-cell>
          <table:table-cell table:formula="of:=SUM([.B450:.N450])" office:value-type="float" office:value="2.36910975698572" calcext:value-type="float">
            <text:p>2.36910975698572</text:p>
          </table:table-cell>
          <table:table-cell table:formula="of:=13-[.O450]" office:value-type="float" office:value="10.6308902430143" calcext:value-type="float">
            <text:p>10.630890243014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B$17]^[.A451]" office:value-type="float" office:value="3.2539495363881E-031" calcext:value-type="float">
            <text:p>3.2539495363881E-31</text:p>
          </table:table-cell>
          <table:table-cell table:formula="of:=[.$C$17]^[.A451]" office:value-type="float" office:value="0.00000192058597734465" calcext:value-type="float">
            <text:p>1.92058597734465E-06</text:p>
          </table:table-cell>
          <table:table-cell table:formula="of:=[.$D$17]^[.A451]" office:value-type="float" office:value="5.21609216930534E-172" calcext:value-type="float">
            <text:p>5.21609216930534E-172</text:p>
          </table:table-cell>
          <table:table-cell table:formula="of:=[.$E$17]^[.A451]" office:value-type="float" office:value="0.522688447444546" calcext:value-type="float">
            <text:p>0.522688447444546</text:p>
          </table:table-cell>
          <table:table-cell table:formula="of:=[.$F$17]^[.A451]" office:value-type="float" office:value="0.00000000029696069448112" calcext:value-type="float">
            <text:p>2.9696069448112E-10</text:p>
          </table:table-cell>
          <table:table-cell table:formula="of:=[.$G$17]^[.A451]" office:value-type="float" office:value="0.522688447444546" calcext:value-type="float">
            <text:p>0.522688447444546</text:p>
          </table:table-cell>
          <table:table-cell table:formula="of:=[.$H$17]^[.A451]" office:value-type="float" office:value="0.272938597438595" calcext:value-type="float">
            <text:p>0.272938597438595</text:p>
          </table:table-cell>
          <table:table-cell table:formula="of:=[.$I$17]^[.A451]" office:value-type="float" office:value="0.522688447444546" calcext:value-type="float">
            <text:p>0.522688447444546</text:p>
          </table:table-cell>
          <table:table-cell table:formula="of:=[.$J$17]^[.A451]" office:value-type="float" office:value="2.34719841537257E-015" calcext:value-type="float">
            <text:p>2.34719841537257E-15</text:p>
          </table:table-cell>
          <table:table-cell table:formula="of:=[.$K$17]^[.A451]" office:value-type="float" office:value="0.000000257532047199755" calcext:value-type="float">
            <text:p>2.57532047199755E-07</text:p>
          </table:table-cell>
          <table:table-cell table:formula="of:=[.$L$17]^[.A451]" office:value-type="float" office:value="0.00145659428865702" calcext:value-type="float">
            <text:p>0.001456594288657</text:p>
          </table:table-cell>
          <table:table-cell table:formula="of:=[.$M$17]^[.A451]" office:value-type="float" office:value="0.00000000450236745433974" calcext:value-type="float">
            <text:p>4.50236745433974E-09</text:p>
          </table:table-cell>
          <table:table-cell table:formula="of:=[.$N$17]^[.A451]" office:value-type="float" office:value="0.522688447444546" calcext:value-type="float">
            <text:p>0.522688447444546</text:p>
          </table:table-cell>
          <table:table-cell table:formula="of:=SUM([.B451:.N451])" office:value-type="float" office:value="2.36515116442279" calcext:value-type="float">
            <text:p>2.36515116442279</text:p>
          </table:table-cell>
          <table:table-cell table:formula="of:=13-[.O451]" office:value-type="float" office:value="10.6348488355772" calcext:value-type="float">
            <text:p>10.634848835577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B$17]^[.A452]" office:value-type="float" office:value="2.76900921799941E-031" calcext:value-type="float">
            <text:p>2.76900921799941E-31</text:p>
          </table:table-cell>
          <table:table-cell table:formula="of:=[.$C$17]^[.A452]" office:value-type="float" office:value="0.00000186334049366821" calcext:value-type="float">
            <text:p>1.86334049366821E-06</text:p>
          </table:table-cell>
          <table:table-cell table:formula="of:=[.$D$17]^[.A452]" office:value-type="float" office:value="2.10664825317697E-172" calcext:value-type="float">
            <text:p>2.10664825317697E-172</text:p>
          </table:table-cell>
          <table:table-cell table:formula="of:=[.$E$17]^[.A452]" office:value-type="float" office:value="0.521909478074286" calcext:value-type="float">
            <text:p>0.521909478074286</text:p>
          </table:table-cell>
          <table:table-cell table:formula="of:=[.$F$17]^[.A452]" office:value-type="float" office:value="0.000000000282356070162376" calcext:value-type="float">
            <text:p>2.82356070162376E-10</text:p>
          </table:table-cell>
          <table:table-cell table:formula="of:=[.$G$17]^[.A452]" office:value-type="float" office:value="0.521909478074286" calcext:value-type="float">
            <text:p>0.521909478074286</text:p>
          </table:table-cell>
          <table:table-cell table:formula="of:=[.$H$17]^[.A452]" office:value-type="float" office:value="0.272125069577377" calcext:value-type="float">
            <text:p>0.272125069577377</text:p>
          </table:table-cell>
          <table:table-cell table:formula="of:=[.$I$17]^[.A452]" office:value-type="float" office:value="0.521909478074286" calcext:value-type="float">
            <text:p>0.521909478074286</text:p>
          </table:table-cell>
          <table:table-cell table:formula="of:=[.$J$17]^[.A452]" office:value-type="float" office:value="2.17229540379488E-015" calcext:value-type="float">
            <text:p>2.17229540379488E-15</text:p>
          </table:table-cell>
          <table:table-cell table:formula="of:=[.$K$17]^[.A452]" office:value-type="float" office:value="0.000000248704570172043" calcext:value-type="float">
            <text:p>2.48704570172043E-07</text:p>
          </table:table-cell>
          <table:table-cell table:formula="of:=[.$L$17]^[.A452]" office:value-type="float" office:value="0.00143488647511519" calcext:value-type="float">
            <text:p>0.001434886475115</text:p>
          </table:table-cell>
          <table:table-cell table:formula="of:=[.$M$17]^[.A452]" office:value-type="float" office:value="0.00000000430777929312386" calcext:value-type="float">
            <text:p>4.30777929312386E-09</text:p>
          </table:table-cell>
          <table:table-cell table:formula="of:=[.$N$17]^[.A452]" office:value-type="float" office:value="0.521909478074286" calcext:value-type="float">
            <text:p>0.521909478074286</text:p>
          </table:table-cell>
          <table:table-cell table:formula="of:=SUM([.B452:.N452])" office:value-type="float" office:value="2.36119998498484" calcext:value-type="float">
            <text:p>2.36119998498484</text:p>
          </table:table-cell>
          <table:table-cell table:formula="of:=13-[.O452]" office:value-type="float" office:value="10.6388000150152" calcext:value-type="float">
            <text:p>10.638800015015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B$17]^[.A453]" office:value-type="float" office:value="2.35634018402036E-031" calcext:value-type="float">
            <text:p>2.35634018402036E-31</text:p>
          </table:table-cell>
          <table:table-cell table:formula="of:=[.$C$17]^[.A453]" office:value-type="float" office:value="0.0000018078012837228" calcext:value-type="float">
            <text:p>1.8078012837228E-06</text:p>
          </table:table-cell>
          <table:table-cell table:formula="of:=[.$D$17]^[.A453]" office:value-type="float" office:value="8.50822170806197E-173" calcext:value-type="float">
            <text:p>8.50822170806197E-173</text:p>
          </table:table-cell>
          <table:table-cell table:formula="of:=[.$E$17]^[.A453]" office:value-type="float" office:value="0.521131669612178" calcext:value-type="float">
            <text:p>0.521131669612178</text:p>
          </table:table-cell>
          <table:table-cell table:formula="of:=[.$F$17]^[.A453]" office:value-type="float" office:value="0.00000000026846970605603" calcext:value-type="float">
            <text:p>2.6846970605603E-10</text:p>
          </table:table-cell>
          <table:table-cell table:formula="of:=[.$G$17]^[.A453]" office:value-type="float" office:value="0.521131669612178" calcext:value-type="float">
            <text:p>0.521131669612178</text:p>
          </table:table-cell>
          <table:table-cell table:formula="of:=[.$H$17]^[.A453]" office:value-type="float" office:value="0.271313966538398" calcext:value-type="float">
            <text:p>0.271313966538398</text:p>
          </table:table-cell>
          <table:table-cell table:formula="of:=[.$I$17]^[.A453]" office:value-type="float" office:value="0.521131669612178" calcext:value-type="float">
            <text:p>0.521131669612178</text:p>
          </table:table-cell>
          <table:table-cell table:formula="of:=[.$J$17]^[.A453]" office:value-type="float" office:value="2.0104254035121E-015" calcext:value-type="float">
            <text:p>2.0104254035121E-15</text:p>
          </table:table-cell>
          <table:table-cell table:formula="of:=[.$K$17]^[.A453]" office:value-type="float" office:value="0.000000240179674324119" calcext:value-type="float">
            <text:p>2.40179674324119E-07</text:p>
          </table:table-cell>
          <table:table-cell table:formula="of:=[.$L$17]^[.A453]" office:value-type="float" office:value="0.00141350217593314" calcext:value-type="float">
            <text:p>0.001413502175933</text:p>
          </table:table-cell>
          <table:table-cell table:formula="of:=[.$M$17]^[.A453]" office:value-type="float" office:value="0.00000000412160105243744" calcext:value-type="float">
            <text:p>4.12160105243744E-09</text:p>
          </table:table-cell>
          <table:table-cell table:formula="of:=[.$N$17]^[.A453]" office:value-type="float" office:value="0.521131669612178" calcext:value-type="float">
            <text:p>0.521131669612178</text:p>
          </table:table-cell>
          <table:table-cell table:formula="of:=SUM([.B453:.N453])" office:value-type="float" office:value="2.35725619953407" calcext:value-type="float">
            <text:p>2.35725619953407</text:p>
          </table:table-cell>
          <table:table-cell table:formula="of:=13-[.O453]" office:value-type="float" office:value="10.6427438004659" calcext:value-type="float">
            <text:p>10.64274380046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B$17]^[.A454]" office:value-type="float" office:value="2.00517175123045E-031" calcext:value-type="float">
            <text:p>2.00517175123045E-31</text:p>
          </table:table-cell>
          <table:table-cell table:formula="of:=[.$C$17]^[.A454]" office:value-type="float" office:value="0.00000175391748987116" calcext:value-type="float">
            <text:p>1.75391748987116E-06</text:p>
          </table:table-cell>
          <table:table-cell table:formula="of:=[.$D$17]^[.A454]" office:value-type="float" office:value="3.43625645735438E-173" calcext:value-type="float">
            <text:p>3.43625645735438E-173</text:p>
          </table:table-cell>
          <table:table-cell table:formula="of:=[.$E$17]^[.A454]" office:value-type="float" office:value="0.520355020328106" calcext:value-type="float">
            <text:p>0.520355020328106</text:p>
          </table:table-cell>
          <table:table-cell table:formula="of:=[.$F$17]^[.A454]" office:value-type="float" office:value="0.00000000025526627788934" calcext:value-type="float">
            <text:p>2.5526627788934E-10</text:p>
          </table:table-cell>
          <table:table-cell table:formula="of:=[.$G$17]^[.A454]" office:value-type="float" office:value="0.520355020328106" calcext:value-type="float">
            <text:p>0.520355020328106</text:p>
          </table:table-cell>
          <table:table-cell table:formula="of:=[.$H$17]^[.A454]" office:value-type="float" office:value="0.270505281094171" calcext:value-type="float">
            <text:p>0.270505281094171</text:p>
          </table:table-cell>
          <table:table-cell table:formula="of:=[.$I$17]^[.A454]" office:value-type="float" office:value="0.520355020328106" calcext:value-type="float">
            <text:p>0.520355020328106</text:p>
          </table:table-cell>
          <table:table-cell table:formula="of:=[.$J$17]^[.A454]" office:value-type="float" office:value="1.86061725123847E-015" calcext:value-type="float">
            <text:p>1.86061725123847E-15</text:p>
          </table:table-cell>
          <table:table-cell table:formula="of:=[.$K$17]^[.A454]" office:value-type="float" office:value="0.000000231946988020908" calcext:value-type="float">
            <text:p>2.31946988020908E-07</text:p>
          </table:table-cell>
          <table:table-cell table:formula="of:=[.$L$17]^[.A454]" office:value-type="float" office:value="0.00139243656973444" calcext:value-type="float">
            <text:p>0.001392436569734</text:p>
          </table:table-cell>
          <table:table-cell table:formula="of:=[.$M$17]^[.A454]" office:value-type="float" office:value="0.0000000039434692632859" calcext:value-type="float">
            <text:p>3.9434692632859E-09</text:p>
          </table:table-cell>
          <table:table-cell table:formula="of:=[.$N$17]^[.A454]" office:value-type="float" office:value="0.520355020328106" calcext:value-type="float">
            <text:p>0.520355020328106</text:p>
          </table:table-cell>
          <table:table-cell table:formula="of:=SUM([.B454:.N454])" office:value-type="float" office:value="2.35331978903955" calcext:value-type="float">
            <text:p>2.35331978903955</text:p>
          </table:table-cell>
          <table:table-cell table:formula="of:=13-[.O454]" office:value-type="float" office:value="10.6466802109605" calcext:value-type="float">
            <text:p>10.646680210960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B$17]^[.A455]" office:value-type="float" office:value="1.70633840529446E-031" calcext:value-type="float">
            <text:p>1.70633840529446E-31</text:p>
          </table:table-cell>
          <table:table-cell table:formula="of:=[.$C$17]^[.A455]" office:value-type="float" office:value="0.0000017016397703519" calcext:value-type="float">
            <text:p>1.7016397703519E-06</text:p>
          </table:table-cell>
          <table:table-cell table:formula="of:=[.$D$17]^[.A455]" office:value-type="float" office:value="1.38781743657681E-173" calcext:value-type="float">
            <text:p>1.38781743657681E-173</text:p>
          </table:table-cell>
          <table:table-cell table:formula="of:=[.$E$17]^[.A455]" office:value-type="float" office:value="0.519579528494532" calcext:value-type="float">
            <text:p>0.519579528494532</text:p>
          </table:table-cell>
          <table:table-cell table:formula="of:=[.$F$17]^[.A455]" office:value-type="float" office:value="0.00000000024271219864888" calcext:value-type="float">
            <text:p>2.4271219864888E-10</text:p>
          </table:table-cell>
          <table:table-cell table:formula="of:=[.$G$17]^[.A455]" office:value-type="float" office:value="0.519579528494532" calcext:value-type="float">
            <text:p>0.519579528494532</text:p>
          </table:table-cell>
          <table:table-cell table:formula="of:=[.$H$17]^[.A455]" office:value-type="float" office:value="0.269699006038748" calcext:value-type="float">
            <text:p>0.269699006038748</text:p>
          </table:table-cell>
          <table:table-cell table:formula="of:=[.$I$17]^[.A455]" office:value-type="float" office:value="0.519579528494532" calcext:value-type="float">
            <text:p>0.519579528494532</text:p>
          </table:table-cell>
          <table:table-cell table:formula="of:=[.$J$17]^[.A455]" office:value-type="float" office:value="1.72197215055006E-015" calcext:value-type="float">
            <text:p>1.72197215055006E-15</text:p>
          </table:table-cell>
          <table:table-cell table:formula="of:=[.$K$17]^[.A455]" office:value-type="float" office:value="0.000000223996495137927" calcext:value-type="float">
            <text:p>2.23996495137927E-07</text:p>
          </table:table-cell>
          <table:table-cell table:formula="of:=[.$L$17]^[.A455]" office:value-type="float" office:value="0.00137168490699622" calcext:value-type="float">
            <text:p>0.001371684906996</text:p>
          </table:table-cell>
          <table:table-cell table:formula="of:=[.$M$17]^[.A455]" office:value-type="float" office:value="0.00000000377303616546877" calcext:value-type="float">
            <text:p>3.77303616546877E-09</text:p>
          </table:table-cell>
          <table:table-cell table:formula="of:=[.$N$17]^[.A455]" office:value-type="float" office:value="0.519579528494532" calcext:value-type="float">
            <text:p>0.519579528494532</text:p>
          </table:table-cell>
          <table:table-cell table:formula="of:=SUM([.B455:.N455])" office:value-type="float" office:value="2.34939073457589" calcext:value-type="float">
            <text:p>2.34939073457589</text:p>
          </table:table-cell>
          <table:table-cell table:formula="of:=13-[.O455]" office:value-type="float" office:value="10.6506092654241" calcext:value-type="float">
            <text:p>10.650609265424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B$17]^[.A456]" office:value-type="float" office:value="1.45204058036235E-031" calcext:value-type="float">
            <text:p>1.45204058036235E-31</text:p>
          </table:table-cell>
          <table:table-cell table:formula="of:=[.$C$17]^[.A456]" office:value-type="float" office:value="0.000001650920254097" calcext:value-type="float">
            <text:p>1.650920254097E-06</text:p>
          </table:table-cell>
          <table:table-cell table:formula="of:=[.$D$17]^[.A456]" office:value-type="float" office:value="5.60504508662168E-174" calcext:value-type="float">
            <text:p>5.60504508662168E-174</text:p>
          </table:table-cell>
          <table:table-cell table:formula="of:=[.$E$17]^[.A456]" office:value-type="float" office:value="0.518805192386493" calcext:value-type="float">
            <text:p>0.518805192386493</text:p>
          </table:table-cell>
          <table:table-cell table:formula="of:=[.$F$17]^[.A456]" office:value-type="float" office:value="0.000000000230775533141558" calcext:value-type="float">
            <text:p>2.30775533141558E-10</text:p>
          </table:table-cell>
          <table:table-cell table:formula="of:=[.$G$17]^[.A456]" office:value-type="float" office:value="0.518805192386493" calcext:value-type="float">
            <text:p>0.518805192386493</text:p>
          </table:table-cell>
          <table:table-cell table:formula="of:=[.$H$17]^[.A456]" office:value-type="float" office:value="0.268895134187664" calcext:value-type="float">
            <text:p>0.268895134187664</text:p>
          </table:table-cell>
          <table:table-cell table:formula="of:=[.$I$17]^[.A456]" office:value-type="float" office:value="0.518805192386493" calcext:value-type="float">
            <text:p>0.518805192386493</text:p>
          </table:table-cell>
          <table:table-cell table:formula="of:=[.$J$17]^[.A456]" office:value-type="float" office:value="1.59365827942114E-015" calcext:value-type="float">
            <text:p>1.59365827942114E-15</text:p>
          </table:table-cell>
          <table:table-cell table:formula="of:=[.$K$17]^[.A456]" office:value-type="float" office:value="0.000000216318522875375" calcext:value-type="float">
            <text:p>2.16318522875375E-07</text:p>
          </table:table-cell>
          <table:table-cell table:formula="of:=[.$L$17]^[.A456]" office:value-type="float" office:value="0.00135124250897839" calcext:value-type="float">
            <text:p>0.001351242508978</text:p>
          </table:table-cell>
          <table:table-cell table:formula="of:=[.$M$17]^[.A456]" office:value-type="float" office:value="0.00000000360996902866014" calcext:value-type="float">
            <text:p>3.60996902866014E-09</text:p>
          </table:table-cell>
          <table:table-cell table:formula="of:=[.$N$17]^[.A456]" office:value-type="float" office:value="0.518805192386493" calcext:value-type="float">
            <text:p>0.518805192386493</text:p>
          </table:table-cell>
          <table:table-cell table:formula="of:=SUM([.B456:.N456])" office:value-type="float" office:value="2.34546901732214" calcext:value-type="float">
            <text:p>2.34546901732214</text:p>
          </table:table-cell>
          <table:table-cell table:formula="of:=13-[.O456]" office:value-type="float" office:value="10.6545309826779" calcext:value-type="float">
            <text:p>10.654530982677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B$17]^[.A457]" office:value-type="float" office:value="1.23564108999539E-031" calcext:value-type="float">
            <text:p>1.23564108999539E-31</text:p>
          </table:table-cell>
          <table:table-cell table:formula="of:=[.$C$17]^[.A457]" office:value-type="float" office:value="0.00000160171249689589" calcext:value-type="float">
            <text:p>1.60171249689589E-06</text:p>
          </table:table-cell>
          <table:table-cell table:formula="of:=[.$D$17]^[.A457]" office:value-type="float" office:value="2.26373654020041E-174" calcext:value-type="float">
            <text:p>2.26373654020041E-174</text:p>
          </table:table-cell>
          <table:table-cell table:formula="of:=[.$E$17]^[.A457]" office:value-type="float" office:value="0.518032010281595" calcext:value-type="float">
            <text:p>0.518032010281595</text:p>
          </table:table-cell>
          <table:table-cell table:formula="of:=[.$F$17]^[.A457]" office:value-type="float" office:value="0.000000000219425916757547" calcext:value-type="float">
            <text:p>2.19425916757547E-10</text:p>
          </table:table-cell>
          <table:table-cell table:formula="of:=[.$G$17]^[.A457]" office:value-type="float" office:value="0.518032010281595" calcext:value-type="float">
            <text:p>0.518032010281595</text:p>
          </table:table-cell>
          <table:table-cell table:formula="of:=[.$H$17]^[.A457]" office:value-type="float" office:value="0.268093658377865" calcext:value-type="float">
            <text:p>0.268093658377865</text:p>
          </table:table-cell>
          <table:table-cell table:formula="of:=[.$I$17]^[.A457]" office:value-type="float" office:value="0.518032010281595" calcext:value-type="float">
            <text:p>0.518032010281595</text:p>
          </table:table-cell>
          <table:table-cell table:formula="of:=[.$J$17]^[.A457]" office:value-type="float" office:value="1.4749057995835E-015" calcext:value-type="float">
            <text:p>1.4749057995835E-15</text:p>
          </table:table-cell>
          <table:table-cell table:formula="of:=[.$K$17]^[.A457]" office:value-type="float" office:value="0.00000020890372998993" calcext:value-type="float">
            <text:p>2.0890372998993E-07</text:p>
          </table:table-cell>
          <table:table-cell table:formula="of:=[.$L$17]^[.A457]" office:value-type="float" office:value="0.00133110476666873" calcext:value-type="float">
            <text:p>0.001331104766669</text:p>
          </table:table-cell>
          <table:table-cell table:formula="of:=[.$M$17]^[.A457]" office:value-type="float" office:value="0.00000000345394950283131" calcext:value-type="float">
            <text:p>3.45394950283131E-09</text:p>
          </table:table-cell>
          <table:table-cell table:formula="of:=[.$N$17]^[.A457]" office:value-type="float" office:value="0.518032010281595" calcext:value-type="float">
            <text:p>0.518032010281595</text:p>
          </table:table-cell>
          <table:table-cell table:formula="of:=SUM([.B457:.N457])" office:value-type="float" office:value="2.34155461856052" calcext:value-type="float">
            <text:p>2.34155461856052</text:p>
          </table:table-cell>
          <table:table-cell table:formula="of:=13-[.O457]" office:value-type="float" office:value="10.6584453814395" calcext:value-type="float">
            <text:p>10.658445381439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B$17]^[.A458]" office:value-type="float" office:value="1.05149189625539E-031" calcext:value-type="float">
            <text:p>1.05149189625539E-31</text:p>
          </table:table-cell>
          <table:table-cell table:formula="of:=[.$C$17]^[.A458]" office:value-type="float" office:value="0.00000155397143886621" calcext:value-type="float">
            <text:p>1.55397143886621E-06</text:p>
          </table:table-cell>
          <table:table-cell table:formula="of:=[.$D$17]^[.A458]" office:value-type="float" office:value="9.14266173463949E-175" calcext:value-type="float">
            <text:p>9.14266173463949E-175</text:p>
          </table:table-cell>
          <table:table-cell table:formula="of:=[.$E$17]^[.A458]" office:value-type="float" office:value="0.517259980460013" calcext:value-type="float">
            <text:p>0.517259980460013</text:p>
          </table:table-cell>
          <table:table-cell table:formula="of:=[.$F$17]^[.A458]" office:value-type="float" office:value="0.000000000208634478228487" calcext:value-type="float">
            <text:p>2.08634478228487E-10</text:p>
          </table:table-cell>
          <table:table-cell table:formula="of:=[.$G$17]^[.A458]" office:value-type="float" office:value="0.517259980460013" calcext:value-type="float">
            <text:p>0.517259980460013</text:p>
          </table:table-cell>
          <table:table-cell table:formula="of:=[.$H$17]^[.A458]" office:value-type="float" office:value="0.267294571467647" calcext:value-type="float">
            <text:p>0.267294571467647</text:p>
          </table:table-cell>
          <table:table-cell table:formula="of:=[.$I$17]^[.A458]" office:value-type="float" office:value="0.517259980460013" calcext:value-type="float">
            <text:p>0.517259980460013</text:p>
          </table:table-cell>
          <table:table-cell table:formula="of:=[.$J$17]^[.A458]" office:value-type="float" office:value="1.36500223776655E-015" calcext:value-type="float">
            <text:p>1.36500223776655E-15</text:p>
          </table:table-cell>
          <table:table-cell table:formula="of:=[.$K$17]^[.A458]" office:value-type="float" office:value="0.000000201743095429917" calcext:value-type="float">
            <text:p>2.01743095429917E-07</text:p>
          </table:table-cell>
          <table:table-cell table:formula="of:=[.$L$17]^[.A458]" office:value-type="float" office:value="0.00131126713974371" calcext:value-type="float">
            <text:p>0.001311267139744</text:p>
          </table:table-cell>
          <table:table-cell table:formula="of:=[.$M$17]^[.A458]" office:value-type="float" office:value="0.00000000330467299674769" calcext:value-type="float">
            <text:p>3.30467299674769E-09</text:p>
          </table:table-cell>
          <table:table-cell table:formula="of:=[.$N$17]^[.A458]" office:value-type="float" office:value="0.517259980460013" calcext:value-type="float">
            <text:p>0.517259980460013</text:p>
          </table:table-cell>
          <table:table-cell table:formula="of:=SUM([.B458:.N458])" office:value-type="float" office:value="2.33764751967528" calcext:value-type="float">
            <text:p>2.33764751967528</text:p>
          </table:table-cell>
          <table:table-cell table:formula="of:=13-[.O458]" office:value-type="float" office:value="10.6623524803247" calcext:value-type="float">
            <text:p>10.66235248032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B$17]^[.A459]" office:value-type="float" office:value="8.94786695621202E-032" calcext:value-type="float">
            <text:p>8.94786695621202E-32</text:p>
          </table:table-cell>
          <table:table-cell table:formula="of:=[.$C$17]^[.A459]" office:value-type="float" office:value="0.00000150765336319211" calcext:value-type="float">
            <text:p>1.50765336319211E-06</text:p>
          </table:table-cell>
          <table:table-cell table:formula="of:=[.$D$17]^[.A459]" office:value-type="float" office:value="3.69249080489911E-175" calcext:value-type="float">
            <text:p>3.69249080489911E-175</text:p>
          </table:table-cell>
          <table:table-cell table:formula="of:=[.$E$17]^[.A459]" office:value-type="float" office:value="0.516489101204483" calcext:value-type="float">
            <text:p>0.516489101204483</text:p>
          </table:table-cell>
          <table:table-cell table:formula="of:=[.$F$17]^[.A459]" office:value-type="float" office:value="0.000000000198373766184463" calcext:value-type="float">
            <text:p>1.98373766184463E-10</text:p>
          </table:table-cell>
          <table:table-cell table:formula="of:=[.$G$17]^[.A459]" office:value-type="float" office:value="0.516489101204483" calcext:value-type="float">
            <text:p>0.516489101204483</text:p>
          </table:table-cell>
          <table:table-cell table:formula="of:=[.$H$17]^[.A459]" office:value-type="float" office:value="0.266497866336596" calcext:value-type="float">
            <text:p>0.266497866336596</text:p>
          </table:table-cell>
          <table:table-cell table:formula="of:=[.$I$17]^[.A459]" office:value-type="float" office:value="0.516489101204483" calcext:value-type="float">
            <text:p>0.516489101204483</text:p>
          </table:table-cell>
          <table:table-cell table:formula="of:=[.$J$17]^[.A459]" office:value-type="float" office:value="1.26328821110735E-015" calcext:value-type="float">
            <text:p>1.26328821110735E-15</text:p>
          </table:table-cell>
          <table:table-cell table:formula="of:=[.$K$17]^[.A459]" office:value-type="float" office:value="0.00000019482790736004" calcext:value-type="float">
            <text:p>1.9482790736004E-07</text:p>
          </table:table-cell>
          <table:table-cell table:formula="of:=[.$L$17]^[.A459]" office:value-type="float" office:value="0.00129172515554485" calcext:value-type="float">
            <text:p>0.001291725155545</text:p>
          </table:table-cell>
          <table:table-cell table:formula="of:=[.$M$17]^[.A459]" office:value-type="float" office:value="0.00000000316184808332641" calcext:value-type="float">
            <text:p>3.16184808332641E-09</text:p>
          </table:table-cell>
          <table:table-cell table:formula="of:=[.$N$17]^[.A459]" office:value-type="float" office:value="0.516489101204483" calcext:value-type="float">
            <text:p>0.516489101204483</text:p>
          </table:table-cell>
          <table:table-cell table:formula="of:=SUM([.B459:.N459])" office:value-type="float" office:value="2.33374770215157" calcext:value-type="float">
            <text:p>2.33374770215157</text:p>
          </table:table-cell>
          <table:table-cell table:formula="of:=13-[.O459]" office:value-type="float" office:value="10.6662522978484" calcext:value-type="float">
            <text:p>10.666252297848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B$17]^[.A460]" office:value-type="float" office:value="7.61435474217148E-032" calcext:value-type="float">
            <text:p>7.61435474217148E-32</text:p>
          </table:table-cell>
          <table:table-cell table:formula="of:=[.$C$17]^[.A460]" office:value-type="float" office:value="0.00000146271585609249" calcext:value-type="float">
            <text:p>1.46271585609249E-06</text:p>
          </table:table-cell>
          <table:table-cell table:formula="of:=[.$D$17]^[.A460]" office:value-type="float" office:value="1.49130403595776E-175" calcext:value-type="float">
            <text:p>1.49130403595776E-175</text:p>
          </table:table-cell>
          <table:table-cell table:formula="of:=[.$E$17]^[.A460]" office:value-type="float" office:value="0.515719370800304" calcext:value-type="float">
            <text:p>0.515719370800304</text:p>
          </table:table-cell>
          <table:table-cell table:formula="of:=[.$F$17]^[.A460]" office:value-type="float" office:value="0.000000000188617679322932" calcext:value-type="float">
            <text:p>1.88617679322932E-10</text:p>
          </table:table-cell>
          <table:table-cell table:formula="of:=[.$G$17]^[.A460]" office:value-type="float" office:value="0.515719370800304" calcext:value-type="float">
            <text:p>0.515719370800304</text:p>
          </table:table-cell>
          <table:table-cell table:formula="of:=[.$H$17]^[.A460]" office:value-type="float" office:value="0.265703535885518" calcext:value-type="float">
            <text:p>0.265703535885518</text:p>
          </table:table-cell>
          <table:table-cell table:formula="of:=[.$I$17]^[.A460]" office:value-type="float" office:value="0.515719370800304" calcext:value-type="float">
            <text:p>0.515719370800304</text:p>
          </table:table-cell>
          <table:table-cell table:formula="of:=[.$J$17]^[.A460]" office:value-type="float" office:value="1.16915347108444E-015" calcext:value-type="float">
            <text:p>1.16915347108444E-15</text:p>
          </table:table-cell>
          <table:table-cell table:formula="of:=[.$K$17]^[.A460]" office:value-type="float" office:value="0.000000188149752562304" calcext:value-type="float">
            <text:p>1.88149752562304E-07</text:p>
          </table:table-cell>
          <table:table-cell table:formula="of:=[.$L$17]^[.A460]" office:value-type="float" office:value="0.00127247440807026" calcext:value-type="float">
            <text:p>0.00127247440807</text:p>
          </table:table-cell>
          <table:table-cell table:formula="of:=[.$M$17]^[.A460]" office:value-type="float" office:value="0.00000000302519593069382" calcext:value-type="float">
            <text:p>3.02519593069382E-09</text:p>
          </table:table-cell>
          <table:table-cell table:formula="of:=[.$N$17]^[.A460]" office:value-type="float" office:value="0.515719370800304" calcext:value-type="float">
            <text:p>0.515719370800304</text:p>
          </table:table-cell>
          <table:table-cell table:formula="of:=SUM([.B460:.N460])" office:value-type="float" office:value="2.32985514757423" calcext:value-type="float">
            <text:p>2.32985514757423</text:p>
          </table:table-cell>
          <table:table-cell table:formula="of:=13-[.O460]" office:value-type="float" office:value="10.6701448524258" calcext:value-type="float">
            <text:p>10.67014485242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B$17]^[.A461]" office:value-type="float" office:value="6.47957758238438E-032" calcext:value-type="float">
            <text:p>6.47957758238438E-32</text:p>
          </table:table-cell>
          <table:table-cell table:formula="of:=[.$C$17]^[.A461]" office:value-type="float" office:value="0.00000141911776798243" calcext:value-type="float">
            <text:p>1.41911776798243E-06</text:p>
          </table:table-cell>
          <table:table-cell table:formula="of:=[.$D$17]^[.A461]" office:value-type="float" office:value="6.02300139708723E-176" calcext:value-type="float">
            <text:p>6.02300139708723E-176</text:p>
          </table:table-cell>
          <table:table-cell table:formula="of:=[.$E$17]^[.A461]" office:value-type="float" office:value="0.514950787535326" calcext:value-type="float">
            <text:p>0.514950787535326</text:p>
          </table:table-cell>
          <table:table-cell table:formula="of:=[.$F$17]^[.A461]" office:value-type="float" office:value="0.000000000179341400011968" calcext:value-type="float">
            <text:p>1.79341400011968E-10</text:p>
          </table:table-cell>
          <table:table-cell table:formula="of:=[.$G$17]^[.A461]" office:value-type="float" office:value="0.514950787535326" calcext:value-type="float">
            <text:p>0.514950787535326</text:p>
          </table:table-cell>
          <table:table-cell table:formula="of:=[.$H$17]^[.A461]" office:value-type="float" office:value="0.264911573036381" calcext:value-type="float">
            <text:p>0.264911573036381</text:p>
          </table:table-cell>
          <table:table-cell table:formula="of:=[.$I$17]^[.A461]" office:value-type="float" office:value="0.514950787535326" calcext:value-type="float">
            <text:p>0.514950787535326</text:p>
          </table:table-cell>
          <table:table-cell table:formula="of:=[.$J$17]^[.A461]" office:value-type="float" office:value="1.0820332422406E-015" calcext:value-type="float">
            <text:p>1.0820332422406E-15</text:p>
          </table:table-cell>
          <table:table-cell table:formula="of:=[.$K$17]^[.A461]" office:value-type="float" office:value="0.000000181700506200258" calcext:value-type="float">
            <text:p>1.81700506200258E-07</text:p>
          </table:table-cell>
          <table:table-cell table:formula="of:=[.$L$17]^[.A461]" office:value-type="float" office:value="0.00125351055698129" calcext:value-type="float">
            <text:p>0.001253510556981</text:p>
          </table:table-cell>
          <table:table-cell table:formula="of:=[.$M$17]^[.A461]" office:value-type="float" office:value="0.00000000289444975783224" calcext:value-type="float">
            <text:p>2.89444975783224E-09</text:p>
          </table:table-cell>
          <table:table-cell table:formula="of:=[.$N$17]^[.A461]" office:value-type="float" office:value="0.514950787535326" calcext:value-type="float">
            <text:p>0.514950787535326</text:p>
          </table:table-cell>
          <table:table-cell table:formula="of:=SUM([.B461:.N461])" office:value-type="float" office:value="2.32596983762673" calcext:value-type="float">
            <text:p>2.32596983762673</text:p>
          </table:table-cell>
          <table:table-cell table:formula="of:=13-[.O461]" office:value-type="float" office:value="10.6740301623733" calcext:value-type="float">
            <text:p>10.674030162373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B$17]^[.A462]" office:value-type="float" office:value="5.51391773404095E-032" calcext:value-type="float">
            <text:p>5.51391773404095E-32</text:p>
          </table:table-cell>
          <table:table-cell table:formula="of:=[.$C$17]^[.A462]" office:value-type="float" office:value="0.0000013768191757922" calcext:value-type="float">
            <text:p>1.3768191757922E-06</text:p>
          </table:table-cell>
          <table:table-cell table:formula="of:=[.$D$17]^[.A462]" office:value-type="float" office:value="2.43253856722897E-176" calcext:value-type="float">
            <text:p>2.43253856722897E-176</text:p>
          </table:table-cell>
          <table:table-cell table:formula="of:=[.$E$17]^[.A462]" office:value-type="float" office:value="0.514183349699953" calcext:value-type="float">
            <text:p>0.514183349699953</text:p>
          </table:table-cell>
          <table:table-cell table:formula="of:=[.$F$17]^[.A462]" office:value-type="float" office:value="0.00000000017052133115892" calcext:value-type="float">
            <text:p>1.7052133115892E-10</text:p>
          </table:table-cell>
          <table:table-cell table:formula="of:=[.$G$17]^[.A462]" office:value-type="float" office:value="0.514183349699953" calcext:value-type="float">
            <text:p>0.514183349699953</text:p>
          </table:table-cell>
          <table:table-cell table:formula="of:=[.$H$17]^[.A462]" office:value-type="float" office:value="0.264121970732249" calcext:value-type="float">
            <text:p>0.264121970732249</text:p>
          </table:table-cell>
          <table:table-cell table:formula="of:=[.$I$17]^[.A462]" office:value-type="float" office:value="0.514183349699953" calcext:value-type="float">
            <text:p>0.514183349699953</text:p>
          </table:table-cell>
          <table:table-cell table:formula="of:=[.$J$17]^[.A462]" office:value-type="float" office:value="1.00140483372788E-015" calcext:value-type="float">
            <text:p>1.00140483372788E-15</text:p>
          </table:table-cell>
          <table:table-cell table:formula="of:=[.$K$17]^[.A462]" office:value-type="float" office:value="0.000000175472321934079" calcext:value-type="float">
            <text:p>1.75472321934079E-07</text:p>
          </table:table-cell>
          <table:table-cell table:formula="of:=[.$L$17]^[.A462]" office:value-type="float" office:value="0.00123482932662389" calcext:value-type="float">
            <text:p>0.001234829326624</text:p>
          </table:table-cell>
          <table:table-cell table:formula="of:=[.$M$17]^[.A462]" office:value-type="float" office:value="0.00000000276935431375305" calcext:value-type="float">
            <text:p>2.76935431375305E-09</text:p>
          </table:table-cell>
          <table:table-cell table:formula="of:=[.$N$17]^[.A462]" office:value-type="float" office:value="0.514183349699953" calcext:value-type="float">
            <text:p>0.514183349699953</text:p>
          </table:table-cell>
          <table:table-cell table:formula="of:=SUM([.B462:.N462])" office:value-type="float" office:value="2.32209175409006" calcext:value-type="float">
            <text:p>2.32209175409006</text:p>
          </table:table-cell>
          <table:table-cell table:formula="of:=13-[.O462]" office:value-type="float" office:value="10.6779082459099" calcext:value-type="float">
            <text:p>10.677908245909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B$17]^[.A463]" office:value-type="float" office:value="4.69217142494394E-032" calcext:value-type="float">
            <text:p>4.69217142494394E-32</text:p>
          </table:table-cell>
          <table:table-cell table:formula="of:=[.$C$17]^[.A463]" office:value-type="float" office:value="0.00000133578134640942" calcext:value-type="float">
            <text:p>1.33578134640942E-06</text:p>
          </table:table-cell>
          <table:table-cell table:formula="of:=[.$D$17]^[.A463]" office:value-type="float" office:value="9.82441060684128E-177" calcext:value-type="float">
            <text:p>9.82441060684128E-177</text:p>
          </table:table-cell>
          <table:table-cell table:formula="of:=[.$E$17]^[.A463]" office:value-type="float" office:value="0.513417055587136" calcext:value-type="float">
            <text:p>0.513417055587136</text:p>
          </table:table-cell>
          <table:table-cell table:formula="of:=[.$F$17]^[.A463]" office:value-type="float" office:value="0.000000000162135036183891" calcext:value-type="float">
            <text:p>1.62135036183891E-10</text:p>
          </table:table-cell>
          <table:table-cell table:formula="of:=[.$G$17]^[.A463]" office:value-type="float" office:value="0.513417055587136" calcext:value-type="float">
            <text:p>0.513417055587136</text:p>
          </table:table-cell>
          <table:table-cell table:formula="of:=[.$H$17]^[.A463]" office:value-type="float" office:value="0.26333472193722" calcext:value-type="float">
            <text:p>0.26333472193722</text:p>
          </table:table-cell>
          <table:table-cell table:formula="of:=[.$I$17]^[.A463]" office:value-type="float" office:value="0.513417055587136" calcext:value-type="float">
            <text:p>0.513417055587136</text:p>
          </table:table-cell>
          <table:table-cell table:formula="of:=[.$J$17]^[.A463]" office:value-type="float" office:value="9.26784503345776E-016" calcext:value-type="float">
            <text:p>9.26784503345776E-16</text:p>
          </table:table-cell>
          <table:table-cell table:formula="of:=[.$K$17]^[.A463]" office:value-type="float" office:value="0.000000169457622374491" calcext:value-type="float">
            <text:p>1.69457622374491E-07</text:p>
          </table:table-cell>
          <table:table-cell table:formula="of:=[.$L$17]^[.A463]" office:value-type="float" office:value="0.00121642650506467" calcext:value-type="float">
            <text:p>0.001216426505065</text:p>
          </table:table-cell>
          <table:table-cell table:formula="of:=[.$M$17]^[.A463]" office:value-type="float" office:value="0.00000000264966537917952" calcext:value-type="float">
            <text:p>2.64966537917952E-09</text:p>
          </table:table-cell>
          <table:table-cell table:formula="of:=[.$N$17]^[.A463]" office:value-type="float" office:value="0.513417055587136" calcext:value-type="float">
            <text:p>0.513417055587136</text:p>
          </table:table-cell>
          <table:table-cell table:formula="of:=SUM([.B463:.N463])" office:value-type="float" office:value="2.3182208788416" calcext:value-type="float">
            <text:p>2.3182208788416</text:p>
          </table:table-cell>
          <table:table-cell table:formula="of:=13-[.O463]" office:value-type="float" office:value="10.6817791211584" calcext:value-type="float">
            <text:p>10.681779121158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B$17]^[.A464]" office:value-type="float" office:value="3.99289103374514E-032" calcext:value-type="float">
            <text:p>3.99289103374514E-32</text:p>
          </table:table-cell>
          <table:table-cell table:formula="of:=[.$C$17]^[.A464]" office:value-type="float" office:value="0.00000129596670121093" calcext:value-type="float">
            <text:p>1.29596670121093E-06</text:p>
          </table:table-cell>
          <table:table-cell table:formula="of:=[.$D$17]^[.A464]" office:value-type="float" office:value="3.96783200365721E-177" calcext:value-type="float">
            <text:p>3.96783200365721E-177</text:p>
          </table:table-cell>
          <table:table-cell table:formula="of:=[.$E$17]^[.A464]" office:value-type="float" office:value="0.512651903492371" calcext:value-type="float">
            <text:p>0.512651903492371</text:p>
          </table:table-cell>
          <table:table-cell table:formula="of:=[.$F$17]^[.A464]" office:value-type="float" office:value="0.000000000154161181945339" calcext:value-type="float">
            <text:p>1.54161181945339E-10</text:p>
          </table:table-cell>
          <table:table-cell table:formula="of:=[.$G$17]^[.A464]" office:value-type="float" office:value="0.512651903492371" calcext:value-type="float">
            <text:p>0.512651903492371</text:p>
          </table:table-cell>
          <table:table-cell table:formula="of:=[.$H$17]^[.A464]" office:value-type="float" office:value="0.262549819636363" calcext:value-type="float">
            <text:p>0.262549819636363</text:p>
          </table:table-cell>
          <table:table-cell table:formula="of:=[.$I$17]^[.A464]" office:value-type="float" office:value="0.512651903492371" calcext:value-type="float">
            <text:p>0.512651903492371</text:p>
          </table:table-cell>
          <table:table-cell table:formula="of:=[.$J$17]^[.A464]" office:value-type="float" office:value="8.57724555257417E-016" calcext:value-type="float">
            <text:p>8.57724555257417E-16</text:p>
          </table:table-cell>
          <table:table-cell table:formula="of:=[.$K$17]^[.A464]" office:value-type="float" office:value="0.00000016364908986389" calcext:value-type="float">
            <text:p>1.6364908986389E-07</text:p>
          </table:table-cell>
          <table:table-cell table:formula="of:=[.$L$17]^[.A464]" office:value-type="float" office:value="0.0011982979431412" calcext:value-type="float">
            <text:p>0.001198297943141</text:p>
          </table:table-cell>
          <table:table-cell table:formula="of:=[.$M$17]^[.A464]" office:value-type="float" office:value="0.0000000025351492897664" calcext:value-type="float">
            <text:p>2.5351492897664E-09</text:p>
          </table:table-cell>
          <table:table-cell table:formula="of:=[.$N$17]^[.A464]" office:value-type="float" office:value="0.512651903492371" calcext:value-type="float">
            <text:p>0.512651903492371</text:p>
          </table:table-cell>
          <table:table-cell table:formula="of:=SUM([.B464:.N464])" office:value-type="float" office:value="2.31435719385409" calcext:value-type="float">
            <text:p>2.31435719385409</text:p>
          </table:table-cell>
          <table:table-cell table:formula="of:=13-[.O464]" office:value-type="float" office:value="10.6856428061459" calcext:value-type="float">
            <text:p>10.68564280614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B$17]^[.A465]" office:value-type="float" office:value="3.39782530591427E-032" calcext:value-type="float">
            <text:p>3.39782530591427E-32</text:p>
          </table:table-cell>
          <table:table-cell table:formula="of:=[.$C$17]^[.A465]" office:value-type="float" office:value="0.00000125733878165173" calcext:value-type="float">
            <text:p>1.25733878165173E-06</text:p>
          </table:table-cell>
          <table:table-cell table:formula="of:=[.$D$17]^[.A465]" office:value-type="float" office:value="1.60250741131312E-177" calcext:value-type="float">
            <text:p>1.60250741131312E-177</text:p>
          </table:table-cell>
          <table:table-cell table:formula="of:=[.$E$17]^[.A465]" office:value-type="float" office:value="0.511887891713694" calcext:value-type="float">
            <text:p>0.511887891713694</text:p>
          </table:table-cell>
          <table:table-cell table:formula="of:=[.$F$17]^[.A465]" office:value-type="float" office:value="0.000000000146579484472618" calcext:value-type="float">
            <text:p>1.46579484472618E-10</text:p>
          </table:table-cell>
          <table:table-cell table:formula="of:=[.$G$17]^[.A465]" office:value-type="float" office:value="0.511887891713694" calcext:value-type="float">
            <text:p>0.511887891713694</text:p>
          </table:table-cell>
          <table:table-cell table:formula="of:=[.$H$17]^[.A465]" office:value-type="float" office:value="0.261767256835659" calcext:value-type="float">
            <text:p>0.261767256835659</text:p>
          </table:table-cell>
          <table:table-cell table:formula="of:=[.$I$17]^[.A465]" office:value-type="float" office:value="0.511887891713694" calcext:value-type="float">
            <text:p>0.511887891713694</text:p>
          </table:table-cell>
          <table:table-cell table:formula="of:=[.$J$17]^[.A465]" office:value-type="float" office:value="7.93810653971469E-016" calcext:value-type="float">
            <text:p>7.93810653971469E-16</text:p>
          </table:table-cell>
          <table:table-cell table:formula="of:=[.$K$17]^[.A465]" office:value-type="float" office:value="0.000000158039657573473" calcext:value-type="float">
            <text:p>1.58039657573473E-07</text:p>
          </table:table-cell>
          <table:table-cell table:formula="of:=[.$L$17]^[.A465]" office:value-type="float" office:value="0.00118043955352658" calcext:value-type="float">
            <text:p>0.001180439553527</text:p>
          </table:table-cell>
          <table:table-cell table:formula="of:=[.$M$17]^[.A465]" office:value-type="float" office:value="0.00000000242558247992553" calcext:value-type="float">
            <text:p>2.42558247992553E-09</text:p>
          </table:table-cell>
          <table:table-cell table:formula="of:=[.$N$17]^[.A465]" office:value-type="float" office:value="0.511887891713694" calcext:value-type="float">
            <text:p>0.511887891713694</text:p>
          </table:table-cell>
          <table:table-cell table:formula="of:=SUM([.B465:.N465])" office:value-type="float" office:value="2.31050068119456" calcext:value-type="float">
            <text:p>2.31050068119456</text:p>
          </table:table-cell>
          <table:table-cell table:formula="of:=13-[.O465]" office:value-type="float" office:value="10.6894993188054" calcext:value-type="float">
            <text:p>10.689499318805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B$17]^[.A466]" office:value-type="float" office:value="2.89144299504777E-032" calcext:value-type="float">
            <text:p>2.89144299504777E-32</text:p>
          </table:table-cell>
          <table:table-cell table:formula="of:=[.$C$17]^[.A466]" office:value-type="float" office:value="0.0000012198622158797" calcext:value-type="float">
            <text:p>1.2198622158797E-06</text:p>
          </table:table-cell>
          <table:table-cell table:formula="of:=[.$D$17]^[.A466]" office:value-type="float" office:value="6.47212382214388E-178" calcext:value-type="float">
            <text:p>6.47212382214388E-178</text:p>
          </table:table-cell>
          <table:table-cell table:formula="of:=[.$E$17]^[.A466]" office:value-type="float" office:value="0.511125018551677" calcext:value-type="float">
            <text:p>0.511125018551677</text:p>
          </table:table-cell>
          <table:table-cell table:formula="of:=[.$F$17]^[.A466]" office:value-type="float" office:value="0.000000000139370657367407" calcext:value-type="float">
            <text:p>1.39370657367407E-10</text:p>
          </table:table-cell>
          <table:table-cell table:formula="of:=[.$G$17]^[.A466]" office:value-type="float" office:value="0.511125018551677" calcext:value-type="float">
            <text:p>0.511125018551677</text:p>
          </table:table-cell>
          <table:table-cell table:formula="of:=[.$H$17]^[.A466]" office:value-type="float" office:value="0.260987026561931" calcext:value-type="float">
            <text:p>0.260987026561931</text:p>
          </table:table-cell>
          <table:table-cell table:formula="of:=[.$I$17]^[.A466]" office:value-type="float" office:value="0.511125018551677" calcext:value-type="float">
            <text:p>0.511125018551677</text:p>
          </table:table-cell>
          <table:table-cell table:formula="of:=[.$J$17]^[.A466]" office:value-type="float" office:value="7.34659338474341E-016" calcext:value-type="float">
            <text:p>7.34659338474341E-16</text:p>
          </table:table-cell>
          <table:table-cell table:formula="of:=[.$K$17]^[.A466]" office:value-type="float" office:value="0.00000015262250090553" calcext:value-type="float">
            <text:p>1.5262250090553E-07</text:p>
          </table:table-cell>
          <table:table-cell table:formula="of:=[.$L$17]^[.A466]" office:value-type="float" office:value="0.00116284730980785" calcext:value-type="float">
            <text:p>0.001162847309808</text:p>
          </table:table-cell>
          <table:table-cell table:formula="of:=[.$M$17]^[.A466]" office:value-type="float" office:value="0.0000000023207510463669" calcext:value-type="float">
            <text:p>2.3207510463669E-09</text:p>
          </table:table-cell>
          <table:table-cell table:formula="of:=[.$N$17]^[.A466]" office:value-type="float" office:value="0.511125018551677" calcext:value-type="float">
            <text:p>0.511125018551677</text:p>
          </table:table-cell>
          <table:table-cell table:formula="of:=SUM([.B466:.N466])" office:value-type="float" office:value="2.30665132302328" calcext:value-type="float">
            <text:p>2.30665132302328</text:p>
          </table:table-cell>
          <table:table-cell table:formula="of:=13-[.O466]" office:value-type="float" office:value="10.6933486769767" calcext:value-type="float">
            <text:p>10.693348676976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B$17]^[.A467]" office:value-type="float" office:value="2.46052749653096E-032" calcext:value-type="float">
            <text:p>2.46052749653096E-32</text:p>
          </table:table-cell>
          <table:table-cell table:formula="of:=[.$C$17]^[.A467]" office:value-type="float" office:value="0.00000118350268634528" calcext:value-type="float">
            <text:p>1.18350268634528E-06</text:p>
          </table:table-cell>
          <table:table-cell table:formula="of:=[.$D$17]^[.A467]" office:value-type="float" office:value="2.6139278029821E-178" calcext:value-type="float">
            <text:p>2.6139278029821E-178</text:p>
          </table:table-cell>
          <table:table-cell table:formula="of:=[.$E$17]^[.A467]" office:value-type="float" office:value="0.510363282309424" calcext:value-type="float">
            <text:p>0.510363282309424</text:p>
          </table:table-cell>
          <table:table-cell table:formula="of:=[.$F$17]^[.A467]" office:value-type="float" office:value="0.00000000013251636274278" calcext:value-type="float">
            <text:p>1.3251636274278E-10</text:p>
          </table:table-cell>
          <table:table-cell table:formula="of:=[.$G$17]^[.A467]" office:value-type="float" office:value="0.510363282309424" calcext:value-type="float">
            <text:p>0.510363282309424</text:p>
          </table:table-cell>
          <table:table-cell table:formula="of:=[.$H$17]^[.A467]" office:value-type="float" office:value="0.26020912186279" calcext:value-type="float">
            <text:p>0.26020912186279</text:p>
          </table:table-cell>
          <table:table-cell table:formula="of:=[.$I$17]^[.A467]" office:value-type="float" office:value="0.510363282309424" calcext:value-type="float">
            <text:p>0.510363282309424</text:p>
          </table:table-cell>
          <table:table-cell table:formula="of:=[.$J$17]^[.A467]" office:value-type="float" office:value="6.79915721598458E-016" calcext:value-type="float">
            <text:p>6.79915721598458E-16</text:p>
          </table:table-cell>
          <table:table-cell table:formula="of:=[.$K$17]^[.A467]" office:value-type="float" office:value="0.000000147391029190438" calcext:value-type="float">
            <text:p>1.47391029190438E-07</text:p>
          </table:table-cell>
          <table:table-cell table:formula="of:=[.$L$17]^[.A467]" office:value-type="float" office:value="0.00114551724557822" calcext:value-type="float">
            <text:p>0.001145517245578</text:p>
          </table:table-cell>
          <table:table-cell table:formula="of:=[.$M$17]^[.A467]" office:value-type="float" office:value="0.00000000222045033050306" calcext:value-type="float">
            <text:p>2.22045033050306E-09</text:p>
          </table:table-cell>
          <table:table-cell table:formula="of:=[.$N$17]^[.A467]" office:value-type="float" office:value="0.510363282309424" calcext:value-type="float">
            <text:p>0.510363282309424</text:p>
          </table:table-cell>
          <table:table-cell table:formula="of:=SUM([.B467:.N467])" office:value-type="float" office:value="2.30280910159274" calcext:value-type="float">
            <text:p>2.30280910159274</text:p>
          </table:table-cell>
          <table:table-cell table:formula="of:=13-[.O467]" office:value-type="float" office:value="10.6971908984073" calcext:value-type="float">
            <text:p>10.697190898407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B$17]^[.A468]" office:value-type="float" office:value="2.09383189347121E-032" calcext:value-type="float">
            <text:p>2.09383189347121E-32</text:p>
          </table:table-cell>
          <table:table-cell table:formula="of:=[.$C$17]^[.A468]" office:value-type="float" office:value="0.00000114822689837672" calcext:value-type="float">
            <text:p>1.14822689837672E-06</text:p>
          </table:table-cell>
          <table:table-cell table:formula="of:=[.$D$17]^[.A468]" office:value-type="float" office:value="1.05569960448308E-178" calcext:value-type="float">
            <text:p>1.05569960448308E-178</text:p>
          </table:table-cell>
          <table:table-cell table:formula="of:=[.$E$17]^[.A468]" office:value-type="float" office:value="0.509602681292569" calcext:value-type="float">
            <text:p>0.509602681292569</text:p>
          </table:table-cell>
          <table:table-cell table:formula="of:=[.$F$17]^[.A468]" office:value-type="float" office:value="0.000000000125999164575102" calcext:value-type="float">
            <text:p>1.25999164575102E-10</text:p>
          </table:table-cell>
          <table:table-cell table:formula="of:=[.$G$17]^[.A468]" office:value-type="float" office:value="0.509602681292569" calcext:value-type="float">
            <text:p>0.509602681292569</text:p>
          </table:table-cell>
          <table:table-cell table:formula="of:=[.$H$17]^[.A468]" office:value-type="float" office:value="0.259433535806567" calcext:value-type="float">
            <text:p>0.259433535806567</text:p>
          </table:table-cell>
          <table:table-cell table:formula="of:=[.$I$17]^[.A468]" office:value-type="float" office:value="0.509602681292569" calcext:value-type="float">
            <text:p>0.509602681292569</text:p>
          </table:table-cell>
          <table:table-cell table:formula="of:=[.$J$17]^[.A468]" office:value-type="float" office:value="6.29251360823611E-016" calcext:value-type="float">
            <text:p>6.29251360823611E-16</text:p>
          </table:table-cell>
          <table:table-cell table:formula="of:=[.$K$17]^[.A468]" office:value-type="float" office:value="0.000000142338877668262" calcext:value-type="float">
            <text:p>1.42338877668262E-07</text:p>
          </table:table-cell>
          <table:table-cell table:formula="of:=[.$L$17]^[.A468]" office:value-type="float" office:value="0.00112844545354278" calcext:value-type="float">
            <text:p>0.001128445453543</text:p>
          </table:table-cell>
          <table:table-cell table:formula="of:=[.$M$17]^[.A468]" office:value-type="float" office:value="0.00000000212448451890158" calcext:value-type="float">
            <text:p>2.12448451890158E-09</text:p>
          </table:table-cell>
          <table:table-cell table:formula="of:=[.$N$17]^[.A468]" office:value-type="float" office:value="0.509602681292569" calcext:value-type="float">
            <text:p>0.509602681292569</text:p>
          </table:table-cell>
          <table:table-cell table:formula="of:=SUM([.B468:.N468])" office:value-type="float" office:value="2.29897399924665" calcext:value-type="float">
            <text:p>2.29897399924665</text:p>
          </table:table-cell>
          <table:table-cell table:formula="of:=13-[.O468]" office:value-type="float" office:value="10.7010260007534" calcext:value-type="float">
            <text:p>10.701026000753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B$17]^[.A469]" office:value-type="float" office:value="1.7817854115828E-032" calcext:value-type="float">
            <text:p>1.7817854115828E-32</text:p>
          </table:table-cell>
          <table:table-cell table:formula="of:=[.$C$17]^[.A469]" office:value-type="float" office:value="0.00000111400254969187" calcext:value-type="float">
            <text:p>1.11400254969187E-06</text:p>
          </table:table-cell>
          <table:table-cell table:formula="of:=[.$D$17]^[.A469]" office:value-type="float" office:value="4.26370481095254E-179" calcext:value-type="float">
            <text:p>4.26370481095254E-179</text:p>
          </table:table-cell>
          <table:table-cell table:formula="of:=[.$E$17]^[.A469]" office:value-type="float" office:value="0.508843213809272" calcext:value-type="float">
            <text:p>0.508843213809272</text:p>
          </table:table-cell>
          <table:table-cell table:formula="of:=[.$F$17]^[.A469]" office:value-type="float" office:value="0.000000000119802484350097" calcext:value-type="float">
            <text:p>1.19802484350097E-10</text:p>
          </table:table-cell>
          <table:table-cell table:formula="of:=[.$G$17]^[.A469]" office:value-type="float" office:value="0.508843213809272" calcext:value-type="float">
            <text:p>0.508843213809272</text:p>
          </table:table-cell>
          <table:table-cell table:formula="of:=[.$H$17]^[.A469]" office:value-type="float" office:value="0.258660261482255" calcext:value-type="float">
            <text:p>0.258660261482255</text:p>
          </table:table-cell>
          <table:table-cell table:formula="of:=[.$I$17]^[.A469]" office:value-type="float" office:value="0.508843213809272" calcext:value-type="float">
            <text:p>0.508843213809272</text:p>
          </table:table-cell>
          <table:table-cell table:formula="of:=[.$J$17]^[.A469]" office:value-type="float" office:value="5.82362287736903E-016" calcext:value-type="float">
            <text:p>5.82362287736903E-16</text:p>
          </table:table-cell>
          <table:table-cell table:formula="of:=[.$K$17]^[.A469]" office:value-type="float" office:value="0.000000137459899745207" calcext:value-type="float">
            <text:p>1.37459899745207E-07</text:p>
          </table:table-cell>
          <table:table-cell table:formula="of:=[.$L$17]^[.A469]" office:value-type="float" office:value="0.00111162808463752" calcext:value-type="float">
            <text:p>0.001111628084638</text:p>
          </table:table-cell>
          <table:table-cell table:formula="of:=[.$M$17]^[.A469]" office:value-type="float" office:value="0.00000000203266626100569" calcext:value-type="float">
            <text:p>2.03266626100569E-09</text:p>
          </table:table-cell>
          <table:table-cell table:formula="of:=[.$N$17]^[.A469]" office:value-type="float" office:value="0.508843213809272" calcext:value-type="float">
            <text:p>0.508843213809272</text:p>
          </table:table-cell>
          <table:table-cell table:formula="of:=SUM([.B469:.N469])" office:value-type="float" office:value="2.2951459984189" calcext:value-type="float">
            <text:p>2.2951459984189</text:p>
          </table:table-cell>
          <table:table-cell table:formula="of:=13-[.O469]" office:value-type="float" office:value="10.7048540015811" calcext:value-type="float">
            <text:p>10.704854001581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B$17]^[.A470]" office:value-type="float" office:value="1.51624362148104E-032" calcext:value-type="float">
            <text:p>1.51624362148104E-32</text:p>
          </table:table-cell>
          <table:table-cell table:formula="of:=[.$C$17]^[.A470]" office:value-type="float" office:value="0.00000108079830081879" calcext:value-type="float">
            <text:p>1.08079830081879E-06</text:p>
          </table:table-cell>
          <table:table-cell table:formula="of:=[.$D$17]^[.A470]" office:value-type="float" office:value="1.72200298624164E-179" calcext:value-type="float">
            <text:p>1.72200298624164E-179</text:p>
          </table:table-cell>
          <table:table-cell table:formula="of:=[.$E$17]^[.A470]" office:value-type="float" office:value="0.508084878170211" calcext:value-type="float">
            <text:p>0.508084878170211</text:p>
          </table:table-cell>
          <table:table-cell table:formula="of:=[.$F$17]^[.A470]" office:value-type="float" office:value="0.000000000113910558890256" calcext:value-type="float">
            <text:p>1.13910558890256E-10</text:p>
          </table:table-cell>
          <table:table-cell table:formula="of:=[.$G$17]^[.A470]" office:value-type="float" office:value="0.508084878170211" calcext:value-type="float">
            <text:p>0.508084878170211</text:p>
          </table:table-cell>
          <table:table-cell table:formula="of:=[.$H$17]^[.A470]" office:value-type="float" office:value="0.257889291999446" calcext:value-type="float">
            <text:p>0.257889291999446</text:p>
          </table:table-cell>
          <table:table-cell table:formula="of:=[.$I$17]^[.A470]" office:value-type="float" office:value="0.508084878170211" calcext:value-type="float">
            <text:p>0.508084878170211</text:p>
          </table:table-cell>
          <table:table-cell table:formula="of:=[.$J$17]^[.A470]" office:value-type="float" office:value="5.38967184328789E-016" calcext:value-type="float">
            <text:p>5.38967184328789E-16</text:p>
          </table:table-cell>
          <table:table-cell table:formula="of:=[.$K$17]^[.A470]" office:value-type="float" office:value="0.00000013274815951549" calcext:value-type="float">
            <text:p>1.3274815951549E-07</text:p>
          </table:table-cell>
          <table:table-cell table:formula="of:=[.$L$17]^[.A470]" office:value-type="float" office:value="0.00109506134716156" calcext:value-type="float">
            <text:p>0.001095061347162</text:p>
          </table:table-cell>
          <table:table-cell table:formula="of:=[.$M$17]^[.A470]" office:value-type="float" office:value="0.00000000194481630337653" calcext:value-type="float">
            <text:p>1.94481630337653E-09</text:p>
          </table:table-cell>
          <table:table-cell table:formula="of:=[.$N$17]^[.A470]" office:value-type="float" office:value="0.508084878170211" calcext:value-type="float">
            <text:p>0.508084878170211</text:p>
          </table:table-cell>
          <table:table-cell table:formula="of:=SUM([.B470:.N470])" office:value-type="float" office:value="2.29132508163264" calcext:value-type="float">
            <text:p>2.29132508163264</text:p>
          </table:table-cell>
          <table:table-cell table:formula="of:=13-[.O470]" office:value-type="float" office:value="10.7086749183674" calcext:value-type="float">
            <text:p>10.708674918367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B$17]^[.A471]" office:value-type="float" office:value="1.29027586865227E-032" calcext:value-type="float">
            <text:p>1.29027586865227E-32</text:p>
          </table:table-cell>
          <table:table-cell table:formula="of:=[.$C$17]^[.A471]" office:value-type="float" office:value="0.00000104858374639796" calcext:value-type="float">
            <text:p>1.04858374639796E-06</text:p>
          </table:table-cell>
          <table:table-cell table:formula="of:=[.$D$17]^[.A471]" office:value-type="float" office:value="6.95473635277919E-180" calcext:value-type="float">
            <text:p>6.95473635277919E-180</text:p>
          </table:table-cell>
          <table:table-cell table:formula="of:=[.$E$17]^[.A471]" office:value-type="float" office:value="0.507327672688587" calcext:value-type="float">
            <text:p>0.507327672688587</text:p>
          </table:table-cell>
          <table:table-cell table:formula="of:=[.$F$17]^[.A471]" office:value-type="float" office:value="0.000000000108308400256309" calcext:value-type="float">
            <text:p>1.08308400256309E-10</text:p>
          </table:table-cell>
          <table:table-cell table:formula="of:=[.$G$17]^[.A471]" office:value-type="float" office:value="0.507327672688587" calcext:value-type="float">
            <text:p>0.507327672688587</text:p>
          </table:table-cell>
          <table:table-cell table:formula="of:=[.$H$17]^[.A471]" office:value-type="float" office:value="0.25712062048827" calcext:value-type="float">
            <text:p>0.25712062048827</text:p>
          </table:table-cell>
          <table:table-cell table:formula="of:=[.$I$17]^[.A471]" office:value-type="float" office:value="0.507327672688587" calcext:value-type="float">
            <text:p>0.507327672688587</text:p>
          </table:table-cell>
          <table:table-cell table:formula="of:=[.$J$17]^[.A471]" office:value-type="float" office:value="4.98805695183573E-016" calcext:value-type="float">
            <text:p>4.98805695183573E-16</text:p>
          </table:table-cell>
          <table:table-cell table:formula="of:=[.$K$17]^[.A471]" office:value-type="float" office:value="0.00000012819792453955" calcext:value-type="float">
            <text:p>1.2819792453955E-07</text:p>
          </table:table-cell>
          <table:table-cell table:formula="of:=[.$L$17]^[.A471]" office:value-type="float" office:value="0.00107874150592219" calcext:value-type="float">
            <text:p>0.001078741505922</text:p>
          </table:table-cell>
          <table:table-cell table:formula="of:=[.$M$17]^[.A471]" office:value-type="float" office:value="0.00000000186076313974327" calcext:value-type="float">
            <text:p>1.86076313974327E-09</text:p>
          </table:table-cell>
          <table:table-cell table:formula="of:=[.$N$17]^[.A471]" office:value-type="float" office:value="0.507327672688587" calcext:value-type="float">
            <text:p>0.507327672688587</text:p>
          </table:table-cell>
          <table:table-cell table:formula="of:=SUM([.B471:.N471])" office:value-type="float" office:value="2.28751123149928" calcext:value-type="float">
            <text:p>2.28751123149928</text:p>
          </table:table-cell>
          <table:table-cell table:formula="of:=13-[.O471]" office:value-type="float" office:value="10.7124887685007" calcext:value-type="float">
            <text:p>10.71248876850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B$17]^[.A472]" office:value-type="float" office:value="1.0979843830111E-032" calcext:value-type="float">
            <text:p>1.0979843830111E-32</text:p>
          </table:table-cell>
          <table:table-cell table:formula="of:=[.$C$17]^[.A472]" office:value-type="float" office:value="0.0000010173293873399" calcext:value-type="float">
            <text:p>1.0173293873399E-06</text:p>
          </table:table-cell>
          <table:table-cell table:formula="of:=[.$D$17]^[.A472]" office:value-type="float" office:value="2.80884284888697E-180" calcext:value-type="float">
            <text:p>2.80884284888697E-180</text:p>
          </table:table-cell>
          <table:table-cell table:formula="of:=[.$E$17]^[.A472]" office:value-type="float" office:value="0.506571595680109" calcext:value-type="float">
            <text:p>0.506571595680109</text:p>
          </table:table-cell>
          <table:table-cell table:formula="of:=[.$F$17]^[.A472]" office:value-type="float" office:value="0.000000000102981757620753" calcext:value-type="float">
            <text:p>1.02981757620753E-10</text:p>
          </table:table-cell>
          <table:table-cell table:formula="of:=[.$G$17]^[.A472]" office:value-type="float" office:value="0.506571595680109" calcext:value-type="float">
            <text:p>0.506571595680109</text:p>
          </table:table-cell>
          <table:table-cell table:formula="of:=[.$H$17]^[.A472]" office:value-type="float" office:value="0.256354240099334" calcext:value-type="float">
            <text:p>0.256354240099334</text:p>
          </table:table-cell>
          <table:table-cell table:formula="of:=[.$I$17]^[.A472]" office:value-type="float" office:value="0.506571595680109" calcext:value-type="float">
            <text:p>0.506571595680109</text:p>
          </table:table-cell>
          <table:table-cell table:formula="of:=[.$J$17]^[.A472]" office:value-type="float" office:value="4.61636865438151E-016" calcext:value-type="float">
            <text:p>4.61636865438151E-16</text:p>
          </table:table-cell>
          <table:table-cell table:formula="of:=[.$K$17]^[.A472]" office:value-type="float" office:value="0.000000123803658869789" calcext:value-type="float">
            <text:p>1.23803658869789E-07</text:p>
          </table:table-cell>
          <table:table-cell table:formula="of:=[.$L$17]^[.A472]" office:value-type="float" office:value="0.0010626648813928" calcext:value-type="float">
            <text:p>0.001062664881393</text:p>
          </table:table-cell>
          <table:table-cell table:formula="of:=[.$M$17]^[.A472]" office:value-type="float" office:value="0.00000000178034267617761" calcext:value-type="float">
            <text:p>1.78034267617761E-09</text:p>
          </table:table-cell>
          <table:table-cell table:formula="of:=[.$N$17]^[.A472]" office:value-type="float" office:value="0.506571595680109" calcext:value-type="float">
            <text:p>0.506571595680109</text:p>
          </table:table-cell>
          <table:table-cell table:formula="of:=SUM([.B472:.N472])" office:value-type="float" office:value="2.28370443071753" calcext:value-type="float">
            <text:p>2.28370443071753</text:p>
          </table:table-cell>
          <table:table-cell table:formula="of:=13-[.O472]" office:value-type="float" office:value="10.7162955692825" calcext:value-type="float">
            <text:p>10.71629556928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B$17]^[.A473]" office:value-type="float" office:value="9.34350346794841E-033" calcext:value-type="float">
            <text:p>9.34350346794841E-33</text:p>
          </table:table-cell>
          <table:table-cell table:formula="of:=[.$C$17]^[.A473]" office:value-type="float" office:value="0.00000098700660381263" calcext:value-type="float">
            <text:p>9.8700660381263E-07</text:p>
          </table:table-cell>
          <table:table-cell table:formula="of:=[.$D$17]^[.A473]" office:value-type="float" office:value="1.13442088233736E-180" calcext:value-type="float">
            <text:p>1.13442088233736E-180</text:p>
          </table:table-cell>
          <table:table-cell table:formula="of:=[.$E$17]^[.A473]" office:value-type="float" office:value="0.505816645463" calcext:value-type="float">
            <text:p>0.505816645463</text:p>
          </table:table-cell>
          <table:table-cell table:formula="of:=[.$F$17]^[.A473]" office:value-type="float" office:value="0.0000000000979170810164537" calcext:value-type="float">
            <text:p>9.79170810164537E-11</text:p>
          </table:table-cell>
          <table:table-cell table:formula="of:=[.$G$17]^[.A473]" office:value-type="float" office:value="0.505816645463" calcext:value-type="float">
            <text:p>0.505816645463</text:p>
          </table:table-cell>
          <table:table-cell table:formula="of:=[.$H$17]^[.A473]" office:value-type="float" office:value="0.255590144003657" calcext:value-type="float">
            <text:p>0.255590144003657</text:p>
          </table:table-cell>
          <table:table-cell table:formula="of:=[.$I$17]^[.A473]" office:value-type="float" office:value="0.505816645463" calcext:value-type="float">
            <text:p>0.505816645463</text:p>
          </table:table-cell>
          <table:table-cell table:formula="of:=[.$J$17]^[.A473]" office:value-type="float" office:value="4.27237695137245E-016" calcext:value-type="float">
            <text:p>4.27237695137245E-16</text:p>
          </table:table-cell>
          <table:table-cell table:formula="of:=[.$K$17]^[.A473]" office:value-type="float" office:value="0.000000119560016315385" calcext:value-type="float">
            <text:p>1.19560016315385E-07</text:p>
          </table:table-cell>
          <table:table-cell table:formula="of:=[.$L$17]^[.A473]" office:value-type="float" office:value="0.00104682784888322" calcext:value-type="float">
            <text:p>0.001046827848883</text:p>
          </table:table-cell>
          <table:table-cell table:formula="of:=[.$M$17]^[.A473]" office:value-type="float" office:value="0.00000000170339791073924" calcext:value-type="float">
            <text:p>1.70339791073924E-09</text:p>
          </table:table-cell>
          <table:table-cell table:formula="of:=[.$N$17]^[.A473]" office:value-type="float" office:value="0.505816645463" calcext:value-type="float">
            <text:p>0.505816645463</text:p>
          </table:table-cell>
          <table:table-cell table:formula="of:=SUM([.B473:.N473])" office:value-type="float" office:value="2.27990466207248" calcext:value-type="float">
            <text:p>2.27990466207248</text:p>
          </table:table-cell>
          <table:table-cell table:formula="of:=13-[.O473]" office:value-type="float" office:value="10.7200953379275" calcext:value-type="float">
            <text:p>10.720095337927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B$17]^[.A474]" office:value-type="float" office:value="7.95102903159246E-033" calcext:value-type="float">
            <text:p>7.95102903159246E-33</text:p>
          </table:table-cell>
          <table:table-cell table:formula="of:=[.$C$17]^[.A474]" office:value-type="float" office:value="0.00000095758762903431" calcext:value-type="float">
            <text:p>9.5758762903431E-07</text:p>
          </table:table-cell>
          <table:table-cell table:formula="of:=[.$D$17]^[.A474]" office:value-type="float" office:value="4.58164022523732E-181" calcext:value-type="float">
            <text:p>4.58164022523732E-181</text:p>
          </table:table-cell>
          <table:table-cell table:formula="of:=[.$E$17]^[.A474]" office:value-type="float" office:value="0.505062820357988" calcext:value-type="float">
            <text:p>0.505062820357988</text:p>
          </table:table-cell>
          <table:table-cell table:formula="of:=[.$F$17]^[.A474]" office:value-type="float" office:value="0.0000000000931014868681034" calcext:value-type="float">
            <text:p>9.31014868681034E-11</text:p>
          </table:table-cell>
          <table:table-cell table:formula="of:=[.$G$17]^[.A474]" office:value-type="float" office:value="0.505062820357988" calcext:value-type="float">
            <text:p>0.505062820357988</text:p>
          </table:table-cell>
          <table:table-cell table:formula="of:=[.$H$17]^[.A474]" office:value-type="float" office:value="0.254828325392618" calcext:value-type="float">
            <text:p>0.254828325392618</text:p>
          </table:table-cell>
          <table:table-cell table:formula="of:=[.$I$17]^[.A474]" office:value-type="float" office:value="0.505062820357988" calcext:value-type="float">
            <text:p>0.505062820357988</text:p>
          </table:table-cell>
          <table:table-cell table:formula="of:=[.$J$17]^[.A474]" office:value-type="float" office:value="3.95401801311817E-016" calcext:value-type="float">
            <text:p>3.95401801311817E-16</text:p>
          </table:table-cell>
          <table:table-cell table:formula="of:=[.$K$17]^[.A474]" office:value-type="float" office:value="0.000000115461833937957" calcext:value-type="float">
            <text:p>1.15461833937957E-07</text:p>
          </table:table-cell>
          <table:table-cell table:formula="of:=[.$L$17]^[.A474]" office:value-type="float" office:value="0.00103122683772251" calcext:value-type="float">
            <text:p>0.001031226837723</text:p>
          </table:table-cell>
          <table:table-cell table:formula="of:=[.$M$17]^[.A474]" office:value-type="float" office:value="0.0000000016297786269666" calcext:value-type="float">
            <text:p>1.6297786269666E-09</text:p>
          </table:table-cell>
          <table:table-cell table:formula="of:=[.$N$17]^[.A474]" office:value-type="float" office:value="0.505062820357988" calcext:value-type="float">
            <text:p>0.505062820357988</text:p>
          </table:table-cell>
          <table:table-cell table:formula="of:=SUM([.B474:.N474])" office:value-type="float" office:value="2.27611190843464" calcext:value-type="float">
            <text:p>2.27611190843464</text:p>
          </table:table-cell>
          <table:table-cell table:formula="of:=13-[.O474]" office:value-type="float" office:value="10.7238880915654" calcext:value-type="float">
            <text:p>10.723888091565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B$17]^[.A475]" office:value-type="float" office:value="6.7660768659304E-033" calcext:value-type="float">
            <text:p>6.7660768659304E-33</text:p>
          </table:table-cell>
          <table:table-cell table:formula="of:=[.$C$17]^[.A475]" office:value-type="float" office:value="0.000000929045523846998" calcext:value-type="float">
            <text:p>9.29045523846998E-07</text:p>
          </table:table-cell>
          <table:table-cell table:formula="of:=[.$D$17]^[.A475]" office:value-type="float" office:value="1.85040909245799E-181" calcext:value-type="float">
            <text:p>1.85040909245799E-181</text:p>
          </table:table-cell>
          <table:table-cell table:formula="of:=[.$E$17]^[.A475]" office:value-type="float" office:value="0.504310118688304" calcext:value-type="float">
            <text:p>0.504310118688304</text:p>
          </table:table-cell>
          <table:table-cell table:formula="of:=[.$F$17]^[.A475]" office:value-type="float" office:value="0.0000000000885227252188524" calcext:value-type="float">
            <text:p>8.85227252188524E-11</text:p>
          </table:table-cell>
          <table:table-cell table:formula="of:=[.$G$17]^[.A475]" office:value-type="float" office:value="0.504310118688304" calcext:value-type="float">
            <text:p>0.504310118688304</text:p>
          </table:table-cell>
          <table:table-cell table:formula="of:=[.$H$17]^[.A475]" office:value-type="float" office:value="0.254068777477886" calcext:value-type="float">
            <text:p>0.254068777477886</text:p>
          </table:table-cell>
          <table:table-cell table:formula="of:=[.$I$17]^[.A475]" office:value-type="float" office:value="0.504310118688304" calcext:value-type="float">
            <text:p>0.504310118688304</text:p>
          </table:table-cell>
          <table:table-cell table:formula="of:=[.$J$17]^[.A475]" office:value-type="float" office:value="3.6593817975356E-016" calcext:value-type="float">
            <text:p>3.6593817975356E-16</text:p>
          </table:table-cell>
          <table:table-cell table:formula="of:=[.$K$17]^[.A475]" office:value-type="float" office:value="0.000000111504125770188" calcext:value-type="float">
            <text:p>1.11504125770188E-07</text:p>
          </table:table-cell>
          <table:table-cell table:formula="of:=[.$L$17]^[.A475]" office:value-type="float" office:value="0.00101585833045392" calcext:value-type="float">
            <text:p>0.001015858330454</text:p>
          </table:table-cell>
          <table:table-cell table:formula="of:=[.$M$17]^[.A475]" office:value-type="float" office:value="0.00000000155934110061484" calcext:value-type="float">
            <text:p>1.55934110061484E-09</text:p>
          </table:table-cell>
          <table:table-cell table:formula="of:=[.$N$17]^[.A475]" office:value-type="float" office:value="0.504310118688304" calcext:value-type="float">
            <text:p>0.504310118688304</text:p>
          </table:table-cell>
          <table:table-cell table:formula="of:=SUM([.B475:.N475])" office:value-type="float" office:value="2.27232615275907" calcext:value-type="float">
            <text:p>2.27232615275907</text:p>
          </table:table-cell>
          <table:table-cell table:formula="of:=13-[.O475]" office:value-type="float" office:value="10.7276738472409" calcext:value-type="float">
            <text:p>10.727673847240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B$17]^[.A476]" office:value-type="float" office:value="5.75771965789308E-033" calcext:value-type="float">
            <text:p>5.75771965789308E-33</text:p>
          </table:table-cell>
          <table:table-cell table:formula="of:=[.$C$17]^[.A476]" office:value-type="float" office:value="0.00000090135415204828" calcext:value-type="float">
            <text:p>9.0135415204828E-07</text:p>
          </table:table-cell>
          <table:table-cell table:formula="of:=[.$D$17]^[.A476]" office:value-type="float" office:value="7.47333627505389E-182" calcext:value-type="float">
            <text:p>7.47333627505389E-182</text:p>
          </table:table-cell>
          <table:table-cell table:formula="of:=[.$E$17]^[.A476]" office:value-type="float" office:value="0.503558538779677" calcext:value-type="float">
            <text:p>0.503558538779677</text:p>
          </table:table-cell>
          <table:table-cell table:formula="of:=[.$F$17]^[.A476]" office:value-type="float" office:value="0.0000000000841691485687449" calcext:value-type="float">
            <text:p>8.41691485687449E-11</text:p>
          </table:table-cell>
          <table:table-cell table:formula="of:=[.$G$17]^[.A476]" office:value-type="float" office:value="0.503558538779677" calcext:value-type="float">
            <text:p>0.503558538779677</text:p>
          </table:table-cell>
          <table:table-cell table:formula="of:=[.$H$17]^[.A476]" office:value-type="float" office:value="0.253311493491365" calcext:value-type="float">
            <text:p>0.253311493491365</text:p>
          </table:table-cell>
          <table:table-cell table:formula="of:=[.$I$17]^[.A476]" office:value-type="float" office:value="0.503558538779677" calcext:value-type="float">
            <text:p>0.503558538779677</text:p>
          </table:table-cell>
          <table:table-cell table:formula="of:=[.$J$17]^[.A476]" office:value-type="float" office:value="3.38670059056573E-016" calcext:value-type="float">
            <text:p>3.38670059056573E-16</text:p>
          </table:table-cell>
          <table:table-cell table:formula="of:=[.$K$17]^[.A476]" office:value-type="float" office:value="0.00000010768207674975" calcext:value-type="float">
            <text:p>1.0768207674975E-07</text:p>
          </table:table-cell>
          <table:table-cell table:formula="of:=[.$L$17]^[.A476]" office:value-type="float" office:value="0.00100071886204179" calcext:value-type="float">
            <text:p>0.001000718862042</text:p>
          </table:table-cell>
          <table:table-cell table:formula="of:=[.$M$17]^[.A476]" office:value-type="float" office:value="0.00000000149194781906815" calcext:value-type="float">
            <text:p>1.49194781906815E-09</text:p>
          </table:table-cell>
          <table:table-cell table:formula="of:=[.$N$17]^[.A476]" office:value-type="float" office:value="0.503558538779677" calcext:value-type="float">
            <text:p>0.503558538779677</text:p>
          </table:table-cell>
          <table:table-cell table:formula="of:=SUM([.B476:.N476])" office:value-type="float" office:value="2.26854737808446" calcext:value-type="float">
            <text:p>2.26854737808446</text:p>
          </table:table-cell>
          <table:table-cell table:formula="of:=13-[.O476]" office:value-type="float" office:value="10.7314526219155" calcext:value-type="float">
            <text:p>10.731452621915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B$17]^[.A477]" office:value-type="float" office:value="4.89963923197757E-033" calcext:value-type="float">
            <text:p>4.89963923197757E-33</text:p>
          </table:table-cell>
          <table:table-cell table:formula="of:=[.$C$17]^[.A477]" office:value-type="float" office:value="0.000000874488156458168" calcext:value-type="float">
            <text:p>8.74488156458168E-07</text:p>
          </table:table-cell>
          <table:table-cell table:formula="of:=[.$D$17]^[.A477]" office:value-type="float" office:value="3.01829229588614E-182" calcext:value-type="float">
            <text:p>3.01829229588614E-182</text:p>
          </table:table-cell>
          <table:table-cell table:formula="of:=[.$E$17]^[.A477]" office:value-type="float" office:value="0.502808078960334" calcext:value-type="float">
            <text:p>0.502808078960334</text:p>
          </table:table-cell>
          <table:table-cell table:formula="of:=[.$F$17]^[.A477]" office:value-type="float" office:value="0.0000000000800296822456918" calcext:value-type="float">
            <text:p>8.00296822456918E-11</text:p>
          </table:table-cell>
          <table:table-cell table:formula="of:=[.$G$17]^[.A477]" office:value-type="float" office:value="0.502808078960334" calcext:value-type="float">
            <text:p>0.502808078960334</text:p>
          </table:table-cell>
          <table:table-cell table:formula="of:=[.$H$17]^[.A477]" office:value-type="float" office:value="0.252556466685131" calcext:value-type="float">
            <text:p>0.252556466685131</text:p>
          </table:table-cell>
          <table:table-cell table:formula="of:=[.$I$17]^[.A477]" office:value-type="float" office:value="0.502808078960334" calcext:value-type="float">
            <text:p>0.502808078960334</text:p>
          </table:table-cell>
          <table:table-cell table:formula="of:=[.$J$17]^[.A477]" office:value-type="float" office:value="3.13433840050867E-016" calcext:value-type="float">
            <text:p>3.13433840050867E-16</text:p>
          </table:table-cell>
          <table:table-cell table:formula="of:=[.$K$17]^[.A477]" office:value-type="float" office:value="0.000000103991036861159" calcext:value-type="float">
            <text:p>1.03991036861159E-07</text:p>
          </table:table-cell>
          <table:table-cell table:formula="of:=[.$L$17]^[.A477]" office:value-type="float" office:value="0.000985805019090349" calcext:value-type="float">
            <text:p>0.00098580501909</text:p>
          </table:table-cell>
          <table:table-cell table:formula="of:=[.$M$17]^[.A477]" office:value-type="float" office:value="0.00000000142746721287892" calcext:value-type="float">
            <text:p>1.42746721287892E-09</text:p>
          </table:table-cell>
          <table:table-cell table:formula="of:=[.$N$17]^[.A477]" office:value-type="float" office:value="0.502808078960334" calcext:value-type="float">
            <text:p>0.502808078960334</text:p>
          </table:table-cell>
          <table:table-cell table:formula="of:=SUM([.B477:.N477])" office:value-type="float" office:value="2.26477556753225" calcext:value-type="float">
            <text:p>2.26477556753225</text:p>
          </table:table-cell>
          <table:table-cell table:formula="of:=13-[.O477]" office:value-type="float" office:value="10.7352244324678" calcext:value-type="float">
            <text:p>10.735224432467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B$17]^[.A478]" office:value-type="float" office:value="4.16943964449954E-033" calcext:value-type="float">
            <text:p>4.16943964449954E-33</text:p>
          </table:table-cell>
          <table:table-cell table:formula="of:=[.$C$17]^[.A478]" office:value-type="float" office:value="0.000000848422935699355" calcext:value-type="float">
            <text:p>8.48422935699355E-07</text:p>
          </table:table-cell>
          <table:table-cell table:formula="of:=[.$D$17]^[.A478]" office:value-type="float" office:value="1.219012238726E-182" calcext:value-type="float">
            <text:p>1.219012238726E-182</text:p>
          </table:table-cell>
          <table:table-cell table:formula="of:=[.$E$17]^[.A478]" office:value-type="float" office:value="0.502058737560989" calcext:value-type="float">
            <text:p>0.502058737560989</text:p>
          </table:table-cell>
          <table:table-cell table:formula="of:=[.$F$17]^[.A478]" office:value-type="float" office:value="0.0000000000760937962336086" calcext:value-type="float">
            <text:p>7.60937962336086E-11</text:p>
          </table:table-cell>
          <table:table-cell table:formula="of:=[.$G$17]^[.A478]" office:value-type="float" office:value="0.502058737560989" calcext:value-type="float">
            <text:p>0.502058737560989</text:p>
          </table:table-cell>
          <table:table-cell table:formula="of:=[.$H$17]^[.A478]" office:value-type="float" office:value="0.251803690331375" calcext:value-type="float">
            <text:p>0.251803690331375</text:p>
          </table:table-cell>
          <table:table-cell table:formula="of:=[.$I$17]^[.A478]" office:value-type="float" office:value="0.502058737560989" calcext:value-type="float">
            <text:p>0.502058737560989</text:p>
          </table:table-cell>
          <table:table-cell table:formula="of:=[.$J$17]^[.A478]" office:value-type="float" office:value="2.90078114264663E-016" calcext:value-type="float">
            <text:p>2.90078114264663E-16</text:p>
          </table:table-cell>
          <table:table-cell table:formula="of:=[.$K$17]^[.A478]" office:value-type="float" office:value="0.000000100426515478437" calcext:value-type="float">
            <text:p>1.00426515478437E-07</text:p>
          </table:table-cell>
          <table:table-cell table:formula="of:=[.$L$17]^[.A478]" office:value-type="float" office:value="0.000971113439074099" calcext:value-type="float">
            <text:p>0.000971113439074</text:p>
          </table:table-cell>
          <table:table-cell table:formula="of:=[.$M$17]^[.A478]" office:value-type="float" office:value="0.00000000136577339890949" calcext:value-type="float">
            <text:p>1.36577339890949E-09</text:p>
          </table:table-cell>
          <table:table-cell table:formula="of:=[.$N$17]^[.A478]" office:value-type="float" office:value="0.502058737560989" calcext:value-type="float">
            <text:p>0.502058737560989</text:p>
          </table:table-cell>
          <table:table-cell table:formula="of:=SUM([.B478:.N478])" office:value-type="float" office:value="2.26101070430572" calcext:value-type="float">
            <text:p>2.26101070430572</text:p>
          </table:table-cell>
          <table:table-cell table:formula="of:=13-[.O478]" office:value-type="float" office:value="10.7389892956943" calcext:value-type="float">
            <text:p>10.738989295694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B$17]^[.A479]" office:value-type="float" office:value="3.54806264829991E-033" calcext:value-type="float">
            <text:p>3.54806264829991E-33</text:p>
          </table:table-cell>
          <table:table-cell table:formula="of:=[.$C$17]^[.A479]" office:value-type="float" office:value="0.000000823134621669568" calcext:value-type="float">
            <text:p>8.23134621669568E-07</text:p>
          </table:table-cell>
          <table:table-cell table:formula="of:=[.$D$17]^[.A479]" office:value-type="float" office:value="4.92328340826744E-183" calcext:value-type="float">
            <text:p>4.92328340826744E-183</text:p>
          </table:table-cell>
          <table:table-cell table:formula="of:=[.$E$17]^[.A479]" office:value-type="float" office:value="0.501310512914847" calcext:value-type="float">
            <text:p>0.501310512914847</text:p>
          </table:table-cell>
          <table:table-cell table:formula="of:=[.$F$17]^[.A479]" office:value-type="float" office:value="0.000000000072351478386054" calcext:value-type="float">
            <text:p>7.2351478386054E-11</text:p>
          </table:table-cell>
          <table:table-cell table:formula="of:=[.$G$17]^[.A479]" office:value-type="float" office:value="0.501310512914847" calcext:value-type="float">
            <text:p>0.501310512914847</text:p>
          </table:table-cell>
          <table:table-cell table:formula="of:=[.$H$17]^[.A479]" office:value-type="float" office:value="0.25105315772234" calcext:value-type="float">
            <text:p>0.25105315772234</text:p>
          </table:table-cell>
          <table:table-cell table:formula="of:=[.$I$17]^[.A479]" office:value-type="float" office:value="0.501310512914847" calcext:value-type="float">
            <text:p>0.501310512914847</text:p>
          </table:table-cell>
          <table:table-cell table:formula="of:=[.$J$17]^[.A479]" office:value-type="float" office:value="2.6846275552661E-016" calcext:value-type="float">
            <text:p>2.6846275552661E-16</text:p>
          </table:table-cell>
          <table:table-cell table:formula="of:=[.$K$17]^[.A479]" office:value-type="float" office:value="0.0000000969841759016798" calcext:value-type="float">
            <text:p>9.69841759016798E-08</text:p>
          </table:table-cell>
          <table:table-cell table:formula="of:=[.$L$17]^[.A479]" office:value-type="float" office:value="0.000956640809579701" calcext:value-type="float">
            <text:p>0.00095664080958</text:p>
          </table:table-cell>
          <table:table-cell table:formula="of:=[.$M$17]^[.A479]" office:value-type="float" office:value="0.0000000013067459345751" calcext:value-type="float">
            <text:p>1.3067459345751E-09</text:p>
          </table:table-cell>
          <table:table-cell table:formula="of:=[.$N$17]^[.A479]" office:value-type="float" office:value="0.501310512914847" calcext:value-type="float">
            <text:p>0.501310512914847</text:p>
          </table:table-cell>
          <table:table-cell table:formula="of:=SUM([.B479:.N479])" office:value-type="float" office:value="2.2572527716892" calcext:value-type="float">
            <text:p>2.2572527716892</text:p>
          </table:table-cell>
          <table:table-cell table:formula="of:=13-[.O479]" office:value-type="float" office:value="10.7427472283108" calcext:value-type="float">
            <text:p>10.742747228310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B$17]^[.A480]" office:value-type="float" office:value="3.0192902715041E-033" calcext:value-type="float">
            <text:p>3.0192902715041E-33</text:p>
          </table:table-cell>
          <table:table-cell table:formula="of:=[.$C$17]^[.A480]" office:value-type="float" office:value="0.000000798600057685378" calcext:value-type="float">
            <text:p>7.98600057685378E-07</text:p>
          </table:table-cell>
          <table:table-cell table:formula="of:=[.$D$17]^[.A480]" office:value-type="float" office:value="1.98839016935987E-183" calcext:value-type="float">
            <text:p>1.98839016935987E-183</text:p>
          </table:table-cell>
          <table:table-cell table:formula="of:=[.$E$17]^[.A480]" office:value-type="float" office:value="0.500563403357597" calcext:value-type="float">
            <text:p>0.500563403357597</text:p>
          </table:table-cell>
          <table:table-cell table:formula="of:=[.$F$17]^[.A480]" office:value-type="float" office:value="0.0000000000687932089572316" calcext:value-type="float">
            <text:p>6.87932089572316E-11</text:p>
          </table:table-cell>
          <table:table-cell table:formula="of:=[.$G$17]^[.A480]" office:value-type="float" office:value="0.500563403357597" calcext:value-type="float">
            <text:p>0.500563403357597</text:p>
          </table:table-cell>
          <table:table-cell table:formula="of:=[.$H$17]^[.A480]" office:value-type="float" office:value="0.250304862170261" calcext:value-type="float">
            <text:p>0.250304862170261</text:p>
          </table:table-cell>
          <table:table-cell table:formula="of:=[.$I$17]^[.A480]" office:value-type="float" office:value="0.500563403357597" calcext:value-type="float">
            <text:p>0.500563403357597</text:p>
          </table:table-cell>
          <table:table-cell table:formula="of:=[.$J$17]^[.A480]" office:value-type="float" office:value="2.48458079257861E-016" calcext:value-type="float">
            <text:p>2.48458079257861E-16</text:p>
          </table:table-cell>
          <table:table-cell table:formula="of:=[.$K$17]^[.A480]" office:value-type="float" office:value="0.0000000936598300809069" calcext:value-type="float">
            <text:p>9.36598300809069E-08</text:p>
          </table:table-cell>
          <table:table-cell table:formula="of:=[.$L$17]^[.A480]" office:value-type="float" office:value="0.000942383867559139" calcext:value-type="float">
            <text:p>0.000942383867559</text:p>
          </table:table-cell>
          <table:table-cell table:formula="of:=[.$M$17]^[.A480]" office:value-type="float" office:value="0.00000000125026958270822" calcext:value-type="float">
            <text:p>1.25026958270822E-09</text:p>
          </table:table-cell>
          <table:table-cell table:formula="of:=[.$N$17]^[.A480]" office:value-type="float" office:value="0.500563403357597" calcext:value-type="float">
            <text:p>0.500563403357597</text:p>
          </table:table-cell>
          <table:table-cell table:formula="of:=SUM([.B480:.N480])" office:value-type="float" office:value="2.25350175304716" calcext:value-type="float">
            <text:p>2.25350175304716</text:p>
          </table:table-cell>
          <table:table-cell table:formula="of:=13-[.O480]" office:value-type="float" office:value="10.7464982469528" calcext:value-type="float">
            <text:p>10.74649824695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B$17]^[.A481]" office:value-type="float" office:value="2.56932152761377E-033" calcext:value-type="float">
            <text:p>2.56932152761377E-33</text:p>
          </table:table-cell>
          <table:table-cell table:formula="of:=[.$C$17]^[.A481]" office:value-type="float" office:value="0.000000774796777277469" calcext:value-type="float">
            <text:p>7.74796777277469E-07</text:p>
          </table:table-cell>
          <table:table-cell table:formula="of:=[.$D$17]^[.A481]" office:value-type="float" office:value="8.03060709234762E-184" calcext:value-type="float">
            <text:p>8.03060709234762E-184</text:p>
          </table:table-cell>
          <table:table-cell table:formula="of:=[.$E$17]^[.A481]" office:value-type="float" office:value="0.499817407227407" calcext:value-type="float">
            <text:p>0.499817407227407</text:p>
          </table:table-cell>
          <table:table-cell table:formula="of:=[.$F$17]^[.A481]" office:value-type="float" office:value="0.0000000000654099363855645" calcext:value-type="float">
            <text:p>6.54099363855645E-11</text:p>
          </table:table-cell>
          <table:table-cell table:formula="of:=[.$G$17]^[.A481]" office:value-type="float" office:value="0.499817407227407" calcext:value-type="float">
            <text:p>0.499817407227407</text:p>
          </table:table-cell>
          <table:table-cell table:formula="of:=[.$H$17]^[.A481]" office:value-type="float" office:value="0.249558797007309" calcext:value-type="float">
            <text:p>0.249558797007309</text:p>
          </table:table-cell>
          <table:table-cell table:formula="of:=[.$I$17]^[.A481]" office:value-type="float" office:value="0.499817407227407" calcext:value-type="float">
            <text:p>0.499817407227407</text:p>
          </table:table-cell>
          <table:table-cell table:formula="of:=[.$J$17]^[.A481]" office:value-type="float" office:value="2.29944064410033E-016" calcext:value-type="float">
            <text:p>2.29944064410033E-16</text:p>
          </table:table-cell>
          <table:table-cell table:formula="of:=[.$K$17]^[.A481]" office:value-type="float" office:value="0.0000000904494335207566" calcext:value-type="float">
            <text:p>9.04494335207566E-08</text:p>
          </table:table-cell>
          <table:table-cell table:formula="of:=[.$L$17]^[.A481]" office:value-type="float" office:value="0.000928339398594026" calcext:value-type="float">
            <text:p>0.000928339398594</text:p>
          </table:table-cell>
          <table:table-cell table:formula="of:=[.$M$17]^[.A481]" office:value-type="float" office:value="0.00000000119623408658521" calcext:value-type="float">
            <text:p>1.19623408658521E-09</text:p>
          </table:table-cell>
          <table:table-cell table:formula="of:=[.$N$17]^[.A481]" office:value-type="float" office:value="0.499817407227407" calcext:value-type="float">
            <text:p>0.499817407227407</text:p>
          </table:table-cell>
          <table:table-cell table:formula="of:=SUM([.B481:.N481])" office:value-type="float" office:value="2.24975763182338" calcext:value-type="float">
            <text:p>2.24975763182338</text:p>
          </table:table-cell>
          <table:table-cell table:formula="of:=13-[.O481]" office:value-type="float" office:value="10.7502423681766" calcext:value-type="float">
            <text:p>10.75024236817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B$17]^[.A482]" office:value-type="float" office:value="2.18641220904242E-033" calcext:value-type="float">
            <text:p>2.18641220904242E-33</text:p>
          </table:table-cell>
          <table:table-cell table:formula="of:=[.$C$17]^[.A482]" office:value-type="float" office:value="0.000000751702983617932" calcext:value-type="float">
            <text:p>7.51702983617932E-07</text:p>
          </table:table-cell>
          <table:table-cell table:formula="of:=[.$D$17]^[.A482]" office:value-type="float" office:value="3.24335994340716E-184" calcext:value-type="float">
            <text:p>3.24335994340716E-184</text:p>
          </table:table-cell>
          <table:table-cell table:formula="of:=[.$E$17]^[.A482]" office:value-type="float" office:value="0.499072522864922" calcext:value-type="float">
            <text:p>0.499072522864922</text:p>
          </table:table-cell>
          <table:table-cell table:formula="of:=[.$F$17]^[.A482]" office:value-type="float" office:value="0.0000000000621930542682416" calcext:value-type="float">
            <text:p>6.21930542682416E-11</text:p>
          </table:table-cell>
          <table:table-cell table:formula="of:=[.$G$17]^[.A482]" office:value-type="float" office:value="0.499072522864922" calcext:value-type="float">
            <text:p>0.499072522864922</text:p>
          </table:table-cell>
          <table:table-cell table:formula="of:=[.$H$17]^[.A482]" office:value-type="float" office:value="0.248814955585529" calcext:value-type="float">
            <text:p>0.248814955585529</text:p>
          </table:table-cell>
          <table:table-cell table:formula="of:=[.$I$17]^[.A482]" office:value-type="float" office:value="0.499072522864922" calcext:value-type="float">
            <text:p>0.499072522864922</text:p>
          </table:table-cell>
          <table:table-cell table:formula="of:=[.$J$17]^[.A482]" office:value-type="float" office:value="2.12809633380969E-016" calcext:value-type="float">
            <text:p>2.12809633380969E-16</text:p>
          </table:table-cell>
          <table:table-cell table:formula="of:=[.$K$17]^[.A482]" office:value-type="float" office:value="0.0000000873490803598366" calcext:value-type="float">
            <text:p>8.73490803598366E-08</text:p>
          </table:table-cell>
          <table:table-cell table:formula="of:=[.$L$17]^[.A482]" office:value-type="float" office:value="0.000914504236170866" calcext:value-type="float">
            <text:p>0.000914504236171</text:p>
          </table:table-cell>
          <table:table-cell table:formula="of:=[.$M$17]^[.A482]" office:value-type="float" office:value="0.00000000114453395467616" calcext:value-type="float">
            <text:p>1.14453395467616E-09</text:p>
          </table:table-cell>
          <table:table-cell table:formula="of:=[.$N$17]^[.A482]" office:value-type="float" office:value="0.499072522864922" calcext:value-type="float">
            <text:p>0.499072522864922</text:p>
          </table:table-cell>
          <table:table-cell table:formula="of:=SUM([.B482:.N482])" office:value-type="float" office:value="2.24602039154018" calcext:value-type="float">
            <text:p>2.24602039154018</text:p>
          </table:table-cell>
          <table:table-cell table:formula="of:=13-[.O482]" office:value-type="float" office:value="10.7539796084598" calcext:value-type="float">
            <text:p>10.753979608459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B$17]^[.A483]" office:value-type="float" office:value="1.86056836268736E-033" calcext:value-type="float">
            <text:p>1.86056836268736E-33</text:p>
          </table:table-cell>
          <table:table-cell table:formula="of:=[.$C$17]^[.A483]" office:value-type="float" office:value="0.000000729297529560765" calcext:value-type="float">
            <text:p>7.29297529560765E-07</text:p>
          </table:table-cell>
          <table:table-cell table:formula="of:=[.$D$17]^[.A483]" office:value-type="float" office:value="1.30991139294089E-184" calcext:value-type="float">
            <text:p>1.30991139294089E-184</text:p>
          </table:table-cell>
          <table:table-cell table:formula="of:=[.$E$17]^[.A483]" office:value-type="float" office:value="0.49832874861326" calcext:value-type="float">
            <text:p>0.49832874861326</text:p>
          </table:table-cell>
          <table:table-cell table:formula="of:=[.$F$17]^[.A483]" office:value-type="float" office:value="0.0000000000591343794681641" calcext:value-type="float">
            <text:p>5.91343794681641E-11</text:p>
          </table:table-cell>
          <table:table-cell table:formula="of:=[.$G$17]^[.A483]" office:value-type="float" office:value="0.49832874861326" calcext:value-type="float">
            <text:p>0.49832874861326</text:p>
          </table:table-cell>
          <table:table-cell table:formula="of:=[.$H$17]^[.A483]" office:value-type="float" office:value="0.248073331276779" calcext:value-type="float">
            <text:p>0.248073331276779</text:p>
          </table:table-cell>
          <table:table-cell table:formula="of:=[.$I$17]^[.A483]" office:value-type="float" office:value="0.49832874861326" calcext:value-type="float">
            <text:p>0.49832874861326</text:p>
          </table:table-cell>
          <table:table-cell table:formula="of:=[.$J$17]^[.A483]" office:value-type="float" office:value="1.9695198558805E-016" calcext:value-type="float">
            <text:p>1.9695198558805E-16</text:p>
          </table:table-cell>
          <table:table-cell table:formula="of:=[.$K$17]^[.A483]" office:value-type="float" office:value="0.0000000843549986187394" calcext:value-type="float">
            <text:p>8.43549986187394E-08</text:p>
          </table:table-cell>
          <table:table-cell table:formula="of:=[.$L$17]^[.A483]" office:value-type="float" office:value="0.000900875260967127" calcext:value-type="float">
            <text:p>0.000900875260967</text:p>
          </table:table-cell>
          <table:table-cell table:formula="of:=[.$M$17]^[.A483]" office:value-type="float" office:value="0.00000000109506825469761" calcext:value-type="float">
            <text:p>1.09506825469761E-09</text:p>
          </table:table-cell>
          <table:table-cell table:formula="of:=[.$N$17]^[.A483]" office:value-type="float" office:value="0.49832874861326" calcext:value-type="float">
            <text:p>0.49832874861326</text:p>
          </table:table-cell>
          <table:table-cell table:formula="of:=SUM([.B483:.N483])" office:value-type="float" office:value="2.24229001579752" calcext:value-type="float">
            <text:p>2.24229001579752</text:p>
          </table:table-cell>
          <table:table-cell table:formula="of:=13-[.O483]" office:value-type="float" office:value="10.7577099842025" calcext:value-type="float">
            <text:p>10.757709984202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B$17]^[.A484]" office:value-type="float" office:value="1.5832854472347E-033" calcext:value-type="float">
            <text:p>1.5832854472347E-33</text:p>
          </table:table-cell>
          <table:table-cell table:formula="of:=[.$C$17]^[.A484]" office:value-type="float" office:value="0.000000707559898277285" calcext:value-type="float">
            <text:p>7.07559898277285E-07</text:p>
          </table:table-cell>
          <table:table-cell table:formula="of:=[.$D$17]^[.A484]" office:value-type="float" office:value="5.29040219801762E-185" calcext:value-type="float">
            <text:p>5.29040219801762E-185</text:p>
          </table:table-cell>
          <table:table-cell table:formula="of:=[.$E$17]^[.A484]" office:value-type="float" office:value="0.497586082818009" calcext:value-type="float">
            <text:p>0.497586082818009</text:p>
          </table:table-cell>
          <table:table-cell table:formula="of:=[.$F$17]^[.A484]" office:value-type="float" office:value="0.0000000000562261312975986" calcext:value-type="float">
            <text:p>5.62261312975986E-11</text:p>
          </table:table-cell>
          <table:table-cell table:formula="of:=[.$G$17]^[.A484]" office:value-type="float" office:value="0.497586082818009" calcext:value-type="float">
            <text:p>0.497586082818009</text:p>
          </table:table-cell>
          <table:table-cell table:formula="of:=[.$H$17]^[.A484]" office:value-type="float" office:value="0.247333917472675" calcext:value-type="float">
            <text:p>0.247333917472675</text:p>
          </table:table-cell>
          <table:table-cell table:formula="of:=[.$I$17]^[.A484]" office:value-type="float" office:value="0.497586082818009" calcext:value-type="float">
            <text:p>0.497586082818009</text:p>
          </table:table-cell>
          <table:table-cell table:formula="of:=[.$J$17]^[.A484]" office:value-type="float" office:value="1.82275980700714E-016" calcext:value-type="float">
            <text:p>1.82275980700714E-16</text:p>
          </table:table-cell>
          <table:table-cell table:formula="of:=[.$K$17]^[.A484]" office:value-type="float" office:value="0.0000000814635456109436" calcext:value-type="float">
            <text:p>8.14635456109436E-08</text:p>
          </table:table-cell>
          <table:table-cell table:formula="of:=[.$L$17]^[.A484]" office:value-type="float" office:value="0.000887449400147945" calcext:value-type="float">
            <text:p>0.000887449400148</text:p>
          </table:table-cell>
          <table:table-cell table:formula="of:=[.$M$17]^[.A484]" office:value-type="float" office:value="0.00000000104774041656612" calcext:value-type="float">
            <text:p>1.04774041656612E-09</text:p>
          </table:table-cell>
          <table:table-cell table:formula="of:=[.$N$17]^[.A484]" office:value-type="float" office:value="0.497586082818009" calcext:value-type="float">
            <text:p>0.497586082818009</text:p>
          </table:table-cell>
          <table:table-cell table:formula="of:=SUM([.B484:.N484])" office:value-type="float" office:value="2.23856648827227" calcext:value-type="float">
            <text:p>2.23856648827227</text:p>
          </table:table-cell>
          <table:table-cell table:formula="of:=13-[.O484]" office:value-type="float" office:value="10.7614335117277" calcext:value-type="float">
            <text:p>10.761433511727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B$17]^[.A485]" office:value-type="float" office:value="1.34732636418929E-033" calcext:value-type="float">
            <text:p>1.34732636418929E-33</text:p>
          </table:table-cell>
          <table:table-cell table:formula="of:=[.$C$17]^[.A485]" office:value-type="float" office:value="0.000000686470184468722" calcext:value-type="float">
            <text:p>6.86470184468722E-07</text:p>
          </table:table-cell>
          <table:table-cell table:formula="of:=[.$D$17]^[.A485]" office:value-type="float" office:value="2.13666020217999E-185" calcext:value-type="float">
            <text:p>2.13666020217999E-185</text:p>
          </table:table-cell>
          <table:table-cell table:formula="of:=[.$E$17]^[.A485]" office:value-type="float" office:value="0.496844523827222" calcext:value-type="float">
            <text:p>0.496844523827222</text:p>
          </table:table-cell>
          <table:table-cell table:formula="of:=[.$F$17]^[.A485]" office:value-type="float" office:value="0.0000000000534609117255856" calcext:value-type="float">
            <text:p>5.34609117255856E-11</text:p>
          </table:table-cell>
          <table:table-cell table:formula="of:=[.$G$17]^[.A485]" office:value-type="float" office:value="0.496844523827222" calcext:value-type="float">
            <text:p>0.496844523827222</text:p>
          </table:table-cell>
          <table:table-cell table:formula="of:=[.$H$17]^[.A485]" office:value-type="float" office:value="0.24659670758453" calcext:value-type="float">
            <text:p>0.24659670758453</text:p>
          </table:table-cell>
          <table:table-cell table:formula="of:=[.$I$17]^[.A485]" office:value-type="float" office:value="0.496844523827222" calcext:value-type="float">
            <text:p>0.496844523827222</text:p>
          </table:table-cell>
          <table:table-cell table:formula="of:=[.$J$17]^[.A485]" office:value-type="float" office:value="1.68693567831809E-016" calcext:value-type="float">
            <text:p>1.68693567831809E-16</text:p>
          </table:table-cell>
          <table:table-cell table:formula="of:=[.$K$17]^[.A485]" office:value-type="float" office:value="0.0000000786712035110156" calcext:value-type="float">
            <text:p>7.86712035110156E-08</text:p>
          </table:table-cell>
          <table:table-cell table:formula="of:=[.$L$17]^[.A485]" office:value-type="float" office:value="0.000874223626673311" calcext:value-type="float">
            <text:p>0.000874223626673</text:p>
          </table:table-cell>
          <table:table-cell table:formula="of:=[.$M$17]^[.A485]" office:value-type="float" office:value="0.00000000100245804386803" calcext:value-type="float">
            <text:p>1.00245804386803E-09</text:p>
          </table:table-cell>
          <table:table-cell table:formula="of:=[.$N$17]^[.A485]" office:value-type="float" office:value="0.496844523827222" calcext:value-type="float">
            <text:p>0.496844523827222</text:p>
          </table:table-cell>
          <table:table-cell table:formula="of:=SUM([.B485:.N485])" office:value-type="float" office:value="2.2348497927174" calcext:value-type="float">
            <text:p>2.2348497927174</text:p>
          </table:table-cell>
          <table:table-cell table:formula="of:=13-[.O485]" office:value-type="float" office:value="10.7651502072826" calcext:value-type="float">
            <text:p>10.765150207282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B$17]^[.A486]" office:value-type="float" office:value="1.14653256922815E-033" calcext:value-type="float">
            <text:p>1.14653256922815E-33</text:p>
          </table:table-cell>
          <table:table-cell table:formula="of:=[.$C$17]^[.A486]" office:value-type="float" office:value="0.000000666009076138805" calcext:value-type="float">
            <text:p>6.66009076138805E-07</text:p>
          </table:table-cell>
          <table:table-cell table:formula="of:=[.$D$17]^[.A486]" office:value-type="float" office:value="8.62943241118892E-186" calcext:value-type="float">
            <text:p>8.62943241118892E-186</text:p>
          </table:table-cell>
          <table:table-cell table:formula="of:=[.$E$17]^[.A486]" office:value-type="float" office:value="0.496104069991414" calcext:value-type="float">
            <text:p>0.496104069991414</text:p>
          </table:table-cell>
          <table:table-cell table:formula="of:=[.$F$17]^[.A486]" office:value-type="float" office:value="0.0000000000508316865587535" calcext:value-type="float">
            <text:p>5.08316865587535E-11</text:p>
          </table:table-cell>
          <table:table-cell table:formula="of:=[.$G$17]^[.A486]" office:value-type="float" office:value="0.496104069991414" calcext:value-type="float">
            <text:p>0.496104069991414</text:p>
          </table:table-cell>
          <table:table-cell table:formula="of:=[.$H$17]^[.A486]" office:value-type="float" office:value="0.245861695043295" calcext:value-type="float">
            <text:p>0.245861695043295</text:p>
          </table:table-cell>
          <table:table-cell table:formula="of:=[.$I$17]^[.A486]" office:value-type="float" office:value="0.496104069991414" calcext:value-type="float">
            <text:p>0.496104069991414</text:p>
          </table:table-cell>
          <table:table-cell table:formula="of:=[.$J$17]^[.A486]" office:value-type="float" office:value="1.5612325726312E-016" calcext:value-type="float">
            <text:p>1.5612325726312E-16</text:p>
          </table:table-cell>
          <table:table-cell table:formula="of:=[.$K$17]^[.A486]" office:value-type="float" office:value="0.0000000759745750747215" calcext:value-type="float">
            <text:p>7.59745750747215E-08</text:p>
          </table:table-cell>
          <table:table-cell table:formula="of:=[.$L$17]^[.A486]" office:value-type="float" office:value="0.000861194958615587" calcext:value-type="float">
            <text:p>0.000861194958616</text:p>
          </table:table-cell>
          <table:table-cell table:formula="of:=[.$M$17]^[.A486]" office:value-type="float" office:value="0.00000000095913273347731" calcext:value-type="float">
            <text:p>9.5913273347731E-10</text:p>
          </table:table-cell>
          <table:table-cell table:formula="of:=[.$N$17]^[.A486]" office:value-type="float" office:value="0.496104069991414" calcext:value-type="float">
            <text:p>0.496104069991414</text:p>
          </table:table-cell>
          <table:table-cell table:formula="of:=SUM([.B486:.N486])" office:value-type="float" office:value="2.23113991296118" calcext:value-type="float">
            <text:p>2.23113991296118</text:p>
          </table:table-cell>
          <table:table-cell table:formula="of:=13-[.O486]" office:value-type="float" office:value="10.7688600870388" calcext:value-type="float">
            <text:p>10.768860087038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B$17]^[.A487]" office:value-type="float" office:value="9.75663333873728E-034" calcext:value-type="float">
            <text:p>9.75663333873728E-34</text:p>
          </table:table-cell>
          <table:table-cell table:formula="of:=[.$C$17]^[.A487]" office:value-type="float" office:value="0.000000646157836909631" calcext:value-type="float">
            <text:p>6.46157836909631E-07</text:p>
          </table:table-cell>
          <table:table-cell table:formula="of:=[.$D$17]^[.A487]" office:value-type="float" office:value="3.48521040749955E-186" calcext:value-type="float">
            <text:p>3.48521040749955E-186</text:p>
          </table:table-cell>
          <table:table-cell table:formula="of:=[.$E$17]^[.A487]" office:value-type="float" office:value="0.495364719663558" calcext:value-type="float">
            <text:p>0.495364719663558</text:p>
          </table:table-cell>
          <table:table-cell table:formula="of:=[.$F$17]^[.A487]" office:value-type="float" office:value="0.0000000000483317675476672" calcext:value-type="float">
            <text:p>4.83317675476672E-11</text:p>
          </table:table-cell>
          <table:table-cell table:formula="of:=[.$G$17]^[.A487]" office:value-type="float" office:value="0.495364719663558" calcext:value-type="float">
            <text:p>0.495364719663558</text:p>
          </table:table-cell>
          <table:table-cell table:formula="of:=[.$H$17]^[.A487]" office:value-type="float" office:value="0.245128873299499" calcext:value-type="float">
            <text:p>0.245128873299499</text:p>
          </table:table-cell>
          <table:table-cell table:formula="of:=[.$I$17]^[.A487]" office:value-type="float" office:value="0.495364719663558" calcext:value-type="float">
            <text:p>0.495364719663558</text:p>
          </table:table-cell>
          <table:table-cell table:formula="of:=[.$J$17]^[.A487]" office:value-type="float" office:value="1.44489631535614E-016" calcext:value-type="float">
            <text:p>1.44489631535614E-16</text:p>
          </table:table-cell>
          <table:table-cell table:formula="of:=[.$K$17]^[.A487]" office:value-type="float" office:value="0.0000000733703795058414" calcext:value-type="float">
            <text:p>7.33703795058414E-08</text:p>
          </table:table-cell>
          <table:table-cell table:formula="of:=[.$L$17]^[.A487]" office:value-type="float" office:value="0.000848360458487188" calcext:value-type="float">
            <text:p>0.000848360458487</text:p>
          </table:table-cell>
          <table:table-cell table:formula="of:=[.$M$17]^[.A487]" office:value-type="float" office:value="0.000000000917679902969349" calcext:value-type="float">
            <text:p>9.17679902969349E-10</text:p>
          </table:table-cell>
          <table:table-cell table:formula="of:=[.$N$17]^[.A487]" office:value-type="float" office:value="0.495364719663558" calcext:value-type="float">
            <text:p>0.495364719663558</text:p>
          </table:table-cell>
          <table:table-cell table:formula="of:=SUM([.B487:.N487])" office:value-type="float" office:value="2.22743683290645" calcext:value-type="float">
            <text:p>2.22743683290645</text:p>
          </table:table-cell>
          <table:table-cell table:formula="of:=13-[.O487]" office:value-type="float" office:value="10.7725631670936" calcext:value-type="float">
            <text:p>10.772563167093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B$17]^[.A488]" office:value-type="float" office:value="8.30258962208493E-034" calcext:value-type="float">
            <text:p>8.30258962208493E-34</text:p>
          </table:table-cell>
          <table:table-cell table:formula="of:=[.$C$17]^[.A488]" office:value-type="float" office:value="0.000000626898288864634" calcext:value-type="float">
            <text:p>6.26898288864634E-07</text:p>
          </table:table-cell>
          <table:table-cell table:formula="of:=[.$D$17]^[.A488]" office:value-type="float" office:value="1.4075887040721E-186" calcext:value-type="float">
            <text:p>1.4075887040721E-186</text:p>
          </table:table-cell>
          <table:table-cell table:formula="of:=[.$E$17]^[.A488]" office:value-type="float" office:value="0.494626471199082" calcext:value-type="float">
            <text:p>0.494626471199082</text:p>
          </table:table-cell>
          <table:table-cell table:formula="of:=[.$F$17]^[.A488]" office:value-type="float" office:value="0.0000000000459547953731917" calcext:value-type="float">
            <text:p>4.59547953731917E-11</text:p>
          </table:table-cell>
          <table:table-cell table:formula="of:=[.$G$17]^[.A488]" office:value-type="float" office:value="0.494626471199082" calcext:value-type="float">
            <text:p>0.494626471199082</text:p>
          </table:table-cell>
          <table:table-cell table:formula="of:=[.$H$17]^[.A488]" office:value-type="float" office:value="0.244398235823197" calcext:value-type="float">
            <text:p>0.244398235823197</text:p>
          </table:table-cell>
          <table:table-cell table:formula="of:=[.$I$17]^[.A488]" office:value-type="float" office:value="0.494626471199082" calcext:value-type="float">
            <text:p>0.494626471199082</text:p>
          </table:table-cell>
          <table:table-cell table:formula="of:=[.$J$17]^[.A488]" office:value-type="float" office:value="1.33722892971113E-016" calcext:value-type="float">
            <text:p>1.33722892971113E-16</text:p>
          </table:table-cell>
          <table:table-cell table:formula="of:=[.$K$17]^[.A488]" office:value-type="float" office:value="0.0000000708554484646576" calcext:value-type="float">
            <text:p>7.08554484646576E-08</text:p>
          </table:table-cell>
          <table:table-cell table:formula="of:=[.$L$17]^[.A488]" office:value-type="float" office:value="0.000835717232578288" calcext:value-type="float">
            <text:p>0.000835717232578</text:p>
          </table:table-cell>
          <table:table-cell table:formula="of:=[.$M$17]^[.A488]" office:value-type="float" office:value="0.000000000878018625493774" calcext:value-type="float">
            <text:p>8.78018625493774E-10</text:p>
          </table:table-cell>
          <table:table-cell table:formula="of:=[.$N$17]^[.A488]" office:value-type="float" office:value="0.494626471199082" calcext:value-type="float">
            <text:p>0.494626471199082</text:p>
          </table:table-cell>
          <table:table-cell table:formula="of:=SUM([.B488:.N488])" office:value-type="float" office:value="2.22374053652981" calcext:value-type="float">
            <text:p>2.22374053652981</text:p>
          </table:table-cell>
          <table:table-cell table:formula="of:=13-[.O488]" office:value-type="float" office:value="10.7762594634702" calcext:value-type="float">
            <text:p>10.776259463470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B$17]^[.A489]" office:value-type="float" office:value="7.06524392579806E-034" calcext:value-type="float">
            <text:p>7.06524392579806E-34</text:p>
          </table:table-cell>
          <table:table-cell table:formula="of:=[.$C$17]^[.A489]" office:value-type="float" office:value="0.000000608212795902946" calcext:value-type="float">
            <text:p>6.08212795902946E-07</text:p>
          </table:table-cell>
          <table:table-cell table:formula="of:=[.$D$17]^[.A489]" office:value-type="float" office:value="5.68489625638656E-187" calcext:value-type="float">
            <text:p>5.68489625638656E-187</text:p>
          </table:table-cell>
          <table:table-cell table:formula="of:=[.$E$17]^[.A489]" office:value-type="float" office:value="0.493889322955864" calcext:value-type="float">
            <text:p>0.493889322955864</text:p>
          </table:table-cell>
          <table:table-cell table:formula="of:=[.$F$17]^[.A489]" office:value-type="float" office:value="0.0000000000436947234695921" calcext:value-type="float">
            <text:p>4.36947234695921E-11</text:p>
          </table:table-cell>
          <table:table-cell table:formula="of:=[.$G$17]^[.A489]" office:value-type="float" office:value="0.493889322955864" calcext:value-type="float">
            <text:p>0.493889322955864</text:p>
          </table:table-cell>
          <table:table-cell table:formula="of:=[.$H$17]^[.A489]" office:value-type="float" office:value="0.243669776103902" calcext:value-type="float">
            <text:p>0.243669776103902</text:p>
          </table:table-cell>
          <table:table-cell table:formula="of:=[.$I$17]^[.A489]" office:value-type="float" office:value="0.493889322955864" calcext:value-type="float">
            <text:p>0.493889322955864</text:p>
          </table:table-cell>
          <table:table-cell table:formula="of:=[.$J$17]^[.A489]" office:value-type="float" office:value="1.23758444910672E-016" calcext:value-type="float">
            <text:p>1.23758444910672E-16</text:p>
          </table:table-cell>
          <table:table-cell table:formula="of:=[.$K$17]^[.A489]" office:value-type="float" office:value="0.0000000684267222132611" calcext:value-type="float">
            <text:p>6.84267222132611E-08</text:p>
          </table:table-cell>
          <table:table-cell table:formula="of:=[.$L$17]^[.A489]" office:value-type="float" office:value="0.000823262430304394" calcext:value-type="float">
            <text:p>0.000823262430304</text:p>
          </table:table-cell>
          <table:table-cell table:formula="of:=[.$M$17]^[.A489]" office:value-type="float" office:value="0.000000000840071471783909" calcext:value-type="float">
            <text:p>8.40071471783909E-10</text:p>
          </table:table-cell>
          <table:table-cell table:formula="of:=[.$N$17]^[.A489]" office:value-type="float" office:value="0.493889322955864" calcext:value-type="float">
            <text:p>0.493889322955864</text:p>
          </table:table-cell>
          <table:table-cell table:formula="of:=SUM([.B489:.N489])" office:value-type="float" office:value="2.22005100788095" calcext:value-type="float">
            <text:p>2.22005100788095</text:p>
          </table:table-cell>
          <table:table-cell table:formula="of:=13-[.O489]" office:value-type="float" office:value="10.7799489921191" calcext:value-type="float">
            <text:p>10.779948992119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B$17]^[.A490]" office:value-type="float" office:value="6.01230146293695E-034" calcext:value-type="float">
            <text:p>6.01230146293695E-34</text:p>
          </table:table-cell>
          <table:table-cell table:formula="of:=[.$C$17]^[.A490]" office:value-type="float" office:value="0.000000590084247589893" calcext:value-type="float">
            <text:p>5.90084247589893E-07</text:p>
          </table:table-cell>
          <table:table-cell table:formula="of:=[.$D$17]^[.A490]" office:value-type="float" office:value="2.29598641651379E-187" calcext:value-type="float">
            <text:p>2.29598641651379E-187</text:p>
          </table:table-cell>
          <table:table-cell table:formula="of:=[.$E$17]^[.A490]" office:value-type="float" office:value="0.493153273294231" calcext:value-type="float">
            <text:p>0.493153273294231</text:p>
          </table:table-cell>
          <table:table-cell table:formula="of:=[.$F$17]^[.A490]" office:value-type="float" office:value="0.0000000000415458026432187" calcext:value-type="float">
            <text:p>4.15458026432187E-11</text:p>
          </table:table-cell>
          <table:table-cell table:formula="of:=[.$G$17]^[.A490]" office:value-type="float" office:value="0.493153273294231" calcext:value-type="float">
            <text:p>0.493153273294231</text:p>
          </table:table-cell>
          <table:table-cell table:formula="of:=[.$H$17]^[.A490]" office:value-type="float" office:value="0.242943487650538" calcext:value-type="float">
            <text:p>0.242943487650538</text:p>
          </table:table-cell>
          <table:table-cell table:formula="of:=[.$I$17]^[.A490]" office:value-type="float" office:value="0.493153273294231" calcext:value-type="float">
            <text:p>0.493153273294231</text:p>
          </table:table-cell>
          <table:table-cell table:formula="of:=[.$J$17]^[.A490]" office:value-type="float" office:value="1.14536504157269E-016" calcext:value-type="float">
            <text:p>1.14536504157269E-16</text:p>
          </table:table-cell>
          <table:table-cell table:formula="of:=[.$K$17]^[.A490]" office:value-type="float" office:value="0.0000000660812458929854" calcext:value-type="float">
            <text:p>6.60812458929854E-08</text:p>
          </table:table-cell>
          <table:table-cell table:formula="of:=[.$L$17]^[.A490]" office:value-type="float" office:value="0.000810993243563643" calcext:value-type="float">
            <text:p>0.000810993243564</text:p>
          </table:table-cell>
          <table:table-cell table:formula="of:=[.$M$17]^[.A490]" office:value-type="float" office:value="0.000000000803764358994441" calcext:value-type="float">
            <text:p>8.03764358994441E-10</text:p>
          </table:table-cell>
          <table:table-cell table:formula="of:=[.$N$17]^[.A490]" office:value-type="float" office:value="0.493153273294231" calcext:value-type="float">
            <text:p>0.493153273294231</text:p>
          </table:table-cell>
          <table:table-cell table:formula="of:=SUM([.B490:.N490])" office:value-type="float" office:value="2.21636823108183" calcext:value-type="float">
            <text:p>2.21636823108183</text:p>
          </table:table-cell>
          <table:table-cell table:formula="of:=13-[.O490]" office:value-type="float" office:value="10.7836317689182" calcext:value-type="float">
            <text:p>10.783631768918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B$17]^[.A491]" office:value-type="float" office:value="5.11628038053204E-034" calcext:value-type="float">
            <text:p>5.11628038053204E-34</text:p>
          </table:table-cell>
          <table:table-cell table:formula="of:=[.$C$17]^[.A491]" office:value-type="float" office:value="0.000000572496043488853" calcext:value-type="float">
            <text:p>5.72496043488853E-07</text:p>
          </table:table-cell>
          <table:table-cell table:formula="of:=[.$D$17]^[.A491]" office:value-type="float" office:value="9.27291086252217E-188" calcext:value-type="float">
            <text:p>9.27291086252217E-188</text:p>
          </table:table-cell>
          <table:table-cell table:formula="of:=[.$E$17]^[.A491]" office:value-type="float" office:value="0.492418320576952" calcext:value-type="float">
            <text:p>0.492418320576952</text:p>
          </table:table-cell>
          <table:table-cell table:formula="of:=[.$F$17]^[.A491]" office:value-type="float" office:value="0.0000000000395025664476506" calcext:value-type="float">
            <text:p>3.95025664476506E-11</text:p>
          </table:table-cell>
          <table:table-cell table:formula="of:=[.$G$17]^[.A491]" office:value-type="float" office:value="0.492418320576952" calcext:value-type="float">
            <text:p>0.492418320576952</text:p>
          </table:table-cell>
          <table:table-cell table:formula="of:=[.$H$17]^[.A491]" office:value-type="float" office:value="0.24221936399137" calcext:value-type="float">
            <text:p>0.24221936399137</text:p>
          </table:table-cell>
          <table:table-cell table:formula="of:=[.$I$17]^[.A491]" office:value-type="float" office:value="0.492418320576952" calcext:value-type="float">
            <text:p>0.492418320576952</text:p>
          </table:table-cell>
          <table:table-cell table:formula="of:=[.$J$17]^[.A491]" office:value-type="float" office:value="1.06001742297562E-016" calcext:value-type="float">
            <text:p>1.06001742297562E-16</text:p>
          </table:table-cell>
          <table:table-cell table:formula="of:=[.$K$17]^[.A491]" office:value-type="float" office:value="0.0000000638161659294405" calcext:value-type="float">
            <text:p>6.38161659294405E-08</text:p>
          </table:table-cell>
          <table:table-cell table:formula="of:=[.$L$17]^[.A491]" office:value-type="float" office:value="0.000798906906103678" calcext:value-type="float">
            <text:p>0.000798906906104</text:p>
          </table:table-cell>
          <table:table-cell table:formula="of:=[.$M$17]^[.A491]" office:value-type="float" office:value="0.000000000769026406072177" calcext:value-type="float">
            <text:p>7.69026406072177E-10</text:p>
          </table:table-cell>
          <table:table-cell table:formula="of:=[.$N$17]^[.A491]" office:value-type="float" office:value="0.492418320576952" calcext:value-type="float">
            <text:p>0.492418320576952</text:p>
          </table:table-cell>
          <table:table-cell table:formula="of:=SUM([.B491:.N491])" office:value-type="float" office:value="2.21269219032602" calcext:value-type="float">
            <text:p>2.21269219032602</text:p>
          </table:table-cell>
          <table:table-cell table:formula="of:=13-[.O491]" office:value-type="float" office:value="10.787307809674" calcext:value-type="float">
            <text:p>10.78730780967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B$17]^[.A492]" office:value-type="float" office:value="4.35379448179403E-034" calcext:value-type="float">
            <text:p>4.35379448179403E-34</text:p>
          </table:table-cell>
          <table:table-cell table:formula="of:=[.$C$17]^[.A492]" office:value-type="float" office:value="0.000000555432077960124" calcext:value-type="float">
            <text:p>5.55432077960124E-07</text:p>
          </table:table-cell>
          <table:table-cell table:formula="of:=[.$D$17]^[.A492]" office:value-type="float" office:value="3.74509514715873E-188" calcext:value-type="float">
            <text:p>3.74509514715873E-188</text:p>
          </table:table-cell>
          <table:table-cell table:formula="of:=[.$E$17]^[.A492]" office:value-type="float" office:value="0.491684463169237" calcext:value-type="float">
            <text:p>0.491684463169237</text:p>
          </table:table-cell>
          <table:table-cell table:formula="of:=[.$F$17]^[.A492]" office:value-type="float" office:value="0.000000000037559817278094" calcext:value-type="float">
            <text:p>3.7559817278094E-11</text:p>
          </table:table-cell>
          <table:table-cell table:formula="of:=[.$G$17]^[.A492]" office:value-type="float" office:value="0.491684463169237" calcext:value-type="float">
            <text:p>0.491684463169237</text:p>
          </table:table-cell>
          <table:table-cell table:formula="of:=[.$H$17]^[.A492]" office:value-type="float" office:value="0.241497398673959" calcext:value-type="float">
            <text:p>0.241497398673959</text:p>
          </table:table-cell>
          <table:table-cell table:formula="of:=[.$I$17]^[.A492]" office:value-type="float" office:value="0.491684463169237" calcext:value-type="float">
            <text:p>0.491684463169237</text:p>
          </table:table-cell>
          <table:table-cell table:formula="of:=[.$J$17]^[.A492]" office:value-type="float" office:value="9.81029537507985E-017" calcext:value-type="float">
            <text:p>9.81029537507985E-17</text:p>
          </table:table-cell>
          <table:table-cell table:formula="of:=[.$K$17]^[.A492]" office:value-type="float" office:value="0.0000000616287265607711" calcext:value-type="float">
            <text:p>6.16287265607711E-08</text:p>
          </table:table-cell>
          <table:table-cell table:formula="of:=[.$L$17]^[.A492]" office:value-type="float" office:value="0.00078700069289796" calcext:value-type="float">
            <text:p>0.000787000692898</text:p>
          </table:table-cell>
          <table:table-cell table:formula="of:=[.$M$17]^[.A492]" office:value-type="float" office:value="0.000000000735789795377553" calcext:value-type="float">
            <text:p>7.35789795377553E-10</text:p>
          </table:table-cell>
          <table:table-cell table:formula="of:=[.$N$17]^[.A492]" office:value-type="float" office:value="0.491684463169237" calcext:value-type="float">
            <text:p>0.491684463169237</text:p>
          </table:table-cell>
          <table:table-cell table:formula="of:=SUM([.B492:.N492])" office:value-type="float" office:value="2.20902286987796" calcext:value-type="float">
            <text:p>2.20902286987796</text:p>
          </table:table-cell>
          <table:table-cell table:formula="of:=13-[.O492]" office:value-type="float" office:value="10.790977130122" calcext:value-type="float">
            <text:p>10.7909771301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B$17]^[.A493]" office:value-type="float" office:value="3.70494284516303E-034" calcext:value-type="float">
            <text:p>3.70494284516303E-34</text:p>
          </table:table-cell>
          <table:table-cell table:formula="of:=[.$C$17]^[.A493]" office:value-type="float" office:value="0.000000538876725412878" calcext:value-type="float">
            <text:p>5.38876725412878E-07</text:p>
          </table:table-cell>
          <table:table-cell table:formula="of:=[.$D$17]^[.A493]" office:value-type="float" office:value="1.51254960488825E-188" calcext:value-type="float">
            <text:p>1.51254960488825E-188</text:p>
          </table:table-cell>
          <table:table-cell table:formula="of:=[.$E$17]^[.A493]" office:value-type="float" office:value="0.490951699438731" calcext:value-type="float">
            <text:p>0.490951699438731</text:p>
          </table:table-cell>
          <table:table-cell table:formula="of:=[.$F$17]^[.A493]" office:value-type="float" office:value="0.0000000000357126131496631" calcext:value-type="float">
            <text:p>3.57126131496631E-11</text:p>
          </table:table-cell>
          <table:table-cell table:formula="of:=[.$G$17]^[.A493]" office:value-type="float" office:value="0.490951699438731" calcext:value-type="float">
            <text:p>0.490951699438731</text:p>
          </table:table-cell>
          <table:table-cell table:formula="of:=[.$H$17]^[.A493]" office:value-type="float" office:value="0.240777585265095" calcext:value-type="float">
            <text:p>0.240777585265095</text:p>
          </table:table-cell>
          <table:table-cell table:formula="of:=[.$I$17]^[.A493]" office:value-type="float" office:value="0.490951699438731" calcext:value-type="float">
            <text:p>0.490951699438731</text:p>
          </table:table-cell>
          <table:table-cell table:formula="of:=[.$J$17]^[.A493]" office:value-type="float" office:value="9.07927485532726E-017" calcext:value-type="float">
            <text:p>9.07927485532726E-17</text:p>
          </table:table-cell>
          <table:table-cell table:formula="of:=[.$K$17]^[.A493]" office:value-type="float" office:value="0.0000000595162664849176" calcext:value-type="float">
            <text:p>5.95162664849176E-08</text:p>
          </table:table-cell>
          <table:table-cell table:formula="of:=[.$L$17]^[.A493]" office:value-type="float" office:value="0.000775271919531373" calcext:value-type="float">
            <text:p>0.000775271919531</text:p>
          </table:table-cell>
          <table:table-cell table:formula="of:=[.$M$17]^[.A493]" office:value-type="float" office:value="0.00000000070398964028672" calcext:value-type="float">
            <text:p>7.0398964028672E-10</text:p>
          </table:table-cell>
          <table:table-cell table:formula="of:=[.$N$17]^[.A493]" office:value-type="float" office:value="0.490951699438731" calcext:value-type="float">
            <text:p>0.490951699438731</text:p>
          </table:table-cell>
          <table:table-cell table:formula="of:=SUM([.B493:.N493])" office:value-type="float" office:value="2.20536025407224" calcext:value-type="float">
            <text:p>2.20536025407224</text:p>
          </table:table-cell>
          <table:table-cell table:formula="of:=13-[.O493]" office:value-type="float" office:value="10.7946397459278" calcext:value-type="float">
            <text:p>10.794639745927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B$17]^[.A494]" office:value-type="float" office:value="3.15279040922219E-034" calcext:value-type="float">
            <text:p>3.15279040922219E-34</text:p>
          </table:table-cell>
          <table:table-cell table:formula="of:=[.$C$17]^[.A494]" office:value-type="float" office:value="0.000000522814825996696" calcext:value-type="float">
            <text:p>5.22814825996696E-07</text:p>
          </table:table-cell>
          <table:table-cell table:formula="of:=[.$D$17]^[.A494]" office:value-type="float" office:value="6.10880689902705E-189" calcext:value-type="float">
            <text:p>6.10880689902705E-189</text:p>
          </table:table-cell>
          <table:table-cell table:formula="of:=[.$E$17]^[.A494]" office:value-type="float" office:value="0.490220027755514" calcext:value-type="float">
            <text:p>0.490220027755514</text:p>
          </table:table-cell>
          <table:table-cell table:formula="of:=[.$F$17]^[.A494]" office:value-type="float" office:value="0.0000000000339562551259091" calcext:value-type="float">
            <text:p>3.39562551259091E-11</text:p>
          </table:table-cell>
          <table:table-cell table:formula="of:=[.$G$17]^[.A494]" office:value-type="float" office:value="0.490220027755514" calcext:value-type="float">
            <text:p>0.490220027755514</text:p>
          </table:table-cell>
          <table:table-cell table:formula="of:=[.$H$17]^[.A494]" office:value-type="float" office:value="0.240059917350743" calcext:value-type="float">
            <text:p>0.240059917350743</text:p>
          </table:table-cell>
          <table:table-cell table:formula="of:=[.$I$17]^[.A494]" office:value-type="float" office:value="0.490220027755514" calcext:value-type="float">
            <text:p>0.490220027755514</text:p>
          </table:table-cell>
          <table:table-cell table:formula="of:=[.$J$17]^[.A494]" office:value-type="float" office:value="8.4027268035145E-017" calcext:value-type="float">
            <text:p>8.4027268035145E-17</text:p>
          </table:table-cell>
          <table:table-cell table:formula="of:=[.$K$17]^[.A494]" office:value-type="float" office:value="0.0000000574762156217983" calcext:value-type="float">
            <text:p>5.74762156217983E-08</text:p>
          </table:table-cell>
          <table:table-cell table:formula="of:=[.$L$17]^[.A494]" office:value-type="float" office:value="0.000763717941594989" calcext:value-type="float">
            <text:p>0.000763717941595</text:p>
          </table:table-cell>
          <table:table-cell table:formula="of:=[.$M$17]^[.A494]" office:value-type="float" office:value="0.000000000673563858515759" calcext:value-type="float">
            <text:p>6.73563858515759E-10</text:p>
          </table:table-cell>
          <table:table-cell table:formula="of:=[.$N$17]^[.A494]" office:value-type="float" office:value="0.490220027755514" calcext:value-type="float">
            <text:p>0.490220027755514</text:p>
          </table:table-cell>
          <table:table-cell table:formula="of:=SUM([.B494:.N494])" office:value-type="float" office:value="2.20170432731295" calcext:value-type="float">
            <text:p>2.20170432731295</text:p>
          </table:table-cell>
          <table:table-cell table:formula="of:=13-[.O494]" office:value-type="float" office:value="10.798295672687" calcext:value-type="float">
            <text:p>10.79829567268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B$17]^[.A495]" office:value-type="float" office:value="2.68292596671516E-034" calcext:value-type="float">
            <text:p>2.68292596671516E-34</text:p>
          </table:table-cell>
          <table:table-cell table:formula="of:=[.$C$17]^[.A495]" office:value-type="float" office:value="0.000000507231671719597" calcext:value-type="float">
            <text:p>5.07231671719597E-07</text:p>
          </table:table-cell>
          <table:table-cell table:formula="of:=[.$D$17]^[.A495]" office:value-type="float" office:value="2.46719324834028E-189" calcext:value-type="float">
            <text:p>2.46719324834028E-189</text:p>
          </table:table-cell>
          <table:table-cell table:formula="of:=[.$E$17]^[.A495]" office:value-type="float" office:value="0.489489446492093" calcext:value-type="float">
            <text:p>0.489489446492093</text:p>
          </table:table-cell>
          <table:table-cell table:formula="of:=[.$F$17]^[.A495]" office:value-type="float" office:value="0.0000000000322862753656185" calcext:value-type="float">
            <text:p>3.22862753656185E-11</text:p>
          </table:table-cell>
          <table:table-cell table:formula="of:=[.$G$17]^[.A495]" office:value-type="float" office:value="0.489489446492093" calcext:value-type="float">
            <text:p>0.489489446492093</text:p>
          </table:table-cell>
          <table:table-cell table:formula="of:=[.$H$17]^[.A495]" office:value-type="float" office:value="0.239344388535987" calcext:value-type="float">
            <text:p>0.239344388535987</text:p>
          </table:table-cell>
          <table:table-cell table:formula="of:=[.$I$17]^[.A495]" office:value-type="float" office:value="0.489489446492093" calcext:value-type="float">
            <text:p>0.489489446492093</text:p>
          </table:table-cell>
          <table:table-cell table:formula="of:=[.$J$17]^[.A495]" office:value-type="float" office:value="7.77659216837929E-017" calcext:value-type="float">
            <text:p>7.77659216837929E-17</text:p>
          </table:table-cell>
          <table:table-cell table:formula="of:=[.$K$17]^[.A495]" office:value-type="float" office:value="0.0000000555060919864759" calcext:value-type="float">
            <text:p>5.55060919864759E-08</text:p>
          </table:table-cell>
          <table:table-cell table:formula="of:=[.$L$17]^[.A495]" office:value-type="float" office:value="0.000752336154089848" calcext:value-type="float">
            <text:p>0.00075233615409</text:p>
          </table:table-cell>
          <table:table-cell table:formula="of:=[.$M$17]^[.A495]" office:value-type="float" office:value="0.000000000644453050919698" calcext:value-type="float">
            <text:p>6.44453050919698E-10</text:p>
          </table:table-cell>
          <table:table-cell table:formula="of:=[.$N$17]^[.A495]" office:value-type="float" office:value="0.489489446492093" calcext:value-type="float">
            <text:p>0.489489446492093</text:p>
          </table:table-cell>
          <table:table-cell table:formula="of:=SUM([.B495:.N495])" office:value-type="float" office:value="2.19805507407295" calcext:value-type="float">
            <text:p>2.19805507407295</text:p>
          </table:table-cell>
          <table:table-cell table:formula="of:=13-[.O495]" office:value-type="float" office:value="10.8019449259271" calcext:value-type="float">
            <text:p>10.801944925927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B$17]^[.A496]" office:value-type="float" office:value="2.28308603128816E-034" calcext:value-type="float">
            <text:p>2.28308603128816E-34</text:p>
          </table:table-cell>
          <table:table-cell table:formula="of:=[.$C$17]^[.A496]" office:value-type="float" office:value="0.000000492112992979818" calcext:value-type="float">
            <text:p>4.92112992979818E-07</text:p>
          </table:table-cell>
          <table:table-cell table:formula="of:=[.$D$17]^[.A496]" office:value-type="float" office:value="9.9643721356217E-190" calcext:value-type="float">
            <text:p>9.9643721356217E-190</text:p>
          </table:table-cell>
          <table:table-cell table:formula="of:=[.$E$17]^[.A496]" office:value-type="float" office:value="0.488759954023401" calcext:value-type="float">
            <text:p>0.488759954023401</text:p>
          </table:table-cell>
          <table:table-cell table:formula="of:=[.$F$17]^[.A496]" office:value-type="float" office:value="0.0000000000306984257574733" calcext:value-type="float">
            <text:p>3.06984257574733E-11</text:p>
          </table:table-cell>
          <table:table-cell table:formula="of:=[.$G$17]^[.A496]" office:value-type="float" office:value="0.488759954023401" calcext:value-type="float">
            <text:p>0.488759954023401</text:p>
          </table:table-cell>
          <table:table-cell table:formula="of:=[.$H$17]^[.A496]" office:value-type="float" office:value="0.23863099244497" calcext:value-type="float">
            <text:p>0.23863099244497</text:p>
          </table:table-cell>
          <table:table-cell table:formula="of:=[.$I$17]^[.A496]" office:value-type="float" office:value="0.488759954023401" calcext:value-type="float">
            <text:p>0.488759954023401</text:p>
          </table:table-cell>
          <table:table-cell table:formula="of:=[.$J$17]^[.A496]" office:value-type="float" office:value="7.19711436149559E-017" calcext:value-type="float">
            <text:p>7.19711436149559E-17</text:p>
          </table:table-cell>
          <table:table-cell table:formula="of:=[.$K$17]^[.A496]" office:value-type="float" office:value="0.0000000536034986695028" calcext:value-type="float">
            <text:p>5.36034986695028E-08</text:p>
          </table:table-cell>
          <table:table-cell table:formula="of:=[.$L$17]^[.A496]" office:value-type="float" office:value="0.000741123990839627" calcext:value-type="float">
            <text:p>0.00074112399084</text:p>
          </table:table-cell>
          <table:table-cell table:formula="of:=[.$M$17]^[.A496]" office:value-type="float" office:value="0.000000000616600385529726" calcext:value-type="float">
            <text:p>6.16600385529726E-10</text:p>
          </table:table-cell>
          <table:table-cell table:formula="of:=[.$N$17]^[.A496]" office:value-type="float" office:value="0.488759954023401" calcext:value-type="float">
            <text:p>0.488759954023401</text:p>
          </table:table-cell>
          <table:table-cell table:formula="of:=SUM([.B496:.N496])" office:value-type="float" office:value="2.1944124788932" calcext:value-type="float">
            <text:p>2.1944124788932</text:p>
          </table:table-cell>
          <table:table-cell table:formula="of:=13-[.O496]" office:value-type="float" office:value="10.8055875211068" calcext:value-type="float">
            <text:p>10.805587521106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B$17]^[.A497]" office:value-type="float" office:value="1.94283475985923E-034" calcext:value-type="float">
            <text:p>1.94283475985923E-34</text:p>
          </table:table-cell>
          <table:table-cell table:formula="of:=[.$C$17]^[.A497]" office:value-type="float" office:value="0.000000477444945499048" calcext:value-type="float">
            <text:p>4.77444945499048E-07</text:p>
          </table:table-cell>
          <table:table-cell table:formula="of:=[.$D$17]^[.A497]" office:value-type="float" office:value="4.02435894002009E-190" calcext:value-type="float">
            <text:p>4.02435894002009E-190</text:p>
          </table:table-cell>
          <table:table-cell table:formula="of:=[.$E$17]^[.A497]" office:value-type="float" office:value="0.488031548726794" calcext:value-type="float">
            <text:p>0.488031548726794</text:p>
          </table:table-cell>
          <table:table-cell table:formula="of:=[.$F$17]^[.A497]" office:value-type="float" office:value="0.0000000000291886671136631" calcext:value-type="float">
            <text:p>2.91886671136631E-11</text:p>
          </table:table-cell>
          <table:table-cell table:formula="of:=[.$G$17]^[.A497]" office:value-type="float" office:value="0.488031548726794" calcext:value-type="float">
            <text:p>0.488031548726794</text:p>
          </table:table-cell>
          <table:table-cell table:formula="of:=[.$H$17]^[.A497]" office:value-type="float" office:value="0.237919722720842" calcext:value-type="float">
            <text:p>0.237919722720842</text:p>
          </table:table-cell>
          <table:table-cell table:formula="of:=[.$I$17]^[.A497]" office:value-type="float" office:value="0.488031548726794" calcext:value-type="float">
            <text:p>0.488031548726794</text:p>
          </table:table-cell>
          <table:table-cell table:formula="of:=[.$J$17]^[.A497]" office:value-type="float" office:value="6.66081671905925E-017" calcext:value-type="float">
            <text:p>6.66081671905925E-17</text:p>
          </table:table-cell>
          <table:table-cell table:formula="of:=[.$K$17]^[.A497]" office:value-type="float" office:value="0.0000000517661209207717" calcext:value-type="float">
            <text:p>5.17661209207717E-08</text:p>
          </table:table-cell>
          <table:table-cell table:formula="of:=[.$L$17]^[.A497]" office:value-type="float" office:value="0.000730078923912062" calcext:value-type="float">
            <text:p>0.000730078923912</text:p>
          </table:table-cell>
          <table:table-cell table:formula="of:=[.$M$17]^[.A497]" office:value-type="float" office:value="0.000000000589951486602212" calcext:value-type="float">
            <text:p>5.89951486602212E-10</text:p>
          </table:table-cell>
          <table:table-cell table:formula="of:=[.$N$17]^[.A497]" office:value-type="float" office:value="0.488031548726794" calcext:value-type="float">
            <text:p>0.488031548726794</text:p>
          </table:table-cell>
          <table:table-cell table:formula="of:=SUM([.B497:.N497])" office:value-type="float" office:value="2.19077652638214" calcext:value-type="float">
            <text:p>2.19077652638214</text:p>
          </table:table-cell>
          <table:table-cell table:formula="of:=13-[.O497]" office:value-type="float" office:value="10.8092234736179" calcext:value-type="float">
            <text:p>10.809223473617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B$17]^[.A498]" office:value-type="float" office:value="1.65329157657171E-034" calcext:value-type="float">
            <text:p>1.65329157657171E-34</text:p>
          </table:table-cell>
          <table:table-cell table:formula="of:=[.$C$17]^[.A498]" office:value-type="float" office:value="0.000000463214097645127" calcext:value-type="float">
            <text:p>4.63214097645127E-07</text:p>
          </table:table-cell>
          <table:table-cell table:formula="of:=[.$D$17]^[.A498]" office:value-type="float" office:value="1.62533721720632E-190" calcext:value-type="float">
            <text:p>1.62533721720632E-190</text:p>
          </table:table-cell>
          <table:table-cell table:formula="of:=[.$E$17]^[.A498]" office:value-type="float" office:value="0.487304228982044" calcext:value-type="float">
            <text:p>0.487304228982044</text:p>
          </table:table-cell>
          <table:table-cell table:formula="of:=[.$F$17]^[.A498]" office:value-type="float" office:value="0.0000000000277531588949584" calcext:value-type="float">
            <text:p>2.77531588949584E-11</text:p>
          </table:table-cell>
          <table:table-cell table:formula="of:=[.$G$17]^[.A498]" office:value-type="float" office:value="0.487304228982044" calcext:value-type="float">
            <text:p>0.487304228982044</text:p>
          </table:table-cell>
          <table:table-cell table:formula="of:=[.$H$17]^[.A498]" office:value-type="float" office:value="0.237210573025698" calcext:value-type="float">
            <text:p>0.237210573025698</text:p>
          </table:table-cell>
          <table:table-cell table:formula="of:=[.$I$17]^[.A498]" office:value-type="float" office:value="0.487304228982044" calcext:value-type="float">
            <text:p>0.487304228982044</text:p>
          </table:table-cell>
          <table:table-cell table:formula="of:=[.$J$17]^[.A498]" office:value-type="float" office:value="6.1644816431234E-017" calcext:value-type="float">
            <text:p>6.1644816431234E-17</text:p>
          </table:table-cell>
          <table:table-cell table:formula="of:=[.$K$17]^[.A498]" office:value-type="float" office:value="0.0000000499917233333235" calcext:value-type="float">
            <text:p>4.99917233333235E-08</text:p>
          </table:table-cell>
          <table:table-cell table:formula="of:=[.$L$17]^[.A498]" office:value-type="float" office:value="0.000719198463048991" calcext:value-type="float">
            <text:p>0.000719198463049</text:p>
          </table:table-cell>
          <table:table-cell table:formula="of:=[.$M$17]^[.A498]" office:value-type="float" office:value="0.000000000564454328462922" calcext:value-type="float">
            <text:p>5.64454328462922E-10</text:p>
          </table:table-cell>
          <table:table-cell table:formula="of:=[.$N$17]^[.A498]" office:value-type="float" office:value="0.487304228982044" calcext:value-type="float">
            <text:p>0.487304228982044</text:p>
          </table:table-cell>
          <table:table-cell table:formula="of:=SUM([.B498:.N498])" office:value-type="float" office:value="2.18714720121495" calcext:value-type="float">
            <text:p>2.18714720121495</text:p>
          </table:table-cell>
          <table:table-cell table:formula="of:=13-[.O498]" office:value-type="float" office:value="10.812852798785" calcext:value-type="float">
            <text:p>10.81285279878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B$17]^[.A499]" office:value-type="float" office:value="1.4068993893032E-034" calcext:value-type="float">
            <text:p>1.4068993893032E-34</text:p>
          </table:table-cell>
          <table:table-cell table:formula="of:=[.$C$17]^[.A499]" office:value-type="float" office:value="0.000000449407418132605" calcext:value-type="float">
            <text:p>4.49407418132605E-07</text:p>
          </table:table-cell>
          <table:table-cell table:formula="of:=[.$D$17]^[.A499]" office:value-type="float" office:value="6.56432765816563E-191" calcext:value-type="float">
            <text:p>6.56432765816563E-191</text:p>
          </table:table-cell>
          <table:table-cell table:formula="of:=[.$E$17]^[.A499]" office:value-type="float" office:value="0.486577993171341" calcext:value-type="float">
            <text:p>0.486577993171341</text:p>
          </table:table-cell>
          <table:table-cell table:formula="of:=[.$F$17]^[.A499]" office:value-type="float" office:value="0.000000000026388249441108" calcext:value-type="float">
            <text:p>2.6388249441108E-11</text:p>
          </table:table-cell>
          <table:table-cell table:formula="of:=[.$G$17]^[.A499]" office:value-type="float" office:value="0.486577993171341" calcext:value-type="float">
            <text:p>0.486577993171341</text:p>
          </table:table-cell>
          <table:table-cell table:formula="of:=[.$H$17]^[.A499]" office:value-type="float" office:value="0.236503537040524" calcext:value-type="float">
            <text:p>0.236503537040524</text:p>
          </table:table-cell>
          <table:table-cell table:formula="of:=[.$I$17]^[.A499]" office:value-type="float" office:value="0.486577993171341" calcext:value-type="float">
            <text:p>0.486577993171341</text:p>
          </table:table-cell>
          <table:table-cell table:formula="of:=[.$J$17]^[.A499]" office:value-type="float" office:value="5.70513129713805E-017" calcext:value-type="float">
            <text:p>5.70513129713805E-17</text:p>
          </table:table-cell>
          <table:table-cell table:formula="of:=[.$K$17]^[.A499]" office:value-type="float" office:value="0.0000000482781471236866" calcext:value-type="float">
            <text:p>4.82781471236866E-08</text:p>
          </table:table-cell>
          <table:table-cell table:formula="of:=[.$L$17]^[.A499]" office:value-type="float" office:value="0.000708480155104893" calcext:value-type="float">
            <text:p>0.000708480155105</text:p>
          </table:table-cell>
          <table:table-cell table:formula="of:=[.$M$17]^[.A499]" office:value-type="float" office:value="0.000000000540059133939189" calcext:value-type="float">
            <text:p>5.40059133939189E-10</text:p>
          </table:table-cell>
          <table:table-cell table:formula="of:=[.$N$17]^[.A499]" office:value-type="float" office:value="0.486577993171341" calcext:value-type="float">
            <text:p>0.486577993171341</text:p>
          </table:table-cell>
          <table:table-cell table:formula="of:=SUM([.B499:.N499])" office:value-type="float" office:value="2.18352448813301" calcext:value-type="float">
            <text:p>2.18352448813301</text:p>
          </table:table-cell>
          <table:table-cell table:formula="of:=13-[.O499]" office:value-type="float" office:value="10.816475511867" calcext:value-type="float">
            <text:p>10.81647551186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B$17]^[.A500]" office:value-type="float" office:value="1.1972273491686E-034" calcext:value-type="float">
            <text:p>1.1972273491686E-34</text:p>
          </table:table-cell>
          <table:table-cell table:formula="of:=[.$C$17]^[.A500]" office:value-type="float" office:value="0.000000436012264089904" calcext:value-type="float">
            <text:p>4.36012264089904E-07</text:p>
          </table:table-cell>
          <table:table-cell table:formula="of:=[.$D$17]^[.A500]" office:value-type="float" office:value="2.65116661007881E-191" calcext:value-type="float">
            <text:p>2.65116661007881E-191</text:p>
          </table:table-cell>
          <table:table-cell table:formula="of:=[.$E$17]^[.A500]" office:value-type="float" office:value="0.485852839679282" calcext:value-type="float">
            <text:p>0.485852839679282</text:p>
          </table:table-cell>
          <table:table-cell table:formula="of:=[.$F$17]^[.A500]" office:value-type="float" office:value="0.0000000000250904666817092" calcext:value-type="float">
            <text:p>2.50904666817092E-11</text:p>
          </table:table-cell>
          <table:table-cell table:formula="of:=[.$G$17]^[.A500]" office:value-type="float" office:value="0.485852839679282" calcext:value-type="float">
            <text:p>0.485852839679282</text:p>
          </table:table-cell>
          <table:table-cell table:formula="of:=[.$H$17]^[.A500]" office:value-type="float" office:value="0.235798608465143" calcext:value-type="float">
            <text:p>0.235798608465143</text:p>
          </table:table-cell>
          <table:table-cell table:formula="of:=[.$I$17]^[.A500]" office:value-type="float" office:value="0.485852839679282" calcext:value-type="float">
            <text:p>0.485852839679282</text:p>
          </table:table-cell>
          <table:table-cell table:formula="of:=[.$J$17]^[.A500]" office:value-type="float" office:value="5.28000973997426E-017" calcext:value-type="float">
            <text:p>5.28000973997426E-17</text:p>
          </table:table-cell>
          <table:table-cell table:formula="of:=[.$K$17]^[.A500]" office:value-type="float" office:value="0.000000046623307505438" calcext:value-type="float">
            <text:p>4.6623307505438E-08</text:p>
          </table:table-cell>
          <table:table-cell table:formula="of:=[.$L$17]^[.A500]" office:value-type="float" office:value="0.000697921583493791" calcext:value-type="float">
            <text:p>0.000697921583494</text:p>
          </table:table-cell>
          <table:table-cell table:formula="of:=[.$M$17]^[.A500]" office:value-type="float" office:value="0.000000000516718277181758" calcext:value-type="float">
            <text:p>5.16718277181758E-10</text:p>
          </table:table-cell>
          <table:table-cell table:formula="of:=[.$N$17]^[.A500]" office:value-type="float" office:value="0.485852839679282" calcext:value-type="float">
            <text:p>0.485852839679282</text:p>
          </table:table-cell>
          <table:table-cell table:formula="of:=SUM([.B500:.N500])" office:value-type="float" office:value="2.17990837194315" calcext:value-type="float">
            <text:p>2.17990837194315</text:p>
          </table:table-cell>
          <table:table-cell table:formula="of:=13-[.O500]" office:value-type="float" office:value="10.8200916280569" calcext:value-type="float">
            <text:p>10.820091628056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B$17]^[.A501]" office:value-type="float" office:value="1.01880300503021E-034" calcext:value-type="float">
            <text:p>1.01880300503021E-34</text:p>
          </table:table-cell>
          <table:table-cell table:formula="of:=[.$C$17]^[.A501]" office:value-type="float" office:value="0.000000423016369482158" calcext:value-type="float">
            <text:p>4.23016369482158E-07</text:p>
          </table:table-cell>
          <table:table-cell table:formula="of:=[.$D$17]^[.A501]" office:value-type="float" office:value="1.07073942076208E-191" calcext:value-type="float">
            <text:p>1.07073942076208E-191</text:p>
          </table:table-cell>
          <table:table-cell table:formula="of:=[.$E$17]^[.A501]" office:value-type="float" office:value="0.485128766892875" calcext:value-type="float">
            <text:p>0.485128766892875</text:p>
          </table:table-cell>
          <table:table-cell table:formula="of:=[.$F$17]^[.A501]" office:value-type="float" office:value="0.0000000000238565093039202" calcext:value-type="float">
            <text:p>2.38565093039202E-11</text:p>
          </table:table-cell>
          <table:table-cell table:formula="of:=[.$G$17]^[.A501]" office:value-type="float" office:value="0.485128766892875" calcext:value-type="float">
            <text:p>0.485128766892875</text:p>
          </table:table-cell>
          <table:table-cell table:formula="of:=[.$H$17]^[.A501]" office:value-type="float" office:value="0.235095781018153" calcext:value-type="float">
            <text:p>0.235095781018153</text:p>
          </table:table-cell>
          <table:table-cell table:formula="of:=[.$I$17]^[.A501]" office:value-type="float" office:value="0.485128766892875" calcext:value-type="float">
            <text:p>0.485128766892875</text:p>
          </table:table-cell>
          <table:table-cell table:formula="of:=[.$J$17]^[.A501]" office:value-type="float" office:value="4.88656639124294E-017" calcext:value-type="float">
            <text:p>4.88656639124294E-17</text:p>
          </table:table-cell>
          <table:table-cell table:formula="of:=[.$K$17]^[.A501]" office:value-type="float" office:value="0.0000000450251911527926" calcext:value-type="float">
            <text:p>4.50251911527926E-08</text:p>
          </table:table-cell>
          <table:table-cell table:formula="of:=[.$L$17]^[.A501]" office:value-type="float" office:value="0.000687520367644406" calcext:value-type="float">
            <text:p>0.000687520367644</text:p>
          </table:table-cell>
          <table:table-cell table:formula="of:=[.$M$17]^[.A501]" office:value-type="float" office:value="0.00000000049438619068657" calcext:value-type="float">
            <text:p>4.9438619068657E-10</text:p>
          </table:table-cell>
          <table:table-cell table:formula="of:=[.$N$17]^[.A501]" office:value-type="float" office:value="0.485128766892875" calcext:value-type="float">
            <text:p>0.485128766892875</text:p>
          </table:table-cell>
          <table:table-cell table:formula="of:=SUM([.B501:.N501])" office:value-type="float" office:value="2.1762988375171" calcext:value-type="float">
            <text:p>2.1762988375171</text:p>
          </table:table-cell>
          <table:table-cell table:formula="of:=13-[.O501]" office:value-type="float" office:value="10.8237011624829" calcext:value-type="float">
            <text:p>10.823701162482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B$17]^[.A502]" office:value-type="float" office:value="8.66969472238819E-035" calcext:value-type="float">
            <text:p>8.66969472238819E-35</text:p>
          </table:table-cell>
          <table:table-cell table:formula="of:=[.$C$17]^[.A502]" office:value-type="float" office:value="0.000000410407833879113" calcext:value-type="float">
            <text:p>4.10407833879113E-07</text:p>
          </table:table-cell>
          <table:table-cell table:formula="of:=[.$D$17]^[.A502]" office:value-type="float" office:value="4.32444684093181E-192" calcext:value-type="float">
            <text:p>4.32444684093181E-192</text:p>
          </table:table-cell>
          <table:table-cell table:formula="of:=[.$E$17]^[.A502]" office:value-type="float" office:value="0.484405773201529" calcext:value-type="float">
            <text:p>0.484405773201529</text:p>
          </table:table-cell>
          <table:table-cell table:formula="of:=[.$F$17]^[.A502]" office:value-type="float" office:value="0.0000000000226832383545471" calcext:value-type="float">
            <text:p>2.26832383545471E-11</text:p>
          </table:table-cell>
          <table:table-cell table:formula="of:=[.$G$17]^[.A502]" office:value-type="float" office:value="0.484405773201529" calcext:value-type="float">
            <text:p>0.484405773201529</text:p>
          </table:table-cell>
          <table:table-cell table:formula="of:=[.$H$17]^[.A502]" office:value-type="float" office:value="0.234395048436876" calcext:value-type="float">
            <text:p>0.234395048436876</text:p>
          </table:table-cell>
          <table:table-cell table:formula="of:=[.$I$17]^[.A502]" office:value-type="float" office:value="0.484405773201529" calcext:value-type="float">
            <text:p>0.484405773201529</text:p>
          </table:table-cell>
          <table:table-cell table:formula="of:=[.$J$17]^[.A502]" office:value-type="float" office:value="4.52244072870621E-017" calcext:value-type="float">
            <text:p>4.52244072870621E-17</text:p>
          </table:table-cell>
          <table:table-cell table:formula="of:=[.$K$17]^[.A502]" office:value-type="float" office:value="0.0000000434818537511321" calcext:value-type="float">
            <text:p>4.34818537511321E-08</text:p>
          </table:table-cell>
          <table:table-cell table:formula="of:=[.$L$17]^[.A502]" office:value-type="float" office:value="0.000677274162463416" calcext:value-type="float">
            <text:p>0.000677274162463</text:p>
          </table:table-cell>
          <table:table-cell table:formula="of:=[.$M$17]^[.A502]" office:value-type="float" office:value="0.00000000047301927633499" calcext:value-type="float">
            <text:p>4.7301927633499E-10</text:p>
          </table:table-cell>
          <table:table-cell table:formula="of:=[.$N$17]^[.A502]" office:value-type="float" office:value="0.484405773201529" calcext:value-type="float">
            <text:p>0.484405773201529</text:p>
          </table:table-cell>
          <table:table-cell table:formula="of:=SUM([.B502:.N502])" office:value-type="float" office:value="2.17269586979085" calcext:value-type="float">
            <text:p>2.17269586979085</text:p>
          </table:table-cell>
          <table:table-cell table:formula="of:=13-[.O502]" office:value-type="float" office:value="10.8273041302092" calcext:value-type="float">
            <text:p>10.827304130209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B$17]^[.A503]" office:value-type="float" office:value="7.37763887702483E-035" calcext:value-type="float">
            <text:p>7.37763887702483E-35</text:p>
          </table:table-cell>
          <table:table-cell table:formula="of:=[.$C$17]^[.A503]" office:value-type="float" office:value="0.000000398175111557828" calcext:value-type="float">
            <text:p>3.98175111557828E-07</text:p>
          </table:table-cell>
          <table:table-cell table:formula="of:=[.$D$17]^[.A503]" office:value-type="float" office:value="1.74653516228393E-192" calcext:value-type="float">
            <text:p>1.74653516228393E-192</text:p>
          </table:table-cell>
          <table:table-cell table:formula="of:=[.$E$17]^[.A503]" office:value-type="float" office:value="0.483683856997056" calcext:value-type="float">
            <text:p>0.483683856997056</text:p>
          </table:table-cell>
          <table:table-cell table:formula="of:=[.$F$17]^[.A503]" office:value-type="float" office:value="0.0000000000215676692551431" calcext:value-type="float">
            <text:p>2.15676692551431E-11</text:p>
          </table:table-cell>
          <table:table-cell table:formula="of:=[.$G$17]^[.A503]" office:value-type="float" office:value="0.483683856997056" calcext:value-type="float">
            <text:p>0.483683856997056</text:p>
          </table:table-cell>
          <table:table-cell table:formula="of:=[.$H$17]^[.A503]" office:value-type="float" office:value="0.233696404477303" calcext:value-type="float">
            <text:p>0.233696404477303</text:p>
          </table:table-cell>
          <table:table-cell table:formula="of:=[.$I$17]^[.A503]" office:value-type="float" office:value="0.483683856997056" calcext:value-type="float">
            <text:p>0.483683856997056</text:p>
          </table:table-cell>
          <table:table-cell table:formula="of:=[.$J$17]^[.A503]" office:value-type="float" office:value="4.18544812597102E-017" calcext:value-type="float">
            <text:p>4.18544812597102E-17</text:p>
          </table:table-cell>
          <table:table-cell table:formula="of:=[.$K$17]^[.A503]" office:value-type="float" office:value="0.0000000419914176314957" calcext:value-type="float">
            <text:p>4.19914176314957E-08</text:p>
          </table:table-cell>
          <table:table-cell table:formula="of:=[.$L$17]^[.A503]" office:value-type="float" office:value="0.000667180657806733" calcext:value-type="float">
            <text:p>0.000667180657807</text:p>
          </table:table-cell>
          <table:table-cell table:formula="of:=[.$M$17]^[.A503]" office:value-type="float" office:value="0.000000000452575820278783" calcext:value-type="float">
            <text:p>4.52575820278783E-10</text:p>
          </table:table-cell>
          <table:table-cell table:formula="of:=[.$N$17]^[.A503]" office:value-type="float" office:value="0.483683856997056" calcext:value-type="float">
            <text:p>0.483683856997056</text:p>
          </table:table-cell>
          <table:table-cell table:formula="of:=SUM([.B503:.N503])" office:value-type="float" office:value="2.16909945376401" calcext:value-type="float">
            <text:p>2.16909945376401</text:p>
          </table:table-cell>
          <table:table-cell table:formula="of:=13-[.O503]" office:value-type="float" office:value="10.830900546236" calcext:value-type="float">
            <text:p>10.83090054623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B$17]^[.A504]" office:value-type="float" office:value="6.27813978953976E-035" calcext:value-type="float">
            <text:p>6.27813978953976E-35</text:p>
          </table:table-cell>
          <table:table-cell table:formula="of:=[.$C$17]^[.A504]" office:value-type="float" office:value="0.000000386307000930173" calcext:value-type="float">
            <text:p>3.86307000930173E-07</text:p>
          </table:table-cell>
          <table:table-cell table:formula="of:=[.$D$17]^[.A504]" office:value-type="float" office:value="7.05381563306924E-193" calcext:value-type="float">
            <text:p>7.05381563306924E-193</text:p>
          </table:table-cell>
          <table:table-cell table:formula="of:=[.$E$17]^[.A504]" office:value-type="float" office:value="0.482963016673662" calcext:value-type="float">
            <text:p>0.482963016673662</text:p>
          </table:table-cell>
          <table:table-cell table:formula="of:=[.$F$17]^[.A504]" office:value-type="float" office:value="0.0000000000205069642098082" calcext:value-type="float">
            <text:p>2.05069642098082E-11</text:p>
          </table:table-cell>
          <table:table-cell table:formula="of:=[.$G$17]^[.A504]" office:value-type="float" office:value="0.482963016673662" calcext:value-type="float">
            <text:p>0.482963016673662</text:p>
          </table:table-cell>
          <table:table-cell table:formula="of:=[.$H$17]^[.A504]" office:value-type="float" office:value="0.232999842914032" calcext:value-type="float">
            <text:p>0.232999842914032</text:p>
          </table:table-cell>
          <table:table-cell table:formula="of:=[.$I$17]^[.A504]" office:value-type="float" office:value="0.482963016673662" calcext:value-type="float">
            <text:p>0.482963016673662</text:p>
          </table:table-cell>
          <table:table-cell table:formula="of:=[.$J$17]^[.A504]" office:value-type="float" office:value="3.87356674549628E-017" calcext:value-type="float">
            <text:p>3.87356674549628E-17</text:p>
          </table:table-cell>
          <table:table-cell table:formula="of:=[.$K$17]^[.A504]" office:value-type="float" office:value="0.0000000405520694861538" calcext:value-type="float">
            <text:p>4.05520694861538E-08</text:p>
          </table:table-cell>
          <table:table-cell table:formula="of:=[.$L$17]^[.A504]" office:value-type="float" office:value="0.000657237577958645" calcext:value-type="float">
            <text:p>0.000657237577959</text:p>
          </table:table-cell>
          <table:table-cell table:formula="of:=[.$M$17]^[.A504]" office:value-type="float" office:value="0.000000000433015911503694" calcext:value-type="float">
            <text:p>4.33015911503694E-10</text:p>
          </table:table-cell>
          <table:table-cell table:formula="of:=[.$N$17]^[.A504]" office:value-type="float" office:value="0.482963016673662" calcext:value-type="float">
            <text:p>0.482963016673662</text:p>
          </table:table-cell>
          <table:table-cell table:formula="of:=SUM([.B504:.N504])" office:value-type="float" office:value="2.16550957449923" calcext:value-type="float">
            <text:p>2.16550957449923</text:p>
          </table:table-cell>
          <table:table-cell table:formula="of:=13-[.O504]" office:value-type="float" office:value="10.8344904255008" calcext:value-type="float">
            <text:p>10.834490425500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B$17]^[.A505]" office:value-type="float" office:value="5.34250047664263E-035" calcext:value-type="float">
            <text:p>5.34250047664263E-35</text:p>
          </table:table-cell>
          <table:table-cell table:formula="of:=[.$C$17]^[.A505]" office:value-type="float" office:value="0.000000374792634285458" calcext:value-type="float">
            <text:p>3.74792634285458E-07</text:p>
          </table:table-cell>
          <table:table-cell table:formula="of:=[.$D$17]^[.A505]" office:value-type="float" office:value="2.84885847475672E-193" calcext:value-type="float">
            <text:p>2.84885847475672E-193</text:p>
          </table:table-cell>
          <table:table-cell table:formula="of:=[.$E$17]^[.A505]" office:value-type="float" office:value="0.482243250627949" calcext:value-type="float">
            <text:p>0.482243250627949</text:p>
          </table:table-cell>
          <table:table-cell table:formula="of:=[.$F$17]^[.A505]" office:value-type="float" office:value="0.000000000019498424986375" calcext:value-type="float">
            <text:p>1.9498424986375E-11</text:p>
          </table:table-cell>
          <table:table-cell table:formula="of:=[.$G$17]^[.A505]" office:value-type="float" office:value="0.482243250627949" calcext:value-type="float">
            <text:p>0.482243250627949</text:p>
          </table:table-cell>
          <table:table-cell table:formula="of:=[.$H$17]^[.A505]" office:value-type="float" office:value="0.23230535754022" calcext:value-type="float">
            <text:p>0.23230535754022</text:p>
          </table:table-cell>
          <table:table-cell table:formula="of:=[.$I$17]^[.A505]" office:value-type="float" office:value="0.482243250627949" calcext:value-type="float">
            <text:p>0.482243250627949</text:p>
          </table:table-cell>
          <table:table-cell table:formula="of:=[.$J$17]^[.A505]" office:value-type="float" office:value="3.58492540827599E-017" calcext:value-type="float">
            <text:p>3.58492540827599E-17</text:p>
          </table:table-cell>
          <table:table-cell table:formula="of:=[.$K$17]^[.A505]" office:value-type="float" office:value="0.0000000391620581624854" calcext:value-type="float">
            <text:p>3.91620581624854E-08</text:p>
          </table:table-cell>
          <table:table-cell table:formula="of:=[.$L$17]^[.A505]" office:value-type="float" office:value="0.000647442681118725" calcext:value-type="float">
            <text:p>0.000647442681119</text:p>
          </table:table-cell>
          <table:table-cell table:formula="of:=[.$M$17]^[.A505]" office:value-type="float" office:value="0.000000000414301363912626" calcext:value-type="float">
            <text:p>4.14301363912626E-10</text:p>
          </table:table-cell>
          <table:table-cell table:formula="of:=[.$N$17]^[.A505]" office:value-type="float" office:value="0.482243250627949" calcext:value-type="float">
            <text:p>0.482243250627949</text:p>
          </table:table-cell>
          <table:table-cell table:formula="of:=SUM([.B505:.N505])" office:value-type="float" office:value="2.16192621712163" calcext:value-type="float">
            <text:p>2.16192621712163</text:p>
          </table:table-cell>
          <table:table-cell table:formula="of:=13-[.O505]" office:value-type="float" office:value="10.8380737828784" calcext:value-type="float">
            <text:p>10.838073782878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B$17]^[.A506]" office:value-type="float" office:value="4.54630070367055E-035" calcext:value-type="float">
            <text:p>4.54630070367055E-35</text:p>
          </table:table-cell>
          <table:table-cell table:formula="of:=[.$C$17]^[.A506]" office:value-type="float" office:value="0.000000363621467838798" calcext:value-type="float">
            <text:p>3.63621467838798E-07</text:p>
          </table:table-cell>
          <table:table-cell table:formula="of:=[.$D$17]^[.A506]" office:value-type="float" office:value="1.15058218578103E-193" calcext:value-type="float">
            <text:p>1.15058218578103E-193</text:p>
          </table:table-cell>
          <table:table-cell table:formula="of:=[.$E$17]^[.A506]" office:value-type="float" office:value="0.481524557258906" calcext:value-type="float">
            <text:p>0.481524557258906</text:p>
          </table:table-cell>
          <table:table-cell table:formula="of:=[.$F$17]^[.A506]" office:value-type="float" office:value="0.0000000000185394860526188" calcext:value-type="float">
            <text:p>1.85394860526188E-11</text:p>
          </table:table-cell>
          <table:table-cell table:formula="of:=[.$G$17]^[.A506]" office:value-type="float" office:value="0.481524557258906" calcext:value-type="float">
            <text:p>0.481524557258906</text:p>
          </table:table-cell>
          <table:table-cell table:formula="of:=[.$H$17]^[.A506]" office:value-type="float" office:value="0.231612942167522" calcext:value-type="float">
            <text:p>0.231612942167522</text:p>
          </table:table-cell>
          <table:table-cell table:formula="of:=[.$I$17]^[.A506]" office:value-type="float" office:value="0.481524557258906" calcext:value-type="float">
            <text:p>0.481524557258906</text:p>
          </table:table-cell>
          <table:table-cell table:formula="of:=[.$J$17]^[.A506]" office:value-type="float" office:value="3.31779236742085E-017" calcext:value-type="float">
            <text:p>3.31779236742085E-17</text:p>
          </table:table-cell>
          <table:table-cell table:formula="of:=[.$K$17]^[.A506]" office:value-type="float" office:value="0.0000000378196925324747" calcext:value-type="float">
            <text:p>3.78196925324747E-08</text:p>
          </table:table-cell>
          <table:table-cell table:formula="of:=[.$L$17]^[.A506]" office:value-type="float" office:value="0.000637793758896389" calcext:value-type="float">
            <text:p>0.000637793758896</text:p>
          </table:table-cell>
          <table:table-cell table:formula="of:=[.$M$17]^[.A506]" office:value-type="float" office:value="0.000000000396395641776312" calcext:value-type="float">
            <text:p>3.96395641776312E-10</text:p>
          </table:table-cell>
          <table:table-cell table:formula="of:=[.$N$17]^[.A506]" office:value-type="float" office:value="0.481524557258906" calcext:value-type="float">
            <text:p>0.481524557258906</text:p>
          </table:table-cell>
          <table:table-cell table:formula="of:=SUM([.B506:.N506])" office:value-type="float" office:value="2.15834936681814" calcext:value-type="float">
            <text:p>2.15834936681814</text:p>
          </table:table-cell>
          <table:table-cell table:formula="of:=13-[.O506]" office:value-type="float" office:value="10.8416506331819" calcext:value-type="float">
            <text:p>10.841650633181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B$17]^[.A507]" office:value-type="float" office:value="3.86875961519506E-035" calcext:value-type="float">
            <text:p>3.86875961519506E-35</text:p>
          </table:table-cell>
          <table:table-cell table:formula="of:=[.$C$17]^[.A507]" office:value-type="float" office:value="0.000000352783272076091" calcext:value-type="float">
            <text:p>3.52783272076091E-07</text:p>
          </table:table-cell>
          <table:table-cell table:formula="of:=[.$D$17]^[.A507]" office:value-type="float" office:value="4.6469116594137E-194" calcext:value-type="float">
            <text:p>4.6469116594137E-194</text:p>
          </table:table-cell>
          <table:table-cell table:formula="of:=[.$E$17]^[.A507]" office:value-type="float" office:value="0.480806934967909" calcext:value-type="float">
            <text:p>0.480806934967909</text:p>
          </table:table-cell>
          <table:table-cell table:formula="of:=[.$F$17]^[.A507]" office:value-type="float" office:value="0.000000000017627708050031" calcext:value-type="float">
            <text:p>1.7627708050031E-11</text:p>
          </table:table-cell>
          <table:table-cell table:formula="of:=[.$G$17]^[.A507]" office:value-type="float" office:value="0.480806934967909" calcext:value-type="float">
            <text:p>0.480806934967909</text:p>
          </table:table-cell>
          <table:table-cell table:formula="of:=[.$H$17]^[.A507]" office:value-type="float" office:value="0.230922590626039" calcext:value-type="float">
            <text:p>0.230922590626039</text:p>
          </table:table-cell>
          <table:table-cell table:formula="of:=[.$I$17]^[.A507]" office:value-type="float" office:value="0.480806934967909" calcext:value-type="float">
            <text:p>0.480806934967909</text:p>
          </table:table-cell>
          <table:table-cell table:formula="of:=[.$J$17]^[.A507]" office:value-type="float" office:value="3.07056491828368E-017" calcext:value-type="float">
            <text:p>3.07056491828368E-17</text:p>
          </table:table-cell>
          <table:table-cell table:formula="of:=[.$K$17]^[.A507]" office:value-type="float" office:value="0.0000000365233394352364" calcext:value-type="float">
            <text:p>3.65233394352364E-08</text:p>
          </table:table-cell>
          <table:table-cell table:formula="of:=[.$L$17]^[.A507]" office:value-type="float" office:value="0.000628288635812985" calcext:value-type="float">
            <text:p>0.000628288635813</text:p>
          </table:table-cell>
          <table:table-cell table:formula="of:=[.$M$17]^[.A507]" office:value-type="float" office:value="0.00000000037926378840595" calcext:value-type="float">
            <text:p>3.7926378840595E-10</text:p>
          </table:table-cell>
          <table:table-cell table:formula="of:=[.$N$17]^[.A507]" office:value-type="float" office:value="0.480806934967909" calcext:value-type="float">
            <text:p>0.480806934967909</text:p>
          </table:table-cell>
          <table:table-cell table:formula="of:=SUM([.B507:.N507])" office:value-type="float" office:value="2.15477900883699" calcext:value-type="float">
            <text:p>2.15477900883699</text:p>
          </table:table-cell>
          <table:table-cell table:formula="of:=13-[.O507]" office:value-type="float" office:value="10.845220991163" calcext:value-type="float">
            <text:p>10.84522099116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B$17]^[.A508]" office:value-type="float" office:value="3.29219335361607E-035" calcext:value-type="float">
            <text:p>3.29219335361607E-35</text:p>
          </table:table-cell>
          <table:table-cell table:formula="of:=[.$C$17]^[.A508]" office:value-type="float" office:value="0.000000342268122386789" calcext:value-type="float">
            <text:p>3.42268122386789E-07</text:p>
          </table:table-cell>
          <table:table-cell table:formula="of:=[.$D$17]^[.A508]" office:value-type="float" office:value="1.87677058077662E-194" calcext:value-type="float">
            <text:p>1.87677058077662E-194</text:p>
          </table:table-cell>
          <table:table-cell table:formula="of:=[.$E$17]^[.A508]" office:value-type="float" office:value="0.480090382158717" calcext:value-type="float">
            <text:p>0.480090382158717</text:p>
          </table:table-cell>
          <table:table-cell table:formula="of:=[.$F$17]^[.A508]" office:value-type="float" office:value="0.0000000000167607715885541" calcext:value-type="float">
            <text:p>1.67607715885541E-11</text:p>
          </table:table-cell>
          <table:table-cell table:formula="of:=[.$G$17]^[.A508]" office:value-type="float" office:value="0.480090382158717" calcext:value-type="float">
            <text:p>0.480090382158717</text:p>
          </table:table-cell>
          <table:table-cell table:formula="of:=[.$H$17]^[.A508]" office:value-type="float" office:value="0.230234296764262" calcext:value-type="float">
            <text:p>0.230234296764262</text:p>
          </table:table-cell>
          <table:table-cell table:formula="of:=[.$I$17]^[.A508]" office:value-type="float" office:value="0.480090382158717" calcext:value-type="float">
            <text:p>0.480090382158717</text:p>
          </table:table-cell>
          <table:table-cell table:formula="of:=[.$J$17]^[.A508]" office:value-type="float" office:value="2.84175978279309E-017" calcext:value-type="float">
            <text:p>2.84175978279309E-17</text:p>
          </table:table-cell>
          <table:table-cell table:formula="of:=[.$K$17]^[.A508]" office:value-type="float" office:value="0.0000000352714216900644" calcext:value-type="float">
            <text:p>3.52714216900644E-08</text:p>
          </table:table-cell>
          <table:table-cell table:formula="of:=[.$L$17]^[.A508]" office:value-type="float" office:value="0.000618925168811302" calcext:value-type="float">
            <text:p>0.000618925168811</text:p>
          </table:table-cell>
          <table:table-cell table:formula="of:=[.$M$17]^[.A508]" office:value-type="float" office:value="0.000000000362872357908525" calcext:value-type="float">
            <text:p>3.62872357908525E-10</text:p>
          </table:table-cell>
          <table:table-cell table:formula="of:=[.$N$17]^[.A508]" office:value-type="float" office:value="0.480090382158717" calcext:value-type="float">
            <text:p>0.480090382158717</text:p>
          </table:table-cell>
          <table:table-cell table:formula="of:=SUM([.B508:.N508])" office:value-type="float" office:value="2.15121512848712" calcext:value-type="float">
            <text:p>2.15121512848712</text:p>
          </table:table-cell>
          <table:table-cell table:formula="of:=13-[.O508]" office:value-type="float" office:value="10.8487848715129" calcext:value-type="float">
            <text:p>10.84878487151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B$17]^[.A509]" office:value-type="float" office:value="2.80155350956002E-035" calcext:value-type="float">
            <text:p>2.80155350956002E-35</text:p>
          </table:table-cell>
          <table:table-cell table:formula="of:=[.$C$17]^[.A509]" office:value-type="float" office:value="0.000000332066389975857" calcext:value-type="float">
            <text:p>3.32066389975857E-07</text:p>
          </table:table-cell>
          <table:table-cell table:formula="of:=[.$D$17]^[.A509]" office:value-type="float" office:value="7.57980368689215E-195" calcext:value-type="float">
            <text:p>7.57980368689215E-195</text:p>
          </table:table-cell>
          <table:table-cell table:formula="of:=[.$E$17]^[.A509]" office:value-type="float" office:value="0.479374897237467" calcext:value-type="float">
            <text:p>0.479374897237467</text:p>
          </table:table-cell>
          <table:table-cell table:formula="of:=[.$F$17]^[.A509]" office:value-type="float" office:value="0.000000000015936471346494" calcext:value-type="float">
            <text:p>1.5936471346494E-11</text:p>
          </table:table-cell>
          <table:table-cell table:formula="of:=[.$G$17]^[.A509]" office:value-type="float" office:value="0.479374897237467" calcext:value-type="float">
            <text:p>0.479374897237467</text:p>
          </table:table-cell>
          <table:table-cell table:formula="of:=[.$H$17]^[.A509]" office:value-type="float" office:value="0.229548054449018" calcext:value-type="float">
            <text:p>0.229548054449018</text:p>
          </table:table-cell>
          <table:table-cell table:formula="of:=[.$I$17]^[.A509]" office:value-type="float" office:value="0.479374897237467" calcext:value-type="float">
            <text:p>0.479374897237467</text:p>
          </table:table-cell>
          <table:table-cell table:formula="of:=[.$J$17]^[.A509]" office:value-type="float" office:value="2.63000421030479E-017" calcext:value-type="float">
            <text:p>2.63000421030479E-17</text:p>
          </table:table-cell>
          <table:table-cell table:formula="of:=[.$K$17]^[.A509]" office:value-type="float" office:value="0.0000000340624161775883" calcext:value-type="float">
            <text:p>3.40624161775883E-08</text:p>
          </table:table-cell>
          <table:table-cell table:formula="of:=[.$L$17]^[.A509]" office:value-type="float" office:value="0.000609701246772385" calcext:value-type="float">
            <text:p>0.000609701246772</text:p>
          </table:table-cell>
          <table:table-cell table:formula="of:=[.$M$17]^[.A509]" office:value-type="float" office:value="0.000000000347189349891614" calcext:value-type="float">
            <text:p>3.47189349891614E-10</text:p>
          </table:table-cell>
          <table:table-cell table:formula="of:=[.$N$17]^[.A509]" office:value-type="float" office:value="0.479374897237467" calcext:value-type="float">
            <text:p>0.479374897237467</text:p>
          </table:table-cell>
          <table:table-cell table:formula="of:=SUM([.B509:.N509])" office:value-type="float" office:value="2.14765771113759" calcext:value-type="float">
            <text:p>2.14765771113759</text:p>
          </table:table-cell>
          <table:table-cell table:formula="of:=13-[.O509]" office:value-type="float" office:value="10.8523422888624" calcext:value-type="float">
            <text:p>10.852342288862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B$17]^[.A510]" office:value-type="float" office:value="2.38403435761367E-035" calcext:value-type="float">
            <text:p>2.38403435761367E-35</text:p>
          </table:table-cell>
          <table:table-cell table:formula="of:=[.$C$17]^[.A510]" office:value-type="float" office:value="0.000000322168733046621" calcext:value-type="float">
            <text:p>3.22168733046621E-07</text:p>
          </table:table-cell>
          <table:table-cell table:formula="of:=[.$D$17]^[.A510]" office:value-type="float" office:value="3.0612918020086E-195" calcext:value-type="float">
            <text:p>3.0612918020086E-195</text:p>
          </table:table-cell>
          <table:table-cell table:formula="of:=[.$E$17]^[.A510]" office:value-type="float" office:value="0.478660478612672" calcext:value-type="float">
            <text:p>0.478660478612672</text:p>
          </table:table-cell>
          <table:table-cell table:formula="of:=[.$F$17]^[.A510]" office:value-type="float" office:value="0.0000000000151527104606009" calcext:value-type="float">
            <text:p>1.51527104606009E-11</text:p>
          </table:table-cell>
          <table:table-cell table:formula="of:=[.$G$17]^[.A510]" office:value-type="float" office:value="0.478660478612672" calcext:value-type="float">
            <text:p>0.478660478612672</text:p>
          </table:table-cell>
          <table:table-cell table:formula="of:=[.$H$17]^[.A510]" office:value-type="float" office:value="0.228863857565415" calcext:value-type="float">
            <text:p>0.228863857565415</text:p>
          </table:table-cell>
          <table:table-cell table:formula="of:=[.$I$17]^[.A510]" office:value-type="float" office:value="0.478660478612672" calcext:value-type="float">
            <text:p>0.478660478612672</text:p>
          </table:table-cell>
          <table:table-cell table:formula="of:=[.$J$17]^[.A510]" office:value-type="float" office:value="2.43402774157865E-017" calcext:value-type="float">
            <text:p>2.43402774157865E-17</text:p>
          </table:table-cell>
          <table:table-cell table:formula="of:=[.$K$17]^[.A510]" office:value-type="float" office:value="0.0000000328948519867023" calcext:value-type="float">
            <text:p>3.28948519867023E-08</text:p>
          </table:table-cell>
          <table:table-cell table:formula="of:=[.$L$17]^[.A510]" office:value-type="float" office:value="0.000600614790039563" calcext:value-type="float">
            <text:p>0.00060061479004</text:p>
          </table:table-cell>
          <table:table-cell table:formula="of:=[.$M$17]^[.A510]" office:value-type="float" office:value="0.000000000332184146990188" calcext:value-type="float">
            <text:p>3.32184146990188E-10</text:p>
          </table:table-cell>
          <table:table-cell table:formula="of:=[.$N$17]^[.A510]" office:value-type="float" office:value="0.478660478612672" calcext:value-type="float">
            <text:p>0.478660478612672</text:p>
          </table:table-cell>
          <table:table-cell table:formula="of:=SUM([.B510:.N510])" office:value-type="float" office:value="2.14410674221706" calcext:value-type="float">
            <text:p>2.14410674221706</text:p>
          </table:table-cell>
          <table:table-cell table:formula="of:=13-[.O510]" office:value-type="float" office:value="10.8558932577829" calcext:value-type="float">
            <text:p>10.855893257782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B$17]^[.A511]" office:value-type="float" office:value="2.02873862622564E-035" calcext:value-type="float">
            <text:p>2.02873862622564E-35</text:p>
          </table:table-cell>
          <table:table-cell table:formula="of:=[.$C$17]^[.A511]" office:value-type="float" office:value="0.000000312566088246424" calcext:value-type="float">
            <text:p>3.12566088246424E-07</text:p>
          </table:table-cell>
          <table:table-cell table:formula="of:=[.$D$17]^[.A511]" office:value-type="float" office:value="1.23637865625087E-195" calcext:value-type="float">
            <text:p>1.23637865625087E-195</text:p>
          </table:table-cell>
          <table:table-cell table:formula="of:=[.$E$17]^[.A511]" office:value-type="float" office:value="0.477947124695216" calcext:value-type="float">
            <text:p>0.477947124695216</text:p>
          </table:table-cell>
          <table:table-cell table:formula="of:=[.$F$17]^[.A511]" office:value-type="float" office:value="0.0000000000144074951920467" calcext:value-type="float">
            <text:p>1.44074951920467E-11</text:p>
          </table:table-cell>
          <table:table-cell table:formula="of:=[.$G$17]^[.A511]" office:value-type="float" office:value="0.477947124695216" calcext:value-type="float">
            <text:p>0.477947124695216</text:p>
          </table:table-cell>
          <table:table-cell table:formula="of:=[.$H$17]^[.A511]" office:value-type="float" office:value="0.228181700016784" calcext:value-type="float">
            <text:p>0.228181700016784</text:p>
          </table:table-cell>
          <table:table-cell table:formula="of:=[.$I$17]^[.A511]" office:value-type="float" office:value="0.477947124695216" calcext:value-type="float">
            <text:p>0.477947124695216</text:p>
          </table:table-cell>
          <table:table-cell table:formula="of:=[.$J$17]^[.A511]" office:value-type="float" office:value="2.25265458646847E-017" calcext:value-type="float">
            <text:p>2.25265458646847E-17</text:p>
          </table:table-cell>
          <table:table-cell table:formula="of:=[.$K$17]^[.A511]" office:value-type="float" office:value="0.0000000317673086250121" calcext:value-type="float">
            <text:p>3.17673086250121E-08</text:p>
          </table:table-cell>
          <table:table-cell table:formula="of:=[.$L$17]^[.A511]" office:value-type="float" office:value="0.000591663749949554" calcext:value-type="float">
            <text:p>0.00059166374995</text:p>
          </table:table-cell>
          <table:table-cell table:formula="of:=[.$M$17]^[.A511]" office:value-type="float" office:value="0.000000000317827455093444" calcext:value-type="float">
            <text:p>3.17827455093444E-10</text:p>
          </table:table-cell>
          <table:table-cell table:formula="of:=[.$N$17]^[.A511]" office:value-type="float" office:value="0.477947124695216" calcext:value-type="float">
            <text:p>0.477947124695216</text:p>
          </table:table-cell>
          <table:table-cell table:formula="of:=SUM([.B511:.N511])" office:value-type="float" office:value="2.14056220721323" calcext:value-type="float">
            <text:p>2.14056220721323</text:p>
          </table:table-cell>
          <table:table-cell table:formula="of:=13-[.O511]" office:value-type="float" office:value="10.8594377927868" calcext:value-type="float">
            <text:p>10.859437792786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B$17]^[.A512]" office:value-type="float" office:value="1.72639307835297E-035" calcext:value-type="float">
            <text:p>1.72639307835297E-35</text:p>
          </table:table-cell>
          <table:table-cell table:formula="of:=[.$C$17]^[.A512]" office:value-type="float" office:value="0.000000303249662367246" calcext:value-type="float">
            <text:p>3.03249662367246E-07</text:p>
          </table:table-cell>
          <table:table-cell table:formula="of:=[.$D$17]^[.A512]" office:value-type="float" office:value="4.99342199469425E-196" calcext:value-type="float">
            <text:p>4.99342199469425E-196</text:p>
          </table:table-cell>
          <table:table-cell table:formula="of:=[.$E$17]^[.A512]" office:value-type="float" office:value="0.477234833898353" calcext:value-type="float">
            <text:p>0.477234833898353</text:p>
          </table:table-cell>
          <table:table-cell table:formula="of:=[.$F$17]^[.A512]" office:value-type="float" office:value="0.0000000000136989298547329" calcext:value-type="float">
            <text:p>1.36989298547329E-11</text:p>
          </table:table-cell>
          <table:table-cell table:formula="of:=[.$G$17]^[.A512]" office:value-type="float" office:value="0.477234833898353" calcext:value-type="float">
            <text:p>0.477234833898353</text:p>
          </table:table-cell>
          <table:table-cell table:formula="of:=[.$H$17]^[.A512]" office:value-type="float" office:value="0.227501575724633" calcext:value-type="float">
            <text:p>0.227501575724633</text:p>
          </table:table-cell>
          <table:table-cell table:formula="of:=[.$I$17]^[.A512]" office:value-type="float" office:value="0.477234833898353" calcext:value-type="float">
            <text:p>0.477234833898353</text:p>
          </table:table-cell>
          <table:table-cell table:formula="of:=[.$J$17]^[.A512]" office:value-type="float" office:value="2.08479656959302E-017" calcext:value-type="float">
            <text:p>2.08479656959302E-17</text:p>
          </table:table-cell>
          <table:table-cell table:formula="of:=[.$K$17]^[.A512]" office:value-type="float" office:value="0.0000000306784142906227" calcext:value-type="float">
            <text:p>3.06784142906227E-08</text:p>
          </table:table-cell>
          <table:table-cell table:formula="of:=[.$L$17]^[.A512]" office:value-type="float" office:value="0.000582846108370574" calcext:value-type="float">
            <text:p>0.000582846108371</text:p>
          </table:table-cell>
          <table:table-cell table:formula="of:=[.$M$17]^[.A512]" office:value-type="float" office:value="0.000000000304091246154979" calcext:value-type="float">
            <text:p>3.04091246154979E-10</text:p>
          </table:table-cell>
          <table:table-cell table:formula="of:=[.$N$17]^[.A512]" office:value-type="float" office:value="0.477234833898353" calcext:value-type="float">
            <text:p>0.477234833898353</text:p>
          </table:table-cell>
          <table:table-cell table:formula="of:=SUM([.B512:.N512])" office:value-type="float" office:value="2.13702409167228" calcext:value-type="float">
            <text:p>2.13702409167228</text:p>
          </table:table-cell>
          <table:table-cell table:formula="of:=13-[.O512]" office:value-type="float" office:value="10.8629759083277" calcext:value-type="float">
            <text:p>10.862975908327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B$17]^[.A513]" office:value-type="float" office:value="1.46910647949262E-035" calcext:value-type="float">
            <text:p>1.46910647949262E-35</text:p>
          </table:table-cell>
          <table:table-cell table:formula="of:=[.$C$17]^[.A513]" office:value-type="float" office:value="0.000000294210924293706" calcext:value-type="float">
            <text:p>2.94210924293706E-07</text:p>
          </table:table-cell>
          <table:table-cell table:formula="of:=[.$D$17]^[.A513]" office:value-type="float" office:value="2.01671737788695E-196" calcext:value-type="float">
            <text:p>2.01671737788695E-196</text:p>
          </table:table-cell>
          <table:table-cell table:formula="of:=[.$E$17]^[.A513]" office:value-type="float" office:value="0.4765236046377" calcext:value-type="float">
            <text:p>0.4765236046377</text:p>
          </table:table-cell>
          <table:table-cell table:formula="of:=[.$F$17]^[.A513]" office:value-type="float" office:value="0.0000000000130252119930248" calcext:value-type="float">
            <text:p>1.30252119930248E-11</text:p>
          </table:table-cell>
          <table:table-cell table:formula="of:=[.$G$17]^[.A513]" office:value-type="float" office:value="0.4765236046377" calcext:value-type="float">
            <text:p>0.4765236046377</text:p>
          </table:table-cell>
          <table:table-cell table:formula="of:=[.$H$17]^[.A513]" office:value-type="float" office:value="0.226823478628583" calcext:value-type="float">
            <text:p>0.226823478628583</text:p>
          </table:table-cell>
          <table:table-cell table:formula="of:=[.$I$17]^[.A513]" office:value-type="float" office:value="0.4765236046377" calcext:value-type="float">
            <text:p>0.4765236046377</text:p>
          </table:table-cell>
          <table:table-cell table:formula="of:=[.$J$17]^[.A513]" office:value-type="float" office:value="1.92944660166508E-017" calcext:value-type="float">
            <text:p>1.92944660166508E-17</text:p>
          </table:table-cell>
          <table:table-cell table:formula="of:=[.$K$17]^[.A513]" office:value-type="float" office:value="0.0000000296268442031647" calcext:value-type="float">
            <text:p>2.96268442031647E-08</text:p>
          </table:table-cell>
          <table:table-cell table:formula="of:=[.$L$17]^[.A513]" office:value-type="float" office:value="0.000574159877247317" calcext:value-type="float">
            <text:p>0.000574159877247</text:p>
          </table:table-cell>
          <table:table-cell table:formula="of:=[.$M$17]^[.A513]" office:value-type="float" office:value="0.00000000029094870347466" calcext:value-type="float">
            <text:p>2.9094870347466E-10</text:p>
          </table:table-cell>
          <table:table-cell table:formula="of:=[.$N$17]^[.A513]" office:value-type="float" office:value="0.4765236046377" calcext:value-type="float">
            <text:p>0.4765236046377</text:p>
          </table:table-cell>
          <table:table-cell table:formula="of:=SUM([.B513:.N513])" office:value-type="float" office:value="2.13349238119837" calcext:value-type="float">
            <text:p>2.13349238119837</text:p>
          </table:table-cell>
          <table:table-cell table:formula="of:=13-[.O513]" office:value-type="float" office:value="10.8665076188016" calcext:value-type="float">
            <text:p>10.86650761880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B$17]^[.A514]" office:value-type="float" office:value="1.25016363605109E-035" calcext:value-type="float">
            <text:p>1.25016363605109E-35</text:p>
          </table:table-cell>
          <table:table-cell table:formula="of:=[.$C$17]^[.A514]" office:value-type="float" office:value="0.000000285441597191062" calcext:value-type="float">
            <text:p>2.85441597191062E-07</text:p>
          </table:table-cell>
          <table:table-cell table:formula="of:=[.$D$17]^[.A514]" office:value-type="float" office:value="8.14501355301583E-197" calcext:value-type="float">
            <text:p>8.14501355301583E-197</text:p>
          </table:table-cell>
          <table:table-cell table:formula="of:=[.$E$17]^[.A514]" office:value-type="float" office:value="0.475813435331235" calcext:value-type="float">
            <text:p>0.475813435331235</text:p>
          </table:table-cell>
          <table:table-cell table:formula="of:=[.$F$17]^[.A514]" office:value-type="float" office:value="0.0000000000123846277966465" calcext:value-type="float">
            <text:p>1.23846277966465E-11</text:p>
          </table:table-cell>
          <table:table-cell table:formula="of:=[.$G$17]^[.A514]" office:value-type="float" office:value="0.475813435331235" calcext:value-type="float">
            <text:p>0.475813435331235</text:p>
          </table:table-cell>
          <table:table-cell table:formula="of:=[.$H$17]^[.A514]" office:value-type="float" office:value="0.226147402686322" calcext:value-type="float">
            <text:p>0.226147402686322</text:p>
          </table:table-cell>
          <table:table-cell table:formula="of:=[.$I$17]^[.A514]" office:value-type="float" office:value="0.475813435331235" calcext:value-type="float">
            <text:p>0.475813435331235</text:p>
          </table:table-cell>
          <table:table-cell table:formula="of:=[.$J$17]^[.A514]" office:value-type="float" office:value="1.78567263730851E-017" calcext:value-type="float">
            <text:p>1.78567263730851E-17</text:p>
          </table:table-cell>
          <table:table-cell table:formula="of:=[.$K$17]^[.A514]" office:value-type="float" office:value="0.0000000286113189920279" calcext:value-type="float">
            <text:p>2.86113189920279E-08</text:p>
          </table:table-cell>
          <table:table-cell table:formula="of:=[.$L$17]^[.A514]" office:value-type="float" office:value="0.000565603098152722" calcext:value-type="float">
            <text:p>0.000565603098153</text:p>
          </table:table-cell>
          <table:table-cell table:formula="of:=[.$M$17]^[.A514]" office:value-type="float" office:value="0.000000000278374169345353" calcext:value-type="float">
            <text:p>2.78374169345353E-10</text:p>
          </table:table-cell>
          <table:table-cell table:formula="of:=[.$N$17]^[.A514]" office:value-type="float" office:value="0.475813435331235" calcext:value-type="float">
            <text:p>0.475813435331235</text:p>
          </table:table-cell>
          <table:table-cell table:formula="of:=SUM([.B514:.N514])" office:value-type="float" office:value="2.12996706145309" calcext:value-type="float">
            <text:p>2.12996706145309</text:p>
          </table:table-cell>
          <table:table-cell table:formula="of:=13-[.O514]" office:value-type="float" office:value="10.8700329385469" calcext:value-type="float">
            <text:p>10.870032938546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B$17]^[.A515]" office:value-type="float" office:value="1.06385012844288E-035" calcext:value-type="float">
            <text:p>1.06385012844288E-35</text:p>
          </table:table-cell>
          <table:table-cell table:formula="of:=[.$C$17]^[.A515]" office:value-type="float" office:value="0.000000276933650926053" calcext:value-type="float">
            <text:p>2.76933650926053E-07</text:p>
          </table:table-cell>
          <table:table-cell table:formula="of:=[.$D$17]^[.A515]" office:value-type="float" office:value="3.28956583139685E-197" calcext:value-type="float">
            <text:p>3.28956583139685E-197</text:p>
          </table:table-cell>
          <table:table-cell table:formula="of:=[.$E$17]^[.A515]" office:value-type="float" office:value="0.475104324399296" calcext:value-type="float">
            <text:p>0.475104324399296</text:p>
          </table:table-cell>
          <table:table-cell table:formula="of:=[.$F$17]^[.A515]" office:value-type="float" office:value="0.0000000000117755477410737" calcext:value-type="float">
            <text:p>1.17755477410737E-11</text:p>
          </table:table-cell>
          <table:table-cell table:formula="of:=[.$G$17]^[.A515]" office:value-type="float" office:value="0.475104324399296" calcext:value-type="float">
            <text:p>0.475104324399296</text:p>
          </table:table-cell>
          <table:table-cell table:formula="of:=[.$H$17]^[.A515]" office:value-type="float" office:value="0.225473341873546" calcext:value-type="float">
            <text:p>0.225473341873546</text:p>
          </table:table-cell>
          <table:table-cell table:formula="of:=[.$I$17]^[.A515]" office:value-type="float" office:value="0.475104324399296" calcext:value-type="float">
            <text:p>0.475104324399296</text:p>
          </table:table-cell>
          <table:table-cell table:formula="of:=[.$J$17]^[.A515]" office:value-type="float" office:value="1.65261208311265E-017" calcext:value-type="float">
            <text:p>1.65261208311265E-17</text:p>
          </table:table-cell>
          <table:table-cell table:formula="of:=[.$K$17]^[.A515]" office:value-type="float" office:value="0.0000000276306031398422" calcext:value-type="float">
            <text:p>2.76306031398422E-08</text:p>
          </table:table-cell>
          <table:table-cell table:formula="of:=[.$L$17]^[.A515]" office:value-type="float" office:value="0.000557173841846422" calcext:value-type="float">
            <text:p>0.000557173841846</text:p>
          </table:table-cell>
          <table:table-cell table:formula="of:=[.$M$17]^[.A515]" office:value-type="float" office:value="0.00000000026634309496232" calcext:value-type="float">
            <text:p>2.6634309496232E-10</text:p>
          </table:table-cell>
          <table:table-cell table:formula="of:=[.$N$17]^[.A515]" office:value-type="float" office:value="0.475104324399296" calcext:value-type="float">
            <text:p>0.475104324399296</text:p>
          </table:table-cell>
          <table:table-cell table:formula="of:=SUM([.B515:.N515])" office:value-type="float" office:value="2.12644811815495" calcext:value-type="float">
            <text:p>2.12644811815495</text:p>
          </table:table-cell>
          <table:table-cell table:formula="of:=13-[.O515]" office:value-type="float" office:value="10.8735518818451" calcext:value-type="float">
            <text:p>10.87355188184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B$17]^[.A516]" office:value-type="float" office:value="9.05303164442454E-036" calcext:value-type="float">
            <text:p>9.05303164442454E-36</text:p>
          </table:table-cell>
          <table:table-cell table:formula="of:=[.$C$17]^[.A516]" office:value-type="float" office:value="0.000000268679294713652" calcext:value-type="float">
            <text:p>2.68679294713652E-07</text:p>
          </table:table-cell>
          <table:table-cell table:formula="of:=[.$D$17]^[.A516]" office:value-type="float" office:value="1.32857278734508E-197" calcext:value-type="float">
            <text:p>1.32857278734508E-197</text:p>
          </table:table-cell>
          <table:table-cell table:formula="of:=[.$E$17]^[.A516]" office:value-type="float" office:value="0.474396270264572" calcext:value-type="float">
            <text:p>0.474396270264572</text:p>
          </table:table-cell>
          <table:table-cell table:formula="of:=[.$F$17]^[.A516]" office:value-type="float" office:value="0.0000000000111964224423324" calcext:value-type="float">
            <text:p>1.11964224423324E-11</text:p>
          </table:table-cell>
          <table:table-cell table:formula="of:=[.$G$17]^[.A516]" office:value-type="float" office:value="0.474396270264572" calcext:value-type="float">
            <text:p>0.474396270264572</text:p>
          </table:table-cell>
          <table:table-cell table:formula="of:=[.$H$17]^[.A516]" office:value-type="float" office:value="0.224801290183908" calcext:value-type="float">
            <text:p>0.224801290183908</text:p>
          </table:table-cell>
          <table:table-cell table:formula="of:=[.$I$17]^[.A516]" office:value-type="float" office:value="0.474396270264572" calcext:value-type="float">
            <text:p>0.474396270264572</text:p>
          </table:table-cell>
          <table:table-cell table:formula="of:=[.$J$17]^[.A516]" office:value-type="float" office:value="1.529466622374E-017" calcext:value-type="float">
            <text:p>1.529466622374E-17</text:p>
          </table:table-cell>
          <table:table-cell table:formula="of:=[.$K$17]^[.A516]" office:value-type="float" office:value="0.0000000266835034793111" calcext:value-type="float">
            <text:p>2.66835034793111E-08</text:p>
          </table:table-cell>
          <table:table-cell table:formula="of:=[.$L$17]^[.A516]" office:value-type="float" office:value="0.000548870207839769" calcext:value-type="float">
            <text:p>0.00054887020784</text:p>
          </table:table-cell>
          <table:table-cell table:formula="of:=[.$M$17]^[.A516]" office:value-type="float" office:value="0.00000000025483199249748" calcext:value-type="float">
            <text:p>2.5483199249748E-10</text:p>
          </table:table-cell>
          <table:table-cell table:formula="of:=[.$N$17]^[.A516]" office:value-type="float" office:value="0.474396270264572" calcext:value-type="float">
            <text:p>0.474396270264572</text:p>
          </table:table-cell>
          <table:table-cell table:formula="of:=SUM([.B516:.N516])" office:value-type="float" office:value="2.12293553707886" calcext:value-type="float">
            <text:p>2.12293553707886</text:p>
          </table:table-cell>
          <table:table-cell table:formula="of:=13-[.O516]" office:value-type="float" office:value="10.8770644629211" calcext:value-type="float">
            <text:p>10.877064462921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B$17]^[.A517]" office:value-type="float" office:value="7.70384660054607E-036" calcext:value-type="float">
            <text:p>7.70384660054607E-36</text:p>
          </table:table-cell>
          <table:table-cell table:formula="of:=[.$C$17]^[.A517]" office:value-type="float" office:value="0.000000260670969982992" calcext:value-type="float">
            <text:p>2.60670969982992E-07</text:p>
          </table:table-cell>
          <table:table-cell table:formula="of:=[.$D$17]^[.A517]" office:value-type="float" office:value="5.36577086990336E-198" calcext:value-type="float">
            <text:p>5.36577086990336E-198</text:p>
          </table:table-cell>
          <table:table-cell table:formula="of:=[.$E$17]^[.A517]" office:value-type="float" office:value="0.473689271352107" calcext:value-type="float">
            <text:p>0.473689271352107</text:p>
          </table:table-cell>
          <table:table-cell table:formula="of:=[.$F$17]^[.A517]" office:value-type="float" office:value="0.0000000000106457787156603" calcext:value-type="float">
            <text:p>1.06457787156603E-11</text:p>
          </table:table-cell>
          <table:table-cell table:formula="of:=[.$G$17]^[.A517]" office:value-type="float" office:value="0.473689271352107" calcext:value-type="float">
            <text:p>0.473689271352107</text:p>
          </table:table-cell>
          <table:table-cell table:formula="of:=[.$H$17]^[.A517]" office:value-type="float" office:value="0.224131241628964" calcext:value-type="float">
            <text:p>0.224131241628964</text:p>
          </table:table-cell>
          <table:table-cell table:formula="of:=[.$I$17]^[.A517]" office:value-type="float" office:value="0.473689271352107" calcext:value-type="float">
            <text:p>0.473689271352107</text:p>
          </table:table-cell>
          <table:table-cell table:formula="of:=[.$J$17]^[.A517]" office:value-type="float" office:value="1.41549742547579E-017" calcext:value-type="float">
            <text:p>1.41549742547579E-17</text:p>
          </table:table-cell>
          <table:table-cell table:formula="of:=[.$K$17]^[.A517]" office:value-type="float" office:value="0.0000000257688677415702" calcext:value-type="float">
            <text:p>2.57688677415702E-08</text:p>
          </table:table-cell>
          <table:table-cell table:formula="of:=[.$L$17]^[.A517]" office:value-type="float" office:value="0.000540690323967343" calcext:value-type="float">
            <text:p>0.000540690323967</text:p>
          </table:table-cell>
          <table:table-cell table:formula="of:=[.$M$17]^[.A517]" office:value-type="float" office:value="0.000000000243818389244981" calcext:value-type="float">
            <text:p>2.43818389244981E-10</text:p>
          </table:table-cell>
          <table:table-cell table:formula="of:=[.$N$17]^[.A517]" office:value-type="float" office:value="0.473689271352107" calcext:value-type="float">
            <text:p>0.473689271352107</text:p>
          </table:table-cell>
          <table:table-cell table:formula="of:=SUM([.B517:.N517])" office:value-type="float" office:value="2.11942930405566" calcext:value-type="float">
            <text:p>2.11942930405566</text:p>
          </table:table-cell>
          <table:table-cell table:formula="of:=13-[.O517]" office:value-type="float" office:value="10.8805706959443" calcext:value-type="float">
            <text:p>10.88057069594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B$17]^[.A518]" office:value-type="float" office:value="6.55573235307274E-036" calcext:value-type="float">
            <text:p>6.55573235307274E-36</text:p>
          </table:table-cell>
          <table:table-cell table:formula="of:=[.$C$17]^[.A518]" office:value-type="float" office:value="0.000000252901343455928" calcext:value-type="float">
            <text:p>2.52901343455928E-07</text:p>
          </table:table-cell>
          <table:table-cell table:formula="of:=[.$D$17]^[.A518]" office:value-type="float" office:value="2.16709971049748E-198" calcext:value-type="float">
            <text:p>2.16709971049748E-198</text:p>
          </table:table-cell>
          <table:table-cell table:formula="of:=[.$E$17]^[.A518]" office:value-type="float" office:value="0.472983326089287" calcext:value-type="float">
            <text:p>0.472983326089287</text:p>
          </table:table-cell>
          <table:table-cell table:formula="of:=[.$F$17]^[.A518]" office:value-type="float" office:value="0.0000000000101222158280048" calcext:value-type="float">
            <text:p>1.01222158280048E-11</text:p>
          </table:table-cell>
          <table:table-cell table:formula="of:=[.$G$17]^[.A518]" office:value-type="float" office:value="0.472983326089287" calcext:value-type="float">
            <text:p>0.472983326089287</text:p>
          </table:table-cell>
          <table:table-cell table:formula="of:=[.$H$17]^[.A518]" office:value-type="float" office:value="0.223463190238117" calcext:value-type="float">
            <text:p>0.223463190238117</text:p>
          </table:table-cell>
          <table:table-cell table:formula="of:=[.$I$17]^[.A518]" office:value-type="float" office:value="0.472983326089287" calcext:value-type="float">
            <text:p>0.472983326089287</text:p>
          </table:table-cell>
          <table:table-cell table:formula="of:=[.$J$17]^[.A518]" office:value-type="float" office:value="1.3100207171691E-017" calcext:value-type="float">
            <text:p>1.3100207171691E-17</text:p>
          </table:table-cell>
          <table:table-cell table:formula="of:=[.$K$17]^[.A518]" office:value-type="float" office:value="0.0000000248855831543033" calcext:value-type="float">
            <text:p>2.48855831543033E-08</text:p>
          </table:table-cell>
          <table:table-cell table:formula="of:=[.$L$17]^[.A518]" office:value-type="float" office:value="0.00053263234596485" calcext:value-type="float">
            <text:p>0.000532632345965</text:p>
          </table:table-cell>
          <table:table-cell table:formula="of:=[.$M$17]^[.A518]" office:value-type="float" office:value="0.000000000233280783748551" calcext:value-type="float">
            <text:p>2.33280783748551E-10</text:p>
          </table:table-cell>
          <table:table-cell table:formula="of:=[.$N$17]^[.A518]" office:value-type="float" office:value="0.472983326089287" calcext:value-type="float">
            <text:p>0.472983326089287</text:p>
          </table:table-cell>
          <table:table-cell table:formula="of:=SUM([.B518:.N518])" office:value-type="float" office:value="2.11592940497156" calcext:value-type="float">
            <text:p>2.11592940497156</text:p>
          </table:table-cell>
          <table:table-cell table:formula="of:=13-[.O518]" office:value-type="float" office:value="10.8840705950284" calcext:value-type="float">
            <text:p>10.884070595028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B$17]^[.A519]" office:value-type="float" office:value="5.57872306051346E-036" calcext:value-type="float">
            <text:p>5.57872306051346E-36</text:p>
          </table:table-cell>
          <table:table-cell table:formula="of:=[.$C$17]^[.A519]" office:value-type="float" office:value="0.000000245363300431907" calcext:value-type="float">
            <text:p>2.45363300431907E-07</text:p>
          </table:table-cell>
          <table:table-cell table:formula="of:=[.$D$17]^[.A519]" office:value-type="float" office:value="8.7523699187007E-199" calcext:value-type="float">
            <text:p>8.7523699187007E-199</text:p>
          </table:table-cell>
          <table:table-cell table:formula="of:=[.$E$17]^[.A519]" office:value-type="float" office:value="0.472278432905845" calcext:value-type="float">
            <text:p>0.472278432905845</text:p>
          </table:table-cell>
          <table:table-cell table:formula="of:=[.$F$17]^[.A519]" office:value-type="float" office:value="0.00000000000962440193482427" calcext:value-type="float">
            <text:p>9.62440193482427E-12</text:p>
          </table:table-cell>
          <table:table-cell table:formula="of:=[.$G$17]^[.A519]" office:value-type="float" office:value="0.472278432905845" calcext:value-type="float">
            <text:p>0.472278432905845</text:p>
          </table:table-cell>
          <table:table-cell table:formula="of:=[.$H$17]^[.A519]" office:value-type="float" office:value="0.22279713005857" calcext:value-type="float">
            <text:p>0.22279713005857</text:p>
          </table:table-cell>
          <table:table-cell table:formula="of:=[.$I$17]^[.A519]" office:value-type="float" office:value="0.472278432905845" calcext:value-type="float">
            <text:p>0.472278432905845</text:p>
          </table:table-cell>
          <table:table-cell table:formula="of:=[.$J$17]^[.A519]" office:value-type="float" office:value="1.21240367416097E-017" calcext:value-type="float">
            <text:p>1.21240367416097E-17</text:p>
          </table:table-cell>
          <table:table-cell table:formula="of:=[.$K$17]^[.A519]" office:value-type="float" office:value="0.0000000240325750879114" calcext:value-type="float">
            <text:p>2.40325750879114E-08</text:p>
          </table:table-cell>
          <table:table-cell table:formula="of:=[.$L$17]^[.A519]" office:value-type="float" office:value="0.000524694457053302" calcext:value-type="float">
            <text:p>0.000524694457053</text:p>
          </table:table-cell>
          <table:table-cell table:formula="of:=[.$M$17]^[.A519]" office:value-type="float" office:value="0.000000000223198603824993" calcext:value-type="float">
            <text:p>2.23198603824993E-10</text:p>
          </table:table-cell>
          <table:table-cell table:formula="of:=[.$N$17]^[.A519]" office:value-type="float" office:value="0.472278432905845" calcext:value-type="float">
            <text:p>0.472278432905845</text:p>
          </table:table-cell>
          <table:table-cell table:formula="of:=SUM([.B519:.N519])" office:value-type="float" office:value="2.1124358257677" calcext:value-type="float">
            <text:p>2.1124358257677</text:p>
          </table:table-cell>
          <table:table-cell table:formula="of:=13-[.O519]" office:value-type="float" office:value="10.8875641742323" calcext:value-type="float">
            <text:p>10.887564174232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B$17]^[.A520]" office:value-type="float" office:value="4.74731872958746E-036" calcext:value-type="float">
            <text:p>4.74731872958746E-36</text:p>
          </table:table-cell>
          <table:table-cell table:formula="of:=[.$C$17]^[.A520]" office:value-type="float" office:value="0.000000238049938272982" calcext:value-type="float">
            <text:p>2.38049938272982E-07</text:p>
          </table:table-cell>
          <table:table-cell table:formula="of:=[.$D$17]^[.A520]" office:value-type="float" office:value="3.53486177044395E-199" calcext:value-type="float">
            <text:p>3.53486177044395E-199</text:p>
          </table:table-cell>
          <table:table-cell table:formula="of:=[.$E$17]^[.A520]" office:value-type="float" office:value="0.471574590233854" calcext:value-type="float">
            <text:p>0.471574590233854</text:p>
          </table:table-cell>
          <table:table-cell table:formula="of:=[.$F$17]^[.A520]" office:value-type="float" office:value="0.00000000000915107069212799" calcext:value-type="float">
            <text:p>9.15107069212799E-12</text:p>
          </table:table-cell>
          <table:table-cell table:formula="of:=[.$G$17]^[.A520]" office:value-type="float" office:value="0.471574590233854" calcext:value-type="float">
            <text:p>0.471574590233854</text:p>
          </table:table-cell>
          <table:table-cell table:formula="of:=[.$H$17]^[.A520]" office:value-type="float" office:value="0.222133055155265" calcext:value-type="float">
            <text:p>0.222133055155265</text:p>
          </table:table-cell>
          <table:table-cell table:formula="of:=[.$I$17]^[.A520]" office:value-type="float" office:value="0.471574590233854" calcext:value-type="float">
            <text:p>0.471574590233854</text:p>
          </table:table-cell>
          <table:table-cell table:formula="of:=[.$J$17]^[.A520]" office:value-type="float" office:value="1.12206062839637E-017" calcext:value-type="float">
            <text:p>1.12206062839637E-17</text:p>
          </table:table-cell>
          <table:table-cell table:formula="of:=[.$K$17]^[.A520]" office:value-type="float" office:value="0.0000000232088057480873" calcext:value-type="float">
            <text:p>2.32088057480873E-08</text:p>
          </table:table-cell>
          <table:table-cell table:formula="of:=[.$L$17]^[.A520]" office:value-type="float" office:value="0.000516874867529408" calcext:value-type="float">
            <text:p>0.000516874867529</text:p>
          </table:table-cell>
          <table:table-cell table:formula="of:=[.$M$17]^[.A520]" office:value-type="float" office:value="0.000000000213552166401856" calcext:value-type="float">
            <text:p>2.13552166401856E-10</text:p>
          </table:table-cell>
          <table:table-cell table:formula="of:=[.$N$17]^[.A520]" office:value-type="float" office:value="0.471574590233854" calcext:value-type="float">
            <text:p>0.471574590233854</text:p>
          </table:table-cell>
          <table:table-cell table:formula="of:=SUM([.B520:.N520])" office:value-type="float" office:value="2.10894855243966" calcext:value-type="float">
            <text:p>2.10894855243966</text:p>
          </table:table-cell>
          <table:table-cell table:formula="of:=13-[.O520]" office:value-type="float" office:value="10.8910514475603" calcext:value-type="float">
            <text:p>10.891051447560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B$17]^[.A521]" office:value-type="float" office:value="4.03981966407517E-036" calcext:value-type="float">
            <text:p>4.03981966407517E-36</text:p>
          </table:table-cell>
          <table:table-cell table:formula="of:=[.$C$17]^[.A521]" office:value-type="float" office:value="0.000000230954560083028" calcext:value-type="float">
            <text:p>2.30954560083028E-07</text:p>
          </table:table-cell>
          <table:table-cell table:formula="of:=[.$D$17]^[.A521]" office:value-type="float" office:value="1.42764163903176E-199" calcext:value-type="float">
            <text:p>1.42764163903176E-199</text:p>
          </table:table-cell>
          <table:table-cell table:formula="of:=[.$E$17]^[.A521]" office:value-type="float" office:value="0.470871796507723" calcext:value-type="float">
            <text:p>0.470871796507723</text:p>
          </table:table-cell>
          <table:table-cell table:formula="of:=[.$F$17]^[.A521]" office:value-type="float" office:value="0.00000000000870101803513808" calcext:value-type="float">
            <text:p>8.70101803513808E-12</text:p>
          </table:table-cell>
          <table:table-cell table:formula="of:=[.$G$17]^[.A521]" office:value-type="float" office:value="0.470871796507723" calcext:value-type="float">
            <text:p>0.470871796507723</text:p>
          </table:table-cell>
          <table:table-cell table:formula="of:=[.$H$17]^[.A521]" office:value-type="float" office:value="0.221470959610838" calcext:value-type="float">
            <text:p>0.221470959610838</text:p>
          </table:table-cell>
          <table:table-cell table:formula="of:=[.$I$17]^[.A521]" office:value-type="float" office:value="0.470871796507723" calcext:value-type="float">
            <text:p>0.470871796507723</text:p>
          </table:table-cell>
          <table:table-cell table:formula="of:=[.$J$17]^[.A521]" office:value-type="float" office:value="1.03844955325506E-017" calcext:value-type="float">
            <text:p>1.03844955325506E-17</text:p>
          </table:table-cell>
          <table:table-cell table:formula="of:=[.$K$17]^[.A521]" office:value-type="float" office:value="0.000000022413272913205" calcext:value-type="float">
            <text:p>2.2413272913205E-08</text:p>
          </table:table-cell>
          <table:table-cell table:formula="of:=[.$L$17]^[.A521]" office:value-type="float" office:value="0.000509171814362054" calcext:value-type="float">
            <text:p>0.000509171814362</text:p>
          </table:table-cell>
          <table:table-cell table:formula="of:=[.$M$17]^[.A521]" office:value-type="float" office:value="0.000000000204322639090896" calcext:value-type="float">
            <text:p>2.04322639090896E-10</text:p>
          </table:table-cell>
          <table:table-cell table:formula="of:=[.$N$17]^[.A521]" office:value-type="float" office:value="0.470871796507723" calcext:value-type="float">
            <text:p>0.470871796507723</text:p>
          </table:table-cell>
          <table:table-cell table:formula="of:=SUM([.B521:.N521])" office:value-type="float" office:value="2.10546757103695" calcext:value-type="float">
            <text:p>2.10546757103695</text:p>
          </table:table-cell>
          <table:table-cell table:formula="of:=13-[.O521]" office:value-type="float" office:value="10.8945324289631" calcext:value-type="float">
            <text:p>10.894532428963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B$17]^[.A522]" office:value-type="float" office:value="3.43776010161986E-036" calcext:value-type="float">
            <text:p>3.43776010161986E-36</text:p>
          </table:table-cell>
          <table:table-cell table:formula="of:=[.$C$17]^[.A522]" office:value-type="float" office:value="0.000000224070668575337" calcext:value-type="float">
            <text:p>2.24070668575337E-07</text:p>
          </table:table-cell>
          <table:table-cell table:formula="of:=[.$D$17]^[.A522]" office:value-type="float" office:value="5.76588501009845E-200" calcext:value-type="float">
            <text:p>5.76588501009845E-200</text:p>
          </table:table-cell>
          <table:table-cell table:formula="of:=[.$E$17]^[.A522]" office:value-type="float" office:value="0.470170050164195" calcext:value-type="float">
            <text:p>0.470170050164195</text:p>
          </table:table-cell>
          <table:table-cell table:formula="of:=[.$F$17]^[.A522]" office:value-type="float" office:value="0.00000000000827309911537719" calcext:value-type="float">
            <text:p>8.27309911537719E-12</text:p>
          </table:table-cell>
          <table:table-cell table:formula="of:=[.$G$17]^[.A522]" office:value-type="float" office:value="0.470170050164195" calcext:value-type="float">
            <text:p>0.470170050164195</text:p>
          </table:table-cell>
          <table:table-cell table:formula="of:=[.$H$17]^[.A522]" office:value-type="float" office:value="0.22081083752556" calcext:value-type="float">
            <text:p>0.22081083752556</text:p>
          </table:table-cell>
          <table:table-cell table:formula="of:=[.$I$17]^[.A522]" office:value-type="float" office:value="0.470170050164195" calcext:value-type="float">
            <text:p>0.470170050164195</text:p>
          </table:table-cell>
          <table:table-cell table:formula="of:=[.$J$17]^[.A522]" office:value-type="float" office:value="9.61068811581805E-018" calcext:value-type="float">
            <text:p>9.61068811581805E-18</text:p>
          </table:table-cell>
          <table:table-cell table:formula="of:=[.$K$17]^[.A522]" office:value-type="float" office:value="0.0000000216450087149879" calcext:value-type="float">
            <text:p>2.16450087149879E-08</text:p>
          </table:table-cell>
          <table:table-cell table:formula="of:=[.$L$17]^[.A522]" office:value-type="float" office:value="0.000501583560794811" calcext:value-type="float">
            <text:p>0.000501583560795</text:p>
          </table:table-cell>
          <table:table-cell table:formula="of:=[.$M$17]^[.A522]" office:value-type="float" office:value="0.000000000195492003422288" calcext:value-type="float">
            <text:p>1.95492003422288E-10</text:p>
          </table:table-cell>
          <table:table-cell table:formula="of:=[.$N$17]^[.A522]" office:value-type="float" office:value="0.470170050164195" calcext:value-type="float">
            <text:p>0.470170050164195</text:p>
          </table:table-cell>
          <table:table-cell table:formula="of:=SUM([.B522:.N522])" office:value-type="float" office:value="2.10199286766258" calcext:value-type="float">
            <text:p>2.10199286766258</text:p>
          </table:table-cell>
          <table:table-cell table:formula="of:=13-[.O522]" office:value-type="float" office:value="10.8980071323374" calcext:value-type="float">
            <text:p>10.898007132337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B$17]^[.A523]" office:value-type="float" office:value="2.925426256371E-036" calcext:value-type="float">
            <text:p>2.925426256371E-36</text:p>
          </table:table-cell>
          <table:table-cell table:formula="of:=[.$C$17]^[.A523]" office:value-type="float" office:value="0.000000217391960123017" calcext:value-type="float">
            <text:p>2.17391960123017E-07</text:p>
          </table:table-cell>
          <table:table-cell table:formula="of:=[.$D$17]^[.A523]" office:value-type="float" office:value="2.32869573433186E-200" calcext:value-type="float">
            <text:p>2.32869573433186E-200</text:p>
          </table:table-cell>
          <table:table-cell table:formula="of:=[.$E$17]^[.A523]" office:value-type="float" office:value="0.46946934964234" calcext:value-type="float">
            <text:p>0.46946934964234</text:p>
          </table:table-cell>
          <table:table-cell table:formula="of:=[.$F$17]^[.A523]" office:value-type="float" office:value="0.00000000000786622538839142" calcext:value-type="float">
            <text:p>7.86622538839142E-12</text:p>
          </table:table-cell>
          <table:table-cell table:formula="of:=[.$G$17]^[.A523]" office:value-type="float" office:value="0.46946934964234" calcext:value-type="float">
            <text:p>0.46946934964234</text:p>
          </table:table-cell>
          <table:table-cell table:formula="of:=[.$H$17]^[.A523]" office:value-type="float" office:value="0.220152683017287" calcext:value-type="float">
            <text:p>0.220152683017287</text:p>
          </table:table-cell>
          <table:table-cell table:formula="of:=[.$I$17]^[.A523]" office:value-type="float" office:value="0.46946934964234" calcext:value-type="float">
            <text:p>0.46946934964234</text:p>
          </table:table-cell>
          <table:table-cell table:formula="of:=[.$J$17]^[.A523]" office:value-type="float" office:value="8.89454146039197E-018" calcext:value-type="float">
            <text:p>8.89454146039197E-18</text:p>
          </table:table-cell>
          <table:table-cell table:formula="of:=[.$K$17]^[.A523]" office:value-type="float" office:value="0.0000000209030784609719" calcext:value-type="float">
            <text:p>2.09030784609719E-08</text:p>
          </table:table-cell>
          <table:table-cell table:formula="of:=[.$L$17]^[.A523]" office:value-type="float" office:value="0.000494108395954352" calcext:value-type="float">
            <text:p>0.000494108395954</text:p>
          </table:table-cell>
          <table:table-cell table:formula="of:=[.$M$17]^[.A523]" office:value-type="float" office:value="0.000000000187043019667823" calcext:value-type="float">
            <text:p>1.87043019667823E-10</text:p>
          </table:table-cell>
          <table:table-cell table:formula="of:=[.$N$17]^[.A523]" office:value-type="float" office:value="0.46946934964234" calcext:value-type="float">
            <text:p>0.46946934964234</text:p>
          </table:table-cell>
          <table:table-cell table:formula="of:=SUM([.B523:.N523])" office:value-type="float" office:value="2.09852442847255" calcext:value-type="float">
            <text:p>2.09852442847255</text:p>
          </table:table-cell>
          <table:table-cell table:formula="of:=13-[.O523]" office:value-type="float" office:value="10.9014755715274" calcext:value-type="float">
            <text:p>10.901475571527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B$17]^[.A524]" office:value-type="float" office:value="2.48944618835744E-036" calcext:value-type="float">
            <text:p>2.48944618835744E-36</text:p>
          </table:table-cell>
          <table:table-cell table:formula="of:=[.$C$17]^[.A524]" office:value-type="float" office:value="0.000000210912318986712" calcext:value-type="float">
            <text:p>2.10912318986712E-07</text:p>
          </table:table-cell>
          <table:table-cell table:formula="of:=[.$D$17]^[.A524]" office:value-type="float" office:value="9.40501555892599E-201" calcext:value-type="float">
            <text:p>9.40501555892599E-201</text:p>
          </table:table-cell>
          <table:table-cell table:formula="of:=[.$E$17]^[.A524]" office:value-type="float" office:value="0.468769693383559" calcext:value-type="float">
            <text:p>0.468769693383559</text:p>
          </table:table-cell>
          <table:table-cell table:formula="of:=[.$F$17]^[.A524]" office:value-type="float" office:value="0.00000000000747936184470004" calcext:value-type="float">
            <text:p>7.47936184470004E-12</text:p>
          </table:table-cell>
          <table:table-cell table:formula="of:=[.$G$17]^[.A524]" office:value-type="float" office:value="0.468769693383559" calcext:value-type="float">
            <text:p>0.468769693383559</text:p>
          </table:table-cell>
          <table:table-cell table:formula="of:=[.$H$17]^[.A524]" office:value-type="float" office:value="0.219496490221408" calcext:value-type="float">
            <text:p>0.219496490221408</text:p>
          </table:table-cell>
          <table:table-cell table:formula="of:=[.$I$17]^[.A524]" office:value-type="float" office:value="0.468769693383559" calcext:value-type="float">
            <text:p>0.468769693383559</text:p>
          </table:table-cell>
          <table:table-cell table:formula="of:=[.$J$17]^[.A524]" office:value-type="float" office:value="8.23175893726291E-018" calcext:value-type="float">
            <text:p>8.23175893726291E-18</text:p>
          </table:table-cell>
          <table:table-cell table:formula="of:=[.$K$17]^[.A524]" office:value-type="float" office:value="0.0000000201865794973321" calcext:value-type="float">
            <text:p>2.01865794973321E-08</text:p>
          </table:table-cell>
          <table:table-cell table:formula="of:=[.$L$17]^[.A524]" office:value-type="float" office:value="0.000486744634464719" calcext:value-type="float">
            <text:p>0.000486744634465</text:p>
          </table:table-cell>
          <table:table-cell table:formula="of:=[.$M$17]^[.A524]" office:value-type="float" office:value="0.000000000178959193184415" calcext:value-type="float">
            <text:p>1.78959193184415E-10</text:p>
          </table:table-cell>
          <table:table-cell table:formula="of:=[.$N$17]^[.A524]" office:value-type="float" office:value="0.468769693383559" calcext:value-type="float">
            <text:p>0.468769693383559</text:p>
          </table:table-cell>
          <table:table-cell table:formula="of:=SUM([.B524:.N524])" office:value-type="float" office:value="2.09506223967545" calcext:value-type="float">
            <text:p>2.09506223967545</text:p>
          </table:table-cell>
          <table:table-cell table:formula="of:=13-[.O524]" office:value-type="float" office:value="10.9049377603246" calcext:value-type="float">
            <text:p>10.904937760324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B$17]^[.A525]" office:value-type="float" office:value="2.11844079515961E-036" calcext:value-type="float">
            <text:p>2.11844079515961E-36</text:p>
          </table:table-cell>
          <table:table-cell table:formula="of:=[.$C$17]^[.A525]" office:value-type="float" office:value="0.000000204625811714381" calcext:value-type="float">
            <text:p>2.04625811714381E-07</text:p>
          </table:table-cell>
          <table:table-cell table:formula="of:=[.$D$17]^[.A525]" office:value-type="float" office:value="3.79844890680915E-201" calcext:value-type="float">
            <text:p>3.79844890680915E-201</text:p>
          </table:table-cell>
          <table:table-cell table:formula="of:=[.$E$17]^[.A525]" office:value-type="float" office:value="0.468071079831571" calcext:value-type="float">
            <text:p>0.468071079831571</text:p>
          </table:table-cell>
          <table:table-cell table:formula="of:=[.$F$17]^[.A525]" office:value-type="float" office:value="0.0000000000071115243769279" calcext:value-type="float">
            <text:p>7.1115243769279E-12</text:p>
          </table:table-cell>
          <table:table-cell table:formula="of:=[.$G$17]^[.A525]" office:value-type="float" office:value="0.468071079831571" calcext:value-type="float">
            <text:p>0.468071079831571</text:p>
          </table:table-cell>
          <table:table-cell table:formula="of:=[.$H$17]^[.A525]" office:value-type="float" office:value="0.218842253290793" calcext:value-type="float">
            <text:p>0.218842253290793</text:p>
          </table:table-cell>
          <table:table-cell table:formula="of:=[.$I$17]^[.A525]" office:value-type="float" office:value="0.468071079831571" calcext:value-type="float">
            <text:p>0.468071079831571</text:p>
          </table:table-cell>
          <table:table-cell table:formula="of:=[.$J$17]^[.A525]" office:value-type="float" office:value="7.61836408351754E-018" calcext:value-type="float">
            <text:p>7.61836408351754E-18</text:p>
          </table:table-cell>
          <table:table-cell table:formula="of:=[.$K$17]^[.A525]" office:value-type="float" office:value="0.0000000194946401106873" calcext:value-type="float">
            <text:p>1.94946401106873E-08</text:p>
          </table:table-cell>
          <table:table-cell table:formula="of:=[.$L$17]^[.A525]" office:value-type="float" office:value="0.000479490616067331" calcext:value-type="float">
            <text:p>0.000479490616067</text:p>
          </table:table-cell>
          <table:table-cell table:formula="of:=[.$M$17]^[.A525]" office:value-type="float" office:value="0.000000000171224742212212" calcext:value-type="float">
            <text:p>1.71224742212212E-10</text:p>
          </table:table-cell>
          <table:table-cell table:formula="of:=[.$N$17]^[.A525]" office:value-type="float" office:value="0.468071079831571" calcext:value-type="float">
            <text:p>0.468071079831571</text:p>
          </table:table-cell>
          <table:table-cell table:formula="of:=SUM([.B525:.N525])" office:value-type="float" office:value="2.09160628753193" calcext:value-type="float">
            <text:p>2.09160628753193</text:p>
          </table:table-cell>
          <table:table-cell table:formula="of:=13-[.O525]" office:value-type="float" office:value="10.9083937124681" calcext:value-type="float">
            <text:p>10.908393712468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B$17]^[.A526]" office:value-type="float" office:value="1.80272681674536E-036" calcext:value-type="float">
            <text:p>1.80272681674536E-36</text:p>
          </table:table-cell>
          <table:table-cell table:formula="of:=[.$C$17]^[.A526]" office:value-type="float" office:value="0.000000198526681707991" calcext:value-type="float">
            <text:p>1.98526681707991E-07</text:p>
          </table:table-cell>
          <table:table-cell table:formula="of:=[.$D$17]^[.A526]" office:value-type="float" office:value="1.53409784462784E-201" calcext:value-type="float">
            <text:p>1.53409784462784E-201</text:p>
          </table:table-cell>
          <table:table-cell table:formula="of:=[.$E$17]^[.A526]" office:value-type="float" office:value="0.467373507432418" calcext:value-type="float">
            <text:p>0.467373507432418</text:p>
          </table:table-cell>
          <table:table-cell table:formula="of:=[.$F$17]^[.A526]" office:value-type="float" office:value="0.00000000000676177727642325" calcext:value-type="float">
            <text:p>6.76177727642325E-12</text:p>
          </table:table-cell>
          <table:table-cell table:formula="of:=[.$G$17]^[.A526]" office:value-type="float" office:value="0.467373507432418" calcext:value-type="float">
            <text:p>0.467373507432418</text:p>
          </table:table-cell>
          <table:table-cell table:formula="of:=[.$H$17]^[.A526]" office:value-type="float" office:value="0.218189966395739" calcext:value-type="float">
            <text:p>0.218189966395739</text:p>
          </table:table-cell>
          <table:table-cell table:formula="of:=[.$I$17]^[.A526]" office:value-type="float" office:value="0.467373507432418" calcext:value-type="float">
            <text:p>0.467373507432418</text:p>
          </table:table-cell>
          <table:table-cell table:formula="of:=[.$J$17]^[.A526]" office:value-type="float" office:value="7.05067674495438E-018" calcext:value-type="float">
            <text:p>7.05067674495438E-18</text:p>
          </table:table-cell>
          <table:table-cell table:formula="of:=[.$K$17]^[.A526]" office:value-type="float" office:value="0.000000018826418467549" calcext:value-type="float">
            <text:p>1.8826418467549E-08</text:p>
          </table:table-cell>
          <table:table-cell table:formula="of:=[.$L$17]^[.A526]" office:value-type="float" office:value="0.000472344705246656" calcext:value-type="float">
            <text:p>0.000472344705247</text:p>
          </table:table-cell>
          <table:table-cell table:formula="of:=[.$M$17]^[.A526]" office:value-type="float" office:value="0.000000000163824567064442" calcext:value-type="float">
            <text:p>1.63824567064442E-10</text:p>
          </table:table-cell>
          <table:table-cell table:formula="of:=[.$N$17]^[.A526]" office:value-type="float" office:value="0.467373507432418" calcext:value-type="float">
            <text:p>0.467373507432418</text:p>
          </table:table-cell>
          <table:table-cell table:formula="of:=SUM([.B526:.N526])" office:value-type="float" office:value="2.08815655835435" calcext:value-type="float">
            <text:p>2.08815655835435</text:p>
          </table:table-cell>
          <table:table-cell table:formula="of:=13-[.O526]" office:value-type="float" office:value="10.9118434416457" calcext:value-type="float">
            <text:p>10.911843441645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B$17]^[.A527]" office:value-type="float" office:value="1.53406410188018E-036" calcext:value-type="float">
            <text:p>1.53406410188018E-36</text:p>
          </table:table-cell>
          <table:table-cell table:formula="of:=[.$C$17]^[.A527]" office:value-type="float" office:value="0.000000192609343952164" calcext:value-type="float">
            <text:p>1.92609343952164E-07</text:p>
          </table:table-cell>
          <table:table-cell table:formula="of:=[.$D$17]^[.A527]" office:value-type="float" office:value="6.19583481213329E-202" calcext:value-type="float">
            <text:p>6.19583481213329E-202</text:p>
          </table:table-cell>
          <table:table-cell table:formula="of:=[.$E$17]^[.A527]" office:value-type="float" office:value="0.466676974634457" calcext:value-type="float">
            <text:p>0.466676974634457</text:p>
          </table:table-cell>
          <table:table-cell table:formula="of:=[.$F$17]^[.A527]" office:value-type="float" office:value="0.00000000000642923085299259" calcext:value-type="float">
            <text:p>6.42923085299259E-12</text:p>
          </table:table-cell>
          <table:table-cell table:formula="of:=[.$G$17]^[.A527]" office:value-type="float" office:value="0.466676974634457" calcext:value-type="float">
            <text:p>0.466676974634457</text:p>
          </table:table-cell>
          <table:table-cell table:formula="of:=[.$H$17]^[.A527]" office:value-type="float" office:value="0.217539623723918" calcext:value-type="float">
            <text:p>0.217539623723918</text:p>
          </table:table-cell>
          <table:table-cell table:formula="of:=[.$I$17]^[.A527]" office:value-type="float" office:value="0.466676974634457" calcext:value-type="float">
            <text:p>0.466676974634457</text:p>
          </table:table-cell>
          <table:table-cell table:formula="of:=[.$J$17]^[.A527]" office:value-type="float" office:value="6.5252909964481E-018" calcext:value-type="float">
            <text:p>6.5252909964481E-18</text:p>
          </table:table-cell>
          <table:table-cell table:formula="of:=[.$K$17]^[.A527]" office:value-type="float" office:value="0.0000000181811015901219" calcext:value-type="float">
            <text:p>1.81811015901219E-08</text:p>
          </table:table-cell>
          <table:table-cell table:formula="of:=[.$L$17]^[.A527]" office:value-type="float" office:value="0.00046530529086146" calcext:value-type="float">
            <text:p>0.000465305290861</text:p>
          </table:table-cell>
          <table:table-cell table:formula="of:=[.$M$17]^[.A527]" office:value-type="float" office:value="0.00000000015674422064884" calcext:value-type="float">
            <text:p>1.5674422064884E-10</text:p>
          </table:table-cell>
          <table:table-cell table:formula="of:=[.$N$17]^[.A527]" office:value-type="float" office:value="0.466676974634457" calcext:value-type="float">
            <text:p>0.466676974634457</text:p>
          </table:table-cell>
          <table:table-cell table:formula="of:=SUM([.B527:.N527])" office:value-type="float" office:value="2.08471303850622" calcext:value-type="float">
            <text:p>2.08471303850622</text:p>
          </table:table-cell>
          <table:table-cell table:formula="of:=13-[.O527]" office:value-type="float" office:value="10.9152869614938" calcext:value-type="float">
            <text:p>10.91528696149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B$17]^[.A528]" office:value-type="float" office:value="1.30544053975199E-036" calcext:value-type="float">
            <text:p>1.30544053975199E-36</text:p>
          </table:table-cell>
          <table:table-cell table:formula="of:=[.$C$17]^[.A528]" office:value-type="float" office:value="0.000000186868379899939" calcext:value-type="float">
            <text:p>1.86868379899939E-07</text:p>
          </table:table-cell>
          <table:table-cell table:formula="of:=[.$D$17]^[.A528]" office:value-type="float" office:value="2.50234163053371E-202" calcext:value-type="float">
            <text:p>2.50234163053371E-202</text:p>
          </table:table-cell>
          <table:table-cell table:formula="of:=[.$E$17]^[.A528]" office:value-type="float" office:value="0.465981479888354" calcext:value-type="float">
            <text:p>0.465981479888354</text:p>
          </table:table-cell>
          <table:table-cell table:formula="of:=[.$F$17]^[.A528]" office:value-type="float" office:value="0.00000000000611303917169787" calcext:value-type="float">
            <text:p>6.11303917169787E-12</text:p>
          </table:table-cell>
          <table:table-cell table:formula="of:=[.$G$17]^[.A528]" office:value-type="float" office:value="0.465981479888354" calcext:value-type="float">
            <text:p>0.465981479888354</text:p>
          </table:table-cell>
          <table:table-cell table:formula="of:=[.$H$17]^[.A528]" office:value-type="float" office:value="0.21689121948033" calcext:value-type="float">
            <text:p>0.21689121948033</text:p>
          </table:table-cell>
          <table:table-cell table:formula="of:=[.$I$17]^[.A528]" office:value-type="float" office:value="0.465981479888354" calcext:value-type="float">
            <text:p>0.465981479888354</text:p>
          </table:table-cell>
          <table:table-cell table:formula="of:=[.$J$17]^[.A528]" office:value-type="float" office:value="6.03905470759205E-018" calcext:value-type="float">
            <text:p>6.03905470759205E-18</text:p>
          </table:table-cell>
          <table:table-cell table:formula="of:=[.$K$17]^[.A528]" office:value-type="float" office:value="0.0000000175579043672116" calcext:value-type="float">
            <text:p>1.75579043672116E-08</text:p>
          </table:table-cell>
          <table:table-cell table:formula="of:=[.$L$17]^[.A528]" office:value-type="float" office:value="0.000458370785781557" calcext:value-type="float">
            <text:p>0.000458370785782</text:p>
          </table:table-cell>
          <table:table-cell table:formula="of:=[.$M$17]^[.A528]" office:value-type="float" office:value="0.000000000149969880263122" calcext:value-type="float">
            <text:p>1.49969880263122E-10</text:p>
          </table:table-cell>
          <table:table-cell table:formula="of:=[.$N$17]^[.A528]" office:value-type="float" office:value="0.465981479888354" calcext:value-type="float">
            <text:p>0.465981479888354</text:p>
          </table:table-cell>
          <table:table-cell table:formula="of:=SUM([.B528:.N528])" office:value-type="float" office:value="2.0812757144019" calcext:value-type="float">
            <text:p>2.0812757144019</text:p>
          </table:table-cell>
          <table:table-cell table:formula="of:=13-[.O528]" office:value-type="float" office:value="10.9187242855981" calcext:value-type="float">
            <text:p>10.918724285598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B$17]^[.A529]" office:value-type="float" office:value="1.11088904351473E-036" calcext:value-type="float">
            <text:p>1.11088904351473E-36</text:p>
          </table:table-cell>
          <table:table-cell table:formula="of:=[.$C$17]^[.A529]" office:value-type="float" office:value="0.000000181298532510969" calcext:value-type="float">
            <text:p>1.81298532510969E-07</text:p>
          </table:table-cell>
          <table:table-cell table:formula="of:=[.$D$17]^[.A529]" office:value-type="float" office:value="1.01063275987278E-202" calcext:value-type="float">
            <text:p>1.01063275987278E-202</text:p>
          </table:table-cell>
          <table:table-cell table:formula="of:=[.$E$17]^[.A529]" office:value-type="float" office:value="0.46528702164709" calcext:value-type="float">
            <text:p>0.46528702164709</text:p>
          </table:table-cell>
          <table:table-cell table:formula="of:=[.$F$17]^[.A529]" office:value-type="float" office:value="0.00000000000581239790095863" calcext:value-type="float">
            <text:p>5.81239790095863E-12</text:p>
          </table:table-cell>
          <table:table-cell table:formula="of:=[.$G$17]^[.A529]" office:value-type="float" office:value="0.46528702164709" calcext:value-type="float">
            <text:p>0.46528702164709</text:p>
          </table:table-cell>
          <table:table-cell table:formula="of:=[.$H$17]^[.A529]" office:value-type="float" office:value="0.216244747887244" calcext:value-type="float">
            <text:p>0.216244747887244</text:p>
          </table:table-cell>
          <table:table-cell table:formula="of:=[.$I$17]^[.A529]" office:value-type="float" office:value="0.46528702164709" calcext:value-type="float">
            <text:p>0.46528702164709</text:p>
          </table:table-cell>
          <table:table-cell table:formula="of:=[.$J$17]^[.A529]" office:value-type="float" office:value="5.58905063102037E-018" calcext:value-type="float">
            <text:p>5.58905063102037E-18</text:p>
          </table:table-cell>
          <table:table-cell table:formula="of:=[.$K$17]^[.A529]" office:value-type="float" office:value="0.0000000169560685990359" calcext:value-type="float">
            <text:p>1.69560685990359E-08</text:p>
          </table:table-cell>
          <table:table-cell table:formula="of:=[.$L$17]^[.A529]" office:value-type="float" office:value="0.000451539626529969" calcext:value-type="float">
            <text:p>0.00045153962653</text:p>
          </table:table-cell>
          <table:table-cell table:formula="of:=[.$M$17]^[.A529]" office:value-type="float" office:value="0.000000000143488320609426" calcext:value-type="float">
            <text:p>1.43488320609426E-10</text:p>
          </table:table-cell>
          <table:table-cell table:formula="of:=[.$N$17]^[.A529]" office:value-type="float" office:value="0.46528702164709" calcext:value-type="float">
            <text:p>0.46528702164709</text:p>
          </table:table-cell>
          <table:table-cell table:formula="of:=SUM([.B529:.N529])" office:value-type="float" office:value="2.07784457250604" calcext:value-type="float">
            <text:p>2.07784457250604</text:p>
          </table:table-cell>
          <table:table-cell table:formula="of:=13-[.O529]" office:value-type="float" office:value="10.922155427494" calcext:value-type="float">
            <text:p>10.92215542749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B$17]^[.A530]" office:value-type="float" office:value="9.4533180901179E-037" calcext:value-type="float">
            <text:p>9.4533180901179E-37</text:p>
          </table:table-cell>
          <table:table-cell table:formula="of:=[.$C$17]^[.A530]" office:value-type="float" office:value="0.000000175894701437617" calcext:value-type="float">
            <text:p>1.75894701437617E-07</text:p>
          </table:table-cell>
          <table:table-cell table:formula="of:=[.$D$17]^[.A530]" office:value-type="float" office:value="4.08169117623731E-203" calcext:value-type="float">
            <text:p>4.08169117623731E-203</text:p>
          </table:table-cell>
          <table:table-cell table:formula="of:=[.$E$17]^[.A530]" office:value-type="float" office:value="0.464593598365947" calcext:value-type="float">
            <text:p>0.464593598365947</text:p>
          </table:table-cell>
          <table:table-cell table:formula="of:=[.$F$17]^[.A530]" office:value-type="float" office:value="0.00000000000552654226648525" calcext:value-type="float">
            <text:p>5.52654226648525E-12</text:p>
          </table:table-cell>
          <table:table-cell table:formula="of:=[.$G$17]^[.A530]" office:value-type="float" office:value="0.464593598365947" calcext:value-type="float">
            <text:p>0.464593598365947</text:p>
          </table:table-cell>
          <table:table-cell table:formula="of:=[.$H$17]^[.A530]" office:value-type="float" office:value="0.215600203184152" calcext:value-type="float">
            <text:p>0.215600203184152</text:p>
          </table:table-cell>
          <table:table-cell table:formula="of:=[.$I$17]^[.A530]" office:value-type="float" office:value="0.464593598365947" calcext:value-type="float">
            <text:p>0.464593598365947</text:p>
          </table:table-cell>
          <table:table-cell table:formula="of:=[.$J$17]^[.A530]" office:value-type="float" office:value="5.17257889994582E-018" calcext:value-type="float">
            <text:p>5.17257889994582E-18</text:p>
          </table:table-cell>
          <table:table-cell table:formula="of:=[.$K$17]^[.A530]" office:value-type="float" office:value="0.0000000163748620747769" calcext:value-type="float">
            <text:p>1.63748620747769E-08</text:p>
          </table:table-cell>
          <table:table-cell table:formula="of:=[.$L$17]^[.A530]" office:value-type="float" office:value="0.000444810272930417" calcext:value-type="float">
            <text:p>0.00044481027293</text:p>
          </table:table-cell>
          <table:table-cell table:formula="of:=[.$M$17]^[.A530]" office:value-type="float" office:value="0.000000000137286887975039" calcext:value-type="float">
            <text:p>1.37286887975039E-10</text:p>
          </table:table-cell>
          <table:table-cell table:formula="of:=[.$N$17]^[.A530]" office:value-type="float" office:value="0.464593598365947" calcext:value-type="float">
            <text:p>0.464593598365947</text:p>
          </table:table-cell>
          <table:table-cell table:formula="of:=SUM([.B530:.N530])" office:value-type="float" office:value="2.07441959933325" calcext:value-type="float">
            <text:p>2.07441959933325</text:p>
          </table:table-cell>
          <table:table-cell table:formula="of:=13-[.O530]" office:value-type="float" office:value="10.9255804006668" calcext:value-type="float">
            <text:p>10.925580400666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B$17]^[.A531]" office:value-type="float" office:value="8.04447783823744E-037" calcext:value-type="float">
            <text:p>8.04447783823744E-37</text:p>
          </table:table-cell>
          <table:table-cell table:formula="of:=[.$C$17]^[.A531]" office:value-type="float" office:value="0.000000170651938354528" calcext:value-type="float">
            <text:p>1.70651938354528E-07</text:p>
          </table:table-cell>
          <table:table-cell table:formula="of:=[.$D$17]^[.A531]" office:value-type="float" office:value="1.64849226342818E-203" calcext:value-type="float">
            <text:p>1.64849226342818E-203</text:p>
          </table:table-cell>
          <table:table-cell table:formula="of:=[.$E$17]^[.A531]" office:value-type="float" office:value="0.46390120850251" calcext:value-type="float">
            <text:p>0.46390120850251</text:p>
          </table:table-cell>
          <table:table-cell table:formula="of:=[.$F$17]^[.A531]" office:value-type="float" office:value="0.00000000000525474510583843" calcext:value-type="float">
            <text:p>5.25474510583843E-12</text:p>
          </table:table-cell>
          <table:table-cell table:formula="of:=[.$G$17]^[.A531]" office:value-type="float" office:value="0.46390120850251" calcext:value-type="float">
            <text:p>0.46390120850251</text:p>
          </table:table-cell>
          <table:table-cell table:formula="of:=[.$H$17]^[.A531]" office:value-type="float" office:value="0.214957579627716" calcext:value-type="float">
            <text:p>0.214957579627716</text:p>
          </table:table-cell>
          <table:table-cell table:formula="of:=[.$I$17]^[.A531]" office:value-type="float" office:value="0.46390120850251" calcext:value-type="float">
            <text:p>0.46390120850251</text:p>
          </table:table-cell>
          <table:table-cell table:formula="of:=[.$J$17]^[.A531]" office:value-type="float" office:value="4.78714082990515E-018" calcext:value-type="float">
            <text:p>4.78714082990515E-18</text:p>
          </table:table-cell>
          <table:table-cell table:formula="of:=[.$K$17]^[.A531]" office:value-type="float" office:value="0.0000000158135776817517" calcext:value-type="float">
            <text:p>1.58135776817517E-08</text:p>
          </table:table-cell>
          <table:table-cell table:formula="of:=[.$L$17]^[.A531]" office:value-type="float" office:value="0.000438181207760068" calcext:value-type="float">
            <text:p>0.00043818120776</text:p>
          </table:table-cell>
          <table:table-cell table:formula="of:=[.$M$17]^[.A531]" office:value-type="float" office:value="0.000000000131353475529024" calcext:value-type="float">
            <text:p>1.31353475529024E-10</text:p>
          </table:table-cell>
          <table:table-cell table:formula="of:=[.$N$17]^[.A531]" office:value-type="float" office:value="0.46390120850251" calcext:value-type="float">
            <text:p>0.46390120850251</text:p>
          </table:table-cell>
          <table:table-cell table:formula="of:=SUM([.B531:.N531])" office:value-type="float" office:value="2.07100078144764" calcext:value-type="float">
            <text:p>2.07100078144764</text:p>
          </table:table-cell>
          <table:table-cell table:formula="of:=13-[.O531]" office:value-type="float" office:value="10.9289992185524" calcext:value-type="float">
            <text:p>10.928999218552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B$17]^[.A532]" office:value-type="float" office:value="6.84559887575795E-037" calcext:value-type="float">
            <text:p>6.84559887575795E-37</text:p>
          </table:table-cell>
          <table:table-cell table:formula="of:=[.$C$17]^[.A532]" office:value-type="float" office:value="0.000000165565442427419" calcext:value-type="float">
            <text:p>1.65565442427419E-07</text:p>
          </table:table-cell>
          <table:table-cell table:formula="of:=[.$D$17]^[.A532]" office:value-type="float" office:value="6.65784505795882E-204" calcext:value-type="float">
            <text:p>6.65784505795882E-204</text:p>
          </table:table-cell>
          <table:table-cell table:formula="of:=[.$E$17]^[.A532]" office:value-type="float" office:value="0.463209850516664" calcext:value-type="float">
            <text:p>0.463209850516664</text:p>
          </table:table-cell>
          <table:table-cell table:formula="of:=[.$F$17]^[.A532]" office:value-type="float" office:value="0.00000000000499631501866605" calcext:value-type="float">
            <text:p>4.99631501866605E-12</text:p>
          </table:table-cell>
          <table:table-cell table:formula="of:=[.$G$17]^[.A532]" office:value-type="float" office:value="0.463209850516664" calcext:value-type="float">
            <text:p>0.463209850516664</text:p>
          </table:table-cell>
          <table:table-cell table:formula="of:=[.$H$17]^[.A532]" office:value-type="float" office:value="0.214316871491717" calcext:value-type="float">
            <text:p>0.214316871491717</text:p>
          </table:table-cell>
          <table:table-cell table:formula="of:=[.$I$17]^[.A532]" office:value-type="float" office:value="0.463209850516664" calcext:value-type="float">
            <text:p>0.463209850516664</text:p>
          </table:table-cell>
          <table:table-cell table:formula="of:=[.$J$17]^[.A532]" office:value-type="float" office:value="4.43042392752772E-018" calcext:value-type="float">
            <text:p>4.43042392752772E-18</text:p>
          </table:table-cell>
          <table:table-cell table:formula="of:=[.$K$17]^[.A532]" office:value-type="float" office:value="0.0000000152715325451194" calcext:value-type="float">
            <text:p>1.52715325451194E-08</text:p>
          </table:table-cell>
          <table:table-cell table:formula="of:=[.$L$17]^[.A532]" office:value-type="float" office:value="0.000431650936407459" calcext:value-type="float">
            <text:p>0.000431650936407</text:p>
          </table:table-cell>
          <table:table-cell table:formula="of:=[.$M$17]^[.A532]" office:value-type="float" office:value="0.000000000125676499686488" calcext:value-type="float">
            <text:p>1.25676499686488E-10</text:p>
          </table:table-cell>
          <table:table-cell table:formula="of:=[.$N$17]^[.A532]" office:value-type="float" office:value="0.463209850516664" calcext:value-type="float">
            <text:p>0.463209850516664</text:p>
          </table:table-cell>
          <table:table-cell table:formula="of:=SUM([.B532:.N532])" office:value-type="float" office:value="2.06758810546243" calcext:value-type="float">
            <text:p>2.06758810546243</text:p>
          </table:table-cell>
          <table:table-cell table:formula="of:=13-[.O532]" office:value-type="float" office:value="10.9324118945376" calcext:value-type="float">
            <text:p>10.932411894537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B$17]^[.A533]" office:value-type="float" office:value="5.82539039949E-037" calcext:value-type="float">
            <text:p>5.82539039949E-37</text:p>
          </table:table-cell>
          <table:table-cell table:formula="of:=[.$C$17]^[.A533]" office:value-type="float" office:value="0.000000160630555916915" calcext:value-type="float">
            <text:p>1.60630555916915E-07</text:p>
          </table:table-cell>
          <table:table-cell table:formula="of:=[.$D$17]^[.A533]" office:value-type="float" office:value="2.68893593249902E-204" calcext:value-type="float">
            <text:p>2.68893593249902E-204</text:p>
          </table:table-cell>
          <table:table-cell table:formula="of:=[.$E$17]^[.A533]" office:value-type="float" office:value="0.462519522870589" calcext:value-type="float">
            <text:p>0.462519522870589</text:p>
          </table:table-cell>
          <table:table-cell table:formula="of:=[.$F$17]^[.A533]" office:value-type="float" office:value="0.00000000000475059460791198" calcext:value-type="float">
            <text:p>4.75059460791198E-12</text:p>
          </table:table-cell>
          <table:table-cell table:formula="of:=[.$G$17]^[.A533]" office:value-type="float" office:value="0.462519522870589" calcext:value-type="float">
            <text:p>0.462519522870589</text:p>
          </table:table-cell>
          <table:table-cell table:formula="of:=[.$H$17]^[.A533]" office:value-type="float" office:value="0.213678073067002" calcext:value-type="float">
            <text:p>0.213678073067002</text:p>
          </table:table-cell>
          <table:table-cell table:formula="of:=[.$I$17]^[.A533]" office:value-type="float" office:value="0.462519522870589" calcext:value-type="float">
            <text:p>0.462519522870589</text:p>
          </table:table-cell>
          <table:table-cell table:formula="of:=[.$J$17]^[.A533]" office:value-type="float" office:value="4.10028801638557E-018" calcext:value-type="float">
            <text:p>4.10028801638557E-18</text:p>
          </table:table-cell>
          <table:table-cell table:formula="of:=[.$K$17]^[.A533]" office:value-type="float" office:value="0.0000000147480671970751" calcext:value-type="float">
            <text:p>1.47480671970751E-08</text:p>
          </table:table-cell>
          <table:table-cell table:formula="of:=[.$L$17]^[.A533]" office:value-type="float" office:value="0.000425217986535515" calcext:value-type="float">
            <text:p>0.000425217986536</text:p>
          </table:table-cell>
          <table:table-cell table:formula="of:=[.$M$17]^[.A533]" office:value-type="float" office:value="0.000000000120244877494375" calcext:value-type="float">
            <text:p>1.20244877494375E-10</text:p>
          </table:table-cell>
          <table:table-cell table:formula="of:=[.$N$17]^[.A533]" office:value-type="float" office:value="0.462519522870589" calcext:value-type="float">
            <text:p>0.462519522870589</text:p>
          </table:table-cell>
          <table:table-cell table:formula="of:=SUM([.B533:.N533])" office:value-type="float" office:value="2.06418155803951" calcext:value-type="float">
            <text:p>2.06418155803951</text:p>
          </table:table-cell>
          <table:table-cell table:formula="of:=13-[.O533]" office:value-type="float" office:value="10.9358184419605" calcext:value-type="float">
            <text:p>10.935818441960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B$17]^[.A534]" office:value-type="float" office:value="4.95722491521429E-037" calcext:value-type="float">
            <text:p>4.95722491521429E-37</text:p>
          </table:table-cell>
          <table:table-cell table:formula="of:=[.$C$17]^[.A534]" office:value-type="float" office:value="0.00000015584275991343" calcext:value-type="float">
            <text:p>1.5584275991343E-07</text:p>
          </table:table-cell>
          <table:table-cell table:formula="of:=[.$D$17]^[.A534]" office:value-type="float" office:value="1.08599349881853E-204" calcext:value-type="float">
            <text:p>1.08599349881853E-204</text:p>
          </table:table-cell>
          <table:table-cell table:formula="of:=[.$E$17]^[.A534]" office:value-type="float" office:value="0.461830224028755" calcext:value-type="float">
            <text:p>0.461830224028755</text:p>
          </table:table-cell>
          <table:table-cell table:formula="of:=[.$F$17]^[.A534]" office:value-type="float" office:value="0.00000000000451695880752286" calcext:value-type="float">
            <text:p>4.51695880752286E-12</text:p>
          </table:table-cell>
          <table:table-cell table:formula="of:=[.$G$17]^[.A534]" office:value-type="float" office:value="0.461830224028755" calcext:value-type="float">
            <text:p>0.461830224028755</text:p>
          </table:table-cell>
          <table:table-cell table:formula="of:=[.$H$17]^[.A534]" office:value-type="float" office:value="0.213041178661438" calcext:value-type="float">
            <text:p>0.213041178661438</text:p>
          </table:table-cell>
          <table:table-cell table:formula="of:=[.$I$17]^[.A534]" office:value-type="float" office:value="0.461830224028755" calcext:value-type="float">
            <text:p>0.461830224028755</text:p>
          </table:table-cell>
          <table:table-cell table:formula="of:=[.$J$17]^[.A534]" office:value-type="float" office:value="3.7947523966847E-018" calcext:value-type="float">
            <text:p>3.7947523966847E-18</text:p>
          </table:table-cell>
          <table:table-cell table:formula="of:=[.$K$17]^[.A534]" office:value-type="float" office:value="0.0000000142425447745226" calcext:value-type="float">
            <text:p>1.42425447745226E-08</text:p>
          </table:table-cell>
          <table:table-cell table:formula="of:=[.$L$17]^[.A534]" office:value-type="float" office:value="0.00041888090774959" calcext:value-type="float">
            <text:p>0.00041888090775</text:p>
          </table:table-cell>
          <table:table-cell table:formula="of:=[.$M$17]^[.A534]" office:value-type="float" office:value="0.000000000115048004994618" calcext:value-type="float">
            <text:p>1.15048004994618E-10</text:p>
          </table:table-cell>
          <table:table-cell table:formula="of:=[.$N$17]^[.A534]" office:value-type="float" office:value="0.461830224028755" calcext:value-type="float">
            <text:p>0.461830224028755</text:p>
          </table:table-cell>
          <table:table-cell table:formula="of:=SUM([.B534:.N534])" office:value-type="float" office:value="2.06078112588908" calcext:value-type="float">
            <text:p>2.06078112588908</text:p>
          </table:table-cell>
          <table:table-cell table:formula="of:=13-[.O534]" office:value-type="float" office:value="10.9392188741109" calcext:value-type="float">
            <text:p>10.939218874110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B$17]^[.A535]" office:value-type="float" office:value="4.21844325869949E-037" calcext:value-type="float">
            <text:p>4.21844325869949E-37</text:p>
          </table:table-cell>
          <table:table-cell table:formula="of:=[.$C$17]^[.A535]" office:value-type="float" office:value="0.00000015119767019917" calcext:value-type="float">
            <text:p>1.5119767019917E-07</text:p>
          </table:table-cell>
          <table:table-cell table:formula="of:=[.$D$17]^[.A535]" office:value-type="float" office:value="4.38605422026559E-205" calcext:value-type="float">
            <text:p>4.38605422026559E-205</text:p>
          </table:table-cell>
          <table:table-cell table:formula="of:=[.$E$17]^[.A535]" office:value-type="float" office:value="0.461141952457922" calcext:value-type="float">
            <text:p>0.461141952457922</text:p>
          </table:table-cell>
          <table:table-cell table:formula="of:=[.$F$17]^[.A535]" office:value-type="float" office:value="0.00000000000429481329239878" calcext:value-type="float">
            <text:p>4.29481329239878E-12</text:p>
          </table:table-cell>
          <table:table-cell table:formula="of:=[.$G$17]^[.A535]" office:value-type="float" office:value="0.461141952457922" calcext:value-type="float">
            <text:p>0.461141952457922</text:p>
          </table:table-cell>
          <table:table-cell table:formula="of:=[.$H$17]^[.A535]" office:value-type="float" office:value="0.212406182599853" calcext:value-type="float">
            <text:p>0.212406182599853</text:p>
          </table:table-cell>
          <table:table-cell table:formula="of:=[.$I$17]^[.A535]" office:value-type="float" office:value="0.461141952457922" calcext:value-type="float">
            <text:p>0.461141952457922</text:p>
          </table:table-cell>
          <table:table-cell table:formula="of:=[.$J$17]^[.A535]" office:value-type="float" office:value="3.51198396176036E-018" calcext:value-type="float">
            <text:p>3.51198396176036E-18</text:p>
          </table:table-cell>
          <table:table-cell table:formula="of:=[.$K$17]^[.A535]" office:value-type="float" office:value="0.0000000137543502442484" calcext:value-type="float">
            <text:p>1.37543502442484E-08</text:p>
          </table:table-cell>
          <table:table-cell table:formula="of:=[.$L$17]^[.A535]" office:value-type="float" office:value="0.000412638271270461" calcext:value-type="float">
            <text:p>0.00041263827127</text:p>
          </table:table-cell>
          <table:table-cell table:formula="of:=[.$M$17]^[.A535]" office:value-type="float" office:value="0.000000000110075736522421" calcext:value-type="float">
            <text:p>1.10075736522421E-10</text:p>
          </table:table-cell>
          <table:table-cell table:formula="of:=[.$N$17]^[.A535]" office:value-type="float" office:value="0.461141952457922" calcext:value-type="float">
            <text:p>0.461141952457922</text:p>
          </table:table-cell>
          <table:table-cell table:formula="of:=SUM([.B535:.N535])" office:value-type="float" office:value="2.0573867957692" calcext:value-type="float">
            <text:p>2.0573867957692</text:p>
          </table:table-cell>
          <table:table-cell table:formula="of:=13-[.O535]" office:value-type="float" office:value="10.9426132042308" calcext:value-type="float">
            <text:p>10.942613204230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B$17]^[.A536]" office:value-type="float" office:value="3.58976319033891E-037" calcext:value-type="float">
            <text:p>3.58976319033891E-37</text:p>
          </table:table-cell>
          <table:table-cell table:formula="of:=[.$C$17]^[.A536]" office:value-type="float" office:value="0.000000146691033233472" calcext:value-type="float">
            <text:p>1.46691033233472E-07</text:p>
          </table:table-cell>
          <table:table-cell table:formula="of:=[.$D$17]^[.A536]" office:value-type="float" office:value="1.77141683113558E-205" calcext:value-type="float">
            <text:p>1.77141683113558E-205</text:p>
          </table:table-cell>
          <table:table-cell table:formula="of:=[.$E$17]^[.A536]" office:value-type="float" office:value="0.460454706627135" calcext:value-type="float">
            <text:p>0.460454706627135</text:p>
          </table:table-cell>
          <table:table-cell table:formula="of:=[.$F$17]^[.A536]" office:value-type="float" office:value="0.0000000000040835929665431" calcext:value-type="float">
            <text:p>4.0835929665431E-12</text:p>
          </table:table-cell>
          <table:table-cell table:formula="of:=[.$G$17]^[.A536]" office:value-type="float" office:value="0.460454706627135" calcext:value-type="float">
            <text:p>0.460454706627135</text:p>
          </table:table-cell>
          <table:table-cell table:formula="of:=[.$H$17]^[.A536]" office:value-type="float" office:value="0.211773079223997" calcext:value-type="float">
            <text:p>0.211773079223997</text:p>
          </table:table-cell>
          <table:table-cell table:formula="of:=[.$I$17]^[.A536]" office:value-type="float" office:value="0.460454706627135" calcext:value-type="float">
            <text:p>0.460454706627135</text:p>
          </table:table-cell>
          <table:table-cell table:formula="of:=[.$J$17]^[.A536]" office:value-type="float" office:value="3.25028620007926E-018" calcext:value-type="float">
            <text:p>3.25028620007926E-18</text:p>
          </table:table-cell>
          <table:table-cell table:formula="of:=[.$K$17]^[.A536]" office:value-type="float" office:value="0.0000000132828896546542" calcext:value-type="float">
            <text:p>1.32828896546542E-08</text:p>
          </table:table-cell>
          <table:table-cell table:formula="of:=[.$L$17]^[.A536]" office:value-type="float" office:value="0.000406488669612183" calcext:value-type="float">
            <text:p>0.000406488669612</text:p>
          </table:table-cell>
          <table:table-cell table:formula="of:=[.$M$17]^[.A536]" office:value-type="float" office:value="0.000000000105318364899247" calcext:value-type="float">
            <text:p>1.05318364899247E-10</text:p>
          </table:table-cell>
          <table:table-cell table:formula="of:=[.$N$17]^[.A536]" office:value-type="float" office:value="0.460454706627135" calcext:value-type="float">
            <text:p>0.460454706627135</text:p>
          </table:table-cell>
          <table:table-cell table:formula="of:=SUM([.B536:.N536])" office:value-type="float" office:value="2.05399855448548" calcext:value-type="float">
            <text:p>2.05399855448548</text:p>
          </table:table-cell>
          <table:table-cell table:formula="of:=13-[.O536]" office:value-type="float" office:value="10.9460014455145" calcext:value-type="float">
            <text:p>10.946001445514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B$17]^[.A537]" office:value-type="float" office:value="3.05477612769526E-037" calcext:value-type="float">
            <text:p>3.05477612769526E-37</text:p>
          </table:table-cell>
          <table:table-cell table:formula="of:=[.$C$17]^[.A537]" office:value-type="float" office:value="0.000000142318722257809" calcext:value-type="float">
            <text:p>1.42318722257809E-07</text:p>
          </table:table-cell>
          <table:table-cell table:formula="of:=[.$D$17]^[.A537]" office:value-type="float" office:value="7.15430642679198E-206" calcext:value-type="float">
            <text:p>7.15430642679198E-206</text:p>
          </table:table-cell>
          <table:table-cell table:formula="of:=[.$E$17]^[.A537]" office:value-type="float" office:value="0.459768485007721" calcext:value-type="float">
            <text:p>0.459768485007721</text:p>
          </table:table-cell>
          <table:table-cell table:formula="of:=[.$F$17]^[.A537]" office:value-type="float" office:value="0.00000000000388276052556557" calcext:value-type="float">
            <text:p>3.88276052556557E-12</text:p>
          </table:table-cell>
          <table:table-cell table:formula="of:=[.$G$17]^[.A537]" office:value-type="float" office:value="0.459768485007721" calcext:value-type="float">
            <text:p>0.459768485007721</text:p>
          </table:table-cell>
          <table:table-cell table:formula="of:=[.$H$17]^[.A537]" office:value-type="float" office:value="0.21114186289248" calcext:value-type="float">
            <text:p>0.21114186289248</text:p>
          </table:table-cell>
          <table:table-cell table:formula="of:=[.$I$17]^[.A537]" office:value-type="float" office:value="0.459768485007721" calcext:value-type="float">
            <text:p>0.459768485007721</text:p>
          </table:table-cell>
          <table:table-cell table:formula="of:=[.$J$17]^[.A537]" office:value-type="float" office:value="3.00808901676486E-018" calcext:value-type="float">
            <text:p>3.00808901676486E-18</text:p>
          </table:table-cell>
          <table:table-cell table:formula="of:=[.$K$17]^[.A537]" office:value-type="float" office:value="0.0000000128275894131385" calcext:value-type="float">
            <text:p>1.28275894131385E-08</text:p>
          </table:table-cell>
          <table:table-cell table:formula="of:=[.$L$17]^[.A537]" office:value-type="float" office:value="0.000400430716264758" calcext:value-type="float">
            <text:p>0.000400430716265</text:p>
          </table:table-cell>
          <table:table-cell table:formula="of:=[.$M$17]^[.A537]" office:value-type="float" office:value="0.000000000100766602481843" calcext:value-type="float">
            <text:p>1.00766602481843E-10</text:p>
          </table:table-cell>
          <table:table-cell table:formula="of:=[.$N$17]^[.A537]" office:value-type="float" office:value="0.459768485007721" calcext:value-type="float">
            <text:p>0.459768485007721</text:p>
          </table:table-cell>
          <table:table-cell table:formula="of:=SUM([.B537:.N537])" office:value-type="float" office:value="2.05061638889059" calcext:value-type="float">
            <text:p>2.05061638889059</text:p>
          </table:table-cell>
          <table:table-cell table:formula="of:=13-[.O537]" office:value-type="float" office:value="10.9493836111094" calcext:value-type="float">
            <text:p>10.949383611109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B$17]^[.A538]" office:value-type="float" office:value="2.59951888064679E-037" calcext:value-type="float">
            <text:p>2.59951888064679E-37</text:p>
          </table:table-cell>
          <table:table-cell table:formula="of:=[.$C$17]^[.A538]" office:value-type="float" office:value="0.000000138076733516891" calcext:value-type="float">
            <text:p>1.38076733516891E-07</text:p>
          </table:table-cell>
          <table:table-cell table:formula="of:=[.$D$17]^[.A538]" office:value-type="float" office:value="2.88944417535116E-206" calcext:value-type="float">
            <text:p>2.88944417535116E-206</text:p>
          </table:table-cell>
          <table:table-cell table:formula="of:=[.$E$17]^[.A538]" office:value-type="float" office:value="0.459083286073283" calcext:value-type="float">
            <text:p>0.459083286073283</text:p>
          </table:table-cell>
          <table:table-cell table:formula="of:=[.$F$17]^[.A538]" office:value-type="float" office:value="0.00000000000369180508988202" calcext:value-type="float">
            <text:p>3.69180508988202E-12</text:p>
          </table:table-cell>
          <table:table-cell table:formula="of:=[.$G$17]^[.A538]" office:value-type="float" office:value="0.459083286073283" calcext:value-type="float">
            <text:p>0.459083286073283</text:p>
          </table:table-cell>
          <table:table-cell table:formula="of:=[.$H$17]^[.A538]" office:value-type="float" office:value="0.210512527980729" calcext:value-type="float">
            <text:p>0.210512527980729</text:p>
          </table:table-cell>
          <table:table-cell table:formula="of:=[.$I$17]^[.A538]" office:value-type="float" office:value="0.459083286073283" calcext:value-type="float">
            <text:p>0.459083286073283</text:p>
          </table:table-cell>
          <table:table-cell table:formula="of:=[.$J$17]^[.A538]" office:value-type="float" office:value="2.78393931357821E-018" calcext:value-type="float">
            <text:p>2.78393931357821E-18</text:p>
          </table:table-cell>
          <table:table-cell table:formula="of:=[.$K$17]^[.A538]" office:value-type="float" office:value="0.000000012387895588247" calcext:value-type="float">
            <text:p>1.2387895588247E-08</text:p>
          </table:table-cell>
          <table:table-cell table:formula="of:=[.$L$17]^[.A538]" office:value-type="float" office:value="0.000394463045381528" calcext:value-type="float">
            <text:p>0.000394463045382</text:p>
          </table:table-cell>
          <table:table-cell table:formula="of:=[.$M$17]^[.A538]" office:value-type="float" office:value="0.0000000000964115630303173" calcext:value-type="float">
            <text:p>9.64115630303173E-11</text:p>
          </table:table-cell>
          <table:table-cell table:formula="of:=[.$N$17]^[.A538]" office:value-type="float" office:value="0.459083286073283" calcext:value-type="float">
            <text:p>0.459083286073283</text:p>
          </table:table-cell>
          <table:table-cell table:formula="of:=SUM([.B538:.N538])" office:value-type="float" office:value="2.04724028588397" calcext:value-type="float">
            <text:p>2.04724028588397</text:p>
          </table:table-cell>
          <table:table-cell table:formula="of:=13-[.O538]" office:value-type="float" office:value="10.952759714116" calcext:value-type="float">
            <text:p>10.9527597141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B$17]^[.A539]" office:value-type="float" office:value="2.21210921139988E-037" calcext:value-type="float">
            <text:p>2.21210921139988E-37</text:p>
          </table:table-cell>
          <table:table-cell table:formula="of:=[.$C$17]^[.A539]" office:value-type="float" office:value="0.000000133961182592394" calcext:value-type="float">
            <text:p>1.33961182592394E-07</text:p>
          </table:table-cell>
          <table:table-cell table:formula="of:=[.$D$17]^[.A539]" office:value-type="float" office:value="1.16697372804793E-206" calcext:value-type="float">
            <text:p>1.16697372804793E-206</text:p>
          </table:table-cell>
          <table:table-cell table:formula="of:=[.$E$17]^[.A539]" office:value-type="float" office:value="0.458399108299701" calcext:value-type="float">
            <text:p>0.458399108299701</text:p>
          </table:table-cell>
          <table:table-cell table:formula="of:=[.$F$17]^[.A539]" office:value-type="float" office:value="0.00000000000351024090513372" calcext:value-type="float">
            <text:p>3.51024090513372E-12</text:p>
          </table:table-cell>
          <table:table-cell table:formula="of:=[.$G$17]^[.A539]" office:value-type="float" office:value="0.458399108299701" calcext:value-type="float">
            <text:p>0.458399108299701</text:p>
          </table:table-cell>
          <table:table-cell table:formula="of:=[.$H$17]^[.A539]" office:value-type="float" office:value="0.209885068880935" calcext:value-type="float">
            <text:p>0.209885068880935</text:p>
          </table:table-cell>
          <table:table-cell table:formula="of:=[.$I$17]^[.A539]" office:value-type="float" office:value="0.458399108299701" calcext:value-type="float">
            <text:p>0.458399108299701</text:p>
          </table:table-cell>
          <table:table-cell table:formula="of:=[.$J$17]^[.A539]" office:value-type="float" office:value="2.57649227083766E-018" calcext:value-type="float">
            <text:p>2.57649227083766E-18</text:p>
          </table:table-cell>
          <table:table-cell table:formula="of:=[.$K$17]^[.A539]" office:value-type="float" office:value="0.0000000119632732357437" calcext:value-type="float">
            <text:p>1.19632732357437E-08</text:p>
          </table:table-cell>
          <table:table-cell table:formula="of:=[.$L$17]^[.A539]" office:value-type="float" office:value="0.000388584311471222" calcext:value-type="float">
            <text:p>0.000388584311471</text:p>
          </table:table-cell>
          <table:table-cell table:formula="of:=[.$M$17]^[.A539]" office:value-type="float" office:value="0.0000000000922447443598566" calcext:value-type="float">
            <text:p>9.22447443598566E-11</text:p>
          </table:table-cell>
          <table:table-cell table:formula="of:=[.$N$17]^[.A539]" office:value-type="float" office:value="0.458399108299701" calcext:value-type="float">
            <text:p>0.458399108299701</text:p>
          </table:table-cell>
          <table:table-cell table:formula="of:=SUM([.B539:.N539])" office:value-type="float" office:value="2.04387023241142" calcext:value-type="float">
            <text:p>2.04387023241142</text:p>
          </table:table-cell>
          <table:table-cell table:formula="of:=13-[.O539]" office:value-type="float" office:value="10.9561297675886" calcext:value-type="float">
            <text:p>10.956129767588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B$17]^[.A540]" office:value-type="float" office:value="1.88243570746547E-037" calcext:value-type="float">
            <text:p>1.88243570746547E-37</text:p>
          </table:table-cell>
          <table:table-cell table:formula="of:=[.$C$17]^[.A540]" office:value-type="float" office:value="0.000000129968300845973" calcext:value-type="float">
            <text:p>1.29968300845973E-07</text:p>
          </table:table-cell>
          <table:table-cell table:formula="of:=[.$D$17]^[.A540]" office:value-type="float" office:value="4.71311297020849E-207" calcext:value-type="float">
            <text:p>4.71311297020849E-207</text:p>
          </table:table-cell>
          <table:table-cell table:formula="of:=[.$E$17]^[.A540]" office:value-type="float" office:value="0.457715950165126" calcext:value-type="float">
            <text:p>0.457715950165126</text:p>
          </table:table-cell>
          <table:table-cell table:formula="of:=[.$F$17]^[.A540]" office:value-type="float" office:value="0.00000000000333760610652058" calcext:value-type="float">
            <text:p>3.33760610652058E-12</text:p>
          </table:table-cell>
          <table:table-cell table:formula="of:=[.$G$17]^[.A540]" office:value-type="float" office:value="0.457715950165126" calcext:value-type="float">
            <text:p>0.457715950165126</text:p>
          </table:table-cell>
          <table:table-cell table:formula="of:=[.$H$17]^[.A540]" office:value-type="float" office:value="0.209259480002005" calcext:value-type="float">
            <text:p>0.209259480002005</text:p>
          </table:table-cell>
          <table:table-cell table:formula="of:=[.$I$17]^[.A540]" office:value-type="float" office:value="0.457715950165126" calcext:value-type="float">
            <text:p>0.457715950165126</text:p>
          </table:table-cell>
          <table:table-cell table:formula="of:=[.$J$17]^[.A540]" office:value-type="float" office:value="2.38450327897196E-018" calcext:value-type="float">
            <text:p>2.38450327897196E-18</text:p>
          </table:table-cell>
          <table:table-cell table:formula="of:=[.$K$17]^[.A540]" office:value-type="float" office:value="0.0000000115532057477823" calcext:value-type="float">
            <text:p>1.15532057477823E-08</text:p>
          </table:table-cell>
          <table:table-cell table:formula="of:=[.$L$17]^[.A540]" office:value-type="float" office:value="0.000382793189094602" calcext:value-type="float">
            <text:p>0.000382793189095</text:p>
          </table:table-cell>
          <table:table-cell table:formula="of:=[.$M$17]^[.A540]" office:value-type="float" office:value="0.0000000000882580117422175" calcext:value-type="float">
            <text:p>8.82580117422175E-11</text:p>
          </table:table-cell>
          <table:table-cell table:formula="of:=[.$N$17]^[.A540]" office:value-type="float" office:value="0.457715950165126" calcext:value-type="float">
            <text:p>0.457715950165126</text:p>
          </table:table-cell>
          <table:table-cell table:formula="of:=SUM([.B540:.N540])" office:value-type="float" office:value="2.04050621546471" calcext:value-type="float">
            <text:p>2.04050621546471</text:p>
          </table:table-cell>
          <table:table-cell table:formula="of:=13-[.O540]" office:value-type="float" office:value="10.9594937845353" calcext:value-type="float">
            <text:p>10.959493784535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B$17]^[.A541]" office:value-type="float" office:value="1.60189387326793E-037" calcext:value-type="float">
            <text:p>1.60189387326793E-37</text:p>
          </table:table-cell>
          <table:table-cell table:formula="of:=[.$C$17]^[.A541]" office:value-type="float" office:value="0.000000126094431968299" calcext:value-type="float">
            <text:p>1.26094431968299E-07</text:p>
          </table:table-cell>
          <table:table-cell table:formula="of:=[.$D$17]^[.A541]" office:value-type="float" office:value="1.90350762284128E-207" calcext:value-type="float">
            <text:p>1.90350762284128E-207</text:p>
          </table:table-cell>
          <table:table-cell table:formula="of:=[.$E$17]^[.A541]" office:value-type="float" office:value="0.457033810149977" calcext:value-type="float">
            <text:p>0.457033810149977</text:p>
          </table:table-cell>
          <table:table-cell table:formula="of:=[.$F$17]^[.A541]" office:value-type="float" office:value="0.00000000000317346154390482" calcext:value-type="float">
            <text:p>3.17346154390482E-12</text:p>
          </table:table-cell>
          <table:table-cell table:formula="of:=[.$G$17]^[.A541]" office:value-type="float" office:value="0.457033810149977" calcext:value-type="float">
            <text:p>0.457033810149977</text:p>
          </table:table-cell>
          <table:table-cell table:formula="of:=[.$H$17]^[.A541]" office:value-type="float" office:value="0.20863575576951" calcext:value-type="float">
            <text:p>0.20863575576951</text:p>
          </table:table-cell>
          <table:table-cell table:formula="of:=[.$I$17]^[.A541]" office:value-type="float" office:value="0.457033810149977" calcext:value-type="float">
            <text:p>0.457033810149977</text:p>
          </table:table-cell>
          <table:table-cell table:formula="of:=[.$J$17]^[.A541]" office:value-type="float" office:value="2.20682047129894E-018" calcext:value-type="float">
            <text:p>2.20682047129894E-18</text:p>
          </table:table-cell>
          <table:table-cell table:formula="of:=[.$K$17]^[.A541]" office:value-type="float" office:value="0.0000000111571942243859" calcext:value-type="float">
            <text:p>1.11571942243859E-08</text:p>
          </table:table-cell>
          <table:table-cell table:formula="of:=[.$L$17]^[.A541]" office:value-type="float" office:value="0.000377088372565621" calcext:value-type="float">
            <text:p>0.000377088372566</text:p>
          </table:table-cell>
          <table:table-cell table:formula="of:=[.$M$17]^[.A541]" office:value-type="float" office:value="0.0000000000844435820245956" calcext:value-type="float">
            <text:p>8.44435820245956E-11</text:p>
          </table:table-cell>
          <table:table-cell table:formula="of:=[.$N$17]^[.A541]" office:value-type="float" office:value="0.457033810149977" calcext:value-type="float">
            <text:p>0.457033810149977</text:p>
          </table:table-cell>
          <table:table-cell table:formula="of:=SUM([.B541:.N541])" office:value-type="float" office:value="2.03714822208123" calcext:value-type="float">
            <text:p>2.03714822208123</text:p>
          </table:table-cell>
          <table:table-cell table:formula="of:=13-[.O541]" office:value-type="float" office:value="10.9628517779188" calcext:value-type="float">
            <text:p>10.962851777918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B$17]^[.A542]" office:value-type="float" office:value="1.36316155236362E-037" calcext:value-type="float">
            <text:p>1.36316155236362E-37</text:p>
          </table:table-cell>
          <table:table-cell table:formula="of:=[.$C$17]^[.A542]" office:value-type="float" office:value="0.000000122336028630943" calcext:value-type="float">
            <text:p>1.22336028630943E-07</text:p>
          </table:table-cell>
          <table:table-cell table:formula="of:=[.$D$17]^[.A542]" office:value-type="float" office:value="7.6877878657226E-208" calcext:value-type="float">
            <text:p>7.6877878657226E-208</text:p>
          </table:table-cell>
          <table:table-cell table:formula="of:=[.$E$17]^[.A542]" office:value-type="float" office:value="0.456352686736937" calcext:value-type="float">
            <text:p>0.456352686736937</text:p>
          </table:table-cell>
          <table:table-cell table:formula="of:=[.$F$17]^[.A542]" office:value-type="float" office:value="0.00000000000301738966469638" calcext:value-type="float">
            <text:p>3.01738966469638E-12</text:p>
          </table:table-cell>
          <table:table-cell table:formula="of:=[.$G$17]^[.A542]" office:value-type="float" office:value="0.456352686736937" calcext:value-type="float">
            <text:p>0.456352686736937</text:p>
          </table:table-cell>
          <table:table-cell table:formula="of:=[.$H$17]^[.A542]" office:value-type="float" office:value="0.208013890625637" calcext:value-type="float">
            <text:p>0.208013890625637</text:p>
          </table:table-cell>
          <table:table-cell table:formula="of:=[.$I$17]^[.A542]" office:value-type="float" office:value="0.456352686736937" calcext:value-type="float">
            <text:p>0.456352686736937</text:p>
          </table:table-cell>
          <table:table-cell table:formula="of:=[.$J$17]^[.A542]" office:value-type="float" office:value="2.04237781322897E-018" calcext:value-type="float">
            <text:p>2.04237781322897E-18</text:p>
          </table:table-cell>
          <table:table-cell table:formula="of:=[.$K$17]^[.A542]" office:value-type="float" office:value="0.0000000107747568664711" calcext:value-type="float">
            <text:p>1.07747568664711E-08</text:p>
          </table:table-cell>
          <table:table-cell table:formula="of:=[.$L$17]^[.A542]" office:value-type="float" office:value="0.000371468575657043" calcext:value-type="float">
            <text:p>0.000371468575657</text:p>
          </table:table-cell>
          <table:table-cell table:formula="of:=[.$M$17]^[.A542]" office:value-type="float" office:value="0.000000000080794008434859" calcext:value-type="float">
            <text:p>8.0794008434859E-11</text:p>
          </table:table-cell>
          <table:table-cell table:formula="of:=[.$N$17]^[.A542]" office:value-type="float" office:value="0.456352686736937" calcext:value-type="float">
            <text:p>0.456352686736937</text:p>
          </table:table-cell>
          <table:table-cell table:formula="of:=SUM([.B542:.N542])" office:value-type="float" office:value="2.03379623934364" calcext:value-type="float">
            <text:p>2.03379623934364</text:p>
          </table:table-cell>
          <table:table-cell table:formula="of:=13-[.O542]" office:value-type="float" office:value="10.9662037606564" calcext:value-type="float">
            <text:p>10.966203760656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B$17]^[.A543]" office:value-type="float" office:value="1.16000781877739E-037" calcext:value-type="float">
            <text:p>1.16000781877739E-37</text:p>
          </table:table-cell>
          <table:table-cell table:formula="of:=[.$C$17]^[.A543]" office:value-type="float" office:value="0.000000118689649238068" calcext:value-type="float">
            <text:p>1.18689649238068E-07</text:p>
          </table:table-cell>
          <table:table-cell table:formula="of:=[.$D$17]^[.A543]" office:value-type="float" office:value="3.10490389211747E-208" calcext:value-type="float">
            <text:p>3.10490389211747E-208</text:p>
          </table:table-cell>
          <table:table-cell table:formula="of:=[.$E$17]^[.A543]" office:value-type="float" office:value="0.45567257841095" calcext:value-type="float">
            <text:p>0.45567257841095</text:p>
          </table:table-cell>
          <table:table-cell table:formula="of:=[.$F$17]^[.A543]" office:value-type="float" office:value="0.00000000000286899345167852" calcext:value-type="float">
            <text:p>2.86899345167852E-12</text:p>
          </table:table-cell>
          <table:table-cell table:formula="of:=[.$G$17]^[.A543]" office:value-type="float" office:value="0.45567257841095" calcext:value-type="float">
            <text:p>0.45567257841095</text:p>
          </table:table-cell>
          <table:table-cell table:formula="of:=[.$H$17]^[.A543]" office:value-type="float" office:value="0.207393879029137" calcext:value-type="float">
            <text:p>0.207393879029137</text:p>
          </table:table-cell>
          <table:table-cell table:formula="of:=[.$I$17]^[.A543]" office:value-type="float" office:value="0.45567257841095" calcext:value-type="float">
            <text:p>0.45567257841095</text:p>
          </table:table-cell>
          <table:table-cell table:formula="of:=[.$J$17]^[.A543]" office:value-type="float" office:value="1.89018870643099E-018" calcext:value-type="float">
            <text:p>1.89018870643099E-18</text:p>
          </table:table-cell>
          <table:table-cell table:formula="of:=[.$K$17]^[.A543]" office:value-type="float" office:value="0.000000010405428389677" calcext:value-type="float">
            <text:p>1.0405428389677E-08</text:p>
          </table:table-cell>
          <table:table-cell table:formula="of:=[.$L$17]^[.A543]" office:value-type="float" office:value="0.00036593253131044" calcext:value-type="float">
            <text:p>0.00036593253131</text:p>
          </table:table-cell>
          <table:table-cell table:formula="of:=[.$M$17]^[.A543]" office:value-type="float" office:value="0.0000000000773021660434866" calcext:value-type="float">
            <text:p>7.73021660434866E-11</text:p>
          </table:table-cell>
          <table:table-cell table:formula="of:=[.$N$17]^[.A543]" office:value-type="float" office:value="0.45567257841095" calcext:value-type="float">
            <text:p>0.45567257841095</text:p>
          </table:table-cell>
          <table:table-cell table:formula="of:=SUM([.B543:.N543])" office:value-type="float" office:value="2.0304502543795" calcext:value-type="float">
            <text:p>2.0304502543795</text:p>
          </table:table-cell>
          <table:table-cell table:formula="of:=13-[.O543]" office:value-type="float" office:value="10.9695497456205" calcext:value-type="float">
            <text:p>10.969549745620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B$17]^[.A544]" office:value-type="float" office:value="9.87130349511012E-038" calcext:value-type="float">
            <text:p>9.87130349511012E-38</text:p>
          </table:table-cell>
          <table:table-cell table:formula="of:=[.$C$17]^[.A544]" office:value-type="float" office:value="0.000000115151954774937" calcext:value-type="float">
            <text:p>1.15151954774937E-07</text:p>
          </table:table-cell>
          <table:table-cell table:formula="of:=[.$D$17]^[.A544]" office:value-type="float" office:value="1.25399248101913E-208" calcext:value-type="float">
            <text:p>1.25399248101913E-208</text:p>
          </table:table-cell>
          <table:table-cell table:formula="of:=[.$E$17]^[.A544]" office:value-type="float" office:value="0.45499348365922" calcext:value-type="float">
            <text:p>0.45499348365922</text:p>
          </table:table-cell>
          <table:table-cell table:formula="of:=[.$F$17]^[.A544]" office:value-type="float" office:value="0.00000000000272789541307138" calcext:value-type="float">
            <text:p>2.72789541307138E-12</text:p>
          </table:table-cell>
          <table:table-cell table:formula="of:=[.$G$17]^[.A544]" office:value-type="float" office:value="0.45499348365922" calcext:value-type="float">
            <text:p>0.45499348365922</text:p>
          </table:table-cell>
          <table:table-cell table:formula="of:=[.$H$17]^[.A544]" office:value-type="float" office:value="0.20677571545528" calcext:value-type="float">
            <text:p>0.20677571545528</text:p>
          </table:table-cell>
          <table:table-cell table:formula="of:=[.$I$17]^[.A544]" office:value-type="float" office:value="0.45499348365922" calcext:value-type="float">
            <text:p>0.45499348365922</text:p>
          </table:table-cell>
          <table:table-cell table:formula="of:=[.$J$17]^[.A544]" office:value-type="float" office:value="1.74934006958814E-018" calcext:value-type="float">
            <text:p>1.74934006958814E-18</text:p>
          </table:table-cell>
          <table:table-cell table:formula="of:=[.$K$17]^[.A544]" office:value-type="float" office:value="0.0000000100487594582872" calcext:value-type="float">
            <text:p>1.00487594582872E-08</text:p>
          </table:table-cell>
          <table:table-cell table:formula="of:=[.$L$17]^[.A544]" office:value-type="float" office:value="0.000360478991350523" calcext:value-type="float">
            <text:p>0.000360478991351</text:p>
          </table:table-cell>
          <table:table-cell table:formula="of:=[.$M$17]^[.A544]" office:value-type="float" office:value="0.0000000000739612378538277" calcext:value-type="float">
            <text:p>7.39612378538277E-11</text:p>
          </table:table-cell>
          <table:table-cell table:formula="of:=[.$N$17]^[.A544]" office:value-type="float" office:value="0.45499348365922" calcext:value-type="float">
            <text:p>0.45499348365922</text:p>
          </table:table-cell>
          <table:table-cell table:formula="of:=SUM([.B544:.N544])" office:value-type="float" office:value="2.02711025436091" calcext:value-type="float">
            <text:p>2.02711025436091</text:p>
          </table:table-cell>
          <table:table-cell table:formula="of:=13-[.O544]" office:value-type="float" office:value="10.9728897456391" calcext:value-type="float">
            <text:p>10.972889745639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B$17]^[.A545]" office:value-type="float" office:value="8.40017033637538E-038" calcext:value-type="float">
            <text:p>8.40017033637538E-38</text:p>
          </table:table-cell>
          <table:table-cell table:formula="of:=[.$C$17]^[.A545]" office:value-type="float" office:value="0.000000111719705750348" calcext:value-type="float">
            <text:p>1.11719705750348E-07</text:p>
          </table:table-cell>
          <table:table-cell table:formula="of:=[.$D$17]^[.A545]" office:value-type="float" office:value="5.06455979666443E-209" calcext:value-type="float">
            <text:p>5.06455979666443E-209</text:p>
          </table:table-cell>
          <table:table-cell table:formula="of:=[.$E$17]^[.A545]" office:value-type="float" office:value="0.454315400971203" calcext:value-type="float">
            <text:p>0.454315400971203</text:p>
          </table:table-cell>
          <table:table-cell table:formula="of:=[.$F$17]^[.A545]" office:value-type="float" office:value="0.00000000000259373662226459" calcext:value-type="float">
            <text:p>2.59373662226459E-12</text:p>
          </table:table-cell>
          <table:table-cell table:formula="of:=[.$G$17]^[.A545]" office:value-type="float" office:value="0.454315400971203" calcext:value-type="float">
            <text:p>0.454315400971203</text:p>
          </table:table-cell>
          <table:table-cell table:formula="of:=[.$H$17]^[.A545]" office:value-type="float" office:value="0.206159394395801" calcext:value-type="float">
            <text:p>0.206159394395801</text:p>
          </table:table-cell>
          <table:table-cell table:formula="of:=[.$I$17]^[.A545]" office:value-type="float" office:value="0.454315400971203" calcext:value-type="float">
            <text:p>0.454315400971203</text:p>
          </table:table-cell>
          <table:table-cell table:formula="of:=[.$J$17]^[.A545]" office:value-type="float" office:value="1.61898686022986E-018" calcext:value-type="float">
            <text:p>1.61898686022986E-18</text:p>
          </table:table-cell>
          <table:table-cell table:formula="of:=[.$K$17]^[.A545]" office:value-type="float" office:value="0.00000000970431613855453" calcext:value-type="float">
            <text:p>9.70431613855453E-09</text:p>
          </table:table-cell>
          <table:table-cell table:formula="of:=[.$L$17]^[.A545]" office:value-type="float" office:value="0.000355106726203719" calcext:value-type="float">
            <text:p>0.000355106726204</text:p>
          </table:table-cell>
          <table:table-cell table:formula="of:=[.$M$17]^[.A545]" office:value-type="float" office:value="0.0000000000707647014935282" calcext:value-type="float">
            <text:p>7.07647014935282E-11</text:p>
          </table:table-cell>
          <table:table-cell table:formula="of:=[.$N$17]^[.A545]" office:value-type="float" office:value="0.454315400971203" calcext:value-type="float">
            <text:p>0.454315400971203</text:p>
          </table:table-cell>
          <table:table-cell table:formula="of:=SUM([.B545:.N545])" office:value-type="float" office:value="2.0237762265042" calcext:value-type="float">
            <text:p>2.0237762265042</text:p>
          </table:table-cell>
          <table:table-cell table:formula="of:=13-[.O545]" office:value-type="float" office:value="10.9762237734958" calcext:value-type="float">
            <text:p>10.976223773495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B$17]^[.A546]" office:value-type="float" office:value="7.14828205971735E-038" calcext:value-type="float">
            <text:p>7.14828205971735E-38</text:p>
          </table:table-cell>
          <table:table-cell table:formula="of:=[.$C$17]^[.A546]" office:value-type="float" office:value="0.000000108389759230219" calcext:value-type="float">
            <text:p>1.08389759230219E-07</text:p>
          </table:table-cell>
          <table:table-cell table:formula="of:=[.$D$17]^[.A546]" office:value-type="float" office:value="2.04544814440545E-209" calcext:value-type="float">
            <text:p>2.04544814440545E-209</text:p>
          </table:table-cell>
          <table:table-cell table:formula="of:=[.$E$17]^[.A546]" office:value-type="float" office:value="0.453638328838608" calcext:value-type="float">
            <text:p>0.453638328838608</text:p>
          </table:table-cell>
          <table:table-cell table:formula="of:=[.$F$17]^[.A546]" office:value-type="float" office:value="0.00000000000246617580477617" calcext:value-type="float">
            <text:p>2.46617580477617E-12</text:p>
          </table:table-cell>
          <table:table-cell table:formula="of:=[.$G$17]^[.A546]" office:value-type="float" office:value="0.453638328838608" calcext:value-type="float">
            <text:p>0.453638328838608</text:p>
          </table:table-cell>
          <table:table-cell table:formula="of:=[.$H$17]^[.A546]" office:value-type="float" office:value="0.205544910358853" calcext:value-type="float">
            <text:p>0.205544910358853</text:p>
          </table:table-cell>
          <table:table-cell table:formula="of:=[.$I$17]^[.A546]" office:value-type="float" office:value="0.453638328838608" calcext:value-type="float">
            <text:p>0.453638328838608</text:p>
          </table:table-cell>
          <table:table-cell table:formula="of:=[.$J$17]^[.A546]" office:value-type="float" office:value="1.49834700477309E-018" calcext:value-type="float">
            <text:p>1.49834700477309E-18</text:p>
          </table:table-cell>
          <table:table-cell table:formula="of:=[.$K$17]^[.A546]" office:value-type="float" office:value="0.00000000937167937076504" calcext:value-type="float">
            <text:p>9.37167937076504E-09</text:p>
          </table:table-cell>
          <table:table-cell table:formula="of:=[.$L$17]^[.A546]" office:value-type="float" office:value="0.000349814524620951" calcext:value-type="float">
            <text:p>0.000349814524621</text:p>
          </table:table-cell>
          <table:table-cell table:formula="of:=[.$M$17]^[.A546]" office:value-type="float" office:value="0.0000000000677063164811402" calcext:value-type="float">
            <text:p>6.77063164811402E-11</text:p>
          </table:table-cell>
          <table:table-cell table:formula="of:=[.$N$17]^[.A546]" office:value-type="float" office:value="0.453638328838608" calcext:value-type="float">
            <text:p>0.453638328838608</text:p>
          </table:table-cell>
          <table:table-cell table:formula="of:=SUM([.B546:.N546])" office:value-type="float" office:value="2.02044815806952" calcext:value-type="float">
            <text:p>2.02044815806952</text:p>
          </table:table-cell>
          <table:table-cell table:formula="of:=13-[.O546]" office:value-type="float" office:value="10.9795518419305" calcext:value-type="float">
            <text:p>10.979551841930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B$17]^[.A547]" office:value-type="float" office:value="6.08296431609331E-038" calcext:value-type="float">
            <text:p>6.08296431609331E-38</text:p>
          </table:table-cell>
          <table:table-cell table:formula="of:=[.$C$17]^[.A547]" office:value-type="float" office:value="0.000000105159065959572" calcext:value-type="float">
            <text:p>1.05159065959572E-07</text:p>
          </table:table-cell>
          <table:table-cell table:formula="of:=[.$D$17]^[.A547]" office:value-type="float" office:value="8.26104988277016E-210" calcext:value-type="float">
            <text:p>8.26104988277016E-210</text:p>
          </table:table-cell>
          <table:table-cell table:formula="of:=[.$E$17]^[.A547]" office:value-type="float" office:value="0.452962265755391" calcext:value-type="float">
            <text:p>0.452962265755391</text:p>
          </table:table-cell>
          <table:table-cell table:formula="of:=[.$F$17]^[.A547]" office:value-type="float" office:value="0.00000000000234488847011504" calcext:value-type="float">
            <text:p>2.34488847011504E-12</text:p>
          </table:table-cell>
          <table:table-cell table:formula="of:=[.$G$17]^[.A547]" office:value-type="float" office:value="0.452962265755391" calcext:value-type="float">
            <text:p>0.452962265755391</text:p>
          </table:table-cell>
          <table:table-cell table:formula="of:=[.$H$17]^[.A547]" office:value-type="float" office:value="0.204932257868961" calcext:value-type="float">
            <text:p>0.204932257868961</text:p>
          </table:table-cell>
          <table:table-cell table:formula="of:=[.$I$17]^[.A547]" office:value-type="float" office:value="0.452962265755391" calcext:value-type="float">
            <text:p>0.452962265755391</text:p>
          </table:table-cell>
          <table:table-cell table:formula="of:=[.$J$17]^[.A547]" office:value-type="float" office:value="1.38669670635483E-018" calcext:value-type="float">
            <text:p>1.38669670635483E-18</text:p>
          </table:table-cell>
          <table:table-cell table:formula="of:=[.$K$17]^[.A547]" office:value-type="float" office:value="0.00000000905044445939754" calcext:value-type="float">
            <text:p>9.05044445939754E-09</text:p>
          </table:table-cell>
          <table:table-cell table:formula="of:=[.$L$17]^[.A547]" office:value-type="float" office:value="0.000344601193404544" calcext:value-type="float">
            <text:p>0.000344601193405</text:p>
          </table:table-cell>
          <table:table-cell table:formula="of:=[.$M$17]^[.A547]" office:value-type="float" office:value="0.0000000000647801120430582" calcext:value-type="float">
            <text:p>6.47801120430582E-11</text:p>
          </table:table-cell>
          <table:table-cell table:formula="of:=[.$N$17]^[.A547]" office:value-type="float" office:value="0.452962265755391" calcext:value-type="float">
            <text:p>0.452962265755391</text:p>
          </table:table-cell>
          <table:table-cell table:formula="of:=SUM([.B547:.N547])" office:value-type="float" office:value="2.01712603636057" calcext:value-type="float">
            <text:p>2.01712603636057</text:p>
          </table:table-cell>
          <table:table-cell table:formula="of:=13-[.O547]" office:value-type="float" office:value="10.9828739636394" calcext:value-type="float">
            <text:p>10.982873963639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B$17]^[.A548]" office:value-type="float" office:value="5.17641225706301E-038" calcext:value-type="float">
            <text:p>5.17641225706301E-38</text:p>
          </table:table-cell>
          <table:table-cell table:formula="of:=[.$C$17]^[.A548]" office:value-type="float" office:value="0.000000102024667570315" calcext:value-type="float">
            <text:p>1.02024667570315E-07</text:p>
          </table:table-cell>
          <table:table-cell table:formula="of:=[.$D$17]^[.A548]" office:value-type="float" office:value="3.33642998246008E-210" calcext:value-type="float">
            <text:p>3.33642998246008E-210</text:p>
          </table:table-cell>
          <table:table-cell table:formula="of:=[.$E$17]^[.A548]" office:value-type="float" office:value="0.452287210217753" calcext:value-type="float">
            <text:p>0.452287210217753</text:p>
          </table:table-cell>
          <table:table-cell table:formula="of:=[.$F$17]^[.A548]" office:value-type="float" office:value="0.00000000000222956608633889" calcext:value-type="float">
            <text:p>2.22956608633889E-12</text:p>
          </table:table-cell>
          <table:table-cell table:formula="of:=[.$G$17]^[.A548]" office:value-type="float" office:value="0.452287210217753" calcext:value-type="float">
            <text:p>0.452287210217753</text:p>
          </table:table-cell>
          <table:table-cell table:formula="of:=[.$H$17]^[.A548]" office:value-type="float" office:value="0.204321431466967" calcext:value-type="float">
            <text:p>0.204321431466967</text:p>
          </table:table-cell>
          <table:table-cell table:formula="of:=[.$I$17]^[.A548]" office:value-type="float" office:value="0.452287210217753" calcext:value-type="float">
            <text:p>0.452287210217753</text:p>
          </table:table-cell>
          <table:table-cell table:formula="of:=[.$J$17]^[.A548]" office:value-type="float" office:value="1.28336610230454E-018" calcext:value-type="float">
            <text:p>1.28336610230454E-18</text:p>
          </table:table-cell>
          <table:table-cell table:formula="of:=[.$K$17]^[.A548]" office:value-type="float" office:value="0.00000000874022058075948" calcext:value-type="float">
            <text:p>8.74022058075948E-09</text:p>
          </table:table-cell>
          <table:table-cell table:formula="of:=[.$L$17]^[.A548]" office:value-type="float" office:value="0.0003394655571392" calcext:value-type="float">
            <text:p>0.000339465557139</text:p>
          </table:table-cell>
          <table:table-cell table:formula="of:=[.$M$17]^[.A548]" office:value-type="float" office:value="0.0000000000619803754569946" calcext:value-type="float">
            <text:p>6.19803754569946E-11</text:p>
          </table:table-cell>
          <table:table-cell table:formula="of:=[.$N$17]^[.A548]" office:value-type="float" office:value="0.452287210217753" calcext:value-type="float">
            <text:p>0.452287210217753</text:p>
          </table:table-cell>
          <table:table-cell table:formula="of:=SUM([.B548:.N548])" office:value-type="float" office:value="2.01380984872422" calcext:value-type="float">
            <text:p>2.01380984872422</text:p>
          </table:table-cell>
          <table:table-cell table:formula="of:=13-[.O548]" office:value-type="float" office:value="10.9861901512758" calcext:value-type="float">
            <text:p>10.986190151275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B$17]^[.A549]" office:value-type="float" office:value="4.40496482680027E-038" calcext:value-type="float">
            <text:p>4.40496482680027E-38</text:p>
          </table:table-cell>
          <table:table-cell table:formula="of:=[.$C$17]^[.A549]" office:value-type="float" office:value="0.0000000989836938722426" calcext:value-type="float">
            <text:p>9.89836938722426E-08</text:p>
          </table:table-cell>
          <table:table-cell table:formula="of:=[.$D$17]^[.A549]" office:value-type="float" office:value="1.34750003762546E-210" calcext:value-type="float">
            <text:p>1.34750003762546E-210</text:p>
          </table:table-cell>
          <table:table-cell table:formula="of:=[.$E$17]^[.A549]" office:value-type="float" office:value="0.451613160724135" calcext:value-type="float">
            <text:p>0.451613160724135</text:p>
          </table:table-cell>
          <table:table-cell table:formula="of:=[.$F$17]^[.A549]" office:value-type="float" office:value="0.00000000000211991529520747" calcext:value-type="float">
            <text:p>2.11991529520747E-12</text:p>
          </table:table-cell>
          <table:table-cell table:formula="of:=[.$G$17]^[.A549]" office:value-type="float" office:value="0.451613160724135" calcext:value-type="float">
            <text:p>0.451613160724135</text:p>
          </table:table-cell>
          <table:table-cell table:formula="of:=[.$H$17]^[.A549]" office:value-type="float" office:value="0.203712425709986" calcext:value-type="float">
            <text:p>0.203712425709986</text:p>
          </table:table-cell>
          <table:table-cell table:formula="of:=[.$I$17]^[.A549]" office:value-type="float" office:value="0.451613160724135" calcext:value-type="float">
            <text:p>0.451613160724135</text:p>
          </table:table-cell>
          <table:table-cell table:formula="of:=[.$J$17]^[.A549]" office:value-type="float" office:value="1.18773524520286E-018" calcext:value-type="float">
            <text:p>1.18773524520286E-18</text:p>
          </table:table-cell>
          <table:table-cell table:formula="of:=[.$K$17]^[.A549]" office:value-type="float" office:value="0.00000000844063030749947" calcext:value-type="float">
            <text:p>8.44063030749947E-09</text:p>
          </table:table-cell>
          <table:table-cell table:formula="of:=[.$L$17]^[.A549]" office:value-type="float" office:value="0.000334406457926992" calcext:value-type="float">
            <text:p>0.000334406457927</text:p>
          </table:table-cell>
          <table:table-cell table:formula="of:=[.$M$17]^[.A549]" office:value-type="float" office:value="0.0000000000593016408992407" calcext:value-type="float">
            <text:p>5.93016408992407E-11</text:p>
          </table:table-cell>
          <table:table-cell table:formula="of:=[.$N$17]^[.A549]" office:value-type="float" office:value="0.451613160724135" calcext:value-type="float">
            <text:p>0.451613160724135</text:p>
          </table:table-cell>
          <table:table-cell table:formula="of:=SUM([.B549:.N549])" office:value-type="float" office:value="2.0104995825502" calcext:value-type="float">
            <text:p>2.0104995825502</text:p>
          </table:table-cell>
          <table:table-cell table:formula="of:=13-[.O549]" office:value-type="float" office:value="10.9895004174498" calcext:value-type="float">
            <text:p>10.989500417449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B$17]^[.A550]" office:value-type="float" office:value="3.74848720730693E-038" calcext:value-type="float">
            <text:p>3.74848720730693E-38</text:p>
          </table:table-cell>
          <table:table-cell table:formula="of:=[.$C$17]^[.A550]" office:value-type="float" office:value="0.0000000960333602247838" calcext:value-type="float">
            <text:p>9.60333602247838E-08</text:p>
          </table:table-cell>
          <table:table-cell table:formula="of:=[.$D$17]^[.A550]" office:value-type="float" office:value="5.44221326671383E-211" calcext:value-type="float">
            <text:p>5.44221326671383E-211</text:p>
          </table:table-cell>
          <table:table-cell table:formula="of:=[.$E$17]^[.A550]" office:value-type="float" office:value="0.450940115775217" calcext:value-type="float">
            <text:p>0.450940115775217</text:p>
          </table:table-cell>
          <table:table-cell table:formula="of:=[.$F$17]^[.A550]" office:value-type="float" office:value="0.00000000000201565716593497" calcext:value-type="float">
            <text:p>2.01565716593497E-12</text:p>
          </table:table-cell>
          <table:table-cell table:formula="of:=[.$G$17]^[.A550]" office:value-type="float" office:value="0.450940115775217" calcext:value-type="float">
            <text:p>0.450940115775217</text:p>
          </table:table-cell>
          <table:table-cell table:formula="of:=[.$H$17]^[.A550]" office:value-type="float" office:value="0.203105235171357" calcext:value-type="float">
            <text:p>0.203105235171357</text:p>
          </table:table-cell>
          <table:table-cell table:formula="of:=[.$I$17]^[.A550]" office:value-type="float" office:value="0.450940115775217" calcext:value-type="float">
            <text:p>0.450940115775217</text:p>
          </table:table-cell>
          <table:table-cell table:formula="of:=[.$J$17]^[.A550]" office:value-type="float" office:value="1.09923038341427E-018" calcext:value-type="float">
            <text:p>1.09923038341427E-18</text:p>
          </table:table-cell>
          <table:table-cell table:formula="of:=[.$K$17]^[.A550]" office:value-type="float" office:value="0.00000000815130914941827" calcext:value-type="float">
            <text:p>8.15130914941827E-09</text:p>
          </table:table-cell>
          <table:table-cell table:formula="of:=[.$L$17]^[.A550]" office:value-type="float" office:value="0.000329422755126291" calcext:value-type="float">
            <text:p>0.000329422755126</text:p>
          </table:table-cell>
          <table:table-cell table:formula="of:=[.$M$17]^[.A550]" office:value-type="float" office:value="0.0000000000567386787739382" calcext:value-type="float">
            <text:p>5.67386787739382E-11</text:p>
          </table:table-cell>
          <table:table-cell table:formula="of:=[.$N$17]^[.A550]" office:value-type="float" office:value="0.450940115775217" calcext:value-type="float">
            <text:p>0.450940115775217</text:p>
          </table:table-cell>
          <table:table-cell table:formula="of:=SUM([.B550:.N550])" office:value-type="float" office:value="2.00719522527077" calcext:value-type="float">
            <text:p>2.00719522527077</text:p>
          </table:table-cell>
          <table:table-cell table:formula="of:=13-[.O550]" office:value-type="float" office:value="10.9928047747292" calcext:value-type="float">
            <text:p>10.992804774729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B$17]^[.A551]" office:value-type="float" office:value="3.18984529861738E-038" calcext:value-type="float">
            <text:p>3.18984529861738E-38</text:p>
          </table:table-cell>
          <table:table-cell table:formula="of:=[.$C$17]^[.A551]" office:value-type="float" office:value="0.0000000931709649870854" calcext:value-type="float">
            <text:p>9.31709649870854E-08</text:p>
          </table:table-cell>
          <table:table-cell table:formula="of:=[.$D$17]^[.A551]" office:value-type="float" office:value="2.19797286926892E-211" calcext:value-type="float">
            <text:p>2.19797286926892E-211</text:p>
          </table:table-cell>
          <table:table-cell table:formula="of:=[.$E$17]^[.A551]" office:value-type="float" office:value="0.450268073873912" calcext:value-type="float">
            <text:p>0.450268073873912</text:p>
          </table:table-cell>
          <table:table-cell table:formula="of:=[.$F$17]^[.A551]" office:value-type="float" office:value="0.00000000000191652648564309" calcext:value-type="float">
            <text:p>1.91652648564309E-12</text:p>
          </table:table-cell>
          <table:table-cell table:formula="of:=[.$G$17]^[.A551]" office:value-type="float" office:value="0.450268073873912" calcext:value-type="float">
            <text:p>0.450268073873912</text:p>
          </table:table-cell>
          <table:table-cell table:formula="of:=[.$H$17]^[.A551]" office:value-type="float" office:value="0.202499854440593" calcext:value-type="float">
            <text:p>0.202499854440593</text:p>
          </table:table-cell>
          <table:table-cell table:formula="of:=[.$I$17]^[.A551]" office:value-type="float" office:value="0.450268073873912" calcext:value-type="float">
            <text:p>0.450268073873912</text:p>
          </table:table-cell>
          <table:table-cell table:formula="of:=[.$J$17]^[.A551]" office:value-type="float" office:value="1.01732051877834E-018" calcext:value-type="float">
            <text:p>1.01732051877834E-18</text:p>
          </table:table-cell>
          <table:table-cell table:formula="of:=[.$K$17]^[.A551]" office:value-type="float" office:value="0.00000000787190511001944" calcext:value-type="float">
            <text:p>7.87190511001944E-09</text:p>
          </table:table-cell>
          <table:table-cell table:formula="of:=[.$L$17]^[.A551]" office:value-type="float" office:value="0.000324513325094603" calcext:value-type="float">
            <text:p>0.000324513325095</text:p>
          </table:table-cell>
          <table:table-cell table:formula="of:=[.$M$17]^[.A551]" office:value-type="float" office:value="0.0000000000542864855035296" calcext:value-type="float">
            <text:p>5.42864855035296E-11</text:p>
          </table:table-cell>
          <table:table-cell table:formula="of:=[.$N$17]^[.A551]" office:value-type="float" office:value="0.450268073873912" calcext:value-type="float">
            <text:p>0.450268073873912</text:p>
          </table:table-cell>
          <table:table-cell table:formula="of:=SUM([.B551:.N551])" office:value-type="float" office:value="2.00389676436041" calcext:value-type="float">
            <text:p>2.00389676436041</text:p>
          </table:table-cell>
          <table:table-cell table:formula="of:=13-[.O551]" office:value-type="float" office:value="10.9961032356396" calcext:value-type="float">
            <text:p>10.996103235639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B$17]^[.A552]" office:value-type="float" office:value="2.71445851789944E-038" calcext:value-type="float">
            <text:p>2.71445851789944E-38</text:p>
          </table:table-cell>
          <table:table-cell table:formula="of:=[.$C$17]^[.A552]" office:value-type="float" office:value="0.0000000903938870441022" calcext:value-type="float">
            <text:p>9.03938870441022E-08</text:p>
          </table:table-cell>
          <table:table-cell table:formula="of:=[.$D$17]^[.A552]" office:value-type="float" office:value="8.87705883117553E-212" calcext:value-type="float">
            <text:p>8.87705883117553E-212</text:p>
          </table:table-cell>
          <table:table-cell table:formula="of:=[.$E$17]^[.A552]" office:value-type="float" office:value="0.449597033525367" calcext:value-type="float">
            <text:p>0.449597033525367</text:p>
          </table:table-cell>
          <table:table-cell table:formula="of:=[.$F$17]^[.A552]" office:value-type="float" office:value="0.00000000000182227108470982" calcext:value-type="float">
            <text:p>1.82227108470982E-12</text:p>
          </table:table-cell>
          <table:table-cell table:formula="of:=[.$G$17]^[.A552]" office:value-type="float" office:value="0.449597033525367" calcext:value-type="float">
            <text:p>0.449597033525367</text:p>
          </table:table-cell>
          <table:table-cell table:formula="of:=[.$H$17]^[.A552]" office:value-type="float" office:value="0.201896278123334" calcext:value-type="float">
            <text:p>0.201896278123334</text:p>
          </table:table-cell>
          <table:table-cell table:formula="of:=[.$I$17]^[.A552]" office:value-type="float" office:value="0.449597033525367" calcext:value-type="float">
            <text:p>0.449597033525367</text:p>
          </table:table-cell>
          <table:table-cell table:formula="of:=[.$J$17]^[.A552]" office:value-type="float" office:value="9.41514220806776E-019" calcext:value-type="float">
            <text:p>9.41514220806776E-19</text:p>
          </table:table-cell>
          <table:table-cell table:formula="of:=[.$K$17]^[.A552]" office:value-type="float" office:value="0.00000000760207825826021" calcext:value-type="float">
            <text:p>7.60207825826021E-09</text:p>
          </table:table-cell>
          <table:table-cell table:formula="of:=[.$L$17]^[.A552]" office:value-type="float" office:value="0.00031967706093522" calcext:value-type="float">
            <text:p>0.000319677060935</text:p>
          </table:table-cell>
          <table:table-cell table:formula="of:=[.$M$17]^[.A552]" office:value-type="float" office:value="0.0000000000519402737604561" calcext:value-type="float">
            <text:p>5.19402737604561E-11</text:p>
          </table:table-cell>
          <table:table-cell table:formula="of:=[.$N$17]^[.A552]" office:value-type="float" office:value="0.449597033525367" calcext:value-type="float">
            <text:p>0.449597033525367</text:p>
          </table:table-cell>
          <table:table-cell table:formula="of:=SUM([.B552:.N552])" office:value-type="float" office:value="2.00060418733546" calcext:value-type="float">
            <text:p>2.00060418733546</text:p>
          </table:table-cell>
          <table:table-cell table:formula="of:=13-[.O552]" office:value-type="float" office:value="10.9993958126645" calcext:value-type="float">
            <text:p>10.999395812664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B$17]^[.A553]" office:value-type="float" office:value="2.30991924548521E-038" calcext:value-type="float">
            <text:p>2.30991924548521E-38</text:p>
          </table:table-cell>
          <table:table-cell table:formula="of:=[.$C$17]^[.A553]" office:value-type="float" office:value="0.0000000876995834064241" calcext:value-type="float">
            <text:p>8.76995834064241E-08</text:p>
          </table:table-cell>
          <table:table-cell table:formula="of:=[.$D$17]^[.A553]" office:value-type="float" office:value="3.58522048174153E-212" calcext:value-type="float">
            <text:p>3.58522048174153E-212</text:p>
          </table:table-cell>
          <table:table-cell table:formula="of:=[.$E$17]^[.A553]" office:value-type="float" office:value="0.448926993236953" calcext:value-type="float">
            <text:p>0.448926993236953</text:p>
          </table:table-cell>
          <table:table-cell table:formula="of:=[.$F$17]^[.A553]" office:value-type="float" office:value="0.00000000000173265119529786" calcext:value-type="float">
            <text:p>1.73265119529786E-12</text:p>
          </table:table-cell>
          <table:table-cell table:formula="of:=[.$G$17]^[.A553]" office:value-type="float" office:value="0.448926993236953" calcext:value-type="float">
            <text:p>0.448926993236953</text:p>
          </table:table-cell>
          <table:table-cell table:formula="of:=[.$H$17]^[.A553]" office:value-type="float" office:value="0.201294500841297" calcext:value-type="float">
            <text:p>0.201294500841297</text:p>
          </table:table-cell>
          <table:table-cell table:formula="of:=[.$I$17]^[.A553]" office:value-type="float" office:value="0.448926993236953" calcext:value-type="float">
            <text:p>0.448926993236953</text:p>
          </table:table-cell>
          <table:table-cell table:formula="of:=[.$J$17]^[.A553]" office:value-type="float" office:value="8.7135667827274E-019" calcext:value-type="float">
            <text:p>8.7135667827274E-19</text:p>
          </table:table-cell>
          <table:table-cell table:formula="of:=[.$K$17]^[.A553]" office:value-type="float" office:value="0.00000000734150031498154" calcext:value-type="float">
            <text:p>7.34150031498154E-09</text:p>
          </table:table-cell>
          <table:table-cell table:formula="of:=[.$L$17]^[.A553]" office:value-type="float" office:value="0.000314912872247661" calcext:value-type="float">
            <text:p>0.000314912872248</text:p>
          </table:table-cell>
          <table:table-cell table:formula="of:=[.$M$17]^[.A553]" office:value-type="float" office:value="0.0000000000496954631210325" calcext:value-type="float">
            <text:p>4.96954631210325E-11</text:p>
          </table:table-cell>
          <table:table-cell table:formula="of:=[.$N$17]^[.A553]" office:value-type="float" office:value="0.448926993236953" calcext:value-type="float">
            <text:p>0.448926993236953</text:p>
          </table:table-cell>
          <table:table-cell table:formula="of:=SUM([.B553:.N553])" office:value-type="float" office:value="1.99731748175387" calcext:value-type="float">
            <text:p>1.99731748175387</text:p>
          </table:table-cell>
          <table:table-cell table:formula="of:=13-[.O553]" office:value-type="float" office:value="11.0026825182461" calcext:value-type="float">
            <text:p>11.002682518246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B$17]^[.A554]" office:value-type="float" office:value="1.96566898535329E-038" calcext:value-type="float">
            <text:p>1.96566898535329E-38</text:p>
          </table:table-cell>
          <table:table-cell table:formula="of:=[.$C$17]^[.A554]" office:value-type="float" office:value="0.0000000850855868816424" calcext:value-type="float">
            <text:p>8.50855868816424E-08</text:p>
          </table:table-cell>
          <table:table-cell table:formula="of:=[.$D$17]^[.A554]" office:value-type="float" office:value="1.44798025417579E-212" calcext:value-type="float">
            <text:p>1.44798025417579E-212</text:p>
          </table:table-cell>
          <table:table-cell table:formula="of:=[.$E$17]^[.A554]" office:value-type="float" office:value="0.448257951518269" calcext:value-type="float">
            <text:p>0.448257951518269</text:p>
          </table:table-cell>
          <table:table-cell table:formula="of:=[.$F$17]^[.A554]" office:value-type="float" office:value="0.00000000000164743884143075" calcext:value-type="float">
            <text:p>1.64743884143075E-12</text:p>
          </table:table-cell>
          <table:table-cell table:formula="of:=[.$G$17]^[.A554]" office:value-type="float" office:value="0.448257951518269" calcext:value-type="float">
            <text:p>0.448257951518269</text:p>
          </table:table-cell>
          <table:table-cell table:formula="of:=[.$H$17]^[.A554]" office:value-type="float" office:value="0.200694517232232" calcext:value-type="float">
            <text:p>0.200694517232232</text:p>
          </table:table-cell>
          <table:table-cell table:formula="of:=[.$I$17]^[.A554]" office:value-type="float" office:value="0.448257951518269" calcext:value-type="float">
            <text:p>0.448257951518269</text:p>
          </table:table-cell>
          <table:table-cell table:formula="of:=[.$J$17]^[.A554]" office:value-type="float" office:value="8.06426970502789E-019" calcext:value-type="float">
            <text:p>8.06426970502789E-19</text:p>
          </table:table-cell>
          <table:table-cell table:formula="of:=[.$K$17]^[.A554]" office:value-type="float" office:value="0.00000000708985425351422" calcext:value-type="float">
            <text:p>7.08985425351422E-09</text:p>
          </table:table-cell>
          <table:table-cell table:formula="of:=[.$L$17]^[.A554]" office:value-type="float" office:value="0.000310219684881824" calcext:value-type="float">
            <text:p>0.000310219684882</text:p>
          </table:table-cell>
          <table:table-cell table:formula="of:=[.$M$17]^[.A554]" office:value-type="float" office:value="0.0000000000475476711232532" calcext:value-type="float">
            <text:p>4.75476711232532E-11</text:p>
          </table:table-cell>
          <table:table-cell table:formula="of:=[.$N$17]^[.A554]" office:value-type="float" office:value="0.448257951518269" calcext:value-type="float">
            <text:p>0.448257951518269</text:p>
          </table:table-cell>
          <table:table-cell table:formula="of:=SUM([.B554:.N554])" office:value-type="float" office:value="1.99403663521483" calcext:value-type="float">
            <text:p>1.99403663521483</text:p>
          </table:table-cell>
          <table:table-cell table:formula="of:=13-[.O554]" office:value-type="float" office:value="11.0059633647852" calcext:value-type="float">
            <text:p>11.005963364785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B$17]^[.A555]" office:value-type="float" office:value="1.67272278783417E-038" calcext:value-type="float">
            <text:p>1.67272278783417E-38</text:p>
          </table:table-cell>
          <table:table-cell table:formula="of:=[.$C$17]^[.A555]" office:value-type="float" office:value="0.0000000825495038151255" calcext:value-type="float">
            <text:p>8.25495038151255E-08</text:p>
          </table:table-cell>
          <table:table-cell table:formula="of:=[.$D$17]^[.A555]" office:value-type="float" office:value="5.84802755412278E-213" calcext:value-type="float">
            <text:p>5.84802755412278E-213</text:p>
          </table:table-cell>
          <table:table-cell table:formula="of:=[.$E$17]^[.A555]" office:value-type="float" office:value="0.447589906881133" calcext:value-type="float">
            <text:p>0.447589906881133</text:p>
          </table:table-cell>
          <table:table-cell table:formula="of:=[.$F$17]^[.A555]" office:value-type="float" office:value="0.0000000000015664172590653" calcext:value-type="float">
            <text:p>1.5664172590653E-12</text:p>
          </table:table-cell>
          <table:table-cell table:formula="of:=[.$G$17]^[.A555]" office:value-type="float" office:value="0.447589906881133" calcext:value-type="float">
            <text:p>0.447589906881133</text:p>
          </table:table-cell>
          <table:table-cell table:formula="of:=[.$H$17]^[.A555]" office:value-type="float" office:value="0.20009632194987" calcext:value-type="float">
            <text:p>0.20009632194987</text:p>
          </table:table-cell>
          <table:table-cell table:formula="of:=[.$I$17]^[.A555]" office:value-type="float" office:value="0.447589906881133" calcext:value-type="float">
            <text:p>0.447589906881133</text:p>
          </table:table-cell>
          <table:table-cell table:formula="of:=[.$J$17]^[.A555]" office:value-type="float" office:value="7.46335542000346E-019" calcext:value-type="float">
            <text:p>7.46335542000346E-19</text:p>
          </table:table-cell>
          <table:table-cell table:formula="of:=[.$K$17]^[.A555]" office:value-type="float" office:value="0.00000000684683391397499" calcext:value-type="float">
            <text:p>6.84683391397499E-09</text:p>
          </table:table-cell>
          <table:table-cell table:formula="of:=[.$L$17]^[.A555]" office:value-type="float" office:value="0.000305596440695806" calcext:value-type="float">
            <text:p>0.000305596440696</text:p>
          </table:table-cell>
          <table:table-cell table:formula="of:=[.$M$17]^[.A555]" office:value-type="float" office:value="0.0000000000454927047110708" calcext:value-type="float">
            <text:p>4.54927047110708E-11</text:p>
          </table:table-cell>
          <table:table-cell table:formula="of:=[.$N$17]^[.A555]" office:value-type="float" office:value="0.447589906881133" calcext:value-type="float">
            <text:p>0.447589906881133</text:p>
          </table:table-cell>
          <table:table-cell table:formula="of:=SUM([.B555:.N555])" office:value-type="float" office:value="1.9907616353585" calcext:value-type="float">
            <text:p>1.9907616353585</text:p>
          </table:table-cell>
          <table:table-cell table:formula="of:=13-[.O555]" office:value-type="float" office:value="11.0092383646415" calcext:value-type="float">
            <text:p>11.00923836464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B$17]^[.A556]" office:value-type="float" office:value="1.42343474195725E-038" calcext:value-type="float">
            <text:p>1.42343474195725E-38</text:p>
          </table:table-cell>
          <table:table-cell table:formula="of:=[.$C$17]^[.A556]" office:value-type="float" office:value="0.0000000800890118981322" calcext:value-type="float">
            <text:p>8.00890118981322E-08</text:p>
          </table:table-cell>
          <table:table-cell table:formula="of:=[.$D$17]^[.A556]" office:value-type="float" office:value="2.36187103899742E-213" calcext:value-type="float">
            <text:p>2.36187103899742E-213</text:p>
          </table:table-cell>
          <table:table-cell table:formula="of:=[.$E$17]^[.A556]" office:value-type="float" office:value="0.446922857839582" calcext:value-type="float">
            <text:p>0.446922857839582</text:p>
          </table:table-cell>
          <table:table-cell table:formula="of:=[.$F$17]^[.A556]" office:value-type="float" office:value="0.00000000000148938034468504" calcext:value-type="float">
            <text:p>1.48938034468504E-12</text:p>
          </table:table-cell>
          <table:table-cell table:formula="of:=[.$G$17]^[.A556]" office:value-type="float" office:value="0.446922857839582" calcext:value-type="float">
            <text:p>0.446922857839582</text:p>
          </table:table-cell>
          <table:table-cell table:formula="of:=[.$H$17]^[.A556]" office:value-type="float" office:value="0.19949990966388" calcext:value-type="float">
            <text:p>0.19949990966388</text:p>
          </table:table-cell>
          <table:table-cell table:formula="of:=[.$I$17]^[.A556]" office:value-type="float" office:value="0.446922857839582" calcext:value-type="float">
            <text:p>0.446922857839582</text:p>
          </table:table-cell>
          <table:table-cell table:formula="of:=[.$J$17]^[.A556]" office:value-type="float" office:value="6.90721865249202E-019" calcext:value-type="float">
            <text:p>6.90721865249202E-19</text:p>
          </table:table-cell>
          <table:table-cell table:formula="of:=[.$K$17]^[.A556]" office:value-type="float" office:value="0.0000000066121436307836" calcext:value-type="float">
            <text:p>6.6121436307836E-09</text:p>
          </table:table-cell>
          <table:table-cell table:formula="of:=[.$L$17]^[.A556]" office:value-type="float" office:value="0.000301042097317329" calcext:value-type="float">
            <text:p>0.000301042097317</text:p>
          </table:table-cell>
          <table:table-cell table:formula="of:=[.$M$17]^[.A556]" office:value-type="float" office:value="0.0000000000435265520484463" calcext:value-type="float">
            <text:p>4.35265520484463E-11</text:p>
          </table:table-cell>
          <table:table-cell table:formula="of:=[.$N$17]^[.A556]" office:value-type="float" office:value="0.446922857839582" calcext:value-type="float">
            <text:p>0.446922857839582</text:p>
          </table:table-cell>
          <table:table-cell table:formula="of:=SUM([.B556:.N556])" office:value-type="float" office:value="1.9874924698657" calcext:value-type="float">
            <text:p>1.9874924698657</text:p>
          </table:table-cell>
          <table:table-cell table:formula="of:=13-[.O556]" office:value-type="float" office:value="11.0125075301343" calcext:value-type="float">
            <text:p>11.012507530134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B$17]^[.A557]" office:value-type="float" office:value="1.21129841677733E-038" calcext:value-type="float">
            <text:p>1.21129841677733E-38</text:p>
          </table:table-cell>
          <table:table-cell table:formula="of:=[.$C$17]^[.A557]" office:value-type="float" office:value="0.000000077701858041258" calcext:value-type="float">
            <text:p>7.7701858041258E-08</text:p>
          </table:table-cell>
          <table:table-cell table:formula="of:=[.$D$17]^[.A557]" office:value-type="float" office:value="9.53900225884205E-214" calcext:value-type="float">
            <text:p>9.53900225884205E-214</text:p>
          </table:table-cell>
          <table:table-cell table:formula="of:=[.$E$17]^[.A557]" office:value-type="float" office:value="0.446256802909865" calcext:value-type="float">
            <text:p>0.446256802909865</text:p>
          </table:table-cell>
          <table:table-cell table:formula="of:=[.$F$17]^[.A557]" office:value-type="float" office:value="0.00000000000141613213101201" calcext:value-type="float">
            <text:p>1.41613213101201E-12</text:p>
          </table:table-cell>
          <table:table-cell table:formula="of:=[.$G$17]^[.A557]" office:value-type="float" office:value="0.446256802909865" calcext:value-type="float">
            <text:p>0.446256802909865</text:p>
          </table:table-cell>
          <table:table-cell table:formula="of:=[.$H$17]^[.A557]" office:value-type="float" office:value="0.198905275059814" calcext:value-type="float">
            <text:p>0.198905275059814</text:p>
          </table:table-cell>
          <table:table-cell table:formula="of:=[.$I$17]^[.A557]" office:value-type="float" office:value="0.446256802909865" calcext:value-type="float">
            <text:p>0.446256802909865</text:p>
          </table:table-cell>
          <table:table-cell table:formula="of:=[.$J$17]^[.A557]" office:value-type="float" office:value="6.39252277674746E-019" calcext:value-type="float">
            <text:p>6.39252277674746E-19</text:p>
          </table:table-cell>
          <table:table-cell table:formula="of:=[.$K$17]^[.A557]" office:value-type="float" office:value="0.00000000638549787294751" calcext:value-type="float">
            <text:p>6.38549787294751E-09</text:p>
          </table:table-cell>
          <table:table-cell table:formula="of:=[.$L$17]^[.A557]" office:value-type="float" office:value="0.000296555627908725" calcext:value-type="float">
            <text:p>0.000296555627909</text:p>
          </table:table-cell>
          <table:table-cell table:formula="of:=[.$M$17]^[.A557]" office:value-type="float" office:value="0.0000000000416453746871871" calcext:value-type="float">
            <text:p>4.16453746871871E-11</text:p>
          </table:table-cell>
          <table:table-cell table:formula="of:=[.$N$17]^[.A557]" office:value-type="float" office:value="0.446256802909865" calcext:value-type="float">
            <text:p>0.446256802909865</text:p>
          </table:table-cell>
          <table:table-cell table:formula="of:=SUM([.B557:.N557])" office:value-type="float" office:value="1.9842291264576" calcext:value-type="float">
            <text:p>1.9842291264576</text:p>
          </table:table-cell>
          <table:table-cell table:formula="of:=13-[.O557]" office:value-type="float" office:value="11.0157708735424" calcext:value-type="float">
            <text:p>11.01577087354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B$17]^[.A558]" office:value-type="float" office:value="1.03077704318905E-038" calcext:value-type="float">
            <text:p>1.03077704318905E-38</text:p>
          </table:table-cell>
          <table:table-cell table:formula="of:=[.$C$17]^[.A558]" office:value-type="float" office:value="0.0000000753858563112652" calcext:value-type="float">
            <text:p>7.53858563112652E-08</text:p>
          </table:table-cell>
          <table:table-cell table:formula="of:=[.$D$17]^[.A558]" office:value-type="float" office:value="3.85256276027749E-214" calcext:value-type="float">
            <text:p>3.85256276027749E-214</text:p>
          </table:table-cell>
          <table:table-cell table:formula="of:=[.$E$17]^[.A558]" office:value-type="float" office:value="0.445591740610447" calcext:value-type="float">
            <text:p>0.445591740610447</text:p>
          </table:table-cell>
          <table:table-cell table:formula="of:=[.$F$17]^[.A558]" office:value-type="float" office:value="0.00000000000134648628850322" calcext:value-type="float">
            <text:p>1.34648628850322E-12</text:p>
          </table:table-cell>
          <table:table-cell table:formula="of:=[.$G$17]^[.A558]" office:value-type="float" office:value="0.445591740610447" calcext:value-type="float">
            <text:p>0.445591740610447</text:p>
          </table:table-cell>
          <table:table-cell table:formula="of:=[.$H$17]^[.A558]" office:value-type="float" office:value="0.19831241283907" calcext:value-type="float">
            <text:p>0.19831241283907</text:p>
          </table:table-cell>
          <table:table-cell table:formula="of:=[.$I$17]^[.A558]" office:value-type="float" office:value="0.445591740610447" calcext:value-type="float">
            <text:p>0.445591740610447</text:p>
          </table:table-cell>
          <table:table-cell table:formula="of:=[.$J$17]^[.A558]" office:value-type="float" office:value="5.91617979785421E-019" calcext:value-type="float">
            <text:p>5.91617979785421E-19</text:p>
          </table:table-cell>
          <table:table-cell table:formula="of:=[.$K$17]^[.A558]" office:value-type="float" office:value="0.00000000616662089667658" calcext:value-type="float">
            <text:p>6.16662089667658E-09</text:p>
          </table:table-cell>
          <table:table-cell table:formula="of:=[.$L$17]^[.A558]" office:value-type="float" office:value="0.00029213602093542" calcext:value-type="float">
            <text:p>0.000292136020935</text:p>
          </table:table-cell>
          <table:table-cell table:formula="of:=[.$M$17]^[.A558]" office:value-type="float" office:value="0.0000000000398455000732848" calcext:value-type="float">
            <text:p>3.98455000732848E-11</text:p>
          </table:table-cell>
          <table:table-cell table:formula="of:=[.$N$17]^[.A558]" office:value-type="float" office:value="0.445591740610447" calcext:value-type="float">
            <text:p>0.445591740610447</text:p>
          </table:table-cell>
          <table:table-cell table:formula="of:=SUM([.B558:.N558])" office:value-type="float" office:value="1.98097159289546" calcext:value-type="float">
            <text:p>1.98097159289546</text:p>
          </table:table-cell>
          <table:table-cell table:formula="of:=13-[.O558]" office:value-type="float" office:value="11.0190284071045" calcext:value-type="float">
            <text:p>11.019028407104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B$17]^[.A559]" office:value-type="float" office:value="8.77159003965648E-039" calcext:value-type="float">
            <text:p>8.77159003965648E-39</text:p>
          </table:table-cell>
          <table:table-cell table:formula="of:=[.$C$17]^[.A559]" office:value-type="float" office:value="0.0000000731388859294093" calcext:value-type="float">
            <text:p>7.31388859294093E-08</text:p>
          </table:table-cell>
          <table:table-cell table:formula="of:=[.$D$17]^[.A559]" office:value-type="float" office:value="1.55595306711654E-214" calcext:value-type="float">
            <text:p>1.55595306711654E-214</text:p>
          </table:table-cell>
          <table:table-cell table:formula="of:=[.$E$17]^[.A559]" office:value-type="float" office:value="0.444927669461996" calcext:value-type="float">
            <text:p>0.444927669461996</text:p>
          </table:table-cell>
          <table:table-cell table:formula="of:=[.$F$17]^[.A559]" office:value-type="float" office:value="0.00000000000128026565136372" calcext:value-type="float">
            <text:p>1.28026565136372E-12</text:p>
          </table:table-cell>
          <table:table-cell table:formula="of:=[.$G$17]^[.A559]" office:value-type="float" office:value="0.444927669461996" calcext:value-type="float">
            <text:p>0.444927669461996</text:p>
          </table:table-cell>
          <table:table-cell table:formula="of:=[.$H$17]^[.A559]" office:value-type="float" office:value="0.197721317718834" calcext:value-type="float">
            <text:p>0.197721317718834</text:p>
          </table:table-cell>
          <table:table-cell table:formula="of:=[.$I$17]^[.A559]" office:value-type="float" office:value="0.444927669461996" calcext:value-type="float">
            <text:p>0.444927669461996</text:p>
          </table:table-cell>
          <table:table-cell table:formula="of:=[.$J$17]^[.A559]" office:value-type="float" office:value="5.47533182483974E-019" calcext:value-type="float">
            <text:p>5.47533182483974E-19</text:p>
          </table:table-cell>
          <table:table-cell table:formula="of:=[.$K$17]^[.A559]" office:value-type="float" office:value="0.00000000595524640990526" calcext:value-type="float">
            <text:p>5.95524640990526E-09</text:p>
          </table:table-cell>
          <table:table-cell table:formula="of:=[.$L$17]^[.A559]" office:value-type="float" office:value="0.000287782279937873" calcext:value-type="float">
            <text:p>0.000287782279938</text:p>
          </table:table-cell>
          <table:table-cell table:formula="of:=[.$M$17]^[.A559]" office:value-type="float" office:value="0.000000000038123414377122" calcext:value-type="float">
            <text:p>3.8123414377122E-11</text:p>
          </table:table-cell>
          <table:table-cell table:formula="of:=[.$N$17]^[.A559]" office:value-type="float" office:value="0.444927669461996" calcext:value-type="float">
            <text:p>0.444927669461996</text:p>
          </table:table-cell>
          <table:table-cell table:formula="of:=SUM([.B559:.N559])" office:value-type="float" office:value="1.97771985698029" calcext:value-type="float">
            <text:p>1.97771985698029</text:p>
          </table:table-cell>
          <table:table-cell table:formula="of:=13-[.O559]" office:value-type="float" office:value="11.0222801430197" calcext:value-type="float">
            <text:p>11.022280143019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B$17]^[.A560]" office:value-type="float" office:value="7.46434860304598E-039" calcext:value-type="float">
            <text:p>7.46434860304598E-39</text:p>
          </table:table-cell>
          <table:table-cell table:formula="of:=[.$C$17]^[.A560]" office:value-type="float" office:value="0.0000000709588893294269" calcext:value-type="float">
            <text:p>7.09588893294269E-08</text:p>
          </table:table-cell>
          <table:table-cell table:formula="of:=[.$D$17]^[.A560]" office:value-type="float" office:value="6.28410255124563E-215" calcext:value-type="float">
            <text:p>6.28410255124563E-215</text:p>
          </table:table-cell>
          <table:table-cell table:formula="of:=[.$E$17]^[.A560]" office:value-type="float" office:value="0.444264587987388" calcext:value-type="float">
            <text:p>0.444264587987388</text:p>
          </table:table-cell>
          <table:table-cell table:formula="of:=[.$F$17]^[.A560]" office:value-type="float" office:value="0.00000000000121730176687042" calcext:value-type="float">
            <text:p>1.21730176687042E-12</text:p>
          </table:table-cell>
          <table:table-cell table:formula="of:=[.$G$17]^[.A560]" office:value-type="float" office:value="0.444264587987388" calcext:value-type="float">
            <text:p>0.444264587987388</text:p>
          </table:table-cell>
          <table:table-cell table:formula="of:=[.$H$17]^[.A560]" office:value-type="float" office:value="0.197131984432042" calcext:value-type="float">
            <text:p>0.197131984432042</text:p>
          </table:table-cell>
          <table:table-cell table:formula="of:=[.$I$17]^[.A560]" office:value-type="float" office:value="0.444264587987388" calcext:value-type="float">
            <text:p>0.444264587987388</text:p>
          </table:table-cell>
          <table:table-cell table:formula="of:=[.$J$17]^[.A560]" office:value-type="float" office:value="5.06733392433007E-019" calcext:value-type="float">
            <text:p>5.06733392433007E-19</text:p>
          </table:table-cell>
          <table:table-cell table:formula="of:=[.$K$17]^[.A560]" office:value-type="float" office:value="0.00000000575111724831387" calcext:value-type="float">
            <text:p>5.75111724831387E-09</text:p>
          </table:table-cell>
          <table:table-cell table:formula="of:=[.$L$17]^[.A560]" office:value-type="float" office:value="0.000283493423306906" calcext:value-type="float">
            <text:p>0.000283493423307</text:p>
          </table:table-cell>
          <table:table-cell table:formula="of:=[.$M$17]^[.A560]" office:value-type="float" office:value="0.0000000000364757556335504" calcext:value-type="float">
            <text:p>3.64757556335504E-11</text:p>
          </table:table-cell>
          <table:table-cell table:formula="of:=[.$N$17]^[.A560]" office:value-type="float" office:value="0.444264587987388" calcext:value-type="float">
            <text:p>0.444264587987388</text:p>
          </table:table-cell>
          <table:table-cell table:formula="of:=SUM([.B560:.N560])" office:value-type="float" office:value="1.9744739065526" calcext:value-type="float">
            <text:p>1.9744739065526</text:p>
          </table:table-cell>
          <table:table-cell table:formula="of:=13-[.O560]" office:value-type="float" office:value="11.0255260934474" calcext:value-type="float">
            <text:p>11.025526093447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B$17]^[.A561]" office:value-type="float" office:value="6.35192705266655E-039" calcext:value-type="float">
            <text:p>6.35192705266655E-39</text:p>
          </table:table-cell>
          <table:table-cell table:formula="of:=[.$C$17]^[.A561]" office:value-type="float" office:value="0.0000000688438702734082" calcext:value-type="float">
            <text:p>6.88438702734082E-08</text:p>
          </table:table-cell>
          <table:table-cell table:formula="of:=[.$D$17]^[.A561]" office:value-type="float" office:value="2.53799074722439E-215" calcext:value-type="float">
            <text:p>2.53799074722439E-215</text:p>
          </table:table-cell>
          <table:table-cell table:formula="of:=[.$E$17]^[.A561]" office:value-type="float" office:value="0.443602494711699" calcext:value-type="float">
            <text:p>0.443602494711699</text:p>
          </table:table-cell>
          <table:table-cell table:formula="of:=[.$F$17]^[.A561]" office:value-type="float" office:value="0.0000000000011574344668604" calcext:value-type="float">
            <text:p>1.1574344668604E-12</text:p>
          </table:table-cell>
          <table:table-cell table:formula="of:=[.$G$17]^[.A561]" office:value-type="float" office:value="0.443602494711699" calcext:value-type="float">
            <text:p>0.443602494711699</text:p>
          </table:table-cell>
          <table:table-cell table:formula="of:=[.$H$17]^[.A561]" office:value-type="float" office:value="0.196544407727326" calcext:value-type="float">
            <text:p>0.196544407727326</text:p>
          </table:table-cell>
          <table:table-cell table:formula="of:=[.$I$17]^[.A561]" office:value-type="float" office:value="0.443602494711699" calcext:value-type="float">
            <text:p>0.443602494711699</text:p>
          </table:table-cell>
          <table:table-cell table:formula="of:=[.$J$17]^[.A561]" office:value-type="float" office:value="4.68973825187627E-019" calcext:value-type="float">
            <text:p>4.68973825187627E-19</text:p>
          </table:table-cell>
          <table:table-cell table:formula="of:=[.$K$17]^[.A561]" office:value-type="float" office:value="0.00000000555398506245513" calcext:value-type="float">
            <text:p>5.55398506245513E-09</text:p>
          </table:table-cell>
          <table:table-cell table:formula="of:=[.$L$17]^[.A561]" office:value-type="float" office:value="0.000279268484062392" calcext:value-type="float">
            <text:p>0.000279268484062</text:p>
          </table:table-cell>
          <table:table-cell table:formula="of:=[.$M$17]^[.A561]" office:value-type="float" office:value="0.0000000000348993071784492" calcext:value-type="float">
            <text:p>3.48993071784492E-11</text:p>
          </table:table-cell>
          <table:table-cell table:formula="of:=[.$N$17]^[.A561]" office:value-type="float" office:value="0.443602494711699" calcext:value-type="float">
            <text:p>0.443602494711699</text:p>
          </table:table-cell>
          <table:table-cell table:formula="of:=SUM([.B561:.N561])" office:value-type="float" office:value="1.9712337294921" calcext:value-type="float">
            <text:p>1.9712337294921</text:p>
          </table:table-cell>
          <table:table-cell table:formula="of:=13-[.O561]" office:value-type="float" office:value="11.0287662705079" calcext:value-type="float">
            <text:p>11.028766270507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B$17]^[.A562]" office:value-type="float" office:value="5.40529112827511E-039" calcext:value-type="float">
            <text:p>5.40529112827511E-39</text:p>
          </table:table-cell>
          <table:table-cell table:formula="of:=[.$C$17]^[.A562]" office:value-type="float" office:value="0.0000000667918920238283" calcext:value-type="float">
            <text:p>6.67918920238283E-08</text:p>
          </table:table-cell>
          <table:table-cell table:formula="of:=[.$D$17]^[.A562]" office:value-type="float" office:value="1.02503054023519E-215" calcext:value-type="float">
            <text:p>1.02503054023519E-215</text:p>
          </table:table-cell>
          <table:table-cell table:formula="of:=[.$E$17]^[.A562]" office:value-type="float" office:value="0.442941388162203" calcext:value-type="float">
            <text:p>0.442941388162203</text:p>
          </table:table-cell>
          <table:table-cell table:formula="of:=[.$F$17]^[.A562]" office:value-type="float" office:value="0.00000000000110051146029349" calcext:value-type="float">
            <text:p>1.10051146029349E-12</text:p>
          </table:table-cell>
          <table:table-cell table:formula="of:=[.$G$17]^[.A562]" office:value-type="float" office:value="0.442941388162203" calcext:value-type="float">
            <text:p>0.442941388162203</text:p>
          </table:table-cell>
          <table:table-cell table:formula="of:=[.$H$17]^[.A562]" office:value-type="float" office:value="0.195958582368973" calcext:value-type="float">
            <text:p>0.195958582368973</text:p>
          </table:table-cell>
          <table:table-cell table:formula="of:=[.$I$17]^[.A562]" office:value-type="float" office:value="0.442941388162203" calcext:value-type="float">
            <text:p>0.442941388162203</text:p>
          </table:table-cell>
          <table:table-cell table:formula="of:=[.$J$17]^[.A562]" office:value-type="float" office:value="4.3402793657454E-019" calcext:value-type="float">
            <text:p>4.3402793657454E-19</text:p>
          </table:table-cell>
          <table:table-cell table:formula="of:=[.$K$17]^[.A562]" office:value-type="float" office:value="0.00000000536361001560496" calcext:value-type="float">
            <text:p>5.36361001560496E-09</text:p>
          </table:table-cell>
          <table:table-cell table:formula="of:=[.$L$17]^[.A562]" office:value-type="float" office:value="0.000275106509635233" calcext:value-type="float">
            <text:p>0.000275106509635</text:p>
          </table:table-cell>
          <table:table-cell table:formula="of:=[.$M$17]^[.A562]" office:value-type="float" office:value="0.0000000000333909913689484" calcext:value-type="float">
            <text:p>3.33909913689484E-11</text:p>
          </table:table-cell>
          <table:table-cell table:formula="of:=[.$N$17]^[.A562]" office:value-type="float" office:value="0.442941388162203" calcext:value-type="float">
            <text:p>0.442941388162203</text:p>
          </table:table-cell>
          <table:table-cell table:formula="of:=SUM([.B562:.N562])" office:value-type="float" office:value="1.96799931371741" calcext:value-type="float">
            <text:p>1.96799931371741</text:p>
          </table:table-cell>
          <table:table-cell table:formula="of:=13-[.O562]" office:value-type="float" office:value="11.0320006862826" calcext:value-type="float">
            <text:p>11.032000686282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B$17]^[.A563]" office:value-type="float" office:value="4.59973358307763E-039" calcext:value-type="float">
            <text:p>4.59973358307763E-39</text:p>
          </table:table-cell>
          <table:table-cell table:formula="of:=[.$C$17]^[.A563]" office:value-type="float" office:value="0.0000000648010755700629" calcext:value-type="float">
            <text:p>6.48010755700629E-08</text:p>
          </table:table-cell>
          <table:table-cell table:formula="of:=[.$D$17]^[.A563]" office:value-type="float" office:value="4.13984018485447E-216" calcext:value-type="float">
            <text:p>4.13984018485447E-216</text:p>
          </table:table-cell>
          <table:table-cell table:formula="of:=[.$E$17]^[.A563]" office:value-type="float" office:value="0.44228126686837" calcext:value-type="float">
            <text:p>0.44228126686837</text:p>
          </table:table-cell>
          <table:table-cell table:formula="of:=[.$F$17]^[.A563]" office:value-type="float" office:value="0.00000000000104638794585283" calcext:value-type="float">
            <text:p>1.04638794585283E-12</text:p>
          </table:table-cell>
          <table:table-cell table:formula="of:=[.$G$17]^[.A563]" office:value-type="float" office:value="0.44228126686837" calcext:value-type="float">
            <text:p>0.44228126686837</text:p>
          </table:table-cell>
          <table:table-cell table:formula="of:=[.$H$17]^[.A563]" office:value-type="float" office:value="0.195374503136875" calcext:value-type="float">
            <text:p>0.195374503136875</text:p>
          </table:table-cell>
          <table:table-cell table:formula="of:=[.$I$17]^[.A563]" office:value-type="float" office:value="0.44228126686837" calcext:value-type="float">
            <text:p>0.44228126686837</text:p>
          </table:table-cell>
          <table:table-cell table:formula="of:=[.$J$17]^[.A563]" office:value-type="float" office:value="4.01686063506392E-019" calcext:value-type="float">
            <text:p>4.01686063506392E-19</text:p>
          </table:table-cell>
          <table:table-cell table:formula="of:=[.$K$17]^[.A563]" office:value-type="float" office:value="0.00000000517976049197021" calcext:value-type="float">
            <text:p>5.17976049197021E-09</text:p>
          </table:table-cell>
          <table:table-cell table:formula="of:=[.$L$17]^[.A563]" office:value-type="float" office:value="0.000271006561652591" calcext:value-type="float">
            <text:p>0.000271006561653</text:p>
          </table:table-cell>
          <table:table-cell table:formula="of:=[.$M$17]^[.A563]" office:value-type="float" office:value="0.0000000000319478635750594" calcext:value-type="float">
            <text:p>3.19478635750594E-11</text:p>
          </table:table-cell>
          <table:table-cell table:formula="of:=[.$N$17]^[.A563]" office:value-type="float" office:value="0.44228126686837" calcext:value-type="float">
            <text:p>0.44228126686837</text:p>
          </table:table-cell>
          <table:table-cell table:formula="of:=SUM([.B563:.N563])" office:value-type="float" office:value="1.96477064718584" calcext:value-type="float">
            <text:p>1.96477064718584</text:p>
          </table:table-cell>
          <table:table-cell table:formula="of:=13-[.O563]" office:value-type="float" office:value="11.0352293528142" calcext:value-type="float">
            <text:p>11.035229352814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B$17]^[.A564]" office:value-type="float" office:value="3.91422932330451E-039" calcext:value-type="float">
            <text:p>3.91422932330451E-39</text:p>
          </table:table-cell>
          <table:table-cell table:formula="of:=[.$C$17]^[.A564]" office:value-type="float" office:value="0.000000062869597907766" calcext:value-type="float">
            <text:p>6.2869597907766E-08</text:p>
          </table:table-cell>
          <table:table-cell table:formula="of:=[.$D$17]^[.A564]" office:value-type="float" office:value="1.67197718345091E-216" calcext:value-type="float">
            <text:p>1.67197718345091E-216</text:p>
          </table:table-cell>
          <table:table-cell table:formula="of:=[.$E$17]^[.A564]" office:value-type="float" office:value="0.441622129361859" calcext:value-type="float">
            <text:p>0.441622129361859</text:p>
          </table:table-cell>
          <table:table-cell table:formula="of:=[.$F$17]^[.A564]" office:value-type="float" office:value="0.000000000000994926243597769" calcext:value-type="float">
            <text:p>9.94926243597769E-13</text:p>
          </table:table-cell>
          <table:table-cell table:formula="of:=[.$G$17]^[.A564]" office:value-type="float" office:value="0.441622129361859" calcext:value-type="float">
            <text:p>0.441622129361859</text:p>
          </table:table-cell>
          <table:table-cell table:formula="of:=[.$H$17]^[.A564]" office:value-type="float" office:value="0.194792164826482" calcext:value-type="float">
            <text:p>0.194792164826482</text:p>
          </table:table-cell>
          <table:table-cell table:formula="of:=[.$I$17]^[.A564]" office:value-type="float" office:value="0.441622129361859" calcext:value-type="float">
            <text:p>0.441622129361859</text:p>
          </table:table-cell>
          <table:table-cell table:formula="of:=[.$J$17]^[.A564]" office:value-type="float" office:value="3.71754166076706E-019" calcext:value-type="float">
            <text:p>3.71754166076706E-19</text:p>
          </table:table-cell>
          <table:table-cell table:formula="of:=[.$K$17]^[.A564]" office:value-type="float" office:value="0.00000000500221281489821" calcext:value-type="float">
            <text:p>5.00221281489821E-09</text:p>
          </table:table-cell>
          <table:table-cell table:formula="of:=[.$L$17]^[.A564]" office:value-type="float" office:value="0.000266967715726323" calcext:value-type="float">
            <text:p>0.000266967715726</text:p>
          </table:table-cell>
          <table:table-cell table:formula="of:=[.$M$17]^[.A564]" office:value-type="float" office:value="0.0000000000305671064309809" calcext:value-type="float">
            <text:p>3.05671064309809E-11</text:p>
          </table:table-cell>
          <table:table-cell table:formula="of:=[.$N$17]^[.A564]" office:value-type="float" office:value="0.441622129361859" calcext:value-type="float">
            <text:p>0.441622129361859</text:p>
          </table:table-cell>
          <table:table-cell table:formula="of:=SUM([.B564:.N564])" office:value-type="float" office:value="1.96154771789302" calcext:value-type="float">
            <text:p>1.96154771789302</text:p>
          </table:table-cell>
          <table:table-cell table:formula="of:=13-[.O564]" office:value-type="float" office:value="11.038452282107" calcext:value-type="float">
            <text:p>11.03845228210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B$17]^[.A565]" office:value-type="float" office:value="3.3308866521712E-039" calcext:value-type="float">
            <text:p>3.3308866521712E-39</text:p>
          </table:table-cell>
          <table:table-cell table:formula="of:=[.$C$17]^[.A565]" office:value-type="float" office:value="0.0000000609956903695315" calcext:value-type="float">
            <text:p>6.09956903695315E-08</text:p>
          </table:table-cell>
          <table:table-cell table:formula="of:=[.$D$17]^[.A565]" office:value-type="float" office:value="6.75269473495077E-217" calcext:value-type="float">
            <text:p>6.75269473495077E-217</text:p>
          </table:table-cell>
          <table:table-cell table:formula="of:=[.$E$17]^[.A565]" office:value-type="float" office:value="0.440963974176521" calcext:value-type="float">
            <text:p>0.440963974176521</text:p>
          </table:table-cell>
          <table:table-cell table:formula="of:=[.$F$17]^[.A565]" office:value-type="float" office:value="0.000000000000945995444732304" calcext:value-type="float">
            <text:p>9.45995444732304E-13</text:p>
          </table:table-cell>
          <table:table-cell table:formula="of:=[.$G$17]^[.A565]" office:value-type="float" office:value="0.440963974176521" calcext:value-type="float">
            <text:p>0.440963974176521</text:p>
          </table:table-cell>
          <table:table-cell table:formula="of:=[.$H$17]^[.A565]" office:value-type="float" office:value="0.194211562248758" calcext:value-type="float">
            <text:p>0.194211562248758</text:p>
          </table:table-cell>
          <table:table-cell table:formula="of:=[.$I$17]^[.A565]" office:value-type="float" office:value="0.440963974176521" calcext:value-type="float">
            <text:p>0.440963974176521</text:p>
          </table:table-cell>
          <table:table-cell table:formula="of:=[.$J$17]^[.A565]" office:value-type="float" office:value="3.44052663388427E-019" calcext:value-type="float">
            <text:p>3.44052663388427E-19</text:p>
          </table:table-cell>
          <table:table-cell table:formula="of:=[.$K$17]^[.A565]" office:value-type="float" office:value="0.00000000483075097474522" calcext:value-type="float">
            <text:p>4.83075097474522E-09</text:p>
          </table:table-cell>
          <table:table-cell table:formula="of:=[.$L$17]^[.A565]" office:value-type="float" office:value="0.00026298906124456" calcext:value-type="float">
            <text:p>0.000262989061245</text:p>
          </table:table-cell>
          <table:table-cell table:formula="of:=[.$M$17]^[.A565]" office:value-type="float" office:value="0.000000000029246024334858" calcext:value-type="float">
            <text:p>2.9246024334858E-11</text:p>
          </table:table-cell>
          <table:table-cell table:formula="of:=[.$N$17]^[.A565]" office:value-type="float" office:value="0.440963974176521" calcext:value-type="float">
            <text:p>0.440963974176521</text:p>
          </table:table-cell>
          <table:table-cell table:formula="of:=SUM([.B565:.N565])" office:value-type="float" office:value="1.95833051387272" calcext:value-type="float">
            <text:p>1.95833051387272</text:p>
          </table:table-cell>
          <table:table-cell table:formula="of:=13-[.O565]" office:value-type="float" office:value="11.0416694861273" calcext:value-type="float">
            <text:p>11.041669486127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B$17]^[.A566]" office:value-type="float" office:value="2.83448029566283E-039" calcext:value-type="float">
            <text:p>2.83448029566283E-39</text:p>
          </table:table-cell>
          <table:table-cell table:formula="of:=[.$C$17]^[.A566]" office:value-type="float" office:value="0.000000059177637005313" calcext:value-type="float">
            <text:p>5.9177637005313E-08</text:p>
          </table:table-cell>
          <table:table-cell table:formula="of:=[.$D$17]^[.A566]" office:value-type="float" office:value="2.72724332812467E-217" calcext:value-type="float">
            <text:p>2.72724332812467E-217</text:p>
          </table:table-cell>
          <table:table-cell table:formula="of:=[.$E$17]^[.A566]" office:value-type="float" office:value="0.440306799848389" calcext:value-type="float">
            <text:p>0.440306799848389</text:p>
          </table:table-cell>
          <table:table-cell table:formula="of:=[.$F$17]^[.A566]" office:value-type="float" office:value="0.000000000000899471078597928" calcext:value-type="float">
            <text:p>8.99471078597928E-13</text:p>
          </table:table-cell>
          <table:table-cell table:formula="of:=[.$G$17]^[.A566]" office:value-type="float" office:value="0.440306799848389" calcext:value-type="float">
            <text:p>0.440306799848389</text:p>
          </table:table-cell>
          <table:table-cell table:formula="of:=[.$H$17]^[.A566]" office:value-type="float" office:value="0.193632690230132" calcext:value-type="float">
            <text:p>0.193632690230132</text:p>
          </table:table-cell>
          <table:table-cell table:formula="of:=[.$I$17]^[.A566]" office:value-type="float" office:value="0.440306799848389" calcext:value-type="float">
            <text:p>0.440306799848389</text:p>
          </table:table-cell>
          <table:table-cell table:formula="of:=[.$J$17]^[.A566]" office:value-type="float" office:value="3.18415356131465E-019" calcext:value-type="float">
            <text:p>3.18415356131465E-19</text:p>
          </table:table-cell>
          <table:table-cell table:formula="of:=[.$K$17]^[.A566]" office:value-type="float" office:value="0.00000000466516636607288" calcext:value-type="float">
            <text:p>4.66516636607288E-09</text:p>
          </table:table-cell>
          <table:table-cell table:formula="of:=[.$L$17]^[.A566]" office:value-type="float" office:value="0.0002590697011664" calcext:value-type="float">
            <text:p>0.000259069701166</text:p>
          </table:table-cell>
          <table:table-cell table:formula="of:=[.$M$17]^[.A566]" office:value-type="float" office:value="0.0000000000279820381862576" calcext:value-type="float">
            <text:p>2.79820381862576E-11</text:p>
          </table:table-cell>
          <table:table-cell table:formula="of:=[.$N$17]^[.A566]" office:value-type="float" office:value="0.440306799848389" calcext:value-type="float">
            <text:p>0.440306799848389</text:p>
          </table:table-cell>
          <table:table-cell table:formula="of:=SUM([.B566:.N566])" office:value-type="float" office:value="1.95511902319654" calcext:value-type="float">
            <text:p>1.95511902319654</text:p>
          </table:table-cell>
          <table:table-cell table:formula="of:=13-[.O566]" office:value-type="float" office:value="11.0448809768035" calcext:value-type="float">
            <text:p>11.044880976803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B$17]^[.A567]" office:value-type="float" office:value="2.41205402209162E-039" calcext:value-type="float">
            <text:p>2.41205402209162E-39</text:p>
          </table:table-cell>
          <table:table-cell table:formula="of:=[.$C$17]^[.A567]" office:value-type="float" office:value="0.0000000574137730111159" calcext:value-type="float">
            <text:p>5.74137730111159E-08</text:p>
          </table:table-cell>
          <table:table-cell table:formula="of:=[.$D$17]^[.A567]" office:value-type="float" office:value="1.10146489109059E-217" calcext:value-type="float">
            <text:p>1.10146489109059E-217</text:p>
          </table:table-cell>
          <table:table-cell table:formula="of:=[.$E$17]^[.A567]" office:value-type="float" office:value="0.439650604915679" calcext:value-type="float">
            <text:p>0.439650604915679</text:p>
          </table:table-cell>
          <table:table-cell table:formula="of:=[.$F$17]^[.A567]" office:value-type="float" office:value="0.000000000000855234796043931" calcext:value-type="float">
            <text:p>8.55234796043931E-13</text:p>
          </table:table-cell>
          <table:table-cell table:formula="of:=[.$G$17]^[.A567]" office:value-type="float" office:value="0.439650604915679" calcext:value-type="float">
            <text:p>0.439650604915679</text:p>
          </table:table-cell>
          <table:table-cell table:formula="of:=[.$H$17]^[.A567]" office:value-type="float" office:value="0.193055543612457" calcext:value-type="float">
            <text:p>0.193055543612457</text:p>
          </table:table-cell>
          <table:table-cell table:formula="of:=[.$I$17]^[.A567]" office:value-type="float" office:value="0.439650604915679" calcext:value-type="float">
            <text:p>0.439650604915679</text:p>
          </table:table-cell>
          <table:table-cell table:formula="of:=[.$J$17]^[.A567]" office:value-type="float" office:value="2.94688429445067E-019" calcext:value-type="float">
            <text:p>2.94688429445067E-19</text:p>
          </table:table-cell>
          <table:table-cell table:formula="of:=[.$K$17]^[.A567]" office:value-type="float" office:value="0.0000000045052575338528" calcext:value-type="float">
            <text:p>4.5052575338528E-09</text:p>
          </table:table-cell>
          <table:table-cell table:formula="of:=[.$L$17]^[.A567]" office:value-type="float" office:value="0.000255208751819658" calcext:value-type="float">
            <text:p>0.00025520875182</text:p>
          </table:table-cell>
          <table:table-cell table:formula="of:=[.$M$17]^[.A567]" office:value-type="float" office:value="0.000000000026772680351084" calcext:value-type="float">
            <text:p>2.6772680351084E-11</text:p>
          </table:table-cell>
          <table:table-cell table:formula="of:=[.$N$17]^[.A567]" office:value-type="float" office:value="0.439650604915679" calcext:value-type="float">
            <text:p>0.439650604915679</text:p>
          </table:table-cell>
          <table:table-cell table:formula="of:=SUM([.B567:.N567])" office:value-type="float" office:value="1.95191323397365" calcext:value-type="float">
            <text:p>1.95191323397365</text:p>
          </table:table-cell>
          <table:table-cell table:formula="of:=13-[.O567]" office:value-type="float" office:value="11.0480867660263" calcext:value-type="float">
            <text:p>11.048086766026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B$17]^[.A568]" office:value-type="float" office:value="2.05258248377692E-039" calcext:value-type="float">
            <text:p>2.05258248377692E-39</text:p>
          </table:table-cell>
          <table:table-cell table:formula="of:=[.$C$17]^[.A568]" office:value-type="float" office:value="0.0000000557024832045253" calcext:value-type="float">
            <text:p>5.57024832045253E-08</text:p>
          </table:table-cell>
          <table:table-cell table:formula="of:=[.$D$17]^[.A568]" office:value-type="float" office:value="4.44853927698286E-218" calcext:value-type="float">
            <text:p>4.44853927698286E-218</text:p>
          </table:table-cell>
          <table:table-cell table:formula="of:=[.$E$17]^[.A568]" office:value-type="float" office:value="0.438995387918785" calcext:value-type="float">
            <text:p>0.438995387918785</text:p>
          </table:table-cell>
          <table:table-cell table:formula="of:=[.$F$17]^[.A568]" office:value-type="float" office:value="0.000000000000813174068369639" calcext:value-type="float">
            <text:p>8.13174068369639E-13</text:p>
          </table:table-cell>
          <table:table-cell table:formula="of:=[.$G$17]^[.A568]" office:value-type="float" office:value="0.438995387918785" calcext:value-type="float">
            <text:p>0.438995387918785</text:p>
          </table:table-cell>
          <table:table-cell table:formula="of:=[.$H$17]^[.A568]" office:value-type="float" office:value="0.192480117252956" calcext:value-type="float">
            <text:p>0.192480117252956</text:p>
          </table:table-cell>
          <table:table-cell table:formula="of:=[.$I$17]^[.A568]" office:value-type="float" office:value="0.438995387918785" calcext:value-type="float">
            <text:p>0.438995387918785</text:p>
          </table:table-cell>
          <table:table-cell table:formula="of:=[.$J$17]^[.A568]" office:value-type="float" office:value="2.72729530082543E-019" calcext:value-type="float">
            <text:p>2.72729530082543E-19</text:p>
          </table:table-cell>
          <table:table-cell table:formula="of:=[.$K$17]^[.A568]" office:value-type="float" office:value="0.00000000435082992837052" calcext:value-type="float">
            <text:p>4.35082992837052E-09</text:p>
          </table:table-cell>
          <table:table-cell table:formula="of:=[.$L$17]^[.A568]" office:value-type="float" office:value="0.00025140534270163" calcext:value-type="float">
            <text:p>0.000251405342702</text:p>
          </table:table-cell>
          <table:table-cell table:formula="of:=[.$M$17]^[.A568]" office:value-type="float" office:value="0.0000000000256155898441072" calcext:value-type="float">
            <text:p>2.56155898441072E-11</text:p>
          </table:table-cell>
          <table:table-cell table:formula="of:=[.$N$17]^[.A568]" office:value-type="float" office:value="0.438995387918785" calcext:value-type="float">
            <text:p>0.438995387918785</text:p>
          </table:table-cell>
          <table:table-cell table:formula="of:=SUM([.B568:.N568])" office:value-type="float" office:value="1.94871313435054" calcext:value-type="float">
            <text:p>1.94871313435054</text:p>
          </table:table-cell>
          <table:table-cell table:formula="of:=13-[.O568]" office:value-type="float" office:value="11.0512868656495" calcext:value-type="float">
            <text:p>11.051286865649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B$17]^[.A569]" office:value-type="float" office:value="1.74668345489809E-039" calcext:value-type="float">
            <text:p>1.74668345489809E-39</text:p>
          </table:table-cell>
          <table:table-cell table:formula="of:=[.$C$17]^[.A569]" office:value-type="float" office:value="0.000000054042200545672" calcext:value-type="float">
            <text:p>5.4042200545672E-08</text:p>
          </table:table-cell>
          <table:table-cell table:formula="of:=[.$D$17]^[.A569]" office:value-type="float" office:value="1.79665297177698E-218" calcext:value-type="float">
            <text:p>1.79665297177698E-218</text:p>
          </table:table-cell>
          <table:table-cell table:formula="of:=[.$E$17]^[.A569]" office:value-type="float" office:value="0.438341147400277" calcext:value-type="float">
            <text:p>0.438341147400277</text:p>
          </table:table-cell>
          <table:table-cell table:formula="of:=[.$F$17]^[.A569]" office:value-type="float" office:value="0.000000000000773181901072771" calcext:value-type="float">
            <text:p>7.73181901072771E-13</text:p>
          </table:table-cell>
          <table:table-cell table:formula="of:=[.$G$17]^[.A569]" office:value-type="float" office:value="0.438341147400277" calcext:value-type="float">
            <text:p>0.438341147400277</text:p>
          </table:table-cell>
          <table:table-cell table:formula="of:=[.$H$17]^[.A569]" office:value-type="float" office:value="0.191906406024184" calcext:value-type="float">
            <text:p>0.191906406024184</text:p>
          </table:table-cell>
          <table:table-cell table:formula="of:=[.$I$17]^[.A569]" office:value-type="float" office:value="0.438341147400277" calcext:value-type="float">
            <text:p>0.438341147400277</text:p>
          </table:table-cell>
          <table:table-cell table:formula="of:=[.$J$17]^[.A569]" office:value-type="float" office:value="2.52406912341668E-019" calcext:value-type="float">
            <text:p>2.52406912341668E-19</text:p>
          </table:table-cell>
          <table:table-cell table:formula="of:=[.$K$17]^[.A569]" office:value-type="float" office:value="0.0000000042016956685307" calcext:value-type="float">
            <text:p>4.2016956685307E-09</text:p>
          </table:table-cell>
          <table:table-cell table:formula="of:=[.$L$17]^[.A569]" office:value-type="float" office:value="0.000247658616282828" calcext:value-type="float">
            <text:p>0.000247658616283</text:p>
          </table:table-cell>
          <table:table-cell table:formula="of:=[.$M$17]^[.A569]" office:value-type="float" office:value="0.0000000000245085077196972" calcext:value-type="float">
            <text:p>2.45085077196972E-11</text:p>
          </table:table-cell>
          <table:table-cell table:formula="of:=[.$N$17]^[.A569]" office:value-type="float" office:value="0.438341147400277" calcext:value-type="float">
            <text:p>0.438341147400277</text:p>
          </table:table-cell>
          <table:table-cell table:formula="of:=SUM([.B569:.N569])" office:value-type="float" office:value="1.94551871251076" calcext:value-type="float">
            <text:p>1.94551871251076</text:p>
          </table:table-cell>
          <table:table-cell table:formula="of:=13-[.O569]" office:value-type="float" office:value="11.0544812874892" calcext:value-type="float">
            <text:p>11.054481287489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B$17]^[.A570]" office:value-type="float" office:value="1.48637295491328E-039" calcext:value-type="float">
            <text:p>1.48637295491328E-39</text:p>
          </table:table-cell>
          <table:table-cell table:formula="of:=[.$C$17]^[.A570]" office:value-type="float" office:value="0.0000000524314047022839" calcext:value-type="float">
            <text:p>5.24314047022839E-08</text:p>
          </table:table-cell>
          <table:table-cell table:formula="of:=[.$D$17]^[.A570]" office:value-type="float" office:value="7.25622884279525E-219" calcext:value-type="float">
            <text:p>7.25622884279525E-219</text:p>
          </table:table-cell>
          <table:table-cell table:formula="of:=[.$E$17]^[.A570]" office:value-type="float" office:value="0.437687881904897" calcext:value-type="float">
            <text:p>0.437687881904897</text:p>
          </table:table-cell>
          <table:table-cell table:formula="of:=[.$F$17]^[.A570]" office:value-type="float" office:value="0.000000000000735156561675749" calcext:value-type="float">
            <text:p>7.35156561675749E-13</text:p>
          </table:table-cell>
          <table:table-cell table:formula="of:=[.$G$17]^[.A570]" office:value-type="float" office:value="0.437687881904897" calcext:value-type="float">
            <text:p>0.437687881904897</text:p>
          </table:table-cell>
          <table:table-cell table:formula="of:=[.$H$17]^[.A570]" office:value-type="float" office:value="0.191334404813978" calcext:value-type="float">
            <text:p>0.191334404813978</text:p>
          </table:table-cell>
          <table:table-cell table:formula="of:=[.$I$17]^[.A570]" office:value-type="float" office:value="0.437687881904897" calcext:value-type="float">
            <text:p>0.437687881904897</text:p>
          </table:table-cell>
          <table:table-cell table:formula="of:=[.$J$17]^[.A570]" office:value-type="float" office:value="2.33598647636626E-019" calcext:value-type="float">
            <text:p>2.33598647636626E-19</text:p>
          </table:table-cell>
          <table:table-cell table:formula="of:=[.$K$17]^[.A570]" office:value-type="float" office:value="0.00000000405767331327555" calcext:value-type="float">
            <text:p>4.05767331327555E-09</text:p>
          </table:table-cell>
          <table:table-cell table:formula="of:=[.$L$17]^[.A570]" office:value-type="float" office:value="0.000243967727813635" calcext:value-type="float">
            <text:p>0.000243967727814</text:p>
          </table:table-cell>
          <table:table-cell table:formula="of:=[.$M$17]^[.A570]" office:value-type="float" office:value="0.0000000000234492726617669" calcext:value-type="float">
            <text:p>2.34492726617669E-11</text:p>
          </table:table-cell>
          <table:table-cell table:formula="of:=[.$N$17]^[.A570]" office:value-type="float" office:value="0.437687881904897" calcext:value-type="float">
            <text:p>0.437687881904897</text:p>
          </table:table-cell>
          <table:table-cell table:formula="of:=SUM([.B570:.N570])" office:value-type="float" office:value="1.94232995667464" calcext:value-type="float">
            <text:p>1.94232995667464</text:p>
          </table:table-cell>
          <table:table-cell table:formula="of:=13-[.O570]" office:value-type="float" office:value="11.0576700433254" calcext:value-type="float">
            <text:p>11.057670043325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B$17]^[.A571]" office:value-type="float" office:value="1.26485686625258E-039" calcext:value-type="float">
            <text:p>1.26485686625258E-39</text:p>
          </table:table-cell>
          <table:table-cell table:formula="of:=[.$C$17]^[.A571]" office:value-type="float" office:value="0.0000000508686206575065" calcext:value-type="float">
            <text:p>5.08686206575065E-08</text:p>
          </table:table-cell>
          <table:table-cell table:formula="of:=[.$D$17]^[.A571]" office:value-type="float" office:value="2.93060807212744E-219" calcext:value-type="float">
            <text:p>2.93060807212744E-219</text:p>
          </table:table-cell>
          <table:table-cell table:formula="of:=[.$E$17]^[.A571]" office:value-type="float" office:value="0.437035589979554" calcext:value-type="float">
            <text:p>0.437035589979554</text:p>
          </table:table-cell>
          <table:table-cell table:formula="of:=[.$F$17]^[.A571]" office:value-type="float" office:value="0.000000000000699001320937597" calcext:value-type="float">
            <text:p>6.99001320937597E-13</text:p>
          </table:table-cell>
          <table:table-cell table:formula="of:=[.$G$17]^[.A571]" office:value-type="float" office:value="0.437035589979554" calcext:value-type="float">
            <text:p>0.437035589979554</text:p>
          </table:table-cell>
          <table:table-cell table:formula="of:=[.$H$17]^[.A571]" office:value-type="float" office:value="0.190764108525412" calcext:value-type="float">
            <text:p>0.190764108525412</text:p>
          </table:table-cell>
          <table:table-cell table:formula="of:=[.$I$17]^[.A571]" office:value-type="float" office:value="0.437035589979554" calcext:value-type="float">
            <text:p>0.437035589979554</text:p>
          </table:table-cell>
          <table:table-cell table:formula="of:=[.$J$17]^[.A571]" office:value-type="float" office:value="2.16191892969217E-019" calcext:value-type="float">
            <text:p>2.16191892969217E-19</text:p>
          </table:table-cell>
          <table:table-cell table:formula="of:=[.$K$17]^[.A571]" office:value-type="float" office:value="0.00000000391858764083838" calcext:value-type="float">
            <text:p>3.91858764083838E-09</text:p>
          </table:table-cell>
          <table:table-cell table:formula="of:=[.$L$17]^[.A571]" office:value-type="float" office:value="0.000240331845133849" calcext:value-type="float">
            <text:p>0.000240331845134</text:p>
          </table:table-cell>
          <table:table-cell table:formula="of:=[.$M$17]^[.A571]" office:value-type="float" office:value="0.0000000000224358167643135" calcext:value-type="float">
            <text:p>2.24358167643135E-11</text:p>
          </table:table-cell>
          <table:table-cell table:formula="of:=[.$N$17]^[.A571]" office:value-type="float" office:value="0.437035589979554" calcext:value-type="float">
            <text:p>0.437035589979554</text:p>
          </table:table-cell>
          <table:table-cell table:formula="of:=SUM([.B571:.N571])" office:value-type="float" office:value="1.93914685509911" calcext:value-type="float">
            <text:p>1.93914685509911</text:p>
          </table:table-cell>
          <table:table-cell table:formula="of:=13-[.O571]" office:value-type="float" office:value="11.0608531449009" calcext:value-type="float">
            <text:p>11.060853144900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B$17]^[.A572]" office:value-type="float" office:value="1.07635360749661E-039" calcext:value-type="float">
            <text:p>1.07635360749661E-39</text:p>
          </table:table-cell>
          <table:table-cell table:formula="of:=[.$C$17]^[.A572]" office:value-type="float" office:value="0.0000000493524173592201" calcext:value-type="float">
            <text:p>4.93524173592201E-08</text:p>
          </table:table-cell>
          <table:table-cell table:formula="of:=[.$D$17]^[.A572]" office:value-type="float" office:value="1.18359878919007E-219" calcext:value-type="float">
            <text:p>1.18359878919007E-219</text:p>
          </table:table-cell>
          <table:table-cell table:formula="of:=[.$E$17]^[.A572]" office:value-type="float" office:value="0.436384270173325" calcext:value-type="float">
            <text:p>0.436384270173325</text:p>
          </table:table-cell>
          <table:table-cell table:formula="of:=[.$F$17]^[.A572]" office:value-type="float" office:value="0.000000000000664624206793125" calcext:value-type="float">
            <text:p>6.64624206793125E-13</text:p>
          </table:table-cell>
          <table:table-cell table:formula="of:=[.$G$17]^[.A572]" office:value-type="float" office:value="0.436384270173325" calcext:value-type="float">
            <text:p>0.436384270173325</text:p>
          </table:table-cell>
          <table:table-cell table:formula="of:=[.$H$17]^[.A572]" office:value-type="float" office:value="0.190195512076752" calcext:value-type="float">
            <text:p>0.190195512076752</text:p>
          </table:table-cell>
          <table:table-cell table:formula="of:=[.$I$17]^[.A572]" office:value-type="float" office:value="0.436384270173325" calcext:value-type="float">
            <text:p>0.436384270173325</text:p>
          </table:table-cell>
          <table:table-cell table:formula="of:=[.$J$17]^[.A572]" office:value-type="float" office:value="2.00082213910408E-019" calcext:value-type="float">
            <text:p>2.00082213910408E-19</text:p>
          </table:table-cell>
          <table:table-cell table:formula="of:=[.$K$17]^[.A572]" office:value-type="float" office:value="0.00000000378426943556375" calcext:value-type="float">
            <text:p>3.78426943556375E-09</text:p>
          </table:table-cell>
          <table:table-cell table:formula="of:=[.$L$17]^[.A572]" office:value-type="float" office:value="0.000236750148485059" calcext:value-type="float">
            <text:p>0.000236750148485</text:p>
          </table:table-cell>
          <table:table-cell table:formula="of:=[.$M$17]^[.A572]" office:value-type="float" office:value="0.0000000000214661614943209" calcext:value-type="float">
            <text:p>2.14661614943209E-11</text:p>
          </table:table-cell>
          <table:table-cell table:formula="of:=[.$N$17]^[.A572]" office:value-type="float" office:value="0.436384270173325" calcext:value-type="float">
            <text:p>0.436384270173325</text:p>
          </table:table-cell>
          <table:table-cell table:formula="of:=SUM([.B572:.N572])" office:value-type="float" office:value="1.93596939607736" calcext:value-type="float">
            <text:p>1.93596939607736</text:p>
          </table:table-cell>
          <table:table-cell table:formula="of:=13-[.O572]" office:value-type="float" office:value="11.0640306039226" calcext:value-type="float">
            <text:p>11.064030603922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B$17]^[.A573]" office:value-type="float" office:value="9.1594323380114E-040" calcext:value-type="float">
            <text:p>9.1594323380114E-40</text:p>
          </table:table-cell>
          <table:table-cell table:formula="of:=[.$C$17]^[.A573]" office:value-type="float" office:value="0.000000047881406409616" calcext:value-type="float">
            <text:p>4.7881406409616E-08</text:p>
          </table:table-cell>
          <table:table-cell table:formula="of:=[.$D$17]^[.A573]" office:value-type="float" office:value="4.78025740492561E-220" calcext:value-type="float">
            <text:p>4.78025740492561E-220</text:p>
          </table:table-cell>
          <table:table-cell table:formula="of:=[.$E$17]^[.A573]" office:value-type="float" office:value="0.435733921037449" calcext:value-type="float">
            <text:p>0.435733921037449</text:p>
          </table:table-cell>
          <table:table-cell table:formula="of:=[.$F$17]^[.A573]" office:value-type="float" office:value="0.000000000000631937770393463" calcext:value-type="float">
            <text:p>6.31937770393463E-13</text:p>
          </table:table-cell>
          <table:table-cell table:formula="of:=[.$G$17]^[.A573]" office:value-type="float" office:value="0.435733921037449" calcext:value-type="float">
            <text:p>0.435733921037449</text:p>
          </table:table-cell>
          <table:table-cell table:formula="of:=[.$H$17]^[.A573]" office:value-type="float" office:value="0.189628610401411" calcext:value-type="float">
            <text:p>0.189628610401411</text:p>
          </table:table-cell>
          <table:table-cell table:formula="of:=[.$I$17]^[.A573]" office:value-type="float" office:value="0.435733921037449" calcext:value-type="float">
            <text:p>0.435733921037449</text:p>
          </table:table-cell>
          <table:table-cell table:formula="of:=[.$J$17]^[.A573]" office:value-type="float" office:value="1.85172958030348E-019" calcext:value-type="float">
            <text:p>1.85172958030348E-19</text:p>
          </table:table-cell>
          <table:table-cell table:formula="of:=[.$K$17]^[.A573]" office:value-type="float" office:value="0.00000000365455528203474" calcext:value-type="float">
            <text:p>3.65455528203474E-09</text:p>
          </table:table-cell>
          <table:table-cell table:formula="of:=[.$L$17]^[.A573]" office:value-type="float" office:value="0.000233221830325818" calcext:value-type="float">
            <text:p>0.000233221830326</text:p>
          </table:table-cell>
          <table:table-cell table:formula="of:=[.$M$17]^[.A573]" office:value-type="float" office:value="0.0000000000205384138291416" calcext:value-type="float">
            <text:p>2.05384138291416E-11</text:p>
          </table:table-cell>
          <table:table-cell table:formula="of:=[.$N$17]^[.A573]" office:value-type="float" office:value="0.435733921037449" calcext:value-type="float">
            <text:p>0.435733921037449</text:p>
          </table:table-cell>
          <table:table-cell table:formula="of:=SUM([.B573:.N573])" office:value-type="float" office:value="1.93279756793866" calcext:value-type="float">
            <text:p>1.93279756793866</text:p>
          </table:table-cell>
          <table:table-cell table:formula="of:=13-[.O573]" office:value-type="float" office:value="11.0672024320613" calcext:value-type="float">
            <text:p>11.067202432061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B$17]^[.A574]" office:value-type="float" office:value="7.79439026081149E-040" calcext:value-type="float">
            <text:p>7.79439026081149E-40</text:p>
          </table:table-cell>
          <table:table-cell table:formula="of:=[.$C$17]^[.A574]" office:value-type="float" office:value="0.0000000464542407938301" calcext:value-type="float">
            <text:p>4.64542407938301E-08</text:p>
          </table:table-cell>
          <table:table-cell table:formula="of:=[.$D$17]^[.A574]" office:value-type="float" office:value="1.93062556890438E-220" calcext:value-type="float">
            <text:p>1.93062556890438E-220</text:p>
          </table:table-cell>
          <table:table-cell table:formula="of:=[.$E$17]^[.A574]" office:value-type="float" office:value="0.435084541125321" calcext:value-type="float">
            <text:p>0.435084541125321</text:p>
          </table:table-cell>
          <table:table-cell table:formula="of:=[.$F$17]^[.A574]" office:value-type="float" office:value="0.0000000000006008588636528" calcext:value-type="float">
            <text:p>6.008588636528E-13</text:p>
          </table:table-cell>
          <table:table-cell table:formula="of:=[.$G$17]^[.A574]" office:value-type="float" office:value="0.435084541125321" calcext:value-type="float">
            <text:p>0.435084541125321</text:p>
          </table:table-cell>
          <table:table-cell table:formula="of:=[.$H$17]^[.A574]" office:value-type="float" office:value="0.189063398447905" calcext:value-type="float">
            <text:p>0.189063398447905</text:p>
          </table:table-cell>
          <table:table-cell table:formula="of:=[.$I$17]^[.A574]" office:value-type="float" office:value="0.435084541125321" calcext:value-type="float">
            <text:p>0.435084541125321</text:p>
          </table:table-cell>
          <table:table-cell table:formula="of:=[.$J$17]^[.A574]" office:value-type="float" office:value="1.71374675017654E-019" calcext:value-type="float">
            <text:p>1.71374675017654E-19</text:p>
          </table:table-cell>
          <table:table-cell table:formula="of:=[.$K$17]^[.A574]" office:value-type="float" office:value="0.0000000035292873662571" calcext:value-type="float">
            <text:p>3.5292873662571E-09</text:p>
          </table:table-cell>
          <table:table-cell table:formula="of:=[.$L$17]^[.A574]" office:value-type="float" office:value="0.000229746095149576" calcext:value-type="float">
            <text:p>0.00022974609515</text:p>
          </table:table-cell>
          <table:table-cell table:formula="of:=[.$M$17]^[.A574]" office:value-type="float" office:value="0.000000000019650762560818" calcext:value-type="float">
            <text:p>1.9650762560818E-11</text:p>
          </table:table-cell>
          <table:table-cell table:formula="of:=[.$N$17]^[.A574]" office:value-type="float" office:value="0.435084541125321" calcext:value-type="float">
            <text:p>0.435084541125321</text:p>
          </table:table-cell>
          <table:table-cell table:formula="of:=SUM([.B574:.N574])" office:value-type="float" office:value="1.92963135904812" calcext:value-type="float">
            <text:p>1.92963135904812</text:p>
          </table:table-cell>
          <table:table-cell table:formula="of:=13-[.O574]" office:value-type="float" office:value="11.0703686409519" calcext:value-type="float">
            <text:p>11.070368640951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B$17]^[.A575]" office:value-type="float" office:value="6.6327821742524E-040" calcext:value-type="float">
            <text:p>6.6327821742524E-40</text:p>
          </table:table-cell>
          <table:table-cell table:formula="of:=[.$C$17]^[.A575]" office:value-type="float" office:value="0.000000045069613646473" calcext:value-type="float">
            <text:p>4.5069613646473E-08</text:p>
          </table:table-cell>
          <table:table-cell table:formula="of:=[.$D$17]^[.A575]" office:value-type="float" office:value="7.79731041986716E-221" calcext:value-type="float">
            <text:p>7.79731041986716E-221</text:p>
          </table:table-cell>
          <table:table-cell table:formula="of:=[.$E$17]^[.A575]" office:value-type="float" office:value="0.434436128992497" calcext:value-type="float">
            <text:p>0.434436128992497</text:p>
          </table:table-cell>
          <table:table-cell table:formula="of:=[.$F$17]^[.A575]" office:value-type="float" office:value="0.000000000000571308427735449" calcext:value-type="float">
            <text:p>5.71308427735449E-13</text:p>
          </table:table-cell>
          <table:table-cell table:formula="of:=[.$G$17]^[.A575]" office:value-type="float" office:value="0.434436128992497" calcext:value-type="float">
            <text:p>0.434436128992497</text:p>
          </table:table-cell>
          <table:table-cell table:formula="of:=[.$H$17]^[.A575]" office:value-type="float" office:value="0.188499871179803" calcext:value-type="float">
            <text:p>0.188499871179803</text:p>
          </table:table-cell>
          <table:table-cell table:formula="of:=[.$I$17]^[.A575]" office:value-type="float" office:value="0.434436128992497" calcext:value-type="float">
            <text:p>0.434436128992497</text:p>
          </table:table-cell>
          <table:table-cell table:formula="of:=[.$J$17]^[.A575]" office:value-type="float" office:value="1.58604580008887E-019" calcext:value-type="float">
            <text:p>1.58604580008887E-19</text:p>
          </table:table-cell>
          <table:table-cell table:formula="of:=[.$K$17]^[.A575]" office:value-type="float" office:value="0.00000000340831328365812" calcext:value-type="float">
            <text:p>3.40831328365812E-09</text:p>
          </table:table-cell>
          <table:table-cell table:formula="of:=[.$L$17]^[.A575]" office:value-type="float" office:value="0.00022632215930532" calcext:value-type="float">
            <text:p>0.000226322159305</text:p>
          </table:table-cell>
          <table:table-cell table:formula="of:=[.$M$17]^[.A575]" office:value-type="float" office:value="0.0000000000188014747601269" calcext:value-type="float">
            <text:p>1.88014747601269E-11</text:p>
          </table:table-cell>
          <table:table-cell table:formula="of:=[.$N$17]^[.A575]" office:value-type="float" office:value="0.434436128992497" calcext:value-type="float">
            <text:p>0.434436128992497</text:p>
          </table:table-cell>
          <table:table-cell table:formula="of:=SUM([.B575:.N575])" office:value-type="float" office:value="1.9264707578064" calcext:value-type="float">
            <text:p>1.9264707578064</text:p>
          </table:table-cell>
          <table:table-cell table:formula="of:=13-[.O575]" office:value-type="float" office:value="11.0735292421936" calcext:value-type="float">
            <text:p>11.073529242193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B$17]^[.A576]" office:value-type="float" office:value="5.64429004694206E-040" calcext:value-type="float">
            <text:p>5.64429004694206E-40</text:p>
          </table:table-cell>
          <table:table-cell table:formula="of:=[.$C$17]^[.A576]" office:value-type="float" office:value="0.0000000437262570549239" calcext:value-type="float">
            <text:p>4.37262570549239E-08</text:p>
          </table:table-cell>
          <table:table-cell table:formula="of:=[.$D$17]^[.A576]" office:value-type="float" office:value="3.14913729326975E-221" calcext:value-type="float">
            <text:p>3.14913729326975E-221</text:p>
          </table:table-cell>
          <table:table-cell table:formula="of:=[.$E$17]^[.A576]" office:value-type="float" office:value="0.433788683196681" calcext:value-type="float">
            <text:p>0.433788683196681</text:p>
          </table:table-cell>
          <table:table-cell table:formula="of:=[.$F$17]^[.A576]" office:value-type="float" office:value="0.000000000000543211291945181" calcext:value-type="float">
            <text:p>5.43211291945181E-13</text:p>
          </table:table-cell>
          <table:table-cell table:formula="of:=[.$G$17]^[.A576]" office:value-type="float" office:value="0.433788683196681" calcext:value-type="float">
            <text:p>0.433788683196681</text:p>
          </table:table-cell>
          <table:table-cell table:formula="of:=[.$H$17]^[.A576]" office:value-type="float" office:value="0.187938023575691" calcext:value-type="float">
            <text:p>0.187938023575691</text:p>
          </table:table-cell>
          <table:table-cell table:formula="of:=[.$I$17]^[.A576]" office:value-type="float" office:value="0.433788683196681" calcext:value-type="float">
            <text:p>0.433788683196681</text:p>
          </table:table-cell>
          <table:table-cell table:formula="of:=[.$J$17]^[.A576]" office:value-type="float" office:value="1.46786056908374E-019" calcext:value-type="float">
            <text:p>1.46786056908374E-19</text:p>
          </table:table-cell>
          <table:table-cell table:formula="of:=[.$K$17]^[.A576]" office:value-type="float" office:value="0.00000000329148585366686" calcext:value-type="float">
            <text:p>3.29148585366686E-09</text:p>
          </table:table-cell>
          <table:table-cell table:formula="of:=[.$L$17]^[.A576]" office:value-type="float" office:value="0.000222949250820889" calcext:value-type="float">
            <text:p>0.000222949250821</text:p>
          </table:table-cell>
          <table:table-cell table:formula="of:=[.$M$17]^[.A576]" office:value-type="float" office:value="0.0000000000179888923934449" calcext:value-type="float">
            <text:p>1.79888923934449E-11</text:p>
          </table:table-cell>
          <table:table-cell table:formula="of:=[.$N$17]^[.A576]" office:value-type="float" office:value="0.433788683196681" calcext:value-type="float">
            <text:p>0.433788683196681</text:p>
          </table:table-cell>
          <table:table-cell table:formula="of:=SUM([.B576:.N576])" office:value-type="float" office:value="1.92331575264951" calcext:value-type="float">
            <text:p>1.92331575264951</text:p>
          </table:table-cell>
          <table:table-cell table:formula="of:=13-[.O576]" office:value-type="float" office:value="11.0766842473505" calcext:value-type="float">
            <text:p>11.076684247350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B$17]^[.A577]" office:value-type="float" office:value="4.80311418301627E-040" calcext:value-type="float">
            <text:p>4.80311418301627E-40</text:p>
          </table:table-cell>
          <table:table-cell table:formula="of:=[.$C$17]^[.A577]" office:value-type="float" office:value="0.0000000424229408982943" calcext:value-type="float">
            <text:p>4.24229408982943E-08</text:p>
          </table:table-cell>
          <table:table-cell table:formula="of:=[.$D$17]^[.A577]" office:value-type="float" office:value="1.2718572376693E-221" calcext:value-type="float">
            <text:p>1.2718572376693E-221</text:p>
          </table:table-cell>
          <table:table-cell table:formula="of:=[.$E$17]^[.A577]" office:value-type="float" office:value="0.433142202297729" calcext:value-type="float">
            <text:p>0.433142202297729</text:p>
          </table:table-cell>
          <table:table-cell table:formula="of:=[.$F$17]^[.A577]" office:value-type="float" office:value="0.000000000000516495982505254" calcext:value-type="float">
            <text:p>5.16495982505254E-13</text:p>
          </table:table-cell>
          <table:table-cell table:formula="of:=[.$G$17]^[.A577]" office:value-type="float" office:value="0.433142202297729" calcext:value-type="float">
            <text:p>0.433142202297729</text:p>
          </table:table-cell>
          <table:table-cell table:formula="of:=[.$H$17]^[.A577]" office:value-type="float" office:value="0.187377850629116" calcext:value-type="float">
            <text:p>0.187377850629116</text:p>
          </table:table-cell>
          <table:table-cell table:formula="of:=[.$I$17]^[.A577]" office:value-type="float" office:value="0.433142202297729" calcext:value-type="float">
            <text:p>0.433142202297729</text:p>
          </table:table-cell>
          <table:table-cell table:formula="of:=[.$J$17]^[.A577]" office:value-type="float" office:value="1.3584819871848E-019" calcext:value-type="float">
            <text:p>1.3584819871848E-19</text:p>
          </table:table-cell>
          <table:table-cell table:formula="of:=[.$K$17]^[.A577]" office:value-type="float" office:value="0.00000000317866294064997" calcext:value-type="float">
            <text:p>3.17866294064997E-09</text:p>
          </table:table-cell>
          <table:table-cell table:formula="of:=[.$L$17]^[.A577]" office:value-type="float" office:value="0.000219626609228924" calcext:value-type="float">
            <text:p>0.000219626609229</text:p>
          </table:table-cell>
          <table:table-cell table:formula="of:=[.$M$17]^[.A577]" office:value-type="float" office:value="0.0000000000172114290858295" calcext:value-type="float">
            <text:p>1.72114290858295E-11</text:p>
          </table:table-cell>
          <table:table-cell table:formula="of:=[.$N$17]^[.A577]" office:value-type="float" office:value="0.433142202297729" calcext:value-type="float">
            <text:p>0.433142202297729</text:p>
          </table:table-cell>
          <table:table-cell table:formula="of:=SUM([.B577:.N577])" office:value-type="float" office:value="1.92016633204859" calcext:value-type="float">
            <text:p>1.92016633204859</text:p>
          </table:table-cell>
          <table:table-cell table:formula="of:=13-[.O577]" office:value-type="float" office:value="11.0798336679514" calcext:value-type="float">
            <text:p>11.07983366795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B$17]^[.A578]" office:value-type="float" office:value="4.08729984873665E-040" calcext:value-type="float">
            <text:p>4.08729984873665E-40</text:p>
          </table:table-cell>
          <table:table-cell table:formula="of:=[.$C$17]^[.A578]" office:value-type="float" office:value="0.0000000411584717209979" calcext:value-type="float">
            <text:p>4.11584717209979E-08</text:p>
          </table:table-cell>
          <table:table-cell table:formula="of:=[.$D$17]^[.A578]" office:value-type="float" office:value="5.13671104930522E-222" calcext:value-type="float">
            <text:p>5.13671104930522E-222</text:p>
          </table:table-cell>
          <table:table-cell table:formula="of:=[.$E$17]^[.A578]" office:value-type="float" office:value="0.432496684857643" calcext:value-type="float">
            <text:p>0.432496684857643</text:p>
          </table:table-cell>
          <table:table-cell table:formula="of:=[.$F$17]^[.A578]" office:value-type="float" office:value="0.0000000000004910945407427" calcext:value-type="float">
            <text:p>4.910945407427E-13</text:p>
          </table:table-cell>
          <table:table-cell table:formula="of:=[.$G$17]^[.A578]" office:value-type="float" office:value="0.432496684857643" calcext:value-type="float">
            <text:p>0.432496684857643</text:p>
          </table:table-cell>
          <table:table-cell table:formula="of:=[.$H$17]^[.A578]" office:value-type="float" office:value="0.186819347348553" calcext:value-type="float">
            <text:p>0.186819347348553</text:p>
          </table:table-cell>
          <table:table-cell table:formula="of:=[.$I$17]^[.A578]" office:value-type="float" office:value="0.432496684857643" calcext:value-type="float">
            <text:p>0.432496684857643</text:p>
          </table:table-cell>
          <table:table-cell table:formula="of:=[.$J$17]^[.A578]" office:value-type="float" office:value="1.25725382122468E-019" calcext:value-type="float">
            <text:p>1.25725382122468E-19</text:p>
          </table:table-cell>
          <table:table-cell table:formula="of:=[.$K$17]^[.A578]" office:value-type="float" office:value="0.00000000306970728098537" calcext:value-type="float">
            <text:p>3.06970728098537E-09</text:p>
          </table:table-cell>
          <table:table-cell table:formula="of:=[.$L$17]^[.A578]" office:value-type="float" office:value="0.000216353485395408" calcext:value-type="float">
            <text:p>0.000216353485395</text:p>
          </table:table-cell>
          <table:table-cell table:formula="of:=[.$M$17]^[.A578]" office:value-type="float" office:value="0.0000000000164675670239978" calcext:value-type="float">
            <text:p>1.64675670239978E-11</text:p>
          </table:table-cell>
          <table:table-cell table:formula="of:=[.$N$17]^[.A578]" office:value-type="float" office:value="0.432496684857643" calcext:value-type="float">
            <text:p>0.432496684857643</text:p>
          </table:table-cell>
          <table:table-cell table:formula="of:=SUM([.B578:.N578])" office:value-type="float" office:value="1.91702248450966" calcext:value-type="float">
            <text:p>1.91702248450966</text:p>
          </table:table-cell>
          <table:table-cell table:formula="of:=13-[.O578]" office:value-type="float" office:value="11.0829775154903" calcext:value-type="float">
            <text:p>11.082977515490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B$17]^[.A579]" office:value-type="float" office:value="3.47816425279974E-040" calcext:value-type="float">
            <text:p>3.47816425279974E-40</text:p>
          </table:table-cell>
          <table:table-cell table:formula="of:=[.$C$17]^[.A579]" office:value-type="float" office:value="0.0000000399316916398951" calcext:value-type="float">
            <text:p>3.99316916398951E-08</text:p>
          </table:table-cell>
          <table:table-cell table:formula="of:=[.$D$17]^[.A579]" office:value-type="float" office:value="2.07458821812476E-222" calcext:value-type="float">
            <text:p>2.07458821812476E-222</text:p>
          </table:table-cell>
          <table:table-cell table:formula="of:=[.$E$17]^[.A579]" office:value-type="float" office:value="0.431852129440567" calcext:value-type="float">
            <text:p>0.431852129440567</text:p>
          </table:table-cell>
          <table:table-cell table:formula="of:=[.$F$17]^[.A579]" office:value-type="float" office:value="0.00000000000046694235021437" calcext:value-type="float">
            <text:p>4.6694235021437E-13</text:p>
          </table:table-cell>
          <table:table-cell table:formula="of:=[.$G$17]^[.A579]" office:value-type="float" office:value="0.431852129440567" calcext:value-type="float">
            <text:p>0.431852129440567</text:p>
          </table:table-cell>
          <table:table-cell table:formula="of:=[.$H$17]^[.A579]" office:value-type="float" office:value="0.18626250875735" calcext:value-type="float">
            <text:p>0.18626250875735</text:p>
          </table:table-cell>
          <table:table-cell table:formula="of:=[.$I$17]^[.A579]" office:value-type="float" office:value="0.431852129440567" calcext:value-type="float">
            <text:p>0.431852129440567</text:p>
          </table:table-cell>
          <table:table-cell table:formula="of:=[.$J$17]^[.A579]" office:value-type="float" office:value="1.1635687376759E-019" calcext:value-type="float">
            <text:p>1.1635687376759E-19</text:p>
          </table:table-cell>
          <table:table-cell table:formula="of:=[.$K$17]^[.A579]" office:value-type="float" office:value="0.00000000296448631606337" calcext:value-type="float">
            <text:p>2.96448631606337E-09</text:p>
          </table:table-cell>
          <table:table-cell table:formula="of:=[.$L$17]^[.A579]" office:value-type="float" office:value="0.000213129141350767" calcext:value-type="float">
            <text:p>0.000213129141351</text:p>
          </table:table-cell>
          <table:table-cell table:formula="of:=[.$M$17]^[.A579]" office:value-type="float" office:value="0.0000000000157558539931544" calcext:value-type="float">
            <text:p>1.57558539931544E-11</text:p>
          </table:table-cell>
          <table:table-cell table:formula="of:=[.$N$17]^[.A579]" office:value-type="float" office:value="0.431852129440567" calcext:value-type="float">
            <text:p>0.431852129440567</text:p>
          </table:table-cell>
          <table:table-cell table:formula="of:=SUM([.B579:.N579])" office:value-type="float" office:value="1.91388419857337" calcext:value-type="float">
            <text:p>1.91388419857337</text:p>
          </table:table-cell>
          <table:table-cell table:formula="of:=13-[.O579]" office:value-type="float" office:value="11.0861158014266" calcext:value-type="float">
            <text:p>11.086115801426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B$17]^[.A580]" office:value-type="float" office:value="2.95980892451364E-040" calcext:value-type="float">
            <text:p>2.95980892451364E-40</text:p>
          </table:table-cell>
          <table:table-cell table:formula="of:=[.$C$17]^[.A580]" office:value-type="float" office:value="0.0000000387414772840115" calcext:value-type="float">
            <text:p>3.87414772840115E-08</text:p>
          </table:table-cell>
          <table:table-cell table:formula="of:=[.$D$17]^[.A580]" office:value-type="float" office:value="8.37873930121921E-223" calcext:value-type="float">
            <text:p>8.37873930121921E-223</text:p>
          </table:table-cell>
          <table:table-cell table:formula="of:=[.$E$17]^[.A580]" office:value-type="float" office:value="0.431208534612787" calcext:value-type="float">
            <text:p>0.431208534612787</text:p>
          </table:table-cell>
          <table:table-cell table:formula="of:=[.$F$17]^[.A580]" office:value-type="float" office:value="0.000000000000443977972334975" calcext:value-type="float">
            <text:p>4.43977972334975E-13</text:p>
          </table:table-cell>
          <table:table-cell table:formula="of:=[.$G$17]^[.A580]" office:value-type="float" office:value="0.431208534612787" calcext:value-type="float">
            <text:p>0.431208534612787</text:p>
          </table:table-cell>
          <table:table-cell table:formula="of:=[.$H$17]^[.A580]" office:value-type="float" office:value="0.185707329893691" calcext:value-type="float">
            <text:p>0.185707329893691</text:p>
          </table:table-cell>
          <table:table-cell table:formula="of:=[.$I$17]^[.A580]" office:value-type="float" office:value="0.431208534612787" calcext:value-type="float">
            <text:p>0.431208534612787</text:p>
          </table:table-cell>
          <table:table-cell table:formula="of:=[.$J$17]^[.A580]" office:value-type="float" office:value="1.07686465886249E-019" calcext:value-type="float">
            <text:p>1.07686465886249E-19</text:p>
          </table:table-cell>
          <table:table-cell table:formula="of:=[.$K$17]^[.A580]" office:value-type="float" office:value="0.00000000286287203101201" calcext:value-type="float">
            <text:p>2.86287203101201E-09</text:p>
          </table:table-cell>
          <table:table-cell table:formula="of:=[.$L$17]^[.A580]" office:value-type="float" office:value="0.000209952850123482" calcext:value-type="float">
            <text:p>0.000209952850123</text:p>
          </table:table-cell>
          <table:table-cell table:formula="of:=[.$M$17]^[.A580]" office:value-type="float" office:value="0.0000000000150749005418855" calcext:value-type="float">
            <text:p>1.50749005418855E-11</text:p>
          </table:table-cell>
          <table:table-cell table:formula="of:=[.$N$17]^[.A580]" office:value-type="float" office:value="0.431208534612787" calcext:value-type="float">
            <text:p>0.431208534612787</text:p>
          </table:table-cell>
          <table:table-cell table:formula="of:=SUM([.B580:.N580])" office:value-type="float" office:value="1.91075146281483" calcext:value-type="float">
            <text:p>1.91075146281483</text:p>
          </table:table-cell>
          <table:table-cell table:formula="of:=13-[.O580]" office:value-type="float" office:value="11.0892485371852" calcext:value-type="float">
            <text:p>11.089248537185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B$17]^[.A581]" office:value-type="float" office:value="2.51870476288717E-040" calcext:value-type="float">
            <text:p>2.51870476288717E-40</text:p>
          </table:table-cell>
          <table:table-cell table:formula="of:=[.$C$17]^[.A581]" office:value-type="float" office:value="0.0000000375867387658592" calcext:value-type="float">
            <text:p>3.75867387658592E-08</text:p>
          </table:table-cell>
          <table:table-cell table:formula="of:=[.$D$17]^[.A581]" office:value-type="float" office:value="3.38396177441193E-223" calcext:value-type="float">
            <text:p>3.38396177441193E-223</text:p>
          </table:table-cell>
          <table:table-cell table:formula="of:=[.$E$17]^[.A581]" office:value-type="float" office:value="0.430565898942723" calcext:value-type="float">
            <text:p>0.430565898942723</text:p>
          </table:table-cell>
          <table:table-cell table:formula="of:=[.$F$17]^[.A581]" office:value-type="float" office:value="0.000000000000422142990088992" calcext:value-type="float">
            <text:p>4.22142990088992E-13</text:p>
          </table:table-cell>
          <table:table-cell table:formula="of:=[.$G$17]^[.A581]" office:value-type="float" office:value="0.430565898942723" calcext:value-type="float">
            <text:p>0.430565898942723</text:p>
          </table:table-cell>
          <table:table-cell table:formula="of:=[.$H$17]^[.A581]" office:value-type="float" office:value="0.185153805810551" calcext:value-type="float">
            <text:p>0.185153805810551</text:p>
          </table:table-cell>
          <table:table-cell table:formula="of:=[.$I$17]^[.A581]" office:value-type="float" office:value="0.430565898942723" calcext:value-type="float">
            <text:p>0.430565898942723</text:p>
          </table:table-cell>
          <table:table-cell table:formula="of:=[.$J$17]^[.A581]" office:value-type="float" office:value="9.96621390690923E-020" calcext:value-type="float">
            <text:p>9.96621390690923E-20</text:p>
          </table:table-cell>
          <table:table-cell table:formula="of:=[.$K$17]^[.A581]" office:value-type="float" office:value="0.0000000027647407989505" calcext:value-type="float">
            <text:p>2.7647407989505E-09</text:p>
          </table:table-cell>
          <table:table-cell table:formula="of:=[.$L$17]^[.A581]" office:value-type="float" office:value="0.000206823895576188" calcext:value-type="float">
            <text:p>0.000206823895576</text:p>
          </table:table-cell>
          <table:table-cell table:formula="of:=[.$M$17]^[.A581]" office:value-type="float" office:value="0.0000000000144233772695834" calcext:value-type="float">
            <text:p>1.44233772695834E-11</text:p>
          </table:table-cell>
          <table:table-cell table:formula="of:=[.$N$17]^[.A581]" office:value-type="float" office:value="0.430565898942723" calcext:value-type="float">
            <text:p>0.430565898942723</text:p>
          </table:table-cell>
          <table:table-cell table:formula="of:=SUM([.B581:.N581])" office:value-type="float" office:value="1.90762426584334" calcext:value-type="float">
            <text:p>1.90762426584334</text:p>
          </table:table-cell>
          <table:table-cell table:formula="of:=13-[.O581]" office:value-type="float" office:value="11.0923757341567" calcext:value-type="float">
            <text:p>11.092375734156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B$17]^[.A582]" office:value-type="float" office:value="2.14333892639132E-040" calcext:value-type="float">
            <text:p>2.14333892639132E-40</text:p>
          </table:table-cell>
          <table:table-cell table:formula="of:=[.$C$17]^[.A582]" office:value-type="float" office:value="0.0000000364664186834193" calcext:value-type="float">
            <text:p>3.64664186834193E-08</text:p>
          </table:table-cell>
          <table:table-cell table:formula="of:=[.$D$17]^[.A582]" office:value-type="float" office:value="1.36669693124535E-223" calcext:value-type="float">
            <text:p>1.36669693124535E-223</text:p>
          </table:table-cell>
          <table:table-cell table:formula="of:=[.$E$17]^[.A582]" office:value-type="float" office:value="0.429924221000931" calcext:value-type="float">
            <text:p>0.429924221000931</text:p>
          </table:table-cell>
          <table:table-cell table:formula="of:=[.$F$17]^[.A582]" office:value-type="float" office:value="0.000000000000401381859428878" calcext:value-type="float">
            <text:p>4.01381859428878E-13</text:p>
          </table:table-cell>
          <table:table-cell table:formula="of:=[.$G$17]^[.A582]" office:value-type="float" office:value="0.429924221000931" calcext:value-type="float">
            <text:p>0.429924221000931</text:p>
          </table:table-cell>
          <table:table-cell table:formula="of:=[.$H$17]^[.A582]" office:value-type="float" office:value="0.184601931575646" calcext:value-type="float">
            <text:p>0.184601931575646</text:p>
          </table:table-cell>
          <table:table-cell table:formula="of:=[.$I$17]^[.A582]" office:value-type="float" office:value="0.429924221000931" calcext:value-type="float">
            <text:p>0.429924221000931</text:p>
          </table:table-cell>
          <table:table-cell table:formula="of:=[.$J$17]^[.A582]" office:value-type="float" office:value="9.22357501667754E-020" calcext:value-type="float">
            <text:p>9.22357501667754E-20</text:p>
          </table:table-cell>
          <table:table-cell table:formula="of:=[.$K$17]^[.A582]" office:value-type="float" office:value="0.00000000266997323058111" calcext:value-type="float">
            <text:p>2.66997323058111E-09</text:p>
          </table:table-cell>
          <table:table-cell table:formula="of:=[.$L$17]^[.A582]" office:value-type="float" office:value="0.000203741572244203" calcext:value-type="float">
            <text:p>0.000203741572244</text:p>
          </table:table-cell>
          <table:table-cell table:formula="of:=[.$M$17]^[.A582]" office:value-type="float" office:value="0.0000000000138000122311066" calcext:value-type="float">
            <text:p>1.38000122311066E-11</text:p>
          </table:table-cell>
          <table:table-cell table:formula="of:=[.$N$17]^[.A582]" office:value-type="float" office:value="0.429924221000931" calcext:value-type="float">
            <text:p>0.429924221000931</text:p>
          </table:table-cell>
          <table:table-cell table:formula="of:=SUM([.B582:.N582])" office:value-type="float" office:value="1.90450259630221" calcext:value-type="float">
            <text:p>1.90450259630221</text:p>
          </table:table-cell>
          <table:table-cell table:formula="of:=13-[.O582]" office:value-type="float" office:value="11.0954974036978" calcext:value-type="float">
            <text:p>11.095497403697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B$17]^[.A583]" office:value-type="float" office:value="1.82391434719738E-040" calcext:value-type="float">
            <text:p>1.82391434719738E-40</text:p>
          </table:table-cell>
          <table:table-cell table:formula="of:=[.$C$17]^[.A583]" office:value-type="float" office:value="0.0000000353794911518717" calcext:value-type="float">
            <text:p>3.53794911518717E-08</text:p>
          </table:table-cell>
          <table:table-cell table:formula="of:=[.$D$17]^[.A583]" office:value-type="float" office:value="5.51974468505947E-224" calcext:value-type="float">
            <text:p>5.51974468505947E-224</text:p>
          </table:table-cell>
          <table:table-cell table:formula="of:=[.$E$17]^[.A583]" office:value-type="float" office:value="0.429283499360095" calcext:value-type="float">
            <text:p>0.429283499360095</text:p>
          </table:table-cell>
          <table:table-cell table:formula="of:=[.$F$17]^[.A583]" office:value-type="float" office:value="0.000000000000381641767981556" calcext:value-type="float">
            <text:p>3.81641767981556E-13</text:p>
          </table:table-cell>
          <table:table-cell table:formula="of:=[.$G$17]^[.A583]" office:value-type="float" office:value="0.429283499360095" calcext:value-type="float">
            <text:p>0.429283499360095</text:p>
          </table:table-cell>
          <table:table-cell table:formula="of:=[.$H$17]^[.A583]" office:value-type="float" office:value="0.184051702271396" calcext:value-type="float">
            <text:p>0.184051702271396</text:p>
          </table:table-cell>
          <table:table-cell table:formula="of:=[.$I$17]^[.A583]" office:value-type="float" office:value="0.429283499360095" calcext:value-type="float">
            <text:p>0.429283499360095</text:p>
          </table:table-cell>
          <table:table-cell table:formula="of:=[.$J$17]^[.A583]" office:value-type="float" office:value="8.53627434479397E-020" calcext:value-type="float">
            <text:p>8.53627434479397E-20</text:p>
          </table:table-cell>
          <table:table-cell table:formula="of:=[.$K$17]^[.A583]" office:value-type="float" office:value="0.00000000257845402893675" calcext:value-type="float">
            <text:p>2.57845402893675E-09</text:p>
          </table:table-cell>
          <table:table-cell table:formula="of:=[.$L$17]^[.A583]" office:value-type="float" office:value="0.00020070518517648" calcext:value-type="float">
            <text:p>0.000200705185176</text:p>
          </table:table-cell>
          <table:table-cell table:formula="of:=[.$M$17]^[.A583]" office:value-type="float" office:value="0.0000000000132035884536072" calcext:value-type="float">
            <text:p>1.32035884536072E-11</text:p>
          </table:table-cell>
          <table:table-cell table:formula="of:=[.$N$17]^[.A583]" office:value-type="float" office:value="0.429283499360095" calcext:value-type="float">
            <text:p>0.429283499360095</text:p>
          </table:table-cell>
          <table:table-cell table:formula="of:=SUM([.B583:.N583])" office:value-type="float" office:value="1.90138644286848" calcext:value-type="float">
            <text:p>1.90138644286848</text:p>
          </table:table-cell>
          <table:table-cell table:formula="of:=13-[.O583]" office:value-type="float" office:value="11.0986135571315" calcext:value-type="float">
            <text:p>11.09861355713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B$17]^[.A584]" office:value-type="float" office:value="1.55209402719777E-040" calcext:value-type="float">
            <text:p>1.55209402719777E-40</text:p>
          </table:table-cell>
          <table:table-cell table:formula="of:=[.$C$17]^[.A584]" office:value-type="float" office:value="0.0000000343249608641856" calcext:value-type="float">
            <text:p>3.43249608641856E-08</text:p>
          </table:table-cell>
          <table:table-cell table:formula="of:=[.$D$17]^[.A584]" office:value-type="float" office:value="2.22928585641001E-224" calcext:value-type="float">
            <text:p>2.22928585641001E-224</text:p>
          </table:table-cell>
          <table:table-cell table:formula="of:=[.$E$17]^[.A584]" office:value-type="float" office:value="0.428643732595027" calcext:value-type="float">
            <text:p>0.428643732595027</text:p>
          </table:table-cell>
          <table:table-cell table:formula="of:=[.$F$17]^[.A584]" office:value-type="float" office:value="0.000000000000362872500703774" calcext:value-type="float">
            <text:p>3.62872500703774E-13</text:p>
          </table:table-cell>
          <table:table-cell table:formula="of:=[.$G$17]^[.A584]" office:value-type="float" office:value="0.428643732595027" calcext:value-type="float">
            <text:p>0.428643732595027</text:p>
          </table:table-cell>
          <table:table-cell table:formula="of:=[.$H$17]^[.A584]" office:value-type="float" office:value="0.18350311299488" calcext:value-type="float">
            <text:p>0.18350311299488</text:p>
          </table:table-cell>
          <table:table-cell table:formula="of:=[.$I$17]^[.A584]" office:value-type="float" office:value="0.428643732595027" calcext:value-type="float">
            <text:p>0.428643732595027</text:p>
          </table:table-cell>
          <table:table-cell table:formula="of:=[.$J$17]^[.A584]" office:value-type="float" office:value="7.9001883280433E-020" calcext:value-type="float">
            <text:p>7.9001883280433E-20</text:p>
          </table:table-cell>
          <table:table-cell table:formula="of:=[.$K$17]^[.A584]" office:value-type="float" office:value="0.00000000249007184910733" calcext:value-type="float">
            <text:p>2.49007184910733E-09</text:p>
          </table:table-cell>
          <table:table-cell table:formula="of:=[.$L$17]^[.A584]" office:value-type="float" office:value="0.000197714049778917" calcext:value-type="float">
            <text:p>0.000197714049779</text:p>
          </table:table-cell>
          <table:table-cell table:formula="of:=[.$M$17]^[.A584]" office:value-type="float" office:value="0.0000000000126329415606794" calcext:value-type="float">
            <text:p>1.26329415606794E-11</text:p>
          </table:table-cell>
          <table:table-cell table:formula="of:=[.$N$17]^[.A584]" office:value-type="float" office:value="0.428643732595027" calcext:value-type="float">
            <text:p>0.428643732595027</text:p>
          </table:table-cell>
          <table:table-cell table:formula="of:=SUM([.B584:.N584])" office:value-type="float" office:value="1.8982757942528" calcext:value-type="float">
            <text:p>1.8982757942528</text:p>
          </table:table-cell>
          <table:table-cell table:formula="of:=13-[.O584]" office:value-type="float" office:value="11.1017242057472" calcext:value-type="float">
            <text:p>11.10172420574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B$17]^[.A585]" office:value-type="float" office:value="1.3207834419224E-040" calcext:value-type="float">
            <text:p>1.3207834419224E-40</text:p>
          </table:table-cell>
          <table:table-cell table:formula="of:=[.$C$17]^[.A585]" office:value-type="float" office:value="0.0000000333018621797091" calcext:value-type="float">
            <text:p>3.33018621797091E-08</text:p>
          </table:table-cell>
          <table:table-cell table:formula="of:=[.$D$17]^[.A585]" office:value-type="float" office:value="9.0035240996589E-225" calcext:value-type="float">
            <text:p>9.0035240996589E-225</text:p>
          </table:table-cell>
          <table:table-cell table:formula="of:=[.$E$17]^[.A585]" office:value-type="float" office:value="0.428004919282665" calcext:value-type="float">
            <text:p>0.428004919282665</text:p>
          </table:table-cell>
          <table:table-cell table:formula="of:=[.$F$17]^[.A585]" office:value-type="float" office:value="0.000000000000345026312144572" calcext:value-type="float">
            <text:p>3.45026312144572E-13</text:p>
          </table:table-cell>
          <table:table-cell table:formula="of:=[.$G$17]^[.A585]" office:value-type="float" office:value="0.428004919282665" calcext:value-type="float">
            <text:p>0.428004919282665</text:p>
          </table:table-cell>
          <table:table-cell table:formula="of:=[.$H$17]^[.A585]" office:value-type="float" office:value="0.182956158857786" calcext:value-type="float">
            <text:p>0.182956158857786</text:p>
          </table:table-cell>
          <table:table-cell table:formula="of:=[.$I$17]^[.A585]" office:value-type="float" office:value="0.428004919282665" calcext:value-type="float">
            <text:p>0.428004919282665</text:p>
          </table:table-cell>
          <table:table-cell table:formula="of:=[.$J$17]^[.A585]" office:value-type="float" office:value="7.31150067319656E-020" calcext:value-type="float">
            <text:p>7.31150067319656E-20</text:p>
          </table:table-cell>
          <table:table-cell table:formula="of:=[.$K$17]^[.A585]" office:value-type="float" office:value="0.00000000240471916277429" calcext:value-type="float">
            <text:p>2.40471916277429E-09</text:p>
          </table:table-cell>
          <table:table-cell table:formula="of:=[.$L$17]^[.A585]" office:value-type="float" office:value="0.000194767491660006" calcext:value-type="float">
            <text:p>0.00019476749166</text:p>
          </table:table-cell>
          <table:table-cell table:formula="of:=[.$M$17]^[.A585]" office:value-type="float" office:value="0.0000000000120869574991895" calcext:value-type="float">
            <text:p>1.20869574991895E-11</text:p>
          </table:table-cell>
          <table:table-cell table:formula="of:=[.$N$17]^[.A585]" office:value-type="float" office:value="0.428004919282665" calcext:value-type="float">
            <text:p>0.428004919282665</text:p>
          </table:table-cell>
          <table:table-cell table:formula="of:=SUM([.B585:.N585])" office:value-type="float" office:value="1.89517063919912" calcext:value-type="float">
            <text:p>1.89517063919912</text:p>
          </table:table-cell>
          <table:table-cell table:formula="of:=13-[.O585]" office:value-type="float" office:value="11.1048293608009" calcext:value-type="float">
            <text:p>11.104829360800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B$17]^[.A586]" office:value-type="float" office:value="1.1239453730815E-040" calcext:value-type="float">
            <text:p>1.1239453730815E-40</text:p>
          </table:table-cell>
          <table:table-cell table:formula="of:=[.$C$17]^[.A586]" office:value-type="float" office:value="0.0000000323092582399264" calcext:value-type="float">
            <text:p>3.23092582399264E-08</text:p>
          </table:table-cell>
          <table:table-cell table:formula="of:=[.$D$17]^[.A586]" office:value-type="float" office:value="3.63629661849115E-225" calcext:value-type="float">
            <text:p>3.63629661849115E-225</text:p>
          </table:table-cell>
          <table:table-cell table:formula="of:=[.$E$17]^[.A586]" office:value-type="float" office:value="0.427367058002065" calcext:value-type="float">
            <text:p>0.427367058002065</text:p>
          </table:table-cell>
          <table:table-cell table:formula="of:=[.$F$17]^[.A586]" office:value-type="float" office:value="0.000000000000328057804989921" calcext:value-type="float">
            <text:p>3.28057804989921E-13</text:p>
          </table:table-cell>
          <table:table-cell table:formula="of:=[.$G$17]^[.A586]" office:value-type="float" office:value="0.427367058002065" calcext:value-type="float">
            <text:p>0.427367058002065</text:p>
          </table:table-cell>
          <table:table-cell table:formula="of:=[.$H$17]^[.A586]" office:value-type="float" office:value="0.182410834986377" calcext:value-type="float">
            <text:p>0.182410834986377</text:p>
          </table:table-cell>
          <table:table-cell table:formula="of:=[.$I$17]^[.A586]" office:value-type="float" office:value="0.427367058002065" calcext:value-type="float">
            <text:p>0.427367058002065</text:p>
          </table:table-cell>
          <table:table-cell table:formula="of:=[.$J$17]^[.A586]" office:value-type="float" office:value="6.76667946058877E-020" calcext:value-type="float">
            <text:p>6.76667946058877E-20</text:p>
          </table:table-cell>
          <table:table-cell table:formula="of:=[.$K$17]^[.A586]" office:value-type="float" office:value="0.00000000232229212738859" calcext:value-type="float">
            <text:p>2.32229212738859E-09</text:p>
          </table:table-cell>
          <table:table-cell table:formula="of:=[.$L$17]^[.A586]" office:value-type="float" office:value="0.000191864846478784" calcext:value-type="float">
            <text:p>0.000191864846479</text:p>
          </table:table-cell>
          <table:table-cell table:formula="of:=[.$M$17]^[.A586]" office:value-type="float" office:value="0.0000000000115645703643512" calcext:value-type="float">
            <text:p>1.15645703643512E-11</text:p>
          </table:table-cell>
          <table:table-cell table:formula="of:=[.$N$17]^[.A586]" office:value-type="float" office:value="0.427367058002065" calcext:value-type="float">
            <text:p>0.427367058002065</text:p>
          </table:table-cell>
          <table:table-cell table:formula="of:=SUM([.B586:.N586])" office:value-type="float" office:value="1.89207096648456" calcext:value-type="float">
            <text:p>1.89207096648456</text:p>
          </table:table-cell>
          <table:table-cell table:formula="of:=13-[.O586]" office:value-type="float" office:value="11.1079290335154" calcext:value-type="float">
            <text:p>11.107929033515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B$17]^[.A587]" office:value-type="float" office:value="9.56442336854751E-041" calcext:value-type="float">
            <text:p>9.56442336854751E-41</text:p>
          </table:table-cell>
          <table:table-cell table:formula="of:=[.$C$17]^[.A587]" office:value-type="float" office:value="0.0000000313462401105694" calcext:value-type="float">
            <text:p>3.13462401105694E-08</text:p>
          </table:table-cell>
          <table:table-cell table:formula="of:=[.$D$17]^[.A587]" office:value-type="float" office:value="1.46860861939061E-225" calcext:value-type="float">
            <text:p>1.46860861939061E-225</text:p>
          </table:table-cell>
          <table:table-cell table:formula="of:=[.$E$17]^[.A587]" office:value-type="float" office:value="0.426730147334402" calcext:value-type="float">
            <text:p>0.426730147334402</text:p>
          </table:table-cell>
          <table:table-cell table:formula="of:=[.$F$17]^[.A587]" office:value-type="float" office:value="0.00000000000031192381458058" calcext:value-type="float">
            <text:p>3.1192381458058E-13</text:p>
          </table:table-cell>
          <table:table-cell table:formula="of:=[.$G$17]^[.A587]" office:value-type="float" office:value="0.426730147334402" calcext:value-type="float">
            <text:p>0.426730147334402</text:p>
          </table:table-cell>
          <table:table-cell table:formula="of:=[.$H$17]^[.A587]" office:value-type="float" office:value="0.18186713652144" calcext:value-type="float">
            <text:p>0.18186713652144</text:p>
          </table:table-cell>
          <table:table-cell table:formula="of:=[.$I$17]^[.A587]" office:value-type="float" office:value="0.426730147334402" calcext:value-type="float">
            <text:p>0.426730147334402</text:p>
          </table:table-cell>
          <table:table-cell table:formula="of:=[.$J$17]^[.A587]" office:value-type="float" office:value="6.26245595383849E-020" calcext:value-type="float">
            <text:p>6.26245595383849E-20</text:p>
          </table:table-cell>
          <table:table-cell table:formula="of:=[.$K$17]^[.A587]" office:value-type="float" office:value="0.00000000224269045983279" calcext:value-type="float">
            <text:p>2.24269045983279E-09</text:p>
          </table:table-cell>
          <table:table-cell table:formula="of:=[.$L$17]^[.A587]" office:value-type="float" office:value="0.000189005459795047" calcext:value-type="float">
            <text:p>0.000189005459795</text:p>
          </table:table-cell>
          <table:table-cell table:formula="of:=[.$M$17]^[.A587]" office:value-type="float" office:value="0.000000000011064760318798" calcext:value-type="float">
            <text:p>1.1064760318798E-11</text:p>
          </table:table-cell>
          <table:table-cell table:formula="of:=[.$N$17]^[.A587]" office:value-type="float" office:value="0.426730147334402" calcext:value-type="float">
            <text:p>0.426730147334402</text:p>
          </table:table-cell>
          <table:table-cell table:formula="of:=SUM([.B587:.N587])" office:value-type="float" office:value="1.88897676491915" calcext:value-type="float">
            <text:p>1.88897676491915</text:p>
          </table:table-cell>
          <table:table-cell table:formula="of:=13-[.O587]" office:value-type="float" office:value="11.1110232350809" calcext:value-type="float">
            <text:p>11.111023235080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B$17]^[.A588]" office:value-type="float" office:value="8.13902495296666E-041" calcext:value-type="float">
            <text:p>8.13902495296666E-41</text:p>
          </table:table-cell>
          <table:table-cell table:formula="of:=[.$C$17]^[.A588]" office:value-type="float" office:value="0.0000000304119259493006" calcext:value-type="float">
            <text:p>3.04119259493006E-08</text:p>
          </table:table-cell>
          <table:table-cell table:formula="of:=[.$D$17]^[.A588]" office:value-type="float" office:value="5.93134032570575E-226" calcext:value-type="float">
            <text:p>5.93134032570575E-226</text:p>
          </table:table-cell>
          <table:table-cell table:formula="of:=[.$E$17]^[.A588]" office:value-type="float" office:value="0.426094185862964" calcext:value-type="float">
            <text:p>0.426094185862964</text:p>
          </table:table-cell>
          <table:table-cell table:formula="of:=[.$F$17]^[.A588]" office:value-type="float" office:value="0.000000000000296583299109404" calcext:value-type="float">
            <text:p>2.96583299109404E-13</text:p>
          </table:table-cell>
          <table:table-cell table:formula="of:=[.$G$17]^[.A588]" office:value-type="float" office:value="0.426094185862964" calcext:value-type="float">
            <text:p>0.426094185862964</text:p>
          </table:table-cell>
          <table:table-cell table:formula="of:=[.$H$17]^[.A588]" office:value-type="float" office:value="0.181325058618246" calcext:value-type="float">
            <text:p>0.181325058618246</text:p>
          </table:table-cell>
          <table:table-cell table:formula="of:=[.$I$17]^[.A588]" office:value-type="float" office:value="0.426094185862964" calcext:value-type="float">
            <text:p>0.426094185862964</text:p>
          </table:table-cell>
          <table:table-cell table:formula="of:=[.$J$17]^[.A588]" office:value-type="float" office:value="5.79580498857482E-020" calcext:value-type="float">
            <text:p>5.79580498857482E-20</text:p>
          </table:table-cell>
          <table:table-cell table:formula="of:=[.$K$17]^[.A588]" office:value-type="float" office:value="0.00000000216581731441379" calcext:value-type="float">
            <text:p>2.16581731441379E-09</text:p>
          </table:table-cell>
          <table:table-cell table:formula="of:=[.$L$17]^[.A588]" office:value-type="float" office:value="0.000186188686921797" calcext:value-type="float">
            <text:p>0.000186188686922</text:p>
          </table:table-cell>
          <table:table-cell table:formula="of:=[.$M$17]^[.A588]" office:value-type="float" office:value="0.0000000000105865516015922" calcext:value-type="float">
            <text:p>1.05865516015922E-11</text:p>
          </table:table-cell>
          <table:table-cell table:formula="of:=[.$N$17]^[.A588]" office:value-type="float" office:value="0.426094185862964" calcext:value-type="float">
            <text:p>0.426094185862964</text:p>
          </table:table-cell>
          <table:table-cell table:formula="of:=SUM([.B588:.N588])" office:value-type="float" office:value="1.88588802334565" calcext:value-type="float">
            <text:p>1.88588802334565</text:p>
          </table:table-cell>
          <table:table-cell table:formula="of:=13-[.O588]" office:value-type="float" office:value="11.1141119766543" calcext:value-type="float">
            <text:p>11.114111976654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B$17]^[.A589]" office:value-type="float" office:value="6.9260555113919E-041" calcext:value-type="float">
            <text:p>6.9260555113919E-41</text:p>
          </table:table-cell>
          <table:table-cell table:formula="of:=[.$C$17]^[.A589]" office:value-type="float" office:value="0.0000000295054601982037" calcext:value-type="float">
            <text:p>2.95054601982037E-08</text:p>
          </table:table-cell>
          <table:table-cell table:formula="of:=[.$D$17]^[.A589]" office:value-type="float" office:value="2.39551896910023E-226" calcext:value-type="float">
            <text:p>2.39551896910023E-226</text:p>
          </table:table-cell>
          <table:table-cell table:formula="of:=[.$E$17]^[.A589]" office:value-type="float" office:value="0.425459172173154" calcext:value-type="float">
            <text:p>0.425459172173154</text:p>
          </table:table-cell>
          <table:table-cell table:formula="of:=[.$F$17]^[.A589]" office:value-type="float" office:value="0.000000000000281997235218777" calcext:value-type="float">
            <text:p>2.81997235218777E-13</text:p>
          </table:table-cell>
          <table:table-cell table:formula="of:=[.$G$17]^[.A589]" office:value-type="float" office:value="0.425459172173154" calcext:value-type="float">
            <text:p>0.425459172173154</text:p>
          </table:table-cell>
          <table:table-cell table:formula="of:=[.$H$17]^[.A589]" office:value-type="float" office:value="0.180784596446508" calcext:value-type="float">
            <text:p>0.180784596446508</text:p>
          </table:table-cell>
          <table:table-cell table:formula="of:=[.$I$17]^[.A589]" office:value-type="float" office:value="0.425459172173154" calcext:value-type="float">
            <text:p>0.425459172173154</text:p>
          </table:table-cell>
          <table:table-cell table:formula="of:=[.$J$17]^[.A589]" office:value-type="float" office:value="5.36392682251112E-020" calcext:value-type="float">
            <text:p>5.36392682251112E-20</text:p>
          </table:table-cell>
          <table:table-cell table:formula="of:=[.$K$17]^[.A589]" office:value-type="float" office:value="0.00000000209157916503746" calcext:value-type="float">
            <text:p>2.09157916503746E-09</text:p>
          </table:table-cell>
          <table:table-cell table:formula="of:=[.$L$17]^[.A589]" office:value-type="float" office:value="0.000183413892779892" calcext:value-type="float">
            <text:p>0.00018341389278</text:p>
          </table:table-cell>
          <table:table-cell table:formula="of:=[.$M$17]^[.A589]" office:value-type="float" office:value="0.0000000000101290106232819" calcext:value-type="float">
            <text:p>1.01290106232819E-11</text:p>
          </table:table-cell>
          <table:table-cell table:formula="of:=[.$N$17]^[.A589]" office:value-type="float" office:value="0.425459172173154" calcext:value-type="float">
            <text:p>0.425459172173154</text:p>
          </table:table-cell>
          <table:table-cell table:formula="of:=SUM([.B589:.N589])" office:value-type="float" office:value="1.88280473063935" calcext:value-type="float">
            <text:p>1.88280473063935</text:p>
          </table:table-cell>
          <table:table-cell table:formula="of:=13-[.O589]" office:value-type="float" office:value="11.1171952693606" calcext:value-type="float">
            <text:p>11.117195269360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B$17]^[.A590]" office:value-type="float" office:value="5.89385647839758E-041" calcext:value-type="float">
            <text:p>5.89385647839758E-41</text:p>
          </table:table-cell>
          <table:table-cell table:formula="of:=[.$C$17]^[.A590]" office:value-type="float" office:value="0.0000000286260128003437" calcext:value-type="float">
            <text:p>2.86260128003437E-08</text:p>
          </table:table-cell>
          <table:table-cell table:formula="of:=[.$D$17]^[.A590]" office:value-type="float" office:value="9.67489777386234E-227" calcext:value-type="float">
            <text:p>9.67489777386234E-227</text:p>
          </table:table-cell>
          <table:table-cell table:formula="of:=[.$E$17]^[.A590]" office:value-type="float" office:value="0.424825104852478" calcext:value-type="float">
            <text:p>0.424825104852478</text:p>
          </table:table-cell>
          <table:table-cell table:formula="of:=[.$F$17]^[.A590]" office:value-type="float" office:value="0.000000000000268128518732608" calcext:value-type="float">
            <text:p>2.68128518732608E-13</text:p>
          </table:table-cell>
          <table:table-cell table:formula="of:=[.$G$17]^[.A590]" office:value-type="float" office:value="0.424825104852478" calcext:value-type="float">
            <text:p>0.424825104852478</text:p>
          </table:table-cell>
          <table:table-cell table:formula="of:=[.$H$17]^[.A590]" office:value-type="float" office:value="0.180245745190333" calcext:value-type="float">
            <text:p>0.180245745190333</text:p>
          </table:table-cell>
          <table:table-cell table:formula="of:=[.$I$17]^[.A590]" office:value-type="float" office:value="0.424825104852478" calcext:value-type="float">
            <text:p>0.424825104852478</text:p>
          </table:table-cell>
          <table:table-cell table:formula="of:=[.$J$17]^[.A590]" office:value-type="float" office:value="4.96423033797229E-020" calcext:value-type="float">
            <text:p>4.96423033797229E-20</text:p>
          </table:table-cell>
          <table:table-cell table:formula="of:=[.$K$17]^[.A590]" office:value-type="float" office:value="0.00000000201988569142217" calcext:value-type="float">
            <text:p>2.01988569142217E-09</text:p>
          </table:table-cell>
          <table:table-cell table:formula="of:=[.$L$17]^[.A590]" office:value-type="float" office:value="0.000180680451754857" calcext:value-type="float">
            <text:p>0.000180680451755</text:p>
          </table:table-cell>
          <table:table-cell table:formula="of:=[.$M$17]^[.A590]" office:value-type="float" office:value="0.00000000000969124414328911" calcext:value-type="float">
            <text:p>9.69124414328911E-12</text:p>
          </table:table-cell>
          <table:table-cell table:formula="of:=[.$N$17]^[.A590]" office:value-type="float" office:value="0.424825104852478" calcext:value-type="float">
            <text:p>0.424825104852478</text:p>
          </table:table-cell>
          <table:table-cell table:formula="of:=SUM([.B590:.N590])" office:value-type="float" office:value="1.87972687570786" calcext:value-type="float">
            <text:p>1.87972687570786</text:p>
          </table:table-cell>
          <table:table-cell table:formula="of:=13-[.O590]" office:value-type="float" office:value="11.1202731242921" calcext:value-type="float">
            <text:p>11.12027312429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B$17]^[.A591]" office:value-type="float" office:value="5.01548740561106E-041" calcext:value-type="float">
            <text:p>5.01548740561106E-41</text:p>
          </table:table-cell>
          <table:table-cell table:formula="of:=[.$C$17]^[.A591]" office:value-type="float" office:value="0.0000000277727784396777" calcext:value-type="float">
            <text:p>2.77727784396777E-08</text:p>
          </table:table-cell>
          <table:table-cell table:formula="of:=[.$D$17]^[.A591]" office:value-type="float" office:value="3.90744753609045E-227" calcext:value-type="float">
            <text:p>3.90744753609045E-227</text:p>
          </table:table-cell>
          <table:table-cell table:formula="of:=[.$E$17]^[.A591]" office:value-type="float" office:value="0.424191982490552" calcext:value-type="float">
            <text:p>0.424191982490552</text:p>
          </table:table-cell>
          <table:table-cell table:formula="of:=[.$F$17]^[.A591]" office:value-type="float" office:value="0.000000000000254941870270348" calcext:value-type="float">
            <text:p>2.54941870270348E-13</text:p>
          </table:table-cell>
          <table:table-cell table:formula="of:=[.$G$17]^[.A591]" office:value-type="float" office:value="0.424191982490552" calcext:value-type="float">
            <text:p>0.424191982490552</text:p>
          </table:table-cell>
          <table:table-cell table:formula="of:=[.$H$17]^[.A591]" office:value-type="float" office:value="0.179708500048186" calcext:value-type="float">
            <text:p>0.179708500048186</text:p>
          </table:table-cell>
          <table:table-cell table:formula="of:=[.$I$17]^[.A591]" office:value-type="float" office:value="0.424191982490552" calcext:value-type="float">
            <text:p>0.424191982490552</text:p>
          </table:table-cell>
          <table:table-cell table:formula="of:=[.$J$17]^[.A591]" office:value-type="float" office:value="4.59431749609656E-020" calcext:value-type="float">
            <text:p>4.59431749609656E-20</text:p>
          </table:table-cell>
          <table:table-cell table:formula="of:=[.$K$17]^[.A591]" office:value-type="float" office:value="0.00000000195064966921247" calcext:value-type="float">
            <text:p>1.95064966921247E-09</text:p>
          </table:table-cell>
          <table:table-cell table:formula="of:=[.$L$17]^[.A591]" office:value-type="float" office:value="0.000177987747555828" calcext:value-type="float">
            <text:p>0.000177987747556</text:p>
          </table:table-cell>
          <table:table-cell table:formula="of:=[.$M$17]^[.A591]" office:value-type="float" office:value="0.00000000000927239752606797" calcext:value-type="float">
            <text:p>9.27239752606797E-12</text:p>
          </table:table-cell>
          <table:table-cell table:formula="of:=[.$N$17]^[.A591]" office:value-type="float" office:value="0.424191982490552" calcext:value-type="float">
            <text:p>0.424191982490552</text:p>
          </table:table-cell>
          <table:table-cell table:formula="of:=SUM([.B591:.N591])" office:value-type="float" office:value="1.87665444749091" calcext:value-type="float">
            <text:p>1.87665444749091</text:p>
          </table:table-cell>
          <table:table-cell table:formula="of:=13-[.O591]" office:value-type="float" office:value="11.1233455525091" calcext:value-type="float">
            <text:p>11.123345552509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B$17]^[.A592]" office:value-type="float" office:value="4.2680228146109E-041" calcext:value-type="float">
            <text:p>4.2680228146109E-41</text:p>
          </table:table-cell>
          <table:table-cell table:formula="of:=[.$C$17]^[.A592]" office:value-type="float" office:value="0.0000000269449758036218" calcext:value-type="float">
            <text:p>2.69449758036218E-08</text:p>
          </table:table-cell>
          <table:table-cell table:formula="of:=[.$D$17]^[.A592]" office:value-type="float" office:value="1.57811964572356E-227" calcext:value-type="float">
            <text:p>1.57811964572356E-227</text:p>
          </table:table-cell>
          <table:table-cell table:formula="of:=[.$E$17]^[.A592]" office:value-type="float" office:value="0.423559803679091" calcext:value-type="float">
            <text:p>0.423559803679091</text:p>
          </table:table-cell>
          <table:table-cell table:formula="of:=[.$F$17]^[.A592]" office:value-type="float" office:value="0.000000000000242403745502954" calcext:value-type="float">
            <text:p>2.42403745502954E-13</text:p>
          </table:table-cell>
          <table:table-cell table:formula="of:=[.$G$17]^[.A592]" office:value-type="float" office:value="0.423559803679091" calcext:value-type="float">
            <text:p>0.423559803679091</text:p>
          </table:table-cell>
          <table:table-cell table:formula="of:=[.$H$17]^[.A592]" office:value-type="float" office:value="0.179172856232841" calcext:value-type="float">
            <text:p>0.179172856232841</text:p>
          </table:table-cell>
          <table:table-cell table:formula="of:=[.$I$17]^[.A592]" office:value-type="float" office:value="0.423559803679091" calcext:value-type="float">
            <text:p>0.423559803679091</text:p>
          </table:table-cell>
          <table:table-cell table:formula="of:=[.$J$17]^[.A592]" office:value-type="float" office:value="4.25196894944257E-020" calcext:value-type="float">
            <text:p>4.25196894944257E-20</text:p>
          </table:table-cell>
          <table:table-cell table:formula="of:=[.$K$17]^[.A592]" office:value-type="float" office:value="0.00000000188378686385943" calcext:value-type="float">
            <text:p>1.88378686385943E-09</text:p>
          </table:table-cell>
          <table:table-cell table:formula="of:=[.$L$17]^[.A592]" office:value-type="float" office:value="0.000175335173076605" calcext:value-type="float">
            <text:p>0.000175335173077</text:p>
          </table:table-cell>
          <table:table-cell table:formula="of:=[.$M$17]^[.A592]" office:value-type="float" office:value="0.00000000000887165307263135" calcext:value-type="float">
            <text:p>8.87165307263135E-12</text:p>
          </table:table-cell>
          <table:table-cell table:formula="of:=[.$N$17]^[.A592]" office:value-type="float" office:value="0.423559803679091" calcext:value-type="float">
            <text:p>0.423559803679091</text:p>
          </table:table-cell>
          <table:table-cell table:formula="of:=SUM([.B592:.N592])" office:value-type="float" office:value="1.87358743496016" calcext:value-type="float">
            <text:p>1.87358743496016</text:p>
          </table:table-cell>
          <table:table-cell table:formula="of:=13-[.O592]" office:value-type="float" office:value="11.1264125650398" calcext:value-type="float">
            <text:p>11.126412565039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B$17]^[.A593]" office:value-type="float" office:value="3.63195384074936E-041" calcext:value-type="float">
            <text:p>3.63195384074936E-41</text:p>
          </table:table-cell>
          <table:table-cell table:formula="of:=[.$C$17]^[.A593]" office:value-type="float" office:value="0.0000000261418468675973" calcext:value-type="float">
            <text:p>2.61418468675973E-08</text:p>
          </table:table-cell>
          <table:table-cell table:formula="of:=[.$D$17]^[.A593]" office:value-type="float" office:value="6.37362777930083E-228" calcext:value-type="float">
            <text:p>6.37362777930083E-228</text:p>
          </table:table-cell>
          <table:table-cell table:formula="of:=[.$E$17]^[.A593]" office:value-type="float" office:value="0.422928567011909" calcext:value-type="float">
            <text:p>0.422928567011909</text:p>
          </table:table-cell>
          <table:table-cell table:formula="of:=[.$F$17]^[.A593]" office:value-type="float" office:value="0.000000000000230482249822481" calcext:value-type="float">
            <text:p>2.30482249822481E-13</text:p>
          </table:table-cell>
          <table:table-cell table:formula="of:=[.$G$17]^[.A593]" office:value-type="float" office:value="0.422928567011909" calcext:value-type="float">
            <text:p>0.422928567011909</text:p>
          </table:table-cell>
          <table:table-cell table:formula="of:=[.$H$17]^[.A593]" office:value-type="float" office:value="0.178638808971342" calcext:value-type="float">
            <text:p>0.178638808971342</text:p>
          </table:table-cell>
          <table:table-cell table:formula="of:=[.$I$17]^[.A593]" office:value-type="float" office:value="0.422928567011909" calcext:value-type="float">
            <text:p>0.422928567011909</text:p>
          </table:table-cell>
          <table:table-cell table:formula="of:=[.$J$17]^[.A593]" office:value-type="float" office:value="3.93513072668232E-020" calcext:value-type="float">
            <text:p>3.93513072668232E-20</text:p>
          </table:table-cell>
          <table:table-cell table:formula="of:=[.$K$17]^[.A593]" office:value-type="float" office:value="0.00000000181921592813847" calcext:value-type="float">
            <text:p>1.81921592813847E-09</text:p>
          </table:table-cell>
          <table:table-cell table:formula="of:=[.$L$17]^[.A593]" office:value-type="float" office:value="0.000172722130258772" calcext:value-type="float">
            <text:p>0.000172722130259</text:p>
          </table:table-cell>
          <table:table-cell table:formula="of:=[.$M$17]^[.A593]" office:value-type="float" office:value="0.00000000000848822842418678" calcext:value-type="float">
            <text:p>8.48822842418678E-12</text:p>
          </table:table-cell>
          <table:table-cell table:formula="of:=[.$N$17]^[.A593]" office:value-type="float" office:value="0.422928567011909" calcext:value-type="float">
            <text:p>0.422928567011909</text:p>
          </table:table-cell>
          <table:table-cell table:formula="of:=SUM([.B593:.N593])" office:value-type="float" office:value="1.87052582711902" calcext:value-type="float">
            <text:p>1.87052582711902</text:p>
          </table:table-cell>
          <table:table-cell table:formula="of:=13-[.O593]" office:value-type="float" office:value="11.129474172881" calcext:value-type="float">
            <text:p>11.12947417288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B$17]^[.A594]" office:value-type="float" office:value="3.09067905077181E-041" calcext:value-type="float">
            <text:p>3.09067905077181E-41</text:p>
          </table:table-cell>
          <table:table-cell table:formula="of:=[.$C$17]^[.A594]" office:value-type="float" office:value="0.0000000253626562009029" calcext:value-type="float">
            <text:p>2.53626562009029E-08</text:p>
          </table:table-cell>
          <table:table-cell table:formula="of:=[.$D$17]^[.A594]" office:value-type="float" office:value="2.5741477320276E-228" calcext:value-type="float">
            <text:p>2.5741477320276E-228</text:p>
          </table:table-cell>
          <table:table-cell table:formula="of:=[.$E$17]^[.A594]" office:value-type="float" office:value="0.422298271084916" calcext:value-type="float">
            <text:p>0.422298271084916</text:p>
          </table:table-cell>
          <table:table-cell table:formula="of:=[.$F$17]^[.A594]" office:value-type="float" office:value="0.00000000000021914705720826" calcext:value-type="float">
            <text:p>2.1914705720826E-13</text:p>
          </table:table-cell>
          <table:table-cell table:formula="of:=[.$G$17]^[.A594]" office:value-type="float" office:value="0.422298271084916" calcext:value-type="float">
            <text:p>0.422298271084916</text:p>
          </table:table-cell>
          <table:table-cell table:formula="of:=[.$H$17]^[.A594]" office:value-type="float" office:value="0.17810635350496" calcext:value-type="float">
            <text:p>0.17810635350496</text:p>
          </table:table-cell>
          <table:table-cell table:formula="of:=[.$I$17]^[.A594]" office:value-type="float" office:value="0.422298271084916" calcext:value-type="float">
            <text:p>0.422298271084916</text:p>
          </table:table-cell>
          <table:table-cell table:formula="of:=[.$J$17]^[.A594]" office:value-type="float" office:value="3.64190190949288E-020" calcext:value-type="float">
            <text:p>3.64190190949288E-20</text:p>
          </table:table-cell>
          <table:table-cell table:formula="of:=[.$K$17]^[.A594]" office:value-type="float" office:value="0.00000000175685830317992" calcext:value-type="float">
            <text:p>1.75685830317992E-09</text:p>
          </table:table-cell>
          <table:table-cell table:formula="of:=[.$L$17]^[.A594]" office:value-type="float" office:value="0.000170148029956853" calcext:value-type="float">
            <text:p>0.000170148029957</text:p>
          </table:table-cell>
          <table:table-cell table:formula="of:=[.$M$17]^[.A594]" office:value-type="float" office:value="0.0000000000081213750347659" calcext:value-type="float">
            <text:p>8.1213750347659E-12</text:p>
          </table:table-cell>
          <table:table-cell table:formula="of:=[.$N$17]^[.A594]" office:value-type="float" office:value="0.422298271084916" calcext:value-type="float">
            <text:p>0.422298271084916</text:p>
          </table:table-cell>
          <table:table-cell table:formula="of:=SUM([.B594:.N594])" office:value-type="float" office:value="1.86746961300244" calcext:value-type="float">
            <text:p>1.86746961300244</text:p>
          </table:table-cell>
          <table:table-cell table:formula="of:=13-[.O594]" office:value-type="float" office:value="11.1325303869976" calcext:value-type="float">
            <text:p>11.132530386997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B$17]^[.A595]" office:value-type="float" office:value="2.63007114454651E-041" calcext:value-type="float">
            <text:p>2.63007114454651E-41</text:p>
          </table:table-cell>
          <table:table-cell table:formula="of:=[.$C$17]^[.A595]" office:value-type="float" office:value="0.0000000246066902932754" calcext:value-type="float">
            <text:p>2.46066902932754E-08</text:p>
          </table:table-cell>
          <table:table-cell table:formula="of:=[.$D$17]^[.A595]" office:value-type="float" office:value="1.03963343573693E-228" calcext:value-type="float">
            <text:p>1.03963343573693E-228</text:p>
          </table:table-cell>
          <table:table-cell table:formula="of:=[.$E$17]^[.A595]" office:value-type="float" office:value="0.421668914496116" calcext:value-type="float">
            <text:p>0.421668914496116</text:p>
          </table:table-cell>
          <table:table-cell table:formula="of:=[.$F$17]^[.A595]" office:value-type="float" office:value="0.000000000000208369333083264" calcext:value-type="float">
            <text:p>2.08369333083264E-13</text:p>
          </table:table-cell>
          <table:table-cell table:formula="of:=[.$G$17]^[.A595]" office:value-type="float" office:value="0.421668914496116" calcext:value-type="float">
            <text:p>0.421668914496116</text:p>
          </table:table-cell>
          <table:table-cell table:formula="of:=[.$H$17]^[.A595]" office:value-type="float" office:value="0.177575485089148" calcext:value-type="float">
            <text:p>0.177575485089148</text:p>
          </table:table-cell>
          <table:table-cell table:formula="of:=[.$I$17]^[.A595]" office:value-type="float" office:value="0.421668914496116" calcext:value-type="float">
            <text:p>0.421668914496116</text:p>
          </table:table-cell>
          <table:table-cell table:formula="of:=[.$J$17]^[.A595]" office:value-type="float" office:value="3.37052322771248E-020" calcext:value-type="float">
            <text:p>3.37052322771248E-20</text:p>
          </table:table-cell>
          <table:table-cell table:formula="of:=[.$K$17]^[.A595]" office:value-type="float" office:value="0.00000000169663812289209" calcext:value-type="float">
            <text:p>1.69663812289209E-09</text:p>
          </table:table-cell>
          <table:table-cell table:formula="of:=[.$L$17]^[.A595]" office:value-type="float" office:value="0.000167612291805484" calcext:value-type="float">
            <text:p>0.000167612291805</text:p>
          </table:table-cell>
          <table:table-cell table:formula="of:=[.$M$17]^[.A595]" office:value-type="float" office:value="0.00000000000777037670986543" calcext:value-type="float">
            <text:p>7.77037670986543E-12</text:p>
          </table:table-cell>
          <table:table-cell table:formula="of:=[.$N$17]^[.A595]" office:value-type="float" office:value="0.421668914496116" calcext:value-type="float">
            <text:p>0.421668914496116</text:p>
          </table:table-cell>
          <table:table-cell table:formula="of:=SUM([.B595:.N595])" office:value-type="float" office:value="1.86441878167672" calcext:value-type="float">
            <text:p>1.86441878167672</text:p>
          </table:table-cell>
          <table:table-cell table:formula="of:=13-[.O595]" office:value-type="float" office:value="11.1355812183233" calcext:value-type="float">
            <text:p>11.135581218323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B$17]^[.A596]" office:value-type="float" office:value="2.2381082317974E-041" calcext:value-type="float">
            <text:p>2.2381082317974E-41</text:p>
          </table:table-cell>
          <table:table-cell table:formula="of:=[.$C$17]^[.A596]" office:value-type="float" office:value="0.0000000238732569015235" calcext:value-type="float">
            <text:p>2.38732569015235E-08</text:p>
          </table:table-cell>
          <table:table-cell table:formula="of:=[.$D$17]^[.A596]" office:value-type="float" office:value="4.19881760185854E-229" calcext:value-type="float">
            <text:p>4.19881760185854E-229</text:p>
          </table:table-cell>
          <table:table-cell table:formula="of:=[.$E$17]^[.A596]" office:value-type="float" office:value="0.4210404958456" calcext:value-type="float">
            <text:p>0.4210404958456</text:p>
          </table:table-cell>
          <table:table-cell table:formula="of:=[.$F$17]^[.A596]" office:value-type="float" office:value="0.000000000000198121660964415" calcext:value-type="float">
            <text:p>1.98121660964415E-13</text:p>
          </table:table-cell>
          <table:table-cell table:formula="of:=[.$G$17]^[.A596]" office:value-type="float" office:value="0.4210404958456" calcext:value-type="float">
            <text:p>0.4210404958456</text:p>
          </table:table-cell>
          <table:table-cell table:formula="of:=[.$H$17]^[.A596]" office:value-type="float" office:value="0.177046198993502" calcext:value-type="float">
            <text:p>0.177046198993502</text:p>
          </table:table-cell>
          <table:table-cell table:formula="of:=[.$I$17]^[.A596]" office:value-type="float" office:value="0.4210404958456" calcext:value-type="float">
            <text:p>0.4210404958456</text:p>
          </table:table-cell>
          <table:table-cell table:formula="of:=[.$J$17]^[.A596]" office:value-type="float" office:value="3.11936650433599E-020" calcext:value-type="float">
            <text:p>3.11936650433599E-20</text:p>
          </table:table-cell>
          <table:table-cell table:formula="of:=[.$K$17]^[.A596]" office:value-type="float" office:value="0.00000000163848212166032" calcext:value-type="float">
            <text:p>1.63848212166032E-09</text:p>
          </table:table-cell>
          <table:table-cell table:formula="of:=[.$L$17]^[.A596]" office:value-type="float" office:value="0.000165114344088562" calcext:value-type="float">
            <text:p>0.000165114344089</text:p>
          </table:table-cell>
          <table:table-cell table:formula="of:=[.$M$17]^[.A596]" office:value-type="float" office:value="0.00000000000743454820824681" calcext:value-type="float">
            <text:p>7.43454820824681E-12</text:p>
          </table:table-cell>
          <table:table-cell table:formula="of:=[.$N$17]^[.A596]" office:value-type="float" office:value="0.4210404958456" calcext:value-type="float">
            <text:p>0.4210404958456</text:p>
          </table:table-cell>
          <table:table-cell table:formula="of:=SUM([.B596:.N596])" office:value-type="float" office:value="1.86137332223936" calcext:value-type="float">
            <text:p>1.86137332223936</text:p>
          </table:table-cell>
          <table:table-cell table:formula="of:=13-[.O596]" office:value-type="float" office:value="11.1386266777606" calcext:value-type="float">
            <text:p>11.138626677760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B$17]^[.A597]" office:value-type="float" office:value="1.90456006014354E-041" calcext:value-type="float">
            <text:p>1.90456006014354E-41</text:p>
          </table:table-cell>
          <table:table-cell table:formula="of:=[.$C$17]^[.A597]" office:value-type="float" office:value="0.0000000231616844156361" calcext:value-type="float">
            <text:p>2.31616844156361E-08</text:p>
          </table:table-cell>
          <table:table-cell table:formula="of:=[.$D$17]^[.A597]" office:value-type="float" office:value="1.69579667675658E-229" calcext:value-type="float">
            <text:p>1.69579667675658E-229</text:p>
          </table:table-cell>
          <table:table-cell table:formula="of:=[.$E$17]^[.A597]" office:value-type="float" office:value="0.420413013735547" calcext:value-type="float">
            <text:p>0.420413013735547</text:p>
          </table:table-cell>
          <table:table-cell table:formula="of:=[.$F$17]^[.A597]" office:value-type="float" office:value="0.000000000000188377972720263" calcext:value-type="float">
            <text:p>1.88377972720263E-13</text:p>
          </table:table-cell>
          <table:table-cell table:formula="of:=[.$G$17]^[.A597]" office:value-type="float" office:value="0.420413013735547" calcext:value-type="float">
            <text:p>0.420413013735547</text:p>
          </table:table-cell>
          <table:table-cell table:formula="of:=[.$H$17]^[.A597]" office:value-type="float" office:value="0.176518490501718" calcext:value-type="float">
            <text:p>0.176518490501718</text:p>
          </table:table-cell>
          <table:table-cell table:formula="of:=[.$I$17]^[.A597]" office:value-type="float" office:value="0.420413013735547" calcext:value-type="float">
            <text:p>0.420413013735547</text:p>
          </table:table-cell>
          <table:table-cell table:formula="of:=[.$J$17]^[.A597]" office:value-type="float" office:value="2.88692488702333E-020" calcext:value-type="float">
            <text:p>2.88692488702333E-20</text:p>
          </table:table-cell>
          <table:table-cell table:formula="of:=[.$K$17]^[.A597]" office:value-type="float" office:value="0.00000000158231954520997" calcext:value-type="float">
            <text:p>1.58231954520997E-09</text:p>
          </table:table-cell>
          <table:table-cell table:formula="of:=[.$L$17]^[.A597]" office:value-type="float" office:value="0.000162653623610342" calcext:value-type="float">
            <text:p>0.00016265362361</text:p>
          </table:table-cell>
          <table:table-cell table:formula="of:=[.$M$17]^[.A597]" office:value-type="float" office:value="0.00000000000711323390416461" calcext:value-type="float">
            <text:p>7.11323390416461E-12</text:p>
          </table:table-cell>
          <table:table-cell table:formula="of:=[.$N$17]^[.A597]" office:value-type="float" office:value="0.420413013735547" calcext:value-type="float">
            <text:p>0.420413013735547</text:p>
          </table:table-cell>
          <table:table-cell table:formula="of:=SUM([.B597:.N597])" office:value-type="float" office:value="1.85833322381882" calcext:value-type="float">
            <text:p>1.85833322381882</text:p>
          </table:table-cell>
          <table:table-cell table:formula="of:=13-[.O597]" office:value-type="float" office:value="11.1416667761812" calcext:value-type="float">
            <text:p>11.141666776181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B$17]^[.A598]" office:value-type="float" office:value="1.62072100498057E-041" calcext:value-type="float">
            <text:p>1.62072100498057E-41</text:p>
          </table:table-cell>
          <table:table-cell table:formula="of:=[.$C$17]^[.A598]" office:value-type="float" office:value="0.000000022471321243784" calcext:value-type="float">
            <text:p>2.2471321243784E-08</text:p>
          </table:table-cell>
          <table:table-cell table:formula="of:=[.$D$17]^[.A598]" office:value-type="float" office:value="6.8488956691659E-230" calcext:value-type="float">
            <text:p>6.8488956691659E-230</text:p>
          </table:table-cell>
          <table:table-cell table:formula="of:=[.$E$17]^[.A598]" office:value-type="float" office:value="0.419786466770218" calcext:value-type="float">
            <text:p>0.419786466770218</text:p>
          </table:table-cell>
          <table:table-cell table:formula="of:=[.$F$17]^[.A598]" office:value-type="float" office:value="0.000000000000179113482258611" calcext:value-type="float">
            <text:p>1.79113482258611E-13</text:p>
          </table:table-cell>
          <table:table-cell table:formula="of:=[.$G$17]^[.A598]" office:value-type="float" office:value="0.419786466770218" calcext:value-type="float">
            <text:p>0.419786466770218</text:p>
          </table:table-cell>
          <table:table-cell table:formula="of:=[.$H$17]^[.A598]" office:value-type="float" office:value="0.175992354911549" calcext:value-type="float">
            <text:p>0.175992354911549</text:p>
          </table:table-cell>
          <table:table-cell table:formula="of:=[.$I$17]^[.A598]" office:value-type="float" office:value="0.419786466770218" calcext:value-type="float">
            <text:p>0.419786466770218</text:p>
          </table:table-cell>
          <table:table-cell table:formula="of:=[.$J$17]^[.A598]" office:value-type="float" office:value="2.67180380751339E-020" calcext:value-type="float">
            <text:p>2.67180380751339E-20</text:p>
          </table:table-cell>
          <table:table-cell table:formula="of:=[.$K$17]^[.A598]" office:value-type="float" office:value="0.00000000152808206452468" calcext:value-type="float">
            <text:p>1.52808206452468E-09</text:p>
          </table:table-cell>
          <table:table-cell table:formula="of:=[.$L$17]^[.A598]" office:value-type="float" office:value="0.000160229575568459" calcext:value-type="float">
            <text:p>0.000160229575568</text:p>
          </table:table-cell>
          <table:table-cell table:formula="of:=[.$M$17]^[.A598]" office:value-type="float" office:value="0.00000000000680580650741234" calcext:value-type="float">
            <text:p>6.80580650741234E-12</text:p>
          </table:table-cell>
          <table:table-cell table:formula="of:=[.$N$17]^[.A598]" office:value-type="float" office:value="0.419786466770218" calcext:value-type="float">
            <text:p>0.419786466770218</text:p>
          </table:table-cell>
          <table:table-cell table:formula="of:=SUM([.B598:.N598])" office:value-type="float" office:value="1.85529847557438" calcext:value-type="float">
            <text:p>1.85529847557438</text:p>
          </table:table-cell>
          <table:table-cell table:formula="of:=13-[.O598]" office:value-type="float" office:value="11.1447015244256" calcext:value-type="float">
            <text:p>11.144701524425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B$17]^[.A599]" office:value-type="float" office:value="1.37918285222639E-041" calcext:value-type="float">
            <text:p>1.37918285222639E-41</text:p>
          </table:table-cell>
          <table:table-cell table:formula="of:=[.$C$17]^[.A599]" office:value-type="float" office:value="0.0000000218015352156534" calcext:value-type="float">
            <text:p>2.18015352156534E-08</text:p>
          </table:table-cell>
          <table:table-cell table:formula="of:=[.$D$17]^[.A599]" office:value-type="float" office:value="2.76609646250963E-230" calcext:value-type="float">
            <text:p>2.76609646250963E-230</text:p>
          </table:table-cell>
          <table:table-cell table:formula="of:=[.$E$17]^[.A599]" office:value-type="float" office:value="0.419160853555956" calcext:value-type="float">
            <text:p>0.419160853555956</text:p>
          </table:table-cell>
          <table:table-cell table:formula="of:=[.$F$17]^[.A599]" office:value-type="float" office:value="0.0000000000001703046224754" calcext:value-type="float">
            <text:p>1.703046224754E-13</text:p>
          </table:table-cell>
          <table:table-cell table:formula="of:=[.$G$17]^[.A599]" office:value-type="float" office:value="0.419160853555956" calcext:value-type="float">
            <text:p>0.419160853555956</text:p>
          </table:table-cell>
          <table:table-cell table:formula="of:=[.$H$17]^[.A599]" office:value-type="float" office:value="0.175467787534763" calcext:value-type="float">
            <text:p>0.175467787534763</text:p>
          </table:table-cell>
          <table:table-cell table:formula="of:=[.$I$17]^[.A599]" office:value-type="float" office:value="0.419160853555956" calcext:value-type="float">
            <text:p>0.419160853555956</text:p>
          </table:table-cell>
          <table:table-cell table:formula="of:=[.$J$17]^[.A599]" office:value-type="float" office:value="2.47271261470316E-020" calcext:value-type="float">
            <text:p>2.47271261470316E-20</text:p>
          </table:table-cell>
          <table:table-cell table:formula="of:=[.$K$17]^[.A599]" office:value-type="float" office:value="0.00000000147570369271534" calcext:value-type="float">
            <text:p>1.47570369271534E-09</text:p>
          </table:table-cell>
          <table:table-cell table:formula="of:=[.$L$17]^[.A599]" office:value-type="float" office:value="0.00015784165342884" calcext:value-type="float">
            <text:p>0.000157841653429</text:p>
          </table:table-cell>
          <table:table-cell table:formula="of:=[.$M$17]^[.A599]" office:value-type="float" office:value="0.00000000000651166583868662" calcext:value-type="float">
            <text:p>6.51166583868662E-12</text:p>
          </table:table-cell>
          <table:table-cell table:formula="of:=[.$N$17]^[.A599]" office:value-type="float" office:value="0.419160853555956" calcext:value-type="float">
            <text:p>0.419160853555956</text:p>
          </table:table-cell>
          <table:table-cell table:formula="of:=SUM([.B599:.N599])" office:value-type="float" office:value="1.85226906669594" calcext:value-type="float">
            <text:p>1.85226906669594</text:p>
          </table:table-cell>
          <table:table-cell table:formula="of:=13-[.O599]" office:value-type="float" office:value="11.1477309333041" calcext:value-type="float">
            <text:p>11.147730933304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B$17]^[.A600]" office:value-type="float" office:value="1.17364144354883E-041" calcext:value-type="float">
            <text:p>1.17364144354883E-41</text:p>
          </table:table-cell>
          <table:table-cell table:formula="of:=[.$C$17]^[.A600]" office:value-type="float" office:value="0.0000000211517130035624" calcext:value-type="float">
            <text:p>2.11517130035624E-08</text:p>
          </table:table-cell>
          <table:table-cell table:formula="of:=[.$D$17]^[.A600]" office:value-type="float" office:value="1.1171566935024E-230" calcext:value-type="float">
            <text:p>1.1171566935024E-230</text:p>
          </table:table-cell>
          <table:table-cell table:formula="of:=[.$E$17]^[.A600]" office:value-type="float" office:value="0.418536172701178" calcext:value-type="float">
            <text:p>0.418536172701178</text:p>
          </table:table-cell>
          <table:table-cell table:formula="of:=[.$F$17]^[.A600]" office:value-type="float" office:value="0.000000000000161928985304479" calcext:value-type="float">
            <text:p>1.61928985304479E-13</text:p>
          </table:table-cell>
          <table:table-cell table:formula="of:=[.$G$17]^[.A600]" office:value-type="float" office:value="0.418536172701178" calcext:value-type="float">
            <text:p>0.418536172701178</text:p>
          </table:table-cell>
          <table:table-cell table:formula="of:=[.$H$17]^[.A600]" office:value-type="float" office:value="0.174944783697104" calcext:value-type="float">
            <text:p>0.174944783697104</text:p>
          </table:table-cell>
          <table:table-cell table:formula="of:=[.$I$17]^[.A600]" office:value-type="float" office:value="0.418536172701178" calcext:value-type="float">
            <text:p>0.418536172701178</text:p>
          </table:table-cell>
          <table:table-cell table:formula="of:=[.$J$17]^[.A600]" office:value-type="float" office:value="2.28845683119323E-020" calcext:value-type="float">
            <text:p>2.28845683119323E-20</text:p>
          </table:table-cell>
          <table:table-cell table:formula="of:=[.$K$17]^[.A600]" office:value-type="float" office:value="0.00000000142512070473851" calcext:value-type="float">
            <text:p>1.42512070473851E-09</text:p>
          </table:table-cell>
          <table:table-cell table:formula="of:=[.$L$17]^[.A600]" office:value-type="float" office:value="0.000155489318802478" calcext:value-type="float">
            <text:p>0.000155489318802</text:p>
          </table:table-cell>
          <table:table-cell table:formula="of:=[.$M$17]^[.A600]" office:value-type="float" office:value="0.00000000000623023765787901" calcext:value-type="float">
            <text:p>6.23023765787901E-12</text:p>
          </table:table-cell>
          <table:table-cell table:formula="of:=[.$N$17]^[.A600]" office:value-type="float" office:value="0.418536172701178" calcext:value-type="float">
            <text:p>0.418536172701178</text:p>
          </table:table-cell>
          <table:table-cell table:formula="of:=SUM([.B600:.N600])" office:value-type="float" office:value="1.84924498640384" calcext:value-type="float">
            <text:p>1.84924498640384</text:p>
          </table:table-cell>
          <table:table-cell table:formula="of:=13-[.O600]" office:value-type="float" office:value="11.1507550135962" calcext:value-type="float">
            <text:p>11.150755013596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B$17]^[.A601]" office:value-type="float" office:value="9.98732137505788E-042" calcext:value-type="float">
            <text:p>9.98732137505788E-42</text:p>
          </table:table-cell>
          <table:table-cell table:formula="of:=[.$C$17]^[.A601]" office:value-type="float" office:value="0.0000000205212595608332" calcext:value-type="float">
            <text:p>2.05212595608332E-08</text:p>
          </table:table-cell>
          <table:table-cell table:formula="of:=[.$D$17]^[.A601]" office:value-type="float" office:value="4.51191451474142E-231" calcext:value-type="float">
            <text:p>4.51191451474142E-231</text:p>
          </table:table-cell>
          <table:table-cell table:formula="of:=[.$E$17]^[.A601]" office:value-type="float" office:value="0.417912422816377" calcext:value-type="float">
            <text:p>0.417912422816377</text:p>
          </table:table-cell>
          <table:table-cell table:formula="of:=[.$F$17]^[.A601]" office:value-type="float" office:value="0.000000000000153965264715734" calcext:value-type="float">
            <text:p>1.53965264715734E-13</text:p>
          </table:table-cell>
          <table:table-cell table:formula="of:=[.$G$17]^[.A601]" office:value-type="float" office:value="0.417912422816377" calcext:value-type="float">
            <text:p>0.417912422816377</text:p>
          </table:table-cell>
          <table:table-cell table:formula="of:=[.$H$17]^[.A601]" office:value-type="float" office:value="0.174423338738245" calcext:value-type="float">
            <text:p>0.174423338738245</text:p>
          </table:table-cell>
          <table:table-cell table:formula="of:=[.$I$17]^[.A601]" office:value-type="float" office:value="0.417912422816377" calcext:value-type="float">
            <text:p>0.417912422816377</text:p>
          </table:table-cell>
          <table:table-cell table:formula="of:=[.$J$17]^[.A601]" office:value-type="float" office:value="2.11793098684202E-020" calcext:value-type="float">
            <text:p>2.11793098684202E-20</text:p>
          </table:table-cell>
          <table:table-cell table:formula="of:=[.$K$17]^[.A601]" office:value-type="float" office:value="0.0000000013762715598667" calcext:value-type="float">
            <text:p>1.3762715598667E-09</text:p>
          </table:table-cell>
          <table:table-cell table:formula="of:=[.$L$17]^[.A601]" office:value-type="float" office:value="0.000153172041324051" calcext:value-type="float">
            <text:p>0.000153172041324</text:p>
          </table:table-cell>
          <table:table-cell table:formula="of:=[.$M$17]^[.A601]" office:value-type="float" office:value="0.00000000000596097254300793" calcext:value-type="float">
            <text:p>5.96097254300793E-12</text:p>
          </table:table-cell>
          <table:table-cell table:formula="of:=[.$N$17]^[.A601]" office:value-type="float" office:value="0.417912422816377" calcext:value-type="float">
            <text:p>0.417912422816377</text:p>
          </table:table-cell>
          <table:table-cell table:formula="of:=SUM([.B601:.N601])" office:value-type="float" office:value="1.84622622394872" calcext:value-type="float">
            <text:p>1.84622622394872</text:p>
          </table:table-cell>
          <table:table-cell table:formula="of:=13-[.O601]" office:value-type="float" office:value="11.1537737760513" calcext:value-type="float">
            <text:p>11.153773776051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B$17]^[.A602]" office:value-type="float" office:value="8.49889792124896E-042" calcext:value-type="float">
            <text:p>8.49889792124896E-42</text:p>
          </table:table-cell>
          <table:table-cell table:formula="of:=[.$C$17]^[.A602]" office:value-type="float" office:value="0.0000000199095975769038" calcext:value-type="float">
            <text:p>1.99095975769038E-08</text:p>
          </table:table-cell>
          <table:table-cell table:formula="of:=[.$D$17]^[.A602]" office:value-type="float" office:value="1.8222486341206E-231" calcext:value-type="float">
            <text:p>1.8222486341206E-231</text:p>
          </table:table-cell>
          <table:table-cell table:formula="of:=[.$E$17]^[.A602]" office:value-type="float" office:value="0.417289602514117" calcext:value-type="float">
            <text:p>0.417289602514117</text:p>
          </table:table-cell>
          <table:table-cell table:formula="of:=[.$F$17]^[.A602]" office:value-type="float" office:value="0.000000000000146393202516599" calcext:value-type="float">
            <text:p>1.46393202516599E-13</text:p>
          </table:table-cell>
          <table:table-cell table:formula="of:=[.$G$17]^[.A602]" office:value-type="float" office:value="0.417289602514117" calcext:value-type="float">
            <text:p>0.417289602514117</text:p>
          </table:table-cell>
          <table:table-cell table:formula="of:=[.$H$17]^[.A602]" office:value-type="float" office:value="0.173903448011752" calcext:value-type="float">
            <text:p>0.173903448011752</text:p>
          </table:table-cell>
          <table:table-cell table:formula="of:=[.$I$17]^[.A602]" office:value-type="float" office:value="0.417289602514117" calcext:value-type="float">
            <text:p>0.417289602514117</text:p>
          </table:table-cell>
          <table:table-cell table:formula="of:=[.$J$17]^[.A602]" office:value-type="float" office:value="1.96011198633219E-020" calcext:value-type="float">
            <text:p>1.96011198633219E-20</text:p>
          </table:table-cell>
          <table:table-cell table:formula="of:=[.$K$17]^[.A602]" office:value-type="float" office:value="0.00000000132909682681613" calcext:value-type="float">
            <text:p>1.32909682681613E-09</text:p>
          </table:table-cell>
          <table:table-cell table:formula="of:=[.$L$17]^[.A602]" office:value-type="float" office:value="0.000150889298532336" calcext:value-type="float">
            <text:p>0.000150889298532</text:p>
          </table:table-cell>
          <table:table-cell table:formula="of:=[.$M$17]^[.A602]" office:value-type="float" office:value="0.00000000000570334481760223" calcext:value-type="float">
            <text:p>5.70334481760223E-12</text:p>
          </table:table-cell>
          <table:table-cell table:formula="of:=[.$N$17]^[.A602]" office:value-type="float" office:value="0.417289602514117" calcext:value-type="float">
            <text:p>0.417289602514117</text:p>
          </table:table-cell>
          <table:table-cell table:formula="of:=SUM([.B602:.N602])" office:value-type="float" office:value="1.8432127686113" calcext:value-type="float">
            <text:p>1.8432127686113</text:p>
          </table:table-cell>
          <table:table-cell table:formula="of:=13-[.O602]" office:value-type="float" office:value="11.1567872313887" calcext:value-type="float">
            <text:p>11.156787231388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B$17]^[.A603]" office:value-type="float" office:value="7.23229614460977E-042" calcext:value-type="float">
            <text:p>7.23229614460977E-42</text:p>
          </table:table-cell>
          <table:table-cell table:formula="of:=[.$C$17]^[.A603]" office:value-type="float" office:value="0.0000000193161669486801" calcext:value-type="float">
            <text:p>1.93161669486801E-08</text:p>
          </table:table-cell>
          <table:table-cell table:formula="of:=[.$D$17]^[.A603]" office:value-type="float" office:value="7.35960327640362E-232" calcext:value-type="float">
            <text:p>7.35960327640362E-232</text:p>
          </table:table-cell>
          <table:table-cell table:formula="of:=[.$E$17]^[.A603]" office:value-type="float" office:value="0.416667710409029" calcext:value-type="float">
            <text:p>0.416667710409029</text:p>
          </table:table-cell>
          <table:table-cell table:formula="of:=[.$F$17]^[.A603]" office:value-type="float" office:value="0.000000000000139193536819061" calcext:value-type="float">
            <text:p>1.39193536819061E-13</text:p>
          </table:table-cell>
          <table:table-cell table:formula="of:=[.$G$17]^[.A603]" office:value-type="float" office:value="0.416667710409029" calcext:value-type="float">
            <text:p>0.416667710409029</text:p>
          </table:table-cell>
          <table:table-cell table:formula="of:=[.$H$17]^[.A603]" office:value-type="float" office:value="0.173385106885041" calcext:value-type="float">
            <text:p>0.173385106885041</text:p>
          </table:table-cell>
          <table:table-cell table:formula="of:=[.$I$17]^[.A603]" office:value-type="float" office:value="0.416667710409029" calcext:value-type="float">
            <text:p>0.416667710409029</text:p>
          </table:table-cell>
          <table:table-cell table:formula="of:=[.$J$17]^[.A603]" office:value-type="float" office:value="1.81405297095721E-020" calcext:value-type="float">
            <text:p>1.81405297095721E-20</text:p>
          </table:table-cell>
          <table:table-cell table:formula="of:=[.$K$17]^[.A603]" office:value-type="float" office:value="0.00000000128353911144091" calcext:value-type="float">
            <text:p>1.28353911144091E-09</text:p>
          </table:table-cell>
          <table:table-cell table:formula="of:=[.$L$17]^[.A603]" office:value-type="float" office:value="0.000148640575752421" calcext:value-type="float">
            <text:p>0.000148640575752</text:p>
          </table:table-cell>
          <table:table-cell table:formula="of:=[.$M$17]^[.A603]" office:value-type="float" office:value="0.00000000000545685152444207" calcext:value-type="float">
            <text:p>5.45685152444207E-12</text:p>
          </table:table-cell>
          <table:table-cell table:formula="of:=[.$N$17]^[.A603]" office:value-type="float" office:value="0.416667710409029" calcext:value-type="float">
            <text:p>0.416667710409029</text:p>
          </table:table-cell>
          <table:table-cell table:formula="of:=SUM([.B603:.N603])" office:value-type="float" office:value="1.84020460970221" calcext:value-type="float">
            <text:p>1.84020460970221</text:p>
          </table:table-cell>
          <table:table-cell table:formula="of:=13-[.O603]" office:value-type="float" office:value="11.1597953902978" calcext:value-type="float">
            <text:p>11.159795390297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B$17]^[.A604]" office:value-type="float" office:value="6.15445767298388E-042" calcext:value-type="float">
            <text:p>6.15445767298388E-42</text:p>
          </table:table-cell>
          <table:table-cell table:formula="of:=[.$C$17]^[.A604]" office:value-type="float" office:value="0.0000000187404242676464" calcext:value-type="float">
            <text:p>1.87404242676464E-08</text:p>
          </table:table-cell>
          <table:table-cell table:formula="of:=[.$D$17]^[.A604]" office:value-type="float" office:value="2.97235840224349E-232" calcext:value-type="float">
            <text:p>2.97235840224349E-232</text:p>
          </table:table-cell>
          <table:table-cell table:formula="of:=[.$E$17]^[.A604]" office:value-type="float" office:value="0.416046745117809" calcext:value-type="float">
            <text:p>0.416046745117809</text:p>
          </table:table-cell>
          <table:table-cell table:formula="of:=[.$F$17]^[.A604]" office:value-type="float" office:value="0.000000000000132347953041075" calcext:value-type="float">
            <text:p>1.32347953041075E-13</text:p>
          </table:table-cell>
          <table:table-cell table:formula="of:=[.$G$17]^[.A604]" office:value-type="float" office:value="0.416046745117809" calcext:value-type="float">
            <text:p>0.416046745117809</text:p>
          </table:table-cell>
          <table:table-cell table:formula="of:=[.$H$17]^[.A604]" office:value-type="float" office:value="0.172868310739333" calcext:value-type="float">
            <text:p>0.172868310739333</text:p>
          </table:table-cell>
          <table:table-cell table:formula="of:=[.$I$17]^[.A604]" office:value-type="float" office:value="0.416046745117809" calcext:value-type="float">
            <text:p>0.416046745117809</text:p>
          </table:table-cell>
          <table:table-cell table:formula="of:=[.$J$17]^[.A604]" office:value-type="float" office:value="1.67887763780094E-020" calcext:value-type="float">
            <text:p>1.67887763780094E-20</text:p>
          </table:table-cell>
          <table:table-cell table:formula="of:=[.$K$17]^[.A604]" office:value-type="float" office:value="0.00000000123954298690568" calcext:value-type="float">
            <text:p>1.23954298690568E-09</text:p>
          </table:table-cell>
          <table:table-cell table:formula="of:=[.$L$17]^[.A604]" office:value-type="float" office:value="0.000146425365979657" calcext:value-type="float">
            <text:p>0.00014642536598</text:p>
          </table:table-cell>
          <table:table-cell table:formula="of:=[.$M$17]^[.A604]" office:value-type="float" office:value="0.00000000000522101144365397" calcext:value-type="float">
            <text:p>5.22101144365397E-12</text:p>
          </table:table-cell>
          <table:table-cell table:formula="of:=[.$N$17]^[.A604]" office:value-type="float" office:value="0.416046745117809" calcext:value-type="float">
            <text:p>0.416046745117809</text:p>
          </table:table-cell>
          <table:table-cell table:formula="of:=SUM([.B604:.N604])" office:value-type="float" office:value="1.83720173656187" calcext:value-type="float">
            <text:p>1.83720173656187</text:p>
          </table:table-cell>
          <table:table-cell table:formula="of:=13-[.O604]" office:value-type="float" office:value="11.1627982634381" calcext:value-type="float">
            <text:p>11.162798263438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B$17]^[.A605]" office:value-type="float" office:value="5.23725086627987E-042" calcext:value-type="float">
            <text:p>5.23725086627987E-42</text:p>
          </table:table-cell>
          <table:table-cell table:formula="of:=[.$C$17]^[.A605]" office:value-type="float" office:value="0.000000018181842322262" calcext:value-type="float">
            <text:p>1.8181842322262E-08</text:p>
          </table:table-cell>
          <table:table-cell table:formula="of:=[.$D$17]^[.A605]" office:value-type="float" office:value="1.20046069598805E-232" calcext:value-type="float">
            <text:p>1.20046069598805E-232</text:p>
          </table:table-cell>
          <table:table-cell table:formula="of:=[.$E$17]^[.A605]" office:value-type="float" office:value="0.415426705259213" calcext:value-type="float">
            <text:p>0.415426705259213</text:p>
          </table:table-cell>
          <table:table-cell table:formula="of:=[.$F$17]^[.A605]" office:value-type="float" office:value="0.000000000000125839037317743" calcext:value-type="float">
            <text:p>1.25839037317743E-13</text:p>
          </table:table-cell>
          <table:table-cell table:formula="of:=[.$G$17]^[.A605]" office:value-type="float" office:value="0.415426705259213" calcext:value-type="float">
            <text:p>0.415426705259213</text:p>
          </table:table-cell>
          <table:table-cell table:formula="of:=[.$H$17]^[.A605]" office:value-type="float" office:value="0.172353054969618" calcext:value-type="float">
            <text:p>0.172353054969618</text:p>
          </table:table-cell>
          <table:table-cell table:formula="of:=[.$I$17]^[.A605]" office:value-type="float" office:value="0.415426705259213" calcext:value-type="float">
            <text:p>0.415426705259213</text:p>
          </table:table-cell>
          <table:table-cell table:formula="of:=[.$J$17]^[.A605]" office:value-type="float" office:value="1.5537749822271E-020" calcext:value-type="float">
            <text:p>1.5537749822271E-20</text:p>
          </table:table-cell>
          <table:table-cell table:formula="of:=[.$K$17]^[.A605]" office:value-type="float" office:value="0.00000000119705492625168" calcext:value-type="float">
            <text:p>1.19705492625168E-09</text:p>
          </table:table-cell>
          <table:table-cell table:formula="of:=[.$L$17]^[.A605]" office:value-type="float" office:value="0.000144243169765356" calcext:value-type="float">
            <text:p>0.000144243169765</text:p>
          </table:table-cell>
          <table:table-cell table:formula="of:=[.$M$17]^[.A605]" office:value-type="float" office:value="0.0000000000049953641532427" calcext:value-type="float">
            <text:p>4.9953641532427E-12</text:p>
          </table:table-cell>
          <table:table-cell table:formula="of:=[.$N$17]^[.A605]" office:value-type="float" office:value="0.415426705259213" calcext:value-type="float">
            <text:p>0.415426705259213</text:p>
          </table:table-cell>
          <table:table-cell table:formula="of:=SUM([.B605:.N605])" office:value-type="float" office:value="1.83420413856025" calcext:value-type="float">
            <text:p>1.83420413856025</text:p>
          </table:table-cell>
          <table:table-cell table:formula="of:=13-[.O605]" office:value-type="float" office:value="11.1657958614397" calcext:value-type="float">
            <text:p>11.16579586143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B$17]^[.A606]" office:value-type="float" office:value="4.45673657920389E-042" calcext:value-type="float">
            <text:p>4.45673657920389E-42</text:p>
          </table:table-cell>
          <table:table-cell table:formula="of:=[.$C$17]^[.A606]" office:value-type="float" office:value="0.0000000176399096151901" calcext:value-type="float">
            <text:p>1.76399096151901E-08</text:p>
          </table:table-cell>
          <table:table-cell table:formula="of:=[.$D$17]^[.A606]" office:value-type="float" office:value="4.84835839959408E-233" calcext:value-type="float">
            <text:p>4.84835839959408E-233</text:p>
          </table:table-cell>
          <table:table-cell table:formula="of:=[.$E$17]^[.A606]" office:value-type="float" office:value="0.414807589454057" calcext:value-type="float">
            <text:p>0.414807589454057</text:p>
          </table:table-cell>
          <table:table-cell table:formula="of:=[.$F$17]^[.A606]" office:value-type="float" office:value="0.000000000000119650232203756" calcext:value-type="float">
            <text:p>1.19650232203756E-13</text:p>
          </table:table-cell>
          <table:table-cell table:formula="of:=[.$G$17]^[.A606]" office:value-type="float" office:value="0.414807589454057" calcext:value-type="float">
            <text:p>0.414807589454057</text:p>
          </table:table-cell>
          <table:table-cell table:formula="of:=[.$H$17]^[.A606]" office:value-type="float" office:value="0.171839334984611" calcext:value-type="float">
            <text:p>0.171839334984611</text:p>
          </table:table-cell>
          <table:table-cell table:formula="of:=[.$I$17]^[.A606]" office:value-type="float" office:value="0.414807589454057" calcext:value-type="float">
            <text:p>0.414807589454057</text:p>
          </table:table-cell>
          <table:table-cell table:formula="of:=[.$J$17]^[.A606]" office:value-type="float" office:value="1.43799443213566E-020" calcext:value-type="float">
            <text:p>1.43799443213566E-20</text:p>
          </table:table-cell>
          <table:table-cell table:formula="of:=[.$K$17]^[.A606]" office:value-type="float" office:value="0.00000000115602323727435" calcext:value-type="float">
            <text:p>1.15602323727435E-09</text:p>
          </table:table-cell>
          <table:table-cell table:formula="of:=[.$L$17]^[.A606]" office:value-type="float" office:value="0.000142093495104173" calcext:value-type="float">
            <text:p>0.000142093495104</text:p>
          </table:table-cell>
          <table:table-cell table:formula="of:=[.$M$17]^[.A606]" office:value-type="float" office:value="0.00000000000477946913022625" calcext:value-type="float">
            <text:p>4.77946913022625E-12</text:p>
          </table:table-cell>
          <table:table-cell table:formula="of:=[.$N$17]^[.A606]" office:value-type="float" office:value="0.414807589454057" calcext:value-type="float">
            <text:p>0.414807589454057</text:p>
          </table:table-cell>
          <table:table-cell table:formula="of:=SUM([.B606:.N606])" office:value-type="float" office:value="1.83121180509678" calcext:value-type="float">
            <text:p>1.83121180509678</text:p>
          </table:table-cell>
          <table:table-cell table:formula="of:=13-[.O606]" office:value-type="float" office:value="11.1687881949032" calcext:value-type="float">
            <text:p>11.168788194903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B$17]^[.A607]" office:value-type="float" office:value="3.79254334832402E-042" calcext:value-type="float">
            <text:p>3.79254334832402E-42</text:p>
          </table:table-cell>
          <table:table-cell table:formula="of:=[.$C$17]^[.A607]" office:value-type="float" office:value="0.0000000171141298949162" calcext:value-type="float">
            <text:p>1.71141298949162E-08</text:p>
          </table:table-cell>
          <table:table-cell table:formula="of:=[.$D$17]^[.A607]" office:value-type="float" office:value="1.95812984543963E-233" calcext:value-type="float">
            <text:p>1.95812984543963E-233</text:p>
          </table:table-cell>
          <table:table-cell table:formula="of:=[.$E$17]^[.A607]" office:value-type="float" office:value="0.414189396325214" calcext:value-type="float">
            <text:p>0.414189396325214</text:p>
          </table:table-cell>
          <table:table-cell table:formula="of:=[.$F$17]^[.A607]" office:value-type="float" office:value="0.000000000000113765794554391" calcext:value-type="float">
            <text:p>1.13765794554391E-13</text:p>
          </table:table-cell>
          <table:table-cell table:formula="of:=[.$G$17]^[.A607]" office:value-type="float" office:value="0.414189396325214" calcext:value-type="float">
            <text:p>0.414189396325214</text:p>
          </table:table-cell>
          <table:table-cell table:formula="of:=[.$H$17]^[.A607]" office:value-type="float" office:value="0.171327146206714" calcext:value-type="float">
            <text:p>0.171327146206714</text:p>
          </table:table-cell>
          <table:table-cell table:formula="of:=[.$I$17]^[.A607]" office:value-type="float" office:value="0.414189396325214" calcext:value-type="float">
            <text:p>0.414189396325214</text:p>
          </table:table-cell>
          <table:table-cell table:formula="of:=[.$J$17]^[.A607]" office:value-type="float" office:value="1.33084134479321E-020" calcext:value-type="float">
            <text:p>1.33084134479321E-20</text:p>
          </table:table-cell>
          <table:table-cell table:formula="of:=[.$K$17]^[.A607]" office:value-type="float" office:value="0.00000000111639799963306" calcext:value-type="float">
            <text:p>1.11639799963306E-09</text:p>
          </table:table-cell>
          <table:table-cell table:formula="of:=[.$L$17]^[.A607]" office:value-type="float" office:value="0.000139975857323187" calcext:value-type="float">
            <text:p>0.000139975857323</text:p>
          </table:table-cell>
          <table:table-cell table:formula="of:=[.$M$17]^[.A607]" office:value-type="float" office:value="0.00000000000457290489061885" calcext:value-type="float">
            <text:p>4.57290489061885E-12</text:p>
          </table:table-cell>
          <table:table-cell table:formula="of:=[.$N$17]^[.A607]" office:value-type="float" office:value="0.414189396325214" calcext:value-type="float">
            <text:p>0.414189396325214</text:p>
          </table:table-cell>
          <table:table-cell table:formula="of:=SUM([.B607:.N607])" office:value-type="float" office:value="1.82822472560011" calcext:value-type="float">
            <text:p>1.82822472560011</text:p>
          </table:table-cell>
          <table:table-cell table:formula="of:=13-[.O607]" office:value-type="float" office:value="11.1717752743999" calcext:value-type="float">
            <text:p>11.171775274399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B$17]^[.A608]" office:value-type="float" office:value="3.22733569581672E-042" calcext:value-type="float">
            <text:p>3.22733569581672E-42</text:p>
          </table:table-cell>
          <table:table-cell table:formula="of:=[.$C$17]^[.A608]" office:value-type="float" office:value="0.0000000166040217013271" calcext:value-type="float">
            <text:p>1.66040217013271E-08</text:p>
          </table:table-cell>
          <table:table-cell table:formula="of:=[.$D$17]^[.A608]" office:value-type="float" office:value="7.90839326548644E-234" calcext:value-type="float">
            <text:p>7.90839326548644E-234</text:p>
          </table:table-cell>
          <table:table-cell table:formula="of:=[.$E$17]^[.A608]" office:value-type="float" office:value="0.413572124497605" calcext:value-type="float">
            <text:p>0.413572124497605</text:p>
          </table:table-cell>
          <table:table-cell table:formula="of:=[.$F$17]^[.A608]" office:value-type="float" office:value="0.000000000000108170755477945" calcext:value-type="float">
            <text:p>1.08170755477945E-13</text:p>
          </table:table-cell>
          <table:table-cell table:formula="of:=[.$G$17]^[.A608]" office:value-type="float" office:value="0.413572124497605" calcext:value-type="float">
            <text:p>0.413572124497605</text:p>
          </table:table-cell>
          <table:table-cell table:formula="of:=[.$H$17]^[.A608]" office:value-type="float" office:value="0.170816484071969" calcext:value-type="float">
            <text:p>0.170816484071969</text:p>
          </table:table-cell>
          <table:table-cell table:formula="of:=[.$I$17]^[.A608]" office:value-type="float" office:value="0.413572124497605" calcext:value-type="float">
            <text:p>0.413572124497605</text:p>
          </table:table-cell>
          <table:table-cell table:formula="of:=[.$J$17]^[.A608]" office:value-type="float" office:value="1.23167283921995E-020" calcext:value-type="float">
            <text:p>1.23167283921995E-20</text:p>
          </table:table-cell>
          <table:table-cell table:formula="of:=[.$K$17]^[.A608]" office:value-type="float" office:value="0.00000000107813100411657" calcext:value-type="float">
            <text:p>1.07813100411657E-09</text:p>
          </table:table-cell>
          <table:table-cell table:formula="of:=[.$L$17]^[.A608]" office:value-type="float" office:value="0.000137889778972618" calcext:value-type="float">
            <text:p>0.000137889778973</text:p>
          </table:table-cell>
          <table:table-cell table:formula="of:=[.$M$17]^[.A608]" office:value-type="float" office:value="0.00000000000437526816658317" calcext:value-type="float">
            <text:p>4.37526816658317E-12</text:p>
          </table:table-cell>
          <table:table-cell table:formula="of:=[.$N$17]^[.A608]" office:value-type="float" office:value="0.413572124497605" calcext:value-type="float">
            <text:p>0.413572124497605</text:p>
          </table:table-cell>
          <table:table-cell table:formula="of:=SUM([.B608:.N608])" office:value-type="float" office:value="1.825242889528" calcext:value-type="float">
            <text:p>1.825242889528</text:p>
          </table:table-cell>
          <table:table-cell table:formula="of:=13-[.O608]" office:value-type="float" office:value="11.174757110472" calcext:value-type="float">
            <text:p>11.17475711047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B$17]^[.A609]" office:value-type="float" office:value="2.74636167259515E-042" calcext:value-type="float">
            <text:p>2.74636167259515E-42</text:p>
          </table:table-cell>
          <table:table-cell table:formula="of:=[.$C$17]^[.A609]" office:value-type="float" office:value="0.0000000161091179248345" calcext:value-type="float">
            <text:p>1.61091179248345E-08</text:p>
          </table:table-cell>
          <table:table-cell table:formula="of:=[.$D$17]^[.A609]" office:value-type="float" office:value="3.19400085685071E-234" calcext:value-type="float">
            <text:p>3.19400085685071E-234</text:p>
          </table:table-cell>
          <table:table-cell table:formula="of:=[.$E$17]^[.A609]" office:value-type="float" office:value="0.412955772598205" calcext:value-type="float">
            <text:p>0.412955772598205</text:p>
          </table:table-cell>
          <table:table-cell table:formula="of:=[.$F$17]^[.A609]" office:value-type="float" office:value="0.000000000000102850882257718" calcext:value-type="float">
            <text:p>1.02850882257718E-13</text:p>
          </table:table-cell>
          <table:table-cell table:formula="of:=[.$G$17]^[.A609]" office:value-type="float" office:value="0.412955772598205" calcext:value-type="float">
            <text:p>0.412955772598205</text:p>
          </table:table-cell>
          <table:table-cell table:formula="of:=[.$H$17]^[.A609]" office:value-type="float" office:value="0.170307344030026" calcext:value-type="float">
            <text:p>0.170307344030026</text:p>
          </table:table-cell>
          <table:table-cell table:formula="of:=[.$I$17]^[.A609]" office:value-type="float" office:value="0.412955772598205" calcext:value-type="float">
            <text:p>0.412955772598205</text:p>
          </table:table-cell>
          <table:table-cell table:formula="of:=[.$J$17]^[.A609]" office:value-type="float" office:value="1.13989393912904E-020" calcext:value-type="float">
            <text:p>1.13989393912904E-20</text:p>
          </table:table-cell>
          <table:table-cell table:formula="of:=[.$K$17]^[.A609]" office:value-type="float" office:value="0.00000000104117569399037" calcext:value-type="float">
            <text:p>1.04117569399037E-09</text:p>
          </table:table-cell>
          <table:table-cell table:formula="of:=[.$L$17]^[.A609]" office:value-type="float" office:value="0.000135834789718182" calcext:value-type="float">
            <text:p>0.000135834789718</text:p>
          </table:table-cell>
          <table:table-cell table:formula="of:=[.$M$17]^[.A609]" office:value-type="float" office:value="0.00000000000418617311914515" calcext:value-type="float">
            <text:p>4.18617311914515E-12</text:p>
          </table:table-cell>
          <table:table-cell table:formula="of:=[.$N$17]^[.A609]" office:value-type="float" office:value="0.412955772598205" calcext:value-type="float">
            <text:p>0.412955772598205</text:p>
          </table:table-cell>
          <table:table-cell table:formula="of:=SUM([.B609:.N609])" office:value-type="float" office:value="1.82226628636715" calcext:value-type="float">
            <text:p>1.82226628636715</text:p>
          </table:table-cell>
          <table:table-cell table:formula="of:=13-[.O609]" office:value-type="float" office:value="11.1777337136329" calcext:value-type="float">
            <text:p>11.177733713632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B$17]^[.A610]" office:value-type="float" office:value="2.33706783167188E-042" calcext:value-type="float">
            <text:p>2.33706783167188E-42</text:p>
          </table:table-cell>
          <table:table-cell table:formula="of:=[.$C$17]^[.A610]" office:value-type="float" office:value="0.0000000156289653786397" calcext:value-type="float">
            <text:p>1.56289653786397E-08</text:p>
          </table:table-cell>
          <table:table-cell table:formula="of:=[.$D$17]^[.A610]" office:value-type="float" office:value="1.28997650105297E-234" calcext:value-type="float">
            <text:p>1.28997650105297E-234</text:p>
          </table:table-cell>
          <table:table-cell table:formula="of:=[.$E$17]^[.A610]" office:value-type="float" office:value="0.412340339256032" calcext:value-type="float">
            <text:p>0.412340339256032</text:p>
          </table:table-cell>
          <table:table-cell table:formula="of:=[.$F$17]^[.A610]" office:value-type="float" office:value="0.0000000000000977926421466829" calcext:value-type="float">
            <text:p>9.77926421466829E-14</text:p>
          </table:table-cell>
          <table:table-cell table:formula="of:=[.$G$17]^[.A610]" office:value-type="float" office:value="0.412340339256032" calcext:value-type="float">
            <text:p>0.412340339256032</text:p>
          </table:table-cell>
          <table:table-cell table:formula="of:=[.$H$17]^[.A610]" office:value-type="float" office:value="0.169799721544094" calcext:value-type="float">
            <text:p>0.169799721544094</text:p>
          </table:table-cell>
          <table:table-cell table:formula="of:=[.$I$17]^[.A610]" office:value-type="float" office:value="0.412340339256032" calcext:value-type="float">
            <text:p>0.412340339256032</text:p>
          </table:table-cell>
          <table:table-cell table:formula="of:=[.$J$17]^[.A610]" office:value-type="float" office:value="1.0549540032774E-020" calcext:value-type="float">
            <text:p>1.0549540032774E-20</text:p>
          </table:table-cell>
          <table:table-cell table:formula="of:=[.$K$17]^[.A610]" office:value-type="float" office:value="0.00000000100548710835434" calcext:value-type="float">
            <text:p>1.00548710835434E-09</text:p>
          </table:table-cell>
          <table:table-cell table:formula="of:=[.$L$17]^[.A610]" office:value-type="float" office:value="0.00013381042623505" calcext:value-type="float">
            <text:p>0.000133810426235</text:p>
          </table:table-cell>
          <table:table-cell table:formula="of:=[.$M$17]^[.A610]" office:value-type="float" office:value="0.0000000000040052505849347" calcext:value-type="float">
            <text:p>4.0052505849347E-12</text:p>
          </table:table-cell>
          <table:table-cell table:formula="of:=[.$N$17]^[.A610]" office:value-type="float" office:value="0.412340339256032" calcext:value-type="float">
            <text:p>0.412340339256032</text:p>
          </table:table-cell>
          <table:table-cell table:formula="of:=SUM([.B610:.N610])" office:value-type="float" office:value="1.81929490563301" calcext:value-type="float">
            <text:p>1.81929490563301</text:p>
          </table:table-cell>
          <table:table-cell table:formula="of:=13-[.O610]" office:value-type="float" office:value="11.180705094367" calcext:value-type="float">
            <text:p>11.18070509436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B$17]^[.A611]" office:value-type="float" office:value="1.98877158254045E-042" calcext:value-type="float">
            <text:p>1.98877158254045E-42</text:p>
          </table:table-cell>
          <table:table-cell table:formula="of:=[.$C$17]^[.A611]" office:value-type="float" office:value="0.0000000151631243837473" calcext:value-type="float">
            <text:p>1.51631243837473E-08</text:p>
          </table:table-cell>
          <table:table-cell table:formula="of:=[.$D$17]^[.A611]" office:value-type="float" office:value="5.20989019054179E-235" calcext:value-type="float">
            <text:p>5.20989019054179E-235</text:p>
          </table:table-cell>
          <table:table-cell table:formula="of:=[.$E$17]^[.A611]" office:value-type="float" office:value="0.411725823102148" calcext:value-type="float">
            <text:p>0.411725823102148</text:p>
          </table:table-cell>
          <table:table-cell table:formula="of:=[.$F$17]^[.A611]" office:value-type="float" office:value="0.0000000000000929831679427476" calcext:value-type="float">
            <text:p>9.29831679427476E-14</text:p>
          </table:table-cell>
          <table:table-cell table:formula="of:=[.$G$17]^[.A611]" office:value-type="float" office:value="0.411725823102148" calcext:value-type="float">
            <text:p>0.411725823102148</text:p>
          </table:table-cell>
          <table:table-cell table:formula="of:=[.$H$17]^[.A611]" office:value-type="float" office:value="0.169293612090908" calcext:value-type="float">
            <text:p>0.169293612090908</text:p>
          </table:table-cell>
          <table:table-cell table:formula="of:=[.$I$17]^[.A611]" office:value-type="float" office:value="0.411725823102148" calcext:value-type="float">
            <text:p>0.411725823102148</text:p>
          </table:table-cell>
          <table:table-cell table:formula="of:=[.$J$17]^[.A611]" office:value-type="float" office:value="9.76343421811124E-021" calcext:value-type="float">
            <text:p>9.76343421811124E-21</text:p>
          </table:table-cell>
          <table:table-cell table:formula="of:=[.$K$17]^[.A611]" office:value-type="float" office:value="0.000000000971021827442046" calcext:value-type="float">
            <text:p>9.71021827442046E-10</text:p>
          </table:table-cell>
          <table:table-cell table:formula="of:=[.$L$17]^[.A611]" office:value-type="float" office:value="0.00013181623210338" calcext:value-type="float">
            <text:p>0.000131816232103</text:p>
          </table:table-cell>
          <table:table-cell table:formula="of:=[.$M$17]^[.A611]" office:value-type="float" office:value="0.00000000000383214735548149" calcext:value-type="float">
            <text:p>3.83214735548149E-12</text:p>
          </table:table-cell>
          <table:table-cell table:formula="of:=[.$N$17]^[.A611]" office:value-type="float" office:value="0.411725823102148" calcext:value-type="float">
            <text:p>0.411725823102148</text:p>
          </table:table-cell>
          <table:table-cell table:formula="of:=SUM([.B611:.N611])" office:value-type="float" office:value="1.81632873686967" calcext:value-type="float">
            <text:p>1.81632873686967</text:p>
          </table:table-cell>
          <table:table-cell table:formula="of:=13-[.O611]" office:value-type="float" office:value="11.1836712631303" calcext:value-type="float">
            <text:p>11.183671263130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B$17]^[.A612]" office:value-type="float" office:value="1.69238237500834E-042" calcext:value-type="float">
            <text:p>1.69238237500834E-42</text:p>
          </table:table-cell>
          <table:table-cell table:formula="of:=[.$C$17]^[.A612]" office:value-type="float" office:value="0.000000014711168366348" calcext:value-type="float">
            <text:p>1.4711168366348E-08</text:p>
          </table:table-cell>
          <table:table-cell table:formula="of:=[.$D$17]^[.A612]" office:value-type="float" office:value="2.1041434301592E-235" calcext:value-type="float">
            <text:p>2.1041434301592E-235</text:p>
          </table:table-cell>
          <table:table-cell table:formula="of:=[.$E$17]^[.A612]" office:value-type="float" office:value="0.411112222769656" calcext:value-type="float">
            <text:p>0.411112222769656</text:p>
          </table:table-cell>
          <table:table-cell table:formula="of:=[.$F$17]^[.A612]" office:value-type="float" office:value="0.0000000000000884102252570387" calcext:value-type="float">
            <text:p>8.84102252570387E-14</text:p>
          </table:table-cell>
          <table:table-cell table:formula="of:=[.$G$17]^[.A612]" office:value-type="float" office:value="0.411112222769656" calcext:value-type="float">
            <text:p>0.411112222769656</text:p>
          </table:table-cell>
          <table:table-cell table:formula="of:=[.$H$17]^[.A612]" office:value-type="float" office:value="0.168789011160682" calcext:value-type="float">
            <text:p>0.168789011160682</text:p>
          </table:table-cell>
          <table:table-cell table:formula="of:=[.$I$17]^[.A612]" office:value-type="float" office:value="0.411112222769656" calcext:value-type="float">
            <text:p>0.411112222769656</text:p>
          </table:table-cell>
          <table:table-cell table:formula="of:=[.$J$17]^[.A612]" office:value-type="float" office:value="9.0359055878496E-021" calcext:value-type="float">
            <text:p>9.0359055878496E-21</text:p>
          </table:table-cell>
          <table:table-cell table:formula="of:=[.$K$17]^[.A612]" office:value-type="float" office:value="0.000000000937737919795002" calcext:value-type="float">
            <text:p>9.37737919795002E-10</text:p>
          </table:table-cell>
          <table:table-cell table:formula="of:=[.$L$17]^[.A612]" office:value-type="float" office:value="0.000129851757705416" calcext:value-type="float">
            <text:p>0.000129851757705</text:p>
          </table:table-cell>
          <table:table-cell table:formula="of:=[.$M$17]^[.A612]" office:value-type="float" office:value="0.00000000000366652548765889" calcext:value-type="float">
            <text:p>3.66652548765889E-12</text:p>
          </table:table-cell>
          <table:table-cell table:formula="of:=[.$N$17]^[.A612]" office:value-type="float" office:value="0.411112222769656" calcext:value-type="float">
            <text:p>0.411112222769656</text:p>
          </table:table-cell>
          <table:table-cell table:formula="of:=SUM([.B612:.N612])" office:value-type="float" office:value="1.81336776964967" calcext:value-type="float">
            <text:p>1.81336776964967</text:p>
          </table:table-cell>
          <table:table-cell table:formula="of:=13-[.O612]" office:value-type="float" office:value="11.1866322303503" calcext:value-type="float">
            <text:p>11.186632230350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B$17]^[.A613]" office:value-type="float" office:value="1.44016443536478E-042" calcext:value-type="float">
            <text:p>1.44016443536478E-42</text:p>
          </table:table-cell>
          <table:table-cell table:formula="of:=[.$C$17]^[.A613]" office:value-type="float" office:value="0.000000014272683467202" calcext:value-type="float">
            <text:p>1.4272683467202E-08</text:p>
          </table:table-cell>
          <table:table-cell table:formula="of:=[.$D$17]^[.A613]" office:value-type="float" office:value="8.49810535876516E-236" calcext:value-type="float">
            <text:p>8.49810535876516E-236</text:p>
          </table:table-cell>
          <table:table-cell table:formula="of:=[.$E$17]^[.A613]" office:value-type="float" office:value="0.410499536893695" calcext:value-type="float">
            <text:p>0.410499536893695</text:p>
          </table:table-cell>
          <table:table-cell table:formula="of:=[.$F$17]^[.A613]" office:value-type="float" office:value="0.0000000000000840621813919384" calcext:value-type="float">
            <text:p>8.40621813919384E-14</text:p>
          </table:table-cell>
          <table:table-cell table:formula="of:=[.$G$17]^[.A613]" office:value-type="float" office:value="0.410499536893695" calcext:value-type="float">
            <text:p>0.410499536893695</text:p>
          </table:table-cell>
          <table:table-cell table:formula="of:=[.$H$17]^[.A613]" office:value-type="float" office:value="0.168285914257073" calcext:value-type="float">
            <text:p>0.168285914257073</text:p>
          </table:table-cell>
          <table:table-cell table:formula="of:=[.$I$17]^[.A613]" office:value-type="float" office:value="0.410499536893695" calcext:value-type="float">
            <text:p>0.410499536893695</text:p>
          </table:table-cell>
          <table:table-cell table:formula="of:=[.$J$17]^[.A613]" office:value-type="float" office:value="8.36258922511863E-021" calcext:value-type="float">
            <text:p>8.36258922511863E-21</text:p>
          </table:table-cell>
          <table:table-cell table:formula="of:=[.$K$17]^[.A613]" office:value-type="float" office:value="0.000000000905594891247633" calcext:value-type="float">
            <text:p>9.05594891247633E-10</text:p>
          </table:table-cell>
          <table:table-cell table:formula="of:=[.$L$17]^[.A613]" office:value-type="float" office:value="0.000127916560124113" calcext:value-type="float">
            <text:p>0.000127916560124</text:p>
          </table:table-cell>
          <table:table-cell table:formula="of:=[.$M$17]^[.A613]" office:value-type="float" office:value="0.00000000000350806164392997" calcext:value-type="float">
            <text:p>3.50806164392997E-12</text:p>
          </table:table-cell>
          <table:table-cell table:formula="of:=[.$N$17]^[.A613]" office:value-type="float" office:value="0.410499536893695" calcext:value-type="float">
            <text:p>0.410499536893695</text:p>
          </table:table-cell>
          <table:table-cell table:formula="of:=SUM([.B613:.N613])" office:value-type="float" office:value="1.81041199357385" calcext:value-type="float">
            <text:p>1.81041199357385</text:p>
          </table:table-cell>
          <table:table-cell table:formula="of:=13-[.O613]" office:value-type="float" office:value="11.1895880064262" calcext:value-type="float">
            <text:p>11.189588006426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B$17]^[.A614]" office:value-type="float" office:value="1.22553486228508E-042" calcext:value-type="float">
            <text:p>1.22553486228508E-42</text:p>
          </table:table-cell>
          <table:table-cell table:formula="of:=[.$C$17]^[.A614]" office:value-type="float" office:value="0.0000000138472681626654" calcext:value-type="float">
            <text:p>1.38472681626654E-08</text:p>
          </table:table-cell>
          <table:table-cell table:formula="of:=[.$D$17]^[.A614]" office:value-type="float" office:value="3.4321707186667E-236" calcext:value-type="float">
            <text:p>3.4321707186667E-236</text:p>
          </table:table-cell>
          <table:table-cell table:formula="of:=[.$E$17]^[.A614]" office:value-type="float" office:value="0.409887764111439" calcext:value-type="float">
            <text:p>0.409887764111439</text:p>
          </table:table-cell>
          <table:table-cell table:formula="of:=[.$F$17]^[.A614]" office:value-type="float" office:value="0.0000000000000799279757497119" calcext:value-type="float">
            <text:p>7.99279757497119E-14</text:p>
          </table:table-cell>
          <table:table-cell table:formula="of:=[.$G$17]^[.A614]" office:value-type="float" office:value="0.409887764111439" calcext:value-type="float">
            <text:p>0.409887764111439</text:p>
          </table:table-cell>
          <table:table-cell table:formula="of:=[.$H$17]^[.A614]" office:value-type="float" office:value="0.167784316897141" calcext:value-type="float">
            <text:p>0.167784316897141</text:p>
          </table:table-cell>
          <table:table-cell table:formula="of:=[.$I$17]^[.A614]" office:value-type="float" office:value="0.409887764111439" calcext:value-type="float">
            <text:p>0.409887764111439</text:p>
          </table:table-cell>
          <table:table-cell table:formula="of:=[.$J$17]^[.A614]" office:value-type="float" office:value="7.73944546765823E-021" calcext:value-type="float">
            <text:p>7.73944546765823E-21</text:p>
          </table:table-cell>
          <table:table-cell table:formula="of:=[.$K$17]^[.A614]" office:value-type="float" office:value="0.000000000874553635660904" calcext:value-type="float">
            <text:p>8.74553635660904E-10</text:p>
          </table:table-cell>
          <table:table-cell table:formula="of:=[.$L$17]^[.A614]" office:value-type="float" office:value="0.000126010203043277" calcext:value-type="float">
            <text:p>0.000126010203043</text:p>
          </table:table-cell>
          <table:table-cell table:formula="of:=[.$M$17]^[.A614]" office:value-type="float" office:value="0.00000000000335644646110736" calcext:value-type="float">
            <text:p>3.35644646110736E-12</text:p>
          </table:table-cell>
          <table:table-cell table:formula="of:=[.$N$17]^[.A614]" office:value-type="float" office:value="0.409887764111439" calcext:value-type="float">
            <text:p>0.409887764111439</text:p>
          </table:table-cell>
          <table:table-cell table:formula="of:=SUM([.B614:.N614])" office:value-type="float" office:value="1.8074613982712" calcext:value-type="float">
            <text:p>1.8074613982712</text:p>
          </table:table-cell>
          <table:table-cell table:formula="of:=13-[.O614]" office:value-type="float" office:value="11.1925386017288" calcext:value-type="float">
            <text:p>11.192538601728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B$17]^[.A615]" office:value-type="float" office:value="1.0428918127642E-042" calcext:value-type="float">
            <text:p>1.0428918127642E-42</text:p>
          </table:table-cell>
          <table:table-cell table:formula="of:=[.$C$17]^[.A615]" office:value-type="float" office:value="0.0000000134345328970122" calcext:value-type="float">
            <text:p>1.34345328970122E-08</text:p>
          </table:table-cell>
          <table:table-cell table:formula="of:=[.$D$17]^[.A615]" office:value-type="float" office:value="1.38616730962545E-236" calcext:value-type="float">
            <text:p>1.38616730962545E-236</text:p>
          </table:table-cell>
          <table:table-cell table:formula="of:=[.$E$17]^[.A615]" office:value-type="float" office:value="0.409276903062093" calcext:value-type="float">
            <text:p>0.409276903062093</text:p>
          </table:table-cell>
          <table:table-cell table:formula="of:=[.$F$17]^[.A615]" office:value-type="float" office:value="0.0000000000000759970916964473" calcext:value-type="float">
            <text:p>7.59970916964473E-14</text:p>
          </table:table-cell>
          <table:table-cell table:formula="of:=[.$G$17]^[.A615]" office:value-type="float" office:value="0.409276903062093" calcext:value-type="float">
            <text:p>0.409276903062093</text:p>
          </table:table-cell>
          <table:table-cell table:formula="of:=[.$H$17]^[.A615]" office:value-type="float" office:value="0.167284214611308" calcext:value-type="float">
            <text:p>0.167284214611308</text:p>
          </table:table-cell>
          <table:table-cell table:formula="of:=[.$I$17]^[.A615]" office:value-type="float" office:value="0.409276903062093" calcext:value-type="float">
            <text:p>0.409276903062093</text:p>
          </table:table-cell>
          <table:table-cell table:formula="of:=[.$J$17]^[.A615]" office:value-type="float" office:value="7.16273567126045E-021" calcext:value-type="float">
            <text:p>7.16273567126045E-21</text:p>
          </table:table-cell>
          <table:table-cell table:formula="of:=[.$K$17]^[.A615]" office:value-type="float" office:value="0.000000000844576387344659" calcext:value-type="float">
            <text:p>8.44576387344659E-10</text:p>
          </table:table-cell>
          <table:table-cell table:formula="of:=[.$L$17]^[.A615]" office:value-type="float" office:value="0.000124132256649189" calcext:value-type="float">
            <text:p>0.000124132256649</text:p>
          </table:table-cell>
          <table:table-cell table:formula="of:=[.$M$17]^[.A615]" office:value-type="float" office:value="0.00000000000321138394639483" calcext:value-type="float">
            <text:p>3.21138394639483E-12</text:p>
          </table:table-cell>
          <table:table-cell table:formula="of:=[.$N$17]^[.A615]" office:value-type="float" office:value="0.409276903062093" calcext:value-type="float">
            <text:p>0.409276903062093</text:p>
          </table:table-cell>
          <table:table-cell table:formula="of:=SUM([.B615:.N615])" office:value-type="float" office:value="1.80451597339872" calcext:value-type="float">
            <text:p>1.80451597339872</text:p>
          </table:table-cell>
          <table:table-cell table:formula="of:=13-[.O615]" office:value-type="float" office:value="11.1954840266013" calcext:value-type="float">
            <text:p>11.19548402660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B$17]^[.A616]" office:value-type="float" office:value="8.87468293723338E-043" calcext:value-type="float">
            <text:p>8.87468293723338E-43</text:p>
          </table:table-cell>
          <table:table-cell table:formula="of:=[.$C$17]^[.A616]" office:value-type="float" office:value="0.0000000130340997257153" calcext:value-type="float">
            <text:p>1.30340997257153E-08</text:p>
          </table:table-cell>
          <table:table-cell table:formula="of:=[.$D$17]^[.A616]" office:value-type="float" office:value="5.59838063947089E-237" calcext:value-type="float">
            <text:p>5.59838063947089E-237</text:p>
          </table:table-cell>
          <table:table-cell table:formula="of:=[.$E$17]^[.A616]" office:value-type="float" office:value="0.408666952386888" calcext:value-type="float">
            <text:p>0.408666952386888</text:p>
          </table:table-cell>
          <table:table-cell table:formula="of:=[.$F$17]^[.A616]" office:value-type="float" office:value="0.0000000000000722595298097367" calcext:value-type="float">
            <text:p>7.22595298097367E-14</text:p>
          </table:table-cell>
          <table:table-cell table:formula="of:=[.$G$17]^[.A616]" office:value-type="float" office:value="0.408666952386888" calcext:value-type="float">
            <text:p>0.408666952386888</text:p>
          </table:table-cell>
          <table:table-cell table:formula="of:=[.$H$17]^[.A616]" office:value-type="float" office:value="0.166785602943316" calcext:value-type="float">
            <text:p>0.166785602943316</text:p>
          </table:table-cell>
          <table:table-cell table:formula="of:=[.$I$17]^[.A616]" office:value-type="float" office:value="0.408666952386888" calcext:value-type="float">
            <text:p>0.408666952386888</text:p>
          </table:table-cell>
          <table:table-cell table:formula="of:=[.$J$17]^[.A616]" office:value-type="float" office:value="6.62899977921421E-021" calcext:value-type="float">
            <text:p>6.62899977921421E-21</text:p>
          </table:table-cell>
          <table:table-cell table:formula="of:=[.$K$17]^[.A616]" office:value-type="float" office:value="0.000000000815626675110789" calcext:value-type="float">
            <text:p>8.15626675110789E-10</text:p>
          </table:table-cell>
          <table:table-cell table:formula="of:=[.$L$17]^[.A616]" office:value-type="float" office:value="0.000122282297533702" calcext:value-type="float">
            <text:p>0.000122282297534</text:p>
          </table:table-cell>
          <table:table-cell table:formula="of:=[.$M$17]^[.A616]" office:value-type="float" office:value="0.00000000000307259089953127" calcext:value-type="float">
            <text:p>3.07259089953127E-12</text:p>
          </table:table-cell>
          <table:table-cell table:formula="of:=[.$N$17]^[.A616]" office:value-type="float" office:value="0.408666952386888" calcext:value-type="float">
            <text:p>0.408666952386888</text:p>
          </table:table-cell>
          <table:table-cell table:formula="of:=SUM([.B616:.N616])" office:value-type="float" office:value="1.80157570864127" calcext:value-type="float">
            <text:p>1.80157570864127</text:p>
          </table:table-cell>
          <table:table-cell table:formula="of:=13-[.O616]" office:value-type="float" office:value="11.1984242913587" calcext:value-type="float">
            <text:p>11.198424291358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B$17]^[.A617]" office:value-type="float" office:value="7.5520774324296E-043" calcext:value-type="float">
            <text:p>7.5520774324296E-43</text:p>
          </table:table-cell>
          <table:table-cell table:formula="of:=[.$C$17]^[.A617]" office:value-type="float" office:value="0.0000000126456019693601" calcext:value-type="float">
            <text:p>1.26456019693601E-08</text:p>
          </table:table-cell>
          <table:table-cell table:formula="of:=[.$D$17]^[.A617]" office:value-type="float" office:value="2.2610449378489E-237" calcext:value-type="float">
            <text:p>2.2610449378489E-237</text:p>
          </table:table-cell>
          <table:table-cell table:formula="of:=[.$E$17]^[.A617]" office:value-type="float" office:value="0.408057910729084" calcext:value-type="float">
            <text:p>0.408057910729084</text:p>
          </table:table-cell>
          <table:table-cell table:formula="of:=[.$F$17]^[.A617]" office:value-type="float" office:value="0.0000000000000687057824420447" calcext:value-type="float">
            <text:p>6.87057824420447E-14</text:p>
          </table:table-cell>
          <table:table-cell table:formula="of:=[.$G$17]^[.A617]" office:value-type="float" office:value="0.408057910729084" calcext:value-type="float">
            <text:p>0.408057910729084</text:p>
          </table:table-cell>
          <table:table-cell table:formula="of:=[.$H$17]^[.A617]" office:value-type="float" office:value="0.166288477450191" calcext:value-type="float">
            <text:p>0.166288477450191</text:p>
          </table:table-cell>
          <table:table-cell table:formula="of:=[.$I$17]^[.A617]" office:value-type="float" office:value="0.408057910729084" calcext:value-type="float">
            <text:p>0.408057910729084</text:p>
          </table:table-cell>
          <table:table-cell table:formula="of:=[.$J$17]^[.A617]" office:value-type="float" office:value="6.13503556317739E-021" calcext:value-type="float">
            <text:p>6.13503556317739E-21</text:p>
          </table:table-cell>
          <table:table-cell table:formula="of:=[.$K$17]^[.A617]" office:value-type="float" office:value="0.000000000787669277901328" calcext:value-type="float">
            <text:p>7.87669277901328E-10</text:p>
          </table:table-cell>
          <table:table-cell table:formula="of:=[.$L$17]^[.A617]" office:value-type="float" office:value="0.000120459908598774" calcext:value-type="float">
            <text:p>0.000120459908599</text:p>
          </table:table-cell>
          <table:table-cell table:formula="of:=[.$M$17]^[.A617]" office:value-type="float" office:value="0.0000000000029397963599092" calcext:value-type="float">
            <text:p>2.9397963599092E-12</text:p>
          </table:table-cell>
          <table:table-cell table:formula="of:=[.$N$17]^[.A617]" office:value-type="float" office:value="0.408057910729084" calcext:value-type="float">
            <text:p>0.408057910729084</text:p>
          </table:table-cell>
          <table:table-cell table:formula="of:=SUM([.B617:.N617])" office:value-type="float" office:value="1.7986405937114" calcext:value-type="float">
            <text:p>1.7986405937114</text:p>
          </table:table-cell>
          <table:table-cell table:formula="of:=13-[.O617]" office:value-type="float" office:value="11.2013594062886" calcext:value-type="float">
            <text:p>11.201359406288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B$17]^[.A618]" office:value-type="float" office:value="6.42658154086036E-043" calcext:value-type="float">
            <text:p>6.42658154086036E-43</text:p>
          </table:table-cell>
          <table:table-cell table:formula="of:=[.$C$17]^[.A618]" office:value-type="float" office:value="0.000000012268683877874" calcext:value-type="float">
            <text:p>1.2268683877874E-08</text:p>
          </table:table-cell>
          <table:table-cell table:formula="of:=[.$D$17]^[.A618]" office:value-type="float" office:value="9.13179103065649E-238" calcext:value-type="float">
            <text:p>9.13179103065649E-238</text:p>
          </table:table-cell>
          <table:table-cell table:formula="of:=[.$E$17]^[.A618]" office:value-type="float" office:value="0.407449776733958" calcext:value-type="float">
            <text:p>0.407449776733958</text:p>
          </table:table-cell>
          <table:table-cell table:formula="of:=[.$F$17]^[.A618]" office:value-type="float" office:value="0.0000000000000653268095350589" calcext:value-type="float">
            <text:p>6.53268095350589E-14</text:p>
          </table:table-cell>
          <table:table-cell table:formula="of:=[.$G$17]^[.A618]" office:value-type="float" office:value="0.407449776733958" calcext:value-type="float">
            <text:p>0.407449776733958</text:p>
          </table:table-cell>
          <table:table-cell table:formula="of:=[.$H$17]^[.A618]" office:value-type="float" office:value="0.165792833702202" calcext:value-type="float">
            <text:p>0.165792833702202</text:p>
          </table:table-cell>
          <table:table-cell table:formula="of:=[.$I$17]^[.A618]" office:value-type="float" office:value="0.407449776733958" calcext:value-type="float">
            <text:p>0.407449776733958</text:p>
          </table:table-cell>
          <table:table-cell table:formula="of:=[.$J$17]^[.A618]" office:value-type="float" office:value="5.6778794109287E-021" calcext:value-type="float">
            <text:p>5.6778794109287E-21</text:p>
          </table:table-cell>
          <table:table-cell table:formula="of:=[.$K$17]^[.A618]" office:value-type="float" office:value="0.000000000760670181937498" calcext:value-type="float">
            <text:p>7.60670181937498E-10</text:p>
          </table:table-cell>
          <table:table-cell table:formula="of:=[.$L$17]^[.A618]" office:value-type="float" office:value="0.000118664678962428" calcext:value-type="float">
            <text:p>0.000118664678962</text:p>
          </table:table-cell>
          <table:table-cell table:formula="of:=[.$M$17]^[.A618]" office:value-type="float" office:value="0.00000000000281274107758824" calcext:value-type="float">
            <text:p>2.81274107758824E-12</text:p>
          </table:table-cell>
          <table:table-cell table:formula="of:=[.$N$17]^[.A618]" office:value-type="float" office:value="0.407449776733958" calcext:value-type="float">
            <text:p>0.407449776733958</text:p>
          </table:table-cell>
          <table:table-cell table:formula="of:=SUM([.B618:.N618])" office:value-type="float" office:value="1.79571061834923" calcext:value-type="float">
            <text:p>1.79571061834923</text:p>
          </table:table-cell>
          <table:table-cell table:formula="of:=13-[.O618]" office:value-type="float" office:value="11.2042893816508" calcext:value-type="float">
            <text:p>11.204289381650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B$17]^[.A619]" office:value-type="float" office:value="5.46881976129846E-043" calcext:value-type="float">
            <text:p>5.46881976129846E-43</text:p>
          </table:table-cell>
          <table:table-cell table:formula="of:=[.$C$17]^[.A619]" office:value-type="float" office:value="0.000000011903000304763" calcext:value-type="float">
            <text:p>1.1903000304763E-08</text:p>
          </table:table-cell>
          <table:table-cell table:formula="of:=[.$D$17]^[.A619]" office:value-type="float" office:value="3.68810040135306E-238" calcext:value-type="float">
            <text:p>3.68810040135306E-238</text:p>
          </table:table-cell>
          <table:table-cell table:formula="of:=[.$E$17]^[.A619]" office:value-type="float" office:value="0.406842549048811" calcext:value-type="float">
            <text:p>0.406842549048811</text:p>
          </table:table-cell>
          <table:table-cell table:formula="of:=[.$F$17]^[.A619]" office:value-type="float" office:value="0.0000000000000621140156234986" calcext:value-type="float">
            <text:p>6.21140156234986E-14</text:p>
          </table:table-cell>
          <table:table-cell table:formula="of:=[.$G$17]^[.A619]" office:value-type="float" office:value="0.406842549048811" calcext:value-type="float">
            <text:p>0.406842549048811</text:p>
          </table:table-cell>
          <table:table-cell table:formula="of:=[.$H$17]^[.A619]" office:value-type="float" office:value="0.165298667282822" calcext:value-type="float">
            <text:p>0.165298667282822</text:p>
          </table:table-cell>
          <table:table-cell table:formula="of:=[.$I$17]^[.A619]" office:value-type="float" office:value="0.406842549048811" calcext:value-type="float">
            <text:p>0.406842549048811</text:p>
          </table:table-cell>
          <table:table-cell table:formula="of:=[.$J$17]^[.A619]" office:value-type="float" office:value="5.25478854573282E-021" calcext:value-type="float">
            <text:p>5.25478854573282E-21</text:p>
          </table:table-cell>
          <table:table-cell table:formula="of:=[.$K$17]^[.A619]" office:value-type="float" office:value="0.000000000734596539337554" calcext:value-type="float">
            <text:p>7.34596539337554E-10</text:p>
          </table:table-cell>
          <table:table-cell table:formula="of:=[.$L$17]^[.A619]" office:value-type="float" office:value="0.000116896203866118" calcext:value-type="float">
            <text:p>0.000116896203866</text:p>
          </table:table-cell>
          <table:table-cell table:formula="of:=[.$M$17]^[.A619]" office:value-type="float" office:value="0.00000000000269117700717086" calcext:value-type="float">
            <text:p>2.69117700717086E-12</text:p>
          </table:table-cell>
          <table:table-cell table:formula="of:=[.$N$17]^[.A619]" office:value-type="float" office:value="0.406842549048811" calcext:value-type="float">
            <text:p>0.406842549048811</text:p>
          </table:table-cell>
          <table:table-cell table:formula="of:=SUM([.B619:.N619])" office:value-type="float" office:value="1.79278577232228" calcext:value-type="float">
            <text:p>1.79278577232228</text:p>
          </table:table-cell>
          <table:table-cell table:formula="of:=13-[.O619]" office:value-type="float" office:value="11.2072142276777" calcext:value-type="float">
            <text:p>11.207214227677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B$17]^[.A620]" office:value-type="float" office:value="4.65379446155204E-043" calcext:value-type="float">
            <text:p>4.65379446155204E-43</text:p>
          </table:table-cell>
          <table:table-cell table:formula="of:=[.$C$17]^[.A620]" office:value-type="float" office:value="0.0000000115482163910592" calcext:value-type="float">
            <text:p>1.15482163910592E-08</text:p>
          </table:table-cell>
          <table:table-cell table:formula="of:=[.$D$17]^[.A620]" office:value-type="float" office:value="1.48953086254349E-238" calcext:value-type="float">
            <text:p>1.48953086254349E-238</text:p>
          </table:table-cell>
          <table:table-cell table:formula="of:=[.$E$17]^[.A620]" office:value-type="float" office:value="0.406236226322956" calcext:value-type="float">
            <text:p>0.406236226322956</text:p>
          </table:table-cell>
          <table:table-cell table:formula="of:=[.$F$17]^[.A620]" office:value-type="float" office:value="0.0000000000000590592279698839" calcext:value-type="float">
            <text:p>5.90592279698839E-14</text:p>
          </table:table-cell>
          <table:table-cell table:formula="of:=[.$G$17]^[.A620]" office:value-type="float" office:value="0.406236226322956" calcext:value-type="float">
            <text:p>0.406236226322956</text:p>
          </table:table-cell>
          <table:table-cell table:formula="of:=[.$H$17]^[.A620]" office:value-type="float" office:value="0.164805973788685" calcext:value-type="float">
            <text:p>0.164805973788685</text:p>
          </table:table-cell>
          <table:table-cell table:formula="of:=[.$I$17]^[.A620]" office:value-type="float" office:value="0.406236226322956" calcext:value-type="float">
            <text:p>0.406236226322956</text:p>
          </table:table-cell>
          <table:table-cell table:formula="of:=[.$J$17]^[.A620]" office:value-type="float" office:value="4.86322457064096E-021" calcext:value-type="float">
            <text:p>4.86322457064096E-21</text:p>
          </table:table-cell>
          <table:table-cell table:formula="of:=[.$K$17]^[.A620]" office:value-type="float" office:value="0.000000000709416628153108" calcext:value-type="float">
            <text:p>7.09416628153108E-10</text:p>
          </table:table-cell>
          <table:table-cell table:formula="of:=[.$L$17]^[.A620]" office:value-type="float" office:value="0.000115154084583464" calcext:value-type="float">
            <text:p>0.000115154084583</text:p>
          </table:table-cell>
          <table:table-cell table:formula="of:=[.$M$17]^[.A620]" office:value-type="float" office:value="0.00000000000257486682355245" calcext:value-type="float">
            <text:p>2.57486682355245E-12</text:p>
          </table:table-cell>
          <table:table-cell table:formula="of:=[.$N$17]^[.A620]" office:value-type="float" office:value="0.406236226322956" calcext:value-type="float">
            <text:p>0.406236226322956</text:p>
          </table:table-cell>
          <table:table-cell table:formula="of:=SUM([.B620:.N620])" office:value-type="float" office:value="1.78986604542536" calcext:value-type="float">
            <text:p>1.78986604542536</text:p>
          </table:table-cell>
          <table:table-cell table:formula="of:=13-[.O620]" office:value-type="float" office:value="11.2101339545746" calcext:value-type="float">
            <text:p>11.210133954574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B$17]^[.A621]" office:value-type="float" office:value="3.96023343896605E-043" calcext:value-type="float">
            <text:p>3.96023343896605E-43</text:p>
          </table:table-cell>
          <table:table-cell table:formula="of:=[.$C$17]^[.A621]" office:value-type="float" office:value="0.0000000112040072586878" calcext:value-type="float">
            <text:p>1.12040072586878E-08</text:p>
          </table:table-cell>
          <table:table-cell table:formula="of:=[.$D$17]^[.A621]" office:value-type="float" office:value="6.01583999626356E-239" calcext:value-type="float">
            <text:p>6.01583999626356E-239</text:p>
          </table:table-cell>
          <table:table-cell table:formula="of:=[.$E$17]^[.A621]" office:value-type="float" office:value="0.40563080720772" calcext:value-type="float">
            <text:p>0.40563080720772</text:p>
          </table:table-cell>
          <table:table-cell table:formula="of:=[.$F$17]^[.A621]" office:value-type="float" office:value="0.0000000000000561546757746437" calcext:value-type="float">
            <text:p>5.61546757746437E-14</text:p>
          </table:table-cell>
          <table:table-cell table:formula="of:=[.$G$17]^[.A621]" office:value-type="float" office:value="0.40563080720772" calcext:value-type="float">
            <text:p>0.40563080720772</text:p>
          </table:table-cell>
          <table:table-cell table:formula="of:=[.$H$17]^[.A621]" office:value-type="float" office:value="0.164314748829553" calcext:value-type="float">
            <text:p>0.164314748829553</text:p>
          </table:table-cell>
          <table:table-cell table:formula="of:=[.$I$17]^[.A621]" office:value-type="float" office:value="0.40563080720772" calcext:value-type="float">
            <text:p>0.40563080720772</text:p>
          </table:table-cell>
          <table:table-cell table:formula="of:=[.$J$17]^[.A621]" office:value-type="float" office:value="4.50083823899856E-021" calcext:value-type="float">
            <text:p>4.50083823899856E-21</text:p>
          </table:table-cell>
          <table:table-cell table:formula="of:=[.$K$17]^[.A621]" office:value-type="float" office:value="0.000000000685099813775282" calcext:value-type="float">
            <text:p>6.85099813775282E-10</text:p>
          </table:table-cell>
          <table:table-cell table:formula="of:=[.$L$17]^[.A621]" office:value-type="float" office:value="0.000113437928330357" calcext:value-type="float">
            <text:p>0.00011343792833</text:p>
          </table:table-cell>
          <table:table-cell table:formula="of:=[.$M$17]^[.A621]" office:value-type="float" office:value="0.00000000000246358345860011" calcext:value-type="float">
            <text:p>2.46358345860011E-12</text:p>
          </table:table-cell>
          <table:table-cell table:formula="of:=[.$N$17]^[.A621]" office:value-type="float" office:value="0.40563080720772" calcext:value-type="float">
            <text:p>0.40563080720772</text:p>
          </table:table-cell>
          <table:table-cell table:formula="of:=SUM([.B621:.N621])" office:value-type="float" office:value="1.78695142748039" calcext:value-type="float">
            <text:p>1.78695142748039</text:p>
          </table:table-cell>
          <table:table-cell table:formula="of:=13-[.O621]" office:value-type="float" office:value="11.2130485725196" calcext:value-type="float">
            <text:p>11.213048572519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B$17]^[.A622]" office:value-type="float" office:value="3.37003471482804E-043" calcext:value-type="float">
            <text:p>3.37003471482804E-43</text:p>
          </table:table-cell>
          <table:table-cell table:formula="of:=[.$C$17]^[.A622]" office:value-type="float" office:value="0.0000000108700577129743" calcext:value-type="float">
            <text:p>1.08700577129743E-08</text:p>
          </table:table-cell>
          <table:table-cell table:formula="of:=[.$D$17]^[.A622]" office:value-type="float" office:value="2.4296462578054E-239" calcext:value-type="float">
            <text:p>2.4296462578054E-239</text:p>
          </table:table-cell>
          <table:table-cell table:formula="of:=[.$E$17]^[.A622]" office:value-type="float" office:value="0.405026290356442" calcext:value-type="float">
            <text:p>0.405026290356442</text:p>
          </table:table-cell>
          <table:table-cell table:formula="of:=[.$F$17]^[.A622]" office:value-type="float" office:value="0.0000000000000533929704086775" calcext:value-type="float">
            <text:p>5.33929704086775E-14</text:p>
          </table:table-cell>
          <table:table-cell table:formula="of:=[.$G$17]^[.A622]" office:value-type="float" office:value="0.405026290356442" calcext:value-type="float">
            <text:p>0.405026290356442</text:p>
          </table:table-cell>
          <table:table-cell table:formula="of:=[.$H$17]^[.A622]" office:value-type="float" office:value="0.163824988028273" calcext:value-type="float">
            <text:p>0.163824988028273</text:p>
          </table:table-cell>
          <table:table-cell table:formula="of:=[.$I$17]^[.A622]" office:value-type="float" office:value="0.405026290356442" calcext:value-type="float">
            <text:p>0.405026290356442</text:p>
          </table:table-cell>
          <table:table-cell table:formula="of:=[.$J$17]^[.A622]" office:value-type="float" office:value="4.16545535978854E-021" calcext:value-type="float">
            <text:p>4.16545535978854E-21</text:p>
          </table:table-cell>
          <table:table-cell table:formula="of:=[.$K$17]^[.A622]" office:value-type="float" office:value="0.00000000066161651166376" calcext:value-type="float">
            <text:p>6.6161651166376E-10</text:p>
          </table:table-cell>
          <table:table-cell table:formula="of:=[.$L$17]^[.A622]" office:value-type="float" office:value="0.000111747348176402" calcext:value-type="float">
            <text:p>0.000111747348176</text:p>
          </table:table-cell>
          <table:table-cell table:formula="of:=[.$M$17]^[.A622]" office:value-type="float" office:value="0.00000000000235710965785584" calcext:value-type="float">
            <text:p>2.35710965785584E-12</text:p>
          </table:table-cell>
          <table:table-cell table:formula="of:=[.$N$17]^[.A622]" office:value-type="float" office:value="0.405026290356442" calcext:value-type="float">
            <text:p>0.405026290356442</text:p>
          </table:table-cell>
          <table:table-cell table:formula="of:=SUM([.B622:.N622])" office:value-type="float" office:value="1.7840419083363" calcext:value-type="float">
            <text:p>1.7840419083363</text:p>
          </table:table-cell>
          <table:table-cell table:formula="of:=13-[.O622]" office:value-type="float" office:value="11.2159580916637" calcext:value-type="float">
            <text:p>11.215958091663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B$17]^[.A623]" office:value-type="float" office:value="2.86779407178362E-043" calcext:value-type="float">
            <text:p>2.86779407178362E-43</text:p>
          </table:table-cell>
          <table:table-cell table:formula="of:=[.$C$17]^[.A623]" office:value-type="float" office:value="0.0000000105460619540183" calcext:value-type="float">
            <text:p>1.05460619540183E-08</text:p>
          </table:table-cell>
          <table:table-cell table:formula="of:=[.$D$17]^[.A623]" office:value-type="float" office:value="9.8127292975449E-240" calcext:value-type="float">
            <text:p>9.8127292975449E-240</text:p>
          </table:table-cell>
          <table:table-cell table:formula="of:=[.$E$17]^[.A623]" office:value-type="float" office:value="0.404422674424465" calcext:value-type="float">
            <text:p>0.404422674424465</text:p>
          </table:table-cell>
          <table:table-cell table:formula="of:=[.$F$17]^[.A623]" office:value-type="float" office:value="0.0000000000000507670866180868" calcext:value-type="float">
            <text:p>5.07670866180868E-14</text:p>
          </table:table-cell>
          <table:table-cell table:formula="of:=[.$G$17]^[.A623]" office:value-type="float" office:value="0.404422674424465" calcext:value-type="float">
            <text:p>0.404422674424465</text:p>
          </table:table-cell>
          <table:table-cell table:formula="of:=[.$H$17]^[.A623]" office:value-type="float" office:value="0.163336687020737" calcext:value-type="float">
            <text:p>0.163336687020737</text:p>
          </table:table-cell>
          <table:table-cell table:formula="of:=[.$I$17]^[.A623]" office:value-type="float" office:value="0.404422674424465" calcext:value-type="float">
            <text:p>0.404422674424465</text:p>
          </table:table-cell>
          <table:table-cell table:formula="of:=[.$J$17]^[.A623]" office:value-type="float" office:value="3.85506375324692E-021" calcext:value-type="float">
            <text:p>3.85506375324692E-21</text:p>
          </table:table-cell>
          <table:table-cell table:formula="of:=[.$K$17]^[.A623]" office:value-type="float" office:value="0.000000000638938151353378" calcext:value-type="float">
            <text:p>6.38938151353378E-10</text:p>
          </table:table-cell>
          <table:table-cell table:formula="of:=[.$L$17]^[.A623]" office:value-type="float" office:value="0.000110081962957678" calcext:value-type="float">
            <text:p>0.000110081962958</text:p>
          </table:table-cell>
          <table:table-cell table:formula="of:=[.$M$17]^[.A623]" office:value-type="float" office:value="0.00000000000225523755639859" calcext:value-type="float">
            <text:p>2.25523755639859E-12</text:p>
          </table:table-cell>
          <table:table-cell table:formula="of:=[.$N$17]^[.A623]" office:value-type="float" office:value="0.404422674424465" calcext:value-type="float">
            <text:p>0.404422674424465</text:p>
          </table:table-cell>
          <table:table-cell table:formula="of:=SUM([.B623:.N623])" office:value-type="float" office:value="1.78113747786886" calcext:value-type="float">
            <text:p>1.78113747786886</text:p>
          </table:table-cell>
          <table:table-cell table:formula="of:=13-[.O623]" office:value-type="float" office:value="11.2188625221311" calcext:value-type="float">
            <text:p>11.21886252213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B$17]^[.A624]" office:value-type="float" office:value="2.44040300296341E-043" calcext:value-type="float">
            <text:p>2.44040300296341E-43</text:p>
          </table:table-cell>
          <table:table-cell table:formula="of:=[.$C$17]^[.A624]" office:value-type="float" office:value="0.0000000102317232966705" calcext:value-type="float">
            <text:p>1.02317232966705E-08</text:p>
          </table:table-cell>
          <table:table-cell table:formula="of:=[.$D$17]^[.A624]" office:value-type="float" office:value="3.96311421704123E-240" calcext:value-type="float">
            <text:p>3.96311421704123E-240</text:p>
          </table:table-cell>
          <table:table-cell table:formula="of:=[.$E$17]^[.A624]" office:value-type="float" office:value="0.403819958069138" calcext:value-type="float">
            <text:p>0.403819958069138</text:p>
          </table:table-cell>
          <table:table-cell table:formula="of:=[.$F$17]^[.A624]" office:value-type="float" office:value="0.0000000000000482703446532628" calcext:value-type="float">
            <text:p>4.82703446532628E-14</text:p>
          </table:table-cell>
          <table:table-cell table:formula="of:=[.$G$17]^[.A624]" office:value-type="float" office:value="0.403819958069138" calcext:value-type="float">
            <text:p>0.403819958069138</text:p>
          </table:table-cell>
          <table:table-cell table:formula="of:=[.$H$17]^[.A624]" office:value-type="float" office:value="0.162849841455846" calcext:value-type="float">
            <text:p>0.162849841455846</text:p>
          </table:table-cell>
          <table:table-cell table:formula="of:=[.$I$17]^[.A624]" office:value-type="float" office:value="0.403819958069138" calcext:value-type="float">
            <text:p>0.403819958069138</text:p>
          </table:table-cell>
          <table:table-cell table:formula="of:=[.$J$17]^[.A624]" office:value-type="float" office:value="3.56780117848932E-021" calcext:value-type="float">
            <text:p>3.56780117848932E-21</text:p>
          </table:table-cell>
          <table:table-cell table:formula="of:=[.$K$17]^[.A624]" office:value-type="float" office:value="0.00000000061703714169447" calcext:value-type="float">
            <text:p>6.1703714169447E-10</text:p>
          </table:table-cell>
          <table:table-cell table:formula="of:=[.$L$17]^[.A624]" office:value-type="float" office:value="0.000108441397190797" calcext:value-type="float">
            <text:p>0.000108441397191</text:p>
          </table:table-cell>
          <table:table-cell table:formula="of:=[.$M$17]^[.A624]" office:value-type="float" office:value="0.0000000000021577682730371" calcext:value-type="float">
            <text:p>2.1577682730371E-12</text:p>
          </table:table-cell>
          <table:table-cell table:formula="of:=[.$N$17]^[.A624]" office:value-type="float" office:value="0.403819958069138" calcext:value-type="float">
            <text:p>0.403819958069138</text:p>
          </table:table-cell>
          <table:table-cell table:formula="of:=SUM([.B624:.N624])" office:value-type="float" office:value="1.77823812598056" calcext:value-type="float">
            <text:p>1.77823812598056</text:p>
          </table:table-cell>
          <table:table-cell table:formula="of:=13-[.O624]" office:value-type="float" office:value="11.2217618740194" calcext:value-type="float">
            <text:p>11.221761874019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B$17]^[.A625]" office:value-type="float" office:value="2.07670657927289E-043" calcext:value-type="float">
            <text:p>2.07670657927289E-43</text:p>
          </table:table-cell>
          <table:table-cell table:formula="of:=[.$C$17]^[.A625]" office:value-type="float" office:value="0.0000000099267538988562" calcext:value-type="float">
            <text:p>9.9267538988562E-09</text:p>
          </table:table-cell>
          <table:table-cell table:formula="of:=[.$D$17]^[.A625]" office:value-type="float" office:value="1.60060201612246E-240" calcext:value-type="float">
            <text:p>1.60060201612246E-240</text:p>
          </table:table-cell>
          <table:table-cell table:formula="of:=[.$E$17]^[.A625]" office:value-type="float" office:value="0.40321813994981" calcext:value-type="float">
            <text:p>0.40321813994981</text:p>
          </table:table-cell>
          <table:table-cell table:formula="of:=[.$F$17]^[.A625]" office:value-type="float" office:value="0.0000000000000458963932768728" calcext:value-type="float">
            <text:p>4.58963932768728E-14</text:p>
          </table:table-cell>
          <table:table-cell table:formula="of:=[.$G$17]^[.A625]" office:value-type="float" office:value="0.40321813994981" calcext:value-type="float">
            <text:p>0.40321813994981</text:p>
          </table:table-cell>
          <table:table-cell table:formula="of:=[.$H$17]^[.A625]" office:value-type="float" office:value="0.162364446995471" calcext:value-type="float">
            <text:p>0.162364446995471</text:p>
          </table:table-cell>
          <table:table-cell table:formula="of:=[.$I$17]^[.A625]" office:value-type="float" office:value="0.40321813994981" calcext:value-type="float">
            <text:p>0.40321813994981</text:p>
          </table:table-cell>
          <table:table-cell table:formula="of:=[.$J$17]^[.A625]" office:value-type="float" office:value="3.30194416071814E-021" calcext:value-type="float">
            <text:p>3.30194416071814E-21</text:p>
          </table:table-cell>
          <table:table-cell table:formula="of:=[.$K$17]^[.A625]" office:value-type="float" office:value="0.000000000595886837284675" calcext:value-type="float">
            <text:p>5.95886837284675E-10</text:p>
          </table:table-cell>
          <table:table-cell table:formula="of:=[.$L$17]^[.A625]" office:value-type="float" office:value="0.000106825280988252" calcext:value-type="float">
            <text:p>0.000106825280988</text:p>
          </table:table-cell>
          <table:table-cell table:formula="of:=[.$M$17]^[.A625]" office:value-type="float" office:value="0.00000000000206451152204146" calcext:value-type="float">
            <text:p>2.06451152204146E-12</text:p>
          </table:table-cell>
          <table:table-cell table:formula="of:=[.$N$17]^[.A625]" office:value-type="float" office:value="0.40321813994981" calcext:value-type="float">
            <text:p>0.40321813994981</text:p>
          </table:table-cell>
          <table:table-cell table:formula="of:=SUM([.B625:.N625])" office:value-type="float" office:value="1.77534384260045" calcext:value-type="float">
            <text:p>1.77534384260045</text:p>
          </table:table-cell>
          <table:table-cell table:formula="of:=13-[.O625]" office:value-type="float" office:value="11.2246561573995" calcext:value-type="float">
            <text:p>11.224656157399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B$17]^[.A626]" office:value-type="float" office:value="1.76721230516366E-043" calcext:value-type="float">
            <text:p>1.76721230516366E-43</text:p>
          </table:table-cell>
          <table:table-cell table:formula="of:=[.$C$17]^[.A626]" office:value-type="float" office:value="0.00000000963087449799611" calcext:value-type="float">
            <text:p>9.63087449799611E-09</text:p>
          </table:table-cell>
          <table:table-cell table:formula="of:=[.$D$17]^[.A626]" office:value-type="float" office:value="6.46442841086717E-241" calcext:value-type="float">
            <text:p>6.46442841086717E-241</text:p>
          </table:table-cell>
          <table:table-cell table:formula="of:=[.$E$17]^[.A626]" office:value-type="float" office:value="0.402617218727828" calcext:value-type="float">
            <text:p>0.402617218727828</text:p>
          </table:table-cell>
          <table:table-cell table:formula="of:=[.$F$17]^[.A626]" office:value-type="float" office:value="0.0000000000000436391936075184" calcext:value-type="float">
            <text:p>4.36391936075184E-14</text:p>
          </table:table-cell>
          <table:table-cell table:formula="of:=[.$G$17]^[.A626]" office:value-type="float" office:value="0.402617218727828" calcext:value-type="float">
            <text:p>0.402617218727828</text:p>
          </table:table-cell>
          <table:table-cell table:formula="of:=[.$H$17]^[.A626]" office:value-type="float" office:value="0.161880499314412" calcext:value-type="float">
            <text:p>0.161880499314412</text:p>
          </table:table-cell>
          <table:table-cell table:formula="of:=[.$I$17]^[.A626]" office:value-type="float" office:value="0.402617218727828" calcext:value-type="float">
            <text:p>0.402617218727828</text:p>
          </table:table-cell>
          <table:table-cell table:formula="of:=[.$J$17]^[.A626]" office:value-type="float" office:value="3.05589765097759E-021" calcext:value-type="float">
            <text:p>3.05589765097759E-21</text:p>
          </table:table-cell>
          <table:table-cell table:formula="of:=[.$K$17]^[.A626]" office:value-type="float" office:value="0.00000000057546150605137" calcext:value-type="float">
            <text:p>5.7546150605137E-10</text:p>
          </table:table-cell>
          <table:table-cell table:formula="of:=[.$L$17]^[.A626]" office:value-type="float" office:value="0.000105233249975014" calcext:value-type="float">
            <text:p>0.000105233249975</text:p>
          </table:table-cell>
          <table:table-cell table:formula="of:=[.$M$17]^[.A626]" office:value-type="float" office:value="0.00000000000197528524165517" calcext:value-type="float">
            <text:p>1.97528524165517E-12</text:p>
          </table:table-cell>
          <table:table-cell table:formula="of:=[.$N$17]^[.A626]" office:value-type="float" office:value="0.402617218727828" calcext:value-type="float">
            <text:p>0.402617218727828</text:p>
          </table:table-cell>
          <table:table-cell table:formula="of:=SUM([.B626:.N626])" office:value-type="float" office:value="1.77245461768405" calcext:value-type="float">
            <text:p>1.77245461768405</text:p>
          </table:table-cell>
          <table:table-cell table:formula="of:=13-[.O626]" office:value-type="float" office:value="11.2275453823159" calcext:value-type="float">
            <text:p>11.227545382315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B$17]^[.A627]" office:value-type="float" office:value="1.50384236400664E-043" calcext:value-type="float">
            <text:p>1.50384236400664E-43</text:p>
          </table:table-cell>
          <table:table-cell table:formula="of:=[.$C$17]^[.A627]" office:value-type="float" office:value="0.00000000934381415528385" calcext:value-type="float">
            <text:p>9.34381415528385E-09</text:p>
          </table:table-cell>
          <table:table-cell table:formula="of:=[.$D$17]^[.A627]" office:value-type="float" office:value="2.61081982018629E-241" calcext:value-type="float">
            <text:p>2.61081982018629E-241</text:p>
          </table:table-cell>
          <table:table-cell table:formula="of:=[.$E$17]^[.A627]" office:value-type="float" office:value="0.402017193066535" calcext:value-type="float">
            <text:p>0.402017193066535</text:p>
          </table:table-cell>
          <table:table-cell table:formula="of:=[.$F$17]^[.A627]" office:value-type="float" office:value="0.0000000000000414930037579683" calcext:value-type="float">
            <text:p>4.14930037579683E-14</text:p>
          </table:table-cell>
          <table:table-cell table:formula="of:=[.$G$17]^[.A627]" office:value-type="float" office:value="0.402017193066535" calcext:value-type="float">
            <text:p>0.402017193066535</text:p>
          </table:table-cell>
          <table:table-cell table:formula="of:=[.$H$17]^[.A627]" office:value-type="float" office:value="0.16139799410036" calcext:value-type="float">
            <text:p>0.16139799410036</text:p>
          </table:table-cell>
          <table:table-cell table:formula="of:=[.$I$17]^[.A627]" office:value-type="float" office:value="0.402017193066535" calcext:value-type="float">
            <text:p>0.402017193066535</text:p>
          </table:table-cell>
          <table:table-cell table:formula="of:=[.$J$17]^[.A627]" office:value-type="float" office:value="2.8281854564189E-021" calcext:value-type="float">
            <text:p>2.8281854564189E-21</text:p>
          </table:table-cell>
          <table:table-cell table:formula="of:=[.$K$17]^[.A627]" office:value-type="float" office:value="0.000000000555736297945288" calcext:value-type="float">
            <text:p>5.55736297945288E-10</text:p>
          </table:table-cell>
          <table:table-cell table:formula="of:=[.$L$17]^[.A627]" office:value-type="float" office:value="0.000103664945206385" calcext:value-type="float">
            <text:p>0.000103664945206</text:p>
          </table:table-cell>
          <table:table-cell table:formula="of:=[.$M$17]^[.A627]" office:value-type="float" office:value="0.00000000000188991523866262" calcext:value-type="float">
            <text:p>1.88991523866262E-12</text:p>
          </table:table-cell>
          <table:table-cell table:formula="of:=[.$N$17]^[.A627]" office:value-type="float" office:value="0.402017193066535" calcext:value-type="float">
            <text:p>0.402017193066535</text:p>
          </table:table-cell>
          <table:table-cell table:formula="of:=SUM([.B627:.N627])" office:value-type="float" office:value="1.76957044121319" calcext:value-type="float">
            <text:p>1.76957044121319</text:p>
          </table:table-cell>
          <table:table-cell table:formula="of:=13-[.O627]" office:value-type="float" office:value="11.2304295587868" calcext:value-type="float">
            <text:p>11.230429558786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B$17]^[.A628]" office:value-type="float" office:value="1.2797227866584E-043" calcext:value-type="float">
            <text:p>1.2797227866584E-43</text:p>
          </table:table-cell>
          <table:table-cell table:formula="of:=[.$C$17]^[.A628]" office:value-type="float" office:value="0.00000000906531000758538" calcext:value-type="float">
            <text:p>9.06531000758538E-09</text:p>
          </table:table-cell>
          <table:table-cell table:formula="of:=[.$D$17]^[.A628]" office:value-type="float" office:value="1.05444436851041E-241" calcext:value-type="float">
            <text:p>1.05444436851041E-241</text:p>
          </table:table-cell>
          <table:table-cell table:formula="of:=[.$E$17]^[.A628]" office:value-type="float" office:value="0.401418061631264" calcext:value-type="float">
            <text:p>0.401418061631264</text:p>
          </table:table-cell>
          <table:table-cell table:formula="of:=[.$F$17]^[.A628]" office:value-type="float" office:value="0.0000000000000394523642288879" calcext:value-type="float">
            <text:p>3.94523642288879E-14</text:p>
          </table:table-cell>
          <table:table-cell table:formula="of:=[.$G$17]^[.A628]" office:value-type="float" office:value="0.401418061631264" calcext:value-type="float">
            <text:p>0.401418061631264</text:p>
          </table:table-cell>
          <table:table-cell table:formula="of:=[.$H$17]^[.A628]" office:value-type="float" office:value="0.160916927053861" calcext:value-type="float">
            <text:p>0.160916927053861</text:p>
          </table:table-cell>
          <table:table-cell table:formula="of:=[.$I$17]^[.A628]" office:value-type="float" office:value="0.401418061631264" calcext:value-type="float">
            <text:p>0.401418061631264</text:p>
          </table:table-cell>
          <table:table-cell table:formula="of:=[.$J$17]^[.A628]" office:value-type="float" office:value="2.61744138366042E-021" calcext:value-type="float">
            <text:p>2.61744138366042E-21</text:p>
          </table:table-cell>
          <table:table-cell table:formula="of:=[.$K$17]^[.A628]" office:value-type="float" office:value="0.000000000536687214707223" calcext:value-type="float">
            <text:p>5.36687214707223E-10</text:p>
          </table:table-cell>
          <table:table-cell table:formula="of:=[.$L$17]^[.A628]" office:value-type="float" office:value="0.000102120013087065" calcext:value-type="float">
            <text:p>0.000102120013087</text:p>
          </table:table-cell>
          <table:table-cell table:formula="of:=[.$M$17]^[.A628]" office:value-type="float" office:value="0.00000000000180823484831803" calcext:value-type="float">
            <text:p>1.80823484831803E-12</text:p>
          </table:table-cell>
          <table:table-cell table:formula="of:=[.$N$17]^[.A628]" office:value-type="float" office:value="0.401418061631264" calcext:value-type="float">
            <text:p>0.401418061631264</text:p>
          </table:table-cell>
          <table:table-cell table:formula="of:=SUM([.B628:.N628])" office:value-type="float" office:value="1.76669130319585" calcext:value-type="float">
            <text:p>1.76669130319585</text:p>
          </table:table-cell>
          <table:table-cell table:formula="of:=13-[.O628]" office:value-type="float" office:value="11.2333086968042" calcext:value-type="float">
            <text:p>11.233308696804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B$17]^[.A629]" office:value-type="float" office:value="1.08900404050961E-043" calcext:value-type="float">
            <text:p>1.08900404050961E-43</text:p>
          </table:table-cell>
          <table:table-cell table:formula="of:=[.$C$17]^[.A629]" office:value-type="float" office:value="0.00000000879510702673336" calcext:value-type="float">
            <text:p>8.79510702673336E-09</text:p>
          </table:table-cell>
          <table:table-cell table:formula="of:=[.$D$17]^[.A629]" office:value-type="float" office:value="4.25863522900627E-242" calcext:value-type="float">
            <text:p>4.25863522900627E-242</text:p>
          </table:table-cell>
          <table:table-cell table:formula="of:=[.$E$17]^[.A629]" office:value-type="float" office:value="0.40081982308934" calcext:value-type="float">
            <text:p>0.40081982308934</text:p>
          </table:table-cell>
          <table:table-cell table:formula="of:=[.$F$17]^[.A629]" office:value-type="float" office:value="0.0000000000000375120840209098" calcext:value-type="float">
            <text:p>3.75120840209098E-14</text:p>
          </table:table-cell>
          <table:table-cell table:formula="of:=[.$G$17]^[.A629]" office:value-type="float" office:value="0.40081982308934" calcext:value-type="float">
            <text:p>0.40081982308934</text:p>
          </table:table-cell>
          <table:table-cell table:formula="of:=[.$H$17]^[.A629]" office:value-type="float" office:value="0.160437293888276" calcext:value-type="float">
            <text:p>0.160437293888276</text:p>
          </table:table-cell>
          <table:table-cell table:formula="of:=[.$I$17]^[.A629]" office:value-type="float" office:value="0.40081982308934" calcext:value-type="float">
            <text:p>0.40081982308934</text:p>
          </table:table-cell>
          <table:table-cell table:formula="of:=[.$J$17]^[.A629]" office:value-type="float" office:value="2.42240104210599E-021" calcext:value-type="float">
            <text:p>2.42240104210599E-21</text:p>
          </table:table-cell>
          <table:table-cell table:formula="of:=[.$K$17]^[.A629]" office:value-type="float" office:value="0.000000000518291080671059" calcext:value-type="float">
            <text:p>5.18291080671059E-10</text:p>
          </table:table-cell>
          <table:table-cell table:formula="of:=[.$L$17]^[.A629]" office:value-type="float" office:value="0.000100598105291431" calcext:value-type="float">
            <text:p>0.000100598105291</text:p>
          </table:table-cell>
          <table:table-cell table:formula="of:=[.$M$17]^[.A629]" office:value-type="float" office:value="0.00000000000173008460897195" calcext:value-type="float">
            <text:p>1.73008460897195E-12</text:p>
          </table:table-cell>
          <table:table-cell table:formula="of:=[.$N$17]^[.A629]" office:value-type="float" office:value="0.40081982308934" calcext:value-type="float">
            <text:p>0.40081982308934</text:p>
          </table:table-cell>
          <table:table-cell table:formula="of:=SUM([.B629:.N629])" office:value-type="float" office:value="1.76381719366609" calcext:value-type="float">
            <text:p>1.76381719366609</text:p>
          </table:table-cell>
          <table:table-cell table:formula="of:=13-[.O629]" office:value-type="float" office:value="11.2361828063339" calcext:value-type="float">
            <text:p>11.236182806333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B$17]^[.A630]" office:value-type="float" office:value="9.26708356380012E-044" calcext:value-type="float">
            <text:p>9.26708356380012E-44</text:p>
          </table:table-cell>
          <table:table-cell table:formula="of:=[.$C$17]^[.A630]" office:value-type="float" office:value="0.00000000853295778599615" calcext:value-type="float">
            <text:p>8.53295778599615E-09</text:p>
          </table:table-cell>
          <table:table-cell table:formula="of:=[.$D$17]^[.A630]" office:value-type="float" office:value="1.7199555097775E-242" calcext:value-type="float">
            <text:p>1.7199555097775E-242</text:p>
          </table:table-cell>
          <table:table-cell table:formula="of:=[.$E$17]^[.A630]" office:value-type="float" office:value="0.400222476110071" calcext:value-type="float">
            <text:p>0.400222476110071</text:p>
          </table:table-cell>
          <table:table-cell table:formula="of:=[.$F$17]^[.A630]" office:value-type="float" office:value="0.0000000000000356672274297175" calcext:value-type="float">
            <text:p>3.56672274297175E-14</text:p>
          </table:table-cell>
          <table:table-cell table:formula="of:=[.$G$17]^[.A630]" office:value-type="float" office:value="0.400222476110071" calcext:value-type="float">
            <text:p>0.400222476110071</text:p>
          </table:table-cell>
          <table:table-cell table:formula="of:=[.$H$17]^[.A630]" office:value-type="float" office:value="0.159959090329741" calcext:value-type="float">
            <text:p>0.159959090329741</text:p>
          </table:table-cell>
          <table:table-cell table:formula="of:=[.$I$17]^[.A630]" office:value-type="float" office:value="0.400222476110071" calcext:value-type="float">
            <text:p>0.400222476110071</text:p>
          </table:table-cell>
          <table:table-cell table:formula="of:=[.$J$17]^[.A630]" office:value-type="float" office:value="2.24189425804444E-021" calcext:value-type="float">
            <text:p>2.24189425804444E-21</text:p>
          </table:table-cell>
          <table:table-cell table:formula="of:=[.$K$17]^[.A630]" office:value-type="float" office:value="0.000000000500525514567581" calcext:value-type="float">
            <text:p>5.00525514567581E-10</text:p>
          </table:table-cell>
          <table:table-cell table:formula="of:=[.$L$17]^[.A630]" office:value-type="float" office:value="0.0000990988786850009" calcext:value-type="float">
            <text:p>9.90988786850009E-05</text:p>
          </table:table-cell>
          <table:table-cell table:formula="of:=[.$M$17]^[.A630]" office:value-type="float" office:value="0.00000000000165531195076005" calcext:value-type="float">
            <text:p>1.65531195076005E-12</text:p>
          </table:table-cell>
          <table:table-cell table:formula="of:=[.$N$17]^[.A630]" office:value-type="float" office:value="0.400222476110071" calcext:value-type="float">
            <text:p>0.400222476110071</text:p>
          </table:table-cell>
          <table:table-cell table:formula="of:=SUM([.B630:.N630])" office:value-type="float" office:value="1.76094810268388" calcext:value-type="float">
            <text:p>1.76094810268388</text:p>
          </table:table-cell>
          <table:table-cell table:formula="of:=13-[.O630]" office:value-type="float" office:value="11.2390518973161" calcext:value-type="float">
            <text:p>11.239051897316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B$17]^[.A631]" office:value-type="float" office:value="7.88599808484332E-044" calcext:value-type="float">
            <text:p>7.88599808484332E-44</text:p>
          </table:table-cell>
          <table:table-cell table:formula="of:=[.$C$17]^[.A631]" office:value-type="float" office:value="0.00000000827862223350744" calcext:value-type="float">
            <text:p>8.27862223350744E-09</text:p>
          </table:table-cell>
          <table:table-cell table:formula="of:=[.$D$17]^[.A631]" office:value-type="float" office:value="6.94646711102386E-243" calcext:value-type="float">
            <text:p>6.94646711102386E-243</text:p>
          </table:table-cell>
          <table:table-cell table:formula="of:=[.$E$17]^[.A631]" office:value-type="float" office:value="0.39962601936475" calcext:value-type="float">
            <text:p>0.39962601936475</text:p>
          </table:table-cell>
          <table:table-cell table:formula="of:=[.$F$17]^[.A631]" office:value-type="float" office:value="0.000000000000033913101490551" calcext:value-type="float">
            <text:p>3.3913101490551E-14</text:p>
          </table:table-cell>
          <table:table-cell table:formula="of:=[.$G$17]^[.A631]" office:value-type="float" office:value="0.39962601936475" calcext:value-type="float">
            <text:p>0.39962601936475</text:p>
          </table:table-cell>
          <table:table-cell table:formula="of:=[.$H$17]^[.A631]" office:value-type="float" office:value="0.159482312117134" calcext:value-type="float">
            <text:p>0.159482312117134</text:p>
          </table:table-cell>
          <table:table-cell table:formula="of:=[.$I$17]^[.A631]" office:value-type="float" office:value="0.39962601936475" calcext:value-type="float">
            <text:p>0.39962601936475</text:p>
          </table:table-cell>
          <table:table-cell table:formula="of:=[.$J$17]^[.A631]" office:value-type="float" office:value="2.07483805401728E-021" calcext:value-type="float">
            <text:p>2.07483805401728E-21</text:p>
          </table:table-cell>
          <table:table-cell table:formula="of:=[.$K$17]^[.A631]" office:value-type="float" office:value="0.000000000483368902294773" calcext:value-type="float">
            <text:p>4.83368902294773E-10</text:p>
          </table:table-cell>
          <table:table-cell table:formula="of:=[.$L$17]^[.A631]" office:value-type="float" office:value="0.0000976219952470724" calcext:value-type="float">
            <text:p>9.76219952470724E-05</text:p>
          </table:table-cell>
          <table:table-cell table:formula="of:=[.$M$17]^[.A631]" office:value-type="float" office:value="0.00000000000158377089774657" calcext:value-type="float">
            <text:p>1.58377089774657E-12</text:p>
          </table:table-cell>
          <table:table-cell table:formula="of:=[.$N$17]^[.A631]" office:value-type="float" office:value="0.39962601936475" calcext:value-type="float">
            <text:p>0.39962601936475</text:p>
          </table:table-cell>
          <table:table-cell table:formula="of:=SUM([.B631:.N631])" office:value-type="float" office:value="1.75808402033499" calcext:value-type="float">
            <text:p>1.75808402033499</text:p>
          </table:table-cell>
          <table:table-cell table:formula="of:=13-[.O631]" office:value-type="float" office:value="11.241915979665" calcext:value-type="float">
            <text:p>11.24191597966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B$17]^[.A632]" office:value-type="float" office:value="6.71073756549261E-044" calcext:value-type="float">
            <text:p>6.71073756549261E-44</text:p>
          </table:table-cell>
          <table:table-cell table:formula="of:=[.$C$17]^[.A632]" office:value-type="float" office:value="0.0000000080318674724491" calcext:value-type="float">
            <text:p>8.0318674724491E-09</text:p>
          </table:table-cell>
          <table:table-cell table:formula="of:=[.$D$17]^[.A632]" office:value-type="float" office:value="2.80550311041351E-243" calcext:value-type="float">
            <text:p>2.80550311041351E-243</text:p>
          </table:table-cell>
          <table:table-cell table:formula="of:=[.$E$17]^[.A632]" office:value-type="float" office:value="0.399030451526651" calcext:value-type="float">
            <text:p>0.399030451526651</text:p>
          </table:table-cell>
          <table:table-cell table:formula="of:=[.$F$17]^[.A632]" office:value-type="float" office:value="0.000000000000032245244040196" calcext:value-type="float">
            <text:p>3.2245244040196E-14</text:p>
          </table:table-cell>
          <table:table-cell table:formula="of:=[.$G$17]^[.A632]" office:value-type="float" office:value="0.399030451526651" calcext:value-type="float">
            <text:p>0.399030451526651</text:p>
          </table:table-cell>
          <table:table-cell table:formula="of:=[.$H$17]^[.A632]" office:value-type="float" office:value="0.159006955002031" calcext:value-type="float">
            <text:p>0.159006955002031</text:p>
          </table:table-cell>
          <table:table-cell table:formula="of:=[.$I$17]^[.A632]" office:value-type="float" office:value="0.399030451526651" calcext:value-type="float">
            <text:p>0.399030451526651</text:p>
          </table:table-cell>
          <table:table-cell table:formula="of:=[.$J$17]^[.A632]" office:value-type="float" office:value="1.92023015133343E-021" calcext:value-type="float">
            <text:p>1.92023015133343E-21</text:p>
          </table:table-cell>
          <table:table-cell table:formula="of:=[.$K$17]^[.A632]" office:value-type="float" office:value="0.00000000046680037062148" calcext:value-type="float">
            <text:p>4.6680037062148E-10</text:p>
          </table:table-cell>
          <table:table-cell table:formula="of:=[.$L$17]^[.A632]" office:value-type="float" office:value="0.000096167121994508" calcext:value-type="float">
            <text:p>9.6167121994508E-05</text:p>
          </table:table-cell>
          <table:table-cell table:formula="of:=[.$M$17]^[.A632]" office:value-type="float" office:value="0.00000000000151532178294084" calcext:value-type="float">
            <text:p>1.51532178294084E-12</text:p>
          </table:table-cell>
          <table:table-cell table:formula="of:=[.$N$17]^[.A632]" office:value-type="float" office:value="0.399030451526651" calcext:value-type="float">
            <text:p>0.399030451526651</text:p>
          </table:table-cell>
          <table:table-cell table:formula="of:=SUM([.B632:.N632])" office:value-type="float" office:value="1.75522493673084" calcext:value-type="float">
            <text:p>1.75522493673084</text:p>
          </table:table-cell>
          <table:table-cell table:formula="of:=13-[.O632]" office:value-type="float" office:value="11.2447750632692" calcext:value-type="float">
            <text:p>11.244775063269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B$17]^[.A633]" office:value-type="float" office:value="5.71062764515094E-044" calcext:value-type="float">
            <text:p>5.71062764515094E-44</text:p>
          </table:table-cell>
          <table:table-cell table:formula="of:=[.$C$17]^[.A633]" office:value-type="float" office:value="0.00000000779246754778594" calcext:value-type="float">
            <text:p>7.79246754778594E-09</text:p>
          </table:table-cell>
          <table:table-cell table:formula="of:=[.$D$17]^[.A633]" office:value-type="float" office:value="1.13307204608355E-243" calcext:value-type="float">
            <text:p>1.13307204608355E-243</text:p>
          </table:table-cell>
          <table:table-cell table:formula="of:=[.$E$17]^[.A633]" office:value-type="float" office:value="0.398435771271022" calcext:value-type="float">
            <text:p>0.398435771271022</text:p>
          </table:table-cell>
          <table:table-cell table:formula="of:=[.$F$17]^[.A633]" office:value-type="float" office:value="0.000000000000030659412366088" calcext:value-type="float">
            <text:p>3.0659412366088E-14</text:p>
          </table:table-cell>
          <table:table-cell table:formula="of:=[.$G$17]^[.A633]" office:value-type="float" office:value="0.398435771271022" calcext:value-type="float">
            <text:p>0.398435771271022</text:p>
          </table:table-cell>
          <table:table-cell table:formula="of:=[.$H$17]^[.A633]" office:value-type="float" office:value="0.158533014748671" calcext:value-type="float">
            <text:p>0.158533014748671</text:p>
          </table:table-cell>
          <table:table-cell table:formula="of:=[.$I$17]^[.A633]" office:value-type="float" office:value="0.398435771271022" calcext:value-type="float">
            <text:p>0.398435771271022</text:p>
          </table:table-cell>
          <table:table-cell table:formula="of:=[.$J$17]^[.A633]" office:value-type="float" office:value="1.77714295674823E-021" calcext:value-type="float">
            <text:p>1.77714295674823E-21</text:p>
          </table:table-cell>
          <table:table-cell table:formula="of:=[.$K$17]^[.A633]" office:value-type="float" office:value="0.000000000450799761792428" calcext:value-type="float">
            <text:p>4.50799761792428E-10</text:p>
          </table:table-cell>
          <table:table-cell table:formula="of:=[.$L$17]^[.A633]" office:value-type="float" office:value="0.0000947339309066614" calcext:value-type="float">
            <text:p>9.47339309066614E-05</text:p>
          </table:table-cell>
          <table:table-cell table:formula="of:=[.$M$17]^[.A633]" office:value-type="float" office:value="0.00000000000144983097563043" calcext:value-type="float">
            <text:p>1.44983097563043E-12</text:p>
          </table:table-cell>
          <table:table-cell table:formula="of:=[.$N$17]^[.A633]" office:value-type="float" office:value="0.398435771271022" calcext:value-type="float">
            <text:p>0.398435771271022</text:p>
          </table:table-cell>
          <table:table-cell table:formula="of:=SUM([.B633:.N633])" office:value-type="float" office:value="1.75237084200842" calcext:value-type="float">
            <text:p>1.75237084200842</text:p>
          </table:table-cell>
          <table:table-cell table:formula="of:=13-[.O633]" office:value-type="float" office:value="11.2476291579916" calcext:value-type="float">
            <text:p>11.24762915799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B$17]^[.A634]" office:value-type="float" office:value="4.85956540295259E-044" calcext:value-type="float">
            <text:p>4.85956540295259E-44</text:p>
          </table:table-cell>
          <table:table-cell table:formula="of:=[.$C$17]^[.A634]" office:value-type="float" office:value="0.00000000756020323935715" calcext:value-type="float">
            <text:p>7.56020323935715E-09</text:p>
          </table:table-cell>
          <table:table-cell table:formula="of:=[.$D$17]^[.A634]" office:value-type="float" office:value="4.57619261532997E-244" calcext:value-type="float">
            <text:p>4.57619261532997E-244</text:p>
          </table:table-cell>
          <table:table-cell table:formula="of:=[.$E$17]^[.A634]" office:value-type="float" office:value="0.397841977275089" calcext:value-type="float">
            <text:p>0.397841977275089</text:p>
          </table:table-cell>
          <table:table-cell table:formula="of:=[.$F$17]^[.A634]" office:value-type="float" office:value="0.0000000000000291515724136574" calcext:value-type="float">
            <text:p>2.91515724136574E-14</text:p>
          </table:table-cell>
          <table:table-cell table:formula="of:=[.$G$17]^[.A634]" office:value-type="float" office:value="0.397841977275089" calcext:value-type="float">
            <text:p>0.397841977275089</text:p>
          </table:table-cell>
          <table:table-cell table:formula="of:=[.$H$17]^[.A634]" office:value-type="float" office:value="0.158060487133921" calcext:value-type="float">
            <text:p>0.158060487133921</text:p>
          </table:table-cell>
          <table:table-cell table:formula="of:=[.$I$17]^[.A634]" office:value-type="float" office:value="0.397841977275089" calcext:value-type="float">
            <text:p>0.397841977275089</text:p>
          </table:table-cell>
          <table:table-cell table:formula="of:=[.$J$17]^[.A634]" office:value-type="float" office:value="1.64471799722899E-021" calcext:value-type="float">
            <text:p>1.64471799722899E-21</text:p>
          </table:table-cell>
          <table:table-cell table:formula="of:=[.$K$17]^[.A634]" office:value-type="float" office:value="0.000000000435347609003716" calcext:value-type="float">
            <text:p>4.35347609003716E-10</text:p>
          </table:table-cell>
          <table:table-cell table:formula="of:=[.$L$17]^[.A634]" office:value-type="float" office:value="0.0000933220988514206" calcext:value-type="float">
            <text:p>9.33220988514206E-05</text:p>
          </table:table-cell>
          <table:table-cell table:formula="of:=[.$M$17]^[.A634]" office:value-type="float" office:value="0.00000000000138717062049886" calcext:value-type="float">
            <text:p>1.38717062049886E-12</text:p>
          </table:table-cell>
          <table:table-cell table:formula="of:=[.$N$17]^[.A634]" office:value-type="float" office:value="0.397841977275089" calcext:value-type="float">
            <text:p>0.397841977275089</text:p>
          </table:table-cell>
          <table:table-cell table:formula="of:=SUM([.B634:.N634])" office:value-type="float" office:value="1.7495217263301" calcext:value-type="float">
            <text:p>1.7495217263301</text:p>
          </table:table-cell>
          <table:table-cell table:formula="of:=13-[.O634]" office:value-type="float" office:value="11.2504782736699" calcext:value-type="float">
            <text:p>11.250478273669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B$17]^[.A635]" office:value-type="float" office:value="4.13533807017277E-044" calcext:value-type="float">
            <text:p>4.13533807017277E-44</text:p>
          </table:table-cell>
          <table:table-cell table:formula="of:=[.$C$17]^[.A635]" office:value-type="float" office:value="0.00000000733486186113488" calcext:value-type="float">
            <text:p>7.33486186113488E-09</text:p>
          </table:table-cell>
          <table:table-cell table:formula="of:=[.$D$17]^[.A635]" office:value-type="float" office:value="1.84820894002149E-244" calcext:value-type="float">
            <text:p>1.84820894002149E-244</text:p>
          </table:table-cell>
          <table:table-cell table:formula="of:=[.$E$17]^[.A635]" office:value-type="float" office:value="0.397249068218047" calcext:value-type="float">
            <text:p>0.397249068218047</text:p>
          </table:table-cell>
          <table:table-cell table:formula="of:=[.$F$17]^[.A635]" office:value-type="float" office:value="0.0000000000000277178885244612" calcext:value-type="float">
            <text:p>2.77178885244612E-14</text:p>
          </table:table-cell>
          <table:table-cell table:formula="of:=[.$G$17]^[.A635]" office:value-type="float" office:value="0.397249068218047" calcext:value-type="float">
            <text:p>0.397249068218047</text:p>
          </table:table-cell>
          <table:table-cell table:formula="of:=[.$H$17]^[.A635]" office:value-type="float" office:value="0.157589367947233" calcext:value-type="float">
            <text:p>0.157589367947233</text:p>
          </table:table-cell>
          <table:table-cell table:formula="of:=[.$I$17]^[.A635]" office:value-type="float" office:value="0.397249068218047" calcext:value-type="float">
            <text:p>0.397249068218047</text:p>
          </table:table-cell>
          <table:table-cell table:formula="of:=[.$J$17]^[.A635]" office:value-type="float" office:value="1.52216076941759E-021" calcext:value-type="float">
            <text:p>1.52216076941759E-21</text:p>
          </table:table-cell>
          <table:table-cell table:formula="of:=[.$K$17]^[.A635]" office:value-type="float" office:value="0.000000000420425112718939" calcext:value-type="float">
            <text:p>4.20425112718939E-10</text:p>
          </table:table-cell>
          <table:table-cell table:formula="of:=[.$L$17]^[.A635]" office:value-type="float" office:value="0.0000919313075123532" calcext:value-type="float">
            <text:p>9.19313075123532E-05</text:p>
          </table:table-cell>
          <table:table-cell table:formula="of:=[.$M$17]^[.A635]" office:value-type="float" office:value="0.00000000000132721838801828" calcext:value-type="float">
            <text:p>1.32721838801828E-12</text:p>
          </table:table-cell>
          <table:table-cell table:formula="of:=[.$N$17]^[.A635]" office:value-type="float" office:value="0.397249068218047" calcext:value-type="float">
            <text:p>0.397249068218047</text:p>
          </table:table-cell>
          <table:table-cell table:formula="of:=SUM([.B635:.N635])" office:value-type="float" office:value="1.74667757988358" calcext:value-type="float">
            <text:p>1.74667757988358</text:p>
          </table:table-cell>
          <table:table-cell table:formula="of:=13-[.O635]" office:value-type="float" office:value="11.2533224201164" calcext:value-type="float">
            <text:p>11.253322420116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B$17]^[.A636]" office:value-type="float" office:value="3.51904327581021E-044" calcext:value-type="float">
            <text:p>3.51904327581021E-44</text:p>
          </table:table-cell>
          <table:table-cell table:formula="of:=[.$C$17]^[.A636]" office:value-type="float" office:value="0.00000000711623706646618" calcext:value-type="float">
            <text:p>7.11623706646618E-09</text:p>
          </table:table-cell>
          <table:table-cell table:formula="of:=[.$D$17]^[.A636]" office:value-type="float" office:value="7.46445041349962E-245" calcext:value-type="float">
            <text:p>7.46445041349962E-245</text:p>
          </table:table-cell>
          <table:table-cell table:formula="of:=[.$E$17]^[.A636]" office:value-type="float" office:value="0.396657042781061" calcext:value-type="float">
            <text:p>0.396657042781061</text:p>
          </table:table-cell>
          <table:table-cell table:formula="of:=[.$F$17]^[.A636]" office:value-type="float" office:value="0.0000000000000263547136789958" calcext:value-type="float">
            <text:p>2.63547136789958E-14</text:p>
          </table:table-cell>
          <table:table-cell table:formula="of:=[.$G$17]^[.A636]" office:value-type="float" office:value="0.396657042781061" calcext:value-type="float">
            <text:p>0.396657042781061</text:p>
          </table:table-cell>
          <table:table-cell table:formula="of:=[.$H$17]^[.A636]" office:value-type="float" office:value="0.157119652990609" calcext:value-type="float">
            <text:p>0.157119652990609</text:p>
          </table:table-cell>
          <table:table-cell table:formula="of:=[.$I$17]^[.A636]" office:value-type="float" office:value="0.396657042781061" calcext:value-type="float">
            <text:p>0.396657042781061</text:p>
          </table:table-cell>
          <table:table-cell table:formula="of:=[.$J$17]^[.A636]" office:value-type="float" office:value="1.40873597288871E-021" calcext:value-type="float">
            <text:p>1.40873597288871E-21</text:p>
          </table:table-cell>
          <table:table-cell table:formula="of:=[.$K$17]^[.A636]" office:value-type="float" office:value="0.000000000406014117797128" calcext:value-type="float">
            <text:p>4.06014117797128E-10</text:p>
          </table:table-cell>
          <table:table-cell table:formula="of:=[.$L$17]^[.A636]" office:value-type="float" office:value="0.0000905612433169381" calcext:value-type="float">
            <text:p>9.05612433169381E-05</text:p>
          </table:table-cell>
          <table:table-cell table:formula="of:=[.$M$17]^[.A636]" office:value-type="float" office:value="0.00000000000126985723563001" calcext:value-type="float">
            <text:p>1.26985723563001E-12</text:p>
          </table:table-cell>
          <table:table-cell table:formula="of:=[.$N$17]^[.A636]" office:value-type="float" office:value="0.396657042781061" calcext:value-type="float">
            <text:p>0.396657042781061</text:p>
          </table:table-cell>
          <table:table-cell table:formula="of:=SUM([.B636:.N636])" office:value-type="float" office:value="1.74383839288172" calcext:value-type="float">
            <text:p>1.74383839288172</text:p>
          </table:table-cell>
          <table:table-cell table:formula="of:=13-[.O636]" office:value-type="float" office:value="11.2561616071183" calcext:value-type="float">
            <text:p>11.256161607118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B$17]^[.A637]" office:value-type="float" office:value="2.99459569372225E-044" calcext:value-type="float">
            <text:p>2.99459569372225E-44</text:p>
          </table:table-cell>
          <table:table-cell table:formula="of:=[.$C$17]^[.A637]" office:value-type="float" office:value="0.00000000690412865911995" calcext:value-type="float">
            <text:p>6.90412865911995E-09</text:p>
          </table:table-cell>
          <table:table-cell table:formula="of:=[.$D$17]^[.A637]" office:value-type="float" office:value="3.01470352020625E-245" calcext:value-type="float">
            <text:p>3.01470352020625E-245</text:p>
          </table:table-cell>
          <table:table-cell table:formula="of:=[.$E$17]^[.A637]" office:value-type="float" office:value="0.396065899647259" calcext:value-type="float">
            <text:p>0.396065899647259</text:p>
          </table:table-cell>
          <table:table-cell table:formula="of:=[.$F$17]^[.A637]" office:value-type="float" office:value="0.0000000000000250585802193731" calcext:value-type="float">
            <text:p>2.50585802193731E-14</text:p>
          </table:table-cell>
          <table:table-cell table:formula="of:=[.$G$17]^[.A637]" office:value-type="float" office:value="0.396065899647259" calcext:value-type="float">
            <text:p>0.396065899647259</text:p>
          </table:table-cell>
          <table:table-cell table:formula="of:=[.$H$17]^[.A637]" office:value-type="float" office:value="0.156651338078566" calcext:value-type="float">
            <text:p>0.156651338078566</text:p>
          </table:table-cell>
          <table:table-cell table:formula="of:=[.$I$17]^[.A637]" office:value-type="float" office:value="0.396065899647259" calcext:value-type="float">
            <text:p>0.396065899647259</text:p>
          </table:table-cell>
          <table:table-cell table:formula="of:=[.$J$17]^[.A637]" office:value-type="float" office:value="1.3037630986049E-021" calcext:value-type="float">
            <text:p>1.3037630986049E-21</text:p>
          </table:table-cell>
          <table:table-cell table:formula="of:=[.$K$17]^[.A637]" office:value-type="float" office:value="0.000000000392097091404678" calcext:value-type="float">
            <text:p>3.92097091404678E-10</text:p>
          </table:table-cell>
          <table:table-cell table:formula="of:=[.$L$17]^[.A637]" office:value-type="float" office:value="0.000089211597365866" calcext:value-type="float">
            <text:p>8.9211597365866E-05</text:p>
          </table:table-cell>
          <table:table-cell table:formula="of:=[.$M$17]^[.A637]" office:value-type="float" office:value="0.0000000000012149751792466" calcext:value-type="float">
            <text:p>1.2149751792466E-12</text:p>
          </table:table-cell>
          <table:table-cell table:formula="of:=[.$N$17]^[.A637]" office:value-type="float" office:value="0.396065899647259" calcext:value-type="float">
            <text:p>0.396065899647259</text:p>
          </table:table-cell>
          <table:table-cell table:formula="of:=SUM([.B637:.N637])" office:value-type="float" office:value="1.74100415556243" calcext:value-type="float">
            <text:p>1.74100415556243</text:p>
          </table:table-cell>
          <table:table-cell table:formula="of:=13-[.O637]" office:value-type="float" office:value="11.2589958444376" calcext:value-type="float">
            <text:p>11.25899584443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B$17]^[.A638]" office:value-type="float" office:value="2.54830721477706E-044" calcext:value-type="float">
            <text:p>2.54830721477706E-44</text:p>
          </table:table-cell>
          <table:table-cell table:formula="of:=[.$C$17]^[.A638]" office:value-type="float" office:value="0.00000000669834240996585" calcext:value-type="float">
            <text:p>6.69834240996585E-09</text:p>
          </table:table-cell>
          <table:table-cell table:formula="of:=[.$D$17]^[.A638]" office:value-type="float" office:value="1.21756282261683E-245" calcext:value-type="float">
            <text:p>1.21756282261683E-245</text:p>
          </table:table-cell>
          <table:table-cell table:formula="of:=[.$E$17]^[.A638]" office:value-type="float" office:value="0.395475637501734" calcext:value-type="float">
            <text:p>0.395475637501734</text:p>
          </table:table-cell>
          <table:table-cell table:formula="of:=[.$F$17]^[.A638]" office:value-type="float" office:value="0.0000000000000238261910282564" calcext:value-type="float">
            <text:p>2.38261910282564E-14</text:p>
          </table:table-cell>
          <table:table-cell table:formula="of:=[.$G$17]^[.A638]" office:value-type="float" office:value="0.395475637501734" calcext:value-type="float">
            <text:p>0.395475637501734</text:p>
          </table:table-cell>
          <table:table-cell table:formula="of:=[.$H$17]^[.A638]" office:value-type="float" office:value="0.156184419038093" calcext:value-type="float">
            <text:p>0.156184419038093</text:p>
          </table:table-cell>
          <table:table-cell table:formula="of:=[.$I$17]^[.A638]" office:value-type="float" office:value="0.395475637501734" calcext:value-type="float">
            <text:p>0.395475637501734</text:p>
          </table:table-cell>
          <table:table-cell table:formula="of:=[.$J$17]^[.A638]" office:value-type="float" office:value="1.20661234610081E-021" calcext:value-type="float">
            <text:p>1.20661234610081E-21</text:p>
          </table:table-cell>
          <table:table-cell table:formula="of:=[.$K$17]^[.A638]" office:value-type="float" office:value="0.000000000378657101684398" calcext:value-type="float">
            <text:p>3.78657101684398E-10</text:p>
          </table:table-cell>
          <table:table-cell table:formula="of:=[.$L$17]^[.A638]" office:value-type="float" office:value="0.0000878820653633941" calcext:value-type="float">
            <text:p>8.78820653633941E-05</text:p>
          </table:table-cell>
          <table:table-cell table:formula="of:=[.$M$17]^[.A638]" office:value-type="float" office:value="0.00000000000116246507462938" calcext:value-type="float">
            <text:p>1.16246507462938E-12</text:p>
          </table:table-cell>
          <table:table-cell table:formula="of:=[.$N$17]^[.A638]" office:value-type="float" office:value="0.395475637501734" calcext:value-type="float">
            <text:p>0.395475637501734</text:p>
          </table:table-cell>
          <table:table-cell table:formula="of:=SUM([.B638:.N638])" office:value-type="float" office:value="1.73817485818858" calcext:value-type="float">
            <text:p>1.73817485818858</text:p>
          </table:table-cell>
          <table:table-cell table:formula="of:=13-[.O638]" office:value-type="float" office:value="11.2618251418114" calcext:value-type="float">
            <text:p>11.26182514181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B$17]^[.A639]" office:value-type="float" office:value="2.16852968649434E-044" calcext:value-type="float">
            <text:p>2.16852968649434E-44</text:p>
          </table:table-cell>
          <table:table-cell table:formula="of:=[.$C$17]^[.A639]" office:value-type="float" office:value="0.00000000649868987911739" calcext:value-type="float">
            <text:p>6.49868987911739E-09</text:p>
          </table:table-cell>
          <table:table-cell table:formula="of:=[.$D$17]^[.A639]" office:value-type="float" office:value="4.91742958165665E-246" calcext:value-type="float">
            <text:p>4.91742958165665E-246</text:p>
          </table:table-cell>
          <table:table-cell table:formula="of:=[.$E$17]^[.A639]" office:value-type="float" office:value="0.394886255031538" calcext:value-type="float">
            <text:p>0.394886255031538</text:p>
          </table:table-cell>
          <table:table-cell table:formula="of:=[.$F$17]^[.A639]" office:value-type="float" office:value="0.0000000000000226544111416208" calcext:value-type="float">
            <text:p>2.26544111416208E-14</text:p>
          </table:table-cell>
          <table:table-cell table:formula="of:=[.$G$17]^[.A639]" office:value-type="float" office:value="0.394886255031538" calcext:value-type="float">
            <text:p>0.394886255031538</text:p>
          </table:table-cell>
          <table:table-cell table:formula="of:=[.$H$17]^[.A639]" office:value-type="float" office:value="0.15571889170862" calcext:value-type="float">
            <text:p>0.15571889170862</text:p>
          </table:table-cell>
          <table:table-cell table:formula="of:=[.$I$17]^[.A639]" office:value-type="float" office:value="0.394886255031538" calcext:value-type="float">
            <text:p>0.394886255031538</text:p>
          </table:table-cell>
          <table:table-cell table:formula="of:=[.$J$17]^[.A639]" office:value-type="float" office:value="1.11670084490105E-021" calcext:value-type="float">
            <text:p>1.11670084490105E-21</text:p>
          </table:table-cell>
          <table:table-cell table:formula="of:=[.$K$17]^[.A639]" office:value-type="float" office:value="0.000000000365677797155723" calcext:value-type="float">
            <text:p>3.65677797155723E-10</text:p>
          </table:table-cell>
          <table:table-cell table:formula="of:=[.$L$17]^[.A639]" office:value-type="float" office:value="0.0000865723475487384" calcext:value-type="float">
            <text:p>8.65723475487384E-05</text:p>
          </table:table-cell>
          <table:table-cell table:formula="of:=[.$M$17]^[.A639]" office:value-type="float" office:value="0.0000000000011122244082147" calcext:value-type="float">
            <text:p>1.1122244082147E-12</text:p>
          </table:table-cell>
          <table:table-cell table:formula="of:=[.$N$17]^[.A639]" office:value-type="float" office:value="0.394886255031538" calcext:value-type="float">
            <text:p>0.394886255031538</text:p>
          </table:table-cell>
          <table:table-cell table:formula="of:=SUM([.B639:.N639])" office:value-type="float" office:value="1.73535049104782" calcext:value-type="float">
            <text:p>1.73535049104782</text:p>
          </table:table-cell>
          <table:table-cell table:formula="of:=13-[.O639]" office:value-type="float" office:value="11.2646495089522" calcext:value-type="float">
            <text:p>11.264649508952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B$17]^[.A640]" office:value-type="float" office:value="1.84535089566061E-044" calcext:value-type="float">
            <text:p>1.84535089566061E-44</text:p>
          </table:table-cell>
          <table:table-cell table:formula="of:=[.$C$17]^[.A640]" office:value-type="float" office:value="0.00000000630498824337619" calcext:value-type="float">
            <text:p>6.30498824337619E-09</text:p>
          </table:table-cell>
          <table:table-cell table:formula="of:=[.$D$17]^[.A640]" office:value-type="float" office:value="1.98602595622794E-246" calcext:value-type="float">
            <text:p>1.98602595622794E-246</text:p>
          </table:table-cell>
          <table:table-cell table:formula="of:=[.$E$17]^[.A640]" office:value-type="float" office:value="0.394297750925678" calcext:value-type="float">
            <text:p>0.394297750925678</text:p>
          </table:table-cell>
          <table:table-cell table:formula="of:=[.$F$17]^[.A640]" office:value-type="float" office:value="0.0000000000000215402597740001" calcext:value-type="float">
            <text:p>2.15402597740001E-14</text:p>
          </table:table-cell>
          <table:table-cell table:formula="of:=[.$G$17]^[.A640]" office:value-type="float" office:value="0.394297750925678" calcext:value-type="float">
            <text:p>0.394297750925678</text:p>
          </table:table-cell>
          <table:table-cell table:formula="of:=[.$H$17]^[.A640]" office:value-type="float" office:value="0.155254751941977" calcext:value-type="float">
            <text:p>0.155254751941977</text:p>
          </table:table-cell>
          <table:table-cell table:formula="of:=[.$I$17]^[.A640]" office:value-type="float" office:value="0.394297750925678" calcext:value-type="float">
            <text:p>0.394297750925678</text:p>
          </table:table-cell>
          <table:table-cell table:formula="of:=[.$J$17]^[.A640]" office:value-type="float" office:value="1.03348915750156E-021" calcext:value-type="float">
            <text:p>1.03348915750156E-21</text:p>
          </table:table-cell>
          <table:table-cell table:formula="of:=[.$K$17]^[.A640]" office:value-type="float" office:value="0.000000000353143386821027" calcext:value-type="float">
            <text:p>3.53143386821027E-10</text:p>
          </table:table-cell>
          <table:table-cell table:formula="of:=[.$L$17]^[.A640]" office:value-type="float" office:value="0.000085282148628489" calcext:value-type="float">
            <text:p>8.5282148628489E-05</text:p>
          </table:table-cell>
          <table:table-cell table:formula="of:=[.$M$17]^[.A640]" office:value-type="float" office:value="0.00000000000106415509698039" calcext:value-type="float">
            <text:p>1.06415509698039E-12</text:p>
          </table:table-cell>
          <table:table-cell table:formula="of:=[.$N$17]^[.A640]" office:value-type="float" office:value="0.394297750925678" calcext:value-type="float">
            <text:p>0.394297750925678</text:p>
          </table:table-cell>
          <table:table-cell table:formula="of:=SUM([.B640:.N640])" office:value-type="float" office:value="1.73253104445254" calcext:value-type="float">
            <text:p>1.73253104445254</text:p>
          </table:table-cell>
          <table:table-cell table:formula="of:=13-[.O640]" office:value-type="float" office:value="11.2674689555475" calcext:value-type="float">
            <text:p>11.26746895554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B$17]^[.A641]" office:value-type="float" office:value="1.57033585904949E-044" calcext:value-type="float">
            <text:p>1.57033585904949E-44</text:p>
          </table:table-cell>
          <table:table-cell table:formula="of:=[.$C$17]^[.A641]" office:value-type="float" office:value="0.00000000611706012881952" calcext:value-type="float">
            <text:p>6.11706012881952E-09</text:p>
          </table:table-cell>
          <table:table-cell table:formula="of:=[.$D$17]^[.A641]" office:value-type="float" office:value="8.02105863096531E-247" calcext:value-type="float">
            <text:p>8.02105863096531E-247</text:p>
          </table:table-cell>
          <table:table-cell table:formula="of:=[.$E$17]^[.A641]" office:value-type="float" office:value="0.393710123875118" calcext:value-type="float">
            <text:p>0.393710123875118</text:p>
          </table:table-cell>
          <table:table-cell table:formula="of:=[.$F$17]^[.A641]" office:value-type="float" office:value="0.0000000000000204809027359345" calcext:value-type="float">
            <text:p>2.04809027359345E-14</text:p>
          </table:table-cell>
          <table:table-cell table:formula="of:=[.$G$17]^[.A641]" office:value-type="float" office:value="0.393710123875118" calcext:value-type="float">
            <text:p>0.393710123875118</text:p>
          </table:table-cell>
          <table:table-cell table:formula="of:=[.$H$17]^[.A641]" office:value-type="float" office:value="0.154791995602359" calcext:value-type="float">
            <text:p>0.154791995602359</text:p>
          </table:table-cell>
          <table:table-cell table:formula="of:=[.$I$17]^[.A641]" office:value-type="float" office:value="0.393710123875118" calcext:value-type="float">
            <text:p>0.393710123875118</text:p>
          </table:table-cell>
          <table:table-cell table:formula="of:=[.$J$17]^[.A641]" office:value-type="float" office:value="9.56478042933638E-022" calcext:value-type="float">
            <text:p>9.56478042933638E-22</text:p>
          </table:table-cell>
          <table:table-cell table:formula="of:=[.$K$17]^[.A641]" office:value-type="float" office:value="0.000000000341038620953838" calcext:value-type="float">
            <text:p>3.41038620953838E-10</text:p>
          </table:table-cell>
          <table:table-cell table:formula="of:=[.$L$17]^[.A641]" office:value-type="float" office:value="0.0000840111777100316" calcext:value-type="float">
            <text:p>8.40111777100316E-05</text:p>
          </table:table-cell>
          <table:table-cell table:formula="of:=[.$M$17]^[.A641]" office:value-type="float" office:value="0.00000000000101816329696186" calcext:value-type="float">
            <text:p>1.01816329696186E-12</text:p>
          </table:table-cell>
          <table:table-cell table:formula="of:=[.$N$17]^[.A641]" office:value-type="float" office:value="0.393710123875118" calcext:value-type="float">
            <text:p>0.393710123875118</text:p>
          </table:table-cell>
          <table:table-cell table:formula="of:=SUM([.B641:.N641])" office:value-type="float" office:value="1.72971650873968" calcext:value-type="float">
            <text:p>1.72971650873968</text:p>
          </table:table-cell>
          <table:table-cell table:formula="of:=13-[.O641]" office:value-type="float" office:value="11.2702834912603" calcext:value-type="float">
            <text:p>11.270283491260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B$17]^[.A642]" office:value-type="float" office:value="1.3363066699214E-044" calcext:value-type="float">
            <text:p>1.3363066699214E-44</text:p>
          </table:table-cell>
          <table:table-cell table:formula="of:=[.$C$17]^[.A642]" office:value-type="float" office:value="0.00000000593473344837781" calcext:value-type="float">
            <text:p>5.93473344837781E-09</text:p>
          </table:table-cell>
          <table:table-cell table:formula="of:=[.$D$17]^[.A642]" office:value-type="float" office:value="3.23950356034515E-247" calcext:value-type="float">
            <text:p>3.23950356034515E-247</text:p>
          </table:table-cell>
          <table:table-cell table:formula="of:=[.$E$17]^[.A642]" office:value-type="float" office:value="0.393123372572771" calcext:value-type="float">
            <text:p>0.393123372572771</text:p>
          </table:table-cell>
          <table:table-cell table:formula="of:=[.$F$17]^[.A642]" office:value-type="float" office:value="0.0000000000000194736452243312" calcext:value-type="float">
            <text:p>1.94736452243312E-14</text:p>
          </table:table-cell>
          <table:table-cell table:formula="of:=[.$G$17]^[.A642]" office:value-type="float" office:value="0.393123372572771" calcext:value-type="float">
            <text:p>0.393123372572771</text:p>
          </table:table-cell>
          <table:table-cell table:formula="of:=[.$H$17]^[.A642]" office:value-type="float" office:value="0.154330618566286" calcext:value-type="float">
            <text:p>0.154330618566286</text:p>
          </table:table-cell>
          <table:table-cell table:formula="of:=[.$I$17]^[.A642]" office:value-type="float" office:value="0.393123372572771" calcext:value-type="float">
            <text:p>0.393123372572771</text:p>
          </table:table-cell>
          <table:table-cell table:formula="of:=[.$J$17]^[.A642]" office:value-type="float" office:value="8.8520546149298E-022" calcext:value-type="float">
            <text:p>8.8520546149298E-22</text:p>
          </table:table-cell>
          <table:table-cell table:formula="of:=[.$K$17]^[.A642]" office:value-type="float" office:value="0.000000000329348772545584" calcext:value-type="float">
            <text:p>3.29348772545584E-10</text:p>
          </table:table-cell>
          <table:table-cell table:formula="of:=[.$L$17]^[.A642]" office:value-type="float" office:value="0.0000827591482359626" calcext:value-type="float">
            <text:p>8.27591482359626E-05</text:p>
          </table:table-cell>
          <table:table-cell table:formula="of:=[.$M$17]^[.A642]" office:value-type="float" office:value="0.000000000000974159220043985" calcext:value-type="float">
            <text:p>9.74159220043985E-13</text:p>
          </table:table-cell>
          <table:table-cell table:formula="of:=[.$N$17]^[.A642]" office:value-type="float" office:value="0.393123372572771" calcext:value-type="float">
            <text:p>0.393123372572771</text:p>
          </table:table-cell>
          <table:table-cell table:formula="of:=SUM([.B642:.N642])" office:value-type="float" office:value="1.72690687427068" calcext:value-type="float">
            <text:p>1.72690687427068</text:p>
          </table:table-cell>
          <table:table-cell table:formula="of:=13-[.O642]" office:value-type="float" office:value="11.2730931257293" calcext:value-type="float">
            <text:p>11.273093125729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B$17]^[.A643]" office:value-type="float" office:value="1.13715515428483E-044" calcext:value-type="float">
            <text:p>1.13715515428483E-44</text:p>
          </table:table-cell>
          <table:table-cell table:formula="of:=[.$C$17]^[.A643]" office:value-type="float" office:value="0.00000000575784124425328" calcext:value-type="float">
            <text:p>5.75784124425328E-09</text:p>
          </table:table-cell>
          <table:table-cell table:formula="of:=[.$D$17]^[.A643]" office:value-type="float" office:value="1.30835389695013E-247" calcext:value-type="float">
            <text:p>1.30835389695013E-247</text:p>
          </table:table-cell>
          <table:table-cell table:formula="of:=[.$E$17]^[.A643]" office:value-type="float" office:value="0.392537495713497" calcext:value-type="float">
            <text:p>0.392537495713497</text:p>
          </table:table-cell>
          <table:table-cell table:formula="of:=[.$F$17]^[.A643]" office:value-type="float" office:value="0.0000000000000185159249673968" calcext:value-type="float">
            <text:p>1.85159249673968E-14</text:p>
          </table:table-cell>
          <table:table-cell table:formula="of:=[.$G$17]^[.A643]" office:value-type="float" office:value="0.392537495713497" calcext:value-type="float">
            <text:p>0.392537495713497</text:p>
          </table:table-cell>
          <table:table-cell table:formula="of:=[.$H$17]^[.A643]" office:value-type="float" office:value="0.153870616722572" calcext:value-type="float">
            <text:p>0.153870616722572</text:p>
          </table:table-cell>
          <table:table-cell table:formula="of:=[.$I$17]^[.A643]" office:value-type="float" office:value="0.392537495713497" calcext:value-type="float">
            <text:p>0.392537495713497</text:p>
          </table:table-cell>
          <table:table-cell table:formula="of:=[.$J$17]^[.A643]" office:value-type="float" office:value="8.19243802663398E-022" calcext:value-type="float">
            <text:p>8.19243802663398E-22</text:p>
          </table:table-cell>
          <table:table-cell table:formula="of:=[.$K$17]^[.A643]" office:value-type="float" office:value="0.000000000318059619388284" calcext:value-type="float">
            <text:p>3.18059619388284E-10</text:p>
          </table:table-cell>
          <table:table-cell table:formula="of:=[.$L$17]^[.A643]" office:value-type="float" office:value="0.0000815257779194803" calcext:value-type="float">
            <text:p>8.15257779194803E-05</text:p>
          </table:table-cell>
          <table:table-cell table:formula="of:=[.$M$17]^[.A643]" office:value-type="float" office:value="0.000000000000932056958670996" calcext:value-type="float">
            <text:p>9.32056958670996E-13</text:p>
          </table:table-cell>
          <table:table-cell table:formula="of:=[.$N$17]^[.A643]" office:value-type="float" office:value="0.392537495713497" calcext:value-type="float">
            <text:p>0.392537495713497</text:p>
          </table:table-cell>
          <table:table-cell table:formula="of:=SUM([.B643:.N643])" office:value-type="float" office:value="1.72410213143133" calcext:value-type="float">
            <text:p>1.72410213143133</text:p>
          </table:table-cell>
          <table:table-cell table:formula="of:=13-[.O643]" office:value-type="float" office:value="11.2758978685687" calcext:value-type="float">
            <text:p>11.275897868568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B$17]^[.A644]" office:value-type="float" office:value="9.67683447237908E-045" calcext:value-type="float">
            <text:p>9.67683447237908E-45</text:p>
          </table:table-cell>
          <table:table-cell table:formula="of:=[.$C$17]^[.A644]" office:value-type="float" office:value="0.0000000055862215350356" calcext:value-type="float">
            <text:p>5.5862215350356E-09</text:p>
          </table:table-cell>
          <table:table-cell table:formula="of:=[.$D$17]^[.A644]" office:value-type="float" office:value="5.28411186398636E-248" calcext:value-type="float">
            <text:p>5.28411186398636E-248</text:p>
          </table:table-cell>
          <table:table-cell table:formula="of:=[.$E$17]^[.A644]" office:value-type="float" office:value="0.391952491994103" calcext:value-type="float">
            <text:p>0.391952491994103</text:p>
          </table:table-cell>
          <table:table-cell table:formula="of:=[.$F$17]^[.A644]" office:value-type="float" office:value="0.0000000000000176053057067052" calcext:value-type="float">
            <text:p>1.76053057067052E-14</text:p>
          </table:table-cell>
          <table:table-cell table:formula="of:=[.$G$17]^[.A644]" office:value-type="float" office:value="0.391952491994103" calcext:value-type="float">
            <text:p>0.391952491994103</text:p>
          </table:table-cell>
          <table:table-cell table:formula="of:=[.$H$17]^[.A644]" office:value-type="float" office:value="0.153411985972281" calcext:value-type="float">
            <text:p>0.153411985972281</text:p>
          </table:table-cell>
          <table:table-cell table:formula="of:=[.$I$17]^[.A644]" office:value-type="float" office:value="0.391952491994103" calcext:value-type="float">
            <text:p>0.391952491994103</text:p>
          </table:table-cell>
          <table:table-cell table:formula="of:=[.$J$17]^[.A644]" office:value-type="float" office:value="7.58197319603533E-022" calcext:value-type="float">
            <text:p>7.58197319603533E-22</text:p>
          </table:table-cell>
          <table:table-cell table:formula="of:=[.$K$17]^[.A644]" office:value-type="float" office:value="0.000000000307157426771399" calcext:value-type="float">
            <text:p>3.07157426771399E-10</text:p>
          </table:table-cell>
          <table:table-cell table:formula="of:=[.$L$17]^[.A644]" office:value-type="float" office:value="0.0000803107886807399" calcext:value-type="float">
            <text:p>8.03107886807399E-05</text:p>
          </table:table-cell>
          <table:table-cell table:formula="of:=[.$M$17]^[.A644]" office:value-type="float" office:value="0.00000000000089177431813231" calcext:value-type="float">
            <text:p>8.9177431813231E-13</text:p>
          </table:table-cell>
          <table:table-cell table:formula="of:=[.$N$17]^[.A644]" office:value-type="float" office:value="0.391952491994103" calcext:value-type="float">
            <text:p>0.391952491994103</text:p>
          </table:table-cell>
          <table:table-cell table:formula="of:=SUM([.B644:.N644])" office:value-type="float" office:value="1.72130227063166" calcext:value-type="float">
            <text:p>1.72130227063166</text:p>
          </table:table-cell>
          <table:table-cell table:formula="of:=13-[.O644]" office:value-type="float" office:value="11.2786977293683" calcext:value-type="float">
            <text:p>11.278697729368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B$17]^[.A645]" office:value-type="float" office:value="8.23468328424509E-045" calcext:value-type="float">
            <text:p>8.23468328424509E-45</text:p>
          </table:table-cell>
          <table:table-cell table:formula="of:=[.$C$17]^[.A645]" office:value-type="float" office:value="0.00000000541971716737433" calcext:value-type="float">
            <text:p>5.41971716737433E-09</text:p>
          </table:table-cell>
          <table:table-cell table:formula="of:=[.$D$17]^[.A645]" office:value-type="float" office:value="2.13411969469494E-248" calcext:value-type="float">
            <text:p>2.13411969469494E-248</text:p>
          </table:table-cell>
          <table:table-cell table:formula="of:=[.$E$17]^[.A645]" office:value-type="float" office:value="0.391368360113337" calcext:value-type="float">
            <text:p>0.391368360113337</text:p>
          </table:table-cell>
          <table:table-cell table:formula="of:=[.$F$17]^[.A645]" office:value-type="float" office:value="0.000000000000016739470999818" calcext:value-type="float">
            <text:p>1.6739470999818E-14</text:p>
          </table:table-cell>
          <table:table-cell table:formula="of:=[.$G$17]^[.A645]" office:value-type="float" office:value="0.391368360113337" calcext:value-type="float">
            <text:p>0.391368360113337</text:p>
          </table:table-cell>
          <table:table-cell table:formula="of:=[.$H$17]^[.A645]" office:value-type="float" office:value="0.152954722228697" calcext:value-type="float">
            <text:p>0.152954722228697</text:p>
          </table:table-cell>
          <table:table-cell table:formula="of:=[.$I$17]^[.A645]" office:value-type="float" office:value="0.391368360113337" calcext:value-type="float">
            <text:p>0.391368360113337</text:p>
          </table:table-cell>
          <table:table-cell table:formula="of:=[.$J$17]^[.A645]" office:value-type="float" office:value="7.01699754804462E-022" calcext:value-type="float">
            <text:p>7.01699754804462E-22</text:p>
          </table:table-cell>
          <table:table-cell table:formula="of:=[.$K$17]^[.A645]" office:value-type="float" office:value="0.000000000296628930771783" calcext:value-type="float">
            <text:p>2.96628930771783E-10</text:p>
          </table:table-cell>
          <table:table-cell table:formula="of:=[.$L$17]^[.A645]" office:value-type="float" office:value="0.0000791139065841566" calcext:value-type="float">
            <text:p>7.91139065841566E-05</text:p>
          </table:table-cell>
          <table:table-cell table:formula="of:=[.$M$17]^[.A645]" office:value-type="float" office:value="0.000000000000853232656096785" calcext:value-type="float">
            <text:p>8.53232656096785E-13</text:p>
          </table:table-cell>
          <table:table-cell table:formula="of:=[.$N$17]^[.A645]" office:value-type="float" office:value="0.391368360113337" calcext:value-type="float">
            <text:p>0.391368360113337</text:p>
          </table:table-cell>
          <table:table-cell table:formula="of:=SUM([.B645:.N645])" office:value-type="float" office:value="1.71850728230584" calcext:value-type="float">
            <text:p>1.71850728230584</text:p>
          </table:table-cell>
          <table:table-cell table:formula="of:=13-[.O645]" office:value-type="float" office:value="11.2814927176942" calcext:value-type="float">
            <text:p>11.28149271769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B$17]^[.A646]" office:value-type="float" office:value="7.00745775753196E-045" calcext:value-type="float">
            <text:p>7.00745775753196E-45</text:p>
          </table:table-cell>
          <table:table-cell table:formula="of:=[.$C$17]^[.A646]" office:value-type="float" office:value="0.00000000525817567207256" calcext:value-type="float">
            <text:p>5.25817567207256E-09</text:p>
          </table:table-cell>
          <table:table-cell table:formula="of:=[.$D$17]^[.A646]" office:value-type="float" office:value="8.61917194131635E-249" calcext:value-type="float">
            <text:p>8.61917194131635E-249</text:p>
          </table:table-cell>
          <table:table-cell table:formula="of:=[.$E$17]^[.A646]" office:value-type="float" office:value="0.390785098771886" calcext:value-type="float">
            <text:p>0.390785098771886</text:p>
          </table:table-cell>
          <table:table-cell table:formula="of:=[.$F$17]^[.A646]" office:value-type="float" office:value="0.0000000000000159162183276958" calcext:value-type="float">
            <text:p>1.59162183276958E-14</text:p>
          </table:table-cell>
          <table:table-cell table:formula="of:=[.$G$17]^[.A646]" office:value-type="float" office:value="0.390785098771886" calcext:value-type="float">
            <text:p>0.390785098771886</text:p>
          </table:table-cell>
          <table:table-cell table:formula="of:=[.$H$17]^[.A646]" office:value-type="float" office:value="0.152498821417285" calcext:value-type="float">
            <text:p>0.152498821417285</text:p>
          </table:table-cell>
          <table:table-cell table:formula="of:=[.$I$17]^[.A646]" office:value-type="float" office:value="0.390785098771886" calcext:value-type="float">
            <text:p>0.390785098771886</text:p>
          </table:table-cell>
          <table:table-cell table:formula="of:=[.$J$17]^[.A646]" office:value-type="float" office:value="6.49412142672982E-022" calcext:value-type="float">
            <text:p>6.49412142672982E-22</text:p>
          </table:table-cell>
          <table:table-cell table:formula="of:=[.$K$17]^[.A646]" office:value-type="float" office:value="0.000000000286461322116416" calcext:value-type="float">
            <text:p>2.86461322116416E-10</text:p>
          </table:table-cell>
          <table:table-cell table:formula="of:=[.$L$17]^[.A646]" office:value-type="float" office:value="0.0000779348617766431" calcext:value-type="float">
            <text:p>7.79348617766431E-05</text:p>
          </table:table-cell>
          <table:table-cell table:formula="of:=[.$M$17]^[.A646]" office:value-type="float" office:value="0.00000000000081635672908217" calcext:value-type="float">
            <text:p>8.1635672908217E-13</text:p>
          </table:table-cell>
          <table:table-cell table:formula="of:=[.$N$17]^[.A646]" office:value-type="float" office:value="0.390785098771886" calcext:value-type="float">
            <text:p>0.390785098771886</text:p>
          </table:table-cell>
          <table:table-cell table:formula="of:=SUM([.B646:.N646])" office:value-type="float" office:value="1.71571715691207" calcext:value-type="float">
            <text:p>1.71571715691207</text:p>
          </table:table-cell>
          <table:table-cell table:formula="of:=13-[.O646]" office:value-type="float" office:value="11.2842828430879" calcext:value-type="float">
            <text:p>11.284282843087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B$17]^[.A647]" office:value-type="float" office:value="5.96312724225149E-045" calcext:value-type="float">
            <text:p>5.96312724225149E-45</text:p>
          </table:table-cell>
          <table:table-cell table:formula="of:=[.$C$17]^[.A647]" office:value-type="float" office:value="0.00000000510144912446981" calcext:value-type="float">
            <text:p>5.10144912446981E-09</text:p>
          </table:table-cell>
          <table:table-cell table:formula="of:=[.$D$17]^[.A647]" office:value-type="float" office:value="3.48106646214118E-249" calcext:value-type="float">
            <text:p>3.48106646214118E-249</text:p>
          </table:table-cell>
          <table:table-cell table:formula="of:=[.$E$17]^[.A647]" office:value-type="float" office:value="0.390202706672375" calcext:value-type="float">
            <text:p>0.390202706672375</text:p>
          </table:table-cell>
          <table:table-cell table:formula="of:=[.$F$17]^[.A647]" office:value-type="float" office:value="0.0000000000000151334534919075" calcext:value-type="float">
            <text:p>1.51334534919075E-14</text:p>
          </table:table-cell>
          <table:table-cell table:formula="of:=[.$G$17]^[.A647]" office:value-type="float" office:value="0.390202706672375" calcext:value-type="float">
            <text:p>0.390202706672375</text:p>
          </table:table-cell>
          <table:table-cell table:formula="of:=[.$H$17]^[.A647]" office:value-type="float" office:value="0.152044279475654" calcext:value-type="float">
            <text:p>0.152044279475654</text:p>
          </table:table-cell>
          <table:table-cell table:formula="of:=[.$I$17]^[.A647]" office:value-type="float" office:value="0.390202706672375" calcext:value-type="float">
            <text:p>0.390202706672375</text:p>
          </table:table-cell>
          <table:table-cell table:formula="of:=[.$J$17]^[.A647]" office:value-type="float" office:value="6.01020775856813E-022" calcext:value-type="float">
            <text:p>6.01020775856813E-22</text:p>
          </table:table-cell>
          <table:table-cell table:formula="of:=[.$K$17]^[.A647]" office:value-type="float" office:value="0.000000000276642230598268" calcext:value-type="float">
            <text:p>2.76642230598268E-10</text:p>
          </table:table-cell>
          <table:table-cell table:formula="of:=[.$L$17]^[.A647]" office:value-type="float" office:value="0.0000767733884267677" calcext:value-type="float">
            <text:p>7.67733884267677E-05</text:p>
          </table:table-cell>
          <table:table-cell table:formula="of:=[.$M$17]^[.A647]" office:value-type="float" office:value="0.00000000000078107454555999" calcext:value-type="float">
            <text:p>7.8107454555999E-13</text:p>
          </table:table-cell>
          <table:table-cell table:formula="of:=[.$N$17]^[.A647]" office:value-type="float" office:value="0.390202706672375" calcext:value-type="float">
            <text:p>0.390202706672375</text:p>
          </table:table-cell>
          <table:table-cell table:formula="of:=SUM([.B647:.N647])" office:value-type="float" office:value="1.71293188493247" calcext:value-type="float">
            <text:p>1.71293188493247</text:p>
          </table:table-cell>
          <table:table-cell table:formula="of:=13-[.O647]" office:value-type="float" office:value="11.2870681150675" calcext:value-type="float">
            <text:p>11.28706811506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B$17]^[.A648]" office:value-type="float" office:value="5.07443465771327E-045" calcext:value-type="float">
            <text:p>5.07443465771327E-45</text:p>
          </table:table-cell>
          <table:table-cell table:formula="of:=[.$C$17]^[.A648]" office:value-type="float" office:value="0.00000000494939400898635" calcext:value-type="float">
            <text:p>4.94939400898635E-09</text:p>
          </table:table-cell>
          <table:table-cell table:formula="of:=[.$D$17]^[.A648]" office:value-type="float" office:value="1.40591506891246E-249" calcext:value-type="float">
            <text:p>1.40591506891246E-249</text:p>
          </table:table-cell>
          <table:table-cell table:formula="of:=[.$E$17]^[.A648]" office:value-type="float" office:value="0.389621182519361" calcext:value-type="float">
            <text:p>0.389621182519361</text:p>
          </table:table-cell>
          <table:table-cell table:formula="of:=[.$F$17]^[.A648]" office:value-type="float" office:value="0.0000000000000143891852873874" calcext:value-type="float">
            <text:p>1.43891852873874E-14</text:p>
          </table:table-cell>
          <table:table-cell table:formula="of:=[.$G$17]^[.A648]" office:value-type="float" office:value="0.389621182519361" calcext:value-type="float">
            <text:p>0.389621182519361</text:p>
          </table:table-cell>
          <table:table-cell table:formula="of:=[.$H$17]^[.A648]" office:value-type="float" office:value="0.151591092353521" calcext:value-type="float">
            <text:p>0.151591092353521</text:p>
          </table:table-cell>
          <table:table-cell table:formula="of:=[.$I$17]^[.A648]" office:value-type="float" office:value="0.389621182519361" calcext:value-type="float">
            <text:p>0.389621182519361</text:p>
          </table:table-cell>
          <table:table-cell table:formula="of:=[.$J$17]^[.A648]" office:value-type="float" office:value="5.56235323110404E-022" calcext:value-type="float">
            <text:p>5.56235323110404E-22</text:p>
          </table:table-cell>
          <table:table-cell table:formula="of:=[.$K$17]^[.A648]" office:value-type="float" office:value="0.000000000267159710026346" calcext:value-type="float">
            <text:p>2.67159710026346E-10</text:p>
          </table:table-cell>
          <table:table-cell table:formula="of:=[.$L$17]^[.A648]" office:value-type="float" office:value="0.0000756292246648188" calcext:value-type="float">
            <text:p>7.56292246648188E-05</text:p>
          </table:table-cell>
          <table:table-cell table:formula="of:=[.$M$17]^[.A648]" office:value-type="float" office:value="0.000000000000747317225409112" calcext:value-type="float">
            <text:p>7.47317225409112E-13</text:p>
          </table:table-cell>
          <table:table-cell table:formula="of:=[.$N$17]^[.A648]" office:value-type="float" office:value="0.389621182519361" calcext:value-type="float">
            <text:p>0.389621182519361</text:p>
          </table:table-cell>
          <table:table-cell table:formula="of:=SUM([.B648:.N648])" office:value-type="float" office:value="1.71015145687294" calcext:value-type="float">
            <text:p>1.71015145687294</text:p>
          </table:table-cell>
          <table:table-cell table:formula="of:=13-[.O648]" office:value-type="float" office:value="11.2898485431271" calcext:value-type="float">
            <text:p>11.289848543127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B$17]^[.A649]" office:value-type="float" office:value="4.31818508130295E-045" calcext:value-type="float">
            <text:p>4.31818508130295E-45</text:p>
          </table:table-cell>
          <table:table-cell table:formula="of:=[.$C$17]^[.A649]" office:value-type="float" office:value="0.00000000480187108770509" calcext:value-type="float">
            <text:p>4.80187108770509E-09</text:p>
          </table:table-cell>
          <table:table-cell table:formula="of:=[.$D$17]^[.A649]" office:value-type="float" office:value="5.67813686550336E-250" calcext:value-type="float">
            <text:p>5.67813686550336E-250</text:p>
          </table:table-cell>
          <table:table-cell table:formula="of:=[.$E$17]^[.A649]" office:value-type="float" office:value="0.389040525019332" calcext:value-type="float">
            <text:p>0.389040525019332</text:p>
          </table:table-cell>
          <table:table-cell table:formula="of:=[.$F$17]^[.A649]" office:value-type="float" office:value="0.000000000000013681520437188" calcext:value-type="float">
            <text:p>1.3681520437188E-14</text:p>
          </table:table-cell>
          <table:table-cell table:formula="of:=[.$G$17]^[.A649]" office:value-type="float" office:value="0.389040525019332" calcext:value-type="float">
            <text:p>0.389040525019332</text:p>
          </table:table-cell>
          <table:table-cell table:formula="of:=[.$H$17]^[.A649]" office:value-type="float" office:value="0.151139256012676" calcext:value-type="float">
            <text:p>0.151139256012676</text:p>
          </table:table-cell>
          <table:table-cell table:formula="of:=[.$I$17]^[.A649]" office:value-type="float" office:value="0.389040525019332" calcext:value-type="float">
            <text:p>0.389040525019332</text:p>
          </table:table-cell>
          <table:table-cell table:formula="of:=[.$J$17]^[.A649]" office:value-type="float" office:value="5.14787087409182E-022" calcext:value-type="float">
            <text:p>5.14787087409182E-22</text:p>
          </table:table-cell>
          <table:table-cell table:formula="of:=[.$K$17]^[.A649]" office:value-type="float" office:value="0.000000000258002223691613" calcext:value-type="float">
            <text:p>2.58002223691613E-10</text:p>
          </table:table-cell>
          <table:table-cell table:formula="of:=[.$L$17]^[.A649]" office:value-type="float" office:value="0.0000745021125237634" calcext:value-type="float">
            <text:p>7.45021125237634E-05</text:p>
          </table:table-cell>
          <table:table-cell table:formula="of:=[.$M$17]^[.A649]" office:value-type="float" office:value="0.000000000000715018865443591" calcext:value-type="float">
            <text:p>7.15018865443591E-13</text:p>
          </table:table-cell>
          <table:table-cell table:formula="of:=[.$N$17]^[.A649]" office:value-type="float" office:value="0.389040525019332" calcext:value-type="float">
            <text:p>0.389040525019332</text:p>
          </table:table-cell>
          <table:table-cell table:formula="of:=SUM([.B649:.N649])" office:value-type="float" office:value="1.70737586326313" calcext:value-type="float">
            <text:p>1.70737586326313</text:p>
          </table:table-cell>
          <table:table-cell table:formula="of:=13-[.O649]" office:value-type="float" office:value="11.2926241367369" calcext:value-type="float">
            <text:p>11.292624136736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B$17]^[.A650]" office:value-type="float" office:value="3.67464035979729E-045" calcext:value-type="float">
            <text:p>3.67464035979729E-45</text:p>
          </table:table-cell>
          <table:table-cell table:formula="of:=[.$C$17]^[.A650]" office:value-type="float" office:value="0.00000000465874527287037" calcext:value-type="float">
            <text:p>4.65874527287037E-09</text:p>
          </table:table-cell>
          <table:table-cell table:formula="of:=[.$D$17]^[.A650]" office:value-type="float" office:value="2.29325646878004E-250" calcext:value-type="float">
            <text:p>2.29325646878004E-250</text:p>
          </table:table-cell>
          <table:table-cell table:formula="of:=[.$E$17]^[.A650]" office:value-type="float" office:value="0.388460732880704" calcext:value-type="float">
            <text:p>0.388460732880704</text:p>
          </table:table-cell>
          <table:table-cell table:formula="of:=[.$F$17]^[.A650]" office:value-type="float" office:value="0.0000000000000130086587763427" calcext:value-type="float">
            <text:p>1.30086587763427E-14</text:p>
          </table:table-cell>
          <table:table-cell table:formula="of:=[.$G$17]^[.A650]" office:value-type="float" office:value="0.388460732880704" calcext:value-type="float">
            <text:p>0.388460732880704</text:p>
          </table:table-cell>
          <table:table-cell table:formula="of:=[.$H$17]^[.A650]" office:value-type="float" office:value="0.150688766426945" calcext:value-type="float">
            <text:p>0.150688766426945</text:p>
          </table:table-cell>
          <table:table-cell table:formula="of:=[.$I$17]^[.A650]" office:value-type="float" office:value="0.388460732880704" calcext:value-type="float">
            <text:p>0.388460732880704</text:p>
          </table:table-cell>
          <table:table-cell table:formula="of:=[.$J$17]^[.A650]" office:value-type="float" office:value="4.76427393861553E-022" calcext:value-type="float">
            <text:p>4.76427393861553E-22</text:p>
          </table:table-cell>
          <table:table-cell table:formula="of:=[.$K$17]^[.A650]" office:value-type="float" office:value="0.000000000249158630331096" calcext:value-type="float">
            <text:p>2.49158630331096E-10</text:p>
          </table:table-cell>
          <table:table-cell table:formula="of:=[.$L$17]^[.A650]" office:value-type="float" office:value="0.0000733917978810844" calcext:value-type="float">
            <text:p>7.33917978810844E-05</text:p>
          </table:table-cell>
          <table:table-cell table:formula="of:=[.$M$17]^[.A650]" office:value-type="float" office:value="0.000000000000684116410752289" calcext:value-type="float">
            <text:p>6.84116410752289E-13</text:p>
          </table:table-cell>
          <table:table-cell table:formula="of:=[.$N$17]^[.A650]" office:value-type="float" office:value="0.388460732880704" calcext:value-type="float">
            <text:p>0.388460732880704</text:p>
          </table:table-cell>
          <table:table-cell table:formula="of:=SUM([.B650:.N650])" office:value-type="float" office:value="1.70460509465624" calcext:value-type="float">
            <text:p>1.70460509465624</text:p>
          </table:table-cell>
          <table:table-cell table:formula="of:=13-[.O650]" office:value-type="float" office:value="11.2953949053438" calcext:value-type="float">
            <text:p>11.295394905343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B$17]^[.A651]" office:value-type="float" office:value="3.12700394253987E-045" calcext:value-type="float">
            <text:p>3.12700394253987E-45</text:p>
          </table:table-cell>
          <table:table-cell table:formula="of:=[.$C$17]^[.A651]" office:value-type="float" office:value="0.0000000045198855031872" calcext:value-type="float">
            <text:p>4.5198855031872E-09</text:p>
          </table:table-cell>
          <table:table-cell table:formula="of:=[.$D$17]^[.A651]" office:value-type="float" office:value="9.26188529119809E-251" calcext:value-type="float">
            <text:p>9.26188529119809E-251</text:p>
          </table:table-cell>
          <table:table-cell table:formula="of:=[.$E$17]^[.A651]" office:value-type="float" office:value="0.387881804813818" calcext:value-type="float">
            <text:p>0.387881804813818</text:p>
          </table:table-cell>
          <table:table-cell table:formula="of:=[.$F$17]^[.A651]" office:value-type="float" office:value="0.0000000000000123688886725882" calcext:value-type="float">
            <text:p>1.23688886725882E-14</text:p>
          </table:table-cell>
          <table:table-cell table:formula="of:=[.$G$17]^[.A651]" office:value-type="float" office:value="0.387881804813818" calcext:value-type="float">
            <text:p>0.387881804813818</text:p>
          </table:table-cell>
          <table:table-cell table:formula="of:=[.$H$17]^[.A651]" office:value-type="float" office:value="0.150239619582155" calcext:value-type="float">
            <text:p>0.150239619582155</text:p>
          </table:table-cell>
          <table:table-cell table:formula="of:=[.$I$17]^[.A651]" office:value-type="float" office:value="0.387881804813818" calcext:value-type="float">
            <text:p>0.387881804813818</text:p>
          </table:table-cell>
          <table:table-cell table:formula="of:=[.$J$17]^[.A651]" office:value-type="float" office:value="4.40926097746683E-022" calcext:value-type="float">
            <text:p>4.40926097746683E-22</text:p>
          </table:table-cell>
          <table:table-cell table:formula="of:=[.$K$17]^[.A651]" office:value-type="float" office:value="0.0000000002406181705731" calcext:value-type="float">
            <text:p>2.406181705731E-10</text:p>
          </table:table-cell>
          <table:table-cell table:formula="of:=[.$L$17]^[.A651]" office:value-type="float" office:value="0.0000722980304014855" calcext:value-type="float">
            <text:p>7.22980304014855E-05</text:p>
          </table:table-cell>
          <table:table-cell table:formula="of:=[.$M$17]^[.A651]" office:value-type="float" office:value="0.00000000000065454953159906" calcext:value-type="float">
            <text:p>6.5454953159906E-13</text:p>
          </table:table-cell>
          <table:table-cell table:formula="of:=[.$N$17]^[.A651]" office:value-type="float" office:value="0.387881804813818" calcext:value-type="float">
            <text:p>0.387881804813818</text:p>
          </table:table-cell>
          <table:table-cell table:formula="of:=SUM([.B651:.N651])" office:value-type="float" office:value="1.701839141629" calcext:value-type="float">
            <text:p>1.701839141629</text:p>
          </table:table-cell>
          <table:table-cell table:formula="of:=13-[.O651]" office:value-type="float" office:value="11.298160858371" calcext:value-type="float">
            <text:p>11.29816085837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B$17]^[.A652]" office:value-type="float" office:value="2.66098249059652E-045" calcext:value-type="float">
            <text:p>2.66098249059652E-45</text:p>
          </table:table-cell>
          <table:table-cell table:formula="of:=[.$C$17]^[.A652]" office:value-type="float" office:value="0.00000000438516462380755" calcext:value-type="float">
            <text:p>4.38516462380755E-09</text:p>
          </table:table-cell>
          <table:table-cell table:formula="of:=[.$D$17]^[.A652]" office:value-type="float" office:value="3.74064219659416E-251" calcext:value-type="float">
            <text:p>3.74064219659416E-251</text:p>
          </table:table-cell>
          <table:table-cell table:formula="of:=[.$E$17]^[.A652]" office:value-type="float" office:value="0.387303739530936" calcext:value-type="float">
            <text:p>0.387303739530936</text:p>
          </table:table-cell>
          <table:table-cell table:formula="of:=[.$F$17]^[.A652]" office:value-type="float" office:value="0.0000000000000117605826722969" calcext:value-type="float">
            <text:p>1.17605826722969E-14</text:p>
          </table:table-cell>
          <table:table-cell table:formula="of:=[.$G$17]^[.A652]" office:value-type="float" office:value="0.387303739530936" calcext:value-type="float">
            <text:p>0.387303739530936</text:p>
          </table:table-cell>
          <table:table-cell table:formula="of:=[.$H$17]^[.A652]" office:value-type="float" office:value="0.149791811476098" calcext:value-type="float">
            <text:p>0.149791811476098</text:p>
          </table:table-cell>
          <table:table-cell table:formula="of:=[.$I$17]^[.A652]" office:value-type="float" office:value="0.387303739530936" calcext:value-type="float">
            <text:p>0.387303739530936</text:p>
          </table:table-cell>
          <table:table-cell table:formula="of:=[.$J$17]^[.A652]" office:value-type="float" office:value="4.08070203726811E-022" calcext:value-type="float">
            <text:p>4.08070203726811E-22</text:p>
          </table:table-cell>
          <table:table-cell table:formula="of:=[.$K$17]^[.A652]" office:value-type="float" office:value="0.000000000232370453847047" calcext:value-type="float">
            <text:p>2.32370453847047E-10</text:p>
          </table:table-cell>
          <table:table-cell table:formula="of:=[.$L$17]^[.A652]" office:value-type="float" office:value="0.00007122056348045" calcext:value-type="float">
            <text:p>7.122056348045E-05</text:p>
          </table:table-cell>
          <table:table-cell table:formula="of:=[.$M$17]^[.A652]" office:value-type="float" office:value="0.000000000000626260505643214" calcext:value-type="float">
            <text:p>6.26260505643214E-13</text:p>
          </table:table-cell>
          <table:table-cell table:formula="of:=[.$N$17]^[.A652]" office:value-type="float" office:value="0.387303739530936" calcext:value-type="float">
            <text:p>0.387303739530936</text:p>
          </table:table-cell>
          <table:table-cell table:formula="of:=SUM([.B652:.N652])" office:value-type="float" office:value="1.69907799478149" calcext:value-type="float">
            <text:p>1.69907799478149</text:p>
          </table:table-cell>
          <table:table-cell table:formula="of:=13-[.O652]" office:value-type="float" office:value="11.3009220052185" calcext:value-type="float">
            <text:p>11.300922005218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B$17]^[.A653]" office:value-type="float" office:value="2.26441281986679E-045" calcext:value-type="float">
            <text:p>2.26441281986679E-45</text:p>
          </table:table-cell>
          <table:table-cell table:formula="of:=[.$C$17]^[.A653]" office:value-type="float" office:value="0.00000000425445926989376" calcext:value-type="float">
            <text:p>4.25445926989376E-09</text:p>
          </table:table-cell>
          <table:table-cell table:formula="of:=[.$D$17]^[.A653]" office:value-type="float" office:value="1.51075117030852E-251" calcext:value-type="float">
            <text:p>1.51075117030852E-251</text:p>
          </table:table-cell>
          <table:table-cell table:formula="of:=[.$E$17]^[.A653]" office:value-type="float" office:value="0.38672653574624" calcext:value-type="float">
            <text:p>0.38672653574624</text:p>
          </table:table-cell>
          <table:table-cell table:formula="of:=[.$F$17]^[.A653]" office:value-type="float" office:value="0.0000000000000111821933605446" calcext:value-type="float">
            <text:p>1.11821933605446E-14</text:p>
          </table:table-cell>
          <table:table-cell table:formula="of:=[.$G$17]^[.A653]" office:value-type="float" office:value="0.38672653574624" calcext:value-type="float">
            <text:p>0.38672653574624</text:p>
          </table:table-cell>
          <table:table-cell table:formula="of:=[.$H$17]^[.A653]" office:value-type="float" office:value="0.149345338118494" calcext:value-type="float">
            <text:p>0.149345338118494</text:p>
          </table:table-cell>
          <table:table-cell table:formula="of:=[.$I$17]^[.A653]" office:value-type="float" office:value="0.38672653574624" calcext:value-type="float">
            <text:p>0.38672653574624</text:p>
          </table:table-cell>
          <table:table-cell table:formula="of:=[.$J$17]^[.A653]" office:value-type="float" office:value="3.7766258794985E-022" calcext:value-type="float">
            <text:p>3.7766258794985E-22</text:p>
          </table:table-cell>
          <table:table-cell table:formula="of:=[.$K$17]^[.A653]" office:value-type="float" office:value="0.000000000224405445742007" calcext:value-type="float">
            <text:p>2.24405445742007E-10</text:p>
          </table:table-cell>
          <table:table-cell table:formula="of:=[.$L$17]^[.A653]" office:value-type="float" office:value="0.00007015915418864" calcext:value-type="float">
            <text:p>7.015915418864E-05</text:p>
          </table:table-cell>
          <table:table-cell table:formula="of:=[.$M$17]^[.A653]" office:value-type="float" office:value="0.000000000000599194105250289" calcext:value-type="float">
            <text:p>5.99194105250289E-13</text:p>
          </table:table-cell>
          <table:table-cell table:formula="of:=[.$N$17]^[.A653]" office:value-type="float" office:value="0.38672653574624" calcext:value-type="float">
            <text:p>0.38672653574624</text:p>
          </table:table-cell>
          <table:table-cell table:formula="of:=SUM([.B653:.N653])" office:value-type="float" office:value="1.69632164473712" calcext:value-type="float">
            <text:p>1.69632164473712</text:p>
          </table:table-cell>
          <table:table-cell table:formula="of:=13-[.O653]" office:value-type="float" office:value="11.3036783552629" calcext:value-type="float">
            <text:p>11.303678355262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B$17]^[.A654]" office:value-type="float" office:value="1.92694444134715E-045" calcext:value-type="float">
            <text:p>1.92694444134715E-45</text:p>
          </table:table-cell>
          <table:table-cell table:formula="of:=[.$C$17]^[.A654]" office:value-type="float" office:value="0.00000000412764975365252" calcext:value-type="float">
            <text:p>4.12764975365252E-09</text:p>
          </table:table-cell>
          <table:table-cell table:formula="of:=[.$D$17]^[.A654]" office:value-type="float" office:value="6.10154347471845E-252" calcext:value-type="float">
            <text:p>6.10154347471845E-252</text:p>
          </table:table-cell>
          <table:table-cell table:formula="of:=[.$E$17]^[.A654]" office:value-type="float" office:value="0.386150192175828" calcext:value-type="float">
            <text:p>0.386150192175828</text:p>
          </table:table-cell>
          <table:table-cell table:formula="of:=[.$F$17]^[.A654]" office:value-type="float" office:value="0.0000000000000106322494247801" calcext:value-type="float">
            <text:p>1.06322494247801E-14</text:p>
          </table:table-cell>
          <table:table-cell table:formula="of:=[.$G$17]^[.A654]" office:value-type="float" office:value="0.386150192175828" calcext:value-type="float">
            <text:p>0.386150192175828</text:p>
          </table:table-cell>
          <table:table-cell table:formula="of:=[.$H$17]^[.A654]" office:value-type="float" office:value="0.148900195530957" calcext:value-type="float">
            <text:p>0.148900195530957</text:p>
          </table:table-cell>
          <table:table-cell table:formula="of:=[.$I$17]^[.A654]" office:value-type="float" office:value="0.386150192175828" calcext:value-type="float">
            <text:p>0.386150192175828</text:p>
          </table:table-cell>
          <table:table-cell table:formula="of:=[.$J$17]^[.A654]" office:value-type="float" office:value="3.49520815375346E-022" calcext:value-type="float">
            <text:p>3.49520815375346E-22</text:p>
          </table:table-cell>
          <table:table-cell table:formula="of:=[.$K$17]^[.A654]" office:value-type="float" office:value="0.000000000216713455798541" calcext:value-type="float">
            <text:p>2.16713455798541E-10</text:p>
          </table:table-cell>
          <table:table-cell table:formula="of:=[.$L$17]^[.A654]" office:value-type="float" office:value="0.0000691135632171252" calcext:value-type="float">
            <text:p>6.91135632171252E-05</text:p>
          </table:table-cell>
          <table:table-cell table:formula="of:=[.$M$17]^[.A654]" office:value-type="float" office:value="0.000000000000573297489673153" calcext:value-type="float">
            <text:p>5.73297489673153E-13</text:p>
          </table:table-cell>
          <table:table-cell table:formula="of:=[.$N$17]^[.A654]" office:value-type="float" office:value="0.386150192175828" calcext:value-type="float">
            <text:p>0.386150192175828</text:p>
          </table:table-cell>
          <table:table-cell table:formula="of:=SUM([.B654:.N654])" office:value-type="float" office:value="1.69357008214243" calcext:value-type="float">
            <text:p>1.69357008214243</text:p>
          </table:table-cell>
          <table:table-cell table:formula="of:=13-[.O654]" office:value-type="float" office:value="11.3064299178576" calcext:value-type="float">
            <text:p>11.306429917857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B$17]^[.A655]" office:value-type="float" office:value="1.63976941283044E-045" calcext:value-type="float">
            <text:p>1.63976941283044E-45</text:p>
          </table:table-cell>
          <table:table-cell table:formula="of:=[.$C$17]^[.A655]" office:value-type="float" office:value="0.0000000040046199547359" calcext:value-type="float">
            <text:p>4.0046199547359E-09</text:p>
          </table:table-cell>
          <table:table-cell table:formula="of:=[.$D$17]^[.A655]" office:value-type="float" office:value="2.46425973420075E-252" calcext:value-type="float">
            <text:p>2.46425973420075E-252</text:p>
          </table:table-cell>
          <table:table-cell table:formula="of:=[.$E$17]^[.A655]" office:value-type="float" office:value="0.385574707537712" calcext:value-type="float">
            <text:p>0.385574707537712</text:p>
          </table:table-cell>
          <table:table-cell table:formula="of:=[.$F$17]^[.A655]" office:value-type="float" office:value="0.000000000000010109351912086" calcext:value-type="float">
            <text:p>1.0109351912086E-14</text:p>
          </table:table-cell>
          <table:table-cell table:formula="of:=[.$G$17]^[.A655]" office:value-type="float" office:value="0.385574707537712" calcext:value-type="float">
            <text:p>0.385574707537712</text:p>
          </table:table-cell>
          <table:table-cell table:formula="of:=[.$H$17]^[.A655]" office:value-type="float" office:value="0.14845637974696" calcext:value-type="float">
            <text:p>0.14845637974696</text:p>
          </table:table-cell>
          <table:table-cell table:formula="of:=[.$I$17]^[.A655]" office:value-type="float" office:value="0.385574707537712" calcext:value-type="float">
            <text:p>0.385574707537712</text:p>
          </table:table-cell>
          <table:table-cell table:formula="of:=[.$J$17]^[.A655]" office:value-type="float" office:value="3.23476045228152E-022" calcext:value-type="float">
            <text:p>3.23476045228152E-22</text:p>
          </table:table-cell>
          <table:table-cell table:formula="of:=[.$K$17]^[.A655]" office:value-type="float" office:value="0.000000000209285125719008" calcext:value-type="float">
            <text:p>2.09285125719008E-10</text:p>
          </table:table-cell>
          <table:table-cell table:formula="of:=[.$L$17]^[.A655]" office:value-type="float" office:value="0.0000680835548234274" calcext:value-type="float">
            <text:p>6.80835548234274E-05</text:p>
          </table:table-cell>
          <table:table-cell table:formula="of:=[.$M$17]^[.A655]" office:value-type="float" office:value="0.000000000000548520101892942" calcext:value-type="float">
            <text:p>5.48520101892942E-13</text:p>
          </table:table-cell>
          <table:table-cell table:formula="of:=[.$N$17]^[.A655]" office:value-type="float" office:value="0.385574707537712" calcext:value-type="float">
            <text:p>0.385574707537712</text:p>
          </table:table-cell>
          <table:table-cell table:formula="of:=SUM([.B655:.N655])" office:value-type="float" office:value="1.6908232976671" calcext:value-type="float">
            <text:p>1.6908232976671</text:p>
          </table:table-cell>
          <table:table-cell table:formula="of:=13-[.O655]" office:value-type="float" office:value="11.3091767023329" calcext:value-type="float">
            <text:p>11.309176702332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B$17]^[.A656]" office:value-type="float" office:value="1.39539245115675E-045" calcext:value-type="float">
            <text:p>1.39539245115675E-45</text:p>
          </table:table-cell>
          <table:table-cell table:formula="of:=[.$C$17]^[.A656]" office:value-type="float" office:value="0.0000000038852572139092" calcext:value-type="float">
            <text:p>3.8852572139092E-09</text:p>
          </table:table-cell>
          <table:table-cell table:formula="of:=[.$D$17]^[.A656]" office:value-type="float" office:value="9.95252441085546E-253" calcext:value-type="float">
            <text:p>9.95252441085546E-253</text:p>
          </table:table-cell>
          <table:table-cell table:formula="of:=[.$E$17]^[.A656]" office:value-type="float" office:value="0.385000080551814" calcext:value-type="float">
            <text:p>0.385000080551814</text:p>
          </table:table-cell>
          <table:table-cell table:formula="of:=[.$F$17]^[.A656]" office:value-type="float" office:value="9.61217067050801E-015" calcext:value-type="float">
            <text:p>9.61217067050801E-15</text:p>
          </table:table-cell>
          <table:table-cell table:formula="of:=[.$G$17]^[.A656]" office:value-type="float" office:value="0.385000080551814" calcext:value-type="float">
            <text:p>0.385000080551814</text:p>
          </table:table-cell>
          <table:table-cell table:formula="of:=[.$H$17]^[.A656]" office:value-type="float" office:value="0.148013886811798" calcext:value-type="float">
            <text:p>0.148013886811798</text:p>
          </table:table-cell>
          <table:table-cell table:formula="of:=[.$I$17]^[.A656]" office:value-type="float" office:value="0.385000080551814" calcext:value-type="float">
            <text:p>0.385000080551814</text:p>
          </table:table-cell>
          <table:table-cell table:formula="of:=[.$J$17]^[.A656]" office:value-type="float" office:value="2.99372018012939E-022" calcext:value-type="float">
            <text:p>2.99372018012939E-22</text:p>
          </table:table-cell>
          <table:table-cell table:formula="of:=[.$K$17]^[.A656]" office:value-type="float" office:value="0.000000000202111417981993" calcext:value-type="float">
            <text:p>2.02111417981993E-10</text:p>
          </table:table-cell>
          <table:table-cell table:formula="of:=[.$L$17]^[.A656]" office:value-type="float" office:value="0.0000670688967783689" calcext:value-type="float">
            <text:p>6.70688967783689E-05</text:p>
          </table:table-cell>
          <table:table-cell table:formula="of:=[.$M$17]^[.A656]" office:value-type="float" office:value="0.000000000000524813569918434" calcext:value-type="float">
            <text:p>5.24813569918434E-13</text:p>
          </table:table-cell>
          <table:table-cell table:formula="of:=[.$N$17]^[.A656]" office:value-type="float" office:value="0.385000080551814" calcext:value-type="float">
            <text:p>0.385000080551814</text:p>
          </table:table-cell>
          <table:table-cell table:formula="of:=SUM([.B656:.N656])" office:value-type="float" office:value="1.68808128200374" calcext:value-type="float">
            <text:p>1.68808128200374</text:p>
          </table:table-cell>
          <table:table-cell table:formula="of:=13-[.O656]" office:value-type="float" office:value="11.3119187179963" calcext:value-type="float">
            <text:p>11.311918717996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B$17]^[.A657]" office:value-type="float" office:value="1.18743530493369E-045" calcext:value-type="float">
            <text:p>1.18743530493369E-45</text:p>
          </table:table-cell>
          <table:table-cell table:formula="of:=[.$C$17]^[.A657]" office:value-type="float" office:value="0.00000000376945222988806" calcext:value-type="float">
            <text:p>3.76945222988806E-09</text:p>
          </table:table-cell>
          <table:table-cell table:formula="of:=[.$D$17]^[.A657]" office:value-type="float" office:value="4.01957394238723E-253" calcext:value-type="float">
            <text:p>4.01957394238723E-253</text:p>
          </table:table-cell>
          <table:table-cell table:formula="of:=[.$E$17]^[.A657]" office:value-type="float" office:value="0.384426309939963" calcext:value-type="float">
            <text:p>0.384426309939963</text:p>
          </table:table-cell>
          <table:table-cell table:formula="of:=[.$F$17]^[.A657]" office:value-type="float" office:value="9.13944096540105E-015" calcext:value-type="float">
            <text:p>9.13944096540105E-15</text:p>
          </table:table-cell>
          <table:table-cell table:formula="of:=[.$G$17]^[.A657]" office:value-type="float" office:value="0.384426309939963" calcext:value-type="float">
            <text:p>0.384426309939963</text:p>
          </table:table-cell>
          <table:table-cell table:formula="of:=[.$H$17]^[.A657]" office:value-type="float" office:value="0.147572712782553" calcext:value-type="float">
            <text:p>0.147572712782553</text:p>
          </table:table-cell>
          <table:table-cell table:formula="of:=[.$I$17]^[.A657]" office:value-type="float" office:value="0.384426309939963" calcext:value-type="float">
            <text:p>0.384426309939963</text:p>
          </table:table-cell>
          <table:table-cell table:formula="of:=[.$J$17]^[.A657]" office:value-type="float" office:value="2.77064118011975E-022" calcext:value-type="float">
            <text:p>2.77064118011975E-22</text:p>
          </table:table-cell>
          <table:table-cell table:formula="of:=[.$K$17]^[.A657]" office:value-type="float" office:value="0.000000000195183604846992" calcext:value-type="float">
            <text:p>1.95183604846992E-10</text:p>
          </table:table-cell>
          <table:table-cell table:formula="of:=[.$L$17]^[.A657]" office:value-type="float" office:value="0.0000660693603137136" calcext:value-type="float">
            <text:p>6.60693603137136E-05</text:p>
          </table:table-cell>
          <table:table-cell table:formula="of:=[.$M$17]^[.A657]" office:value-type="float" office:value="0.000000000000502131612351169" calcext:value-type="float">
            <text:p>5.02131612351169E-13</text:p>
          </table:table-cell>
          <table:table-cell table:formula="of:=[.$N$17]^[.A657]" office:value-type="float" office:value="0.384426309939963" calcext:value-type="float">
            <text:p>0.384426309939963</text:p>
          </table:table-cell>
          <table:table-cell table:formula="of:=SUM([.B657:.N657])" office:value-type="float" office:value="1.68534402586787" calcext:value-type="float">
            <text:p>1.68534402586787</text:p>
          </table:table-cell>
          <table:table-cell table:formula="of:=13-[.O657]" office:value-type="float" office:value="11.3146559741321" calcext:value-type="float">
            <text:p>11.314655974132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B$17]^[.A658]" office:value-type="float" office:value="1.01047028184372E-045" calcext:value-type="float">
            <text:p>1.01047028184372E-45</text:p>
          </table:table-cell>
          <table:table-cell table:formula="of:=[.$C$17]^[.A658]" office:value-type="float" office:value="0.00000000365709895925056" calcext:value-type="float">
            <text:p>3.65709895925056E-09</text:p>
          </table:table-cell>
          <table:table-cell table:formula="of:=[.$D$17]^[.A658]" office:value-type="float" office:value="1.62340467717874E-253" calcext:value-type="float">
            <text:p>1.62340467717874E-253</text:p>
          </table:table-cell>
          <table:table-cell table:formula="of:=[.$E$17]^[.A658]" office:value-type="float" office:value="0.383853394425895" calcext:value-type="float">
            <text:p>0.383853394425895</text:p>
          </table:table-cell>
          <table:table-cell table:formula="of:=[.$F$17]^[.A658]" office:value-type="float" office:value="8.6899602621846E-015" calcext:value-type="float">
            <text:p>8.6899602621846E-15</text:p>
          </table:table-cell>
          <table:table-cell table:formula="of:=[.$G$17]^[.A658]" office:value-type="float" office:value="0.383853394425895" calcext:value-type="float">
            <text:p>0.383853394425895</text:p>
          </table:table-cell>
          <table:table-cell table:formula="of:=[.$H$17]^[.A658]" office:value-type="float" office:value="0.147132853728059" calcext:value-type="float">
            <text:p>0.147132853728059</text:p>
          </table:table-cell>
          <table:table-cell table:formula="of:=[.$I$17]^[.A658]" office:value-type="float" office:value="0.383853394425895" calcext:value-type="float">
            <text:p>0.383853394425895</text:p>
          </table:table-cell>
          <table:table-cell table:formula="of:=[.$J$17]^[.A658]" office:value-type="float" office:value="2.56418505641485E-022" calcext:value-type="float">
            <text:p>2.56418505641485E-22</text:p>
          </table:table-cell>
          <table:table-cell table:formula="of:=[.$K$17]^[.A658]" office:value-type="float" office:value="0.000000000188493257735992" calcext:value-type="float">
            <text:p>1.88493257735992E-10</text:p>
          </table:table-cell>
          <table:table-cell table:formula="of:=[.$L$17]^[.A658]" office:value-type="float" office:value="0.0000650847200705882" calcext:value-type="float">
            <text:p>6.50847200705882E-05</text:p>
          </table:table-cell>
          <table:table-cell table:formula="of:=[.$M$17]^[.A658]" office:value-type="float" office:value="0.000000000000480429948031968" calcext:value-type="float">
            <text:p>4.80429948031968E-13</text:p>
          </table:table-cell>
          <table:table-cell table:formula="of:=[.$N$17]^[.A658]" office:value-type="float" office:value="0.383853394425895" calcext:value-type="float">
            <text:p>0.383853394425895</text:p>
          </table:table-cell>
          <table:table-cell table:formula="of:=SUM([.B658:.N658])" office:value-type="float" office:value="1.68261151999779" calcext:value-type="float">
            <text:p>1.68261151999779</text:p>
          </table:table-cell>
          <table:table-cell table:formula="of:=13-[.O658]" office:value-type="float" office:value="11.3173884800022" calcext:value-type="float">
            <text:p>11.317388480002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B$17]^[.A659]" office:value-type="float" office:value="8.59878585592792E-046" calcext:value-type="float">
            <text:p>8.59878585592792E-46</text:p>
          </table:table-cell>
          <table:table-cell table:formula="of:=[.$C$17]^[.A659]" office:value-type="float" office:value="0.00000000354809451933251" calcext:value-type="float">
            <text:p>3.54809451933251E-09</text:p>
          </table:table-cell>
          <table:table-cell table:formula="of:=[.$D$17]^[.A659]" office:value-type="float" office:value="6.55652261572935E-254" calcext:value-type="float">
            <text:p>6.55652261572935E-254</text:p>
          </table:table-cell>
          <table:table-cell table:formula="of:=[.$E$17]^[.A659]" office:value-type="float" office:value="0.383281332735245" calcext:value-type="float">
            <text:p>0.383281332735245</text:p>
          </table:table-cell>
          <table:table-cell table:formula="of:=[.$F$17]^[.A659]" office:value-type="float" office:value="8.26258516732306E-015" calcext:value-type="float">
            <text:p>8.26258516732306E-15</text:p>
          </table:table-cell>
          <table:table-cell table:formula="of:=[.$G$17]^[.A659]" office:value-type="float" office:value="0.383281332735245" calcext:value-type="float">
            <text:p>0.383281332735245</text:p>
          </table:table-cell>
          <table:table-cell table:formula="of:=[.$H$17]^[.A659]" office:value-type="float" office:value="0.14669430572887" calcext:value-type="float">
            <text:p>0.14669430572887</text:p>
          </table:table-cell>
          <table:table-cell table:formula="of:=[.$I$17]^[.A659]" office:value-type="float" office:value="0.383281332735245" calcext:value-type="float">
            <text:p>0.383281332735245</text:p>
          </table:table-cell>
          <table:table-cell table:formula="of:=[.$J$17]^[.A659]" office:value-type="float" office:value="2.37311314461047E-022" calcext:value-type="float">
            <text:p>2.37311314461047E-22</text:p>
          </table:table-cell>
          <table:table-cell table:formula="of:=[.$K$17]^[.A659]" office:value-type="float" office:value="0.000000000182032236979021" calcext:value-type="float">
            <text:p>1.82032236979021E-10</text:p>
          </table:table-cell>
          <table:table-cell table:formula="of:=[.$L$17]^[.A659]" office:value-type="float" office:value="0.0000641147540486718" calcext:value-type="float">
            <text:p>6.41147540486718E-05</text:p>
          </table:table-cell>
          <table:table-cell table:formula="of:=[.$M$17]^[.A659]" office:value-type="float" office:value="0.000000000000459666209592435" calcext:value-type="float">
            <text:p>4.59666209592435E-13</text:p>
          </table:table-cell>
          <table:table-cell table:formula="of:=[.$N$17]^[.A659]" office:value-type="float" office:value="0.383281332735245" calcext:value-type="float">
            <text:p>0.383281332735245</text:p>
          </table:table-cell>
          <table:table-cell table:formula="of:=SUM([.B659:.N659])" office:value-type="float" office:value="1.67988375515449" calcext:value-type="float">
            <text:p>1.67988375515449</text:p>
          </table:table-cell>
          <table:table-cell table:formula="of:=13-[.O659]" office:value-type="float" office:value="11.3201162448455" calcext:value-type="float">
            <text:p>11.320116244845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B$17]^[.A660]" office:value-type="float" office:value="7.3172976508716E-046" calcext:value-type="float">
            <text:p>7.3172976508716E-46</text:p>
          </table:table-cell>
          <table:table-cell table:formula="of:=[.$C$17]^[.A660]" office:value-type="float" office:value="0.00000000344233909401709" calcext:value-type="float">
            <text:p>3.44233909401709E-09</text:p>
          </table:table-cell>
          <table:table-cell table:formula="of:=[.$D$17]^[.A660]" office:value-type="float" office:value="2.64801435001886E-254" calcext:value-type="float">
            <text:p>2.64801435001886E-254</text:p>
          </table:table-cell>
          <table:table-cell table:formula="of:=[.$E$17]^[.A660]" office:value-type="float" office:value="0.38271012359555" calcext:value-type="float">
            <text:p>0.38271012359555</text:p>
          </table:table-cell>
          <table:table-cell table:formula="of:=[.$F$17]^[.A660]" office:value-type="float" office:value="7.85622851974979E-015" calcext:value-type="float">
            <text:p>7.85622851974979E-15</text:p>
          </table:table-cell>
          <table:table-cell table:formula="of:=[.$G$17]^[.A660]" office:value-type="float" office:value="0.38271012359555" calcext:value-type="float">
            <text:p>0.38271012359555</text:p>
          </table:table-cell>
          <table:table-cell table:formula="of:=[.$H$17]^[.A660]" office:value-type="float" office:value="0.146257064877219" calcext:value-type="float">
            <text:p>0.146257064877219</text:p>
          </table:table-cell>
          <table:table-cell table:formula="of:=[.$I$17]^[.A660]" office:value-type="float" office:value="0.38271012359555" calcext:value-type="float">
            <text:p>0.38271012359555</text:p>
          </table:table-cell>
          <table:table-cell table:formula="of:=[.$J$17]^[.A660]" office:value-type="float" office:value="2.19627908018346E-022" calcext:value-type="float">
            <text:p>2.19627908018346E-22</text:p>
          </table:table-cell>
          <table:table-cell table:formula="of:=[.$K$17]^[.A660]" office:value-type="float" office:value="0.000000000175792681911186" calcext:value-type="float">
            <text:p>1.75792681911186E-10</text:p>
          </table:table-cell>
          <table:table-cell table:formula="of:=[.$L$17]^[.A660]" office:value-type="float" office:value="0.0000631592435561432" calcext:value-type="float">
            <text:p>6.31592435561432E-05</text:p>
          </table:table-cell>
          <table:table-cell table:formula="of:=[.$M$17]^[.A660]" office:value-type="float" office:value="0.000000000000439799860742687" calcext:value-type="float">
            <text:p>4.39799860742687E-13</text:p>
          </table:table-cell>
          <table:table-cell table:formula="of:=[.$N$17]^[.A660]" office:value-type="float" office:value="0.38271012359555" calcext:value-type="float">
            <text:p>0.38271012359555</text:p>
          </table:table-cell>
          <table:table-cell table:formula="of:=SUM([.B660:.N660])" office:value-type="float" office:value="1.67716072212155" calcext:value-type="float">
            <text:p>1.67716072212155</text:p>
          </table:table-cell>
          <table:table-cell table:formula="of:=13-[.O660]" office:value-type="float" office:value="11.3228392778784" calcext:value-type="float">
            <text:p>11.322839277878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B$17]^[.A661]" office:value-type="float" office:value="6.22679129455691E-046" calcext:value-type="float">
            <text:p>6.22679129455691E-46</text:p>
          </table:table-cell>
          <table:table-cell table:formula="of:=[.$C$17]^[.A661]" office:value-type="float" office:value="0.00000000333973584233253" calcext:value-type="float">
            <text:p>3.33973584233253E-09</text:p>
          </table:table-cell>
          <table:table-cell table:formula="of:=[.$D$17]^[.A661]" office:value-type="float" office:value="1.0694663023176E-254" calcext:value-type="float">
            <text:p>1.0694663023176E-254</text:p>
          </table:table-cell>
          <table:table-cell table:formula="of:=[.$E$17]^[.A661]" office:value-type="float" office:value="0.382139765736242" calcext:value-type="float">
            <text:p>0.382139765736242</text:p>
          </table:table-cell>
          <table:table-cell table:formula="of:=[.$F$17]^[.A661]" office:value-type="float" office:value="7.46985662533586E-015" calcext:value-type="float">
            <text:p>7.46985662533586E-15</text:p>
          </table:table-cell>
          <table:table-cell table:formula="of:=[.$G$17]^[.A661]" office:value-type="float" office:value="0.382139765736242" calcext:value-type="float">
            <text:p>0.382139765736242</text:p>
          </table:table-cell>
          <table:table-cell table:formula="of:=[.$H$17]^[.A661]" office:value-type="float" office:value="0.145821127276989" calcext:value-type="float">
            <text:p>0.145821127276989</text:p>
          </table:table-cell>
          <table:table-cell table:formula="of:=[.$I$17]^[.A661]" office:value-type="float" office:value="0.382139765736242" calcext:value-type="float">
            <text:p>0.382139765736242</text:p>
          </table:table-cell>
          <table:table-cell table:formula="of:=[.$J$17]^[.A661]" office:value-type="float" office:value="2.0326219207063E-022" calcext:value-type="float">
            <text:p>2.0326219207063E-22</text:p>
          </table:table-cell>
          <table:table-cell table:formula="of:=[.$K$17]^[.A661]" office:value-type="float" office:value="0.000000000169767001309163" calcext:value-type="float">
            <text:p>1.69767001309163E-10</text:p>
          </table:table-cell>
          <table:table-cell table:formula="of:=[.$L$17]^[.A661]" office:value-type="float" office:value="0.0000622179731603736" calcext:value-type="float">
            <text:p>6.22179731603736E-05</text:p>
          </table:table-cell>
          <table:table-cell table:formula="of:=[.$M$17]^[.A661]" office:value-type="float" office:value="0.000000000000420792117133838" calcext:value-type="float">
            <text:p>4.20792117133838E-13</text:p>
          </table:table-cell>
          <table:table-cell table:formula="of:=[.$N$17]^[.A661]" office:value-type="float" office:value="0.382139765736242" calcext:value-type="float">
            <text:p>0.382139765736242</text:p>
          </table:table-cell>
          <table:table-cell table:formula="of:=SUM([.B661:.N661])" office:value-type="float" office:value="1.67444241170505" calcext:value-type="float">
            <text:p>1.67444241170505</text:p>
          </table:table-cell>
          <table:table-cell table:formula="of:=13-[.O661]" office:value-type="float" office:value="11.325557588295" calcext:value-type="float">
            <text:p>11.32555758829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B$17]^[.A662]" office:value-type="float" office:value="5.29880451444411E-046" calcext:value-type="float">
            <text:p>5.29880451444411E-46</text:p>
          </table:table-cell>
          <table:table-cell table:formula="of:=[.$C$17]^[.A662]" office:value-type="float" office:value="0.00000000324019080977418" calcext:value-type="float">
            <text:p>3.24019080977418E-09</text:p>
          </table:table-cell>
          <table:table-cell table:formula="of:=[.$D$17]^[.A662]" office:value-type="float" office:value="4.31930503618584E-255" calcext:value-type="float">
            <text:p>4.31930503618584E-255</text:p>
          </table:table-cell>
          <table:table-cell table:formula="of:=[.$E$17]^[.A662]" office:value-type="float" office:value="0.381570257888647" calcext:value-type="float">
            <text:p>0.381570257888647</text:p>
          </table:table-cell>
          <table:table-cell table:formula="of:=[.$F$17]^[.A662]" office:value-type="float" office:value="7.10248662736852E-015" calcext:value-type="float">
            <text:p>7.10248662736852E-15</text:p>
          </table:table-cell>
          <table:table-cell table:formula="of:=[.$G$17]^[.A662]" office:value-type="float" office:value="0.381570257888647" calcext:value-type="float">
            <text:p>0.381570257888647</text:p>
          </table:table-cell>
          <table:table-cell table:formula="of:=[.$H$17]^[.A662]" office:value-type="float" office:value="0.145386489043674" calcext:value-type="float">
            <text:p>0.145386489043674</text:p>
          </table:table-cell>
          <table:table-cell table:formula="of:=[.$I$17]^[.A662]" office:value-type="float" office:value="0.381570257888647" calcext:value-type="float">
            <text:p>0.381570257888647</text:p>
          </table:table-cell>
          <table:table-cell table:formula="of:=[.$J$17]^[.A662]" office:value-type="float" office:value="1.88115978056425E-022" calcext:value-type="float">
            <text:p>1.88115978056425E-22</text:p>
          </table:table-cell>
          <table:table-cell table:formula="of:=[.$K$17]^[.A662]" office:value-type="float" office:value="0.000000000163947864155496" calcext:value-type="float">
            <text:p>1.63947864155496E-10</text:p>
          </table:table-cell>
          <table:table-cell table:formula="of:=[.$L$17]^[.A662]" office:value-type="float" office:value="0.0000612907306393546" calcext:value-type="float">
            <text:p>6.12907306393546E-05</text:p>
          </table:table-cell>
          <table:table-cell table:formula="of:=[.$M$17]^[.A662]" office:value-type="float" office:value="0.000000000000402605870640721" calcext:value-type="float">
            <text:p>4.02605870640721E-13</text:p>
          </table:table-cell>
          <table:table-cell table:formula="of:=[.$N$17]^[.A662]" office:value-type="float" office:value="0.381570257888647" calcext:value-type="float">
            <text:p>0.381570257888647</text:p>
          </table:table-cell>
          <table:table-cell table:formula="of:=SUM([.B662:.N662])" office:value-type="float" office:value="1.67172881473345" calcext:value-type="float">
            <text:p>1.67172881473345</text:p>
          </table:table-cell>
          <table:table-cell table:formula="of:=13-[.O662]" office:value-type="float" office:value="11.3282711852666" calcext:value-type="float">
            <text:p>11.328271185266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B$17]^[.A663]" office:value-type="float" office:value="4.50911680737345E-046" calcext:value-type="float">
            <text:p>4.50911680737345E-46</text:p>
          </table:table-cell>
          <table:table-cell table:formula="of:=[.$C$17]^[.A663]" office:value-type="float" office:value="0.00000000314361284226973" calcext:value-type="float">
            <text:p>3.14361284226973E-09</text:p>
          </table:table-cell>
          <table:table-cell table:formula="of:=[.$D$17]^[.A663]" office:value-type="float" office:value="1.74445851685002E-255" calcext:value-type="float">
            <text:p>1.74445851685002E-255</text:p>
          </table:table-cell>
          <table:table-cell table:formula="of:=[.$E$17]^[.A663]" office:value-type="float" office:value="0.381001598785981" calcext:value-type="float">
            <text:p>0.381001598785981</text:p>
          </table:table-cell>
          <table:table-cell table:formula="of:=[.$F$17]^[.A663]" office:value-type="float" office:value="6.75318400635039E-015" calcext:value-type="float">
            <text:p>6.75318400635039E-15</text:p>
          </table:table-cell>
          <table:table-cell table:formula="of:=[.$G$17]^[.A663]" office:value-type="float" office:value="0.381001598785981" calcext:value-type="float">
            <text:p>0.381001598785981</text:p>
          </table:table-cell>
          <table:table-cell table:formula="of:=[.$H$17]^[.A663]" office:value-type="float" office:value="0.144953146304349" calcext:value-type="float">
            <text:p>0.144953146304349</text:p>
          </table:table-cell>
          <table:table-cell table:formula="of:=[.$I$17]^[.A663]" office:value-type="float" office:value="0.381001598785981" calcext:value-type="float">
            <text:p>0.381001598785981</text:p>
          </table:table-cell>
          <table:table-cell table:formula="of:=[.$J$17]^[.A663]" office:value-type="float" office:value="1.74098393998569E-022" calcext:value-type="float">
            <text:p>1.74098393998569E-22</text:p>
          </table:table-cell>
          <table:table-cell table:formula="of:=[.$K$17]^[.A663]" office:value-type="float" office:value="0.000000000158328190719465" calcext:value-type="float">
            <text:p>1.58328190719465E-10</text:p>
          </table:table-cell>
          <table:table-cell table:formula="of:=[.$L$17]^[.A663]" office:value-type="float" office:value="0.0000603773069338501" calcext:value-type="float">
            <text:p>6.03773069338501E-05</text:p>
          </table:table-cell>
          <table:table-cell table:formula="of:=[.$M$17]^[.A663]" office:value-type="float" office:value="0.000000000000385205616917054" calcext:value-type="float">
            <text:p>3.85205616917054E-13</text:p>
          </table:table-cell>
          <table:table-cell table:formula="of:=[.$N$17]^[.A663]" office:value-type="float" office:value="0.381001598785981" calcext:value-type="float">
            <text:p>0.381001598785981</text:p>
          </table:table-cell>
          <table:table-cell table:formula="of:=SUM([.B663:.N663])" office:value-type="float" office:value="1.66901992205754" calcext:value-type="float">
            <text:p>1.66901992205754</text:p>
          </table:table-cell>
          <table:table-cell table:formula="of:=13-[.O663]" office:value-type="float" office:value="11.3309800779425" calcext:value-type="float">
            <text:p>11.33098007794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B$17]^[.A664]" office:value-type="float" office:value="3.83711728317473E-046" calcext:value-type="float">
            <text:p>3.83711728317473E-46</text:p>
          </table:table-cell>
          <table:table-cell table:formula="of:=[.$C$17]^[.A664]" office:value-type="float" office:value="0.00000000304991350270879" calcext:value-type="float">
            <text:p>3.04991350270879E-09</text:p>
          </table:table-cell>
          <table:table-cell table:formula="of:=[.$D$17]^[.A664]" office:value-type="float" office:value="7.04542858519156E-256" calcext:value-type="float">
            <text:p>7.04542858519156E-256</text:p>
          </table:table-cell>
          <table:table-cell table:formula="of:=[.$E$17]^[.A664]" office:value-type="float" office:value="0.38043378716335" calcext:value-type="float">
            <text:p>0.38043378716335</text:p>
          </table:table-cell>
          <table:table-cell table:formula="of:=[.$F$17]^[.A664]" office:value-type="float" office:value="6.42106020275939E-015" calcext:value-type="float">
            <text:p>6.42106020275939E-15</text:p>
          </table:table-cell>
          <table:table-cell table:formula="of:=[.$G$17]^[.A664]" office:value-type="float" office:value="0.38043378716335" calcext:value-type="float">
            <text:p>0.38043378716335</text:p>
          </table:table-cell>
          <table:table-cell table:formula="of:=[.$H$17]^[.A664]" office:value-type="float" office:value="0.144521095197629" calcext:value-type="float">
            <text:p>0.144521095197629</text:p>
          </table:table-cell>
          <table:table-cell table:formula="of:=[.$I$17]^[.A664]" office:value-type="float" office:value="0.38043378716335" calcext:value-type="float">
            <text:p>0.38043378716335</text:p>
          </table:table-cell>
          <table:table-cell table:formula="of:=[.$J$17]^[.A664]" office:value-type="float" office:value="1.6112533930419E-022" calcext:value-type="float">
            <text:p>1.6112533930419E-22</text:p>
          </table:table-cell>
          <table:table-cell table:formula="of:=[.$K$17]^[.A664]" office:value-type="float" office:value="0.000000000152901143943687" calcext:value-type="float">
            <text:p>1.52901143943687E-10</text:p>
          </table:table-cell>
          <table:table-cell table:formula="of:=[.$L$17]^[.A664]" office:value-type="float" office:value="0.0000594774961002606" calcext:value-type="float">
            <text:p>5.94774961002606E-05</text:p>
          </table:table-cell>
          <table:table-cell table:formula="of:=[.$M$17]^[.A664]" office:value-type="float" office:value="0.000000000000368557386081593" calcext:value-type="float">
            <text:p>3.68557386081593E-13</text:p>
          </table:table-cell>
          <table:table-cell table:formula="of:=[.$N$17]^[.A664]" office:value-type="float" office:value="0.38043378716335" calcext:value-type="float">
            <text:p>0.38043378716335</text:p>
          </table:table-cell>
          <table:table-cell table:formula="of:=SUM([.B664:.N664])" office:value-type="float" office:value="1.66631572455032" calcext:value-type="float">
            <text:p>1.66631572455032</text:p>
          </table:table-cell>
          <table:table-cell table:formula="of:=13-[.O664]" office:value-type="float" office:value="11.3336842754497" calcext:value-type="float">
            <text:p>11.333684275449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B$17]^[.A665]" office:value-type="float" office:value="3.26526671936329E-046" calcext:value-type="float">
            <text:p>3.26526671936329E-46</text:p>
          </table:table-cell>
          <table:table-cell table:formula="of:=[.$C$17]^[.A665]" office:value-type="float" office:value="0.00000000295900698996039" calcext:value-type="float">
            <text:p>2.95900698996039E-09</text:p>
          </table:table-cell>
          <table:table-cell table:formula="of:=[.$D$17]^[.A665]" office:value-type="float" office:value="2.84547115735754E-256" calcext:value-type="float">
            <text:p>2.84547115735754E-256</text:p>
          </table:table-cell>
          <table:table-cell table:formula="of:=[.$E$17]^[.A665]" office:value-type="float" office:value="0.379866821757741" calcext:value-type="float">
            <text:p>0.379866821757741</text:p>
          </table:table-cell>
          <table:table-cell table:formula="of:=[.$F$17]^[.A665]" office:value-type="float" office:value="6.10527035672204E-015" calcext:value-type="float">
            <text:p>6.10527035672204E-15</text:p>
          </table:table-cell>
          <table:table-cell table:formula="of:=[.$G$17]^[.A665]" office:value-type="float" office:value="0.379866821757741" calcext:value-type="float">
            <text:p>0.379866821757741</text:p>
          </table:table-cell>
          <table:table-cell table:formula="of:=[.$H$17]^[.A665]" office:value-type="float" office:value="0.144090331873642" calcext:value-type="float">
            <text:p>0.144090331873642</text:p>
          </table:table-cell>
          <table:table-cell table:formula="of:=[.$I$17]^[.A665]" office:value-type="float" office:value="0.379866821757741" calcext:value-type="float">
            <text:p>0.379866821757741</text:p>
          </table:table-cell>
          <table:table-cell table:formula="of:=[.$J$17]^[.A665]" office:value-type="float" office:value="1.49118980190614E-022" calcext:value-type="float">
            <text:p>1.49118980190614E-22</text:p>
          </table:table-cell>
          <table:table-cell table:formula="of:=[.$K$17]^[.A665]" office:value-type="float" office:value="0.000000000147660121125945" calcext:value-type="float">
            <text:p>1.47660121125945E-10</text:p>
          </table:table-cell>
          <table:table-cell table:formula="of:=[.$L$17]^[.A665]" office:value-type="float" office:value="0.0000585910952641912" calcext:value-type="float">
            <text:p>5.85910952641912E-05</text:p>
          </table:table-cell>
          <table:table-cell table:formula="of:=[.$M$17]^[.A665]" office:value-type="float" office:value="0.000000000000352628676399974" calcext:value-type="float">
            <text:p>3.52628676399974E-13</text:p>
          </table:table-cell>
          <table:table-cell table:formula="of:=[.$N$17]^[.A665]" office:value-type="float" office:value="0.379866821757741" calcext:value-type="float">
            <text:p>0.379866821757741</text:p>
          </table:table-cell>
          <table:table-cell table:formula="of:=SUM([.B665:.N665])" office:value-type="float" office:value="1.6636162131069" calcext:value-type="float">
            <text:p>1.6636162131069</text:p>
          </table:table-cell>
          <table:table-cell table:formula="of:=13-[.O665]" office:value-type="float" office:value="11.3363837868931" calcext:value-type="float">
            <text:p>11.336383786893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B$17]^[.A666]" office:value-type="float" office:value="2.77863978652227E-046" calcext:value-type="float">
            <text:p>2.77863978652227E-46</text:p>
          </table:table-cell>
          <table:table-cell table:formula="of:=[.$C$17]^[.A666]" office:value-type="float" office:value="0.00000000287081006030434" calcext:value-type="float">
            <text:p>2.87081006030434E-09</text:p>
          </table:table-cell>
          <table:table-cell table:formula="of:=[.$D$17]^[.A666]" office:value-type="float" office:value="1.14921413359746E-256" calcext:value-type="float">
            <text:p>1.14921413359746E-256</text:p>
          </table:table-cell>
          <table:table-cell table:formula="of:=[.$E$17]^[.A666]" office:value-type="float" office:value="0.379300701308027" calcext:value-type="float">
            <text:p>0.379300701308027</text:p>
          </table:table-cell>
          <table:table-cell table:formula="of:=[.$F$17]^[.A666]" office:value-type="float" office:value="5.80501115885046E-015" calcext:value-type="float">
            <text:p>5.80501115885046E-15</text:p>
          </table:table-cell>
          <table:table-cell table:formula="of:=[.$G$17]^[.A666]" office:value-type="float" office:value="0.379300701308027" calcext:value-type="float">
            <text:p>0.379300701308027</text:p>
          </table:table-cell>
          <table:table-cell table:formula="of:=[.$H$17]^[.A666]" office:value-type="float" office:value="0.143660852493989" calcext:value-type="float">
            <text:p>0.143660852493989</text:p>
          </table:table-cell>
          <table:table-cell table:formula="of:=[.$I$17]^[.A666]" office:value-type="float" office:value="0.379300701308027" calcext:value-type="float">
            <text:p>0.379300701308027</text:p>
          </table:table-cell>
          <table:table-cell table:formula="of:=[.$J$17]^[.A666]" office:value-type="float" office:value="1.38007282709942E-022" calcext:value-type="float">
            <text:p>1.38007282709942E-22</text:p>
          </table:table-cell>
          <table:table-cell table:formula="of:=[.$K$17]^[.A666]" office:value-type="float" office:value="0.000000000142598745886158" calcext:value-type="float">
            <text:p>1.42598745886158E-10</text:p>
          </table:table-cell>
          <table:table-cell table:formula="of:=[.$L$17]^[.A666]" office:value-type="float" office:value="0.00005771790457471" calcext:value-type="float">
            <text:p>5.771790457471E-05</text:p>
          </table:table-cell>
          <table:table-cell table:formula="of:=[.$M$17]^[.A666]" office:value-type="float" office:value="0.000000000000337388390832762" calcext:value-type="float">
            <text:p>3.37388390832762E-13</text:p>
          </table:table-cell>
          <table:table-cell table:formula="of:=[.$N$17]^[.A666]" office:value-type="float" office:value="0.379300701308027" calcext:value-type="float">
            <text:p>0.379300701308027</text:p>
          </table:table-cell>
          <table:table-cell table:formula="of:=SUM([.B666:.N666])" office:value-type="float" office:value="1.66092137864443" calcext:value-type="float">
            <text:p>1.66092137864443</text:p>
          </table:table-cell>
          <table:table-cell table:formula="of:=13-[.O666]" office:value-type="float" office:value="11.3390786213556" calcext:value-type="float">
            <text:p>11.339078621355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B$17]^[.A667]" office:value-type="float" office:value="2.36453549642953E-046" calcext:value-type="float">
            <text:p>2.36453549642953E-46</text:p>
          </table:table-cell>
          <table:table-cell table:formula="of:=[.$C$17]^[.A667]" office:value-type="float" office:value="0.00000000278524195120436" calcext:value-type="float">
            <text:p>2.78524195120436E-09</text:p>
          </table:table-cell>
          <table:table-cell table:formula="of:=[.$D$17]^[.A667]" office:value-type="float" office:value="4.64138644120582E-257" calcext:value-type="float">
            <text:p>4.64138644120582E-257</text:p>
          </table:table-cell>
          <table:table-cell table:formula="of:=[.$E$17]^[.A667]" office:value-type="float" office:value="0.37873542455496" calcext:value-type="float">
            <text:p>0.37873542455496</text:p>
          </table:table-cell>
          <table:table-cell table:formula="of:=[.$F$17]^[.A667]" office:value-type="float" office:value="5.51951880677584E-015" calcext:value-type="float">
            <text:p>5.51951880677584E-15</text:p>
          </table:table-cell>
          <table:table-cell table:formula="of:=[.$G$17]^[.A667]" office:value-type="float" office:value="0.37873542455496" calcext:value-type="float">
            <text:p>0.37873542455496</text:p>
          </table:table-cell>
          <table:table-cell table:formula="of:=[.$H$17]^[.A667]" office:value-type="float" office:value="0.143232653231712" calcext:value-type="float">
            <text:p>0.143232653231712</text:p>
          </table:table-cell>
          <table:table-cell table:formula="of:=[.$I$17]^[.A667]" office:value-type="float" office:value="0.37873542455496" calcext:value-type="float">
            <text:p>0.37873542455496</text:p>
          </table:table-cell>
          <table:table-cell table:formula="of:=[.$J$17]^[.A667]" office:value-type="float" office:value="1.27723580570603E-022" calcext:value-type="float">
            <text:p>1.27723580570603E-22</text:p>
          </table:table-cell>
          <table:table-cell table:formula="of:=[.$K$17]^[.A667]" office:value-type="float" office:value="0.00000000013771086040869" calcext:value-type="float">
            <text:p>1.3771086040869E-10</text:p>
          </table:table-cell>
          <table:table-cell table:formula="of:=[.$L$17]^[.A667]" office:value-type="float" office:value="0.0000568577271592895" calcext:value-type="float">
            <text:p>5.68577271592895E-05</text:p>
          </table:table-cell>
          <table:table-cell table:formula="of:=[.$M$17]^[.A667]" office:value-type="float" office:value="0.000000000000322806776325832" calcext:value-type="float">
            <text:p>3.22806776325832E-13</text:p>
          </table:table-cell>
          <table:table-cell table:formula="of:=[.$N$17]^[.A667]" office:value-type="float" office:value="0.37873542455496" calcext:value-type="float">
            <text:p>0.37873542455496</text:p>
          </table:table-cell>
          <table:table-cell table:formula="of:=SUM([.B667:.N667])" office:value-type="float" office:value="1.65823121210199" calcext:value-type="float">
            <text:p>1.65823121210199</text:p>
          </table:table-cell>
          <table:table-cell table:formula="of:=13-[.O667]" office:value-type="float" office:value="11.341768787898" calcext:value-type="float">
            <text:p>11.34176878789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B$17]^[.A668]" office:value-type="float" office:value="2.01214570560546E-046" calcext:value-type="float">
            <text:p>2.01214570560546E-46</text:p>
          </table:table-cell>
          <table:table-cell table:formula="of:=[.$C$17]^[.A668]" office:value-type="float" office:value="0.00000000270222430735326" calcext:value-type="float">
            <text:p>2.70222430735326E-09</text:p>
          </table:table-cell>
          <table:table-cell table:formula="of:=[.$D$17]^[.A668]" office:value-type="float" office:value="1.8745390843022E-257" calcext:value-type="float">
            <text:p>1.8745390843022E-257</text:p>
          </table:table-cell>
          <table:table-cell table:formula="of:=[.$E$17]^[.A668]" office:value-type="float" office:value="0.378170990241167" calcext:value-type="float">
            <text:p>0.378170990241167</text:p>
          </table:table-cell>
          <table:table-cell table:formula="of:=[.$F$17]^[.A668]" office:value-type="float" office:value="5.24806706218031E-015" calcext:value-type="float">
            <text:p>5.24806706218031E-15</text:p>
          </table:table-cell>
          <table:table-cell table:formula="of:=[.$G$17]^[.A668]" office:value-type="float" office:value="0.378170990241167" calcext:value-type="float">
            <text:p>0.378170990241167</text:p>
          </table:table-cell>
          <table:table-cell table:formula="of:=[.$H$17]^[.A668]" office:value-type="float" office:value="0.14280573027126" calcext:value-type="float">
            <text:p>0.14280573027126</text:p>
          </table:table-cell>
          <table:table-cell table:formula="of:=[.$I$17]^[.A668]" office:value-type="float" office:value="0.378170990241167" calcext:value-type="float">
            <text:p>0.378170990241167</text:p>
          </table:table-cell>
          <table:table-cell table:formula="of:=[.$J$17]^[.A668]" office:value-type="float" office:value="1.18206175162957E-022" calcext:value-type="float">
            <text:p>1.18206175162957E-22</text:p>
          </table:table-cell>
          <table:table-cell table:formula="of:=[.$K$17]^[.A668]" office:value-type="float" office:value="0.000000000132990517950568" calcext:value-type="float">
            <text:p>1.32990517950568E-10</text:p>
          </table:table-cell>
          <table:table-cell table:formula="of:=[.$L$17]^[.A668]" office:value-type="float" office:value="0.0000560103690794194" calcext:value-type="float">
            <text:p>5.60103690794194E-05</text:p>
          </table:table-cell>
          <table:table-cell table:formula="of:=[.$M$17]^[.A668]" office:value-type="float" office:value="0.000000000000308855365724567" calcext:value-type="float">
            <text:p>3.08855365724567E-13</text:p>
          </table:table-cell>
          <table:table-cell table:formula="of:=[.$N$17]^[.A668]" office:value-type="float" office:value="0.378170990241167" calcext:value-type="float">
            <text:p>0.378170990241167</text:p>
          </table:table-cell>
          <table:table-cell table:formula="of:=SUM([.B668:.N668])" office:value-type="float" office:value="1.65554570444054" calcext:value-type="float">
            <text:p>1.65554570444054</text:p>
          </table:table-cell>
          <table:table-cell table:formula="of:=13-[.O668]" office:value-type="float" office:value="11.3444542955595" calcext:value-type="float">
            <text:p>11.344454295559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B$17]^[.A669]" office:value-type="float" office:value="1.71227302220673E-046" calcext:value-type="float">
            <text:p>1.71227302220673E-46</text:p>
          </table:table-cell>
          <table:table-cell table:formula="of:=[.$C$17]^[.A669]" office:value-type="float" office:value="0.00000000262168110892247" calcext:value-type="float">
            <text:p>2.62168110892247E-09</text:p>
          </table:table-cell>
          <table:table-cell table:formula="of:=[.$D$17]^[.A669]" office:value-type="float" office:value="7.57079123466314E-258" calcext:value-type="float">
            <text:p>7.57079123466314E-258</text:p>
          </table:table-cell>
          <table:table-cell table:formula="of:=[.$E$17]^[.A669]" office:value-type="float" office:value="0.377607397111151" calcext:value-type="float">
            <text:p>0.377607397111151</text:p>
          </table:table-cell>
          <table:table-cell table:formula="of:=[.$F$17]^[.A669]" office:value-type="float" office:value="4.98996540338455E-015" calcext:value-type="float">
            <text:p>4.98996540338455E-15</text:p>
          </table:table-cell>
          <table:table-cell table:formula="of:=[.$G$17]^[.A669]" office:value-type="float" office:value="0.377607397111151" calcext:value-type="float">
            <text:p>0.377607397111151</text:p>
          </table:table-cell>
          <table:table-cell table:formula="of:=[.$H$17]^[.A669]" office:value-type="float" office:value="0.142380079808454" calcext:value-type="float">
            <text:p>0.142380079808454</text:p>
          </table:table-cell>
          <table:table-cell table:formula="of:=[.$I$17]^[.A669]" office:value-type="float" office:value="0.377607397111151" calcext:value-type="float">
            <text:p>0.377607397111151</text:p>
          </table:table-cell>
          <table:table-cell table:formula="of:=[.$J$17]^[.A669]" office:value-type="float" office:value="1.09397965389264E-022" calcext:value-type="float">
            <text:p>1.09397965389264E-22</text:p>
          </table:table-cell>
          <table:table-cell table:formula="of:=[.$K$17]^[.A669]" office:value-type="float" office:value="0.000000000128431975606509" calcext:value-type="float">
            <text:p>1.28431975606509E-10</text:p>
          </table:table-cell>
          <table:table-cell table:formula="of:=[.$L$17]^[.A669]" office:value-type="float" office:value="0.0000551756392868796" calcext:value-type="float">
            <text:p>5.51756392868796E-05</text:p>
          </table:table-cell>
          <table:table-cell table:formula="of:=[.$M$17]^[.A669]" office:value-type="float" office:value="0.000000000000295506922198468" calcext:value-type="float">
            <text:p>2.95506922198468E-13</text:p>
          </table:table-cell>
          <table:table-cell table:formula="of:=[.$N$17]^[.A669]" office:value-type="float" office:value="0.377607397111151" calcext:value-type="float">
            <text:p>0.377607397111151</text:p>
          </table:table-cell>
          <table:table-cell table:formula="of:=SUM([.B669:.N669])" office:value-type="float" office:value="1.65286484664276" calcext:value-type="float">
            <text:p>1.65286484664276</text:p>
          </table:table-cell>
          <table:table-cell table:formula="of:=13-[.O669]" office:value-type="float" office:value="11.3471351533572" calcext:value-type="float">
            <text:p>11.347135153357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B$17]^[.A670]" office:value-type="float" office:value="1.45709075362153E-046" calcext:value-type="float">
            <text:p>1.45709075362153E-46</text:p>
          </table:table-cell>
          <table:table-cell table:formula="of:=[.$C$17]^[.A670]" office:value-type="float" office:value="0.00000000254353860195011" calcext:value-type="float">
            <text:p>2.54353860195011E-09</text:p>
          </table:table-cell>
          <table:table-cell table:formula="of:=[.$D$17]^[.A670]" office:value-type="float" office:value="3.05765189954353E-258" calcext:value-type="float">
            <text:p>3.05765189954353E-258</text:p>
          </table:table-cell>
          <table:table-cell table:formula="of:=[.$E$17]^[.A670]" office:value-type="float" office:value="0.377044643911283" calcext:value-type="float">
            <text:p>0.377044643911283</text:p>
          </table:table-cell>
          <table:table-cell table:formula="of:=[.$F$17]^[.A670]" office:value-type="float" office:value="4.74455726879187E-015" calcext:value-type="float">
            <text:p>4.74455726879187E-15</text:p>
          </table:table-cell>
          <table:table-cell table:formula="of:=[.$G$17]^[.A670]" office:value-type="float" office:value="0.377044643911283" calcext:value-type="float">
            <text:p>0.377044643911283</text:p>
          </table:table-cell>
          <table:table-cell table:formula="of:=[.$H$17]^[.A670]" office:value-type="float" office:value="0.141955698050456" calcext:value-type="float">
            <text:p>0.141955698050456</text:p>
          </table:table-cell>
          <table:table-cell table:formula="of:=[.$I$17]^[.A670]" office:value-type="float" office:value="0.377044643911283" calcext:value-type="float">
            <text:p>0.377044643911283</text:p>
          </table:table-cell>
          <table:table-cell table:formula="of:=[.$J$17]^[.A670]" office:value-type="float" office:value="1.01246105077099E-022" calcext:value-type="float">
            <text:p>1.01246105077099E-22</text:p>
          </table:table-cell>
          <table:table-cell table:formula="of:=[.$K$17]^[.A670]" office:value-type="float" office:value="0.000000000124029687321935" calcext:value-type="float">
            <text:p>1.24029687321935E-10</text:p>
          </table:table-cell>
          <table:table-cell table:formula="of:=[.$L$17]^[.A670]" office:value-type="float" office:value="0.0000543533495806668" calcext:value-type="float">
            <text:p>5.43533495806668E-05</text:p>
          </table:table-cell>
          <table:table-cell table:formula="of:=[.$M$17]^[.A670]" office:value-type="float" office:value="0.000000000000282735386067685" calcext:value-type="float">
            <text:p>2.82735386067685E-13</text:p>
          </table:table-cell>
          <table:table-cell table:formula="of:=[.$N$17]^[.A670]" office:value-type="float" office:value="0.377044643911283" calcext:value-type="float">
            <text:p>0.377044643911283</text:p>
          </table:table-cell>
          <table:table-cell table:formula="of:=SUM([.B670:.N670])" office:value-type="float" office:value="1.65018862971303" calcext:value-type="float">
            <text:p>1.65018862971303</text:p>
          </table:table-cell>
          <table:table-cell table:formula="of:=13-[.O670]" office:value-type="float" office:value="11.349811370287" calcext:value-type="float">
            <text:p>11.34981137028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B$17]^[.A671]" office:value-type="float" office:value="1.23993862938583E-046" calcext:value-type="float">
            <text:p>1.23993862938583E-46</text:p>
          </table:table-cell>
          <table:table-cell table:formula="of:=[.$C$17]^[.A671]" office:value-type="float" office:value="0.00000000246772523080406" calcext:value-type="float">
            <text:p>2.46772523080406E-09</text:p>
          </table:table-cell>
          <table:table-cell table:formula="of:=[.$D$17]^[.A671]" office:value-type="float" office:value="1.23490859132086E-258" calcext:value-type="float">
            <text:p>1.23490859132086E-258</text:p>
          </table:table-cell>
          <table:table-cell table:formula="of:=[.$E$17]^[.A671]" office:value-type="float" office:value="0.376482729389806" calcext:value-type="float">
            <text:p>0.376482729389806</text:p>
          </table:table-cell>
          <table:table-cell table:formula="of:=[.$F$17]^[.A671]" office:value-type="float" office:value="4.51121838672013E-015" calcext:value-type="float">
            <text:p>4.51121838672013E-15</text:p>
          </table:table-cell>
          <table:table-cell table:formula="of:=[.$G$17]^[.A671]" office:value-type="float" office:value="0.376482729389806" calcext:value-type="float">
            <text:p>0.376482729389806</text:p>
          </table:table-cell>
          <table:table-cell table:formula="of:=[.$H$17]^[.A671]" office:value-type="float" office:value="0.14153258121573" calcext:value-type="float">
            <text:p>0.14153258121573</text:p>
          </table:table-cell>
          <table:table-cell table:formula="of:=[.$I$17]^[.A671]" office:value-type="float" office:value="0.376482729389806" calcext:value-type="float">
            <text:p>0.376482729389806</text:p>
          </table:table-cell>
          <table:table-cell table:formula="of:=[.$J$17]^[.A671]" office:value-type="float" office:value="9.37016859208319E-023" calcext:value-type="float">
            <text:p>9.37016859208319E-23</text:p>
          </table:table-cell>
          <table:table-cell table:formula="of:=[.$K$17]^[.A671]" office:value-type="float" office:value="0.000000000119778297145475" calcext:value-type="float">
            <text:p>1.19778297145475E-10</text:p>
          </table:table-cell>
          <table:table-cell table:formula="of:=[.$L$17]^[.A671]" office:value-type="float" office:value="0.0000535433145645615" calcext:value-type="float">
            <text:p>5.35433145645615E-05</text:p>
          </table:table-cell>
          <table:table-cell table:formula="of:=[.$M$17]^[.A671]" office:value-type="float" office:value="0.000000000000270515823927651" calcext:value-type="float">
            <text:p>2.70515823927651E-13</text:p>
          </table:table-cell>
          <table:table-cell table:formula="of:=[.$N$17]^[.A671]" office:value-type="float" office:value="0.376482729389806" calcext:value-type="float">
            <text:p>0.376482729389806</text:p>
          </table:table-cell>
          <table:table-cell table:formula="of:=SUM([.B671:.N671])" office:value-type="float" office:value="1.6475170446773" calcext:value-type="float">
            <text:p>1.6475170446773</text:p>
          </table:table-cell>
          <table:table-cell table:formula="of:=13-[.O671]" office:value-type="float" office:value="11.3524829553227" calcext:value-type="float">
            <text:p>11.352482955322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B$17]^[.A672]" office:value-type="float" office:value="1.0551489677784E-046" calcext:value-type="float">
            <text:p>1.0551489677784E-46</text:p>
          </table:table-cell>
          <table:table-cell table:formula="of:=[.$C$17]^[.A672]" office:value-type="float" office:value="0.00000000239417157265789" calcext:value-type="float">
            <text:p>2.39417157265789E-09</text:p>
          </table:table-cell>
          <table:table-cell table:formula="of:=[.$D$17]^[.A672]" office:value-type="float" office:value="4.98748477269676E-259" calcext:value-type="float">
            <text:p>4.98748477269676E-259</text:p>
          </table:table-cell>
          <table:table-cell table:formula="of:=[.$E$17]^[.A672]" office:value-type="float" office:value="0.375921652296825" calcext:value-type="float">
            <text:p>0.375921652296825</text:p>
          </table:table-cell>
          <table:table-cell table:formula="of:=[.$F$17]^[.A672]" office:value-type="float" office:value="4.28935518737324E-015" calcext:value-type="float">
            <text:p>4.28935518737324E-15</text:p>
          </table:table-cell>
          <table:table-cell table:formula="of:=[.$G$17]^[.A672]" office:value-type="float" office:value="0.375921652296825" calcext:value-type="float">
            <text:p>0.375921652296825</text:p>
          </table:table-cell>
          <table:table-cell table:formula="of:=[.$H$17]^[.A672]" office:value-type="float" office:value="0.141110725534014" calcext:value-type="float">
            <text:p>0.141110725534014</text:p>
          </table:table-cell>
          <table:table-cell table:formula="of:=[.$I$17]^[.A672]" office:value-type="float" office:value="0.375921652296825" calcext:value-type="float">
            <text:p>0.375921652296825</text:p>
          </table:table-cell>
          <table:table-cell table:formula="of:=[.$J$17]^[.A672]" office:value-type="float" office:value="8.67194440489368E-023" calcext:value-type="float">
            <text:p>8.67194440489368E-23</text:p>
          </table:table-cell>
          <table:table-cell table:formula="of:=[.$K$17]^[.A672]" office:value-type="float" office:value="0.000000000115672632712769" calcext:value-type="float">
            <text:p>1.15672632712769E-10</text:p>
          </table:table-cell>
          <table:table-cell table:formula="of:=[.$L$17]^[.A672]" office:value-type="float" office:value="0.0000527453516053281" calcext:value-type="float">
            <text:p>5.27453516053281E-05</text:p>
          </table:table-cell>
          <table:table-cell table:formula="of:=[.$M$17]^[.A672]" office:value-type="float" office:value="0.000000000000258824379972506" calcext:value-type="float">
            <text:p>2.58824379972506E-13</text:p>
          </table:table-cell>
          <table:table-cell table:formula="of:=[.$N$17]^[.A672]" office:value-type="float" office:value="0.375921652296825" calcext:value-type="float">
            <text:p>0.375921652296825</text:p>
          </table:table-cell>
          <table:table-cell table:formula="of:=SUM([.B672:.N672])" office:value-type="float" office:value="1.64485008258303" calcext:value-type="float">
            <text:p>1.64485008258303</text:p>
          </table:table-cell>
          <table:table-cell table:formula="of:=13-[.O672]" office:value-type="float" office:value="11.355149917417" calcext:value-type="float">
            <text:p>11.35514991741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B$17]^[.A673]" office:value-type="float" office:value="8.97898749033485E-047" calcext:value-type="float">
            <text:p>8.97898749033485E-47</text:p>
          </table:table-cell>
          <table:table-cell table:formula="of:=[.$C$17]^[.A673]" office:value-type="float" office:value="0.00000000232281027391995" calcext:value-type="float">
            <text:p>2.32281027391995E-09</text:p>
          </table:table-cell>
          <table:table-cell table:formula="of:=[.$D$17]^[.A673]" office:value-type="float" office:value="2.01431948345875E-259" calcext:value-type="float">
            <text:p>2.01431948345875E-259</text:p>
          </table:table-cell>
          <table:table-cell table:formula="of:=[.$E$17]^[.A673]" office:value-type="float" office:value="0.375361411384312" calcext:value-type="float">
            <text:p>0.375361411384312</text:p>
          </table:table-cell>
          <table:table-cell table:formula="of:=[.$F$17]^[.A673]" office:value-type="float" office:value="4.07840329291226E-015" calcext:value-type="float">
            <text:p>4.07840329291226E-15</text:p>
          </table:table-cell>
          <table:table-cell table:formula="of:=[.$G$17]^[.A673]" office:value-type="float" office:value="0.375361411384312" calcext:value-type="float">
            <text:p>0.375361411384312</text:p>
          </table:table-cell>
          <table:table-cell table:formula="of:=[.$H$17]^[.A673]" office:value-type="float" office:value="0.140690127246282" calcext:value-type="float">
            <text:p>0.140690127246282</text:p>
          </table:table-cell>
          <table:table-cell table:formula="of:=[.$I$17]^[.A673]" office:value-type="float" office:value="0.375361411384312" calcext:value-type="float">
            <text:p>0.375361411384312</text:p>
          </table:table-cell>
          <table:table-cell table:formula="of:=[.$J$17]^[.A673]" office:value-type="float" office:value="8.02574884566167E-023" calcext:value-type="float">
            <text:p>8.02574884566167E-23</text:p>
          </table:table-cell>
          <table:table-cell table:formula="of:=[.$K$17]^[.A673]" office:value-type="float" office:value="0.000000000111707698953613" calcext:value-type="float">
            <text:p>1.11707698953613E-10</text:p>
          </table:table-cell>
          <table:table-cell table:formula="of:=[.$L$17]^[.A673]" office:value-type="float" office:value="0.0000519592807915378" calcext:value-type="float">
            <text:p>5.19592807915378E-05</text:p>
          </table:table-cell>
          <table:table-cell table:formula="of:=[.$M$17]^[.A673]" office:value-type="float" office:value="0.000000000000247638229422279" calcext:value-type="float">
            <text:p>2.47638229422279E-13</text:p>
          </table:table-cell>
          <table:table-cell table:formula="of:=[.$N$17]^[.A673]" office:value-type="float" office:value="0.375361411384312" calcext:value-type="float">
            <text:p>0.375361411384312</text:p>
          </table:table-cell>
          <table:table-cell table:formula="of:=SUM([.B673:.N673])" office:value-type="float" office:value="1.64218773449909" calcext:value-type="float">
            <text:p>1.64218773449909</text:p>
          </table:table-cell>
          <table:table-cell table:formula="of:=13-[.O673]" office:value-type="float" office:value="11.3578122655009" calcext:value-type="float">
            <text:p>11.357812265500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B$17]^[.A674]" office:value-type="float" office:value="7.64083734274396E-047" calcext:value-type="float">
            <text:p>7.64083734274396E-47</text:p>
          </table:table-cell>
          <table:table-cell table:formula="of:=[.$C$17]^[.A674]" office:value-type="float" office:value="0.00000000225357598855721" calcext:value-type="float">
            <text:p>2.25357598855721E-09</text:p>
          </table:table-cell>
          <table:table-cell table:formula="of:=[.$D$17]^[.A674]" office:value-type="float" office:value="8.13532906136096E-260" calcext:value-type="float">
            <text:p>8.13532906136096E-260</text:p>
          </table:table-cell>
          <table:table-cell table:formula="of:=[.$E$17]^[.A674]" office:value-type="float" office:value="0.374802005406093" calcext:value-type="float">
            <text:p>0.374802005406093</text:p>
          </table:table-cell>
          <table:table-cell table:formula="of:=[.$F$17]^[.A674]" office:value-type="float" office:value="3.87782608178542E-015" calcext:value-type="float">
            <text:p>3.87782608178542E-15</text:p>
          </table:table-cell>
          <table:table-cell table:formula="of:=[.$G$17]^[.A674]" office:value-type="float" office:value="0.374802005406093" calcext:value-type="float">
            <text:p>0.374802005406093</text:p>
          </table:table-cell>
          <table:table-cell table:formula="of:=[.$H$17]^[.A674]" office:value-type="float" office:value="0.140270782604713" calcext:value-type="float">
            <text:p>0.140270782604713</text:p>
          </table:table-cell>
          <table:table-cell table:formula="of:=[.$I$17]^[.A674]" office:value-type="float" office:value="0.374802005406093" calcext:value-type="float">
            <text:p>0.374802005406093</text:p>
          </table:table-cell>
          <table:table-cell table:formula="of:=[.$J$17]^[.A674]" office:value-type="float" office:value="7.42770496744545E-023" calcext:value-type="float">
            <text:p>7.42770496744545E-23</text:p>
          </table:table-cell>
          <table:table-cell table:formula="of:=[.$K$17]^[.A674]" office:value-type="float" office:value="0.000000000107878672014815" calcext:value-type="float">
            <text:p>1.07878672014815E-10</text:p>
          </table:table-cell>
          <table:table-cell table:formula="of:=[.$L$17]^[.A674]" office:value-type="float" office:value="0.0000511849248930052" calcext:value-type="float">
            <text:p>5.11849248930052E-05</text:p>
          </table:table-cell>
          <table:table-cell table:formula="of:=[.$M$17]^[.A674]" office:value-type="float" office:value="0.000000000000236935533962896" calcext:value-type="float">
            <text:p>2.36935533962896E-13</text:p>
          </table:table-cell>
          <table:table-cell table:formula="of:=[.$N$17]^[.A674]" office:value-type="float" office:value="0.374802005406093" calcext:value-type="float">
            <text:p>0.374802005406093</text:p>
          </table:table-cell>
          <table:table-cell table:formula="of:=SUM([.B674:.N674])" office:value-type="float" office:value="1.63952999151568" calcext:value-type="float">
            <text:p>1.63952999151568</text:p>
          </table:table-cell>
          <table:table-cell table:formula="of:=13-[.O674]" office:value-type="float" office:value="11.3604700084843" calcext:value-type="float">
            <text:p>11.360470008484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B$17]^[.A675]" office:value-type="float" office:value="6.50211344665694E-047" calcext:value-type="float">
            <text:p>6.50211344665694E-47</text:p>
          </table:table-cell>
          <table:table-cell table:formula="of:=[.$C$17]^[.A675]" office:value-type="float" office:value="0.00000000218640531825744" calcext:value-type="float">
            <text:p>2.18640531825744E-09</text:p>
          </table:table-cell>
          <table:table-cell table:formula="of:=[.$D$17]^[.A675]" office:value-type="float" office:value="3.28565450913386E-260" calcext:value-type="float">
            <text:p>3.28565450913386E-260</text:p>
          </table:table-cell>
          <table:table-cell table:formula="of:=[.$E$17]^[.A675]" office:value-type="float" office:value="0.374243433117858" calcext:value-type="float">
            <text:p>0.374243433117858</text:p>
          </table:table-cell>
          <table:table-cell table:formula="of:=[.$F$17]^[.A675]" office:value-type="float" office:value="3.68711332366483E-015" calcext:value-type="float">
            <text:p>3.68711332366483E-15</text:p>
          </table:table-cell>
          <table:table-cell table:formula="of:=[.$G$17]^[.A675]" office:value-type="float" office:value="0.374243433117858" calcext:value-type="float">
            <text:p>0.374243433117858</text:p>
          </table:table-cell>
          <table:table-cell table:formula="of:=[.$H$17]^[.A675]" office:value-type="float" office:value="0.139852687872658" calcext:value-type="float">
            <text:p>0.139852687872658</text:p>
          </table:table-cell>
          <table:table-cell table:formula="of:=[.$I$17]^[.A675]" office:value-type="float" office:value="0.374243433117858" calcext:value-type="float">
            <text:p>0.374243433117858</text:p>
          </table:table-cell>
          <table:table-cell table:formula="of:=[.$J$17]^[.A675]" office:value-type="float" office:value="6.87422471651807E-023" calcext:value-type="float">
            <text:p>6.87422471651807E-23</text:p>
          </table:table-cell>
          <table:table-cell table:formula="of:=[.$K$17]^[.A675]" office:value-type="float" office:value="0.000000000104180893391357" calcext:value-type="float">
            <text:p>1.04180893391357E-10</text:p>
          </table:table-cell>
          <table:table-cell table:formula="of:=[.$L$17]^[.A675]" office:value-type="float" office:value="0.0000504221093208292" calcext:value-type="float">
            <text:p>5.04221093208292E-05</text:p>
          </table:table-cell>
          <table:table-cell table:formula="of:=[.$M$17]^[.A675]" office:value-type="float" office:value="0.000000000000226695399112041" calcext:value-type="float">
            <text:p>2.26695399112041E-13</text:p>
          </table:table-cell>
          <table:table-cell table:formula="of:=[.$N$17]^[.A675]" office:value-type="float" office:value="0.374243433117858" calcext:value-type="float">
            <text:p>0.374243433117858</text:p>
          </table:table-cell>
          <table:table-cell table:formula="of:=SUM([.B675:.N675])" office:value-type="float" office:value="1.63687684474423" calcext:value-type="float">
            <text:p>1.63687684474423</text:p>
          </table:table-cell>
          <table:table-cell table:formula="of:=13-[.O675]" office:value-type="float" office:value="11.3631231552558" calcext:value-type="float">
            <text:p>11.363123155255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B$17]^[.A676]" office:value-type="float" office:value="5.5330950492416E-047" calcext:value-type="float">
            <text:p>5.5330950492416E-47</text:p>
          </table:table-cell>
          <table:table-cell table:formula="of:=[.$C$17]^[.A676]" office:value-type="float" office:value="0.00000000212123675437495" calcext:value-type="float">
            <text:p>2.12123675437495E-09</text:p>
          </table:table-cell>
          <table:table-cell table:formula="of:=[.$D$17]^[.A676]" office:value-type="float" office:value="1.32699310279475E-260" calcext:value-type="float">
            <text:p>1.32699310279475E-260</text:p>
          </table:table-cell>
          <table:table-cell table:formula="of:=[.$E$17]^[.A676]" office:value-type="float" office:value="0.373685693277146" calcext:value-type="float">
            <text:p>0.373685693277146</text:p>
          </table:table-cell>
          <table:table-cell table:formula="of:=[.$F$17]^[.A676]" office:value-type="float" office:value="3.50577988151737E-015" calcext:value-type="float">
            <text:p>3.50577988151737E-15</text:p>
          </table:table-cell>
          <table:table-cell table:formula="of:=[.$G$17]^[.A676]" office:value-type="float" office:value="0.373685693277146" calcext:value-type="float">
            <text:p>0.373685693277146</text:p>
          </table:table-cell>
          <table:table-cell table:formula="of:=[.$H$17]^[.A676]" office:value-type="float" office:value="0.139435839324602" calcext:value-type="float">
            <text:p>0.139435839324602</text:p>
          </table:table-cell>
          <table:table-cell table:formula="of:=[.$I$17]^[.A676]" office:value-type="float" office:value="0.373685693277146" calcext:value-type="float">
            <text:p>0.373685693277146</text:p>
          </table:table-cell>
          <table:table-cell table:formula="of:=[.$J$17]^[.A676]" office:value-type="float" office:value="6.36198740530212E-023" calcext:value-type="float">
            <text:p>6.36198740530212E-23</text:p>
          </table:table-cell>
          <table:table-cell table:formula="of:=[.$K$17]^[.A676]" office:value-type="float" office:value="0.000000000100609864258717" calcext:value-type="float">
            <text:p>1.00609864258717E-10</text:p>
          </table:table-cell>
          <table:table-cell table:formula="of:=[.$L$17]^[.A676]" office:value-type="float" office:value="0.00004967066208803" calcext:value-type="float">
            <text:p>4.967066208803E-05</text:p>
          </table:table-cell>
          <table:table-cell table:formula="of:=[.$M$17]^[.A676]" office:value-type="float" office:value="0.000000000000216897833427616" calcext:value-type="float">
            <text:p>2.16897833427616E-13</text:p>
          </table:table-cell>
          <table:table-cell table:formula="of:=[.$N$17]^[.A676]" office:value-type="float" office:value="0.373685693277146" calcext:value-type="float">
            <text:p>0.373685693277146</text:p>
          </table:table-cell>
          <table:table-cell table:formula="of:=SUM([.B676:.N676])" office:value-type="float" office:value="1.63422828531734" calcext:value-type="float">
            <text:p>1.63422828531734</text:p>
          </table:table-cell>
          <table:table-cell table:formula="of:=13-[.O676]" office:value-type="float" office:value="11.3657717146827" calcext:value-type="float">
            <text:p>11.365771714682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B$17]^[.A677]" office:value-type="float" office:value="4.70849071999546E-047" calcext:value-type="float">
            <text:p>4.70849071999546E-47</text:p>
          </table:table-cell>
          <table:table-cell table:formula="of:=[.$C$17]^[.A677]" office:value-type="float" office:value="0.0000000020580106216067" calcext:value-type="float">
            <text:p>2.0580106216067E-09</text:p>
          </table:table-cell>
          <table:table-cell table:formula="of:=[.$D$17]^[.A677]" office:value-type="float" office:value="5.3593909218685E-261" calcext:value-type="float">
            <text:p>5.3593909218685E-261</text:p>
          </table:table-cell>
          <table:table-cell table:formula="of:=[.$E$17]^[.A677]" office:value-type="float" office:value="0.37312878464335" calcext:value-type="float">
            <text:p>0.37312878464335</text:p>
          </table:table-cell>
          <table:table-cell table:formula="of:=[.$F$17]^[.A677]" office:value-type="float" office:value="3.33336447750832E-015" calcext:value-type="float">
            <text:p>3.33336447750832E-15</text:p>
          </table:table-cell>
          <table:table-cell table:formula="of:=[.$G$17]^[.A677]" office:value-type="float" office:value="0.37312878464335" calcext:value-type="float">
            <text:p>0.37312878464335</text:p>
          </table:table-cell>
          <table:table-cell table:formula="of:=[.$H$17]^[.A677]" office:value-type="float" office:value="0.139020233246138" calcext:value-type="float">
            <text:p>0.139020233246138</text:p>
          </table:table-cell>
          <table:table-cell table:formula="of:=[.$I$17]^[.A677]" office:value-type="float" office:value="0.37312878464335" calcext:value-type="float">
            <text:p>0.37312878464335</text:p>
          </table:table-cell>
          <table:table-cell table:formula="of:=[.$J$17]^[.A677]" office:value-type="float" office:value="5.88791978940777E-023" calcext:value-type="float">
            <text:p>5.88791978940777E-23</text:p>
          </table:table-cell>
          <table:table-cell table:formula="of:=[.$K$17]^[.A677]" office:value-type="float" office:value="0.0000000000971612399994766" calcext:value-type="float">
            <text:p>9.71612399994766E-11</text:p>
          </table:table-cell>
          <table:table-cell table:formula="of:=[.$L$17]^[.A677]" office:value-type="float" office:value="0.0000489304137707717" calcext:value-type="float">
            <text:p>4.89304137707717E-05</text:p>
          </table:table-cell>
          <table:table-cell table:formula="of:=[.$M$17]^[.A677]" office:value-type="float" office:value="0.000000000000207523709479179" calcext:value-type="float">
            <text:p>2.07523709479179E-13</text:p>
          </table:table-cell>
          <table:table-cell table:formula="of:=[.$N$17]^[.A677]" office:value-type="float" office:value="0.37312878464335" calcext:value-type="float">
            <text:p>0.37312878464335</text:p>
          </table:table-cell>
          <table:table-cell table:formula="of:=SUM([.B677:.N677])" office:value-type="float" office:value="1.63158430438869" calcext:value-type="float">
            <text:p>1.63158430438869</text:p>
          </table:table-cell>
          <table:table-cell table:formula="of:=13-[.O677]" office:value-type="float" office:value="11.3684156956113" calcext:value-type="float">
            <text:p>11.368415695611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B$17]^[.A678]" office:value-type="float" office:value="4.00677824309599E-047" calcext:value-type="float">
            <text:p>4.00677824309599E-47</text:p>
          </table:table-cell>
          <table:table-cell table:formula="of:=[.$C$17]^[.A678]" office:value-type="float" office:value="0.00000000199666902334719" calcext:value-type="float">
            <text:p>1.99666902334719E-09</text:p>
          </table:table-cell>
          <table:table-cell table:formula="of:=[.$D$17]^[.A678]" office:value-type="float" office:value="2.16452301017342E-261" calcext:value-type="float">
            <text:p>2.16452301017342E-261</text:p>
          </table:table-cell>
          <table:table-cell table:formula="of:=[.$E$17]^[.A678]" office:value-type="float" office:value="0.372572705977711" calcext:value-type="float">
            <text:p>0.372572705977711</text:p>
          </table:table-cell>
          <table:table-cell table:formula="of:=[.$F$17]^[.A678]" office:value-type="float" office:value="3.16942851959807E-015" calcext:value-type="float">
            <text:p>3.16942851959807E-15</text:p>
          </table:table-cell>
          <table:table-cell table:formula="of:=[.$G$17]^[.A678]" office:value-type="float" office:value="0.372572705977711" calcext:value-type="float">
            <text:p>0.372572705977711</text:p>
          </table:table-cell>
          <table:table-cell table:formula="of:=[.$H$17]^[.A678]" office:value-type="float" office:value="0.138605865933929" calcext:value-type="float">
            <text:p>0.138605865933929</text:p>
          </table:table-cell>
          <table:table-cell table:formula="of:=[.$I$17]^[.A678]" office:value-type="float" office:value="0.372572705977711" calcext:value-type="float">
            <text:p>0.372572705977711</text:p>
          </table:table-cell>
          <table:table-cell table:formula="of:=[.$J$17]^[.A678]" office:value-type="float" office:value="5.44917762924326E-023" calcext:value-type="float">
            <text:p>5.44917762924326E-23</text:p>
          </table:table-cell>
          <table:table-cell table:formula="of:=[.$K$17]^[.A678]" office:value-type="float" office:value="0.0000000000938308249175274" calcext:value-type="float">
            <text:p>9.38308249175274E-11</text:p>
          </table:table-cell>
          <table:table-cell table:formula="of:=[.$L$17]^[.A678]" office:value-type="float" office:value="0.0000482011974701641" calcext:value-type="float">
            <text:p>4.82011974701641E-05</text:p>
          </table:table-cell>
          <table:table-cell table:formula="of:=[.$M$17]^[.A678]" office:value-type="float" office:value="0.00000000000019855472650616" calcext:value-type="float">
            <text:p>1.9855472650616E-13</text:p>
          </table:table-cell>
          <table:table-cell table:formula="of:=[.$N$17]^[.A678]" office:value-type="float" office:value="0.372572705977711" calcext:value-type="float">
            <text:p>0.372572705977711</text:p>
          </table:table-cell>
          <table:table-cell table:formula="of:=SUM([.B678:.N678])" office:value-type="float" office:value="1.62894489313295" calcext:value-type="float">
            <text:p>1.62894489313295</text:p>
          </table:table-cell>
          <table:table-cell table:formula="of:=13-[.O678]" office:value-type="float" office:value="11.3710551068671" calcext:value-type="float">
            <text:p>11.371055106867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B$17]^[.A679]" office:value-type="float" office:value="3.40964288644979E-047" calcext:value-type="float">
            <text:p>3.40964288644979E-47</text:p>
          </table:table-cell>
          <table:table-cell table:formula="of:=[.$C$17]^[.A679]" office:value-type="float" office:value="0.00000000193715578867216" calcext:value-type="float">
            <text:p>1.93715578867216E-09</text:p>
          </table:table-cell>
          <table:table-cell table:formula="of:=[.$D$17]^[.A679]" office:value-type="float" office:value="8.74196327506699E-262" calcext:value-type="float">
            <text:p>8.74196327506699E-262</text:p>
          </table:table-cell>
          <table:table-cell table:formula="of:=[.$E$17]^[.A679]" office:value-type="float" office:value="0.372017456043318" calcext:value-type="float">
            <text:p>0.372017456043318</text:p>
          </table:table-cell>
          <table:table-cell table:formula="of:=[.$F$17]^[.A679]" office:value-type="float" office:value="3.01355498584735E-015" calcext:value-type="float">
            <text:p>3.01355498584735E-15</text:p>
          </table:table-cell>
          <table:table-cell table:formula="of:=[.$G$17]^[.A679]" office:value-type="float" office:value="0.372017456043318" calcext:value-type="float">
            <text:p>0.372017456043318</text:p>
          </table:table-cell>
          <table:table-cell table:formula="of:=[.$H$17]^[.A679]" office:value-type="float" office:value="0.138192733695676" calcext:value-type="float">
            <text:p>0.138192733695676</text:p>
          </table:table-cell>
          <table:table-cell table:formula="of:=[.$I$17]^[.A679]" office:value-type="float" office:value="0.372017456043318" calcext:value-type="float">
            <text:p>0.372017456043318</text:p>
          </table:table-cell>
          <table:table-cell table:formula="of:=[.$J$17]^[.A679]" office:value-type="float" office:value="5.04312862557387E-023" calcext:value-type="float">
            <text:p>5.04312862557387E-23</text:p>
          </table:table-cell>
          <table:table-cell table:formula="of:=[.$K$17]^[.A679]" office:value-type="float" office:value="0.0000000000906145671334692" calcext:value-type="float">
            <text:p>9.06145671334692E-11</text:p>
          </table:table-cell>
          <table:table-cell table:formula="of:=[.$L$17]^[.A679]" office:value-type="float" office:value="0.0000474828487746326" calcext:value-type="float">
            <text:p>4.74828487746326E-05</text:p>
          </table:table-cell>
          <table:table-cell table:formula="of:=[.$M$17]^[.A679]" office:value-type="float" office:value="0.000000000000189973374689947" calcext:value-type="float">
            <text:p>1.89973374689947E-13</text:p>
          </table:table-cell>
          <table:table-cell table:formula="of:=[.$N$17]^[.A679]" office:value-type="float" office:value="0.372017456043318" calcext:value-type="float">
            <text:p>0.372017456043318</text:p>
          </table:table-cell>
          <table:table-cell table:formula="of:=SUM([.B679:.N679])" office:value-type="float" office:value="1.62631004274569" calcext:value-type="float">
            <text:p>1.62631004274569</text:p>
          </table:table-cell>
          <table:table-cell table:formula="of:=13-[.O679]" office:value-type="float" office:value="11.3736899572543" calcext:value-type="float">
            <text:p>11.373689957254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B$17]^[.A680]" office:value-type="float" office:value="2.90149938623373E-047" calcext:value-type="float">
            <text:p>2.90149938623373E-47</text:p>
          </table:table-cell>
          <table:table-cell table:formula="of:=[.$C$17]^[.A680]" office:value-type="float" office:value="0.0000000018794164209025" calcext:value-type="float">
            <text:p>1.8794164209025E-09</text:p>
          </table:table-cell>
          <table:table-cell table:formula="of:=[.$D$17]^[.A680]" office:value-type="float" office:value="3.53065878918503E-262" calcext:value-type="float">
            <text:p>3.53065878918503E-262</text:p>
          </table:table-cell>
          <table:table-cell table:formula="of:=[.$E$17]^[.A680]" office:value-type="float" office:value="0.371463033605101" calcext:value-type="float">
            <text:p>0.371463033605101</text:p>
          </table:table-cell>
          <table:table-cell table:formula="of:=[.$F$17]^[.A680]" office:value-type="float" office:value="2.86534736359256E-015" calcext:value-type="float">
            <text:p>2.86534736359256E-15</text:p>
          </table:table-cell>
          <table:table-cell table:formula="of:=[.$G$17]^[.A680]" office:value-type="float" office:value="0.371463033605101" calcext:value-type="float">
            <text:p>0.371463033605101</text:p>
          </table:table-cell>
          <table:table-cell table:formula="of:=[.$H$17]^[.A680]" office:value-type="float" office:value="0.137780832850085" calcext:value-type="float">
            <text:p>0.137780832850085</text:p>
          </table:table-cell>
          <table:table-cell table:formula="of:=[.$I$17]^[.A680]" office:value-type="float" office:value="0.371463033605101" calcext:value-type="float">
            <text:p>0.371463033605101</text:p>
          </table:table-cell>
          <table:table-cell table:formula="of:=[.$J$17]^[.A680]" office:value-type="float" office:value="4.66733662664884E-023" calcext:value-type="float">
            <text:p>4.66733662664884E-23</text:p>
          </table:table-cell>
          <table:table-cell table:formula="of:=[.$K$17]^[.A680]" office:value-type="float" office:value="0.0000000000875085536549747" calcext:value-type="float">
            <text:p>8.75085536549747E-11</text:p>
          </table:table-cell>
          <table:table-cell table:formula="of:=[.$L$17]^[.A680]" office:value-type="float" office:value="0.0000467752057228497" calcext:value-type="float">
            <text:p>4.67752057228497E-05</text:p>
          </table:table-cell>
          <table:table-cell table:formula="of:=[.$M$17]^[.A680]" office:value-type="float" office:value="0.000000000000181762900970113" calcext:value-type="float">
            <text:p>1.81762900970113E-13</text:p>
          </table:table-cell>
          <table:table-cell table:formula="of:=[.$N$17]^[.A680]" office:value-type="float" office:value="0.371463033605101" calcext:value-type="float">
            <text:p>0.371463033605101</text:p>
          </table:table-cell>
          <table:table-cell table:formula="of:=SUM([.B680:.N680])" office:value-type="float" office:value="1.62367974444332" calcext:value-type="float">
            <text:p>1.62367974444332</text:p>
          </table:table-cell>
          <table:table-cell table:formula="of:=13-[.O680]" office:value-type="float" office:value="11.3763202555567" calcext:value-type="float">
            <text:p>11.376320255556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B$17]^[.A681]" office:value-type="float" office:value="2.46908517069964E-047" calcext:value-type="float">
            <text:p>2.46908517069964E-47</text:p>
          </table:table-cell>
          <table:table-cell table:formula="of:=[.$C$17]^[.A681]" office:value-type="float" office:value="0.00000000182339804770123" calcext:value-type="float">
            <text:p>1.82339804770123E-09</text:p>
          </table:table-cell>
          <table:table-cell table:formula="of:=[.$D$17]^[.A681]" office:value-type="float" office:value="1.42594416075878E-262" calcext:value-type="float">
            <text:p>1.42594416075878E-262</text:p>
          </table:table-cell>
          <table:table-cell table:formula="of:=[.$E$17]^[.A681]" office:value-type="float" office:value="0.370909437429833" calcext:value-type="float">
            <text:p>0.370909437429833</text:p>
          </table:table-cell>
          <table:table-cell table:formula="of:=[.$F$17]^[.A681]" office:value-type="float" office:value="2.72442864079292E-015" calcext:value-type="float">
            <text:p>2.72442864079292E-15</text:p>
          </table:table-cell>
          <table:table-cell table:formula="of:=[.$G$17]^[.A681]" office:value-type="float" office:value="0.370909437429833" calcext:value-type="float">
            <text:p>0.370909437429833</text:p>
          </table:table-cell>
          <table:table-cell table:formula="of:=[.$H$17]^[.A681]" office:value-type="float" office:value="0.137370159726836" calcext:value-type="float">
            <text:p>0.137370159726836</text:p>
          </table:table-cell>
          <table:table-cell table:formula="of:=[.$I$17]^[.A681]" office:value-type="float" office:value="0.370909437429833" calcext:value-type="float">
            <text:p>0.370909437429833</text:p>
          </table:table-cell>
          <table:table-cell table:formula="of:=[.$J$17]^[.A681]" office:value-type="float" office:value="4.31954701214446E-023" calcext:value-type="float">
            <text:p>4.31954701214446E-23</text:p>
          </table:table-cell>
          <table:table-cell table:formula="of:=[.$K$17]^[.A681]" office:value-type="float" office:value="0.0000000000845090056161306" calcext:value-type="float">
            <text:p>8.45090056161306E-11</text:p>
          </table:table-cell>
          <table:table-cell table:formula="of:=[.$L$17]^[.A681]" office:value-type="float" office:value="0.0000460781087672186" calcext:value-type="float">
            <text:p>4.60781087672186E-05</text:p>
          </table:table-cell>
          <table:table-cell table:formula="of:=[.$M$17]^[.A681]" office:value-type="float" office:value="0.000000000000173907276338022" calcext:value-type="float">
            <text:p>1.73907276338022E-13</text:p>
          </table:table-cell>
          <table:table-cell table:formula="of:=[.$N$17]^[.A681]" office:value-type="float" office:value="0.370909437429833" calcext:value-type="float">
            <text:p>0.370909437429833</text:p>
          </table:table-cell>
          <table:table-cell table:formula="of:=SUM([.B681:.N681])" office:value-type="float" office:value="1.62105398946302" calcext:value-type="float">
            <text:p>1.62105398946302</text:p>
          </table:table-cell>
          <table:table-cell table:formula="of:=13-[.O681]" office:value-type="float" office:value="11.378946010537" calcext:value-type="float">
            <text:p>11.37894601053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B$17]^[.A682]" office:value-type="float" office:value="2.10111420636288E-047" calcext:value-type="float">
            <text:p>2.10111420636288E-47</text:p>
          </table:table-cell>
          <table:table-cell table:formula="of:=[.$C$17]^[.A682]" office:value-type="float" office:value="0.00000000176904937265797" calcext:value-type="float">
            <text:p>1.76904937265797E-09</text:p>
          </table:table-cell>
          <table:table-cell table:formula="of:=[.$D$17]^[.A682]" office:value-type="float" office:value="5.75902932288568E-263" calcext:value-type="float">
            <text:p>5.75902932288568E-263</text:p>
          </table:table-cell>
          <table:table-cell table:formula="of:=[.$E$17]^[.A682]" office:value-type="float" office:value="0.370356666286122" calcext:value-type="float">
            <text:p>0.370356666286122</text:p>
          </table:table-cell>
          <table:table-cell table:formula="of:=[.$F$17]^[.A682]" office:value-type="float" office:value="2.59044034698343E-015" calcext:value-type="float">
            <text:p>2.59044034698343E-15</text:p>
          </table:table-cell>
          <table:table-cell table:formula="of:=[.$G$17]^[.A682]" office:value-type="float" office:value="0.370356666286122" calcext:value-type="float">
            <text:p>0.370356666286122</text:p>
          </table:table-cell>
          <table:table-cell table:formula="of:=[.$H$17]^[.A682]" office:value-type="float" office:value="0.136960710666547" calcext:value-type="float">
            <text:p>0.136960710666547</text:p>
          </table:table-cell>
          <table:table-cell table:formula="of:=[.$I$17]^[.A682]" office:value-type="float" office:value="0.370356666286122" calcext:value-type="float">
            <text:p>0.370356666286122</text:p>
          </table:table-cell>
          <table:table-cell table:formula="of:=[.$J$17]^[.A682]" office:value-type="float" office:value="3.99767316623205E-023" calcext:value-type="float">
            <text:p>3.99767316623205E-23</text:p>
          </table:table-cell>
          <table:table-cell table:formula="of:=[.$K$17]^[.A682]" office:value-type="float" office:value="0.0000000000816122736799593" calcext:value-type="float">
            <text:p>8.16122736799593E-11</text:p>
          </table:table-cell>
          <table:table-cell table:formula="of:=[.$L$17]^[.A682]" office:value-type="float" office:value="0.0000453914007379009" calcext:value-type="float">
            <text:p>4.53914007379009E-05</text:p>
          </table:table-cell>
          <table:table-cell table:formula="of:=[.$M$17]^[.A682]" office:value-type="float" office:value="0.000000000000166391164543979" calcext:value-type="float">
            <text:p>1.66391164543979E-13</text:p>
          </table:table-cell>
          <table:table-cell table:formula="of:=[.$N$17]^[.A682]" office:value-type="float" office:value="0.370356666286122" calcext:value-type="float">
            <text:p>0.370356666286122</text:p>
          </table:table-cell>
          <table:table-cell table:formula="of:=SUM([.B682:.N682])" office:value-type="float" office:value="1.61843276906261" calcext:value-type="float">
            <text:p>1.61843276906261</text:p>
          </table:table-cell>
          <table:table-cell table:formula="of:=13-[.O682]" office:value-type="float" office:value="11.3815672309374" calcext:value-type="float">
            <text:p>11.381567230937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B$17]^[.A683]" office:value-type="float" office:value="1.78798243194219E-047" calcext:value-type="float">
            <text:p>1.78798243194219E-47</text:p>
          </table:table-cell>
          <table:table-cell table:formula="of:=[.$C$17]^[.A683]" office:value-type="float" office:value="0.00000000171632062831646" calcext:value-type="float">
            <text:p>1.71632062831646E-09</text:p>
          </table:table-cell>
          <table:table-cell table:formula="of:=[.$D$17]^[.A683]" office:value-type="float" office:value="2.32592689493594E-263" calcext:value-type="float">
            <text:p>2.32592689493594E-263</text:p>
          </table:table-cell>
          <table:table-cell table:formula="of:=[.$E$17]^[.A683]" office:value-type="float" office:value="0.369804718944414" calcext:value-type="float">
            <text:p>0.369804718944414</text:p>
          </table:table-cell>
          <table:table-cell table:formula="of:=[.$F$17]^[.A683]" office:value-type="float" office:value="2.46304164139408E-015" calcext:value-type="float">
            <text:p>2.46304164139408E-15</text:p>
          </table:table-cell>
          <table:table-cell table:formula="of:=[.$G$17]^[.A683]" office:value-type="float" office:value="0.369804718944414" calcext:value-type="float">
            <text:p>0.369804718944414</text:p>
          </table:table-cell>
          <table:table-cell table:formula="of:=[.$H$17]^[.A683]" office:value-type="float" office:value="0.136552482020745" calcext:value-type="float">
            <text:p>0.136552482020745</text:p>
          </table:table-cell>
          <table:table-cell table:formula="of:=[.$I$17]^[.A683]" office:value-type="float" office:value="0.369804718944414" calcext:value-type="float">
            <text:p>0.369804718944414</text:p>
          </table:table-cell>
          <table:table-cell table:formula="of:=[.$J$17]^[.A683]" office:value-type="float" office:value="3.69978395861416E-023" calcext:value-type="float">
            <text:p>3.69978395861416E-23</text:p>
          </table:table-cell>
          <table:table-cell table:formula="of:=[.$K$17]^[.A683]" office:value-type="float" office:value="0.00000000007881483359853" calcext:value-type="float">
            <text:p>7.881483359853E-11</text:p>
          </table:table-cell>
          <table:table-cell table:formula="of:=[.$L$17]^[.A683]" office:value-type="float" office:value="0.0000447149268073807" calcext:value-type="float">
            <text:p>4.47149268073807E-05</text:p>
          </table:table-cell>
          <table:table-cell table:formula="of:=[.$M$17]^[.A683]" office:value-type="float" office:value="0.000000000000159199892156833" calcext:value-type="float">
            <text:p>1.59199892156833E-13</text:p>
          </table:table-cell>
          <table:table-cell table:formula="of:=[.$N$17]^[.A683]" office:value-type="float" office:value="0.369804718944414" calcext:value-type="float">
            <text:p>0.369804718944414</text:p>
          </table:table-cell>
          <table:table-cell table:formula="of:=SUM([.B683:.N683])" office:value-type="float" office:value="1.61581607452051" calcext:value-type="float">
            <text:p>1.61581607452051</text:p>
          </table:table-cell>
          <table:table-cell table:formula="of:=13-[.O683]" office:value-type="float" office:value="11.3841839254795" calcext:value-type="float">
            <text:p>11.384183925479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B$17]^[.A684]" office:value-type="float" office:value="1.52151709186138E-047" calcext:value-type="float">
            <text:p>1.52151709186138E-47</text:p>
          </table:table-cell>
          <table:table-cell table:formula="of:=[.$C$17]^[.A684]" office:value-type="float" office:value="0.00000000166516353060211" calcext:value-type="float">
            <text:p>1.66516353060211E-09</text:p>
          </table:table-cell>
          <table:table-cell table:formula="of:=[.$D$17]^[.A684]" office:value-type="float" office:value="9.39383291397378E-264" calcext:value-type="float">
            <text:p>9.39383291397378E-264</text:p>
          </table:table-cell>
          <table:table-cell table:formula="of:=[.$E$17]^[.A684]" office:value-type="float" office:value="0.369253594176986" calcext:value-type="float">
            <text:p>0.369253594176986</text:p>
          </table:table-cell>
          <table:table-cell table:formula="of:=[.$F$17]^[.A684]" office:value-type="float" office:value="2.34190844591568E-015" calcext:value-type="float">
            <text:p>2.34190844591568E-15</text:p>
          </table:table-cell>
          <table:table-cell table:formula="of:=[.$G$17]^[.A684]" office:value-type="float" office:value="0.369253594176986" calcext:value-type="float">
            <text:p>0.369253594176986</text:p>
          </table:table-cell>
          <table:table-cell table:formula="of:=[.$H$17]^[.A684]" office:value-type="float" office:value="0.136145470151831" calcext:value-type="float">
            <text:p>0.136145470151831</text:p>
          </table:table-cell>
          <table:table-cell table:formula="of:=[.$I$17]^[.A684]" office:value-type="float" office:value="0.369253594176986" calcext:value-type="float">
            <text:p>0.369253594176986</text:p>
          </table:table-cell>
          <table:table-cell table:formula="of:=[.$J$17]^[.A684]" office:value-type="float" office:value="3.42409215841937E-023" calcext:value-type="float">
            <text:p>3.42409215841937E-23</text:p>
          </table:table-cell>
          <table:table-cell table:formula="of:=[.$K$17]^[.A684]" office:value-type="float" office:value="0.0000000000761132819252571" calcext:value-type="float">
            <text:p>7.61132819252571E-11</text:p>
          </table:table-cell>
          <table:table-cell table:formula="of:=[.$L$17]^[.A684]" office:value-type="float" office:value="0.0000440485344555569" calcext:value-type="float">
            <text:p>4.40485344555569E-05</text:p>
          </table:table-cell>
          <table:table-cell table:formula="of:=[.$M$17]^[.A684]" office:value-type="float" office:value="0.000000000000152319419917566" calcext:value-type="float">
            <text:p>1.52319419917566E-13</text:p>
          </table:table-cell>
          <table:table-cell table:formula="of:=[.$N$17]^[.A684]" office:value-type="float" office:value="0.369253594176986" calcext:value-type="float">
            <text:p>0.369253594176986</text:p>
          </table:table-cell>
          <table:table-cell table:formula="of:=SUM([.B684:.N684])" office:value-type="float" office:value="1.61320389713566" calcext:value-type="float">
            <text:p>1.61320389713566</text:p>
          </table:table-cell>
          <table:table-cell table:formula="of:=13-[.O684]" office:value-type="float" office:value="11.3867961028643" calcext:value-type="float">
            <text:p>11.386796102864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B$17]^[.A685]" office:value-type="float" office:value="1.2947634269044E-047" calcext:value-type="float">
            <text:p>1.2947634269044E-47</text:p>
          </table:table-cell>
          <table:table-cell table:formula="of:=[.$C$17]^[.A685]" office:value-type="float" office:value="0.000000001615531234608" calcext:value-type="float">
            <text:p>1.615531234608E-09</text:p>
          </table:table-cell>
          <table:table-cell table:formula="of:=[.$D$17]^[.A685]" office:value-type="float" office:value="3.79393251816228E-264" calcext:value-type="float">
            <text:p>3.79393251816228E-264</text:p>
          </table:table-cell>
          <table:table-cell table:formula="of:=[.$E$17]^[.A685]" office:value-type="float" office:value="0.368703290757944" calcext:value-type="float">
            <text:p>0.368703290757944</text:p>
          </table:table-cell>
          <table:table-cell table:formula="of:=[.$F$17]^[.A685]" office:value-type="float" office:value="2.22673262070672E-015" calcext:value-type="float">
            <text:p>2.22673262070672E-15</text:p>
          </table:table-cell>
          <table:table-cell table:formula="of:=[.$G$17]^[.A685]" office:value-type="float" office:value="0.368703290757944" calcext:value-type="float">
            <text:p>0.368703290757944</text:p>
          </table:table-cell>
          <table:table-cell table:formula="of:=[.$H$17]^[.A685]" office:value-type="float" office:value="0.135739671433048" calcext:value-type="float">
            <text:p>0.135739671433048</text:p>
          </table:table-cell>
          <table:table-cell table:formula="of:=[.$I$17]^[.A685]" office:value-type="float" office:value="0.368703290757944" calcext:value-type="float">
            <text:p>0.368703290757944</text:p>
          </table:table-cell>
          <table:table-cell table:formula="of:=[.$J$17]^[.A685]" office:value-type="float" office:value="3.16894371144326E-023" calcext:value-type="float">
            <text:p>3.16894371144326E-23</text:p>
          </table:table-cell>
          <table:table-cell table:formula="of:=[.$K$17]^[.A685]" office:value-type="float" office:value="0.0000000000735043318741678" calcext:value-type="float">
            <text:p>7.35043318741678E-11</text:p>
          </table:table-cell>
          <table:table-cell table:formula="of:=[.$L$17]^[.A685]" office:value-type="float" office:value="0.0000433920734353548" calcext:value-type="float">
            <text:p>4.33920734353548E-05</text:p>
          </table:table-cell>
          <table:table-cell table:formula="of:=[.$M$17]^[.A685]" office:value-type="float" office:value="0.000000000000145736315330965" calcext:value-type="float">
            <text:p>1.45736315330965E-13</text:p>
          </table:table-cell>
          <table:table-cell table:formula="of:=[.$N$17]^[.A685]" office:value-type="float" office:value="0.368703290757944" calcext:value-type="float">
            <text:p>0.368703290757944</text:p>
          </table:table-cell>
          <table:table-cell table:formula="of:=SUM([.B685:.N685])" office:value-type="float" office:value="1.61059622822744" calcext:value-type="float">
            <text:p>1.61059622822744</text:p>
          </table:table-cell>
          <table:table-cell table:formula="of:=13-[.O685]" office:value-type="float" office:value="11.3894037717726" calcext:value-type="float">
            <text:p>11.389403771772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B$17]^[.A686]" office:value-type="float" office:value="1.10180315463847E-047" calcext:value-type="float">
            <text:p>1.10180315463847E-47</text:p>
          </table:table-cell>
          <table:table-cell table:formula="of:=[.$C$17]^[.A686]" office:value-type="float" office:value="0.00000000156737829169867" calcext:value-type="float">
            <text:p>1.56737829169867E-09</text:p>
          </table:table-cell>
          <table:table-cell table:formula="of:=[.$D$17]^[.A686]" office:value-type="float" office:value="1.53227378900444E-264" calcext:value-type="float">
            <text:p>1.53227378900444E-264</text:p>
          </table:table-cell>
          <table:table-cell table:formula="of:=[.$E$17]^[.A686]" office:value-type="float" office:value="0.368153807463223" calcext:value-type="float">
            <text:p>0.368153807463223</text:p>
          </table:table-cell>
          <table:table-cell table:formula="of:=[.$F$17]^[.A686]" office:value-type="float" office:value="2.11722118034409E-015" calcext:value-type="float">
            <text:p>2.11722118034409E-15</text:p>
          </table:table-cell>
          <table:table-cell table:formula="of:=[.$G$17]^[.A686]" office:value-type="float" office:value="0.368153807463223" calcext:value-type="float">
            <text:p>0.368153807463223</text:p>
          </table:table-cell>
          <table:table-cell table:formula="of:=[.$H$17]^[.A686]" office:value-type="float" office:value="0.135335082248448" calcext:value-type="float">
            <text:p>0.135335082248448</text:p>
          </table:table-cell>
          <table:table-cell table:formula="of:=[.$I$17]^[.A686]" office:value-type="float" office:value="0.368153807463223" calcext:value-type="float">
            <text:p>0.368153807463223</text:p>
          </table:table-cell>
          <table:table-cell table:formula="of:=[.$J$17]^[.A686]" office:value-type="float" office:value="2.93280781640278E-023" calcext:value-type="float">
            <text:p>2.93280781640278E-23</text:p>
          </table:table-cell>
          <table:table-cell table:formula="of:=[.$K$17]^[.A686]" office:value-type="float" office:value="0.000000000070984809321104" calcext:value-type="float">
            <text:p>7.0984809321104E-11</text:p>
          </table:table-cell>
          <table:table-cell table:formula="of:=[.$L$17]^[.A686]" office:value-type="float" office:value="0.0000427453957388518" calcext:value-type="float">
            <text:p>4.27453957388518E-05</text:p>
          </table:table-cell>
          <table:table-cell table:formula="of:=[.$M$17]^[.A686]" office:value-type="float" office:value="0.000000000000139437726441847" calcext:value-type="float">
            <text:p>1.39437726441847E-13</text:p>
          </table:table-cell>
          <table:table-cell table:formula="of:=[.$N$17]^[.A686]" office:value-type="float" office:value="0.368153807463223" calcext:value-type="float">
            <text:p>0.368153807463223</text:p>
          </table:table-cell>
          <table:table-cell table:formula="of:=SUM([.B686:.N686])" office:value-type="float" office:value="1.60799305913558" calcext:value-type="float">
            <text:p>1.60799305913558</text:p>
          </table:table-cell>
          <table:table-cell table:formula="of:=13-[.O686]" office:value-type="float" office:value="11.3920069408644" calcext:value-type="float">
            <text:p>11.392006940864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B$17]^[.A687]" office:value-type="float" office:value="9.37600001935267E-048" calcext:value-type="float">
            <text:p>9.37600001935267E-48</text:p>
          </table:table-cell>
          <table:table-cell table:formula="of:=[.$C$17]^[.A687]" office:value-type="float" office:value="0.00000000152066060789246" calcext:value-type="float">
            <text:p>1.52066060789246E-09</text:p>
          </table:table-cell>
          <table:table-cell table:formula="of:=[.$D$17]^[.A687]" office:value-type="float" office:value="6.18846791088231E-265" calcext:value-type="float">
            <text:p>6.18846791088231E-265</text:p>
          </table:table-cell>
          <table:table-cell table:formula="of:=[.$E$17]^[.A687]" office:value-type="float" office:value="0.36760514307058" calcext:value-type="float">
            <text:p>0.36760514307058</text:p>
          </table:table-cell>
          <table:table-cell table:formula="of:=[.$F$17]^[.A687]" office:value-type="float" office:value="2.01309554852389E-015" calcext:value-type="float">
            <text:p>2.01309554852389E-15</text:p>
          </table:table-cell>
          <table:table-cell table:formula="of:=[.$G$17]^[.A687]" office:value-type="float" office:value="0.36760514307058" calcext:value-type="float">
            <text:p>0.36760514307058</text:p>
          </table:table-cell>
          <table:table-cell table:formula="of:=[.$H$17]^[.A687]" office:value-type="float" office:value="0.134931698992864" calcext:value-type="float">
            <text:p>0.134931698992864</text:p>
          </table:table-cell>
          <table:table-cell table:formula="of:=[.$I$17]^[.A687]" office:value-type="float" office:value="0.36760514307058" calcext:value-type="float">
            <text:p>0.36760514307058</text:p>
          </table:table-cell>
          <table:table-cell table:formula="of:=[.$J$17]^[.A687]" office:value-type="float" office:value="2.71426774066487E-023" calcext:value-type="float">
            <text:p>2.71426774066487E-23</text:p>
          </table:table-cell>
          <table:table-cell table:formula="of:=[.$K$17]^[.A687]" office:value-type="float" office:value="0.0000000000685516489419902" calcext:value-type="float">
            <text:p>6.85516489419902E-11</text:p>
          </table:table-cell>
          <table:table-cell table:formula="of:=[.$L$17]^[.A687]" office:value-type="float" office:value="0.0000421083555639062" calcext:value-type="float">
            <text:p>4.21083555639062E-05</text:p>
          </table:table-cell>
          <table:table-cell table:formula="of:=[.$M$17]^[.A687]" office:value-type="float" office:value="0.000000000000133411356744658" calcext:value-type="float">
            <text:p>1.33411356744658E-13</text:p>
          </table:table-cell>
          <table:table-cell table:formula="of:=[.$N$17]^[.A687]" office:value-type="float" office:value="0.36760514307058" calcext:value-type="float">
            <text:p>0.36760514307058</text:p>
          </table:table-cell>
          <table:table-cell table:formula="of:=SUM([.B687:.N687])" office:value-type="float" office:value="1.6053943812201" calcext:value-type="float">
            <text:p>1.6053943812201</text:p>
          </table:table-cell>
          <table:table-cell table:formula="of:=13-[.O687]" office:value-type="float" office:value="11.3946056187799" calcext:value-type="float">
            <text:p>11.3946056187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6:20:50.370402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1:37:31.751802192</meta:creation-date>
    <dc:date>2021-03-11T12:02:05.668838487</dc:date>
    <meta:editing-duration>PT3M12S</meta:editing-duration>
    <meta:editing-cycles>2</meta:editing-cycles>
    <meta:generator>LibreOffice/6.4.6.2$Linux_X86_64 LibreOffice_project/40$Build-2</meta:generator>
    <meta:document-statistic meta:table-count="1" meta:cell-count="10793" meta:object-count="0"/>
  </office:meta>
</office:document-meta>
</file>